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ax_k3_1" table:style-name="ta1">
        <table:shapes>
          <draw:frame draw:z-index="0" draw:style-name="gr1" draw:text-style-name="P1" svg:width="20.564cm" svg:height="12.257cm" svg:x="45.278cm" svg:y="1.29cm">
            <draw:object draw:notify-on-update-of-ranges="'Tabela przestawna_select_max_k3_1'.A2:'Tabela przestawna_select_max_k3_1'.A2 'Tabela przestawna_select_max_k3_1'.A3:'Tabela przestawna_select_max_k3_1'.A102 'Tabela przestawna_select_max_k3_1'.B2:'Tabela przestawna_select_max_k3_1'.B2 'Tabela przestawna_select_max_k3_1'.B3:'Tabela przestawna_select_max_k3_1'.B102 'Tabela przestawna_select_max_k3_1'.G2:'Tabela przestawna_select_max_k3_1'.G2 'Tabela przestawna_select_max_k3_1'.G3:'Tabela przestawna_select_max_k3_1'.G102 'Tabela przestawna_select_max_k3_1'.L2:'Tabela przestawna_select_max_k3_1'.L2 'Tabela przestawna_select_max_k3_1'.L3:'Tabela przestawna_select_max_k3_1'.L102 'Tabela przestawna_select_max_k3_1'.Q2:'Tabela przestawna_select_max_k3_1'.Q2 'Tabela przestawna_select_max_k3_1'.Q3:'Tabela przestawna_select_max_k3_1'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747cm" svg:height="13.288cm" svg:x="45.278cm" svg:y="14.966cm">
            <draw:object draw:notify-on-update-of-ranges="'Tabela przestawna_select_max_k3_1'.A2:'Tabela przestawna_select_max_k3_1'.A2 'Tabela przestawna_select_max_k3_1'.A3:'Tabela przestawna_select_max_k3_1'.A102 'Tabela przestawna_select_max_k3_1'.C2:'Tabela przestawna_select_max_k3_1'.C2 'Tabela przestawna_select_max_k3_1'.C3:'Tabela przestawna_select_max_k3_1'.C102 'Tabela przestawna_select_max_k3_1'.H2:'Tabela przestawna_select_max_k3_1'.H2 'Tabela przestawna_select_max_k3_1'.H3:'Tabela przestawna_select_max_k3_1'.H102 'Tabela przestawna_select_max_k3_1'.M2:'Tabela przestawna_select_max_k3_1'.M2 'Tabela przestawna_select_max_k3_1'.M3:'Tabela przestawna_select_max_k3_1'.M102 'Tabela przestawna_select_max_k3_1'.R2:'Tabela przestawna_select_max_k3_1'.R2 'Tabela przestawna_select_max_k3_1'.R3:'Tabela przestawna_select_max_k3_1'.R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32cm" svg:height="12.385cm" svg:x="45.4cm" svg:y="29.48cm">
            <draw:object draw:notify-on-update-of-ranges="'Tabela przestawna_select_max_k3_1'.A2:'Tabela przestawna_select_max_k3_1'.A2 'Tabela przestawna_select_max_k3_1'.A3:'Tabela przestawna_select_max_k3_1'.A102 'Tabela przestawna_select_max_k3_1'.D2:'Tabela przestawna_select_max_k3_1'.D2 'Tabela przestawna_select_max_k3_1'.D3:'Tabela przestawna_select_max_k3_1'.D102 'Tabela przestawna_select_max_k3_1'.I2:'Tabela przestawna_select_max_k3_1'.I2 'Tabela przestawna_select_max_k3_1'.I3:'Tabela przestawna_select_max_k3_1'.I102 'Tabela przestawna_select_max_k3_1'.N2:'Tabela przestawna_select_max_k3_1'.N2 'Tabela przestawna_select_max_k3_1'.N3:'Tabela przestawna_select_max_k3_1'.N102 'Tabela przestawna_select_max_k3_1'.S2:'Tabela przestawna_select_max_k3_1'.S2 'Tabela przestawna_select_max_k3_1'.S3:'Tabela przestawna_select_max_k3_1'.S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2"/>
        <table:table-column table:style-name="co1" table:default-cell-style-name="ce38"/>
        <table:table-column table:style-name="co1" table:default-cell-style-name="ce44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24"/>
          <table:table-cell table:style-name="ce29" office:value-type="string" calcext:value-type="string">
            <text:p>Dane</text:p>
          </table:table-cell>
          <table:table-cell table:style-name="ce35"/>
          <table:table-cell table:style-name="ce4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30" office:value-type="string" calcext:value-type="string">
            <text:p>Średnia – przestawienia-3-elementy</text:p>
          </table:table-cell>
          <table:table-cell table:style-name="ce36" office:value-type="string" calcext:value-type="string">
            <text:p>Średnia – porównania-3-elementy</text:p>
          </table:table-cell>
          <table:table-cell table:style-name="ce42" office:value-type="string" calcext:value-type="string">
            <text:p>Średnia – czas-3-elemen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5-elementów</text:p>
          </table:table-cell>
          <table:table-cell table:style-name="ce13" office:value-type="string" calcext:value-type="string">
            <text:p>Średnia – porównania-5-elementów</text:p>
          </table:table-cell>
          <table:table-cell table:style-name="ce19" office:value-type="string" calcext:value-type="string">
            <text:p>Średnia – czas-5-elementów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7-elementów</text:p>
          </table:table-cell>
          <table:table-cell table:style-name="ce13" office:value-type="string" calcext:value-type="string">
            <text:p>Średnia – porównania-7-elementów</text:p>
          </table:table-cell>
          <table:table-cell table:style-name="ce19" office:value-type="string" calcext:value-type="string">
            <text:p>Średnia – czas-7-elementów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– przestawienia-9-elementów</text:p>
          </table:table-cell>
          <table:table-cell table:style-name="ce13" office:value-type="string" calcext:value-type="string">
            <text:p>Średnia – porównania-9-elementów</text:p>
          </table:table-cell>
          <table:table-cell table:style-name="ce19" office:value-type="string" calcext:value-type="string">
            <text:p>Średnia – czas-9-elementów</text:p>
          </table:table-cell>
        </table:table-row>
        <table:table-row table:style-name="ro1"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654.242424242424" calcext:value-type="float">
            <text:p>654,242424242424</text:p>
          </table:table-cell>
          <table:table-cell table:style-name="ce37" office:value-type="float" office:value="751.949494949495" calcext:value-type="float">
            <text:p>751,949494949495</text:p>
          </table:table-cell>
          <table:table-cell table:style-name="ce43" office:value-type="float" office:value="0.0153131313131313" calcext:value-type="float">
            <text:p>0,01531313131313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627.181818181818" calcext:value-type="float">
            <text:p>627,181818181818</text:p>
          </table:table-cell>
          <table:table-cell table:style-name="ce14" office:value-type="float" office:value="670.717171717172" calcext:value-type="float">
            <text:p>670,717171717172</text:p>
          </table:table-cell>
          <table:table-cell table:style-name="ce20" office:value-type="float" office:value="0.0124040404040404" calcext:value-type="float">
            <text:p>0,01240404040404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696.616161616162" calcext:value-type="float">
            <text:p>696,616161616162</text:p>
          </table:table-cell>
          <table:table-cell table:style-name="ce14" office:value-type="float" office:value="731.666666666667" calcext:value-type="float">
            <text:p>731,666666666667</text:p>
          </table:table-cell>
          <table:table-cell table:style-name="ce20" office:value-type="float" office:value="0.0116868686868687" calcext:value-type="float">
            <text:p>0,011686868686869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755.151515151515" calcext:value-type="float">
            <text:p>755,151515151515</text:p>
          </table:table-cell>
          <table:table-cell table:style-name="ce14" office:value-type="float" office:value="781.151515151515" calcext:value-type="float">
            <text:p>781,151515151515</text:p>
          </table:table-cell>
          <table:table-cell table:style-name="ce20" office:value-type="float" office:value="0.011040404040404" calcext:value-type="float">
            <text:p>0,011040404040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6.53" calcext:value-type="float">
            <text:p>1366,53</text:p>
          </table:table-cell>
          <table:table-cell office:value-type="float" office:value="1583.18" calcext:value-type="float">
            <text:p>1583,18</text:p>
          </table:table-cell>
          <table:table-cell office:value-type="float" office:value="0.0285" calcext:value-type="float">
            <text:p>0,02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06.44" calcext:value-type="float">
            <text:p>1306,44</text:p>
          </table:table-cell>
          <table:table-cell office:value-type="float" office:value="1389.75" calcext:value-type="float">
            <text:p>1389,75</text:p>
          </table:table-cell>
          <table:table-cell office:value-type="float" office:value="0.02144" calcext:value-type="float">
            <text:p>0,021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04.67" calcext:value-type="float">
            <text:p>1404,67</text:p>
          </table:table-cell>
          <table:table-cell office:value-type="float" office:value="1456.2" calcext:value-type="float">
            <text:p>1456,2</text:p>
          </table:table-cell>
          <table:table-cell office:value-type="float" office:value="0.02067" calcext:value-type="float">
            <text:p>0,020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34.48" calcext:value-type="float">
            <text:p>1534,48</text:p>
          </table:table-cell>
          <table:table-cell office:value-type="float" office:value="1577.83" calcext:value-type="float">
            <text:p>1577,83</text:p>
          </table:table-cell>
          <table:table-cell office:value-type="float" office:value="0.01989" calcext:value-type="float">
            <text:p>0,01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10.08" calcext:value-type="float">
            <text:p>2110,08</text:p>
          </table:table-cell>
          <table:table-cell office:value-type="float" office:value="2435.14" calcext:value-type="float">
            <text:p>2435,14</text:p>
          </table:table-cell>
          <table:table-cell office:value-type="float" office:value="0.04081" calcext:value-type="float">
            <text:p>0,0408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78.11" calcext:value-type="float">
            <text:p>1978,11</text:p>
          </table:table-cell>
          <table:table-cell office:value-type="float" office:value="2135.38" calcext:value-type="float">
            <text:p>2135,38</text:p>
          </table:table-cell>
          <table:table-cell office:value-type="float" office:value="0.03167" calcext:value-type="float">
            <text:p>0,031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137.47" calcext:value-type="float">
            <text:p>2137,47</text:p>
          </table:table-cell>
          <table:table-cell office:value-type="float" office:value="2217.42" calcext:value-type="float">
            <text:p>2217,42</text:p>
          </table:table-cell>
          <table:table-cell office:value-type="float" office:value="0.03022" calcext:value-type="float">
            <text:p>0,030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22.01" calcext:value-type="float">
            <text:p>2322,01</text:p>
          </table:table-cell>
          <table:table-cell office:value-type="float" office:value="2380.31" calcext:value-type="float">
            <text:p>2380,31</text:p>
          </table:table-cell>
          <table:table-cell office:value-type="float" office:value="0.02822" calcext:value-type="float">
            <text:p>0,02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77.65" calcext:value-type="float">
            <text:p>2877,65</text:p>
          </table:table-cell>
          <table:table-cell office:value-type="float" office:value="3324.5" calcext:value-type="float">
            <text:p>3324,5</text:p>
          </table:table-cell>
          <table:table-cell office:value-type="float" office:value="0.05513" calcext:value-type="float">
            <text:p>0,0551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660.71" calcext:value-type="float">
            <text:p>2660,71</text:p>
          </table:table-cell>
          <table:table-cell office:value-type="float" office:value="2842.45" calcext:value-type="float">
            <text:p>2842,45</text:p>
          </table:table-cell>
          <table:table-cell office:value-type="float" office:value="0.04074" calcext:value-type="float">
            <text:p>0,0407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850.92" calcext:value-type="float">
            <text:p>2850,92</text:p>
          </table:table-cell>
          <table:table-cell office:value-type="float" office:value="2941.09" calcext:value-type="float">
            <text:p>2941,09</text:p>
          </table:table-cell>
          <table:table-cell office:value-type="float" office:value="0.03804" calcext:value-type="float">
            <text:p>0,038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122.51" calcext:value-type="float">
            <text:p>3122,51</text:p>
          </table:table-cell>
          <table:table-cell office:value-type="float" office:value="3200.95" calcext:value-type="float">
            <text:p>3200,95</text:p>
          </table:table-cell>
          <table:table-cell office:value-type="float" office:value="0.03711" calcext:value-type="float">
            <text:p>0,037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43.02" calcext:value-type="float">
            <text:p>3643,02</text:p>
          </table:table-cell>
          <table:table-cell office:value-type="float" office:value="4241.41" calcext:value-type="float">
            <text:p>4241,41</text:p>
          </table:table-cell>
          <table:table-cell office:value-type="float" office:value="0.08101" calcext:value-type="float">
            <text:p>0,081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43.55" calcext:value-type="float">
            <text:p>3343,55</text:p>
          </table:table-cell>
          <table:table-cell office:value-type="float" office:value="3566.71" calcext:value-type="float">
            <text:p>3566,71</text:p>
          </table:table-cell>
          <table:table-cell office:value-type="float" office:value="0.05823" calcext:value-type="float">
            <text:p>0,058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67.24" calcext:value-type="float">
            <text:p>3567,24</text:p>
          </table:table-cell>
          <table:table-cell office:value-type="float" office:value="3711.13" calcext:value-type="float">
            <text:p>3711,13</text:p>
          </table:table-cell>
          <table:table-cell office:value-type="float" office:value="0.05472" calcext:value-type="float">
            <text:p>0,054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38.28" calcext:value-type="float">
            <text:p>3938,28</text:p>
          </table:table-cell>
          <table:table-cell office:value-type="float" office:value="4035.34" calcext:value-type="float">
            <text:p>4035,34</text:p>
          </table:table-cell>
          <table:table-cell office:value-type="float" office:value="0.05226" calcext:value-type="float">
            <text:p>0,052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32.36" calcext:value-type="float">
            <text:p>4432,36</text:p>
          </table:table-cell>
          <table:table-cell office:value-type="float" office:value="5176.52" calcext:value-type="float">
            <text:p>5176,52</text:p>
          </table:table-cell>
          <table:table-cell office:value-type="float" office:value="0.07829" calcext:value-type="float">
            <text:p>0,078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031.17" calcext:value-type="float">
            <text:p>4031,17</text:p>
          </table:table-cell>
          <table:table-cell office:value-type="float" office:value="4327.65" calcext:value-type="float">
            <text:p>4327,65</text:p>
          </table:table-cell>
          <table:table-cell office:value-type="float" office:value="0.05727" calcext:value-type="float">
            <text:p>0,057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292.96" calcext:value-type="float">
            <text:p>4292,96</text:p>
          </table:table-cell>
          <table:table-cell office:value-type="float" office:value="4439.84" calcext:value-type="float">
            <text:p>4439,84</text:p>
          </table:table-cell>
          <table:table-cell office:value-type="float" office:value="0.05242" calcext:value-type="float">
            <text:p>0,0524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739.7" calcext:value-type="float">
            <text:p>4739,7</text:p>
          </table:table-cell>
          <table:table-cell office:value-type="float" office:value="4868.56" calcext:value-type="float">
            <text:p>4868,56</text:p>
          </table:table-cell>
          <table:table-cell office:value-type="float" office:value="0.05088" calcext:value-type="float">
            <text:p>0,05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30.04" calcext:value-type="float">
            <text:p>5230,04</text:p>
          </table:table-cell>
          <table:table-cell office:value-type="float" office:value="6076.67" calcext:value-type="float">
            <text:p>6076,67</text:p>
          </table:table-cell>
          <table:table-cell office:value-type="float" office:value="0.09112" calcext:value-type="float">
            <text:p>0,091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742.31" calcext:value-type="float">
            <text:p>4742,31</text:p>
          </table:table-cell>
          <table:table-cell office:value-type="float" office:value="5102.2" calcext:value-type="float">
            <text:p>5102,2</text:p>
          </table:table-cell>
          <table:table-cell office:value-type="float" office:value="0.06548" calcext:value-type="float">
            <text:p>0,0654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058.18" calcext:value-type="float">
            <text:p>5058,18</text:p>
          </table:table-cell>
          <table:table-cell office:value-type="float" office:value="5263.5" calcext:value-type="float">
            <text:p>5263,5</text:p>
          </table:table-cell>
          <table:table-cell office:value-type="float" office:value="0.06257" calcext:value-type="float">
            <text:p>0,0625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560.7" calcext:value-type="float">
            <text:p>5560,7</text:p>
          </table:table-cell>
          <table:table-cell office:value-type="float" office:value="5721.81" calcext:value-type="float">
            <text:p>5721,81</text:p>
          </table:table-cell>
          <table:table-cell office:value-type="float" office:value="0.05922" calcext:value-type="float">
            <text:p>0,059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10.5" calcext:value-type="float">
            <text:p>6010,5</text:p>
          </table:table-cell>
          <table:table-cell office:value-type="float" office:value="6946.07" calcext:value-type="float">
            <text:p>6946,07</text:p>
          </table:table-cell>
          <table:table-cell office:value-type="float" office:value="0.10559" calcext:value-type="float">
            <text:p>0,105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414" calcext:value-type="float">
            <text:p>5414</text:p>
          </table:table-cell>
          <table:table-cell office:value-type="float" office:value="5765.8" calcext:value-type="float">
            <text:p>5765,8</text:p>
          </table:table-cell>
          <table:table-cell office:value-type="float" office:value="0.07331" calcext:value-type="float">
            <text:p>0,073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823.93" calcext:value-type="float">
            <text:p>5823,93</text:p>
          </table:table-cell>
          <table:table-cell office:value-type="float" office:value="6094.35" calcext:value-type="float">
            <text:p>6094,35</text:p>
          </table:table-cell>
          <table:table-cell office:value-type="float" office:value="0.07026" calcext:value-type="float">
            <text:p>0,070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360.14" calcext:value-type="float">
            <text:p>6360,14</text:p>
          </table:table-cell>
          <table:table-cell office:value-type="float" office:value="6504.61" calcext:value-type="float">
            <text:p>6504,61</text:p>
          </table:table-cell>
          <table:table-cell office:value-type="float" office:value="0.06848" calcext:value-type="float">
            <text:p>0,068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770.49" calcext:value-type="float">
            <text:p>6770,49</text:p>
          </table:table-cell>
          <table:table-cell office:value-type="float" office:value="7933" calcext:value-type="float">
            <text:p>7933</text:p>
          </table:table-cell>
          <table:table-cell office:value-type="float" office:value="0.12169" calcext:value-type="float">
            <text:p>0,1216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052.05" calcext:value-type="float">
            <text:p>6052,05</text:p>
          </table:table-cell>
          <table:table-cell office:value-type="float" office:value="6477.01" calcext:value-type="float">
            <text:p>6477,01</text:p>
          </table:table-cell>
          <table:table-cell office:value-type="float" office:value="0.08405" calcext:value-type="float">
            <text:p>0,084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579.58" calcext:value-type="float">
            <text:p>6579,58</text:p>
          </table:table-cell>
          <table:table-cell office:value-type="float" office:value="6874.57" calcext:value-type="float">
            <text:p>6874,57</text:p>
          </table:table-cell>
          <table:table-cell office:value-type="float" office:value="0.08175" calcext:value-type="float">
            <text:p>0,081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130.28" calcext:value-type="float">
            <text:p>7130,28</text:p>
          </table:table-cell>
          <table:table-cell office:value-type="float" office:value="7287.2" calcext:value-type="float">
            <text:p>7287,2</text:p>
          </table:table-cell>
          <table:table-cell office:value-type="float" office:value="0.07631" calcext:value-type="float">
            <text:p>0,076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76.39" calcext:value-type="float">
            <text:p>7576,39</text:p>
          </table:table-cell>
          <table:table-cell office:value-type="float" office:value="8790.03" calcext:value-type="float">
            <text:p>8790,03</text:p>
          </table:table-cell>
          <table:table-cell office:value-type="float" office:value="0.13052" calcext:value-type="float">
            <text:p>0,1305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88.59" calcext:value-type="float">
            <text:p>6788,59</text:p>
          </table:table-cell>
          <table:table-cell office:value-type="float" office:value="7279.22" calcext:value-type="float">
            <text:p>7279,22</text:p>
          </table:table-cell>
          <table:table-cell office:value-type="float" office:value="0.0909" calcext:value-type="float">
            <text:p>0,09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298.54" calcext:value-type="float">
            <text:p>7298,54</text:p>
          </table:table-cell>
          <table:table-cell office:value-type="float" office:value="7621.22" calcext:value-type="float">
            <text:p>7621,22</text:p>
          </table:table-cell>
          <table:table-cell office:value-type="float" office:value="0.08612" calcext:value-type="float">
            <text:p>0,0861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56.22" calcext:value-type="float">
            <text:p>7956,22</text:p>
          </table:table-cell>
          <table:table-cell office:value-type="float" office:value="8058.53" calcext:value-type="float">
            <text:p>8058,53</text:p>
          </table:table-cell>
          <table:table-cell office:value-type="float" office:value="0.08287" calcext:value-type="float">
            <text:p>0,082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249.45" calcext:value-type="float">
            <text:p>8249,45</text:p>
          </table:table-cell>
          <table:table-cell office:value-type="float" office:value="9596.39" calcext:value-type="float">
            <text:p>9596,39</text:p>
          </table:table-cell>
          <table:table-cell office:value-type="float" office:value="0.14257" calcext:value-type="float">
            <text:p>0,1425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524.08" calcext:value-type="float">
            <text:p>7524,08</text:p>
          </table:table-cell>
          <table:table-cell office:value-type="float" office:value="8097.21" calcext:value-type="float">
            <text:p>8097,21</text:p>
          </table:table-cell>
          <table:table-cell office:value-type="float" office:value="0.10125" calcext:value-type="float">
            <text:p>0,1012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993.58" calcext:value-type="float">
            <text:p>7993,58</text:p>
          </table:table-cell>
          <table:table-cell office:value-type="float" office:value="8260.43" calcext:value-type="float">
            <text:p>8260,43</text:p>
          </table:table-cell>
          <table:table-cell office:value-type="float" office:value="0.09237" calcext:value-type="float">
            <text:p>0,0923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8748.83" calcext:value-type="float">
            <text:p>8748,83</text:p>
          </table:table-cell>
          <table:table-cell office:value-type="float" office:value="8935.86" calcext:value-type="float">
            <text:p>8935,86</text:p>
          </table:table-cell>
          <table:table-cell office:value-type="float" office:value="0.0896500000000001" calcext:value-type="float">
            <text:p>0,089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96.41584158416" calcext:value-type="float">
            <text:p>9096,41584158416</text:p>
          </table:table-cell>
          <table:table-cell office:value-type="float" office:value="10640.0495049505" calcext:value-type="float">
            <text:p>10640,0495049505</text:p>
          </table:table-cell>
          <table:table-cell office:value-type="float" office:value="0.160079207920792" calcext:value-type="float">
            <text:p>0,1600792079207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183.85148514852" calcext:value-type="float">
            <text:p>8183,85148514852</text:p>
          </table:table-cell>
          <table:table-cell office:value-type="float" office:value="8794.29702970297" calcext:value-type="float">
            <text:p>8794,29702970297</text:p>
          </table:table-cell>
          <table:table-cell office:value-type="float" office:value="0.108950495049505" calcext:value-type="float">
            <text:p>0,10895049504950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713.18811881188" calcext:value-type="float">
            <text:p>8713,18811881188</text:p>
          </table:table-cell>
          <table:table-cell office:value-type="float" office:value="8993.38613861386" calcext:value-type="float">
            <text:p>8993,38613861386</text:p>
          </table:table-cell>
          <table:table-cell office:value-type="float" office:value="0.103514851485149" calcext:value-type="float">
            <text:p>0,10351485148514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609.53465346535" calcext:value-type="float">
            <text:p>9609,53465346535</text:p>
          </table:table-cell>
          <table:table-cell office:value-type="float" office:value="9773.26732673267" calcext:value-type="float">
            <text:p>9773,26732673267</text:p>
          </table:table-cell>
          <table:table-cell office:value-type="float" office:value="0.0986336633663366" calcext:value-type="float">
            <text:p>0,0986336633663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21.65" calcext:value-type="float">
            <text:p>10021,65</text:p>
          </table:table-cell>
          <table:table-cell office:value-type="float" office:value="11849.95" calcext:value-type="float">
            <text:p>11849,95</text:p>
          </table:table-cell>
          <table:table-cell office:value-type="float" office:value="0.17457" calcext:value-type="float">
            <text:p>0,1745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915.84" calcext:value-type="float">
            <text:p>8915,84</text:p>
          </table:table-cell>
          <table:table-cell office:value-type="float" office:value="9497.76" calcext:value-type="float">
            <text:p>9497,76</text:p>
          </table:table-cell>
          <table:table-cell office:value-type="float" office:value="0.12089" calcext:value-type="float">
            <text:p>0,1208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9497.63" calcext:value-type="float">
            <text:p>9497,63</text:p>
          </table:table-cell>
          <table:table-cell office:value-type="float" office:value="9779.95" calcext:value-type="float">
            <text:p>9779,95</text:p>
          </table:table-cell>
          <table:table-cell office:value-type="float" office:value="0.11217" calcext:value-type="float">
            <text:p>0,1121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417.8" calcext:value-type="float">
            <text:p>10417,8</text:p>
          </table:table-cell>
          <table:table-cell office:value-type="float" office:value="10643.5" calcext:value-type="float">
            <text:p>10643,5</text:p>
          </table:table-cell>
          <table:table-cell office:value-type="float" office:value="0.10851" calcext:value-type="float">
            <text:p>0,1085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720.64" calcext:value-type="float">
            <text:p>10720,64</text:p>
          </table:table-cell>
          <table:table-cell office:value-type="float" office:value="12541.94" calcext:value-type="float">
            <text:p>12541,94</text:p>
          </table:table-cell>
          <table:table-cell office:value-type="float" office:value="0.18269" calcext:value-type="float">
            <text:p>0,1826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620.41" calcext:value-type="float">
            <text:p>9620,41</text:p>
          </table:table-cell>
          <table:table-cell office:value-type="float" office:value="10313.56" calcext:value-type="float">
            <text:p>10313,56</text:p>
          </table:table-cell>
          <table:table-cell office:value-type="float" office:value="0.12623" calcext:value-type="float">
            <text:p>0,1262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193.54" calcext:value-type="float">
            <text:p>10193,54</text:p>
          </table:table-cell>
          <table:table-cell office:value-type="float" office:value="10489.53" calcext:value-type="float">
            <text:p>10489,53</text:p>
          </table:table-cell>
          <table:table-cell office:value-type="float" office:value="0.11667" calcext:value-type="float">
            <text:p>0,1166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1178.65" calcext:value-type="float">
            <text:p>11178,65</text:p>
          </table:table-cell>
          <table:table-cell office:value-type="float" office:value="11457.14" calcext:value-type="float">
            <text:p>11457,14</text:p>
          </table:table-cell>
          <table:table-cell office:value-type="float" office:value="0.11444" calcext:value-type="float">
            <text:p>0,114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622.34" calcext:value-type="float">
            <text:p>11622,34</text:p>
          </table:table-cell>
          <table:table-cell office:value-type="float" office:value="13585.98" calcext:value-type="float">
            <text:p>13585,98</text:p>
          </table:table-cell>
          <table:table-cell office:value-type="float" office:value="0.19368" calcext:value-type="float">
            <text:p>0,193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305.92" calcext:value-type="float">
            <text:p>10305,92</text:p>
          </table:table-cell>
          <table:table-cell office:value-type="float" office:value="11061.33" calcext:value-type="float">
            <text:p>11061,33</text:p>
          </table:table-cell>
          <table:table-cell office:value-type="float" office:value="0.13174" calcext:value-type="float">
            <text:p>0,1317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051.05" calcext:value-type="float">
            <text:p>11051,05</text:p>
          </table:table-cell>
          <table:table-cell office:value-type="float" office:value="11497.6" calcext:value-type="float">
            <text:p>11497,6</text:p>
          </table:table-cell>
          <table:table-cell office:value-type="float" office:value="0.12509" calcext:value-type="float">
            <text:p>0,1250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2055.38" calcext:value-type="float">
            <text:p>12055,38</text:p>
          </table:table-cell>
          <table:table-cell office:value-type="float" office:value="12198.42" calcext:value-type="float">
            <text:p>12198,42</text:p>
          </table:table-cell>
          <table:table-cell office:value-type="float" office:value="0.1189" calcext:value-type="float">
            <text:p>0,11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352.97" calcext:value-type="float">
            <text:p>12352,97</text:p>
          </table:table-cell>
          <table:table-cell office:value-type="float" office:value="14365.02" calcext:value-type="float">
            <text:p>14365,02</text:p>
          </table:table-cell>
          <table:table-cell office:value-type="float" office:value="0.2076" calcext:value-type="float">
            <text:p>0,207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910.72" calcext:value-type="float">
            <text:p>10910,72</text:p>
          </table:table-cell>
          <table:table-cell office:value-type="float" office:value="11641.92" calcext:value-type="float">
            <text:p>11641,92</text:p>
          </table:table-cell>
          <table:table-cell office:value-type="float" office:value="0.14225" calcext:value-type="float">
            <text:p>0,142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1745.59" calcext:value-type="float">
            <text:p>11745,59</text:p>
          </table:table-cell>
          <table:table-cell office:value-type="float" office:value="12065.68" calcext:value-type="float">
            <text:p>12065,68</text:p>
          </table:table-cell>
          <table:table-cell office:value-type="float" office:value="0.13338" calcext:value-type="float">
            <text:p>0,1333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832.94" calcext:value-type="float">
            <text:p>12832,94</text:p>
          </table:table-cell>
          <table:table-cell office:value-type="float" office:value="13142.21" calcext:value-type="float">
            <text:p>13142,21</text:p>
          </table:table-cell>
          <table:table-cell office:value-type="float" office:value="0.1312" calcext:value-type="float">
            <text:p>0,13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184.13" calcext:value-type="float">
            <text:p>13184,13</text:p>
          </table:table-cell>
          <table:table-cell office:value-type="float" office:value="15481.6" calcext:value-type="float">
            <text:p>15481,6</text:p>
          </table:table-cell>
          <table:table-cell office:value-type="float" office:value="0.23523" calcext:value-type="float">
            <text:p>0,2352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1760.59" calcext:value-type="float">
            <text:p>11760,59</text:p>
          </table:table-cell>
          <table:table-cell office:value-type="float" office:value="12465.9" calcext:value-type="float">
            <text:p>12465,9</text:p>
          </table:table-cell>
          <table:table-cell office:value-type="float" office:value="0.15797" calcext:value-type="float">
            <text:p>0,1579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514.27" calcext:value-type="float">
            <text:p>12514,27</text:p>
          </table:table-cell>
          <table:table-cell office:value-type="float" office:value="12983.26" calcext:value-type="float">
            <text:p>12983,26</text:p>
          </table:table-cell>
          <table:table-cell office:value-type="float" office:value="0.14956" calcext:value-type="float">
            <text:p>0,1495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3617.63" calcext:value-type="float">
            <text:p>13617,63</text:p>
          </table:table-cell>
          <table:table-cell office:value-type="float" office:value="13922.44" calcext:value-type="float">
            <text:p>13922,44</text:p>
          </table:table-cell>
          <table:table-cell office:value-type="float" office:value="0.1488" calcext:value-type="float">
            <text:p>0,14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872.43" calcext:value-type="float">
            <text:p>13872,43</text:p>
          </table:table-cell>
          <table:table-cell office:value-type="float" office:value="16065.17" calcext:value-type="float">
            <text:p>16065,17</text:p>
          </table:table-cell>
          <table:table-cell office:value-type="float" office:value="0.22571" calcext:value-type="float">
            <text:p>0,2257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474.47" calcext:value-type="float">
            <text:p>12474,47</text:p>
          </table:table-cell>
          <table:table-cell office:value-type="float" office:value="13348.9" calcext:value-type="float">
            <text:p>13348,9</text:p>
          </table:table-cell>
          <table:table-cell office:value-type="float" office:value="0.15603" calcext:value-type="float">
            <text:p>0,1560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3232.38" calcext:value-type="float">
            <text:p>13232,38</text:p>
          </table:table-cell>
          <table:table-cell office:value-type="float" office:value="13686.82" calcext:value-type="float">
            <text:p>13686,82</text:p>
          </table:table-cell>
          <table:table-cell office:value-type="float" office:value="0.14679" calcext:value-type="float">
            <text:p>0,1467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4465.2" calcext:value-type="float">
            <text:p>14465,2</text:p>
          </table:table-cell>
          <table:table-cell office:value-type="float" office:value="14718.53" calcext:value-type="float">
            <text:p>14718,53</text:p>
          </table:table-cell>
          <table:table-cell office:value-type="float" office:value="0.14321" calcext:value-type="float">
            <text:p>0,143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723.85" calcext:value-type="float">
            <text:p>14723,85</text:p>
          </table:table-cell>
          <table:table-cell office:value-type="float" office:value="17232.11" calcext:value-type="float">
            <text:p>17232,11</text:p>
          </table:table-cell>
          <table:table-cell office:value-type="float" office:value="0.24089" calcext:value-type="float">
            <text:p>0,2408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256.3" calcext:value-type="float">
            <text:p>13256,3</text:p>
          </table:table-cell>
          <table:table-cell office:value-type="float" office:value="14274.43" calcext:value-type="float">
            <text:p>14274,43</text:p>
          </table:table-cell>
          <table:table-cell office:value-type="float" office:value="0.16722" calcext:value-type="float">
            <text:p>0,1672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976.35" calcext:value-type="float">
            <text:p>13976,35</text:p>
          </table:table-cell>
          <table:table-cell office:value-type="float" office:value="14388.77" calcext:value-type="float">
            <text:p>14388,77</text:p>
          </table:table-cell>
          <table:table-cell office:value-type="float" office:value="0.15459" calcext:value-type="float">
            <text:p>0,1545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5254.25" calcext:value-type="float">
            <text:p>15254,25</text:p>
          </table:table-cell>
          <table:table-cell office:value-type="float" office:value="15580.16" calcext:value-type="float">
            <text:p>15580,16</text:p>
          </table:table-cell>
          <table:table-cell office:value-type="float" office:value="0.14838" calcext:value-type="float">
            <text:p>0,148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13.9" calcext:value-type="float">
            <text:p>15613,9</text:p>
          </table:table-cell>
          <table:table-cell office:value-type="float" office:value="18263.73" calcext:value-type="float">
            <text:p>18263,73</text:p>
          </table:table-cell>
          <table:table-cell office:value-type="float" office:value="0.25479" calcext:value-type="float">
            <text:p>0,2547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867.11" calcext:value-type="float">
            <text:p>13867,11</text:p>
          </table:table-cell>
          <table:table-cell office:value-type="float" office:value="14709.8" calcext:value-type="float">
            <text:p>14709,8</text:p>
          </table:table-cell>
          <table:table-cell office:value-type="float" office:value="0.17302" calcext:value-type="float">
            <text:p>0,173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738.55" calcext:value-type="float">
            <text:p>14738,55</text:p>
          </table:table-cell>
          <table:table-cell office:value-type="float" office:value="15294.35" calcext:value-type="float">
            <text:p>15294,35</text:p>
          </table:table-cell>
          <table:table-cell office:value-type="float" office:value="0.16215" calcext:value-type="float">
            <text:p>0,162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134.46" calcext:value-type="float">
            <text:p>16134,46</text:p>
          </table:table-cell>
          <table:table-cell office:value-type="float" office:value="16339.43" calcext:value-type="float">
            <text:p>16339,43</text:p>
          </table:table-cell>
          <table:table-cell office:value-type="float" office:value="0.15905" calcext:value-type="float">
            <text:p>0,159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526.35" calcext:value-type="float">
            <text:p>16526,35</text:p>
          </table:table-cell>
          <table:table-cell office:value-type="float" office:value="19375.6" calcext:value-type="float">
            <text:p>19375,6</text:p>
          </table:table-cell>
          <table:table-cell office:value-type="float" office:value="0.30153" calcext:value-type="float">
            <text:p>0,3015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4646.55" calcext:value-type="float">
            <text:p>14646,55</text:p>
          </table:table-cell>
          <table:table-cell office:value-type="float" office:value="15722.36" calcext:value-type="float">
            <text:p>15722,36</text:p>
          </table:table-cell>
          <table:table-cell office:value-type="float" office:value="0.20918" calcext:value-type="float">
            <text:p>0,20918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462.55" calcext:value-type="float">
            <text:p>15462,55</text:p>
          </table:table-cell>
          <table:table-cell office:value-type="float" office:value="16038.33" calcext:value-type="float">
            <text:p>16038,33</text:p>
          </table:table-cell>
          <table:table-cell office:value-type="float" office:value="0.19424" calcext:value-type="float">
            <text:p>0,1942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7060.46" calcext:value-type="float">
            <text:p>17060,46</text:p>
          </table:table-cell>
          <table:table-cell office:value-type="float" office:value="17440.38" calcext:value-type="float">
            <text:p>17440,38</text:p>
          </table:table-cell>
          <table:table-cell office:value-type="float" office:value="0.18578" calcext:value-type="float">
            <text:p>0,185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395.02" calcext:value-type="float">
            <text:p>17395,02</text:p>
          </table:table-cell>
          <table:table-cell office:value-type="float" office:value="20199.22" calcext:value-type="float">
            <text:p>20199,22</text:p>
          </table:table-cell>
          <table:table-cell office:value-type="float" office:value="0.28468" calcext:value-type="float">
            <text:p>0,2846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359.66" calcext:value-type="float">
            <text:p>15359,66</text:p>
          </table:table-cell>
          <table:table-cell office:value-type="float" office:value="16398.9" calcext:value-type="float">
            <text:p>16398,9</text:p>
          </table:table-cell>
          <table:table-cell office:value-type="float" office:value="0.19008" calcext:value-type="float">
            <text:p>0,1900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6213.86" calcext:value-type="float">
            <text:p>16213,86</text:p>
          </table:table-cell>
          <table:table-cell office:value-type="float" office:value="16778.09" calcext:value-type="float">
            <text:p>16778,09</text:p>
          </table:table-cell>
          <table:table-cell office:value-type="float" office:value="0.17946" calcext:value-type="float">
            <text:p>0,1794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7820.91" calcext:value-type="float">
            <text:p>17820,91</text:p>
          </table:table-cell>
          <table:table-cell office:value-type="float" office:value="18151.53" calcext:value-type="float">
            <text:p>18151,53</text:p>
          </table:table-cell>
          <table:table-cell office:value-type="float" office:value="0.16998" calcext:value-type="float">
            <text:p>0,1699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919.7" calcext:value-type="float">
            <text:p>17919,7</text:p>
          </table:table-cell>
          <table:table-cell office:value-type="float" office:value="21030.85" calcext:value-type="float">
            <text:p>21030,85</text:p>
          </table:table-cell>
          <table:table-cell office:value-type="float" office:value="0.28985" calcext:value-type="float">
            <text:p>0,2898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6017.98" calcext:value-type="float">
            <text:p>16017,98</text:p>
          </table:table-cell>
          <table:table-cell office:value-type="float" office:value="17180.85" calcext:value-type="float">
            <text:p>17180,85</text:p>
          </table:table-cell>
          <table:table-cell office:value-type="float" office:value="0.19604" calcext:value-type="float">
            <text:p>0,1960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7009.97" calcext:value-type="float">
            <text:p>17009,97</text:p>
          </table:table-cell>
          <table:table-cell office:value-type="float" office:value="17520.2" calcext:value-type="float">
            <text:p>17520,2</text:p>
          </table:table-cell>
          <table:table-cell office:value-type="float" office:value="0.18303" calcext:value-type="float">
            <text:p>0,18303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509.05" calcext:value-type="float">
            <text:p>18509,05</text:p>
          </table:table-cell>
          <table:table-cell office:value-type="float" office:value="18751.28" calcext:value-type="float">
            <text:p>18751,28</text:p>
          </table:table-cell>
          <table:table-cell office:value-type="float" office:value="0.17696" calcext:value-type="float">
            <text:p>0,176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796.84" calcext:value-type="float">
            <text:p>18796,84</text:p>
          </table:table-cell>
          <table:table-cell office:value-type="float" office:value="22080.4" calcext:value-type="float">
            <text:p>22080,4</text:p>
          </table:table-cell>
          <table:table-cell office:value-type="float" office:value="0.30077" calcext:value-type="float">
            <text:p>0,30077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6673.08" calcext:value-type="float">
            <text:p>16673,08</text:p>
          </table:table-cell>
          <table:table-cell office:value-type="float" office:value="17695.57" calcext:value-type="float">
            <text:p>17695,57</text:p>
          </table:table-cell>
          <table:table-cell office:value-type="float" office:value="0.20326" calcext:value-type="float">
            <text:p>0,2032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660.45" calcext:value-type="float">
            <text:p>17660,45</text:p>
          </table:table-cell>
          <table:table-cell office:value-type="float" office:value="18214.61" calcext:value-type="float">
            <text:p>18214,61</text:p>
          </table:table-cell>
          <table:table-cell office:value-type="float" office:value="0.19255" calcext:value-type="float">
            <text:p>0,1925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9331.86" calcext:value-type="float">
            <text:p>19331,86</text:p>
          </table:table-cell>
          <table:table-cell office:value-type="float" office:value="19553.69" calcext:value-type="float">
            <text:p>19553,69</text:p>
          </table:table-cell>
          <table:table-cell office:value-type="float" office:value="0.18961" calcext:value-type="float">
            <text:p>0,189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67.24" calcext:value-type="float">
            <text:p>19667,24</text:p>
          </table:table-cell>
          <table:table-cell office:value-type="float" office:value="23007.12" calcext:value-type="float">
            <text:p>23007,12</text:p>
          </table:table-cell>
          <table:table-cell office:value-type="float" office:value="0.31933" calcext:value-type="float">
            <text:p>0,3193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7366.59" calcext:value-type="float">
            <text:p>17366,59</text:p>
          </table:table-cell>
          <table:table-cell office:value-type="float" office:value="18448.21" calcext:value-type="float">
            <text:p>18448,21</text:p>
          </table:table-cell>
          <table:table-cell office:value-type="float" office:value="0.21291" calcext:value-type="float">
            <text:p>0,2129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8544.57" calcext:value-type="float">
            <text:p>18544,57</text:p>
          </table:table-cell>
          <table:table-cell office:value-type="float" office:value="19333.93" calcext:value-type="float">
            <text:p>19333,93</text:p>
          </table:table-cell>
          <table:table-cell office:value-type="float" office:value="0.20017" calcext:value-type="float">
            <text:p>0,2001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0070.2" calcext:value-type="float">
            <text:p>20070,2</text:p>
          </table:table-cell>
          <table:table-cell office:value-type="float" office:value="20326.96" calcext:value-type="float">
            <text:p>20326,96</text:p>
          </table:table-cell>
          <table:table-cell office:value-type="float" office:value="0.19284" calcext:value-type="float">
            <text:p>0,192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503.46" calcext:value-type="float">
            <text:p>20503,46</text:p>
          </table:table-cell>
          <table:table-cell office:value-type="float" office:value="24052.32" calcext:value-type="float">
            <text:p>24052,32</text:p>
          </table:table-cell>
          <table:table-cell office:value-type="float" office:value="0.33065" calcext:value-type="float">
            <text:p>0,33065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8136.88" calcext:value-type="float">
            <text:p>18136,88</text:p>
          </table:table-cell>
          <table:table-cell office:value-type="float" office:value="19484.31" calcext:value-type="float">
            <text:p>19484,31</text:p>
          </table:table-cell>
          <table:table-cell office:value-type="float" office:value="0.22086" calcext:value-type="float">
            <text:p>0,2208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9260.55" calcext:value-type="float">
            <text:p>19260,55</text:p>
          </table:table-cell>
          <table:table-cell office:value-type="float" office:value="20000.57" calcext:value-type="float">
            <text:p>20000,57</text:p>
          </table:table-cell>
          <table:table-cell office:value-type="float" office:value="0.20709" calcext:value-type="float">
            <text:p>0,2070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1106.29" calcext:value-type="float">
            <text:p>21106,29</text:p>
          </table:table-cell>
          <table:table-cell office:value-type="float" office:value="21682.28" calcext:value-type="float">
            <text:p>21682,28</text:p>
          </table:table-cell>
          <table:table-cell office:value-type="float" office:value="0.19946" calcext:value-type="float">
            <text:p>0,1994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1243.21" calcext:value-type="float">
            <text:p>21243,21</text:p>
          </table:table-cell>
          <table:table-cell office:value-type="float" office:value="24835.17" calcext:value-type="float">
            <text:p>24835,17</text:p>
          </table:table-cell>
          <table:table-cell office:value-type="float" office:value="0.34063" calcext:value-type="float">
            <text:p>0,34063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857.84" calcext:value-type="float">
            <text:p>18857,84</text:p>
          </table:table-cell>
          <table:table-cell office:value-type="float" office:value="20269.82" calcext:value-type="float">
            <text:p>20269,82</text:p>
          </table:table-cell>
          <table:table-cell office:value-type="float" office:value="0.23244" calcext:value-type="float">
            <text:p>0,2324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0028.83" calcext:value-type="float">
            <text:p>20028,83</text:p>
          </table:table-cell>
          <table:table-cell office:value-type="float" office:value="20819.72" calcext:value-type="float">
            <text:p>20819,72</text:p>
          </table:table-cell>
          <table:table-cell office:value-type="float" office:value="0.21368" calcext:value-type="float">
            <text:p>0,21368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1772.23" calcext:value-type="float">
            <text:p>21772,23</text:p>
          </table:table-cell>
          <table:table-cell office:value-type="float" office:value="22160.59" calcext:value-type="float">
            <text:p>22160,59</text:p>
          </table:table-cell>
          <table:table-cell office:value-type="float" office:value="0.20912" calcext:value-type="float">
            <text:p>0,209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2356.44" calcext:value-type="float">
            <text:p>22356,44</text:p>
          </table:table-cell>
          <table:table-cell office:value-type="float" office:value="26042.15" calcext:value-type="float">
            <text:p>26042,15</text:p>
          </table:table-cell>
          <table:table-cell office:value-type="float" office:value="0.35805" calcext:value-type="float">
            <text:p>0,3580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556.33" calcext:value-type="float">
            <text:p>19556,33</text:p>
          </table:table-cell>
          <table:table-cell office:value-type="float" office:value="20959.71" calcext:value-type="float">
            <text:p>20959,71</text:p>
          </table:table-cell>
          <table:table-cell office:value-type="float" office:value="0.23988" calcext:value-type="float">
            <text:p>0,2398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0704.68" calcext:value-type="float">
            <text:p>20704,68</text:p>
          </table:table-cell>
          <table:table-cell office:value-type="float" office:value="21427.66" calcext:value-type="float">
            <text:p>21427,66</text:p>
          </table:table-cell>
          <table:table-cell office:value-type="float" office:value="0.2267" calcext:value-type="float">
            <text:p>0,2267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2623.01" calcext:value-type="float">
            <text:p>22623,01</text:p>
          </table:table-cell>
          <table:table-cell office:value-type="float" office:value="23066.13" calcext:value-type="float">
            <text:p>23066,13</text:p>
          </table:table-cell>
          <table:table-cell office:value-type="float" office:value="0.21466" calcext:value-type="float">
            <text:p>0,2146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3086.88" calcext:value-type="float">
            <text:p>23086,88</text:p>
          </table:table-cell>
          <table:table-cell office:value-type="float" office:value="27051.64" calcext:value-type="float">
            <text:p>27051,64</text:p>
          </table:table-cell>
          <table:table-cell office:value-type="float" office:value="0.37082" calcext:value-type="float">
            <text:p>0,3708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0298.26" calcext:value-type="float">
            <text:p>20298,26</text:p>
          </table:table-cell>
          <table:table-cell office:value-type="float" office:value="21686.73" calcext:value-type="float">
            <text:p>21686,73</text:p>
          </table:table-cell>
          <table:table-cell office:value-type="float" office:value="0.25142" calcext:value-type="float">
            <text:p>0,2514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587.09" calcext:value-type="float">
            <text:p>21587,09</text:p>
          </table:table-cell>
          <table:table-cell office:value-type="float" office:value="22241.07" calcext:value-type="float">
            <text:p>22241,07</text:p>
          </table:table-cell>
          <table:table-cell office:value-type="float" office:value="0.2353" calcext:value-type="float">
            <text:p>0,235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3442.27" calcext:value-type="float">
            <text:p>23442,27</text:p>
          </table:table-cell>
          <table:table-cell office:value-type="float" office:value="23788.2" calcext:value-type="float">
            <text:p>23788,2</text:p>
          </table:table-cell>
          <table:table-cell office:value-type="float" office:value="0.22479" calcext:value-type="float">
            <text:p>0,224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982.19" calcext:value-type="float">
            <text:p>23982,19</text:p>
          </table:table-cell>
          <table:table-cell office:value-type="float" office:value="28190.97" calcext:value-type="float">
            <text:p>28190,97</text:p>
          </table:table-cell>
          <table:table-cell office:value-type="float" office:value="0.37691" calcext:value-type="float">
            <text:p>0,376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1108.92" calcext:value-type="float">
            <text:p>21108,92</text:p>
          </table:table-cell>
          <table:table-cell office:value-type="float" office:value="22601.41" calcext:value-type="float">
            <text:p>22601,41</text:p>
          </table:table-cell>
          <table:table-cell office:value-type="float" office:value="0.254" calcext:value-type="float">
            <text:p>0,25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196.64" calcext:value-type="float">
            <text:p>22196,64</text:p>
          </table:table-cell>
          <table:table-cell office:value-type="float" office:value="23013.21" calcext:value-type="float">
            <text:p>23013,21</text:p>
          </table:table-cell>
          <table:table-cell office:value-type="float" office:value="0.23285" calcext:value-type="float">
            <text:p>0,2328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4167.22" calcext:value-type="float">
            <text:p>24167,22</text:p>
          </table:table-cell>
          <table:table-cell office:value-type="float" office:value="24549.69" calcext:value-type="float">
            <text:p>24549,69</text:p>
          </table:table-cell>
          <table:table-cell office:value-type="float" office:value="0.22964" calcext:value-type="float">
            <text:p>0,229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799.34" calcext:value-type="float">
            <text:p>24799,34</text:p>
          </table:table-cell>
          <table:table-cell office:value-type="float" office:value="29028.86" calcext:value-type="float">
            <text:p>29028,86</text:p>
          </table:table-cell>
          <table:table-cell office:value-type="float" office:value="0.39347" calcext:value-type="float">
            <text:p>0,39347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1780.58" calcext:value-type="float">
            <text:p>21780,58</text:p>
          </table:table-cell>
          <table:table-cell office:value-type="float" office:value="23122.58" calcext:value-type="float">
            <text:p>23122,58</text:p>
          </table:table-cell>
          <table:table-cell office:value-type="float" office:value="0.27098" calcext:value-type="float">
            <text:p>0,2709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2976.7" calcext:value-type="float">
            <text:p>22976,7</text:p>
          </table:table-cell>
          <table:table-cell office:value-type="float" office:value="23680.78" calcext:value-type="float">
            <text:p>23680,78</text:p>
          </table:table-cell>
          <table:table-cell office:value-type="float" office:value="0.24676" calcext:value-type="float">
            <text:p>0,2467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5113.93" calcext:value-type="float">
            <text:p>25113,93</text:p>
          </table:table-cell>
          <table:table-cell office:value-type="float" office:value="25578.5" calcext:value-type="float">
            <text:p>25578,5</text:p>
          </table:table-cell>
          <table:table-cell office:value-type="float" office:value="0.24022" calcext:value-type="float">
            <text:p>0,2402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536.24" calcext:value-type="float">
            <text:p>25536,24</text:p>
          </table:table-cell>
          <table:table-cell office:value-type="float" office:value="29833.3" calcext:value-type="float">
            <text:p>29833,3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2528.72" calcext:value-type="float">
            <text:p>22528,72</text:p>
          </table:table-cell>
          <table:table-cell office:value-type="float" office:value="24055.49" calcext:value-type="float">
            <text:p>24055,49</text:p>
          </table:table-cell>
          <table:table-cell office:value-type="float" office:value="0.27288" calcext:value-type="float">
            <text:p>0,27288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3835.96" calcext:value-type="float">
            <text:p>23835,96</text:p>
          </table:table-cell>
          <table:table-cell office:value-type="float" office:value="24573.19" calcext:value-type="float">
            <text:p>24573,19</text:p>
          </table:table-cell>
          <table:table-cell office:value-type="float" office:value="0.26237" calcext:value-type="float">
            <text:p>0,26237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791.04" calcext:value-type="float">
            <text:p>25791,04</text:p>
          </table:table-cell>
          <table:table-cell office:value-type="float" office:value="26187.28" calcext:value-type="float">
            <text:p>26187,28</text:p>
          </table:table-cell>
          <table:table-cell office:value-type="float" office:value="0.24516" calcext:value-type="float">
            <text:p>0,2451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280.53" calcext:value-type="float">
            <text:p>26280,53</text:p>
          </table:table-cell>
          <table:table-cell office:value-type="float" office:value="30769.39" calcext:value-type="float">
            <text:p>30769,39</text:p>
          </table:table-cell>
          <table:table-cell office:value-type="float" office:value="0.4113" calcext:value-type="float">
            <text:p>0,411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3064.29" calcext:value-type="float">
            <text:p>23064,29</text:p>
          </table:table-cell>
          <table:table-cell office:value-type="float" office:value="24701.25" calcext:value-type="float">
            <text:p>24701,25</text:p>
          </table:table-cell>
          <table:table-cell office:value-type="float" office:value="0.28208" calcext:value-type="float">
            <text:p>0,28208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4497.59" calcext:value-type="float">
            <text:p>24497,59</text:p>
          </table:table-cell>
          <table:table-cell office:value-type="float" office:value="25481.51" calcext:value-type="float">
            <text:p>25481,51</text:p>
          </table:table-cell>
          <table:table-cell office:value-type="float" office:value="0.25919" calcext:value-type="float">
            <text:p>0,25919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6818.35" calcext:value-type="float">
            <text:p>26818,35</text:p>
          </table:table-cell>
          <table:table-cell office:value-type="float" office:value="27216.48" calcext:value-type="float">
            <text:p>27216,48</text:p>
          </table:table-cell>
          <table:table-cell office:value-type="float" office:value="0.24723" calcext:value-type="float">
            <text:p>0,2472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7068.27" calcext:value-type="float">
            <text:p>27068,27</text:p>
          </table:table-cell>
          <table:table-cell office:value-type="float" office:value="31634.81" calcext:value-type="float">
            <text:p>31634,81</text:p>
          </table:table-cell>
          <table:table-cell office:value-type="float" office:value="0.42079" calcext:value-type="float">
            <text:p>0,4207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3885.78" calcext:value-type="float">
            <text:p>23885,78</text:p>
          </table:table-cell>
          <table:table-cell office:value-type="float" office:value="25537.01" calcext:value-type="float">
            <text:p>25537,01</text:p>
          </table:table-cell>
          <table:table-cell office:value-type="float" office:value="0.28883" calcext:value-type="float">
            <text:p>0,28883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5170.23" calcext:value-type="float">
            <text:p>25170,23</text:p>
          </table:table-cell>
          <table:table-cell office:value-type="float" office:value="26046.01" calcext:value-type="float">
            <text:p>26046,01</text:p>
          </table:table-cell>
          <table:table-cell office:value-type="float" office:value="0.27182" calcext:value-type="float">
            <text:p>0,2718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7514.13" calcext:value-type="float">
            <text:p>27514,13</text:p>
          </table:table-cell>
          <table:table-cell office:value-type="float" office:value="27986.8" calcext:value-type="float">
            <text:p>27986,8</text:p>
          </table:table-cell>
          <table:table-cell office:value-type="float" office:value="0.26116" calcext:value-type="float">
            <text:p>0,2611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8017.04" calcext:value-type="float">
            <text:p>28017,04</text:p>
          </table:table-cell>
          <table:table-cell office:value-type="float" office:value="32752.67" calcext:value-type="float">
            <text:p>32752,67</text:p>
          </table:table-cell>
          <table:table-cell office:value-type="float" office:value="0.43757" calcext:value-type="float">
            <text:p>0,4375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4574.89" calcext:value-type="float">
            <text:p>24574,89</text:p>
          </table:table-cell>
          <table:table-cell office:value-type="float" office:value="26210.17" calcext:value-type="float">
            <text:p>26210,17</text:p>
          </table:table-cell>
          <table:table-cell office:value-type="float" office:value="0.29704" calcext:value-type="float">
            <text:p>0,2970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6088.63" calcext:value-type="float">
            <text:p>26088,63</text:p>
          </table:table-cell>
          <table:table-cell office:value-type="float" office:value="26890.43" calcext:value-type="float">
            <text:p>26890,43</text:p>
          </table:table-cell>
          <table:table-cell office:value-type="float" office:value="0.27377" calcext:value-type="float">
            <text:p>0,2737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8388.87" calcext:value-type="float">
            <text:p>28388,87</text:p>
          </table:table-cell>
          <table:table-cell office:value-type="float" office:value="28861.89" calcext:value-type="float">
            <text:p>28861,89</text:p>
          </table:table-cell>
          <table:table-cell office:value-type="float" office:value="0.26832" calcext:value-type="float">
            <text:p>0,2683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9060.46" calcext:value-type="float">
            <text:p>29060,46</text:p>
          </table:table-cell>
          <table:table-cell office:value-type="float" office:value="34319.89" calcext:value-type="float">
            <text:p>34319,89</text:p>
          </table:table-cell>
          <table:table-cell office:value-type="float" office:value="0.45981" calcext:value-type="float">
            <text:p>0,4598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5180.02" calcext:value-type="float">
            <text:p>25180,02</text:p>
          </table:table-cell>
          <table:table-cell office:value-type="float" office:value="26874.7" calcext:value-type="float">
            <text:p>26874,7</text:p>
          </table:table-cell>
          <table:table-cell office:value-type="float" office:value="0.30312" calcext:value-type="float">
            <text:p>0,3031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6849.74" calcext:value-type="float">
            <text:p>26849,74</text:p>
          </table:table-cell>
          <table:table-cell office:value-type="float" office:value="27651.22" calcext:value-type="float">
            <text:p>27651,22</text:p>
          </table:table-cell>
          <table:table-cell office:value-type="float" office:value="0.28977" calcext:value-type="float">
            <text:p>0,2897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9199.13" calcext:value-type="float">
            <text:p>29199,13</text:p>
          </table:table-cell>
          <table:table-cell office:value-type="float" office:value="29825.28" calcext:value-type="float">
            <text:p>29825,28</text:p>
          </table:table-cell>
          <table:table-cell office:value-type="float" office:value="0.27825" calcext:value-type="float">
            <text:p>0,278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9617.67" calcext:value-type="float">
            <text:p>29617,67</text:p>
          </table:table-cell>
          <table:table-cell office:value-type="float" office:value="34487.53" calcext:value-type="float">
            <text:p>34487,53</text:p>
          </table:table-cell>
          <table:table-cell office:value-type="float" office:value="0.46002" calcext:value-type="float">
            <text:p>0,46002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6134.56" calcext:value-type="float">
            <text:p>26134,56</text:p>
          </table:table-cell>
          <table:table-cell office:value-type="float" office:value="27907.82" calcext:value-type="float">
            <text:p>27907,82</text:p>
          </table:table-cell>
          <table:table-cell office:value-type="float" office:value="0.30873" calcext:value-type="float">
            <text:p>0,3087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7572.18" calcext:value-type="float">
            <text:p>27572,18</text:p>
          </table:table-cell>
          <table:table-cell office:value-type="float" office:value="28506.21" calcext:value-type="float">
            <text:p>28506,21</text:p>
          </table:table-cell>
          <table:table-cell office:value-type="float" office:value="0.28933" calcext:value-type="float">
            <text:p>0,2893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0064.87" calcext:value-type="float">
            <text:p>30064,87</text:p>
          </table:table-cell>
          <table:table-cell office:value-type="float" office:value="30523.95" calcext:value-type="float">
            <text:p>30523,95</text:p>
          </table:table-cell>
          <table:table-cell office:value-type="float" office:value="0.28224" calcext:value-type="float">
            <text:p>0,2822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434.07" calcext:value-type="float">
            <text:p>30434,07</text:p>
          </table:table-cell>
          <table:table-cell office:value-type="float" office:value="35623.49" calcext:value-type="float">
            <text:p>35623,49</text:p>
          </table:table-cell>
          <table:table-cell office:value-type="float" office:value="0.47574" calcext:value-type="float">
            <text:p>0,47574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6756.19" calcext:value-type="float">
            <text:p>26756,19</text:p>
          </table:table-cell>
          <table:table-cell office:value-type="float" office:value="28581.26" calcext:value-type="float">
            <text:p>28581,26</text:p>
          </table:table-cell>
          <table:table-cell office:value-type="float" office:value="0.32871" calcext:value-type="float">
            <text:p>0,3287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8239.81" calcext:value-type="float">
            <text:p>28239,81</text:p>
          </table:table-cell>
          <table:table-cell office:value-type="float" office:value="29081.74" calcext:value-type="float">
            <text:p>29081,74</text:p>
          </table:table-cell>
          <table:table-cell office:value-type="float" office:value="0.30196" calcext:value-type="float">
            <text:p>0,3019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0789.08" calcext:value-type="float">
            <text:p>30789,08</text:p>
          </table:table-cell>
          <table:table-cell office:value-type="float" office:value="31259.9" calcext:value-type="float">
            <text:p>31259,9</text:p>
          </table:table-cell>
          <table:table-cell office:value-type="float" office:value="0.28997" calcext:value-type="float">
            <text:p>0,2899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1489.98" calcext:value-type="float">
            <text:p>31489,98</text:p>
          </table:table-cell>
          <table:table-cell office:value-type="float" office:value="36995.95" calcext:value-type="float">
            <text:p>36995,95</text:p>
          </table:table-cell>
          <table:table-cell office:value-type="float" office:value="0.50089" calcext:value-type="float">
            <text:p>0,5008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7299.93" calcext:value-type="float">
            <text:p>27299,93</text:p>
          </table:table-cell>
          <table:table-cell office:value-type="float" office:value="29094.22" calcext:value-type="float">
            <text:p>29094,22</text:p>
          </table:table-cell>
          <table:table-cell office:value-type="float" office:value="0.32618" calcext:value-type="float">
            <text:p>0,32618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9051.97" calcext:value-type="float">
            <text:p>29051,97</text:p>
          </table:table-cell>
          <table:table-cell office:value-type="float" office:value="29840.22" calcext:value-type="float">
            <text:p>29840,22</text:p>
          </table:table-cell>
          <table:table-cell office:value-type="float" office:value="0.30539" calcext:value-type="float">
            <text:p>0,3053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1565.02" calcext:value-type="float">
            <text:p>31565,02</text:p>
          </table:table-cell>
          <table:table-cell office:value-type="float" office:value="32228.98" calcext:value-type="float">
            <text:p>32228,98</text:p>
          </table:table-cell>
          <table:table-cell office:value-type="float" office:value="0.29703" calcext:value-type="float">
            <text:p>0,297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222.2" calcext:value-type="float">
            <text:p>32222,2</text:p>
          </table:table-cell>
          <table:table-cell office:value-type="float" office:value="37927.93" calcext:value-type="float">
            <text:p>37927,93</text:p>
          </table:table-cell>
          <table:table-cell office:value-type="float" office:value="0.5111" calcext:value-type="float">
            <text:p>0,511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8194.95" calcext:value-type="float">
            <text:p>28194,95</text:p>
          </table:table-cell>
          <table:table-cell office:value-type="float" office:value="30031.35" calcext:value-type="float">
            <text:p>30031,35</text:p>
          </table:table-cell>
          <table:table-cell office:value-type="float" office:value="0.34099" calcext:value-type="float">
            <text:p>0,3409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9757.67" calcext:value-type="float">
            <text:p>29757,67</text:p>
          </table:table-cell>
          <table:table-cell office:value-type="float" office:value="30724.07" calcext:value-type="float">
            <text:p>30724,07</text:p>
          </table:table-cell>
          <table:table-cell office:value-type="float" office:value="0.31797" calcext:value-type="float">
            <text:p>0,3179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2421.82" calcext:value-type="float">
            <text:p>32421,82</text:p>
          </table:table-cell>
          <table:table-cell office:value-type="float" office:value="32942" calcext:value-type="float">
            <text:p>32942</text:p>
          </table:table-cell>
          <table:table-cell office:value-type="float" office:value="0.30535" calcext:value-type="float">
            <text:p>0,3053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3186.62" calcext:value-type="float">
            <text:p>33186,62</text:p>
          </table:table-cell>
          <table:table-cell office:value-type="float" office:value="38575.8" calcext:value-type="float">
            <text:p>38575,8</text:p>
          </table:table-cell>
          <table:table-cell office:value-type="float" office:value="0.53182" calcext:value-type="float">
            <text:p>0,5318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28842.12" calcext:value-type="float">
            <text:p>28842,12</text:p>
          </table:table-cell>
          <table:table-cell office:value-type="float" office:value="30623.33" calcext:value-type="float">
            <text:p>30623,33</text:p>
          </table:table-cell>
          <table:table-cell office:value-type="float" office:value="0.35318" calcext:value-type="float">
            <text:p>0,3531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0540.04" calcext:value-type="float">
            <text:p>30540,04</text:p>
          </table:table-cell>
          <table:table-cell office:value-type="float" office:value="31480.87" calcext:value-type="float">
            <text:p>31480,87</text:p>
          </table:table-cell>
          <table:table-cell office:value-type="float" office:value="0.33232" calcext:value-type="float">
            <text:p>0,3323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3438.24" calcext:value-type="float">
            <text:p>33438,24</text:p>
          </table:table-cell>
          <table:table-cell office:value-type="float" office:value="34230.68" calcext:value-type="float">
            <text:p>34230,68</text:p>
          </table:table-cell>
          <table:table-cell office:value-type="float" office:value="0.32306" calcext:value-type="float">
            <text:p>0,3230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4033.64" calcext:value-type="float">
            <text:p>34033,64</text:p>
          </table:table-cell>
          <table:table-cell office:value-type="float" office:value="39778.99" calcext:value-type="float">
            <text:p>39778,99</text:p>
          </table:table-cell>
          <table:table-cell office:value-type="float" office:value="0.55215" calcext:value-type="float">
            <text:p>0,55215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29551.66" calcext:value-type="float">
            <text:p>29551,66</text:p>
          </table:table-cell>
          <table:table-cell office:value-type="float" office:value="31808.52" calcext:value-type="float">
            <text:p>31808,52</text:p>
          </table:table-cell>
          <table:table-cell office:value-type="float" office:value="0.36663" calcext:value-type="float">
            <text:p>0,3666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1361.19" calcext:value-type="float">
            <text:p>31361,19</text:p>
          </table:table-cell>
          <table:table-cell office:value-type="float" office:value="32420.54" calcext:value-type="float">
            <text:p>32420,54</text:p>
          </table:table-cell>
          <table:table-cell office:value-type="float" office:value="0.34144" calcext:value-type="float">
            <text:p>0,34144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4120.58" calcext:value-type="float">
            <text:p>34120,58</text:p>
          </table:table-cell>
          <table:table-cell office:value-type="float" office:value="34804.6" calcext:value-type="float">
            <text:p>34804,6</text:p>
          </table:table-cell>
          <table:table-cell office:value-type="float" office:value="0.33161" calcext:value-type="float">
            <text:p>0,3316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897.59" calcext:value-type="float">
            <text:p>34897,59</text:p>
          </table:table-cell>
          <table:table-cell office:value-type="float" office:value="40800.7" calcext:value-type="float">
            <text:p>40800,7</text:p>
          </table:table-cell>
          <table:table-cell office:value-type="float" office:value="0.55589" calcext:value-type="float">
            <text:p>0,5558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0297.69" calcext:value-type="float">
            <text:p>30297,69</text:p>
          </table:table-cell>
          <table:table-cell office:value-type="float" office:value="32376.45" calcext:value-type="float">
            <text:p>32376,45</text:p>
          </table:table-cell>
          <table:table-cell office:value-type="float" office:value="0.36542" calcext:value-type="float">
            <text:p>0,3654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1969.23" calcext:value-type="float">
            <text:p>31969,23</text:p>
          </table:table-cell>
          <table:table-cell office:value-type="float" office:value="33099.62" calcext:value-type="float">
            <text:p>33099,62</text:p>
          </table:table-cell>
          <table:table-cell office:value-type="float" office:value="0.33724" calcext:value-type="float">
            <text:p>0,3372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949.41" calcext:value-type="float">
            <text:p>34949,41</text:p>
          </table:table-cell>
          <table:table-cell office:value-type="float" office:value="35461.36" calcext:value-type="float">
            <text:p>35461,36</text:p>
          </table:table-cell>
          <table:table-cell office:value-type="float" office:value="0.33314" calcext:value-type="float">
            <text:p>0,3331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5565.64" calcext:value-type="float">
            <text:p>35565,64</text:p>
          </table:table-cell>
          <table:table-cell office:value-type="float" office:value="41562.08" calcext:value-type="float">
            <text:p>41562,08</text:p>
          </table:table-cell>
          <table:table-cell office:value-type="float" office:value="0.59033" calcext:value-type="float">
            <text:p>0,59033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1180.28" calcext:value-type="float">
            <text:p>31180,28</text:p>
          </table:table-cell>
          <table:table-cell office:value-type="float" office:value="33224.42" calcext:value-type="float">
            <text:p>33224,42</text:p>
          </table:table-cell>
          <table:table-cell office:value-type="float" office:value="0.38284" calcext:value-type="float">
            <text:p>0,38284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2703.27" calcext:value-type="float">
            <text:p>32703,27</text:p>
          </table:table-cell>
          <table:table-cell office:value-type="float" office:value="33685.56" calcext:value-type="float">
            <text:p>33685,56</text:p>
          </table:table-cell>
          <table:table-cell office:value-type="float" office:value="0.35708" calcext:value-type="float">
            <text:p>0,35708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5957.8" calcext:value-type="float">
            <text:p>35957,8</text:p>
          </table:table-cell>
          <table:table-cell office:value-type="float" office:value="36824.29" calcext:value-type="float">
            <text:p>36824,29</text:p>
          </table:table-cell>
          <table:table-cell office:value-type="float" office:value="0.35205" calcext:value-type="float">
            <text:p>0,3520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481.88" calcext:value-type="float">
            <text:p>36481,88</text:p>
          </table:table-cell>
          <table:table-cell office:value-type="float" office:value="42600.1" calcext:value-type="float">
            <text:p>42600,1</text:p>
          </table:table-cell>
          <table:table-cell office:value-type="float" office:value="0.59259" calcext:value-type="float">
            <text:p>0,5925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1768.38" calcext:value-type="float">
            <text:p>31768,38</text:p>
          </table:table-cell>
          <table:table-cell office:value-type="float" office:value="33946.25" calcext:value-type="float">
            <text:p>33946,25</text:p>
          </table:table-cell>
          <table:table-cell office:value-type="float" office:value="0.39098" calcext:value-type="float">
            <text:p>0,39098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3644.45" calcext:value-type="float">
            <text:p>33644,45</text:p>
          </table:table-cell>
          <table:table-cell office:value-type="float" office:value="34811.12" calcext:value-type="float">
            <text:p>34811,12</text:p>
          </table:table-cell>
          <table:table-cell office:value-type="float" office:value="0.36105" calcext:value-type="float">
            <text:p>0,3610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6543.65" calcext:value-type="float">
            <text:p>36543,65</text:p>
          </table:table-cell>
          <table:table-cell office:value-type="float" office:value="37534.9" calcext:value-type="float">
            <text:p>37534,9</text:p>
          </table:table-cell>
          <table:table-cell office:value-type="float" office:value="0.34702" calcext:value-type="float">
            <text:p>0,347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7120.43" calcext:value-type="float">
            <text:p>37120,43</text:p>
          </table:table-cell>
          <table:table-cell office:value-type="float" office:value="43492.99" calcext:value-type="float">
            <text:p>43492,99</text:p>
          </table:table-cell>
          <table:table-cell office:value-type="float" office:value="0.59458" calcext:value-type="float">
            <text:p>0,59458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2526.78" calcext:value-type="float">
            <text:p>32526,78</text:p>
          </table:table-cell>
          <table:table-cell office:value-type="float" office:value="34454.28" calcext:value-type="float">
            <text:p>34454,28</text:p>
          </table:table-cell>
          <table:table-cell office:value-type="float" office:value="0.3862" calcext:value-type="float">
            <text:p>0,3862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4236.88" calcext:value-type="float">
            <text:p>34236,88</text:p>
          </table:table-cell>
          <table:table-cell office:value-type="float" office:value="35290.17" calcext:value-type="float">
            <text:p>35290,17</text:p>
          </table:table-cell>
          <table:table-cell office:value-type="float" office:value="0.36432" calcext:value-type="float">
            <text:p>0,36432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7409.83" calcext:value-type="float">
            <text:p>37409,83</text:p>
          </table:table-cell>
          <table:table-cell office:value-type="float" office:value="38031.24" calcext:value-type="float">
            <text:p>38031,24</text:p>
          </table:table-cell>
          <table:table-cell office:value-type="float" office:value="0.34884" calcext:value-type="float">
            <text:p>0,3488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8352.93" calcext:value-type="float">
            <text:p>38352,93</text:p>
          </table:table-cell>
          <table:table-cell office:value-type="float" office:value="44935.12" calcext:value-type="float">
            <text:p>44935,12</text:p>
          </table:table-cell>
          <table:table-cell office:value-type="float" office:value="0.59979" calcext:value-type="float">
            <text:p>0,59979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3251.07" calcext:value-type="float">
            <text:p>33251,07</text:p>
          </table:table-cell>
          <table:table-cell office:value-type="float" office:value="35781.12" calcext:value-type="float">
            <text:p>35781,12</text:p>
          </table:table-cell>
          <table:table-cell office:value-type="float" office:value="0.40041" calcext:value-type="float">
            <text:p>0,40041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4974.97" calcext:value-type="float">
            <text:p>34974,97</text:p>
          </table:table-cell>
          <table:table-cell office:value-type="float" office:value="36117.55" calcext:value-type="float">
            <text:p>36117,55</text:p>
          </table:table-cell>
          <table:table-cell office:value-type="float" office:value="0.36866" calcext:value-type="float">
            <text:p>0,36866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8264.87" calcext:value-type="float">
            <text:p>38264,87</text:p>
          </table:table-cell>
          <table:table-cell office:value-type="float" office:value="38959.06" calcext:value-type="float">
            <text:p>38959,06</text:p>
          </table:table-cell>
          <table:table-cell office:value-type="float" office:value="0.35428" calcext:value-type="float">
            <text:p>0,3542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9004.93" calcext:value-type="float">
            <text:p>39004,93</text:p>
          </table:table-cell>
          <table:table-cell office:value-type="float" office:value="45626.89" calcext:value-type="float">
            <text:p>45626,89</text:p>
          </table:table-cell>
          <table:table-cell office:value-type="float" office:value="0.61793" calcext:value-type="float">
            <text:p>0,6179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4023.78" calcext:value-type="float">
            <text:p>34023,78</text:p>
          </table:table-cell>
          <table:table-cell office:value-type="float" office:value="35894.8" calcext:value-type="float">
            <text:p>35894,8</text:p>
          </table:table-cell>
          <table:table-cell office:value-type="float" office:value="0.40443" calcext:value-type="float">
            <text:p>0,4044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5783.6" calcext:value-type="float">
            <text:p>35783,6</text:p>
          </table:table-cell>
          <table:table-cell office:value-type="float" office:value="37112.59" calcext:value-type="float">
            <text:p>37112,59</text:p>
          </table:table-cell>
          <table:table-cell office:value-type="float" office:value="0.38149" calcext:value-type="float">
            <text:p>0,38149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8871.33" calcext:value-type="float">
            <text:p>38871,33</text:p>
          </table:table-cell>
          <table:table-cell office:value-type="float" office:value="39497.18" calcext:value-type="float">
            <text:p>39497,18</text:p>
          </table:table-cell>
          <table:table-cell office:value-type="float" office:value="0.3644" calcext:value-type="float">
            <text:p>0,364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9927.52" calcext:value-type="float">
            <text:p>39927,52</text:p>
          </table:table-cell>
          <table:table-cell office:value-type="float" office:value="46753.91" calcext:value-type="float">
            <text:p>46753,91</text:p>
          </table:table-cell>
          <table:table-cell office:value-type="float" office:value="0.63384" calcext:value-type="float">
            <text:p>0,6338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4647.99" calcext:value-type="float">
            <text:p>34647,99</text:p>
          </table:table-cell>
          <table:table-cell office:value-type="float" office:value="37105.7" calcext:value-type="float">
            <text:p>37105,7</text:p>
          </table:table-cell>
          <table:table-cell office:value-type="float" office:value="0.42736" calcext:value-type="float">
            <text:p>0,42736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6325.88" calcext:value-type="float">
            <text:p>36325,88</text:p>
          </table:table-cell>
          <table:table-cell office:value-type="float" office:value="37654.28" calcext:value-type="float">
            <text:p>37654,28</text:p>
          </table:table-cell>
          <table:table-cell office:value-type="float" office:value="0.38597" calcext:value-type="float">
            <text:p>0,38597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9919.51" calcext:value-type="float">
            <text:p>39919,51</text:p>
          </table:table-cell>
          <table:table-cell office:value-type="float" office:value="40271.56" calcext:value-type="float">
            <text:p>40271,56</text:p>
          </table:table-cell>
          <table:table-cell office:value-type="float" office:value="0.37909" calcext:value-type="float">
            <text:p>0,37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695.65" calcext:value-type="float">
            <text:p>40695,65</text:p>
          </table:table-cell>
          <table:table-cell office:value-type="float" office:value="47649.08" calcext:value-type="float">
            <text:p>47649,08</text:p>
          </table:table-cell>
          <table:table-cell office:value-type="float" office:value="0.6366" calcext:value-type="float">
            <text:p>0,636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5283.77" calcext:value-type="float">
            <text:p>35283,77</text:p>
          </table:table-cell>
          <table:table-cell office:value-type="float" office:value="37554.82" calcext:value-type="float">
            <text:p>37554,82</text:p>
          </table:table-cell>
          <table:table-cell office:value-type="float" office:value="0.42289" calcext:value-type="float">
            <text:p>0,4228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7610.94" calcext:value-type="float">
            <text:p>37610,94</text:p>
          </table:table-cell>
          <table:table-cell office:value-type="float" office:value="38701.01" calcext:value-type="float">
            <text:p>38701,01</text:p>
          </table:table-cell>
          <table:table-cell office:value-type="float" office:value="0.39221" calcext:value-type="float">
            <text:p>0,392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0591.08" calcext:value-type="float">
            <text:p>40591,08</text:p>
          </table:table-cell>
          <table:table-cell office:value-type="float" office:value="40989.51" calcext:value-type="float">
            <text:p>40989,51</text:p>
          </table:table-cell>
          <table:table-cell office:value-type="float" office:value="0.37327" calcext:value-type="float">
            <text:p>0,3732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1608.51" calcext:value-type="float">
            <text:p>41608,51</text:p>
          </table:table-cell>
          <table:table-cell office:value-type="float" office:value="49047.33" calcext:value-type="float">
            <text:p>49047,33</text:p>
          </table:table-cell>
          <table:table-cell office:value-type="float" office:value="0.66071" calcext:value-type="float">
            <text:p>0,66071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6161.54" calcext:value-type="float">
            <text:p>36161,54</text:p>
          </table:table-cell>
          <table:table-cell office:value-type="float" office:value="38509.4" calcext:value-type="float">
            <text:p>38509,4</text:p>
          </table:table-cell>
          <table:table-cell office:value-type="float" office:value="0.42884" calcext:value-type="float">
            <text:p>0,4288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8222.62" calcext:value-type="float">
            <text:p>38222,62</text:p>
          </table:table-cell>
          <table:table-cell office:value-type="float" office:value="38955.48" calcext:value-type="float">
            <text:p>38955,48</text:p>
          </table:table-cell>
          <table:table-cell office:value-type="float" office:value="0.39705" calcext:value-type="float">
            <text:p>0,39705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41462.64" calcext:value-type="float">
            <text:p>41462,64</text:p>
          </table:table-cell>
          <table:table-cell office:value-type="float" office:value="42130.48" calcext:value-type="float">
            <text:p>42130,48</text:p>
          </table:table-cell>
          <table:table-cell office:value-type="float" office:value="0.38867" calcext:value-type="float">
            <text:p>0,3886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2586.7" calcext:value-type="float">
            <text:p>42586,7</text:p>
          </table:table-cell>
          <table:table-cell office:value-type="float" office:value="50049.92" calcext:value-type="float">
            <text:p>50049,92</text:p>
          </table:table-cell>
          <table:table-cell office:value-type="float" office:value="0.66584" calcext:value-type="float">
            <text:p>0,66584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6773.8" calcext:value-type="float">
            <text:p>36773,8</text:p>
          </table:table-cell>
          <table:table-cell office:value-type="float" office:value="39091.52" calcext:value-type="float">
            <text:p>39091,52</text:p>
          </table:table-cell>
          <table:table-cell office:value-type="float" office:value="0.43621" calcext:value-type="float">
            <text:p>0,4362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8718.71" calcext:value-type="float">
            <text:p>38718,71</text:p>
          </table:table-cell>
          <table:table-cell office:value-type="float" office:value="40007.83" calcext:value-type="float">
            <text:p>40007,83</text:p>
          </table:table-cell>
          <table:table-cell office:value-type="float" office:value="0.39872" calcext:value-type="float">
            <text:p>0,3987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42409.72" calcext:value-type="float">
            <text:p>42409,72</text:p>
          </table:table-cell>
          <table:table-cell office:value-type="float" office:value="42851.58" calcext:value-type="float">
            <text:p>42851,58</text:p>
          </table:table-cell>
          <table:table-cell office:value-type="float" office:value="0.39826" calcext:value-type="float">
            <text:p>0,3982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3086.26" calcext:value-type="float">
            <text:p>43086,26</text:p>
          </table:table-cell>
          <table:table-cell office:value-type="float" office:value="50309.19" calcext:value-type="float">
            <text:p>50309,19</text:p>
          </table:table-cell>
          <table:table-cell office:value-type="float" office:value="0.67568" calcext:value-type="float">
            <text:p>0,6756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7399.28" calcext:value-type="float">
            <text:p>37399,28</text:p>
          </table:table-cell>
          <table:table-cell office:value-type="float" office:value="39980.07" calcext:value-type="float">
            <text:p>39980,07</text:p>
          </table:table-cell>
          <table:table-cell office:value-type="float" office:value="0.44091" calcext:value-type="float">
            <text:p>0,44091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9589.05" calcext:value-type="float">
            <text:p>39589,05</text:p>
          </table:table-cell>
          <table:table-cell office:value-type="float" office:value="40700.62" calcext:value-type="float">
            <text:p>40700,62</text:p>
          </table:table-cell>
          <table:table-cell office:value-type="float" office:value="0.41706" calcext:value-type="float">
            <text:p>0,4170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947.72" calcext:value-type="float">
            <text:p>42947,72</text:p>
          </table:table-cell>
          <table:table-cell office:value-type="float" office:value="43649.89" calcext:value-type="float">
            <text:p>43649,89</text:p>
          </table:table-cell>
          <table:table-cell office:value-type="float" office:value="0.39918" calcext:value-type="float">
            <text:p>0,3991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3922.57" calcext:value-type="float">
            <text:p>43922,57</text:p>
          </table:table-cell>
          <table:table-cell office:value-type="float" office:value="51517.06" calcext:value-type="float">
            <text:p>51517,06</text:p>
          </table:table-cell>
          <table:table-cell office:value-type="float" office:value="0.6906" calcext:value-type="float">
            <text:p>0,6906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8376.97" calcext:value-type="float">
            <text:p>38376,97</text:p>
          </table:table-cell>
          <table:table-cell office:value-type="float" office:value="40902.58" calcext:value-type="float">
            <text:p>40902,58</text:p>
          </table:table-cell>
          <table:table-cell office:value-type="float" office:value="0.4463" calcext:value-type="float">
            <text:p>0,4463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40219.72" calcext:value-type="float">
            <text:p>40219,72</text:p>
          </table:table-cell>
          <table:table-cell office:value-type="float" office:value="41481.99" calcext:value-type="float">
            <text:p>41481,99</text:p>
          </table:table-cell>
          <table:table-cell office:value-type="float" office:value="0.42131" calcext:value-type="float">
            <text:p>0,4213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43945.61" calcext:value-type="float">
            <text:p>43945,61</text:p>
          </table:table-cell>
          <table:table-cell office:value-type="float" office:value="44631.24" calcext:value-type="float">
            <text:p>44631,24</text:p>
          </table:table-cell>
          <table:table-cell office:value-type="float" office:value="0.40525" calcext:value-type="float">
            <text:p>0,405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4899.77" calcext:value-type="float">
            <text:p>44899,77</text:p>
          </table:table-cell>
          <table:table-cell office:value-type="float" office:value="52441.45" calcext:value-type="float">
            <text:p>52441,45</text:p>
          </table:table-cell>
          <table:table-cell office:value-type="float" office:value="0.68313" calcext:value-type="float">
            <text:p>0,68313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8685.6" calcext:value-type="float">
            <text:p>38685,6</text:p>
          </table:table-cell>
          <table:table-cell office:value-type="float" office:value="41752.73" calcext:value-type="float">
            <text:p>41752,73</text:p>
          </table:table-cell>
          <table:table-cell office:value-type="float" office:value="0.46221" calcext:value-type="float">
            <text:p>0,4622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0878.38" calcext:value-type="float">
            <text:p>40878,38</text:p>
          </table:table-cell>
          <table:table-cell office:value-type="float" office:value="42419.94" calcext:value-type="float">
            <text:p>42419,94</text:p>
          </table:table-cell>
          <table:table-cell office:value-type="float" office:value="0.42274" calcext:value-type="float">
            <text:p>0,42274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4938.55" calcext:value-type="float">
            <text:p>44938,55</text:p>
          </table:table-cell>
          <table:table-cell office:value-type="float" office:value="45991.94" calcext:value-type="float">
            <text:p>45991,94</text:p>
          </table:table-cell>
          <table:table-cell office:value-type="float" office:value="0.40887" calcext:value-type="float">
            <text:p>0,4088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5980.59" calcext:value-type="float">
            <text:p>45980,59</text:p>
          </table:table-cell>
          <table:table-cell office:value-type="float" office:value="54138.56" calcext:value-type="float">
            <text:p>54138,56</text:p>
          </table:table-cell>
          <table:table-cell office:value-type="float" office:value="0.72602" calcext:value-type="float">
            <text:p>0,7260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9622.75" calcext:value-type="float">
            <text:p>39622,75</text:p>
          </table:table-cell>
          <table:table-cell office:value-type="float" office:value="42387.28" calcext:value-type="float">
            <text:p>42387,28</text:p>
          </table:table-cell>
          <table:table-cell office:value-type="float" office:value="0.46718" calcext:value-type="float">
            <text:p>0,4671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2087.1" calcext:value-type="float">
            <text:p>42087,1</text:p>
          </table:table-cell>
          <table:table-cell office:value-type="float" office:value="43452.05" calcext:value-type="float">
            <text:p>43452,05</text:p>
          </table:table-cell>
          <table:table-cell office:value-type="float" office:value="0.43685" calcext:value-type="float">
            <text:p>0,43685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5665.24" calcext:value-type="float">
            <text:p>45665,24</text:p>
          </table:table-cell>
          <table:table-cell office:value-type="float" office:value="46440.89" calcext:value-type="float">
            <text:p>46440,89</text:p>
          </table:table-cell>
          <table:table-cell office:value-type="float" office:value="0.42298" calcext:value-type="float">
            <text:p>0,4229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6790.85" calcext:value-type="float">
            <text:p>46790,85</text:p>
          </table:table-cell>
          <table:table-cell office:value-type="float" office:value="54791.37" calcext:value-type="float">
            <text:p>54791,37</text:p>
          </table:table-cell>
          <table:table-cell office:value-type="float" office:value="0.71462" calcext:value-type="float">
            <text:p>0,7146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0388.34" calcext:value-type="float">
            <text:p>40388,34</text:p>
          </table:table-cell>
          <table:table-cell office:value-type="float" office:value="42948.09" calcext:value-type="float">
            <text:p>42948,09</text:p>
          </table:table-cell>
          <table:table-cell office:value-type="float" office:value="0.47152" calcext:value-type="float">
            <text:p>0,4715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2628.03" calcext:value-type="float">
            <text:p>42628,03</text:p>
          </table:table-cell>
          <table:table-cell office:value-type="float" office:value="44108.58" calcext:value-type="float">
            <text:p>44108,58</text:p>
          </table:table-cell>
          <table:table-cell office:value-type="float" office:value="0.4429" calcext:value-type="float">
            <text:p>0,442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6304.68" calcext:value-type="float">
            <text:p>46304,68</text:p>
          </table:table-cell>
          <table:table-cell office:value-type="float" office:value="46915.82" calcext:value-type="float">
            <text:p>46915,82</text:p>
          </table:table-cell>
          <table:table-cell office:value-type="float" office:value="0.4221" calcext:value-type="float">
            <text:p>0,422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7403.4" calcext:value-type="float">
            <text:p>47403,4</text:p>
          </table:table-cell>
          <table:table-cell office:value-type="float" office:value="55926.89" calcext:value-type="float">
            <text:p>55926,89</text:p>
          </table:table-cell>
          <table:table-cell office:value-type="float" office:value="0.74521" calcext:value-type="float">
            <text:p>0,7452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1185.17" calcext:value-type="float">
            <text:p>41185,17</text:p>
          </table:table-cell>
          <table:table-cell office:value-type="float" office:value="43894.6" calcext:value-type="float">
            <text:p>43894,6</text:p>
          </table:table-cell>
          <table:table-cell office:value-type="float" office:value="0.4943" calcext:value-type="float">
            <text:p>0,4943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3268.64" calcext:value-type="float">
            <text:p>43268,64</text:p>
          </table:table-cell>
          <table:table-cell office:value-type="float" office:value="44347.73" calcext:value-type="float">
            <text:p>44347,73</text:p>
          </table:table-cell>
          <table:table-cell office:value-type="float" office:value="0.45148" calcext:value-type="float">
            <text:p>0,45148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7457.54" calcext:value-type="float">
            <text:p>47457,54</text:p>
          </table:table-cell>
          <table:table-cell office:value-type="float" office:value="48150.58" calcext:value-type="float">
            <text:p>48150,58</text:p>
          </table:table-cell>
          <table:table-cell office:value-type="float" office:value="0.44082" calcext:value-type="float">
            <text:p>0,4408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8182.57" calcext:value-type="float">
            <text:p>48182,57</text:p>
          </table:table-cell>
          <table:table-cell office:value-type="float" office:value="56854.54" calcext:value-type="float">
            <text:p>56854,54</text:p>
          </table:table-cell>
          <table:table-cell office:value-type="float" office:value="0.75975" calcext:value-type="float">
            <text:p>0,75975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1806.28" calcext:value-type="float">
            <text:p>41806,28</text:p>
          </table:table-cell>
          <table:table-cell office:value-type="float" office:value="44599.51" calcext:value-type="float">
            <text:p>44599,51</text:p>
          </table:table-cell>
          <table:table-cell office:value-type="float" office:value="0.49314" calcext:value-type="float">
            <text:p>0,49314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4064.98" calcext:value-type="float">
            <text:p>44064,98</text:p>
          </table:table-cell>
          <table:table-cell office:value-type="float" office:value="45524.05" calcext:value-type="float">
            <text:p>45524,05</text:p>
          </table:table-cell>
          <table:table-cell office:value-type="float" office:value="0.45913" calcext:value-type="float">
            <text:p>0,45913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7978.95" calcext:value-type="float">
            <text:p>47978,95</text:p>
          </table:table-cell>
          <table:table-cell office:value-type="float" office:value="49055.88" calcext:value-type="float">
            <text:p>49055,88</text:p>
          </table:table-cell>
          <table:table-cell office:value-type="float" office:value="0.44642" calcext:value-type="float">
            <text:p>0,4464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954.19" calcext:value-type="float">
            <text:p>48954,19</text:p>
          </table:table-cell>
          <table:table-cell office:value-type="float" office:value="57057.63" calcext:value-type="float">
            <text:p>57057,63</text:p>
          </table:table-cell>
          <table:table-cell office:value-type="float" office:value="0.77791" calcext:value-type="float">
            <text:p>0,7779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2607.21" calcext:value-type="float">
            <text:p>42607,21</text:p>
          </table:table-cell>
          <table:table-cell office:value-type="float" office:value="45624.3" calcext:value-type="float">
            <text:p>45624,3</text:p>
          </table:table-cell>
          <table:table-cell office:value-type="float" office:value="0.51257" calcext:value-type="float">
            <text:p>0,5125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4994.95" calcext:value-type="float">
            <text:p>44994,95</text:p>
          </table:table-cell>
          <table:table-cell office:value-type="float" office:value="46903.33" calcext:value-type="float">
            <text:p>46903,33</text:p>
          </table:table-cell>
          <table:table-cell office:value-type="float" office:value="0.48214" calcext:value-type="float">
            <text:p>0,4821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9014.5" calcext:value-type="float">
            <text:p>49014,5</text:p>
          </table:table-cell>
          <table:table-cell office:value-type="float" office:value="49862.44" calcext:value-type="float">
            <text:p>49862,44</text:p>
          </table:table-cell>
          <table:table-cell office:value-type="float" office:value="0.46312" calcext:value-type="float">
            <text:p>0,4631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9780.89" calcext:value-type="float">
            <text:p>49780,89</text:p>
          </table:table-cell>
          <table:table-cell office:value-type="float" office:value="58223.34" calcext:value-type="float">
            <text:p>58223,34</text:p>
          </table:table-cell>
          <table:table-cell office:value-type="float" office:value="0.7841" calcext:value-type="float">
            <text:p>0,784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3189.41" calcext:value-type="float">
            <text:p>43189,41</text:p>
          </table:table-cell>
          <table:table-cell office:value-type="float" office:value="45837.5" calcext:value-type="float">
            <text:p>45837,5</text:p>
          </table:table-cell>
          <table:table-cell office:value-type="float" office:value="0.51456" calcext:value-type="float">
            <text:p>0,51456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5655.71" calcext:value-type="float">
            <text:p>45655,71</text:p>
          </table:table-cell>
          <table:table-cell office:value-type="float" office:value="46883.85" calcext:value-type="float">
            <text:p>46883,85</text:p>
          </table:table-cell>
          <table:table-cell office:value-type="float" office:value="0.47801" calcext:value-type="float">
            <text:p>0,4780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9648.06" calcext:value-type="float">
            <text:p>49648,06</text:p>
          </table:table-cell>
          <table:table-cell office:value-type="float" office:value="50316.51" calcext:value-type="float">
            <text:p>50316,51</text:p>
          </table:table-cell>
          <table:table-cell office:value-type="float" office:value="0.46304" calcext:value-type="float">
            <text:p>0,4630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0804.99" calcext:value-type="float">
            <text:p>50804,99</text:p>
          </table:table-cell>
          <table:table-cell office:value-type="float" office:value="59612.36" calcext:value-type="float">
            <text:p>59612,36</text:p>
          </table:table-cell>
          <table:table-cell office:value-type="float" office:value="0.782950000000001" calcext:value-type="float">
            <text:p>0,782950000000001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3821.56" calcext:value-type="float">
            <text:p>43821,56</text:p>
          </table:table-cell>
          <table:table-cell office:value-type="float" office:value="46410.95" calcext:value-type="float">
            <text:p>46410,95</text:p>
          </table:table-cell>
          <table:table-cell office:value-type="float" office:value="0.52034" calcext:value-type="float">
            <text:p>0,52034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6579.48" calcext:value-type="float">
            <text:p>46579,48</text:p>
          </table:table-cell>
          <table:table-cell office:value-type="float" office:value="48114.12" calcext:value-type="float">
            <text:p>48114,12</text:p>
          </table:table-cell>
          <table:table-cell office:value-type="float" office:value="0.48555" calcext:value-type="float">
            <text:p>0,4855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50463.75" calcext:value-type="float">
            <text:p>50463,75</text:p>
          </table:table-cell>
          <table:table-cell office:value-type="float" office:value="51195.05" calcext:value-type="float">
            <text:p>51195,05</text:p>
          </table:table-cell>
          <table:table-cell office:value-type="float" office:value="0.46077" calcext:value-type="float">
            <text:p>0,4607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1721.1" calcext:value-type="float">
            <text:p>51721,1</text:p>
          </table:table-cell>
          <table:table-cell office:value-type="float" office:value="60628.8" calcext:value-type="float">
            <text:p>60628,8</text:p>
          </table:table-cell>
          <table:table-cell office:value-type="float" office:value="0.80072" calcext:value-type="float">
            <text:p>0,80072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4714.2" calcext:value-type="float">
            <text:p>44714,2</text:p>
          </table:table-cell>
          <table:table-cell office:value-type="float" office:value="47431.94" calcext:value-type="float">
            <text:p>47431,94</text:p>
          </table:table-cell>
          <table:table-cell office:value-type="float" office:value="0.52969" calcext:value-type="float">
            <text:p>0,52969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7137.24" calcext:value-type="float">
            <text:p>47137,24</text:p>
          </table:table-cell>
          <table:table-cell office:value-type="float" office:value="48560.87" calcext:value-type="float">
            <text:p>48560,87</text:p>
          </table:table-cell>
          <table:table-cell office:value-type="float" office:value="0.48539" calcext:value-type="float">
            <text:p>0,48539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51362.59" calcext:value-type="float">
            <text:p>51362,59</text:p>
          </table:table-cell>
          <table:table-cell office:value-type="float" office:value="52204.74" calcext:value-type="float">
            <text:p>52204,74</text:p>
          </table:table-cell>
          <table:table-cell office:value-type="float" office:value="0.46919" calcext:value-type="float">
            <text:p>0,4691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2338.63" calcext:value-type="float">
            <text:p>52338,63</text:p>
          </table:table-cell>
          <table:table-cell office:value-type="float" office:value="61265.94" calcext:value-type="float">
            <text:p>61265,94</text:p>
          </table:table-cell>
          <table:table-cell office:value-type="float" office:value="0.81096" calcext:value-type="float">
            <text:p>0,81096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5474.74" calcext:value-type="float">
            <text:p>45474,74</text:p>
          </table:table-cell>
          <table:table-cell office:value-type="float" office:value="48385.14" calcext:value-type="float">
            <text:p>48385,14</text:p>
          </table:table-cell>
          <table:table-cell office:value-type="float" office:value="0.54335" calcext:value-type="float">
            <text:p>0,5433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7783.64" calcext:value-type="float">
            <text:p>47783,64</text:p>
          </table:table-cell>
          <table:table-cell office:value-type="float" office:value="49505.46" calcext:value-type="float">
            <text:p>49505,46</text:p>
          </table:table-cell>
          <table:table-cell office:value-type="float" office:value="0.49571" calcext:value-type="float">
            <text:p>0,4957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52180.54" calcext:value-type="float">
            <text:p>52180,54</text:p>
          </table:table-cell>
          <table:table-cell office:value-type="float" office:value="53452.95" calcext:value-type="float">
            <text:p>53452,95</text:p>
          </table:table-cell>
          <table:table-cell office:value-type="float" office:value="0.48816" calcext:value-type="float">
            <text:p>0,4881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3532.88" calcext:value-type="float">
            <text:p>53532,88</text:p>
          </table:table-cell>
          <table:table-cell office:value-type="float" office:value="63015.8" calcext:value-type="float">
            <text:p>63015,8</text:p>
          </table:table-cell>
          <table:table-cell office:value-type="float" office:value="0.82005" calcext:value-type="float">
            <text:p>0,8200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5912.69" calcext:value-type="float">
            <text:p>45912,69</text:p>
          </table:table-cell>
          <table:table-cell office:value-type="float" office:value="49032.72" calcext:value-type="float">
            <text:p>49032,72</text:p>
          </table:table-cell>
          <table:table-cell office:value-type="float" office:value="0.52791" calcext:value-type="float">
            <text:p>0,5279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8809.07" calcext:value-type="float">
            <text:p>48809,07</text:p>
          </table:table-cell>
          <table:table-cell office:value-type="float" office:value="50140.78" calcext:value-type="float">
            <text:p>50140,78</text:p>
          </table:table-cell>
          <table:table-cell office:value-type="float" office:value="0.49913" calcext:value-type="float">
            <text:p>0,49913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53091.51" calcext:value-type="float">
            <text:p>53091,51</text:p>
          </table:table-cell>
          <table:table-cell office:value-type="float" office:value="53973.94" calcext:value-type="float">
            <text:p>53973,94</text:p>
          </table:table-cell>
          <table:table-cell office:value-type="float" office:value="0.48236" calcext:value-type="float">
            <text:p>0,4823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4323.2" calcext:value-type="float">
            <text:p>54323,2</text:p>
          </table:table-cell>
          <table:table-cell office:value-type="float" office:value="63415.52" calcext:value-type="float">
            <text:p>63415,52</text:p>
          </table:table-cell>
          <table:table-cell office:value-type="float" office:value="0.84983" calcext:value-type="float">
            <text:p>0,8498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6787.11" calcext:value-type="float">
            <text:p>46787,11</text:p>
          </table:table-cell>
          <table:table-cell office:value-type="float" office:value="49799.38" calcext:value-type="float">
            <text:p>49799,38</text:p>
          </table:table-cell>
          <table:table-cell office:value-type="float" office:value="0.55473" calcext:value-type="float">
            <text:p>0,5547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9420.98" calcext:value-type="float">
            <text:p>49420,98</text:p>
          </table:table-cell>
          <table:table-cell office:value-type="float" office:value="50954.93" calcext:value-type="float">
            <text:p>50954,93</text:p>
          </table:table-cell>
          <table:table-cell office:value-type="float" office:value="0.50526" calcext:value-type="float">
            <text:p>0,50526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53764.25" calcext:value-type="float">
            <text:p>53764,25</text:p>
          </table:table-cell>
          <table:table-cell office:value-type="float" office:value="54426.24" calcext:value-type="float">
            <text:p>54426,24</text:p>
          </table:table-cell>
          <table:table-cell office:value-type="float" office:value="0.49355" calcext:value-type="float">
            <text:p>0,4935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4772.27" calcext:value-type="float">
            <text:p>54772,27</text:p>
          </table:table-cell>
          <table:table-cell office:value-type="float" office:value="64062.58" calcext:value-type="float">
            <text:p>64062,58</text:p>
          </table:table-cell>
          <table:table-cell office:value-type="float" office:value="0.90724" calcext:value-type="float">
            <text:p>0,90724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47433.46" calcext:value-type="float">
            <text:p>47433,46</text:p>
          </table:table-cell>
          <table:table-cell office:value-type="float" office:value="50466.56" calcext:value-type="float">
            <text:p>50466,56</text:p>
          </table:table-cell>
          <table:table-cell office:value-type="float" office:value="0.57615" calcext:value-type="float">
            <text:p>0,57615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50273.92" calcext:value-type="float">
            <text:p>50273,92</text:p>
          </table:table-cell>
          <table:table-cell office:value-type="float" office:value="52008.5" calcext:value-type="float">
            <text:p>52008,5</text:p>
          </table:table-cell>
          <table:table-cell office:value-type="float" office:value="0.54762" calcext:value-type="float">
            <text:p>0,54762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54622.75" calcext:value-type="float">
            <text:p>54622,75</text:p>
          </table:table-cell>
          <table:table-cell office:value-type="float" office:value="55595.86" calcext:value-type="float">
            <text:p>55595,86</text:p>
          </table:table-cell>
          <table:table-cell office:value-type="float" office:value="0.53077" calcext:value-type="float">
            <text:p>0,5307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6001.4" calcext:value-type="float">
            <text:p>56001,4</text:p>
          </table:table-cell>
          <table:table-cell office:value-type="float" office:value="65523.28" calcext:value-type="float">
            <text:p>65523,28</text:p>
          </table:table-cell>
          <table:table-cell office:value-type="float" office:value="0.92963" calcext:value-type="float">
            <text:p>0,9296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48395.56" calcext:value-type="float">
            <text:p>48395,56</text:p>
          </table:table-cell>
          <table:table-cell office:value-type="float" office:value="51455.65" calcext:value-type="float">
            <text:p>51455,65</text:p>
          </table:table-cell>
          <table:table-cell office:value-type="float" office:value="0.61751" calcext:value-type="float">
            <text:p>0,61751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0977.81" calcext:value-type="float">
            <text:p>50977,81</text:p>
          </table:table-cell>
          <table:table-cell office:value-type="float" office:value="52264.77" calcext:value-type="float">
            <text:p>52264,77</text:p>
          </table:table-cell>
          <table:table-cell office:value-type="float" office:value="0.57725" calcext:value-type="float">
            <text:p>0,57725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5315.05" calcext:value-type="float">
            <text:p>55315,05</text:p>
          </table:table-cell>
          <table:table-cell office:value-type="float" office:value="56656.37" calcext:value-type="float">
            <text:p>56656,37</text:p>
          </table:table-cell>
          <table:table-cell office:value-type="float" office:value="0.56487" calcext:value-type="float">
            <text:p>0,5648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6781.52" calcext:value-type="float">
            <text:p>56781,52</text:p>
          </table:table-cell>
          <table:table-cell office:value-type="float" office:value="66606.36" calcext:value-type="float">
            <text:p>66606,36</text:p>
          </table:table-cell>
          <table:table-cell office:value-type="float" office:value="0.98037" calcext:value-type="float">
            <text:p>0,98037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49170.14" calcext:value-type="float">
            <text:p>49170,14</text:p>
          </table:table-cell>
          <table:table-cell office:value-type="float" office:value="52607.81" calcext:value-type="float">
            <text:p>52607,81</text:p>
          </table:table-cell>
          <table:table-cell office:value-type="float" office:value="0.64053" calcext:value-type="float">
            <text:p>0,64053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1762.2" calcext:value-type="float">
            <text:p>51762,2</text:p>
          </table:table-cell>
          <table:table-cell office:value-type="float" office:value="53930.82" calcext:value-type="float">
            <text:p>53930,82</text:p>
          </table:table-cell>
          <table:table-cell office:value-type="float" office:value="0.60438" calcext:value-type="float">
            <text:p>0,6043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6222.29" calcext:value-type="float">
            <text:p>56222,29</text:p>
          </table:table-cell>
          <table:table-cell office:value-type="float" office:value="57306.52" calcext:value-type="float">
            <text:p>57306,52</text:p>
          </table:table-cell>
          <table:table-cell office:value-type="float" office:value="0.58301" calcext:value-type="float">
            <text:p>0,583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8003.41" calcext:value-type="float">
            <text:p>58003,41</text:p>
          </table:table-cell>
          <table:table-cell office:value-type="float" office:value="67782.27" calcext:value-type="float">
            <text:p>67782,27</text:p>
          </table:table-cell>
          <table:table-cell office:value-type="float" office:value="0.98463" calcext:value-type="float">
            <text:p>0,9846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49876.56" calcext:value-type="float">
            <text:p>49876,56</text:p>
          </table:table-cell>
          <table:table-cell office:value-type="float" office:value="53255.36" calcext:value-type="float">
            <text:p>53255,36</text:p>
          </table:table-cell>
          <table:table-cell office:value-type="float" office:value="0.63209" calcext:value-type="float">
            <text:p>0,6320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2297.24" calcext:value-type="float">
            <text:p>52297,24</text:p>
          </table:table-cell>
          <table:table-cell office:value-type="float" office:value="54382.24" calcext:value-type="float">
            <text:p>54382,24</text:p>
          </table:table-cell>
          <table:table-cell office:value-type="float" office:value="0.58542" calcext:value-type="float">
            <text:p>0,5854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7131.12" calcext:value-type="float">
            <text:p>57131,12</text:p>
          </table:table-cell>
          <table:table-cell office:value-type="float" office:value="58005.45" calcext:value-type="float">
            <text:p>58005,45</text:p>
          </table:table-cell>
          <table:table-cell office:value-type="float" office:value="0.58107" calcext:value-type="float">
            <text:p>0,5810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8870.45" calcext:value-type="float">
            <text:p>58870,45</text:p>
          </table:table-cell>
          <table:table-cell office:value-type="float" office:value="69210.71" calcext:value-type="float">
            <text:p>69210,71</text:p>
          </table:table-cell>
          <table:table-cell office:value-type="float" office:value="1.01354" calcext:value-type="float">
            <text:p>1,0135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0402.23" calcext:value-type="float">
            <text:p>50402,23</text:p>
          </table:table-cell>
          <table:table-cell office:value-type="float" office:value="54101.67" calcext:value-type="float">
            <text:p>54101,67</text:p>
          </table:table-cell>
          <table:table-cell office:value-type="float" office:value="0.64475" calcext:value-type="float">
            <text:p>0,6447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3399.3" calcext:value-type="float">
            <text:p>53399,3</text:p>
          </table:table-cell>
          <table:table-cell office:value-type="float" office:value="55020.23" calcext:value-type="float">
            <text:p>55020,23</text:p>
          </table:table-cell>
          <table:table-cell office:value-type="float" office:value="0.61612" calcext:value-type="float">
            <text:p>0,6161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8063.9" calcext:value-type="float">
            <text:p>58063,9</text:p>
          </table:table-cell>
          <table:table-cell office:value-type="float" office:value="59059.83" calcext:value-type="float">
            <text:p>59059,83</text:p>
          </table:table-cell>
          <table:table-cell office:value-type="float" office:value="0.59251" calcext:value-type="float">
            <text:p>0,5925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9625.34" calcext:value-type="float">
            <text:p>59625,34</text:p>
          </table:table-cell>
          <table:table-cell office:value-type="float" office:value="70052.59" calcext:value-type="float">
            <text:p>70052,59</text:p>
          </table:table-cell>
          <table:table-cell office:value-type="float" office:value="0.94082" calcext:value-type="float">
            <text:p>0,9408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1108.46" calcext:value-type="float">
            <text:p>51108,46</text:p>
          </table:table-cell>
          <table:table-cell office:value-type="float" office:value="54387.6" calcext:value-type="float">
            <text:p>54387,6</text:p>
          </table:table-cell>
          <table:table-cell office:value-type="float" office:value="0.59978" calcext:value-type="float">
            <text:p>0,59978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3924.53" calcext:value-type="float">
            <text:p>53924,53</text:p>
          </table:table-cell>
          <table:table-cell office:value-type="float" office:value="55476.42" calcext:value-type="float">
            <text:p>55476,42</text:p>
          </table:table-cell>
          <table:table-cell office:value-type="float" office:value="0.56734" calcext:value-type="float">
            <text:p>0,56734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8727.31" calcext:value-type="float">
            <text:p>58727,31</text:p>
          </table:table-cell>
          <table:table-cell office:value-type="float" office:value="60004.77" calcext:value-type="float">
            <text:p>60004,77</text:p>
          </table:table-cell>
          <table:table-cell office:value-type="float" office:value="0.54736" calcext:value-type="float">
            <text:p>0,5473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0166.53" calcext:value-type="float">
            <text:p>60166,53</text:p>
          </table:table-cell>
          <table:table-cell office:value-type="float" office:value="71004.76" calcext:value-type="float">
            <text:p>71004,76</text:p>
          </table:table-cell>
          <table:table-cell office:value-type="float" office:value="1.00354" calcext:value-type="float">
            <text:p>1,00354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2221.69" calcext:value-type="float">
            <text:p>52221,69</text:p>
          </table:table-cell>
          <table:table-cell office:value-type="float" office:value="55296.74" calcext:value-type="float">
            <text:p>55296,74</text:p>
          </table:table-cell>
          <table:table-cell office:value-type="float" office:value="0.65555" calcext:value-type="float">
            <text:p>0,65555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4856.8" calcext:value-type="float">
            <text:p>54856,8</text:p>
          </table:table-cell>
          <table:table-cell office:value-type="float" office:value="56629.49" calcext:value-type="float">
            <text:p>56629,49</text:p>
          </table:table-cell>
          <table:table-cell office:value-type="float" office:value="0.6176" calcext:value-type="float">
            <text:p>0,6176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9858.1" calcext:value-type="float">
            <text:p>59858,1</text:p>
          </table:table-cell>
          <table:table-cell office:value-type="float" office:value="61152.96" calcext:value-type="float">
            <text:p>61152,96</text:p>
          </table:table-cell>
          <table:table-cell office:value-type="float" office:value="0.59635" calcext:value-type="float">
            <text:p>0,5963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1186.2" calcext:value-type="float">
            <text:p>61186,2</text:p>
          </table:table-cell>
          <table:table-cell office:value-type="float" office:value="71986.59" calcext:value-type="float">
            <text:p>71986,59</text:p>
          </table:table-cell>
          <table:table-cell office:value-type="float" office:value="0.96809" calcext:value-type="float">
            <text:p>0,9680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2741.71" calcext:value-type="float">
            <text:p>52741,71</text:p>
          </table:table-cell>
          <table:table-cell office:value-type="float" office:value="55886.89" calcext:value-type="float">
            <text:p>55886,89</text:p>
          </table:table-cell>
          <table:table-cell office:value-type="float" office:value="0.62682" calcext:value-type="float">
            <text:p>0,62682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5360.4" calcext:value-type="float">
            <text:p>55360,4</text:p>
          </table:table-cell>
          <table:table-cell office:value-type="float" office:value="57012.75" calcext:value-type="float">
            <text:p>57012,75</text:p>
          </table:table-cell>
          <table:table-cell office:value-type="float" office:value="0.59891" calcext:value-type="float">
            <text:p>0,59891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60746.4" calcext:value-type="float">
            <text:p>60746,4</text:p>
          </table:table-cell>
          <table:table-cell office:value-type="float" office:value="61466.06" calcext:value-type="float">
            <text:p>61466,06</text:p>
          </table:table-cell>
          <table:table-cell office:value-type="float" office:value="0.57912" calcext:value-type="float">
            <text:p>0,5791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1829.22" calcext:value-type="float">
            <text:p>61829,22</text:p>
          </table:table-cell>
          <table:table-cell office:value-type="float" office:value="72788.59" calcext:value-type="float">
            <text:p>72788,59</text:p>
          </table:table-cell>
          <table:table-cell office:value-type="float" office:value="1.02858" calcext:value-type="float">
            <text:p>1,0285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3223.15" calcext:value-type="float">
            <text:p>53223,15</text:p>
          </table:table-cell>
          <table:table-cell office:value-type="float" office:value="56669.26" calcext:value-type="float">
            <text:p>56669,26</text:p>
          </table:table-cell>
          <table:table-cell office:value-type="float" office:value="0.68148" calcext:value-type="float">
            <text:p>0,6814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6094.36" calcext:value-type="float">
            <text:p>56094,36</text:p>
          </table:table-cell>
          <table:table-cell office:value-type="float" office:value="57981.93" calcext:value-type="float">
            <text:p>57981,93</text:p>
          </table:table-cell>
          <table:table-cell office:value-type="float" office:value="0.62976" calcext:value-type="float">
            <text:p>0,6297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61303.34" calcext:value-type="float">
            <text:p>61303,34</text:p>
          </table:table-cell>
          <table:table-cell office:value-type="float" office:value="62462.31" calcext:value-type="float">
            <text:p>62462,31</text:p>
          </table:table-cell>
          <table:table-cell office:value-type="float" office:value="0.60548" calcext:value-type="float">
            <text:p>0,6054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2715.33" calcext:value-type="float">
            <text:p>62715,33</text:p>
          </table:table-cell>
          <table:table-cell office:value-type="float" office:value="73530.45" calcext:value-type="float">
            <text:p>73530,45</text:p>
          </table:table-cell>
          <table:table-cell office:value-type="float" office:value="0.98573" calcext:value-type="float">
            <text:p>0,98573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4167.23" calcext:value-type="float">
            <text:p>54167,23</text:p>
          </table:table-cell>
          <table:table-cell office:value-type="float" office:value="58017.85" calcext:value-type="float">
            <text:p>58017,85</text:p>
          </table:table-cell>
          <table:table-cell office:value-type="float" office:value="0.6475" calcext:value-type="float">
            <text:p>0,647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6874.63" calcext:value-type="float">
            <text:p>56874,63</text:p>
          </table:table-cell>
          <table:table-cell office:value-type="float" office:value="58594.12" calcext:value-type="float">
            <text:p>58594,12</text:p>
          </table:table-cell>
          <table:table-cell office:value-type="float" office:value="0.59128" calcext:value-type="float">
            <text:p>0,5912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61915.31" calcext:value-type="float">
            <text:p>61915,31</text:p>
          </table:table-cell>
          <table:table-cell office:value-type="float" office:value="62551.54" calcext:value-type="float">
            <text:p>62551,54</text:p>
          </table:table-cell>
          <table:table-cell office:value-type="float" office:value="0.57659" calcext:value-type="float">
            <text:p>0,5765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3817.64" calcext:value-type="float">
            <text:p>63817,64</text:p>
          </table:table-cell>
          <table:table-cell office:value-type="float" office:value="75111.86" calcext:value-type="float">
            <text:p>75111,86</text:p>
          </table:table-cell>
          <table:table-cell office:value-type="float" office:value="0.99369" calcext:value-type="float">
            <text:p>0,99369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5012.14" calcext:value-type="float">
            <text:p>55012,14</text:p>
          </table:table-cell>
          <table:table-cell office:value-type="float" office:value="58419.26" calcext:value-type="float">
            <text:p>58419,26</text:p>
          </table:table-cell>
          <table:table-cell office:value-type="float" office:value="0.64582" calcext:value-type="float">
            <text:p>0,64582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7796.98" calcext:value-type="float">
            <text:p>57796,98</text:p>
          </table:table-cell>
          <table:table-cell office:value-type="float" office:value="59567.89" calcext:value-type="float">
            <text:p>59567,89</text:p>
          </table:table-cell>
          <table:table-cell office:value-type="float" office:value="0.59765" calcext:value-type="float">
            <text:p>0,59765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62902.4" calcext:value-type="float">
            <text:p>62902,4</text:p>
          </table:table-cell>
          <table:table-cell office:value-type="float" office:value="64152.91" calcext:value-type="float">
            <text:p>64152,91</text:p>
          </table:table-cell>
          <table:table-cell office:value-type="float" office:value="0.57811" calcext:value-type="float">
            <text:p>0,5781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4491.16" calcext:value-type="float">
            <text:p>64491,16</text:p>
          </table:table-cell>
          <table:table-cell office:value-type="float" office:value="75766.3" calcext:value-type="float">
            <text:p>75766,3</text:p>
          </table:table-cell>
          <table:table-cell office:value-type="float" office:value="0.99921" calcext:value-type="float">
            <text:p>0,9992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5383.59" calcext:value-type="float">
            <text:p>55383,59</text:p>
          </table:table-cell>
          <table:table-cell office:value-type="float" office:value="58872.16" calcext:value-type="float">
            <text:p>58872,16</text:p>
          </table:table-cell>
          <table:table-cell office:value-type="float" office:value="0.63163" calcext:value-type="float">
            <text:p>0,6316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8497.93" calcext:value-type="float">
            <text:p>58497,93</text:p>
          </table:table-cell>
          <table:table-cell office:value-type="float" office:value="60118.16" calcext:value-type="float">
            <text:p>60118,16</text:p>
          </table:table-cell>
          <table:table-cell office:value-type="float" office:value="0.5976" calcext:value-type="float">
            <text:p>0,597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63659.96" calcext:value-type="float">
            <text:p>63659,96</text:p>
          </table:table-cell>
          <table:table-cell office:value-type="float" office:value="64902.03" calcext:value-type="float">
            <text:p>64902,03</text:p>
          </table:table-cell>
          <table:table-cell office:value-type="float" office:value="0.58966" calcext:value-type="float">
            <text:p>0,5896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5432.51" calcext:value-type="float">
            <text:p>65432,51</text:p>
          </table:table-cell>
          <table:table-cell office:value-type="float" office:value="76353.48" calcext:value-type="float">
            <text:p>76353,48</text:p>
          </table:table-cell>
          <table:table-cell office:value-type="float" office:value="1.01733" calcext:value-type="float">
            <text:p>1,01733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6261.06" calcext:value-type="float">
            <text:p>56261,06</text:p>
          </table:table-cell>
          <table:table-cell office:value-type="float" office:value="59828.85" calcext:value-type="float">
            <text:p>59828,85</text:p>
          </table:table-cell>
          <table:table-cell office:value-type="float" office:value="0.66346" calcext:value-type="float">
            <text:p>0,66346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9169.66" calcext:value-type="float">
            <text:p>59169,66</text:p>
          </table:table-cell>
          <table:table-cell office:value-type="float" office:value="61454.59" calcext:value-type="float">
            <text:p>61454,59</text:p>
          </table:table-cell>
          <table:table-cell office:value-type="float" office:value="0.62557" calcext:value-type="float">
            <text:p>0,62557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64691.34" calcext:value-type="float">
            <text:p>64691,34</text:p>
          </table:table-cell>
          <table:table-cell office:value-type="float" office:value="65287.39" calcext:value-type="float">
            <text:p>65287,39</text:p>
          </table:table-cell>
          <table:table-cell office:value-type="float" office:value="0.59411" calcext:value-type="float">
            <text:p>0,5941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929.45" calcext:value-type="float">
            <text:p>65929,45</text:p>
          </table:table-cell>
          <table:table-cell office:value-type="float" office:value="77138.03" calcext:value-type="float">
            <text:p>77138,03</text:p>
          </table:table-cell>
          <table:table-cell office:value-type="float" office:value="1.03041" calcext:value-type="float">
            <text:p>1,0304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6491.15" calcext:value-type="float">
            <text:p>56491,15</text:p>
          </table:table-cell>
          <table:table-cell office:value-type="float" office:value="60063.38" calcext:value-type="float">
            <text:p>60063,38</text:p>
          </table:table-cell>
          <table:table-cell office:value-type="float" office:value="0.6682" calcext:value-type="float">
            <text:p>0,668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0153.3" calcext:value-type="float">
            <text:p>60153,3</text:p>
          </table:table-cell>
          <table:table-cell office:value-type="float" office:value="61881.24" calcext:value-type="float">
            <text:p>61881,24</text:p>
          </table:table-cell>
          <table:table-cell office:value-type="float" office:value="0.63679" calcext:value-type="float">
            <text:p>0,6367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5021.86" calcext:value-type="float">
            <text:p>65021,86</text:p>
          </table:table-cell>
          <table:table-cell office:value-type="float" office:value="65575.55" calcext:value-type="float">
            <text:p>65575,55</text:p>
          </table:table-cell>
          <table:table-cell office:value-type="float" office:value="0.60132" calcext:value-type="float">
            <text:p>0,6013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6831.81" calcext:value-type="float">
            <text:p>66831,81</text:p>
          </table:table-cell>
          <table:table-cell office:value-type="float" office:value="77733.26" calcext:value-type="float">
            <text:p>77733,26</text:p>
          </table:table-cell>
          <table:table-cell office:value-type="float" office:value="1.04654" calcext:value-type="float">
            <text:p>1,04654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57329.83" calcext:value-type="float">
            <text:p>57329,83</text:p>
          </table:table-cell>
          <table:table-cell office:value-type="float" office:value="61019.9" calcext:value-type="float">
            <text:p>61019,9</text:p>
          </table:table-cell>
          <table:table-cell office:value-type="float" office:value="0.66019" calcext:value-type="float">
            <text:p>0,66019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0842.78" calcext:value-type="float">
            <text:p>60842,78</text:p>
          </table:table-cell>
          <table:table-cell office:value-type="float" office:value="62601.21" calcext:value-type="float">
            <text:p>62601,21</text:p>
          </table:table-cell>
          <table:table-cell office:value-type="float" office:value="0.63286" calcext:value-type="float">
            <text:p>0,6328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6363.18" calcext:value-type="float">
            <text:p>66363,18</text:p>
          </table:table-cell>
          <table:table-cell office:value-type="float" office:value="67416.12" calcext:value-type="float">
            <text:p>67416,12</text:p>
          </table:table-cell>
          <table:table-cell office:value-type="float" office:value="0.60752" calcext:value-type="float">
            <text:p>0,6075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7617.66" calcext:value-type="float">
            <text:p>67617,66</text:p>
          </table:table-cell>
          <table:table-cell office:value-type="float" office:value="79523.5" calcext:value-type="float">
            <text:p>79523,5</text:p>
          </table:table-cell>
          <table:table-cell office:value-type="float" office:value="1.04353" calcext:value-type="float">
            <text:p>1,04353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58310.11" calcext:value-type="float">
            <text:p>58310,11</text:p>
          </table:table-cell>
          <table:table-cell office:value-type="float" office:value="62150.82" calcext:value-type="float">
            <text:p>62150,82</text:p>
          </table:table-cell>
          <table:table-cell office:value-type="float" office:value="0.66796" calcext:value-type="float">
            <text:p>0,66796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1532.33" calcext:value-type="float">
            <text:p>61532,33</text:p>
          </table:table-cell>
          <table:table-cell office:value-type="float" office:value="63721.39" calcext:value-type="float">
            <text:p>63721,39</text:p>
          </table:table-cell>
          <table:table-cell office:value-type="float" office:value="0.65423" calcext:value-type="float">
            <text:p>0,65423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6936.27" calcext:value-type="float">
            <text:p>66936,27</text:p>
          </table:table-cell>
          <table:table-cell office:value-type="float" office:value="68176.13" calcext:value-type="float">
            <text:p>68176,13</text:p>
          </table:table-cell>
          <table:table-cell office:value-type="float" office:value="0.60916" calcext:value-type="float">
            <text:p>0,6091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8985.89" calcext:value-type="float">
            <text:p>68985,89</text:p>
          </table:table-cell>
          <table:table-cell office:value-type="float" office:value="81313.79" calcext:value-type="float">
            <text:p>81313,79</text:p>
          </table:table-cell>
          <table:table-cell office:value-type="float" office:value="1.09224" calcext:value-type="float">
            <text:p>1,09224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59042.9" calcext:value-type="float">
            <text:p>59042,9</text:p>
          </table:table-cell>
          <table:table-cell office:value-type="float" office:value="63065.46" calcext:value-type="float">
            <text:p>63065,46</text:p>
          </table:table-cell>
          <table:table-cell office:value-type="float" office:value="0.69149" calcext:value-type="float">
            <text:p>0,69149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2261.86" calcext:value-type="float">
            <text:p>62261,86</text:p>
          </table:table-cell>
          <table:table-cell office:value-type="float" office:value="64636.43" calcext:value-type="float">
            <text:p>64636,43</text:p>
          </table:table-cell>
          <table:table-cell office:value-type="float" office:value="0.67648" calcext:value-type="float">
            <text:p>0,67648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7922.01" calcext:value-type="float">
            <text:p>67922,01</text:p>
          </table:table-cell>
          <table:table-cell office:value-type="float" office:value="69371.81" calcext:value-type="float">
            <text:p>69371,81</text:p>
          </table:table-cell>
          <table:table-cell office:value-type="float" office:value="0.65117" calcext:value-type="float">
            <text:p>0,6511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717.11" calcext:value-type="float">
            <text:p>69717,11</text:p>
          </table:table-cell>
          <table:table-cell office:value-type="float" office:value="82325.22" calcext:value-type="float">
            <text:p>82325,22</text:p>
          </table:table-cell>
          <table:table-cell office:value-type="float" office:value="1.18581" calcext:value-type="float">
            <text:p>1,1858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59700.28" calcext:value-type="float">
            <text:p>59700,28</text:p>
          </table:table-cell>
          <table:table-cell office:value-type="float" office:value="63976.76" calcext:value-type="float">
            <text:p>63976,76</text:p>
          </table:table-cell>
          <table:table-cell office:value-type="float" office:value="0.77389" calcext:value-type="float">
            <text:p>0,77389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2902.07" calcext:value-type="float">
            <text:p>62902,07</text:p>
          </table:table-cell>
          <table:table-cell office:value-type="float" office:value="64694.31" calcext:value-type="float">
            <text:p>64694,31</text:p>
          </table:table-cell>
          <table:table-cell office:value-type="float" office:value="0.71541" calcext:value-type="float">
            <text:p>0,7154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8656.88" calcext:value-type="float">
            <text:p>68656,88</text:p>
          </table:table-cell>
          <table:table-cell office:value-type="float" office:value="70403.28" calcext:value-type="float">
            <text:p>70403,28</text:p>
          </table:table-cell>
          <table:table-cell office:value-type="float" office:value="0.69997" calcext:value-type="float">
            <text:p>0,6999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0943.01" calcext:value-type="float">
            <text:p>70943,01</text:p>
          </table:table-cell>
          <table:table-cell office:value-type="float" office:value="83040.55" calcext:value-type="float">
            <text:p>83040,55</text:p>
          </table:table-cell>
          <table:table-cell office:value-type="float" office:value="1.09799" calcext:value-type="float">
            <text:p>1,0979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0229.55" calcext:value-type="float">
            <text:p>60229,55</text:p>
          </table:table-cell>
          <table:table-cell office:value-type="float" office:value="64654.87" calcext:value-type="float">
            <text:p>64654,87</text:p>
          </table:table-cell>
          <table:table-cell office:value-type="float" office:value="0.71744" calcext:value-type="float">
            <text:p>0,7174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3568.02" calcext:value-type="float">
            <text:p>63568,02</text:p>
          </table:table-cell>
          <table:table-cell office:value-type="float" office:value="65828.13" calcext:value-type="float">
            <text:p>65828,13</text:p>
          </table:table-cell>
          <table:table-cell office:value-type="float" office:value="0.66934" calcext:value-type="float">
            <text:p>0,6693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9298.75" calcext:value-type="float">
            <text:p>69298,75</text:p>
          </table:table-cell>
          <table:table-cell office:value-type="float" office:value="69900.4" calcext:value-type="float">
            <text:p>69900,4</text:p>
          </table:table-cell>
          <table:table-cell office:value-type="float" office:value="0.64132" calcext:value-type="float">
            <text:p>0,6413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1704.58" calcext:value-type="float">
            <text:p>71704,58</text:p>
          </table:table-cell>
          <table:table-cell office:value-type="float" office:value="83625.7" calcext:value-type="float">
            <text:p>83625,7</text:p>
          </table:table-cell>
          <table:table-cell office:value-type="float" office:value="1.19927" calcext:value-type="float">
            <text:p>1,19927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1435.01" calcext:value-type="float">
            <text:p>61435,01</text:p>
          </table:table-cell>
          <table:table-cell office:value-type="float" office:value="65904.11" calcext:value-type="float">
            <text:p>65904,11</text:p>
          </table:table-cell>
          <table:table-cell office:value-type="float" office:value="0.77791" calcext:value-type="float">
            <text:p>0,77791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4469.94" calcext:value-type="float">
            <text:p>64469,94</text:p>
          </table:table-cell>
          <table:table-cell office:value-type="float" office:value="66153.15" calcext:value-type="float">
            <text:p>66153,15</text:p>
          </table:table-cell>
          <table:table-cell office:value-type="float" office:value="0.71175" calcext:value-type="float">
            <text:p>0,71175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70571.19" calcext:value-type="float">
            <text:p>70571,19</text:p>
          </table:table-cell>
          <table:table-cell office:value-type="float" office:value="72082.41" calcext:value-type="float">
            <text:p>72082,41</text:p>
          </table:table-cell>
          <table:table-cell office:value-type="float" office:value="0.69293" calcext:value-type="float">
            <text:p>0,6929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2053.67" calcext:value-type="float">
            <text:p>72053,67</text:p>
          </table:table-cell>
          <table:table-cell office:value-type="float" office:value="84958.66" calcext:value-type="float">
            <text:p>84958,66</text:p>
          </table:table-cell>
          <table:table-cell office:value-type="float" office:value="1.13043" calcext:value-type="float">
            <text:p>1,13043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2043.77" calcext:value-type="float">
            <text:p>62043,77</text:p>
          </table:table-cell>
          <table:table-cell office:value-type="float" office:value="65986.43" calcext:value-type="float">
            <text:p>65986,43</text:p>
          </table:table-cell>
          <table:table-cell office:value-type="float" office:value="0.74212" calcext:value-type="float">
            <text:p>0,74212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5398.61" calcext:value-type="float">
            <text:p>65398,61</text:p>
          </table:table-cell>
          <table:table-cell office:value-type="float" office:value="67179.43" calcext:value-type="float">
            <text:p>67179,43</text:p>
          </table:table-cell>
          <table:table-cell office:value-type="float" office:value="0.68812" calcext:value-type="float">
            <text:p>0,68812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71234.35" calcext:value-type="float">
            <text:p>71234,35</text:p>
          </table:table-cell>
          <table:table-cell office:value-type="float" office:value="72195.21" calcext:value-type="float">
            <text:p>72195,21</text:p>
          </table:table-cell>
          <table:table-cell office:value-type="float" office:value="0.65634" calcext:value-type="float">
            <text:p>0,6563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3041.05" calcext:value-type="float">
            <text:p>73041,05</text:p>
          </table:table-cell>
          <table:table-cell office:value-type="float" office:value="85857.45" calcext:value-type="float">
            <text:p>85857,45</text:p>
          </table:table-cell>
          <table:table-cell office:value-type="float" office:value="1.13698" calcext:value-type="float">
            <text:p>1,1369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2520.18" calcext:value-type="float">
            <text:p>62520,18</text:p>
          </table:table-cell>
          <table:table-cell office:value-type="float" office:value="66558.74" calcext:value-type="float">
            <text:p>66558,74</text:p>
          </table:table-cell>
          <table:table-cell office:value-type="float" office:value="0.74117" calcext:value-type="float">
            <text:p>0,74117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6157.02" calcext:value-type="float">
            <text:p>66157,02</text:p>
          </table:table-cell>
          <table:table-cell office:value-type="float" office:value="68401.89" calcext:value-type="float">
            <text:p>68401,89</text:p>
          </table:table-cell>
          <table:table-cell office:value-type="float" office:value="0.69225" calcext:value-type="float">
            <text:p>0,69225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71880.91" calcext:value-type="float">
            <text:p>71880,91</text:p>
          </table:table-cell>
          <table:table-cell office:value-type="float" office:value="72886.14" calcext:value-type="float">
            <text:p>72886,14</text:p>
          </table:table-cell>
          <table:table-cell office:value-type="float" office:value="0.66862" calcext:value-type="float">
            <text:p>0,6686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3692.52" calcext:value-type="float">
            <text:p>73692,52</text:p>
          </table:table-cell>
          <table:table-cell office:value-type="float" office:value="86166.44" calcext:value-type="float">
            <text:p>86166,44</text:p>
          </table:table-cell>
          <table:table-cell office:value-type="float" office:value="1.16485" calcext:value-type="float">
            <text:p>1,16485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3610.3" calcext:value-type="float">
            <text:p>63610,3</text:p>
          </table:table-cell>
          <table:table-cell office:value-type="float" office:value="67667.65" calcext:value-type="float">
            <text:p>67667,65</text:p>
          </table:table-cell>
          <table:table-cell office:value-type="float" office:value="0.75707" calcext:value-type="float">
            <text:p>0,75707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6535.61" calcext:value-type="float">
            <text:p>66535,61</text:p>
          </table:table-cell>
          <table:table-cell office:value-type="float" office:value="68881.9" calcext:value-type="float">
            <text:p>68881,9</text:p>
          </table:table-cell>
          <table:table-cell office:value-type="float" office:value="0.71396" calcext:value-type="float">
            <text:p>0,71396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72390.96" calcext:value-type="float">
            <text:p>72390,96</text:p>
          </table:table-cell>
          <table:table-cell office:value-type="float" office:value="73370.2" calcext:value-type="float">
            <text:p>73370,2</text:p>
          </table:table-cell>
          <table:table-cell office:value-type="float" office:value="0.68529" calcext:value-type="float">
            <text:p>0,685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4662.66" calcext:value-type="float">
            <text:p>74662,66</text:p>
          </table:table-cell>
          <table:table-cell office:value-type="float" office:value="87920.79" calcext:value-type="float">
            <text:p>87920,79</text:p>
          </table:table-cell>
          <table:table-cell office:value-type="float" office:value="1.19966" calcext:value-type="float">
            <text:p>1,1996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4022.47" calcext:value-type="float">
            <text:p>64022,47</text:p>
          </table:table-cell>
          <table:table-cell office:value-type="float" office:value="67426.62" calcext:value-type="float">
            <text:p>67426,62</text:p>
          </table:table-cell>
          <table:table-cell office:value-type="float" office:value="0.78925" calcext:value-type="float">
            <text:p>0,7892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7516.37" calcext:value-type="float">
            <text:p>67516,37</text:p>
          </table:table-cell>
          <table:table-cell office:value-type="float" office:value="69531.23" calcext:value-type="float">
            <text:p>69531,23</text:p>
          </table:table-cell>
          <table:table-cell office:value-type="float" office:value="0.740149999999999" calcext:value-type="float">
            <text:p>0,740149999999999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73274.46" calcext:value-type="float">
            <text:p>73274,46</text:p>
          </table:table-cell>
          <table:table-cell office:value-type="float" office:value="74497.25" calcext:value-type="float">
            <text:p>74497,25</text:p>
          </table:table-cell>
          <table:table-cell office:value-type="float" office:value="0.70784" calcext:value-type="float">
            <text:p>0,7078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5858.61" calcext:value-type="float">
            <text:p>75858,61</text:p>
          </table:table-cell>
          <table:table-cell office:value-type="float" office:value="88629.39" calcext:value-type="float">
            <text:p>88629,39</text:p>
          </table:table-cell>
          <table:table-cell office:value-type="float" office:value="1.14796" calcext:value-type="float">
            <text:p>1,14796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4919.79" calcext:value-type="float">
            <text:p>64919,79</text:p>
          </table:table-cell>
          <table:table-cell office:value-type="float" office:value="69330.75" calcext:value-type="float">
            <text:p>69330,75</text:p>
          </table:table-cell>
          <table:table-cell office:value-type="float" office:value="0.74553" calcext:value-type="float">
            <text:p>0,74553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8329.01" calcext:value-type="float">
            <text:p>68329,01</text:p>
          </table:table-cell>
          <table:table-cell office:value-type="float" office:value="70731.13" calcext:value-type="float">
            <text:p>70731,13</text:p>
          </table:table-cell>
          <table:table-cell office:value-type="float" office:value="0.69701" calcext:value-type="float">
            <text:p>0,6970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74205.49" calcext:value-type="float">
            <text:p>74205,49</text:p>
          </table:table-cell>
          <table:table-cell office:value-type="float" office:value="75735.73" calcext:value-type="float">
            <text:p>75735,73</text:p>
          </table:table-cell>
          <table:table-cell office:value-type="float" office:value="0.67087" calcext:value-type="float">
            <text:p>0,6708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6326.01" calcext:value-type="float">
            <text:p>76326,01</text:p>
          </table:table-cell>
          <table:table-cell office:value-type="float" office:value="89720.29" calcext:value-type="float">
            <text:p>89720,29</text:p>
          </table:table-cell>
          <table:table-cell office:value-type="float" office:value="1.14355" calcext:value-type="float">
            <text:p>1,143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5637.36" calcext:value-type="float">
            <text:p>65637,36</text:p>
          </table:table-cell>
          <table:table-cell office:value-type="float" office:value="70351.3" calcext:value-type="float">
            <text:p>70351,3</text:p>
          </table:table-cell>
          <table:table-cell office:value-type="float" office:value="0.75246" calcext:value-type="float">
            <text:p>0,7524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8706.65" calcext:value-type="float">
            <text:p>68706,65</text:p>
          </table:table-cell>
          <table:table-cell office:value-type="float" office:value="70716.75" calcext:value-type="float">
            <text:p>70716,75</text:p>
          </table:table-cell>
          <table:table-cell office:value-type="float" office:value="0.69051" calcext:value-type="float">
            <text:p>0,6905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75009.96" calcext:value-type="float">
            <text:p>75009,96</text:p>
          </table:table-cell>
          <table:table-cell office:value-type="float" office:value="76596.6" calcext:value-type="float">
            <text:p>76596,6</text:p>
          </table:table-cell>
          <table:table-cell office:value-type="float" office:value="0.67135" calcext:value-type="float">
            <text:p>0,6713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7512.28" calcext:value-type="float">
            <text:p>77512,28</text:p>
          </table:table-cell>
          <table:table-cell office:value-type="float" office:value="90847.9" calcext:value-type="float">
            <text:p>90847,9</text:p>
          </table:table-cell>
          <table:table-cell office:value-type="float" office:value="1.27437" calcext:value-type="float">
            <text:p>1,2743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6400.64" calcext:value-type="float">
            <text:p>66400,64</text:p>
          </table:table-cell>
          <table:table-cell office:value-type="float" office:value="70667.22" calcext:value-type="float">
            <text:p>70667,22</text:p>
          </table:table-cell>
          <table:table-cell office:value-type="float" office:value="0.8331" calcext:value-type="float">
            <text:p>0,8331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9992.29" calcext:value-type="float">
            <text:p>69992,29</text:p>
          </table:table-cell>
          <table:table-cell office:value-type="float" office:value="72058.6" calcext:value-type="float">
            <text:p>72058,6</text:p>
          </table:table-cell>
          <table:table-cell office:value-type="float" office:value="0.76432" calcext:value-type="float">
            <text:p>0,76432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75842.46" calcext:value-type="float">
            <text:p>75842,46</text:p>
          </table:table-cell>
          <table:table-cell office:value-type="float" office:value="77158.8" calcext:value-type="float">
            <text:p>77158,8</text:p>
          </table:table-cell>
          <table:table-cell office:value-type="float" office:value="0.74424" calcext:value-type="float">
            <text:p>0,7442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8495.04" calcext:value-type="float">
            <text:p>78495,04</text:p>
          </table:table-cell>
          <table:table-cell office:value-type="float" office:value="91663.54" calcext:value-type="float">
            <text:p>91663,54</text:p>
          </table:table-cell>
          <table:table-cell office:value-type="float" office:value="1.22651" calcext:value-type="float">
            <text:p>1,22651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67199.09" calcext:value-type="float">
            <text:p>67199,09</text:p>
          </table:table-cell>
          <table:table-cell office:value-type="float" office:value="71947.67" calcext:value-type="float">
            <text:p>71947,67</text:p>
          </table:table-cell>
          <table:table-cell office:value-type="float" office:value="0.80554" calcext:value-type="float">
            <text:p>0,80554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70706.17" calcext:value-type="float">
            <text:p>70706,17</text:p>
          </table:table-cell>
          <table:table-cell office:value-type="float" office:value="72782.55" calcext:value-type="float">
            <text:p>72782,55</text:p>
          </table:table-cell>
          <table:table-cell office:value-type="float" office:value="0.75638" calcext:value-type="float">
            <text:p>0,75638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76968.07" calcext:value-type="float">
            <text:p>76968,07</text:p>
          </table:table-cell>
          <table:table-cell office:value-type="float" office:value="78032.58" calcext:value-type="float">
            <text:p>78032,58</text:p>
          </table:table-cell>
          <table:table-cell office:value-type="float" office:value="0.72834" calcext:value-type="float">
            <text:p>0,7283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9142.24" calcext:value-type="float">
            <text:p>79142,24</text:p>
          </table:table-cell>
          <table:table-cell office:value-type="float" office:value="92684.92" calcext:value-type="float">
            <text:p>92684,92</text:p>
          </table:table-cell>
          <table:table-cell office:value-type="float" office:value="1.20938" calcext:value-type="float">
            <text:p>1,2093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7654.64" calcext:value-type="float">
            <text:p>67654,64</text:p>
          </table:table-cell>
          <table:table-cell office:value-type="float" office:value="71434.06" calcext:value-type="float">
            <text:p>71434,06</text:p>
          </table:table-cell>
          <table:table-cell office:value-type="float" office:value="0.78003" calcext:value-type="float">
            <text:p>0,7800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1178.9" calcext:value-type="float">
            <text:p>71178,9</text:p>
          </table:table-cell>
          <table:table-cell office:value-type="float" office:value="73149.77" calcext:value-type="float">
            <text:p>73149,77</text:p>
          </table:table-cell>
          <table:table-cell office:value-type="float" office:value="0.729009999999999" calcext:value-type="float">
            <text:p>0,729009999999999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8224.86" calcext:value-type="float">
            <text:p>78224,86</text:p>
          </table:table-cell>
          <table:table-cell office:value-type="float" office:value="79691.72" calcext:value-type="float">
            <text:p>79691,72</text:p>
          </table:table-cell>
          <table:table-cell office:value-type="float" office:value="0.71145" calcext:value-type="float">
            <text:p>0,7114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0134.42" calcext:value-type="float">
            <text:p>80134,42</text:p>
          </table:table-cell>
          <table:table-cell office:value-type="float" office:value="93712.53" calcext:value-type="float">
            <text:p>93712,53</text:p>
          </table:table-cell>
          <table:table-cell office:value-type="float" office:value="1.21096" calcext:value-type="float">
            <text:p>1,21096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68565.63" calcext:value-type="float">
            <text:p>68565,63</text:p>
          </table:table-cell>
          <table:table-cell office:value-type="float" office:value="72732.61" calcext:value-type="float">
            <text:p>72732,61</text:p>
          </table:table-cell>
          <table:table-cell office:value-type="float" office:value="0.79773" calcext:value-type="float">
            <text:p>0,79773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2217.97" calcext:value-type="float">
            <text:p>72217,97</text:p>
          </table:table-cell>
          <table:table-cell office:value-type="float" office:value="74198.41" calcext:value-type="float">
            <text:p>74198,41</text:p>
          </table:table-cell>
          <table:table-cell office:value-type="float" office:value="0.73125" calcext:value-type="float">
            <text:p>0,7312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8339.58" calcext:value-type="float">
            <text:p>78339,58</text:p>
          </table:table-cell>
          <table:table-cell office:value-type="float" office:value="79236.23" calcext:value-type="float">
            <text:p>79236,23</text:p>
          </table:table-cell>
          <table:table-cell office:value-type="float" office:value="0.724660000000001" calcext:value-type="float">
            <text:p>0,72466000000000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80434.26" calcext:value-type="float">
            <text:p>80434,26</text:p>
          </table:table-cell>
          <table:table-cell office:value-type="float" office:value="94537.55" calcext:value-type="float">
            <text:p>94537,55</text:p>
          </table:table-cell>
          <table:table-cell office:value-type="float" office:value="1.21816" calcext:value-type="float">
            <text:p>1,21816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69145.55" calcext:value-type="float">
            <text:p>69145,55</text:p>
          </table:table-cell>
          <table:table-cell office:value-type="float" office:value="73672.06" calcext:value-type="float">
            <text:p>73672,06</text:p>
          </table:table-cell>
          <table:table-cell office:value-type="float" office:value="0.79989" calcext:value-type="float">
            <text:p>0,79989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3185.77" calcext:value-type="float">
            <text:p>73185,77</text:p>
          </table:table-cell>
          <table:table-cell office:value-type="float" office:value="75511.14" calcext:value-type="float">
            <text:p>75511,14</text:p>
          </table:table-cell>
          <table:table-cell office:value-type="float" office:value="0.74592" calcext:value-type="float">
            <text:p>0,74592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9181.15" calcext:value-type="float">
            <text:p>79181,15</text:p>
          </table:table-cell>
          <table:table-cell office:value-type="float" office:value="80464.33" calcext:value-type="float">
            <text:p>80464,33</text:p>
          </table:table-cell>
          <table:table-cell office:value-type="float" office:value="0.71779" calcext:value-type="float">
            <text:p>0,7177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2234.69" calcext:value-type="float">
            <text:p>82234,69</text:p>
          </table:table-cell>
          <table:table-cell office:value-type="float" office:value="96177.59" calcext:value-type="float">
            <text:p>96177,59</text:p>
          </table:table-cell>
          <table:table-cell office:value-type="float" office:value="1.29753" calcext:value-type="float">
            <text:p>1,29753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0292.57" calcext:value-type="float">
            <text:p>70292,57</text:p>
          </table:table-cell>
          <table:table-cell office:value-type="float" office:value="74988.55" calcext:value-type="float">
            <text:p>74988,55</text:p>
          </table:table-cell>
          <table:table-cell office:value-type="float" office:value="0.84177" calcext:value-type="float">
            <text:p>0,84177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3199.67" calcext:value-type="float">
            <text:p>73199,67</text:p>
          </table:table-cell>
          <table:table-cell office:value-type="float" office:value="75401.52" calcext:value-type="float">
            <text:p>75401,52</text:p>
          </table:table-cell>
          <table:table-cell office:value-type="float" office:value="0.77248" calcext:value-type="float">
            <text:p>0,77248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80047.72" calcext:value-type="float">
            <text:p>80047,72</text:p>
          </table:table-cell>
          <table:table-cell office:value-type="float" office:value="80948.98" calcext:value-type="float">
            <text:p>80948,98</text:p>
          </table:table-cell>
          <table:table-cell office:value-type="float" office:value="0.74872" calcext:value-type="float">
            <text:p>0,7487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653.18" calcext:value-type="float">
            <text:p>82653,18</text:p>
          </table:table-cell>
          <table:table-cell office:value-type="float" office:value="97640.14" calcext:value-type="float">
            <text:p>97640,14</text:p>
          </table:table-cell>
          <table:table-cell office:value-type="float" office:value="1.25404" calcext:value-type="float">
            <text:p>1,2540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70614.23" calcext:value-type="float">
            <text:p>70614,23</text:p>
          </table:table-cell>
          <table:table-cell office:value-type="float" office:value="74673.33" calcext:value-type="float">
            <text:p>74673,33</text:p>
          </table:table-cell>
          <table:table-cell office:value-type="float" office:value="0.81591" calcext:value-type="float">
            <text:p>0,8159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74465.14" calcext:value-type="float">
            <text:p>74465,14</text:p>
          </table:table-cell>
          <table:table-cell office:value-type="float" office:value="76965.33" calcext:value-type="float">
            <text:p>76965,33</text:p>
          </table:table-cell>
          <table:table-cell office:value-type="float" office:value="0.76828" calcext:value-type="float">
            <text:p>0,7682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81167.8" calcext:value-type="float">
            <text:p>81167,8</text:p>
          </table:table-cell>
          <table:table-cell office:value-type="float" office:value="82643.69" calcext:value-type="float">
            <text:p>82643,69</text:p>
          </table:table-cell>
          <table:table-cell office:value-type="float" office:value="0.73442" calcext:value-type="float">
            <text:p>0,734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3" office:value-type="float" office:value="83119.49" calcext:value-type="float">
            <text:p>83119,49</text:p>
          </table:table-cell>
          <table:table-cell table:style-name="ce39" office:value-type="float" office:value="97770.88" calcext:value-type="float">
            <text:p>97770,88</text:p>
          </table:table-cell>
          <table:table-cell table:style-name="ce45" office:value-type="float" office:value="1.28522" calcext:value-type="float">
            <text:p>1,2852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1552.07" calcext:value-type="float">
            <text:p>71552,07</text:p>
          </table:table-cell>
          <table:table-cell table:style-name="ce16" office:value-type="float" office:value="76157.63" calcext:value-type="float">
            <text:p>76157,63</text:p>
          </table:table-cell>
          <table:table-cell table:style-name="ce22" office:value-type="float" office:value="0.84388" calcext:value-type="float">
            <text:p>0,84388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5032.5" calcext:value-type="float">
            <text:p>75032,5</text:p>
          </table:table-cell>
          <table:table-cell table:style-name="ce16" office:value-type="float" office:value="77676.55" calcext:value-type="float">
            <text:p>77676,55</text:p>
          </table:table-cell>
          <table:table-cell table:style-name="ce22" office:value-type="float" office:value="0.79379" calcext:value-type="float">
            <text:p>0,79379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82028.56" calcext:value-type="float">
            <text:p>82028,56</text:p>
          </table:table-cell>
          <table:table-cell table:style-name="ce16" office:value-type="float" office:value="83457.11" calcext:value-type="float">
            <text:p>83457,11</text:p>
          </table:table-cell>
          <table:table-cell table:style-name="ce22" office:value-type="float" office:value="0.74828" calcext:value-type="float">
            <text:p>0,74828</text:p>
          </table:table-cell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4" office:value-type="float" office:value="41361.8317" calcext:value-type="float">
            <text:p>41361,8317</text:p>
          </table:table-cell>
          <table:table-cell table:style-name="ce40" office:value-type="float" office:value="48490.5785" calcext:value-type="float">
            <text:p>48490,5785</text:p>
          </table:table-cell>
          <table:table-cell table:style-name="ce46" office:value-type="float" office:value="0.657166300000001" calcext:value-type="float">
            <text:p>0,657166300000001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  <table:data-pilot-tables>
        <table:data-pilot-table table:name="DataPilot1" table:application-data="" table:target-range-address="'Tabela przestawna_select_max_k3_1'.A1:'Tabela przestawna_select_max_k3_1'.D103" table:buttons="'Tabela przestawna_select_max_k3_1'.A2 'Tabela przestawna_select_max_k3_1'.B1" table:show-filter-button="false" table:drill-down-on-double-click="false">
          <table:source-cell-range table:cell-range-address="'Tabela przestawna_select_max_k3_1'.A1:'Tabela przestawna_select_max_k3_1'.D10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stawienia" tableooo:display-name="Średnia – przestawienia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529" table:display="true" table:show-details="true"/>
                <table:data-pilot-member table:name="541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66" table:display="true" table:show-details="true"/>
                <table:data-pilot-member table:name="571" table:display="true" table:show-details="true"/>
                <table:data-pilot-member table:name="573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9" table:display="true" table:show-details="true"/>
                <table:data-pilot-member table:name="583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9" table:display="true" table:show-details="true"/>
                <table:data-pilot-member table:name="614" table:display="true" table:show-details="true"/>
                <table:data-pilot-member table:name="617" table:display="true" table:show-details="true"/>
                <table:data-pilot-member table:name="620" table:display="true" table:show-details="true"/>
                <table:data-pilot-member table:name="623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33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1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3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7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8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3" table:display="true" table:show-details="true"/>
                <table:data-pilot-member table:name="715" table:display="true" table:show-details="true"/>
                <table:data-pilot-member table:name="718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9" table:display="true" table:show-details="true"/>
                <table:data-pilot-member table:name="734" table:display="true" table:show-details="true"/>
                <table:data-pilot-member table:name="737" table:display="true" table:show-details="true"/>
                <table:data-pilot-member table:name="744" table:display="true" table:show-details="true"/>
                <table:data-pilot-member table:name="755" table:display="true" table:show-details="true"/>
                <table:data-pilot-member table:name="758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94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25" table:display="true" table:show-details="true"/>
                <table:data-pilot-member table:name="1143" table:display="true" table:show-details="true"/>
                <table:data-pilot-member table:name="1167" table:display="true" table:show-details="true"/>
                <table:data-pilot-member table:name="1169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9" table:display="true" table:show-details="true"/>
                <table:data-pilot-member table:name="1208" table:display="true" table:show-details="true"/>
                <table:data-pilot-member table:name="1247" table:display="true" table:show-details="true"/>
                <table:data-pilot-member table:name="1258" table:display="true" table:show-details="true"/>
                <table:data-pilot-member table:name="1269" table:display="true" table:show-details="true"/>
                <table:data-pilot-member table:name="1271" table:display="true" table:show-details="true"/>
                <table:data-pilot-member table:name="1288" table:display="true" table:show-details="true"/>
                <table:data-pilot-member table:name="1291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300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8" table:display="true" table:show-details="true"/>
                <table:data-pilot-member table:name="1333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7" table:display="true" table:show-details="true"/>
                <table:data-pilot-member table:name="1353" table:display="true" table:show-details="true"/>
                <table:data-pilot-member table:name="1359" table:display="true" table:show-details="true"/>
                <table:data-pilot-member table:name="1362" table:display="true" table:show-details="true"/>
                <table:data-pilot-member table:name="1364" table:display="true" table:show-details="true"/>
                <table:data-pilot-member table:name="1369" table:display="true" table:show-details="true"/>
                <table:data-pilot-member table:name="1376" table:display="true" table:show-details="true"/>
                <table:data-pilot-member table:name="1379" table:display="true" table:show-details="true"/>
                <table:data-pilot-member table:name="1380" table:display="true" table:show-details="true"/>
                <table:data-pilot-member table:name="1385" table:display="true" table:show-details="true"/>
                <table:data-pilot-member table:name="1389" table:display="true" table:show-details="true"/>
                <table:data-pilot-member table:name="1393" table:display="true" table:show-details="true"/>
                <table:data-pilot-member table:name="1394" table:display="true" table:show-details="true"/>
                <table:data-pilot-member table:name="1397" table:display="true" table:show-details="true"/>
                <table:data-pilot-member table:name="1398" table:display="true" table:show-details="true"/>
                <table:data-pilot-member table:name="1401" table:display="true" table:show-details="true"/>
                <table:data-pilot-member table:name="1404" table:display="true" table:show-details="true"/>
                <table:data-pilot-member table:name="1406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14" table:display="true" table:show-details="true"/>
                <table:data-pilot-member table:name="1415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25" table:display="true" table:show-details="true"/>
                <table:data-pilot-member table:name="1426" table:display="true" table:show-details="true"/>
                <table:data-pilot-member table:name="1427" table:display="true" table:show-details="true"/>
                <table:data-pilot-member table:name="1429" table:display="true" table:show-details="true"/>
                <table:data-pilot-member table:name="1434" table:display="true" table:show-details="true"/>
                <table:data-pilot-member table:name="1437" table:display="true" table:show-details="true"/>
                <table:data-pilot-member table:name="1438" table:display="true" table:show-details="true"/>
                <table:data-pilot-member table:name="1440" table:display="true" table:show-details="true"/>
                <table:data-pilot-member table:name="1441" table:display="true" table:show-details="true"/>
                <table:data-pilot-member table:name="1443" table:display="true" table:show-details="true"/>
                <table:data-pilot-member table:name="1445" table:display="true" table:show-details="true"/>
                <table:data-pilot-member table:name="1449" table:display="true" table:show-details="true"/>
                <table:data-pilot-member table:name="1450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54" table:display="true" table:show-details="true"/>
                <table:data-pilot-member table:name="1456" table:display="true" table:show-details="true"/>
                <table:data-pilot-member table:name="1458" table:display="true" table:show-details="true"/>
                <table:data-pilot-member table:name="1459" table:display="true" table:show-details="true"/>
                <table:data-pilot-member table:name="1460" table:display="true" table:show-details="true"/>
                <table:data-pilot-member table:name="1461" table:display="true" table:show-details="true"/>
                <table:data-pilot-member table:name="1464" table:display="true" table:show-details="true"/>
                <table:data-pilot-member table:name="1476" table:display="true" table:show-details="true"/>
                <table:data-pilot-member table:name="1481" table:display="true" table:show-details="true"/>
                <table:data-pilot-member table:name="1490" table:display="true" table:show-details="true"/>
                <table:data-pilot-member table:name="1492" table:display="true" table:show-details="true"/>
                <table:data-pilot-member table:name="1505" table:display="true" table:show-details="true"/>
                <table:data-pilot-member table:name="1535" table:display="true" table:show-details="true"/>
                <table:data-pilot-member table:name="1539" table:display="true" table:show-details="true"/>
                <table:data-pilot-member table:name="1541" table:display="true" table:show-details="true"/>
                <table:data-pilot-member table:name="1545" table:display="true" table:show-details="true"/>
                <table:data-pilot-member table:name="1652" table:display="true" table:show-details="true"/>
                <table:data-pilot-member table:name="1690" table:display="true" table:show-details="true"/>
                <table:data-pilot-member table:name="1704" table:display="true" table:show-details="true"/>
                <table:data-pilot-member table:name="1714" table:display="true" table:show-details="true"/>
                <table:data-pilot-member table:name="1755" table:display="true" table:show-details="true"/>
                <table:data-pilot-member table:name="1764" table:display="true" table:show-details="true"/>
                <table:data-pilot-member table:name="1766" table:display="true" table:show-details="true"/>
                <table:data-pilot-member table:name="1788" table:display="true" table:show-details="true"/>
                <table:data-pilot-member table:name="1799" table:display="true" table:show-details="true"/>
                <table:data-pilot-member table:name="1807" table:display="true" table:show-details="true"/>
                <table:data-pilot-member table:name="1818" table:display="true" table:show-details="true"/>
                <table:data-pilot-member table:name="1868" table:display="true" table:show-details="true"/>
                <table:data-pilot-member table:name="1878" table:display="true" table:show-details="true"/>
                <table:data-pilot-member table:name="1896" table:display="true" table:show-details="true"/>
                <table:data-pilot-member table:name="1945" table:display="true" table:show-details="true"/>
                <table:data-pilot-member table:name="1947" table:display="true" table:show-details="true"/>
                <table:data-pilot-member table:name="1964" table:display="true" table:show-details="true"/>
                <table:data-pilot-member table:name="1973" table:display="true" table:show-details="true"/>
                <table:data-pilot-member table:name="1982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8" table:display="true" table:show-details="true"/>
                <table:data-pilot-member table:name="2046" table:display="true" table:show-details="true"/>
                <table:data-pilot-member table:name="2047" table:display="true" table:show-details="true"/>
                <table:data-pilot-member table:name="2048" table:display="true" table:show-details="true"/>
                <table:data-pilot-member table:name="2049" table:display="true" table:show-details="true"/>
                <table:data-pilot-member table:name="2056" table:display="true" table:show-details="true"/>
                <table:data-pilot-member table:name="2057" table:display="true" table:show-details="true"/>
                <table:data-pilot-member table:name="2067" table:display="true" table:show-details="true"/>
                <table:data-pilot-member table:name="2077" table:display="true" table:show-details="true"/>
                <table:data-pilot-member table:name="2078" table:display="true" table:show-details="true"/>
                <table:data-pilot-member table:name="2079" table:display="true" table:show-details="true"/>
                <table:data-pilot-member table:name="2080" table:display="true" table:show-details="true"/>
                <table:data-pilot-member table:name="2086" table:display="true" table:show-details="true"/>
                <table:data-pilot-member table:name="2092" table:display="true" table:show-details="true"/>
                <table:data-pilot-member table:name="2096" table:display="true" table:show-details="true"/>
                <table:data-pilot-member table:name="2098" table:display="true" table:show-details="true"/>
                <table:data-pilot-member table:name="2100" table:display="true" table:show-details="true"/>
                <table:data-pilot-member table:name="2111" table:display="true" table:show-details="true"/>
                <table:data-pilot-member table:name="2114" table:display="true" table:show-details="true"/>
                <table:data-pilot-member table:name="2115" table:display="true" table:show-details="true"/>
                <table:data-pilot-member table:name="2117" table:display="true" table:show-details="true"/>
                <table:data-pilot-member table:name="2127" table:display="true" table:show-details="true"/>
                <table:data-pilot-member table:name="2138" table:display="true" table:show-details="true"/>
                <table:data-pilot-member table:name="2147" table:display="true" table:show-details="true"/>
                <table:data-pilot-member table:name="2150" table:display="true" table:show-details="true"/>
                <table:data-pilot-member table:name="2151" table:display="true" table:show-details="true"/>
                <table:data-pilot-member table:name="2154" table:display="true" table:show-details="true"/>
                <table:data-pilot-member table:name="2157" table:display="true" table:show-details="true"/>
                <table:data-pilot-member table:name="2158" table:display="true" table:show-details="true"/>
                <table:data-pilot-member table:name="2159" table:display="true" table:show-details="true"/>
                <table:data-pilot-member table:name="2161" table:display="true" table:show-details="true"/>
                <table:data-pilot-member table:name="2169" table:display="true" table:show-details="true"/>
                <table:data-pilot-member table:name="2171" table:display="true" table:show-details="true"/>
                <table:data-pilot-member table:name="2174" table:display="true" table:show-details="true"/>
                <table:data-pilot-member table:name="2177" table:display="true" table:show-details="true"/>
                <table:data-pilot-member table:name="2178" table:display="true" table:show-details="true"/>
                <table:data-pilot-member table:name="2185" table:display="true" table:show-details="true"/>
                <table:data-pilot-member table:name="2186" table:display="true" table:show-details="true"/>
                <table:data-pilot-member table:name="2188" table:display="true" table:show-details="true"/>
                <table:data-pilot-member table:name="2189" table:display="true" table:show-details="true"/>
                <table:data-pilot-member table:name="2198" table:display="true" table:show-details="true"/>
                <table:data-pilot-member table:name="2200" table:display="true" table:show-details="true"/>
                <table:data-pilot-member table:name="2203" table:display="true" table:show-details="true"/>
                <table:data-pilot-member table:name="2205" table:display="true" table:show-details="true"/>
                <table:data-pilot-member table:name="2208" table:display="true" table:show-details="true"/>
                <table:data-pilot-member table:name="2215" table:display="true" table:show-details="true"/>
                <table:data-pilot-member table:name="2219" table:display="true" table:show-details="true"/>
                <table:data-pilot-member table:name="2220" table:display="true" table:show-details="true"/>
                <table:data-pilot-member table:name="2231" table:display="true" table:show-details="true"/>
                <table:data-pilot-member table:name="2234" table:display="true" table:show-details="true"/>
                <table:data-pilot-member table:name="2236" table:display="true" table:show-details="true"/>
                <table:data-pilot-member table:name="2238" table:display="true" table:show-details="true"/>
                <table:data-pilot-member table:name="2239" table:display="true" table:show-details="true"/>
                <table:data-pilot-member table:name="2247" table:display="true" table:show-details="true"/>
                <table:data-pilot-member table:name="2259" table:display="true" table:show-details="true"/>
                <table:data-pilot-member table:name="2262" table:display="true" table:show-details="true"/>
                <table:data-pilot-member table:name="2266" table:display="true" table:show-details="true"/>
                <table:data-pilot-member table:name="2272" table:display="true" table:show-details="true"/>
                <table:data-pilot-member table:name="2279" table:display="true" table:show-details="true"/>
                <table:data-pilot-member table:name="2286" table:display="true" table:show-details="true"/>
                <table:data-pilot-member table:name="2291" table:display="true" table:show-details="true"/>
                <table:data-pilot-member table:name="2295" table:display="true" table:show-details="true"/>
                <table:data-pilot-member table:name="2308" table:display="true" table:show-details="true"/>
                <table:data-pilot-member table:name="2309" table:display="true" table:show-details="true"/>
                <table:data-pilot-member table:name="2318" table:display="true" table:show-details="true"/>
                <table:data-pilot-member table:name="2328" table:display="true" table:show-details="true"/>
                <table:data-pilot-member table:name="2346" table:display="true" table:show-details="true"/>
                <table:data-pilot-member table:name="2369" table:display="true" table:show-details="true"/>
                <table:data-pilot-member table:name="2370" table:display="true" table:show-details="true"/>
                <table:data-pilot-member table:name="2426" table:display="true" table:show-details="true"/>
                <table:data-pilot-member table:name="2444" table:display="true" table:show-details="true"/>
                <table:data-pilot-member table:name="2460" table:display="true" table:show-details="true"/>
                <table:data-pilot-member table:name="2479" table:display="true" table:show-details="true"/>
                <table:data-pilot-member table:name="2504" table:display="true" table:show-details="true"/>
                <table:data-pilot-member table:name="2523" table:display="true" table:show-details="true"/>
                <table:data-pilot-member table:name="2539" table:display="true" table:show-details="true"/>
                <table:data-pilot-member table:name="2559" table:display="true" table:show-details="true"/>
                <table:data-pilot-member table:name="2568" table:display="true" table:show-details="true"/>
                <table:data-pilot-member table:name="2573" table:display="true" table:show-details="true"/>
                <table:data-pilot-member table:name="2626" table:display="true" table:show-details="true"/>
                <table:data-pilot-member table:name="2636" table:display="true" table:show-details="true"/>
                <table:data-pilot-member table:name="2664" table:display="true" table:show-details="true"/>
                <table:data-pilot-member table:name="2667" table:display="true" table:show-details="true"/>
                <table:data-pilot-member table:name="2672" table:display="true" table:show-details="true"/>
                <table:data-pilot-member table:name="2676" table:display="true" table:show-details="true"/>
                <table:data-pilot-member table:name="2685" table:display="true" table:show-details="true"/>
                <table:data-pilot-member table:name="2721" table:display="true" table:show-details="true"/>
                <table:data-pilot-member table:name="2741" table:display="true" table:show-details="true"/>
                <table:data-pilot-member table:name="2742" table:display="true" table:show-details="true"/>
                <table:data-pilot-member table:name="2743" table:display="true" table:show-details="true"/>
                <table:data-pilot-member table:name="2746" table:display="true" table:show-details="true"/>
                <table:data-pilot-member table:name="2751" table:display="true" table:show-details="true"/>
                <table:data-pilot-member table:name="2764" table:display="true" table:show-details="true"/>
                <table:data-pilot-member table:name="2774" table:display="true" table:show-details="true"/>
                <table:data-pilot-member table:name="2775" table:display="true" table:show-details="true"/>
                <table:data-pilot-member table:name="2787" table:display="true" table:show-details="true"/>
                <table:data-pilot-member table:name="2788" table:display="true" table:show-details="true"/>
                <table:data-pilot-member table:name="2809" table:display="true" table:show-details="true"/>
                <table:data-pilot-member table:name="2834" table:display="true" table:show-details="true"/>
                <table:data-pilot-member table:name="2835" table:display="true" table:show-details="true"/>
                <table:data-pilot-member table:name="2836" table:display="true" table:show-details="true"/>
                <table:data-pilot-member table:name="2841" table:display="true" table:show-details="true"/>
                <table:data-pilot-member table:name="2842" table:display="true" table:show-details="true"/>
                <table:data-pilot-member table:name="2844" table:display="true" table:show-details="true"/>
                <table:data-pilot-member table:name="2845" table:display="true" table:show-details="true"/>
                <table:data-pilot-member table:name="2849" table:display="true" table:show-details="true"/>
                <table:data-pilot-member table:name="2854" table:display="true" table:show-details="true"/>
                <table:data-pilot-member table:name="2855" table:display="true" table:show-details="true"/>
                <table:data-pilot-member table:name="2858" table:display="true" table:show-details="true"/>
                <table:data-pilot-member table:name="2861" table:display="true" table:show-details="true"/>
                <table:data-pilot-member table:name="2864" table:display="true" table:show-details="true"/>
                <table:data-pilot-member table:name="2867" table:display="true" table:show-details="true"/>
                <table:data-pilot-member table:name="2868" table:display="true" table:show-details="true"/>
                <table:data-pilot-member table:name="2882" table:display="true" table:show-details="true"/>
                <table:data-pilot-member table:name="2885" table:display="true" table:show-details="true"/>
                <table:data-pilot-member table:name="2887" table:display="true" table:show-details="true"/>
                <table:data-pilot-member table:name="2891" table:display="true" table:show-details="true"/>
                <table:data-pilot-member table:name="2899" table:display="true" table:show-details="true"/>
                <table:data-pilot-member table:name="2900" table:display="true" table:show-details="true"/>
                <table:data-pilot-member table:name="2905" table:display="true" table:show-details="true"/>
                <table:data-pilot-member table:name="2912" table:display="true" table:show-details="true"/>
                <table:data-pilot-member table:name="2917" table:display="true" table:show-details="true"/>
                <table:data-pilot-member table:name="2919" table:display="true" table:show-details="true"/>
                <table:data-pilot-member table:name="2920" table:display="true" table:show-details="true"/>
                <table:data-pilot-member table:name="2922" table:display="true" table:show-details="true"/>
                <table:data-pilot-member table:name="2925" table:display="true" table:show-details="true"/>
                <table:data-pilot-member table:name="2926" table:display="true" table:show-details="true"/>
                <table:data-pilot-member table:name="2929" table:display="true" table:show-details="true"/>
                <table:data-pilot-member table:name="2931" table:display="true" table:show-details="true"/>
                <table:data-pilot-member table:name="2942" table:display="true" table:show-details="true"/>
                <table:data-pilot-member table:name="2945" table:display="true" table:show-details="true"/>
                <table:data-pilot-member table:name="2946" table:display="true" table:show-details="true"/>
                <table:data-pilot-member table:name="2952" table:display="true" table:show-details="true"/>
                <table:data-pilot-member table:name="2953" table:display="true" table:show-details="true"/>
                <table:data-pilot-member table:name="2956" table:display="true" table:show-details="true"/>
                <table:data-pilot-member table:name="2957" table:display="true" table:show-details="true"/>
                <table:data-pilot-member table:name="2960" table:display="true" table:show-details="true"/>
                <table:data-pilot-member table:name="2966" table:display="true" table:show-details="true"/>
                <table:data-pilot-member table:name="2981" table:display="true" table:show-details="true"/>
                <table:data-pilot-member table:name="2990" table:display="true" table:show-details="true"/>
                <table:data-pilot-member table:name="2996" table:display="true" table:show-details="true"/>
                <table:data-pilot-member table:name="2998" table:display="true" table:show-details="true"/>
                <table:data-pilot-member table:name="3003" table:display="true" table:show-details="true"/>
                <table:data-pilot-member table:name="3006" table:display="true" table:show-details="true"/>
                <table:data-pilot-member table:name="3007" table:display="true" table:show-details="true"/>
                <table:data-pilot-member table:name="3017" table:display="true" table:show-details="true"/>
                <table:data-pilot-member table:name="3022" table:display="true" table:show-details="true"/>
                <table:data-pilot-member table:name="3023" table:display="true" table:show-details="true"/>
                <table:data-pilot-member table:name="3025" table:display="true" table:show-details="true"/>
                <table:data-pilot-member table:name="3029" table:display="true" table:show-details="true"/>
                <table:data-pilot-member table:name="3042" table:display="true" table:show-details="true"/>
                <table:data-pilot-member table:name="3044" table:display="true" table:show-details="true"/>
                <table:data-pilot-member table:name="3059" table:display="true" table:show-details="true"/>
                <table:data-pilot-member table:name="3067" table:display="true" table:show-details="true"/>
                <table:data-pilot-member table:name="3068" table:display="true" table:show-details="true"/>
                <table:data-pilot-member table:name="3069" table:display="true" table:show-details="true"/>
                <table:data-pilot-member table:name="3070" table:display="true" table:show-details="true"/>
                <table:data-pilot-member table:name="3079" table:display="true" table:show-details="true"/>
                <table:data-pilot-member table:name="3088" table:display="true" table:show-details="true"/>
                <table:data-pilot-member table:name="3091" table:display="true" table:show-details="true"/>
                <table:data-pilot-member table:name="3093" table:display="true" table:show-details="true"/>
                <table:data-pilot-member table:name="3100" table:display="true" table:show-details="true"/>
                <table:data-pilot-member table:name="3109" table:display="true" table:show-details="true"/>
                <table:data-pilot-member table:name="3134" table:display="true" table:show-details="true"/>
                <table:data-pilot-member table:name="3148" table:display="true" table:show-details="true"/>
                <table:data-pilot-member table:name="3154" table:display="true" table:show-details="true"/>
                <table:data-pilot-member table:name="3158" table:display="true" table:show-details="true"/>
                <table:data-pilot-member table:name="3175" table:display="true" table:show-details="true"/>
                <table:data-pilot-member table:name="3208" table:display="true" table:show-details="true"/>
                <table:data-pilot-member table:name="3210" table:display="true" table:show-details="true"/>
                <table:data-pilot-member table:name="3231" table:display="true" table:show-details="true"/>
                <table:data-pilot-member table:name="3245" table:display="true" table:show-details="true"/>
                <table:data-pilot-member table:name="3251" table:display="true" table:show-details="true"/>
                <table:data-pilot-member table:name="3252" table:display="true" table:show-details="true"/>
                <table:data-pilot-member table:name="3383" table:display="true" table:show-details="true"/>
                <table:data-pilot-member table:name="3395" table:display="true" table:show-details="true"/>
                <table:data-pilot-member table:name="3404" table:display="true" table:show-details="true"/>
                <table:data-pilot-member table:name="3432" table:display="true" table:show-details="true"/>
                <table:data-pilot-member table:name="3433" table:display="true" table:show-details="true"/>
                <table:data-pilot-member table:name="3449" table:display="true" table:show-details="true"/>
                <table:data-pilot-member table:name="3473" table:display="true" table:show-details="true"/>
                <table:data-pilot-member table:name="3490" table:display="true" table:show-details="true"/>
                <table:data-pilot-member table:name="3498" table:display="true" table:show-details="true"/>
                <table:data-pilot-member table:name="3526" table:display="true" table:show-details="true"/>
                <table:data-pilot-member table:name="3527" table:display="true" table:show-details="true"/>
                <table:data-pilot-member table:name="3532" table:display="true" table:show-details="true"/>
                <table:data-pilot-member table:name="3548" table:display="true" table:show-details="true"/>
                <table:data-pilot-member table:name="3563" table:display="true" table:show-details="true"/>
                <table:data-pilot-member table:name="3592" table:display="true" table:show-details="true"/>
                <table:data-pilot-member table:name="3595" table:display="true" table:show-details="true"/>
                <table:data-pilot-member table:name="3597" table:display="true" table:show-details="true"/>
                <table:data-pilot-member table:name="3607" table:display="true" table:show-details="true"/>
                <table:data-pilot-member table:name="3612" table:display="true" table:show-details="true"/>
                <table:data-pilot-member table:name="3623" table:display="true" table:show-details="true"/>
                <table:data-pilot-member table:name="3627" table:display="true" table:show-details="true"/>
                <table:data-pilot-member table:name="3628" table:display="true" table:show-details="true"/>
                <table:data-pilot-member table:name="3629" table:display="true" table:show-details="true"/>
                <table:data-pilot-member table:name="3633" table:display="true" table:show-details="true"/>
                <table:data-pilot-member table:name="3645" table:display="true" table:show-details="true"/>
                <table:data-pilot-member table:name="3652" table:display="true" table:show-details="true"/>
                <table:data-pilot-member table:name="3656" table:display="true" table:show-details="true"/>
                <table:data-pilot-member table:name="3662" table:display="true" table:show-details="true"/>
                <table:data-pilot-member table:name="3676" table:display="true" table:show-details="true"/>
                <table:data-pilot-member table:name="3692" table:display="true" table:show-details="true"/>
                <table:data-pilot-member table:name="3698" table:display="true" table:show-details="true"/>
                <table:data-pilot-member table:name="3705" table:display="true" table:show-details="true"/>
                <table:data-pilot-member table:name="3706" table:display="true" table:show-details="true"/>
                <table:data-pilot-member table:name="3712" table:display="true" table:show-details="true"/>
                <table:data-pilot-member table:name="3714" table:display="true" table:show-details="true"/>
                <table:data-pilot-member table:name="3721" table:display="true" table:show-details="true"/>
                <table:data-pilot-member table:name="3725" table:display="true" table:show-details="true"/>
                <table:data-pilot-member table:name="3726" table:display="true" table:show-details="true"/>
                <table:data-pilot-member table:name="3728" table:display="true" table:show-details="true"/>
                <table:data-pilot-member table:name="3729" table:display="true" table:show-details="true"/>
                <table:data-pilot-member table:name="3730" table:display="true" table:show-details="true"/>
                <table:data-pilot-member table:name="3736" table:display="true" table:show-details="true"/>
                <table:data-pilot-member table:name="3744" table:display="true" table:show-details="true"/>
                <table:data-pilot-member table:name="3763" table:display="true" table:show-details="true"/>
                <table:data-pilot-member table:name="3773" table:display="true" table:show-details="true"/>
                <table:data-pilot-member table:name="3778" table:display="true" table:show-details="true"/>
                <table:data-pilot-member table:name="3784" table:display="true" table:show-details="true"/>
                <table:data-pilot-member table:name="3786" table:display="true" table:show-details="true"/>
                <table:data-pilot-member table:name="3787" table:display="true" table:show-details="true"/>
                <table:data-pilot-member table:name="3788" table:display="true" table:show-details="true"/>
                <table:data-pilot-member table:name="3790" table:display="true" table:show-details="true"/>
                <table:data-pilot-member table:name="3791" table:display="true" table:show-details="true"/>
                <table:data-pilot-member table:name="3796" table:display="true" table:show-details="true"/>
                <table:data-pilot-member table:name="3801" table:display="true" table:show-details="true"/>
                <table:data-pilot-member table:name="3808" table:display="true" table:show-details="true"/>
                <table:data-pilot-member table:name="3818" table:display="true" table:show-details="true"/>
                <table:data-pilot-member table:name="3820" table:display="true" table:show-details="true"/>
                <table:data-pilot-member table:name="3825" table:display="true" table:show-details="true"/>
                <table:data-pilot-member table:name="3828" table:display="true" table:show-details="true"/>
                <table:data-pilot-member table:name="3832" table:display="true" table:show-details="true"/>
                <table:data-pilot-member table:name="3838" table:display="true" table:show-details="true"/>
                <table:data-pilot-member table:name="3842" table:display="true" table:show-details="true"/>
                <table:data-pilot-member table:name="3843" table:display="true" table:show-details="true"/>
                <table:data-pilot-member table:name="3854" table:display="true" table:show-details="true"/>
                <table:data-pilot-member table:name="3856" table:display="true" table:show-details="true"/>
                <table:data-pilot-member table:name="3859" table:display="true" table:show-details="true"/>
                <table:data-pilot-member table:name="3865" table:display="true" table:show-details="true"/>
                <table:data-pilot-member table:name="3871" table:display="true" table:show-details="true"/>
                <table:data-pilot-member table:name="3873" table:display="true" table:show-details="true"/>
                <table:data-pilot-member table:name="3874" table:display="true" table:show-details="true"/>
                <table:data-pilot-member table:name="3875" table:display="true" table:show-details="true"/>
                <table:data-pilot-member table:name="3883" table:display="true" table:show-details="true"/>
                <table:data-pilot-member table:name="3899" table:display="true" table:show-details="true"/>
                <table:data-pilot-member table:name="3903" table:display="true" table:show-details="true"/>
                <table:data-pilot-member table:name="3912" table:display="true" table:show-details="true"/>
                <table:data-pilot-member table:name="3915" table:display="true" table:show-details="true"/>
                <table:data-pilot-member table:name="3922" table:display="true" table:show-details="true"/>
                <table:data-pilot-member table:name="3923" table:display="true" table:show-details="true"/>
                <table:data-pilot-member table:name="3925" table:display="true" table:show-details="true"/>
                <table:data-pilot-member table:name="3930" table:display="true" table:show-details="true"/>
                <table:data-pilot-member table:name="3934" table:display="true" table:show-details="true"/>
                <table:data-pilot-member table:name="3935" table:display="true" table:show-details="true"/>
                <table:data-pilot-member table:name="3943" table:display="true" table:show-details="true"/>
                <table:data-pilot-member table:name="3947" table:display="true" table:show-details="true"/>
                <table:data-pilot-member table:name="3962" table:display="true" table:show-details="true"/>
                <table:data-pilot-member table:name="3981" table:display="true" table:show-details="true"/>
                <table:data-pilot-member table:name="4050" table:display="true" table:show-details="true"/>
                <table:data-pilot-member table:name="4074" table:display="true" table:show-details="true"/>
                <table:data-pilot-member table:name="4096" table:display="true" table:show-details="true"/>
                <table:data-pilot-member table:name="4123" table:display="true" table:show-details="true"/>
                <table:data-pilot-member table:name="4136" table:display="true" table:show-details="true"/>
                <table:data-pilot-member table:name="4156" table:display="true" table:show-details="true"/>
                <table:data-pilot-member table:name="4159" table:display="true" table:show-details="true"/>
                <table:data-pilot-member table:name="4164" table:display="true" table:show-details="true"/>
                <table:data-pilot-member table:name="4174" table:display="true" table:show-details="true"/>
                <table:data-pilot-member table:name="4197" table:display="true" table:show-details="true"/>
                <table:data-pilot-member table:name="4219" table:display="true" table:show-details="true"/>
                <table:data-pilot-member table:name="4225" table:display="true" table:show-details="true"/>
                <table:data-pilot-member table:name="4230" table:display="true" table:show-details="true"/>
                <table:data-pilot-member table:name="4240" table:display="true" table:show-details="true"/>
                <table:data-pilot-member table:name="4263" table:display="true" table:show-details="true"/>
                <table:data-pilot-member table:name="4269" table:display="true" table:show-details="true"/>
                <table:data-pilot-member table:name="4285" table:display="true" table:show-details="true"/>
                <table:data-pilot-member table:name="4289" table:display="true" table:show-details="true"/>
                <table:data-pilot-member table:name="4301" table:display="true" table:show-details="true"/>
                <table:data-pilot-member table:name="4308" table:display="true" table:show-details="true"/>
                <table:data-pilot-member table:name="4309" table:display="true" table:show-details="true"/>
                <table:data-pilot-member table:name="4310" table:display="true" table:show-details="true"/>
                <table:data-pilot-member table:name="4313" table:display="true" table:show-details="true"/>
                <table:data-pilot-member table:name="4326" table:display="true" table:show-details="true"/>
                <table:data-pilot-member table:name="4331" table:display="true" table:show-details="true"/>
                <table:data-pilot-member table:name="4334" table:display="true" table:show-details="true"/>
                <table:data-pilot-member table:name="4340" table:display="true" table:show-details="true"/>
                <table:data-pilot-member table:name="4358" table:display="true" table:show-details="true"/>
                <table:data-pilot-member table:name="4378" table:display="true" table:show-details="true"/>
                <table:data-pilot-member table:name="4385" table:display="true" table:show-details="true"/>
                <table:data-pilot-member table:name="4394" table:display="true" table:show-details="true"/>
                <table:data-pilot-member table:name="4400" table:display="true" table:show-details="true"/>
                <table:data-pilot-member table:name="4406" table:display="true" table:show-details="true"/>
                <table:data-pilot-member table:name="4425" table:display="true" table:show-details="true"/>
                <table:data-pilot-member table:name="4434" table:display="true" table:show-details="true"/>
                <table:data-pilot-member table:name="4438" table:display="true" table:show-details="true"/>
                <table:data-pilot-member table:name="4448" table:display="true" table:show-details="true"/>
                <table:data-pilot-member table:name="4452" table:display="true" table:show-details="true"/>
                <table:data-pilot-member table:name="4462" table:display="true" table:show-details="true"/>
                <table:data-pilot-member table:name="4463" table:display="true" table:show-details="true"/>
                <table:data-pilot-member table:name="4469" table:display="true" table:show-details="true"/>
                <table:data-pilot-member table:name="4474" table:display="true" table:show-details="true"/>
                <table:data-pilot-member table:name="4480" table:display="true" table:show-details="true"/>
                <table:data-pilot-member table:name="4486" table:display="true" table:show-details="true"/>
                <table:data-pilot-member table:name="4489" table:display="true" table:show-details="true"/>
                <table:data-pilot-member table:name="4502" table:display="true" table:show-details="true"/>
                <table:data-pilot-member table:name="4507" table:display="true" table:show-details="true"/>
                <table:data-pilot-member table:name="4508" table:display="true" table:show-details="true"/>
                <table:data-pilot-member table:name="4511" table:display="true" table:show-details="true"/>
                <table:data-pilot-member table:name="4512" table:display="true" table:show-details="true"/>
                <table:data-pilot-member table:name="4513" table:display="true" table:show-details="true"/>
                <table:data-pilot-member table:name="4515" table:display="true" table:show-details="true"/>
                <table:data-pilot-member table:name="4519" table:display="true" table:show-details="true"/>
                <table:data-pilot-member table:name="4523" table:display="true" table:show-details="true"/>
                <table:data-pilot-member table:name="4525" table:display="true" table:show-details="true"/>
                <table:data-pilot-member table:name="4527" table:display="true" table:show-details="true"/>
                <table:data-pilot-member table:name="4546" table:display="true" table:show-details="true"/>
                <table:data-pilot-member table:name="4556" table:display="true" table:show-details="true"/>
                <table:data-pilot-member table:name="4561" table:display="true" table:show-details="true"/>
                <table:data-pilot-member table:name="4569" table:display="true" table:show-details="true"/>
                <table:data-pilot-member table:name="4570" table:display="true" table:show-details="true"/>
                <table:data-pilot-member table:name="4571" table:display="true" table:show-details="true"/>
                <table:data-pilot-member table:name="4576" table:display="true" table:show-details="true"/>
                <table:data-pilot-member table:name="4578" table:display="true" table:show-details="true"/>
                <table:data-pilot-member table:name="4579" table:display="true" table:show-details="true"/>
                <table:data-pilot-member table:name="4581" table:display="true" table:show-details="true"/>
                <table:data-pilot-member table:name="4590" table:display="true" table:show-details="true"/>
                <table:data-pilot-member table:name="4612" table:display="true" table:show-details="true"/>
                <table:data-pilot-member table:name="4619" table:display="true" table:show-details="true"/>
                <table:data-pilot-member table:name="4621" table:display="true" table:show-details="true"/>
                <table:data-pilot-member table:name="4622" table:display="true" table:show-details="true"/>
                <table:data-pilot-member table:name="4623" table:display="true" table:show-details="true"/>
                <table:data-pilot-member table:name="4626" table:display="true" table:show-details="true"/>
                <table:data-pilot-member table:name="4629" table:display="true" table:show-details="true"/>
                <table:data-pilot-member table:name="4635" table:display="true" table:show-details="true"/>
                <table:data-pilot-member table:name="4641" table:display="true" table:show-details="true"/>
                <table:data-pilot-member table:name="4645" table:display="true" table:show-details="true"/>
                <table:data-pilot-member table:name="4655" table:display="true" table:show-details="true"/>
                <table:data-pilot-member table:name="4666" table:display="true" table:show-details="true"/>
                <table:data-pilot-member table:name="4669" table:display="true" table:show-details="true"/>
                <table:data-pilot-member table:name="4673" table:display="true" table:show-details="true"/>
                <table:data-pilot-member table:name="4675" table:display="true" table:show-details="true"/>
                <table:data-pilot-member table:name="4706" table:display="true" table:show-details="true"/>
                <table:data-pilot-member table:name="4707" table:display="true" table:show-details="true"/>
                <table:data-pilot-member table:name="4712" table:display="true" table:show-details="true"/>
                <table:data-pilot-member table:name="4729" table:display="true" table:show-details="true"/>
                <table:data-pilot-member table:name="4748" table:display="true" table:show-details="true"/>
                <table:data-pilot-member table:name="4752" table:display="true" table:show-details="true"/>
                <table:data-pilot-member table:name="4772" table:display="true" table:show-details="true"/>
                <table:data-pilot-member table:name="4783" table:display="true" table:show-details="true"/>
                <table:data-pilot-member table:name="4821" table:display="true" table:show-details="true"/>
                <table:data-pilot-member table:name="4842" table:display="true" table:show-details="true"/>
                <table:data-pilot-member table:name="4845" table:display="true" table:show-details="true"/>
                <table:data-pilot-member table:name="4855" table:display="true" table:show-details="true"/>
                <table:data-pilot-member table:name="4866" table:display="true" table:show-details="true"/>
                <table:data-pilot-member table:name="4871" table:display="true" table:show-details="true"/>
                <table:data-pilot-member table:name="4894" table:display="true" table:show-details="true"/>
                <table:data-pilot-member table:name="4904" table:display="true" table:show-details="true"/>
                <table:data-pilot-member table:name="4912" table:display="true" table:show-details="true"/>
                <table:data-pilot-member table:name="4914" table:display="true" table:show-details="true"/>
                <table:data-pilot-member table:name="4951" table:display="true" table:show-details="true"/>
                <table:data-pilot-member table:name="4972" table:display="true" table:show-details="true"/>
                <table:data-pilot-member table:name="4992" table:display="true" table:show-details="true"/>
                <table:data-pilot-member table:name="5004" table:display="true" table:show-details="true"/>
                <table:data-pilot-member table:name="5019" table:display="true" table:show-details="true"/>
                <table:data-pilot-member table:name="5028" table:display="true" table:show-details="true"/>
                <table:data-pilot-member table:name="5029" table:display="true" table:show-details="true"/>
                <table:data-pilot-member table:name="5054" table:display="true" table:show-details="true"/>
                <table:data-pilot-member table:name="5055" table:display="true" table:show-details="true"/>
                <table:data-pilot-member table:name="5059" table:display="true" table:show-details="true"/>
                <table:data-pilot-member table:name="5062" table:display="true" table:show-details="true"/>
                <table:data-pilot-member table:name="5087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117" table:display="true" table:show-details="true"/>
                <table:data-pilot-member table:name="5118" table:display="true" table:show-details="true"/>
                <table:data-pilot-member table:name="5126" table:display="true" table:show-details="true"/>
                <table:data-pilot-member table:name="5127" table:display="true" table:show-details="true"/>
                <table:data-pilot-member table:name="5133" table:display="true" table:show-details="true"/>
                <table:data-pilot-member table:name="5149" table:display="true" table:show-details="true"/>
                <table:data-pilot-member table:name="5161" table:display="true" table:show-details="true"/>
                <table:data-pilot-member table:name="5165" table:display="true" table:show-details="true"/>
                <table:data-pilot-member table:name="5173" table:display="true" table:show-details="true"/>
                <table:data-pilot-member table:name="5183" table:display="true" table:show-details="true"/>
                <table:data-pilot-member table:name="5187" table:display="true" table:show-details="true"/>
                <table:data-pilot-member table:name="5199" table:display="true" table:show-details="true"/>
                <table:data-pilot-member table:name="5213" table:display="true" table:show-details="true"/>
                <table:data-pilot-member table:name="5235" table:display="true" table:show-details="true"/>
                <table:data-pilot-member table:name="5241" table:display="true" table:show-details="true"/>
                <table:data-pilot-member table:name="5249" table:display="true" table:show-details="true"/>
                <table:data-pilot-member table:name="5250" table:display="true" table:show-details="true"/>
                <table:data-pilot-member table:name="5262" table:display="true" table:show-details="true"/>
                <table:data-pilot-member table:name="5265" table:display="true" table:show-details="true"/>
                <table:data-pilot-member table:name="5269" table:display="true" table:show-details="true"/>
                <table:data-pilot-member table:name="5276" table:display="true" table:show-details="true"/>
                <table:data-pilot-member table:name="5278" table:display="true" table:show-details="true"/>
                <table:data-pilot-member table:name="5286" table:display="true" table:show-details="true"/>
                <table:data-pilot-member table:name="5291" table:display="true" table:show-details="true"/>
                <table:data-pilot-member table:name="5298" table:display="true" table:show-details="true"/>
                <table:data-pilot-member table:name="5304" table:display="true" table:show-details="true"/>
                <table:data-pilot-member table:name="5306" table:display="true" table:show-details="true"/>
                <table:data-pilot-member table:name="5314" table:display="true" table:show-details="true"/>
                <table:data-pilot-member table:name="5323" table:display="true" table:show-details="true"/>
                <table:data-pilot-member table:name="5327" table:display="true" table:show-details="true"/>
                <table:data-pilot-member table:name="5328" table:display="true" table:show-details="true"/>
                <table:data-pilot-member table:name="5348" table:display="true" table:show-details="true"/>
                <table:data-pilot-member table:name="5353" table:display="true" table:show-details="true"/>
                <table:data-pilot-member table:name="5356" table:display="true" table:show-details="true"/>
                <table:data-pilot-member table:name="5366" table:display="true" table:show-details="true"/>
                <table:data-pilot-member table:name="5369" table:display="true" table:show-details="true"/>
                <table:data-pilot-member table:name="5371" table:display="true" table:show-details="true"/>
                <table:data-pilot-member table:name="5373" table:display="true" table:show-details="true"/>
                <table:data-pilot-member table:name="5374" table:display="true" table:show-details="true"/>
                <table:data-pilot-member table:name="5381" table:display="true" table:show-details="true"/>
                <table:data-pilot-member table:name="5387" table:display="true" table:show-details="true"/>
                <table:data-pilot-member table:name="5388" table:display="true" table:show-details="true"/>
                <table:data-pilot-member table:name="5391" table:display="true" table:show-details="true"/>
                <table:data-pilot-member table:name="5404" table:display="true" table:show-details="true"/>
                <table:data-pilot-member table:name="5406" table:display="true" table:show-details="true"/>
                <table:data-pilot-member table:name="5413" table:display="true" table:show-details="true"/>
                <table:data-pilot-member table:name="5416" table:display="true" table:show-details="true"/>
                <table:data-pilot-member table:name="5417" table:display="true" table:show-details="true"/>
                <table:data-pilot-member table:name="5422" table:display="true" table:show-details="true"/>
                <table:data-pilot-member table:name="5430" table:display="true" table:show-details="true"/>
                <table:data-pilot-member table:name="5445" table:display="true" table:show-details="true"/>
                <table:data-pilot-member table:name="5452" table:display="true" table:show-details="true"/>
                <table:data-pilot-member table:name="5461" table:display="true" table:show-details="true"/>
                <table:data-pilot-member table:name="5463" table:display="true" table:show-details="true"/>
                <table:data-pilot-member table:name="5478" table:display="true" table:show-details="true"/>
                <table:data-pilot-member table:name="5483" table:display="true" table:show-details="true"/>
                <table:data-pilot-member table:name="5501" table:display="true" table:show-details="true"/>
                <table:data-pilot-member table:name="5504" table:display="true" table:show-details="true"/>
                <table:data-pilot-member table:name="5513" table:display="true" table:show-details="true"/>
                <table:data-pilot-member table:name="5520" table:display="true" table:show-details="true"/>
                <table:data-pilot-member table:name="5523" table:display="true" table:show-details="true"/>
                <table:data-pilot-member table:name="5537" table:display="true" table:show-details="true"/>
                <table:data-pilot-member table:name="5543" table:display="true" table:show-details="true"/>
                <table:data-pilot-member table:name="5547" table:display="true" table:show-details="true"/>
                <table:data-pilot-member table:name="5553" table:display="true" table:show-details="true"/>
                <table:data-pilot-member table:name="5558" table:display="true" table:show-details="true"/>
                <table:data-pilot-member table:name="5564" table:display="true" table:show-details="true"/>
                <table:data-pilot-member table:name="5583" table:display="true" table:show-details="true"/>
                <table:data-pilot-member table:name="5592" table:display="true" table:show-details="true"/>
                <table:data-pilot-member table:name="5595" table:display="true" table:show-details="true"/>
                <table:data-pilot-member table:name="5635" table:display="true" table:show-details="true"/>
                <table:data-pilot-member table:name="5637" table:display="true" table:show-details="true"/>
                <table:data-pilot-member table:name="5641" table:display="true" table:show-details="true"/>
                <table:data-pilot-member table:name="5660" table:display="true" table:show-details="true"/>
                <table:data-pilot-member table:name="5673" table:display="true" table:show-details="true"/>
                <table:data-pilot-member table:name="5679" table:display="true" table:show-details="true"/>
                <table:data-pilot-member table:name="5735" table:display="true" table:show-details="true"/>
                <table:data-pilot-member table:name="5744" table:display="true" table:show-details="true"/>
                <table:data-pilot-member table:name="5755" table:display="true" table:show-details="true"/>
                <table:data-pilot-member table:name="5771" table:display="true" table:show-details="true"/>
                <table:data-pilot-member table:name="5781" table:display="true" table:show-details="true"/>
                <table:data-pilot-member table:name="5797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40" table:display="true" table:show-details="true"/>
                <table:data-pilot-member table:name="5842" table:display="true" table:show-details="true"/>
                <table:data-pilot-member table:name="5863" table:display="true" table:show-details="true"/>
                <table:data-pilot-member table:name="5864" table:display="true" table:show-details="true"/>
                <table:data-pilot-member table:name="5877" table:display="true" table:show-details="true"/>
                <table:data-pilot-member table:name="5882" table:display="true" table:show-details="true"/>
                <table:data-pilot-member table:name="5886" table:display="true" table:show-details="true"/>
                <table:data-pilot-member table:name="5890" table:display="true" table:show-details="true"/>
                <table:data-pilot-member table:name="5899" table:display="true" table:show-details="true"/>
                <table:data-pilot-member table:name="5903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7" table:display="true" table:show-details="true"/>
                <table:data-pilot-member table:name="5930" table:display="true" table:show-details="true"/>
                <table:data-pilot-member table:name="5948" table:display="true" table:show-details="true"/>
                <table:data-pilot-member table:name="5953" table:display="true" table:show-details="true"/>
                <table:data-pilot-member table:name="5986" table:display="true" table:show-details="true"/>
                <table:data-pilot-member table:name="5989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6001" table:display="true" table:show-details="true"/>
                <table:data-pilot-member table:name="6003" table:display="true" table:show-details="true"/>
                <table:data-pilot-member table:name="6015" table:display="true" table:show-details="true"/>
                <table:data-pilot-member table:name="601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51" table:display="true" table:show-details="true"/>
                <table:data-pilot-member table:name="6059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7" table:display="true" table:show-details="true"/>
                <table:data-pilot-member table:name="6075" table:display="true" table:show-details="true"/>
                <table:data-pilot-member table:name="6077" table:display="true" table:show-details="true"/>
                <table:data-pilot-member table:name="6079" table:display="true" table:show-details="true"/>
                <table:data-pilot-member table:name="6083" table:display="true" table:show-details="true"/>
                <table:data-pilot-member table:name="6085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6" table:display="true" table:show-details="true"/>
                <table:data-pilot-member table:name="6098" table:display="true" table:show-details="true"/>
                <table:data-pilot-member table:name="6109" table:display="true" table:show-details="true"/>
                <table:data-pilot-member table:name="6123" table:display="true" table:show-details="true"/>
                <table:data-pilot-member table:name="6126" table:display="true" table:show-details="true"/>
                <table:data-pilot-member table:name="6128" table:display="true" table:show-details="true"/>
                <table:data-pilot-member table:name="6131" table:display="true" table:show-details="true"/>
                <table:data-pilot-member table:name="6134" table:display="true" table:show-details="true"/>
                <table:data-pilot-member table:name="6140" table:display="true" table:show-details="true"/>
                <table:data-pilot-member table:name="6147" table:display="true" table:show-details="true"/>
                <table:data-pilot-member table:name="6152" table:display="true" table:show-details="true"/>
                <table:data-pilot-member table:name="6162" table:display="true" table:show-details="true"/>
                <table:data-pilot-member table:name="6166" table:display="true" table:show-details="true"/>
                <table:data-pilot-member table:name="6181" table:display="true" table:show-details="true"/>
                <table:data-pilot-member table:name="6182" table:display="true" table:show-details="true"/>
                <table:data-pilot-member table:name="6187" table:display="true" table:show-details="true"/>
                <table:data-pilot-member table:name="6205" table:display="true" table:show-details="true"/>
                <table:data-pilot-member table:name="6209" table:display="true" table:show-details="true"/>
                <table:data-pilot-member table:name="6212" table:display="true" table:show-details="true"/>
                <table:data-pilot-member table:name="6218" table:display="true" table:show-details="true"/>
                <table:data-pilot-member table:name="6220" table:display="true" table:show-details="true"/>
                <table:data-pilot-member table:name="6231" table:display="true" table:show-details="true"/>
                <table:data-pilot-member table:name="6235" table:display="true" table:show-details="true"/>
                <table:data-pilot-member table:name="6242" table:display="true" table:show-details="true"/>
                <table:data-pilot-member table:name="6247" table:display="true" table:show-details="true"/>
                <table:data-pilot-member table:name="6250" table:display="true" table:show-details="true"/>
                <table:data-pilot-member table:name="6251" table:display="true" table:show-details="true"/>
                <table:data-pilot-member table:name="6260" table:display="true" table:show-details="true"/>
                <table:data-pilot-member table:name="6264" table:display="true" table:show-details="true"/>
                <table:data-pilot-member table:name="6271" table:display="true" table:show-details="true"/>
                <table:data-pilot-member table:name="6274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03" table:display="true" table:show-details="true"/>
                <table:data-pilot-member table:name="6316" table:display="true" table:show-details="true"/>
                <table:data-pilot-member table:name="6320" table:display="true" table:show-details="true"/>
                <table:data-pilot-member table:name="6325" table:display="true" table:show-details="true"/>
                <table:data-pilot-member table:name="6335" table:display="true" table:show-details="true"/>
                <table:data-pilot-member table:name="6360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4" table:display="true" table:show-details="true"/>
                <table:data-pilot-member table:name="6386" table:display="true" table:show-details="true"/>
                <table:data-pilot-member table:name="6388" table:display="true" table:show-details="true"/>
                <table:data-pilot-member table:name="6407" table:display="true" table:show-details="true"/>
                <table:data-pilot-member table:name="6409" table:display="true" table:show-details="true"/>
                <table:data-pilot-member table:name="6425" table:display="true" table:show-details="true"/>
                <table:data-pilot-member table:name="6430" table:display="true" table:show-details="true"/>
                <table:data-pilot-member table:name="6479" table:display="true" table:show-details="true"/>
                <table:data-pilot-member table:name="6495" table:display="true" table:show-details="true"/>
                <table:data-pilot-member table:name="6516" table:display="true" table:show-details="true"/>
                <table:data-pilot-member table:name="6531" table:display="true" table:show-details="true"/>
                <table:data-pilot-member table:name="6560" table:display="true" table:show-details="true"/>
                <table:data-pilot-member table:name="6571" table:display="true" table:show-details="true"/>
                <table:data-pilot-member table:name="6582" table:display="true" table:show-details="true"/>
                <table:data-pilot-member table:name="6587" table:display="true" table:show-details="true"/>
                <table:data-pilot-member table:name="6603" table:display="true" table:show-details="true"/>
                <table:data-pilot-member table:name="6625" table:display="true" table:show-details="true"/>
                <table:data-pilot-member table:name="6634" table:display="true" table:show-details="true"/>
                <table:data-pilot-member table:name="6638" table:display="true" table:show-details="true"/>
                <table:data-pilot-member table:name="6647" table:display="true" table:show-details="true"/>
                <table:data-pilot-member table:name="6652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9" table:display="true" table:show-details="true"/>
                <table:data-pilot-member table:name="6672" table:display="true" table:show-details="true"/>
                <table:data-pilot-member table:name="6694" table:display="true" table:show-details="true"/>
                <table:data-pilot-member table:name="6698" table:display="true" table:show-details="true"/>
                <table:data-pilot-member table:name="6700" table:display="true" table:show-details="true"/>
                <table:data-pilot-member table:name="6708" table:display="true" table:show-details="true"/>
                <table:data-pilot-member table:name="6727" table:display="true" table:show-details="true"/>
                <table:data-pilot-member table:name="6736" table:display="true" table:show-details="true"/>
                <table:data-pilot-member table:name="6737" table:display="true" table:show-details="true"/>
                <table:data-pilot-member table:name="6740" table:display="true" table:show-details="true"/>
                <table:data-pilot-member table:name="6748" table:display="true" table:show-details="true"/>
                <table:data-pilot-member table:name="6759" table:display="true" table:show-details="true"/>
                <table:data-pilot-member table:name="6761" table:display="true" table:show-details="true"/>
                <table:data-pilot-member table:name="6772" table:display="true" table:show-details="true"/>
                <table:data-pilot-member table:name="6775" table:display="true" table:show-details="true"/>
                <table:data-pilot-member table:name="6776" table:display="true" table:show-details="true"/>
                <table:data-pilot-member table:name="6782" table:display="true" table:show-details="true"/>
                <table:data-pilot-member table:name="6786" table:display="true" table:show-details="true"/>
                <table:data-pilot-member table:name="6788" table:display="true" table:show-details="true"/>
                <table:data-pilot-member table:name="6793" table:display="true" table:show-details="true"/>
                <table:data-pilot-member table:name="6818" table:display="true" table:show-details="true"/>
                <table:data-pilot-member table:name="6829" table:display="true" table:show-details="true"/>
                <table:data-pilot-member table:name="6847" table:display="true" table:show-details="true"/>
                <table:data-pilot-member table:name="6850" table:display="true" table:show-details="true"/>
                <table:data-pilot-member table:name="6853" table:display="true" table:show-details="true"/>
                <table:data-pilot-member table:name="6861" table:display="true" table:show-details="true"/>
                <table:data-pilot-member table:name="6867" table:display="true" table:show-details="true"/>
                <table:data-pilot-member table:name="6868" table:display="true" table:show-details="true"/>
                <table:data-pilot-member table:name="6870" table:display="true" table:show-details="true"/>
                <table:data-pilot-member table:name="6875" table:display="true" table:show-details="true"/>
                <table:data-pilot-member table:name="6876" table:display="true" table:show-details="true"/>
                <table:data-pilot-member table:name="6880" table:display="true" table:show-details="true"/>
                <table:data-pilot-member table:name="6888" table:display="true" table:show-details="true"/>
                <table:data-pilot-member table:name="6889" table:display="true" table:show-details="true"/>
                <table:data-pilot-member table:name="6895" table:display="true" table:show-details="true"/>
                <table:data-pilot-member table:name="6923" table:display="true" table:show-details="true"/>
                <table:data-pilot-member table:name="6931" table:display="true" table:show-details="true"/>
                <table:data-pilot-member table:name="6935" table:display="true" table:show-details="true"/>
                <table:data-pilot-member table:name="6944" table:display="true" table:show-details="true"/>
                <table:data-pilot-member table:name="6946" table:display="true" table:show-details="true"/>
                <table:data-pilot-member table:name="6952" table:display="true" table:show-details="true"/>
                <table:data-pilot-member table:name="6958" table:display="true" table:show-details="true"/>
                <table:data-pilot-member table:name="6969" table:display="true" table:show-details="true"/>
                <table:data-pilot-member table:name="6975" table:display="true" table:show-details="true"/>
                <table:data-pilot-member table:name="6979" table:display="true" table:show-details="true"/>
                <table:data-pilot-member table:name="6980" table:display="true" table:show-details="true"/>
                <table:data-pilot-member table:name="6998" table:display="true" table:show-details="true"/>
                <table:data-pilot-member table:name="7023" table:display="true" table:show-details="true"/>
                <table:data-pilot-member table:name="7024" table:display="true" table:show-details="true"/>
                <table:data-pilot-member table:name="7030" table:display="true" table:show-details="true"/>
                <table:data-pilot-member table:name="7052" table:display="true" table:show-details="true"/>
                <table:data-pilot-member table:name="7055" table:display="true" table:show-details="true"/>
                <table:data-pilot-member table:name="7070" table:display="true" table:show-details="true"/>
                <table:data-pilot-member table:name="7082" table:display="true" table:show-details="true"/>
                <table:data-pilot-member table:name="7083" table:display="true" table:show-details="true"/>
                <table:data-pilot-member table:name="7090" table:display="true" table:show-details="true"/>
                <table:data-pilot-member table:name="7092" table:display="true" table:show-details="true"/>
                <table:data-pilot-member table:name="7105" table:display="true" table:show-details="true"/>
                <table:data-pilot-member table:name="7115" table:display="true" table:show-details="true"/>
                <table:data-pilot-member table:name="7122" table:display="true" table:show-details="true"/>
                <table:data-pilot-member table:name="7128" table:display="true" table:show-details="true"/>
                <table:data-pilot-member table:name="7129" table:display="true" table:show-details="true"/>
                <table:data-pilot-member table:name="7141" table:display="true" table:show-details="true"/>
                <table:data-pilot-member table:name="7155" table:display="true" table:show-details="true"/>
                <table:data-pilot-member table:name="7158" table:display="true" table:show-details="true"/>
                <table:data-pilot-member table:name="7161" table:display="true" table:show-details="true"/>
                <table:data-pilot-member table:name="7162" table:display="true" table:show-details="true"/>
                <table:data-pilot-member table:name="7177" table:display="true" table:show-details="true"/>
                <table:data-pilot-member table:name="7183" table:display="true" table:show-details="true"/>
                <table:data-pilot-member table:name="7210" table:display="true" table:show-details="true"/>
                <table:data-pilot-member table:name="7217" table:display="true" table:show-details="true"/>
                <table:data-pilot-member table:name="7227" table:display="true" table:show-details="true"/>
                <table:data-pilot-member table:name="7236" table:display="true" table:show-details="true"/>
                <table:data-pilot-member table:name="7238" table:display="true" table:show-details="true"/>
                <table:data-pilot-member table:name="7240" table:display="true" table:show-details="true"/>
                <table:data-pilot-member table:name="7255" table:display="true" table:show-details="true"/>
                <table:data-pilot-member table:name="7264" table:display="true" table:show-details="true"/>
                <table:data-pilot-member table:name="7280" table:display="true" table:show-details="true"/>
                <table:data-pilot-member table:name="7293" table:display="true" table:show-details="true"/>
                <table:data-pilot-member table:name="7301" table:display="true" table:show-details="true"/>
                <table:data-pilot-member table:name="7304" table:display="true" table:show-details="true"/>
                <table:data-pilot-member table:name="7338" table:display="true" table:show-details="true"/>
                <table:data-pilot-member table:name="7351" table:display="true" table:show-details="true"/>
                <table:data-pilot-member table:name="7354" table:display="true" table:show-details="true"/>
                <table:data-pilot-member table:name="7362" table:display="true" table:show-details="true"/>
                <table:data-pilot-member table:name="7370" table:display="true" table:show-details="true"/>
                <table:data-pilot-member table:name="7378" table:display="true" table:show-details="true"/>
                <table:data-pilot-member table:name="7381" table:display="true" table:show-details="true"/>
                <table:data-pilot-member table:name="7385" table:display="true" table:show-details="true"/>
                <table:data-pilot-member table:name="7386" table:display="true" table:show-details="true"/>
                <table:data-pilot-member table:name="7394" table:display="true" table:show-details="true"/>
                <table:data-pilot-member table:name="7395" table:display="true" table:show-details="true"/>
                <table:data-pilot-member table:name="7404" table:display="true" table:show-details="true"/>
                <table:data-pilot-member table:name="7416" table:display="true" table:show-details="true"/>
                <table:data-pilot-member table:name="7420" table:display="true" table:show-details="true"/>
                <table:data-pilot-member table:name="7423" table:display="true" table:show-details="true"/>
                <table:data-pilot-member table:name="7436" table:display="true" table:show-details="true"/>
                <table:data-pilot-member table:name="7459" table:display="true" table:show-details="true"/>
                <table:data-pilot-member table:name="7495" table:display="true" table:show-details="true"/>
                <table:data-pilot-member table:name="7518" table:display="true" table:show-details="true"/>
                <table:data-pilot-member table:name="7524" table:display="true" table:show-details="true"/>
                <table:data-pilot-member table:name="7533" table:display="true" table:show-details="true"/>
                <table:data-pilot-member table:name="7534" table:display="true" table:show-details="true"/>
                <table:data-pilot-member table:name="7535" table:display="true" table:show-details="true"/>
                <table:data-pilot-member table:name="7538" table:display="true" table:show-details="true"/>
                <table:data-pilot-member table:name="7554" table:display="true" table:show-details="true"/>
                <table:data-pilot-member table:name="7556" table:display="true" table:show-details="true"/>
                <table:data-pilot-member table:name="7566" table:display="true" table:show-details="true"/>
                <table:data-pilot-member table:name="7569" table:display="true" table:show-details="true"/>
                <table:data-pilot-member table:name="7570" table:display="true" table:show-details="true"/>
                <table:data-pilot-member table:name="7572" table:display="true" table:show-details="true"/>
                <table:data-pilot-member table:name="7573" table:display="true" table:show-details="true"/>
                <table:data-pilot-member table:name="7585" table:display="true" table:show-details="true"/>
                <table:data-pilot-member table:name="7593" table:display="true" table:show-details="true"/>
                <table:data-pilot-member table:name="7601" table:display="true" table:show-details="true"/>
                <table:data-pilot-member table:name="7604" table:display="true" table:show-details="true"/>
                <table:data-pilot-member table:name="7607" table:display="true" table:show-details="true"/>
                <table:data-pilot-member table:name="7616" table:display="true" table:show-details="true"/>
                <table:data-pilot-member table:name="7632" table:display="true" table:show-details="true"/>
                <table:data-pilot-member table:name="7635" table:display="true" table:show-details="true"/>
                <table:data-pilot-member table:name="7648" table:display="true" table:show-details="true"/>
                <table:data-pilot-member table:name="7656" table:display="true" table:show-details="true"/>
                <table:data-pilot-member table:name="7657" table:display="true" table:show-details="true"/>
                <table:data-pilot-member table:name="7662" table:display="true" table:show-details="true"/>
                <table:data-pilot-member table:name="7663" table:display="true" table:show-details="true"/>
                <table:data-pilot-member table:name="7669" table:display="true" table:show-details="true"/>
                <table:data-pilot-member table:name="7671" table:display="true" table:show-details="true"/>
                <table:data-pilot-member table:name="7679" table:display="true" table:show-details="true"/>
                <table:data-pilot-member table:name="7692" table:display="true" table:show-details="true"/>
                <table:data-pilot-member table:name="7712" table:display="true" table:show-details="true"/>
                <table:data-pilot-member table:name="7713" table:display="true" table:show-details="true"/>
                <table:data-pilot-member table:name="7714" table:display="true" table:show-details="true"/>
                <table:data-pilot-member table:name="7718" table:display="true" table:show-details="true"/>
                <table:data-pilot-member table:name="7727" table:display="true" table:show-details="true"/>
                <table:data-pilot-member table:name="7730" table:display="true" table:show-details="true"/>
                <table:data-pilot-member table:name="7733" table:display="true" table:show-details="true"/>
                <table:data-pilot-member table:name="7754" table:display="true" table:show-details="true"/>
                <table:data-pilot-member table:name="7761" table:display="true" table:show-details="true"/>
                <table:data-pilot-member table:name="7767" table:display="true" table:show-details="true"/>
                <table:data-pilot-member table:name="7770" table:display="true" table:show-details="true"/>
                <table:data-pilot-member table:name="7781" table:display="true" table:show-details="true"/>
                <table:data-pilot-member table:name="7782" table:display="true" table:show-details="true"/>
                <table:data-pilot-member table:name="7789" table:display="true" table:show-details="true"/>
                <table:data-pilot-member table:name="7791" table:display="true" table:show-details="true"/>
                <table:data-pilot-member table:name="7800" table:display="true" table:show-details="true"/>
                <table:data-pilot-member table:name="7809" table:display="true" table:show-details="true"/>
                <table:data-pilot-member table:name="7812" table:display="true" table:show-details="true"/>
                <table:data-pilot-member table:name="7815" table:display="true" table:show-details="true"/>
                <table:data-pilot-member table:name="7819" table:display="true" table:show-details="true"/>
                <table:data-pilot-member table:name="7833" table:display="true" table:show-details="true"/>
                <table:data-pilot-member table:name="7838" table:display="true" table:show-details="true"/>
                <table:data-pilot-member table:name="7856" table:display="true" table:show-details="true"/>
                <table:data-pilot-member table:name="7858" table:display="true" table:show-details="true"/>
                <table:data-pilot-member table:name="7866" table:display="true" table:show-details="true"/>
                <table:data-pilot-member table:name="7868" table:display="true" table:show-details="true"/>
                <table:data-pilot-member table:name="7869" table:display="true" table:show-details="true"/>
                <table:data-pilot-member table:name="7874" table:display="true" table:show-details="true"/>
                <table:data-pilot-member table:name="7876" table:display="true" table:show-details="true"/>
                <table:data-pilot-member table:name="7882" table:display="true" table:show-details="true"/>
                <table:data-pilot-member table:name="7884" table:display="true" table:show-details="true"/>
                <table:data-pilot-member table:name="7888" table:display="true" table:show-details="true"/>
                <table:data-pilot-member table:name="7906" table:display="true" table:show-details="true"/>
                <table:data-pilot-member table:name="7939" table:display="true" table:show-details="true"/>
                <table:data-pilot-member table:name="7945" table:display="true" table:show-details="true"/>
                <table:data-pilot-member table:name="7946" table:display="true" table:show-details="true"/>
                <table:data-pilot-member table:name="7949" table:display="true" table:show-details="true"/>
                <table:data-pilot-member table:name="7953" table:display="true" table:show-details="true"/>
                <table:data-pilot-member table:name="7961" table:display="true" table:show-details="true"/>
                <table:data-pilot-member table:name="7968" table:display="true" table:show-details="true"/>
                <table:data-pilot-member table:name="7973" table:display="true" table:show-details="true"/>
                <table:data-pilot-member table:name="8002" table:display="true" table:show-details="true"/>
                <table:data-pilot-member table:name="8029" table:display="true" table:show-details="true"/>
                <table:data-pilot-member table:name="8034" table:display="true" table:show-details="true"/>
                <table:data-pilot-member table:name="8041" table:display="true" table:show-details="true"/>
                <table:data-pilot-member table:name="8053" table:display="true" table:show-details="true"/>
                <table:data-pilot-member table:name="8058" table:display="true" table:show-details="true"/>
                <table:data-pilot-member table:name="8065" table:display="true" table:show-details="true"/>
                <table:data-pilot-member table:name="8068" table:display="true" table:show-details="true"/>
                <table:data-pilot-member table:name="8084" table:display="true" table:show-details="true"/>
                <table:data-pilot-member table:name="8085" table:display="true" table:show-details="true"/>
                <table:data-pilot-member table:name="8087" table:display="true" table:show-details="true"/>
                <table:data-pilot-member table:name="8088" table:display="true" table:show-details="true"/>
                <table:data-pilot-member table:name="8098" table:display="true" table:show-details="true"/>
                <table:data-pilot-member table:name="8109" table:display="true" table:show-details="true"/>
                <table:data-pilot-member table:name="8110" table:display="true" table:show-details="true"/>
                <table:data-pilot-member table:name="8126" table:display="true" table:show-details="true"/>
                <table:data-pilot-member table:name="8139" table:display="true" table:show-details="true"/>
                <table:data-pilot-member table:name="8141" table:display="true" table:show-details="true"/>
                <table:data-pilot-member table:name="8154" table:display="true" table:show-details="true"/>
                <table:data-pilot-member table:name="8177" table:display="true" table:show-details="true"/>
                <table:data-pilot-member table:name="8178" table:display="true" table:show-details="true"/>
                <table:data-pilot-member table:name="8187" table:display="true" table:show-details="true"/>
                <table:data-pilot-member table:name="8236" table:display="true" table:show-details="true"/>
                <table:data-pilot-member table:name="8243" table:display="true" table:show-details="true"/>
                <table:data-pilot-member table:name="8252" table:display="true" table:show-details="true"/>
                <table:data-pilot-member table:name="8266" table:display="true" table:show-details="true"/>
                <table:data-pilot-member table:name="8268" table:display="true" table:show-details="true"/>
                <table:data-pilot-member table:name="8270" table:display="true" table:show-details="true"/>
                <table:data-pilot-member table:name="8275" table:display="true" table:show-details="true"/>
                <table:data-pilot-member table:name="8285" table:display="true" table:show-details="true"/>
                <table:data-pilot-member table:name="8292" table:display="true" table:show-details="true"/>
                <table:data-pilot-member table:name="8298" table:display="true" table:show-details="true"/>
                <table:data-pilot-member table:name="8305" table:display="true" table:show-details="true"/>
                <table:data-pilot-member table:name="8306" table:display="true" table:show-details="true"/>
                <table:data-pilot-member table:name="8311" table:display="true" table:show-details="true"/>
                <table:data-pilot-member table:name="8316" table:display="true" table:show-details="true"/>
                <table:data-pilot-member table:name="8319" table:display="true" table:show-details="true"/>
                <table:data-pilot-member table:name="8331" table:display="true" table:show-details="true"/>
                <table:data-pilot-member table:name="8368" table:display="true" table:show-details="true"/>
                <table:data-pilot-member table:name="8373" table:display="true" table:show-details="true"/>
                <table:data-pilot-member table:name="8377" table:display="true" table:show-details="true"/>
                <table:data-pilot-member table:name="8380" table:display="true" table:show-details="true"/>
                <table:data-pilot-member table:name="8394" table:display="true" table:show-details="true"/>
                <table:data-pilot-member table:name="8399" table:display="true" table:show-details="true"/>
                <table:data-pilot-member table:name="8409" table:display="true" table:show-details="true"/>
                <table:data-pilot-member table:name="8413" table:display="true" table:show-details="true"/>
                <table:data-pilot-member table:name="8421" table:display="true" table:show-details="true"/>
                <table:data-pilot-member table:name="8424" table:display="true" table:show-details="true"/>
                <table:data-pilot-member table:name="8426" table:display="true" table:show-details="true"/>
                <table:data-pilot-member table:name="8428" table:display="true" table:show-details="true"/>
                <table:data-pilot-member table:name="8445" table:display="true" table:show-details="true"/>
                <table:data-pilot-member table:name="8465" table:display="true" table:show-details="true"/>
                <table:data-pilot-member table:name="8492" table:display="true" table:show-details="true"/>
                <table:data-pilot-member table:name="8506" table:display="true" table:show-details="true"/>
                <table:data-pilot-member table:name="8508" table:display="true" table:show-details="true"/>
                <table:data-pilot-member table:name="8509" table:display="true" table:show-details="true"/>
                <table:data-pilot-member table:name="8523" table:display="true" table:show-details="true"/>
                <table:data-pilot-member table:name="8526" table:display="true" table:show-details="true"/>
                <table:data-pilot-member table:name="8529" table:display="true" table:show-details="true"/>
                <table:data-pilot-member table:name="8531" table:display="true" table:show-details="true"/>
                <table:data-pilot-member table:name="8546" table:display="true" table:show-details="true"/>
                <table:data-pilot-member table:name="8548" table:display="true" table:show-details="true"/>
                <table:data-pilot-member table:name="8549" table:display="true" table:show-details="true"/>
                <table:data-pilot-member table:name="8557" table:display="true" table:show-details="true"/>
                <table:data-pilot-member table:name="8589" table:display="true" table:show-details="true"/>
                <table:data-pilot-member table:name="8593" table:display="true" table:show-details="true"/>
                <table:data-pilot-member table:name="8594" table:display="true" table:show-details="true"/>
                <table:data-pilot-member table:name="8597" table:display="true" table:show-details="true"/>
                <table:data-pilot-member table:name="8601" table:display="true" table:show-details="true"/>
                <table:data-pilot-member table:name="8602" table:display="true" table:show-details="true"/>
                <table:data-pilot-member table:name="8607" table:display="true" table:show-details="true"/>
                <table:data-pilot-member table:name="8621" table:display="true" table:show-details="true"/>
                <table:data-pilot-member table:name="8635" table:display="true" table:show-details="true"/>
                <table:data-pilot-member table:name="8637" table:display="true" table:show-details="true"/>
                <table:data-pilot-member table:name="8640" table:display="true" table:show-details="true"/>
                <table:data-pilot-member table:name="8645" table:display="true" table:show-details="true"/>
                <table:data-pilot-member table:name="8646" table:display="true" table:show-details="true"/>
                <table:data-pilot-member table:name="8653" table:display="true" table:show-details="true"/>
                <table:data-pilot-member table:name="8656" table:display="true" table:show-details="true"/>
                <table:data-pilot-member table:name="8666" table:display="true" table:show-details="true"/>
                <table:data-pilot-member table:name="8671" table:display="true" table:show-details="true"/>
                <table:data-pilot-member table:name="8672" table:display="true" table:show-details="true"/>
                <table:data-pilot-member table:name="8685" table:display="true" table:show-details="true"/>
                <table:data-pilot-member table:name="8698" table:display="true" table:show-details="true"/>
                <table:data-pilot-member table:name="8704" table:display="true" table:show-details="true"/>
                <table:data-pilot-member table:name="8706" table:display="true" table:show-details="true"/>
                <table:data-pilot-member table:name="8717" table:display="true" table:show-details="true"/>
                <table:data-pilot-member table:name="8729" table:display="true" table:show-details="true"/>
                <table:data-pilot-member table:name="8730" table:display="true" table:show-details="true"/>
                <table:data-pilot-member table:name="8734" table:display="true" table:show-details="true"/>
                <table:data-pilot-member table:name="8737" table:display="true" table:show-details="true"/>
                <table:data-pilot-member table:name="8751" table:display="true" table:show-details="true"/>
                <table:data-pilot-member table:name="8758" table:display="true" table:show-details="true"/>
                <table:data-pilot-member table:name="8760" table:display="true" table:show-details="true"/>
                <table:data-pilot-member table:name="8761" table:display="true" table:show-details="true"/>
                <table:data-pilot-member table:name="8796" table:display="true" table:show-details="true"/>
                <table:data-pilot-member table:name="8808" table:display="true" table:show-details="true"/>
                <table:data-pilot-member table:name="8842" table:display="true" table:show-details="true"/>
                <table:data-pilot-member table:name="8851" table:display="true" table:show-details="true"/>
                <table:data-pilot-member table:name="8889" table:display="true" table:show-details="true"/>
                <table:data-pilot-member table:name="8890" table:display="true" table:show-details="true"/>
                <table:data-pilot-member table:name="8913" table:display="true" table:show-details="true"/>
                <table:data-pilot-member table:name="8915" table:display="true" table:show-details="true"/>
                <table:data-pilot-member table:name="8916" table:display="true" table:show-details="true"/>
                <table:data-pilot-member table:name="8950" table:display="true" table:show-details="true"/>
                <table:data-pilot-member table:name="8956" table:display="true" table:show-details="true"/>
                <table:data-pilot-member table:name="8972" table:display="true" table:show-details="true"/>
                <table:data-pilot-member table:name="8976" table:display="true" table:show-details="true"/>
                <table:data-pilot-member table:name="8994" table:display="true" table:show-details="true"/>
                <table:data-pilot-member table:name="9039" table:display="true" table:show-details="true"/>
                <table:data-pilot-member table:name="9061" table:display="true" table:show-details="true"/>
                <table:data-pilot-member table:name="9070" table:display="true" table:show-details="true"/>
                <table:data-pilot-member table:name="9079" table:display="true" table:show-details="true"/>
                <table:data-pilot-member table:name="9082" table:display="true" table:show-details="true"/>
                <table:data-pilot-member table:name="9090" table:display="true" table:show-details="true"/>
                <table:data-pilot-member table:name="9091" table:display="true" table:show-details="true"/>
                <table:data-pilot-member table:name="9109" table:display="true" table:show-details="true"/>
                <table:data-pilot-member table:name="9131" table:display="true" table:show-details="true"/>
                <table:data-pilot-member table:name="9142" table:display="true" table:show-details="true"/>
                <table:data-pilot-member table:name="9146" table:display="true" table:show-details="true"/>
                <table:data-pilot-member table:name="9152" table:display="true" table:show-details="true"/>
                <table:data-pilot-member table:name="9158" table:display="true" table:show-details="true"/>
                <table:data-pilot-member table:name="9160" table:display="true" table:show-details="true"/>
                <table:data-pilot-member table:name="9162" table:display="true" table:show-details="true"/>
                <table:data-pilot-member table:name="9166" table:display="true" table:show-details="true"/>
                <table:data-pilot-member table:name="9167" table:display="true" table:show-details="true"/>
                <table:data-pilot-member table:name="9172" table:display="true" table:show-details="true"/>
                <table:data-pilot-member table:name="9200" table:display="true" table:show-details="true"/>
                <table:data-pilot-member table:name="9212" table:display="true" table:show-details="true"/>
                <table:data-pilot-member table:name="9228" table:display="true" table:show-details="true"/>
                <table:data-pilot-member table:name="9241" table:display="true" table:show-details="true"/>
                <table:data-pilot-member table:name="9243" table:display="true" table:show-details="true"/>
                <table:data-pilot-member table:name="9257" table:display="true" table:show-details="true"/>
                <table:data-pilot-member table:name="9262" table:display="true" table:show-details="true"/>
                <table:data-pilot-member table:name="9265" table:display="true" table:show-details="true"/>
                <table:data-pilot-member table:name="9273" table:display="true" table:show-details="true"/>
                <table:data-pilot-member table:name="9277" table:display="true" table:show-details="true"/>
                <table:data-pilot-member table:name="9281" table:display="true" table:show-details="true"/>
                <table:data-pilot-member table:name="9290" table:display="true" table:show-details="true"/>
                <table:data-pilot-member table:name="9294" table:display="true" table:show-details="true"/>
                <table:data-pilot-member table:name="9296" table:display="true" table:show-details="true"/>
                <table:data-pilot-member table:name="9298" table:display="true" table:show-details="true"/>
                <table:data-pilot-member table:name="9300" table:display="true" table:show-details="true"/>
                <table:data-pilot-member table:name="9317" table:display="true" table:show-details="true"/>
                <table:data-pilot-member table:name="9327" table:display="true" table:show-details="true"/>
                <table:data-pilot-member table:name="9338" table:display="true" table:show-details="true"/>
                <table:data-pilot-member table:name="9339" table:display="true" table:show-details="true"/>
                <table:data-pilot-member table:name="9343" table:display="true" table:show-details="true"/>
                <table:data-pilot-member table:name="9349" table:display="true" table:show-details="true"/>
                <table:data-pilot-member table:name="9350" table:display="true" table:show-details="true"/>
                <table:data-pilot-member table:name="9354" table:display="true" table:show-details="true"/>
                <table:data-pilot-member table:name="9372" table:display="true" table:show-details="true"/>
                <table:data-pilot-member table:name="9373" table:display="true" table:show-details="true"/>
                <table:data-pilot-member table:name="9378" table:display="true" table:show-details="true"/>
                <table:data-pilot-member table:name="9391" table:display="true" table:show-details="true"/>
                <table:data-pilot-member table:name="9393" table:display="true" table:show-details="true"/>
                <table:data-pilot-member table:name="9400" table:display="true" table:show-details="true"/>
                <table:data-pilot-member table:name="9402" table:display="true" table:show-details="true"/>
                <table:data-pilot-member table:name="9405" table:display="true" table:show-details="true"/>
                <table:data-pilot-member table:name="9412" table:display="true" table:show-details="true"/>
                <table:data-pilot-member table:name="9421" table:display="true" table:show-details="true"/>
                <table:data-pilot-member table:name="9423" table:display="true" table:show-details="true"/>
                <table:data-pilot-member table:name="9425" table:display="true" table:show-details="true"/>
                <table:data-pilot-member table:name="9437" table:display="true" table:show-details="true"/>
                <table:data-pilot-member table:name="9446" table:display="true" table:show-details="true"/>
                <table:data-pilot-member table:name="9448" table:display="true" table:show-details="true"/>
                <table:data-pilot-member table:name="9455" table:display="true" table:show-details="true"/>
                <table:data-pilot-member table:name="9471" table:display="true" table:show-details="true"/>
                <table:data-pilot-member table:name="9482" table:display="true" table:show-details="true"/>
                <table:data-pilot-member table:name="9484" table:display="true" table:show-details="true"/>
                <table:data-pilot-member table:name="9487" table:display="true" table:show-details="true"/>
                <table:data-pilot-member table:name="9490" table:display="true" table:show-details="true"/>
                <table:data-pilot-member table:name="9504" table:display="true" table:show-details="true"/>
                <table:data-pilot-member table:name="9506" table:display="true" table:show-details="true"/>
                <table:data-pilot-member table:name="9515" table:display="true" table:show-details="true"/>
                <table:data-pilot-member table:name="9519" table:display="true" table:show-details="true"/>
                <table:data-pilot-member table:name="9522" table:display="true" table:show-details="true"/>
                <table:data-pilot-member table:name="9525" table:display="true" table:show-details="true"/>
                <table:data-pilot-member table:name="9527" table:display="true" table:show-details="true"/>
                <table:data-pilot-member table:name="9543" table:display="true" table:show-details="true"/>
                <table:data-pilot-member table:name="9544" table:display="true" table:show-details="true"/>
                <table:data-pilot-member table:name="9545" table:display="true" table:show-details="true"/>
                <table:data-pilot-member table:name="9547" table:display="true" table:show-details="true"/>
                <table:data-pilot-member table:name="9550" table:display="true" table:show-details="true"/>
                <table:data-pilot-member table:name="9557" table:display="true" table:show-details="true"/>
                <table:data-pilot-member table:name="9567" table:display="true" table:show-details="true"/>
                <table:data-pilot-member table:name="9569" table:display="true" table:show-details="true"/>
                <table:data-pilot-member table:name="9576" table:display="true" table:show-details="true"/>
                <table:data-pilot-member table:name="9581" table:display="true" table:show-details="true"/>
                <table:data-pilot-member table:name="9584" table:display="true" table:show-details="true"/>
                <table:data-pilot-member table:name="9585" table:display="true" table:show-details="true"/>
                <table:data-pilot-member table:name="9592" table:display="true" table:show-details="true"/>
                <table:data-pilot-member table:name="9595" table:display="true" table:show-details="true"/>
                <table:data-pilot-member table:name="9604" table:display="true" table:show-details="true"/>
                <table:data-pilot-member table:name="9619" table:display="true" table:show-details="true"/>
                <table:data-pilot-member table:name="9626" table:display="true" table:show-details="true"/>
                <table:data-pilot-member table:name="9628" table:display="true" table:show-details="true"/>
                <table:data-pilot-member table:name="9629" table:display="true" table:show-details="true"/>
                <table:data-pilot-member table:name="9639" table:display="true" table:show-details="true"/>
                <table:data-pilot-member table:name="9645" table:display="true" table:show-details="true"/>
                <table:data-pilot-member table:name="9647" table:display="true" table:show-details="true"/>
                <table:data-pilot-member table:name="9648" table:display="true" table:show-details="true"/>
                <table:data-pilot-member table:name="9701" table:display="true" table:show-details="true"/>
                <table:data-pilot-member table:name="9707" table:display="true" table:show-details="true"/>
                <table:data-pilot-member table:name="9727" table:display="true" table:show-details="true"/>
                <table:data-pilot-member table:name="9735" table:display="true" table:show-details="true"/>
                <table:data-pilot-member table:name="9756" table:display="true" table:show-details="true"/>
                <table:data-pilot-member table:name="9781" table:display="true" table:show-details="true"/>
                <table:data-pilot-member table:name="9795" table:display="true" table:show-details="true"/>
                <table:data-pilot-member table:name="9812" table:display="true" table:show-details="true"/>
                <table:data-pilot-member table:name="9820" table:display="true" table:show-details="true"/>
                <table:data-pilot-member table:name="9834" table:display="true" table:show-details="true"/>
                <table:data-pilot-member table:name="9855" table:display="true" table:show-details="true"/>
                <table:data-pilot-member table:name="9862" table:display="true" table:show-details="true"/>
                <table:data-pilot-member table:name="9875" table:display="true" table:show-details="true"/>
                <table:data-pilot-member table:name="9898" table:display="true" table:show-details="true"/>
                <table:data-pilot-member table:name="9902" table:display="true" table:show-details="true"/>
                <table:data-pilot-member table:name="9909" table:display="true" table:show-details="true"/>
                <table:data-pilot-member table:name="9926" table:display="true" table:show-details="true"/>
                <table:data-pilot-member table:name="9929" table:display="true" table:show-details="true"/>
                <table:data-pilot-member table:name="9938" table:display="true" table:show-details="true"/>
                <table:data-pilot-member table:name="9945" table:display="true" table:show-details="true"/>
                <table:data-pilot-member table:name="9950" table:display="true" table:show-details="true"/>
                <table:data-pilot-member table:name="9962" table:display="true" table:show-details="true"/>
                <table:data-pilot-member table:name="9988" table:display="true" table:show-details="true"/>
                <table:data-pilot-member table:name="9999" table:display="true" table:show-details="true"/>
                <table:data-pilot-member table:name="10015" table:display="true" table:show-details="true"/>
                <table:data-pilot-member table:name="10017" table:display="true" table:show-details="true"/>
                <table:data-pilot-member table:name="10028" table:display="true" table:show-details="true"/>
                <table:data-pilot-member table:name="10035" table:display="true" table:show-details="true"/>
                <table:data-pilot-member table:name="10037" table:display="true" table:show-details="true"/>
                <table:data-pilot-member table:name="10038" table:display="true" table:show-details="true"/>
                <table:data-pilot-member table:name="10061" table:display="true" table:show-details="true"/>
                <table:data-pilot-member table:name="10069" table:display="true" table:show-details="true"/>
                <table:data-pilot-member table:name="10077" table:display="true" table:show-details="true"/>
                <table:data-pilot-member table:name="10080" table:display="true" table:show-details="true"/>
                <table:data-pilot-member table:name="10096" table:display="true" table:show-details="true"/>
                <table:data-pilot-member table:name="10097" table:display="true" table:show-details="true"/>
                <table:data-pilot-member table:name="10098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5" table:display="true" table:show-details="true"/>
                <table:data-pilot-member table:name="10117" table:display="true" table:show-details="true"/>
                <table:data-pilot-member table:name="10122" table:display="true" table:show-details="true"/>
                <table:data-pilot-member table:name="10128" table:display="true" table:show-details="true"/>
                <table:data-pilot-member table:name="10136" table:display="true" table:show-details="true"/>
                <table:data-pilot-member table:name="10143" table:display="true" table:show-details="true"/>
                <table:data-pilot-member table:name="10145" table:display="true" table:show-details="true"/>
                <table:data-pilot-member table:name="10149" table:display="true" table:show-details="true"/>
                <table:data-pilot-member table:name="10157" table:display="true" table:show-details="true"/>
                <table:data-pilot-member table:name="10160" table:display="true" table:show-details="true"/>
                <table:data-pilot-member table:name="10171" table:display="true" table:show-details="true"/>
                <table:data-pilot-member table:name="10175" table:display="true" table:show-details="true"/>
                <table:data-pilot-member table:name="10177" table:display="true" table:show-details="true"/>
                <table:data-pilot-member table:name="10191" table:display="true" table:show-details="true"/>
                <table:data-pilot-member table:name="10197" table:display="true" table:show-details="true"/>
                <table:data-pilot-member table:name="10208" table:display="true" table:show-details="true"/>
                <table:data-pilot-member table:name="10210" table:display="true" table:show-details="true"/>
                <table:data-pilot-member table:name="10233" table:display="true" table:show-details="true"/>
                <table:data-pilot-member table:name="10251" table:display="true" table:show-details="true"/>
                <table:data-pilot-member table:name="10265" table:display="true" table:show-details="true"/>
                <table:data-pilot-member table:name="10287" table:display="true" table:show-details="true"/>
                <table:data-pilot-member table:name="10312" table:display="true" table:show-details="true"/>
                <table:data-pilot-member table:name="10313" table:display="true" table:show-details="true"/>
                <table:data-pilot-member table:name="10316" table:display="true" table:show-details="true"/>
                <table:data-pilot-member table:name="10327" table:display="true" table:show-details="true"/>
                <table:data-pilot-member table:name="10331" table:display="true" table:show-details="true"/>
                <table:data-pilot-member table:name="10335" table:display="true" table:show-details="true"/>
                <table:data-pilot-member table:name="10354" table:display="true" table:show-details="true"/>
                <table:data-pilot-member table:name="10366" table:display="true" table:show-details="true"/>
                <table:data-pilot-member table:name="10387" table:display="true" table:show-details="true"/>
                <table:data-pilot-member table:name="10428" table:display="true" table:show-details="true"/>
                <table:data-pilot-member table:name="10431" table:display="true" table:show-details="true"/>
                <table:data-pilot-member table:name="10432" table:display="true" table:show-details="true"/>
                <table:data-pilot-member table:name="10438" table:display="true" table:show-details="true"/>
                <table:data-pilot-member table:name="10452" table:display="true" table:show-details="true"/>
                <table:data-pilot-member table:name="10465" table:display="true" table:show-details="true"/>
                <table:data-pilot-member table:name="10471" table:display="true" table:show-details="true"/>
                <table:data-pilot-member table:name="10476" table:display="true" table:show-details="true"/>
                <table:data-pilot-member table:name="10483" table:display="true" table:show-details="true"/>
                <table:data-pilot-member table:name="10484" table:display="true" table:show-details="true"/>
                <table:data-pilot-member table:name="10489" table:display="true" table:show-details="true"/>
                <table:data-pilot-member table:name="10490" table:display="true" table:show-details="true"/>
                <table:data-pilot-member table:name="10492" table:display="true" table:show-details="true"/>
                <table:data-pilot-member table:name="10494" table:display="true" table:show-details="true"/>
                <table:data-pilot-member table:name="10506" table:display="true" table:show-details="true"/>
                <table:data-pilot-member table:name="10513" table:display="true" table:show-details="true"/>
                <table:data-pilot-member table:name="10523" table:display="true" table:show-details="true"/>
                <table:data-pilot-member table:name="10526" table:display="true" table:show-details="true"/>
                <table:data-pilot-member table:name="10536" table:display="true" table:show-details="true"/>
                <table:data-pilot-member table:name="10546" table:display="true" table:show-details="true"/>
                <table:data-pilot-member table:name="10551" table:display="true" table:show-details="true"/>
                <table:data-pilot-member table:name="10553" table:display="true" table:show-details="true"/>
                <table:data-pilot-member table:name="10555" table:display="true" table:show-details="true"/>
                <table:data-pilot-member table:name="10556" table:display="true" table:show-details="true"/>
                <table:data-pilot-member table:name="10562" table:display="true" table:show-details="true"/>
                <table:data-pilot-member table:name="10566" table:display="true" table:show-details="true"/>
                <table:data-pilot-member table:name="10569" table:display="true" table:show-details="true"/>
                <table:data-pilot-member table:name="10575" table:display="true" table:show-details="true"/>
                <table:data-pilot-member table:name="10588" table:display="true" table:show-details="true"/>
                <table:data-pilot-member table:name="10592" table:display="true" table:show-details="true"/>
                <table:data-pilot-member table:name="10594" table:display="true" table:show-details="true"/>
                <table:data-pilot-member table:name="10596" table:display="true" table:show-details="true"/>
                <table:data-pilot-member table:name="10605" table:display="true" table:show-details="true"/>
                <table:data-pilot-member table:name="10635" table:display="true" table:show-details="true"/>
                <table:data-pilot-member table:name="10641" table:display="true" table:show-details="true"/>
                <table:data-pilot-member table:name="10648" table:display="true" table:show-details="true"/>
                <table:data-pilot-member table:name="10652" table:display="true" table:show-details="true"/>
                <table:data-pilot-member table:name="10663" table:display="true" table:show-details="true"/>
                <table:data-pilot-member table:name="10667" table:display="true" table:show-details="true"/>
                <table:data-pilot-member table:name="10669" table:display="true" table:show-details="true"/>
                <table:data-pilot-member table:name="10673" table:display="true" table:show-details="true"/>
                <table:data-pilot-member table:name="10692" table:display="true" table:show-details="true"/>
                <table:data-pilot-member table:name="10696" table:display="true" table:show-details="true"/>
                <table:data-pilot-member table:name="10697" table:display="true" table:show-details="true"/>
                <table:data-pilot-member table:name="10701" table:display="true" table:show-details="true"/>
                <table:data-pilot-member table:name="10726" table:display="true" table:show-details="true"/>
                <table:data-pilot-member table:name="10741" table:display="true" table:show-details="true"/>
                <table:data-pilot-member table:name="10745" table:display="true" table:show-details="true"/>
                <table:data-pilot-member table:name="10756" table:display="true" table:show-details="true"/>
                <table:data-pilot-member table:name="10758" table:display="true" table:show-details="true"/>
                <table:data-pilot-member table:name="10767" table:display="true" table:show-details="true"/>
                <table:data-pilot-member table:name="10785" table:display="true" table:show-details="true"/>
                <table:data-pilot-member table:name="10786" table:display="true" table:show-details="true"/>
                <table:data-pilot-member table:name="10787" table:display="true" table:show-details="true"/>
                <table:data-pilot-member table:name="10805" table:display="true" table:show-details="true"/>
                <table:data-pilot-member table:name="10810" table:display="true" table:show-details="true"/>
                <table:data-pilot-member table:name="10811" table:display="true" table:show-details="true"/>
                <table:data-pilot-member table:name="10821" table:display="true" table:show-details="true"/>
                <table:data-pilot-member table:name="10830" table:display="true" table:show-details="true"/>
                <table:data-pilot-member table:name="10843" table:display="true" table:show-details="true"/>
                <table:data-pilot-member table:name="10855" table:display="true" table:show-details="true"/>
                <table:data-pilot-member table:name="10864" table:display="true" table:show-details="true"/>
                <table:data-pilot-member table:name="10865" table:display="true" table:show-details="true"/>
                <table:data-pilot-member table:name="10870" table:display="true" table:show-details="true"/>
                <table:data-pilot-member table:name="10873" table:display="true" table:show-details="true"/>
                <table:data-pilot-member table:name="10882" table:display="true" table:show-details="true"/>
                <table:data-pilot-member table:name="10886" table:display="true" table:show-details="true"/>
                <table:data-pilot-member table:name="10888" table:display="true" table:show-details="true"/>
                <table:data-pilot-member table:name="10905" table:display="true" table:show-details="true"/>
                <table:data-pilot-member table:name="10908" table:display="true" table:show-details="true"/>
                <table:data-pilot-member table:name="10909" table:display="true" table:show-details="true"/>
                <table:data-pilot-member table:name="10931" table:display="true" table:show-details="true"/>
                <table:data-pilot-member table:name="10933" table:display="true" table:show-details="true"/>
                <table:data-pilot-member table:name="10938" table:display="true" table:show-details="true"/>
                <table:data-pilot-member table:name="10939" table:display="true" table:show-details="true"/>
                <table:data-pilot-member table:name="10945" table:display="true" table:show-details="true"/>
                <table:data-pilot-member table:name="10947" table:display="true" table:show-details="true"/>
                <table:data-pilot-member table:name="10951" table:display="true" table:show-details="true"/>
                <table:data-pilot-member table:name="10955" table:display="true" table:show-details="true"/>
                <table:data-pilot-member table:name="10971" table:display="true" table:show-details="true"/>
                <table:data-pilot-member table:name="10974" table:display="true" table:show-details="true"/>
                <table:data-pilot-member table:name="10978" table:display="true" table:show-details="true"/>
                <table:data-pilot-member table:name="10979" table:display="true" table:show-details="true"/>
                <table:data-pilot-member table:name="10984" table:display="true" table:show-details="true"/>
                <table:data-pilot-member table:name="10993" table:display="true" table:show-details="true"/>
                <table:data-pilot-member table:name="11002" table:display="true" table:show-details="true"/>
                <table:data-pilot-member table:name="11011" table:display="true" table:show-details="true"/>
                <table:data-pilot-member table:name="11019" table:display="true" table:show-details="true"/>
                <table:data-pilot-member table:name="11021" table:display="true" table:show-details="true"/>
                <table:data-pilot-member table:name="11022" table:display="true" table:show-details="true"/>
                <table:data-pilot-member table:name="11023" table:display="true" table:show-details="true"/>
                <table:data-pilot-member table:name="11050" table:display="true" table:show-details="true"/>
                <table:data-pilot-member table:name="11055" table:display="true" table:show-details="true"/>
                <table:data-pilot-member table:name="11089" table:display="true" table:show-details="true"/>
                <table:data-pilot-member table:name="11090" table:display="true" table:show-details="true"/>
                <table:data-pilot-member table:name="11094" table:display="true" table:show-details="true"/>
                <table:data-pilot-member table:name="11095" table:display="true" table:show-details="true"/>
                <table:data-pilot-member table:name="11096" table:display="true" table:show-details="true"/>
                <table:data-pilot-member table:name="11100" table:display="true" table:show-details="true"/>
                <table:data-pilot-member table:name="11107" table:display="true" table:show-details="true"/>
                <table:data-pilot-member table:name="11146" table:display="true" table:show-details="true"/>
                <table:data-pilot-member table:name="11157" table:display="true" table:show-details="true"/>
                <table:data-pilot-member table:name="11163" table:display="true" table:show-details="true"/>
                <table:data-pilot-member table:name="11166" table:display="true" table:show-details="true"/>
                <table:data-pilot-member table:name="11192" table:display="true" table:show-details="true"/>
                <table:data-pilot-member table:name="11213" table:display="true" table:show-details="true"/>
                <table:data-pilot-member table:name="11214" table:display="true" table:show-details="true"/>
                <table:data-pilot-member table:name="11225" table:display="true" table:show-details="true"/>
                <table:data-pilot-member table:name="11229" table:display="true" table:show-details="true"/>
                <table:data-pilot-member table:name="11237" table:display="true" table:show-details="true"/>
                <table:data-pilot-member table:name="11267" table:display="true" table:show-details="true"/>
                <table:data-pilot-member table:name="11270" table:display="true" table:show-details="true"/>
                <table:data-pilot-member table:name="11300" table:display="true" table:show-details="true"/>
                <table:data-pilot-member table:name="11304" table:display="true" table:show-details="true"/>
                <table:data-pilot-member table:name="11305" table:display="true" table:show-details="true"/>
                <table:data-pilot-member table:name="11309" table:display="true" table:show-details="true"/>
                <table:data-pilot-member table:name="11318" table:display="true" table:show-details="true"/>
                <table:data-pilot-member table:name="11323" table:display="true" table:show-details="true"/>
                <table:data-pilot-member table:name="11331" table:display="true" table:show-details="true"/>
                <table:data-pilot-member table:name="11347" table:display="true" table:show-details="true"/>
                <table:data-pilot-member table:name="11370" table:display="true" table:show-details="true"/>
                <table:data-pilot-member table:name="11381" table:display="true" table:show-details="true"/>
                <table:data-pilot-member table:name="11390" table:display="true" table:show-details="true"/>
                <table:data-pilot-member table:name="11393" table:display="true" table:show-details="true"/>
                <table:data-pilot-member table:name="11414" table:display="true" table:show-details="true"/>
                <table:data-pilot-member table:name="11422" table:display="true" table:show-details="true"/>
                <table:data-pilot-member table:name="11427" table:display="true" table:show-details="true"/>
                <table:data-pilot-member table:name="11429" table:display="true" table:show-details="true"/>
                <table:data-pilot-member table:name="11442" table:display="true" table:show-details="true"/>
                <table:data-pilot-member table:name="11454" table:display="true" table:show-details="true"/>
                <table:data-pilot-member table:name="11467" table:display="true" table:show-details="true"/>
                <table:data-pilot-member table:name="11481" table:display="true" table:show-details="true"/>
                <table:data-pilot-member table:name="11497" table:display="true" table:show-details="true"/>
                <table:data-pilot-member table:name="11498" table:display="true" table:show-details="true"/>
                <table:data-pilot-member table:name="11499" table:display="true" table:show-details="true"/>
                <table:data-pilot-member table:name="11503" table:display="true" table:show-details="true"/>
                <table:data-pilot-member table:name="11504" table:display="true" table:show-details="true"/>
                <table:data-pilot-member table:name="11511" table:display="true" table:show-details="true"/>
                <table:data-pilot-member table:name="11520" table:display="true" table:show-details="true"/>
                <table:data-pilot-member table:name="11523" table:display="true" table:show-details="true"/>
                <table:data-pilot-member table:name="11537" table:display="true" table:show-details="true"/>
                <table:data-pilot-member table:name="11539" table:display="true" table:show-details="true"/>
                <table:data-pilot-member table:name="11540" table:display="true" table:show-details="true"/>
                <table:data-pilot-member table:name="11544" table:display="true" table:show-details="true"/>
                <table:data-pilot-member table:name="11552" table:display="true" table:show-details="true"/>
                <table:data-pilot-member table:name="11570" table:display="true" table:show-details="true"/>
                <table:data-pilot-member table:name="11572" table:display="true" table:show-details="true"/>
                <table:data-pilot-member table:name="11579" table:display="true" table:show-details="true"/>
                <table:data-pilot-member table:name="11584" table:display="true" table:show-details="true"/>
                <table:data-pilot-member table:name="11590" table:display="true" table:show-details="true"/>
                <table:data-pilot-member table:name="11626" table:display="true" table:show-details="true"/>
                <table:data-pilot-member table:name="11643" table:display="true" table:show-details="true"/>
                <table:data-pilot-member table:name="11645" table:display="true" table:show-details="true"/>
                <table:data-pilot-member table:name="11675" table:display="true" table:show-details="true"/>
                <table:data-pilot-member table:name="11678" table:display="true" table:show-details="true"/>
                <table:data-pilot-member table:name="11692" table:display="true" table:show-details="true"/>
                <table:data-pilot-member table:name="11712" table:display="true" table:show-details="true"/>
                <table:data-pilot-member table:name="11718" table:display="true" table:show-details="true"/>
                <table:data-pilot-member table:name="11727" table:display="true" table:show-details="true"/>
                <table:data-pilot-member table:name="11728" table:display="true" table:show-details="true"/>
                <table:data-pilot-member table:name="11734" table:display="true" table:show-details="true"/>
                <table:data-pilot-member table:name="11737" table:display="true" table:show-details="true"/>
                <table:data-pilot-member table:name="11750" table:display="true" table:show-details="true"/>
                <table:data-pilot-member table:name="11751" table:display="true" table:show-details="true"/>
                <table:data-pilot-member table:name="11756" table:display="true" table:show-details="true"/>
                <table:data-pilot-member table:name="11761" table:display="true" table:show-details="true"/>
                <table:data-pilot-member table:name="11762" table:display="true" table:show-details="true"/>
                <table:data-pilot-member table:name="11776" table:display="true" table:show-details="true"/>
                <table:data-pilot-member table:name="11784" table:display="true" table:show-details="true"/>
                <table:data-pilot-member table:name="11800" table:display="true" table:show-details="true"/>
                <table:data-pilot-member table:name="11825" table:display="true" table:show-details="true"/>
                <table:data-pilot-member table:name="11827" table:display="true" table:show-details="true"/>
                <table:data-pilot-member table:name="11836" table:display="true" table:show-details="true"/>
                <table:data-pilot-member table:name="11838" table:display="true" table:show-details="true"/>
                <table:data-pilot-member table:name="11843" table:display="true" table:show-details="true"/>
                <table:data-pilot-member table:name="11869" table:display="true" table:show-details="true"/>
                <table:data-pilot-member table:name="11871" table:display="true" table:show-details="true"/>
                <table:data-pilot-member table:name="11876" table:display="true" table:show-details="true"/>
                <table:data-pilot-member table:name="11878" table:display="true" table:show-details="true"/>
                <table:data-pilot-member table:name="11891" table:display="true" table:show-details="true"/>
                <table:data-pilot-member table:name="11895" table:display="true" table:show-details="true"/>
                <table:data-pilot-member table:name="11908" table:display="true" table:show-details="true"/>
                <table:data-pilot-member table:name="11914" table:display="true" table:show-details="true"/>
                <table:data-pilot-member table:name="11917" table:display="true" table:show-details="true"/>
                <table:data-pilot-member table:name="11920" table:display="true" table:show-details="true"/>
                <table:data-pilot-member table:name="11929" table:display="true" table:show-details="true"/>
                <table:data-pilot-member table:name="11960" table:display="true" table:show-details="true"/>
                <table:data-pilot-member table:name="11961" table:display="true" table:show-details="true"/>
                <table:data-pilot-member table:name="11968" table:display="true" table:show-details="true"/>
                <table:data-pilot-member table:name="11978" table:display="true" table:show-details="true"/>
                <table:data-pilot-member table:name="12017" table:display="true" table:show-details="true"/>
                <table:data-pilot-member table:name="12019" table:display="true" table:show-details="true"/>
                <table:data-pilot-member table:name="12022" table:display="true" table:show-details="true"/>
                <table:data-pilot-member table:name="12024" table:display="true" table:show-details="true"/>
                <table:data-pilot-member table:name="12025" table:display="true" table:show-details="true"/>
                <table:data-pilot-member table:name="12031" table:display="true" table:show-details="true"/>
                <table:data-pilot-member table:name="12032" table:display="true" table:show-details="true"/>
                <table:data-pilot-member table:name="12043" table:display="true" table:show-details="true"/>
                <table:data-pilot-member table:name="12048" table:display="true" table:show-details="true"/>
                <table:data-pilot-member table:name="12052" table:display="true" table:show-details="true"/>
                <table:data-pilot-member table:name="12068" table:display="true" table:show-details="true"/>
                <table:data-pilot-member table:name="12072" table:display="true" table:show-details="true"/>
                <table:data-pilot-member table:name="12082" table:display="true" table:show-details="true"/>
                <table:data-pilot-member table:name="12086" table:display="true" table:show-details="true"/>
                <table:data-pilot-member table:name="12094" table:display="true" table:show-details="true"/>
                <table:data-pilot-member table:name="12121" table:display="true" table:show-details="true"/>
                <table:data-pilot-member table:name="12122" table:display="true" table:show-details="true"/>
                <table:data-pilot-member table:name="12128" table:display="true" table:show-details="true"/>
                <table:data-pilot-member table:name="12135" table:display="true" table:show-details="true"/>
                <table:data-pilot-member table:name="12144" table:display="true" table:show-details="true"/>
                <table:data-pilot-member table:name="12146" table:display="true" table:show-details="true"/>
                <table:data-pilot-member table:name="12154" table:display="true" table:show-details="true"/>
                <table:data-pilot-member table:name="12157" table:display="true" table:show-details="true"/>
                <table:data-pilot-member table:name="12159" table:display="true" table:show-details="true"/>
                <table:data-pilot-member table:name="12165" table:display="true" table:show-details="true"/>
                <table:data-pilot-member table:name="12170" table:display="true" table:show-details="true"/>
                <table:data-pilot-member table:name="12175" table:display="true" table:show-details="true"/>
                <table:data-pilot-member table:name="12181" table:display="true" table:show-details="true"/>
                <table:data-pilot-member table:name="12189" table:display="true" table:show-details="true"/>
                <table:data-pilot-member table:name="12204" table:display="true" table:show-details="true"/>
                <table:data-pilot-member table:name="12226" table:display="true" table:show-details="true"/>
                <table:data-pilot-member table:name="12231" table:display="true" table:show-details="true"/>
                <table:data-pilot-member table:name="12233" table:display="true" table:show-details="true"/>
                <table:data-pilot-member table:name="12251" table:display="true" table:show-details="true"/>
                <table:data-pilot-member table:name="12271" table:display="true" table:show-details="true"/>
                <table:data-pilot-member table:name="12277" table:display="true" table:show-details="true"/>
                <table:data-pilot-member table:name="12287" table:display="true" table:show-details="true"/>
                <table:data-pilot-member table:name="12320" table:display="true" table:show-details="true"/>
                <table:data-pilot-member table:name="12336" table:display="true" table:show-details="true"/>
                <table:data-pilot-member table:name="12341" table:display="true" table:show-details="true"/>
                <table:data-pilot-member table:name="12343" table:display="true" table:show-details="true"/>
                <table:data-pilot-member table:name="12355" table:display="true" table:show-details="true"/>
                <table:data-pilot-member table:name="12367" table:display="true" table:show-details="true"/>
                <table:data-pilot-member table:name="12372" table:display="true" table:show-details="true"/>
                <table:data-pilot-member table:name="12373" table:display="true" table:show-details="true"/>
                <table:data-pilot-member table:name="12379" table:display="true" table:show-details="true"/>
                <table:data-pilot-member table:name="12383" table:display="true" table:show-details="true"/>
                <table:data-pilot-member table:name="12390" table:display="true" table:show-details="true"/>
                <table:data-pilot-member table:name="12400" table:display="true" table:show-details="true"/>
                <table:data-pilot-member table:name="12411" table:display="true" table:show-details="true"/>
                <table:data-pilot-member table:name="12420" table:display="true" table:show-details="true"/>
                <table:data-pilot-member table:name="12424" table:display="true" table:show-details="true"/>
                <table:data-pilot-member table:name="12430" table:display="true" table:show-details="true"/>
                <table:data-pilot-member table:name="12432" table:display="true" table:show-details="true"/>
                <table:data-pilot-member table:name="12441" table:display="true" table:show-details="true"/>
                <table:data-pilot-member table:name="12448" table:display="true" table:show-details="true"/>
                <table:data-pilot-member table:name="12460" table:display="true" table:show-details="true"/>
                <table:data-pilot-member table:name="12473" table:display="true" table:show-details="true"/>
                <table:data-pilot-member table:name="12479" table:display="true" table:show-details="true"/>
                <table:data-pilot-member table:name="12481" table:display="true" table:show-details="true"/>
                <table:data-pilot-member table:name="12493" table:display="true" table:show-details="true"/>
                <table:data-pilot-member table:name="12496" table:display="true" table:show-details="true"/>
                <table:data-pilot-member table:name="12498" table:display="true" table:show-details="true"/>
                <table:data-pilot-member table:name="12524" table:display="true" table:show-details="true"/>
                <table:data-pilot-member table:name="12529" table:display="true" table:show-details="true"/>
                <table:data-pilot-member table:name="12530" table:display="true" table:show-details="true"/>
                <table:data-pilot-member table:name="12533" table:display="true" table:show-details="true"/>
                <table:data-pilot-member table:name="12547" table:display="true" table:show-details="true"/>
                <table:data-pilot-member table:name="12548" table:display="true" table:show-details="true"/>
                <table:data-pilot-member table:name="12550" table:display="true" table:show-details="true"/>
                <table:data-pilot-member table:name="12556" table:display="true" table:show-details="true"/>
                <table:data-pilot-member table:name="12564" table:display="true" table:show-details="true"/>
                <table:data-pilot-member table:name="12577" table:display="true" table:show-details="true"/>
                <table:data-pilot-member table:name="12583" table:display="true" table:show-details="true"/>
                <table:data-pilot-member table:name="12599" table:display="true" table:show-details="true"/>
                <table:data-pilot-member table:name="12616" table:display="true" table:show-details="true"/>
                <table:data-pilot-member table:name="12617" table:display="true" table:show-details="true"/>
                <table:data-pilot-member table:name="12622" table:display="true" table:show-details="true"/>
                <table:data-pilot-member table:name="12623" table:display="true" table:show-details="true"/>
                <table:data-pilot-member table:name="12630" table:display="true" table:show-details="true"/>
                <table:data-pilot-member table:name="12631" table:display="true" table:show-details="true"/>
                <table:data-pilot-member table:name="12633" table:display="true" table:show-details="true"/>
                <table:data-pilot-member table:name="12636" table:display="true" table:show-details="true"/>
                <table:data-pilot-member table:name="12655" table:display="true" table:show-details="true"/>
                <table:data-pilot-member table:name="12658" table:display="true" table:show-details="true"/>
                <table:data-pilot-member table:name="12661" table:display="true" table:show-details="true"/>
                <table:data-pilot-member table:name="12666" table:display="true" table:show-details="true"/>
                <table:data-pilot-member table:name="12672" table:display="true" table:show-details="true"/>
                <table:data-pilot-member table:name="12685" table:display="true" table:show-details="true"/>
                <table:data-pilot-member table:name="12688" table:display="true" table:show-details="true"/>
                <table:data-pilot-member table:name="12689" table:display="true" table:show-details="true"/>
                <table:data-pilot-member table:name="12706" table:display="true" table:show-details="true"/>
                <table:data-pilot-member table:name="12708" table:display="true" table:show-details="true"/>
                <table:data-pilot-member table:name="12711" table:display="true" table:show-details="true"/>
                <table:data-pilot-member table:name="12713" table:display="true" table:show-details="true"/>
                <table:data-pilot-member table:name="12716" table:display="true" table:show-details="true"/>
                <table:data-pilot-member table:name="12721" table:display="true" table:show-details="true"/>
                <table:data-pilot-member table:name="12723" table:display="true" table:show-details="true"/>
                <table:data-pilot-member table:name="12724" table:display="true" table:show-details="true"/>
                <table:data-pilot-member table:name="12739" table:display="true" table:show-details="true"/>
                <table:data-pilot-member table:name="12743" table:display="true" table:show-details="true"/>
                <table:data-pilot-member table:name="12747" table:display="true" table:show-details="true"/>
                <table:data-pilot-member table:name="12748" table:display="true" table:show-details="true"/>
                <table:data-pilot-member table:name="12754" table:display="true" table:show-details="true"/>
                <table:data-pilot-member table:name="12763" table:display="true" table:show-details="true"/>
                <table:data-pilot-member table:name="12764" table:display="true" table:show-details="true"/>
                <table:data-pilot-member table:name="12772" table:display="true" table:show-details="true"/>
                <table:data-pilot-member table:name="12775" table:display="true" table:show-details="true"/>
                <table:data-pilot-member table:name="12796" table:display="true" table:show-details="true"/>
                <table:data-pilot-member table:name="12800" table:display="true" table:show-details="true"/>
                <table:data-pilot-member table:name="12811" table:display="true" table:show-details="true"/>
                <table:data-pilot-member table:name="12813" table:display="true" table:show-details="true"/>
                <table:data-pilot-member table:name="12820" table:display="true" table:show-details="true"/>
                <table:data-pilot-member table:name="12829" table:display="true" table:show-details="true"/>
                <table:data-pilot-member table:name="12830" table:display="true" table:show-details="true"/>
                <table:data-pilot-member table:name="12839" table:display="true" table:show-details="true"/>
                <table:data-pilot-member table:name="12840" table:display="true" table:show-details="true"/>
                <table:data-pilot-member table:name="12841" table:display="true" table:show-details="true"/>
                <table:data-pilot-member table:name="12849" table:display="true" table:show-details="true"/>
                <table:data-pilot-member table:name="12855" table:display="true" table:show-details="true"/>
                <table:data-pilot-member table:name="12868" table:display="true" table:show-details="true"/>
                <table:data-pilot-member table:name="12879" table:display="true" table:show-details="true"/>
                <table:data-pilot-member table:name="12883" table:display="true" table:show-details="true"/>
                <table:data-pilot-member table:name="12885" table:display="true" table:show-details="true"/>
                <table:data-pilot-member table:name="12893" table:display="true" table:show-details="true"/>
                <table:data-pilot-member table:name="12908" table:display="true" table:show-details="true"/>
                <table:data-pilot-member table:name="12930" table:display="true" table:show-details="true"/>
                <table:data-pilot-member table:name="12933" table:display="true" table:show-details="true"/>
                <table:data-pilot-member table:name="12948" table:display="true" table:show-details="true"/>
                <table:data-pilot-member table:name="12962" table:display="true" table:show-details="true"/>
                <table:data-pilot-member table:name="12965" table:display="true" table:show-details="true"/>
                <table:data-pilot-member table:name="12968" table:display="true" table:show-details="true"/>
                <table:data-pilot-member table:name="12976" table:display="true" table:show-details="true"/>
                <table:data-pilot-member table:name="12986" table:display="true" table:show-details="true"/>
                <table:data-pilot-member table:name="12989" table:display="true" table:show-details="true"/>
                <table:data-pilot-member table:name="13002" table:display="true" table:show-details="true"/>
                <table:data-pilot-member table:name="13007" table:display="true" table:show-details="true"/>
                <table:data-pilot-member table:name="13031" table:display="true" table:show-details="true"/>
                <table:data-pilot-member table:name="13032" table:display="true" table:show-details="true"/>
                <table:data-pilot-member table:name="13056" table:display="true" table:show-details="true"/>
                <table:data-pilot-member table:name="13075" table:display="true" table:show-details="true"/>
                <table:data-pilot-member table:name="13083" table:display="true" table:show-details="true"/>
                <table:data-pilot-member table:name="13084" table:display="true" table:show-details="true"/>
                <table:data-pilot-member table:name="13100" table:display="true" table:show-details="true"/>
                <table:data-pilot-member table:name="13101" table:display="true" table:show-details="true"/>
                <table:data-pilot-member table:name="13103" table:display="true" table:show-details="true"/>
                <table:data-pilot-member table:name="13118" table:display="true" table:show-details="true"/>
                <table:data-pilot-member table:name="13122" table:display="true" table:show-details="true"/>
                <table:data-pilot-member table:name="13139" table:display="true" table:show-details="true"/>
                <table:data-pilot-member table:name="13153" table:display="true" table:show-details="true"/>
                <table:data-pilot-member table:name="13165" table:display="true" table:show-details="true"/>
                <table:data-pilot-member table:name="13168" table:display="true" table:show-details="true"/>
                <table:data-pilot-member table:name="13181" table:display="true" table:show-details="true"/>
                <table:data-pilot-member table:name="13197" table:display="true" table:show-details="true"/>
                <table:data-pilot-member table:name="13198" table:display="true" table:show-details="true"/>
                <table:data-pilot-member table:name="13201" table:display="true" table:show-details="true"/>
                <table:data-pilot-member table:name="13204" table:display="true" table:show-details="true"/>
                <table:data-pilot-member table:name="13209" table:display="true" table:show-details="true"/>
                <table:data-pilot-member table:name="13221" table:display="true" table:show-details="true"/>
                <table:data-pilot-member table:name="13237" table:display="true" table:show-details="true"/>
                <table:data-pilot-member table:name="13245" table:display="true" table:show-details="true"/>
                <table:data-pilot-member table:name="13247" table:display="true" table:show-details="true"/>
                <table:data-pilot-member table:name="13257" table:display="true" table:show-details="true"/>
                <table:data-pilot-member table:name="13295" table:display="true" table:show-details="true"/>
                <table:data-pilot-member table:name="13304" table:display="true" table:show-details="true"/>
                <table:data-pilot-member table:name="13325" table:display="true" table:show-details="true"/>
                <table:data-pilot-member table:name="13326" table:display="true" table:show-details="true"/>
                <table:data-pilot-member table:name="13328" table:display="true" table:show-details="true"/>
                <table:data-pilot-member table:name="13355" table:display="true" table:show-details="true"/>
                <table:data-pilot-member table:name="13359" table:display="true" table:show-details="true"/>
                <table:data-pilot-member table:name="13363" table:display="true" table:show-details="true"/>
                <table:data-pilot-member table:name="13364" table:display="true" table:show-details="true"/>
                <table:data-pilot-member table:name="13377" table:display="true" table:show-details="true"/>
                <table:data-pilot-member table:name="13385" table:display="true" table:show-details="true"/>
                <table:data-pilot-member table:name="13391" table:display="true" table:show-details="true"/>
                <table:data-pilot-member table:name="13403" table:display="true" table:show-details="true"/>
                <table:data-pilot-member table:name="13406" table:display="true" table:show-details="true"/>
                <table:data-pilot-member table:name="13411" table:display="true" table:show-details="true"/>
                <table:data-pilot-member table:name="13416" table:display="true" table:show-details="true"/>
                <table:data-pilot-member table:name="13420" table:display="true" table:show-details="true"/>
                <table:data-pilot-member table:name="13421" table:display="true" table:show-details="true"/>
                <table:data-pilot-member table:name="13451" table:display="true" table:show-details="true"/>
                <table:data-pilot-member table:name="13452" table:display="true" table:show-details="true"/>
                <table:data-pilot-member table:name="13454" table:display="true" table:show-details="true"/>
                <table:data-pilot-member table:name="13492" table:display="true" table:show-details="true"/>
                <table:data-pilot-member table:name="13497" table:display="true" table:show-details="true"/>
                <table:data-pilot-member table:name="13507" table:display="true" table:show-details="true"/>
                <table:data-pilot-member table:name="13508" table:display="true" table:show-details="true"/>
                <table:data-pilot-member table:name="13523" table:display="true" table:show-details="true"/>
                <table:data-pilot-member table:name="13537" table:display="true" table:show-details="true"/>
                <table:data-pilot-member table:name="13540" table:display="true" table:show-details="true"/>
                <table:data-pilot-member table:name="13546" table:display="true" table:show-details="true"/>
                <table:data-pilot-member table:name="13565" table:display="true" table:show-details="true"/>
                <table:data-pilot-member table:name="13570" table:display="true" table:show-details="true"/>
                <table:data-pilot-member table:name="13572" table:display="true" table:show-details="true"/>
                <table:data-pilot-member table:name="13576" table:display="true" table:show-details="true"/>
                <table:data-pilot-member table:name="13582" table:display="true" table:show-details="true"/>
                <table:data-pilot-member table:name="13612" table:display="true" table:show-details="true"/>
                <table:data-pilot-member table:name="13623" table:display="true" table:show-details="true"/>
                <table:data-pilot-member table:name="13628" table:display="true" table:show-details="true"/>
                <table:data-pilot-member table:name="13638" table:display="true" table:show-details="true"/>
                <table:data-pilot-member table:name="13640" table:display="true" table:show-details="true"/>
                <table:data-pilot-member table:name="13641" table:display="true" table:show-details="true"/>
                <table:data-pilot-member table:name="13648" table:display="true" table:show-details="true"/>
                <table:data-pilot-member table:name="13654" table:display="true" table:show-details="true"/>
                <table:data-pilot-member table:name="13659" table:display="true" table:show-details="true"/>
                <table:data-pilot-member table:name="13662" table:display="true" table:show-details="true"/>
                <table:data-pilot-member table:name="13669" table:display="true" table:show-details="true"/>
                <table:data-pilot-member table:name="13673" table:display="true" table:show-details="true"/>
                <table:data-pilot-member table:name="13676" table:display="true" table:show-details="true"/>
                <table:data-pilot-member table:name="13686" table:display="true" table:show-details="true"/>
                <table:data-pilot-member table:name="13695" table:display="true" table:show-details="true"/>
                <table:data-pilot-member table:name="13704" table:display="true" table:show-details="true"/>
                <table:data-pilot-member table:name="13708" table:display="true" table:show-details="true"/>
                <table:data-pilot-member table:name="13725" table:display="true" table:show-details="true"/>
                <table:data-pilot-member table:name="13729" table:display="true" table:show-details="true"/>
                <table:data-pilot-member table:name="13734" table:display="true" table:show-details="true"/>
                <table:data-pilot-member table:name="13736" table:display="true" table:show-details="true"/>
                <table:data-pilot-member table:name="13749" table:display="true" table:show-details="true"/>
                <table:data-pilot-member table:name="13750" table:display="true" table:show-details="true"/>
                <table:data-pilot-member table:name="13754" table:display="true" table:show-details="true"/>
                <table:data-pilot-member table:name="13761" table:display="true" table:show-details="true"/>
                <table:data-pilot-member table:name="13763" table:display="true" table:show-details="true"/>
                <table:data-pilot-member table:name="13768" table:display="true" table:show-details="true"/>
                <table:data-pilot-member table:name="13770" table:display="true" table:show-details="true"/>
                <table:data-pilot-member table:name="13794" table:display="true" table:show-details="true"/>
                <table:data-pilot-member table:name="13796" table:display="true" table:show-details="true"/>
                <table:data-pilot-member table:name="13805" table:display="true" table:show-details="true"/>
                <table:data-pilot-member table:name="13807" table:display="true" table:show-details="true"/>
                <table:data-pilot-member table:name="13811" table:display="true" table:show-details="true"/>
                <table:data-pilot-member table:name="13812" table:display="true" table:show-details="true"/>
                <table:data-pilot-member table:name="13814" table:display="true" table:show-details="true"/>
                <table:data-pilot-member table:name="13828" table:display="true" table:show-details="true"/>
                <table:data-pilot-member table:name="13839" table:display="true" table:show-details="true"/>
                <table:data-pilot-member table:name="13846" table:display="true" table:show-details="true"/>
                <table:data-pilot-member table:name="13850" table:display="true" table:show-details="true"/>
                <table:data-pilot-member table:name="13853" table:display="true" table:show-details="true"/>
                <table:data-pilot-member table:name="13862" table:display="true" table:show-details="true"/>
                <table:data-pilot-member table:name="13881" table:display="true" table:show-details="true"/>
                <table:data-pilot-member table:name="13882" table:display="true" table:show-details="true"/>
                <table:data-pilot-member table:name="13891" table:display="true" table:show-details="true"/>
                <table:data-pilot-member table:name="13900" table:display="true" table:show-details="true"/>
                <table:data-pilot-member table:name="13907" table:display="true" table:show-details="true"/>
                <table:data-pilot-member table:name="13918" table:display="true" table:show-details="true"/>
                <table:data-pilot-member table:name="13922" table:display="true" table:show-details="true"/>
                <table:data-pilot-member table:name="13964" table:display="true" table:show-details="true"/>
                <table:data-pilot-member table:name="13966" table:display="true" table:show-details="true"/>
                <table:data-pilot-member table:name="13974" table:display="true" table:show-details="true"/>
                <table:data-pilot-member table:name="13977" table:display="true" table:show-details="true"/>
                <table:data-pilot-member table:name="13983" table:display="true" table:show-details="true"/>
                <table:data-pilot-member table:name="13993" table:display="true" table:show-details="true"/>
                <table:data-pilot-member table:name="13997" table:display="true" table:show-details="true"/>
                <table:data-pilot-member table:name="14003" table:display="true" table:show-details="true"/>
                <table:data-pilot-member table:name="14004" table:display="true" table:show-details="true"/>
                <table:data-pilot-member table:name="14005" table:display="true" table:show-details="true"/>
                <table:data-pilot-member table:name="14026" table:display="true" table:show-details="true"/>
                <table:data-pilot-member table:name="14028" table:display="true" table:show-details="true"/>
                <table:data-pilot-member table:name="14068" table:display="true" table:show-details="true"/>
                <table:data-pilot-member table:name="14071" table:display="true" table:show-details="true"/>
                <table:data-pilot-member table:name="14077" table:display="true" table:show-details="true"/>
                <table:data-pilot-member table:name="14079" table:display="true" table:show-details="true"/>
                <table:data-pilot-member table:name="14109" table:display="true" table:show-details="true"/>
                <table:data-pilot-member table:name="14112" table:display="true" table:show-details="true"/>
                <table:data-pilot-member table:name="14127" table:display="true" table:show-details="true"/>
                <table:data-pilot-member table:name="14129" table:display="true" table:show-details="true"/>
                <table:data-pilot-member table:name="14134" table:display="true" table:show-details="true"/>
                <table:data-pilot-member table:name="14150" table:display="true" table:show-details="true"/>
                <table:data-pilot-member table:name="14151" table:display="true" table:show-details="true"/>
                <table:data-pilot-member table:name="14163" table:display="true" table:show-details="true"/>
                <table:data-pilot-member table:name="14169" table:display="true" table:show-details="true"/>
                <table:data-pilot-member table:name="14185" table:display="true" table:show-details="true"/>
                <table:data-pilot-member table:name="14193" table:display="true" table:show-details="true"/>
                <table:data-pilot-member table:name="14196" table:display="true" table:show-details="true"/>
                <table:data-pilot-member table:name="14201" table:display="true" table:show-details="true"/>
                <table:data-pilot-member table:name="14223" table:display="true" table:show-details="true"/>
                <table:data-pilot-member table:name="14228" table:display="true" table:show-details="true"/>
                <table:data-pilot-member table:name="14230" table:display="true" table:show-details="true"/>
                <table:data-pilot-member table:name="14238" table:display="true" table:show-details="true"/>
                <table:data-pilot-member table:name="14243" table:display="true" table:show-details="true"/>
                <table:data-pilot-member table:name="14245" table:display="true" table:show-details="true"/>
                <table:data-pilot-member table:name="14263" table:display="true" table:show-details="true"/>
                <table:data-pilot-member table:name="14271" table:display="true" table:show-details="true"/>
                <table:data-pilot-member table:name="14294" table:display="true" table:show-details="true"/>
                <table:data-pilot-member table:name="14315" table:display="true" table:show-details="true"/>
                <table:data-pilot-member table:name="14324" table:display="true" table:show-details="true"/>
                <table:data-pilot-member table:name="14336" table:display="true" table:show-details="true"/>
                <table:data-pilot-member table:name="14363" table:display="true" table:show-details="true"/>
                <table:data-pilot-member table:name="14366" table:display="true" table:show-details="true"/>
                <table:data-pilot-member table:name="14381" table:display="true" table:show-details="true"/>
                <table:data-pilot-member table:name="14400" table:display="true" table:show-details="true"/>
                <table:data-pilot-member table:name="14406" table:display="true" table:show-details="true"/>
                <table:data-pilot-member table:name="14415" table:display="true" table:show-details="true"/>
                <table:data-pilot-member table:name="14420" table:display="true" table:show-details="true"/>
                <table:data-pilot-member table:name="14429" table:display="true" table:show-details="true"/>
                <table:data-pilot-member table:name="14433" table:display="true" table:show-details="true"/>
                <table:data-pilot-member table:name="14434" table:display="true" table:show-details="true"/>
                <table:data-pilot-member table:name="14452" table:display="true" table:show-details="true"/>
                <table:data-pilot-member table:name="14454" table:display="true" table:show-details="true"/>
                <table:data-pilot-member table:name="14472" table:display="true" table:show-details="true"/>
                <table:data-pilot-member table:name="14476" table:display="true" table:show-details="true"/>
                <table:data-pilot-member table:name="14477" table:display="true" table:show-details="true"/>
                <table:data-pilot-member table:name="14495" table:display="true" table:show-details="true"/>
                <table:data-pilot-member table:name="14503" table:display="true" table:show-details="true"/>
                <table:data-pilot-member table:name="14506" table:display="true" table:show-details="true"/>
                <table:data-pilot-member table:name="14510" table:display="true" table:show-details="true"/>
                <table:data-pilot-member table:name="14517" table:display="true" table:show-details="true"/>
                <table:data-pilot-member table:name="14520" table:display="true" table:show-details="true"/>
                <table:data-pilot-member table:name="14521" table:display="true" table:show-details="true"/>
                <table:data-pilot-member table:name="14547" table:display="true" table:show-details="true"/>
                <table:data-pilot-member table:name="14566" table:display="true" table:show-details="true"/>
                <table:data-pilot-member table:name="14576" table:display="true" table:show-details="true"/>
                <table:data-pilot-member table:name="14580" table:display="true" table:show-details="true"/>
                <table:data-pilot-member table:name="14601" table:display="true" table:show-details="true"/>
                <table:data-pilot-member table:name="14609" table:display="true" table:show-details="true"/>
                <table:data-pilot-member table:name="14619" table:display="true" table:show-details="true"/>
                <table:data-pilot-member table:name="14626" table:display="true" table:show-details="true"/>
                <table:data-pilot-member table:name="14636" table:display="true" table:show-details="true"/>
                <table:data-pilot-member table:name="14645" table:display="true" table:show-details="true"/>
                <table:data-pilot-member table:name="14647" table:display="true" table:show-details="true"/>
                <table:data-pilot-member table:name="14654" table:display="true" table:show-details="true"/>
                <table:data-pilot-member table:name="14663" table:display="true" table:show-details="true"/>
                <table:data-pilot-member table:name="14665" table:display="true" table:show-details="true"/>
                <table:data-pilot-member table:name="14671" table:display="true" table:show-details="true"/>
                <table:data-pilot-member table:name="14675" table:display="true" table:show-details="true"/>
                <table:data-pilot-member table:name="14680" table:display="true" table:show-details="true"/>
                <table:data-pilot-member table:name="14684" table:display="true" table:show-details="true"/>
                <table:data-pilot-member table:name="14687" table:display="true" table:show-details="true"/>
                <table:data-pilot-member table:name="14689" table:display="true" table:show-details="true"/>
                <table:data-pilot-member table:name="14743" table:display="true" table:show-details="true"/>
                <table:data-pilot-member table:name="14751" table:display="true" table:show-details="true"/>
                <table:data-pilot-member table:name="14770" table:display="true" table:show-details="true"/>
                <table:data-pilot-member table:name="14789" table:display="true" table:show-details="true"/>
                <table:data-pilot-member table:name="14802" table:display="true" table:show-details="true"/>
                <table:data-pilot-member table:name="14806" table:display="true" table:show-details="true"/>
                <table:data-pilot-member table:name="14813" table:display="true" table:show-details="true"/>
                <table:data-pilot-member table:name="14814" table:display="true" table:show-details="true"/>
                <table:data-pilot-member table:name="14836" table:display="true" table:show-details="true"/>
                <table:data-pilot-member table:name="14837" table:display="true" table:show-details="true"/>
                <table:data-pilot-member table:name="14858" table:display="true" table:show-details="true"/>
                <table:data-pilot-member table:name="14865" table:display="true" table:show-details="true"/>
                <table:data-pilot-member table:name="14887" table:display="true" table:show-details="true"/>
                <table:data-pilot-member table:name="14896" table:display="true" table:show-details="true"/>
                <table:data-pilot-member table:name="14906" table:display="true" table:show-details="true"/>
                <table:data-pilot-member table:name="14922" table:display="true" table:show-details="true"/>
                <table:data-pilot-member table:name="14945" table:display="true" table:show-details="true"/>
                <table:data-pilot-member table:name="14952" table:display="true" table:show-details="true"/>
                <table:data-pilot-member table:name="14954" table:display="true" table:show-details="true"/>
                <table:data-pilot-member table:name="14956" table:display="true" table:show-details="true"/>
                <table:data-pilot-member table:name="14957" table:display="true" table:show-details="true"/>
                <table:data-pilot-member table:name="14963" table:display="true" table:show-details="true"/>
                <table:data-pilot-member table:name="14970" table:display="true" table:show-details="true"/>
                <table:data-pilot-member table:name="14987" table:display="true" table:show-details="true"/>
                <table:data-pilot-member table:name="14990" table:display="true" table:show-details="true"/>
                <table:data-pilot-member table:name="14999" table:display="true" table:show-details="true"/>
                <table:data-pilot-member table:name="15000" table:display="true" table:show-details="true"/>
                <table:data-pilot-member table:name="15008" table:display="true" table:show-details="true"/>
                <table:data-pilot-member table:name="15011" table:display="true" table:show-details="true"/>
                <table:data-pilot-member table:name="15014" table:display="true" table:show-details="true"/>
                <table:data-pilot-member table:name="15052" table:display="true" table:show-details="true"/>
                <table:data-pilot-member table:name="15058" table:display="true" table:show-details="true"/>
                <table:data-pilot-member table:name="15061" table:display="true" table:show-details="true"/>
                <table:data-pilot-member table:name="15062" table:display="true" table:show-details="true"/>
                <table:data-pilot-member table:name="15095" table:display="true" table:show-details="true"/>
                <table:data-pilot-member table:name="15098" table:display="true" table:show-details="true"/>
                <table:data-pilot-member table:name="15114" table:display="true" table:show-details="true"/>
                <table:data-pilot-member table:name="15115" table:display="true" table:show-details="true"/>
                <table:data-pilot-member table:name="15160" table:display="true" table:show-details="true"/>
                <table:data-pilot-member table:name="15176" table:display="true" table:show-details="true"/>
                <table:data-pilot-member table:name="15187" table:display="true" table:show-details="true"/>
                <table:data-pilot-member table:name="15190" table:display="true" table:show-details="true"/>
                <table:data-pilot-member table:name="15199" table:display="true" table:show-details="true"/>
                <table:data-pilot-member table:name="15203" table:display="true" table:show-details="true"/>
                <table:data-pilot-member table:name="15205" table:display="true" table:show-details="true"/>
                <table:data-pilot-member table:name="15207" table:display="true" table:show-details="true"/>
                <table:data-pilot-member table:name="15211" table:display="true" table:show-details="true"/>
                <table:data-pilot-member table:name="15215" table:display="true" table:show-details="true"/>
                <table:data-pilot-member table:name="15218" table:display="true" table:show-details="true"/>
                <table:data-pilot-member table:name="15222" table:display="true" table:show-details="true"/>
                <table:data-pilot-member table:name="15223" table:display="true" table:show-details="true"/>
                <table:data-pilot-member table:name="15225" table:display="true" table:show-details="true"/>
                <table:data-pilot-member table:name="15238" table:display="true" table:show-details="true"/>
                <table:data-pilot-member table:name="15240" table:display="true" table:show-details="true"/>
                <table:data-pilot-member table:name="15253" table:display="true" table:show-details="true"/>
                <table:data-pilot-member table:name="15256" table:display="true" table:show-details="true"/>
                <table:data-pilot-member table:name="15269" table:display="true" table:show-details="true"/>
                <table:data-pilot-member table:name="15294" table:display="true" table:show-details="true"/>
                <table:data-pilot-member table:name="15302" table:display="true" table:show-details="true"/>
                <table:data-pilot-member table:name="15318" table:display="true" table:show-details="true"/>
                <table:data-pilot-member table:name="15319" table:display="true" table:show-details="true"/>
                <table:data-pilot-member table:name="15327" table:display="true" table:show-details="true"/>
                <table:data-pilot-member table:name="15330" table:display="true" table:show-details="true"/>
                <table:data-pilot-member table:name="15340" table:display="true" table:show-details="true"/>
                <table:data-pilot-member table:name="15349" table:display="true" table:show-details="true"/>
                <table:data-pilot-member table:name="15360" table:display="true" table:show-details="true"/>
                <table:data-pilot-member table:name="15369" table:display="true" table:show-details="true"/>
                <table:data-pilot-member table:name="15371" table:display="true" table:show-details="true"/>
                <table:data-pilot-member table:name="15397" table:display="true" table:show-details="true"/>
                <table:data-pilot-member table:name="15403" table:display="true" table:show-details="true"/>
                <table:data-pilot-member table:name="15416" table:display="true" table:show-details="true"/>
                <table:data-pilot-member table:name="15420" table:display="true" table:show-details="true"/>
                <table:data-pilot-member table:name="15421" table:display="true" table:show-details="true"/>
                <table:data-pilot-member table:name="15443" table:display="true" table:show-details="true"/>
                <table:data-pilot-member table:name="15447" table:display="true" table:show-details="true"/>
                <table:data-pilot-member table:name="15453" table:display="true" table:show-details="true"/>
                <table:data-pilot-member table:name="15456" table:display="true" table:show-details="true"/>
                <table:data-pilot-member table:name="15463" table:display="true" table:show-details="true"/>
                <table:data-pilot-member table:name="15469" table:display="true" table:show-details="true"/>
                <table:data-pilot-member table:name="15472" table:display="true" table:show-details="true"/>
                <table:data-pilot-member table:name="15474" table:display="true" table:show-details="true"/>
                <table:data-pilot-member table:name="15502" table:display="true" table:show-details="true"/>
                <table:data-pilot-member table:name="15503" table:display="true" table:show-details="true"/>
                <table:data-pilot-member table:name="15527" table:display="true" table:show-details="true"/>
                <table:data-pilot-member table:name="15530" table:display="true" table:show-details="true"/>
                <table:data-pilot-member table:name="15538" table:display="true" table:show-details="true"/>
                <table:data-pilot-member table:name="15543" table:display="true" table:show-details="true"/>
                <table:data-pilot-member table:name="15550" table:display="true" table:show-details="true"/>
                <table:data-pilot-member table:name="15562" table:display="true" table:show-details="true"/>
                <table:data-pilot-member table:name="15565" table:display="true" table:show-details="true"/>
                <table:data-pilot-member table:name="15570" table:display="true" table:show-details="true"/>
                <table:data-pilot-member table:name="15583" table:display="true" table:show-details="true"/>
                <table:data-pilot-member table:name="15587" table:display="true" table:show-details="true"/>
                <table:data-pilot-member table:name="15591" table:display="true" table:show-details="true"/>
                <table:data-pilot-member table:name="15593" table:display="true" table:show-details="true"/>
                <table:data-pilot-member table:name="15594" table:display="true" table:show-details="true"/>
                <table:data-pilot-member table:name="15614" table:display="true" table:show-details="true"/>
                <table:data-pilot-member table:name="15616" table:display="true" table:show-details="true"/>
                <table:data-pilot-member table:name="15618" table:display="true" table:show-details="true"/>
                <table:data-pilot-member table:name="15625" table:display="true" table:show-details="true"/>
                <table:data-pilot-member table:name="15627" table:display="true" table:show-details="true"/>
                <table:data-pilot-member table:name="15634" table:display="true" table:show-details="true"/>
                <table:data-pilot-member table:name="15647" table:display="true" table:show-details="true"/>
                <table:data-pilot-member table:name="15648" table:display="true" table:show-details="true"/>
                <table:data-pilot-member table:name="15654" table:display="true" table:show-details="true"/>
                <table:data-pilot-member table:name="15682" table:display="true" table:show-details="true"/>
                <table:data-pilot-member table:name="15686" table:display="true" table:show-details="true"/>
                <table:data-pilot-member table:name="15712" table:display="true" table:show-details="true"/>
                <table:data-pilot-member table:name="15726" table:display="true" table:show-details="true"/>
                <table:data-pilot-member table:name="15734" table:display="true" table:show-details="true"/>
                <table:data-pilot-member table:name="15737" table:display="true" table:show-details="true"/>
                <table:data-pilot-member table:name="15738" table:display="true" table:show-details="true"/>
                <table:data-pilot-member table:name="15740" table:display="true" table:show-details="true"/>
                <table:data-pilot-member table:name="15748" table:display="true" table:show-details="true"/>
                <table:data-pilot-member table:name="15749" table:display="true" table:show-details="true"/>
                <table:data-pilot-member table:name="15766" table:display="true" table:show-details="true"/>
                <table:data-pilot-member table:name="15783" table:display="true" table:show-details="true"/>
                <table:data-pilot-member table:name="15789" table:display="true" table:show-details="true"/>
                <table:data-pilot-member table:name="15790" table:display="true" table:show-details="true"/>
                <table:data-pilot-member table:name="15791" table:display="true" table:show-details="true"/>
                <table:data-pilot-member table:name="15799" table:display="true" table:show-details="true"/>
                <table:data-pilot-member table:name="15810" table:display="true" table:show-details="true"/>
                <table:data-pilot-member table:name="15817" table:display="true" table:show-details="true"/>
                <table:data-pilot-member table:name="15822" table:display="true" table:show-details="true"/>
                <table:data-pilot-member table:name="15830" table:display="true" table:show-details="true"/>
                <table:data-pilot-member table:name="15831" table:display="true" table:show-details="true"/>
                <table:data-pilot-member table:name="15835" table:display="true" table:show-details="true"/>
                <table:data-pilot-member table:name="15851" table:display="true" table:show-details="true"/>
                <table:data-pilot-member table:name="15858" table:display="true" table:show-details="true"/>
                <table:data-pilot-member table:name="15876" table:display="true" table:show-details="true"/>
                <table:data-pilot-member table:name="15885" table:display="true" table:show-details="true"/>
                <table:data-pilot-member table:name="15890" table:display="true" table:show-details="true"/>
                <table:data-pilot-member table:name="15893" table:display="true" table:show-details="true"/>
                <table:data-pilot-member table:name="15899" table:display="true" table:show-details="true"/>
                <table:data-pilot-member table:name="15902" table:display="true" table:show-details="true"/>
                <table:data-pilot-member table:name="15903" table:display="true" table:show-details="true"/>
                <table:data-pilot-member table:name="15919" table:display="true" table:show-details="true"/>
                <table:data-pilot-member table:name="15924" table:display="true" table:show-details="true"/>
                <table:data-pilot-member table:name="15930" table:display="true" table:show-details="true"/>
                <table:data-pilot-member table:name="15949" table:display="true" table:show-details="true"/>
                <table:data-pilot-member table:name="15964" table:display="true" table:show-details="true"/>
                <table:data-pilot-member table:name="15988" table:display="true" table:show-details="true"/>
                <table:data-pilot-member table:name="15995" table:display="true" table:show-details="true"/>
                <table:data-pilot-member table:name="16024" table:display="true" table:show-details="true"/>
                <table:data-pilot-member table:name="16027" table:display="true" table:show-details="true"/>
                <table:data-pilot-member table:name="16034" table:display="true" table:show-details="true"/>
                <table:data-pilot-member table:name="16039" table:display="true" table:show-details="true"/>
                <table:data-pilot-member table:name="16044" table:display="true" table:show-details="true"/>
                <table:data-pilot-member table:name="16047" table:display="true" table:show-details="true"/>
                <table:data-pilot-member table:name="16049" table:display="true" table:show-details="true"/>
                <table:data-pilot-member table:name="16068" table:display="true" table:show-details="true"/>
                <table:data-pilot-member table:name="16074" table:display="true" table:show-details="true"/>
                <table:data-pilot-member table:name="16076" table:display="true" table:show-details="true"/>
                <table:data-pilot-member table:name="16080" table:display="true" table:show-details="true"/>
                <table:data-pilot-member table:name="16089" table:display="true" table:show-details="true"/>
                <table:data-pilot-member table:name="16094" table:display="true" table:show-details="true"/>
                <table:data-pilot-member table:name="16102" table:display="true" table:show-details="true"/>
                <table:data-pilot-member table:name="16116" table:display="true" table:show-details="true"/>
                <table:data-pilot-member table:name="16134" table:display="true" table:show-details="true"/>
                <table:data-pilot-member table:name="16139" table:display="true" table:show-details="true"/>
                <table:data-pilot-member table:name="16152" table:display="true" table:show-details="true"/>
                <table:data-pilot-member table:name="16154" table:display="true" table:show-details="true"/>
                <table:data-pilot-member table:name="16163" table:display="true" table:show-details="true"/>
                <table:data-pilot-member table:name="16165" table:display="true" table:show-details="true"/>
                <table:data-pilot-member table:name="16166" table:display="true" table:show-details="true"/>
                <table:data-pilot-member table:name="16171" table:display="true" table:show-details="true"/>
                <table:data-pilot-member table:name="16176" table:display="true" table:show-details="true"/>
                <table:data-pilot-member table:name="16179" table:display="true" table:show-details="true"/>
                <table:data-pilot-member table:name="16190" table:display="true" table:show-details="true"/>
                <table:data-pilot-member table:name="16212" table:display="true" table:show-details="true"/>
                <table:data-pilot-member table:name="16215" table:display="true" table:show-details="true"/>
                <table:data-pilot-member table:name="16237" table:display="true" table:show-details="true"/>
                <table:data-pilot-member table:name="16245" table:display="true" table:show-details="true"/>
                <table:data-pilot-member table:name="16256" table:display="true" table:show-details="true"/>
                <table:data-pilot-member table:name="16262" table:display="true" table:show-details="true"/>
                <table:data-pilot-member table:name="16264" table:display="true" table:show-details="true"/>
                <table:data-pilot-member table:name="16270" table:display="true" table:show-details="true"/>
                <table:data-pilot-member table:name="16280" table:display="true" table:show-details="true"/>
                <table:data-pilot-member table:name="16303" table:display="true" table:show-details="true"/>
                <table:data-pilot-member table:name="16305" table:display="true" table:show-details="true"/>
                <table:data-pilot-member table:name="16308" table:display="true" table:show-details="true"/>
                <table:data-pilot-member table:name="16318" table:display="true" table:show-details="true"/>
                <table:data-pilot-member table:name="16325" table:display="true" table:show-details="true"/>
                <table:data-pilot-member table:name="16327" table:display="true" table:show-details="true"/>
                <table:data-pilot-member table:name="16329" table:display="true" table:show-details="true"/>
                <table:data-pilot-member table:name="16333" table:display="true" table:show-details="true"/>
                <table:data-pilot-member table:name="16337" table:display="true" table:show-details="true"/>
                <table:data-pilot-member table:name="16342" table:display="true" table:show-details="true"/>
                <table:data-pilot-member table:name="16344" table:display="true" table:show-details="true"/>
                <table:data-pilot-member table:name="16346" table:display="true" table:show-details="true"/>
                <table:data-pilot-member table:name="16363" table:display="true" table:show-details="true"/>
                <table:data-pilot-member table:name="16368" table:display="true" table:show-details="true"/>
                <table:data-pilot-member table:name="16409" table:display="true" table:show-details="true"/>
                <table:data-pilot-member table:name="16412" table:display="true" table:show-details="true"/>
                <table:data-pilot-member table:name="16417" table:display="true" table:show-details="true"/>
                <table:data-pilot-member table:name="16432" table:display="true" table:show-details="true"/>
                <table:data-pilot-member table:name="16470" table:display="true" table:show-details="true"/>
                <table:data-pilot-member table:name="16475" table:display="true" table:show-details="true"/>
                <table:data-pilot-member table:name="16483" table:display="true" table:show-details="true"/>
                <table:data-pilot-member table:name="16487" table:display="true" table:show-details="true"/>
                <table:data-pilot-member table:name="16491" table:display="true" table:show-details="true"/>
                <table:data-pilot-member table:name="16494" table:display="true" table:show-details="true"/>
                <table:data-pilot-member table:name="16511" table:display="true" table:show-details="true"/>
                <table:data-pilot-member table:name="16522" table:display="true" table:show-details="true"/>
                <table:data-pilot-member table:name="16525" table:display="true" table:show-details="true"/>
                <table:data-pilot-member table:name="16531" table:display="true" table:show-details="true"/>
                <table:data-pilot-member table:name="16534" table:display="true" table:show-details="true"/>
                <table:data-pilot-member table:name="16544" table:display="true" table:show-details="true"/>
                <table:data-pilot-member table:name="16548" table:display="true" table:show-details="true"/>
                <table:data-pilot-member table:name="16572" table:display="true" table:show-details="true"/>
                <table:data-pilot-member table:name="16578" table:display="true" table:show-details="true"/>
                <table:data-pilot-member table:name="16587" table:display="true" table:show-details="true"/>
                <table:data-pilot-member table:name="16589" table:display="true" table:show-details="true"/>
                <table:data-pilot-member table:name="16591" table:display="true" table:show-details="true"/>
                <table:data-pilot-member table:name="16603" table:display="true" table:show-details="true"/>
                <table:data-pilot-member table:name="16607" table:display="true" table:show-details="true"/>
                <table:data-pilot-member table:name="16611" table:display="true" table:show-details="true"/>
                <table:data-pilot-member table:name="16613" table:display="true" table:show-details="true"/>
                <table:data-pilot-member table:name="16614" table:display="true" table:show-details="true"/>
                <table:data-pilot-member table:name="16625" table:display="true" table:show-details="true"/>
                <table:data-pilot-member table:name="16630" table:display="true" table:show-details="true"/>
                <table:data-pilot-member table:name="16633" table:display="true" table:show-details="true"/>
                <table:data-pilot-member table:name="16638" table:display="true" table:show-details="true"/>
                <table:data-pilot-member table:name="16644" table:display="true" table:show-details="true"/>
                <table:data-pilot-member table:name="16661" table:display="true" table:show-details="true"/>
                <table:data-pilot-member table:name="16670" table:display="true" table:show-details="true"/>
                <table:data-pilot-member table:name="16674" table:display="true" table:show-details="true"/>
                <table:data-pilot-member table:name="16687" table:display="true" table:show-details="true"/>
                <table:data-pilot-member table:name="16705" table:display="true" table:show-details="true"/>
                <table:data-pilot-member table:name="16707" table:display="true" table:show-details="true"/>
                <table:data-pilot-member table:name="16711" table:display="true" table:show-details="true"/>
                <table:data-pilot-member table:name="16713" table:display="true" table:show-details="true"/>
                <table:data-pilot-member table:name="16728" table:display="true" table:show-details="true"/>
                <table:data-pilot-member table:name="16729" table:display="true" table:show-details="true"/>
                <table:data-pilot-member table:name="16731" table:display="true" table:show-details="true"/>
                <table:data-pilot-member table:name="16753" table:display="true" table:show-details="true"/>
                <table:data-pilot-member table:name="16757" table:display="true" table:show-details="true"/>
                <table:data-pilot-member table:name="16763" table:display="true" table:show-details="true"/>
                <table:data-pilot-member table:name="16770" table:display="true" table:show-details="true"/>
                <table:data-pilot-member table:name="16779" table:display="true" table:show-details="true"/>
                <table:data-pilot-member table:name="16788" table:display="true" table:show-details="true"/>
                <table:data-pilot-member table:name="16789" table:display="true" table:show-details="true"/>
                <table:data-pilot-member table:name="16831" table:display="true" table:show-details="true"/>
                <table:data-pilot-member table:name="16858" table:display="true" table:show-details="true"/>
                <table:data-pilot-member table:name="16863" table:display="true" table:show-details="true"/>
                <table:data-pilot-member table:name="16866" table:display="true" table:show-details="true"/>
                <table:data-pilot-member table:name="16882" table:display="true" table:show-details="true"/>
                <table:data-pilot-member table:name="16885" table:display="true" table:show-details="true"/>
                <table:data-pilot-member table:name="16894" table:display="true" table:show-details="true"/>
                <table:data-pilot-member table:name="16899" table:display="true" table:show-details="true"/>
                <table:data-pilot-member table:name="16939" table:display="true" table:show-details="true"/>
                <table:data-pilot-member table:name="16950" table:display="true" table:show-details="true"/>
                <table:data-pilot-member table:name="16963" table:display="true" table:show-details="true"/>
                <table:data-pilot-member table:name="16964" table:display="true" table:show-details="true"/>
                <table:data-pilot-member table:name="16969" table:display="true" table:show-details="true"/>
                <table:data-pilot-member table:name="16982" table:display="true" table:show-details="true"/>
                <table:data-pilot-member table:name="16987" table:display="true" table:show-details="true"/>
                <table:data-pilot-member table:name="16988" table:display="true" table:show-details="true"/>
                <table:data-pilot-member table:name="16999" table:display="true" table:show-details="true"/>
                <table:data-pilot-member table:name="17020" table:display="true" table:show-details="true"/>
                <table:data-pilot-member table:name="17028" table:display="true" table:show-details="true"/>
                <table:data-pilot-member table:name="17029" table:display="true" table:show-details="true"/>
                <table:data-pilot-member table:name="17032" table:display="true" table:show-details="true"/>
                <table:data-pilot-member table:name="17035" table:display="true" table:show-details="true"/>
                <table:data-pilot-member table:name="17050" table:display="true" table:show-details="true"/>
                <table:data-pilot-member table:name="17060" table:display="true" table:show-details="true"/>
                <table:data-pilot-member table:name="17061" table:display="true" table:show-details="true"/>
                <table:data-pilot-member table:name="17066" table:display="true" table:show-details="true"/>
                <table:data-pilot-member table:name="17069" table:display="true" table:show-details="true"/>
                <table:data-pilot-member table:name="17078" table:display="true" table:show-details="true"/>
                <table:data-pilot-member table:name="17080" table:display="true" table:show-details="true"/>
                <table:data-pilot-member table:name="17083" table:display="true" table:show-details="true"/>
                <table:data-pilot-member table:name="17099" table:display="true" table:show-details="true"/>
                <table:data-pilot-member table:name="17103" table:display="true" table:show-details="true"/>
                <table:data-pilot-member table:name="17114" table:display="true" table:show-details="true"/>
                <table:data-pilot-member table:name="17124" table:display="true" table:show-details="true"/>
                <table:data-pilot-member table:name="17131" table:display="true" table:show-details="true"/>
                <table:data-pilot-member table:name="17144" table:display="true" table:show-details="true"/>
                <table:data-pilot-member table:name="17156" table:display="true" table:show-details="true"/>
                <table:data-pilot-member table:name="17158" table:display="true" table:show-details="true"/>
                <table:data-pilot-member table:name="17177" table:display="true" table:show-details="true"/>
                <table:data-pilot-member table:name="17178" table:display="true" table:show-details="true"/>
                <table:data-pilot-member table:name="17184" table:display="true" table:show-details="true"/>
                <table:data-pilot-member table:name="17192" table:display="true" table:show-details="true"/>
                <table:data-pilot-member table:name="17204" table:display="true" table:show-details="true"/>
                <table:data-pilot-member table:name="17221" table:display="true" table:show-details="true"/>
                <table:data-pilot-member table:name="17232" table:display="true" table:show-details="true"/>
                <table:data-pilot-member table:name="17238" table:display="true" table:show-details="true"/>
                <table:data-pilot-member table:name="17245" table:display="true" table:show-details="true"/>
                <table:data-pilot-member table:name="17246" table:display="true" table:show-details="true"/>
                <table:data-pilot-member table:name="17250" table:display="true" table:show-details="true"/>
                <table:data-pilot-member table:name="17253" table:display="true" table:show-details="true"/>
                <table:data-pilot-member table:name="17283" table:display="true" table:show-details="true"/>
                <table:data-pilot-member table:name="17286" table:display="true" table:show-details="true"/>
                <table:data-pilot-member table:name="17295" table:display="true" table:show-details="true"/>
                <table:data-pilot-member table:name="17301" table:display="true" table:show-details="true"/>
                <table:data-pilot-member table:name="17311" table:display="true" table:show-details="true"/>
                <table:data-pilot-member table:name="17337" table:display="true" table:show-details="true"/>
                <table:data-pilot-member table:name="17345" table:display="true" table:show-details="true"/>
                <table:data-pilot-member table:name="17357" table:display="true" table:show-details="true"/>
                <table:data-pilot-member table:name="17362" table:display="true" table:show-details="true"/>
                <table:data-pilot-member table:name="17370" table:display="true" table:show-details="true"/>
                <table:data-pilot-member table:name="17374" table:display="true" table:show-details="true"/>
                <table:data-pilot-member table:name="17377" table:display="true" table:show-details="true"/>
                <table:data-pilot-member table:name="17382" table:display="true" table:show-details="true"/>
                <table:data-pilot-member table:name="17388" table:display="true" table:show-details="true"/>
                <table:data-pilot-member table:name="17396" table:display="true" table:show-details="true"/>
                <table:data-pilot-member table:name="17397" table:display="true" table:show-details="true"/>
                <table:data-pilot-member table:name="17398" table:display="true" table:show-details="true"/>
                <table:data-pilot-member table:name="17430" table:display="true" table:show-details="true"/>
                <table:data-pilot-member table:name="17437" table:display="true" table:show-details="true"/>
                <table:data-pilot-member table:name="17445" table:display="true" table:show-details="true"/>
                <table:data-pilot-member table:name="17452" table:display="true" table:show-details="true"/>
                <table:data-pilot-member table:name="17460" table:display="true" table:show-details="true"/>
                <table:data-pilot-member table:name="17463" table:display="true" table:show-details="true"/>
                <table:data-pilot-member table:name="17468" table:display="true" table:show-details="true"/>
                <table:data-pilot-member table:name="17481" table:display="true" table:show-details="true"/>
                <table:data-pilot-member table:name="17491" table:display="true" table:show-details="true"/>
                <table:data-pilot-member table:name="17507" table:display="true" table:show-details="true"/>
                <table:data-pilot-member table:name="17526" table:display="true" table:show-details="true"/>
                <table:data-pilot-member table:name="17537" table:display="true" table:show-details="true"/>
                <table:data-pilot-member table:name="17540" table:display="true" table:show-details="true"/>
                <table:data-pilot-member table:name="17546" table:display="true" table:show-details="true"/>
                <table:data-pilot-member table:name="17550" table:display="true" table:show-details="true"/>
                <table:data-pilot-member table:name="17563" table:display="true" table:show-details="true"/>
                <table:data-pilot-member table:name="17583" table:display="true" table:show-details="true"/>
                <table:data-pilot-member table:name="17588" table:display="true" table:show-details="true"/>
                <table:data-pilot-member table:name="17600" table:display="true" table:show-details="true"/>
                <table:data-pilot-member table:name="17609" table:display="true" table:show-details="true"/>
                <table:data-pilot-member table:name="17620" table:display="true" table:show-details="true"/>
                <table:data-pilot-member table:name="17633" table:display="true" table:show-details="true"/>
                <table:data-pilot-member table:name="17634" table:display="true" table:show-details="true"/>
                <table:data-pilot-member table:name="17635" table:display="true" table:show-details="true"/>
                <table:data-pilot-member table:name="17641" table:display="true" table:show-details="true"/>
                <table:data-pilot-member table:name="17644" table:display="true" table:show-details="true"/>
                <table:data-pilot-member table:name="17687" table:display="true" table:show-details="true"/>
                <table:data-pilot-member table:name="17688" table:display="true" table:show-details="true"/>
                <table:data-pilot-member table:name="17706" table:display="true" table:show-details="true"/>
                <table:data-pilot-member table:name="17708" table:display="true" table:show-details="true"/>
                <table:data-pilot-member table:name="17715" table:display="true" table:show-details="true"/>
                <table:data-pilot-member table:name="17721" table:display="true" table:show-details="true"/>
                <table:data-pilot-member table:name="17732" table:display="true" table:show-details="true"/>
                <table:data-pilot-member table:name="17734" table:display="true" table:show-details="true"/>
                <table:data-pilot-member table:name="17739" table:display="true" table:show-details="true"/>
                <table:data-pilot-member table:name="17744" table:display="true" table:show-details="true"/>
                <table:data-pilot-member table:name="17750" table:display="true" table:show-details="true"/>
                <table:data-pilot-member table:name="17761" table:display="true" table:show-details="true"/>
                <table:data-pilot-member table:name="17786" table:display="true" table:show-details="true"/>
                <table:data-pilot-member table:name="17793" table:display="true" table:show-details="true"/>
                <table:data-pilot-member table:name="17799" table:display="true" table:show-details="true"/>
                <table:data-pilot-member table:name="17808" table:display="true" table:show-details="true"/>
                <table:data-pilot-member table:name="17809" table:display="true" table:show-details="true"/>
                <table:data-pilot-member table:name="17810" table:display="true" table:show-details="true"/>
                <table:data-pilot-member table:name="17814" table:display="true" table:show-details="true"/>
                <table:data-pilot-member table:name="17818" table:display="true" table:show-details="true"/>
                <table:data-pilot-member table:name="17819" table:display="true" table:show-details="true"/>
                <table:data-pilot-member table:name="17845" table:display="true" table:show-details="true"/>
                <table:data-pilot-member table:name="17848" table:display="true" table:show-details="true"/>
                <table:data-pilot-member table:name="17854" table:display="true" table:show-details="true"/>
                <table:data-pilot-member table:name="17861" table:display="true" table:show-details="true"/>
                <table:data-pilot-member table:name="17864" table:display="true" table:show-details="true"/>
                <table:data-pilot-member table:name="17878" table:display="true" table:show-details="true"/>
                <table:data-pilot-member table:name="17900" table:display="true" table:show-details="true"/>
                <table:data-pilot-member table:name="17902" table:display="true" table:show-details="true"/>
                <table:data-pilot-member table:name="17905" table:display="true" table:show-details="true"/>
                <table:data-pilot-member table:name="17910" table:display="true" table:show-details="true"/>
                <table:data-pilot-member table:name="17914" table:display="true" table:show-details="true"/>
                <table:data-pilot-member table:name="17920" table:display="true" table:show-details="true"/>
                <table:data-pilot-member table:name="17921" table:display="true" table:show-details="true"/>
                <table:data-pilot-member table:name="17923" table:display="true" table:show-details="true"/>
                <table:data-pilot-member table:name="17940" table:display="true" table:show-details="true"/>
                <table:data-pilot-member table:name="17946" table:display="true" table:show-details="true"/>
                <table:data-pilot-member table:name="17957" table:display="true" table:show-details="true"/>
                <table:data-pilot-member table:name="17967" table:display="true" table:show-details="true"/>
                <table:data-pilot-member table:name="17968" table:display="true" table:show-details="true"/>
                <table:data-pilot-member table:name="17974" table:display="true" table:show-details="true"/>
                <table:data-pilot-member table:name="17986" table:display="true" table:show-details="true"/>
                <table:data-pilot-member table:name="17989" table:display="true" table:show-details="true"/>
                <table:data-pilot-member table:name="18008" table:display="true" table:show-details="true"/>
                <table:data-pilot-member table:name="18009" table:display="true" table:show-details="true"/>
                <table:data-pilot-member table:name="18015" table:display="true" table:show-details="true"/>
                <table:data-pilot-member table:name="18017" table:display="true" table:show-details="true"/>
                <table:data-pilot-member table:name="18019" table:display="true" table:show-details="true"/>
                <table:data-pilot-member table:name="18020" table:display="true" table:show-details="true"/>
                <table:data-pilot-member table:name="18023" table:display="true" table:show-details="true"/>
                <table:data-pilot-member table:name="18048" table:display="true" table:show-details="true"/>
                <table:data-pilot-member table:name="18057" table:display="true" table:show-details="true"/>
                <table:data-pilot-member table:name="18061" table:display="true" table:show-details="true"/>
                <table:data-pilot-member table:name="18064" table:display="true" table:show-details="true"/>
                <table:data-pilot-member table:name="18086" table:display="true" table:show-details="true"/>
                <table:data-pilot-member table:name="18089" table:display="true" table:show-details="true"/>
                <table:data-pilot-member table:name="18097" table:display="true" table:show-details="true"/>
                <table:data-pilot-member table:name="18109" table:display="true" table:show-details="true"/>
                <table:data-pilot-member table:name="18110" table:display="true" table:show-details="true"/>
                <table:data-pilot-member table:name="18113" table:display="true" table:show-details="true"/>
                <table:data-pilot-member table:name="18115" table:display="true" table:show-details="true"/>
                <table:data-pilot-member table:name="18123" table:display="true" table:show-details="true"/>
                <table:data-pilot-member table:name="18129" table:display="true" table:show-details="true"/>
                <table:data-pilot-member table:name="18132" table:display="true" table:show-details="true"/>
                <table:data-pilot-member table:name="18138" table:display="true" table:show-details="true"/>
                <table:data-pilot-member table:name="18149" table:display="true" table:show-details="true"/>
                <table:data-pilot-member table:name="18172" table:display="true" table:show-details="true"/>
                <table:data-pilot-member table:name="18176" table:display="true" table:show-details="true"/>
                <table:data-pilot-member table:name="18179" table:display="true" table:show-details="true"/>
                <table:data-pilot-member table:name="18189" table:display="true" table:show-details="true"/>
                <table:data-pilot-member table:name="18191" table:display="true" table:show-details="true"/>
                <table:data-pilot-member table:name="18196" table:display="true" table:show-details="true"/>
                <table:data-pilot-member table:name="18203" table:display="true" table:show-details="true"/>
                <table:data-pilot-member table:name="18205" table:display="true" table:show-details="true"/>
                <table:data-pilot-member table:name="18216" table:display="true" table:show-details="true"/>
                <table:data-pilot-member table:name="18227" table:display="true" table:show-details="true"/>
                <table:data-pilot-member table:name="18231" table:display="true" table:show-details="true"/>
                <table:data-pilot-member table:name="18235" table:display="true" table:show-details="true"/>
                <table:data-pilot-member table:name="18241" table:display="true" table:show-details="true"/>
                <table:data-pilot-member table:name="18244" table:display="true" table:show-details="true"/>
                <table:data-pilot-member table:name="18247" table:display="true" table:show-details="true"/>
                <table:data-pilot-member table:name="18254" table:display="true" table:show-details="true"/>
                <table:data-pilot-member table:name="18256" table:display="true" table:show-details="true"/>
                <table:data-pilot-member table:name="18261" table:display="true" table:show-details="true"/>
                <table:data-pilot-member table:name="18271" table:display="true" table:show-details="true"/>
                <table:data-pilot-member table:name="18286" table:display="true" table:show-details="true"/>
                <table:data-pilot-member table:name="18288" table:display="true" table:show-details="true"/>
                <table:data-pilot-member table:name="18297" table:display="true" table:show-details="true"/>
                <table:data-pilot-member table:name="18299" table:display="true" table:show-details="true"/>
                <table:data-pilot-member table:name="18301" table:display="true" table:show-details="true"/>
                <table:data-pilot-member table:name="18326" table:display="true" table:show-details="true"/>
                <table:data-pilot-member table:name="18339" table:display="true" table:show-details="true"/>
                <table:data-pilot-member table:name="18357" table:display="true" table:show-details="true"/>
                <table:data-pilot-member table:name="18366" table:display="true" table:show-details="true"/>
                <table:data-pilot-member table:name="18369" table:display="true" table:show-details="true"/>
                <table:data-pilot-member table:name="18380" table:display="true" table:show-details="true"/>
                <table:data-pilot-member table:name="18387" table:display="true" table:show-details="true"/>
                <table:data-pilot-member table:name="18388" table:display="true" table:show-details="true"/>
                <table:data-pilot-member table:name="18389" table:display="true" table:show-details="true"/>
                <table:data-pilot-member table:name="18422" table:display="true" table:show-details="true"/>
                <table:data-pilot-member table:name="18426" table:display="true" table:show-details="true"/>
                <table:data-pilot-member table:name="18427" table:display="true" table:show-details="true"/>
                <table:data-pilot-member table:name="18435" table:display="true" table:show-details="true"/>
                <table:data-pilot-member table:name="18437" table:display="true" table:show-details="true"/>
                <table:data-pilot-member table:name="18446" table:display="true" table:show-details="true"/>
                <table:data-pilot-member table:name="18455" table:display="true" table:show-details="true"/>
                <table:data-pilot-member table:name="18470" table:display="true" table:show-details="true"/>
                <table:data-pilot-member table:name="18489" table:display="true" table:show-details="true"/>
                <table:data-pilot-member table:name="18490" table:display="true" table:show-details="true"/>
                <table:data-pilot-member table:name="18506" table:display="true" table:show-details="true"/>
                <table:data-pilot-member table:name="18510" table:display="true" table:show-details="true"/>
                <table:data-pilot-member table:name="18512" table:display="true" table:show-details="true"/>
                <table:data-pilot-member table:name="18522" table:display="true" table:show-details="true"/>
                <table:data-pilot-member table:name="18533" table:display="true" table:show-details="true"/>
                <table:data-pilot-member table:name="18544" table:display="true" table:show-details="true"/>
                <table:data-pilot-member table:name="18560" table:display="true" table:show-details="true"/>
                <table:data-pilot-member table:name="18569" table:display="true" table:show-details="true"/>
                <table:data-pilot-member table:name="18583" table:display="true" table:show-details="true"/>
                <table:data-pilot-member table:name="18587" table:display="true" table:show-details="true"/>
                <table:data-pilot-member table:name="18613" table:display="true" table:show-details="true"/>
                <table:data-pilot-member table:name="18633" table:display="true" table:show-details="true"/>
                <table:data-pilot-member table:name="18636" table:display="true" table:show-details="true"/>
                <table:data-pilot-member table:name="18638" table:display="true" table:show-details="true"/>
                <table:data-pilot-member table:name="18666" table:display="true" table:show-details="true"/>
                <table:data-pilot-member table:name="18682" table:display="true" table:show-details="true"/>
                <table:data-pilot-member table:name="18692" table:display="true" table:show-details="true"/>
                <table:data-pilot-member table:name="18701" table:display="true" table:show-details="true"/>
                <table:data-pilot-member table:name="18707" table:display="true" table:show-details="true"/>
                <table:data-pilot-member table:name="18712" table:display="true" table:show-details="true"/>
                <table:data-pilot-member table:name="18715" table:display="true" table:show-details="true"/>
                <table:data-pilot-member table:name="18719" table:display="true" table:show-details="true"/>
                <table:data-pilot-member table:name="18724" table:display="true" table:show-details="true"/>
                <table:data-pilot-member table:name="18765" table:display="true" table:show-details="true"/>
                <table:data-pilot-member table:name="18774" table:display="true" table:show-details="true"/>
                <table:data-pilot-member table:name="18781" table:display="true" table:show-details="true"/>
                <table:data-pilot-member table:name="18801" table:display="true" table:show-details="true"/>
                <table:data-pilot-member table:name="18810" table:display="true" table:show-details="true"/>
                <table:data-pilot-member table:name="18824" table:display="true" table:show-details="true"/>
                <table:data-pilot-member table:name="18835" table:display="true" table:show-details="true"/>
                <table:data-pilot-member table:name="18859" table:display="true" table:show-details="true"/>
                <table:data-pilot-member table:name="18867" table:display="true" table:show-details="true"/>
                <table:data-pilot-member table:name="18893" table:display="true" table:show-details="true"/>
                <table:data-pilot-member table:name="18900" table:display="true" table:show-details="true"/>
                <table:data-pilot-member table:name="18907" table:display="true" table:show-details="true"/>
                <table:data-pilot-member table:name="18911" table:display="true" table:show-details="true"/>
                <table:data-pilot-member table:name="18916" table:display="true" table:show-details="true"/>
                <table:data-pilot-member table:name="18941" table:display="true" table:show-details="true"/>
                <table:data-pilot-member table:name="18959" table:display="true" table:show-details="true"/>
                <table:data-pilot-member table:name="18971" table:display="true" table:show-details="true"/>
                <table:data-pilot-member table:name="18974" table:display="true" table:show-details="true"/>
                <table:data-pilot-member table:name="18977" table:display="true" table:show-details="true"/>
                <table:data-pilot-member table:name="18982" table:display="true" table:show-details="true"/>
                <table:data-pilot-member table:name="19003" table:display="true" table:show-details="true"/>
                <table:data-pilot-member table:name="19007" table:display="true" table:show-details="true"/>
                <table:data-pilot-member table:name="19010" table:display="true" table:show-details="true"/>
                <table:data-pilot-member table:name="19012" table:display="true" table:show-details="true"/>
                <table:data-pilot-member table:name="19022" table:display="true" table:show-details="true"/>
                <table:data-pilot-member table:name="19024" table:display="true" table:show-details="true"/>
                <table:data-pilot-member table:name="19025" table:display="true" table:show-details="true"/>
                <table:data-pilot-member table:name="19031" table:display="true" table:show-details="true"/>
                <table:data-pilot-member table:name="19045" table:display="true" table:show-details="true"/>
                <table:data-pilot-member table:name="19049" table:display="true" table:show-details="true"/>
                <table:data-pilot-member table:name="19051" table:display="true" table:show-details="true"/>
                <table:data-pilot-member table:name="19055" table:display="true" table:show-details="true"/>
                <table:data-pilot-member table:name="19071" table:display="true" table:show-details="true"/>
                <table:data-pilot-member table:name="19074" table:display="true" table:show-details="true"/>
                <table:data-pilot-member table:name="19086" table:display="true" table:show-details="true"/>
                <table:data-pilot-member table:name="19087" table:display="true" table:show-details="true"/>
                <table:data-pilot-member table:name="19089" table:display="true" table:show-details="true"/>
                <table:data-pilot-member table:name="19091" table:display="true" table:show-details="true"/>
                <table:data-pilot-member table:name="19102" table:display="true" table:show-details="true"/>
                <table:data-pilot-member table:name="19119" table:display="true" table:show-details="true"/>
                <table:data-pilot-member table:name="19121" table:display="true" table:show-details="true"/>
                <table:data-pilot-member table:name="19126" table:display="true" table:show-details="true"/>
                <table:data-pilot-member table:name="19140" table:display="true" table:show-details="true"/>
                <table:data-pilot-member table:name="19143" table:display="true" table:show-details="true"/>
                <table:data-pilot-member table:name="19160" table:display="true" table:show-details="true"/>
                <table:data-pilot-member table:name="19162" table:display="true" table:show-details="true"/>
                <table:data-pilot-member table:name="19163" table:display="true" table:show-details="true"/>
                <table:data-pilot-member table:name="19173" table:display="true" table:show-details="true"/>
                <table:data-pilot-member table:name="19183" table:display="true" table:show-details="true"/>
                <table:data-pilot-member table:name="19192" table:display="true" table:show-details="true"/>
                <table:data-pilot-member table:name="19200" table:display="true" table:show-details="true"/>
                <table:data-pilot-member table:name="19218" table:display="true" table:show-details="true"/>
                <table:data-pilot-member table:name="19225" table:display="true" table:show-details="true"/>
                <table:data-pilot-member table:name="19239" table:display="true" table:show-details="true"/>
                <table:data-pilot-member table:name="19241" table:display="true" table:show-details="true"/>
                <table:data-pilot-member table:name="19250" table:display="true" table:show-details="true"/>
                <table:data-pilot-member table:name="19258" table:display="true" table:show-details="true"/>
                <table:data-pilot-member table:name="19264" table:display="true" table:show-details="true"/>
                <table:data-pilot-member table:name="19271" table:display="true" table:show-details="true"/>
                <table:data-pilot-member table:name="19274" table:display="true" table:show-details="true"/>
                <table:data-pilot-member table:name="19277" table:display="true" table:show-details="true"/>
                <table:data-pilot-member table:name="19304" table:display="true" table:show-details="true"/>
                <table:data-pilot-member table:name="19311" table:display="true" table:show-details="true"/>
                <table:data-pilot-member table:name="19316" table:display="true" table:show-details="true"/>
                <table:data-pilot-member table:name="19327" table:display="true" table:show-details="true"/>
                <table:data-pilot-member table:name="19328" table:display="true" table:show-details="true"/>
                <table:data-pilot-member table:name="19332" table:display="true" table:show-details="true"/>
                <table:data-pilot-member table:name="19339" table:display="true" table:show-details="true"/>
                <table:data-pilot-member table:name="19345" table:display="true" table:show-details="true"/>
                <table:data-pilot-member table:name="19348" table:display="true" table:show-details="true"/>
                <table:data-pilot-member table:name="19362" table:display="true" table:show-details="true"/>
                <table:data-pilot-member table:name="19365" table:display="true" table:show-details="true"/>
                <table:data-pilot-member table:name="19399" table:display="true" table:show-details="true"/>
                <table:data-pilot-member table:name="19406" table:display="true" table:show-details="true"/>
                <table:data-pilot-member table:name="19412" table:display="true" table:show-details="true"/>
                <table:data-pilot-member table:name="19415" table:display="true" table:show-details="true"/>
                <table:data-pilot-member table:name="19434" table:display="true" table:show-details="true"/>
                <table:data-pilot-member table:name="19463" table:display="true" table:show-details="true"/>
                <table:data-pilot-member table:name="19471" table:display="true" table:show-details="true"/>
                <table:data-pilot-member table:name="19493" table:display="true" table:show-details="true"/>
                <table:data-pilot-member table:name="19512" table:display="true" table:show-details="true"/>
                <table:data-pilot-member table:name="19515" table:display="true" table:show-details="true"/>
                <table:data-pilot-member table:name="19519" table:display="true" table:show-details="true"/>
                <table:data-pilot-member table:name="19522" table:display="true" table:show-details="true"/>
                <table:data-pilot-member table:name="19525" table:display="true" table:show-details="true"/>
                <table:data-pilot-member table:name="19528" table:display="true" table:show-details="true"/>
                <table:data-pilot-member table:name="19547" table:display="true" table:show-details="true"/>
                <table:data-pilot-member table:name="19554" table:display="true" table:show-details="true"/>
                <table:data-pilot-member table:name="19556" table:display="true" table:show-details="true"/>
                <table:data-pilot-member table:name="19559" table:display="true" table:show-details="true"/>
                <table:data-pilot-member table:name="19569" table:display="true" table:show-details="true"/>
                <table:data-pilot-member table:name="19576" table:display="true" table:show-details="true"/>
                <table:data-pilot-member table:name="19580" table:display="true" table:show-details="true"/>
                <table:data-pilot-member table:name="19596" table:display="true" table:show-details="true"/>
                <table:data-pilot-member table:name="19600" table:display="true" table:show-details="true"/>
                <table:data-pilot-member table:name="19601" table:display="true" table:show-details="true"/>
                <table:data-pilot-member table:name="19602" table:display="true" table:show-details="true"/>
                <table:data-pilot-member table:name="19612" table:display="true" table:show-details="true"/>
                <table:data-pilot-member table:name="19615" table:display="true" table:show-details="true"/>
                <table:data-pilot-member table:name="19625" table:display="true" table:show-details="true"/>
                <table:data-pilot-member table:name="19627" table:display="true" table:show-details="true"/>
                <table:data-pilot-member table:name="19630" table:display="true" table:show-details="true"/>
                <table:data-pilot-member table:name="19636" table:display="true" table:show-details="true"/>
                <table:data-pilot-member table:name="19646" table:display="true" table:show-details="true"/>
                <table:data-pilot-member table:name="19660" table:display="true" table:show-details="true"/>
                <table:data-pilot-member table:name="19663" table:display="true" table:show-details="true"/>
                <table:data-pilot-member table:name="19664" table:display="true" table:show-details="true"/>
                <table:data-pilot-member table:name="19669" table:display="true" table:show-details="true"/>
                <table:data-pilot-member table:name="19679" table:display="true" table:show-details="true"/>
                <table:data-pilot-member table:name="19684" table:display="true" table:show-details="true"/>
                <table:data-pilot-member table:name="19685" table:display="true" table:show-details="true"/>
                <table:data-pilot-member table:name="19687" table:display="true" table:show-details="true"/>
                <table:data-pilot-member table:name="19698" table:display="true" table:show-details="true"/>
                <table:data-pilot-member table:name="19711" table:display="true" table:show-details="true"/>
                <table:data-pilot-member table:name="19735" table:display="true" table:show-details="true"/>
                <table:data-pilot-member table:name="19742" table:display="true" table:show-details="true"/>
                <table:data-pilot-member table:name="19758" table:display="true" table:show-details="true"/>
                <table:data-pilot-member table:name="19778" table:display="true" table:show-details="true"/>
                <table:data-pilot-member table:name="19786" table:display="true" table:show-details="true"/>
                <table:data-pilot-member table:name="19799" table:display="true" table:show-details="true"/>
                <table:data-pilot-member table:name="19803" table:display="true" table:show-details="true"/>
                <table:data-pilot-member table:name="19814" table:display="true" table:show-details="true"/>
                <table:data-pilot-member table:name="19841" table:display="true" table:show-details="true"/>
                <table:data-pilot-member table:name="19843" table:display="true" table:show-details="true"/>
                <table:data-pilot-member table:name="19846" table:display="true" table:show-details="true"/>
                <table:data-pilot-member table:name="19848" table:display="true" table:show-details="true"/>
                <table:data-pilot-member table:name="19853" table:display="true" table:show-details="true"/>
                <table:data-pilot-member table:name="19862" table:display="true" table:show-details="true"/>
                <table:data-pilot-member table:name="19863" table:display="true" table:show-details="true"/>
                <table:data-pilot-member table:name="19877" table:display="true" table:show-details="true"/>
                <table:data-pilot-member table:name="19883" table:display="true" table:show-details="true"/>
                <table:data-pilot-member table:name="19890" table:display="true" table:show-details="true"/>
                <table:data-pilot-member table:name="19899" table:display="true" table:show-details="true"/>
                <table:data-pilot-member table:name="19902" table:display="true" table:show-details="true"/>
                <table:data-pilot-member table:name="19911" table:display="true" table:show-details="true"/>
                <table:data-pilot-member table:name="19927" table:display="true" table:show-details="true"/>
                <table:data-pilot-member table:name="19941" table:display="true" table:show-details="true"/>
                <table:data-pilot-member table:name="19942" table:display="true" table:show-details="true"/>
                <table:data-pilot-member table:name="19964" table:display="true" table:show-details="true"/>
                <table:data-pilot-member table:name="19966" table:display="true" table:show-details="true"/>
                <table:data-pilot-member table:name="19980" table:display="true" table:show-details="true"/>
                <table:data-pilot-member table:name="19983" table:display="true" table:show-details="true"/>
                <table:data-pilot-member table:name="19992" table:display="true" table:show-details="true"/>
                <table:data-pilot-member table:name="19993" table:display="true" table:show-details="true"/>
                <table:data-pilot-member table:name="20024" table:display="true" table:show-details="true"/>
                <table:data-pilot-member table:name="20027" table:display="true" table:show-details="true"/>
                <table:data-pilot-member table:name="20030" table:display="true" table:show-details="true"/>
                <table:data-pilot-member table:name="20058" table:display="true" table:show-details="true"/>
                <table:data-pilot-member table:name="20063" table:display="true" table:show-details="true"/>
                <table:data-pilot-member table:name="20073" table:display="true" table:show-details="true"/>
                <table:data-pilot-member table:name="20074" table:display="true" table:show-details="true"/>
                <table:data-pilot-member table:name="20086" table:display="true" table:show-details="true"/>
                <table:data-pilot-member table:name="20089" table:display="true" table:show-details="true"/>
                <table:data-pilot-member table:name="20098" table:display="true" table:show-details="true"/>
                <table:data-pilot-member table:name="20106" table:display="true" table:show-details="true"/>
                <table:data-pilot-member table:name="20110" table:display="true" table:show-details="true"/>
                <table:data-pilot-member table:name="20120" table:display="true" table:show-details="true"/>
                <table:data-pilot-member table:name="20129" table:display="true" table:show-details="true"/>
                <table:data-pilot-member table:name="20145" table:display="true" table:show-details="true"/>
                <table:data-pilot-member table:name="20149" table:display="true" table:show-details="true"/>
                <table:data-pilot-member table:name="20150" table:display="true" table:show-details="true"/>
                <table:data-pilot-member table:name="20173" table:display="true" table:show-details="true"/>
                <table:data-pilot-member table:name="20196" table:display="true" table:show-details="true"/>
                <table:data-pilot-member table:name="20201" table:display="true" table:show-details="true"/>
                <table:data-pilot-member table:name="20214" table:display="true" table:show-details="true"/>
                <table:data-pilot-member table:name="20219" table:display="true" table:show-details="true"/>
                <table:data-pilot-member table:name="20221" table:display="true" table:show-details="true"/>
                <table:data-pilot-member table:name="20222" table:display="true" table:show-details="true"/>
                <table:data-pilot-member table:name="20244" table:display="true" table:show-details="true"/>
                <table:data-pilot-member table:name="20247" table:display="true" table:show-details="true"/>
                <table:data-pilot-member table:name="20250" table:display="true" table:show-details="true"/>
                <table:data-pilot-member table:name="20251" table:display="true" table:show-details="true"/>
                <table:data-pilot-member table:name="20253" table:display="true" table:show-details="true"/>
                <table:data-pilot-member table:name="20257" table:display="true" table:show-details="true"/>
                <table:data-pilot-member table:name="20258" table:display="true" table:show-details="true"/>
                <table:data-pilot-member table:name="20269" table:display="true" table:show-details="true"/>
                <table:data-pilot-member table:name="20278" table:display="true" table:show-details="true"/>
                <table:data-pilot-member table:name="20298" table:display="true" table:show-details="true"/>
                <table:data-pilot-member table:name="20312" table:display="true" table:show-details="true"/>
                <table:data-pilot-member table:name="20339" table:display="true" table:show-details="true"/>
                <table:data-pilot-member table:name="20350" table:display="true" table:show-details="true"/>
                <table:data-pilot-member table:name="20351" table:display="true" table:show-details="true"/>
                <table:data-pilot-member table:name="20364" table:display="true" table:show-details="true"/>
                <table:data-pilot-member table:name="20371" table:display="true" table:show-details="true"/>
                <table:data-pilot-member table:name="20381" table:display="true" table:show-details="true"/>
                <table:data-pilot-member table:name="20384" table:display="true" table:show-details="true"/>
                <table:data-pilot-member table:name="20399" table:display="true" table:show-details="true"/>
                <table:data-pilot-member table:name="20400" table:display="true" table:show-details="true"/>
                <table:data-pilot-member table:name="20411" table:display="true" table:show-details="true"/>
                <table:data-pilot-member table:name="20415" table:display="true" table:show-details="true"/>
                <table:data-pilot-member table:name="20417" table:display="true" table:show-details="true"/>
                <table:data-pilot-member table:name="20428" table:display="true" table:show-details="true"/>
                <table:data-pilot-member table:name="20433" table:display="true" table:show-details="true"/>
                <table:data-pilot-member table:name="20434" table:display="true" table:show-details="true"/>
                <table:data-pilot-member table:name="20453" table:display="true" table:show-details="true"/>
                <table:data-pilot-member table:name="20457" table:display="true" table:show-details="true"/>
                <table:data-pilot-member table:name="20458" table:display="true" table:show-details="true"/>
                <table:data-pilot-member table:name="20459" table:display="true" table:show-details="true"/>
                <table:data-pilot-member table:name="20462" table:display="true" table:show-details="true"/>
                <table:data-pilot-member table:name="20467" table:display="true" table:show-details="true"/>
                <table:data-pilot-member table:name="20487" table:display="true" table:show-details="true"/>
                <table:data-pilot-member table:name="20492" table:display="true" table:show-details="true"/>
                <table:data-pilot-member table:name="20506" table:display="true" table:show-details="true"/>
                <table:data-pilot-member table:name="20513" table:display="true" table:show-details="true"/>
                <table:data-pilot-member table:name="20518" table:display="true" table:show-details="true"/>
                <table:data-pilot-member table:name="20520" table:display="true" table:show-details="true"/>
                <table:data-pilot-member table:name="20527" table:display="true" table:show-details="true"/>
                <table:data-pilot-member table:name="20536" table:display="true" table:show-details="true"/>
                <table:data-pilot-member table:name="20555" table:display="true" table:show-details="true"/>
                <table:data-pilot-member table:name="20563" table:display="true" table:show-details="true"/>
                <table:data-pilot-member table:name="20569" table:display="true" table:show-details="true"/>
                <table:data-pilot-member table:name="20570" table:display="true" table:show-details="true"/>
                <table:data-pilot-member table:name="20574" table:display="true" table:show-details="true"/>
                <table:data-pilot-member table:name="20575" table:display="true" table:show-details="true"/>
                <table:data-pilot-member table:name="20578" table:display="true" table:show-details="true"/>
                <table:data-pilot-member table:name="20595" table:display="true" table:show-details="true"/>
                <table:data-pilot-member table:name="20596" table:display="true" table:show-details="true"/>
                <table:data-pilot-member table:name="20597" table:display="true" table:show-details="true"/>
                <table:data-pilot-member table:name="20613" table:display="true" table:show-details="true"/>
                <table:data-pilot-member table:name="20628" table:display="true" table:show-details="true"/>
                <table:data-pilot-member table:name="20631" table:display="true" table:show-details="true"/>
                <table:data-pilot-member table:name="20632" table:display="true" table:show-details="true"/>
                <table:data-pilot-member table:name="20634" table:display="true" table:show-details="true"/>
                <table:data-pilot-member table:name="20638" table:display="true" table:show-details="true"/>
                <table:data-pilot-member table:name="20640" table:display="true" table:show-details="true"/>
                <table:data-pilot-member table:name="20643" table:display="true" table:show-details="true"/>
                <table:data-pilot-member table:name="20649" table:display="true" table:show-details="true"/>
                <table:data-pilot-member table:name="20657" table:display="true" table:show-details="true"/>
                <table:data-pilot-member table:name="20670" table:display="true" table:show-details="true"/>
                <table:data-pilot-member table:name="20693" table:display="true" table:show-details="true"/>
                <table:data-pilot-member table:name="20703" table:display="true" table:show-details="true"/>
                <table:data-pilot-member table:name="20728" table:display="true" table:show-details="true"/>
                <table:data-pilot-member table:name="20729" table:display="true" table:show-details="true"/>
                <table:data-pilot-member table:name="20734" table:display="true" table:show-details="true"/>
                <table:data-pilot-member table:name="20740" table:display="true" table:show-details="true"/>
                <table:data-pilot-member table:name="20747" table:display="true" table:show-details="true"/>
                <table:data-pilot-member table:name="20748" table:display="true" table:show-details="true"/>
                <table:data-pilot-member table:name="20756" table:display="true" table:show-details="true"/>
                <table:data-pilot-member table:name="20757" table:display="true" table:show-details="true"/>
                <table:data-pilot-member table:name="20758" table:display="true" table:show-details="true"/>
                <table:data-pilot-member table:name="20774" table:display="true" table:show-details="true"/>
                <table:data-pilot-member table:name="20790" table:display="true" table:show-details="true"/>
                <table:data-pilot-member table:name="20811" table:display="true" table:show-details="true"/>
                <table:data-pilot-member table:name="20820" table:display="true" table:show-details="true"/>
                <table:data-pilot-member table:name="20822" table:display="true" table:show-details="true"/>
                <table:data-pilot-member table:name="20823" table:display="true" table:show-details="true"/>
                <table:data-pilot-member table:name="20837" table:display="true" table:show-details="true"/>
                <table:data-pilot-member table:name="20844" table:display="true" table:show-details="true"/>
                <table:data-pilot-member table:name="20855" table:display="true" table:show-details="true"/>
                <table:data-pilot-member table:name="20857" table:display="true" table:show-details="true"/>
                <table:data-pilot-member table:name="20873" table:display="true" table:show-details="true"/>
                <table:data-pilot-member table:name="20890" table:display="true" table:show-details="true"/>
                <table:data-pilot-member table:name="20905" table:display="true" table:show-details="true"/>
                <table:data-pilot-member table:name="20921" table:display="true" table:show-details="true"/>
                <table:data-pilot-member table:name="20926" table:display="true" table:show-details="true"/>
                <table:data-pilot-member table:name="20940" table:display="true" table:show-details="true"/>
                <table:data-pilot-member table:name="20945" table:display="true" table:show-details="true"/>
                <table:data-pilot-member table:name="20951" table:display="true" table:show-details="true"/>
                <table:data-pilot-member table:name="20961" table:display="true" table:show-details="true"/>
                <table:data-pilot-member table:name="20980" table:display="true" table:show-details="true"/>
                <table:data-pilot-member table:name="21018" table:display="true" table:show-details="true"/>
                <table:data-pilot-member table:name="21030" table:display="true" table:show-details="true"/>
                <table:data-pilot-member table:name="21041" table:display="true" table:show-details="true"/>
                <table:data-pilot-member table:name="21052" table:display="true" table:show-details="true"/>
                <table:data-pilot-member table:name="21090" table:display="true" table:show-details="true"/>
                <table:data-pilot-member table:name="21091" table:display="true" table:show-details="true"/>
                <table:data-pilot-member table:name="21093" table:display="true" table:show-details="true"/>
                <table:data-pilot-member table:name="21105" table:display="true" table:show-details="true"/>
                <table:data-pilot-member table:name="21128" table:display="true" table:show-details="true"/>
                <table:data-pilot-member table:name="21143" table:display="true" table:show-details="true"/>
                <table:data-pilot-member table:name="21168" table:display="true" table:show-details="true"/>
                <table:data-pilot-member table:name="21171" table:display="true" table:show-details="true"/>
                <table:data-pilot-member table:name="21172" table:display="true" table:show-details="true"/>
                <table:data-pilot-member table:name="21177" table:display="true" table:show-details="true"/>
                <table:data-pilot-member table:name="21189" table:display="true" table:show-details="true"/>
                <table:data-pilot-member table:name="21203" table:display="true" table:show-details="true"/>
                <table:data-pilot-member table:name="21205" table:display="true" table:show-details="true"/>
                <table:data-pilot-member table:name="21209" table:display="true" table:show-details="true"/>
                <table:data-pilot-member table:name="21210" table:display="true" table:show-details="true"/>
                <table:data-pilot-member table:name="21216" table:display="true" table:show-details="true"/>
                <table:data-pilot-member table:name="21238" table:display="true" table:show-details="true"/>
                <table:data-pilot-member table:name="21245" table:display="true" table:show-details="true"/>
                <table:data-pilot-member table:name="21258" table:display="true" table:show-details="true"/>
                <table:data-pilot-member table:name="21261" table:display="true" table:show-details="true"/>
                <table:data-pilot-member table:name="21266" table:display="true" table:show-details="true"/>
                <table:data-pilot-member table:name="21278" table:display="true" table:show-details="true"/>
                <table:data-pilot-member table:name="21285" table:display="true" table:show-details="true"/>
                <table:data-pilot-member table:name="21293" table:display="true" table:show-details="true"/>
                <table:data-pilot-member table:name="21330" table:display="true" table:show-details="true"/>
                <table:data-pilot-member table:name="21335" table:display="true" table:show-details="true"/>
                <table:data-pilot-member table:name="21338" table:display="true" table:show-details="true"/>
                <table:data-pilot-member table:name="21346" table:display="true" table:show-details="true"/>
                <table:data-pilot-member table:name="21352" table:display="true" table:show-details="true"/>
                <table:data-pilot-member table:name="21354" table:display="true" table:show-details="true"/>
                <table:data-pilot-member table:name="21359" table:display="true" table:show-details="true"/>
                <table:data-pilot-member table:name="21376" table:display="true" table:show-details="true"/>
                <table:data-pilot-member table:name="21377" table:display="true" table:show-details="true"/>
                <table:data-pilot-member table:name="21392" table:display="true" table:show-details="true"/>
                <table:data-pilot-member table:name="21408" table:display="true" table:show-details="true"/>
                <table:data-pilot-member table:name="21423" table:display="true" table:show-details="true"/>
                <table:data-pilot-member table:name="21426" table:display="true" table:show-details="true"/>
                <table:data-pilot-member table:name="21461" table:display="true" table:show-details="true"/>
                <table:data-pilot-member table:name="21484" table:display="true" table:show-details="true"/>
                <table:data-pilot-member table:name="21492" table:display="true" table:show-details="true"/>
                <table:data-pilot-member table:name="21493" table:display="true" table:show-details="true"/>
                <table:data-pilot-member table:name="21503" table:display="true" table:show-details="true"/>
                <table:data-pilot-member table:name="21505" table:display="true" table:show-details="true"/>
                <table:data-pilot-member table:name="21515" table:display="true" table:show-details="true"/>
                <table:data-pilot-member table:name="21516" table:display="true" table:show-details="true"/>
                <table:data-pilot-member table:name="21521" table:display="true" table:show-details="true"/>
                <table:data-pilot-member table:name="21540" table:display="true" table:show-details="true"/>
                <table:data-pilot-member table:name="21542" table:display="true" table:show-details="true"/>
                <table:data-pilot-member table:name="21589" table:display="true" table:show-details="true"/>
                <table:data-pilot-member table:name="21596" table:display="true" table:show-details="true"/>
                <table:data-pilot-member table:name="21633" table:display="true" table:show-details="true"/>
                <table:data-pilot-member table:name="21635" table:display="true" table:show-details="true"/>
                <table:data-pilot-member table:name="21650" table:display="true" table:show-details="true"/>
                <table:data-pilot-member table:name="21659" table:display="true" table:show-details="true"/>
                <table:data-pilot-member table:name="21670" table:display="true" table:show-details="true"/>
                <table:data-pilot-member table:name="21677" table:display="true" table:show-details="true"/>
                <table:data-pilot-member table:name="21689" table:display="true" table:show-details="true"/>
                <table:data-pilot-member table:name="21700" table:display="true" table:show-details="true"/>
                <table:data-pilot-member table:name="21709" table:display="true" table:show-details="true"/>
                <table:data-pilot-member table:name="21716" table:display="true" table:show-details="true"/>
                <table:data-pilot-member table:name="21736" table:display="true" table:show-details="true"/>
                <table:data-pilot-member table:name="21745" table:display="true" table:show-details="true"/>
                <table:data-pilot-member table:name="21751" table:display="true" table:show-details="true"/>
                <table:data-pilot-member table:name="21755" table:display="true" table:show-details="true"/>
                <table:data-pilot-member table:name="21756" table:display="true" table:show-details="true"/>
                <table:data-pilot-member table:name="21767" table:display="true" table:show-details="true"/>
                <table:data-pilot-member table:name="21774" table:display="true" table:show-details="true"/>
                <table:data-pilot-member table:name="21780" table:display="true" table:show-details="true"/>
                <table:data-pilot-member table:name="21800" table:display="true" table:show-details="true"/>
                <table:data-pilot-member table:name="21806" table:display="true" table:show-details="true"/>
                <table:data-pilot-member table:name="21813" table:display="true" table:show-details="true"/>
                <table:data-pilot-member table:name="21818" table:display="true" table:show-details="true"/>
                <table:data-pilot-member table:name="21829" table:display="true" table:show-details="true"/>
                <table:data-pilot-member table:name="21835" table:display="true" table:show-details="true"/>
                <table:data-pilot-member table:name="21838" table:display="true" table:show-details="true"/>
                <table:data-pilot-member table:name="21848" table:display="true" table:show-details="true"/>
                <table:data-pilot-member table:name="21853" table:display="true" table:show-details="true"/>
                <table:data-pilot-member table:name="21856" table:display="true" table:show-details="true"/>
                <table:data-pilot-member table:name="21864" table:display="true" table:show-details="true"/>
                <table:data-pilot-member table:name="21869" table:display="true" table:show-details="true"/>
                <table:data-pilot-member table:name="21880" table:display="true" table:show-details="true"/>
                <table:data-pilot-member table:name="21882" table:display="true" table:show-details="true"/>
                <table:data-pilot-member table:name="21899" table:display="true" table:show-details="true"/>
                <table:data-pilot-member table:name="21910" table:display="true" table:show-details="true"/>
                <table:data-pilot-member table:name="21933" table:display="true" table:show-details="true"/>
                <table:data-pilot-member table:name="21947" table:display="true" table:show-details="true"/>
                <table:data-pilot-member table:name="21948" table:display="true" table:show-details="true"/>
                <table:data-pilot-member table:name="21957" table:display="true" table:show-details="true"/>
                <table:data-pilot-member table:name="21965" table:display="true" table:show-details="true"/>
                <table:data-pilot-member table:name="21973" table:display="true" table:show-details="true"/>
                <table:data-pilot-member table:name="21979" table:display="true" table:show-details="true"/>
                <table:data-pilot-member table:name="21980" table:display="true" table:show-details="true"/>
                <table:data-pilot-member table:name="21986" table:display="true" table:show-details="true"/>
                <table:data-pilot-member table:name="22001" table:display="true" table:show-details="true"/>
                <table:data-pilot-member table:name="22004" table:display="true" table:show-details="true"/>
                <table:data-pilot-member table:name="22007" table:display="true" table:show-details="true"/>
                <table:data-pilot-member table:name="22017" table:display="true" table:show-details="true"/>
                <table:data-pilot-member table:name="22021" table:display="true" table:show-details="true"/>
                <table:data-pilot-member table:name="22027" table:display="true" table:show-details="true"/>
                <table:data-pilot-member table:name="22030" table:display="true" table:show-details="true"/>
                <table:data-pilot-member table:name="22043" table:display="true" table:show-details="true"/>
                <table:data-pilot-member table:name="22051" table:display="true" table:show-details="true"/>
                <table:data-pilot-member table:name="22056" table:display="true" table:show-details="true"/>
                <table:data-pilot-member table:name="22057" table:display="true" table:show-details="true"/>
                <table:data-pilot-member table:name="22064" table:display="true" table:show-details="true"/>
                <table:data-pilot-member table:name="22065" table:display="true" table:show-details="true"/>
                <table:data-pilot-member table:name="22069" table:display="true" table:show-details="true"/>
                <table:data-pilot-member table:name="22108" table:display="true" table:show-details="true"/>
                <table:data-pilot-member table:name="22128" table:display="true" table:show-details="true"/>
                <table:data-pilot-member table:name="22137" table:display="true" table:show-details="true"/>
                <table:data-pilot-member table:name="22142" table:display="true" table:show-details="true"/>
                <table:data-pilot-member table:name="22149" table:display="true" table:show-details="true"/>
                <table:data-pilot-member table:name="22150" table:display="true" table:show-details="true"/>
                <table:data-pilot-member table:name="22160" table:display="true" table:show-details="true"/>
                <table:data-pilot-member table:name="22171" table:display="true" table:show-details="true"/>
                <table:data-pilot-member table:name="22175" table:display="true" table:show-details="true"/>
                <table:data-pilot-member table:name="22181" table:display="true" table:show-details="true"/>
                <table:data-pilot-member table:name="22196" table:display="true" table:show-details="true"/>
                <table:data-pilot-member table:name="22197" table:display="true" table:show-details="true"/>
                <table:data-pilot-member table:name="22208" table:display="true" table:show-details="true"/>
                <table:data-pilot-member table:name="22233" table:display="true" table:show-details="true"/>
                <table:data-pilot-member table:name="22237" table:display="true" table:show-details="true"/>
                <table:data-pilot-member table:name="22242" table:display="true" table:show-details="true"/>
                <table:data-pilot-member table:name="22247" table:display="true" table:show-details="true"/>
                <table:data-pilot-member table:name="22256" table:display="true" table:show-details="true"/>
                <table:data-pilot-member table:name="22258" table:display="true" table:show-details="true"/>
                <table:data-pilot-member table:name="22270" table:display="true" table:show-details="true"/>
                <table:data-pilot-member table:name="22273" table:display="true" table:show-details="true"/>
                <table:data-pilot-member table:name="22279" table:display="true" table:show-details="true"/>
                <table:data-pilot-member table:name="22281" table:display="true" table:show-details="true"/>
                <table:data-pilot-member table:name="22294" table:display="true" table:show-details="true"/>
                <table:data-pilot-member table:name="22298" table:display="true" table:show-details="true"/>
                <table:data-pilot-member table:name="22305" table:display="true" table:show-details="true"/>
                <table:data-pilot-member table:name="22324" table:display="true" table:show-details="true"/>
                <table:data-pilot-member table:name="22328" table:display="true" table:show-details="true"/>
                <table:data-pilot-member table:name="22332" table:display="true" table:show-details="true"/>
                <table:data-pilot-member table:name="22337" table:display="true" table:show-details="true"/>
                <table:data-pilot-member table:name="22341" table:display="true" table:show-details="true"/>
                <table:data-pilot-member table:name="22347" table:display="true" table:show-details="true"/>
                <table:data-pilot-member table:name="22356" table:display="true" table:show-details="true"/>
                <table:data-pilot-member table:name="22363" table:display="true" table:show-details="true"/>
                <table:data-pilot-member table:name="22370" table:display="true" table:show-details="true"/>
                <table:data-pilot-member table:name="22379" table:display="true" table:show-details="true"/>
                <table:data-pilot-member table:name="22383" table:display="true" table:show-details="true"/>
                <table:data-pilot-member table:name="22385" table:display="true" table:show-details="true"/>
                <table:data-pilot-member table:name="22394" table:display="true" table:show-details="true"/>
                <table:data-pilot-member table:name="22395" table:display="true" table:show-details="true"/>
                <table:data-pilot-member table:name="22404" table:display="true" table:show-details="true"/>
                <table:data-pilot-member table:name="22406" table:display="true" table:show-details="true"/>
                <table:data-pilot-member table:name="22437" table:display="true" table:show-details="true"/>
                <table:data-pilot-member table:name="22446" table:display="true" table:show-details="true"/>
                <table:data-pilot-member table:name="22457" table:display="true" table:show-details="true"/>
                <table:data-pilot-member table:name="22469" table:display="true" table:show-details="true"/>
                <table:data-pilot-member table:name="22487" table:display="true" table:show-details="true"/>
                <table:data-pilot-member table:name="22500" table:display="true" table:show-details="true"/>
                <table:data-pilot-member table:name="22508" table:display="true" table:show-details="true"/>
                <table:data-pilot-member table:name="22520" table:display="true" table:show-details="true"/>
                <table:data-pilot-member table:name="22525" table:display="true" table:show-details="true"/>
                <table:data-pilot-member table:name="22536" table:display="true" table:show-details="true"/>
                <table:data-pilot-member table:name="22541" table:display="true" table:show-details="true"/>
                <table:data-pilot-member table:name="22552" table:display="true" table:show-details="true"/>
                <table:data-pilot-member table:name="22560" table:display="true" table:show-details="true"/>
                <table:data-pilot-member table:name="22575" table:display="true" table:show-details="true"/>
                <table:data-pilot-member table:name="22582" table:display="true" table:show-details="true"/>
                <table:data-pilot-member table:name="22608" table:display="true" table:show-details="true"/>
                <table:data-pilot-member table:name="22620" table:display="true" table:show-details="true"/>
                <table:data-pilot-member table:name="22623" table:display="true" table:show-details="true"/>
                <table:data-pilot-member table:name="22631" table:display="true" table:show-details="true"/>
                <table:data-pilot-member table:name="22634" table:display="true" table:show-details="true"/>
                <table:data-pilot-member table:name="22636" table:display="true" table:show-details="true"/>
                <table:data-pilot-member table:name="22658" table:display="true" table:show-details="true"/>
                <table:data-pilot-member table:name="22662" table:display="true" table:show-details="true"/>
                <table:data-pilot-member table:name="22681" table:display="true" table:show-details="true"/>
                <table:data-pilot-member table:name="22693" table:display="true" table:show-details="true"/>
                <table:data-pilot-member table:name="22713" table:display="true" table:show-details="true"/>
                <table:data-pilot-member table:name="22725" table:display="true" table:show-details="true"/>
                <table:data-pilot-member table:name="22727" table:display="true" table:show-details="true"/>
                <table:data-pilot-member table:name="22752" table:display="true" table:show-details="true"/>
                <table:data-pilot-member table:name="22762" table:display="true" table:show-details="true"/>
                <table:data-pilot-member table:name="22784" table:display="true" table:show-details="true"/>
                <table:data-pilot-member table:name="22785" table:display="true" table:show-details="true"/>
                <table:data-pilot-member table:name="22793" table:display="true" table:show-details="true"/>
                <table:data-pilot-member table:name="22800" table:display="true" table:show-details="true"/>
                <table:data-pilot-member table:name="22802" table:display="true" table:show-details="true"/>
                <table:data-pilot-member table:name="22806" table:display="true" table:show-details="true"/>
                <table:data-pilot-member table:name="22821" table:display="true" table:show-details="true"/>
                <table:data-pilot-member table:name="22826" table:display="true" table:show-details="true"/>
                <table:data-pilot-member table:name="22831" table:display="true" table:show-details="true"/>
                <table:data-pilot-member table:name="22843" table:display="true" table:show-details="true"/>
                <table:data-pilot-member table:name="22849" table:display="true" table:show-details="true"/>
                <table:data-pilot-member table:name="22861" table:display="true" table:show-details="true"/>
                <table:data-pilot-member table:name="22870" table:display="true" table:show-details="true"/>
                <table:data-pilot-member table:name="22872" table:display="true" table:show-details="true"/>
                <table:data-pilot-member table:name="22881" table:display="true" table:show-details="true"/>
                <table:data-pilot-member table:name="22895" table:display="true" table:show-details="true"/>
                <table:data-pilot-member table:name="22899" table:display="true" table:show-details="true"/>
                <table:data-pilot-member table:name="22901" table:display="true" table:show-details="true"/>
                <table:data-pilot-member table:name="22906" table:display="true" table:show-details="true"/>
                <table:data-pilot-member table:name="22910" table:display="true" table:show-details="true"/>
                <table:data-pilot-member table:name="22913" table:display="true" table:show-details="true"/>
                <table:data-pilot-member table:name="22917" table:display="true" table:show-details="true"/>
                <table:data-pilot-member table:name="22923" table:display="true" table:show-details="true"/>
                <table:data-pilot-member table:name="22929" table:display="true" table:show-details="true"/>
                <table:data-pilot-member table:name="22937" table:display="true" table:show-details="true"/>
                <table:data-pilot-member table:name="22938" table:display="true" table:show-details="true"/>
                <table:data-pilot-member table:name="22939" table:display="true" table:show-details="true"/>
                <table:data-pilot-member table:name="22945" table:display="true" table:show-details="true"/>
                <table:data-pilot-member table:name="22951" table:display="true" table:show-details="true"/>
                <table:data-pilot-member table:name="22959" table:display="true" table:show-details="true"/>
                <table:data-pilot-member table:name="22970" table:display="true" table:show-details="true"/>
                <table:data-pilot-member table:name="22988" table:display="true" table:show-details="true"/>
                <table:data-pilot-member table:name="22991" table:display="true" table:show-details="true"/>
                <table:data-pilot-member table:name="22992" table:display="true" table:show-details="true"/>
                <table:data-pilot-member table:name="22997" table:display="true" table:show-details="true"/>
                <table:data-pilot-member table:name="23031" table:display="true" table:show-details="true"/>
                <table:data-pilot-member table:name="23040" table:display="true" table:show-details="true"/>
                <table:data-pilot-member table:name="23042" table:display="true" table:show-details="true"/>
                <table:data-pilot-member table:name="23055" table:display="true" table:show-details="true"/>
                <table:data-pilot-member table:name="23057" table:display="true" table:show-details="true"/>
                <table:data-pilot-member table:name="23060" table:display="true" table:show-details="true"/>
                <table:data-pilot-member table:name="23063" table:display="true" table:show-details="true"/>
                <table:data-pilot-member table:name="23066" table:display="true" table:show-details="true"/>
                <table:data-pilot-member table:name="23070" table:display="true" table:show-details="true"/>
                <table:data-pilot-member table:name="23073" table:display="true" table:show-details="true"/>
                <table:data-pilot-member table:name="23087" table:display="true" table:show-details="true"/>
                <table:data-pilot-member table:name="23088" table:display="true" table:show-details="true"/>
                <table:data-pilot-member table:name="23091" table:display="true" table:show-details="true"/>
                <table:data-pilot-member table:name="23097" table:display="true" table:show-details="true"/>
                <table:data-pilot-member table:name="23102" table:display="true" table:show-details="true"/>
                <table:data-pilot-member table:name="23104" table:display="true" table:show-details="true"/>
                <table:data-pilot-member table:name="23105" table:display="true" table:show-details="true"/>
                <table:data-pilot-member table:name="23112" table:display="true" table:show-details="true"/>
                <table:data-pilot-member table:name="23116" table:display="true" table:show-details="true"/>
                <table:data-pilot-member table:name="23118" table:display="true" table:show-details="true"/>
                <table:data-pilot-member table:name="23119" table:display="true" table:show-details="true"/>
                <table:data-pilot-member table:name="23132" table:display="true" table:show-details="true"/>
                <table:data-pilot-member table:name="23136" table:display="true" table:show-details="true"/>
                <table:data-pilot-member table:name="23146" table:display="true" table:show-details="true"/>
                <table:data-pilot-member table:name="23151" table:display="true" table:show-details="true"/>
                <table:data-pilot-member table:name="23152" table:display="true" table:show-details="true"/>
                <table:data-pilot-member table:name="23162" table:display="true" table:show-details="true"/>
                <table:data-pilot-member table:name="23173" table:display="true" table:show-details="true"/>
                <table:data-pilot-member table:name="23195" table:display="true" table:show-details="true"/>
                <table:data-pilot-member table:name="23197" table:display="true" table:show-details="true"/>
                <table:data-pilot-member table:name="23205" table:display="true" table:show-details="true"/>
                <table:data-pilot-member table:name="23206" table:display="true" table:show-details="true"/>
                <table:data-pilot-member table:name="23231" table:display="true" table:show-details="true"/>
                <table:data-pilot-member table:name="23259" table:display="true" table:show-details="true"/>
                <table:data-pilot-member table:name="23262" table:display="true" table:show-details="true"/>
                <table:data-pilot-member table:name="23264" table:display="true" table:show-details="true"/>
                <table:data-pilot-member table:name="23269" table:display="true" table:show-details="true"/>
                <table:data-pilot-member table:name="23279" table:display="true" table:show-details="true"/>
                <table:data-pilot-member table:name="23294" table:display="true" table:show-details="true"/>
                <table:data-pilot-member table:name="23306" table:display="true" table:show-details="true"/>
                <table:data-pilot-member table:name="23318" table:display="true" table:show-details="true"/>
                <table:data-pilot-member table:name="23328" table:display="true" table:show-details="true"/>
                <table:data-pilot-member table:name="23329" table:display="true" table:show-details="true"/>
                <table:data-pilot-member table:name="23333" table:display="true" table:show-details="true"/>
                <table:data-pilot-member table:name="23346" table:display="true" table:show-details="true"/>
                <table:data-pilot-member table:name="23371" table:display="true" table:show-details="true"/>
                <table:data-pilot-member table:name="23382" table:display="true" table:show-details="true"/>
                <table:data-pilot-member table:name="23395" table:display="true" table:show-details="true"/>
                <table:data-pilot-member table:name="23396" table:display="true" table:show-details="true"/>
                <table:data-pilot-member table:name="23405" table:display="true" table:show-details="true"/>
                <table:data-pilot-member table:name="23406" table:display="true" table:show-details="true"/>
                <table:data-pilot-member table:name="23425" table:display="true" table:show-details="true"/>
                <table:data-pilot-member table:name="23433" table:display="true" table:show-details="true"/>
                <table:data-pilot-member table:name="23437" table:display="true" table:show-details="true"/>
                <table:data-pilot-member table:name="23442" table:display="true" table:show-details="true"/>
                <table:data-pilot-member table:name="23444" table:display="true" table:show-details="true"/>
                <table:data-pilot-member table:name="23449" table:display="true" table:show-details="true"/>
                <table:data-pilot-member table:name="23451" table:display="true" table:show-details="true"/>
                <table:data-pilot-member table:name="23453" table:display="true" table:show-details="true"/>
                <table:data-pilot-member table:name="23454" table:display="true" table:show-details="true"/>
                <table:data-pilot-member table:name="23455" table:display="true" table:show-details="true"/>
                <table:data-pilot-member table:name="23463" table:display="true" table:show-details="true"/>
                <table:data-pilot-member table:name="23502" table:display="true" table:show-details="true"/>
                <table:data-pilot-member table:name="23503" table:display="true" table:show-details="true"/>
                <table:data-pilot-member table:name="23507" table:display="true" table:show-details="true"/>
                <table:data-pilot-member table:name="23510" table:display="true" table:show-details="true"/>
                <table:data-pilot-member table:name="23516" table:display="true" table:show-details="true"/>
                <table:data-pilot-member table:name="23520" table:display="true" table:show-details="true"/>
                <table:data-pilot-member table:name="23532" table:display="true" table:show-details="true"/>
                <table:data-pilot-member table:name="23546" table:display="true" table:show-details="true"/>
                <table:data-pilot-member table:name="23555" table:display="true" table:show-details="true"/>
                <table:data-pilot-member table:name="23565" table:display="true" table:show-details="true"/>
                <table:data-pilot-member table:name="23566" table:display="true" table:show-details="true"/>
                <table:data-pilot-member table:name="23579" table:display="true" table:show-details="true"/>
                <table:data-pilot-member table:name="23581" table:display="true" table:show-details="true"/>
                <table:data-pilot-member table:name="23599" table:display="true" table:show-details="true"/>
                <table:data-pilot-member table:name="23601" table:display="true" table:show-details="true"/>
                <table:data-pilot-member table:name="23606" table:display="true" table:show-details="true"/>
                <table:data-pilot-member table:name="23607" table:display="true" table:show-details="true"/>
                <table:data-pilot-member table:name="23618" table:display="true" table:show-details="true"/>
                <table:data-pilot-member table:name="23627" table:display="true" table:show-details="true"/>
                <table:data-pilot-member table:name="23633" table:display="true" table:show-details="true"/>
                <table:data-pilot-member table:name="23648" table:display="true" table:show-details="true"/>
                <table:data-pilot-member table:name="23651" table:display="true" table:show-details="true"/>
                <table:data-pilot-member table:name="23673" table:display="true" table:show-details="true"/>
                <table:data-pilot-member table:name="23674" table:display="true" table:show-details="true"/>
                <table:data-pilot-member table:name="23679" table:display="true" table:show-details="true"/>
                <table:data-pilot-member table:name="23681" table:display="true" table:show-details="true"/>
                <table:data-pilot-member table:name="23685" table:display="true" table:show-details="true"/>
                <table:data-pilot-member table:name="23691" table:display="true" table:show-details="true"/>
                <table:data-pilot-member table:name="23697" table:display="true" table:show-details="true"/>
                <table:data-pilot-member table:name="23705" table:display="true" table:show-details="true"/>
                <table:data-pilot-member table:name="23709" table:display="true" table:show-details="true"/>
                <table:data-pilot-member table:name="23719" table:display="true" table:show-details="true"/>
                <table:data-pilot-member table:name="23735" table:display="true" table:show-details="true"/>
                <table:data-pilot-member table:name="23753" table:display="true" table:show-details="true"/>
                <table:data-pilot-member table:name="23765" table:display="true" table:show-details="true"/>
                <table:data-pilot-member table:name="23767" table:display="true" table:show-details="true"/>
                <table:data-pilot-member table:name="23773" table:display="true" table:show-details="true"/>
                <table:data-pilot-member table:name="23776" table:display="true" table:show-details="true"/>
                <table:data-pilot-member table:name="23780" table:display="true" table:show-details="true"/>
                <table:data-pilot-member table:name="23786" table:display="true" table:show-details="true"/>
                <table:data-pilot-member table:name="23787" table:display="true" table:show-details="true"/>
                <table:data-pilot-member table:name="23798" table:display="true" table:show-details="true"/>
                <table:data-pilot-member table:name="23801" table:display="true" table:show-details="true"/>
                <table:data-pilot-member table:name="23806" table:display="true" table:show-details="true"/>
                <table:data-pilot-member table:name="23816" table:display="true" table:show-details="true"/>
                <table:data-pilot-member table:name="23821" table:display="true" table:show-details="true"/>
                <table:data-pilot-member table:name="23829" table:display="true" table:show-details="true"/>
                <table:data-pilot-member table:name="23832" table:display="true" table:show-details="true"/>
                <table:data-pilot-member table:name="23834" table:display="true" table:show-details="true"/>
                <table:data-pilot-member table:name="23838" table:display="true" table:show-details="true"/>
                <table:data-pilot-member table:name="23839" table:display="true" table:show-details="true"/>
                <table:data-pilot-member table:name="23842" table:display="true" table:show-details="true"/>
                <table:data-pilot-member table:name="23844" table:display="true" table:show-details="true"/>
                <table:data-pilot-member table:name="23853" table:display="true" table:show-details="true"/>
                <table:data-pilot-member table:name="23858" table:display="true" table:show-details="true"/>
                <table:data-pilot-member table:name="23873" table:display="true" table:show-details="true"/>
                <table:data-pilot-member table:name="23882" table:display="true" table:show-details="true"/>
                <table:data-pilot-member table:name="23893" table:display="true" table:show-details="true"/>
                <table:data-pilot-member table:name="23896" table:display="true" table:show-details="true"/>
                <table:data-pilot-member table:name="23911" table:display="true" table:show-details="true"/>
                <table:data-pilot-member table:name="23919" table:display="true" table:show-details="true"/>
                <table:data-pilot-member table:name="23933" table:display="true" table:show-details="true"/>
                <table:data-pilot-member table:name="23936" table:display="true" table:show-details="true"/>
                <table:data-pilot-member table:name="23947" table:display="true" table:show-details="true"/>
                <table:data-pilot-member table:name="23955" table:display="true" table:show-details="true"/>
                <table:data-pilot-member table:name="23961" table:display="true" table:show-details="true"/>
                <table:data-pilot-member table:name="23973" table:display="true" table:show-details="true"/>
                <table:data-pilot-member table:name="23984" table:display="true" table:show-details="true"/>
                <table:data-pilot-member table:name="24012" table:display="true" table:show-details="true"/>
                <table:data-pilot-member table:name="24013" table:display="true" table:show-details="true"/>
                <table:data-pilot-member table:name="24048" table:display="true" table:show-details="true"/>
                <table:data-pilot-member table:name="24051" table:display="true" table:show-details="true"/>
                <table:data-pilot-member table:name="24074" table:display="true" table:show-details="true"/>
                <table:data-pilot-member table:name="24080" table:display="true" table:show-details="true"/>
                <table:data-pilot-member table:name="24088" table:display="true" table:show-details="true"/>
                <table:data-pilot-member table:name="24090" table:display="true" table:show-details="true"/>
                <table:data-pilot-member table:name="24102" table:display="true" table:show-details="true"/>
                <table:data-pilot-member table:name="24107" table:display="true" table:show-details="true"/>
                <table:data-pilot-member table:name="24118" table:display="true" table:show-details="true"/>
                <table:data-pilot-member table:name="24119" table:display="true" table:show-details="true"/>
                <table:data-pilot-member table:name="24133" table:display="true" table:show-details="true"/>
                <table:data-pilot-member table:name="24139" table:display="true" table:show-details="true"/>
                <table:data-pilot-member table:name="24157" table:display="true" table:show-details="true"/>
                <table:data-pilot-member table:name="24160" table:display="true" table:show-details="true"/>
                <table:data-pilot-member table:name="24168" table:display="true" table:show-details="true"/>
                <table:data-pilot-member table:name="24170" table:display="true" table:show-details="true"/>
                <table:data-pilot-member table:name="24172" table:display="true" table:show-details="true"/>
                <table:data-pilot-member table:name="24175" table:display="true" table:show-details="true"/>
                <table:data-pilot-member table:name="24178" table:display="true" table:show-details="true"/>
                <table:data-pilot-member table:name="24189" table:display="true" table:show-details="true"/>
                <table:data-pilot-member table:name="24192" table:display="true" table:show-details="true"/>
                <table:data-pilot-member table:name="24209" table:display="true" table:show-details="true"/>
                <table:data-pilot-member table:name="24211" table:display="true" table:show-details="true"/>
                <table:data-pilot-member table:name="24218" table:display="true" table:show-details="true"/>
                <table:data-pilot-member table:name="24222" table:display="true" table:show-details="true"/>
                <table:data-pilot-member table:name="24231" table:display="true" table:show-details="true"/>
                <table:data-pilot-member table:name="24237" table:display="true" table:show-details="true"/>
                <table:data-pilot-member table:name="24241" table:display="true" table:show-details="true"/>
                <table:data-pilot-member table:name="24252" table:display="true" table:show-details="true"/>
                <table:data-pilot-member table:name="24253" table:display="true" table:show-details="true"/>
                <table:data-pilot-member table:name="24258" table:display="true" table:show-details="true"/>
                <table:data-pilot-member table:name="24279" table:display="true" table:show-details="true"/>
                <table:data-pilot-member table:name="24300" table:display="true" table:show-details="true"/>
                <table:data-pilot-member table:name="24310" table:display="true" table:show-details="true"/>
                <table:data-pilot-member table:name="24328" table:display="true" table:show-details="true"/>
                <table:data-pilot-member table:name="24329" table:display="true" table:show-details="true"/>
                <table:data-pilot-member table:name="24340" table:display="true" table:show-details="true"/>
                <table:data-pilot-member table:name="24344" table:display="true" table:show-details="true"/>
                <table:data-pilot-member table:name="24362" table:display="true" table:show-details="true"/>
                <table:data-pilot-member table:name="24366" table:display="true" table:show-details="true"/>
                <table:data-pilot-member table:name="24409" table:display="true" table:show-details="true"/>
                <table:data-pilot-member table:name="24411" table:display="true" table:show-details="true"/>
                <table:data-pilot-member table:name="24418" table:display="true" table:show-details="true"/>
                <table:data-pilot-member table:name="24423" table:display="true" table:show-details="true"/>
                <table:data-pilot-member table:name="24427" table:display="true" table:show-details="true"/>
                <table:data-pilot-member table:name="24431" table:display="true" table:show-details="true"/>
                <table:data-pilot-member table:name="24454" table:display="true" table:show-details="true"/>
                <table:data-pilot-member table:name="24492" table:display="true" table:show-details="true"/>
                <table:data-pilot-member table:name="24500" table:display="true" table:show-details="true"/>
                <table:data-pilot-member table:name="24506" table:display="true" table:show-details="true"/>
                <table:data-pilot-member table:name="24514" table:display="true" table:show-details="true"/>
                <table:data-pilot-member table:name="24523" table:display="true" table:show-details="true"/>
                <table:data-pilot-member table:name="24532" table:display="true" table:show-details="true"/>
                <table:data-pilot-member table:name="24538" table:display="true" table:show-details="true"/>
                <table:data-pilot-member table:name="24553" table:display="true" table:show-details="true"/>
                <table:data-pilot-member table:name="24561" table:display="true" table:show-details="true"/>
                <table:data-pilot-member table:name="24564" table:display="true" table:show-details="true"/>
                <table:data-pilot-member table:name="24576" table:display="true" table:show-details="true"/>
                <table:data-pilot-member table:name="24581" table:display="true" table:show-details="true"/>
                <table:data-pilot-member table:name="24584" table:display="true" table:show-details="true"/>
                <table:data-pilot-member table:name="24597" table:display="true" table:show-details="true"/>
                <table:data-pilot-member table:name="24604" table:display="true" table:show-details="true"/>
                <table:data-pilot-member table:name="24616" table:display="true" table:show-details="true"/>
                <table:data-pilot-member table:name="24624" table:display="true" table:show-details="true"/>
                <table:data-pilot-member table:name="24625" table:display="true" table:show-details="true"/>
                <table:data-pilot-member table:name="24636" table:display="true" table:show-details="true"/>
                <table:data-pilot-member table:name="24641" table:display="true" table:show-details="true"/>
                <table:data-pilot-member table:name="24647" table:display="true" table:show-details="true"/>
                <table:data-pilot-member table:name="24655" table:display="true" table:show-details="true"/>
                <table:data-pilot-member table:name="24691" table:display="true" table:show-details="true"/>
                <table:data-pilot-member table:name="24696" table:display="true" table:show-details="true"/>
                <table:data-pilot-member table:name="24704" table:display="true" table:show-details="true"/>
                <table:data-pilot-member table:name="24715" table:display="true" table:show-details="true"/>
                <table:data-pilot-member table:name="24731" table:display="true" table:show-details="true"/>
                <table:data-pilot-member table:name="24732" table:display="true" table:show-details="true"/>
                <table:data-pilot-member table:name="24738" table:display="true" table:show-details="true"/>
                <table:data-pilot-member table:name="24742" table:display="true" table:show-details="true"/>
                <table:data-pilot-member table:name="24745" table:display="true" table:show-details="true"/>
                <table:data-pilot-member table:name="24761" table:display="true" table:show-details="true"/>
                <table:data-pilot-member table:name="24764" table:display="true" table:show-details="true"/>
                <table:data-pilot-member table:name="24785" table:display="true" table:show-details="true"/>
                <table:data-pilot-member table:name="24788" table:display="true" table:show-details="true"/>
                <table:data-pilot-member table:name="24820" table:display="true" table:show-details="true"/>
                <table:data-pilot-member table:name="24821" table:display="true" table:show-details="true"/>
                <table:data-pilot-member table:name="24840" table:display="true" table:show-details="true"/>
                <table:data-pilot-member table:name="24847" table:display="true" table:show-details="true"/>
                <table:data-pilot-member table:name="24850" table:display="true" table:show-details="true"/>
                <table:data-pilot-member table:name="24872" table:display="true" table:show-details="true"/>
                <table:data-pilot-member table:name="24896" table:display="true" table:show-details="true"/>
                <table:data-pilot-member table:name="24900" table:display="true" table:show-details="true"/>
                <table:data-pilot-member table:name="24905" table:display="true" table:show-details="true"/>
                <table:data-pilot-member table:name="24909" table:display="true" table:show-details="true"/>
                <table:data-pilot-member table:name="24918" table:display="true" table:show-details="true"/>
                <table:data-pilot-member table:name="24930" table:display="true" table:show-details="true"/>
                <table:data-pilot-member table:name="24942" table:display="true" table:show-details="true"/>
                <table:data-pilot-member table:name="24951" table:display="true" table:show-details="true"/>
                <table:data-pilot-member table:name="24963" table:display="true" table:show-details="true"/>
                <table:data-pilot-member table:name="24964" table:display="true" table:show-details="true"/>
                <table:data-pilot-member table:name="24969" table:display="true" table:show-details="true"/>
                <table:data-pilot-member table:name="24979" table:display="true" table:show-details="true"/>
                <table:data-pilot-member table:name="24987" table:display="true" table:show-details="true"/>
                <table:data-pilot-member table:name="24991" table:display="true" table:show-details="true"/>
                <table:data-pilot-member table:name="24994" table:display="true" table:show-details="true"/>
                <table:data-pilot-member table:name="24997" table:display="true" table:show-details="true"/>
                <table:data-pilot-member table:name="25001" table:display="true" table:show-details="true"/>
                <table:data-pilot-member table:name="25023" table:display="true" table:show-details="true"/>
                <table:data-pilot-member table:name="25046" table:display="true" table:show-details="true"/>
                <table:data-pilot-member table:name="25053" table:display="true" table:show-details="true"/>
                <table:data-pilot-member table:name="25064" table:display="true" table:show-details="true"/>
                <table:data-pilot-member table:name="25072" table:display="true" table:show-details="true"/>
                <table:data-pilot-member table:name="25075" table:display="true" table:show-details="true"/>
                <table:data-pilot-member table:name="25077" table:display="true" table:show-details="true"/>
                <table:data-pilot-member table:name="25082" table:display="true" table:show-details="true"/>
                <table:data-pilot-member table:name="25123" table:display="true" table:show-details="true"/>
                <table:data-pilot-member table:name="25134" table:display="true" table:show-details="true"/>
                <table:data-pilot-member table:name="25143" table:display="true" table:show-details="true"/>
                <table:data-pilot-member table:name="25152" table:display="true" table:show-details="true"/>
                <table:data-pilot-member table:name="25160" table:display="true" table:show-details="true"/>
                <table:data-pilot-member table:name="25172" table:display="true" table:show-details="true"/>
                <table:data-pilot-member table:name="25182" table:display="true" table:show-details="true"/>
                <table:data-pilot-member table:name="25193" table:display="true" table:show-details="true"/>
                <table:data-pilot-member table:name="25210" table:display="true" table:show-details="true"/>
                <table:data-pilot-member table:name="25218" table:display="true" table:show-details="true"/>
                <table:data-pilot-member table:name="25223" table:display="true" table:show-details="true"/>
                <table:data-pilot-member table:name="25228" table:display="true" table:show-details="true"/>
                <table:data-pilot-member table:name="25261" table:display="true" table:show-details="true"/>
                <table:data-pilot-member table:name="25265" table:display="true" table:show-details="true"/>
                <table:data-pilot-member table:name="25269" table:display="true" table:show-details="true"/>
                <table:data-pilot-member table:name="25272" table:display="true" table:show-details="true"/>
                <table:data-pilot-member table:name="25291" table:display="true" table:show-details="true"/>
                <table:data-pilot-member table:name="25293" table:display="true" table:show-details="true"/>
                <table:data-pilot-member table:name="25297" table:display="true" table:show-details="true"/>
                <table:data-pilot-member table:name="25298" table:display="true" table:show-details="true"/>
                <table:data-pilot-member table:name="25311" table:display="true" table:show-details="true"/>
                <table:data-pilot-member table:name="25334" table:display="true" table:show-details="true"/>
                <table:data-pilot-member table:name="25340" table:display="true" table:show-details="true"/>
                <table:data-pilot-member table:name="25371" table:display="true" table:show-details="true"/>
                <table:data-pilot-member table:name="25379" table:display="true" table:show-details="true"/>
                <table:data-pilot-member table:name="25403" table:display="true" table:show-details="true"/>
                <table:data-pilot-member table:name="25406" table:display="true" table:show-details="true"/>
                <table:data-pilot-member table:name="25409" table:display="true" table:show-details="true"/>
                <table:data-pilot-member table:name="25410" table:display="true" table:show-details="true"/>
                <table:data-pilot-member table:name="25417" table:display="true" table:show-details="true"/>
                <table:data-pilot-member table:name="25429" table:display="true" table:show-details="true"/>
                <table:data-pilot-member table:name="25435" table:display="true" table:show-details="true"/>
                <table:data-pilot-member table:name="25439" table:display="true" table:show-details="true"/>
                <table:data-pilot-member table:name="25440" table:display="true" table:show-details="true"/>
                <table:data-pilot-member table:name="25447" table:display="true" table:show-details="true"/>
                <table:data-pilot-member table:name="25452" table:display="true" table:show-details="true"/>
                <table:data-pilot-member table:name="25461" table:display="true" table:show-details="true"/>
                <table:data-pilot-member table:name="25476" table:display="true" table:show-details="true"/>
                <table:data-pilot-member table:name="25477" table:display="true" table:show-details="true"/>
                <table:data-pilot-member table:name="25481" table:display="true" table:show-details="true"/>
                <table:data-pilot-member table:name="25494" table:display="true" table:show-details="true"/>
                <table:data-pilot-member table:name="25497" table:display="true" table:show-details="true"/>
                <table:data-pilot-member table:name="25499" table:display="true" table:show-details="true"/>
                <table:data-pilot-member table:name="25511" table:display="true" table:show-details="true"/>
                <table:data-pilot-member table:name="25520" table:display="true" table:show-details="true"/>
                <table:data-pilot-member table:name="25522" table:display="true" table:show-details="true"/>
                <table:data-pilot-member table:name="25524" table:display="true" table:show-details="true"/>
                <table:data-pilot-member table:name="25534" table:display="true" table:show-details="true"/>
                <table:data-pilot-member table:name="25535" table:display="true" table:show-details="true"/>
                <table:data-pilot-member table:name="25549" table:display="true" table:show-details="true"/>
                <table:data-pilot-member table:name="25555" table:display="true" table:show-details="true"/>
                <table:data-pilot-member table:name="25565" table:display="true" table:show-details="true"/>
                <table:data-pilot-member table:name="25580" table:display="true" table:show-details="true"/>
                <table:data-pilot-member table:name="25582" table:display="true" table:show-details="true"/>
                <table:data-pilot-member table:name="25597" table:display="true" table:show-details="true"/>
                <table:data-pilot-member table:name="25608" table:display="true" table:show-details="true"/>
                <table:data-pilot-member table:name="25620" table:display="true" table:show-details="true"/>
                <table:data-pilot-member table:name="25627" table:display="true" table:show-details="true"/>
                <table:data-pilot-member table:name="25639" table:display="true" table:show-details="true"/>
                <table:data-pilot-member table:name="25644" table:display="true" table:show-details="true"/>
                <table:data-pilot-member table:name="25646" table:display="true" table:show-details="true"/>
                <table:data-pilot-member table:name="25679" table:display="true" table:show-details="true"/>
                <table:data-pilot-member table:name="25687" table:display="true" table:show-details="true"/>
                <table:data-pilot-member table:name="25688" table:display="true" table:show-details="true"/>
                <table:data-pilot-member table:name="25689" table:display="true" table:show-details="true"/>
                <table:data-pilot-member table:name="25706" table:display="true" table:show-details="true"/>
                <table:data-pilot-member table:name="25714" table:display="true" table:show-details="true"/>
                <table:data-pilot-member table:name="25719" table:display="true" table:show-details="true"/>
                <table:data-pilot-member table:name="25721" table:display="true" table:show-details="true"/>
                <table:data-pilot-member table:name="25727" table:display="true" table:show-details="true"/>
                <table:data-pilot-member table:name="25731" table:display="true" table:show-details="true"/>
                <table:data-pilot-member table:name="25735" table:display="true" table:show-details="true"/>
                <table:data-pilot-member table:name="25737" table:display="true" table:show-details="true"/>
                <table:data-pilot-member table:name="25741" table:display="true" table:show-details="true"/>
                <table:data-pilot-member table:name="25751" table:display="true" table:show-details="true"/>
                <table:data-pilot-member table:name="25758" table:display="true" table:show-details="true"/>
                <table:data-pilot-member table:name="25769" table:display="true" table:show-details="true"/>
                <table:data-pilot-member table:name="25784" table:display="true" table:show-details="true"/>
                <table:data-pilot-member table:name="25798" table:display="true" table:show-details="true"/>
                <table:data-pilot-member table:name="25799" table:display="true" table:show-details="true"/>
                <table:data-pilot-member table:name="25801" table:display="true" table:show-details="true"/>
                <table:data-pilot-member table:name="25812" table:display="true" table:show-details="true"/>
                <table:data-pilot-member table:name="25818" table:display="true" table:show-details="true"/>
                <table:data-pilot-member table:name="25826" table:display="true" table:show-details="true"/>
                <table:data-pilot-member table:name="25853" table:display="true" table:show-details="true"/>
                <table:data-pilot-member table:name="25861" table:display="true" table:show-details="true"/>
                <table:data-pilot-member table:name="25879" table:display="true" table:show-details="true"/>
                <table:data-pilot-member table:name="25885" table:display="true" table:show-details="true"/>
                <table:data-pilot-member table:name="25890" table:display="true" table:show-details="true"/>
                <table:data-pilot-member table:name="25905" table:display="true" table:show-details="true"/>
                <table:data-pilot-member table:name="25918" table:display="true" table:show-details="true"/>
                <table:data-pilot-member table:name="25923" table:display="true" table:show-details="true"/>
                <table:data-pilot-member table:name="25941" table:display="true" table:show-details="true"/>
                <table:data-pilot-member table:name="25959" table:display="true" table:show-details="true"/>
                <table:data-pilot-member table:name="25969" table:display="true" table:show-details="true"/>
                <table:data-pilot-member table:name="25971" table:display="true" table:show-details="true"/>
                <table:data-pilot-member table:name="25978" table:display="true" table:show-details="true"/>
                <table:data-pilot-member table:name="25988" table:display="true" table:show-details="true"/>
                <table:data-pilot-member table:name="25994" table:display="true" table:show-details="true"/>
                <table:data-pilot-member table:name="26021" table:display="true" table:show-details="true"/>
                <table:data-pilot-member table:name="26031" table:display="true" table:show-details="true"/>
                <table:data-pilot-member table:name="26037" table:display="true" table:show-details="true"/>
                <table:data-pilot-member table:name="26038" table:display="true" table:show-details="true"/>
                <table:data-pilot-member table:name="26050" table:display="true" table:show-details="true"/>
                <table:data-pilot-member table:name="26068" table:display="true" table:show-details="true"/>
                <table:data-pilot-member table:name="26069" table:display="true" table:show-details="true"/>
                <table:data-pilot-member table:name="26074" table:display="true" table:show-details="true"/>
                <table:data-pilot-member table:name="26076" table:display="true" table:show-details="true"/>
                <table:data-pilot-member table:name="26082" table:display="true" table:show-details="true"/>
                <table:data-pilot-member table:name="26105" table:display="true" table:show-details="true"/>
                <table:data-pilot-member table:name="26112" table:display="true" table:show-details="true"/>
                <table:data-pilot-member table:name="26117" table:display="true" table:show-details="true"/>
                <table:data-pilot-member table:name="26119" table:display="true" table:show-details="true"/>
                <table:data-pilot-member table:name="26131" table:display="true" table:show-details="true"/>
                <table:data-pilot-member table:name="26132" table:display="true" table:show-details="true"/>
                <table:data-pilot-member table:name="26136" table:display="true" table:show-details="true"/>
                <table:data-pilot-member table:name="26144" table:display="true" table:show-details="true"/>
                <table:data-pilot-member table:name="26162" table:display="true" table:show-details="true"/>
                <table:data-pilot-member table:name="26164" table:display="true" table:show-details="true"/>
                <table:data-pilot-member table:name="26170" table:display="true" table:show-details="true"/>
                <table:data-pilot-member table:name="26179" table:display="true" table:show-details="true"/>
                <table:data-pilot-member table:name="26187" table:display="true" table:show-details="true"/>
                <table:data-pilot-member table:name="26197" table:display="true" table:show-details="true"/>
                <table:data-pilot-member table:name="26205" table:display="true" table:show-details="true"/>
                <table:data-pilot-member table:name="26211" table:display="true" table:show-details="true"/>
                <table:data-pilot-member table:name="26220" table:display="true" table:show-details="true"/>
                <table:data-pilot-member table:name="26221" table:display="true" table:show-details="true"/>
                <table:data-pilot-member table:name="26256" table:display="true" table:show-details="true"/>
                <table:data-pilot-member table:name="26260" table:display="true" table:show-details="true"/>
                <table:data-pilot-member table:name="26262" table:display="true" table:show-details="true"/>
                <table:data-pilot-member table:name="26270" table:display="true" table:show-details="true"/>
                <table:data-pilot-member table:name="26272" table:display="true" table:show-details="true"/>
                <table:data-pilot-member table:name="26299" table:display="true" table:show-details="true"/>
                <table:data-pilot-member table:name="26319" table:display="true" table:show-details="true"/>
                <table:data-pilot-member table:name="26322" table:display="true" table:show-details="true"/>
                <table:data-pilot-member table:name="26332" table:display="true" table:show-details="true"/>
                <table:data-pilot-member table:name="26335" table:display="true" table:show-details="true"/>
                <table:data-pilot-member table:name="26343" table:display="true" table:show-details="true"/>
                <table:data-pilot-member table:name="26350" table:display="true" table:show-details="true"/>
                <table:data-pilot-member table:name="26351" table:display="true" table:show-details="true"/>
                <table:data-pilot-member table:name="26354" table:display="true" table:show-details="true"/>
                <table:data-pilot-member table:name="26355" table:display="true" table:show-details="true"/>
                <table:data-pilot-member table:name="26360" table:display="true" table:show-details="true"/>
                <table:data-pilot-member table:name="26363" table:display="true" table:show-details="true"/>
                <table:data-pilot-member table:name="26378" table:display="true" table:show-details="true"/>
                <table:data-pilot-member table:name="26379" table:display="true" table:show-details="true"/>
                <table:data-pilot-member table:name="26381" table:display="true" table:show-details="true"/>
                <table:data-pilot-member table:name="26385" table:display="true" table:show-details="true"/>
                <table:data-pilot-member table:name="26387" table:display="true" table:show-details="true"/>
                <table:data-pilot-member table:name="26395" table:display="true" table:show-details="true"/>
                <table:data-pilot-member table:name="26412" table:display="true" table:show-details="true"/>
                <table:data-pilot-member table:name="26416" table:display="true" table:show-details="true"/>
                <table:data-pilot-member table:name="26433" table:display="true" table:show-details="true"/>
                <table:data-pilot-member table:name="26440" table:display="true" table:show-details="true"/>
                <table:data-pilot-member table:name="26442" table:display="true" table:show-details="true"/>
                <table:data-pilot-member table:name="26448" table:display="true" table:show-details="true"/>
                <table:data-pilot-member table:name="26451" table:display="true" table:show-details="true"/>
                <table:data-pilot-member table:name="26460" table:display="true" table:show-details="true"/>
                <table:data-pilot-member table:name="26477" table:display="true" table:show-details="true"/>
                <table:data-pilot-member table:name="26500" table:display="true" table:show-details="true"/>
                <table:data-pilot-member table:name="26511" table:display="true" table:show-details="true"/>
                <table:data-pilot-member table:name="26524" table:display="true" table:show-details="true"/>
                <table:data-pilot-member table:name="26527" table:display="true" table:show-details="true"/>
                <table:data-pilot-member table:name="26531" table:display="true" table:show-details="true"/>
                <table:data-pilot-member table:name="26557" table:display="true" table:show-details="true"/>
                <table:data-pilot-member table:name="26579" table:display="true" table:show-details="true"/>
                <table:data-pilot-member table:name="26581" table:display="true" table:show-details="true"/>
                <table:data-pilot-member table:name="26603" table:display="true" table:show-details="true"/>
                <table:data-pilot-member table:name="26615" table:display="true" table:show-details="true"/>
                <table:data-pilot-member table:name="26617" table:display="true" table:show-details="true"/>
                <table:data-pilot-member table:name="26625" table:display="true" table:show-details="true"/>
                <table:data-pilot-member table:name="26637" table:display="true" table:show-details="true"/>
                <table:data-pilot-member table:name="26649" table:display="true" table:show-details="true"/>
                <table:data-pilot-member table:name="26659" table:display="true" table:show-details="true"/>
                <table:data-pilot-member table:name="26666" table:display="true" table:show-details="true"/>
                <table:data-pilot-member table:name="26669" table:display="true" table:show-details="true"/>
                <table:data-pilot-member table:name="26684" table:display="true" table:show-details="true"/>
                <table:data-pilot-member table:name="26689" table:display="true" table:show-details="true"/>
                <table:data-pilot-member table:name="26692" table:display="true" table:show-details="true"/>
                <table:data-pilot-member table:name="26711" table:display="true" table:show-details="true"/>
                <table:data-pilot-member table:name="26712" table:display="true" table:show-details="true"/>
                <table:data-pilot-member table:name="26721" table:display="true" table:show-details="true"/>
                <table:data-pilot-member table:name="26737" table:display="true" table:show-details="true"/>
                <table:data-pilot-member table:name="26740" table:display="true" table:show-details="true"/>
                <table:data-pilot-member table:name="26747" table:display="true" table:show-details="true"/>
                <table:data-pilot-member table:name="26754" table:display="true" table:show-details="true"/>
                <table:data-pilot-member table:name="26757" table:display="true" table:show-details="true"/>
                <table:data-pilot-member table:name="26761" table:display="true" table:show-details="true"/>
                <table:data-pilot-member table:name="26776" table:display="true" table:show-details="true"/>
                <table:data-pilot-member table:name="26778" table:display="true" table:show-details="true"/>
                <table:data-pilot-member table:name="26782" table:display="true" table:show-details="true"/>
                <table:data-pilot-member table:name="26812" table:display="true" table:show-details="true"/>
                <table:data-pilot-member table:name="26816" table:display="true" table:show-details="true"/>
                <table:data-pilot-member table:name="26820" table:display="true" table:show-details="true"/>
                <table:data-pilot-member table:name="26832" table:display="true" table:show-details="true"/>
                <table:data-pilot-member table:name="26835" table:display="true" table:show-details="true"/>
                <table:data-pilot-member table:name="26854" table:display="true" table:show-details="true"/>
                <table:data-pilot-member table:name="26860" table:display="true" table:show-details="true"/>
                <table:data-pilot-member table:name="26881" table:display="true" table:show-details="true"/>
                <table:data-pilot-member table:name="26893" table:display="true" table:show-details="true"/>
                <table:data-pilot-member table:name="26894" table:display="true" table:show-details="true"/>
                <table:data-pilot-member table:name="26921" table:display="true" table:show-details="true"/>
                <table:data-pilot-member table:name="26924" table:display="true" table:show-details="true"/>
                <table:data-pilot-member table:name="26931" table:display="true" table:show-details="true"/>
                <table:data-pilot-member table:name="26933" table:display="true" table:show-details="true"/>
                <table:data-pilot-member table:name="26942" table:display="true" table:show-details="true"/>
                <table:data-pilot-member table:name="26946" table:display="true" table:show-details="true"/>
                <table:data-pilot-member table:name="26949" table:display="true" table:show-details="true"/>
                <table:data-pilot-member table:name="26950" table:display="true" table:show-details="true"/>
                <table:data-pilot-member table:name="26968" table:display="true" table:show-details="true"/>
                <table:data-pilot-member table:name="26989" table:display="true" table:show-details="true"/>
                <table:data-pilot-member table:name="26995" table:display="true" table:show-details="true"/>
                <table:data-pilot-member table:name="27000" table:display="true" table:show-details="true"/>
                <table:data-pilot-member table:name="27007" table:display="true" table:show-details="true"/>
                <table:data-pilot-member table:name="27009" table:display="true" table:show-details="true"/>
                <table:data-pilot-member table:name="27050" table:display="true" table:show-details="true"/>
                <table:data-pilot-member table:name="27051" table:display="true" table:show-details="true"/>
                <table:data-pilot-member table:name="27066" table:display="true" table:show-details="true"/>
                <table:data-pilot-member table:name="27067" table:display="true" table:show-details="true"/>
                <table:data-pilot-member table:name="27085" table:display="true" table:show-details="true"/>
                <table:data-pilot-member table:name="27090" table:display="true" table:show-details="true"/>
                <table:data-pilot-member table:name="27099" table:display="true" table:show-details="true"/>
                <table:data-pilot-member table:name="27102" table:display="true" table:show-details="true"/>
                <table:data-pilot-member table:name="27105" table:display="true" table:show-details="true"/>
                <table:data-pilot-member table:name="27112" table:display="true" table:show-details="true"/>
                <table:data-pilot-member table:name="27115" table:display="true" table:show-details="true"/>
                <table:data-pilot-member table:name="27163" table:display="true" table:show-details="true"/>
                <table:data-pilot-member table:name="27166" table:display="true" table:show-details="true"/>
                <table:data-pilot-member table:name="27167" table:display="true" table:show-details="true"/>
                <table:data-pilot-member table:name="27175" table:display="true" table:show-details="true"/>
                <table:data-pilot-member table:name="27179" table:display="true" table:show-details="true"/>
                <table:data-pilot-member table:name="27192" table:display="true" table:show-details="true"/>
                <table:data-pilot-member table:name="27212" table:display="true" table:show-details="true"/>
                <table:data-pilot-member table:name="27220" table:display="true" table:show-details="true"/>
                <table:data-pilot-member table:name="27224" table:display="true" table:show-details="true"/>
                <table:data-pilot-member table:name="27235" table:display="true" table:show-details="true"/>
                <table:data-pilot-member table:name="27241" table:display="true" table:show-details="true"/>
                <table:data-pilot-member table:name="27270" table:display="true" table:show-details="true"/>
                <table:data-pilot-member table:name="27274" table:display="true" table:show-details="true"/>
                <table:data-pilot-member table:name="27286" table:display="true" table:show-details="true"/>
                <table:data-pilot-member table:name="27306" table:display="true" table:show-details="true"/>
                <table:data-pilot-member table:name="27337" table:display="true" table:show-details="true"/>
                <table:data-pilot-member table:name="27348" table:display="true" table:show-details="true"/>
                <table:data-pilot-member table:name="27350" table:display="true" table:show-details="true"/>
                <table:data-pilot-member table:name="27356" table:display="true" table:show-details="true"/>
                <table:data-pilot-member table:name="27379" table:display="true" table:show-details="true"/>
                <table:data-pilot-member table:name="27382" table:display="true" table:show-details="true"/>
                <table:data-pilot-member table:name="27389" table:display="true" table:show-details="true"/>
                <table:data-pilot-member table:name="27390" table:display="true" table:show-details="true"/>
                <table:data-pilot-member table:name="27394" table:display="true" table:show-details="true"/>
                <table:data-pilot-member table:name="27397" table:display="true" table:show-details="true"/>
                <table:data-pilot-member table:name="27410" table:display="true" table:show-details="true"/>
                <table:data-pilot-member table:name="27418" table:display="true" table:show-details="true"/>
                <table:data-pilot-member table:name="27425" table:display="true" table:show-details="true"/>
                <table:data-pilot-member table:name="27430" table:display="true" table:show-details="true"/>
                <table:data-pilot-member table:name="27448" table:display="true" table:show-details="true"/>
                <table:data-pilot-member table:name="27454" table:display="true" table:show-details="true"/>
                <table:data-pilot-member table:name="27466" table:display="true" table:show-details="true"/>
                <table:data-pilot-member table:name="27475" table:display="true" table:show-details="true"/>
                <table:data-pilot-member table:name="27480" table:display="true" table:show-details="true"/>
                <table:data-pilot-member table:name="27496" table:display="true" table:show-details="true"/>
                <table:data-pilot-member table:name="27532" table:display="true" table:show-details="true"/>
                <table:data-pilot-member table:name="27534" table:display="true" table:show-details="true"/>
                <table:data-pilot-member table:name="27555" table:display="true" table:show-details="true"/>
                <table:data-pilot-member table:name="27560" table:display="true" table:show-details="true"/>
                <table:data-pilot-member table:name="27561" table:display="true" table:show-details="true"/>
                <table:data-pilot-member table:name="27569" table:display="true" table:show-details="true"/>
                <table:data-pilot-member table:name="27590" table:display="true" table:show-details="true"/>
                <table:data-pilot-member table:name="27598" table:display="true" table:show-details="true"/>
                <table:data-pilot-member table:name="27625" table:display="true" table:show-details="true"/>
                <table:data-pilot-member table:name="27636" table:display="true" table:show-details="true"/>
                <table:data-pilot-member table:name="27638" table:display="true" table:show-details="true"/>
                <table:data-pilot-member table:name="27640" table:display="true" table:show-details="true"/>
                <table:data-pilot-member table:name="27645" table:display="true" table:show-details="true"/>
                <table:data-pilot-member table:name="27655" table:display="true" table:show-details="true"/>
                <table:data-pilot-member table:name="27660" table:display="true" table:show-details="true"/>
                <table:data-pilot-member table:name="27676" table:display="true" table:show-details="true"/>
                <table:data-pilot-member table:name="27678" table:display="true" table:show-details="true"/>
                <table:data-pilot-member table:name="27685" table:display="true" table:show-details="true"/>
                <table:data-pilot-member table:name="27687" table:display="true" table:show-details="true"/>
                <table:data-pilot-member table:name="27691" table:display="true" table:show-details="true"/>
                <table:data-pilot-member table:name="27701" table:display="true" table:show-details="true"/>
                <table:data-pilot-member table:name="27703" table:display="true" table:show-details="true"/>
                <table:data-pilot-member table:name="27708" table:display="true" table:show-details="true"/>
                <table:data-pilot-member table:name="27709" table:display="true" table:show-details="true"/>
                <table:data-pilot-member table:name="27710" table:display="true" table:show-details="true"/>
                <table:data-pilot-member table:name="27713" table:display="true" table:show-details="true"/>
                <table:data-pilot-member table:name="27723" table:display="true" table:show-details="true"/>
                <table:data-pilot-member table:name="27732" table:display="true" table:show-details="true"/>
                <table:data-pilot-member table:name="27737" table:display="true" table:show-details="true"/>
                <table:data-pilot-member table:name="27756" table:display="true" table:show-details="true"/>
                <table:data-pilot-member table:name="27766" table:display="true" table:show-details="true"/>
                <table:data-pilot-member table:name="27775" table:display="true" table:show-details="true"/>
                <table:data-pilot-member table:name="27778" table:display="true" table:show-details="true"/>
                <table:data-pilot-member table:name="27795" table:display="true" table:show-details="true"/>
                <table:data-pilot-member table:name="27802" table:display="true" table:show-details="true"/>
                <table:data-pilot-member table:name="27804" table:display="true" table:show-details="true"/>
                <table:data-pilot-member table:name="27806" table:display="true" table:show-details="true"/>
                <table:data-pilot-member table:name="27812" table:display="true" table:show-details="true"/>
                <table:data-pilot-member table:name="27816" table:display="true" table:show-details="true"/>
                <table:data-pilot-member table:name="27823" table:display="true" table:show-details="true"/>
                <table:data-pilot-member table:name="27835" table:display="true" table:show-details="true"/>
                <table:data-pilot-member table:name="27844" table:display="true" table:show-details="true"/>
                <table:data-pilot-member table:name="27851" table:display="true" table:show-details="true"/>
                <table:data-pilot-member table:name="27859" table:display="true" table:show-details="true"/>
                <table:data-pilot-member table:name="27861" table:display="true" table:show-details="true"/>
                <table:data-pilot-member table:name="27869" table:display="true" table:show-details="true"/>
                <table:data-pilot-member table:name="27883" table:display="true" table:show-details="true"/>
                <table:data-pilot-member table:name="27891" table:display="true" table:show-details="true"/>
                <table:data-pilot-member table:name="27893" table:display="true" table:show-details="true"/>
                <table:data-pilot-member table:name="27900" table:display="true" table:show-details="true"/>
                <table:data-pilot-member table:name="27902" table:display="true" table:show-details="true"/>
                <table:data-pilot-member table:name="27907" table:display="true" table:show-details="true"/>
                <table:data-pilot-member table:name="27908" table:display="true" table:show-details="true"/>
                <table:data-pilot-member table:name="27911" table:display="true" table:show-details="true"/>
                <table:data-pilot-member table:name="27917" table:display="true" table:show-details="true"/>
                <table:data-pilot-member table:name="27920" table:display="true" table:show-details="true"/>
                <table:data-pilot-member table:name="27923" table:display="true" table:show-details="true"/>
                <table:data-pilot-member table:name="27929" table:display="true" table:show-details="true"/>
                <table:data-pilot-member table:name="27951" table:display="true" table:show-details="true"/>
                <table:data-pilot-member table:name="27957" table:display="true" table:show-details="true"/>
                <table:data-pilot-member table:name="27962" table:display="true" table:show-details="true"/>
                <table:data-pilot-member table:name="27966" table:display="true" table:show-details="true"/>
                <table:data-pilot-member table:name="27976" table:display="true" table:show-details="true"/>
                <table:data-pilot-member table:name="27981" table:display="true" table:show-details="true"/>
                <table:data-pilot-member table:name="27997" table:display="true" table:show-details="true"/>
                <table:data-pilot-member table:name="28012" table:display="true" table:show-details="true"/>
                <table:data-pilot-member table:name="28014" table:display="true" table:show-details="true"/>
                <table:data-pilot-member table:name="28026" table:display="true" table:show-details="true"/>
                <table:data-pilot-member table:name="28035" table:display="true" table:show-details="true"/>
                <table:data-pilot-member table:name="28046" table:display="true" table:show-details="true"/>
                <table:data-pilot-member table:name="28050" table:display="true" table:show-details="true"/>
                <table:data-pilot-member table:name="28089" table:display="true" table:show-details="true"/>
                <table:data-pilot-member table:name="28093" table:display="true" table:show-details="true"/>
                <table:data-pilot-member table:name="28103" table:display="true" table:show-details="true"/>
                <table:data-pilot-member table:name="28114" table:display="true" table:show-details="true"/>
                <table:data-pilot-member table:name="28116" table:display="true" table:show-details="true"/>
                <table:data-pilot-member table:name="28123" table:display="true" table:show-details="true"/>
                <table:data-pilot-member table:name="28124" table:display="true" table:show-details="true"/>
                <table:data-pilot-member table:name="28128" table:display="true" table:show-details="true"/>
                <table:data-pilot-member table:name="28129" table:display="true" table:show-details="true"/>
                <table:data-pilot-member table:name="28130" table:display="true" table:show-details="true"/>
                <table:data-pilot-member table:name="28131" table:display="true" table:show-details="true"/>
                <table:data-pilot-member table:name="28137" table:display="true" table:show-details="true"/>
                <table:data-pilot-member table:name="28149" table:display="true" table:show-details="true"/>
                <table:data-pilot-member table:name="28157" table:display="true" table:show-details="true"/>
                <table:data-pilot-member table:name="28166" table:display="true" table:show-details="true"/>
                <table:data-pilot-member table:name="28171" table:display="true" table:show-details="true"/>
                <table:data-pilot-member table:name="28173" table:display="true" table:show-details="true"/>
                <table:data-pilot-member table:name="28178" table:display="true" table:show-details="true"/>
                <table:data-pilot-member table:name="28192" table:display="true" table:show-details="true"/>
                <table:data-pilot-member table:name="28195" table:display="true" table:show-details="true"/>
                <table:data-pilot-member table:name="28197" table:display="true" table:show-details="true"/>
                <table:data-pilot-member table:name="28201" table:display="true" table:show-details="true"/>
                <table:data-pilot-member table:name="28221" table:display="true" table:show-details="true"/>
                <table:data-pilot-member table:name="28230" table:display="true" table:show-details="true"/>
                <table:data-pilot-member table:name="28237" table:display="true" table:show-details="true"/>
                <table:data-pilot-member table:name="28248" table:display="true" table:show-details="true"/>
                <table:data-pilot-member table:name="28252" table:display="true" table:show-details="true"/>
                <table:data-pilot-member table:name="28278" table:display="true" table:show-details="true"/>
                <table:data-pilot-member table:name="28297" table:display="true" table:show-details="true"/>
                <table:data-pilot-member table:name="28304" table:display="true" table:show-details="true"/>
                <table:data-pilot-member table:name="28307" table:display="true" table:show-details="true"/>
                <table:data-pilot-member table:name="28308" table:display="true" table:show-details="true"/>
                <table:data-pilot-member table:name="28327" table:display="true" table:show-details="true"/>
                <table:data-pilot-member table:name="28345" table:display="true" table:show-details="true"/>
                <table:data-pilot-member table:name="28347" table:display="true" table:show-details="true"/>
                <table:data-pilot-member table:name="28348" table:display="true" table:show-details="true"/>
                <table:data-pilot-member table:name="28352" table:display="true" table:show-details="true"/>
                <table:data-pilot-member table:name="28371" table:display="true" table:show-details="true"/>
                <table:data-pilot-member table:name="28382" table:display="true" table:show-details="true"/>
                <table:data-pilot-member table:name="28385" table:display="true" table:show-details="true"/>
                <table:data-pilot-member table:name="28386" table:display="true" table:show-details="true"/>
                <table:data-pilot-member table:name="28411" table:display="true" table:show-details="true"/>
                <table:data-pilot-member table:name="28421" table:display="true" table:show-details="true"/>
                <table:data-pilot-member table:name="28424" table:display="true" table:show-details="true"/>
                <table:data-pilot-member table:name="28425" table:display="true" table:show-details="true"/>
                <table:data-pilot-member table:name="28428" table:display="true" table:show-details="true"/>
                <table:data-pilot-member table:name="28430" table:display="true" table:show-details="true"/>
                <table:data-pilot-member table:name="28439" table:display="true" table:show-details="true"/>
                <table:data-pilot-member table:name="28444" table:display="true" table:show-details="true"/>
                <table:data-pilot-member table:name="28445" table:display="true" table:show-details="true"/>
                <table:data-pilot-member table:name="28454" table:display="true" table:show-details="true"/>
                <table:data-pilot-member table:name="28466" table:display="true" table:show-details="true"/>
                <table:data-pilot-member table:name="28475" table:display="true" table:show-details="true"/>
                <table:data-pilot-member table:name="28483" table:display="true" table:show-details="true"/>
                <table:data-pilot-member table:name="28489" table:display="true" table:show-details="true"/>
                <table:data-pilot-member table:name="28492" table:display="true" table:show-details="true"/>
                <table:data-pilot-member table:name="28497" table:display="true" table:show-details="true"/>
                <table:data-pilot-member table:name="28499" table:display="true" table:show-details="true"/>
                <table:data-pilot-member table:name="28502" table:display="true" table:show-details="true"/>
                <table:data-pilot-member table:name="28524" table:display="true" table:show-details="true"/>
                <table:data-pilot-member table:name="28539" table:display="true" table:show-details="true"/>
                <table:data-pilot-member table:name="28547" table:display="true" table:show-details="true"/>
                <table:data-pilot-member table:name="28553" table:display="true" table:show-details="true"/>
                <table:data-pilot-member table:name="28564" table:display="true" table:show-details="true"/>
                <table:data-pilot-member table:name="28587" table:display="true" table:show-details="true"/>
                <table:data-pilot-member table:name="28590" table:display="true" table:show-details="true"/>
                <table:data-pilot-member table:name="28592" table:display="true" table:show-details="true"/>
                <table:data-pilot-member table:name="28620" table:display="true" table:show-details="true"/>
                <table:data-pilot-member table:name="28625" table:display="true" table:show-details="true"/>
                <table:data-pilot-member table:name="28651" table:display="true" table:show-details="true"/>
                <table:data-pilot-member table:name="28668" table:display="true" table:show-details="true"/>
                <table:data-pilot-member table:name="28671" table:display="true" table:show-details="true"/>
                <table:data-pilot-member table:name="28685" table:display="true" table:show-details="true"/>
                <table:data-pilot-member table:name="28692" table:display="true" table:show-details="true"/>
                <table:data-pilot-member table:name="28698" table:display="true" table:show-details="true"/>
                <table:data-pilot-member table:name="28699" table:display="true" table:show-details="true"/>
                <table:data-pilot-member table:name="28702" table:display="true" table:show-details="true"/>
                <table:data-pilot-member table:name="28707" table:display="true" table:show-details="true"/>
                <table:data-pilot-member table:name="28709" table:display="true" table:show-details="true"/>
                <table:data-pilot-member table:name="28716" table:display="true" table:show-details="true"/>
                <table:data-pilot-member table:name="28731" table:display="true" table:show-details="true"/>
                <table:data-pilot-member table:name="28742" table:display="true" table:show-details="true"/>
                <table:data-pilot-member table:name="28746" table:display="true" table:show-details="true"/>
                <table:data-pilot-member table:name="28758" table:display="true" table:show-details="true"/>
                <table:data-pilot-member table:name="28767" table:display="true" table:show-details="true"/>
                <table:data-pilot-member table:name="28778" table:display="true" table:show-details="true"/>
                <table:data-pilot-member table:name="28786" table:display="true" table:show-details="true"/>
                <table:data-pilot-member table:name="28795" table:display="true" table:show-details="true"/>
                <table:data-pilot-member table:name="28820" table:display="true" table:show-details="true"/>
                <table:data-pilot-member table:name="28878" table:display="true" table:show-details="true"/>
                <table:data-pilot-member table:name="28887" table:display="true" table:show-details="true"/>
                <table:data-pilot-member table:name="28890" table:display="true" table:show-details="true"/>
                <table:data-pilot-member table:name="28900" table:display="true" table:show-details="true"/>
                <table:data-pilot-member table:name="28903" table:display="true" table:show-details="true"/>
                <table:data-pilot-member table:name="28915" table:display="true" table:show-details="true"/>
                <table:data-pilot-member table:name="28930" table:display="true" table:show-details="true"/>
                <table:data-pilot-member table:name="28939" table:display="true" table:show-details="true"/>
                <table:data-pilot-member table:name="28944" table:display="true" table:show-details="true"/>
                <table:data-pilot-member table:name="28966" table:display="true" table:show-details="true"/>
                <table:data-pilot-member table:name="28972" table:display="true" table:show-details="true"/>
                <table:data-pilot-member table:name="28980" table:display="true" table:show-details="true"/>
                <table:data-pilot-member table:name="29009" table:display="true" table:show-details="true"/>
                <table:data-pilot-member table:name="29015" table:display="true" table:show-details="true"/>
                <table:data-pilot-member table:name="29024" table:display="true" table:show-details="true"/>
                <table:data-pilot-member table:name="29026" table:display="true" table:show-details="true"/>
                <table:data-pilot-member table:name="29037" table:display="true" table:show-details="true"/>
                <table:data-pilot-member table:name="29041" table:display="true" table:show-details="true"/>
                <table:data-pilot-member table:name="29044" table:display="true" table:show-details="true"/>
                <table:data-pilot-member table:name="29050" table:display="true" table:show-details="true"/>
                <table:data-pilot-member table:name="29054" table:display="true" table:show-details="true"/>
                <table:data-pilot-member table:name="29059" table:display="true" table:show-details="true"/>
                <table:data-pilot-member table:name="29067" table:display="true" table:show-details="true"/>
                <table:data-pilot-member table:name="29077" table:display="true" table:show-details="true"/>
                <table:data-pilot-member table:name="29078" table:display="true" table:show-details="true"/>
                <table:data-pilot-member table:name="29079" table:display="true" table:show-details="true"/>
                <table:data-pilot-member table:name="29092" table:display="true" table:show-details="true"/>
                <table:data-pilot-member table:name="29097" table:display="true" table:show-details="true"/>
                <table:data-pilot-member table:name="29102" table:display="true" table:show-details="true"/>
                <table:data-pilot-member table:name="29111" table:display="true" table:show-details="true"/>
                <table:data-pilot-member table:name="29115" table:display="true" table:show-details="true"/>
                <table:data-pilot-member table:name="29117" table:display="true" table:show-details="true"/>
                <table:data-pilot-member table:name="29128" table:display="true" table:show-details="true"/>
                <table:data-pilot-member table:name="29140" table:display="true" table:show-details="true"/>
                <table:data-pilot-member table:name="29149" table:display="true" table:show-details="true"/>
                <table:data-pilot-member table:name="29173" table:display="true" table:show-details="true"/>
                <table:data-pilot-member table:name="29176" table:display="true" table:show-details="true"/>
                <table:data-pilot-member table:name="29194" table:display="true" table:show-details="true"/>
                <table:data-pilot-member table:name="29202" table:display="true" table:show-details="true"/>
                <table:data-pilot-member table:name="29214" table:display="true" table:show-details="true"/>
                <table:data-pilot-member table:name="29223" table:display="true" table:show-details="true"/>
                <table:data-pilot-member table:name="29227" table:display="true" table:show-details="true"/>
                <table:data-pilot-member table:name="29250" table:display="true" table:show-details="true"/>
                <table:data-pilot-member table:name="29252" table:display="true" table:show-details="true"/>
                <table:data-pilot-member table:name="29256" table:display="true" table:show-details="true"/>
                <table:data-pilot-member table:name="29265" table:display="true" table:show-details="true"/>
                <table:data-pilot-member table:name="29268" table:display="true" table:show-details="true"/>
                <table:data-pilot-member table:name="29277" table:display="true" table:show-details="true"/>
                <table:data-pilot-member table:name="29286" table:display="true" table:show-details="true"/>
                <table:data-pilot-member table:name="29291" table:display="true" table:show-details="true"/>
                <table:data-pilot-member table:name="29301" table:display="true" table:show-details="true"/>
                <table:data-pilot-member table:name="29318" table:display="true" table:show-details="true"/>
                <table:data-pilot-member table:name="29340" table:display="true" table:show-details="true"/>
                <table:data-pilot-member table:name="29353" table:display="true" table:show-details="true"/>
                <table:data-pilot-member table:name="29357" table:display="true" table:show-details="true"/>
                <table:data-pilot-member table:name="29369" table:display="true" table:show-details="true"/>
                <table:data-pilot-member table:name="29371" table:display="true" table:show-details="true"/>
                <table:data-pilot-member table:name="29383" table:display="true" table:show-details="true"/>
                <table:data-pilot-member table:name="29388" table:display="true" table:show-details="true"/>
                <table:data-pilot-member table:name="29393" table:display="true" table:show-details="true"/>
                <table:data-pilot-member table:name="29399" table:display="true" table:show-details="true"/>
                <table:data-pilot-member table:name="29412" table:display="true" table:show-details="true"/>
                <table:data-pilot-member table:name="29425" table:display="true" table:show-details="true"/>
                <table:data-pilot-member table:name="29427" table:display="true" table:show-details="true"/>
                <table:data-pilot-member table:name="29428" table:display="true" table:show-details="true"/>
                <table:data-pilot-member table:name="29429" table:display="true" table:show-details="true"/>
                <table:data-pilot-member table:name="29463" table:display="true" table:show-details="true"/>
                <table:data-pilot-member table:name="29466" table:display="true" table:show-details="true"/>
                <table:data-pilot-member table:name="29480" table:display="true" table:show-details="true"/>
                <table:data-pilot-member table:name="29489" table:display="true" table:show-details="true"/>
                <table:data-pilot-member table:name="29492" table:display="true" table:show-details="true"/>
                <table:data-pilot-member table:name="29505" table:display="true" table:show-details="true"/>
                <table:data-pilot-member table:name="29523" table:display="true" table:show-details="true"/>
                <table:data-pilot-member table:name="29525" table:display="true" table:show-details="true"/>
                <table:data-pilot-member table:name="29544" table:display="true" table:show-details="true"/>
                <table:data-pilot-member table:name="29565" table:display="true" table:show-details="true"/>
                <table:data-pilot-member table:name="29576" table:display="true" table:show-details="true"/>
                <table:data-pilot-member table:name="29581" table:display="true" table:show-details="true"/>
                <table:data-pilot-member table:name="29587" table:display="true" table:show-details="true"/>
                <table:data-pilot-member table:name="29598" table:display="true" table:show-details="true"/>
                <table:data-pilot-member table:name="29607" table:display="true" table:show-details="true"/>
                <table:data-pilot-member table:name="29608" table:display="true" table:show-details="true"/>
                <table:data-pilot-member table:name="29616" table:display="true" table:show-details="true"/>
                <table:data-pilot-member table:name="29634" table:display="true" table:show-details="true"/>
                <table:data-pilot-member table:name="29648" table:display="true" table:show-details="true"/>
                <table:data-pilot-member table:name="29649" table:display="true" table:show-details="true"/>
                <table:data-pilot-member table:name="29664" table:display="true" table:show-details="true"/>
                <table:data-pilot-member table:name="29667" table:display="true" table:show-details="true"/>
                <table:data-pilot-member table:name="29672" table:display="true" table:show-details="true"/>
                <table:data-pilot-member table:name="29673" table:display="true" table:show-details="true"/>
                <table:data-pilot-member table:name="29674" table:display="true" table:show-details="true"/>
                <table:data-pilot-member table:name="29675" table:display="true" table:show-details="true"/>
                <table:data-pilot-member table:name="29677" table:display="true" table:show-details="true"/>
                <table:data-pilot-member table:name="29701" table:display="true" table:show-details="true"/>
                <table:data-pilot-member table:name="29721" table:display="true" table:show-details="true"/>
                <table:data-pilot-member table:name="29725" table:display="true" table:show-details="true"/>
                <table:data-pilot-member table:name="29741" table:display="true" table:show-details="true"/>
                <table:data-pilot-member table:name="29748" table:display="true" table:show-details="true"/>
                <table:data-pilot-member table:name="29749" table:display="true" table:show-details="true"/>
                <table:data-pilot-member table:name="29751" table:display="true" table:show-details="true"/>
                <table:data-pilot-member table:name="29762" table:display="true" table:show-details="true"/>
                <table:data-pilot-member table:name="29775" table:display="true" table:show-details="true"/>
                <table:data-pilot-member table:name="29782" table:display="true" table:show-details="true"/>
                <table:data-pilot-member table:name="29783" table:display="true" table:show-details="true"/>
                <table:data-pilot-member table:name="29805" table:display="true" table:show-details="true"/>
                <table:data-pilot-member table:name="29816" table:display="true" table:show-details="true"/>
                <table:data-pilot-member table:name="29818" table:display="true" table:show-details="true"/>
                <table:data-pilot-member table:name="29825" table:display="true" table:show-details="true"/>
                <table:data-pilot-member table:name="29833" table:display="true" table:show-details="true"/>
                <table:data-pilot-member table:name="29841" table:display="true" table:show-details="true"/>
                <table:data-pilot-member table:name="29846" table:display="true" table:show-details="true"/>
                <table:data-pilot-member table:name="29849" table:display="true" table:show-details="true"/>
                <table:data-pilot-member table:name="29856" table:display="true" table:show-details="true"/>
                <table:data-pilot-member table:name="29866" table:display="true" table:show-details="true"/>
                <table:data-pilot-member table:name="29867" table:display="true" table:show-details="true"/>
                <table:data-pilot-member table:name="29870" table:display="true" table:show-details="true"/>
                <table:data-pilot-member table:name="29871" table:display="true" table:show-details="true"/>
                <table:data-pilot-member table:name="29879" table:display="true" table:show-details="true"/>
                <table:data-pilot-member table:name="29882" table:display="true" table:show-details="true"/>
                <table:data-pilot-member table:name="29886" table:display="true" table:show-details="true"/>
                <table:data-pilot-member table:name="29888" table:display="true" table:show-details="true"/>
                <table:data-pilot-member table:name="29895" table:display="true" table:show-details="true"/>
                <table:data-pilot-member table:name="29900" table:display="true" table:show-details="true"/>
                <table:data-pilot-member table:name="29915" table:display="true" table:show-details="true"/>
                <table:data-pilot-member table:name="29924" table:display="true" table:show-details="true"/>
                <table:data-pilot-member table:name="29929" table:display="true" table:show-details="true"/>
                <table:data-pilot-member table:name="29944" table:display="true" table:show-details="true"/>
                <table:data-pilot-member table:name="29956" table:display="true" table:show-details="true"/>
                <table:data-pilot-member table:name="29960" table:display="true" table:show-details="true"/>
                <table:data-pilot-member table:name="29975" table:display="true" table:show-details="true"/>
                <table:data-pilot-member table:name="29980" table:display="true" table:show-details="true"/>
                <table:data-pilot-member table:name="29992" table:display="true" table:show-details="true"/>
                <table:data-pilot-member table:name="29996" table:display="true" table:show-details="true"/>
                <table:data-pilot-member table:name="29998" table:display="true" table:show-details="true"/>
                <table:data-pilot-member table:name="30002" table:display="true" table:show-details="true"/>
                <table:data-pilot-member table:name="30006" table:display="true" table:show-details="true"/>
                <table:data-pilot-member table:name="30015" table:display="true" table:show-details="true"/>
                <table:data-pilot-member table:name="30021" table:display="true" table:show-details="true"/>
                <table:data-pilot-member table:name="30024" table:display="true" table:show-details="true"/>
                <table:data-pilot-member table:name="30030" table:display="true" table:show-details="true"/>
                <table:data-pilot-member table:name="30031" table:display="true" table:show-details="true"/>
                <table:data-pilot-member table:name="30048" table:display="true" table:show-details="true"/>
                <table:data-pilot-member table:name="30058" table:display="true" table:show-details="true"/>
                <table:data-pilot-member table:name="30059" table:display="true" table:show-details="true"/>
                <table:data-pilot-member table:name="30061" table:display="true" table:show-details="true"/>
                <table:data-pilot-member table:name="30068" table:display="true" table:show-details="true"/>
                <table:data-pilot-member table:name="30095" table:display="true" table:show-details="true"/>
                <table:data-pilot-member table:name="30099" table:display="true" table:show-details="true"/>
                <table:data-pilot-member table:name="30103" table:display="true" table:show-details="true"/>
                <table:data-pilot-member table:name="30128" table:display="true" table:show-details="true"/>
                <table:data-pilot-member table:name="30130" table:display="true" table:show-details="true"/>
                <table:data-pilot-member table:name="30137" table:display="true" table:show-details="true"/>
                <table:data-pilot-member table:name="30147" table:display="true" table:show-details="true"/>
                <table:data-pilot-member table:name="30148" table:display="true" table:show-details="true"/>
                <table:data-pilot-member table:name="30150" table:display="true" table:show-details="true"/>
                <table:data-pilot-member table:name="30155" table:display="true" table:show-details="true"/>
                <table:data-pilot-member table:name="30157" table:display="true" table:show-details="true"/>
                <table:data-pilot-member table:name="30189" table:display="true" table:show-details="true"/>
                <table:data-pilot-member table:name="30197" table:display="true" table:show-details="true"/>
                <table:data-pilot-member table:name="30200" table:display="true" table:show-details="true"/>
                <table:data-pilot-member table:name="30208" table:display="true" table:show-details="true"/>
                <table:data-pilot-member table:name="30215" table:display="true" table:show-details="true"/>
                <table:data-pilot-member table:name="30228" table:display="true" table:show-details="true"/>
                <table:data-pilot-member table:name="30236" table:display="true" table:show-details="true"/>
                <table:data-pilot-member table:name="30241" table:display="true" table:show-details="true"/>
                <table:data-pilot-member table:name="30246" table:display="true" table:show-details="true"/>
                <table:data-pilot-member table:name="30247" table:display="true" table:show-details="true"/>
                <table:data-pilot-member table:name="30248" table:display="true" table:show-details="true"/>
                <table:data-pilot-member table:name="30269" table:display="true" table:show-details="true"/>
                <table:data-pilot-member table:name="30299" table:display="true" table:show-details="true"/>
                <table:data-pilot-member table:name="30306" table:display="true" table:show-details="true"/>
                <table:data-pilot-member table:name="30322" table:display="true" table:show-details="true"/>
                <table:data-pilot-member table:name="30341" table:display="true" table:show-details="true"/>
                <table:data-pilot-member table:name="30363" table:display="true" table:show-details="true"/>
                <table:data-pilot-member table:name="30387" table:display="true" table:show-details="true"/>
                <table:data-pilot-member table:name="30390" table:display="true" table:show-details="true"/>
                <table:data-pilot-member table:name="30399" table:display="true" table:show-details="true"/>
                <table:data-pilot-member table:name="30417" table:display="true" table:show-details="true"/>
                <table:data-pilot-member table:name="30424" table:display="true" table:show-details="true"/>
                <table:data-pilot-member table:name="30431" table:display="true" table:show-details="true"/>
                <table:data-pilot-member table:name="30465" table:display="true" table:show-details="true"/>
                <table:data-pilot-member table:name="30493" table:display="true" table:show-details="true"/>
                <table:data-pilot-member table:name="30499" table:display="true" table:show-details="true"/>
                <table:data-pilot-member table:name="30500" table:display="true" table:show-details="true"/>
                <table:data-pilot-member table:name="30529" table:display="true" table:show-details="true"/>
                <table:data-pilot-member table:name="30532" table:display="true" table:show-details="true"/>
                <table:data-pilot-member table:name="30533" table:display="true" table:show-details="true"/>
                <table:data-pilot-member table:name="30534" table:display="true" table:show-details="true"/>
                <table:data-pilot-member table:name="30541" table:display="true" table:show-details="true"/>
                <table:data-pilot-member table:name="30546" table:display="true" table:show-details="true"/>
                <table:data-pilot-member table:name="30548" table:display="true" table:show-details="true"/>
                <table:data-pilot-member table:name="30551" table:display="true" table:show-details="true"/>
                <table:data-pilot-member table:name="30565" table:display="true" table:show-details="true"/>
                <table:data-pilot-member table:name="30574" table:display="true" table:show-details="true"/>
                <table:data-pilot-member table:name="30577" table:display="true" table:show-details="true"/>
                <table:data-pilot-member table:name="30595" table:display="true" table:show-details="true"/>
                <table:data-pilot-member table:name="30602" table:display="true" table:show-details="true"/>
                <table:data-pilot-member table:name="30604" table:display="true" table:show-details="true"/>
                <table:data-pilot-member table:name="30605" table:display="true" table:show-details="true"/>
                <table:data-pilot-member table:name="30633" table:display="true" table:show-details="true"/>
                <table:data-pilot-member table:name="30642" table:display="true" table:show-details="true"/>
                <table:data-pilot-member table:name="30645" table:display="true" table:show-details="true"/>
                <table:data-pilot-member table:name="30665" table:display="true" table:show-details="true"/>
                <table:data-pilot-member table:name="30667" table:display="true" table:show-details="true"/>
                <table:data-pilot-member table:name="30679" table:display="true" table:show-details="true"/>
                <table:data-pilot-member table:name="30680" table:display="true" table:show-details="true"/>
                <table:data-pilot-member table:name="30697" table:display="true" table:show-details="true"/>
                <table:data-pilot-member table:name="30699" table:display="true" table:show-details="true"/>
                <table:data-pilot-member table:name="30702" table:display="true" table:show-details="true"/>
                <table:data-pilot-member table:name="30703" table:display="true" table:show-details="true"/>
                <table:data-pilot-member table:name="30708" table:display="true" table:show-details="true"/>
                <table:data-pilot-member table:name="30727" table:display="true" table:show-details="true"/>
                <table:data-pilot-member table:name="30739" table:display="true" table:show-details="true"/>
                <table:data-pilot-member table:name="30747" table:display="true" table:show-details="true"/>
                <table:data-pilot-member table:name="30756" table:display="true" table:show-details="true"/>
                <table:data-pilot-member table:name="30757" table:display="true" table:show-details="true"/>
                <table:data-pilot-member table:name="30770" table:display="true" table:show-details="true"/>
                <table:data-pilot-member table:name="30783" table:display="true" table:show-details="true"/>
                <table:data-pilot-member table:name="30792" table:display="true" table:show-details="true"/>
                <table:data-pilot-member table:name="30797" table:display="true" table:show-details="true"/>
                <table:data-pilot-member table:name="30799" table:display="true" table:show-details="true"/>
                <table:data-pilot-member table:name="30800" table:display="true" table:show-details="true"/>
                <table:data-pilot-member table:name="30834" table:display="true" table:show-details="true"/>
                <table:data-pilot-member table:name="30836" table:display="true" table:show-details="true"/>
                <table:data-pilot-member table:name="30843" table:display="true" table:show-details="true"/>
                <table:data-pilot-member table:name="30848" table:display="true" table:show-details="true"/>
                <table:data-pilot-member table:name="30852" table:display="true" table:show-details="true"/>
                <table:data-pilot-member table:name="30868" table:display="true" table:show-details="true"/>
                <table:data-pilot-member table:name="30873" table:display="true" table:show-details="true"/>
                <table:data-pilot-member table:name="30883" table:display="true" table:show-details="true"/>
                <table:data-pilot-member table:name="30900" table:display="true" table:show-details="true"/>
                <table:data-pilot-member table:name="30907" table:display="true" table:show-details="true"/>
                <table:data-pilot-member table:name="30956" table:display="true" table:show-details="true"/>
                <table:data-pilot-member table:name="30981" table:display="true" table:show-details="true"/>
                <table:data-pilot-member table:name="30992" table:display="true" table:show-details="true"/>
                <table:data-pilot-member table:name="31003" table:display="true" table:show-details="true"/>
                <table:data-pilot-member table:name="31017" table:display="true" table:show-details="true"/>
                <table:data-pilot-member table:name="31019" table:display="true" table:show-details="true"/>
                <table:data-pilot-member table:name="31038" table:display="true" table:show-details="true"/>
                <table:data-pilot-member table:name="31039" table:display="true" table:show-details="true"/>
                <table:data-pilot-member table:name="31052" table:display="true" table:show-details="true"/>
                <table:data-pilot-member table:name="31056" table:display="true" table:show-details="true"/>
                <table:data-pilot-member table:name="31058" table:display="true" table:show-details="true"/>
                <table:data-pilot-member table:name="31068" table:display="true" table:show-details="true"/>
                <table:data-pilot-member table:name="31070" table:display="true" table:show-details="true"/>
                <table:data-pilot-member table:name="31089" table:display="true" table:show-details="true"/>
                <table:data-pilot-member table:name="31091" table:display="true" table:show-details="true"/>
                <table:data-pilot-member table:name="31096" table:display="true" table:show-details="true"/>
                <table:data-pilot-member table:name="31100" table:display="true" table:show-details="true"/>
                <table:data-pilot-member table:name="31114" table:display="true" table:show-details="true"/>
                <table:data-pilot-member table:name="31125" table:display="true" table:show-details="true"/>
                <table:data-pilot-member table:name="31144" table:display="true" table:show-details="true"/>
                <table:data-pilot-member table:name="31149" table:display="true" table:show-details="true"/>
                <table:data-pilot-member table:name="31162" table:display="true" table:show-details="true"/>
                <table:data-pilot-member table:name="31177" table:display="true" table:show-details="true"/>
                <table:data-pilot-member table:name="31187" table:display="true" table:show-details="true"/>
                <table:data-pilot-member table:name="31190" table:display="true" table:show-details="true"/>
                <table:data-pilot-member table:name="31209" table:display="true" table:show-details="true"/>
                <table:data-pilot-member table:name="31221" table:display="true" table:show-details="true"/>
                <table:data-pilot-member table:name="31225" table:display="true" table:show-details="true"/>
                <table:data-pilot-member table:name="31226" table:display="true" table:show-details="true"/>
                <table:data-pilot-member table:name="31240" table:display="true" table:show-details="true"/>
                <table:data-pilot-member table:name="31253" table:display="true" table:show-details="true"/>
                <table:data-pilot-member table:name="31258" table:display="true" table:show-details="true"/>
                <table:data-pilot-member table:name="31262" table:display="true" table:show-details="true"/>
                <table:data-pilot-member table:name="31263" table:display="true" table:show-details="true"/>
                <table:data-pilot-member table:name="31265" table:display="true" table:show-details="true"/>
                <table:data-pilot-member table:name="31268" table:display="true" table:show-details="true"/>
                <table:data-pilot-member table:name="31288" table:display="true" table:show-details="true"/>
                <table:data-pilot-member table:name="31299" table:display="true" table:show-details="true"/>
                <table:data-pilot-member table:name="31300" table:display="true" table:show-details="true"/>
                <table:data-pilot-member table:name="31301" table:display="true" table:show-details="true"/>
                <table:data-pilot-member table:name="31306" table:display="true" table:show-details="true"/>
                <table:data-pilot-member table:name="31309" table:display="true" table:show-details="true"/>
                <table:data-pilot-member table:name="31316" table:display="true" table:show-details="true"/>
                <table:data-pilot-member table:name="31317" table:display="true" table:show-details="true"/>
                <table:data-pilot-member table:name="31326" table:display="true" table:show-details="true"/>
                <table:data-pilot-member table:name="31332" table:display="true" table:show-details="true"/>
                <table:data-pilot-member table:name="31346" table:display="true" table:show-details="true"/>
                <table:data-pilot-member table:name="31347" table:display="true" table:show-details="true"/>
                <table:data-pilot-member table:name="31349" table:display="true" table:show-details="true"/>
                <table:data-pilot-member table:name="31370" table:display="true" table:show-details="true"/>
                <table:data-pilot-member table:name="31380" table:display="true" table:show-details="true"/>
                <table:data-pilot-member table:name="31383" table:display="true" table:show-details="true"/>
                <table:data-pilot-member table:name="31389" table:display="true" table:show-details="true"/>
                <table:data-pilot-member table:name="31397" table:display="true" table:show-details="true"/>
                <table:data-pilot-member table:name="31403" table:display="true" table:show-details="true"/>
                <table:data-pilot-member table:name="31413" table:display="true" table:show-details="true"/>
                <table:data-pilot-member table:name="31414" table:display="true" table:show-details="true"/>
                <table:data-pilot-member table:name="31418" table:display="true" table:show-details="true"/>
                <table:data-pilot-member table:name="31424" table:display="true" table:show-details="true"/>
                <table:data-pilot-member table:name="31441" table:display="true" table:show-details="true"/>
                <table:data-pilot-member table:name="31450" table:display="true" table:show-details="true"/>
                <table:data-pilot-member table:name="31454" table:display="true" table:show-details="true"/>
                <table:data-pilot-member table:name="31464" table:display="true" table:show-details="true"/>
                <table:data-pilot-member table:name="31467" table:display="true" table:show-details="true"/>
                <table:data-pilot-member table:name="31485" table:display="true" table:show-details="true"/>
                <table:data-pilot-member table:name="31513" table:display="true" table:show-details="true"/>
                <table:data-pilot-member table:name="31516" table:display="true" table:show-details="true"/>
                <table:data-pilot-member table:name="31521" table:display="true" table:show-details="true"/>
                <table:data-pilot-member table:name="31527" table:display="true" table:show-details="true"/>
                <table:data-pilot-member table:name="31529" table:display="true" table:show-details="true"/>
                <table:data-pilot-member table:name="31538" table:display="true" table:show-details="true"/>
                <table:data-pilot-member table:name="31545" table:display="true" table:show-details="true"/>
                <table:data-pilot-member table:name="31551" table:display="true" table:show-details="true"/>
                <table:data-pilot-member table:name="31558" table:display="true" table:show-details="true"/>
                <table:data-pilot-member table:name="31559" table:display="true" table:show-details="true"/>
                <table:data-pilot-member table:name="31570" table:display="true" table:show-details="true"/>
                <table:data-pilot-member table:name="31572" table:display="true" table:show-details="true"/>
                <table:data-pilot-member table:name="31586" table:display="true" table:show-details="true"/>
                <table:data-pilot-member table:name="31602" table:display="true" table:show-details="true"/>
                <table:data-pilot-member table:name="31609" table:display="true" table:show-details="true"/>
                <table:data-pilot-member table:name="31613" table:display="true" table:show-details="true"/>
                <table:data-pilot-member table:name="31620" table:display="true" table:show-details="true"/>
                <table:data-pilot-member table:name="31676" table:display="true" table:show-details="true"/>
                <table:data-pilot-member table:name="31678" table:display="true" table:show-details="true"/>
                <table:data-pilot-member table:name="31685" table:display="true" table:show-details="true"/>
                <table:data-pilot-member table:name="31711" table:display="true" table:show-details="true"/>
                <table:data-pilot-member table:name="31729" table:display="true" table:show-details="true"/>
                <table:data-pilot-member table:name="31730" table:display="true" table:show-details="true"/>
                <table:data-pilot-member table:name="31731" table:display="true" table:show-details="true"/>
                <table:data-pilot-member table:name="31735" table:display="true" table:show-details="true"/>
                <table:data-pilot-member table:name="31758" table:display="true" table:show-details="true"/>
                <table:data-pilot-member table:name="31760" table:display="true" table:show-details="true"/>
                <table:data-pilot-member table:name="31763" table:display="true" table:show-details="true"/>
                <table:data-pilot-member table:name="31787" table:display="true" table:show-details="true"/>
                <table:data-pilot-member table:name="31790" table:display="true" table:show-details="true"/>
                <table:data-pilot-member table:name="31802" table:display="true" table:show-details="true"/>
                <table:data-pilot-member table:name="31825" table:display="true" table:show-details="true"/>
                <table:data-pilot-member table:name="31841" table:display="true" table:show-details="true"/>
                <table:data-pilot-member table:name="31855" table:display="true" table:show-details="true"/>
                <table:data-pilot-member table:name="31865" table:display="true" table:show-details="true"/>
                <table:data-pilot-member table:name="31871" table:display="true" table:show-details="true"/>
                <table:data-pilot-member table:name="31879" table:display="true" table:show-details="true"/>
                <table:data-pilot-member table:name="31883" table:display="true" table:show-details="true"/>
                <table:data-pilot-member table:name="31890" table:display="true" table:show-details="true"/>
                <table:data-pilot-member table:name="31892" table:display="true" table:show-details="true"/>
                <table:data-pilot-member table:name="31894" table:display="true" table:show-details="true"/>
                <table:data-pilot-member table:name="31905" table:display="true" table:show-details="true"/>
                <table:data-pilot-member table:name="31910" table:display="true" table:show-details="true"/>
                <table:data-pilot-member table:name="31917" table:display="true" table:show-details="true"/>
                <table:data-pilot-member table:name="31945" table:display="true" table:show-details="true"/>
                <table:data-pilot-member table:name="31960" table:display="true" table:show-details="true"/>
                <table:data-pilot-member table:name="31969" table:display="true" table:show-details="true"/>
                <table:data-pilot-member table:name="31990" table:display="true" table:show-details="true"/>
                <table:data-pilot-member table:name="31994" table:display="true" table:show-details="true"/>
                <table:data-pilot-member table:name="32000" table:display="true" table:show-details="true"/>
                <table:data-pilot-member table:name="32011" table:display="true" table:show-details="true"/>
                <table:data-pilot-member table:name="32016" table:display="true" table:show-details="true"/>
                <table:data-pilot-member table:name="32032" table:display="true" table:show-details="true"/>
                <table:data-pilot-member table:name="32037" table:display="true" table:show-details="true"/>
                <table:data-pilot-member table:name="32045" table:display="true" table:show-details="true"/>
                <table:data-pilot-member table:name="32047" table:display="true" table:show-details="true"/>
                <table:data-pilot-member table:name="32053" table:display="true" table:show-details="true"/>
                <table:data-pilot-member table:name="32061" table:display="true" table:show-details="true"/>
                <table:data-pilot-member table:name="32065" table:display="true" table:show-details="true"/>
                <table:data-pilot-member table:name="32073" table:display="true" table:show-details="true"/>
                <table:data-pilot-member table:name="32101" table:display="true" table:show-details="true"/>
                <table:data-pilot-member table:name="32105" table:display="true" table:show-details="true"/>
                <table:data-pilot-member table:name="32131" table:display="true" table:show-details="true"/>
                <table:data-pilot-member table:name="32154" table:display="true" table:show-details="true"/>
                <table:data-pilot-member table:name="32172" table:display="true" table:show-details="true"/>
                <table:data-pilot-member table:name="32187" table:display="true" table:show-details="true"/>
                <table:data-pilot-member table:name="32202" table:display="true" table:show-details="true"/>
                <table:data-pilot-member table:name="32206" table:display="true" table:show-details="true"/>
                <table:data-pilot-member table:name="32219" table:display="true" table:show-details="true"/>
                <table:data-pilot-member table:name="32224" table:display="true" table:show-details="true"/>
                <table:data-pilot-member table:name="32228" table:display="true" table:show-details="true"/>
                <table:data-pilot-member table:name="32231" table:display="true" table:show-details="true"/>
                <table:data-pilot-member table:name="32243" table:display="true" table:show-details="true"/>
                <table:data-pilot-member table:name="32262" table:display="true" table:show-details="true"/>
                <table:data-pilot-member table:name="32270" table:display="true" table:show-details="true"/>
                <table:data-pilot-member table:name="32287" table:display="true" table:show-details="true"/>
                <table:data-pilot-member table:name="32296" table:display="true" table:show-details="true"/>
                <table:data-pilot-member table:name="32316" table:display="true" table:show-details="true"/>
                <table:data-pilot-member table:name="32323" table:display="true" table:show-details="true"/>
                <table:data-pilot-member table:name="32329" table:display="true" table:show-details="true"/>
                <table:data-pilot-member table:name="32331" table:display="true" table:show-details="true"/>
                <table:data-pilot-member table:name="32352" table:display="true" table:show-details="true"/>
                <table:data-pilot-member table:name="32354" table:display="true" table:show-details="true"/>
                <table:data-pilot-member table:name="32356" table:display="true" table:show-details="true"/>
                <table:data-pilot-member table:name="32357" table:display="true" table:show-details="true"/>
                <table:data-pilot-member table:name="32370" table:display="true" table:show-details="true"/>
                <table:data-pilot-member table:name="32389" table:display="true" table:show-details="true"/>
                <table:data-pilot-member table:name="32417" table:display="true" table:show-details="true"/>
                <table:data-pilot-member table:name="32421" table:display="true" table:show-details="true"/>
                <table:data-pilot-member table:name="32422" table:display="true" table:show-details="true"/>
                <table:data-pilot-member table:name="32426" table:display="true" table:show-details="true"/>
                <table:data-pilot-member table:name="32427" table:display="true" table:show-details="true"/>
                <table:data-pilot-member table:name="32433" table:display="true" table:show-details="true"/>
                <table:data-pilot-member table:name="32435" table:display="true" table:show-details="true"/>
                <table:data-pilot-member table:name="32437" table:display="true" table:show-details="true"/>
                <table:data-pilot-member table:name="32440" table:display="true" table:show-details="true"/>
                <table:data-pilot-member table:name="32445" table:display="true" table:show-details="true"/>
                <table:data-pilot-member table:name="32454" table:display="true" table:show-details="true"/>
                <table:data-pilot-member table:name="32460" table:display="true" table:show-details="true"/>
                <table:data-pilot-member table:name="32474" table:display="true" table:show-details="true"/>
                <table:data-pilot-member table:name="32484" table:display="true" table:show-details="true"/>
                <table:data-pilot-member table:name="32507" table:display="true" table:show-details="true"/>
                <table:data-pilot-member table:name="32511" table:display="true" table:show-details="true"/>
                <table:data-pilot-member table:name="32527" table:display="true" table:show-details="true"/>
                <table:data-pilot-member table:name="32530" table:display="true" table:show-details="true"/>
                <table:data-pilot-member table:name="32566" table:display="true" table:show-details="true"/>
                <table:data-pilot-member table:name="32593" table:display="true" table:show-details="true"/>
                <table:data-pilot-member table:name="32603" table:display="true" table:show-details="true"/>
                <table:data-pilot-member table:name="32605" table:display="true" table:show-details="true"/>
                <table:data-pilot-member table:name="32612" table:display="true" table:show-details="true"/>
                <table:data-pilot-member table:name="32618" table:display="true" table:show-details="true"/>
                <table:data-pilot-member table:name="32619" table:display="true" table:show-details="true"/>
                <table:data-pilot-member table:name="32621" table:display="true" table:show-details="true"/>
                <table:data-pilot-member table:name="32623" table:display="true" table:show-details="true"/>
                <table:data-pilot-member table:name="32624" table:display="true" table:show-details="true"/>
                <table:data-pilot-member table:name="32631" table:display="true" table:show-details="true"/>
                <table:data-pilot-member table:name="32637" table:display="true" table:show-details="true"/>
                <table:data-pilot-member table:name="32642" table:display="true" table:show-details="true"/>
                <table:data-pilot-member table:name="32651" table:display="true" table:show-details="true"/>
                <table:data-pilot-member table:name="32687" table:display="true" table:show-details="true"/>
                <table:data-pilot-member table:name="32710" table:display="true" table:show-details="true"/>
                <table:data-pilot-member table:name="32715" table:display="true" table:show-details="true"/>
                <table:data-pilot-member table:name="32718" table:display="true" table:show-details="true"/>
                <table:data-pilot-member table:name="32723" table:display="true" table:show-details="true"/>
                <table:data-pilot-member table:name="32727" table:display="true" table:show-details="true"/>
                <table:data-pilot-member table:name="32735" table:display="true" table:show-details="true"/>
                <table:data-pilot-member table:name="32746" table:display="true" table:show-details="true"/>
                <table:data-pilot-member table:name="32753" table:display="true" table:show-details="true"/>
                <table:data-pilot-member table:name="32770" table:display="true" table:show-details="true"/>
                <table:data-pilot-member table:name="32787" table:display="true" table:show-details="true"/>
                <table:data-pilot-member table:name="32793" table:display="true" table:show-details="true"/>
                <table:data-pilot-member table:name="32807" table:display="true" table:show-details="true"/>
                <table:data-pilot-member table:name="32810" table:display="true" table:show-details="true"/>
                <table:data-pilot-member table:name="32823" table:display="true" table:show-details="true"/>
                <table:data-pilot-member table:name="32829" table:display="true" table:show-details="true"/>
                <table:data-pilot-member table:name="32850" table:display="true" table:show-details="true"/>
                <table:data-pilot-member table:name="32853" table:display="true" table:show-details="true"/>
                <table:data-pilot-member table:name="32858" table:display="true" table:show-details="true"/>
                <table:data-pilot-member table:name="32861" table:display="true" table:show-details="true"/>
                <table:data-pilot-member table:name="32863" table:display="true" table:show-details="true"/>
                <table:data-pilot-member table:name="32867" table:display="true" table:show-details="true"/>
                <table:data-pilot-member table:name="32881" table:display="true" table:show-details="true"/>
                <table:data-pilot-member table:name="32883" table:display="true" table:show-details="true"/>
                <table:data-pilot-member table:name="32891" table:display="true" table:show-details="true"/>
                <table:data-pilot-member table:name="32897" table:display="true" table:show-details="true"/>
                <table:data-pilot-member table:name="32907" table:display="true" table:show-details="true"/>
                <table:data-pilot-member table:name="32918" table:display="true" table:show-details="true"/>
                <table:data-pilot-member table:name="32927" table:display="true" table:show-details="true"/>
                <table:data-pilot-member table:name="32928" table:display="true" table:show-details="true"/>
                <table:data-pilot-member table:name="32955" table:display="true" table:show-details="true"/>
                <table:data-pilot-member table:name="32956" table:display="true" table:show-details="true"/>
                <table:data-pilot-member table:name="32961" table:display="true" table:show-details="true"/>
                <table:data-pilot-member table:name="32982" table:display="true" table:show-details="true"/>
                <table:data-pilot-member table:name="32993" table:display="true" table:show-details="true"/>
                <table:data-pilot-member table:name="33015" table:display="true" table:show-details="true"/>
                <table:data-pilot-member table:name="33019" table:display="true" table:show-details="true"/>
                <table:data-pilot-member table:name="33038" table:display="true" table:show-details="true"/>
                <table:data-pilot-member table:name="33048" table:display="true" table:show-details="true"/>
                <table:data-pilot-member table:name="33063" table:display="true" table:show-details="true"/>
                <table:data-pilot-member table:name="33068" table:display="true" table:show-details="true"/>
                <table:data-pilot-member table:name="33070" table:display="true" table:show-details="true"/>
                <table:data-pilot-member table:name="33074" table:display="true" table:show-details="true"/>
                <table:data-pilot-member table:name="33075" table:display="true" table:show-details="true"/>
                <table:data-pilot-member table:name="33077" table:display="true" table:show-details="true"/>
                <table:data-pilot-member table:name="33078" table:display="true" table:show-details="true"/>
                <table:data-pilot-member table:name="33090" table:display="true" table:show-details="true"/>
                <table:data-pilot-member table:name="33091" table:display="true" table:show-details="true"/>
                <table:data-pilot-member table:name="33099" table:display="true" table:show-details="true"/>
                <table:data-pilot-member table:name="33102" table:display="true" table:show-details="true"/>
                <table:data-pilot-member table:name="33108" table:display="true" table:show-details="true"/>
                <table:data-pilot-member table:name="33113" table:display="true" table:show-details="true"/>
                <table:data-pilot-member table:name="33153" table:display="true" table:show-details="true"/>
                <table:data-pilot-member table:name="33155" table:display="true" table:show-details="true"/>
                <table:data-pilot-member table:name="33184" table:display="true" table:show-details="true"/>
                <table:data-pilot-member table:name="33193" table:display="true" table:show-details="true"/>
                <table:data-pilot-member table:name="33199" table:display="true" table:show-details="true"/>
                <table:data-pilot-member table:name="33203" table:display="true" table:show-details="true"/>
                <table:data-pilot-member table:name="33209" table:display="true" table:show-details="true"/>
                <table:data-pilot-member table:name="33214" table:display="true" table:show-details="true"/>
                <table:data-pilot-member table:name="33220" table:display="true" table:show-details="true"/>
                <table:data-pilot-member table:name="33236" table:display="true" table:show-details="true"/>
                <table:data-pilot-member table:name="33240" table:display="true" table:show-details="true"/>
                <table:data-pilot-member table:name="33252" table:display="true" table:show-details="true"/>
                <table:data-pilot-member table:name="33284" table:display="true" table:show-details="true"/>
                <table:data-pilot-member table:name="33298" table:display="true" table:show-details="true"/>
                <table:data-pilot-member table:name="33315" table:display="true" table:show-details="true"/>
                <table:data-pilot-member table:name="33338" table:display="true" table:show-details="true"/>
                <table:data-pilot-member table:name="33344" table:display="true" table:show-details="true"/>
                <table:data-pilot-member table:name="33355" table:display="true" table:show-details="true"/>
                <table:data-pilot-member table:name="33358" table:display="true" table:show-details="true"/>
                <table:data-pilot-member table:name="33372" table:display="true" table:show-details="true"/>
                <table:data-pilot-member table:name="33374" table:display="true" table:show-details="true"/>
                <table:data-pilot-member table:name="33379" table:display="true" table:show-details="true"/>
                <table:data-pilot-member table:name="33388" table:display="true" table:show-details="true"/>
                <table:data-pilot-member table:name="33399" table:display="true" table:show-details="true"/>
                <table:data-pilot-member table:name="33402" table:display="true" table:show-details="true"/>
                <table:data-pilot-member table:name="33404" table:display="true" table:show-details="true"/>
                <table:data-pilot-member table:name="33409" table:display="true" table:show-details="true"/>
                <table:data-pilot-member table:name="33427" table:display="true" table:show-details="true"/>
                <table:data-pilot-member table:name="33429" table:display="true" table:show-details="true"/>
                <table:data-pilot-member table:name="33430" table:display="true" table:show-details="true"/>
                <table:data-pilot-member table:name="33444" table:display="true" table:show-details="true"/>
                <table:data-pilot-member table:name="33456" table:display="true" table:show-details="true"/>
                <table:data-pilot-member table:name="33462" table:display="true" table:show-details="true"/>
                <table:data-pilot-member table:name="33469" table:display="true" table:show-details="true"/>
                <table:data-pilot-member table:name="33473" table:display="true" table:show-details="true"/>
                <table:data-pilot-member table:name="33486" table:display="true" table:show-details="true"/>
                <table:data-pilot-member table:name="33491" table:display="true" table:show-details="true"/>
                <table:data-pilot-member table:name="33509" table:display="true" table:show-details="true"/>
                <table:data-pilot-member table:name="33515" table:display="true" table:show-details="true"/>
                <table:data-pilot-member table:name="33518" table:display="true" table:show-details="true"/>
                <table:data-pilot-member table:name="33519" table:display="true" table:show-details="true"/>
                <table:data-pilot-member table:name="33526" table:display="true" table:show-details="true"/>
                <table:data-pilot-member table:name="33528" table:display="true" table:show-details="true"/>
                <table:data-pilot-member table:name="33538" table:display="true" table:show-details="true"/>
                <table:data-pilot-member table:name="33543" table:display="true" table:show-details="true"/>
                <table:data-pilot-member table:name="33558" table:display="true" table:show-details="true"/>
                <table:data-pilot-member table:name="33584" table:display="true" table:show-details="true"/>
                <table:data-pilot-member table:name="33594" table:display="true" table:show-details="true"/>
                <table:data-pilot-member table:name="33596" table:display="true" table:show-details="true"/>
                <table:data-pilot-member table:name="33602" table:display="true" table:show-details="true"/>
                <table:data-pilot-member table:name="33616" table:display="true" table:show-details="true"/>
                <table:data-pilot-member table:name="33619" table:display="true" table:show-details="true"/>
                <table:data-pilot-member table:name="33627" table:display="true" table:show-details="true"/>
                <table:data-pilot-member table:name="33631" table:display="true" table:show-details="true"/>
                <table:data-pilot-member table:name="33642" table:display="true" table:show-details="true"/>
                <table:data-pilot-member table:name="33650" table:display="true" table:show-details="true"/>
                <table:data-pilot-member table:name="33667" table:display="true" table:show-details="true"/>
                <table:data-pilot-member table:name="33670" table:display="true" table:show-details="true"/>
                <table:data-pilot-member table:name="33673" table:display="true" table:show-details="true"/>
                <table:data-pilot-member table:name="33691" table:display="true" table:show-details="true"/>
                <table:data-pilot-member table:name="33703" table:display="true" table:show-details="true"/>
                <table:data-pilot-member table:name="33714" table:display="true" table:show-details="true"/>
                <table:data-pilot-member table:name="33718" table:display="true" table:show-details="true"/>
                <table:data-pilot-member table:name="33720" table:display="true" table:show-details="true"/>
                <table:data-pilot-member table:name="33740" table:display="true" table:show-details="true"/>
                <table:data-pilot-member table:name="33742" table:display="true" table:show-details="true"/>
                <table:data-pilot-member table:name="33751" table:display="true" table:show-details="true"/>
                <table:data-pilot-member table:name="33777" table:display="true" table:show-details="true"/>
                <table:data-pilot-member table:name="33783" table:display="true" table:show-details="true"/>
                <table:data-pilot-member table:name="33797" table:display="true" table:show-details="true"/>
                <table:data-pilot-member table:name="33799" table:display="true" table:show-details="true"/>
                <table:data-pilot-member table:name="33809" table:display="true" table:show-details="true"/>
                <table:data-pilot-member table:name="33825" table:display="true" table:show-details="true"/>
                <table:data-pilot-member table:name="33838" table:display="true" table:show-details="true"/>
                <table:data-pilot-member table:name="33848" table:display="true" table:show-details="true"/>
                <table:data-pilot-member table:name="33856" table:display="true" table:show-details="true"/>
                <table:data-pilot-member table:name="33862" table:display="true" table:show-details="true"/>
                <table:data-pilot-member table:name="33873" table:display="true" table:show-details="true"/>
                <table:data-pilot-member table:name="33888" table:display="true" table:show-details="true"/>
                <table:data-pilot-member table:name="33890" table:display="true" table:show-details="true"/>
                <table:data-pilot-member table:name="33893" table:display="true" table:show-details="true"/>
                <table:data-pilot-member table:name="33900" table:display="true" table:show-details="true"/>
                <table:data-pilot-member table:name="33906" table:display="true" table:show-details="true"/>
                <table:data-pilot-member table:name="33912" table:display="true" table:show-details="true"/>
                <table:data-pilot-member table:name="33913" table:display="true" table:show-details="true"/>
                <table:data-pilot-member table:name="33918" table:display="true" table:show-details="true"/>
                <table:data-pilot-member table:name="33926" table:display="true" table:show-details="true"/>
                <table:data-pilot-member table:name="33936" table:display="true" table:show-details="true"/>
                <table:data-pilot-member table:name="33954" table:display="true" table:show-details="true"/>
                <table:data-pilot-member table:name="33964" table:display="true" table:show-details="true"/>
                <table:data-pilot-member table:name="33966" table:display="true" table:show-details="true"/>
                <table:data-pilot-member table:name="33978" table:display="true" table:show-details="true"/>
                <table:data-pilot-member table:name="33987" table:display="true" table:show-details="true"/>
                <table:data-pilot-member table:name="33993" table:display="true" table:show-details="true"/>
                <table:data-pilot-member table:name="33996" table:display="true" table:show-details="true"/>
                <table:data-pilot-member table:name="33998" table:display="true" table:show-details="true"/>
                <table:data-pilot-member table:name="34003" table:display="true" table:show-details="true"/>
                <table:data-pilot-member table:name="34005" table:display="true" table:show-details="true"/>
                <table:data-pilot-member table:name="34017" table:display="true" table:show-details="true"/>
                <table:data-pilot-member table:name="34020" table:display="true" table:show-details="true"/>
                <table:data-pilot-member table:name="34023" table:display="true" table:show-details="true"/>
                <table:data-pilot-member table:name="34033" table:display="true" table:show-details="true"/>
                <table:data-pilot-member table:name="34035" table:display="true" table:show-details="true"/>
                <table:data-pilot-member table:name="34036" table:display="true" table:show-details="true"/>
                <table:data-pilot-member table:name="34042" table:display="true" table:show-details="true"/>
                <table:data-pilot-member table:name="34057" table:display="true" table:show-details="true"/>
                <table:data-pilot-member table:name="34060" table:display="true" table:show-details="true"/>
                <table:data-pilot-member table:name="34063" table:display="true" table:show-details="true"/>
                <table:data-pilot-member table:name="34077" table:display="true" table:show-details="true"/>
                <table:data-pilot-member table:name="34100" table:display="true" table:show-details="true"/>
                <table:data-pilot-member table:name="34101" table:display="true" table:show-details="true"/>
                <table:data-pilot-member table:name="34110" table:display="true" table:show-details="true"/>
                <table:data-pilot-member table:name="34143" table:display="true" table:show-details="true"/>
                <table:data-pilot-member table:name="34151" table:display="true" table:show-details="true"/>
                <table:data-pilot-member table:name="34159" table:display="true" table:show-details="true"/>
                <table:data-pilot-member table:name="34163" table:display="true" table:show-details="true"/>
                <table:data-pilot-member table:name="34175" table:display="true" table:show-details="true"/>
                <table:data-pilot-member table:name="34179" table:display="true" table:show-details="true"/>
                <table:data-pilot-member table:name="34181" table:display="true" table:show-details="true"/>
                <table:data-pilot-member table:name="34200" table:display="true" table:show-details="true"/>
                <table:data-pilot-member table:name="34236" table:display="true" table:show-details="true"/>
                <table:data-pilot-member table:name="34243" table:display="true" table:show-details="true"/>
                <table:data-pilot-member table:name="34257" table:display="true" table:show-details="true"/>
                <table:data-pilot-member table:name="34262" table:display="true" table:show-details="true"/>
                <table:data-pilot-member table:name="34283" table:display="true" table:show-details="true"/>
                <table:data-pilot-member table:name="34294" table:display="true" table:show-details="true"/>
                <table:data-pilot-member table:name="34297" table:display="true" table:show-details="true"/>
                <table:data-pilot-member table:name="34314" table:display="true" table:show-details="true"/>
                <table:data-pilot-member table:name="34325" table:display="true" table:show-details="true"/>
                <table:data-pilot-member table:name="34332" table:display="true" table:show-details="true"/>
                <table:data-pilot-member table:name="34343" table:display="true" table:show-details="true"/>
                <table:data-pilot-member table:name="34348" table:display="true" table:show-details="true"/>
                <table:data-pilot-member table:name="34358" table:display="true" table:show-details="true"/>
                <table:data-pilot-member table:name="34369" table:display="true" table:show-details="true"/>
                <table:data-pilot-member table:name="34386" table:display="true" table:show-details="true"/>
                <table:data-pilot-member table:name="34390" table:display="true" table:show-details="true"/>
                <table:data-pilot-member table:name="34398" table:display="true" table:show-details="true"/>
                <table:data-pilot-member table:name="34401" table:display="true" table:show-details="true"/>
                <table:data-pilot-member table:name="34416" table:display="true" table:show-details="true"/>
                <table:data-pilot-member table:name="34453" table:display="true" table:show-details="true"/>
                <table:data-pilot-member table:name="34463" table:display="true" table:show-details="true"/>
                <table:data-pilot-member table:name="34465" table:display="true" table:show-details="true"/>
                <table:data-pilot-member table:name="34466" table:display="true" table:show-details="true"/>
                <table:data-pilot-member table:name="34468" table:display="true" table:show-details="true"/>
                <table:data-pilot-member table:name="34475" table:display="true" table:show-details="true"/>
                <table:data-pilot-member table:name="34477" table:display="true" table:show-details="true"/>
                <table:data-pilot-member table:name="34486" table:display="true" table:show-details="true"/>
                <table:data-pilot-member table:name="34495" table:display="true" table:show-details="true"/>
                <table:data-pilot-member table:name="34509" table:display="true" table:show-details="true"/>
                <table:data-pilot-member table:name="34518" table:display="true" table:show-details="true"/>
                <table:data-pilot-member table:name="34520" table:display="true" table:show-details="true"/>
                <table:data-pilot-member table:name="34533" table:display="true" table:show-details="true"/>
                <table:data-pilot-member table:name="34535" table:display="true" table:show-details="true"/>
                <table:data-pilot-member table:name="34538" table:display="true" table:show-details="true"/>
                <table:data-pilot-member table:name="34544" table:display="true" table:show-details="true"/>
                <table:data-pilot-member table:name="34557" table:display="true" table:show-details="true"/>
                <table:data-pilot-member table:name="34564" table:display="true" table:show-details="true"/>
                <table:data-pilot-member table:name="34566" table:display="true" table:show-details="true"/>
                <table:data-pilot-member table:name="34570" table:display="true" table:show-details="true"/>
                <table:data-pilot-member table:name="34577" table:display="true" table:show-details="true"/>
                <table:data-pilot-member table:name="34579" table:display="true" table:show-details="true"/>
                <table:data-pilot-member table:name="34581" table:display="true" table:show-details="true"/>
                <table:data-pilot-member table:name="34588" table:display="true" table:show-details="true"/>
                <table:data-pilot-member table:name="34594" table:display="true" table:show-details="true"/>
                <table:data-pilot-member table:name="34595" table:display="true" table:show-details="true"/>
                <table:data-pilot-member table:name="34602" table:display="true" table:show-details="true"/>
                <table:data-pilot-member table:name="34607" table:display="true" table:show-details="true"/>
                <table:data-pilot-member table:name="34616" table:display="true" table:show-details="true"/>
                <table:data-pilot-member table:name="34630" table:display="true" table:show-details="true"/>
                <table:data-pilot-member table:name="34632" table:display="true" table:show-details="true"/>
                <table:data-pilot-member table:name="34633" table:display="true" table:show-details="true"/>
                <table:data-pilot-member table:name="34634" table:display="true" table:show-details="true"/>
                <table:data-pilot-member table:name="34643" table:display="true" table:show-details="true"/>
                <table:data-pilot-member table:name="34658" table:display="true" table:show-details="true"/>
                <table:data-pilot-member table:name="34668" table:display="true" table:show-details="true"/>
                <table:data-pilot-member table:name="34687" table:display="true" table:show-details="true"/>
                <table:data-pilot-member table:name="34692" table:display="true" table:show-details="true"/>
                <table:data-pilot-member table:name="34718" table:display="true" table:show-details="true"/>
                <table:data-pilot-member table:name="34724" table:display="true" table:show-details="true"/>
                <table:data-pilot-member table:name="34727" table:display="true" table:show-details="true"/>
                <table:data-pilot-member table:name="34732" table:display="true" table:show-details="true"/>
                <table:data-pilot-member table:name="34735" table:display="true" table:show-details="true"/>
                <table:data-pilot-member table:name="34751" table:display="true" table:show-details="true"/>
                <table:data-pilot-member table:name="34757" table:display="true" table:show-details="true"/>
                <table:data-pilot-member table:name="34763" table:display="true" table:show-details="true"/>
                <table:data-pilot-member table:name="34767" table:display="true" table:show-details="true"/>
                <table:data-pilot-member table:name="34770" table:display="true" table:show-details="true"/>
                <table:data-pilot-member table:name="34799" table:display="true" table:show-details="true"/>
                <table:data-pilot-member table:name="34824" table:display="true" table:show-details="true"/>
                <table:data-pilot-member table:name="34836" table:display="true" table:show-details="true"/>
                <table:data-pilot-member table:name="34843" table:display="true" table:show-details="true"/>
                <table:data-pilot-member table:name="34845" table:display="true" table:show-details="true"/>
                <table:data-pilot-member table:name="34850" table:display="true" table:show-details="true"/>
                <table:data-pilot-member table:name="34861" table:display="true" table:show-details="true"/>
                <table:data-pilot-member table:name="34864" table:display="true" table:show-details="true"/>
                <table:data-pilot-member table:name="34868" table:display="true" table:show-details="true"/>
                <table:data-pilot-member table:name="34870" table:display="true" table:show-details="true"/>
                <table:data-pilot-member table:name="34876" table:display="true" table:show-details="true"/>
                <table:data-pilot-member table:name="34878" table:display="true" table:show-details="true"/>
                <table:data-pilot-member table:name="34888" table:display="true" table:show-details="true"/>
                <table:data-pilot-member table:name="34910" table:display="true" table:show-details="true"/>
                <table:data-pilot-member table:name="34929" table:display="true" table:show-details="true"/>
                <table:data-pilot-member table:name="34947" table:display="true" table:show-details="true"/>
                <table:data-pilot-member table:name="34952" table:display="true" table:show-details="true"/>
                <table:data-pilot-member table:name="34967" table:display="true" table:show-details="true"/>
                <table:data-pilot-member table:name="34973" table:display="true" table:show-details="true"/>
                <table:data-pilot-member table:name="34975" table:display="true" table:show-details="true"/>
                <table:data-pilot-member table:name="34977" table:display="true" table:show-details="true"/>
                <table:data-pilot-member table:name="34978" table:display="true" table:show-details="true"/>
                <table:data-pilot-member table:name="34992" table:display="true" table:show-details="true"/>
                <table:data-pilot-member table:name="34997" table:display="true" table:show-details="true"/>
                <table:data-pilot-member table:name="35022" table:display="true" table:show-details="true"/>
                <table:data-pilot-member table:name="35033" table:display="true" table:show-details="true"/>
                <table:data-pilot-member table:name="35043" table:display="true" table:show-details="true"/>
                <table:data-pilot-member table:name="35048" table:display="true" table:show-details="true"/>
                <table:data-pilot-member table:name="35049" table:display="true" table:show-details="true"/>
                <table:data-pilot-member table:name="35053" table:display="true" table:show-details="true"/>
                <table:data-pilot-member table:name="35075" table:display="true" table:show-details="true"/>
                <table:data-pilot-member table:name="35082" table:display="true" table:show-details="true"/>
                <table:data-pilot-member table:name="35084" table:display="true" table:show-details="true"/>
                <table:data-pilot-member table:name="35087" table:display="true" table:show-details="true"/>
                <table:data-pilot-member table:name="35101" table:display="true" table:show-details="true"/>
                <table:data-pilot-member table:name="35102" table:display="true" table:show-details="true"/>
                <table:data-pilot-member table:name="35103" table:display="true" table:show-details="true"/>
                <table:data-pilot-member table:name="35109" table:display="true" table:show-details="true"/>
                <table:data-pilot-member table:name="35110" table:display="true" table:show-details="true"/>
                <table:data-pilot-member table:name="35113" table:display="true" table:show-details="true"/>
                <table:data-pilot-member table:name="35117" table:display="true" table:show-details="true"/>
                <table:data-pilot-member table:name="35130" table:display="true" table:show-details="true"/>
                <table:data-pilot-member table:name="35132" table:display="true" table:show-details="true"/>
                <table:data-pilot-member table:name="35144" table:display="true" table:show-details="true"/>
                <table:data-pilot-member table:name="35147" table:display="true" table:show-details="true"/>
                <table:data-pilot-member table:name="35154" table:display="true" table:show-details="true"/>
                <table:data-pilot-member table:name="35157" table:display="true" table:show-details="true"/>
                <table:data-pilot-member table:name="35167" table:display="true" table:show-details="true"/>
                <table:data-pilot-member table:name="35181" table:display="true" table:show-details="true"/>
                <table:data-pilot-member table:name="35189" table:display="true" table:show-details="true"/>
                <table:data-pilot-member table:name="35197" table:display="true" table:show-details="true"/>
                <table:data-pilot-member table:name="35202" table:display="true" table:show-details="true"/>
                <table:data-pilot-member table:name="35215" table:display="true" table:show-details="true"/>
                <table:data-pilot-member table:name="35216" table:display="true" table:show-details="true"/>
                <table:data-pilot-member table:name="35230" table:display="true" table:show-details="true"/>
                <table:data-pilot-member table:name="35245" table:display="true" table:show-details="true"/>
                <table:data-pilot-member table:name="35248" table:display="true" table:show-details="true"/>
                <table:data-pilot-member table:name="35254" table:display="true" table:show-details="true"/>
                <table:data-pilot-member table:name="35270" table:display="true" table:show-details="true"/>
                <table:data-pilot-member table:name="35276" table:display="true" table:show-details="true"/>
                <table:data-pilot-member table:name="35290" table:display="true" table:show-details="true"/>
                <table:data-pilot-member table:name="35315" table:display="true" table:show-details="true"/>
                <table:data-pilot-member table:name="35318" table:display="true" table:show-details="true"/>
                <table:data-pilot-member table:name="35340" table:display="true" table:show-details="true"/>
                <table:data-pilot-member table:name="35342" table:display="true" table:show-details="true"/>
                <table:data-pilot-member table:name="35343" table:display="true" table:show-details="true"/>
                <table:data-pilot-member table:name="35355" table:display="true" table:show-details="true"/>
                <table:data-pilot-member table:name="35357" table:display="true" table:show-details="true"/>
                <table:data-pilot-member table:name="35393" table:display="true" table:show-details="true"/>
                <table:data-pilot-member table:name="35402" table:display="true" table:show-details="true"/>
                <table:data-pilot-member table:name="35408" table:display="true" table:show-details="true"/>
                <table:data-pilot-member table:name="35411" table:display="true" table:show-details="true"/>
                <table:data-pilot-member table:name="35414" table:display="true" table:show-details="true"/>
                <table:data-pilot-member table:name="35420" table:display="true" table:show-details="true"/>
                <table:data-pilot-member table:name="35424" table:display="true" table:show-details="true"/>
                <table:data-pilot-member table:name="35430" table:display="true" table:show-details="true"/>
                <table:data-pilot-member table:name="35442" table:display="true" table:show-details="true"/>
                <table:data-pilot-member table:name="35449" table:display="true" table:show-details="true"/>
                <table:data-pilot-member table:name="35454" table:display="true" table:show-details="true"/>
                <table:data-pilot-member table:name="35467" table:display="true" table:show-details="true"/>
                <table:data-pilot-member table:name="35480" table:display="true" table:show-details="true"/>
                <table:data-pilot-member table:name="35486" table:display="true" table:show-details="true"/>
                <table:data-pilot-member table:name="35487" table:display="true" table:show-details="true"/>
                <table:data-pilot-member table:name="35488" table:display="true" table:show-details="true"/>
                <table:data-pilot-member table:name="35496" table:display="true" table:show-details="true"/>
                <table:data-pilot-member table:name="35500" table:display="true" table:show-details="true"/>
                <table:data-pilot-member table:name="35504" table:display="true" table:show-details="true"/>
                <table:data-pilot-member table:name="35506" table:display="true" table:show-details="true"/>
                <table:data-pilot-member table:name="35517" table:display="true" table:show-details="true"/>
                <table:data-pilot-member table:name="35519" table:display="true" table:show-details="true"/>
                <table:data-pilot-member table:name="35527" table:display="true" table:show-details="true"/>
                <table:data-pilot-member table:name="35535" table:display="true" table:show-details="true"/>
                <table:data-pilot-member table:name="35551" table:display="true" table:show-details="true"/>
                <table:data-pilot-member table:name="35566" table:display="true" table:show-details="true"/>
                <table:data-pilot-member table:name="35568" table:display="true" table:show-details="true"/>
                <table:data-pilot-member table:name="35574" table:display="true" table:show-details="true"/>
                <table:data-pilot-member table:name="35581" table:display="true" table:show-details="true"/>
                <table:data-pilot-member table:name="35584" table:display="true" table:show-details="true"/>
                <table:data-pilot-member table:name="35585" table:display="true" table:show-details="true"/>
                <table:data-pilot-member table:name="35590" table:display="true" table:show-details="true"/>
                <table:data-pilot-member table:name="35607" table:display="true" table:show-details="true"/>
                <table:data-pilot-member table:name="35623" table:display="true" table:show-details="true"/>
                <table:data-pilot-member table:name="35625" table:display="true" table:show-details="true"/>
                <table:data-pilot-member table:name="35627" table:display="true" table:show-details="true"/>
                <table:data-pilot-member table:name="35629" table:display="true" table:show-details="true"/>
                <table:data-pilot-member table:name="35634" table:display="true" table:show-details="true"/>
                <table:data-pilot-member table:name="35654" table:display="true" table:show-details="true"/>
                <table:data-pilot-member table:name="35668" table:display="true" table:show-details="true"/>
                <table:data-pilot-member table:name="35683" table:display="true" table:show-details="true"/>
                <table:data-pilot-member table:name="35684" table:display="true" table:show-details="true"/>
                <table:data-pilot-member table:name="35687" table:display="true" table:show-details="true"/>
                <table:data-pilot-member table:name="35692" table:display="true" table:show-details="true"/>
                <table:data-pilot-member table:name="35694" table:display="true" table:show-details="true"/>
                <table:data-pilot-member table:name="35705" table:display="true" table:show-details="true"/>
                <table:data-pilot-member table:name="35717" table:display="true" table:show-details="true"/>
                <table:data-pilot-member table:name="35722" table:display="true" table:show-details="true"/>
                <table:data-pilot-member table:name="35728" table:display="true" table:show-details="true"/>
                <table:data-pilot-member table:name="35729" table:display="true" table:show-details="true"/>
                <table:data-pilot-member table:name="35741" table:display="true" table:show-details="true"/>
                <table:data-pilot-member table:name="35762" table:display="true" table:show-details="true"/>
                <table:data-pilot-member table:name="35768" table:display="true" table:show-details="true"/>
                <table:data-pilot-member table:name="35773" table:display="true" table:show-details="true"/>
                <table:data-pilot-member table:name="35774" table:display="true" table:show-details="true"/>
                <table:data-pilot-member table:name="35784" table:display="true" table:show-details="true"/>
                <table:data-pilot-member table:name="35802" table:display="true" table:show-details="true"/>
                <table:data-pilot-member table:name="35805" table:display="true" table:show-details="true"/>
                <table:data-pilot-member table:name="35808" table:display="true" table:show-details="true"/>
                <table:data-pilot-member table:name="35818" table:display="true" table:show-details="true"/>
                <table:data-pilot-member table:name="35823" table:display="true" table:show-details="true"/>
                <table:data-pilot-member table:name="35825" table:display="true" table:show-details="true"/>
                <table:data-pilot-member table:name="35832" table:display="true" table:show-details="true"/>
                <table:data-pilot-member table:name="35840" table:display="true" table:show-details="true"/>
                <table:data-pilot-member table:name="35865" table:display="true" table:show-details="true"/>
                <table:data-pilot-member table:name="35875" table:display="true" table:show-details="true"/>
                <table:data-pilot-member table:name="35890" table:display="true" table:show-details="true"/>
                <table:data-pilot-member table:name="35899" table:display="true" table:show-details="true"/>
                <table:data-pilot-member table:name="35906" table:display="true" table:show-details="true"/>
                <table:data-pilot-member table:name="35907" table:display="true" table:show-details="true"/>
                <table:data-pilot-member table:name="35933" table:display="true" table:show-details="true"/>
                <table:data-pilot-member table:name="35937" table:display="true" table:show-details="true"/>
                <table:data-pilot-member table:name="35938" table:display="true" table:show-details="true"/>
                <table:data-pilot-member table:name="35947" table:display="true" table:show-details="true"/>
                <table:data-pilot-member table:name="35955" table:display="true" table:show-details="true"/>
                <table:data-pilot-member table:name="35960" table:display="true" table:show-details="true"/>
                <table:data-pilot-member table:name="35962" table:display="true" table:show-details="true"/>
                <table:data-pilot-member table:name="35976" table:display="true" table:show-details="true"/>
                <table:data-pilot-member table:name="35983" table:display="true" table:show-details="true"/>
                <table:data-pilot-member table:name="35984" table:display="true" table:show-details="true"/>
                <table:data-pilot-member table:name="35992" table:display="true" table:show-details="true"/>
                <table:data-pilot-member table:name="35993" table:display="true" table:show-details="true"/>
                <table:data-pilot-member table:name="35995" table:display="true" table:show-details="true"/>
                <table:data-pilot-member table:name="35996" table:display="true" table:show-details="true"/>
                <table:data-pilot-member table:name="36009" table:display="true" table:show-details="true"/>
                <table:data-pilot-member table:name="36013" table:display="true" table:show-details="true"/>
                <table:data-pilot-member table:name="36016" table:display="true" table:show-details="true"/>
                <table:data-pilot-member table:name="36018" table:display="true" table:show-details="true"/>
                <table:data-pilot-member table:name="36029" table:display="true" table:show-details="true"/>
                <table:data-pilot-member table:name="36037" table:display="true" table:show-details="true"/>
                <table:data-pilot-member table:name="36049" table:display="true" table:show-details="true"/>
                <table:data-pilot-member table:name="36071" table:display="true" table:show-details="true"/>
                <table:data-pilot-member table:name="36081" table:display="true" table:show-details="true"/>
                <table:data-pilot-member table:name="36093" table:display="true" table:show-details="true"/>
                <table:data-pilot-member table:name="36099" table:display="true" table:show-details="true"/>
                <table:data-pilot-member table:name="36100" table:display="true" table:show-details="true"/>
                <table:data-pilot-member table:name="36101" table:display="true" table:show-details="true"/>
                <table:data-pilot-member table:name="36103" table:display="true" table:show-details="true"/>
                <table:data-pilot-member table:name="36107" table:display="true" table:show-details="true"/>
                <table:data-pilot-member table:name="36117" table:display="true" table:show-details="true"/>
                <table:data-pilot-member table:name="36128" table:display="true" table:show-details="true"/>
                <table:data-pilot-member table:name="36131" table:display="true" table:show-details="true"/>
                <table:data-pilot-member table:name="36141" table:display="true" table:show-details="true"/>
                <table:data-pilot-member table:name="36143" table:display="true" table:show-details="true"/>
                <table:data-pilot-member table:name="36147" table:display="true" table:show-details="true"/>
                <table:data-pilot-member table:name="36148" table:display="true" table:show-details="true"/>
                <table:data-pilot-member table:name="36159" table:display="true" table:show-details="true"/>
                <table:data-pilot-member table:name="36160" table:display="true" table:show-details="true"/>
                <table:data-pilot-member table:name="36161" table:display="true" table:show-details="true"/>
                <table:data-pilot-member table:name="36162" table:display="true" table:show-details="true"/>
                <table:data-pilot-member table:name="36167" table:display="true" table:show-details="true"/>
                <table:data-pilot-member table:name="36181" table:display="true" table:show-details="true"/>
                <table:data-pilot-member table:name="36183" table:display="true" table:show-details="true"/>
                <table:data-pilot-member table:name="36186" table:display="true" table:show-details="true"/>
                <table:data-pilot-member table:name="36210" table:display="true" table:show-details="true"/>
                <table:data-pilot-member table:name="36218" table:display="true" table:show-details="true"/>
                <table:data-pilot-member table:name="36220" table:display="true" table:show-details="true"/>
                <table:data-pilot-member table:name="36221" table:display="true" table:show-details="true"/>
                <table:data-pilot-member table:name="36223" table:display="true" table:show-details="true"/>
                <table:data-pilot-member table:name="36231" table:display="true" table:show-details="true"/>
                <table:data-pilot-member table:name="36241" table:display="true" table:show-details="true"/>
                <table:data-pilot-member table:name="36275" table:display="true" table:show-details="true"/>
                <table:data-pilot-member table:name="36280" table:display="true" table:show-details="true"/>
                <table:data-pilot-member table:name="36282" table:display="true" table:show-details="true"/>
                <table:data-pilot-member table:name="36284" table:display="true" table:show-details="true"/>
                <table:data-pilot-member table:name="36301" table:display="true" table:show-details="true"/>
                <table:data-pilot-member table:name="36317" table:display="true" table:show-details="true"/>
                <table:data-pilot-member table:name="36320" table:display="true" table:show-details="true"/>
                <table:data-pilot-member table:name="36324" table:display="true" table:show-details="true"/>
                <table:data-pilot-member table:name="36351" table:display="true" table:show-details="true"/>
                <table:data-pilot-member table:name="36368" table:display="true" table:show-details="true"/>
                <table:data-pilot-member table:name="36396" table:display="true" table:show-details="true"/>
                <table:data-pilot-member table:name="36397" table:display="true" table:show-details="true"/>
                <table:data-pilot-member table:name="36398" table:display="true" table:show-details="true"/>
                <table:data-pilot-member table:name="36408" table:display="true" table:show-details="true"/>
                <table:data-pilot-member table:name="36411" table:display="true" table:show-details="true"/>
                <table:data-pilot-member table:name="36412" table:display="true" table:show-details="true"/>
                <table:data-pilot-member table:name="36428" table:display="true" table:show-details="true"/>
                <table:data-pilot-member table:name="36433" table:display="true" table:show-details="true"/>
                <table:data-pilot-member table:name="36440" table:display="true" table:show-details="true"/>
                <table:data-pilot-member table:name="36448" table:display="true" table:show-details="true"/>
                <table:data-pilot-member table:name="36451" table:display="true" table:show-details="true"/>
                <table:data-pilot-member table:name="36466" table:display="true" table:show-details="true"/>
                <table:data-pilot-member table:name="36488" table:display="true" table:show-details="true"/>
                <table:data-pilot-member table:name="36496" table:display="true" table:show-details="true"/>
                <table:data-pilot-member table:name="36501" table:display="true" table:show-details="true"/>
                <table:data-pilot-member table:name="36502" table:display="true" table:show-details="true"/>
                <table:data-pilot-member table:name="36503" table:display="true" table:show-details="true"/>
                <table:data-pilot-member table:name="36512" table:display="true" table:show-details="true"/>
                <table:data-pilot-member table:name="36515" table:display="true" table:show-details="true"/>
                <table:data-pilot-member table:name="36530" table:display="true" table:show-details="true"/>
                <table:data-pilot-member table:name="36540" table:display="true" table:show-details="true"/>
                <table:data-pilot-member table:name="36561" table:display="true" table:show-details="true"/>
                <table:data-pilot-member table:name="36575" table:display="true" table:show-details="true"/>
                <table:data-pilot-member table:name="36580" table:display="true" table:show-details="true"/>
                <table:data-pilot-member table:name="36590" table:display="true" table:show-details="true"/>
                <table:data-pilot-member table:name="36593" table:display="true" table:show-details="true"/>
                <table:data-pilot-member table:name="36606" table:display="true" table:show-details="true"/>
                <table:data-pilot-member table:name="36640" table:display="true" table:show-details="true"/>
                <table:data-pilot-member table:name="36641" table:display="true" table:show-details="true"/>
                <table:data-pilot-member table:name="36651" table:display="true" table:show-details="true"/>
                <table:data-pilot-member table:name="36665" table:display="true" table:show-details="true"/>
                <table:data-pilot-member table:name="36669" table:display="true" table:show-details="true"/>
                <table:data-pilot-member table:name="36671" table:display="true" table:show-details="true"/>
                <table:data-pilot-member table:name="36673" table:display="true" table:show-details="true"/>
                <table:data-pilot-member table:name="36675" table:display="true" table:show-details="true"/>
                <table:data-pilot-member table:name="36676" table:display="true" table:show-details="true"/>
                <table:data-pilot-member table:name="36679" table:display="true" table:show-details="true"/>
                <table:data-pilot-member table:name="36684" table:display="true" table:show-details="true"/>
                <table:data-pilot-member table:name="36685" table:display="true" table:show-details="true"/>
                <table:data-pilot-member table:name="36689" table:display="true" table:show-details="true"/>
                <table:data-pilot-member table:name="36693" table:display="true" table:show-details="true"/>
                <table:data-pilot-member table:name="36699" table:display="true" table:show-details="true"/>
                <table:data-pilot-member table:name="36706" table:display="true" table:show-details="true"/>
                <table:data-pilot-member table:name="36735" table:display="true" table:show-details="true"/>
                <table:data-pilot-member table:name="36756" table:display="true" table:show-details="true"/>
                <table:data-pilot-member table:name="36775" table:display="true" table:show-details="true"/>
                <table:data-pilot-member table:name="36784" table:display="true" table:show-details="true"/>
                <table:data-pilot-member table:name="36793" table:display="true" table:show-details="true"/>
                <table:data-pilot-member table:name="36824" table:display="true" table:show-details="true"/>
                <table:data-pilot-member table:name="36837" table:display="true" table:show-details="true"/>
                <table:data-pilot-member table:name="36852" table:display="true" table:show-details="true"/>
                <table:data-pilot-member table:name="36855" table:display="true" table:show-details="true"/>
                <table:data-pilot-member table:name="36873" table:display="true" table:show-details="true"/>
                <table:data-pilot-member table:name="36888" table:display="true" table:show-details="true"/>
                <table:data-pilot-member table:name="36889" table:display="true" table:show-details="true"/>
                <table:data-pilot-member table:name="36918" table:display="true" table:show-details="true"/>
                <table:data-pilot-member table:name="36928" table:display="true" table:show-details="true"/>
                <table:data-pilot-member table:name="36936" table:display="true" table:show-details="true"/>
                <table:data-pilot-member table:name="36950" table:display="true" table:show-details="true"/>
                <table:data-pilot-member table:name="36956" table:display="true" table:show-details="true"/>
                <table:data-pilot-member table:name="36962" table:display="true" table:show-details="true"/>
                <table:data-pilot-member table:name="36964" table:display="true" table:show-details="true"/>
                <table:data-pilot-member table:name="36995" table:display="true" table:show-details="true"/>
                <table:data-pilot-member table:name="36998" table:display="true" table:show-details="true"/>
                <table:data-pilot-member table:name="37003" table:display="true" table:show-details="true"/>
                <table:data-pilot-member table:name="37006" table:display="true" table:show-details="true"/>
                <table:data-pilot-member table:name="37028" table:display="true" table:show-details="true"/>
                <table:data-pilot-member table:name="37038" table:display="true" table:show-details="true"/>
                <table:data-pilot-member table:name="37043" table:display="true" table:show-details="true"/>
                <table:data-pilot-member table:name="37055" table:display="true" table:show-details="true"/>
                <table:data-pilot-member table:name="37088" table:display="true" table:show-details="true"/>
                <table:data-pilot-member table:name="37092" table:display="true" table:show-details="true"/>
                <table:data-pilot-member table:name="37118" table:display="true" table:show-details="true"/>
                <table:data-pilot-member table:name="37120" table:display="true" table:show-details="true"/>
                <table:data-pilot-member table:name="37136" table:display="true" table:show-details="true"/>
                <table:data-pilot-member table:name="37141" table:display="true" table:show-details="true"/>
                <table:data-pilot-member table:name="37146" table:display="true" table:show-details="true"/>
                <table:data-pilot-member table:name="37157" table:display="true" table:show-details="true"/>
                <table:data-pilot-member table:name="37164" table:display="true" table:show-details="true"/>
                <table:data-pilot-member table:name="37166" table:display="true" table:show-details="true"/>
                <table:data-pilot-member table:name="37176" table:display="true" table:show-details="true"/>
                <table:data-pilot-member table:name="37180" table:display="true" table:show-details="true"/>
                <table:data-pilot-member table:name="37197" table:display="true" table:show-details="true"/>
                <table:data-pilot-member table:name="37213" table:display="true" table:show-details="true"/>
                <table:data-pilot-member table:name="37218" table:display="true" table:show-details="true"/>
                <table:data-pilot-member table:name="37221" table:display="true" table:show-details="true"/>
                <table:data-pilot-member table:name="37234" table:display="true" table:show-details="true"/>
                <table:data-pilot-member table:name="37250" table:display="true" table:show-details="true"/>
                <table:data-pilot-member table:name="37252" table:display="true" table:show-details="true"/>
                <table:data-pilot-member table:name="37258" table:display="true" table:show-details="true"/>
                <table:data-pilot-member table:name="37272" table:display="true" table:show-details="true"/>
                <table:data-pilot-member table:name="37276" table:display="true" table:show-details="true"/>
                <table:data-pilot-member table:name="37285" table:display="true" table:show-details="true"/>
                <table:data-pilot-member table:name="37295" table:display="true" table:show-details="true"/>
                <table:data-pilot-member table:name="37297" table:display="true" table:show-details="true"/>
                <table:data-pilot-member table:name="37302" table:display="true" table:show-details="true"/>
                <table:data-pilot-member table:name="37319" table:display="true" table:show-details="true"/>
                <table:data-pilot-member table:name="37329" table:display="true" table:show-details="true"/>
                <table:data-pilot-member table:name="37350" table:display="true" table:show-details="true"/>
                <table:data-pilot-member table:name="37367" table:display="true" table:show-details="true"/>
                <table:data-pilot-member table:name="37369" table:display="true" table:show-details="true"/>
                <table:data-pilot-member table:name="37376" table:display="true" table:show-details="true"/>
                <table:data-pilot-member table:name="37378" table:display="true" table:show-details="true"/>
                <table:data-pilot-member table:name="37382" table:display="true" table:show-details="true"/>
                <table:data-pilot-member table:name="37416" table:display="true" table:show-details="true"/>
                <table:data-pilot-member table:name="37421" table:display="true" table:show-details="true"/>
                <table:data-pilot-member table:name="37430" table:display="true" table:show-details="true"/>
                <table:data-pilot-member table:name="37433" table:display="true" table:show-details="true"/>
                <table:data-pilot-member table:name="37436" table:display="true" table:show-details="true"/>
                <table:data-pilot-member table:name="37437" table:display="true" table:show-details="true"/>
                <table:data-pilot-member table:name="37441" table:display="true" table:show-details="true"/>
                <table:data-pilot-member table:name="37452" table:display="true" table:show-details="true"/>
                <table:data-pilot-member table:name="37469" table:display="true" table:show-details="true"/>
                <table:data-pilot-member table:name="37482" table:display="true" table:show-details="true"/>
                <table:data-pilot-member table:name="37489" table:display="true" table:show-details="true"/>
                <table:data-pilot-member table:name="37496" table:display="true" table:show-details="true"/>
                <table:data-pilot-member table:name="37522" table:display="true" table:show-details="true"/>
                <table:data-pilot-member table:name="37524" table:display="true" table:show-details="true"/>
                <table:data-pilot-member table:name="37525" table:display="true" table:show-details="true"/>
                <table:data-pilot-member table:name="37541" table:display="true" table:show-details="true"/>
                <table:data-pilot-member table:name="37545" table:display="true" table:show-details="true"/>
                <table:data-pilot-member table:name="37567" table:display="true" table:show-details="true"/>
                <table:data-pilot-member table:name="37574" table:display="true" table:show-details="true"/>
                <table:data-pilot-member table:name="37588" table:display="true" table:show-details="true"/>
                <table:data-pilot-member table:name="37591" table:display="true" table:show-details="true"/>
                <table:data-pilot-member table:name="37593" table:display="true" table:show-details="true"/>
                <table:data-pilot-member table:name="37595" table:display="true" table:show-details="true"/>
                <table:data-pilot-member table:name="37607" table:display="true" table:show-details="true"/>
                <table:data-pilot-member table:name="37610" table:display="true" table:show-details="true"/>
                <table:data-pilot-member table:name="37612" table:display="true" table:show-details="true"/>
                <table:data-pilot-member table:name="37629" table:display="true" table:show-details="true"/>
                <table:data-pilot-member table:name="37635" table:display="true" table:show-details="true"/>
                <table:data-pilot-member table:name="37637" table:display="true" table:show-details="true"/>
                <table:data-pilot-member table:name="37639" table:display="true" table:show-details="true"/>
                <table:data-pilot-member table:name="37641" table:display="true" table:show-details="true"/>
                <table:data-pilot-member table:name="37647" table:display="true" table:show-details="true"/>
                <table:data-pilot-member table:name="37652" table:display="true" table:show-details="true"/>
                <table:data-pilot-member table:name="37660" table:display="true" table:show-details="true"/>
                <table:data-pilot-member table:name="37666" table:display="true" table:show-details="true"/>
                <table:data-pilot-member table:name="37685" table:display="true" table:show-details="true"/>
                <table:data-pilot-member table:name="37693" table:display="true" table:show-details="true"/>
                <table:data-pilot-member table:name="37722" table:display="true" table:show-details="true"/>
                <table:data-pilot-member table:name="37730" table:display="true" table:show-details="true"/>
                <table:data-pilot-member table:name="37732" table:display="true" table:show-details="true"/>
                <table:data-pilot-member table:name="37736" table:display="true" table:show-details="true"/>
                <table:data-pilot-member table:name="37742" table:display="true" table:show-details="true"/>
                <table:data-pilot-member table:name="37751" table:display="true" table:show-details="true"/>
                <table:data-pilot-member table:name="37768" table:display="true" table:show-details="true"/>
                <table:data-pilot-member table:name="37774" table:display="true" table:show-details="true"/>
                <table:data-pilot-member table:name="37778" table:display="true" table:show-details="true"/>
                <table:data-pilot-member table:name="37779" table:display="true" table:show-details="true"/>
                <table:data-pilot-member table:name="37792" table:display="true" table:show-details="true"/>
                <table:data-pilot-member table:name="37793" table:display="true" table:show-details="true"/>
                <table:data-pilot-member table:name="37805" table:display="true" table:show-details="true"/>
                <table:data-pilot-member table:name="37817" table:display="true" table:show-details="true"/>
                <table:data-pilot-member table:name="37827" table:display="true" table:show-details="true"/>
                <table:data-pilot-member table:name="37830" table:display="true" table:show-details="true"/>
                <table:data-pilot-member table:name="37846" table:display="true" table:show-details="true"/>
                <table:data-pilot-member table:name="37852" table:display="true" table:show-details="true"/>
                <table:data-pilot-member table:name="37855" table:display="true" table:show-details="true"/>
                <table:data-pilot-member table:name="37858" table:display="true" table:show-details="true"/>
                <table:data-pilot-member table:name="37888" table:display="true" table:show-details="true"/>
                <table:data-pilot-member table:name="37892" table:display="true" table:show-details="true"/>
                <table:data-pilot-member table:name="37909" table:display="true" table:show-details="true"/>
                <table:data-pilot-member table:name="37918" table:display="true" table:show-details="true"/>
                <table:data-pilot-member table:name="37919" table:display="true" table:show-details="true"/>
                <table:data-pilot-member table:name="37921" table:display="true" table:show-details="true"/>
                <table:data-pilot-member table:name="37926" table:display="true" table:show-details="true"/>
                <table:data-pilot-member table:name="37929" table:display="true" table:show-details="true"/>
                <table:data-pilot-member table:name="37933" table:display="true" table:show-details="true"/>
                <table:data-pilot-member table:name="37937" table:display="true" table:show-details="true"/>
                <table:data-pilot-member table:name="37969" table:display="true" table:show-details="true"/>
                <table:data-pilot-member table:name="37974" table:display="true" table:show-details="true"/>
                <table:data-pilot-member table:name="38003" table:display="true" table:show-details="true"/>
                <table:data-pilot-member table:name="38015" table:display="true" table:show-details="true"/>
                <table:data-pilot-member table:name="38026" table:display="true" table:show-details="true"/>
                <table:data-pilot-member table:name="38040" table:display="true" table:show-details="true"/>
                <table:data-pilot-member table:name="38058" table:display="true" table:show-details="true"/>
                <table:data-pilot-member table:name="38060" table:display="true" table:show-details="true"/>
                <table:data-pilot-member table:name="38065" table:display="true" table:show-details="true"/>
                <table:data-pilot-member table:name="38069" table:display="true" table:show-details="true"/>
                <table:data-pilot-member table:name="38072" table:display="true" table:show-details="true"/>
                <table:data-pilot-member table:name="38075" table:display="true" table:show-details="true"/>
                <table:data-pilot-member table:name="38090" table:display="true" table:show-details="true"/>
                <table:data-pilot-member table:name="38102" table:display="true" table:show-details="true"/>
                <table:data-pilot-member table:name="38110" table:display="true" table:show-details="true"/>
                <table:data-pilot-member table:name="38112" table:display="true" table:show-details="true"/>
                <table:data-pilot-member table:name="38116" table:display="true" table:show-details="true"/>
                <table:data-pilot-member table:name="38126" table:display="true" table:show-details="true"/>
                <table:data-pilot-member table:name="38138" table:display="true" table:show-details="true"/>
                <table:data-pilot-member table:name="38139" table:display="true" table:show-details="true"/>
                <table:data-pilot-member table:name="38156" table:display="true" table:show-details="true"/>
                <table:data-pilot-member table:name="38157" table:display="true" table:show-details="true"/>
                <table:data-pilot-member table:name="38159" table:display="true" table:show-details="true"/>
                <table:data-pilot-member table:name="38165" table:display="true" table:show-details="true"/>
                <table:data-pilot-member table:name="38167" table:display="true" table:show-details="true"/>
                <table:data-pilot-member table:name="38168" table:display="true" table:show-details="true"/>
                <table:data-pilot-member table:name="38175" table:display="true" table:show-details="true"/>
                <table:data-pilot-member table:name="38192" table:display="true" table:show-details="true"/>
                <table:data-pilot-member table:name="38203" table:display="true" table:show-details="true"/>
                <table:data-pilot-member table:name="38218" table:display="true" table:show-details="true"/>
                <table:data-pilot-member table:name="38234" table:display="true" table:show-details="true"/>
                <table:data-pilot-member table:name="38235" table:display="true" table:show-details="true"/>
                <table:data-pilot-member table:name="38244" table:display="true" table:show-details="true"/>
                <table:data-pilot-member table:name="38253" table:display="true" table:show-details="true"/>
                <table:data-pilot-member table:name="38273" table:display="true" table:show-details="true"/>
                <table:data-pilot-member table:name="38282" table:display="true" table:show-details="true"/>
                <table:data-pilot-member table:name="38287" table:display="true" table:show-details="true"/>
                <table:data-pilot-member table:name="38295" table:display="true" table:show-details="true"/>
                <table:data-pilot-member table:name="38307" table:display="true" table:show-details="true"/>
                <table:data-pilot-member table:name="38315" table:display="true" table:show-details="true"/>
                <table:data-pilot-member table:name="38326" table:display="true" table:show-details="true"/>
                <table:data-pilot-member table:name="38327" table:display="true" table:show-details="true"/>
                <table:data-pilot-member table:name="38334" table:display="true" table:show-details="true"/>
                <table:data-pilot-member table:name="38353" table:display="true" table:show-details="true"/>
                <table:data-pilot-member table:name="38358" table:display="true" table:show-details="true"/>
                <table:data-pilot-member table:name="38361" table:display="true" table:show-details="true"/>
                <table:data-pilot-member table:name="38372" table:display="true" table:show-details="true"/>
                <table:data-pilot-member table:name="38395" table:display="true" table:show-details="true"/>
                <table:data-pilot-member table:name="38397" table:display="true" table:show-details="true"/>
                <table:data-pilot-member table:name="38423" table:display="true" table:show-details="true"/>
                <table:data-pilot-member table:name="38425" table:display="true" table:show-details="true"/>
                <table:data-pilot-member table:name="38444" table:display="true" table:show-details="true"/>
                <table:data-pilot-member table:name="38458" table:display="true" table:show-details="true"/>
                <table:data-pilot-member table:name="38477" table:display="true" table:show-details="true"/>
                <table:data-pilot-member table:name="38490" table:display="true" table:show-details="true"/>
                <table:data-pilot-member table:name="38496" table:display="true" table:show-details="true"/>
                <table:data-pilot-member table:name="38499" table:display="true" table:show-details="true"/>
                <table:data-pilot-member table:name="38513" table:display="true" table:show-details="true"/>
                <table:data-pilot-member table:name="38532" table:display="true" table:show-details="true"/>
                <table:data-pilot-member table:name="38558" table:display="true" table:show-details="true"/>
                <table:data-pilot-member table:name="38570" table:display="true" table:show-details="true"/>
                <table:data-pilot-member table:name="38583" table:display="true" table:show-details="true"/>
                <table:data-pilot-member table:name="38612" table:display="true" table:show-details="true"/>
                <table:data-pilot-member table:name="38614" table:display="true" table:show-details="true"/>
                <table:data-pilot-member table:name="38621" table:display="true" table:show-details="true"/>
                <table:data-pilot-member table:name="38626" table:display="true" table:show-details="true"/>
                <table:data-pilot-member table:name="38631" table:display="true" table:show-details="true"/>
                <table:data-pilot-member table:name="38647" table:display="true" table:show-details="true"/>
                <table:data-pilot-member table:name="38661" table:display="true" table:show-details="true"/>
                <table:data-pilot-member table:name="38666" table:display="true" table:show-details="true"/>
                <table:data-pilot-member table:name="38673" table:display="true" table:show-details="true"/>
                <table:data-pilot-member table:name="38684" table:display="true" table:show-details="true"/>
                <table:data-pilot-member table:name="38688" table:display="true" table:show-details="true"/>
                <table:data-pilot-member table:name="38689" table:display="true" table:show-details="true"/>
                <table:data-pilot-member table:name="38691" table:display="true" table:show-details="true"/>
                <table:data-pilot-member table:name="38713" table:display="true" table:show-details="true"/>
                <table:data-pilot-member table:name="38715" table:display="true" table:show-details="true"/>
                <table:data-pilot-member table:name="38717" table:display="true" table:show-details="true"/>
                <table:data-pilot-member table:name="38725" table:display="true" table:show-details="true"/>
                <table:data-pilot-member table:name="38732" table:display="true" table:show-details="true"/>
                <table:data-pilot-member table:name="38754" table:display="true" table:show-details="true"/>
                <table:data-pilot-member table:name="38759" table:display="true" table:show-details="true"/>
                <table:data-pilot-member table:name="38763" table:display="true" table:show-details="true"/>
                <table:data-pilot-member table:name="38764" table:display="true" table:show-details="true"/>
                <table:data-pilot-member table:name="38769" table:display="true" table:show-details="true"/>
                <table:data-pilot-member table:name="38770" table:display="true" table:show-details="true"/>
                <table:data-pilot-member table:name="38777" table:display="true" table:show-details="true"/>
                <table:data-pilot-member table:name="38785" table:display="true" table:show-details="true"/>
                <table:data-pilot-member table:name="38786" table:display="true" table:show-details="true"/>
                <table:data-pilot-member table:name="38795" table:display="true" table:show-details="true"/>
                <table:data-pilot-member table:name="38800" table:display="true" table:show-details="true"/>
                <table:data-pilot-member table:name="38803" table:display="true" table:show-details="true"/>
                <table:data-pilot-member table:name="38820" table:display="true" table:show-details="true"/>
                <table:data-pilot-member table:name="38831" table:display="true" table:show-details="true"/>
                <table:data-pilot-member table:name="38839" table:display="true" table:show-details="true"/>
                <table:data-pilot-member table:name="38844" table:display="true" table:show-details="true"/>
                <table:data-pilot-member table:name="38850" table:display="true" table:show-details="true"/>
                <table:data-pilot-member table:name="38864" table:display="true" table:show-details="true"/>
                <table:data-pilot-member table:name="38876" table:display="true" table:show-details="true"/>
                <table:data-pilot-member table:name="38882" table:display="true" table:show-details="true"/>
                <table:data-pilot-member table:name="38883" table:display="true" table:show-details="true"/>
                <table:data-pilot-member table:name="38886" table:display="true" table:show-details="true"/>
                <table:data-pilot-member table:name="38890" table:display="true" table:show-details="true"/>
                <table:data-pilot-member table:name="38905" table:display="true" table:show-details="true"/>
                <table:data-pilot-member table:name="38925" table:display="true" table:show-details="true"/>
                <table:data-pilot-member table:name="38927" table:display="true" table:show-details="true"/>
                <table:data-pilot-member table:name="38958" table:display="true" table:show-details="true"/>
                <table:data-pilot-member table:name="38976" table:display="true" table:show-details="true"/>
                <table:data-pilot-member table:name="38979" table:display="true" table:show-details="true"/>
                <table:data-pilot-member table:name="38985" table:display="true" table:show-details="true"/>
                <table:data-pilot-member table:name="38990" table:display="true" table:show-details="true"/>
                <table:data-pilot-member table:name="38999" table:display="true" table:show-details="true"/>
                <table:data-pilot-member table:name="39021" table:display="true" table:show-details="true"/>
                <table:data-pilot-member table:name="39033" table:display="true" table:show-details="true"/>
                <table:data-pilot-member table:name="39037" table:display="true" table:show-details="true"/>
                <table:data-pilot-member table:name="39041" table:display="true" table:show-details="true"/>
                <table:data-pilot-member table:name="39045" table:display="true" table:show-details="true"/>
                <table:data-pilot-member table:name="39065" table:display="true" table:show-details="true"/>
                <table:data-pilot-member table:name="39078" table:display="true" table:show-details="true"/>
                <table:data-pilot-member table:name="39106" table:display="true" table:show-details="true"/>
                <table:data-pilot-member table:name="39108" table:display="true" table:show-details="true"/>
                <table:data-pilot-member table:name="39116" table:display="true" table:show-details="true"/>
                <table:data-pilot-member table:name="39118" table:display="true" table:show-details="true"/>
                <table:data-pilot-member table:name="39122" table:display="true" table:show-details="true"/>
                <table:data-pilot-member table:name="39147" table:display="true" table:show-details="true"/>
                <table:data-pilot-member table:name="39148" table:display="true" table:show-details="true"/>
                <table:data-pilot-member table:name="39150" table:display="true" table:show-details="true"/>
                <table:data-pilot-member table:name="39153" table:display="true" table:show-details="true"/>
                <table:data-pilot-member table:name="39162" table:display="true" table:show-details="true"/>
                <table:data-pilot-member table:name="39171" table:display="true" table:show-details="true"/>
                <table:data-pilot-member table:name="39185" table:display="true" table:show-details="true"/>
                <table:data-pilot-member table:name="39188" table:display="true" table:show-details="true"/>
                <table:data-pilot-member table:name="39197" table:display="true" table:show-details="true"/>
                <table:data-pilot-member table:name="39201" table:display="true" table:show-details="true"/>
                <table:data-pilot-member table:name="39215" table:display="true" table:show-details="true"/>
                <table:data-pilot-member table:name="39222" table:display="true" table:show-details="true"/>
                <table:data-pilot-member table:name="39226" table:display="true" table:show-details="true"/>
                <table:data-pilot-member table:name="39272" table:display="true" table:show-details="true"/>
                <table:data-pilot-member table:name="39273" table:display="true" table:show-details="true"/>
                <table:data-pilot-member table:name="39281" table:display="true" table:show-details="true"/>
                <table:data-pilot-member table:name="39291" table:display="true" table:show-details="true"/>
                <table:data-pilot-member table:name="39293" table:display="true" table:show-details="true"/>
                <table:data-pilot-member table:name="39296" table:display="true" table:show-details="true"/>
                <table:data-pilot-member table:name="39304" table:display="true" table:show-details="true"/>
                <table:data-pilot-member table:name="39306" table:display="true" table:show-details="true"/>
                <table:data-pilot-member table:name="39312" table:display="true" table:show-details="true"/>
                <table:data-pilot-member table:name="39320" table:display="true" table:show-details="true"/>
                <table:data-pilot-member table:name="39326" table:display="true" table:show-details="true"/>
                <table:data-pilot-member table:name="39350" table:display="true" table:show-details="true"/>
                <table:data-pilot-member table:name="39362" table:display="true" table:show-details="true"/>
                <table:data-pilot-member table:name="39374" table:display="true" table:show-details="true"/>
                <table:data-pilot-member table:name="39380" table:display="true" table:show-details="true"/>
                <table:data-pilot-member table:name="39384" table:display="true" table:show-details="true"/>
                <table:data-pilot-member table:name="39389" table:display="true" table:show-details="true"/>
                <table:data-pilot-member table:name="39399" table:display="true" table:show-details="true"/>
                <table:data-pilot-member table:name="39400" table:display="true" table:show-details="true"/>
                <table:data-pilot-member table:name="39401" table:display="true" table:show-details="true"/>
                <table:data-pilot-member table:name="39419" table:display="true" table:show-details="true"/>
                <table:data-pilot-member table:name="39424" table:display="true" table:show-details="true"/>
                <table:data-pilot-member table:name="39427" table:display="true" table:show-details="true"/>
                <table:data-pilot-member table:name="39429" table:display="true" table:show-details="true"/>
                <table:data-pilot-member table:name="39434" table:display="true" table:show-details="true"/>
                <table:data-pilot-member table:name="39435" table:display="true" table:show-details="true"/>
                <table:data-pilot-member table:name="39441" table:display="true" table:show-details="true"/>
                <table:data-pilot-member table:name="39454" table:display="true" table:show-details="true"/>
                <table:data-pilot-member table:name="39468" table:display="true" table:show-details="true"/>
                <table:data-pilot-member table:name="39469" table:display="true" table:show-details="true"/>
                <table:data-pilot-member table:name="39475" table:display="true" table:show-details="true"/>
                <table:data-pilot-member table:name="39482" table:display="true" table:show-details="true"/>
                <table:data-pilot-member table:name="39492" table:display="true" table:show-details="true"/>
                <table:data-pilot-member table:name="39501" table:display="true" table:show-details="true"/>
                <table:data-pilot-member table:name="39512" table:display="true" table:show-details="true"/>
                <table:data-pilot-member table:name="39513" table:display="true" table:show-details="true"/>
                <table:data-pilot-member table:name="39515" table:display="true" table:show-details="true"/>
                <table:data-pilot-member table:name="39519" table:display="true" table:show-details="true"/>
                <table:data-pilot-member table:name="39521" table:display="true" table:show-details="true"/>
                <table:data-pilot-member table:name="39533" table:display="true" table:show-details="true"/>
                <table:data-pilot-member table:name="39536" table:display="true" table:show-details="true"/>
                <table:data-pilot-member table:name="39543" table:display="true" table:show-details="true"/>
                <table:data-pilot-member table:name="39572" table:display="true" table:show-details="true"/>
                <table:data-pilot-member table:name="39579" table:display="true" table:show-details="true"/>
                <table:data-pilot-member table:name="39580" table:display="true" table:show-details="true"/>
                <table:data-pilot-member table:name="39584" table:display="true" table:show-details="true"/>
                <table:data-pilot-member table:name="39597" table:display="true" table:show-details="true"/>
                <table:data-pilot-member table:name="39599" table:display="true" table:show-details="true"/>
                <table:data-pilot-member table:name="39606" table:display="true" table:show-details="true"/>
                <table:data-pilot-member table:name="39608" table:display="true" table:show-details="true"/>
                <table:data-pilot-member table:name="39611" table:display="true" table:show-details="true"/>
                <table:data-pilot-member table:name="39637" table:display="true" table:show-details="true"/>
                <table:data-pilot-member table:name="39648" table:display="true" table:show-details="true"/>
                <table:data-pilot-member table:name="39651" table:display="true" table:show-details="true"/>
                <table:data-pilot-member table:name="39669" table:display="true" table:show-details="true"/>
                <table:data-pilot-member table:name="39670" table:display="true" table:show-details="true"/>
                <table:data-pilot-member table:name="39689" table:display="true" table:show-details="true"/>
                <table:data-pilot-member table:name="39690" table:display="true" table:show-details="true"/>
                <table:data-pilot-member table:name="39726" table:display="true" table:show-details="true"/>
                <table:data-pilot-member table:name="39730" table:display="true" table:show-details="true"/>
                <table:data-pilot-member table:name="39732" table:display="true" table:show-details="true"/>
                <table:data-pilot-member table:name="39742" table:display="true" table:show-details="true"/>
                <table:data-pilot-member table:name="39747" table:display="true" table:show-details="true"/>
                <table:data-pilot-member table:name="39754" table:display="true" table:show-details="true"/>
                <table:data-pilot-member table:name="39758" table:display="true" table:show-details="true"/>
                <table:data-pilot-member table:name="39763" table:display="true" table:show-details="true"/>
                <table:data-pilot-member table:name="39772" table:display="true" table:show-details="true"/>
                <table:data-pilot-member table:name="39776" table:display="true" table:show-details="true"/>
                <table:data-pilot-member table:name="39783" table:display="true" table:show-details="true"/>
                <table:data-pilot-member table:name="39791" table:display="true" table:show-details="true"/>
                <table:data-pilot-member table:name="39792" table:display="true" table:show-details="true"/>
                <table:data-pilot-member table:name="39799" table:display="true" table:show-details="true"/>
                <table:data-pilot-member table:name="39803" table:display="true" table:show-details="true"/>
                <table:data-pilot-member table:name="39805" table:display="true" table:show-details="true"/>
                <table:data-pilot-member table:name="39811" table:display="true" table:show-details="true"/>
                <table:data-pilot-member table:name="39812" table:display="true" table:show-details="true"/>
                <table:data-pilot-member table:name="39818" table:display="true" table:show-details="true"/>
                <table:data-pilot-member table:name="39823" table:display="true" table:show-details="true"/>
                <table:data-pilot-member table:name="39836" table:display="true" table:show-details="true"/>
                <table:data-pilot-member table:name="39857" table:display="true" table:show-details="true"/>
                <table:data-pilot-member table:name="39864" table:display="true" table:show-details="true"/>
                <table:data-pilot-member table:name="39865" table:display="true" table:show-details="true"/>
                <table:data-pilot-member table:name="39867" table:display="true" table:show-details="true"/>
                <table:data-pilot-member table:name="39875" table:display="true" table:show-details="true"/>
                <table:data-pilot-member table:name="39882" table:display="true" table:show-details="true"/>
                <table:data-pilot-member table:name="39889" table:display="true" table:show-details="true"/>
                <table:data-pilot-member table:name="39897" table:display="true" table:show-details="true"/>
                <table:data-pilot-member table:name="39944" table:display="true" table:show-details="true"/>
                <table:data-pilot-member table:name="39951" table:display="true" table:show-details="true"/>
                <table:data-pilot-member table:name="39952" table:display="true" table:show-details="true"/>
                <table:data-pilot-member table:name="39972" table:display="true" table:show-details="true"/>
                <table:data-pilot-member table:name="39984" table:display="true" table:show-details="true"/>
                <table:data-pilot-member table:name="40009" table:display="true" table:show-details="true"/>
                <table:data-pilot-member table:name="40017" table:display="true" table:show-details="true"/>
                <table:data-pilot-member table:name="40030" table:display="true" table:show-details="true"/>
                <table:data-pilot-member table:name="40032" table:display="true" table:show-details="true"/>
                <table:data-pilot-member table:name="40033" table:display="true" table:show-details="true"/>
                <table:data-pilot-member table:name="40040" table:display="true" table:show-details="true"/>
                <table:data-pilot-member table:name="40041" table:display="true" table:show-details="true"/>
                <table:data-pilot-member table:name="40051" table:display="true" table:show-details="true"/>
                <table:data-pilot-member table:name="40058" table:display="true" table:show-details="true"/>
                <table:data-pilot-member table:name="40079" table:display="true" table:show-details="true"/>
                <table:data-pilot-member table:name="40083" table:display="true" table:show-details="true"/>
                <table:data-pilot-member table:name="40093" table:display="true" table:show-details="true"/>
                <table:data-pilot-member table:name="40096" table:display="true" table:show-details="true"/>
                <table:data-pilot-member table:name="40097" table:display="true" table:show-details="true"/>
                <table:data-pilot-member table:name="40100" table:display="true" table:show-details="true"/>
                <table:data-pilot-member table:name="40102" table:display="true" table:show-details="true"/>
                <table:data-pilot-member table:name="40106" table:display="true" table:show-details="true"/>
                <table:data-pilot-member table:name="40111" table:display="true" table:show-details="true"/>
                <table:data-pilot-member table:name="40153" table:display="true" table:show-details="true"/>
                <table:data-pilot-member table:name="40169" table:display="true" table:show-details="true"/>
                <table:data-pilot-member table:name="40170" table:display="true" table:show-details="true"/>
                <table:data-pilot-member table:name="40182" table:display="true" table:show-details="true"/>
                <table:data-pilot-member table:name="40184" table:display="true" table:show-details="true"/>
                <table:data-pilot-member table:name="40185" table:display="true" table:show-details="true"/>
                <table:data-pilot-member table:name="40207" table:display="true" table:show-details="true"/>
                <table:data-pilot-member table:name="40233" table:display="true" table:show-details="true"/>
                <table:data-pilot-member table:name="40242" table:display="true" table:show-details="true"/>
                <table:data-pilot-member table:name="40243" table:display="true" table:show-details="true"/>
                <table:data-pilot-member table:name="40247" table:display="true" table:show-details="true"/>
                <table:data-pilot-member table:name="40278" table:display="true" table:show-details="true"/>
                <table:data-pilot-member table:name="40285" table:display="true" table:show-details="true"/>
                <table:data-pilot-member table:name="40287" table:display="true" table:show-details="true"/>
                <table:data-pilot-member table:name="40288" table:display="true" table:show-details="true"/>
                <table:data-pilot-member table:name="40290" table:display="true" table:show-details="true"/>
                <table:data-pilot-member table:name="40332" table:display="true" table:show-details="true"/>
                <table:data-pilot-member table:name="40334" table:display="true" table:show-details="true"/>
                <table:data-pilot-member table:name="40336" table:display="true" table:show-details="true"/>
                <table:data-pilot-member table:name="40340" table:display="true" table:show-details="true"/>
                <table:data-pilot-member table:name="40361" table:display="true" table:show-details="true"/>
                <table:data-pilot-member table:name="40382" table:display="true" table:show-details="true"/>
                <table:data-pilot-member table:name="40388" table:display="true" table:show-details="true"/>
                <table:data-pilot-member table:name="40393" table:display="true" table:show-details="true"/>
                <table:data-pilot-member table:name="40394" table:display="true" table:show-details="true"/>
                <table:data-pilot-member table:name="40405" table:display="true" table:show-details="true"/>
                <table:data-pilot-member table:name="40432" table:display="true" table:show-details="true"/>
                <table:data-pilot-member table:name="40439" table:display="true" table:show-details="true"/>
                <table:data-pilot-member table:name="40461" table:display="true" table:show-details="true"/>
                <table:data-pilot-member table:name="40490" table:display="true" table:show-details="true"/>
                <table:data-pilot-member table:name="40513" table:display="true" table:show-details="true"/>
                <table:data-pilot-member table:name="40518" table:display="true" table:show-details="true"/>
                <table:data-pilot-member table:name="40522" table:display="true" table:show-details="true"/>
                <table:data-pilot-member table:name="40536" table:display="true" table:show-details="true"/>
                <table:data-pilot-member table:name="40545" table:display="true" table:show-details="true"/>
                <table:data-pilot-member table:name="40548" table:display="true" table:show-details="true"/>
                <table:data-pilot-member table:name="40549" table:display="true" table:show-details="true"/>
                <table:data-pilot-member table:name="40551" table:display="true" table:show-details="true"/>
                <table:data-pilot-member table:name="40566" table:display="true" table:show-details="true"/>
                <table:data-pilot-member table:name="40579" table:display="true" table:show-details="true"/>
                <table:data-pilot-member table:name="40587" table:display="true" table:show-details="true"/>
                <table:data-pilot-member table:name="40595" table:display="true" table:show-details="true"/>
                <table:data-pilot-member table:name="40606" table:display="true" table:show-details="true"/>
                <table:data-pilot-member table:name="40607" table:display="true" table:show-details="true"/>
                <table:data-pilot-member table:name="40614" table:display="true" table:show-details="true"/>
                <table:data-pilot-member table:name="40618" table:display="true" table:show-details="true"/>
                <table:data-pilot-member table:name="40624" table:display="true" table:show-details="true"/>
                <table:data-pilot-member table:name="40629" table:display="true" table:show-details="true"/>
                <table:data-pilot-member table:name="40634" table:display="true" table:show-details="true"/>
                <table:data-pilot-member table:name="40641" table:display="true" table:show-details="true"/>
                <table:data-pilot-member table:name="40645" table:display="true" table:show-details="true"/>
                <table:data-pilot-member table:name="40653" table:display="true" table:show-details="true"/>
                <table:data-pilot-member table:name="40660" table:display="true" table:show-details="true"/>
                <table:data-pilot-member table:name="40680" table:display="true" table:show-details="true"/>
                <table:data-pilot-member table:name="40687" table:display="true" table:show-details="true"/>
                <table:data-pilot-member table:name="40724" table:display="true" table:show-details="true"/>
                <table:data-pilot-member table:name="40729" table:display="true" table:show-details="true"/>
                <table:data-pilot-member table:name="40730" table:display="true" table:show-details="true"/>
                <table:data-pilot-member table:name="40756" table:display="true" table:show-details="true"/>
                <table:data-pilot-member table:name="40765" table:display="true" table:show-details="true"/>
                <table:data-pilot-member table:name="40771" table:display="true" table:show-details="true"/>
                <table:data-pilot-member table:name="40773" table:display="true" table:show-details="true"/>
                <table:data-pilot-member table:name="40792" table:display="true" table:show-details="true"/>
                <table:data-pilot-member table:name="40802" table:display="true" table:show-details="true"/>
                <table:data-pilot-member table:name="40809" table:display="true" table:show-details="true"/>
                <table:data-pilot-member table:name="40820" table:display="true" table:show-details="true"/>
                <table:data-pilot-member table:name="40824" table:display="true" table:show-details="true"/>
                <table:data-pilot-member table:name="40837" table:display="true" table:show-details="true"/>
                <table:data-pilot-member table:name="40838" table:display="true" table:show-details="true"/>
                <table:data-pilot-member table:name="40850" table:display="true" table:show-details="true"/>
                <table:data-pilot-member table:name="40859" table:display="true" table:show-details="true"/>
                <table:data-pilot-member table:name="40861" table:display="true" table:show-details="true"/>
                <table:data-pilot-member table:name="40865" table:display="true" table:show-details="true"/>
                <table:data-pilot-member table:name="40888" table:display="true" table:show-details="true"/>
                <table:data-pilot-member table:name="40890" table:display="true" table:show-details="true"/>
                <table:data-pilot-member table:name="40895" table:display="true" table:show-details="true"/>
                <table:data-pilot-member table:name="40923" table:display="true" table:show-details="true"/>
                <table:data-pilot-member table:name="40924" table:display="true" table:show-details="true"/>
                <table:data-pilot-member table:name="40933" table:display="true" table:show-details="true"/>
                <table:data-pilot-member table:name="40935" table:display="true" table:show-details="true"/>
                <table:data-pilot-member table:name="40945" table:display="true" table:show-details="true"/>
                <table:data-pilot-member table:name="40947" table:display="true" table:show-details="true"/>
                <table:data-pilot-member table:name="40955" table:display="true" table:show-details="true"/>
                <table:data-pilot-member table:name="40958" table:display="true" table:show-details="true"/>
                <table:data-pilot-member table:name="40969" table:display="true" table:show-details="true"/>
                <table:data-pilot-member table:name="40970" table:display="true" table:show-details="true"/>
                <table:data-pilot-member table:name="40980" table:display="true" table:show-details="true"/>
                <table:data-pilot-member table:name="40988" table:display="true" table:show-details="true"/>
                <table:data-pilot-member table:name="40989" table:display="true" table:show-details="true"/>
                <table:data-pilot-member table:name="41002" table:display="true" table:show-details="true"/>
                <table:data-pilot-member table:name="41005" table:display="true" table:show-details="true"/>
                <table:data-pilot-member table:name="41011" table:display="true" table:show-details="true"/>
                <table:data-pilot-member table:name="41018" table:display="true" table:show-details="true"/>
                <table:data-pilot-member table:name="41020" table:display="true" table:show-details="true"/>
                <table:data-pilot-member table:name="41034" table:display="true" table:show-details="true"/>
                <table:data-pilot-member table:name="41036" table:display="true" table:show-details="true"/>
                <table:data-pilot-member table:name="41043" table:display="true" table:show-details="true"/>
                <table:data-pilot-member table:name="41045" table:display="true" table:show-details="true"/>
                <table:data-pilot-member table:name="41052" table:display="true" table:show-details="true"/>
                <table:data-pilot-member table:name="41058" table:display="true" table:show-details="true"/>
                <table:data-pilot-member table:name="41062" table:display="true" table:show-details="true"/>
                <table:data-pilot-member table:name="41063" table:display="true" table:show-details="true"/>
                <table:data-pilot-member table:name="41072" table:display="true" table:show-details="true"/>
                <table:data-pilot-member table:name="41074" table:display="true" table:show-details="true"/>
                <table:data-pilot-member table:name="41077" table:display="true" table:show-details="true"/>
                <table:data-pilot-member table:name="41080" table:display="true" table:show-details="true"/>
                <table:data-pilot-member table:name="41084" table:display="true" table:show-details="true"/>
                <table:data-pilot-member table:name="41087" table:display="true" table:show-details="true"/>
                <table:data-pilot-member table:name="41090" table:display="true" table:show-details="true"/>
                <table:data-pilot-member table:name="41091" table:display="true" table:show-details="true"/>
                <table:data-pilot-member table:name="41107" table:display="true" table:show-details="true"/>
                <table:data-pilot-member table:name="41115" table:display="true" table:show-details="true"/>
                <table:data-pilot-member table:name="41122" table:display="true" table:show-details="true"/>
                <table:data-pilot-member table:name="41131" table:display="true" table:show-details="true"/>
                <table:data-pilot-member table:name="41139" table:display="true" table:show-details="true"/>
                <table:data-pilot-member table:name="41143" table:display="true" table:show-details="true"/>
                <table:data-pilot-member table:name="41148" table:display="true" table:show-details="true"/>
                <table:data-pilot-member table:name="41149" table:display="true" table:show-details="true"/>
                <table:data-pilot-member table:name="41154" table:display="true" table:show-details="true"/>
                <table:data-pilot-member table:name="41163" table:display="true" table:show-details="true"/>
                <table:data-pilot-member table:name="41173" table:display="true" table:show-details="true"/>
                <table:data-pilot-member table:name="41176" table:display="true" table:show-details="true"/>
                <table:data-pilot-member table:name="41209" table:display="true" table:show-details="true"/>
                <table:data-pilot-member table:name="41216" table:display="true" table:show-details="true"/>
                <table:data-pilot-member table:name="41224" table:display="true" table:show-details="true"/>
                <table:data-pilot-member table:name="41231" table:display="true" table:show-details="true"/>
                <table:data-pilot-member table:name="41232" table:display="true" table:show-details="true"/>
                <table:data-pilot-member table:name="41235" table:display="true" table:show-details="true"/>
                <table:data-pilot-member table:name="41271" table:display="true" table:show-details="true"/>
                <table:data-pilot-member table:name="41272" table:display="true" table:show-details="true"/>
                <table:data-pilot-member table:name="41273" table:display="true" table:show-details="true"/>
                <table:data-pilot-member table:name="41280" table:display="true" table:show-details="true"/>
                <table:data-pilot-member table:name="41287" table:display="true" table:show-details="true"/>
                <table:data-pilot-member table:name="41294" table:display="true" table:show-details="true"/>
                <table:data-pilot-member table:name="41303" table:display="true" table:show-details="true"/>
                <table:data-pilot-member table:name="41308" table:display="true" table:show-details="true"/>
                <table:data-pilot-member table:name="41314" table:display="true" table:show-details="true"/>
                <table:data-pilot-member table:name="41334" table:display="true" table:show-details="true"/>
                <table:data-pilot-member table:name="41345" table:display="true" table:show-details="true"/>
                <table:data-pilot-member table:name="41361" table:display="true" table:show-details="true"/>
                <table:data-pilot-member table:name="41366" table:display="true" table:show-details="true"/>
                <table:data-pilot-member table:name="41373" table:display="true" table:show-details="true"/>
                <table:data-pilot-member table:name="41381" table:display="true" table:show-details="true"/>
                <table:data-pilot-member table:name="41391" table:display="true" table:show-details="true"/>
                <table:data-pilot-member table:name="41410" table:display="true" table:show-details="true"/>
                <table:data-pilot-member table:name="41414" table:display="true" table:show-details="true"/>
                <table:data-pilot-member table:name="41417" table:display="true" table:show-details="true"/>
                <table:data-pilot-member table:name="41465" table:display="true" table:show-details="true"/>
                <table:data-pilot-member table:name="41477" table:display="true" table:show-details="true"/>
                <table:data-pilot-member table:name="41487" table:display="true" table:show-details="true"/>
                <table:data-pilot-member table:name="41491" table:display="true" table:show-details="true"/>
                <table:data-pilot-member table:name="41493" table:display="true" table:show-details="true"/>
                <table:data-pilot-member table:name="41497" table:display="true" table:show-details="true"/>
                <table:data-pilot-member table:name="41498" table:display="true" table:show-details="true"/>
                <table:data-pilot-member table:name="41500" table:display="true" table:show-details="true"/>
                <table:data-pilot-member table:name="41502" table:display="true" table:show-details="true"/>
                <table:data-pilot-member table:name="41520" table:display="true" table:show-details="true"/>
                <table:data-pilot-member table:name="41542" table:display="true" table:show-details="true"/>
                <table:data-pilot-member table:name="41562" table:display="true" table:show-details="true"/>
                <table:data-pilot-member table:name="41601" table:display="true" table:show-details="true"/>
                <table:data-pilot-member table:name="41604" table:display="true" table:show-details="true"/>
                <table:data-pilot-member table:name="41614" table:display="true" table:show-details="true"/>
                <table:data-pilot-member table:name="41645" table:display="true" table:show-details="true"/>
                <table:data-pilot-member table:name="41653" table:display="true" table:show-details="true"/>
                <table:data-pilot-member table:name="41655" table:display="true" table:show-details="true"/>
                <table:data-pilot-member table:name="41657" table:display="true" table:show-details="true"/>
                <table:data-pilot-member table:name="41660" table:display="true" table:show-details="true"/>
                <table:data-pilot-member table:name="41686" table:display="true" table:show-details="true"/>
                <table:data-pilot-member table:name="41701" table:display="true" table:show-details="true"/>
                <table:data-pilot-member table:name="41702" table:display="true" table:show-details="true"/>
                <table:data-pilot-member table:name="41713" table:display="true" table:show-details="true"/>
                <table:data-pilot-member table:name="41720" table:display="true" table:show-details="true"/>
                <table:data-pilot-member table:name="41721" table:display="true" table:show-details="true"/>
                <table:data-pilot-member table:name="41726" table:display="true" table:show-details="true"/>
                <table:data-pilot-member table:name="41728" table:display="true" table:show-details="true"/>
                <table:data-pilot-member table:name="41729" table:display="true" table:show-details="true"/>
                <table:data-pilot-member table:name="41732" table:display="true" table:show-details="true"/>
                <table:data-pilot-member table:name="41749" table:display="true" table:show-details="true"/>
                <table:data-pilot-member table:name="41762" table:display="true" table:show-details="true"/>
                <table:data-pilot-member table:name="41766" table:display="true" table:show-details="true"/>
                <table:data-pilot-member table:name="41770" table:display="true" table:show-details="true"/>
                <table:data-pilot-member table:name="41778" table:display="true" table:show-details="true"/>
                <table:data-pilot-member table:name="41796" table:display="true" table:show-details="true"/>
                <table:data-pilot-member table:name="41808" table:display="true" table:show-details="true"/>
                <table:data-pilot-member table:name="41817" table:display="true" table:show-details="true"/>
                <table:data-pilot-member table:name="41828" table:display="true" table:show-details="true"/>
                <table:data-pilot-member table:name="41830" table:display="true" table:show-details="true"/>
                <table:data-pilot-member table:name="41838" table:display="true" table:show-details="true"/>
                <table:data-pilot-member table:name="41848" table:display="true" table:show-details="true"/>
                <table:data-pilot-member table:name="41869" table:display="true" table:show-details="true"/>
                <table:data-pilot-member table:name="41871" table:display="true" table:show-details="true"/>
                <table:data-pilot-member table:name="41872" table:display="true" table:show-details="true"/>
                <table:data-pilot-member table:name="41877" table:display="true" table:show-details="true"/>
                <table:data-pilot-member table:name="41886" table:display="true" table:show-details="true"/>
                <table:data-pilot-member table:name="41894" table:display="true" table:show-details="true"/>
                <table:data-pilot-member table:name="41908" table:display="true" table:show-details="true"/>
                <table:data-pilot-member table:name="41952" table:display="true" table:show-details="true"/>
                <table:data-pilot-member table:name="41972" table:display="true" table:show-details="true"/>
                <table:data-pilot-member table:name="41973" table:display="true" table:show-details="true"/>
                <table:data-pilot-member table:name="41980" table:display="true" table:show-details="true"/>
                <table:data-pilot-member table:name="41982" table:display="true" table:show-details="true"/>
                <table:data-pilot-member table:name="42002" table:display="true" table:show-details="true"/>
                <table:data-pilot-member table:name="42003" table:display="true" table:show-details="true"/>
                <table:data-pilot-member table:name="42008" table:display="true" table:show-details="true"/>
                <table:data-pilot-member table:name="42011" table:display="true" table:show-details="true"/>
                <table:data-pilot-member table:name="42012" table:display="true" table:show-details="true"/>
                <table:data-pilot-member table:name="42021" table:display="true" table:show-details="true"/>
                <table:data-pilot-member table:name="42031" table:display="true" table:show-details="true"/>
                <table:data-pilot-member table:name="42060" table:display="true" table:show-details="true"/>
                <table:data-pilot-member table:name="42062" table:display="true" table:show-details="true"/>
                <table:data-pilot-member table:name="42064" table:display="true" table:show-details="true"/>
                <table:data-pilot-member table:name="42076" table:display="true" table:show-details="true"/>
                <table:data-pilot-member table:name="42080" table:display="true" table:show-details="true"/>
                <table:data-pilot-member table:name="42093" table:display="true" table:show-details="true"/>
                <table:data-pilot-member table:name="42099" table:display="true" table:show-details="true"/>
                <table:data-pilot-member table:name="42103" table:display="true" table:show-details="true"/>
                <table:data-pilot-member table:name="42106" table:display="true" table:show-details="true"/>
                <table:data-pilot-member table:name="42116" table:display="true" table:show-details="true"/>
                <table:data-pilot-member table:name="42123" table:display="true" table:show-details="true"/>
                <table:data-pilot-member table:name="42124" table:display="true" table:show-details="true"/>
                <table:data-pilot-member table:name="42147" table:display="true" table:show-details="true"/>
                <table:data-pilot-member table:name="42152" table:display="true" table:show-details="true"/>
                <table:data-pilot-member table:name="42158" table:display="true" table:show-details="true"/>
                <table:data-pilot-member table:name="42162" table:display="true" table:show-details="true"/>
                <table:data-pilot-member table:name="42173" table:display="true" table:show-details="true"/>
                <table:data-pilot-member table:name="42183" table:display="true" table:show-details="true"/>
                <table:data-pilot-member table:name="42185" table:display="true" table:show-details="true"/>
                <table:data-pilot-member table:name="42190" table:display="true" table:show-details="true"/>
                <table:data-pilot-member table:name="42211" table:display="true" table:show-details="true"/>
                <table:data-pilot-member table:name="42213" table:display="true" table:show-details="true"/>
                <table:data-pilot-member table:name="42217" table:display="true" table:show-details="true"/>
                <table:data-pilot-member table:name="42218" table:display="true" table:show-details="true"/>
                <table:data-pilot-member table:name="42247" table:display="true" table:show-details="true"/>
                <table:data-pilot-member table:name="42249" table:display="true" table:show-details="true"/>
                <table:data-pilot-member table:name="42251" table:display="true" table:show-details="true"/>
                <table:data-pilot-member table:name="42259" table:display="true" table:show-details="true"/>
                <table:data-pilot-member table:name="42262" table:display="true" table:show-details="true"/>
                <table:data-pilot-member table:name="42276" table:display="true" table:show-details="true"/>
                <table:data-pilot-member table:name="42277" table:display="true" table:show-details="true"/>
                <table:data-pilot-member table:name="42280" table:display="true" table:show-details="true"/>
                <table:data-pilot-member table:name="42284" table:display="true" table:show-details="true"/>
                <table:data-pilot-member table:name="42291" table:display="true" table:show-details="true"/>
                <table:data-pilot-member table:name="42297" table:display="true" table:show-details="true"/>
                <table:data-pilot-member table:name="42302" table:display="true" table:show-details="true"/>
                <table:data-pilot-member table:name="42309" table:display="true" table:show-details="true"/>
                <table:data-pilot-member table:name="42318" table:display="true" table:show-details="true"/>
                <table:data-pilot-member table:name="42321" table:display="true" table:show-details="true"/>
                <table:data-pilot-member table:name="42324" table:display="true" table:show-details="true"/>
                <table:data-pilot-member table:name="42332" table:display="true" table:show-details="true"/>
                <table:data-pilot-member table:name="42333" table:display="true" table:show-details="true"/>
                <table:data-pilot-member table:name="42334" table:display="true" table:show-details="true"/>
                <table:data-pilot-member table:name="42347" table:display="true" table:show-details="true"/>
                <table:data-pilot-member table:name="42351" table:display="true" table:show-details="true"/>
                <table:data-pilot-member table:name="42361" table:display="true" table:show-details="true"/>
                <table:data-pilot-member table:name="42371" table:display="true" table:show-details="true"/>
                <table:data-pilot-member table:name="42383" table:display="true" table:show-details="true"/>
                <table:data-pilot-member table:name="42388" table:display="true" table:show-details="true"/>
                <table:data-pilot-member table:name="42409" table:display="true" table:show-details="true"/>
                <table:data-pilot-member table:name="42414" table:display="true" table:show-details="true"/>
                <table:data-pilot-member table:name="42427" table:display="true" table:show-details="true"/>
                <table:data-pilot-member table:name="42429" table:display="true" table:show-details="true"/>
                <table:data-pilot-member table:name="42442" table:display="true" table:show-details="true"/>
                <table:data-pilot-member table:name="42457" table:display="true" table:show-details="true"/>
                <table:data-pilot-member table:name="42464" table:display="true" table:show-details="true"/>
                <table:data-pilot-member table:name="42475" table:display="true" table:show-details="true"/>
                <table:data-pilot-member table:name="42487" table:display="true" table:show-details="true"/>
                <table:data-pilot-member table:name="42492" table:display="true" table:show-details="true"/>
                <table:data-pilot-member table:name="42508" table:display="true" table:show-details="true"/>
                <table:data-pilot-member table:name="42514" table:display="true" table:show-details="true"/>
                <table:data-pilot-member table:name="42532" table:display="true" table:show-details="true"/>
                <table:data-pilot-member table:name="42549" table:display="true" table:show-details="true"/>
                <table:data-pilot-member table:name="42564" table:display="true" table:show-details="true"/>
                <table:data-pilot-member table:name="42566" table:display="true" table:show-details="true"/>
                <table:data-pilot-member table:name="42591" table:display="true" table:show-details="true"/>
                <table:data-pilot-member table:name="42602" table:display="true" table:show-details="true"/>
                <table:data-pilot-member table:name="42623" table:display="true" table:show-details="true"/>
                <table:data-pilot-member table:name="42631" table:display="true" table:show-details="true"/>
                <table:data-pilot-member table:name="42635" table:display="true" table:show-details="true"/>
                <table:data-pilot-member table:name="42639" table:display="true" table:show-details="true"/>
                <table:data-pilot-member table:name="42651" table:display="true" table:show-details="true"/>
                <table:data-pilot-member table:name="42671" table:display="true" table:show-details="true"/>
                <table:data-pilot-member table:name="42692" table:display="true" table:show-details="true"/>
                <table:data-pilot-member table:name="42693" table:display="true" table:show-details="true"/>
                <table:data-pilot-member table:name="42718" table:display="true" table:show-details="true"/>
                <table:data-pilot-member table:name="42719" table:display="true" table:show-details="true"/>
                <table:data-pilot-member table:name="42721" table:display="true" table:show-details="true"/>
                <table:data-pilot-member table:name="42741" table:display="true" table:show-details="true"/>
                <table:data-pilot-member table:name="42759" table:display="true" table:show-details="true"/>
                <table:data-pilot-member table:name="42760" table:display="true" table:show-details="true"/>
                <table:data-pilot-member table:name="42764" table:display="true" table:show-details="true"/>
                <table:data-pilot-member table:name="42770" table:display="true" table:show-details="true"/>
                <table:data-pilot-member table:name="42777" table:display="true" table:show-details="true"/>
                <table:data-pilot-member table:name="42813" table:display="true" table:show-details="true"/>
                <table:data-pilot-member table:name="42827" table:display="true" table:show-details="true"/>
                <table:data-pilot-member table:name="42845" table:display="true" table:show-details="true"/>
                <table:data-pilot-member table:name="42856" table:display="true" table:show-details="true"/>
                <table:data-pilot-member table:name="42857" table:display="true" table:show-details="true"/>
                <table:data-pilot-member table:name="42859" table:display="true" table:show-details="true"/>
                <table:data-pilot-member table:name="42863" table:display="true" table:show-details="true"/>
                <table:data-pilot-member table:name="42865" table:display="true" table:show-details="true"/>
                <table:data-pilot-member table:name="42867" table:display="true" table:show-details="true"/>
                <table:data-pilot-member table:name="42874" table:display="true" table:show-details="true"/>
                <table:data-pilot-member table:name="42876" table:display="true" table:show-details="true"/>
                <table:data-pilot-member table:name="42882" table:display="true" table:show-details="true"/>
                <table:data-pilot-member table:name="42886" table:display="true" table:show-details="true"/>
                <table:data-pilot-member table:name="42888" table:display="true" table:show-details="true"/>
                <table:data-pilot-member table:name="42903" table:display="true" table:show-details="true"/>
                <table:data-pilot-member table:name="42905" table:display="true" table:show-details="true"/>
                <table:data-pilot-member table:name="42906" table:display="true" table:show-details="true"/>
                <table:data-pilot-member table:name="42931" table:display="true" table:show-details="true"/>
                <table:data-pilot-member table:name="42950" table:display="true" table:show-details="true"/>
                <table:data-pilot-member table:name="42951" table:display="true" table:show-details="true"/>
                <table:data-pilot-member table:name="42954" table:display="true" table:show-details="true"/>
                <table:data-pilot-member table:name="42962" table:display="true" table:show-details="true"/>
                <table:data-pilot-member table:name="42966" table:display="true" table:show-details="true"/>
                <table:data-pilot-member table:name="42979" table:display="true" table:show-details="true"/>
                <table:data-pilot-member table:name="42981" table:display="true" table:show-details="true"/>
                <table:data-pilot-member table:name="42982" table:display="true" table:show-details="true"/>
                <table:data-pilot-member table:name="43032" table:display="true" table:show-details="true"/>
                <table:data-pilot-member table:name="43037" table:display="true" table:show-details="true"/>
                <table:data-pilot-member table:name="43052" table:display="true" table:show-details="true"/>
                <table:data-pilot-member table:name="43061" table:display="true" table:show-details="true"/>
                <table:data-pilot-member table:name="43065" table:display="true" table:show-details="true"/>
                <table:data-pilot-member table:name="43079" table:display="true" table:show-details="true"/>
                <table:data-pilot-member table:name="43082" table:display="true" table:show-details="true"/>
                <table:data-pilot-member table:name="43091" table:display="true" table:show-details="true"/>
                <table:data-pilot-member table:name="43095" table:display="true" table:show-details="true"/>
                <table:data-pilot-member table:name="43103" table:display="true" table:show-details="true"/>
                <table:data-pilot-member table:name="43105" table:display="true" table:show-details="true"/>
                <table:data-pilot-member table:name="43112" table:display="true" table:show-details="true"/>
                <table:data-pilot-member table:name="43116" table:display="true" table:show-details="true"/>
                <table:data-pilot-member table:name="43118" table:display="true" table:show-details="true"/>
                <table:data-pilot-member table:name="43129" table:display="true" table:show-details="true"/>
                <table:data-pilot-member table:name="43134" table:display="true" table:show-details="true"/>
                <table:data-pilot-member table:name="43136" table:display="true" table:show-details="true"/>
                <table:data-pilot-member table:name="43188" table:display="true" table:show-details="true"/>
                <table:data-pilot-member table:name="43203" table:display="true" table:show-details="true"/>
                <table:data-pilot-member table:name="43205" table:display="true" table:show-details="true"/>
                <table:data-pilot-member table:name="43217" table:display="true" table:show-details="true"/>
                <table:data-pilot-member table:name="43231" table:display="true" table:show-details="true"/>
                <table:data-pilot-member table:name="43241" table:display="true" table:show-details="true"/>
                <table:data-pilot-member table:name="43266" table:display="true" table:show-details="true"/>
                <table:data-pilot-member table:name="43268" table:display="true" table:show-details="true"/>
                <table:data-pilot-member table:name="43270" table:display="true" table:show-details="true"/>
                <table:data-pilot-member table:name="43279" table:display="true" table:show-details="true"/>
                <table:data-pilot-member table:name="43281" table:display="true" table:show-details="true"/>
                <table:data-pilot-member table:name="43282" table:display="true" table:show-details="true"/>
                <table:data-pilot-member table:name="43286" table:display="true" table:show-details="true"/>
                <table:data-pilot-member table:name="43287" table:display="true" table:show-details="true"/>
                <table:data-pilot-member table:name="43290" table:display="true" table:show-details="true"/>
                <table:data-pilot-member table:name="43305" table:display="true" table:show-details="true"/>
                <table:data-pilot-member table:name="43306" table:display="true" table:show-details="true"/>
                <table:data-pilot-member table:name="43308" table:display="true" table:show-details="true"/>
                <table:data-pilot-member table:name="43324" table:display="true" table:show-details="true"/>
                <table:data-pilot-member table:name="43331" table:display="true" table:show-details="true"/>
                <table:data-pilot-member table:name="43332" table:display="true" table:show-details="true"/>
                <table:data-pilot-member table:name="43342" table:display="true" table:show-details="true"/>
                <table:data-pilot-member table:name="43348" table:display="true" table:show-details="true"/>
                <table:data-pilot-member table:name="43369" table:display="true" table:show-details="true"/>
                <table:data-pilot-member table:name="43379" table:display="true" table:show-details="true"/>
                <table:data-pilot-member table:name="43385" table:display="true" table:show-details="true"/>
                <table:data-pilot-member table:name="43392" table:display="true" table:show-details="true"/>
                <table:data-pilot-member table:name="43402" table:display="true" table:show-details="true"/>
                <table:data-pilot-member table:name="43403" table:display="true" table:show-details="true"/>
                <table:data-pilot-member table:name="43422" table:display="true" table:show-details="true"/>
                <table:data-pilot-member table:name="43427" table:display="true" table:show-details="true"/>
                <table:data-pilot-member table:name="43431" table:display="true" table:show-details="true"/>
                <table:data-pilot-member table:name="43437" table:display="true" table:show-details="true"/>
                <table:data-pilot-member table:name="43440" table:display="true" table:show-details="true"/>
                <table:data-pilot-member table:name="43447" table:display="true" table:show-details="true"/>
                <table:data-pilot-member table:name="43449" table:display="true" table:show-details="true"/>
                <table:data-pilot-member table:name="43452" table:display="true" table:show-details="true"/>
                <table:data-pilot-member table:name="43454" table:display="true" table:show-details="true"/>
                <table:data-pilot-member table:name="43456" table:display="true" table:show-details="true"/>
                <table:data-pilot-member table:name="43460" table:display="true" table:show-details="true"/>
                <table:data-pilot-member table:name="43470" table:display="true" table:show-details="true"/>
                <table:data-pilot-member table:name="43484" table:display="true" table:show-details="true"/>
                <table:data-pilot-member table:name="43487" table:display="true" table:show-details="true"/>
                <table:data-pilot-member table:name="43494" table:display="true" table:show-details="true"/>
                <table:data-pilot-member table:name="43495" table:display="true" table:show-details="true"/>
                <table:data-pilot-member table:name="43499" table:display="true" table:show-details="true"/>
                <table:data-pilot-member table:name="43511" table:display="true" table:show-details="true"/>
                <table:data-pilot-member table:name="43523" table:display="true" table:show-details="true"/>
                <table:data-pilot-member table:name="43525" table:display="true" table:show-details="true"/>
                <table:data-pilot-member table:name="43548" table:display="true" table:show-details="true"/>
                <table:data-pilot-member table:name="43552" table:display="true" table:show-details="true"/>
                <table:data-pilot-member table:name="43554" table:display="true" table:show-details="true"/>
                <table:data-pilot-member table:name="43565" table:display="true" table:show-details="true"/>
                <table:data-pilot-member table:name="43575" table:display="true" table:show-details="true"/>
                <table:data-pilot-member table:name="43584" table:display="true" table:show-details="true"/>
                <table:data-pilot-member table:name="43597" table:display="true" table:show-details="true"/>
                <table:data-pilot-member table:name="43598" table:display="true" table:show-details="true"/>
                <table:data-pilot-member table:name="43604" table:display="true" table:show-details="true"/>
                <table:data-pilot-member table:name="43611" table:display="true" table:show-details="true"/>
                <table:data-pilot-member table:name="43620" table:display="true" table:show-details="true"/>
                <table:data-pilot-member table:name="43621" table:display="true" table:show-details="true"/>
                <table:data-pilot-member table:name="43638" table:display="true" table:show-details="true"/>
                <table:data-pilot-member table:name="43641" table:display="true" table:show-details="true"/>
                <table:data-pilot-member table:name="43654" table:display="true" table:show-details="true"/>
                <table:data-pilot-member table:name="43670" table:display="true" table:show-details="true"/>
                <table:data-pilot-member table:name="43672" table:display="true" table:show-details="true"/>
                <table:data-pilot-member table:name="43678" table:display="true" table:show-details="true"/>
                <table:data-pilot-member table:name="43679" table:display="true" table:show-details="true"/>
                <table:data-pilot-member table:name="43683" table:display="true" table:show-details="true"/>
                <table:data-pilot-member table:name="43685" table:display="true" table:show-details="true"/>
                <table:data-pilot-member table:name="43687" table:display="true" table:show-details="true"/>
                <table:data-pilot-member table:name="43699" table:display="true" table:show-details="true"/>
                <table:data-pilot-member table:name="43750" table:display="true" table:show-details="true"/>
                <table:data-pilot-member table:name="43769" table:display="true" table:show-details="true"/>
                <table:data-pilot-member table:name="43782" table:display="true" table:show-details="true"/>
                <table:data-pilot-member table:name="43803" table:display="true" table:show-details="true"/>
                <table:data-pilot-member table:name="43804" table:display="true" table:show-details="true"/>
                <table:data-pilot-member table:name="43813" table:display="true" table:show-details="true"/>
                <table:data-pilot-member table:name="43818" table:display="true" table:show-details="true"/>
                <table:data-pilot-member table:name="43832" table:display="true" table:show-details="true"/>
                <table:data-pilot-member table:name="43833" table:display="true" table:show-details="true"/>
                <table:data-pilot-member table:name="43863" table:display="true" table:show-details="true"/>
                <table:data-pilot-member table:name="43897" table:display="true" table:show-details="true"/>
                <table:data-pilot-member table:name="43914" table:display="true" table:show-details="true"/>
                <table:data-pilot-member table:name="43919" table:display="true" table:show-details="true"/>
                <table:data-pilot-member table:name="43949" table:display="true" table:show-details="true"/>
                <table:data-pilot-member table:name="43951" table:display="true" table:show-details="true"/>
                <table:data-pilot-member table:name="43953" table:display="true" table:show-details="true"/>
                <table:data-pilot-member table:name="43962" table:display="true" table:show-details="true"/>
                <table:data-pilot-member table:name="43970" table:display="true" table:show-details="true"/>
                <table:data-pilot-member table:name="43975" table:display="true" table:show-details="true"/>
                <table:data-pilot-member table:name="43978" table:display="true" table:show-details="true"/>
                <table:data-pilot-member table:name="43981" table:display="true" table:show-details="true"/>
                <table:data-pilot-member table:name="43984" table:display="true" table:show-details="true"/>
                <table:data-pilot-member table:name="43995" table:display="true" table:show-details="true"/>
                <table:data-pilot-member table:name="43999" table:display="true" table:show-details="true"/>
                <table:data-pilot-member table:name="44005" table:display="true" table:show-details="true"/>
                <table:data-pilot-member table:name="44006" table:display="true" table:show-details="true"/>
                <table:data-pilot-member table:name="44027" table:display="true" table:show-details="true"/>
                <table:data-pilot-member table:name="44035" table:display="true" table:show-details="true"/>
                <table:data-pilot-member table:name="44047" table:display="true" table:show-details="true"/>
                <table:data-pilot-member table:name="44053" table:display="true" table:show-details="true"/>
                <table:data-pilot-member table:name="44055" table:display="true" table:show-details="true"/>
                <table:data-pilot-member table:name="44074" table:display="true" table:show-details="true"/>
                <table:data-pilot-member table:name="44089" table:display="true" table:show-details="true"/>
                <table:data-pilot-member table:name="44092" table:display="true" table:show-details="true"/>
                <table:data-pilot-member table:name="44093" table:display="true" table:show-details="true"/>
                <table:data-pilot-member table:name="44109" table:display="true" table:show-details="true"/>
                <table:data-pilot-member table:name="44122" table:display="true" table:show-details="true"/>
                <table:data-pilot-member table:name="44157" table:display="true" table:show-details="true"/>
                <table:data-pilot-member table:name="44162" table:display="true" table:show-details="true"/>
                <table:data-pilot-member table:name="44166" table:display="true" table:show-details="true"/>
                <table:data-pilot-member table:name="44187" table:display="true" table:show-details="true"/>
                <table:data-pilot-member table:name="44189" table:display="true" table:show-details="true"/>
                <table:data-pilot-member table:name="44191" table:display="true" table:show-details="true"/>
                <table:data-pilot-member table:name="44192" table:display="true" table:show-details="true"/>
                <table:data-pilot-member table:name="44202" table:display="true" table:show-details="true"/>
                <table:data-pilot-member table:name="44205" table:display="true" table:show-details="true"/>
                <table:data-pilot-member table:name="44220" table:display="true" table:show-details="true"/>
                <table:data-pilot-member table:name="44239" table:display="true" table:show-details="true"/>
                <table:data-pilot-member table:name="44244" table:display="true" table:show-details="true"/>
                <table:data-pilot-member table:name="44263" table:display="true" table:show-details="true"/>
                <table:data-pilot-member table:name="44266" table:display="true" table:show-details="true"/>
                <table:data-pilot-member table:name="44278" table:display="true" table:show-details="true"/>
                <table:data-pilot-member table:name="44287" table:display="true" table:show-details="true"/>
                <table:data-pilot-member table:name="44321" table:display="true" table:show-details="true"/>
                <table:data-pilot-member table:name="44332" table:display="true" table:show-details="true"/>
                <table:data-pilot-member table:name="44335" table:display="true" table:show-details="true"/>
                <table:data-pilot-member table:name="44346" table:display="true" table:show-details="true"/>
                <table:data-pilot-member table:name="44350" table:display="true" table:show-details="true"/>
                <table:data-pilot-member table:name="44353" table:display="true" table:show-details="true"/>
                <table:data-pilot-member table:name="44364" table:display="true" table:show-details="true"/>
                <table:data-pilot-member table:name="44366" table:display="true" table:show-details="true"/>
                <table:data-pilot-member table:name="44374" table:display="true" table:show-details="true"/>
                <table:data-pilot-member table:name="44382" table:display="true" table:show-details="true"/>
                <table:data-pilot-member table:name="44396" table:display="true" table:show-details="true"/>
                <table:data-pilot-member table:name="44397" table:display="true" table:show-details="true"/>
                <table:data-pilot-member table:name="44405" table:display="true" table:show-details="true"/>
                <table:data-pilot-member table:name="44409" table:display="true" table:show-details="true"/>
                <table:data-pilot-member table:name="44411" table:display="true" table:show-details="true"/>
                <table:data-pilot-member table:name="44420" table:display="true" table:show-details="true"/>
                <table:data-pilot-member table:name="44423" table:display="true" table:show-details="true"/>
                <table:data-pilot-member table:name="44432" table:display="true" table:show-details="true"/>
                <table:data-pilot-member table:name="44448" table:display="true" table:show-details="true"/>
                <table:data-pilot-member table:name="44460" table:display="true" table:show-details="true"/>
                <table:data-pilot-member table:name="44466" table:display="true" table:show-details="true"/>
                <table:data-pilot-member table:name="44467" table:display="true" table:show-details="true"/>
                <table:data-pilot-member table:name="44484" table:display="true" table:show-details="true"/>
                <table:data-pilot-member table:name="44486" table:display="true" table:show-details="true"/>
                <table:data-pilot-member table:name="44501" table:display="true" table:show-details="true"/>
                <table:data-pilot-member table:name="44503" table:display="true" table:show-details="true"/>
                <table:data-pilot-member table:name="44506" table:display="true" table:show-details="true"/>
                <table:data-pilot-member table:name="44508" table:display="true" table:show-details="true"/>
                <table:data-pilot-member table:name="44510" table:display="true" table:show-details="true"/>
                <table:data-pilot-member table:name="44514" table:display="true" table:show-details="true"/>
                <table:data-pilot-member table:name="44517" table:display="true" table:show-details="true"/>
                <table:data-pilot-member table:name="44520" table:display="true" table:show-details="true"/>
                <table:data-pilot-member table:name="44534" table:display="true" table:show-details="true"/>
                <table:data-pilot-member table:name="44554" table:display="true" table:show-details="true"/>
                <table:data-pilot-member table:name="44561" table:display="true" table:show-details="true"/>
                <table:data-pilot-member table:name="44574" table:display="true" table:show-details="true"/>
                <table:data-pilot-member table:name="44578" table:display="true" table:show-details="true"/>
                <table:data-pilot-member table:name="44589" table:display="true" table:show-details="true"/>
                <table:data-pilot-member table:name="44620" table:display="true" table:show-details="true"/>
                <table:data-pilot-member table:name="44631" table:display="true" table:show-details="true"/>
                <table:data-pilot-member table:name="44634" table:display="true" table:show-details="true"/>
                <table:data-pilot-member table:name="44635" table:display="true" table:show-details="true"/>
                <table:data-pilot-member table:name="44637" table:display="true" table:show-details="true"/>
                <table:data-pilot-member table:name="44638" table:display="true" table:show-details="true"/>
                <table:data-pilot-member table:name="44641" table:display="true" table:show-details="true"/>
                <table:data-pilot-member table:name="44653" table:display="true" table:show-details="true"/>
                <table:data-pilot-member table:name="44654" table:display="true" table:show-details="true"/>
                <table:data-pilot-member table:name="44657" table:display="true" table:show-details="true"/>
                <table:data-pilot-member table:name="44666" table:display="true" table:show-details="true"/>
                <table:data-pilot-member table:name="44667" table:display="true" table:show-details="true"/>
                <table:data-pilot-member table:name="44673" table:display="true" table:show-details="true"/>
                <table:data-pilot-member table:name="44680" table:display="true" table:show-details="true"/>
                <table:data-pilot-member table:name="44683" table:display="true" table:show-details="true"/>
                <table:data-pilot-member table:name="44691" table:display="true" table:show-details="true"/>
                <table:data-pilot-member table:name="44707" table:display="true" table:show-details="true"/>
                <table:data-pilot-member table:name="44712" table:display="true" table:show-details="true"/>
                <table:data-pilot-member table:name="44716" table:display="true" table:show-details="true"/>
                <table:data-pilot-member table:name="44719" table:display="true" table:show-details="true"/>
                <table:data-pilot-member table:name="44720" table:display="true" table:show-details="true"/>
                <table:data-pilot-member table:name="44723" table:display="true" table:show-details="true"/>
                <table:data-pilot-member table:name="44724" table:display="true" table:show-details="true"/>
                <table:data-pilot-member table:name="44731" table:display="true" table:show-details="true"/>
                <table:data-pilot-member table:name="44761" table:display="true" table:show-details="true"/>
                <table:data-pilot-member table:name="44775" table:display="true" table:show-details="true"/>
                <table:data-pilot-member table:name="44789" table:display="true" table:show-details="true"/>
                <table:data-pilot-member table:name="44798" table:display="true" table:show-details="true"/>
                <table:data-pilot-member table:name="44829" table:display="true" table:show-details="true"/>
                <table:data-pilot-member table:name="44830" table:display="true" table:show-details="true"/>
                <table:data-pilot-member table:name="44848" table:display="true" table:show-details="true"/>
                <table:data-pilot-member table:name="44862" table:display="true" table:show-details="true"/>
                <table:data-pilot-member table:name="44863" table:display="true" table:show-details="true"/>
                <table:data-pilot-member table:name="44864" table:display="true" table:show-details="true"/>
                <table:data-pilot-member table:name="44876" table:display="true" table:show-details="true"/>
                <table:data-pilot-member table:name="44880" table:display="true" table:show-details="true"/>
                <table:data-pilot-member table:name="44881" table:display="true" table:show-details="true"/>
                <table:data-pilot-member table:name="44894" table:display="true" table:show-details="true"/>
                <table:data-pilot-member table:name="44895" table:display="true" table:show-details="true"/>
                <table:data-pilot-member table:name="44923" table:display="true" table:show-details="true"/>
                <table:data-pilot-member table:name="44924" table:display="true" table:show-details="true"/>
                <table:data-pilot-member table:name="44934" table:display="true" table:show-details="true"/>
                <table:data-pilot-member table:name="44966" table:display="true" table:show-details="true"/>
                <table:data-pilot-member table:name="44967" table:display="true" table:show-details="true"/>
                <table:data-pilot-member table:name="44983" table:display="true" table:show-details="true"/>
                <table:data-pilot-member table:name="44985" table:display="true" table:show-details="true"/>
                <table:data-pilot-member table:name="44986" table:display="true" table:show-details="true"/>
                <table:data-pilot-member table:name="45012" table:display="true" table:show-details="true"/>
                <table:data-pilot-member table:name="45013" table:display="true" table:show-details="true"/>
                <table:data-pilot-member table:name="45017" table:display="true" table:show-details="true"/>
                <table:data-pilot-member table:name="45024" table:display="true" table:show-details="true"/>
                <table:data-pilot-member table:name="45042" table:display="true" table:show-details="true"/>
                <table:data-pilot-member table:name="45052" table:display="true" table:show-details="true"/>
                <table:data-pilot-member table:name="45057" table:display="true" table:show-details="true"/>
                <table:data-pilot-member table:name="45063" table:display="true" table:show-details="true"/>
                <table:data-pilot-member table:name="45065" table:display="true" table:show-details="true"/>
                <table:data-pilot-member table:name="45069" table:display="true" table:show-details="true"/>
                <table:data-pilot-member table:name="45072" table:display="true" table:show-details="true"/>
                <table:data-pilot-member table:name="45076" table:display="true" table:show-details="true"/>
                <table:data-pilot-member table:name="45115" table:display="true" table:show-details="true"/>
                <table:data-pilot-member table:name="45118" table:display="true" table:show-details="true"/>
                <table:data-pilot-member table:name="45129" table:display="true" table:show-details="true"/>
                <table:data-pilot-member table:name="45136" table:display="true" table:show-details="true"/>
                <table:data-pilot-member table:name="45142" table:display="true" table:show-details="true"/>
                <table:data-pilot-member table:name="45156" table:display="true" table:show-details="true"/>
                <table:data-pilot-member table:name="45163" table:display="true" table:show-details="true"/>
                <table:data-pilot-member table:name="45191" table:display="true" table:show-details="true"/>
                <table:data-pilot-member table:name="45194" table:display="true" table:show-details="true"/>
                <table:data-pilot-member table:name="45229" table:display="true" table:show-details="true"/>
                <table:data-pilot-member table:name="45242" table:display="true" table:show-details="true"/>
                <table:data-pilot-member table:name="45256" table:display="true" table:show-details="true"/>
                <table:data-pilot-member table:name="45258" table:display="true" table:show-details="true"/>
                <table:data-pilot-member table:name="45262" table:display="true" table:show-details="true"/>
                <table:data-pilot-member table:name="45263" table:display="true" table:show-details="true"/>
                <table:data-pilot-member table:name="45271" table:display="true" table:show-details="true"/>
                <table:data-pilot-member table:name="45281" table:display="true" table:show-details="true"/>
                <table:data-pilot-member table:name="45297" table:display="true" table:show-details="true"/>
                <table:data-pilot-member table:name="45298" table:display="true" table:show-details="true"/>
                <table:data-pilot-member table:name="45310" table:display="true" table:show-details="true"/>
                <table:data-pilot-member table:name="45323" table:display="true" table:show-details="true"/>
                <table:data-pilot-member table:name="45335" table:display="true" table:show-details="true"/>
                <table:data-pilot-member table:name="45353" table:display="true" table:show-details="true"/>
                <table:data-pilot-member table:name="45359" table:display="true" table:show-details="true"/>
                <table:data-pilot-member table:name="45363" table:display="true" table:show-details="true"/>
                <table:data-pilot-member table:name="45374" table:display="true" table:show-details="true"/>
                <table:data-pilot-member table:name="45388" table:display="true" table:show-details="true"/>
                <table:data-pilot-member table:name="45410" table:display="true" table:show-details="true"/>
                <table:data-pilot-member table:name="45429" table:display="true" table:show-details="true"/>
                <table:data-pilot-member table:name="45438" table:display="true" table:show-details="true"/>
                <table:data-pilot-member table:name="45441" table:display="true" table:show-details="true"/>
                <table:data-pilot-member table:name="45448" table:display="true" table:show-details="true"/>
                <table:data-pilot-member table:name="45454" table:display="true" table:show-details="true"/>
                <table:data-pilot-member table:name="45460" table:display="true" table:show-details="true"/>
                <table:data-pilot-member table:name="45464" table:display="true" table:show-details="true"/>
                <table:data-pilot-member table:name="45469" table:display="true" table:show-details="true"/>
                <table:data-pilot-member table:name="45484" table:display="true" table:show-details="true"/>
                <table:data-pilot-member table:name="45493" table:display="true" table:show-details="true"/>
                <table:data-pilot-member table:name="45506" table:display="true" table:show-details="true"/>
                <table:data-pilot-member table:name="45509" table:display="true" table:show-details="true"/>
                <table:data-pilot-member table:name="45514" table:display="true" table:show-details="true"/>
                <table:data-pilot-member table:name="45517" table:display="true" table:show-details="true"/>
                <table:data-pilot-member table:name="45521" table:display="true" table:show-details="true"/>
                <table:data-pilot-member table:name="45541" table:display="true" table:show-details="true"/>
                <table:data-pilot-member table:name="45547" table:display="true" table:show-details="true"/>
                <table:data-pilot-member table:name="45548" table:display="true" table:show-details="true"/>
                <table:data-pilot-member table:name="45558" table:display="true" table:show-details="true"/>
                <table:data-pilot-member table:name="45559" table:display="true" table:show-details="true"/>
                <table:data-pilot-member table:name="45567" table:display="true" table:show-details="true"/>
                <table:data-pilot-member table:name="45578" table:display="true" table:show-details="true"/>
                <table:data-pilot-member table:name="45583" table:display="true" table:show-details="true"/>
                <table:data-pilot-member table:name="45598" table:display="true" table:show-details="true"/>
                <table:data-pilot-member table:name="45632" table:display="true" table:show-details="true"/>
                <table:data-pilot-member table:name="45649" table:display="true" table:show-details="true"/>
                <table:data-pilot-member table:name="45661" table:display="true" table:show-details="true"/>
                <table:data-pilot-member table:name="45667" table:display="true" table:show-details="true"/>
                <table:data-pilot-member table:name="45669" table:display="true" table:show-details="true"/>
                <table:data-pilot-member table:name="45689" table:display="true" table:show-details="true"/>
                <table:data-pilot-member table:name="45697" table:display="true" table:show-details="true"/>
                <table:data-pilot-member table:name="45705" table:display="true" table:show-details="true"/>
                <table:data-pilot-member table:name="45710" table:display="true" table:show-details="true"/>
                <table:data-pilot-member table:name="45711" table:display="true" table:show-details="true"/>
                <table:data-pilot-member table:name="45716" table:display="true" table:show-details="true"/>
                <table:data-pilot-member table:name="45720" table:display="true" table:show-details="true"/>
                <table:data-pilot-member table:name="45727" table:display="true" table:show-details="true"/>
                <table:data-pilot-member table:name="45747" table:display="true" table:show-details="true"/>
                <table:data-pilot-member table:name="45749" table:display="true" table:show-details="true"/>
                <table:data-pilot-member table:name="45759" table:display="true" table:show-details="true"/>
                <table:data-pilot-member table:name="45775" table:display="true" table:show-details="true"/>
                <table:data-pilot-member table:name="45783" table:display="true" table:show-details="true"/>
                <table:data-pilot-member table:name="45801" table:display="true" table:show-details="true"/>
                <table:data-pilot-member table:name="45810" table:display="true" table:show-details="true"/>
                <table:data-pilot-member table:name="45825" table:display="true" table:show-details="true"/>
                <table:data-pilot-member table:name="45830" table:display="true" table:show-details="true"/>
                <table:data-pilot-member table:name="45833" table:display="true" table:show-details="true"/>
                <table:data-pilot-member table:name="45837" table:display="true" table:show-details="true"/>
                <table:data-pilot-member table:name="45856" table:display="true" table:show-details="true"/>
                <table:data-pilot-member table:name="45879" table:display="true" table:show-details="true"/>
                <table:data-pilot-member table:name="45916" table:display="true" table:show-details="true"/>
                <table:data-pilot-member table:name="45920" table:display="true" table:show-details="true"/>
                <table:data-pilot-member table:name="45940" table:display="true" table:show-details="true"/>
                <table:data-pilot-member table:name="45941" table:display="true" table:show-details="true"/>
                <table:data-pilot-member table:name="45943" table:display="true" table:show-details="true"/>
                <table:data-pilot-member table:name="45966" table:display="true" table:show-details="true"/>
                <table:data-pilot-member table:name="45974" table:display="true" table:show-details="true"/>
                <table:data-pilot-member table:name="45991" table:display="true" table:show-details="true"/>
                <table:data-pilot-member table:name="46008" table:display="true" table:show-details="true"/>
                <table:data-pilot-member table:name="46017" table:display="true" table:show-details="true"/>
                <table:data-pilot-member table:name="46032" table:display="true" table:show-details="true"/>
                <table:data-pilot-member table:name="46037" table:display="true" table:show-details="true"/>
                <table:data-pilot-member table:name="46049" table:display="true" table:show-details="true"/>
                <table:data-pilot-member table:name="46052" table:display="true" table:show-details="true"/>
                <table:data-pilot-member table:name="46059" table:display="true" table:show-details="true"/>
                <table:data-pilot-member table:name="46060" table:display="true" table:show-details="true"/>
                <table:data-pilot-member table:name="46068" table:display="true" table:show-details="true"/>
                <table:data-pilot-member table:name="46075" table:display="true" table:show-details="true"/>
                <table:data-pilot-member table:name="46084" table:display="true" table:show-details="true"/>
                <table:data-pilot-member table:name="46092" table:display="true" table:show-details="true"/>
                <table:data-pilot-member table:name="46093" table:display="true" table:show-details="true"/>
                <table:data-pilot-member table:name="46121" table:display="true" table:show-details="true"/>
                <table:data-pilot-member table:name="46129" table:display="true" table:show-details="true"/>
                <table:data-pilot-member table:name="46134" table:display="true" table:show-details="true"/>
                <table:data-pilot-member table:name="46154" table:display="true" table:show-details="true"/>
                <table:data-pilot-member table:name="46159" table:display="true" table:show-details="true"/>
                <table:data-pilot-member table:name="46161" table:display="true" table:show-details="true"/>
                <table:data-pilot-member table:name="46187" table:display="true" table:show-details="true"/>
                <table:data-pilot-member table:name="46199" table:display="true" table:show-details="true"/>
                <table:data-pilot-member table:name="46214" table:display="true" table:show-details="true"/>
                <table:data-pilot-member table:name="46223" table:display="true" table:show-details="true"/>
                <table:data-pilot-member table:name="46235" table:display="true" table:show-details="true"/>
                <table:data-pilot-member table:name="46238" table:display="true" table:show-details="true"/>
                <table:data-pilot-member table:name="46239" table:display="true" table:show-details="true"/>
                <table:data-pilot-member table:name="46240" table:display="true" table:show-details="true"/>
                <table:data-pilot-member table:name="46247" table:display="true" table:show-details="true"/>
                <table:data-pilot-member table:name="46249" table:display="true" table:show-details="true"/>
                <table:data-pilot-member table:name="46254" table:display="true" table:show-details="true"/>
                <table:data-pilot-member table:name="46270" table:display="true" table:show-details="true"/>
                <table:data-pilot-member table:name="46274" table:display="true" table:show-details="true"/>
                <table:data-pilot-member table:name="46275" table:display="true" table:show-details="true"/>
                <table:data-pilot-member table:name="46277" table:display="true" table:show-details="true"/>
                <table:data-pilot-member table:name="46283" table:display="true" table:show-details="true"/>
                <table:data-pilot-member table:name="46286" table:display="true" table:show-details="true"/>
                <table:data-pilot-member table:name="46289" table:display="true" table:show-details="true"/>
                <table:data-pilot-member table:name="46298" table:display="true" table:show-details="true"/>
                <table:data-pilot-member table:name="46305" table:display="true" table:show-details="true"/>
                <table:data-pilot-member table:name="46324" table:display="true" table:show-details="true"/>
                <table:data-pilot-member table:name="46342" table:display="true" table:show-details="true"/>
                <table:data-pilot-member table:name="46348" table:display="true" table:show-details="true"/>
                <table:data-pilot-member table:name="46353" table:display="true" table:show-details="true"/>
                <table:data-pilot-member table:name="46376" table:display="true" table:show-details="true"/>
                <table:data-pilot-member table:name="46381" table:display="true" table:show-details="true"/>
                <table:data-pilot-member table:name="46388" table:display="true" table:show-details="true"/>
                <table:data-pilot-member table:name="46405" table:display="true" table:show-details="true"/>
                <table:data-pilot-member table:name="46407" table:display="true" table:show-details="true"/>
                <table:data-pilot-member table:name="46413" table:display="true" table:show-details="true"/>
                <table:data-pilot-member table:name="46418" table:display="true" table:show-details="true"/>
                <table:data-pilot-member table:name="46422" table:display="true" table:show-details="true"/>
                <table:data-pilot-member table:name="46454" table:display="true" table:show-details="true"/>
                <table:data-pilot-member table:name="46481" table:display="true" table:show-details="true"/>
                <table:data-pilot-member table:name="46484" table:display="true" table:show-details="true"/>
                <table:data-pilot-member table:name="46487" table:display="true" table:show-details="true"/>
                <table:data-pilot-member table:name="46495" table:display="true" table:show-details="true"/>
                <table:data-pilot-member table:name="46501" table:display="true" table:show-details="true"/>
                <table:data-pilot-member table:name="46509" table:display="true" table:show-details="true"/>
                <table:data-pilot-member table:name="46532" table:display="true" table:show-details="true"/>
                <table:data-pilot-member table:name="46592" table:display="true" table:show-details="true"/>
                <table:data-pilot-member table:name="46606" table:display="true" table:show-details="true"/>
                <table:data-pilot-member table:name="46620" table:display="true" table:show-details="true"/>
                <table:data-pilot-member table:name="46623" table:display="true" table:show-details="true"/>
                <table:data-pilot-member table:name="46627" table:display="true" table:show-details="true"/>
                <table:data-pilot-member table:name="46642" table:display="true" table:show-details="true"/>
                <table:data-pilot-member table:name="46664" table:display="true" table:show-details="true"/>
                <table:data-pilot-member table:name="46675" table:display="true" table:show-details="true"/>
                <table:data-pilot-member table:name="46678" table:display="true" table:show-details="true"/>
                <table:data-pilot-member table:name="46679" table:display="true" table:show-details="true"/>
                <table:data-pilot-member table:name="46681" table:display="true" table:show-details="true"/>
                <table:data-pilot-member table:name="46683" table:display="true" table:show-details="true"/>
                <table:data-pilot-member table:name="46697" table:display="true" table:show-details="true"/>
                <table:data-pilot-member table:name="46700" table:display="true" table:show-details="true"/>
                <table:data-pilot-member table:name="46704" table:display="true" table:show-details="true"/>
                <table:data-pilot-member table:name="46705" table:display="true" table:show-details="true"/>
                <table:data-pilot-member table:name="46713" table:display="true" table:show-details="true"/>
                <table:data-pilot-member table:name="46714" table:display="true" table:show-details="true"/>
                <table:data-pilot-member table:name="46717" table:display="true" table:show-details="true"/>
                <table:data-pilot-member table:name="46725" table:display="true" table:show-details="true"/>
                <table:data-pilot-member table:name="46731" table:display="true" table:show-details="true"/>
                <table:data-pilot-member table:name="46732" table:display="true" table:show-details="true"/>
                <table:data-pilot-member table:name="46734" table:display="true" table:show-details="true"/>
                <table:data-pilot-member table:name="46737" table:display="true" table:show-details="true"/>
                <table:data-pilot-member table:name="46778" table:display="true" table:show-details="true"/>
                <table:data-pilot-member table:name="46785" table:display="true" table:show-details="true"/>
                <table:data-pilot-member table:name="46791" table:display="true" table:show-details="true"/>
                <table:data-pilot-member table:name="46794" table:display="true" table:show-details="true"/>
                <table:data-pilot-member table:name="46814" table:display="true" table:show-details="true"/>
                <table:data-pilot-member table:name="46821" table:display="true" table:show-details="true"/>
                <table:data-pilot-member table:name="46823" table:display="true" table:show-details="true"/>
                <table:data-pilot-member table:name="46851" table:display="true" table:show-details="true"/>
                <table:data-pilot-member table:name="46855" table:display="true" table:show-details="true"/>
                <table:data-pilot-member table:name="46856" table:display="true" table:show-details="true"/>
                <table:data-pilot-member table:name="46858" table:display="true" table:show-details="true"/>
                <table:data-pilot-member table:name="46874" table:display="true" table:show-details="true"/>
                <table:data-pilot-member table:name="46880" table:display="true" table:show-details="true"/>
                <table:data-pilot-member table:name="46884" table:display="true" table:show-details="true"/>
                <table:data-pilot-member table:name="46898" table:display="true" table:show-details="true"/>
                <table:data-pilot-member table:name="46943" table:display="true" table:show-details="true"/>
                <table:data-pilot-member table:name="46947" table:display="true" table:show-details="true"/>
                <table:data-pilot-member table:name="46952" table:display="true" table:show-details="true"/>
                <table:data-pilot-member table:name="46964" table:display="true" table:show-details="true"/>
                <table:data-pilot-member table:name="46970" table:display="true" table:show-details="true"/>
                <table:data-pilot-member table:name="46976" table:display="true" table:show-details="true"/>
                <table:data-pilot-member table:name="46984" table:display="true" table:show-details="true"/>
                <table:data-pilot-member table:name="46989" table:display="true" table:show-details="true"/>
                <table:data-pilot-member table:name="46991" table:display="true" table:show-details="true"/>
                <table:data-pilot-member table:name="47002" table:display="true" table:show-details="true"/>
                <table:data-pilot-member table:name="47014" table:display="true" table:show-details="true"/>
                <table:data-pilot-member table:name="47040" table:display="true" table:show-details="true"/>
                <table:data-pilot-member table:name="47041" table:display="true" table:show-details="true"/>
                <table:data-pilot-member table:name="47057" table:display="true" table:show-details="true"/>
                <table:data-pilot-member table:name="47070" table:display="true" table:show-details="true"/>
                <table:data-pilot-member table:name="47102" table:display="true" table:show-details="true"/>
                <table:data-pilot-member table:name="47103" table:display="true" table:show-details="true"/>
                <table:data-pilot-member table:name="47108" table:display="true" table:show-details="true"/>
                <table:data-pilot-member table:name="47153" table:display="true" table:show-details="true"/>
                <table:data-pilot-member table:name="47154" table:display="true" table:show-details="true"/>
                <table:data-pilot-member table:name="47164" table:display="true" table:show-details="true"/>
                <table:data-pilot-member table:name="47173" table:display="true" table:show-details="true"/>
                <table:data-pilot-member table:name="47175" table:display="true" table:show-details="true"/>
                <table:data-pilot-member table:name="47183" table:display="true" table:show-details="true"/>
                <table:data-pilot-member table:name="47188" table:display="true" table:show-details="true"/>
                <table:data-pilot-member table:name="47189" table:display="true" table:show-details="true"/>
                <table:data-pilot-member table:name="47191" table:display="true" table:show-details="true"/>
                <table:data-pilot-member table:name="47193" table:display="true" table:show-details="true"/>
                <table:data-pilot-member table:name="47198" table:display="true" table:show-details="true"/>
                <table:data-pilot-member table:name="47206" table:display="true" table:show-details="true"/>
                <table:data-pilot-member table:name="47210" table:display="true" table:show-details="true"/>
                <table:data-pilot-member table:name="47211" table:display="true" table:show-details="true"/>
                <table:data-pilot-member table:name="47217" table:display="true" table:show-details="true"/>
                <table:data-pilot-member table:name="47260" table:display="true" table:show-details="true"/>
                <table:data-pilot-member table:name="47267" table:display="true" table:show-details="true"/>
                <table:data-pilot-member table:name="47294" table:display="true" table:show-details="true"/>
                <table:data-pilot-member table:name="47307" table:display="true" table:show-details="true"/>
                <table:data-pilot-member table:name="47314" table:display="true" table:show-details="true"/>
                <table:data-pilot-member table:name="47320" table:display="true" table:show-details="true"/>
                <table:data-pilot-member table:name="47332" table:display="true" table:show-details="true"/>
                <table:data-pilot-member table:name="47333" table:display="true" table:show-details="true"/>
                <table:data-pilot-member table:name="47338" table:display="true" table:show-details="true"/>
                <table:data-pilot-member table:name="47341" table:display="true" table:show-details="true"/>
                <table:data-pilot-member table:name="47352" table:display="true" table:show-details="true"/>
                <table:data-pilot-member table:name="47360" table:display="true" table:show-details="true"/>
                <table:data-pilot-member table:name="47363" table:display="true" table:show-details="true"/>
                <table:data-pilot-member table:name="47395" table:display="true" table:show-details="true"/>
                <table:data-pilot-member table:name="47404" table:display="true" table:show-details="true"/>
                <table:data-pilot-member table:name="47405" table:display="true" table:show-details="true"/>
                <table:data-pilot-member table:name="47412" table:display="true" table:show-details="true"/>
                <table:data-pilot-member table:name="47415" table:display="true" table:show-details="true"/>
                <table:data-pilot-member table:name="47418" table:display="true" table:show-details="true"/>
                <table:data-pilot-member table:name="47422" table:display="true" table:show-details="true"/>
                <table:data-pilot-member table:name="47430" table:display="true" table:show-details="true"/>
                <table:data-pilot-member table:name="47436" table:display="true" table:show-details="true"/>
                <table:data-pilot-member table:name="47437" table:display="true" table:show-details="true"/>
                <table:data-pilot-member table:name="47441" table:display="true" table:show-details="true"/>
                <table:data-pilot-member table:name="47451" table:display="true" table:show-details="true"/>
                <table:data-pilot-member table:name="47452" table:display="true" table:show-details="true"/>
                <table:data-pilot-member table:name="47456" table:display="true" table:show-details="true"/>
                <table:data-pilot-member table:name="47462" table:display="true" table:show-details="true"/>
                <table:data-pilot-member table:name="47465" table:display="true" table:show-details="true"/>
                <table:data-pilot-member table:name="47466" table:display="true" table:show-details="true"/>
                <table:data-pilot-member table:name="47488" table:display="true" table:show-details="true"/>
                <table:data-pilot-member table:name="47519" table:display="true" table:show-details="true"/>
                <table:data-pilot-member table:name="47530" table:display="true" table:show-details="true"/>
                <table:data-pilot-member table:name="47531" table:display="true" table:show-details="true"/>
                <table:data-pilot-member table:name="47534" table:display="true" table:show-details="true"/>
                <table:data-pilot-member table:name="47537" table:display="true" table:show-details="true"/>
                <table:data-pilot-member table:name="47545" table:display="true" table:show-details="true"/>
                <table:data-pilot-member table:name="47547" table:display="true" table:show-details="true"/>
                <table:data-pilot-member table:name="47566" table:display="true" table:show-details="true"/>
                <table:data-pilot-member table:name="47590" table:display="true" table:show-details="true"/>
                <table:data-pilot-member table:name="47593" table:display="true" table:show-details="true"/>
                <table:data-pilot-member table:name="47606" table:display="true" table:show-details="true"/>
                <table:data-pilot-member table:name="47608" table:display="true" table:show-details="true"/>
                <table:data-pilot-member table:name="47612" table:display="true" table:show-details="true"/>
                <table:data-pilot-member table:name="47621" table:display="true" table:show-details="true"/>
                <table:data-pilot-member table:name="47639" table:display="true" table:show-details="true"/>
                <table:data-pilot-member table:name="47640" table:display="true" table:show-details="true"/>
                <table:data-pilot-member table:name="47651" table:display="true" table:show-details="true"/>
                <table:data-pilot-member table:name="47659" table:display="true" table:show-details="true"/>
                <table:data-pilot-member table:name="47685" table:display="true" table:show-details="true"/>
                <table:data-pilot-member table:name="47686" table:display="true" table:show-details="true"/>
                <table:data-pilot-member table:name="47701" table:display="true" table:show-details="true"/>
                <table:data-pilot-member table:name="47704" table:display="true" table:show-details="true"/>
                <table:data-pilot-member table:name="47706" table:display="true" table:show-details="true"/>
                <table:data-pilot-member table:name="47708" table:display="true" table:show-details="true"/>
                <table:data-pilot-member table:name="47718" table:display="true" table:show-details="true"/>
                <table:data-pilot-member table:name="47722" table:display="true" table:show-details="true"/>
                <table:data-pilot-member table:name="47748" table:display="true" table:show-details="true"/>
                <table:data-pilot-member table:name="47760" table:display="true" table:show-details="true"/>
                <table:data-pilot-member table:name="47761" table:display="true" table:show-details="true"/>
                <table:data-pilot-member table:name="47768" table:display="true" table:show-details="true"/>
                <table:data-pilot-member table:name="47785" table:display="true" table:show-details="true"/>
                <table:data-pilot-member table:name="47786" table:display="true" table:show-details="true"/>
                <table:data-pilot-member table:name="47790" table:display="true" table:show-details="true"/>
                <table:data-pilot-member table:name="47802" table:display="true" table:show-details="true"/>
                <table:data-pilot-member table:name="47817" table:display="true" table:show-details="true"/>
                <table:data-pilot-member table:name="47827" table:display="true" table:show-details="true"/>
                <table:data-pilot-member table:name="47841" table:display="true" table:show-details="true"/>
                <table:data-pilot-member table:name="47842" table:display="true" table:show-details="true"/>
                <table:data-pilot-member table:name="47844" table:display="true" table:show-details="true"/>
                <table:data-pilot-member table:name="47859" table:display="true" table:show-details="true"/>
                <table:data-pilot-member table:name="47861" table:display="true" table:show-details="true"/>
                <table:data-pilot-member table:name="47875" table:display="true" table:show-details="true"/>
                <table:data-pilot-member table:name="47878" table:display="true" table:show-details="true"/>
                <table:data-pilot-member table:name="47882" table:display="true" table:show-details="true"/>
                <table:data-pilot-member table:name="47884" table:display="true" table:show-details="true"/>
                <table:data-pilot-member table:name="47901" table:display="true" table:show-details="true"/>
                <table:data-pilot-member table:name="47914" table:display="true" table:show-details="true"/>
                <table:data-pilot-member table:name="47918" table:display="true" table:show-details="true"/>
                <table:data-pilot-member table:name="47932" table:display="true" table:show-details="true"/>
                <table:data-pilot-member table:name="47936" table:display="true" table:show-details="true"/>
                <table:data-pilot-member table:name="47952" table:display="true" table:show-details="true"/>
                <table:data-pilot-member table:name="47963" table:display="true" table:show-details="true"/>
                <table:data-pilot-member table:name="47980" table:display="true" table:show-details="true"/>
                <table:data-pilot-member table:name="47982" table:display="true" table:show-details="true"/>
                <table:data-pilot-member table:name="47985" table:display="true" table:show-details="true"/>
                <table:data-pilot-member table:name="48014" table:display="true" table:show-details="true"/>
                <table:data-pilot-member table:name="48016" table:display="true" table:show-details="true"/>
                <table:data-pilot-member table:name="48020" table:display="true" table:show-details="true"/>
                <table:data-pilot-member table:name="48021" table:display="true" table:show-details="true"/>
                <table:data-pilot-member table:name="48030" table:display="true" table:show-details="true"/>
                <table:data-pilot-member table:name="48039" table:display="true" table:show-details="true"/>
                <table:data-pilot-member table:name="48040" table:display="true" table:show-details="true"/>
                <table:data-pilot-member table:name="48070" table:display="true" table:show-details="true"/>
                <table:data-pilot-member table:name="48072" table:display="true" table:show-details="true"/>
                <table:data-pilot-member table:name="48085" table:display="true" table:show-details="true"/>
                <table:data-pilot-member table:name="48086" table:display="true" table:show-details="true"/>
                <table:data-pilot-member table:name="48092" table:display="true" table:show-details="true"/>
                <table:data-pilot-member table:name="48095" table:display="true" table:show-details="true"/>
                <table:data-pilot-member table:name="48107" table:display="true" table:show-details="true"/>
                <table:data-pilot-member table:name="48111" table:display="true" table:show-details="true"/>
                <table:data-pilot-member table:name="48113" table:display="true" table:show-details="true"/>
                <table:data-pilot-member table:name="48121" table:display="true" table:show-details="true"/>
                <table:data-pilot-member table:name="48131" table:display="true" table:show-details="true"/>
                <table:data-pilot-member table:name="48165" table:display="true" table:show-details="true"/>
                <table:data-pilot-member table:name="48172" table:display="true" table:show-details="true"/>
                <table:data-pilot-member table:name="48173" table:display="true" table:show-details="true"/>
                <table:data-pilot-member table:name="48178" table:display="true" table:show-details="true"/>
                <table:data-pilot-member table:name="48192" table:display="true" table:show-details="true"/>
                <table:data-pilot-member table:name="48193" table:display="true" table:show-details="true"/>
                <table:data-pilot-member table:name="48203" table:display="true" table:show-details="true"/>
                <table:data-pilot-member table:name="48205" table:display="true" table:show-details="true"/>
                <table:data-pilot-member table:name="48207" table:display="true" table:show-details="true"/>
                <table:data-pilot-member table:name="48213" table:display="true" table:show-details="true"/>
                <table:data-pilot-member table:name="48221" table:display="true" table:show-details="true"/>
                <table:data-pilot-member table:name="48226" table:display="true" table:show-details="true"/>
                <table:data-pilot-member table:name="48229" table:display="true" table:show-details="true"/>
                <table:data-pilot-member table:name="48231" table:display="true" table:show-details="true"/>
                <table:data-pilot-member table:name="48250" table:display="true" table:show-details="true"/>
                <table:data-pilot-member table:name="48251" table:display="true" table:show-details="true"/>
                <table:data-pilot-member table:name="48258" table:display="true" table:show-details="true"/>
                <table:data-pilot-member table:name="48275" table:display="true" table:show-details="true"/>
                <table:data-pilot-member table:name="48287" table:display="true" table:show-details="true"/>
                <table:data-pilot-member table:name="48290" table:display="true" table:show-details="true"/>
                <table:data-pilot-member table:name="48291" table:display="true" table:show-details="true"/>
                <table:data-pilot-member table:name="48306" table:display="true" table:show-details="true"/>
                <table:data-pilot-member table:name="48316" table:display="true" table:show-details="true"/>
                <table:data-pilot-member table:name="48318" table:display="true" table:show-details="true"/>
                <table:data-pilot-member table:name="48353" table:display="true" table:show-details="true"/>
                <table:data-pilot-member table:name="48354" table:display="true" table:show-details="true"/>
                <table:data-pilot-member table:name="48358" table:display="true" table:show-details="true"/>
                <table:data-pilot-member table:name="48360" table:display="true" table:show-details="true"/>
                <table:data-pilot-member table:name="48361" table:display="true" table:show-details="true"/>
                <table:data-pilot-member table:name="48362" table:display="true" table:show-details="true"/>
                <table:data-pilot-member table:name="48367" table:display="true" table:show-details="true"/>
                <table:data-pilot-member table:name="48392" table:display="true" table:show-details="true"/>
                <table:data-pilot-member table:name="48395" table:display="true" table:show-details="true"/>
                <table:data-pilot-member table:name="48399" table:display="true" table:show-details="true"/>
                <table:data-pilot-member table:name="48402" table:display="true" table:show-details="true"/>
                <table:data-pilot-member table:name="48405" table:display="true" table:show-details="true"/>
                <table:data-pilot-member table:name="48414" table:display="true" table:show-details="true"/>
                <table:data-pilot-member table:name="48425" table:display="true" table:show-details="true"/>
                <table:data-pilot-member table:name="48434" table:display="true" table:show-details="true"/>
                <table:data-pilot-member table:name="48441" table:display="true" table:show-details="true"/>
                <table:data-pilot-member table:name="48444" table:display="true" table:show-details="true"/>
                <table:data-pilot-member table:name="48448" table:display="true" table:show-details="true"/>
                <table:data-pilot-member table:name="48458" table:display="true" table:show-details="true"/>
                <table:data-pilot-member table:name="48478" table:display="true" table:show-details="true"/>
                <table:data-pilot-member table:name="48485" table:display="true" table:show-details="true"/>
                <table:data-pilot-member table:name="48499" table:display="true" table:show-details="true"/>
                <table:data-pilot-member table:name="48500" table:display="true" table:show-details="true"/>
                <table:data-pilot-member table:name="48517" table:display="true" table:show-details="true"/>
                <table:data-pilot-member table:name="48521" table:display="true" table:show-details="true"/>
                <table:data-pilot-member table:name="48531" table:display="true" table:show-details="true"/>
                <table:data-pilot-member table:name="48563" table:display="true" table:show-details="true"/>
                <table:data-pilot-member table:name="48567" table:display="true" table:show-details="true"/>
                <table:data-pilot-member table:name="48581" table:display="true" table:show-details="true"/>
                <table:data-pilot-member table:name="48596" table:display="true" table:show-details="true"/>
                <table:data-pilot-member table:name="48609" table:display="true" table:show-details="true"/>
                <table:data-pilot-member table:name="48610" table:display="true" table:show-details="true"/>
                <table:data-pilot-member table:name="48623" table:display="true" table:show-details="true"/>
                <table:data-pilot-member table:name="48627" table:display="true" table:show-details="true"/>
                <table:data-pilot-member table:name="48630" table:display="true" table:show-details="true"/>
                <table:data-pilot-member table:name="48640" table:display="true" table:show-details="true"/>
                <table:data-pilot-member table:name="48648" table:display="true" table:show-details="true"/>
                <table:data-pilot-member table:name="48651" table:display="true" table:show-details="true"/>
                <table:data-pilot-member table:name="48709" table:display="true" table:show-details="true"/>
                <table:data-pilot-member table:name="48715" table:display="true" table:show-details="true"/>
                <table:data-pilot-member table:name="48718" table:display="true" table:show-details="true"/>
                <table:data-pilot-member table:name="48724" table:display="true" table:show-details="true"/>
                <table:data-pilot-member table:name="48729" table:display="true" table:show-details="true"/>
                <table:data-pilot-member table:name="48741" table:display="true" table:show-details="true"/>
                <table:data-pilot-member table:name="48748" table:display="true" table:show-details="true"/>
                <table:data-pilot-member table:name="48751" table:display="true" table:show-details="true"/>
                <table:data-pilot-member table:name="48760" table:display="true" table:show-details="true"/>
                <table:data-pilot-member table:name="48767" table:display="true" table:show-details="true"/>
                <table:data-pilot-member table:name="48772" table:display="true" table:show-details="true"/>
                <table:data-pilot-member table:name="48781" table:display="true" table:show-details="true"/>
                <table:data-pilot-member table:name="48782" table:display="true" table:show-details="true"/>
                <table:data-pilot-member table:name="48786" table:display="true" table:show-details="true"/>
                <table:data-pilot-member table:name="48793" table:display="true" table:show-details="true"/>
                <table:data-pilot-member table:name="48794" table:display="true" table:show-details="true"/>
                <table:data-pilot-member table:name="48796" table:display="true" table:show-details="true"/>
                <table:data-pilot-member table:name="48801" table:display="true" table:show-details="true"/>
                <table:data-pilot-member table:name="48817" table:display="true" table:show-details="true"/>
                <table:data-pilot-member table:name="48826" table:display="true" table:show-details="true"/>
                <table:data-pilot-member table:name="48827" table:display="true" table:show-details="true"/>
                <table:data-pilot-member table:name="48835" table:display="true" table:show-details="true"/>
                <table:data-pilot-member table:name="48839" table:display="true" table:show-details="true"/>
                <table:data-pilot-member table:name="48851" table:display="true" table:show-details="true"/>
                <table:data-pilot-member table:name="48854" table:display="true" table:show-details="true"/>
                <table:data-pilot-member table:name="48872" table:display="true" table:show-details="true"/>
                <table:data-pilot-member table:name="48874" table:display="true" table:show-details="true"/>
                <table:data-pilot-member table:name="48878" table:display="true" table:show-details="true"/>
                <table:data-pilot-member table:name="48883" table:display="true" table:show-details="true"/>
                <table:data-pilot-member table:name="48886" table:display="true" table:show-details="true"/>
                <table:data-pilot-member table:name="48893" table:display="true" table:show-details="true"/>
                <table:data-pilot-member table:name="48907" table:display="true" table:show-details="true"/>
                <table:data-pilot-member table:name="48912" table:display="true" table:show-details="true"/>
                <table:data-pilot-member table:name="48915" table:display="true" table:show-details="true"/>
                <table:data-pilot-member table:name="48929" table:display="true" table:show-details="true"/>
                <table:data-pilot-member table:name="48939" table:display="true" table:show-details="true"/>
                <table:data-pilot-member table:name="48940" table:display="true" table:show-details="true"/>
                <table:data-pilot-member table:name="48943" table:display="true" table:show-details="true"/>
                <table:data-pilot-member table:name="48957" table:display="true" table:show-details="true"/>
                <table:data-pilot-member table:name="48960" table:display="true" table:show-details="true"/>
                <table:data-pilot-member table:name="48964" table:display="true" table:show-details="true"/>
                <table:data-pilot-member table:name="48991" table:display="true" table:show-details="true"/>
                <table:data-pilot-member table:name="49009" table:display="true" table:show-details="true"/>
                <table:data-pilot-member table:name="49012" table:display="true" table:show-details="true"/>
                <table:data-pilot-member table:name="49013" table:display="true" table:show-details="true"/>
                <table:data-pilot-member table:name="49014" table:display="true" table:show-details="true"/>
                <table:data-pilot-member table:name="49043" table:display="true" table:show-details="true"/>
                <table:data-pilot-member table:name="49048" table:display="true" table:show-details="true"/>
                <table:data-pilot-member table:name="49070" table:display="true" table:show-details="true"/>
                <table:data-pilot-member table:name="49080" table:display="true" table:show-details="true"/>
                <table:data-pilot-member table:name="49089" table:display="true" table:show-details="true"/>
                <table:data-pilot-member table:name="49104" table:display="true" table:show-details="true"/>
                <table:data-pilot-member table:name="49107" table:display="true" table:show-details="true"/>
                <table:data-pilot-member table:name="49108" table:display="true" table:show-details="true"/>
                <table:data-pilot-member table:name="49115" table:display="true" table:show-details="true"/>
                <table:data-pilot-member table:name="49139" table:display="true" table:show-details="true"/>
                <table:data-pilot-member table:name="49144" table:display="true" table:show-details="true"/>
                <table:data-pilot-member table:name="49152" table:display="true" table:show-details="true"/>
                <table:data-pilot-member table:name="49162" table:display="true" table:show-details="true"/>
                <table:data-pilot-member table:name="49165" table:display="true" table:show-details="true"/>
                <table:data-pilot-member table:name="49183" table:display="true" table:show-details="true"/>
                <table:data-pilot-member table:name="49191" table:display="true" table:show-details="true"/>
                <table:data-pilot-member table:name="49194" table:display="true" table:show-details="true"/>
                <table:data-pilot-member table:name="49202" table:display="true" table:show-details="true"/>
                <table:data-pilot-member table:name="49203" table:display="true" table:show-details="true"/>
                <table:data-pilot-member table:name="49204" table:display="true" table:show-details="true"/>
                <table:data-pilot-member table:name="49222" table:display="true" table:show-details="true"/>
                <table:data-pilot-member table:name="49225" table:display="true" table:show-details="true"/>
                <table:data-pilot-member table:name="49244" table:display="true" table:show-details="true"/>
                <table:data-pilot-member table:name="49248" table:display="true" table:show-details="true"/>
                <table:data-pilot-member table:name="49267" table:display="true" table:show-details="true"/>
                <table:data-pilot-member table:name="49268" table:display="true" table:show-details="true"/>
                <table:data-pilot-member table:name="49269" table:display="true" table:show-details="true"/>
                <table:data-pilot-member table:name="49273" table:display="true" table:show-details="true"/>
                <table:data-pilot-member table:name="49279" table:display="true" table:show-details="true"/>
                <table:data-pilot-member table:name="49293" table:display="true" table:show-details="true"/>
                <table:data-pilot-member table:name="49300" table:display="true" table:show-details="true"/>
                <table:data-pilot-member table:name="49307" table:display="true" table:show-details="true"/>
                <table:data-pilot-member table:name="49309" table:display="true" table:show-details="true"/>
                <table:data-pilot-member table:name="49311" table:display="true" table:show-details="true"/>
                <table:data-pilot-member table:name="49327" table:display="true" table:show-details="true"/>
                <table:data-pilot-member table:name="49331" table:display="true" table:show-details="true"/>
                <table:data-pilot-member table:name="49335" table:display="true" table:show-details="true"/>
                <table:data-pilot-member table:name="49345" table:display="true" table:show-details="true"/>
                <table:data-pilot-member table:name="49347" table:display="true" table:show-details="true"/>
                <table:data-pilot-member table:name="49352" table:display="true" table:show-details="true"/>
                <table:data-pilot-member table:name="49357" table:display="true" table:show-details="true"/>
                <table:data-pilot-member table:name="49366" table:display="true" table:show-details="true"/>
                <table:data-pilot-member table:name="49367" table:display="true" table:show-details="true"/>
                <table:data-pilot-member table:name="49389" table:display="true" table:show-details="true"/>
                <table:data-pilot-member table:name="49392" table:display="true" table:show-details="true"/>
                <table:data-pilot-member table:name="49401" table:display="true" table:show-details="true"/>
                <table:data-pilot-member table:name="49406" table:display="true" table:show-details="true"/>
                <table:data-pilot-member table:name="49425" table:display="true" table:show-details="true"/>
                <table:data-pilot-member table:name="49426" table:display="true" table:show-details="true"/>
                <table:data-pilot-member table:name="49436" table:display="true" table:show-details="true"/>
                <table:data-pilot-member table:name="49456" table:display="true" table:show-details="true"/>
                <table:data-pilot-member table:name="49459" table:display="true" table:show-details="true"/>
                <table:data-pilot-member table:name="49476" table:display="true" table:show-details="true"/>
                <table:data-pilot-member table:name="49488" table:display="true" table:show-details="true"/>
                <table:data-pilot-member table:name="49497" table:display="true" table:show-details="true"/>
                <table:data-pilot-member table:name="49508" table:display="true" table:show-details="true"/>
                <table:data-pilot-member table:name="49513" table:display="true" table:show-details="true"/>
                <table:data-pilot-member table:name="49518" table:display="true" table:show-details="true"/>
                <table:data-pilot-member table:name="49522" table:display="true" table:show-details="true"/>
                <table:data-pilot-member table:name="49543" table:display="true" table:show-details="true"/>
                <table:data-pilot-member table:name="49546" table:display="true" table:show-details="true"/>
                <table:data-pilot-member table:name="49552" table:display="true" table:show-details="true"/>
                <table:data-pilot-member table:name="49558" table:display="true" table:show-details="true"/>
                <table:data-pilot-member table:name="49561" table:display="true" table:show-details="true"/>
                <table:data-pilot-member table:name="49562" table:display="true" table:show-details="true"/>
                <table:data-pilot-member table:name="49567" table:display="true" table:show-details="true"/>
                <table:data-pilot-member table:name="49571" table:display="true" table:show-details="true"/>
                <table:data-pilot-member table:name="49572" table:display="true" table:show-details="true"/>
                <table:data-pilot-member table:name="49574" table:display="true" table:show-details="true"/>
                <table:data-pilot-member table:name="49590" table:display="true" table:show-details="true"/>
                <table:data-pilot-member table:name="49612" table:display="true" table:show-details="true"/>
                <table:data-pilot-member table:name="49625" table:display="true" table:show-details="true"/>
                <table:data-pilot-member table:name="49628" table:display="true" table:show-details="true"/>
                <table:data-pilot-member table:name="49635" table:display="true" table:show-details="true"/>
                <table:data-pilot-member table:name="49648" table:display="true" table:show-details="true"/>
                <table:data-pilot-member table:name="49652" table:display="true" table:show-details="true"/>
                <table:data-pilot-member table:name="49659" table:display="true" table:show-details="true"/>
                <table:data-pilot-member table:name="49668" table:display="true" table:show-details="true"/>
                <table:data-pilot-member table:name="49671" table:display="true" table:show-details="true"/>
                <table:data-pilot-member table:name="49681" table:display="true" table:show-details="true"/>
                <table:data-pilot-member table:name="49682" table:display="true" table:show-details="true"/>
                <table:data-pilot-member table:name="49685" table:display="true" table:show-details="true"/>
                <table:data-pilot-member table:name="49707" table:display="true" table:show-details="true"/>
                <table:data-pilot-member table:name="49737" table:display="true" table:show-details="true"/>
                <table:data-pilot-member table:name="49748" table:display="true" table:show-details="true"/>
                <table:data-pilot-member table:name="49753" table:display="true" table:show-details="true"/>
                <table:data-pilot-member table:name="49758" table:display="true" table:show-details="true"/>
                <table:data-pilot-member table:name="49765" table:display="true" table:show-details="true"/>
                <table:data-pilot-member table:name="49773" table:display="true" table:show-details="true"/>
                <table:data-pilot-member table:name="49800" table:display="true" table:show-details="true"/>
                <table:data-pilot-member table:name="49829" table:display="true" table:show-details="true"/>
                <table:data-pilot-member table:name="49834" table:display="true" table:show-details="true"/>
                <table:data-pilot-member table:name="49841" table:display="true" table:show-details="true"/>
                <table:data-pilot-member table:name="49846" table:display="true" table:show-details="true"/>
                <table:data-pilot-member table:name="49849" table:display="true" table:show-details="true"/>
                <table:data-pilot-member table:name="49851" table:display="true" table:show-details="true"/>
                <table:data-pilot-member table:name="49859" table:display="true" table:show-details="true"/>
                <table:data-pilot-member table:name="49889" table:display="true" table:show-details="true"/>
                <table:data-pilot-member table:name="49920" table:display="true" table:show-details="true"/>
                <table:data-pilot-member table:name="49928" table:display="true" table:show-details="true"/>
                <table:data-pilot-member table:name="49929" table:display="true" table:show-details="true"/>
                <table:data-pilot-member table:name="49932" table:display="true" table:show-details="true"/>
                <table:data-pilot-member table:name="49933" table:display="true" table:show-details="true"/>
                <table:data-pilot-member table:name="49944" table:display="true" table:show-details="true"/>
                <table:data-pilot-member table:name="49951" table:display="true" table:show-details="true"/>
                <table:data-pilot-member table:name="49962" table:display="true" table:show-details="true"/>
                <table:data-pilot-member table:name="49968" table:display="true" table:show-details="true"/>
                <table:data-pilot-member table:name="49980" table:display="true" table:show-details="true"/>
                <table:data-pilot-member table:name="49995" table:display="true" table:show-details="true"/>
                <table:data-pilot-member table:name="49996" table:display="true" table:show-details="true"/>
                <table:data-pilot-member table:name="50012" table:display="true" table:show-details="true"/>
                <table:data-pilot-member table:name="50028" table:display="true" table:show-details="true"/>
                <table:data-pilot-member table:name="50029" table:display="true" table:show-details="true"/>
                <table:data-pilot-member table:name="50037" table:display="true" table:show-details="true"/>
                <table:data-pilot-member table:name="50051" table:display="true" table:show-details="true"/>
                <table:data-pilot-member table:name="50052" table:display="true" table:show-details="true"/>
                <table:data-pilot-member table:name="50054" table:display="true" table:show-details="true"/>
                <table:data-pilot-member table:name="50095" table:display="true" table:show-details="true"/>
                <table:data-pilot-member table:name="50125" table:display="true" table:show-details="true"/>
                <table:data-pilot-member table:name="50126" table:display="true" table:show-details="true"/>
                <table:data-pilot-member table:name="50138" table:display="true" table:show-details="true"/>
                <table:data-pilot-member table:name="50144" table:display="true" table:show-details="true"/>
                <table:data-pilot-member table:name="50151" table:display="true" table:show-details="true"/>
                <table:data-pilot-member table:name="50161" table:display="true" table:show-details="true"/>
                <table:data-pilot-member table:name="50169" table:display="true" table:show-details="true"/>
                <table:data-pilot-member table:name="50174" table:display="true" table:show-details="true"/>
                <table:data-pilot-member table:name="50176" table:display="true" table:show-details="true"/>
                <table:data-pilot-member table:name="50195" table:display="true" table:show-details="true"/>
                <table:data-pilot-member table:name="50197" table:display="true" table:show-details="true"/>
                <table:data-pilot-member table:name="50199" table:display="true" table:show-details="true"/>
                <table:data-pilot-member table:name="50207" table:display="true" table:show-details="true"/>
                <table:data-pilot-member table:name="50218" table:display="true" table:show-details="true"/>
                <table:data-pilot-member table:name="50227" table:display="true" table:show-details="true"/>
                <table:data-pilot-member table:name="50233" table:display="true" table:show-details="true"/>
                <table:data-pilot-member table:name="50238" table:display="true" table:show-details="true"/>
                <table:data-pilot-member table:name="50246" table:display="true" table:show-details="true"/>
                <table:data-pilot-member table:name="50269" table:display="true" table:show-details="true"/>
                <table:data-pilot-member table:name="50303" table:display="true" table:show-details="true"/>
                <table:data-pilot-member table:name="50313" table:display="true" table:show-details="true"/>
                <table:data-pilot-member table:name="50316" table:display="true" table:show-details="true"/>
                <table:data-pilot-member table:name="50322" table:display="true" table:show-details="true"/>
                <table:data-pilot-member table:name="50329" table:display="true" table:show-details="true"/>
                <table:data-pilot-member table:name="50332" table:display="true" table:show-details="true"/>
                <table:data-pilot-member table:name="50334" table:display="true" table:show-details="true"/>
                <table:data-pilot-member table:name="50335" table:display="true" table:show-details="true"/>
                <table:data-pilot-member table:name="50337" table:display="true" table:show-details="true"/>
                <table:data-pilot-member table:name="50354" table:display="true" table:show-details="true"/>
                <table:data-pilot-member table:name="50373" table:display="true" table:show-details="true"/>
                <table:data-pilot-member table:name="50374" table:display="true" table:show-details="true"/>
                <table:data-pilot-member table:name="50386" table:display="true" table:show-details="true"/>
                <table:data-pilot-member table:name="50389" table:display="true" table:show-details="true"/>
                <table:data-pilot-member table:name="50396" table:display="true" table:show-details="true"/>
                <table:data-pilot-member table:name="50403" table:display="true" table:show-details="true"/>
                <table:data-pilot-member table:name="50405" table:display="true" table:show-details="true"/>
                <table:data-pilot-member table:name="50406" table:display="true" table:show-details="true"/>
                <table:data-pilot-member table:name="50407" table:display="true" table:show-details="true"/>
                <table:data-pilot-member table:name="50410" table:display="true" table:show-details="true"/>
                <table:data-pilot-member table:name="50418" table:display="true" table:show-details="true"/>
                <table:data-pilot-member table:name="50430" table:display="true" table:show-details="true"/>
                <table:data-pilot-member table:name="50433" table:display="true" table:show-details="true"/>
                <table:data-pilot-member table:name="50437" table:display="true" table:show-details="true"/>
                <table:data-pilot-member table:name="50444" table:display="true" table:show-details="true"/>
                <table:data-pilot-member table:name="50455" table:display="true" table:show-details="true"/>
                <table:data-pilot-member table:name="50460" table:display="true" table:show-details="true"/>
                <table:data-pilot-member table:name="50468" table:display="true" table:show-details="true"/>
                <table:data-pilot-member table:name="50469" table:display="true" table:show-details="true"/>
                <table:data-pilot-member table:name="50472" table:display="true" table:show-details="true"/>
                <table:data-pilot-member table:name="50487" table:display="true" table:show-details="true"/>
                <table:data-pilot-member table:name="50517" table:display="true" table:show-details="true"/>
                <table:data-pilot-member table:name="50519" table:display="true" table:show-details="true"/>
                <table:data-pilot-member table:name="50524" table:display="true" table:show-details="true"/>
                <table:data-pilot-member table:name="50530" table:display="true" table:show-details="true"/>
                <table:data-pilot-member table:name="50542" table:display="true" table:show-details="true"/>
                <table:data-pilot-member table:name="50544" table:display="true" table:show-details="true"/>
                <table:data-pilot-member table:name="50558" table:display="true" table:show-details="true"/>
                <table:data-pilot-member table:name="50569" table:display="true" table:show-details="true"/>
                <table:data-pilot-member table:name="50580" table:display="true" table:show-details="true"/>
                <table:data-pilot-member table:name="50616" table:display="true" table:show-details="true"/>
                <table:data-pilot-member table:name="50659" table:display="true" table:show-details="true"/>
                <table:data-pilot-member table:name="50677" table:display="true" table:show-details="true"/>
                <table:data-pilot-member table:name="50680" table:display="true" table:show-details="true"/>
                <table:data-pilot-member table:name="50694" table:display="true" table:show-details="true"/>
                <table:data-pilot-member table:name="50702" table:display="true" table:show-details="true"/>
                <table:data-pilot-member table:name="50703" table:display="true" table:show-details="true"/>
                <table:data-pilot-member table:name="50708" table:display="true" table:show-details="true"/>
                <table:data-pilot-member table:name="50715" table:display="true" table:show-details="true"/>
                <table:data-pilot-member table:name="50719" table:display="true" table:show-details="true"/>
                <table:data-pilot-member table:name="50723" table:display="true" table:show-details="true"/>
                <table:data-pilot-member table:name="50739" table:display="true" table:show-details="true"/>
                <table:data-pilot-member table:name="50747" table:display="true" table:show-details="true"/>
                <table:data-pilot-member table:name="50755" table:display="true" table:show-details="true"/>
                <table:data-pilot-member table:name="50772" table:display="true" table:show-details="true"/>
                <table:data-pilot-member table:name="50777" table:display="true" table:show-details="true"/>
                <table:data-pilot-member table:name="50784" table:display="true" table:show-details="true"/>
                <table:data-pilot-member table:name="50788" table:display="true" table:show-details="true"/>
                <table:data-pilot-member table:name="50790" table:display="true" table:show-details="true"/>
                <table:data-pilot-member table:name="50801" table:display="true" table:show-details="true"/>
                <table:data-pilot-member table:name="50814" table:display="true" table:show-details="true"/>
                <table:data-pilot-member table:name="50825" table:display="true" table:show-details="true"/>
                <table:data-pilot-member table:name="50841" table:display="true" table:show-details="true"/>
                <table:data-pilot-member table:name="50844" table:display="true" table:show-details="true"/>
                <table:data-pilot-member table:name="50858" table:display="true" table:show-details="true"/>
                <table:data-pilot-member table:name="50871" table:display="true" table:show-details="true"/>
                <table:data-pilot-member table:name="50887" table:display="true" table:show-details="true"/>
                <table:data-pilot-member table:name="50888" table:display="true" table:show-details="true"/>
                <table:data-pilot-member table:name="50895" table:display="true" table:show-details="true"/>
                <table:data-pilot-member table:name="50898" table:display="true" table:show-details="true"/>
                <table:data-pilot-member table:name="50906" table:display="true" table:show-details="true"/>
                <table:data-pilot-member table:name="50950" table:display="true" table:show-details="true"/>
                <table:data-pilot-member table:name="50963" table:display="true" table:show-details="true"/>
                <table:data-pilot-member table:name="50968" table:display="true" table:show-details="true"/>
                <table:data-pilot-member table:name="50979" table:display="true" table:show-details="true"/>
                <table:data-pilot-member table:name="50980" table:display="true" table:show-details="true"/>
                <table:data-pilot-member table:name="50996" table:display="true" table:show-details="true"/>
                <table:data-pilot-member table:name="50998" table:display="true" table:show-details="true"/>
                <table:data-pilot-member table:name="51008" table:display="true" table:show-details="true"/>
                <table:data-pilot-member table:name="51009" table:display="true" table:show-details="true"/>
                <table:data-pilot-member table:name="51019" table:display="true" table:show-details="true"/>
                <table:data-pilot-member table:name="51029" table:display="true" table:show-details="true"/>
                <table:data-pilot-member table:name="51034" table:display="true" table:show-details="true"/>
                <table:data-pilot-member table:name="51056" table:display="true" table:show-details="true"/>
                <table:data-pilot-member table:name="51065" table:display="true" table:show-details="true"/>
                <table:data-pilot-member table:name="51082" table:display="true" table:show-details="true"/>
                <table:data-pilot-member table:name="51103" table:display="true" table:show-details="true"/>
                <table:data-pilot-member table:name="51109" table:display="true" table:show-details="true"/>
                <table:data-pilot-member table:name="51114" table:display="true" table:show-details="true"/>
                <table:data-pilot-member table:name="51141" table:display="true" table:show-details="true"/>
                <table:data-pilot-member table:name="51152" table:display="true" table:show-details="true"/>
                <table:data-pilot-member table:name="51163" table:display="true" table:show-details="true"/>
                <table:data-pilot-member table:name="51191" table:display="true" table:show-details="true"/>
                <table:data-pilot-member table:name="51192" table:display="true" table:show-details="true"/>
                <table:data-pilot-member table:name="51205" table:display="true" table:show-details="true"/>
                <table:data-pilot-member table:name="51213" table:display="true" table:show-details="true"/>
                <table:data-pilot-member table:name="51219" table:display="true" table:show-details="true"/>
                <table:data-pilot-member table:name="51220" table:display="true" table:show-details="true"/>
                <table:data-pilot-member table:name="51225" table:display="true" table:show-details="true"/>
                <table:data-pilot-member table:name="51227" table:display="true" table:show-details="true"/>
                <table:data-pilot-member table:name="51246" table:display="true" table:show-details="true"/>
                <table:data-pilot-member table:name="51248" table:display="true" table:show-details="true"/>
                <table:data-pilot-member table:name="51271" table:display="true" table:show-details="true"/>
                <table:data-pilot-member table:name="51273" table:display="true" table:show-details="true"/>
                <table:data-pilot-member table:name="51281" table:display="true" table:show-details="true"/>
                <table:data-pilot-member table:name="51284" table:display="true" table:show-details="true"/>
                <table:data-pilot-member table:name="51290" table:display="true" table:show-details="true"/>
                <table:data-pilot-member table:name="51294" table:display="true" table:show-details="true"/>
                <table:data-pilot-member table:name="51300" table:display="true" table:show-details="true"/>
                <table:data-pilot-member table:name="51306" table:display="true" table:show-details="true"/>
                <table:data-pilot-member table:name="51316" table:display="true" table:show-details="true"/>
                <table:data-pilot-member table:name="51319" table:display="true" table:show-details="true"/>
                <table:data-pilot-member table:name="51324" table:display="true" table:show-details="true"/>
                <table:data-pilot-member table:name="51325" table:display="true" table:show-details="true"/>
                <table:data-pilot-member table:name="51328" table:display="true" table:show-details="true"/>
                <table:data-pilot-member table:name="51336" table:display="true" table:show-details="true"/>
                <table:data-pilot-member table:name="51338" table:display="true" table:show-details="true"/>
                <table:data-pilot-member table:name="51340" table:display="true" table:show-details="true"/>
                <table:data-pilot-member table:name="51345" table:display="true" table:show-details="true"/>
                <table:data-pilot-member table:name="51353" table:display="true" table:show-details="true"/>
                <table:data-pilot-member table:name="51361" table:display="true" table:show-details="true"/>
                <table:data-pilot-member table:name="51367" table:display="true" table:show-details="true"/>
                <table:data-pilot-member table:name="51373" table:display="true" table:show-details="true"/>
                <table:data-pilot-member table:name="51381" table:display="true" table:show-details="true"/>
                <table:data-pilot-member table:name="51408" table:display="true" table:show-details="true"/>
                <table:data-pilot-member table:name="51420" table:display="true" table:show-details="true"/>
                <table:data-pilot-member table:name="51424" table:display="true" table:show-details="true"/>
                <table:data-pilot-member table:name="51426" table:display="true" table:show-details="true"/>
                <table:data-pilot-member table:name="51427" table:display="true" table:show-details="true"/>
                <table:data-pilot-member table:name="51429" table:display="true" table:show-details="true"/>
                <table:data-pilot-member table:name="51430" table:display="true" table:show-details="true"/>
                <table:data-pilot-member table:name="51431" table:display="true" table:show-details="true"/>
                <table:data-pilot-member table:name="51454" table:display="true" table:show-details="true"/>
                <table:data-pilot-member table:name="51471" table:display="true" table:show-details="true"/>
                <table:data-pilot-member table:name="51484" table:display="true" table:show-details="true"/>
                <table:data-pilot-member table:name="51506" table:display="true" table:show-details="true"/>
                <table:data-pilot-member table:name="51521" table:display="true" table:show-details="true"/>
                <table:data-pilot-member table:name="51529" table:display="true" table:show-details="true"/>
                <table:data-pilot-member table:name="51530" table:display="true" table:show-details="true"/>
                <table:data-pilot-member table:name="51550" table:display="true" table:show-details="true"/>
                <table:data-pilot-member table:name="51551" table:display="true" table:show-details="true"/>
                <table:data-pilot-member table:name="51560" table:display="true" table:show-details="true"/>
                <table:data-pilot-member table:name="51581" table:display="true" table:show-details="true"/>
                <table:data-pilot-member table:name="51586" table:display="true" table:show-details="true"/>
                <table:data-pilot-member table:name="51595" table:display="true" table:show-details="true"/>
                <table:data-pilot-member table:name="51598" table:display="true" table:show-details="true"/>
                <table:data-pilot-member table:name="51615" table:display="true" table:show-details="true"/>
                <table:data-pilot-member table:name="51620" table:display="true" table:show-details="true"/>
                <table:data-pilot-member table:name="51621" table:display="true" table:show-details="true"/>
                <table:data-pilot-member table:name="51635" table:display="true" table:show-details="true"/>
                <table:data-pilot-member table:name="51649" table:display="true" table:show-details="true"/>
                <table:data-pilot-member table:name="51650" table:display="true" table:show-details="true"/>
                <table:data-pilot-member table:name="51656" table:display="true" table:show-details="true"/>
                <table:data-pilot-member table:name="51669" table:display="true" table:show-details="true"/>
                <table:data-pilot-member table:name="51676" table:display="true" table:show-details="true"/>
                <table:data-pilot-member table:name="51681" table:display="true" table:show-details="true"/>
                <table:data-pilot-member table:name="51683" table:display="true" table:show-details="true"/>
                <table:data-pilot-member table:name="51692" table:display="true" table:show-details="true"/>
                <table:data-pilot-member table:name="51693" table:display="true" table:show-details="true"/>
                <table:data-pilot-member table:name="51707" table:display="true" table:show-details="true"/>
                <table:data-pilot-member table:name="51716" table:display="true" table:show-details="true"/>
                <table:data-pilot-member table:name="51717" table:display="true" table:show-details="true"/>
                <table:data-pilot-member table:name="51728" table:display="true" table:show-details="true"/>
                <table:data-pilot-member table:name="51747" table:display="true" table:show-details="true"/>
                <table:data-pilot-member table:name="51785" table:display="true" table:show-details="true"/>
                <table:data-pilot-member table:name="51786" table:display="true" table:show-details="true"/>
                <table:data-pilot-member table:name="51788" table:display="true" table:show-details="true"/>
                <table:data-pilot-member table:name="51791" table:display="true" table:show-details="true"/>
                <table:data-pilot-member table:name="51813" table:display="true" table:show-details="true"/>
                <table:data-pilot-member table:name="51820" table:display="true" table:show-details="true"/>
                <table:data-pilot-member table:name="51834" table:display="true" table:show-details="true"/>
                <table:data-pilot-member table:name="51837" table:display="true" table:show-details="true"/>
                <table:data-pilot-member table:name="51840" table:display="true" table:show-details="true"/>
                <table:data-pilot-member table:name="51859" table:display="true" table:show-details="true"/>
                <table:data-pilot-member table:name="51865" table:display="true" table:show-details="true"/>
                <table:data-pilot-member table:name="51870" table:display="true" table:show-details="true"/>
                <table:data-pilot-member table:name="51877" table:display="true" table:show-details="true"/>
                <table:data-pilot-member table:name="51905" table:display="true" table:show-details="true"/>
                <table:data-pilot-member table:name="51916" table:display="true" table:show-details="true"/>
                <table:data-pilot-member table:name="51927" table:display="true" table:show-details="true"/>
                <table:data-pilot-member table:name="51936" table:display="true" table:show-details="true"/>
                <table:data-pilot-member table:name="51937" table:display="true" table:show-details="true"/>
                <table:data-pilot-member table:name="51956" table:display="true" table:show-details="true"/>
                <table:data-pilot-member table:name="51960" table:display="true" table:show-details="true"/>
                <table:data-pilot-member table:name="51962" table:display="true" table:show-details="true"/>
                <table:data-pilot-member table:name="51982" table:display="true" table:show-details="true"/>
                <table:data-pilot-member table:name="51991" table:display="true" table:show-details="true"/>
                <table:data-pilot-member table:name="52003" table:display="true" table:show-details="true"/>
                <table:data-pilot-member table:name="52013" table:display="true" table:show-details="true"/>
                <table:data-pilot-member table:name="52025" table:display="true" table:show-details="true"/>
                <table:data-pilot-member table:name="52031" table:display="true" table:show-details="true"/>
                <table:data-pilot-member table:name="52032" table:display="true" table:show-details="true"/>
                <table:data-pilot-member table:name="52033" table:display="true" table:show-details="true"/>
                <table:data-pilot-member table:name="52035" table:display="true" table:show-details="true"/>
                <table:data-pilot-member table:name="52074" table:display="true" table:show-details="true"/>
                <table:data-pilot-member table:name="52094" table:display="true" table:show-details="true"/>
                <table:data-pilot-member table:name="52108" table:display="true" table:show-details="true"/>
                <table:data-pilot-member table:name="52117" table:display="true" table:show-details="true"/>
                <table:data-pilot-member table:name="52123" table:display="true" table:show-details="true"/>
                <table:data-pilot-member table:name="52137" table:display="true" table:show-details="true"/>
                <table:data-pilot-member table:name="52138" table:display="true" table:show-details="true"/>
                <table:data-pilot-member table:name="52142" table:display="true" table:show-details="true"/>
                <table:data-pilot-member table:name="52147" table:display="true" table:show-details="true"/>
                <table:data-pilot-member table:name="52154" table:display="true" table:show-details="true"/>
                <table:data-pilot-member table:name="52160" table:display="true" table:show-details="true"/>
                <table:data-pilot-member table:name="52171" table:display="true" table:show-details="true"/>
                <table:data-pilot-member table:name="52176" table:display="true" table:show-details="true"/>
                <table:data-pilot-member table:name="52188" table:display="true" table:show-details="true"/>
                <table:data-pilot-member table:name="52198" table:display="true" table:show-details="true"/>
                <table:data-pilot-member table:name="52199" table:display="true" table:show-details="true"/>
                <table:data-pilot-member table:name="52200" table:display="true" table:show-details="true"/>
                <table:data-pilot-member table:name="52210" table:display="true" table:show-details="true"/>
                <table:data-pilot-member table:name="52215" table:display="true" table:show-details="true"/>
                <table:data-pilot-member table:name="52221" table:display="true" table:show-details="true"/>
                <table:data-pilot-member table:name="52237" table:display="true" table:show-details="true"/>
                <table:data-pilot-member table:name="52238" table:display="true" table:show-details="true"/>
                <table:data-pilot-member table:name="52244" table:display="true" table:show-details="true"/>
                <table:data-pilot-member table:name="52251" table:display="true" table:show-details="true"/>
                <table:data-pilot-member table:name="52285" table:display="true" table:show-details="true"/>
                <table:data-pilot-member table:name="52295" table:display="true" table:show-details="true"/>
                <table:data-pilot-member table:name="52299" table:display="true" table:show-details="true"/>
                <table:data-pilot-member table:name="52304" table:display="true" table:show-details="true"/>
                <table:data-pilot-member table:name="52306" table:display="true" table:show-details="true"/>
                <table:data-pilot-member table:name="52314" table:display="true" table:show-details="true"/>
                <table:data-pilot-member table:name="52317" table:display="true" table:show-details="true"/>
                <table:data-pilot-member table:name="52324" table:display="true" table:show-details="true"/>
                <table:data-pilot-member table:name="52328" table:display="true" table:show-details="true"/>
                <table:data-pilot-member table:name="52335" table:display="true" table:show-details="true"/>
                <table:data-pilot-member table:name="52353" table:display="true" table:show-details="true"/>
                <table:data-pilot-member table:name="52358" table:display="true" table:show-details="true"/>
                <table:data-pilot-member table:name="52359" table:display="true" table:show-details="true"/>
                <table:data-pilot-member table:name="52362" table:display="true" table:show-details="true"/>
                <table:data-pilot-member table:name="52364" table:display="true" table:show-details="true"/>
                <table:data-pilot-member table:name="52369" table:display="true" table:show-details="true"/>
                <table:data-pilot-member table:name="52376" table:display="true" table:show-details="true"/>
                <table:data-pilot-member table:name="52387" table:display="true" table:show-details="true"/>
                <table:data-pilot-member table:name="52388" table:display="true" table:show-details="true"/>
                <table:data-pilot-member table:name="52389" table:display="true" table:show-details="true"/>
                <table:data-pilot-member table:name="52406" table:display="true" table:show-details="true"/>
                <table:data-pilot-member table:name="52407" table:display="true" table:show-details="true"/>
                <table:data-pilot-member table:name="52419" table:display="true" table:show-details="true"/>
                <table:data-pilot-member table:name="52423" table:display="true" table:show-details="true"/>
                <table:data-pilot-member table:name="52430" table:display="true" table:show-details="true"/>
                <table:data-pilot-member table:name="52435" table:display="true" table:show-details="true"/>
                <table:data-pilot-member table:name="52438" table:display="true" table:show-details="true"/>
                <table:data-pilot-member table:name="52441" table:display="true" table:show-details="true"/>
                <table:data-pilot-member table:name="52455" table:display="true" table:show-details="true"/>
                <table:data-pilot-member table:name="52456" table:display="true" table:show-details="true"/>
                <table:data-pilot-member table:name="52458" table:display="true" table:show-details="true"/>
                <table:data-pilot-member table:name="52466" table:display="true" table:show-details="true"/>
                <table:data-pilot-member table:name="52469" table:display="true" table:show-details="true"/>
                <table:data-pilot-member table:name="52480" table:display="true" table:show-details="true"/>
                <table:data-pilot-member table:name="52519" table:display="true" table:show-details="true"/>
                <table:data-pilot-member table:name="52524" table:display="true" table:show-details="true"/>
                <table:data-pilot-member table:name="52558" table:display="true" table:show-details="true"/>
                <table:data-pilot-member table:name="52569" table:display="true" table:show-details="true"/>
                <table:data-pilot-member table:name="52629" table:display="true" table:show-details="true"/>
                <table:data-pilot-member table:name="52630" table:display="true" table:show-details="true"/>
                <table:data-pilot-member table:name="52641" table:display="true" table:show-details="true"/>
                <table:data-pilot-member table:name="52651" table:display="true" table:show-details="true"/>
                <table:data-pilot-member table:name="52654" table:display="true" table:show-details="true"/>
                <table:data-pilot-member table:name="52666" table:display="true" table:show-details="true"/>
                <table:data-pilot-member table:name="52688" table:display="true" table:show-details="true"/>
                <table:data-pilot-member table:name="52693" table:display="true" table:show-details="true"/>
                <table:data-pilot-member table:name="52710" table:display="true" table:show-details="true"/>
                <table:data-pilot-member table:name="52712" table:display="true" table:show-details="true"/>
                <table:data-pilot-member table:name="52750" table:display="true" table:show-details="true"/>
                <table:data-pilot-member table:name="52764" table:display="true" table:show-details="true"/>
                <table:data-pilot-member table:name="52771" table:display="true" table:show-details="true"/>
                <table:data-pilot-member table:name="52780" table:display="true" table:show-details="true"/>
                <table:data-pilot-member table:name="52785" table:display="true" table:show-details="true"/>
                <table:data-pilot-member table:name="52796" table:display="true" table:show-details="true"/>
                <table:data-pilot-member table:name="52810" table:display="true" table:show-details="true"/>
                <table:data-pilot-member table:name="52817" table:display="true" table:show-details="true"/>
                <table:data-pilot-member table:name="52841" table:display="true" table:show-details="true"/>
                <table:data-pilot-member table:name="52844" table:display="true" table:show-details="true"/>
                <table:data-pilot-member table:name="52849" table:display="true" table:show-details="true"/>
                <table:data-pilot-member table:name="52851" table:display="true" table:show-details="true"/>
                <table:data-pilot-member table:name="52856" table:display="true" table:show-details="true"/>
                <table:data-pilot-member table:name="52866" table:display="true" table:show-details="true"/>
                <table:data-pilot-member table:name="52867" table:display="true" table:show-details="true"/>
                <table:data-pilot-member table:name="52871" table:display="true" table:show-details="true"/>
                <table:data-pilot-member table:name="52885" table:display="true" table:show-details="true"/>
                <table:data-pilot-member table:name="52888" table:display="true" table:show-details="true"/>
                <table:data-pilot-member table:name="52891" table:display="true" table:show-details="true"/>
                <table:data-pilot-member table:name="52901" table:display="true" table:show-details="true"/>
                <table:data-pilot-member table:name="52913" table:display="true" table:show-details="true"/>
                <table:data-pilot-member table:name="52924" table:display="true" table:show-details="true"/>
                <table:data-pilot-member table:name="52927" table:display="true" table:show-details="true"/>
                <table:data-pilot-member table:name="52935" table:display="true" table:show-details="true"/>
                <table:data-pilot-member table:name="52939" table:display="true" table:show-details="true"/>
                <table:data-pilot-member table:name="52945" table:display="true" table:show-details="true"/>
                <table:data-pilot-member table:name="52948" table:display="true" table:show-details="true"/>
                <table:data-pilot-member table:name="52968" table:display="true" table:show-details="true"/>
                <table:data-pilot-member table:name="52973" table:display="true" table:show-details="true"/>
                <table:data-pilot-member table:name="52981" table:display="true" table:show-details="true"/>
                <table:data-pilot-member table:name="53001" table:display="true" table:show-details="true"/>
                <table:data-pilot-member table:name="53013" table:display="true" table:show-details="true"/>
                <table:data-pilot-member table:name="53019" table:display="true" table:show-details="true"/>
                <table:data-pilot-member table:name="53062" table:display="true" table:show-details="true"/>
                <table:data-pilot-member table:name="53070" table:display="true" table:show-details="true"/>
                <table:data-pilot-member table:name="53081" table:display="true" table:show-details="true"/>
                <table:data-pilot-member table:name="53088" table:display="true" table:show-details="true"/>
                <table:data-pilot-member table:name="53092" table:display="true" table:show-details="true"/>
                <table:data-pilot-member table:name="53093" table:display="true" table:show-details="true"/>
                <table:data-pilot-member table:name="53095" table:display="true" table:show-details="true"/>
                <table:data-pilot-member table:name="53099" table:display="true" table:show-details="true"/>
                <table:data-pilot-member table:name="53101" table:display="true" table:show-details="true"/>
                <table:data-pilot-member table:name="53135" table:display="true" table:show-details="true"/>
                <table:data-pilot-member table:name="53148" table:display="true" table:show-details="true"/>
                <table:data-pilot-member table:name="53163" table:display="true" table:show-details="true"/>
                <table:data-pilot-member table:name="53164" table:display="true" table:show-details="true"/>
                <table:data-pilot-member table:name="53175" table:display="true" table:show-details="true"/>
                <table:data-pilot-member table:name="53183" table:display="true" table:show-details="true"/>
                <table:data-pilot-member table:name="53191" table:display="true" table:show-details="true"/>
                <table:data-pilot-member table:name="53201" table:display="true" table:show-details="true"/>
                <table:data-pilot-member table:name="53206" table:display="true" table:show-details="true"/>
                <table:data-pilot-member table:name="53208" table:display="true" table:show-details="true"/>
                <table:data-pilot-member table:name="53240" table:display="true" table:show-details="true"/>
                <table:data-pilot-member table:name="53247" table:display="true" table:show-details="true"/>
                <table:data-pilot-member table:name="53250" table:display="true" table:show-details="true"/>
                <table:data-pilot-member table:name="53252" table:display="true" table:show-details="true"/>
                <table:data-pilot-member table:name="53256" table:display="true" table:show-details="true"/>
                <table:data-pilot-member table:name="53257" table:display="true" table:show-details="true"/>
                <table:data-pilot-member table:name="53260" table:display="true" table:show-details="true"/>
                <table:data-pilot-member table:name="53265" table:display="true" table:show-details="true"/>
                <table:data-pilot-member table:name="53269" table:display="true" table:show-details="true"/>
                <table:data-pilot-member table:name="53274" table:display="true" table:show-details="true"/>
                <table:data-pilot-member table:name="53293" table:display="true" table:show-details="true"/>
                <table:data-pilot-member table:name="53311" table:display="true" table:show-details="true"/>
                <table:data-pilot-member table:name="53318" table:display="true" table:show-details="true"/>
                <table:data-pilot-member table:name="53322" table:display="true" table:show-details="true"/>
                <table:data-pilot-member table:name="53338" table:display="true" table:show-details="true"/>
                <table:data-pilot-member table:name="53358" table:display="true" table:show-details="true"/>
                <table:data-pilot-member table:name="53362" table:display="true" table:show-details="true"/>
                <table:data-pilot-member table:name="53369" table:display="true" table:show-details="true"/>
                <table:data-pilot-member table:name="53374" table:display="true" table:show-details="true"/>
                <table:data-pilot-member table:name="53393" table:display="true" table:show-details="true"/>
                <table:data-pilot-member table:name="53397" table:display="true" table:show-details="true"/>
                <table:data-pilot-member table:name="53417" table:display="true" table:show-details="true"/>
                <table:data-pilot-member table:name="53427" table:display="true" table:show-details="true"/>
                <table:data-pilot-member table:name="53448" table:display="true" table:show-details="true"/>
                <table:data-pilot-member table:name="53451" table:display="true" table:show-details="true"/>
                <table:data-pilot-member table:name="53457" table:display="true" table:show-details="true"/>
                <table:data-pilot-member table:name="53459" table:display="true" table:show-details="true"/>
                <table:data-pilot-member table:name="53472" table:display="true" table:show-details="true"/>
                <table:data-pilot-member table:name="53474" table:display="true" table:show-details="true"/>
                <table:data-pilot-member table:name="53489" table:display="true" table:show-details="true"/>
                <table:data-pilot-member table:name="53498" table:display="true" table:show-details="true"/>
                <table:data-pilot-member table:name="53508" table:display="true" table:show-details="true"/>
                <table:data-pilot-member table:name="53526" table:display="true" table:show-details="true"/>
                <table:data-pilot-member table:name="53546" table:display="true" table:show-details="true"/>
                <table:data-pilot-member table:name="53548" table:display="true" table:show-details="true"/>
                <table:data-pilot-member table:name="53549" table:display="true" table:show-details="true"/>
                <table:data-pilot-member table:name="53552" table:display="true" table:show-details="true"/>
                <table:data-pilot-member table:name="53554" table:display="true" table:show-details="true"/>
                <table:data-pilot-member table:name="53558" table:display="true" table:show-details="true"/>
                <table:data-pilot-member table:name="53559" table:display="true" table:show-details="true"/>
                <table:data-pilot-member table:name="53582" table:display="true" table:show-details="true"/>
                <table:data-pilot-member table:name="53586" table:display="true" table:show-details="true"/>
                <table:data-pilot-member table:name="53587" table:display="true" table:show-details="true"/>
                <table:data-pilot-member table:name="53596" table:display="true" table:show-details="true"/>
                <table:data-pilot-member table:name="53609" table:display="true" table:show-details="true"/>
                <table:data-pilot-member table:name="53613" table:display="true" table:show-details="true"/>
                <table:data-pilot-member table:name="53619" table:display="true" table:show-details="true"/>
                <table:data-pilot-member table:name="53621" table:display="true" table:show-details="true"/>
                <table:data-pilot-member table:name="53623" table:display="true" table:show-details="true"/>
                <table:data-pilot-member table:name="53644" table:display="true" table:show-details="true"/>
                <table:data-pilot-member table:name="53646" table:display="true" table:show-details="true"/>
                <table:data-pilot-member table:name="53675" table:display="true" table:show-details="true"/>
                <table:data-pilot-member table:name="53680" table:display="true" table:show-details="true"/>
                <table:data-pilot-member table:name="53691" table:display="true" table:show-details="true"/>
                <table:data-pilot-member table:name="53693" table:display="true" table:show-details="true"/>
                <table:data-pilot-member table:name="53695" table:display="true" table:show-details="true"/>
                <table:data-pilot-member table:name="53718" table:display="true" table:show-details="true"/>
                <table:data-pilot-member table:name="53726" table:display="true" table:show-details="true"/>
                <table:data-pilot-member table:name="53727" table:display="true" table:show-details="true"/>
                <table:data-pilot-member table:name="53737" table:display="true" table:show-details="true"/>
                <table:data-pilot-member table:name="53738" table:display="true" table:show-details="true"/>
                <table:data-pilot-member table:name="53755" table:display="true" table:show-details="true"/>
                <table:data-pilot-member table:name="53764" table:display="true" table:show-details="true"/>
                <table:data-pilot-member table:name="53780" table:display="true" table:show-details="true"/>
                <table:data-pilot-member table:name="53783" table:display="true" table:show-details="true"/>
                <table:data-pilot-member table:name="53787" table:display="true" table:show-details="true"/>
                <table:data-pilot-member table:name="53794" table:display="true" table:show-details="true"/>
                <table:data-pilot-member table:name="53802" table:display="true" table:show-details="true"/>
                <table:data-pilot-member table:name="53818" table:display="true" table:show-details="true"/>
                <table:data-pilot-member table:name="53825" table:display="true" table:show-details="true"/>
                <table:data-pilot-member table:name="53835" table:display="true" table:show-details="true"/>
                <table:data-pilot-member table:name="53837" table:display="true" table:show-details="true"/>
                <table:data-pilot-member table:name="53839" table:display="true" table:show-details="true"/>
                <table:data-pilot-member table:name="53842" table:display="true" table:show-details="true"/>
                <table:data-pilot-member table:name="53843" table:display="true" table:show-details="true"/>
                <table:data-pilot-member table:name="53845" table:display="true" table:show-details="true"/>
                <table:data-pilot-member table:name="53852" table:display="true" table:show-details="true"/>
                <table:data-pilot-member table:name="53866" table:display="true" table:show-details="true"/>
                <table:data-pilot-member table:name="53876" table:display="true" table:show-details="true"/>
                <table:data-pilot-member table:name="53884" table:display="true" table:show-details="true"/>
                <table:data-pilot-member table:name="53890" table:display="true" table:show-details="true"/>
                <table:data-pilot-member table:name="53901" table:display="true" table:show-details="true"/>
                <table:data-pilot-member table:name="53916" table:display="true" table:show-details="true"/>
                <table:data-pilot-member table:name="53919" table:display="true" table:show-details="true"/>
                <table:data-pilot-member table:name="53937" table:display="true" table:show-details="true"/>
                <table:data-pilot-member table:name="53978" table:display="true" table:show-details="true"/>
                <table:data-pilot-member table:name="53994" table:display="true" table:show-details="true"/>
                <table:data-pilot-member table:name="53995" table:display="true" table:show-details="true"/>
                <table:data-pilot-member table:name="54010" table:display="true" table:show-details="true"/>
                <table:data-pilot-member table:name="54034" table:display="true" table:show-details="true"/>
                <table:data-pilot-member table:name="54037" table:display="true" table:show-details="true"/>
                <table:data-pilot-member table:name="54046" table:display="true" table:show-details="true"/>
                <table:data-pilot-member table:name="54052" table:display="true" table:show-details="true"/>
                <table:data-pilot-member table:name="54075" table:display="true" table:show-details="true"/>
                <table:data-pilot-member table:name="54084" table:display="true" table:show-details="true"/>
                <table:data-pilot-member table:name="54088" table:display="true" table:show-details="true"/>
                <table:data-pilot-member table:name="54099" table:display="true" table:show-details="true"/>
                <table:data-pilot-member table:name="54105" table:display="true" table:show-details="true"/>
                <table:data-pilot-member table:name="54122" table:display="true" table:show-details="true"/>
                <table:data-pilot-member table:name="54139" table:display="true" table:show-details="true"/>
                <table:data-pilot-member table:name="54141" table:display="true" table:show-details="true"/>
                <table:data-pilot-member table:name="54148" table:display="true" table:show-details="true"/>
                <table:data-pilot-member table:name="54150" table:display="true" table:show-details="true"/>
                <table:data-pilot-member table:name="54152" table:display="true" table:show-details="true"/>
                <table:data-pilot-member table:name="54172" table:display="true" table:show-details="true"/>
                <table:data-pilot-member table:name="54194" table:display="true" table:show-details="true"/>
                <table:data-pilot-member table:name="54195" table:display="true" table:show-details="true"/>
                <table:data-pilot-member table:name="54201" table:display="true" table:show-details="true"/>
                <table:data-pilot-member table:name="54208" table:display="true" table:show-details="true"/>
                <table:data-pilot-member table:name="54217" table:display="true" table:show-details="true"/>
                <table:data-pilot-member table:name="54230" table:display="true" table:show-details="true"/>
                <table:data-pilot-member table:name="54231" table:display="true" table:show-details="true"/>
                <table:data-pilot-member table:name="54243" table:display="true" table:show-details="true"/>
                <table:data-pilot-member table:name="54254" table:display="true" table:show-details="true"/>
                <table:data-pilot-member table:name="54273" table:display="true" table:show-details="true"/>
                <table:data-pilot-member table:name="54275" table:display="true" table:show-details="true"/>
                <table:data-pilot-member table:name="54286" table:display="true" table:show-details="true"/>
                <table:data-pilot-member table:name="54314" table:display="true" table:show-details="true"/>
                <table:data-pilot-member table:name="54315" table:display="true" table:show-details="true"/>
                <table:data-pilot-member table:name="54319" table:display="true" table:show-details="true"/>
                <table:data-pilot-member table:name="54325" table:display="true" table:show-details="true"/>
                <table:data-pilot-member table:name="54347" table:display="true" table:show-details="true"/>
                <table:data-pilot-member table:name="54352" table:display="true" table:show-details="true"/>
                <table:data-pilot-member table:name="54356" table:display="true" table:show-details="true"/>
                <table:data-pilot-member table:name="54366" table:display="true" table:show-details="true"/>
                <table:data-pilot-member table:name="54390" table:display="true" table:show-details="true"/>
                <table:data-pilot-member table:name="54404" table:display="true" table:show-details="true"/>
                <table:data-pilot-member table:name="54406" table:display="true" table:show-details="true"/>
                <table:data-pilot-member table:name="54413" table:display="true" table:show-details="true"/>
                <table:data-pilot-member table:name="54417" table:display="true" table:show-details="true"/>
                <table:data-pilot-member table:name="54424" table:display="true" table:show-details="true"/>
                <table:data-pilot-member table:name="54427" table:display="true" table:show-details="true"/>
                <table:data-pilot-member table:name="54434" table:display="true" table:show-details="true"/>
                <table:data-pilot-member table:name="54441" table:display="true" table:show-details="true"/>
                <table:data-pilot-member table:name="54444" table:display="true" table:show-details="true"/>
                <table:data-pilot-member table:name="54457" table:display="true" table:show-details="true"/>
                <table:data-pilot-member table:name="54469" table:display="true" table:show-details="true"/>
                <table:data-pilot-member table:name="54488" table:display="true" table:show-details="true"/>
                <table:data-pilot-member table:name="54491" table:display="true" table:show-details="true"/>
                <table:data-pilot-member table:name="54492" table:display="true" table:show-details="true"/>
                <table:data-pilot-member table:name="54493" table:display="true" table:show-details="true"/>
                <table:data-pilot-member table:name="54498" table:display="true" table:show-details="true"/>
                <table:data-pilot-member table:name="54506" table:display="true" table:show-details="true"/>
                <table:data-pilot-member table:name="54508" table:display="true" table:show-details="true"/>
                <table:data-pilot-member table:name="54520" table:display="true" table:show-details="true"/>
                <table:data-pilot-member table:name="54523" table:display="true" table:show-details="true"/>
                <table:data-pilot-member table:name="54527" table:display="true" table:show-details="true"/>
                <table:data-pilot-member table:name="54528" table:display="true" table:show-details="true"/>
                <table:data-pilot-member table:name="54536" table:display="true" table:show-details="true"/>
                <table:data-pilot-member table:name="54545" table:display="true" table:show-details="true"/>
                <table:data-pilot-member table:name="54549" table:display="true" table:show-details="true"/>
                <table:data-pilot-member table:name="54565" table:display="true" table:show-details="true"/>
                <table:data-pilot-member table:name="54582" table:display="true" table:show-details="true"/>
                <table:data-pilot-member table:name="54587" table:display="true" table:show-details="true"/>
                <table:data-pilot-member table:name="54588" table:display="true" table:show-details="true"/>
                <table:data-pilot-member table:name="54597" table:display="true" table:show-details="true"/>
                <table:data-pilot-member table:name="54603" table:display="true" table:show-details="true"/>
                <table:data-pilot-member table:name="54610" table:display="true" table:show-details="true"/>
                <table:data-pilot-member table:name="54611" table:display="true" table:show-details="true"/>
                <table:data-pilot-member table:name="54616" table:display="true" table:show-details="true"/>
                <table:data-pilot-member table:name="54638" table:display="true" table:show-details="true"/>
                <table:data-pilot-member table:name="54647" table:display="true" table:show-details="true"/>
                <table:data-pilot-member table:name="54650" table:display="true" table:show-details="true"/>
                <table:data-pilot-member table:name="54657" table:display="true" table:show-details="true"/>
                <table:data-pilot-member table:name="54661" table:display="true" table:show-details="true"/>
                <table:data-pilot-member table:name="54665" table:display="true" table:show-details="true"/>
                <table:data-pilot-member table:name="54674" table:display="true" table:show-details="true"/>
                <table:data-pilot-member table:name="54677" table:display="true" table:show-details="true"/>
                <table:data-pilot-member table:name="54697" table:display="true" table:show-details="true"/>
                <table:data-pilot-member table:name="54698" table:display="true" table:show-details="true"/>
                <table:data-pilot-member table:name="54707" table:display="true" table:show-details="true"/>
                <table:data-pilot-member table:name="54711" table:display="true" table:show-details="true"/>
                <table:data-pilot-member table:name="54737" table:display="true" table:show-details="true"/>
                <table:data-pilot-member table:name="54739" table:display="true" table:show-details="true"/>
                <table:data-pilot-member table:name="54750" table:display="true" table:show-details="true"/>
                <table:data-pilot-member table:name="54769" table:display="true" table:show-details="true"/>
                <table:data-pilot-member table:name="54781" table:display="true" table:show-details="true"/>
                <table:data-pilot-member table:name="54784" table:display="true" table:show-details="true"/>
                <table:data-pilot-member table:name="54787" table:display="true" table:show-details="true"/>
                <table:data-pilot-member table:name="54796" table:display="true" table:show-details="true"/>
                <table:data-pilot-member table:name="54809" table:display="true" table:show-details="true"/>
                <table:data-pilot-member table:name="54815" table:display="true" table:show-details="true"/>
                <table:data-pilot-member table:name="54823" table:display="true" table:show-details="true"/>
                <table:data-pilot-member table:name="54835" table:display="true" table:show-details="true"/>
                <table:data-pilot-member table:name="54836" table:display="true" table:show-details="true"/>
                <table:data-pilot-member table:name="54837" table:display="true" table:show-details="true"/>
                <table:data-pilot-member table:name="54847" table:display="true" table:show-details="true"/>
                <table:data-pilot-member table:name="54855" table:display="true" table:show-details="true"/>
                <table:data-pilot-member table:name="54856" table:display="true" table:show-details="true"/>
                <table:data-pilot-member table:name="54859" table:display="true" table:show-details="true"/>
                <table:data-pilot-member table:name="54865" table:display="true" table:show-details="true"/>
                <table:data-pilot-member table:name="54870" table:display="true" table:show-details="true"/>
                <table:data-pilot-member table:name="54887" table:display="true" table:show-details="true"/>
                <table:data-pilot-member table:name="54891" table:display="true" table:show-details="true"/>
                <table:data-pilot-member table:name="54923" table:display="true" table:show-details="true"/>
                <table:data-pilot-member table:name="54940" table:display="true" table:show-details="true"/>
                <table:data-pilot-member table:name="54941" table:display="true" table:show-details="true"/>
                <table:data-pilot-member table:name="54942" table:display="true" table:show-details="true"/>
                <table:data-pilot-member table:name="54972" table:display="true" table:show-details="true"/>
                <table:data-pilot-member table:name="54984" table:display="true" table:show-details="true"/>
                <table:data-pilot-member table:name="55000" table:display="true" table:show-details="true"/>
                <table:data-pilot-member table:name="55041" table:display="true" table:show-details="true"/>
                <table:data-pilot-member table:name="55054" table:display="true" table:show-details="true"/>
                <table:data-pilot-member table:name="55055" table:display="true" table:show-details="true"/>
                <table:data-pilot-member table:name="55057" table:display="true" table:show-details="true"/>
                <table:data-pilot-member table:name="55060" table:display="true" table:show-details="true"/>
                <table:data-pilot-member table:name="55064" table:display="true" table:show-details="true"/>
                <table:data-pilot-member table:name="55071" table:display="true" table:show-details="true"/>
                <table:data-pilot-member table:name="55077" table:display="true" table:show-details="true"/>
                <table:data-pilot-member table:name="55080" table:display="true" table:show-details="true"/>
                <table:data-pilot-member table:name="55090" table:display="true" table:show-details="true"/>
                <table:data-pilot-member table:name="55113" table:display="true" table:show-details="true"/>
                <table:data-pilot-member table:name="55121" table:display="true" table:show-details="true"/>
                <table:data-pilot-member table:name="55124" table:display="true" table:show-details="true"/>
                <table:data-pilot-member table:name="55126" table:display="true" table:show-details="true"/>
                <table:data-pilot-member table:name="55127" table:display="true" table:show-details="true"/>
                <table:data-pilot-member table:name="55143" table:display="true" table:show-details="true"/>
                <table:data-pilot-member table:name="55189" table:display="true" table:show-details="true"/>
                <table:data-pilot-member table:name="55195" table:display="true" table:show-details="true"/>
                <table:data-pilot-member table:name="55226" table:display="true" table:show-details="true"/>
                <table:data-pilot-member table:name="55231" table:display="true" table:show-details="true"/>
                <table:data-pilot-member table:name="55245" table:display="true" table:show-details="true"/>
                <table:data-pilot-member table:name="55251" table:display="true" table:show-details="true"/>
                <table:data-pilot-member table:name="55253" table:display="true" table:show-details="true"/>
                <table:data-pilot-member table:name="55254" table:display="true" table:show-details="true"/>
                <table:data-pilot-member table:name="55259" table:display="true" table:show-details="true"/>
                <table:data-pilot-member table:name="55260" table:display="true" table:show-details="true"/>
                <table:data-pilot-member table:name="55263" table:display="true" table:show-details="true"/>
                <table:data-pilot-member table:name="55264" table:display="true" table:show-details="true"/>
                <table:data-pilot-member table:name="55269" table:display="true" table:show-details="true"/>
                <table:data-pilot-member table:name="55273" table:display="true" table:show-details="true"/>
                <table:data-pilot-member table:name="55280" table:display="true" table:show-details="true"/>
                <table:data-pilot-member table:name="55287" table:display="true" table:show-details="true"/>
                <table:data-pilot-member table:name="55291" table:display="true" table:show-details="true"/>
                <table:data-pilot-member table:name="55293" table:display="true" table:show-details="true"/>
                <table:data-pilot-member table:name="55295" table:display="true" table:show-details="true"/>
                <table:data-pilot-member table:name="55297" table:display="true" table:show-details="true"/>
                <table:data-pilot-member table:name="55300" table:display="true" table:show-details="true"/>
                <table:data-pilot-member table:name="55302" table:display="true" table:show-details="true"/>
                <table:data-pilot-member table:name="55304" table:display="true" table:show-details="true"/>
                <table:data-pilot-member table:name="55309" table:display="true" table:show-details="true"/>
                <table:data-pilot-member table:name="55311" table:display="true" table:show-details="true"/>
                <table:data-pilot-member table:name="55320" table:display="true" table:show-details="true"/>
                <table:data-pilot-member table:name="55329" table:display="true" table:show-details="true"/>
                <table:data-pilot-member table:name="55331" table:display="true" table:show-details="true"/>
                <table:data-pilot-member table:name="55335" table:display="true" table:show-details="true"/>
                <table:data-pilot-member table:name="55354" table:display="true" table:show-details="true"/>
                <table:data-pilot-member table:name="55365" table:display="true" table:show-details="true"/>
                <table:data-pilot-member table:name="55368" table:display="true" table:show-details="true"/>
                <table:data-pilot-member table:name="55371" table:display="true" table:show-details="true"/>
                <table:data-pilot-member table:name="55376" table:display="true" table:show-details="true"/>
                <table:data-pilot-member table:name="55405" table:display="true" table:show-details="true"/>
                <table:data-pilot-member table:name="55407" table:display="true" table:show-details="true"/>
                <table:data-pilot-member table:name="55410" table:display="true" table:show-details="true"/>
                <table:data-pilot-member table:name="55425" table:display="true" table:show-details="true"/>
                <table:data-pilot-member table:name="55428" table:display="true" table:show-details="true"/>
                <table:data-pilot-member table:name="55441" table:display="true" table:show-details="true"/>
                <table:data-pilot-member table:name="55455" table:display="true" table:show-details="true"/>
                <table:data-pilot-member table:name="55457" table:display="true" table:show-details="true"/>
                <table:data-pilot-member table:name="55466" table:display="true" table:show-details="true"/>
                <table:data-pilot-member table:name="55498" table:display="true" table:show-details="true"/>
                <table:data-pilot-member table:name="55523" table:display="true" table:show-details="true"/>
                <table:data-pilot-member table:name="55527" table:display="true" table:show-details="true"/>
                <table:data-pilot-member table:name="55529" table:display="true" table:show-details="true"/>
                <table:data-pilot-member table:name="55532" table:display="true" table:show-details="true"/>
                <table:data-pilot-member table:name="55543" table:display="true" table:show-details="true"/>
                <table:data-pilot-member table:name="55558" table:display="true" table:show-details="true"/>
                <table:data-pilot-member table:name="55559" table:display="true" table:show-details="true"/>
                <table:data-pilot-member table:name="55567" table:display="true" table:show-details="true"/>
                <table:data-pilot-member table:name="55574" table:display="true" table:show-details="true"/>
                <table:data-pilot-member table:name="55578" table:display="true" table:show-details="true"/>
                <table:data-pilot-member table:name="55589" table:display="true" table:show-details="true"/>
                <table:data-pilot-member table:name="55600" table:display="true" table:show-details="true"/>
                <table:data-pilot-member table:name="55607" table:display="true" table:show-details="true"/>
                <table:data-pilot-member table:name="55614" table:display="true" table:show-details="true"/>
                <table:data-pilot-member table:name="55619" table:display="true" table:show-details="true"/>
                <table:data-pilot-member table:name="55630" table:display="true" table:show-details="true"/>
                <table:data-pilot-member table:name="55639" table:display="true" table:show-details="true"/>
                <table:data-pilot-member table:name="55641" table:display="true" table:show-details="true"/>
                <table:data-pilot-member table:name="55642" table:display="true" table:show-details="true"/>
                <table:data-pilot-member table:name="55643" table:display="true" table:show-details="true"/>
                <table:data-pilot-member table:name="55650" table:display="true" table:show-details="true"/>
                <table:data-pilot-member table:name="55655" table:display="true" table:show-details="true"/>
                <table:data-pilot-member table:name="55663" table:display="true" table:show-details="true"/>
                <table:data-pilot-member table:name="55678" table:display="true" table:show-details="true"/>
                <table:data-pilot-member table:name="55680" table:display="true" table:show-details="true"/>
                <table:data-pilot-member table:name="55688" table:display="true" table:show-details="true"/>
                <table:data-pilot-member table:name="55689" table:display="true" table:show-details="true"/>
                <table:data-pilot-member table:name="55695" table:display="true" table:show-details="true"/>
                <table:data-pilot-member table:name="55729" table:display="true" table:show-details="true"/>
                <table:data-pilot-member table:name="55746" table:display="true" table:show-details="true"/>
                <table:data-pilot-member table:name="55775" table:display="true" table:show-details="true"/>
                <table:data-pilot-member table:name="55781" table:display="true" table:show-details="true"/>
                <table:data-pilot-member table:name="55783" table:display="true" table:show-details="true"/>
                <table:data-pilot-member table:name="55786" table:display="true" table:show-details="true"/>
                <table:data-pilot-member table:name="55787" table:display="true" table:show-details="true"/>
                <table:data-pilot-member table:name="55794" table:display="true" table:show-details="true"/>
                <table:data-pilot-member table:name="55810" table:display="true" table:show-details="true"/>
                <table:data-pilot-member table:name="55815" table:display="true" table:show-details="true"/>
                <table:data-pilot-member table:name="55822" table:display="true" table:show-details="true"/>
                <table:data-pilot-member table:name="55832" table:display="true" table:show-details="true"/>
                <table:data-pilot-member table:name="55845" table:display="true" table:show-details="true"/>
                <table:data-pilot-member table:name="55906" table:display="true" table:show-details="true"/>
                <table:data-pilot-member table:name="55922" table:display="true" table:show-details="true"/>
                <table:data-pilot-member table:name="55927" table:display="true" table:show-details="true"/>
                <table:data-pilot-member table:name="55928" table:display="true" table:show-details="true"/>
                <table:data-pilot-member table:name="55932" table:display="true" table:show-details="true"/>
                <table:data-pilot-member table:name="55936" table:display="true" table:show-details="true"/>
                <table:data-pilot-member table:name="55949" table:display="true" table:show-details="true"/>
                <table:data-pilot-member table:name="55950" table:display="true" table:show-details="true"/>
                <table:data-pilot-member table:name="55974" table:display="true" table:show-details="true"/>
                <table:data-pilot-member table:name="55975" table:display="true" table:show-details="true"/>
                <table:data-pilot-member table:name="55984" table:display="true" table:show-details="true"/>
                <table:data-pilot-member table:name="55987" table:display="true" table:show-details="true"/>
                <table:data-pilot-member table:name="55990" table:display="true" table:show-details="true"/>
                <table:data-pilot-member table:name="55991" table:display="true" table:show-details="true"/>
                <table:data-pilot-member table:name="56003" table:display="true" table:show-details="true"/>
                <table:data-pilot-member table:name="56006" table:display="true" table:show-details="true"/>
                <table:data-pilot-member table:name="56007" table:display="true" table:show-details="true"/>
                <table:data-pilot-member table:name="56009" table:display="true" table:show-details="true"/>
                <table:data-pilot-member table:name="56011" table:display="true" table:show-details="true"/>
                <table:data-pilot-member table:name="56022" table:display="true" table:show-details="true"/>
                <table:data-pilot-member table:name="56033" table:display="true" table:show-details="true"/>
                <table:data-pilot-member table:name="56041" table:display="true" table:show-details="true"/>
                <table:data-pilot-member table:name="56053" table:display="true" table:show-details="true"/>
                <table:data-pilot-member table:name="56073" table:display="true" table:show-details="true"/>
                <table:data-pilot-member table:name="56081" table:display="true" table:show-details="true"/>
                <table:data-pilot-member table:name="56096" table:display="true" table:show-details="true"/>
                <table:data-pilot-member table:name="56107" table:display="true" table:show-details="true"/>
                <table:data-pilot-member table:name="56112" table:display="true" table:show-details="true"/>
                <table:data-pilot-member table:name="56119" table:display="true" table:show-details="true"/>
                <table:data-pilot-member table:name="56133" table:display="true" table:show-details="true"/>
                <table:data-pilot-member table:name="56138" table:display="true" table:show-details="true"/>
                <table:data-pilot-member table:name="56156" table:display="true" table:show-details="true"/>
                <table:data-pilot-member table:name="56162" table:display="true" table:show-details="true"/>
                <table:data-pilot-member table:name="56163" table:display="true" table:show-details="true"/>
                <table:data-pilot-member table:name="56168" table:display="true" table:show-details="true"/>
                <table:data-pilot-member table:name="56189" table:display="true" table:show-details="true"/>
                <table:data-pilot-member table:name="56219" table:display="true" table:show-details="true"/>
                <table:data-pilot-member table:name="56232" table:display="true" table:show-details="true"/>
                <table:data-pilot-member table:name="56237" table:display="true" table:show-details="true"/>
                <table:data-pilot-member table:name="56242" table:display="true" table:show-details="true"/>
                <table:data-pilot-member table:name="56250" table:display="true" table:show-details="true"/>
                <table:data-pilot-member table:name="56269" table:display="true" table:show-details="true"/>
                <table:data-pilot-member table:name="56278" table:display="true" table:show-details="true"/>
                <table:data-pilot-member table:name="56279" table:display="true" table:show-details="true"/>
                <table:data-pilot-member table:name="56288" table:display="true" table:show-details="true"/>
                <table:data-pilot-member table:name="56289" table:display="true" table:show-details="true"/>
                <table:data-pilot-member table:name="56297" table:display="true" table:show-details="true"/>
                <table:data-pilot-member table:name="56298" table:display="true" table:show-details="true"/>
                <table:data-pilot-member table:name="56300" table:display="true" table:show-details="true"/>
                <table:data-pilot-member table:name="56323" table:display="true" table:show-details="true"/>
                <table:data-pilot-member table:name="56328" table:display="true" table:show-details="true"/>
                <table:data-pilot-member table:name="56341" table:display="true" table:show-details="true"/>
                <table:data-pilot-member table:name="56348" table:display="true" table:show-details="true"/>
                <table:data-pilot-member table:name="56349" table:display="true" table:show-details="true"/>
                <table:data-pilot-member table:name="56372" table:display="true" table:show-details="true"/>
                <table:data-pilot-member table:name="56377" table:display="true" table:show-details="true"/>
                <table:data-pilot-member table:name="56382" table:display="true" table:show-details="true"/>
                <table:data-pilot-member table:name="56390" table:display="true" table:show-details="true"/>
                <table:data-pilot-member table:name="56405" table:display="true" table:show-details="true"/>
                <table:data-pilot-member table:name="56409" table:display="true" table:show-details="true"/>
                <table:data-pilot-member table:name="56421" table:display="true" table:show-details="true"/>
                <table:data-pilot-member table:name="56428" table:display="true" table:show-details="true"/>
                <table:data-pilot-member table:name="56429" table:display="true" table:show-details="true"/>
                <table:data-pilot-member table:name="56445" table:display="true" table:show-details="true"/>
                <table:data-pilot-member table:name="56456" table:display="true" table:show-details="true"/>
                <table:data-pilot-member table:name="56458" table:display="true" table:show-details="true"/>
                <table:data-pilot-member table:name="56463" table:display="true" table:show-details="true"/>
                <table:data-pilot-member table:name="56481" table:display="true" table:show-details="true"/>
                <table:data-pilot-member table:name="56484" table:display="true" table:show-details="true"/>
                <table:data-pilot-member table:name="56510" table:display="true" table:show-details="true"/>
                <table:data-pilot-member table:name="56515" table:display="true" table:show-details="true"/>
                <table:data-pilot-member table:name="56536" table:display="true" table:show-details="true"/>
                <table:data-pilot-member table:name="56539" table:display="true" table:show-details="true"/>
                <table:data-pilot-member table:name="56548" table:display="true" table:show-details="true"/>
                <table:data-pilot-member table:name="56550" table:display="true" table:show-details="true"/>
                <table:data-pilot-member table:name="56573" table:display="true" table:show-details="true"/>
                <table:data-pilot-member table:name="56575" table:display="true" table:show-details="true"/>
                <table:data-pilot-member table:name="56602" table:display="true" table:show-details="true"/>
                <table:data-pilot-member table:name="56616" table:display="true" table:show-details="true"/>
                <table:data-pilot-member table:name="56621" table:display="true" table:show-details="true"/>
                <table:data-pilot-member table:name="56622" table:display="true" table:show-details="true"/>
                <table:data-pilot-member table:name="56636" table:display="true" table:show-details="true"/>
                <table:data-pilot-member table:name="56637" table:display="true" table:show-details="true"/>
                <table:data-pilot-member table:name="56662" table:display="true" table:show-details="true"/>
                <table:data-pilot-member table:name="56666" table:display="true" table:show-details="true"/>
                <table:data-pilot-member table:name="56669" table:display="true" table:show-details="true"/>
                <table:data-pilot-member table:name="56692" table:display="true" table:show-details="true"/>
                <table:data-pilot-member table:name="56705" table:display="true" table:show-details="true"/>
                <table:data-pilot-member table:name="56732" table:display="true" table:show-details="true"/>
                <table:data-pilot-member table:name="56757" table:display="true" table:show-details="true"/>
                <table:data-pilot-member table:name="56763" table:display="true" table:show-details="true"/>
                <table:data-pilot-member table:name="56775" table:display="true" table:show-details="true"/>
                <table:data-pilot-member table:name="56791" table:display="true" table:show-details="true"/>
                <table:data-pilot-member table:name="56798" table:display="true" table:show-details="true"/>
                <table:data-pilot-member table:name="56799" table:display="true" table:show-details="true"/>
                <table:data-pilot-member table:name="56821" table:display="true" table:show-details="true"/>
                <table:data-pilot-member table:name="56822" table:display="true" table:show-details="true"/>
                <table:data-pilot-member table:name="56823" table:display="true" table:show-details="true"/>
                <table:data-pilot-member table:name="56826" table:display="true" table:show-details="true"/>
                <table:data-pilot-member table:name="56838" table:display="true" table:show-details="true"/>
                <table:data-pilot-member table:name="56839" table:display="true" table:show-details="true"/>
                <table:data-pilot-member table:name="56852" table:display="true" table:show-details="true"/>
                <table:data-pilot-member table:name="56854" table:display="true" table:show-details="true"/>
                <table:data-pilot-member table:name="56867" table:display="true" table:show-details="true"/>
                <table:data-pilot-member table:name="56878" table:display="true" table:show-details="true"/>
                <table:data-pilot-member table:name="56899" table:display="true" table:show-details="true"/>
                <table:data-pilot-member table:name="56902" table:display="true" table:show-details="true"/>
                <table:data-pilot-member table:name="56905" table:display="true" table:show-details="true"/>
                <table:data-pilot-member table:name="56928" table:display="true" table:show-details="true"/>
                <table:data-pilot-member table:name="56944" table:display="true" table:show-details="true"/>
                <table:data-pilot-member table:name="56946" table:display="true" table:show-details="true"/>
                <table:data-pilot-member table:name="56949" table:display="true" table:show-details="true"/>
                <table:data-pilot-member table:name="56955" table:display="true" table:show-details="true"/>
                <table:data-pilot-member table:name="56964" table:display="true" table:show-details="true"/>
                <table:data-pilot-member table:name="56987" table:display="true" table:show-details="true"/>
                <table:data-pilot-member table:name="56994" table:display="true" table:show-details="true"/>
                <table:data-pilot-member table:name="57017" table:display="true" table:show-details="true"/>
                <table:data-pilot-member table:name="57029" table:display="true" table:show-details="true"/>
                <table:data-pilot-member table:name="57041" table:display="true" table:show-details="true"/>
                <table:data-pilot-member table:name="57046" table:display="true" table:show-details="true"/>
                <table:data-pilot-member table:name="57048" table:display="true" table:show-details="true"/>
                <table:data-pilot-member table:name="57053" table:display="true" table:show-details="true"/>
                <table:data-pilot-member table:name="57064" table:display="true" table:show-details="true"/>
                <table:data-pilot-member table:name="57096" table:display="true" table:show-details="true"/>
                <table:data-pilot-member table:name="57105" table:display="true" table:show-details="true"/>
                <table:data-pilot-member table:name="57107" table:display="true" table:show-details="true"/>
                <table:data-pilot-member table:name="57114" table:display="true" table:show-details="true"/>
                <table:data-pilot-member table:name="57120" table:display="true" table:show-details="true"/>
                <table:data-pilot-member table:name="57133" table:display="true" table:show-details="true"/>
                <table:data-pilot-member table:name="57145" table:display="true" table:show-details="true"/>
                <table:data-pilot-member table:name="57158" table:display="true" table:show-details="true"/>
                <table:data-pilot-member table:name="57162" table:display="true" table:show-details="true"/>
                <table:data-pilot-member table:name="57169" table:display="true" table:show-details="true"/>
                <table:data-pilot-member table:name="57178" table:display="true" table:show-details="true"/>
                <table:data-pilot-member table:name="57181" table:display="true" table:show-details="true"/>
                <table:data-pilot-member table:name="57184" table:display="true" table:show-details="true"/>
                <table:data-pilot-member table:name="57187" table:display="true" table:show-details="true"/>
                <table:data-pilot-member table:name="57188" table:display="true" table:show-details="true"/>
                <table:data-pilot-member table:name="57240" table:display="true" table:show-details="true"/>
                <table:data-pilot-member table:name="57244" table:display="true" table:show-details="true"/>
                <table:data-pilot-member table:name="57246" table:display="true" table:show-details="true"/>
                <table:data-pilot-member table:name="57247" table:display="true" table:show-details="true"/>
                <table:data-pilot-member table:name="57256" table:display="true" table:show-details="true"/>
                <table:data-pilot-member table:name="57258" table:display="true" table:show-details="true"/>
                <table:data-pilot-member table:name="57267" table:display="true" table:show-details="true"/>
                <table:data-pilot-member table:name="57281" table:display="true" table:show-details="true"/>
                <table:data-pilot-member table:name="57322" table:display="true" table:show-details="true"/>
                <table:data-pilot-member table:name="57328" table:display="true" table:show-details="true"/>
                <table:data-pilot-member table:name="57329" table:display="true" table:show-details="true"/>
                <table:data-pilot-member table:name="57330" table:display="true" table:show-details="true"/>
                <table:data-pilot-member table:name="57351" table:display="true" table:show-details="true"/>
                <table:data-pilot-member table:name="57359" table:display="true" table:show-details="true"/>
                <table:data-pilot-member table:name="57367" table:display="true" table:show-details="true"/>
                <table:data-pilot-member table:name="57370" table:display="true" table:show-details="true"/>
                <table:data-pilot-member table:name="57371" table:display="true" table:show-details="true"/>
                <table:data-pilot-member table:name="57391" table:display="true" table:show-details="true"/>
                <table:data-pilot-member table:name="57405" table:display="true" table:show-details="true"/>
                <table:data-pilot-member table:name="57406" table:display="true" table:show-details="true"/>
                <table:data-pilot-member table:name="57412" table:display="true" table:show-details="true"/>
                <table:data-pilot-member table:name="57424" table:display="true" table:show-details="true"/>
                <table:data-pilot-member table:name="57440" table:display="true" table:show-details="true"/>
                <table:data-pilot-member table:name="57448" table:display="true" table:show-details="true"/>
                <table:data-pilot-member table:name="57451" table:display="true" table:show-details="true"/>
                <table:data-pilot-member table:name="57454" table:display="true" table:show-details="true"/>
                <table:data-pilot-member table:name="57460" table:display="true" table:show-details="true"/>
                <table:data-pilot-member table:name="57478" table:display="true" table:show-details="true"/>
                <table:data-pilot-member table:name="57486" table:display="true" table:show-details="true"/>
                <table:data-pilot-member table:name="57489" table:display="true" table:show-details="true"/>
                <table:data-pilot-member table:name="57514" table:display="true" table:show-details="true"/>
                <table:data-pilot-member table:name="57531" table:display="true" table:show-details="true"/>
                <table:data-pilot-member table:name="57534" table:display="true" table:show-details="true"/>
                <table:data-pilot-member table:name="57543" table:display="true" table:show-details="true"/>
                <table:data-pilot-member table:name="57572" table:display="true" table:show-details="true"/>
                <table:data-pilot-member table:name="57598" table:display="true" table:show-details="true"/>
                <table:data-pilot-member table:name="57608" table:display="true" table:show-details="true"/>
                <table:data-pilot-member table:name="57625" table:display="true" table:show-details="true"/>
                <table:data-pilot-member table:name="57630" table:display="true" table:show-details="true"/>
                <table:data-pilot-member table:name="57638" table:display="true" table:show-details="true"/>
                <table:data-pilot-member table:name="57656" table:display="true" table:show-details="true"/>
                <table:data-pilot-member table:name="57657" table:display="true" table:show-details="true"/>
                <table:data-pilot-member table:name="57674" table:display="true" table:show-details="true"/>
                <table:data-pilot-member table:name="57679" table:display="true" table:show-details="true"/>
                <table:data-pilot-member table:name="57687" table:display="true" table:show-details="true"/>
                <table:data-pilot-member table:name="57695" table:display="true" table:show-details="true"/>
                <table:data-pilot-member table:name="57698" table:display="true" table:show-details="true"/>
                <table:data-pilot-member table:name="57706" table:display="true" table:show-details="true"/>
                <table:data-pilot-member table:name="57708" table:display="true" table:show-details="true"/>
                <table:data-pilot-member table:name="57725" table:display="true" table:show-details="true"/>
                <table:data-pilot-member table:name="57742" table:display="true" table:show-details="true"/>
                <table:data-pilot-member table:name="57746" table:display="true" table:show-details="true"/>
                <table:data-pilot-member table:name="57753" table:display="true" table:show-details="true"/>
                <table:data-pilot-member table:name="57758" table:display="true" table:show-details="true"/>
                <table:data-pilot-member table:name="57779" table:display="true" table:show-details="true"/>
                <table:data-pilot-member table:name="57783" table:display="true" table:show-details="true"/>
                <table:data-pilot-member table:name="57787" table:display="true" table:show-details="true"/>
                <table:data-pilot-member table:name="57797" table:display="true" table:show-details="true"/>
                <table:data-pilot-member table:name="57812" table:display="true" table:show-details="true"/>
                <table:data-pilot-member table:name="57838" table:display="true" table:show-details="true"/>
                <table:data-pilot-member table:name="57847" table:display="true" table:show-details="true"/>
                <table:data-pilot-member table:name="57851" table:display="true" table:show-details="true"/>
                <table:data-pilot-member table:name="57866" table:display="true" table:show-details="true"/>
                <table:data-pilot-member table:name="57876" table:display="true" table:show-details="true"/>
                <table:data-pilot-member table:name="57887" table:display="true" table:show-details="true"/>
                <table:data-pilot-member table:name="57894" table:display="true" table:show-details="true"/>
                <table:data-pilot-member table:name="57895" table:display="true" table:show-details="true"/>
                <table:data-pilot-member table:name="57898" table:display="true" table:show-details="true"/>
                <table:data-pilot-member table:name="57904" table:display="true" table:show-details="true"/>
                <table:data-pilot-member table:name="57907" table:display="true" table:show-details="true"/>
                <table:data-pilot-member table:name="57928" table:display="true" table:show-details="true"/>
                <table:data-pilot-member table:name="57929" table:display="true" table:show-details="true"/>
                <table:data-pilot-member table:name="57930" table:display="true" table:show-details="true"/>
                <table:data-pilot-member table:name="57943" table:display="true" table:show-details="true"/>
                <table:data-pilot-member table:name="57955" table:display="true" table:show-details="true"/>
                <table:data-pilot-member table:name="57979" table:display="true" table:show-details="true"/>
                <table:data-pilot-member table:name="57985" table:display="true" table:show-details="true"/>
                <table:data-pilot-member table:name="57989" table:display="true" table:show-details="true"/>
                <table:data-pilot-member table:name="57993" table:display="true" table:show-details="true"/>
                <table:data-pilot-member table:name="57999" table:display="true" table:show-details="true"/>
                <table:data-pilot-member table:name="58018" table:display="true" table:show-details="true"/>
                <table:data-pilot-member table:name="58026" table:display="true" table:show-details="true"/>
                <table:data-pilot-member table:name="58037" table:display="true" table:show-details="true"/>
                <table:data-pilot-member table:name="58040" table:display="true" table:show-details="true"/>
                <table:data-pilot-member table:name="58047" table:display="true" table:show-details="true"/>
                <table:data-pilot-member table:name="58069" table:display="true" table:show-details="true"/>
                <table:data-pilot-member table:name="58100" table:display="true" table:show-details="true"/>
                <table:data-pilot-member table:name="58105" table:display="true" table:show-details="true"/>
                <table:data-pilot-member table:name="58118" table:display="true" table:show-details="true"/>
                <table:data-pilot-member table:name="58135" table:display="true" table:show-details="true"/>
                <table:data-pilot-member table:name="58138" table:display="true" table:show-details="true"/>
                <table:data-pilot-member table:name="58181" table:display="true" table:show-details="true"/>
                <table:data-pilot-member table:name="58187" table:display="true" table:show-details="true"/>
                <table:data-pilot-member table:name="58189" table:display="true" table:show-details="true"/>
                <table:data-pilot-member table:name="58192" table:display="true" table:show-details="true"/>
                <table:data-pilot-member table:name="58193" table:display="true" table:show-details="true"/>
                <table:data-pilot-member table:name="58212" table:display="true" table:show-details="true"/>
                <table:data-pilot-member table:name="58213" table:display="true" table:show-details="true"/>
                <table:data-pilot-member table:name="58215" table:display="true" table:show-details="true"/>
                <table:data-pilot-member table:name="58230" table:display="true" table:show-details="true"/>
                <table:data-pilot-member table:name="58239" table:display="true" table:show-details="true"/>
                <table:data-pilot-member table:name="58246" table:display="true" table:show-details="true"/>
                <table:data-pilot-member table:name="58250" table:display="true" table:show-details="true"/>
                <table:data-pilot-member table:name="58254" table:display="true" table:show-details="true"/>
                <table:data-pilot-member table:name="58268" table:display="true" table:show-details="true"/>
                <table:data-pilot-member table:name="58276" table:display="true" table:show-details="true"/>
                <table:data-pilot-member table:name="58315" table:display="true" table:show-details="true"/>
                <table:data-pilot-member table:name="58323" table:display="true" table:show-details="true"/>
                <table:data-pilot-member table:name="58326" table:display="true" table:show-details="true"/>
                <table:data-pilot-member table:name="58331" table:display="true" table:show-details="true"/>
                <table:data-pilot-member table:name="58332" table:display="true" table:show-details="true"/>
                <table:data-pilot-member table:name="58334" table:display="true" table:show-details="true"/>
                <table:data-pilot-member table:name="58348" table:display="true" table:show-details="true"/>
                <table:data-pilot-member table:name="58349" table:display="true" table:show-details="true"/>
                <table:data-pilot-member table:name="58369" table:display="true" table:show-details="true"/>
                <table:data-pilot-member table:name="58370" table:display="true" table:show-details="true"/>
                <table:data-pilot-member table:name="58371" table:display="true" table:show-details="true"/>
                <table:data-pilot-member table:name="58402" table:display="true" table:show-details="true"/>
                <table:data-pilot-member table:name="58414" table:display="true" table:show-details="true"/>
                <table:data-pilot-member table:name="58422" table:display="true" table:show-details="true"/>
                <table:data-pilot-member table:name="58429" table:display="true" table:show-details="true"/>
                <table:data-pilot-member table:name="58431" table:display="true" table:show-details="true"/>
                <table:data-pilot-member table:name="58443" table:display="true" table:show-details="true"/>
                <table:data-pilot-member table:name="58446" table:display="true" table:show-details="true"/>
                <table:data-pilot-member table:name="58455" table:display="true" table:show-details="true"/>
                <table:data-pilot-member table:name="58458" table:display="true" table:show-details="true"/>
                <table:data-pilot-member table:name="58469" table:display="true" table:show-details="true"/>
                <table:data-pilot-member table:name="58478" table:display="true" table:show-details="true"/>
                <table:data-pilot-member table:name="58488" table:display="true" table:show-details="true"/>
                <table:data-pilot-member table:name="58489" table:display="true" table:show-details="true"/>
                <table:data-pilot-member table:name="58508" table:display="true" table:show-details="true"/>
                <table:data-pilot-member table:name="58515" table:display="true" table:show-details="true"/>
                <table:data-pilot-member table:name="58524" table:display="true" table:show-details="true"/>
                <table:data-pilot-member table:name="58530" table:display="true" table:show-details="true"/>
                <table:data-pilot-member table:name="58532" table:display="true" table:show-details="true"/>
                <table:data-pilot-member table:name="58535" table:display="true" table:show-details="true"/>
                <table:data-pilot-member table:name="58547" table:display="true" table:show-details="true"/>
                <table:data-pilot-member table:name="58561" table:display="true" table:show-details="true"/>
                <table:data-pilot-member table:name="58562" table:display="true" table:show-details="true"/>
                <table:data-pilot-member table:name="58563" table:display="true" table:show-details="true"/>
                <table:data-pilot-member table:name="58575" table:display="true" table:show-details="true"/>
                <table:data-pilot-member table:name="58576" table:display="true" table:show-details="true"/>
                <table:data-pilot-member table:name="58598" table:display="true" table:show-details="true"/>
                <table:data-pilot-member table:name="58599" table:display="true" table:show-details="true"/>
                <table:data-pilot-member table:name="58602" table:display="true" table:show-details="true"/>
                <table:data-pilot-member table:name="58623" table:display="true" table:show-details="true"/>
                <table:data-pilot-member table:name="58627" table:display="true" table:show-details="true"/>
                <table:data-pilot-member table:name="58633" table:display="true" table:show-details="true"/>
                <table:data-pilot-member table:name="58636" table:display="true" table:show-details="true"/>
                <table:data-pilot-member table:name="58646" table:display="true" table:show-details="true"/>
                <table:data-pilot-member table:name="58653" table:display="true" table:show-details="true"/>
                <table:data-pilot-member table:name="58655" table:display="true" table:show-details="true"/>
                <table:data-pilot-member table:name="58667" table:display="true" table:show-details="true"/>
                <table:data-pilot-member table:name="58700" table:display="true" table:show-details="true"/>
                <table:data-pilot-member table:name="58711" table:display="true" table:show-details="true"/>
                <table:data-pilot-member table:name="58713" table:display="true" table:show-details="true"/>
                <table:data-pilot-member table:name="58714" table:display="true" table:show-details="true"/>
                <table:data-pilot-member table:name="58732" table:display="true" table:show-details="true"/>
                <table:data-pilot-member table:name="58738" table:display="true" table:show-details="true"/>
                <table:data-pilot-member table:name="58740" table:display="true" table:show-details="true"/>
                <table:data-pilot-member table:name="58745" table:display="true" table:show-details="true"/>
                <table:data-pilot-member table:name="58751" table:display="true" table:show-details="true"/>
                <table:data-pilot-member table:name="58761" table:display="true" table:show-details="true"/>
                <table:data-pilot-member table:name="58788" table:display="true" table:show-details="true"/>
                <table:data-pilot-member table:name="58789" table:display="true" table:show-details="true"/>
                <table:data-pilot-member table:name="58797" table:display="true" table:show-details="true"/>
                <table:data-pilot-member table:name="58798" table:display="true" table:show-details="true"/>
                <table:data-pilot-member table:name="58817" table:display="true" table:show-details="true"/>
                <table:data-pilot-member table:name="58823" table:display="true" table:show-details="true"/>
                <table:data-pilot-member table:name="58828" table:display="true" table:show-details="true"/>
                <table:data-pilot-member table:name="58830" table:display="true" table:show-details="true"/>
                <table:data-pilot-member table:name="58855" table:display="true" table:show-details="true"/>
                <table:data-pilot-member table:name="58858" table:display="true" table:show-details="true"/>
                <table:data-pilot-member table:name="58863" table:display="true" table:show-details="true"/>
                <table:data-pilot-member table:name="58887" table:display="true" table:show-details="true"/>
                <table:data-pilot-member table:name="58891" table:display="true" table:show-details="true"/>
                <table:data-pilot-member table:name="58910" table:display="true" table:show-details="true"/>
                <table:data-pilot-member table:name="58920" table:display="true" table:show-details="true"/>
                <table:data-pilot-member table:name="58944" table:display="true" table:show-details="true"/>
                <table:data-pilot-member table:name="58948" table:display="true" table:show-details="true"/>
                <table:data-pilot-member table:name="58950" table:display="true" table:show-details="true"/>
                <table:data-pilot-member table:name="58969" table:display="true" table:show-details="true"/>
                <table:data-pilot-member table:name="58973" table:display="true" table:show-details="true"/>
                <table:data-pilot-member table:name="58977" table:display="true" table:show-details="true"/>
                <table:data-pilot-member table:name="58986" table:display="true" table:show-details="true"/>
                <table:data-pilot-member table:name="58989" table:display="true" table:show-details="true"/>
                <table:data-pilot-member table:name="59024" table:display="true" table:show-details="true"/>
                <table:data-pilot-member table:name="59029" table:display="true" table:show-details="true"/>
                <table:data-pilot-member table:name="59048" table:display="true" table:show-details="true"/>
                <table:data-pilot-member table:name="59053" table:display="true" table:show-details="true"/>
                <table:data-pilot-member table:name="59058" table:display="true" table:show-details="true"/>
                <table:data-pilot-member table:name="59096" table:display="true" table:show-details="true"/>
                <table:data-pilot-member table:name="59123" table:display="true" table:show-details="true"/>
                <table:data-pilot-member table:name="59124" table:display="true" table:show-details="true"/>
                <table:data-pilot-member table:name="59133" table:display="true" table:show-details="true"/>
                <table:data-pilot-member table:name="59138" table:display="true" table:show-details="true"/>
                <table:data-pilot-member table:name="59143" table:display="true" table:show-details="true"/>
                <table:data-pilot-member table:name="59147" table:display="true" table:show-details="true"/>
                <table:data-pilot-member table:name="59155" table:display="true" table:show-details="true"/>
                <table:data-pilot-member table:name="59176" table:display="true" table:show-details="true"/>
                <table:data-pilot-member table:name="59182" table:display="true" table:show-details="true"/>
                <table:data-pilot-member table:name="59188" table:display="true" table:show-details="true"/>
                <table:data-pilot-member table:name="59189" table:display="true" table:show-details="true"/>
                <table:data-pilot-member table:name="59191" table:display="true" table:show-details="true"/>
                <table:data-pilot-member table:name="59195" table:display="true" table:show-details="true"/>
                <table:data-pilot-member table:name="59206" table:display="true" table:show-details="true"/>
                <table:data-pilot-member table:name="59211" table:display="true" table:show-details="true"/>
                <table:data-pilot-member table:name="59212" table:display="true" table:show-details="true"/>
                <table:data-pilot-member table:name="59214" table:display="true" table:show-details="true"/>
                <table:data-pilot-member table:name="59217" table:display="true" table:show-details="true"/>
                <table:data-pilot-member table:name="59229" table:display="true" table:show-details="true"/>
                <table:data-pilot-member table:name="59238" table:display="true" table:show-details="true"/>
                <table:data-pilot-member table:name="59240" table:display="true" table:show-details="true"/>
                <table:data-pilot-member table:name="59245" table:display="true" table:show-details="true"/>
                <table:data-pilot-member table:name="59246" table:display="true" table:show-details="true"/>
                <table:data-pilot-member table:name="59254" table:display="true" table:show-details="true"/>
                <table:data-pilot-member table:name="59260" table:display="true" table:show-details="true"/>
                <table:data-pilot-member table:name="59262" table:display="true" table:show-details="true"/>
                <table:data-pilot-member table:name="59273" table:display="true" table:show-details="true"/>
                <table:data-pilot-member table:name="59290" table:display="true" table:show-details="true"/>
                <table:data-pilot-member table:name="59296" table:display="true" table:show-details="true"/>
                <table:data-pilot-member table:name="59299" table:display="true" table:show-details="true"/>
                <table:data-pilot-member table:name="59302" table:display="true" table:show-details="true"/>
                <table:data-pilot-member table:name="59305" table:display="true" table:show-details="true"/>
                <table:data-pilot-member table:name="59310" table:display="true" table:show-details="true"/>
                <table:data-pilot-member table:name="59311" table:display="true" table:show-details="true"/>
                <table:data-pilot-member table:name="59319" table:display="true" table:show-details="true"/>
                <table:data-pilot-member table:name="59331" table:display="true" table:show-details="true"/>
                <table:data-pilot-member table:name="59334" table:display="true" table:show-details="true"/>
                <table:data-pilot-member table:name="59338" table:display="true" table:show-details="true"/>
                <table:data-pilot-member table:name="59350" table:display="true" table:show-details="true"/>
                <table:data-pilot-member table:name="59352" table:display="true" table:show-details="true"/>
                <table:data-pilot-member table:name="59355" table:display="true" table:show-details="true"/>
                <table:data-pilot-member table:name="59357" table:display="true" table:show-details="true"/>
                <table:data-pilot-member table:name="59365" table:display="true" table:show-details="true"/>
                <table:data-pilot-member table:name="59376" table:display="true" table:show-details="true"/>
                <table:data-pilot-member table:name="59381" table:display="true" table:show-details="true"/>
                <table:data-pilot-member table:name="59388" table:display="true" table:show-details="true"/>
                <table:data-pilot-member table:name="59394" table:display="true" table:show-details="true"/>
                <table:data-pilot-member table:name="59408" table:display="true" table:show-details="true"/>
                <table:data-pilot-member table:name="59416" table:display="true" table:show-details="true"/>
                <table:data-pilot-member table:name="59425" table:display="true" table:show-details="true"/>
                <table:data-pilot-member table:name="59428" table:display="true" table:show-details="true"/>
                <table:data-pilot-member table:name="59430" table:display="true" table:show-details="true"/>
                <table:data-pilot-member table:name="59437" table:display="true" table:show-details="true"/>
                <table:data-pilot-member table:name="59444" table:display="true" table:show-details="true"/>
                <table:data-pilot-member table:name="59446" table:display="true" table:show-details="true"/>
                <table:data-pilot-member table:name="59454" table:display="true" table:show-details="true"/>
                <table:data-pilot-member table:name="59459" table:display="true" table:show-details="true"/>
                <table:data-pilot-member table:name="59479" table:display="true" table:show-details="true"/>
                <table:data-pilot-member table:name="59481" table:display="true" table:show-details="true"/>
                <table:data-pilot-member table:name="59483" table:display="true" table:show-details="true"/>
                <table:data-pilot-member table:name="59521" table:display="true" table:show-details="true"/>
                <table:data-pilot-member table:name="59530" table:display="true" table:show-details="true"/>
                <table:data-pilot-member table:name="59535" table:display="true" table:show-details="true"/>
                <table:data-pilot-member table:name="59559" table:display="true" table:show-details="true"/>
                <table:data-pilot-member table:name="59587" table:display="true" table:show-details="true"/>
                <table:data-pilot-member table:name="59590" table:display="true" table:show-details="true"/>
                <table:data-pilot-member table:name="59593" table:display="true" table:show-details="true"/>
                <table:data-pilot-member table:name="59594" table:display="true" table:show-details="true"/>
                <table:data-pilot-member table:name="59618" table:display="true" table:show-details="true"/>
                <table:data-pilot-member table:name="59621" table:display="true" table:show-details="true"/>
                <table:data-pilot-member table:name="59632" table:display="true" table:show-details="true"/>
                <table:data-pilot-member table:name="59634" table:display="true" table:show-details="true"/>
                <table:data-pilot-member table:name="59637" table:display="true" table:show-details="true"/>
                <table:data-pilot-member table:name="59676" table:display="true" table:show-details="true"/>
                <table:data-pilot-member table:name="59682" table:display="true" table:show-details="true"/>
                <table:data-pilot-member table:name="59689" table:display="true" table:show-details="true"/>
                <table:data-pilot-member table:name="59690" table:display="true" table:show-details="true"/>
                <table:data-pilot-member table:name="59700" table:display="true" table:show-details="true"/>
                <table:data-pilot-member table:name="59707" table:display="true" table:show-details="true"/>
                <table:data-pilot-member table:name="59710" table:display="true" table:show-details="true"/>
                <table:data-pilot-member table:name="59715" table:display="true" table:show-details="true"/>
                <table:data-pilot-member table:name="59716" table:display="true" table:show-details="true"/>
                <table:data-pilot-member table:name="59719" table:display="true" table:show-details="true"/>
                <table:data-pilot-member table:name="59730" table:display="true" table:show-details="true"/>
                <table:data-pilot-member table:name="59731" table:display="true" table:show-details="true"/>
                <table:data-pilot-member table:name="59734" table:display="true" table:show-details="true"/>
                <table:data-pilot-member table:name="59743" table:display="true" table:show-details="true"/>
                <table:data-pilot-member table:name="59744" table:display="true" table:show-details="true"/>
                <table:data-pilot-member table:name="59746" table:display="true" table:show-details="true"/>
                <table:data-pilot-member table:name="59759" table:display="true" table:show-details="true"/>
                <table:data-pilot-member table:name="59763" table:display="true" table:show-details="true"/>
                <table:data-pilot-member table:name="59771" table:display="true" table:show-details="true"/>
                <table:data-pilot-member table:name="59775" table:display="true" table:show-details="true"/>
                <table:data-pilot-member table:name="59791" table:display="true" table:show-details="true"/>
                <table:data-pilot-member table:name="59798" table:display="true" table:show-details="true"/>
                <table:data-pilot-member table:name="59802" table:display="true" table:show-details="true"/>
                <table:data-pilot-member table:name="59807" table:display="true" table:show-details="true"/>
                <table:data-pilot-member table:name="59820" table:display="true" table:show-details="true"/>
                <table:data-pilot-member table:name="59829" table:display="true" table:show-details="true"/>
                <table:data-pilot-member table:name="59830" table:display="true" table:show-details="true"/>
                <table:data-pilot-member table:name="59858" table:display="true" table:show-details="true"/>
                <table:data-pilot-member table:name="59861" table:display="true" table:show-details="true"/>
                <table:data-pilot-member table:name="59862" table:display="true" table:show-details="true"/>
                <table:data-pilot-member table:name="59894" table:display="true" table:show-details="true"/>
                <table:data-pilot-member table:name="59917" table:display="true" table:show-details="true"/>
                <table:data-pilot-member table:name="59920" table:display="true" table:show-details="true"/>
                <table:data-pilot-member table:name="59944" table:display="true" table:show-details="true"/>
                <table:data-pilot-member table:name="59958" table:display="true" table:show-details="true"/>
                <table:data-pilot-member table:name="59973" table:display="true" table:show-details="true"/>
                <table:data-pilot-member table:name="59986" table:display="true" table:show-details="true"/>
                <table:data-pilot-member table:name="59988" table:display="true" table:show-details="true"/>
                <table:data-pilot-member table:name="60012" table:display="true" table:show-details="true"/>
                <table:data-pilot-member table:name="60020" table:display="true" table:show-details="true"/>
                <table:data-pilot-member table:name="60024" table:display="true" table:show-details="true"/>
                <table:data-pilot-member table:name="60038" table:display="true" table:show-details="true"/>
                <table:data-pilot-member table:name="60039" table:display="true" table:show-details="true"/>
                <table:data-pilot-member table:name="60058" table:display="true" table:show-details="true"/>
                <table:data-pilot-member table:name="60059" table:display="true" table:show-details="true"/>
                <table:data-pilot-member table:name="60061" table:display="true" table:show-details="true"/>
                <table:data-pilot-member table:name="60063" table:display="true" table:show-details="true"/>
                <table:data-pilot-member table:name="60090" table:display="true" table:show-details="true"/>
                <table:data-pilot-member table:name="60098" table:display="true" table:show-details="true"/>
                <table:data-pilot-member table:name="60110" table:display="true" table:show-details="true"/>
                <table:data-pilot-member table:name="60114" table:display="true" table:show-details="true"/>
                <table:data-pilot-member table:name="60126" table:display="true" table:show-details="true"/>
                <table:data-pilot-member table:name="60127" table:display="true" table:show-details="true"/>
                <table:data-pilot-member table:name="60151" table:display="true" table:show-details="true"/>
                <table:data-pilot-member table:name="60153" table:display="true" table:show-details="true"/>
                <table:data-pilot-member table:name="60161" table:display="true" table:show-details="true"/>
                <table:data-pilot-member table:name="60164" table:display="true" table:show-details="true"/>
                <table:data-pilot-member table:name="60166" table:display="true" table:show-details="true"/>
                <table:data-pilot-member table:name="60169" table:display="true" table:show-details="true"/>
                <table:data-pilot-member table:name="60171" table:display="true" table:show-details="true"/>
                <table:data-pilot-member table:name="60175" table:display="true" table:show-details="true"/>
                <table:data-pilot-member table:name="60197" table:display="true" table:show-details="true"/>
                <table:data-pilot-member table:name="60202" table:display="true" table:show-details="true"/>
                <table:data-pilot-member table:name="60203" table:display="true" table:show-details="true"/>
                <table:data-pilot-member table:name="60221" table:display="true" table:show-details="true"/>
                <table:data-pilot-member table:name="60243" table:display="true" table:show-details="true"/>
                <table:data-pilot-member table:name="60257" table:display="true" table:show-details="true"/>
                <table:data-pilot-member table:name="60266" table:display="true" table:show-details="true"/>
                <table:data-pilot-member table:name="60271" table:display="true" table:show-details="true"/>
                <table:data-pilot-member table:name="60282" table:display="true" table:show-details="true"/>
                <table:data-pilot-member table:name="60287" table:display="true" table:show-details="true"/>
                <table:data-pilot-member table:name="60293" table:display="true" table:show-details="true"/>
                <table:data-pilot-member table:name="60308" table:display="true" table:show-details="true"/>
                <table:data-pilot-member table:name="60320" table:display="true" table:show-details="true"/>
                <table:data-pilot-member table:name="60321" table:display="true" table:show-details="true"/>
                <table:data-pilot-member table:name="60323" table:display="true" table:show-details="true"/>
                <table:data-pilot-member table:name="60327" table:display="true" table:show-details="true"/>
                <table:data-pilot-member table:name="60370" table:display="true" table:show-details="true"/>
                <table:data-pilot-member table:name="60373" table:display="true" table:show-details="true"/>
                <table:data-pilot-member table:name="60388" table:display="true" table:show-details="true"/>
                <table:data-pilot-member table:name="60402" table:display="true" table:show-details="true"/>
                <table:data-pilot-member table:name="60439" table:display="true" table:show-details="true"/>
                <table:data-pilot-member table:name="60447" table:display="true" table:show-details="true"/>
                <table:data-pilot-member table:name="60464" table:display="true" table:show-details="true"/>
                <table:data-pilot-member table:name="60467" table:display="true" table:show-details="true"/>
                <table:data-pilot-member table:name="60472" table:display="true" table:show-details="true"/>
                <table:data-pilot-member table:name="60477" table:display="true" table:show-details="true"/>
                <table:data-pilot-member table:name="60479" table:display="true" table:show-details="true"/>
                <table:data-pilot-member table:name="60498" table:display="true" table:show-details="true"/>
                <table:data-pilot-member table:name="60503" table:display="true" table:show-details="true"/>
                <table:data-pilot-member table:name="60508" table:display="true" table:show-details="true"/>
                <table:data-pilot-member table:name="60545" table:display="true" table:show-details="true"/>
                <table:data-pilot-member table:name="60548" table:display="true" table:show-details="true"/>
                <table:data-pilot-member table:name="60556" table:display="true" table:show-details="true"/>
                <table:data-pilot-member table:name="60581" table:display="true" table:show-details="true"/>
                <table:data-pilot-member table:name="60590" table:display="true" table:show-details="true"/>
                <table:data-pilot-member table:name="60608" table:display="true" table:show-details="true"/>
                <table:data-pilot-member table:name="60618" table:display="true" table:show-details="true"/>
                <table:data-pilot-member table:name="60619" table:display="true" table:show-details="true"/>
                <table:data-pilot-member table:name="60622" table:display="true" table:show-details="true"/>
                <table:data-pilot-member table:name="60628" table:display="true" table:show-details="true"/>
                <table:data-pilot-member table:name="60637" table:display="true" table:show-details="true"/>
                <table:data-pilot-member table:name="60653" table:display="true" table:show-details="true"/>
                <table:data-pilot-member table:name="60676" table:display="true" table:show-details="true"/>
                <table:data-pilot-member table:name="60683" table:display="true" table:show-details="true"/>
                <table:data-pilot-member table:name="60685" table:display="true" table:show-details="true"/>
                <table:data-pilot-member table:name="60690" table:display="true" table:show-details="true"/>
                <table:data-pilot-member table:name="60697" table:display="true" table:show-details="true"/>
                <table:data-pilot-member table:name="60711" table:display="true" table:show-details="true"/>
                <table:data-pilot-member table:name="60731" table:display="true" table:show-details="true"/>
                <table:data-pilot-member table:name="60733" table:display="true" table:show-details="true"/>
                <table:data-pilot-member table:name="60736" table:display="true" table:show-details="true"/>
                <table:data-pilot-member table:name="60737" table:display="true" table:show-details="true"/>
                <table:data-pilot-member table:name="60740" table:display="true" table:show-details="true"/>
                <table:data-pilot-member table:name="60742" table:display="true" table:show-details="true"/>
                <table:data-pilot-member table:name="60750" table:display="true" table:show-details="true"/>
                <table:data-pilot-member table:name="60753" table:display="true" table:show-details="true"/>
                <table:data-pilot-member table:name="60768" table:display="true" table:show-details="true"/>
                <table:data-pilot-member table:name="60775" table:display="true" table:show-details="true"/>
                <table:data-pilot-member table:name="60785" table:display="true" table:show-details="true"/>
                <table:data-pilot-member table:name="60788" table:display="true" table:show-details="true"/>
                <table:data-pilot-member table:name="60790" table:display="true" table:show-details="true"/>
                <table:data-pilot-member table:name="60792" table:display="true" table:show-details="true"/>
                <table:data-pilot-member table:name="60799" table:display="true" table:show-details="true"/>
                <table:data-pilot-member table:name="60856" table:display="true" table:show-details="true"/>
                <table:data-pilot-member table:name="60857" table:display="true" table:show-details="true"/>
                <table:data-pilot-member table:name="60862" table:display="true" table:show-details="true"/>
                <table:data-pilot-member table:name="60868" table:display="true" table:show-details="true"/>
                <table:data-pilot-member table:name="60872" table:display="true" table:show-details="true"/>
                <table:data-pilot-member table:name="60874" table:display="true" table:show-details="true"/>
                <table:data-pilot-member table:name="60880" table:display="true" table:show-details="true"/>
                <table:data-pilot-member table:name="60885" table:display="true" table:show-details="true"/>
                <table:data-pilot-member table:name="60888" table:display="true" table:show-details="true"/>
                <table:data-pilot-member table:name="60897" table:display="true" table:show-details="true"/>
                <table:data-pilot-member table:name="60930" table:display="true" table:show-details="true"/>
                <table:data-pilot-member table:name="60933" table:display="true" table:show-details="true"/>
                <table:data-pilot-member table:name="60941" table:display="true" table:show-details="true"/>
                <table:data-pilot-member table:name="60953" table:display="true" table:show-details="true"/>
                <table:data-pilot-member table:name="60967" table:display="true" table:show-details="true"/>
                <table:data-pilot-member table:name="60969" table:display="true" table:show-details="true"/>
                <table:data-pilot-member table:name="60986" table:display="true" table:show-details="true"/>
                <table:data-pilot-member table:name="60998" table:display="true" table:show-details="true"/>
                <table:data-pilot-member table:name="60999" table:display="true" table:show-details="true"/>
                <table:data-pilot-member table:name="61006" table:display="true" table:show-details="true"/>
                <table:data-pilot-member table:name="61007" table:display="true" table:show-details="true"/>
                <table:data-pilot-member table:name="61011" table:display="true" table:show-details="true"/>
                <table:data-pilot-member table:name="61017" table:display="true" table:show-details="true"/>
                <table:data-pilot-member table:name="61018" table:display="true" table:show-details="true"/>
                <table:data-pilot-member table:name="61019" table:display="true" table:show-details="true"/>
                <table:data-pilot-member table:name="61024" table:display="true" table:show-details="true"/>
                <table:data-pilot-member table:name="61040" table:display="true" table:show-details="true"/>
                <table:data-pilot-member table:name="61046" table:display="true" table:show-details="true"/>
                <table:data-pilot-member table:name="61056" table:display="true" table:show-details="true"/>
                <table:data-pilot-member table:name="61084" table:display="true" table:show-details="true"/>
                <table:data-pilot-member table:name="61095" table:display="true" table:show-details="true"/>
                <table:data-pilot-member table:name="61097" table:display="true" table:show-details="true"/>
                <table:data-pilot-member table:name="61098" table:display="true" table:show-details="true"/>
                <table:data-pilot-member table:name="61103" table:display="true" table:show-details="true"/>
                <table:data-pilot-member table:name="61106" table:display="true" table:show-details="true"/>
                <table:data-pilot-member table:name="61111" table:display="true" table:show-details="true"/>
                <table:data-pilot-member table:name="61114" table:display="true" table:show-details="true"/>
                <table:data-pilot-member table:name="61116" table:display="true" table:show-details="true"/>
                <table:data-pilot-member table:name="61117" table:display="true" table:show-details="true"/>
                <table:data-pilot-member table:name="61128" table:display="true" table:show-details="true"/>
                <table:data-pilot-member table:name="61129" table:display="true" table:show-details="true"/>
                <table:data-pilot-member table:name="61132" table:display="true" table:show-details="true"/>
                <table:data-pilot-member table:name="61144" table:display="true" table:show-details="true"/>
                <table:data-pilot-member table:name="61147" table:display="true" table:show-details="true"/>
                <table:data-pilot-member table:name="61148" table:display="true" table:show-details="true"/>
                <table:data-pilot-member table:name="61154" table:display="true" table:show-details="true"/>
                <table:data-pilot-member table:name="61171" table:display="true" table:show-details="true"/>
                <table:data-pilot-member table:name="61173" table:display="true" table:show-details="true"/>
                <table:data-pilot-member table:name="61208" table:display="true" table:show-details="true"/>
                <table:data-pilot-member table:name="61209" table:display="true" table:show-details="true"/>
                <table:data-pilot-member table:name="61232" table:display="true" table:show-details="true"/>
                <table:data-pilot-member table:name="61250" table:display="true" table:show-details="true"/>
                <table:data-pilot-member table:name="61251" table:display="true" table:show-details="true"/>
                <table:data-pilot-member table:name="61252" table:display="true" table:show-details="true"/>
                <table:data-pilot-member table:name="61266" table:display="true" table:show-details="true"/>
                <table:data-pilot-member table:name="61267" table:display="true" table:show-details="true"/>
                <table:data-pilot-member table:name="61274" table:display="true" table:show-details="true"/>
                <table:data-pilot-member table:name="61304" table:display="true" table:show-details="true"/>
                <table:data-pilot-member table:name="61331" table:display="true" table:show-details="true"/>
                <table:data-pilot-member table:name="61332" table:display="true" table:show-details="true"/>
                <table:data-pilot-member table:name="61349" table:display="true" table:show-details="true"/>
                <table:data-pilot-member table:name="61350" table:display="true" table:show-details="true"/>
                <table:data-pilot-member table:name="61360" table:display="true" table:show-details="true"/>
                <table:data-pilot-member table:name="61370" table:display="true" table:show-details="true"/>
                <table:data-pilot-member table:name="61375" table:display="true" table:show-details="true"/>
                <table:data-pilot-member table:name="61378" table:display="true" table:show-details="true"/>
                <table:data-pilot-member table:name="61385" table:display="true" table:show-details="true"/>
                <table:data-pilot-member table:name="61387" table:display="true" table:show-details="true"/>
                <table:data-pilot-member table:name="61389" table:display="true" table:show-details="true"/>
                <table:data-pilot-member table:name="61393" table:display="true" table:show-details="true"/>
                <table:data-pilot-member table:name="61399" table:display="true" table:show-details="true"/>
                <table:data-pilot-member table:name="61413" table:display="true" table:show-details="true"/>
                <table:data-pilot-member table:name="61418" table:display="true" table:show-details="true"/>
                <table:data-pilot-member table:name="61429" table:display="true" table:show-details="true"/>
                <table:data-pilot-member table:name="61448" table:display="true" table:show-details="true"/>
                <table:data-pilot-member table:name="61449" table:display="true" table:show-details="true"/>
                <table:data-pilot-member table:name="61452" table:display="true" table:show-details="true"/>
                <table:data-pilot-member table:name="61457" table:display="true" table:show-details="true"/>
                <table:data-pilot-member table:name="61471" table:display="true" table:show-details="true"/>
                <table:data-pilot-member table:name="61472" table:display="true" table:show-details="true"/>
                <table:data-pilot-member table:name="61477" table:display="true" table:show-details="true"/>
                <table:data-pilot-member table:name="61484" table:display="true" table:show-details="true"/>
                <table:data-pilot-member table:name="61496" table:display="true" table:show-details="true"/>
                <table:data-pilot-member table:name="61499" table:display="true" table:show-details="true"/>
                <table:data-pilot-member table:name="61504" table:display="true" table:show-details="true"/>
                <table:data-pilot-member table:name="61510" table:display="true" table:show-details="true"/>
                <table:data-pilot-member table:name="61512" table:display="true" table:show-details="true"/>
                <table:data-pilot-member table:name="61523" table:display="true" table:show-details="true"/>
                <table:data-pilot-member table:name="61533" table:display="true" table:show-details="true"/>
                <table:data-pilot-member table:name="61536" table:display="true" table:show-details="true"/>
                <table:data-pilot-member table:name="61551" table:display="true" table:show-details="true"/>
                <table:data-pilot-member table:name="61556" table:display="true" table:show-details="true"/>
                <table:data-pilot-member table:name="61560" table:display="true" table:show-details="true"/>
                <table:data-pilot-member table:name="61566" table:display="true" table:show-details="true"/>
                <table:data-pilot-member table:name="61567" table:display="true" table:show-details="true"/>
                <table:data-pilot-member table:name="61572" table:display="true" table:show-details="true"/>
                <table:data-pilot-member table:name="61583" table:display="true" table:show-details="true"/>
                <table:data-pilot-member table:name="61586" table:display="true" table:show-details="true"/>
                <table:data-pilot-member table:name="61587" table:display="true" table:show-details="true"/>
                <table:data-pilot-member table:name="61589" table:display="true" table:show-details="true"/>
                <table:data-pilot-member table:name="61590" table:display="true" table:show-details="true"/>
                <table:data-pilot-member table:name="61608" table:display="true" table:show-details="true"/>
                <table:data-pilot-member table:name="61610" table:display="true" table:show-details="true"/>
                <table:data-pilot-member table:name="61625" table:display="true" table:show-details="true"/>
                <table:data-pilot-member table:name="61646" table:display="true" table:show-details="true"/>
                <table:data-pilot-member table:name="61664" table:display="true" table:show-details="true"/>
                <table:data-pilot-member table:name="61672" table:display="true" table:show-details="true"/>
                <table:data-pilot-member table:name="61679" table:display="true" table:show-details="true"/>
                <table:data-pilot-member table:name="61683" table:display="true" table:show-details="true"/>
                <table:data-pilot-member table:name="61700" table:display="true" table:show-details="true"/>
                <table:data-pilot-member table:name="61705" table:display="true" table:show-details="true"/>
                <table:data-pilot-member table:name="61706" table:display="true" table:show-details="true"/>
                <table:data-pilot-member table:name="61718" table:display="true" table:show-details="true"/>
                <table:data-pilot-member table:name="61720" table:display="true" table:show-details="true"/>
                <table:data-pilot-member table:name="61721" table:display="true" table:show-details="true"/>
                <table:data-pilot-member table:name="61735" table:display="true" table:show-details="true"/>
                <table:data-pilot-member table:name="61737" table:display="true" table:show-details="true"/>
                <table:data-pilot-member table:name="61738" table:display="true" table:show-details="true"/>
                <table:data-pilot-member table:name="61749" table:display="true" table:show-details="true"/>
                <table:data-pilot-member table:name="61752" table:display="true" table:show-details="true"/>
                <table:data-pilot-member table:name="61756" table:display="true" table:show-details="true"/>
                <table:data-pilot-member table:name="61764" table:display="true" table:show-details="true"/>
                <table:data-pilot-member table:name="61772" table:display="true" table:show-details="true"/>
                <table:data-pilot-member table:name="61773" table:display="true" table:show-details="true"/>
                <table:data-pilot-member table:name="61842" table:display="true" table:show-details="true"/>
                <table:data-pilot-member table:name="61843" table:display="true" table:show-details="true"/>
                <table:data-pilot-member table:name="61847" table:display="true" table:show-details="true"/>
                <table:data-pilot-member table:name="61860" table:display="true" table:show-details="true"/>
                <table:data-pilot-member table:name="61866" table:display="true" table:show-details="true"/>
                <table:data-pilot-member table:name="61875" table:display="true" table:show-details="true"/>
                <table:data-pilot-member table:name="61881" table:display="true" table:show-details="true"/>
                <table:data-pilot-member table:name="61884" table:display="true" table:show-details="true"/>
                <table:data-pilot-member table:name="61885" table:display="true" table:show-details="true"/>
                <table:data-pilot-member table:name="61886" table:display="true" table:show-details="true"/>
                <table:data-pilot-member table:name="61896" table:display="true" table:show-details="true"/>
                <table:data-pilot-member table:name="61928" table:display="true" table:show-details="true"/>
                <table:data-pilot-member table:name="61934" table:display="true" table:show-details="true"/>
                <table:data-pilot-member table:name="61951" table:display="true" table:show-details="true"/>
                <table:data-pilot-member table:name="61964" table:display="true" table:show-details="true"/>
                <table:data-pilot-member table:name="61972" table:display="true" table:show-details="true"/>
                <table:data-pilot-member table:name="62002" table:display="true" table:show-details="true"/>
                <table:data-pilot-member table:name="62006" table:display="true" table:show-details="true"/>
                <table:data-pilot-member table:name="62011" table:display="true" table:show-details="true"/>
                <table:data-pilot-member table:name="62043" table:display="true" table:show-details="true"/>
                <table:data-pilot-member table:name="62062" table:display="true" table:show-details="true"/>
                <table:data-pilot-member table:name="62073" table:display="true" table:show-details="true"/>
                <table:data-pilot-member table:name="62098" table:display="true" table:show-details="true"/>
                <table:data-pilot-member table:name="62099" table:display="true" table:show-details="true"/>
                <table:data-pilot-member table:name="62100" table:display="true" table:show-details="true"/>
                <table:data-pilot-member table:name="62110" table:display="true" table:show-details="true"/>
                <table:data-pilot-member table:name="62120" table:display="true" table:show-details="true"/>
                <table:data-pilot-member table:name="62122" table:display="true" table:show-details="true"/>
                <table:data-pilot-member table:name="62131" table:display="true" table:show-details="true"/>
                <table:data-pilot-member table:name="62134" table:display="true" table:show-details="true"/>
                <table:data-pilot-member table:name="62136" table:display="true" table:show-details="true"/>
                <table:data-pilot-member table:name="62143" table:display="true" table:show-details="true"/>
                <table:data-pilot-member table:name="62156" table:display="true" table:show-details="true"/>
                <table:data-pilot-member table:name="62163" table:display="true" table:show-details="true"/>
                <table:data-pilot-member table:name="62166" table:display="true" table:show-details="true"/>
                <table:data-pilot-member table:name="62170" table:display="true" table:show-details="true"/>
                <table:data-pilot-member table:name="62174" table:display="true" table:show-details="true"/>
                <table:data-pilot-member table:name="62176" table:display="true" table:show-details="true"/>
                <table:data-pilot-member table:name="62184" table:display="true" table:show-details="true"/>
                <table:data-pilot-member table:name="62193" table:display="true" table:show-details="true"/>
                <table:data-pilot-member table:name="62196" table:display="true" table:show-details="true"/>
                <table:data-pilot-member table:name="62199" table:display="true" table:show-details="true"/>
                <table:data-pilot-member table:name="62202" table:display="true" table:show-details="true"/>
                <table:data-pilot-member table:name="62245" table:display="true" table:show-details="true"/>
                <table:data-pilot-member table:name="62246" table:display="true" table:show-details="true"/>
                <table:data-pilot-member table:name="62252" table:display="true" table:show-details="true"/>
                <table:data-pilot-member table:name="62287" table:display="true" table:show-details="true"/>
                <table:data-pilot-member table:name="62300" table:display="true" table:show-details="true"/>
                <table:data-pilot-member table:name="62304" table:display="true" table:show-details="true"/>
                <table:data-pilot-member table:name="62305" table:display="true" table:show-details="true"/>
                <table:data-pilot-member table:name="62315" table:display="true" table:show-details="true"/>
                <table:data-pilot-member table:name="62320" table:display="true" table:show-details="true"/>
                <table:data-pilot-member table:name="62324" table:display="true" table:show-details="true"/>
                <table:data-pilot-member table:name="62339" table:display="true" table:show-details="true"/>
                <table:data-pilot-member table:name="62342" table:display="true" table:show-details="true"/>
                <table:data-pilot-member table:name="62357" table:display="true" table:show-details="true"/>
                <table:data-pilot-member table:name="62373" table:display="true" table:show-details="true"/>
                <table:data-pilot-member table:name="62403" table:display="true" table:show-details="true"/>
                <table:data-pilot-member table:name="62410" table:display="true" table:show-details="true"/>
                <table:data-pilot-member table:name="62413" table:display="true" table:show-details="true"/>
                <table:data-pilot-member table:name="62420" table:display="true" table:show-details="true"/>
                <table:data-pilot-member table:name="62431" table:display="true" table:show-details="true"/>
                <table:data-pilot-member table:name="62470" table:display="true" table:show-details="true"/>
                <table:data-pilot-member table:name="62472" table:display="true" table:show-details="true"/>
                <table:data-pilot-member table:name="62475" table:display="true" table:show-details="true"/>
                <table:data-pilot-member table:name="62477" table:display="true" table:show-details="true"/>
                <table:data-pilot-member table:name="62485" table:display="true" table:show-details="true"/>
                <table:data-pilot-member table:name="62491" table:display="true" table:show-details="true"/>
                <table:data-pilot-member table:name="62492" table:display="true" table:show-details="true"/>
                <table:data-pilot-member table:name="62496" table:display="true" table:show-details="true"/>
                <table:data-pilot-member table:name="62497" table:display="true" table:show-details="true"/>
                <table:data-pilot-member table:name="62507" table:display="true" table:show-details="true"/>
                <table:data-pilot-member table:name="62512" table:display="true" table:show-details="true"/>
                <table:data-pilot-member table:name="62515" table:display="true" table:show-details="true"/>
                <table:data-pilot-member table:name="62516" table:display="true" table:show-details="true"/>
                <table:data-pilot-member table:name="62535" table:display="true" table:show-details="true"/>
                <table:data-pilot-member table:name="62542" table:display="true" table:show-details="true"/>
                <table:data-pilot-member table:name="62548" table:display="true" table:show-details="true"/>
                <table:data-pilot-member table:name="62551" table:display="true" table:show-details="true"/>
                <table:data-pilot-member table:name="62552" table:display="true" table:show-details="true"/>
                <table:data-pilot-member table:name="62562" table:display="true" table:show-details="true"/>
                <table:data-pilot-member table:name="62570" table:display="true" table:show-details="true"/>
                <table:data-pilot-member table:name="62588" table:display="true" table:show-details="true"/>
                <table:data-pilot-member table:name="62596" table:display="true" table:show-details="true"/>
                <table:data-pilot-member table:name="62599" table:display="true" table:show-details="true"/>
                <table:data-pilot-member table:name="62603" table:display="true" table:show-details="true"/>
                <table:data-pilot-member table:name="62606" table:display="true" table:show-details="true"/>
                <table:data-pilot-member table:name="62609" table:display="true" table:show-details="true"/>
                <table:data-pilot-member table:name="62612" table:display="true" table:show-details="true"/>
                <table:data-pilot-member table:name="62620" table:display="true" table:show-details="true"/>
                <table:data-pilot-member table:name="62624" table:display="true" table:show-details="true"/>
                <table:data-pilot-member table:name="62632" table:display="true" table:show-details="true"/>
                <table:data-pilot-member table:name="62649" table:display="true" table:show-details="true"/>
                <table:data-pilot-member table:name="62658" table:display="true" table:show-details="true"/>
                <table:data-pilot-member table:name="62664" table:display="true" table:show-details="true"/>
                <table:data-pilot-member table:name="62674" table:display="true" table:show-details="true"/>
                <table:data-pilot-member table:name="62678" table:display="true" table:show-details="true"/>
                <table:data-pilot-member table:name="62684" table:display="true" table:show-details="true"/>
                <table:data-pilot-member table:name="62687" table:display="true" table:show-details="true"/>
                <table:data-pilot-member table:name="62692" table:display="true" table:show-details="true"/>
                <table:data-pilot-member table:name="62700" table:display="true" table:show-details="true"/>
                <table:data-pilot-member table:name="62710" table:display="true" table:show-details="true"/>
                <table:data-pilot-member table:name="62715" table:display="true" table:show-details="true"/>
                <table:data-pilot-member table:name="62717" table:display="true" table:show-details="true"/>
                <table:data-pilot-member table:name="62732" table:display="true" table:show-details="true"/>
                <table:data-pilot-member table:name="62748" table:display="true" table:show-details="true"/>
                <table:data-pilot-member table:name="62753" table:display="true" table:show-details="true"/>
                <table:data-pilot-member table:name="62754" table:display="true" table:show-details="true"/>
                <table:data-pilot-member table:name="62759" table:display="true" table:show-details="true"/>
                <table:data-pilot-member table:name="62766" table:display="true" table:show-details="true"/>
                <table:data-pilot-member table:name="62768" table:display="true" table:show-details="true"/>
                <table:data-pilot-member table:name="62779" table:display="true" table:show-details="true"/>
                <table:data-pilot-member table:name="62784" table:display="true" table:show-details="true"/>
                <table:data-pilot-member table:name="62792" table:display="true" table:show-details="true"/>
                <table:data-pilot-member table:name="62793" table:display="true" table:show-details="true"/>
                <table:data-pilot-member table:name="62796" table:display="true" table:show-details="true"/>
                <table:data-pilot-member table:name="62797" table:display="true" table:show-details="true"/>
                <table:data-pilot-member table:name="62799" table:display="true" table:show-details="true"/>
                <table:data-pilot-member table:name="62808" table:display="true" table:show-details="true"/>
                <table:data-pilot-member table:name="62810" table:display="true" table:show-details="true"/>
                <table:data-pilot-member table:name="62823" table:display="true" table:show-details="true"/>
                <table:data-pilot-member table:name="62833" table:display="true" table:show-details="true"/>
                <table:data-pilot-member table:name="62839" table:display="true" table:show-details="true"/>
                <table:data-pilot-member table:name="62845" table:display="true" table:show-details="true"/>
                <table:data-pilot-member table:name="62850" table:display="true" table:show-details="true"/>
                <table:data-pilot-member table:name="62867" table:display="true" table:show-details="true"/>
                <table:data-pilot-member table:name="62874" table:display="true" table:show-details="true"/>
                <table:data-pilot-member table:name="62882" table:display="true" table:show-details="true"/>
                <table:data-pilot-member table:name="62889" table:display="true" table:show-details="true"/>
                <table:data-pilot-member table:name="62895" table:display="true" table:show-details="true"/>
                <table:data-pilot-member table:name="62898" table:display="true" table:show-details="true"/>
                <table:data-pilot-member table:name="62906" table:display="true" table:show-details="true"/>
                <table:data-pilot-member table:name="62924" table:display="true" table:show-details="true"/>
                <table:data-pilot-member table:name="62940" table:display="true" table:show-details="true"/>
                <table:data-pilot-member table:name="62949" table:display="true" table:show-details="true"/>
                <table:data-pilot-member table:name="62969" table:display="true" table:show-details="true"/>
                <table:data-pilot-member table:name="62976" table:display="true" table:show-details="true"/>
                <table:data-pilot-member table:name="62987" table:display="true" table:show-details="true"/>
                <table:data-pilot-member table:name="62989" table:display="true" table:show-details="true"/>
                <table:data-pilot-member table:name="62994" table:display="true" table:show-details="true"/>
                <table:data-pilot-member table:name="62996" table:display="true" table:show-details="true"/>
                <table:data-pilot-member table:name="62998" table:display="true" table:show-details="true"/>
                <table:data-pilot-member table:name="63014" table:display="true" table:show-details="true"/>
                <table:data-pilot-member table:name="63016" table:display="true" table:show-details="true"/>
                <table:data-pilot-member table:name="63019" table:display="true" table:show-details="true"/>
                <table:data-pilot-member table:name="63021" table:display="true" table:show-details="true"/>
                <table:data-pilot-member table:name="63032" table:display="true" table:show-details="true"/>
                <table:data-pilot-member table:name="63033" table:display="true" table:show-details="true"/>
                <table:data-pilot-member table:name="63040" table:display="true" table:show-details="true"/>
                <table:data-pilot-member table:name="63049" table:display="true" table:show-details="true"/>
                <table:data-pilot-member table:name="63052" table:display="true" table:show-details="true"/>
                <table:data-pilot-member table:name="63058" table:display="true" table:show-details="true"/>
                <table:data-pilot-member table:name="63073" table:display="true" table:show-details="true"/>
                <table:data-pilot-member table:name="63085" table:display="true" table:show-details="true"/>
                <table:data-pilot-member table:name="63092" table:display="true" table:show-details="true"/>
                <table:data-pilot-member table:name="63110" table:display="true" table:show-details="true"/>
                <table:data-pilot-member table:name="63118" table:display="true" table:show-details="true"/>
                <table:data-pilot-member table:name="63126" table:display="true" table:show-details="true"/>
                <table:data-pilot-member table:name="63139" table:display="true" table:show-details="true"/>
                <table:data-pilot-member table:name="63142" table:display="true" table:show-details="true"/>
                <table:data-pilot-member table:name="63151" table:display="true" table:show-details="true"/>
                <table:data-pilot-member table:name="63156" table:display="true" table:show-details="true"/>
                <table:data-pilot-member table:name="63160" table:display="true" table:show-details="true"/>
                <table:data-pilot-member table:name="63179" table:display="true" table:show-details="true"/>
                <table:data-pilot-member table:name="63181" table:display="true" table:show-details="true"/>
                <table:data-pilot-member table:name="63183" table:display="true" table:show-details="true"/>
                <table:data-pilot-member table:name="63191" table:display="true" table:show-details="true"/>
                <table:data-pilot-member table:name="63218" table:display="true" table:show-details="true"/>
                <table:data-pilot-member table:name="63241" table:display="true" table:show-details="true"/>
                <table:data-pilot-member table:name="63246" table:display="true" table:show-details="true"/>
                <table:data-pilot-member table:name="63249" table:display="true" table:show-details="true"/>
                <table:data-pilot-member table:name="63250" table:display="true" table:show-details="true"/>
                <table:data-pilot-member table:name="63255" table:display="true" table:show-details="true"/>
                <table:data-pilot-member table:name="63276" table:display="true" table:show-details="true"/>
                <table:data-pilot-member table:name="63294" table:display="true" table:show-details="true"/>
                <table:data-pilot-member table:name="63299" table:display="true" table:show-details="true"/>
                <table:data-pilot-member table:name="63305" table:display="true" table:show-details="true"/>
                <table:data-pilot-member table:name="63312" table:display="true" table:show-details="true"/>
                <table:data-pilot-member table:name="63315" table:display="true" table:show-details="true"/>
                <table:data-pilot-member table:name="63317" table:display="true" table:show-details="true"/>
                <table:data-pilot-member table:name="63318" table:display="true" table:show-details="true"/>
                <table:data-pilot-member table:name="63330" table:display="true" table:show-details="true"/>
                <table:data-pilot-member table:name="63340" table:display="true" table:show-details="true"/>
                <table:data-pilot-member table:name="63344" table:display="true" table:show-details="true"/>
                <table:data-pilot-member table:name="63345" table:display="true" table:show-details="true"/>
                <table:data-pilot-member table:name="63350" table:display="true" table:show-details="true"/>
                <table:data-pilot-member table:name="63352" table:display="true" table:show-details="true"/>
                <table:data-pilot-member table:name="63353" table:display="true" table:show-details="true"/>
                <table:data-pilot-member table:name="63367" table:display="true" table:show-details="true"/>
                <table:data-pilot-member table:name="63368" table:display="true" table:show-details="true"/>
                <table:data-pilot-member table:name="63369" table:display="true" table:show-details="true"/>
                <table:data-pilot-member table:name="63371" table:display="true" table:show-details="true"/>
                <table:data-pilot-member table:name="63426" table:display="true" table:show-details="true"/>
                <table:data-pilot-member table:name="63428" table:display="true" table:show-details="true"/>
                <table:data-pilot-member table:name="63433" table:display="true" table:show-details="true"/>
                <table:data-pilot-member table:name="63434" table:display="true" table:show-details="true"/>
                <table:data-pilot-member table:name="63437" table:display="true" table:show-details="true"/>
                <table:data-pilot-member table:name="63442" table:display="true" table:show-details="true"/>
                <table:data-pilot-member table:name="63449" table:display="true" table:show-details="true"/>
                <table:data-pilot-member table:name="63450" table:display="true" table:show-details="true"/>
                <table:data-pilot-member table:name="63460" table:display="true" table:show-details="true"/>
                <table:data-pilot-member table:name="63468" table:display="true" table:show-details="true"/>
                <table:data-pilot-member table:name="63486" table:display="true" table:show-details="true"/>
                <table:data-pilot-member table:name="63491" table:display="true" table:show-details="true"/>
                <table:data-pilot-member table:name="63494" table:display="true" table:show-details="true"/>
                <table:data-pilot-member table:name="63496" table:display="true" table:show-details="true"/>
                <table:data-pilot-member table:name="63501" table:display="true" table:show-details="true"/>
                <table:data-pilot-member table:name="63522" table:display="true" table:show-details="true"/>
                <table:data-pilot-member table:name="63538" table:display="true" table:show-details="true"/>
                <table:data-pilot-member table:name="63575" table:display="true" table:show-details="true"/>
                <table:data-pilot-member table:name="63577" table:display="true" table:show-details="true"/>
                <table:data-pilot-member table:name="63592" table:display="true" table:show-details="true"/>
                <table:data-pilot-member table:name="63607" table:display="true" table:show-details="true"/>
                <table:data-pilot-member table:name="63615" table:display="true" table:show-details="true"/>
                <table:data-pilot-member table:name="63616" table:display="true" table:show-details="true"/>
                <table:data-pilot-member table:name="63619" table:display="true" table:show-details="true"/>
                <table:data-pilot-member table:name="63624" table:display="true" table:show-details="true"/>
                <table:data-pilot-member table:name="63637" table:display="true" table:show-details="true"/>
                <table:data-pilot-member table:name="63658" table:display="true" table:show-details="true"/>
                <table:data-pilot-member table:name="63664" table:display="true" table:show-details="true"/>
                <table:data-pilot-member table:name="63683" table:display="true" table:show-details="true"/>
                <table:data-pilot-member table:name="63688" table:display="true" table:show-details="true"/>
                <table:data-pilot-member table:name="63731" table:display="true" table:show-details="true"/>
                <table:data-pilot-member table:name="63735" table:display="true" table:show-details="true"/>
                <table:data-pilot-member table:name="63744" table:display="true" table:show-details="true"/>
                <table:data-pilot-member table:name="63747" table:display="true" table:show-details="true"/>
                <table:data-pilot-member table:name="63755" table:display="true" table:show-details="true"/>
                <table:data-pilot-member table:name="63757" table:display="true" table:show-details="true"/>
                <table:data-pilot-member table:name="63759" table:display="true" table:show-details="true"/>
                <table:data-pilot-member table:name="63771" table:display="true" table:show-details="true"/>
                <table:data-pilot-member table:name="63782" table:display="true" table:show-details="true"/>
                <table:data-pilot-member table:name="63792" table:display="true" table:show-details="true"/>
                <table:data-pilot-member table:name="63800" table:display="true" table:show-details="true"/>
                <table:data-pilot-member table:name="63822" table:display="true" table:show-details="true"/>
                <table:data-pilot-member table:name="63824" table:display="true" table:show-details="true"/>
                <table:data-pilot-member table:name="63827" table:display="true" table:show-details="true"/>
                <table:data-pilot-member table:name="63856" table:display="true" table:show-details="true"/>
                <table:data-pilot-member table:name="63877" table:display="true" table:show-details="true"/>
                <table:data-pilot-member table:name="63882" table:display="true" table:show-details="true"/>
                <table:data-pilot-member table:name="63892" table:display="true" table:show-details="true"/>
                <table:data-pilot-member table:name="63893" table:display="true" table:show-details="true"/>
                <table:data-pilot-member table:name="63897" table:display="true" table:show-details="true"/>
                <table:data-pilot-member table:name="63904" table:display="true" table:show-details="true"/>
                <table:data-pilot-member table:name="63919" table:display="true" table:show-details="true"/>
                <table:data-pilot-member table:name="63929" table:display="true" table:show-details="true"/>
                <table:data-pilot-member table:name="63931" table:display="true" table:show-details="true"/>
                <table:data-pilot-member table:name="63935" table:display="true" table:show-details="true"/>
                <table:data-pilot-member table:name="63952" table:display="true" table:show-details="true"/>
                <table:data-pilot-member table:name="63960" table:display="true" table:show-details="true"/>
                <table:data-pilot-member table:name="63965" table:display="true" table:show-details="true"/>
                <table:data-pilot-member table:name="63966" table:display="true" table:show-details="true"/>
                <table:data-pilot-member table:name="63990" table:display="true" table:show-details="true"/>
                <table:data-pilot-member table:name="63997" table:display="true" table:show-details="true"/>
                <table:data-pilot-member table:name="64012" table:display="true" table:show-details="true"/>
                <table:data-pilot-member table:name="64020" table:display="true" table:show-details="true"/>
                <table:data-pilot-member table:name="64050" table:display="true" table:show-details="true"/>
                <table:data-pilot-member table:name="64053" table:display="true" table:show-details="true"/>
                <table:data-pilot-member table:name="64054" table:display="true" table:show-details="true"/>
                <table:data-pilot-member table:name="64057" table:display="true" table:show-details="true"/>
                <table:data-pilot-member table:name="64063" table:display="true" table:show-details="true"/>
                <table:data-pilot-member table:name="64064" table:display="true" table:show-details="true"/>
                <table:data-pilot-member table:name="64068" table:display="true" table:show-details="true"/>
                <table:data-pilot-member table:name="64080" table:display="true" table:show-details="true"/>
                <table:data-pilot-member table:name="64081" table:display="true" table:show-details="true"/>
                <table:data-pilot-member table:name="64084" table:display="true" table:show-details="true"/>
                <table:data-pilot-member table:name="64092" table:display="true" table:show-details="true"/>
                <table:data-pilot-member table:name="64107" table:display="true" table:show-details="true"/>
                <table:data-pilot-member table:name="64111" table:display="true" table:show-details="true"/>
                <table:data-pilot-member table:name="64114" table:display="true" table:show-details="true"/>
                <table:data-pilot-member table:name="64115" table:display="true" table:show-details="true"/>
                <table:data-pilot-member table:name="64149" table:display="true" table:show-details="true"/>
                <table:data-pilot-member table:name="64174" table:display="true" table:show-details="true"/>
                <table:data-pilot-member table:name="64178" table:display="true" table:show-details="true"/>
                <table:data-pilot-member table:name="64196" table:display="true" table:show-details="true"/>
                <table:data-pilot-member table:name="64208" table:display="true" table:show-details="true"/>
                <table:data-pilot-member table:name="64210" table:display="true" table:show-details="true"/>
                <table:data-pilot-member table:name="64215" table:display="true" table:show-details="true"/>
                <table:data-pilot-member table:name="64218" table:display="true" table:show-details="true"/>
                <table:data-pilot-member table:name="64221" table:display="true" table:show-details="true"/>
                <table:data-pilot-member table:name="64223" table:display="true" table:show-details="true"/>
                <table:data-pilot-member table:name="64231" table:display="true" table:show-details="true"/>
                <table:data-pilot-member table:name="64235" table:display="true" table:show-details="true"/>
                <table:data-pilot-member table:name="64240" table:display="true" table:show-details="true"/>
                <table:data-pilot-member table:name="64262" table:display="true" table:show-details="true"/>
                <table:data-pilot-member table:name="64267" table:display="true" table:show-details="true"/>
                <table:data-pilot-member table:name="64277" table:display="true" table:show-details="true"/>
                <table:data-pilot-member table:name="64279" table:display="true" table:show-details="true"/>
                <table:data-pilot-member table:name="64299" table:display="true" table:show-details="true"/>
                <table:data-pilot-member table:name="64303" table:display="true" table:show-details="true"/>
                <table:data-pilot-member table:name="64323" table:display="true" table:show-details="true"/>
                <table:data-pilot-member table:name="64330" table:display="true" table:show-details="true"/>
                <table:data-pilot-member table:name="64342" table:display="true" table:show-details="true"/>
                <table:data-pilot-member table:name="64349" table:display="true" table:show-details="true"/>
                <table:data-pilot-member table:name="64354" table:display="true" table:show-details="true"/>
                <table:data-pilot-member table:name="64356" table:display="true" table:show-details="true"/>
                <table:data-pilot-member table:name="64387" table:display="true" table:show-details="true"/>
                <table:data-pilot-member table:name="64390" table:display="true" table:show-details="true"/>
                <table:data-pilot-member table:name="64392" table:display="true" table:show-details="true"/>
                <table:data-pilot-member table:name="64395" table:display="true" table:show-details="true"/>
                <table:data-pilot-member table:name="64411" table:display="true" table:show-details="true"/>
                <table:data-pilot-member table:name="64413" table:display="true" table:show-details="true"/>
                <table:data-pilot-member table:name="64415" table:display="true" table:show-details="true"/>
                <table:data-pilot-member table:name="64448" table:display="true" table:show-details="true"/>
                <table:data-pilot-member table:name="64453" table:display="true" table:show-details="true"/>
                <table:data-pilot-member table:name="64454" table:display="true" table:show-details="true"/>
                <table:data-pilot-member table:name="64462" table:display="true" table:show-details="true"/>
                <table:data-pilot-member table:name="64464" table:display="true" table:show-details="true"/>
                <table:data-pilot-member table:name="64476" table:display="true" table:show-details="true"/>
                <table:data-pilot-member table:name="64498" table:display="true" table:show-details="true"/>
                <table:data-pilot-member table:name="64507" table:display="true" table:show-details="true"/>
                <table:data-pilot-member table:name="64508" table:display="true" table:show-details="true"/>
                <table:data-pilot-member table:name="64520" table:display="true" table:show-details="true"/>
                <table:data-pilot-member table:name="64541" table:display="true" table:show-details="true"/>
                <table:data-pilot-member table:name="64548" table:display="true" table:show-details="true"/>
                <table:data-pilot-member table:name="64553" table:display="true" table:show-details="true"/>
                <table:data-pilot-member table:name="64565" table:display="true" table:show-details="true"/>
                <table:data-pilot-member table:name="64567" table:display="true" table:show-details="true"/>
                <table:data-pilot-member table:name="64568" table:display="true" table:show-details="true"/>
                <table:data-pilot-member table:name="64569" table:display="true" table:show-details="true"/>
                <table:data-pilot-member table:name="64576" table:display="true" table:show-details="true"/>
                <table:data-pilot-member table:name="64582" table:display="true" table:show-details="true"/>
                <table:data-pilot-member table:name="64602" table:display="true" table:show-details="true"/>
                <table:data-pilot-member table:name="64605" table:display="true" table:show-details="true"/>
                <table:data-pilot-member table:name="64622" table:display="true" table:show-details="true"/>
                <table:data-pilot-member table:name="64628" table:display="true" table:show-details="true"/>
                <table:data-pilot-member table:name="64635" table:display="true" table:show-details="true"/>
                <table:data-pilot-member table:name="64640" table:display="true" table:show-details="true"/>
                <table:data-pilot-member table:name="64646" table:display="true" table:show-details="true"/>
                <table:data-pilot-member table:name="64650" table:display="true" table:show-details="true"/>
                <table:data-pilot-member table:name="64656" table:display="true" table:show-details="true"/>
                <table:data-pilot-member table:name="64657" table:display="true" table:show-details="true"/>
                <table:data-pilot-member table:name="64658" table:display="true" table:show-details="true"/>
                <table:data-pilot-member table:name="64660" table:display="true" table:show-details="true"/>
                <table:data-pilot-member table:name="64678" table:display="true" table:show-details="true"/>
                <table:data-pilot-member table:name="64696" table:display="true" table:show-details="true"/>
                <table:data-pilot-member table:name="64698" table:display="true" table:show-details="true"/>
                <table:data-pilot-member table:name="64703" table:display="true" table:show-details="true"/>
                <table:data-pilot-member table:name="64704" table:display="true" table:show-details="true"/>
                <table:data-pilot-member table:name="64711" table:display="true" table:show-details="true"/>
                <table:data-pilot-member table:name="64744" table:display="true" table:show-details="true"/>
                <table:data-pilot-member table:name="64753" table:display="true" table:show-details="true"/>
                <table:data-pilot-member table:name="64762" table:display="true" table:show-details="true"/>
                <table:data-pilot-member table:name="64766" table:display="true" table:show-details="true"/>
                <table:data-pilot-member table:name="64767" table:display="true" table:show-details="true"/>
                <table:data-pilot-member table:name="64776" table:display="true" table:show-details="true"/>
                <table:data-pilot-member table:name="64802" table:display="true" table:show-details="true"/>
                <table:data-pilot-member table:name="64810" table:display="true" table:show-details="true"/>
                <table:data-pilot-member table:name="64823" table:display="true" table:show-details="true"/>
                <table:data-pilot-member table:name="64827" table:display="true" table:show-details="true"/>
                <table:data-pilot-member table:name="64829" table:display="true" table:show-details="true"/>
                <table:data-pilot-member table:name="64836" table:display="true" table:show-details="true"/>
                <table:data-pilot-member table:name="64839" table:display="true" table:show-details="true"/>
                <table:data-pilot-member table:name="64841" table:display="true" table:show-details="true"/>
                <table:data-pilot-member table:name="64842" table:display="true" table:show-details="true"/>
                <table:data-pilot-member table:name="64843" table:display="true" table:show-details="true"/>
                <table:data-pilot-member table:name="64884" table:display="true" table:show-details="true"/>
                <table:data-pilot-member table:name="64921" table:display="true" table:show-details="true"/>
                <table:data-pilot-member table:name="64935" table:display="true" table:show-details="true"/>
                <table:data-pilot-member table:name="64943" table:display="true" table:show-details="true"/>
                <table:data-pilot-member table:name="64944" table:display="true" table:show-details="true"/>
                <table:data-pilot-member table:name="64960" table:display="true" table:show-details="true"/>
                <table:data-pilot-member table:name="64964" table:display="true" table:show-details="true"/>
                <table:data-pilot-member table:name="64978" table:display="true" table:show-details="true"/>
                <table:data-pilot-member table:name="64988" table:display="true" table:show-details="true"/>
                <table:data-pilot-member table:name="64991" table:display="true" table:show-details="true"/>
                <table:data-pilot-member table:name="64999" table:display="true" table:show-details="true"/>
                <table:data-pilot-member table:name="65002" table:display="true" table:show-details="true"/>
                <table:data-pilot-member table:name="65017" table:display="true" table:show-details="true"/>
                <table:data-pilot-member table:name="65018" table:display="true" table:show-details="true"/>
                <table:data-pilot-member table:name="65037" table:display="true" table:show-details="true"/>
                <table:data-pilot-member table:name="65063" table:display="true" table:show-details="true"/>
                <table:data-pilot-member table:name="65077" table:display="true" table:show-details="true"/>
                <table:data-pilot-member table:name="65082" table:display="true" table:show-details="true"/>
                <table:data-pilot-member table:name="65091" table:display="true" table:show-details="true"/>
                <table:data-pilot-member table:name="65106" table:display="true" table:show-details="true"/>
                <table:data-pilot-member table:name="65107" table:display="true" table:show-details="true"/>
                <table:data-pilot-member table:name="65109" table:display="true" table:show-details="true"/>
                <table:data-pilot-member table:name="65115" table:display="true" table:show-details="true"/>
                <table:data-pilot-member table:name="65117" table:display="true" table:show-details="true"/>
                <table:data-pilot-member table:name="65138" table:display="true" table:show-details="true"/>
                <table:data-pilot-member table:name="65143" table:display="true" table:show-details="true"/>
                <table:data-pilot-member table:name="65145" table:display="true" table:show-details="true"/>
                <table:data-pilot-member table:name="65148" table:display="true" table:show-details="true"/>
                <table:data-pilot-member table:name="65155" table:display="true" table:show-details="true"/>
                <table:data-pilot-member table:name="65164" table:display="true" table:show-details="true"/>
                <table:data-pilot-member table:name="65175" table:display="true" table:show-details="true"/>
                <table:data-pilot-member table:name="65192" table:display="true" table:show-details="true"/>
                <table:data-pilot-member table:name="65206" table:display="true" table:show-details="true"/>
                <table:data-pilot-member table:name="65219" table:display="true" table:show-details="true"/>
                <table:data-pilot-member table:name="65228" table:display="true" table:show-details="true"/>
                <table:data-pilot-member table:name="65237" table:display="true" table:show-details="true"/>
                <table:data-pilot-member table:name="65264" table:display="true" table:show-details="true"/>
                <table:data-pilot-member table:name="65271" table:display="true" table:show-details="true"/>
                <table:data-pilot-member table:name="65325" table:display="true" table:show-details="true"/>
                <table:data-pilot-member table:name="65327" table:display="true" table:show-details="true"/>
                <table:data-pilot-member table:name="65336" table:display="true" table:show-details="true"/>
                <table:data-pilot-member table:name="65338" table:display="true" table:show-details="true"/>
                <table:data-pilot-member table:name="65339" table:display="true" table:show-details="true"/>
                <table:data-pilot-member table:name="65340" table:display="true" table:show-details="true"/>
                <table:data-pilot-member table:name="65371" table:display="true" table:show-details="true"/>
                <table:data-pilot-member table:name="65384" table:display="true" table:show-details="true"/>
                <table:data-pilot-member table:name="65393" table:display="true" table:show-details="true"/>
                <table:data-pilot-member table:name="65396" table:display="true" table:show-details="true"/>
                <table:data-pilot-member table:name="65416" table:display="true" table:show-details="true"/>
                <table:data-pilot-member table:name="65442" table:display="true" table:show-details="true"/>
                <table:data-pilot-member table:name="65449" table:display="true" table:show-details="true"/>
                <table:data-pilot-member table:name="65454" table:display="true" table:show-details="true"/>
                <table:data-pilot-member table:name="65455" table:display="true" table:show-details="true"/>
                <table:data-pilot-member table:name="65467" table:display="true" table:show-details="true"/>
                <table:data-pilot-member table:name="65468" table:display="true" table:show-details="true"/>
                <table:data-pilot-member table:name="65479" table:display="true" table:show-details="true"/>
                <table:data-pilot-member table:name="65490" table:display="true" table:show-details="true"/>
                <table:data-pilot-member table:name="65501" table:display="true" table:show-details="true"/>
                <table:data-pilot-member table:name="65503" table:display="true" table:show-details="true"/>
                <table:data-pilot-member table:name="65506" table:display="true" table:show-details="true"/>
                <table:data-pilot-member table:name="65524" table:display="true" table:show-details="true"/>
                <table:data-pilot-member table:name="65532" table:display="true" table:show-details="true"/>
                <table:data-pilot-member table:name="65597" table:display="true" table:show-details="true"/>
                <table:data-pilot-member table:name="65600" table:display="true" table:show-details="true"/>
                <table:data-pilot-member table:name="65609" table:display="true" table:show-details="true"/>
                <table:data-pilot-member table:name="65617" table:display="true" table:show-details="true"/>
                <table:data-pilot-member table:name="65627" table:display="true" table:show-details="true"/>
                <table:data-pilot-member table:name="65631" table:display="true" table:show-details="true"/>
                <table:data-pilot-member table:name="65638" table:display="true" table:show-details="true"/>
                <table:data-pilot-member table:name="65639" table:display="true" table:show-details="true"/>
                <table:data-pilot-member table:name="65653" table:display="true" table:show-details="true"/>
                <table:data-pilot-member table:name="65670" table:display="true" table:show-details="true"/>
                <table:data-pilot-member table:name="65672" table:display="true" table:show-details="true"/>
                <table:data-pilot-member table:name="65702" table:display="true" table:show-details="true"/>
                <table:data-pilot-member table:name="65707" table:display="true" table:show-details="true"/>
                <table:data-pilot-member table:name="65724" table:display="true" table:show-details="true"/>
                <table:data-pilot-member table:name="65739" table:display="true" table:show-details="true"/>
                <table:data-pilot-member table:name="65740" table:display="true" table:show-details="true"/>
                <table:data-pilot-member table:name="65749" table:display="true" table:show-details="true"/>
                <table:data-pilot-member table:name="65774" table:display="true" table:show-details="true"/>
                <table:data-pilot-member table:name="65792" table:display="true" table:show-details="true"/>
                <table:data-pilot-member table:name="65796" table:display="true" table:show-details="true"/>
                <table:data-pilot-member table:name="65812" table:display="true" table:show-details="true"/>
                <table:data-pilot-member table:name="65815" table:display="true" table:show-details="true"/>
                <table:data-pilot-member table:name="65818" table:display="true" table:show-details="true"/>
                <table:data-pilot-member table:name="65828" table:display="true" table:show-details="true"/>
                <table:data-pilot-member table:name="65833" table:display="true" table:show-details="true"/>
                <table:data-pilot-member table:name="65847" table:display="true" table:show-details="true"/>
                <table:data-pilot-member table:name="65859" table:display="true" table:show-details="true"/>
                <table:data-pilot-member table:name="65868" table:display="true" table:show-details="true"/>
                <table:data-pilot-member table:name="65885" table:display="true" table:show-details="true"/>
                <table:data-pilot-member table:name="65903" table:display="true" table:show-details="true"/>
                <table:data-pilot-member table:name="65912" table:display="true" table:show-details="true"/>
                <table:data-pilot-member table:name="65913" table:display="true" table:show-details="true"/>
                <table:data-pilot-member table:name="65921" table:display="true" table:show-details="true"/>
                <table:data-pilot-member table:name="65922" table:display="true" table:show-details="true"/>
                <table:data-pilot-member table:name="65929" table:display="true" table:show-details="true"/>
                <table:data-pilot-member table:name="65948" table:display="true" table:show-details="true"/>
                <table:data-pilot-member table:name="65950" table:display="true" table:show-details="true"/>
                <table:data-pilot-member table:name="65963" table:display="true" table:show-details="true"/>
                <table:data-pilot-member table:name="65973" table:display="true" table:show-details="true"/>
                <table:data-pilot-member table:name="65974" table:display="true" table:show-details="true"/>
                <table:data-pilot-member table:name="65991" table:display="true" table:show-details="true"/>
                <table:data-pilot-member table:name="66001" table:display="true" table:show-details="true"/>
                <table:data-pilot-member table:name="66010" table:display="true" table:show-details="true"/>
                <table:data-pilot-member table:name="66023" table:display="true" table:show-details="true"/>
                <table:data-pilot-member table:name="66045" table:display="true" table:show-details="true"/>
                <table:data-pilot-member table:name="66049" table:display="true" table:show-details="true"/>
                <table:data-pilot-member table:name="66051" table:display="true" table:show-details="true"/>
                <table:data-pilot-member table:name="66052" table:display="true" table:show-details="true"/>
                <table:data-pilot-member table:name="66061" table:display="true" table:show-details="true"/>
                <table:data-pilot-member table:name="66075" table:display="true" table:show-details="true"/>
                <table:data-pilot-member table:name="66084" table:display="true" table:show-details="true"/>
                <table:data-pilot-member table:name="66087" table:display="true" table:show-details="true"/>
                <table:data-pilot-member table:name="66090" table:display="true" table:show-details="true"/>
                <table:data-pilot-member table:name="66115" table:display="true" table:show-details="true"/>
                <table:data-pilot-member table:name="66123" table:display="true" table:show-details="true"/>
                <table:data-pilot-member table:name="66142" table:display="true" table:show-details="true"/>
                <table:data-pilot-member table:name="66145" table:display="true" table:show-details="true"/>
                <table:data-pilot-member table:name="66149" table:display="true" table:show-details="true"/>
                <table:data-pilot-member table:name="66152" table:display="true" table:show-details="true"/>
                <table:data-pilot-member table:name="66154" table:display="true" table:show-details="true"/>
                <table:data-pilot-member table:name="66161" table:display="true" table:show-details="true"/>
                <table:data-pilot-member table:name="66166" table:display="true" table:show-details="true"/>
                <table:data-pilot-member table:name="66170" table:display="true" table:show-details="true"/>
                <table:data-pilot-member table:name="66178" table:display="true" table:show-details="true"/>
                <table:data-pilot-member table:name="66191" table:display="true" table:show-details="true"/>
                <table:data-pilot-member table:name="66193" table:display="true" table:show-details="true"/>
                <table:data-pilot-member table:name="66198" table:display="true" table:show-details="true"/>
                <table:data-pilot-member table:name="66215" table:display="true" table:show-details="true"/>
                <table:data-pilot-member table:name="66232" table:display="true" table:show-details="true"/>
                <table:data-pilot-member table:name="66239" table:display="true" table:show-details="true"/>
                <table:data-pilot-member table:name="66261" table:display="true" table:show-details="true"/>
                <table:data-pilot-member table:name="66264" table:display="true" table:show-details="true"/>
                <table:data-pilot-member table:name="66283" table:display="true" table:show-details="true"/>
                <table:data-pilot-member table:name="66318" table:display="true" table:show-details="true"/>
                <table:data-pilot-member table:name="66320" table:display="true" table:show-details="true"/>
                <table:data-pilot-member table:name="66321" table:display="true" table:show-details="true"/>
                <table:data-pilot-member table:name="66348" table:display="true" table:show-details="true"/>
                <table:data-pilot-member table:name="66349" table:display="true" table:show-details="true"/>
                <table:data-pilot-member table:name="66350" table:display="true" table:show-details="true"/>
                <table:data-pilot-member table:name="66358" table:display="true" table:show-details="true"/>
                <table:data-pilot-member table:name="66361" table:display="true" table:show-details="true"/>
                <table:data-pilot-member table:name="66370" table:display="true" table:show-details="true"/>
                <table:data-pilot-member table:name="66373" table:display="true" table:show-details="true"/>
                <table:data-pilot-member table:name="66385" table:display="true" table:show-details="true"/>
                <table:data-pilot-member table:name="66399" table:display="true" table:show-details="true"/>
                <table:data-pilot-member table:name="66417" table:display="true" table:show-details="true"/>
                <table:data-pilot-member table:name="66429" table:display="true" table:show-details="true"/>
                <table:data-pilot-member table:name="66441" table:display="true" table:show-details="true"/>
                <table:data-pilot-member table:name="66465" table:display="true" table:show-details="true"/>
                <table:data-pilot-member table:name="66469" table:display="true" table:show-details="true"/>
                <table:data-pilot-member table:name="66470" table:display="true" table:show-details="true"/>
                <table:data-pilot-member table:name="66471" table:display="true" table:show-details="true"/>
                <table:data-pilot-member table:name="66480" table:display="true" table:show-details="true"/>
                <table:data-pilot-member table:name="66486" table:display="true" table:show-details="true"/>
                <table:data-pilot-member table:name="66489" table:display="true" table:show-details="true"/>
                <table:data-pilot-member table:name="66492" table:display="true" table:show-details="true"/>
                <table:data-pilot-member table:name="66499" table:display="true" table:show-details="true"/>
                <table:data-pilot-member table:name="66505" table:display="true" table:show-details="true"/>
                <table:data-pilot-member table:name="66515" table:display="true" table:show-details="true"/>
                <table:data-pilot-member table:name="66517" table:display="true" table:show-details="true"/>
                <table:data-pilot-member table:name="66518" table:display="true" table:show-details="true"/>
                <table:data-pilot-member table:name="66521" table:display="true" table:show-details="true"/>
                <table:data-pilot-member table:name="66523" table:display="true" table:show-details="true"/>
                <table:data-pilot-member table:name="66536" table:display="true" table:show-details="true"/>
                <table:data-pilot-member table:name="66537" table:display="true" table:show-details="true"/>
                <table:data-pilot-member table:name="66554" table:display="true" table:show-details="true"/>
                <table:data-pilot-member table:name="66562" table:display="true" table:show-details="true"/>
                <table:data-pilot-member table:name="66564" table:display="true" table:show-details="true"/>
                <table:data-pilot-member table:name="66567" table:display="true" table:show-details="true"/>
                <table:data-pilot-member table:name="66579" table:display="true" table:show-details="true"/>
                <table:data-pilot-member table:name="66587" table:display="true" table:show-details="true"/>
                <table:data-pilot-member table:name="66588" table:display="true" table:show-details="true"/>
                <table:data-pilot-member table:name="66596" table:display="true" table:show-details="true"/>
                <table:data-pilot-member table:name="66603" table:display="true" table:show-details="true"/>
                <table:data-pilot-member table:name="66648" table:display="true" table:show-details="true"/>
                <table:data-pilot-member table:name="66651" table:display="true" table:show-details="true"/>
                <table:data-pilot-member table:name="66670" table:display="true" table:show-details="true"/>
                <table:data-pilot-member table:name="66680" table:display="true" table:show-details="true"/>
                <table:data-pilot-member table:name="66689" table:display="true" table:show-details="true"/>
                <table:data-pilot-member table:name="66691" table:display="true" table:show-details="true"/>
                <table:data-pilot-member table:name="66708" table:display="true" table:show-details="true"/>
                <table:data-pilot-member table:name="66714" table:display="true" table:show-details="true"/>
                <table:data-pilot-member table:name="66720" table:display="true" table:show-details="true"/>
                <table:data-pilot-member table:name="66721" table:display="true" table:show-details="true"/>
                <table:data-pilot-member table:name="66725" table:display="true" table:show-details="true"/>
                <table:data-pilot-member table:name="66739" table:display="true" table:show-details="true"/>
                <table:data-pilot-member table:name="66743" table:display="true" table:show-details="true"/>
                <table:data-pilot-member table:name="66753" table:display="true" table:show-details="true"/>
                <table:data-pilot-member table:name="66783" table:display="true" table:show-details="true"/>
                <table:data-pilot-member table:name="66786" table:display="true" table:show-details="true"/>
                <table:data-pilot-member table:name="66794" table:display="true" table:show-details="true"/>
                <table:data-pilot-member table:name="66796" table:display="true" table:show-details="true"/>
                <table:data-pilot-member table:name="66798" table:display="true" table:show-details="true"/>
                <table:data-pilot-member table:name="66807" table:display="true" table:show-details="true"/>
                <table:data-pilot-member table:name="66813" table:display="true" table:show-details="true"/>
                <table:data-pilot-member table:name="66830" table:display="true" table:show-details="true"/>
                <table:data-pilot-member table:name="66836" table:display="true" table:show-details="true"/>
                <table:data-pilot-member table:name="66842" table:display="true" table:show-details="true"/>
                <table:data-pilot-member table:name="66846" table:display="true" table:show-details="true"/>
                <table:data-pilot-member table:name="66857" table:display="true" table:show-details="true"/>
                <table:data-pilot-member table:name="66858" table:display="true" table:show-details="true"/>
                <table:data-pilot-member table:name="66861" table:display="true" table:show-details="true"/>
                <table:data-pilot-member table:name="66863" table:display="true" table:show-details="true"/>
                <table:data-pilot-member table:name="66868" table:display="true" table:show-details="true"/>
                <table:data-pilot-member table:name="66874" table:display="true" table:show-details="true"/>
                <table:data-pilot-member table:name="66882" table:display="true" table:show-details="true"/>
                <table:data-pilot-member table:name="66885" table:display="true" table:show-details="true"/>
                <table:data-pilot-member table:name="66892" table:display="true" table:show-details="true"/>
                <table:data-pilot-member table:name="66901" table:display="true" table:show-details="true"/>
                <table:data-pilot-member table:name="66907" table:display="true" table:show-details="true"/>
                <table:data-pilot-member table:name="66910" table:display="true" table:show-details="true"/>
                <table:data-pilot-member table:name="66927" table:display="true" table:show-details="true"/>
                <table:data-pilot-member table:name="66936" table:display="true" table:show-details="true"/>
                <table:data-pilot-member table:name="66938" table:display="true" table:show-details="true"/>
                <table:data-pilot-member table:name="66944" table:display="true" table:show-details="true"/>
                <table:data-pilot-member table:name="66958" table:display="true" table:show-details="true"/>
                <table:data-pilot-member table:name="66968" table:display="true" table:show-details="true"/>
                <table:data-pilot-member table:name="66986" table:display="true" table:show-details="true"/>
                <table:data-pilot-member table:name="66987" table:display="true" table:show-details="true"/>
                <table:data-pilot-member table:name="66988" table:display="true" table:show-details="true"/>
                <table:data-pilot-member table:name="66991" table:display="true" table:show-details="true"/>
                <table:data-pilot-member table:name="67004" table:display="true" table:show-details="true"/>
                <table:data-pilot-member table:name="67011" table:display="true" table:show-details="true"/>
                <table:data-pilot-member table:name="67014" table:display="true" table:show-details="true"/>
                <table:data-pilot-member table:name="67023" table:display="true" table:show-details="true"/>
                <table:data-pilot-member table:name="67029" table:display="true" table:show-details="true"/>
                <table:data-pilot-member table:name="67035" table:display="true" table:show-details="true"/>
                <table:data-pilot-member table:name="67041" table:display="true" table:show-details="true"/>
                <table:data-pilot-member table:name="67046" table:display="true" table:show-details="true"/>
                <table:data-pilot-member table:name="67061" table:display="true" table:show-details="true"/>
                <table:data-pilot-member table:name="67063" table:display="true" table:show-details="true"/>
                <table:data-pilot-member table:name="67070" table:display="true" table:show-details="true"/>
                <table:data-pilot-member table:name="67084" table:display="true" table:show-details="true"/>
                <table:data-pilot-member table:name="67088" table:display="true" table:show-details="true"/>
                <table:data-pilot-member table:name="67097" table:display="true" table:show-details="true"/>
                <table:data-pilot-member table:name="67098" table:display="true" table:show-details="true"/>
                <table:data-pilot-member table:name="67100" table:display="true" table:show-details="true"/>
                <table:data-pilot-member table:name="67106" table:display="true" table:show-details="true"/>
                <table:data-pilot-member table:name="67111" table:display="true" table:show-details="true"/>
                <table:data-pilot-member table:name="67124" table:display="true" table:show-details="true"/>
                <table:data-pilot-member table:name="67137" table:display="true" table:show-details="true"/>
                <table:data-pilot-member table:name="67146" table:display="true" table:show-details="true"/>
                <table:data-pilot-member table:name="67150" table:display="true" table:show-details="true"/>
                <table:data-pilot-member table:name="67151" table:display="true" table:show-details="true"/>
                <table:data-pilot-member table:name="67180" table:display="true" table:show-details="true"/>
                <table:data-pilot-member table:name="67202" table:display="true" table:show-details="true"/>
                <table:data-pilot-member table:name="67216" table:display="true" table:show-details="true"/>
                <table:data-pilot-member table:name="67217" table:display="true" table:show-details="true"/>
                <table:data-pilot-member table:name="67237" table:display="true" table:show-details="true"/>
                <table:data-pilot-member table:name="67243" table:display="true" table:show-details="true"/>
                <table:data-pilot-member table:name="67263" table:display="true" table:show-details="true"/>
                <table:data-pilot-member table:name="67276" table:display="true" table:show-details="true"/>
                <table:data-pilot-member table:name="67285" table:display="true" table:show-details="true"/>
                <table:data-pilot-member table:name="67288" table:display="true" table:show-details="true"/>
                <table:data-pilot-member table:name="67292" table:display="true" table:show-details="true"/>
                <table:data-pilot-member table:name="67296" table:display="true" table:show-details="true"/>
                <table:data-pilot-member table:name="67297" table:display="true" table:show-details="true"/>
                <table:data-pilot-member table:name="67300" table:display="true" table:show-details="true"/>
                <table:data-pilot-member table:name="67311" table:display="true" table:show-details="true"/>
                <table:data-pilot-member table:name="67326" table:display="true" table:show-details="true"/>
                <table:data-pilot-member table:name="67337" table:display="true" table:show-details="true"/>
                <table:data-pilot-member table:name="67339" table:display="true" table:show-details="true"/>
                <table:data-pilot-member table:name="67344" table:display="true" table:show-details="true"/>
                <table:data-pilot-member table:name="67354" table:display="true" table:show-details="true"/>
                <table:data-pilot-member table:name="67355" table:display="true" table:show-details="true"/>
                <table:data-pilot-member table:name="67365" table:display="true" table:show-details="true"/>
                <table:data-pilot-member table:name="67366" table:display="true" table:show-details="true"/>
                <table:data-pilot-member table:name="67379" table:display="true" table:show-details="true"/>
                <table:data-pilot-member table:name="67393" table:display="true" table:show-details="true"/>
                <table:data-pilot-member table:name="67395" table:display="true" table:show-details="true"/>
                <table:data-pilot-member table:name="67401" table:display="true" table:show-details="true"/>
                <table:data-pilot-member table:name="67426" table:display="true" table:show-details="true"/>
                <table:data-pilot-member table:name="67441" table:display="true" table:show-details="true"/>
                <table:data-pilot-member table:name="67445" table:display="true" table:show-details="true"/>
                <table:data-pilot-member table:name="67450" table:display="true" table:show-details="true"/>
                <table:data-pilot-member table:name="67467" table:display="true" table:show-details="true"/>
                <table:data-pilot-member table:name="67483" table:display="true" table:show-details="true"/>
                <table:data-pilot-member table:name="67498" table:display="true" table:show-details="true"/>
                <table:data-pilot-member table:name="67506" table:display="true" table:show-details="true"/>
                <table:data-pilot-member table:name="67532" table:display="true" table:show-details="true"/>
                <table:data-pilot-member table:name="67534" table:display="true" table:show-details="true"/>
                <table:data-pilot-member table:name="67542" table:display="true" table:show-details="true"/>
                <table:data-pilot-member table:name="67560" table:display="true" table:show-details="true"/>
                <table:data-pilot-member table:name="67569" table:display="true" table:show-details="true"/>
                <table:data-pilot-member table:name="67570" table:display="true" table:show-details="true"/>
                <table:data-pilot-member table:name="67585" table:display="true" table:show-details="true"/>
                <table:data-pilot-member table:name="67592" table:display="true" table:show-details="true"/>
                <table:data-pilot-member table:name="67597" table:display="true" table:show-details="true"/>
                <table:data-pilot-member table:name="67612" table:display="true" table:show-details="true"/>
                <table:data-pilot-member table:name="67614" table:display="true" table:show-details="true"/>
                <table:data-pilot-member table:name="67620" table:display="true" table:show-details="true"/>
                <table:data-pilot-member table:name="67629" table:display="true" table:show-details="true"/>
                <table:data-pilot-member table:name="67633" table:display="true" table:show-details="true"/>
                <table:data-pilot-member table:name="67637" table:display="true" table:show-details="true"/>
                <table:data-pilot-member table:name="67655" table:display="true" table:show-details="true"/>
                <table:data-pilot-member table:name="67676" table:display="true" table:show-details="true"/>
                <table:data-pilot-member table:name="67681" table:display="true" table:show-details="true"/>
                <table:data-pilot-member table:name="67686" table:display="true" table:show-details="true"/>
                <table:data-pilot-member table:name="67693" table:display="true" table:show-details="true"/>
                <table:data-pilot-member table:name="67715" table:display="true" table:show-details="true"/>
                <table:data-pilot-member table:name="67724" table:display="true" table:show-details="true"/>
                <table:data-pilot-member table:name="67741" table:display="true" table:show-details="true"/>
                <table:data-pilot-member table:name="67745" table:display="true" table:show-details="true"/>
                <table:data-pilot-member table:name="67746" table:display="true" table:show-details="true"/>
                <table:data-pilot-member table:name="67747" table:display="true" table:show-details="true"/>
                <table:data-pilot-member table:name="67751" table:display="true" table:show-details="true"/>
                <table:data-pilot-member table:name="67756" table:display="true" table:show-details="true"/>
                <table:data-pilot-member table:name="67758" table:display="true" table:show-details="true"/>
                <table:data-pilot-member table:name="67765" table:display="true" table:show-details="true"/>
                <table:data-pilot-member table:name="67773" table:display="true" table:show-details="true"/>
                <table:data-pilot-member table:name="67792" table:display="true" table:show-details="true"/>
                <table:data-pilot-member table:name="67799" table:display="true" table:show-details="true"/>
                <table:data-pilot-member table:name="67805" table:display="true" table:show-details="true"/>
                <table:data-pilot-member table:name="67806" table:display="true" table:show-details="true"/>
                <table:data-pilot-member table:name="67811" table:display="true" table:show-details="true"/>
                <table:data-pilot-member table:name="67814" table:display="true" table:show-details="true"/>
                <table:data-pilot-member table:name="67833" table:display="true" table:show-details="true"/>
                <table:data-pilot-member table:name="67834" table:display="true" table:show-details="true"/>
                <table:data-pilot-member table:name="67849" table:display="true" table:show-details="true"/>
                <table:data-pilot-member table:name="67864" table:display="true" table:show-details="true"/>
                <table:data-pilot-member table:name="67876" table:display="true" table:show-details="true"/>
                <table:data-pilot-member table:name="67881" table:display="true" table:show-details="true"/>
                <table:data-pilot-member table:name="67910" table:display="true" table:show-details="true"/>
                <table:data-pilot-member table:name="67929" table:display="true" table:show-details="true"/>
                <table:data-pilot-member table:name="67933" table:display="true" table:show-details="true"/>
                <table:data-pilot-member table:name="67939" table:display="true" table:show-details="true"/>
                <table:data-pilot-member table:name="67953" table:display="true" table:show-details="true"/>
                <table:data-pilot-member table:name="67957" table:display="true" table:show-details="true"/>
                <table:data-pilot-member table:name="67961" table:display="true" table:show-details="true"/>
                <table:data-pilot-member table:name="67967" table:display="true" table:show-details="true"/>
                <table:data-pilot-member table:name="67971" table:display="true" table:show-details="true"/>
                <table:data-pilot-member table:name="67973" table:display="true" table:show-details="true"/>
                <table:data-pilot-member table:name="67978" table:display="true" table:show-details="true"/>
                <table:data-pilot-member table:name="67982" table:display="true" table:show-details="true"/>
                <table:data-pilot-member table:name="67987" table:display="true" table:show-details="true"/>
                <table:data-pilot-member table:name="68012" table:display="true" table:show-details="true"/>
                <table:data-pilot-member table:name="68030" table:display="true" table:show-details="true"/>
                <table:data-pilot-member table:name="68034" table:display="true" table:show-details="true"/>
                <table:data-pilot-member table:name="68038" table:display="true" table:show-details="true"/>
                <table:data-pilot-member table:name="68039" table:display="true" table:show-details="true"/>
                <table:data-pilot-member table:name="68056" table:display="true" table:show-details="true"/>
                <table:data-pilot-member table:name="68058" table:display="true" table:show-details="true"/>
                <table:data-pilot-member table:name="68080" table:display="true" table:show-details="true"/>
                <table:data-pilot-member table:name="68087" table:display="true" table:show-details="true"/>
                <table:data-pilot-member table:name="68091" table:display="true" table:show-details="true"/>
                <table:data-pilot-member table:name="68092" table:display="true" table:show-details="true"/>
                <table:data-pilot-member table:name="68112" table:display="true" table:show-details="true"/>
                <table:data-pilot-member table:name="68113" table:display="true" table:show-details="true"/>
                <table:data-pilot-member table:name="68120" table:display="true" table:show-details="true"/>
                <table:data-pilot-member table:name="68123" table:display="true" table:show-details="true"/>
                <table:data-pilot-member table:name="68127" table:display="true" table:show-details="true"/>
                <table:data-pilot-member table:name="68135" table:display="true" table:show-details="true"/>
                <table:data-pilot-member table:name="68138" table:display="true" table:show-details="true"/>
                <table:data-pilot-member table:name="68143" table:display="true" table:show-details="true"/>
                <table:data-pilot-member table:name="68163" table:display="true" table:show-details="true"/>
                <table:data-pilot-member table:name="68166" table:display="true" table:show-details="true"/>
                <table:data-pilot-member table:name="68183" table:display="true" table:show-details="true"/>
                <table:data-pilot-member table:name="68198" table:display="true" table:show-details="true"/>
                <table:data-pilot-member table:name="68241" table:display="true" table:show-details="true"/>
                <table:data-pilot-member table:name="68245" table:display="true" table:show-details="true"/>
                <table:data-pilot-member table:name="68258" table:display="true" table:show-details="true"/>
                <table:data-pilot-member table:name="68260" table:display="true" table:show-details="true"/>
                <table:data-pilot-member table:name="68263" table:display="true" table:show-details="true"/>
                <table:data-pilot-member table:name="68265" table:display="true" table:show-details="true"/>
                <table:data-pilot-member table:name="68281" table:display="true" table:show-details="true"/>
                <table:data-pilot-member table:name="68307" table:display="true" table:show-details="true"/>
                <table:data-pilot-member table:name="68319" table:display="true" table:show-details="true"/>
                <table:data-pilot-member table:name="68338" table:display="true" table:show-details="true"/>
                <table:data-pilot-member table:name="68348" table:display="true" table:show-details="true"/>
                <table:data-pilot-member table:name="68352" table:display="true" table:show-details="true"/>
                <table:data-pilot-member table:name="68370" table:display="true" table:show-details="true"/>
                <table:data-pilot-member table:name="68378" table:display="true" table:show-details="true"/>
                <table:data-pilot-member table:name="68380" table:display="true" table:show-details="true"/>
                <table:data-pilot-member table:name="68391" table:display="true" table:show-details="true"/>
                <table:data-pilot-member table:name="68408" table:display="true" table:show-details="true"/>
                <table:data-pilot-member table:name="68434" table:display="true" table:show-details="true"/>
                <table:data-pilot-member table:name="68447" table:display="true" table:show-details="true"/>
                <table:data-pilot-member table:name="68516" table:display="true" table:show-details="true"/>
                <table:data-pilot-member table:name="68527" table:display="true" table:show-details="true"/>
                <table:data-pilot-member table:name="68530" table:display="true" table:show-details="true"/>
                <table:data-pilot-member table:name="68540" table:display="true" table:show-details="true"/>
                <table:data-pilot-member table:name="68542" table:display="true" table:show-details="true"/>
                <table:data-pilot-member table:name="68549" table:display="true" table:show-details="true"/>
                <table:data-pilot-member table:name="68572" table:display="true" table:show-details="true"/>
                <table:data-pilot-member table:name="68591" table:display="true" table:show-details="true"/>
                <table:data-pilot-member table:name="68620" table:display="true" table:show-details="true"/>
                <table:data-pilot-member table:name="68630" table:display="true" table:show-details="true"/>
                <table:data-pilot-member table:name="68640" table:display="true" table:show-details="true"/>
                <table:data-pilot-member table:name="68646" table:display="true" table:show-details="true"/>
                <table:data-pilot-member table:name="68660" table:display="true" table:show-details="true"/>
                <table:data-pilot-member table:name="68666" table:display="true" table:show-details="true"/>
                <table:data-pilot-member table:name="68669" table:display="true" table:show-details="true"/>
                <table:data-pilot-member table:name="68673" table:display="true" table:show-details="true"/>
                <table:data-pilot-member table:name="68685" table:display="true" table:show-details="true"/>
                <table:data-pilot-member table:name="68702" table:display="true" table:show-details="true"/>
                <table:data-pilot-member table:name="68714" table:display="true" table:show-details="true"/>
                <table:data-pilot-member table:name="68716" table:display="true" table:show-details="true"/>
                <table:data-pilot-member table:name="68722" table:display="true" table:show-details="true"/>
                <table:data-pilot-member table:name="68724" table:display="true" table:show-details="true"/>
                <table:data-pilot-member table:name="68743" table:display="true" table:show-details="true"/>
                <table:data-pilot-member table:name="68759" table:display="true" table:show-details="true"/>
                <table:data-pilot-member table:name="68774" table:display="true" table:show-details="true"/>
                <table:data-pilot-member table:name="68783" table:display="true" table:show-details="true"/>
                <table:data-pilot-member table:name="68788" table:display="true" table:show-details="true"/>
                <table:data-pilot-member table:name="68791" table:display="true" table:show-details="true"/>
                <table:data-pilot-member table:name="68796" table:display="true" table:show-details="true"/>
                <table:data-pilot-member table:name="68806" table:display="true" table:show-details="true"/>
                <table:data-pilot-member table:name="68815" table:display="true" table:show-details="true"/>
                <table:data-pilot-member table:name="68829" table:display="true" table:show-details="true"/>
                <table:data-pilot-member table:name="68845" table:display="true" table:show-details="true"/>
                <table:data-pilot-member table:name="68865" table:display="true" table:show-details="true"/>
                <table:data-pilot-member table:name="68874" table:display="true" table:show-details="true"/>
                <table:data-pilot-member table:name="68897" table:display="true" table:show-details="true"/>
                <table:data-pilot-member table:name="68902" table:display="true" table:show-details="true"/>
                <table:data-pilot-member table:name="68903" table:display="true" table:show-details="true"/>
                <table:data-pilot-member table:name="68909" table:display="true" table:show-details="true"/>
                <table:data-pilot-member table:name="68912" table:display="true" table:show-details="true"/>
                <table:data-pilot-member table:name="68913" table:display="true" table:show-details="true"/>
                <table:data-pilot-member table:name="68915" table:display="true" table:show-details="true"/>
                <table:data-pilot-member table:name="68923" table:display="true" table:show-details="true"/>
                <table:data-pilot-member table:name="68924" table:display="true" table:show-details="true"/>
                <table:data-pilot-member table:name="68939" table:display="true" table:show-details="true"/>
                <table:data-pilot-member table:name="68948" table:display="true" table:show-details="true"/>
                <table:data-pilot-member table:name="68951" table:display="true" table:show-details="true"/>
                <table:data-pilot-member table:name="68976" table:display="true" table:show-details="true"/>
                <table:data-pilot-member table:name="68983" table:display="true" table:show-details="true"/>
                <table:data-pilot-member table:name="68990" table:display="true" table:show-details="true"/>
                <table:data-pilot-member table:name="69004" table:display="true" table:show-details="true"/>
                <table:data-pilot-member table:name="69019" table:display="true" table:show-details="true"/>
                <table:data-pilot-member table:name="69021" table:display="true" table:show-details="true"/>
                <table:data-pilot-member table:name="69030" table:display="true" table:show-details="true"/>
                <table:data-pilot-member table:name="69033" table:display="true" table:show-details="true"/>
                <table:data-pilot-member table:name="69046" table:display="true" table:show-details="true"/>
                <table:data-pilot-member table:name="69066" table:display="true" table:show-details="true"/>
                <table:data-pilot-member table:name="69080" table:display="true" table:show-details="true"/>
                <table:data-pilot-member table:name="69081" table:display="true" table:show-details="true"/>
                <table:data-pilot-member table:name="69090" table:display="true" table:show-details="true"/>
                <table:data-pilot-member table:name="69099" table:display="true" table:show-details="true"/>
                <table:data-pilot-member table:name="69100" table:display="true" table:show-details="true"/>
                <table:data-pilot-member table:name="69111" table:display="true" table:show-details="true"/>
                <table:data-pilot-member table:name="69113" table:display="true" table:show-details="true"/>
                <table:data-pilot-member table:name="69115" table:display="true" table:show-details="true"/>
                <table:data-pilot-member table:name="69161" table:display="true" table:show-details="true"/>
                <table:data-pilot-member table:name="69168" table:display="true" table:show-details="true"/>
                <table:data-pilot-member table:name="69178" table:display="true" table:show-details="true"/>
                <table:data-pilot-member table:name="69186" table:display="true" table:show-details="true"/>
                <table:data-pilot-member table:name="69189" table:display="true" table:show-details="true"/>
                <table:data-pilot-member table:name="69192" table:display="true" table:show-details="true"/>
                <table:data-pilot-member table:name="69199" table:display="true" table:show-details="true"/>
                <table:data-pilot-member table:name="69206" table:display="true" table:show-details="true"/>
                <table:data-pilot-member table:name="69213" table:display="true" table:show-details="true"/>
                <table:data-pilot-member table:name="69214" table:display="true" table:show-details="true"/>
                <table:data-pilot-member table:name="69229" table:display="true" table:show-details="true"/>
                <table:data-pilot-member table:name="69251" table:display="true" table:show-details="true"/>
                <table:data-pilot-member table:name="69255" table:display="true" table:show-details="true"/>
                <table:data-pilot-member table:name="69260" table:display="true" table:show-details="true"/>
                <table:data-pilot-member table:name="69261" table:display="true" table:show-details="true"/>
                <table:data-pilot-member table:name="69274" table:display="true" table:show-details="true"/>
                <table:data-pilot-member table:name="69283" table:display="true" table:show-details="true"/>
                <table:data-pilot-member table:name="69307" table:display="true" table:show-details="true"/>
                <table:data-pilot-member table:name="69321" table:display="true" table:show-details="true"/>
                <table:data-pilot-member table:name="69325" table:display="true" table:show-details="true"/>
                <table:data-pilot-member table:name="69327" table:display="true" table:show-details="true"/>
                <table:data-pilot-member table:name="69363" table:display="true" table:show-details="true"/>
                <table:data-pilot-member table:name="69366" table:display="true" table:show-details="true"/>
                <table:data-pilot-member table:name="69367" table:display="true" table:show-details="true"/>
                <table:data-pilot-member table:name="69370" table:display="true" table:show-details="true"/>
                <table:data-pilot-member table:name="69383" table:display="true" table:show-details="true"/>
                <table:data-pilot-member table:name="69387" table:display="true" table:show-details="true"/>
                <table:data-pilot-member table:name="69392" table:display="true" table:show-details="true"/>
                <table:data-pilot-member table:name="69394" table:display="true" table:show-details="true"/>
                <table:data-pilot-member table:name="69400" table:display="true" table:show-details="true"/>
                <table:data-pilot-member table:name="69401" table:display="true" table:show-details="true"/>
                <table:data-pilot-member table:name="69418" table:display="true" table:show-details="true"/>
                <table:data-pilot-member table:name="69437" table:display="true" table:show-details="true"/>
                <table:data-pilot-member table:name="69442" table:display="true" table:show-details="true"/>
                <table:data-pilot-member table:name="69443" table:display="true" table:show-details="true"/>
                <table:data-pilot-member table:name="69454" table:display="true" table:show-details="true"/>
                <table:data-pilot-member table:name="69479" table:display="true" table:show-details="true"/>
                <table:data-pilot-member table:name="69516" table:display="true" table:show-details="true"/>
                <table:data-pilot-member table:name="69534" table:display="true" table:show-details="true"/>
                <table:data-pilot-member table:name="69555" table:display="true" table:show-details="true"/>
                <table:data-pilot-member table:name="69557" table:display="true" table:show-details="true"/>
                <table:data-pilot-member table:name="69565" table:display="true" table:show-details="true"/>
                <table:data-pilot-member table:name="69571" table:display="true" table:show-details="true"/>
                <table:data-pilot-member table:name="69595" table:display="true" table:show-details="true"/>
                <table:data-pilot-member table:name="69597" table:display="true" table:show-details="true"/>
                <table:data-pilot-member table:name="69599" table:display="true" table:show-details="true"/>
                <table:data-pilot-member table:name="69613" table:display="true" table:show-details="true"/>
                <table:data-pilot-member table:name="69638" table:display="true" table:show-details="true"/>
                <table:data-pilot-member table:name="69643" table:display="true" table:show-details="true"/>
                <table:data-pilot-member table:name="69648" table:display="true" table:show-details="true"/>
                <table:data-pilot-member table:name="69654" table:display="true" table:show-details="true"/>
                <table:data-pilot-member table:name="69656" table:display="true" table:show-details="true"/>
                <table:data-pilot-member table:name="69670" table:display="true" table:show-details="true"/>
                <table:data-pilot-member table:name="69683" table:display="true" table:show-details="true"/>
                <table:data-pilot-member table:name="69688" table:display="true" table:show-details="true"/>
                <table:data-pilot-member table:name="69694" table:display="true" table:show-details="true"/>
                <table:data-pilot-member table:name="69711" table:display="true" table:show-details="true"/>
                <table:data-pilot-member table:name="69713" table:display="true" table:show-details="true"/>
                <table:data-pilot-member table:name="69718" table:display="true" table:show-details="true"/>
                <table:data-pilot-member table:name="69720" table:display="true" table:show-details="true"/>
                <table:data-pilot-member table:name="69752" table:display="true" table:show-details="true"/>
                <table:data-pilot-member table:name="69771" table:display="true" table:show-details="true"/>
                <table:data-pilot-member table:name="69772" table:display="true" table:show-details="true"/>
                <table:data-pilot-member table:name="69776" table:display="true" table:show-details="true"/>
                <table:data-pilot-member table:name="69781" table:display="true" table:show-details="true"/>
                <table:data-pilot-member table:name="69783" table:display="true" table:show-details="true"/>
                <table:data-pilot-member table:name="69789" table:display="true" table:show-details="true"/>
                <table:data-pilot-member table:name="69793" table:display="true" table:show-details="true"/>
                <table:data-pilot-member table:name="69808" table:display="true" table:show-details="true"/>
                <table:data-pilot-member table:name="69827" table:display="true" table:show-details="true"/>
                <table:data-pilot-member table:name="69864" table:display="true" table:show-details="true"/>
                <table:data-pilot-member table:name="69884" table:display="true" table:show-details="true"/>
                <table:data-pilot-member table:name="69933" table:display="true" table:show-details="true"/>
                <table:data-pilot-member table:name="69934" table:display="true" table:show-details="true"/>
                <table:data-pilot-member table:name="69942" table:display="true" table:show-details="true"/>
                <table:data-pilot-member table:name="69945" table:display="true" table:show-details="true"/>
                <table:data-pilot-member table:name="69949" table:display="true" table:show-details="true"/>
                <table:data-pilot-member table:name="69951" table:display="true" table:show-details="true"/>
                <table:data-pilot-member table:name="69972" table:display="true" table:show-details="true"/>
                <table:data-pilot-member table:name="69977" table:display="true" table:show-details="true"/>
                <table:data-pilot-member table:name="69982" table:display="true" table:show-details="true"/>
                <table:data-pilot-member table:name="70005" table:display="true" table:show-details="true"/>
                <table:data-pilot-member table:name="70011" table:display="true" table:show-details="true"/>
                <table:data-pilot-member table:name="70015" table:display="true" table:show-details="true"/>
                <table:data-pilot-member table:name="70017" table:display="true" table:show-details="true"/>
                <table:data-pilot-member table:name="70021" table:display="true" table:show-details="true"/>
                <table:data-pilot-member table:name="70040" table:display="true" table:show-details="true"/>
                <table:data-pilot-member table:name="70049" table:display="true" table:show-details="true"/>
                <table:data-pilot-member table:name="70051" table:display="true" table:show-details="true"/>
                <table:data-pilot-member table:name="70071" table:display="true" table:show-details="true"/>
                <table:data-pilot-member table:name="70073" table:display="true" table:show-details="true"/>
                <table:data-pilot-member table:name="70075" table:display="true" table:show-details="true"/>
                <table:data-pilot-member table:name="70085" table:display="true" table:show-details="true"/>
                <table:data-pilot-member table:name="70090" table:display="true" table:show-details="true"/>
                <table:data-pilot-member table:name="70094" table:display="true" table:show-details="true"/>
                <table:data-pilot-member table:name="70096" table:display="true" table:show-details="true"/>
                <table:data-pilot-member table:name="70101" table:display="true" table:show-details="true"/>
                <table:data-pilot-member table:name="70102" table:display="true" table:show-details="true"/>
                <table:data-pilot-member table:name="70109" table:display="true" table:show-details="true"/>
                <table:data-pilot-member table:name="70111" table:display="true" table:show-details="true"/>
                <table:data-pilot-member table:name="70113" table:display="true" table:show-details="true"/>
                <table:data-pilot-member table:name="70118" table:display="true" table:show-details="true"/>
                <table:data-pilot-member table:name="70149" table:display="true" table:show-details="true"/>
                <table:data-pilot-member table:name="70167" table:display="true" table:show-details="true"/>
                <table:data-pilot-member table:name="70169" table:display="true" table:show-details="true"/>
                <table:data-pilot-member table:name="70180" table:display="true" table:show-details="true"/>
                <table:data-pilot-member table:name="70181" table:display="true" table:show-details="true"/>
                <table:data-pilot-member table:name="70200" table:display="true" table:show-details="true"/>
                <table:data-pilot-member table:name="70207" table:display="true" table:show-details="true"/>
                <table:data-pilot-member table:name="70212" table:display="true" table:show-details="true"/>
                <table:data-pilot-member table:name="70213" table:display="true" table:show-details="true"/>
                <table:data-pilot-member table:name="70229" table:display="true" table:show-details="true"/>
                <table:data-pilot-member table:name="70233" table:display="true" table:show-details="true"/>
                <table:data-pilot-member table:name="70235" table:display="true" table:show-details="true"/>
                <table:data-pilot-member table:name="70246" table:display="true" table:show-details="true"/>
                <table:data-pilot-member table:name="70250" table:display="true" table:show-details="true"/>
                <table:data-pilot-member table:name="70267" table:display="true" table:show-details="true"/>
                <table:data-pilot-member table:name="70269" table:display="true" table:show-details="true"/>
                <table:data-pilot-member table:name="70271" table:display="true" table:show-details="true"/>
                <table:data-pilot-member table:name="70297" table:display="true" table:show-details="true"/>
                <table:data-pilot-member table:name="70300" table:display="true" table:show-details="true"/>
                <table:data-pilot-member table:name="70307" table:display="true" table:show-details="true"/>
                <table:data-pilot-member table:name="70366" table:display="true" table:show-details="true"/>
                <table:data-pilot-member table:name="70388" table:display="true" table:show-details="true"/>
                <table:data-pilot-member table:name="70400" table:display="true" table:show-details="true"/>
                <table:data-pilot-member table:name="70415" table:display="true" table:show-details="true"/>
                <table:data-pilot-member table:name="70426" table:display="true" table:show-details="true"/>
                <table:data-pilot-member table:name="70452" table:display="true" table:show-details="true"/>
                <table:data-pilot-member table:name="70470" table:display="true" table:show-details="true"/>
                <table:data-pilot-member table:name="70472" table:display="true" table:show-details="true"/>
                <table:data-pilot-member table:name="70479" table:display="true" table:show-details="true"/>
                <table:data-pilot-member table:name="70488" table:display="true" table:show-details="true"/>
                <table:data-pilot-member table:name="70489" table:display="true" table:show-details="true"/>
                <table:data-pilot-member table:name="70495" table:display="true" table:show-details="true"/>
                <table:data-pilot-member table:name="70497" table:display="true" table:show-details="true"/>
                <table:data-pilot-member table:name="70507" table:display="true" table:show-details="true"/>
                <table:data-pilot-member table:name="70511" table:display="true" table:show-details="true"/>
                <table:data-pilot-member table:name="70519" table:display="true" table:show-details="true"/>
                <table:data-pilot-member table:name="70539" table:display="true" table:show-details="true"/>
                <table:data-pilot-member table:name="70541" table:display="true" table:show-details="true"/>
                <table:data-pilot-member table:name="70547" table:display="true" table:show-details="true"/>
                <table:data-pilot-member table:name="70550" table:display="true" table:show-details="true"/>
                <table:data-pilot-member table:name="70562" table:display="true" table:show-details="true"/>
                <table:data-pilot-member table:name="70570" table:display="true" table:show-details="true"/>
                <table:data-pilot-member table:name="70578" table:display="true" table:show-details="true"/>
                <table:data-pilot-member table:name="70583" table:display="true" table:show-details="true"/>
                <table:data-pilot-member table:name="70584" table:display="true" table:show-details="true"/>
                <table:data-pilot-member table:name="70593" table:display="true" table:show-details="true"/>
                <table:data-pilot-member table:name="70625" table:display="true" table:show-details="true"/>
                <table:data-pilot-member table:name="70632" table:display="true" table:show-details="true"/>
                <table:data-pilot-member table:name="70635" table:display="true" table:show-details="true"/>
                <table:data-pilot-member table:name="70640" table:display="true" table:show-details="true"/>
                <table:data-pilot-member table:name="70648" table:display="true" table:show-details="true"/>
                <table:data-pilot-member table:name="70650" table:display="true" table:show-details="true"/>
                <table:data-pilot-member table:name="70653" table:display="true" table:show-details="true"/>
                <table:data-pilot-member table:name="70658" table:display="true" table:show-details="true"/>
                <table:data-pilot-member table:name="70674" table:display="true" table:show-details="true"/>
                <table:data-pilot-member table:name="70681" table:display="true" table:show-details="true"/>
                <table:data-pilot-member table:name="70712" table:display="true" table:show-details="true"/>
                <table:data-pilot-member table:name="70738" table:display="true" table:show-details="true"/>
                <table:data-pilot-member table:name="70741" table:display="true" table:show-details="true"/>
                <table:data-pilot-member table:name="70757" table:display="true" table:show-details="true"/>
                <table:data-pilot-member table:name="70773" table:display="true" table:show-details="true"/>
                <table:data-pilot-member table:name="70778" table:display="true" table:show-details="true"/>
                <table:data-pilot-member table:name="70781" table:display="true" table:show-details="true"/>
                <table:data-pilot-member table:name="70783" table:display="true" table:show-details="true"/>
                <table:data-pilot-member table:name="70815" table:display="true" table:show-details="true"/>
                <table:data-pilot-member table:name="70816" table:display="true" table:show-details="true"/>
                <table:data-pilot-member table:name="70822" table:display="true" table:show-details="true"/>
                <table:data-pilot-member table:name="70835" table:display="true" table:show-details="true"/>
                <table:data-pilot-member table:name="70840" table:display="true" table:show-details="true"/>
                <table:data-pilot-member table:name="70844" table:display="true" table:show-details="true"/>
                <table:data-pilot-member table:name="70849" table:display="true" table:show-details="true"/>
                <table:data-pilot-member table:name="70855" table:display="true" table:show-details="true"/>
                <table:data-pilot-member table:name="70860" table:display="true" table:show-details="true"/>
                <table:data-pilot-member table:name="70862" table:display="true" table:show-details="true"/>
                <table:data-pilot-member table:name="70866" table:display="true" table:show-details="true"/>
                <table:data-pilot-member table:name="70877" table:display="true" table:show-details="true"/>
                <table:data-pilot-member table:name="70904" table:display="true" table:show-details="true"/>
                <table:data-pilot-member table:name="70905" table:display="true" table:show-details="true"/>
                <table:data-pilot-member table:name="70915" table:display="true" table:show-details="true"/>
                <table:data-pilot-member table:name="70942" table:display="true" table:show-details="true"/>
                <table:data-pilot-member table:name="70944" table:display="true" table:show-details="true"/>
                <table:data-pilot-member table:name="70949" table:display="true" table:show-details="true"/>
                <table:data-pilot-member table:name="70952" table:display="true" table:show-details="true"/>
                <table:data-pilot-member table:name="70954" table:display="true" table:show-details="true"/>
                <table:data-pilot-member table:name="70956" table:display="true" table:show-details="true"/>
                <table:data-pilot-member table:name="70959" table:display="true" table:show-details="true"/>
                <table:data-pilot-member table:name="70964" table:display="true" table:show-details="true"/>
                <table:data-pilot-member table:name="70973" table:display="true" table:show-details="true"/>
                <table:data-pilot-member table:name="70981" table:display="true" table:show-details="true"/>
                <table:data-pilot-member table:name="70997" table:display="true" table:show-details="true"/>
                <table:data-pilot-member table:name="71000" table:display="true" table:show-details="true"/>
                <table:data-pilot-member table:name="71001" table:display="true" table:show-details="true"/>
                <table:data-pilot-member table:name="71007" table:display="true" table:show-details="true"/>
                <table:data-pilot-member table:name="71010" table:display="true" table:show-details="true"/>
                <table:data-pilot-member table:name="71016" table:display="true" table:show-details="true"/>
                <table:data-pilot-member table:name="71020" table:display="true" table:show-details="true"/>
                <table:data-pilot-member table:name="71021" table:display="true" table:show-details="true"/>
                <table:data-pilot-member table:name="71036" table:display="true" table:show-details="true"/>
                <table:data-pilot-member table:name="71046" table:display="true" table:show-details="true"/>
                <table:data-pilot-member table:name="71047" table:display="true" table:show-details="true"/>
                <table:data-pilot-member table:name="71050" table:display="true" table:show-details="true"/>
                <table:data-pilot-member table:name="71064" table:display="true" table:show-details="true"/>
                <table:data-pilot-member table:name="71065" table:display="true" table:show-details="true"/>
                <table:data-pilot-member table:name="71067" table:display="true" table:show-details="true"/>
                <table:data-pilot-member table:name="71069" table:display="true" table:show-details="true"/>
                <table:data-pilot-member table:name="71071" table:display="true" table:show-details="true"/>
                <table:data-pilot-member table:name="71083" table:display="true" table:show-details="true"/>
                <table:data-pilot-member table:name="71093" table:display="true" table:show-details="true"/>
                <table:data-pilot-member table:name="71110" table:display="true" table:show-details="true"/>
                <table:data-pilot-member table:name="71113" table:display="true" table:show-details="true"/>
                <table:data-pilot-member table:name="71121" table:display="true" table:show-details="true"/>
                <table:data-pilot-member table:name="71123" table:display="true" table:show-details="true"/>
                <table:data-pilot-member table:name="71127" table:display="true" table:show-details="true"/>
                <table:data-pilot-member table:name="71130" table:display="true" table:show-details="true"/>
                <table:data-pilot-member table:name="71149" table:display="true" table:show-details="true"/>
                <table:data-pilot-member table:name="71160" table:display="true" table:show-details="true"/>
                <table:data-pilot-member table:name="71169" table:display="true" table:show-details="true"/>
                <table:data-pilot-member table:name="71191" table:display="true" table:show-details="true"/>
                <table:data-pilot-member table:name="71200" table:display="true" table:show-details="true"/>
                <table:data-pilot-member table:name="71205" table:display="true" table:show-details="true"/>
                <table:data-pilot-member table:name="71221" table:display="true" table:show-details="true"/>
                <table:data-pilot-member table:name="71269" table:display="true" table:show-details="true"/>
                <table:data-pilot-member table:name="71275" table:display="true" table:show-details="true"/>
                <table:data-pilot-member table:name="71290" table:display="true" table:show-details="true"/>
                <table:data-pilot-member table:name="71295" table:display="true" table:show-details="true"/>
                <table:data-pilot-member table:name="71301" table:display="true" table:show-details="true"/>
                <table:data-pilot-member table:name="71302" table:display="true" table:show-details="true"/>
                <table:data-pilot-member table:name="71304" table:display="true" table:show-details="true"/>
                <table:data-pilot-member table:name="71306" table:display="true" table:show-details="true"/>
                <table:data-pilot-member table:name="71309" table:display="true" table:show-details="true"/>
                <table:data-pilot-member table:name="71317" table:display="true" table:show-details="true"/>
                <table:data-pilot-member table:name="71319" table:display="true" table:show-details="true"/>
                <table:data-pilot-member table:name="71326" table:display="true" table:show-details="true"/>
                <table:data-pilot-member table:name="71327" table:display="true" table:show-details="true"/>
                <table:data-pilot-member table:name="71331" table:display="true" table:show-details="true"/>
                <table:data-pilot-member table:name="71337" table:display="true" table:show-details="true"/>
                <table:data-pilot-member table:name="71358" table:display="true" table:show-details="true"/>
                <table:data-pilot-member table:name="71360" table:display="true" table:show-details="true"/>
                <table:data-pilot-member table:name="71368" table:display="true" table:show-details="true"/>
                <table:data-pilot-member table:name="71384" table:display="true" table:show-details="true"/>
                <table:data-pilot-member table:name="71388" table:display="true" table:show-details="true"/>
                <table:data-pilot-member table:name="71390" table:display="true" table:show-details="true"/>
                <table:data-pilot-member table:name="71397" table:display="true" table:show-details="true"/>
                <table:data-pilot-member table:name="71405" table:display="true" table:show-details="true"/>
                <table:data-pilot-member table:name="71424" table:display="true" table:show-details="true"/>
                <table:data-pilot-member table:name="71428" table:display="true" table:show-details="true"/>
                <table:data-pilot-member table:name="71430" table:display="true" table:show-details="true"/>
                <table:data-pilot-member table:name="71447" table:display="true" table:show-details="true"/>
                <table:data-pilot-member table:name="71460" table:display="true" table:show-details="true"/>
                <table:data-pilot-member table:name="71469" table:display="true" table:show-details="true"/>
                <table:data-pilot-member table:name="71487" table:display="true" table:show-details="true"/>
                <table:data-pilot-member table:name="71491" table:display="true" table:show-details="true"/>
                <table:data-pilot-member table:name="71496" table:display="true" table:show-details="true"/>
                <table:data-pilot-member table:name="71498" table:display="true" table:show-details="true"/>
                <table:data-pilot-member table:name="71507" table:display="true" table:show-details="true"/>
                <table:data-pilot-member table:name="71551" table:display="true" table:show-details="true"/>
                <table:data-pilot-member table:name="71561" table:display="true" table:show-details="true"/>
                <table:data-pilot-member table:name="71583" table:display="true" table:show-details="true"/>
                <table:data-pilot-member table:name="71608" table:display="true" table:show-details="true"/>
                <table:data-pilot-member table:name="71617" table:display="true" table:show-details="true"/>
                <table:data-pilot-member table:name="71641" table:display="true" table:show-details="true"/>
                <table:data-pilot-member table:name="71654" table:display="true" table:show-details="true"/>
                <table:data-pilot-member table:name="71655" table:display="true" table:show-details="true"/>
                <table:data-pilot-member table:name="71675" table:display="true" table:show-details="true"/>
                <table:data-pilot-member table:name="71677" table:display="true" table:show-details="true"/>
                <table:data-pilot-member table:name="71682" table:display="true" table:show-details="true"/>
                <table:data-pilot-member table:name="71686" table:display="true" table:show-details="true"/>
                <table:data-pilot-member table:name="71692" table:display="true" table:show-details="true"/>
                <table:data-pilot-member table:name="71693" table:display="true" table:show-details="true"/>
                <table:data-pilot-member table:name="71710" table:display="true" table:show-details="true"/>
                <table:data-pilot-member table:name="71714" table:display="true" table:show-details="true"/>
                <table:data-pilot-member table:name="71720" table:display="true" table:show-details="true"/>
                <table:data-pilot-member table:name="71726" table:display="true" table:show-details="true"/>
                <table:data-pilot-member table:name="71733" table:display="true" table:show-details="true"/>
                <table:data-pilot-member table:name="71735" table:display="true" table:show-details="true"/>
                <table:data-pilot-member table:name="71774" table:display="true" table:show-details="true"/>
                <table:data-pilot-member table:name="71783" table:display="true" table:show-details="true"/>
                <table:data-pilot-member table:name="71787" table:display="true" table:show-details="true"/>
                <table:data-pilot-member table:name="71790" table:display="true" table:show-details="true"/>
                <table:data-pilot-member table:name="71825" table:display="true" table:show-details="true"/>
                <table:data-pilot-member table:name="71828" table:display="true" table:show-details="true"/>
                <table:data-pilot-member table:name="71838" table:display="true" table:show-details="true"/>
                <table:data-pilot-member table:name="71839" table:display="true" table:show-details="true"/>
                <table:data-pilot-member table:name="71840" table:display="true" table:show-details="true"/>
                <table:data-pilot-member table:name="71852" table:display="true" table:show-details="true"/>
                <table:data-pilot-member table:name="71856" table:display="true" table:show-details="true"/>
                <table:data-pilot-member table:name="71865" table:display="true" table:show-details="true"/>
                <table:data-pilot-member table:name="71870" table:display="true" table:show-details="true"/>
                <table:data-pilot-member table:name="71889" table:display="true" table:show-details="true"/>
                <table:data-pilot-member table:name="71906" table:display="true" table:show-details="true"/>
                <table:data-pilot-member table:name="71909" table:display="true" table:show-details="true"/>
                <table:data-pilot-member table:name="71911" table:display="true" table:show-details="true"/>
                <table:data-pilot-member table:name="71923" table:display="true" table:show-details="true"/>
                <table:data-pilot-member table:name="71925" table:display="true" table:show-details="true"/>
                <table:data-pilot-member table:name="71934" table:display="true" table:show-details="true"/>
                <table:data-pilot-member table:name="71948" table:display="true" table:show-details="true"/>
                <table:data-pilot-member table:name="71958" table:display="true" table:show-details="true"/>
                <table:data-pilot-member table:name="71964" table:display="true" table:show-details="true"/>
                <table:data-pilot-member table:name="71979" table:display="true" table:show-details="true"/>
                <table:data-pilot-member table:name="71987" table:display="true" table:show-details="true"/>
                <table:data-pilot-member table:name="72003" table:display="true" table:show-details="true"/>
                <table:data-pilot-member table:name="72008" table:display="true" table:show-details="true"/>
                <table:data-pilot-member table:name="72009" table:display="true" table:show-details="true"/>
                <table:data-pilot-member table:name="72010" table:display="true" table:show-details="true"/>
                <table:data-pilot-member table:name="72014" table:display="true" table:show-details="true"/>
                <table:data-pilot-member table:name="72017" table:display="true" table:show-details="true"/>
                <table:data-pilot-member table:name="72019" table:display="true" table:show-details="true"/>
                <table:data-pilot-member table:name="72051" table:display="true" table:show-details="true"/>
                <table:data-pilot-member table:name="72058" table:display="true" table:show-details="true"/>
                <table:data-pilot-member table:name="72068" table:display="true" table:show-details="true"/>
                <table:data-pilot-member table:name="72072" table:display="true" table:show-details="true"/>
                <table:data-pilot-member table:name="72073" table:display="true" table:show-details="true"/>
                <table:data-pilot-member table:name="72075" table:display="true" table:show-details="true"/>
                <table:data-pilot-member table:name="72083" table:display="true" table:show-details="true"/>
                <table:data-pilot-member table:name="72100" table:display="true" table:show-details="true"/>
                <table:data-pilot-member table:name="72117" table:display="true" table:show-details="true"/>
                <table:data-pilot-member table:name="72120" table:display="true" table:show-details="true"/>
                <table:data-pilot-member table:name="72123" table:display="true" table:show-details="true"/>
                <table:data-pilot-member table:name="72152" table:display="true" table:show-details="true"/>
                <table:data-pilot-member table:name="72166" table:display="true" table:show-details="true"/>
                <table:data-pilot-member table:name="72190" table:display="true" table:show-details="true"/>
                <table:data-pilot-member table:name="72206" table:display="true" table:show-details="true"/>
                <table:data-pilot-member table:name="72216" table:display="true" table:show-details="true"/>
                <table:data-pilot-member table:name="72217" table:display="true" table:show-details="true"/>
                <table:data-pilot-member table:name="72218" table:display="true" table:show-details="true"/>
                <table:data-pilot-member table:name="72228" table:display="true" table:show-details="true"/>
                <table:data-pilot-member table:name="72236" table:display="true" table:show-details="true"/>
                <table:data-pilot-member table:name="72245" table:display="true" table:show-details="true"/>
                <table:data-pilot-member table:name="72246" table:display="true" table:show-details="true"/>
                <table:data-pilot-member table:name="72248" table:display="true" table:show-details="true"/>
                <table:data-pilot-member table:name="72254" table:display="true" table:show-details="true"/>
                <table:data-pilot-member table:name="72276" table:display="true" table:show-details="true"/>
                <table:data-pilot-member table:name="72284" table:display="true" table:show-details="true"/>
                <table:data-pilot-member table:name="72289" table:display="true" table:show-details="true"/>
                <table:data-pilot-member table:name="72307" table:display="true" table:show-details="true"/>
                <table:data-pilot-member table:name="72354" table:display="true" table:show-details="true"/>
                <table:data-pilot-member table:name="72355" table:display="true" table:show-details="true"/>
                <table:data-pilot-member table:name="72358" table:display="true" table:show-details="true"/>
                <table:data-pilot-member table:name="72359" table:display="true" table:show-details="true"/>
                <table:data-pilot-member table:name="72361" table:display="true" table:show-details="true"/>
                <table:data-pilot-member table:name="72368" table:display="true" table:show-details="true"/>
                <table:data-pilot-member table:name="72376" table:display="true" table:show-details="true"/>
                <table:data-pilot-member table:name="72410" table:display="true" table:show-details="true"/>
                <table:data-pilot-member table:name="72415" table:display="true" table:show-details="true"/>
                <table:data-pilot-member table:name="72416" table:display="true" table:show-details="true"/>
                <table:data-pilot-member table:name="72421" table:display="true" table:show-details="true"/>
                <table:data-pilot-member table:name="72425" table:display="true" table:show-details="true"/>
                <table:data-pilot-member table:name="72426" table:display="true" table:show-details="true"/>
                <table:data-pilot-member table:name="72437" table:display="true" table:show-details="true"/>
                <table:data-pilot-member table:name="72444" table:display="true" table:show-details="true"/>
                <table:data-pilot-member table:name="72445" table:display="true" table:show-details="true"/>
                <table:data-pilot-member table:name="72452" table:display="true" table:show-details="true"/>
                <table:data-pilot-member table:name="72462" table:display="true" table:show-details="true"/>
                <table:data-pilot-member table:name="72470" table:display="true" table:show-details="true"/>
                <table:data-pilot-member table:name="72480" table:display="true" table:show-details="true"/>
                <table:data-pilot-member table:name="72509" table:display="true" table:show-details="true"/>
                <table:data-pilot-member table:name="72516" table:display="true" table:show-details="true"/>
                <table:data-pilot-member table:name="72519" table:display="true" table:show-details="true"/>
                <table:data-pilot-member table:name="72525" table:display="true" table:show-details="true"/>
                <table:data-pilot-member table:name="72528" table:display="true" table:show-details="true"/>
                <table:data-pilot-member table:name="72544" table:display="true" table:show-details="true"/>
                <table:data-pilot-member table:name="72548" table:display="true" table:show-details="true"/>
                <table:data-pilot-member table:name="72551" table:display="true" table:show-details="true"/>
                <table:data-pilot-member table:name="72562" table:display="true" table:show-details="true"/>
                <table:data-pilot-member table:name="72567" table:display="true" table:show-details="true"/>
                <table:data-pilot-member table:name="72575" table:display="true" table:show-details="true"/>
                <table:data-pilot-member table:name="72584" table:display="true" table:show-details="true"/>
                <table:data-pilot-member table:name="72585" table:display="true" table:show-details="true"/>
                <table:data-pilot-member table:name="72592" table:display="true" table:show-details="true"/>
                <table:data-pilot-member table:name="72593" table:display="true" table:show-details="true"/>
                <table:data-pilot-member table:name="72601" table:display="true" table:show-details="true"/>
                <table:data-pilot-member table:name="72602" table:display="true" table:show-details="true"/>
                <table:data-pilot-member table:name="72605" table:display="true" table:show-details="true"/>
                <table:data-pilot-member table:name="72619" table:display="true" table:show-details="true"/>
                <table:data-pilot-member table:name="72622" table:display="true" table:show-details="true"/>
                <table:data-pilot-member table:name="72625" table:display="true" table:show-details="true"/>
                <table:data-pilot-member table:name="72626" table:display="true" table:show-details="true"/>
                <table:data-pilot-member table:name="72638" table:display="true" table:show-details="true"/>
                <table:data-pilot-member table:name="72659" table:display="true" table:show-details="true"/>
                <table:data-pilot-member table:name="72674" table:display="true" table:show-details="true"/>
                <table:data-pilot-member table:name="72675" table:display="true" table:show-details="true"/>
                <table:data-pilot-member table:name="72680" table:display="true" table:show-details="true"/>
                <table:data-pilot-member table:name="72686" table:display="true" table:show-details="true"/>
                <table:data-pilot-member table:name="72703" table:display="true" table:show-details="true"/>
                <table:data-pilot-member table:name="72722" table:display="true" table:show-details="true"/>
                <table:data-pilot-member table:name="72724" table:display="true" table:show-details="true"/>
                <table:data-pilot-member table:name="72744" table:display="true" table:show-details="true"/>
                <table:data-pilot-member table:name="72755" table:display="true" table:show-details="true"/>
                <table:data-pilot-member table:name="72764" table:display="true" table:show-details="true"/>
                <table:data-pilot-member table:name="72769" table:display="true" table:show-details="true"/>
                <table:data-pilot-member table:name="72775" table:display="true" table:show-details="true"/>
                <table:data-pilot-member table:name="72789" table:display="true" table:show-details="true"/>
                <table:data-pilot-member table:name="72790" table:display="true" table:show-details="true"/>
                <table:data-pilot-member table:name="72795" table:display="true" table:show-details="true"/>
                <table:data-pilot-member table:name="72798" table:display="true" table:show-details="true"/>
                <table:data-pilot-member table:name="72807" table:display="true" table:show-details="true"/>
                <table:data-pilot-member table:name="72809" table:display="true" table:show-details="true"/>
                <table:data-pilot-member table:name="72832" table:display="true" table:show-details="true"/>
                <table:data-pilot-member table:name="72860" table:display="true" table:show-details="true"/>
                <table:data-pilot-member table:name="72862" table:display="true" table:show-details="true"/>
                <table:data-pilot-member table:name="72871" table:display="true" table:show-details="true"/>
                <table:data-pilot-member table:name="72880" table:display="true" table:show-details="true"/>
                <table:data-pilot-member table:name="72883" table:display="true" table:show-details="true"/>
                <table:data-pilot-member table:name="72896" table:display="true" table:show-details="true"/>
                <table:data-pilot-member table:name="72897" table:display="true" table:show-details="true"/>
                <table:data-pilot-member table:name="72927" table:display="true" table:show-details="true"/>
                <table:data-pilot-member table:name="72929" table:display="true" table:show-details="true"/>
                <table:data-pilot-member table:name="72941" table:display="true" table:show-details="true"/>
                <table:data-pilot-member table:name="72953" table:display="true" table:show-details="true"/>
                <table:data-pilot-member table:name="72963" table:display="true" table:show-details="true"/>
                <table:data-pilot-member table:name="72969" table:display="true" table:show-details="true"/>
                <table:data-pilot-member table:name="72975" table:display="true" table:show-details="true"/>
                <table:data-pilot-member table:name="72981" table:display="true" table:show-details="true"/>
                <table:data-pilot-member table:name="72992" table:display="true" table:show-details="true"/>
                <table:data-pilot-member table:name="72999" table:display="true" table:show-details="true"/>
                <table:data-pilot-member table:name="73001" table:display="true" table:show-details="true"/>
                <table:data-pilot-member table:name="73003" table:display="true" table:show-details="true"/>
                <table:data-pilot-member table:name="73008" table:display="true" table:show-details="true"/>
                <table:data-pilot-member table:name="73017" table:display="true" table:show-details="true"/>
                <table:data-pilot-member table:name="73031" table:display="true" table:show-details="true"/>
                <table:data-pilot-member table:name="73056" table:display="true" table:show-details="true"/>
                <table:data-pilot-member table:name="73060" table:display="true" table:show-details="true"/>
                <table:data-pilot-member table:name="73065" table:display="true" table:show-details="true"/>
                <table:data-pilot-member table:name="73073" table:display="true" table:show-details="true"/>
                <table:data-pilot-member table:name="73083" table:display="true" table:show-details="true"/>
                <table:data-pilot-member table:name="73105" table:display="true" table:show-details="true"/>
                <table:data-pilot-member table:name="73110" table:display="true" table:show-details="true"/>
                <table:data-pilot-member table:name="73122" table:display="true" table:show-details="true"/>
                <table:data-pilot-member table:name="73131" table:display="true" table:show-details="true"/>
                <table:data-pilot-member table:name="73145" table:display="true" table:show-details="true"/>
                <table:data-pilot-member table:name="73161" table:display="true" table:show-details="true"/>
                <table:data-pilot-member table:name="73190" table:display="true" table:show-details="true"/>
                <table:data-pilot-member table:name="73194" table:display="true" table:show-details="true"/>
                <table:data-pilot-member table:name="73199" table:display="true" table:show-details="true"/>
                <table:data-pilot-member table:name="73201" table:display="true" table:show-details="true"/>
                <table:data-pilot-member table:name="73204" table:display="true" table:show-details="true"/>
                <table:data-pilot-member table:name="73205" table:display="true" table:show-details="true"/>
                <table:data-pilot-member table:name="73206" table:display="true" table:show-details="true"/>
                <table:data-pilot-member table:name="73214" table:display="true" table:show-details="true"/>
                <table:data-pilot-member table:name="73217" table:display="true" table:show-details="true"/>
                <table:data-pilot-member table:name="73219" table:display="true" table:show-details="true"/>
                <table:data-pilot-member table:name="73223" table:display="true" table:show-details="true"/>
                <table:data-pilot-member table:name="73230" table:display="true" table:show-details="true"/>
                <table:data-pilot-member table:name="73245" table:display="true" table:show-details="true"/>
                <table:data-pilot-member table:name="73257" table:display="true" table:show-details="true"/>
                <table:data-pilot-member table:name="73261" table:display="true" table:show-details="true"/>
                <table:data-pilot-member table:name="73268" table:display="true" table:show-details="true"/>
                <table:data-pilot-member table:name="73295" table:display="true" table:show-details="true"/>
                <table:data-pilot-member table:name="73296" table:display="true" table:show-details="true"/>
                <table:data-pilot-member table:name="73305" table:display="true" table:show-details="true"/>
                <table:data-pilot-member table:name="73315" table:display="true" table:show-details="true"/>
                <table:data-pilot-member table:name="73322" table:display="true" table:show-details="true"/>
                <table:data-pilot-member table:name="73336" table:display="true" table:show-details="true"/>
                <table:data-pilot-member table:name="73355" table:display="true" table:show-details="true"/>
                <table:data-pilot-member table:name="73358" table:display="true" table:show-details="true"/>
                <table:data-pilot-member table:name="73392" table:display="true" table:show-details="true"/>
                <table:data-pilot-member table:name="73402" table:display="true" table:show-details="true"/>
                <table:data-pilot-member table:name="73411" table:display="true" table:show-details="true"/>
                <table:data-pilot-member table:name="73412" table:display="true" table:show-details="true"/>
                <table:data-pilot-member table:name="73413" table:display="true" table:show-details="true"/>
                <table:data-pilot-member table:name="73416" table:display="true" table:show-details="true"/>
                <table:data-pilot-member table:name="73429" table:display="true" table:show-details="true"/>
                <table:data-pilot-member table:name="73447" table:display="true" table:show-details="true"/>
                <table:data-pilot-member table:name="73464" table:display="true" table:show-details="true"/>
                <table:data-pilot-member table:name="73469" table:display="true" table:show-details="true"/>
                <table:data-pilot-member table:name="73471" table:display="true" table:show-details="true"/>
                <table:data-pilot-member table:name="73491" table:display="true" table:show-details="true"/>
                <table:data-pilot-member table:name="73531" table:display="true" table:show-details="true"/>
                <table:data-pilot-member table:name="73534" table:display="true" table:show-details="true"/>
                <table:data-pilot-member table:name="73543" table:display="true" table:show-details="true"/>
                <table:data-pilot-member table:name="73549" table:display="true" table:show-details="true"/>
                <table:data-pilot-member table:name="73553" table:display="true" table:show-details="true"/>
                <table:data-pilot-member table:name="73556" table:display="true" table:show-details="true"/>
                <table:data-pilot-member table:name="73557" table:display="true" table:show-details="true"/>
                <table:data-pilot-member table:name="73561" table:display="true" table:show-details="true"/>
                <table:data-pilot-member table:name="73565" table:display="true" table:show-details="true"/>
                <table:data-pilot-member table:name="73568" table:display="true" table:show-details="true"/>
                <table:data-pilot-member table:name="73574" table:display="true" table:show-details="true"/>
                <table:data-pilot-member table:name="73588" table:display="true" table:show-details="true"/>
                <table:data-pilot-member table:name="73590" table:display="true" table:show-details="true"/>
                <table:data-pilot-member table:name="73598" table:display="true" table:show-details="true"/>
                <table:data-pilot-member table:name="73599" table:display="true" table:show-details="true"/>
                <table:data-pilot-member table:name="73601" table:display="true" table:show-details="true"/>
                <table:data-pilot-member table:name="73607" table:display="true" table:show-details="true"/>
                <table:data-pilot-member table:name="73608" table:display="true" table:show-details="true"/>
                <table:data-pilot-member table:name="73612" table:display="true" table:show-details="true"/>
                <table:data-pilot-member table:name="73631" table:display="true" table:show-details="true"/>
                <table:data-pilot-member table:name="73633" table:display="true" table:show-details="true"/>
                <table:data-pilot-member table:name="73644" table:display="true" table:show-details="true"/>
                <table:data-pilot-member table:name="73654" table:display="true" table:show-details="true"/>
                <table:data-pilot-member table:name="73658" table:display="true" table:show-details="true"/>
                <table:data-pilot-member table:name="73662" table:display="true" table:show-details="true"/>
                <table:data-pilot-member table:name="73678" table:display="true" table:show-details="true"/>
                <table:data-pilot-member table:name="73680" table:display="true" table:show-details="true"/>
                <table:data-pilot-member table:name="73690" table:display="true" table:show-details="true"/>
                <table:data-pilot-member table:name="73704" table:display="true" table:show-details="true"/>
                <table:data-pilot-member table:name="73709" table:display="true" table:show-details="true"/>
                <table:data-pilot-member table:name="73728" table:display="true" table:show-details="true"/>
                <table:data-pilot-member table:name="73730" table:display="true" table:show-details="true"/>
                <table:data-pilot-member table:name="73732" table:display="true" table:show-details="true"/>
                <table:data-pilot-member table:name="73756" table:display="true" table:show-details="true"/>
                <table:data-pilot-member table:name="73759" table:display="true" table:show-details="true"/>
                <table:data-pilot-member table:name="73764" table:display="true" table:show-details="true"/>
                <table:data-pilot-member table:name="73767" table:display="true" table:show-details="true"/>
                <table:data-pilot-member table:name="73768" table:display="true" table:show-details="true"/>
                <table:data-pilot-member table:name="73770" table:display="true" table:show-details="true"/>
                <table:data-pilot-member table:name="73778" table:display="true" table:show-details="true"/>
                <table:data-pilot-member table:name="73780" table:display="true" table:show-details="true"/>
                <table:data-pilot-member table:name="73785" table:display="true" table:show-details="true"/>
                <table:data-pilot-member table:name="73790" table:display="true" table:show-details="true"/>
                <table:data-pilot-member table:name="73797" table:display="true" table:show-details="true"/>
                <table:data-pilot-member table:name="73801" table:display="true" table:show-details="true"/>
                <table:data-pilot-member table:name="73810" table:display="true" table:show-details="true"/>
                <table:data-pilot-member table:name="73820" table:display="true" table:show-details="true"/>
                <table:data-pilot-member table:name="73833" table:display="true" table:show-details="true"/>
                <table:data-pilot-member table:name="73837" table:display="true" table:show-details="true"/>
                <table:data-pilot-member table:name="73843" table:display="true" table:show-details="true"/>
                <table:data-pilot-member table:name="73848" table:display="true" table:show-details="true"/>
                <table:data-pilot-member table:name="73868" table:display="true" table:show-details="true"/>
                <table:data-pilot-member table:name="73873" table:display="true" table:show-details="true"/>
                <table:data-pilot-member table:name="73877" table:display="true" table:show-details="true"/>
                <table:data-pilot-member table:name="73883" table:display="true" table:show-details="true"/>
                <table:data-pilot-member table:name="73893" table:display="true" table:show-details="true"/>
                <table:data-pilot-member table:name="73894" table:display="true" table:show-details="true"/>
                <table:data-pilot-member table:name="73895" table:display="true" table:show-details="true"/>
                <table:data-pilot-member table:name="73919" table:display="true" table:show-details="true"/>
                <table:data-pilot-member table:name="73923" table:display="true" table:show-details="true"/>
                <table:data-pilot-member table:name="73925" table:display="true" table:show-details="true"/>
                <table:data-pilot-member table:name="73930" table:display="true" table:show-details="true"/>
                <table:data-pilot-member table:name="73931" table:display="true" table:show-details="true"/>
                <table:data-pilot-member table:name="73946" table:display="true" table:show-details="true"/>
                <table:data-pilot-member table:name="73947" table:display="true" table:show-details="true"/>
                <table:data-pilot-member table:name="73965" table:display="true" table:show-details="true"/>
                <table:data-pilot-member table:name="73967" table:display="true" table:show-details="true"/>
                <table:data-pilot-member table:name="73976" table:display="true" table:show-details="true"/>
                <table:data-pilot-member table:name="73995" table:display="true" table:show-details="true"/>
                <table:data-pilot-member table:name="74008" table:display="true" table:show-details="true"/>
                <table:data-pilot-member table:name="74028" table:display="true" table:show-details="true"/>
                <table:data-pilot-member table:name="74039" table:display="true" table:show-details="true"/>
                <table:data-pilot-member table:name="74044" table:display="true" table:show-details="true"/>
                <table:data-pilot-member table:name="74049" table:display="true" table:show-details="true"/>
                <table:data-pilot-member table:name="74052" table:display="true" table:show-details="true"/>
                <table:data-pilot-member table:name="74058" table:display="true" table:show-details="true"/>
                <table:data-pilot-member table:name="74062" table:display="true" table:show-details="true"/>
                <table:data-pilot-member table:name="74068" table:display="true" table:show-details="true"/>
                <table:data-pilot-member table:name="74093" table:display="true" table:show-details="true"/>
                <table:data-pilot-member table:name="74100" table:display="true" table:show-details="true"/>
                <table:data-pilot-member table:name="74108" table:display="true" table:show-details="true"/>
                <table:data-pilot-member table:name="74112" table:display="true" table:show-details="true"/>
                <table:data-pilot-member table:name="74133" table:display="true" table:show-details="true"/>
                <table:data-pilot-member table:name="74135" table:display="true" table:show-details="true"/>
                <table:data-pilot-member table:name="74139" table:display="true" table:show-details="true"/>
                <table:data-pilot-member table:name="74168" table:display="true" table:show-details="true"/>
                <table:data-pilot-member table:name="74169" table:display="true" table:show-details="true"/>
                <table:data-pilot-member table:name="74197" table:display="true" table:show-details="true"/>
                <table:data-pilot-member table:name="74203" table:display="true" table:show-details="true"/>
                <table:data-pilot-member table:name="74204" table:display="true" table:show-details="true"/>
                <table:data-pilot-member table:name="74219" table:display="true" table:show-details="true"/>
                <table:data-pilot-member table:name="74222" table:display="true" table:show-details="true"/>
                <table:data-pilot-member table:name="74223" table:display="true" table:show-details="true"/>
                <table:data-pilot-member table:name="74230" table:display="true" table:show-details="true"/>
                <table:data-pilot-member table:name="74237" table:display="true" table:show-details="true"/>
                <table:data-pilot-member table:name="74253" table:display="true" table:show-details="true"/>
                <table:data-pilot-member table:name="74257" table:display="true" table:show-details="true"/>
                <table:data-pilot-member table:name="74260" table:display="true" table:show-details="true"/>
                <table:data-pilot-member table:name="74263" table:display="true" table:show-details="true"/>
                <table:data-pilot-member table:name="74266" table:display="true" table:show-details="true"/>
                <table:data-pilot-member table:name="74293" table:display="true" table:show-details="true"/>
                <table:data-pilot-member table:name="74298" table:display="true" table:show-details="true"/>
                <table:data-pilot-member table:name="74299" table:display="true" table:show-details="true"/>
                <table:data-pilot-member table:name="74306" table:display="true" table:show-details="true"/>
                <table:data-pilot-member table:name="74320" table:display="true" table:show-details="true"/>
                <table:data-pilot-member table:name="74334" table:display="true" table:show-details="true"/>
                <table:data-pilot-member table:name="74335" table:display="true" table:show-details="true"/>
                <table:data-pilot-member table:name="74341" table:display="true" table:show-details="true"/>
                <table:data-pilot-member table:name="74374" table:display="true" table:show-details="true"/>
                <table:data-pilot-member table:name="74400" table:display="true" table:show-details="true"/>
                <table:data-pilot-member table:name="74408" table:display="true" table:show-details="true"/>
                <table:data-pilot-member table:name="74417" table:display="true" table:show-details="true"/>
                <table:data-pilot-member table:name="74424" table:display="true" table:show-details="true"/>
                <table:data-pilot-member table:name="74427" table:display="true" table:show-details="true"/>
                <table:data-pilot-member table:name="74439" table:display="true" table:show-details="true"/>
                <table:data-pilot-member table:name="74440" table:display="true" table:show-details="true"/>
                <table:data-pilot-member table:name="74443" table:display="true" table:show-details="true"/>
                <table:data-pilot-member table:name="74454" table:display="true" table:show-details="true"/>
                <table:data-pilot-member table:name="74522" table:display="true" table:show-details="true"/>
                <table:data-pilot-member table:name="74527" table:display="true" table:show-details="true"/>
                <table:data-pilot-member table:name="74538" table:display="true" table:show-details="true"/>
                <table:data-pilot-member table:name="74544" table:display="true" table:show-details="true"/>
                <table:data-pilot-member table:name="74560" table:display="true" table:show-details="true"/>
                <table:data-pilot-member table:name="74570" table:display="true" table:show-details="true"/>
                <table:data-pilot-member table:name="74576" table:display="true" table:show-details="true"/>
                <table:data-pilot-member table:name="74585" table:display="true" table:show-details="true"/>
                <table:data-pilot-member table:name="74587" table:display="true" table:show-details="true"/>
                <table:data-pilot-member table:name="74594" table:display="true" table:show-details="true"/>
                <table:data-pilot-member table:name="74604" table:display="true" table:show-details="true"/>
                <table:data-pilot-member table:name="74625" table:display="true" table:show-details="true"/>
                <table:data-pilot-member table:name="74634" table:display="true" table:show-details="true"/>
                <table:data-pilot-member table:name="74638" table:display="true" table:show-details="true"/>
                <table:data-pilot-member table:name="74657" table:display="true" table:show-details="true"/>
                <table:data-pilot-member table:name="74664" table:display="true" table:show-details="true"/>
                <table:data-pilot-member table:name="74676" table:display="true" table:show-details="true"/>
                <table:data-pilot-member table:name="74690" table:display="true" table:show-details="true"/>
                <table:data-pilot-member table:name="74694" table:display="true" table:show-details="true"/>
                <table:data-pilot-member table:name="74705" table:display="true" table:show-details="true"/>
                <table:data-pilot-member table:name="74714" table:display="true" table:show-details="true"/>
                <table:data-pilot-member table:name="74719" table:display="true" table:show-details="true"/>
                <table:data-pilot-member table:name="74734" table:display="true" table:show-details="true"/>
                <table:data-pilot-member table:name="74740" table:display="true" table:show-details="true"/>
                <table:data-pilot-member table:name="74747" table:display="true" table:show-details="true"/>
                <table:data-pilot-member table:name="74756" table:display="true" table:show-details="true"/>
                <table:data-pilot-member table:name="74759" table:display="true" table:show-details="true"/>
                <table:data-pilot-member table:name="74767" table:display="true" table:show-details="true"/>
                <table:data-pilot-member table:name="74773" table:display="true" table:show-details="true"/>
                <table:data-pilot-member table:name="74788" table:display="true" table:show-details="true"/>
                <table:data-pilot-member table:name="74791" table:display="true" table:show-details="true"/>
                <table:data-pilot-member table:name="74792" table:display="true" table:show-details="true"/>
                <table:data-pilot-member table:name="74796" table:display="true" table:show-details="true"/>
                <table:data-pilot-member table:name="74804" table:display="true" table:show-details="true"/>
                <table:data-pilot-member table:name="74814" table:display="true" table:show-details="true"/>
                <table:data-pilot-member table:name="74829" table:display="true" table:show-details="true"/>
                <table:data-pilot-member table:name="74851" table:display="true" table:show-details="true"/>
                <table:data-pilot-member table:name="74855" table:display="true" table:show-details="true"/>
                <table:data-pilot-member table:name="74865" table:display="true" table:show-details="true"/>
                <table:data-pilot-member table:name="74875" table:display="true" table:show-details="true"/>
                <table:data-pilot-member table:name="74887" table:display="true" table:show-details="true"/>
                <table:data-pilot-member table:name="74893" table:display="true" table:show-details="true"/>
                <table:data-pilot-member table:name="74906" table:display="true" table:show-details="true"/>
                <table:data-pilot-member table:name="74907" table:display="true" table:show-details="true"/>
                <table:data-pilot-member table:name="74909" table:display="true" table:show-details="true"/>
                <table:data-pilot-member table:name="74914" table:display="true" table:show-details="true"/>
                <table:data-pilot-member table:name="74925" table:display="true" table:show-details="true"/>
                <table:data-pilot-member table:name="74926" table:display="true" table:show-details="true"/>
                <table:data-pilot-member table:name="74934" table:display="true" table:show-details="true"/>
                <table:data-pilot-member table:name="74953" table:display="true" table:show-details="true"/>
                <table:data-pilot-member table:name="74982" table:display="true" table:show-details="true"/>
                <table:data-pilot-member table:name="74990" table:display="true" table:show-details="true"/>
                <table:data-pilot-member table:name="75002" table:display="true" table:show-details="true"/>
                <table:data-pilot-member table:name="75019" table:display="true" table:show-details="true"/>
                <table:data-pilot-member table:name="75033" table:display="true" table:show-details="true"/>
                <table:data-pilot-member table:name="75037" table:display="true" table:show-details="true"/>
                <table:data-pilot-member table:name="75041" table:display="true" table:show-details="true"/>
                <table:data-pilot-member table:name="75061" table:display="true" table:show-details="true"/>
                <table:data-pilot-member table:name="75064" table:display="true" table:show-details="true"/>
                <table:data-pilot-member table:name="75065" table:display="true" table:show-details="true"/>
                <table:data-pilot-member table:name="75073" table:display="true" table:show-details="true"/>
                <table:data-pilot-member table:name="75096" table:display="true" table:show-details="true"/>
                <table:data-pilot-member table:name="75103" table:display="true" table:show-details="true"/>
                <table:data-pilot-member table:name="75113" table:display="true" table:show-details="true"/>
                <table:data-pilot-member table:name="75125" table:display="true" table:show-details="true"/>
                <table:data-pilot-member table:name="75131" table:display="true" table:show-details="true"/>
                <table:data-pilot-member table:name="75149" table:display="true" table:show-details="true"/>
                <table:data-pilot-member table:name="75150" table:display="true" table:show-details="true"/>
                <table:data-pilot-member table:name="75172" table:display="true" table:show-details="true"/>
                <table:data-pilot-member table:name="75177" table:display="true" table:show-details="true"/>
                <table:data-pilot-member table:name="75205" table:display="true" table:show-details="true"/>
                <table:data-pilot-member table:name="75206" table:display="true" table:show-details="true"/>
                <table:data-pilot-member table:name="75241" table:display="true" table:show-details="true"/>
                <table:data-pilot-member table:name="75243" table:display="true" table:show-details="true"/>
                <table:data-pilot-member table:name="75249" table:display="true" table:show-details="true"/>
                <table:data-pilot-member table:name="75263" table:display="true" table:show-details="true"/>
                <table:data-pilot-member table:name="75275" table:display="true" table:show-details="true"/>
                <table:data-pilot-member table:name="75312" table:display="true" table:show-details="true"/>
                <table:data-pilot-member table:name="75316" table:display="true" table:show-details="true"/>
                <table:data-pilot-member table:name="75331" table:display="true" table:show-details="true"/>
                <table:data-pilot-member table:name="75337" table:display="true" table:show-details="true"/>
                <table:data-pilot-member table:name="75343" table:display="true" table:show-details="true"/>
                <table:data-pilot-member table:name="75347" table:display="true" table:show-details="true"/>
                <table:data-pilot-member table:name="75373" table:display="true" table:show-details="true"/>
                <table:data-pilot-member table:name="75375" table:display="true" table:show-details="true"/>
                <table:data-pilot-member table:name="75382" table:display="true" table:show-details="true"/>
                <table:data-pilot-member table:name="75394" table:display="true" table:show-details="true"/>
                <table:data-pilot-member table:name="75396" table:display="true" table:show-details="true"/>
                <table:data-pilot-member table:name="75401" table:display="true" table:show-details="true"/>
                <table:data-pilot-member table:name="75411" table:display="true" table:show-details="true"/>
                <table:data-pilot-member table:name="75412" table:display="true" table:show-details="true"/>
                <table:data-pilot-member table:name="75419" table:display="true" table:show-details="true"/>
                <table:data-pilot-member table:name="75423" table:display="true" table:show-details="true"/>
                <table:data-pilot-member table:name="75425" table:display="true" table:show-details="true"/>
                <table:data-pilot-member table:name="75427" table:display="true" table:show-details="true"/>
                <table:data-pilot-member table:name="75432" table:display="true" table:show-details="true"/>
                <table:data-pilot-member table:name="75451" table:display="true" table:show-details="true"/>
                <table:data-pilot-member table:name="75470" table:display="true" table:show-details="true"/>
                <table:data-pilot-member table:name="75484" table:display="true" table:show-details="true"/>
                <table:data-pilot-member table:name="75488" table:display="true" table:show-details="true"/>
                <table:data-pilot-member table:name="75490" table:display="true" table:show-details="true"/>
                <table:data-pilot-member table:name="75516" table:display="true" table:show-details="true"/>
                <table:data-pilot-member table:name="75518" table:display="true" table:show-details="true"/>
                <table:data-pilot-member table:name="75519" table:display="true" table:show-details="true"/>
                <table:data-pilot-member table:name="75526" table:display="true" table:show-details="true"/>
                <table:data-pilot-member table:name="75533" table:display="true" table:show-details="true"/>
                <table:data-pilot-member table:name="75536" table:display="true" table:show-details="true"/>
                <table:data-pilot-member table:name="75537" table:display="true" table:show-details="true"/>
                <table:data-pilot-member table:name="75558" table:display="true" table:show-details="true"/>
                <table:data-pilot-member table:name="75575" table:display="true" table:show-details="true"/>
                <table:data-pilot-member table:name="75577" table:display="true" table:show-details="true"/>
                <table:data-pilot-member table:name="75578" table:display="true" table:show-details="true"/>
                <table:data-pilot-member table:name="75593" table:display="true" table:show-details="true"/>
                <table:data-pilot-member table:name="75598" table:display="true" table:show-details="true"/>
                <table:data-pilot-member table:name="75612" table:display="true" table:show-details="true"/>
                <table:data-pilot-member table:name="75619" table:display="true" table:show-details="true"/>
                <table:data-pilot-member table:name="75622" table:display="true" table:show-details="true"/>
                <table:data-pilot-member table:name="75623" table:display="true" table:show-details="true"/>
                <table:data-pilot-member table:name="75638" table:display="true" table:show-details="true"/>
                <table:data-pilot-member table:name="75652" table:display="true" table:show-details="true"/>
                <table:data-pilot-member table:name="75664" table:display="true" table:show-details="true"/>
                <table:data-pilot-member table:name="75668" table:display="true" table:show-details="true"/>
                <table:data-pilot-member table:name="75678" table:display="true" table:show-details="true"/>
                <table:data-pilot-member table:name="75682" table:display="true" table:show-details="true"/>
                <table:data-pilot-member table:name="75705" table:display="true" table:show-details="true"/>
                <table:data-pilot-member table:name="75707" table:display="true" table:show-details="true"/>
                <table:data-pilot-member table:name="75712" table:display="true" table:show-details="true"/>
                <table:data-pilot-member table:name="75724" table:display="true" table:show-details="true"/>
                <table:data-pilot-member table:name="75729" table:display="true" table:show-details="true"/>
                <table:data-pilot-member table:name="75754" table:display="true" table:show-details="true"/>
                <table:data-pilot-member table:name="75760" table:display="true" table:show-details="true"/>
                <table:data-pilot-member table:name="75765" table:display="true" table:show-details="true"/>
                <table:data-pilot-member table:name="75792" table:display="true" table:show-details="true"/>
                <table:data-pilot-member table:name="75804" table:display="true" table:show-details="true"/>
                <table:data-pilot-member table:name="75813" table:display="true" table:show-details="true"/>
                <table:data-pilot-member table:name="75818" table:display="true" table:show-details="true"/>
                <table:data-pilot-member table:name="75824" table:display="true" table:show-details="true"/>
                <table:data-pilot-member table:name="75826" table:display="true" table:show-details="true"/>
                <table:data-pilot-member table:name="75837" table:display="true" table:show-details="true"/>
                <table:data-pilot-member table:name="75845" table:display="true" table:show-details="true"/>
                <table:data-pilot-member table:name="75868" table:display="true" table:show-details="true"/>
                <table:data-pilot-member table:name="75869" table:display="true" table:show-details="true"/>
                <table:data-pilot-member table:name="75878" table:display="true" table:show-details="true"/>
                <table:data-pilot-member table:name="75879" table:display="true" table:show-details="true"/>
                <table:data-pilot-member table:name="75908" table:display="true" table:show-details="true"/>
                <table:data-pilot-member table:name="75916" table:display="true" table:show-details="true"/>
                <table:data-pilot-member table:name="75929" table:display="true" table:show-details="true"/>
                <table:data-pilot-member table:name="75936" table:display="true" table:show-details="true"/>
                <table:data-pilot-member table:name="75941" table:display="true" table:show-details="true"/>
                <table:data-pilot-member table:name="75950" table:display="true" table:show-details="true"/>
                <table:data-pilot-member table:name="75958" table:display="true" table:show-details="true"/>
                <table:data-pilot-member table:name="75969" table:display="true" table:show-details="true"/>
                <table:data-pilot-member table:name="75975" table:display="true" table:show-details="true"/>
                <table:data-pilot-member table:name="75976" table:display="true" table:show-details="true"/>
                <table:data-pilot-member table:name="75983" table:display="true" table:show-details="true"/>
                <table:data-pilot-member table:name="75995" table:display="true" table:show-details="true"/>
                <table:data-pilot-member table:name="75996" table:display="true" table:show-details="true"/>
                <table:data-pilot-member table:name="75997" table:display="true" table:show-details="true"/>
                <table:data-pilot-member table:name="75999" table:display="true" table:show-details="true"/>
                <table:data-pilot-member table:name="76003" table:display="true" table:show-details="true"/>
                <table:data-pilot-member table:name="76009" table:display="true" table:show-details="true"/>
                <table:data-pilot-member table:name="76011" table:display="true" table:show-details="true"/>
                <table:data-pilot-member table:name="76041" table:display="true" table:show-details="true"/>
                <table:data-pilot-member table:name="76045" table:display="true" table:show-details="true"/>
                <table:data-pilot-member table:name="76050" table:display="true" table:show-details="true"/>
                <table:data-pilot-member table:name="76059" table:display="true" table:show-details="true"/>
                <table:data-pilot-member table:name="76071" table:display="true" table:show-details="true"/>
                <table:data-pilot-member table:name="76102" table:display="true" table:show-details="true"/>
                <table:data-pilot-member table:name="76130" table:display="true" table:show-details="true"/>
                <table:data-pilot-member table:name="76150" table:display="true" table:show-details="true"/>
                <table:data-pilot-member table:name="76166" table:display="true" table:show-details="true"/>
                <table:data-pilot-member table:name="76173" table:display="true" table:show-details="true"/>
                <table:data-pilot-member table:name="76191" table:display="true" table:show-details="true"/>
                <table:data-pilot-member table:name="76194" table:display="true" table:show-details="true"/>
                <table:data-pilot-member table:name="76218" table:display="true" table:show-details="true"/>
                <table:data-pilot-member table:name="76227" table:display="true" table:show-details="true"/>
                <table:data-pilot-member table:name="76244" table:display="true" table:show-details="true"/>
                <table:data-pilot-member table:name="76264" table:display="true" table:show-details="true"/>
                <table:data-pilot-member table:name="76272" table:display="true" table:show-details="true"/>
                <table:data-pilot-member table:name="76276" table:display="true" table:show-details="true"/>
                <table:data-pilot-member table:name="76278" table:display="true" table:show-details="true"/>
                <table:data-pilot-member table:name="76282" table:display="true" table:show-details="true"/>
                <table:data-pilot-member table:name="76305" table:display="true" table:show-details="true"/>
                <table:data-pilot-member table:name="76309" table:display="true" table:show-details="true"/>
                <table:data-pilot-member table:name="76324" table:display="true" table:show-details="true"/>
                <table:data-pilot-member table:name="76336" table:display="true" table:show-details="true"/>
                <table:data-pilot-member table:name="76341" table:display="true" table:show-details="true"/>
                <table:data-pilot-member table:name="76344" table:display="true" table:show-details="true"/>
                <table:data-pilot-member table:name="76350" table:display="true" table:show-details="true"/>
                <table:data-pilot-member table:name="76363" table:display="true" table:show-details="true"/>
                <table:data-pilot-member table:name="76364" table:display="true" table:show-details="true"/>
                <table:data-pilot-member table:name="76367" table:display="true" table:show-details="true"/>
                <table:data-pilot-member table:name="76375" table:display="true" table:show-details="true"/>
                <table:data-pilot-member table:name="76391" table:display="true" table:show-details="true"/>
                <table:data-pilot-member table:name="76393" table:display="true" table:show-details="true"/>
                <table:data-pilot-member table:name="76409" table:display="true" table:show-details="true"/>
                <table:data-pilot-member table:name="76414" table:display="true" table:show-details="true"/>
                <table:data-pilot-member table:name="76430" table:display="true" table:show-details="true"/>
                <table:data-pilot-member table:name="76437" table:display="true" table:show-details="true"/>
                <table:data-pilot-member table:name="76453" table:display="true" table:show-details="true"/>
                <table:data-pilot-member table:name="76461" table:display="true" table:show-details="true"/>
                <table:data-pilot-member table:name="76464" table:display="true" table:show-details="true"/>
                <table:data-pilot-member table:name="76475" table:display="true" table:show-details="true"/>
                <table:data-pilot-member table:name="76476" table:display="true" table:show-details="true"/>
                <table:data-pilot-member table:name="76502" table:display="true" table:show-details="true"/>
                <table:data-pilot-member table:name="76519" table:display="true" table:show-details="true"/>
                <table:data-pilot-member table:name="76526" table:display="true" table:show-details="true"/>
                <table:data-pilot-member table:name="76539" table:display="true" table:show-details="true"/>
                <table:data-pilot-member table:name="76544" table:display="true" table:show-details="true"/>
                <table:data-pilot-member table:name="76545" table:display="true" table:show-details="true"/>
                <table:data-pilot-member table:name="76558" table:display="true" table:show-details="true"/>
                <table:data-pilot-member table:name="76564" table:display="true" table:show-details="true"/>
                <table:data-pilot-member table:name="76569" table:display="true" table:show-details="true"/>
                <table:data-pilot-member table:name="76579" table:display="true" table:show-details="true"/>
                <table:data-pilot-member table:name="76584" table:display="true" table:show-details="true"/>
                <table:data-pilot-member table:name="76585" table:display="true" table:show-details="true"/>
                <table:data-pilot-member table:name="76593" table:display="true" table:show-details="true"/>
                <table:data-pilot-member table:name="76596" table:display="true" table:show-details="true"/>
                <table:data-pilot-member table:name="76603" table:display="true" table:show-details="true"/>
                <table:data-pilot-member table:name="76608" table:display="true" table:show-details="true"/>
                <table:data-pilot-member table:name="76609" table:display="true" table:show-details="true"/>
                <table:data-pilot-member table:name="76616" table:display="true" table:show-details="true"/>
                <table:data-pilot-member table:name="76629" table:display="true" table:show-details="true"/>
                <table:data-pilot-member table:name="76631" table:display="true" table:show-details="true"/>
                <table:data-pilot-member table:name="76641" table:display="true" table:show-details="true"/>
                <table:data-pilot-member table:name="76679" table:display="true" table:show-details="true"/>
                <table:data-pilot-member table:name="76691" table:display="true" table:show-details="true"/>
                <table:data-pilot-member table:name="76719" table:display="true" table:show-details="true"/>
                <table:data-pilot-member table:name="76732" table:display="true" table:show-details="true"/>
                <table:data-pilot-member table:name="76756" table:display="true" table:show-details="true"/>
                <table:data-pilot-member table:name="76759" table:display="true" table:show-details="true"/>
                <table:data-pilot-member table:name="76780" table:display="true" table:show-details="true"/>
                <table:data-pilot-member table:name="76781" table:display="true" table:show-details="true"/>
                <table:data-pilot-member table:name="76784" table:display="true" table:show-details="true"/>
                <table:data-pilot-member table:name="76793" table:display="true" table:show-details="true"/>
                <table:data-pilot-member table:name="76799" table:display="true" table:show-details="true"/>
                <table:data-pilot-member table:name="76812" table:display="true" table:show-details="true"/>
                <table:data-pilot-member table:name="76816" table:display="true" table:show-details="true"/>
                <table:data-pilot-member table:name="76829" table:display="true" table:show-details="true"/>
                <table:data-pilot-member table:name="76830" table:display="true" table:show-details="true"/>
                <table:data-pilot-member table:name="76833" table:display="true" table:show-details="true"/>
                <table:data-pilot-member table:name="76836" table:display="true" table:show-details="true"/>
                <table:data-pilot-member table:name="76838" table:display="true" table:show-details="true"/>
                <table:data-pilot-member table:name="76839" table:display="true" table:show-details="true"/>
                <table:data-pilot-member table:name="76840" table:display="true" table:show-details="true"/>
                <table:data-pilot-member table:name="76855" table:display="true" table:show-details="true"/>
                <table:data-pilot-member table:name="76863" table:display="true" table:show-details="true"/>
                <table:data-pilot-member table:name="76870" table:display="true" table:show-details="true"/>
                <table:data-pilot-member table:name="76874" table:display="true" table:show-details="true"/>
                <table:data-pilot-member table:name="76885" table:display="true" table:show-details="true"/>
                <table:data-pilot-member table:name="76888" table:display="true" table:show-details="true"/>
                <table:data-pilot-member table:name="76889" table:display="true" table:show-details="true"/>
                <table:data-pilot-member table:name="76893" table:display="true" table:show-details="true"/>
                <table:data-pilot-member table:name="76896" table:display="true" table:show-details="true"/>
                <table:data-pilot-member table:name="76897" table:display="true" table:show-details="true"/>
                <table:data-pilot-member table:name="76906" table:display="true" table:show-details="true"/>
                <table:data-pilot-member table:name="76912" table:display="true" table:show-details="true"/>
                <table:data-pilot-member table:name="76918" table:display="true" table:show-details="true"/>
                <table:data-pilot-member table:name="76923" table:display="true" table:show-details="true"/>
                <table:data-pilot-member table:name="76929" table:display="true" table:show-details="true"/>
                <table:data-pilot-member table:name="76930" table:display="true" table:show-details="true"/>
                <table:data-pilot-member table:name="76936" table:display="true" table:show-details="true"/>
                <table:data-pilot-member table:name="76959" table:display="true" table:show-details="true"/>
                <table:data-pilot-member table:name="76974" table:display="true" table:show-details="true"/>
                <table:data-pilot-member table:name="76991" table:display="true" table:show-details="true"/>
                <table:data-pilot-member table:name="76994" table:display="true" table:show-details="true"/>
                <table:data-pilot-member table:name="76995" table:display="true" table:show-details="true"/>
                <table:data-pilot-member table:name="76996" table:display="true" table:show-details="true"/>
                <table:data-pilot-member table:name="76999" table:display="true" table:show-details="true"/>
                <table:data-pilot-member table:name="77009" table:display="true" table:show-details="true"/>
                <table:data-pilot-member table:name="77016" table:display="true" table:show-details="true"/>
                <table:data-pilot-member table:name="77059" table:display="true" table:show-details="true"/>
                <table:data-pilot-member table:name="77067" table:display="true" table:show-details="true"/>
                <table:data-pilot-member table:name="77084" table:display="true" table:show-details="true"/>
                <table:data-pilot-member table:name="77093" table:display="true" table:show-details="true"/>
                <table:data-pilot-member table:name="77094" table:display="true" table:show-details="true"/>
                <table:data-pilot-member table:name="77117" table:display="true" table:show-details="true"/>
                <table:data-pilot-member table:name="77121" table:display="true" table:show-details="true"/>
                <table:data-pilot-member table:name="77130" table:display="true" table:show-details="true"/>
                <table:data-pilot-member table:name="77131" table:display="true" table:show-details="true"/>
                <table:data-pilot-member table:name="77133" table:display="true" table:show-details="true"/>
                <table:data-pilot-member table:name="77154" table:display="true" table:show-details="true"/>
                <table:data-pilot-member table:name="77156" table:display="true" table:show-details="true"/>
                <table:data-pilot-member table:name="77159" table:display="true" table:show-details="true"/>
                <table:data-pilot-member table:name="77162" table:display="true" table:show-details="true"/>
                <table:data-pilot-member table:name="77163" table:display="true" table:show-details="true"/>
                <table:data-pilot-member table:name="77172" table:display="true" table:show-details="true"/>
                <table:data-pilot-member table:name="77186" table:display="true" table:show-details="true"/>
                <table:data-pilot-member table:name="77192" table:display="true" table:show-details="true"/>
                <table:data-pilot-member table:name="77202" table:display="true" table:show-details="true"/>
                <table:data-pilot-member table:name="77213" table:display="true" table:show-details="true"/>
                <table:data-pilot-member table:name="77245" table:display="true" table:show-details="true"/>
                <table:data-pilot-member table:name="77249" table:display="true" table:show-details="true"/>
                <table:data-pilot-member table:name="77267" table:display="true" table:show-details="true"/>
                <table:data-pilot-member table:name="77273" table:display="true" table:show-details="true"/>
                <table:data-pilot-member table:name="77280" table:display="true" table:show-details="true"/>
                <table:data-pilot-member table:name="77283" table:display="true" table:show-details="true"/>
                <table:data-pilot-member table:name="77285" table:display="true" table:show-details="true"/>
                <table:data-pilot-member table:name="77293" table:display="true" table:show-details="true"/>
                <table:data-pilot-member table:name="77297" table:display="true" table:show-details="true"/>
                <table:data-pilot-member table:name="77301" table:display="true" table:show-details="true"/>
                <table:data-pilot-member table:name="77305" table:display="true" table:show-details="true"/>
                <table:data-pilot-member table:name="77319" table:display="true" table:show-details="true"/>
                <table:data-pilot-member table:name="77340" table:display="true" table:show-details="true"/>
                <table:data-pilot-member table:name="77343" table:display="true" table:show-details="true"/>
                <table:data-pilot-member table:name="77345" table:display="true" table:show-details="true"/>
                <table:data-pilot-member table:name="77346" table:display="true" table:show-details="true"/>
                <table:data-pilot-member table:name="77362" table:display="true" table:show-details="true"/>
                <table:data-pilot-member table:name="77363" table:display="true" table:show-details="true"/>
                <table:data-pilot-member table:name="77368" table:display="true" table:show-details="true"/>
                <table:data-pilot-member table:name="77369" table:display="true" table:show-details="true"/>
                <table:data-pilot-member table:name="77373" table:display="true" table:show-details="true"/>
                <table:data-pilot-member table:name="77374" table:display="true" table:show-details="true"/>
                <table:data-pilot-member table:name="77383" table:display="true" table:show-details="true"/>
                <table:data-pilot-member table:name="77386" table:display="true" table:show-details="true"/>
                <table:data-pilot-member table:name="77395" table:display="true" table:show-details="true"/>
                <table:data-pilot-member table:name="77400" table:display="true" table:show-details="true"/>
                <table:data-pilot-member table:name="77418" table:display="true" table:show-details="true"/>
                <table:data-pilot-member table:name="77421" table:display="true" table:show-details="true"/>
                <table:data-pilot-member table:name="77425" table:display="true" table:show-details="true"/>
                <table:data-pilot-member table:name="77448" table:display="true" table:show-details="true"/>
                <table:data-pilot-member table:name="77451" table:display="true" table:show-details="true"/>
                <table:data-pilot-member table:name="77503" table:display="true" table:show-details="true"/>
                <table:data-pilot-member table:name="77507" table:display="true" table:show-details="true"/>
                <table:data-pilot-member table:name="77512" table:display="true" table:show-details="true"/>
                <table:data-pilot-member table:name="77517" table:display="true" table:show-details="true"/>
                <table:data-pilot-member table:name="77545" table:display="true" table:show-details="true"/>
                <table:data-pilot-member table:name="77559" table:display="true" table:show-details="true"/>
                <table:data-pilot-member table:name="77591" table:display="true" table:show-details="true"/>
                <table:data-pilot-member table:name="77599" table:display="true" table:show-details="true"/>
                <table:data-pilot-member table:name="77623" table:display="true" table:show-details="true"/>
                <table:data-pilot-member table:name="77630" table:display="true" table:show-details="true"/>
                <table:data-pilot-member table:name="77632" table:display="true" table:show-details="true"/>
                <table:data-pilot-member table:name="77661" table:display="true" table:show-details="true"/>
                <table:data-pilot-member table:name="77685" table:display="true" table:show-details="true"/>
                <table:data-pilot-member table:name="77690" table:display="true" table:show-details="true"/>
                <table:data-pilot-member table:name="77695" table:display="true" table:show-details="true"/>
                <table:data-pilot-member table:name="77702" table:display="true" table:show-details="true"/>
                <table:data-pilot-member table:name="77716" table:display="true" table:show-details="true"/>
                <table:data-pilot-member table:name="77735" table:display="true" table:show-details="true"/>
                <table:data-pilot-member table:name="77742" table:display="true" table:show-details="true"/>
                <table:data-pilot-member table:name="77746" table:display="true" table:show-details="true"/>
                <table:data-pilot-member table:name="77764" table:display="true" table:show-details="true"/>
                <table:data-pilot-member table:name="77771" table:display="true" table:show-details="true"/>
                <table:data-pilot-member table:name="77784" table:display="true" table:show-details="true"/>
                <table:data-pilot-member table:name="77785" table:display="true" table:show-details="true"/>
                <table:data-pilot-member table:name="77789" table:display="true" table:show-details="true"/>
                <table:data-pilot-member table:name="77791" table:display="true" table:show-details="true"/>
                <table:data-pilot-member table:name="77796" table:display="true" table:show-details="true"/>
                <table:data-pilot-member table:name="77800" table:display="true" table:show-details="true"/>
                <table:data-pilot-member table:name="77812" table:display="true" table:show-details="true"/>
                <table:data-pilot-member table:name="77813" table:display="true" table:show-details="true"/>
                <table:data-pilot-member table:name="77823" table:display="true" table:show-details="true"/>
                <table:data-pilot-member table:name="77824" table:display="true" table:show-details="true"/>
                <table:data-pilot-member table:name="77829" table:display="true" table:show-details="true"/>
                <table:data-pilot-member table:name="77832" table:display="true" table:show-details="true"/>
                <table:data-pilot-member table:name="77833" table:display="true" table:show-details="true"/>
                <table:data-pilot-member table:name="77844" table:display="true" table:show-details="true"/>
                <table:data-pilot-member table:name="77853" table:display="true" table:show-details="true"/>
                <table:data-pilot-member table:name="77859" table:display="true" table:show-details="true"/>
                <table:data-pilot-member table:name="77860" table:display="true" table:show-details="true"/>
                <table:data-pilot-member table:name="77867" table:display="true" table:show-details="true"/>
                <table:data-pilot-member table:name="77871" table:display="true" table:show-details="true"/>
                <table:data-pilot-member table:name="77872" table:display="true" table:show-details="true"/>
                <table:data-pilot-member table:name="77882" table:display="true" table:show-details="true"/>
                <table:data-pilot-member table:name="77895" table:display="true" table:show-details="true"/>
                <table:data-pilot-member table:name="77911" table:display="true" table:show-details="true"/>
                <table:data-pilot-member table:name="77916" table:display="true" table:show-details="true"/>
                <table:data-pilot-member table:name="77917" table:display="true" table:show-details="true"/>
                <table:data-pilot-member table:name="77928" table:display="true" table:show-details="true"/>
                <table:data-pilot-member table:name="77933" table:display="true" table:show-details="true"/>
                <table:data-pilot-member table:name="77941" table:display="true" table:show-details="true"/>
                <table:data-pilot-member table:name="77972" table:display="true" table:show-details="true"/>
                <table:data-pilot-member table:name="78025" table:display="true" table:show-details="true"/>
                <table:data-pilot-member table:name="78032" table:display="true" table:show-details="true"/>
                <table:data-pilot-member table:name="78065" table:display="true" table:show-details="true"/>
                <table:data-pilot-member table:name="78088" table:display="true" table:show-details="true"/>
                <table:data-pilot-member table:name="78113" table:display="true" table:show-details="true"/>
                <table:data-pilot-member table:name="78125" table:display="true" table:show-details="true"/>
                <table:data-pilot-member table:name="78128" table:display="true" table:show-details="true"/>
                <table:data-pilot-member table:name="78144" table:display="true" table:show-details="true"/>
                <table:data-pilot-member table:name="78157" table:display="true" table:show-details="true"/>
                <table:data-pilot-member table:name="78161" table:display="true" table:show-details="true"/>
                <table:data-pilot-member table:name="78164" table:display="true" table:show-details="true"/>
                <table:data-pilot-member table:name="78191" table:display="true" table:show-details="true"/>
                <table:data-pilot-member table:name="78217" table:display="true" table:show-details="true"/>
                <table:data-pilot-member table:name="78224" table:display="true" table:show-details="true"/>
                <table:data-pilot-member table:name="78229" table:display="true" table:show-details="true"/>
                <table:data-pilot-member table:name="78240" table:display="true" table:show-details="true"/>
                <table:data-pilot-member table:name="78246" table:display="true" table:show-details="true"/>
                <table:data-pilot-member table:name="78255" table:display="true" table:show-details="true"/>
                <table:data-pilot-member table:name="78262" table:display="true" table:show-details="true"/>
                <table:data-pilot-member table:name="78268" table:display="true" table:show-details="true"/>
                <table:data-pilot-member table:name="78285" table:display="true" table:show-details="true"/>
                <table:data-pilot-member table:name="78291" table:display="true" table:show-details="true"/>
                <table:data-pilot-member table:name="78302" table:display="true" table:show-details="true"/>
                <table:data-pilot-member table:name="78305" table:display="true" table:show-details="true"/>
                <table:data-pilot-member table:name="78306" table:display="true" table:show-details="true"/>
                <table:data-pilot-member table:name="78311" table:display="true" table:show-details="true"/>
                <table:data-pilot-member table:name="78321" table:display="true" table:show-details="true"/>
                <table:data-pilot-member table:name="78344" table:display="true" table:show-details="true"/>
                <table:data-pilot-member table:name="78345" table:display="true" table:show-details="true"/>
                <table:data-pilot-member table:name="78356" table:display="true" table:show-details="true"/>
                <table:data-pilot-member table:name="78360" table:display="true" table:show-details="true"/>
                <table:data-pilot-member table:name="78374" table:display="true" table:show-details="true"/>
                <table:data-pilot-member table:name="78379" table:display="true" table:show-details="true"/>
                <table:data-pilot-member table:name="78389" table:display="true" table:show-details="true"/>
                <table:data-pilot-member table:name="78417" table:display="true" table:show-details="true"/>
                <table:data-pilot-member table:name="78430" table:display="true" table:show-details="true"/>
                <table:data-pilot-member table:name="78432" table:display="true" table:show-details="true"/>
                <table:data-pilot-member table:name="78435" table:display="true" table:show-details="true"/>
                <table:data-pilot-member table:name="78442" table:display="true" table:show-details="true"/>
                <table:data-pilot-member table:name="78466" table:display="true" table:show-details="true"/>
                <table:data-pilot-member table:name="78471" table:display="true" table:show-details="true"/>
                <table:data-pilot-member table:name="78480" table:display="true" table:show-details="true"/>
                <table:data-pilot-member table:name="78481" table:display="true" table:show-details="true"/>
                <table:data-pilot-member table:name="78486" table:display="true" table:show-details="true"/>
                <table:data-pilot-member table:name="78506" table:display="true" table:show-details="true"/>
                <table:data-pilot-member table:name="78507" table:display="true" table:show-details="true"/>
                <table:data-pilot-member table:name="78549" table:display="true" table:show-details="true"/>
                <table:data-pilot-member table:name="78550" table:display="true" table:show-details="true"/>
                <table:data-pilot-member table:name="78552" table:display="true" table:show-details="true"/>
                <table:data-pilot-member table:name="78582" table:display="true" table:show-details="true"/>
                <table:data-pilot-member table:name="78587" table:display="true" table:show-details="true"/>
                <table:data-pilot-member table:name="78606" table:display="true" table:show-details="true"/>
                <table:data-pilot-member table:name="78614" table:display="true" table:show-details="true"/>
                <table:data-pilot-member table:name="78618" table:display="true" table:show-details="true"/>
                <table:data-pilot-member table:name="78630" table:display="true" table:show-details="true"/>
                <table:data-pilot-member table:name="78633" table:display="true" table:show-details="true"/>
                <table:data-pilot-member table:name="78641" table:display="true" table:show-details="true"/>
                <table:data-pilot-member table:name="78669" table:display="true" table:show-details="true"/>
                <table:data-pilot-member table:name="78677" table:display="true" table:show-details="true"/>
                <table:data-pilot-member table:name="78681" table:display="true" table:show-details="true"/>
                <table:data-pilot-member table:name="78686" table:display="true" table:show-details="true"/>
                <table:data-pilot-member table:name="78688" table:display="true" table:show-details="true"/>
                <table:data-pilot-member table:name="78694" table:display="true" table:show-details="true"/>
                <table:data-pilot-member table:name="78702" table:display="true" table:show-details="true"/>
                <table:data-pilot-member table:name="78717" table:display="true" table:show-details="true"/>
                <table:data-pilot-member table:name="78731" table:display="true" table:show-details="true"/>
                <table:data-pilot-member table:name="78748" table:display="true" table:show-details="true"/>
                <table:data-pilot-member table:name="78749" table:display="true" table:show-details="true"/>
                <table:data-pilot-member table:name="78767" table:display="true" table:show-details="true"/>
                <table:data-pilot-member table:name="78770" table:display="true" table:show-details="true"/>
                <table:data-pilot-member table:name="78773" table:display="true" table:show-details="true"/>
                <table:data-pilot-member table:name="78781" table:display="true" table:show-details="true"/>
                <table:data-pilot-member table:name="78785" table:display="true" table:show-details="true"/>
                <table:data-pilot-member table:name="78787" table:display="true" table:show-details="true"/>
                <table:data-pilot-member table:name="78801" table:display="true" table:show-details="true"/>
                <table:data-pilot-member table:name="78807" table:display="true" table:show-details="true"/>
                <table:data-pilot-member table:name="78809" table:display="true" table:show-details="true"/>
                <table:data-pilot-member table:name="78810" table:display="true" table:show-details="true"/>
                <table:data-pilot-member table:name="78814" table:display="true" table:show-details="true"/>
                <table:data-pilot-member table:name="78821" table:display="true" table:show-details="true"/>
                <table:data-pilot-member table:name="78838" table:display="true" table:show-details="true"/>
                <table:data-pilot-member table:name="78839" table:display="true" table:show-details="true"/>
                <table:data-pilot-member table:name="78842" table:display="true" table:show-details="true"/>
                <table:data-pilot-member table:name="78856" table:display="true" table:show-details="true"/>
                <table:data-pilot-member table:name="78860" table:display="true" table:show-details="true"/>
                <table:data-pilot-member table:name="78865" table:display="true" table:show-details="true"/>
                <table:data-pilot-member table:name="78871" table:display="true" table:show-details="true"/>
                <table:data-pilot-member table:name="78872" table:display="true" table:show-details="true"/>
                <table:data-pilot-member table:name="78877" table:display="true" table:show-details="true"/>
                <table:data-pilot-member table:name="78887" table:display="true" table:show-details="true"/>
                <table:data-pilot-member table:name="78908" table:display="true" table:show-details="true"/>
                <table:data-pilot-member table:name="78909" table:display="true" table:show-details="true"/>
                <table:data-pilot-member table:name="78923" table:display="true" table:show-details="true"/>
                <table:data-pilot-member table:name="78925" table:display="true" table:show-details="true"/>
                <table:data-pilot-member table:name="78937" table:display="true" table:show-details="true"/>
                <table:data-pilot-member table:name="78957" table:display="true" table:show-details="true"/>
                <table:data-pilot-member table:name="78962" table:display="true" table:show-details="true"/>
                <table:data-pilot-member table:name="78971" table:display="true" table:show-details="true"/>
                <table:data-pilot-member table:name="78972" table:display="true" table:show-details="true"/>
                <table:data-pilot-member table:name="78974" table:display="true" table:show-details="true"/>
                <table:data-pilot-member table:name="78989" table:display="true" table:show-details="true"/>
                <table:data-pilot-member table:name="79027" table:display="true" table:show-details="true"/>
                <table:data-pilot-member table:name="79039" table:display="true" table:show-details="true"/>
                <table:data-pilot-member table:name="79044" table:display="true" table:show-details="true"/>
                <table:data-pilot-member table:name="79058" table:display="true" table:show-details="true"/>
                <table:data-pilot-member table:name="79077" table:display="true" table:show-details="true"/>
                <table:data-pilot-member table:name="79082" table:display="true" table:show-details="true"/>
                <table:data-pilot-member table:name="79088" table:display="true" table:show-details="true"/>
                <table:data-pilot-member table:name="79112" table:display="true" table:show-details="true"/>
                <table:data-pilot-member table:name="79114" table:display="true" table:show-details="true"/>
                <table:data-pilot-member table:name="79127" table:display="true" table:show-details="true"/>
                <table:data-pilot-member table:name="79136" table:display="true" table:show-details="true"/>
                <table:data-pilot-member table:name="79140" table:display="true" table:show-details="true"/>
                <table:data-pilot-member table:name="79169" table:display="true" table:show-details="true"/>
                <table:data-pilot-member table:name="79179" table:display="true" table:show-details="true"/>
                <table:data-pilot-member table:name="79180" table:display="true" table:show-details="true"/>
                <table:data-pilot-member table:name="79187" table:display="true" table:show-details="true"/>
                <table:data-pilot-member table:name="79188" table:display="true" table:show-details="true"/>
                <table:data-pilot-member table:name="79193" table:display="true" table:show-details="true"/>
                <table:data-pilot-member table:name="79216" table:display="true" table:show-details="true"/>
                <table:data-pilot-member table:name="79218" table:display="true" table:show-details="true"/>
                <table:data-pilot-member table:name="79237" table:display="true" table:show-details="true"/>
                <table:data-pilot-member table:name="79252" table:display="true" table:show-details="true"/>
                <table:data-pilot-member table:name="79272" table:display="true" table:show-details="true"/>
                <table:data-pilot-member table:name="79273" table:display="true" table:show-details="true"/>
                <table:data-pilot-member table:name="79276" table:display="true" table:show-details="true"/>
                <table:data-pilot-member table:name="79278" table:display="true" table:show-details="true"/>
                <table:data-pilot-member table:name="79296" table:display="true" table:show-details="true"/>
                <table:data-pilot-member table:name="79303" table:display="true" table:show-details="true"/>
                <table:data-pilot-member table:name="79355" table:display="true" table:show-details="true"/>
                <table:data-pilot-member table:name="79358" table:display="true" table:show-details="true"/>
                <table:data-pilot-member table:name="79359" table:display="true" table:show-details="true"/>
                <table:data-pilot-member table:name="79362" table:display="true" table:show-details="true"/>
                <table:data-pilot-member table:name="79372" table:display="true" table:show-details="true"/>
                <table:data-pilot-member table:name="79378" table:display="true" table:show-details="true"/>
                <table:data-pilot-member table:name="79389" table:display="true" table:show-details="true"/>
                <table:data-pilot-member table:name="79416" table:display="true" table:show-details="true"/>
                <table:data-pilot-member table:name="79426" table:display="true" table:show-details="true"/>
                <table:data-pilot-member table:name="79443" table:display="true" table:show-details="true"/>
                <table:data-pilot-member table:name="79453" table:display="true" table:show-details="true"/>
                <table:data-pilot-member table:name="79478" table:display="true" table:show-details="true"/>
                <table:data-pilot-member table:name="79485" table:display="true" table:show-details="true"/>
                <table:data-pilot-member table:name="79487" table:display="true" table:show-details="true"/>
                <table:data-pilot-member table:name="79491" table:display="true" table:show-details="true"/>
                <table:data-pilot-member table:name="79500" table:display="true" table:show-details="true"/>
                <table:data-pilot-member table:name="79504" table:display="true" table:show-details="true"/>
                <table:data-pilot-member table:name="79523" table:display="true" table:show-details="true"/>
                <table:data-pilot-member table:name="79534" table:display="true" table:show-details="true"/>
                <table:data-pilot-member table:name="79537" table:display="true" table:show-details="true"/>
                <table:data-pilot-member table:name="79539" table:display="true" table:show-details="true"/>
                <table:data-pilot-member table:name="79548" table:display="true" table:show-details="true"/>
                <table:data-pilot-member table:name="79559" table:display="true" table:show-details="true"/>
                <table:data-pilot-member table:name="79564" table:display="true" table:show-details="true"/>
                <table:data-pilot-member table:name="79589" table:display="true" table:show-details="true"/>
                <table:data-pilot-member table:name="79595" table:display="true" table:show-details="true"/>
                <table:data-pilot-member table:name="79600" table:display="true" table:show-details="true"/>
                <table:data-pilot-member table:name="79663" table:display="true" table:show-details="true"/>
                <table:data-pilot-member table:name="79677" table:display="true" table:show-details="true"/>
                <table:data-pilot-member table:name="79686" table:display="true" table:show-details="true"/>
                <table:data-pilot-member table:name="79705" table:display="true" table:show-details="true"/>
                <table:data-pilot-member table:name="79722" table:display="true" table:show-details="true"/>
                <table:data-pilot-member table:name="79738" table:display="true" table:show-details="true"/>
                <table:data-pilot-member table:name="79743" table:display="true" table:show-details="true"/>
                <table:data-pilot-member table:name="79762" table:display="true" table:show-details="true"/>
                <table:data-pilot-member table:name="79775" table:display="true" table:show-details="true"/>
                <table:data-pilot-member table:name="79787" table:display="true" table:show-details="true"/>
                <table:data-pilot-member table:name="79790" table:display="true" table:show-details="true"/>
                <table:data-pilot-member table:name="79801" table:display="true" table:show-details="true"/>
                <table:data-pilot-member table:name="79805" table:display="true" table:show-details="true"/>
                <table:data-pilot-member table:name="79814" table:display="true" table:show-details="true"/>
                <table:data-pilot-member table:name="79817" table:display="true" table:show-details="true"/>
                <table:data-pilot-member table:name="79835" table:display="true" table:show-details="true"/>
                <table:data-pilot-member table:name="79837" table:display="true" table:show-details="true"/>
                <table:data-pilot-member table:name="79847" table:display="true" table:show-details="true"/>
                <table:data-pilot-member table:name="79850" table:display="true" table:show-details="true"/>
                <table:data-pilot-member table:name="79852" table:display="true" table:show-details="true"/>
                <table:data-pilot-member table:name="79860" table:display="true" table:show-details="true"/>
                <table:data-pilot-member table:name="79890" table:display="true" table:show-details="true"/>
                <table:data-pilot-member table:name="79899" table:display="true" table:show-details="true"/>
                <table:data-pilot-member table:name="79918" table:display="true" table:show-details="true"/>
                <table:data-pilot-member table:name="79924" table:display="true" table:show-details="true"/>
                <table:data-pilot-member table:name="79927" table:display="true" table:show-details="true"/>
                <table:data-pilot-member table:name="79934" table:display="true" table:show-details="true"/>
                <table:data-pilot-member table:name="79938" table:display="true" table:show-details="true"/>
                <table:data-pilot-member table:name="79939" table:display="true" table:show-details="true"/>
                <table:data-pilot-member table:name="79947" table:display="true" table:show-details="true"/>
                <table:data-pilot-member table:name="79957" table:display="true" table:show-details="true"/>
                <table:data-pilot-member table:name="79967" table:display="true" table:show-details="true"/>
                <table:data-pilot-member table:name="79971" table:display="true" table:show-details="true"/>
                <table:data-pilot-member table:name="79972" table:display="true" table:show-details="true"/>
                <table:data-pilot-member table:name="79976" table:display="true" table:show-details="true"/>
                <table:data-pilot-member table:name="79998" table:display="true" table:show-details="true"/>
                <table:data-pilot-member table:name="80021" table:display="true" table:show-details="true"/>
                <table:data-pilot-member table:name="80035" table:display="true" table:show-details="true"/>
                <table:data-pilot-member table:name="80037" table:display="true" table:show-details="true"/>
                <table:data-pilot-member table:name="80056" table:display="true" table:show-details="true"/>
                <table:data-pilot-member table:name="80058" table:display="true" table:show-details="true"/>
                <table:data-pilot-member table:name="80062" table:display="true" table:show-details="true"/>
                <table:data-pilot-member table:name="80132" table:display="true" table:show-details="true"/>
                <table:data-pilot-member table:name="80133" table:display="true" table:show-details="true"/>
                <table:data-pilot-member table:name="80141" table:display="true" table:show-details="true"/>
                <table:data-pilot-member table:name="80185" table:display="true" table:show-details="true"/>
                <table:data-pilot-member table:name="80208" table:display="true" table:show-details="true"/>
                <table:data-pilot-member table:name="80211" table:display="true" table:show-details="true"/>
                <table:data-pilot-member table:name="80219" table:display="true" table:show-details="true"/>
                <table:data-pilot-member table:name="80222" table:display="true" table:show-details="true"/>
                <table:data-pilot-member table:name="80223" table:display="true" table:show-details="true"/>
                <table:data-pilot-member table:name="80240" table:display="true" table:show-details="true"/>
                <table:data-pilot-member table:name="80245" table:display="true" table:show-details="true"/>
                <table:data-pilot-member table:name="80248" table:display="true" table:show-details="true"/>
                <table:data-pilot-member table:name="80249" table:display="true" table:show-details="true"/>
                <table:data-pilot-member table:name="80256" table:display="true" table:show-details="true"/>
                <table:data-pilot-member table:name="80264" table:display="true" table:show-details="true"/>
                <table:data-pilot-member table:name="80271" table:display="true" table:show-details="true"/>
                <table:data-pilot-member table:name="80273" table:display="true" table:show-details="true"/>
                <table:data-pilot-member table:name="80289" table:display="true" table:show-details="true"/>
                <table:data-pilot-member table:name="80292" table:display="true" table:show-details="true"/>
                <table:data-pilot-member table:name="80300" table:display="true" table:show-details="true"/>
                <table:data-pilot-member table:name="80301" table:display="true" table:show-details="true"/>
                <table:data-pilot-member table:name="80309" table:display="true" table:show-details="true"/>
                <table:data-pilot-member table:name="80314" table:display="true" table:show-details="true"/>
                <table:data-pilot-member table:name="80320" table:display="true" table:show-details="true"/>
                <table:data-pilot-member table:name="80324" table:display="true" table:show-details="true"/>
                <table:data-pilot-member table:name="80341" table:display="true" table:show-details="true"/>
                <table:data-pilot-member table:name="80348" table:display="true" table:show-details="true"/>
                <table:data-pilot-member table:name="80349" table:display="true" table:show-details="true"/>
                <table:data-pilot-member table:name="80350" table:display="true" table:show-details="true"/>
                <table:data-pilot-member table:name="80351" table:display="true" table:show-details="true"/>
                <table:data-pilot-member table:name="80362" table:display="true" table:show-details="true"/>
                <table:data-pilot-member table:name="80364" table:display="true" table:show-details="true"/>
                <table:data-pilot-member table:name="80388" table:display="true" table:show-details="true"/>
                <table:data-pilot-member table:name="80392" table:display="true" table:show-details="true"/>
                <table:data-pilot-member table:name="80411" table:display="true" table:show-details="true"/>
                <table:data-pilot-member table:name="80423" table:display="true" table:show-details="true"/>
                <table:data-pilot-member table:name="80425" table:display="true" table:show-details="true"/>
                <table:data-pilot-member table:name="80428" table:display="true" table:show-details="true"/>
                <table:data-pilot-member table:name="80468" table:display="true" table:show-details="true"/>
                <table:data-pilot-member table:name="80474" table:display="true" table:show-details="true"/>
                <table:data-pilot-member table:name="80481" table:display="true" table:show-details="true"/>
                <table:data-pilot-member table:name="80487" table:display="true" table:show-details="true"/>
                <table:data-pilot-member table:name="80510" table:display="true" table:show-details="true"/>
                <table:data-pilot-member table:name="80512" table:display="true" table:show-details="true"/>
                <table:data-pilot-member table:name="80530" table:display="true" table:show-details="true"/>
                <table:data-pilot-member table:name="80556" table:display="true" table:show-details="true"/>
                <table:data-pilot-member table:name="80564" table:display="true" table:show-details="true"/>
                <table:data-pilot-member table:name="80565" table:display="true" table:show-details="true"/>
                <table:data-pilot-member table:name="80569" table:display="true" table:show-details="true"/>
                <table:data-pilot-member table:name="80577" table:display="true" table:show-details="true"/>
                <table:data-pilot-member table:name="80594" table:display="true" table:show-details="true"/>
                <table:data-pilot-member table:name="80596" table:display="true" table:show-details="true"/>
                <table:data-pilot-member table:name="80599" table:display="true" table:show-details="true"/>
                <table:data-pilot-member table:name="80615" table:display="true" table:show-details="true"/>
                <table:data-pilot-member table:name="80623" table:display="true" table:show-details="true"/>
                <table:data-pilot-member table:name="80627" table:display="true" table:show-details="true"/>
                <table:data-pilot-member table:name="80640" table:display="true" table:show-details="true"/>
                <table:data-pilot-member table:name="80641" table:display="true" table:show-details="true"/>
                <table:data-pilot-member table:name="80643" table:display="true" table:show-details="true"/>
                <table:data-pilot-member table:name="80657" table:display="true" table:show-details="true"/>
                <table:data-pilot-member table:name="80676" table:display="true" table:show-details="true"/>
                <table:data-pilot-member table:name="80678" table:display="true" table:show-details="true"/>
                <table:data-pilot-member table:name="80682" table:display="true" table:show-details="true"/>
                <table:data-pilot-member table:name="80713" table:display="true" table:show-details="true"/>
                <table:data-pilot-member table:name="80730" table:display="true" table:show-details="true"/>
                <table:data-pilot-member table:name="80755" table:display="true" table:show-details="true"/>
                <table:data-pilot-member table:name="80766" table:display="true" table:show-details="true"/>
                <table:data-pilot-member table:name="80780" table:display="true" table:show-details="true"/>
                <table:data-pilot-member table:name="80790" table:display="true" table:show-details="true"/>
                <table:data-pilot-member table:name="80792" table:display="true" table:show-details="true"/>
                <table:data-pilot-member table:name="80793" table:display="true" table:show-details="true"/>
                <table:data-pilot-member table:name="80794" table:display="true" table:show-details="true"/>
                <table:data-pilot-member table:name="80795" table:display="true" table:show-details="true"/>
                <table:data-pilot-member table:name="80800" table:display="true" table:show-details="true"/>
                <table:data-pilot-member table:name="80802" table:display="true" table:show-details="true"/>
                <table:data-pilot-member table:name="80805" table:display="true" table:show-details="true"/>
                <table:data-pilot-member table:name="80807" table:display="true" table:show-details="true"/>
                <table:data-pilot-member table:name="80817" table:display="true" table:show-details="true"/>
                <table:data-pilot-member table:name="80822" table:display="true" table:show-details="true"/>
                <table:data-pilot-member table:name="80832" table:display="true" table:show-details="true"/>
                <table:data-pilot-member table:name="80840" table:display="true" table:show-details="true"/>
                <table:data-pilot-member table:name="80850" table:display="true" table:show-details="true"/>
                <table:data-pilot-member table:name="80852" table:display="true" table:show-details="true"/>
                <table:data-pilot-member table:name="80869" table:display="true" table:show-details="true"/>
                <table:data-pilot-member table:name="80878" table:display="true" table:show-details="true"/>
                <table:data-pilot-member table:name="80884" table:display="true" table:show-details="true"/>
                <table:data-pilot-member table:name="80892" table:display="true" table:show-details="true"/>
                <table:data-pilot-member table:name="80894" table:display="true" table:show-details="true"/>
                <table:data-pilot-member table:name="80906" table:display="true" table:show-details="true"/>
                <table:data-pilot-member table:name="80915" table:display="true" table:show-details="true"/>
                <table:data-pilot-member table:name="80929" table:display="true" table:show-details="true"/>
                <table:data-pilot-member table:name="80940" table:display="true" table:show-details="true"/>
                <table:data-pilot-member table:name="80942" table:display="true" table:show-details="true"/>
                <table:data-pilot-member table:name="80947" table:display="true" table:show-details="true"/>
                <table:data-pilot-member table:name="80951" table:display="true" table:show-details="true"/>
                <table:data-pilot-member table:name="80952" table:display="true" table:show-details="true"/>
                <table:data-pilot-member table:name="80963" table:display="true" table:show-details="true"/>
                <table:data-pilot-member table:name="80966" table:display="true" table:show-details="true"/>
                <table:data-pilot-member table:name="80967" table:display="true" table:show-details="true"/>
                <table:data-pilot-member table:name="80978" table:display="true" table:show-details="true"/>
                <table:data-pilot-member table:name="80985" table:display="true" table:show-details="true"/>
                <table:data-pilot-member table:name="80988" table:display="true" table:show-details="true"/>
                <table:data-pilot-member table:name="80992" table:display="true" table:show-details="true"/>
                <table:data-pilot-member table:name="81005" table:display="true" table:show-details="true"/>
                <table:data-pilot-member table:name="81010" table:display="true" table:show-details="true"/>
                <table:data-pilot-member table:name="81012" table:display="true" table:show-details="true"/>
                <table:data-pilot-member table:name="81019" table:display="true" table:show-details="true"/>
                <table:data-pilot-member table:name="81026" table:display="true" table:show-details="true"/>
                <table:data-pilot-member table:name="81033" table:display="true" table:show-details="true"/>
                <table:data-pilot-member table:name="81045" table:display="true" table:show-details="true"/>
                <table:data-pilot-member table:name="81047" table:display="true" table:show-details="true"/>
                <table:data-pilot-member table:name="81065" table:display="true" table:show-details="true"/>
                <table:data-pilot-member table:name="81087" table:display="true" table:show-details="true"/>
                <table:data-pilot-member table:name="81094" table:display="true" table:show-details="true"/>
                <table:data-pilot-member table:name="81095" table:display="true" table:show-details="true"/>
                <table:data-pilot-member table:name="81105" table:display="true" table:show-details="true"/>
                <table:data-pilot-member table:name="81109" table:display="true" table:show-details="true"/>
                <table:data-pilot-member table:name="81134" table:display="true" table:show-details="true"/>
                <table:data-pilot-member table:name="81135" table:display="true" table:show-details="true"/>
                <table:data-pilot-member table:name="81136" table:display="true" table:show-details="true"/>
                <table:data-pilot-member table:name="81143" table:display="true" table:show-details="true"/>
                <table:data-pilot-member table:name="81161" table:display="true" table:show-details="true"/>
                <table:data-pilot-member table:name="81189" table:display="true" table:show-details="true"/>
                <table:data-pilot-member table:name="81194" table:display="true" table:show-details="true"/>
                <table:data-pilot-member table:name="81196" table:display="true" table:show-details="true"/>
                <table:data-pilot-member table:name="81203" table:display="true" table:show-details="true"/>
                <table:data-pilot-member table:name="81207" table:display="true" table:show-details="true"/>
                <table:data-pilot-member table:name="81211" table:display="true" table:show-details="true"/>
                <table:data-pilot-member table:name="81217" table:display="true" table:show-details="true"/>
                <table:data-pilot-member table:name="81220" table:display="true" table:show-details="true"/>
                <table:data-pilot-member table:name="81223" table:display="true" table:show-details="true"/>
                <table:data-pilot-member table:name="81227" table:display="true" table:show-details="true"/>
                <table:data-pilot-member table:name="81228" table:display="true" table:show-details="true"/>
                <table:data-pilot-member table:name="81256" table:display="true" table:show-details="true"/>
                <table:data-pilot-member table:name="81257" table:display="true" table:show-details="true"/>
                <table:data-pilot-member table:name="81271" table:display="true" table:show-details="true"/>
                <table:data-pilot-member table:name="81273" table:display="true" table:show-details="true"/>
                <table:data-pilot-member table:name="81276" table:display="true" table:show-details="true"/>
                <table:data-pilot-member table:name="81279" table:display="true" table:show-details="true"/>
                <table:data-pilot-member table:name="81306" table:display="true" table:show-details="true"/>
                <table:data-pilot-member table:name="81311" table:display="true" table:show-details="true"/>
                <table:data-pilot-member table:name="81353" table:display="true" table:show-details="true"/>
                <table:data-pilot-member table:name="81355" table:display="true" table:show-details="true"/>
                <table:data-pilot-member table:name="81358" table:display="true" table:show-details="true"/>
                <table:data-pilot-member table:name="81359" table:display="true" table:show-details="true"/>
                <table:data-pilot-member table:name="81365" table:display="true" table:show-details="true"/>
                <table:data-pilot-member table:name="81386" table:display="true" table:show-details="true"/>
                <table:data-pilot-member table:name="81392" table:display="true" table:show-details="true"/>
                <table:data-pilot-member table:name="81400" table:display="true" table:show-details="true"/>
                <table:data-pilot-member table:name="81411" table:display="true" table:show-details="true"/>
                <table:data-pilot-member table:name="81424" table:display="true" table:show-details="true"/>
                <table:data-pilot-member table:name="81426" table:display="true" table:show-details="true"/>
                <table:data-pilot-member table:name="81444" table:display="true" table:show-details="true"/>
                <table:data-pilot-member table:name="81446" table:display="true" table:show-details="true"/>
                <table:data-pilot-member table:name="81451" table:display="true" table:show-details="true"/>
                <table:data-pilot-member table:name="81461" table:display="true" table:show-details="true"/>
                <table:data-pilot-member table:name="81469" table:display="true" table:show-details="true"/>
                <table:data-pilot-member table:name="81475" table:display="true" table:show-details="true"/>
                <table:data-pilot-member table:name="81498" table:display="true" table:show-details="true"/>
                <table:data-pilot-member table:name="81517" table:display="true" table:show-details="true"/>
                <table:data-pilot-member table:name="81525" table:display="true" table:show-details="true"/>
                <table:data-pilot-member table:name="81528" table:display="true" table:show-details="true"/>
                <table:data-pilot-member table:name="81560" table:display="true" table:show-details="true"/>
                <table:data-pilot-member table:name="81565" table:display="true" table:show-details="true"/>
                <table:data-pilot-member table:name="81577" table:display="true" table:show-details="true"/>
                <table:data-pilot-member table:name="81581" table:display="true" table:show-details="true"/>
                <table:data-pilot-member table:name="81583" table:display="true" table:show-details="true"/>
                <table:data-pilot-member table:name="81586" table:display="true" table:show-details="true"/>
                <table:data-pilot-member table:name="81593" table:display="true" table:show-details="true"/>
                <table:data-pilot-member table:name="81606" table:display="true" table:show-details="true"/>
                <table:data-pilot-member table:name="81621" table:display="true" table:show-details="true"/>
                <table:data-pilot-member table:name="81622" table:display="true" table:show-details="true"/>
                <table:data-pilot-member table:name="81653" table:display="true" table:show-details="true"/>
                <table:data-pilot-member table:name="81663" table:display="true" table:show-details="true"/>
                <table:data-pilot-member table:name="81667" table:display="true" table:show-details="true"/>
                <table:data-pilot-member table:name="81669" table:display="true" table:show-details="true"/>
                <table:data-pilot-member table:name="81672" table:display="true" table:show-details="true"/>
                <table:data-pilot-member table:name="81680" table:display="true" table:show-details="true"/>
                <table:data-pilot-member table:name="81708" table:display="true" table:show-details="true"/>
                <table:data-pilot-member table:name="81709" table:display="true" table:show-details="true"/>
                <table:data-pilot-member table:name="81712" table:display="true" table:show-details="true"/>
                <table:data-pilot-member table:name="81719" table:display="true" table:show-details="true"/>
                <table:data-pilot-member table:name="81724" table:display="true" table:show-details="true"/>
                <table:data-pilot-member table:name="81732" table:display="true" table:show-details="true"/>
                <table:data-pilot-member table:name="81743" table:display="true" table:show-details="true"/>
                <table:data-pilot-member table:name="81775" table:display="true" table:show-details="true"/>
                <table:data-pilot-member table:name="81788" table:display="true" table:show-details="true"/>
                <table:data-pilot-member table:name="81796" table:display="true" table:show-details="true"/>
                <table:data-pilot-member table:name="81837" table:display="true" table:show-details="true"/>
                <table:data-pilot-member table:name="81855" table:display="true" table:show-details="true"/>
                <table:data-pilot-member table:name="81862" table:display="true" table:show-details="true"/>
                <table:data-pilot-member table:name="81871" table:display="true" table:show-details="true"/>
                <table:data-pilot-member table:name="81873" table:display="true" table:show-details="true"/>
                <table:data-pilot-member table:name="81883" table:display="true" table:show-details="true"/>
                <table:data-pilot-member table:name="81885" table:display="true" table:show-details="true"/>
                <table:data-pilot-member table:name="81903" table:display="true" table:show-details="true"/>
                <table:data-pilot-member table:name="81908" table:display="true" table:show-details="true"/>
                <table:data-pilot-member table:name="81918" table:display="true" table:show-details="true"/>
                <table:data-pilot-member table:name="81919" table:display="true" table:show-details="true"/>
                <table:data-pilot-member table:name="81935" table:display="true" table:show-details="true"/>
                <table:data-pilot-member table:name="81937" table:display="true" table:show-details="true"/>
                <table:data-pilot-member table:name="81939" table:display="true" table:show-details="true"/>
                <table:data-pilot-member table:name="81947" table:display="true" table:show-details="true"/>
                <table:data-pilot-member table:name="81967" table:display="true" table:show-details="true"/>
                <table:data-pilot-member table:name="81968" table:display="true" table:show-details="true"/>
                <table:data-pilot-member table:name="81970" table:display="true" table:show-details="true"/>
                <table:data-pilot-member table:name="81972" table:display="true" table:show-details="true"/>
                <table:data-pilot-member table:name="81977" table:display="true" table:show-details="true"/>
                <table:data-pilot-member table:name="81996" table:display="true" table:show-details="true"/>
                <table:data-pilot-member table:name="82012" table:display="true" table:show-details="true"/>
                <table:data-pilot-member table:name="82018" table:display="true" table:show-details="true"/>
                <table:data-pilot-member table:name="82019" table:display="true" table:show-details="true"/>
                <table:data-pilot-member table:name="82055" table:display="true" table:show-details="true"/>
                <table:data-pilot-member table:name="82061" table:display="true" table:show-details="true"/>
                <table:data-pilot-member table:name="82063" table:display="true" table:show-details="true"/>
                <table:data-pilot-member table:name="82069" table:display="true" table:show-details="true"/>
                <table:data-pilot-member table:name="82070" table:display="true" table:show-details="true"/>
                <table:data-pilot-member table:name="82087" table:display="true" table:show-details="true"/>
                <table:data-pilot-member table:name="82093" table:display="true" table:show-details="true"/>
                <table:data-pilot-member table:name="82098" table:display="true" table:show-details="true"/>
                <table:data-pilot-member table:name="82115" table:display="true" table:show-details="true"/>
                <table:data-pilot-member table:name="82116" table:display="true" table:show-details="true"/>
                <table:data-pilot-member table:name="82122" table:display="true" table:show-details="true"/>
                <table:data-pilot-member table:name="82149" table:display="true" table:show-details="true"/>
                <table:data-pilot-member table:name="82156" table:display="true" table:show-details="true"/>
                <table:data-pilot-member table:name="82165" table:display="true" table:show-details="true"/>
                <table:data-pilot-member table:name="82173" table:display="true" table:show-details="true"/>
                <table:data-pilot-member table:name="82184" table:display="true" table:show-details="true"/>
                <table:data-pilot-member table:name="82190" table:display="true" table:show-details="true"/>
                <table:data-pilot-member table:name="82210" table:display="true" table:show-details="true"/>
                <table:data-pilot-member table:name="82215" table:display="true" table:show-details="true"/>
                <table:data-pilot-member table:name="82220" table:display="true" table:show-details="true"/>
                <table:data-pilot-member table:name="82230" table:display="true" table:show-details="true"/>
                <table:data-pilot-member table:name="82248" table:display="true" table:show-details="true"/>
                <table:data-pilot-member table:name="82251" table:display="true" table:show-details="true"/>
                <table:data-pilot-member table:name="82253" table:display="true" table:show-details="true"/>
                <table:data-pilot-member table:name="82259" table:display="true" table:show-details="true"/>
                <table:data-pilot-member table:name="82274" table:display="true" table:show-details="true"/>
                <table:data-pilot-member table:name="82275" table:display="true" table:show-details="true"/>
                <table:data-pilot-member table:name="82282" table:display="true" table:show-details="true"/>
                <table:data-pilot-member table:name="82302" table:display="true" table:show-details="true"/>
                <table:data-pilot-member table:name="82315" table:display="true" table:show-details="true"/>
                <table:data-pilot-member table:name="82334" table:display="true" table:show-details="true"/>
                <table:data-pilot-member table:name="82346" table:display="true" table:show-details="true"/>
                <table:data-pilot-member table:name="82388" table:display="true" table:show-details="true"/>
                <table:data-pilot-member table:name="82405" table:display="true" table:show-details="true"/>
                <table:data-pilot-member table:name="82411" table:display="true" table:show-details="true"/>
                <table:data-pilot-member table:name="82415" table:display="true" table:show-details="true"/>
                <table:data-pilot-member table:name="82416" table:display="true" table:show-details="true"/>
                <table:data-pilot-member table:name="82419" table:display="true" table:show-details="true"/>
                <table:data-pilot-member table:name="82429" table:display="true" table:show-details="true"/>
                <table:data-pilot-member table:name="82448" table:display="true" table:show-details="true"/>
                <table:data-pilot-member table:name="82458" table:display="true" table:show-details="true"/>
                <table:data-pilot-member table:name="82461" table:display="true" table:show-details="true"/>
                <table:data-pilot-member table:name="82466" table:display="true" table:show-details="true"/>
                <table:data-pilot-member table:name="82470" table:display="true" table:show-details="true"/>
                <table:data-pilot-member table:name="82473" table:display="true" table:show-details="true"/>
                <table:data-pilot-member table:name="82475" table:display="true" table:show-details="true"/>
                <table:data-pilot-member table:name="82481" table:display="true" table:show-details="true"/>
                <table:data-pilot-member table:name="82482" table:display="true" table:show-details="true"/>
                <table:data-pilot-member table:name="82507" table:display="true" table:show-details="true"/>
                <table:data-pilot-member table:name="82510" table:display="true" table:show-details="true"/>
                <table:data-pilot-member table:name="82522" table:display="true" table:show-details="true"/>
                <table:data-pilot-member table:name="82528" table:display="true" table:show-details="true"/>
                <table:data-pilot-member table:name="82542" table:display="true" table:show-details="true"/>
                <table:data-pilot-member table:name="82557" table:display="true" table:show-details="true"/>
                <table:data-pilot-member table:name="82582" table:display="true" table:show-details="true"/>
                <table:data-pilot-member table:name="82591" table:display="true" table:show-details="true"/>
                <table:data-pilot-member table:name="82595" table:display="true" table:show-details="true"/>
                <table:data-pilot-member table:name="82640" table:display="true" table:show-details="true"/>
                <table:data-pilot-member table:name="82646" table:display="true" table:show-details="true"/>
                <table:data-pilot-member table:name="82650" table:display="true" table:show-details="true"/>
                <table:data-pilot-member table:name="82673" table:display="true" table:show-details="true"/>
                <table:data-pilot-member table:name="82691" table:display="true" table:show-details="true"/>
                <table:data-pilot-member table:name="82695" table:display="true" table:show-details="true"/>
                <table:data-pilot-member table:name="82713" table:display="true" table:show-details="true"/>
                <table:data-pilot-member table:name="82719" table:display="true" table:show-details="true"/>
                <table:data-pilot-member table:name="82740" table:display="true" table:show-details="true"/>
                <table:data-pilot-member table:name="82743" table:display="true" table:show-details="true"/>
                <table:data-pilot-member table:name="82750" table:display="true" table:show-details="true"/>
                <table:data-pilot-member table:name="82770" table:display="true" table:show-details="true"/>
                <table:data-pilot-member table:name="82773" table:display="true" table:show-details="true"/>
                <table:data-pilot-member table:name="82780" table:display="true" table:show-details="true"/>
                <table:data-pilot-member table:name="82785" table:display="true" table:show-details="true"/>
                <table:data-pilot-member table:name="82807" table:display="true" table:show-details="true"/>
                <table:data-pilot-member table:name="82832" table:display="true" table:show-details="true"/>
                <table:data-pilot-member table:name="82833" table:display="true" table:show-details="true"/>
                <table:data-pilot-member table:name="82834" table:display="true" table:show-details="true"/>
                <table:data-pilot-member table:name="82837" table:display="true" table:show-details="true"/>
                <table:data-pilot-member table:name="82856" table:display="true" table:show-details="true"/>
                <table:data-pilot-member table:name="82861" table:display="true" table:show-details="true"/>
                <table:data-pilot-member table:name="82863" table:display="true" table:show-details="true"/>
                <table:data-pilot-member table:name="82879" table:display="true" table:show-details="true"/>
                <table:data-pilot-member table:name="82898" table:display="true" table:show-details="true"/>
                <table:data-pilot-member table:name="82907" table:display="true" table:show-details="true"/>
                <table:data-pilot-member table:name="82925" table:display="true" table:show-details="true"/>
                <table:data-pilot-member table:name="82938" table:display="true" table:show-details="true"/>
                <table:data-pilot-member table:name="82946" table:display="true" table:show-details="true"/>
                <table:data-pilot-member table:name="82968" table:display="true" table:show-details="true"/>
                <table:data-pilot-member table:name="82973" table:display="true" table:show-details="true"/>
                <table:data-pilot-member table:name="82985" table:display="true" table:show-details="true"/>
                <table:data-pilot-member table:name="82989" table:display="true" table:show-details="true"/>
                <table:data-pilot-member table:name="82996" table:display="true" table:show-details="true"/>
                <table:data-pilot-member table:name="83000" table:display="true" table:show-details="true"/>
                <table:data-pilot-member table:name="83004" table:display="true" table:show-details="true"/>
                <table:data-pilot-member table:name="83010" table:display="true" table:show-details="true"/>
                <table:data-pilot-member table:name="83033" table:display="true" table:show-details="true"/>
                <table:data-pilot-member table:name="83050" table:display="true" table:show-details="true"/>
                <table:data-pilot-member table:name="83080" table:display="true" table:show-details="true"/>
                <table:data-pilot-member table:name="83081" table:display="true" table:show-details="true"/>
                <table:data-pilot-member table:name="83111" table:display="true" table:show-details="true"/>
                <table:data-pilot-member table:name="83113" table:display="true" table:show-details="true"/>
                <table:data-pilot-member table:name="83120" table:display="true" table:show-details="true"/>
                <table:data-pilot-member table:name="83135" table:display="true" table:show-details="true"/>
                <table:data-pilot-member table:name="83136" table:display="true" table:show-details="true"/>
                <table:data-pilot-member table:name="83173" table:display="true" table:show-details="true"/>
                <table:data-pilot-member table:name="83182" table:display="true" table:show-details="true"/>
                <table:data-pilot-member table:name="83183" table:display="true" table:show-details="true"/>
                <table:data-pilot-member table:name="83186" table:display="true" table:show-details="true"/>
                <table:data-pilot-member table:name="83197" table:display="true" table:show-details="true"/>
                <table:data-pilot-member table:name="83199" table:display="true" table:show-details="true"/>
                <table:data-pilot-member table:name="83208" table:display="true" table:show-details="true"/>
                <table:data-pilot-member table:name="83215" table:display="true" table:show-details="true"/>
                <table:data-pilot-member table:name="83229" table:display="true" table:show-details="true"/>
                <table:data-pilot-member table:name="83231" table:display="true" table:show-details="true"/>
                <table:data-pilot-member table:name="83250" table:display="true" table:show-details="true"/>
                <table:data-pilot-member table:name="83310" table:display="true" table:show-details="true"/>
                <table:data-pilot-member table:name="83329" table:display="true" table:show-details="true"/>
                <table:data-pilot-member table:name="83332" table:display="true" table:show-details="true"/>
                <table:data-pilot-member table:name="83337" table:display="true" table:show-details="true"/>
                <table:data-pilot-member table:name="83342" table:display="true" table:show-details="true"/>
                <table:data-pilot-member table:name="83350" table:display="true" table:show-details="true"/>
                <table:data-pilot-member table:name="83359" table:display="true" table:show-details="true"/>
                <table:data-pilot-member table:name="83388" table:display="true" table:show-details="true"/>
                <table:data-pilot-member table:name="83396" table:display="true" table:show-details="true"/>
                <table:data-pilot-member table:name="83405" table:display="true" table:show-details="true"/>
                <table:data-pilot-member table:name="83407" table:display="true" table:show-details="true"/>
                <table:data-pilot-member table:name="83412" table:display="true" table:show-details="true"/>
                <table:data-pilot-member table:name="83432" table:display="true" table:show-details="true"/>
                <table:data-pilot-member table:name="83437" table:display="true" table:show-details="true"/>
                <table:data-pilot-member table:name="83440" table:display="true" table:show-details="true"/>
                <table:data-pilot-member table:name="83457" table:display="true" table:show-details="true"/>
                <table:data-pilot-member table:name="83490" table:display="true" table:show-details="true"/>
                <table:data-pilot-member table:name="83498" table:display="true" table:show-details="true"/>
                <table:data-pilot-member table:name="83503" table:display="true" table:show-details="true"/>
                <table:data-pilot-member table:name="83522" table:display="true" table:show-details="true"/>
                <table:data-pilot-member table:name="83530" table:display="true" table:show-details="true"/>
                <table:data-pilot-member table:name="83545" table:display="true" table:show-details="true"/>
                <table:data-pilot-member table:name="83547" table:display="true" table:show-details="true"/>
                <table:data-pilot-member table:name="83576" table:display="true" table:show-details="true"/>
                <table:data-pilot-member table:name="83578" table:display="true" table:show-details="true"/>
                <table:data-pilot-member table:name="83618" table:display="true" table:show-details="true"/>
                <table:data-pilot-member table:name="83624" table:display="true" table:show-details="true"/>
                <table:data-pilot-member table:name="83627" table:display="true" table:show-details="true"/>
                <table:data-pilot-member table:name="83630" table:display="true" table:show-details="true"/>
                <table:data-pilot-member table:name="83648" table:display="true" table:show-details="true"/>
                <table:data-pilot-member table:name="83678" table:display="true" table:show-details="true"/>
                <table:data-pilot-member table:name="83682" table:display="true" table:show-details="true"/>
                <table:data-pilot-member table:name="83697" table:display="true" table:show-details="true"/>
                <table:data-pilot-member table:name="83703" table:display="true" table:show-details="true"/>
                <table:data-pilot-member table:name="83732" table:display="true" table:show-details="true"/>
                <table:data-pilot-member table:name="83740" table:display="true" table:show-details="true"/>
                <table:data-pilot-member table:name="83762" table:display="true" table:show-details="true"/>
                <table:data-pilot-member table:name="83808" table:display="true" table:show-details="true"/>
                <table:data-pilot-member table:name="83810" table:display="true" table:show-details="true"/>
                <table:data-pilot-member table:name="83812" table:display="true" table:show-details="true"/>
                <table:data-pilot-member table:name="83815" table:display="true" table:show-details="true"/>
                <table:data-pilot-member table:name="83816" table:display="true" table:show-details="true"/>
                <table:data-pilot-member table:name="83820" table:display="true" table:show-details="true"/>
                <table:data-pilot-member table:name="83833" table:display="true" table:show-details="true"/>
                <table:data-pilot-member table:name="83853" table:display="true" table:show-details="true"/>
                <table:data-pilot-member table:name="83870" table:display="true" table:show-details="true"/>
                <table:data-pilot-member table:name="83877" table:display="true" table:show-details="true"/>
                <table:data-pilot-member table:name="83922" table:display="true" table:show-details="true"/>
                <table:data-pilot-member table:name="83930" table:display="true" table:show-details="true"/>
                <table:data-pilot-member table:name="83996" table:display="true" table:show-details="true"/>
                <table:data-pilot-member table:name="83999" table:display="true" table:show-details="true"/>
                <table:data-pilot-member table:name="84022" table:display="true" table:show-details="true"/>
                <table:data-pilot-member table:name="84038" table:display="true" table:show-details="true"/>
                <table:data-pilot-member table:name="84050" table:display="true" table:show-details="true"/>
                <table:data-pilot-member table:name="84057" table:display="true" table:show-details="true"/>
                <table:data-pilot-member table:name="84074" table:display="true" table:show-details="true"/>
                <table:data-pilot-member table:name="84081" table:display="true" table:show-details="true"/>
                <table:data-pilot-member table:name="84110" table:display="true" table:show-details="true"/>
                <table:data-pilot-member table:name="84128" table:display="true" table:show-details="true"/>
                <table:data-pilot-member table:name="84129" table:display="true" table:show-details="true"/>
                <table:data-pilot-member table:name="84130" table:display="true" table:show-details="true"/>
                <table:data-pilot-member table:name="84157" table:display="true" table:show-details="true"/>
                <table:data-pilot-member table:name="84161" table:display="true" table:show-details="true"/>
                <table:data-pilot-member table:name="84164" table:display="true" table:show-details="true"/>
                <table:data-pilot-member table:name="84193" table:display="true" table:show-details="true"/>
                <table:data-pilot-member table:name="84217" table:display="true" table:show-details="true"/>
                <table:data-pilot-member table:name="84234" table:display="true" table:show-details="true"/>
                <table:data-pilot-member table:name="84247" table:display="true" table:show-details="true"/>
                <table:data-pilot-member table:name="84249" table:display="true" table:show-details="true"/>
                <table:data-pilot-member table:name="84264" table:display="true" table:show-details="true"/>
                <table:data-pilot-member table:name="84266" table:display="true" table:show-details="true"/>
                <table:data-pilot-member table:name="84273" table:display="true" table:show-details="true"/>
                <table:data-pilot-member table:name="84282" table:display="true" table:show-details="true"/>
                <table:data-pilot-member table:name="84298" table:display="true" table:show-details="true"/>
                <table:data-pilot-member table:name="84339" table:display="true" table:show-details="true"/>
                <table:data-pilot-member table:name="84343" table:display="true" table:show-details="true"/>
                <table:data-pilot-member table:name="84372" table:display="true" table:show-details="true"/>
                <table:data-pilot-member table:name="84375" table:display="true" table:show-details="true"/>
                <table:data-pilot-member table:name="84376" table:display="true" table:show-details="true"/>
                <table:data-pilot-member table:name="84388" table:display="true" table:show-details="true"/>
                <table:data-pilot-member table:name="84423" table:display="true" table:show-details="true"/>
                <table:data-pilot-member table:name="84475" table:display="true" table:show-details="true"/>
                <table:data-pilot-member table:name="84500" table:display="true" table:show-details="true"/>
                <table:data-pilot-member table:name="84524" table:display="true" table:show-details="true"/>
                <table:data-pilot-member table:name="84549" table:display="true" table:show-details="true"/>
                <table:data-pilot-member table:name="84553" table:display="true" table:show-details="true"/>
                <table:data-pilot-member table:name="84580" table:display="true" table:show-details="true"/>
                <table:data-pilot-member table:name="84589" table:display="true" table:show-details="true"/>
                <table:data-pilot-member table:name="84605" table:display="true" table:show-details="true"/>
                <table:data-pilot-member table:name="84609" table:display="true" table:show-details="true"/>
                <table:data-pilot-member table:name="84641" table:display="true" table:show-details="true"/>
                <table:data-pilot-member table:name="84670" table:display="true" table:show-details="true"/>
                <table:data-pilot-member table:name="84691" table:display="true" table:show-details="true"/>
                <table:data-pilot-member table:name="84747" table:display="true" table:show-details="true"/>
                <table:data-pilot-member table:name="84752" table:display="true" table:show-details="true"/>
                <table:data-pilot-member table:name="84787" table:display="true" table:show-details="true"/>
                <table:data-pilot-member table:name="84797" table:display="true" table:show-details="true"/>
                <table:data-pilot-member table:name="84849" table:display="true" table:show-details="true"/>
                <table:data-pilot-member table:name="84858" table:display="true" table:show-details="true"/>
                <table:data-pilot-member table:name="84859" table:display="true" table:show-details="true"/>
                <table:data-pilot-member table:name="84905" table:display="true" table:show-details="true"/>
                <table:data-pilot-member table:name="84918" table:display="true" table:show-details="true"/>
                <table:data-pilot-member table:name="84952" table:display="true" table:show-details="true"/>
                <table:data-pilot-member table:name="84980" table:display="true" table:show-details="true"/>
                <table:data-pilot-member table:name="84990" table:display="true" table:show-details="true"/>
                <table:data-pilot-member table:name="84992" table:display="true" table:show-details="true"/>
                <table:data-pilot-member table:name="85022" table:display="true" table:show-details="true"/>
                <table:data-pilot-member table:name="85033" table:display="true" table:show-details="true"/>
                <table:data-pilot-member table:name="85045" table:display="true" table:show-details="true"/>
                <table:data-pilot-member table:name="85079" table:display="true" table:show-details="true"/>
                <table:data-pilot-member table:name="85147" table:display="true" table:show-details="true"/>
                <table:data-pilot-member table:name="85299" table:display="true" table:show-details="true"/>
                <table:data-pilot-member table:name="85323" table:display="true" table:show-details="true"/>
                <table:data-pilot-member table:name="85372" table:display="true" table:show-details="true"/>
                <table:data-pilot-member table:name="85379" table:display="true" table:show-details="true"/>
                <table:data-pilot-member table:name="85440" table:display="true" table:show-details="true"/>
                <table:data-pilot-member table:name="85450" table:display="true" table:show-details="true"/>
                <table:data-pilot-member table:name="85466" table:display="true" table:show-details="true"/>
                <table:data-pilot-member table:name="85499" table:display="true" table:show-details="true"/>
                <table:data-pilot-member table:name="85565" table:display="true" table:show-details="true"/>
                <table:data-pilot-member table:name="85567" table:display="true" table:show-details="true"/>
                <table:data-pilot-member table:name="85684" table:display="true" table:show-details="true"/>
                <table:data-pilot-member table:name="85731" table:display="true" table:show-details="true"/>
                <table:data-pilot-member table:name="85755" table:display="true" table:show-details="true"/>
                <table:data-pilot-member table:name="85775" table:display="true" table:show-details="true"/>
                <table:data-pilot-member table:name="85822" table:display="true" table:show-details="true"/>
                <table:data-pilot-member table:name="85882" table:display="true" table:show-details="true"/>
                <table:data-pilot-member table:name="85954" table:display="true" table:show-details="true"/>
                <table:data-pilot-member table:name="86008" table:display="true" table:show-details="true"/>
                <table:data-pilot-member table:name="86030" table:display="true" table:show-details="true"/>
                <table:data-pilot-member table:name="86050" table:display="true" table:show-details="true"/>
                <table:data-pilot-member table:name="86089" table:display="true" table:show-details="true"/>
                <table:data-pilot-member table:name="86211" table:display="true" table:show-details="true"/>
                <table:data-pilot-member table:name="86271" table:display="true" table:show-details="true"/>
                <table:data-pilot-member table:name="86352" table:display="true" table:show-details="true"/>
                <table:data-pilot-member table:name="86571" table:display="true" table:show-details="true"/>
                <table:data-pilot-member table:name="86612" table:display="true" table:show-details="true"/>
                <table:data-pilot-member table:name="86866" table:display="true" table:show-details="true"/>
                <table:data-pilot-member table:name="86868" table:display="true" table:show-details="true"/>
                <table:data-pilot-member table:name="872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ooo:display-name="Średnia – porównania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586" table:display="true" table:show-details="true"/>
                <table:data-pilot-member table:name="591" table:display="true" table:show-details="true"/>
                <table:data-pilot-member table:name="604" table:display="true" table:show-details="true"/>
                <table:data-pilot-member table:name="606" table:display="true" table:show-details="true"/>
                <table:data-pilot-member table:name="610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35" table:display="true" table:show-details="true"/>
                <table:data-pilot-member table:name="639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3" table:display="true" table:show-details="true"/>
                <table:data-pilot-member table:name="669" table:display="true" table:show-details="true"/>
                <table:data-pilot-member table:name="677" table:display="true" table:show-details="true"/>
                <table:data-pilot-member table:name="681" table:display="true" table:show-details="true"/>
                <table:data-pilot-member table:name="690" table:display="true" table:show-details="true"/>
                <table:data-pilot-member table:name="705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42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3" table:display="true" table:show-details="true"/>
                <table:data-pilot-member table:name="756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3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5" table:display="true" table:show-details="true"/>
                <table:data-pilot-member table:name="777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2" table:display="true" table:show-details="true"/>
                <table:data-pilot-member table:name="794" table:display="true" table:show-details="true"/>
                <table:data-pilot-member table:name="796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10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5" table:display="true" table:show-details="true"/>
                <table:data-pilot-member table:name="829" table:display="true" table:show-details="true"/>
                <table:data-pilot-member table:name="831" table:display="true" table:show-details="true"/>
                <table:data-pilot-member table:name="833" table:display="true" table:show-details="true"/>
                <table:data-pilot-member table:name="855" table:display="true" table:show-details="true"/>
                <table:data-pilot-member table:name="869" table:display="true" table:show-details="true"/>
                <table:data-pilot-member table:name="874" table:display="true" table:show-details="true"/>
                <table:data-pilot-member table:name="880" table:display="true" table:show-details="true"/>
                <table:data-pilot-member table:name="884" table:display="true" table:show-details="true"/>
                <table:data-pilot-member table:name="889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904" table:display="true" table:show-details="true"/>
                <table:data-pilot-member table:name="1183" table:display="true" table:show-details="true"/>
                <table:data-pilot-member table:name="1244" table:display="true" table:show-details="true"/>
                <table:data-pilot-member table:name="1273" table:display="true" table:show-details="true"/>
                <table:data-pilot-member table:name="1304" table:display="true" table:show-details="true"/>
                <table:data-pilot-member table:name="1332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90" table:display="true" table:show-details="true"/>
                <table:data-pilot-member table:name="1402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45" table:display="true" table:show-details="true"/>
                <table:data-pilot-member table:name="1452" table:display="true" table:show-details="true"/>
                <table:data-pilot-member table:name="1456" table:display="true" table:show-details="true"/>
                <table:data-pilot-member table:name="1470" table:display="true" table:show-details="true"/>
                <table:data-pilot-member table:name="1471" table:display="true" table:show-details="true"/>
                <table:data-pilot-member table:name="1497" table:display="true" table:show-details="true"/>
                <table:data-pilot-member table:name="1498" table:display="true" table:show-details="true"/>
                <table:data-pilot-member table:name="1502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6" table:display="true" table:show-details="true"/>
                <table:data-pilot-member table:name="1527" table:display="true" table:show-details="true"/>
                <table:data-pilot-member table:name="1533" table:display="true" table:show-details="true"/>
                <table:data-pilot-member table:name="1535" table:display="true" table:show-details="true"/>
                <table:data-pilot-member table:name="1540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51" table:display="true" table:show-details="true"/>
                <table:data-pilot-member table:name="1552" table:display="true" table:show-details="true"/>
                <table:data-pilot-member table:name="1556" table:display="true" table:show-details="true"/>
                <table:data-pilot-member table:name="1559" table:display="true" table:show-details="true"/>
                <table:data-pilot-member table:name="1566" table:display="true" table:show-details="true"/>
                <table:data-pilot-member table:name="1577" table:display="true" table:show-details="true"/>
                <table:data-pilot-member table:name="1580" table:display="true" table:show-details="true"/>
                <table:data-pilot-member table:name="1585" table:display="true" table:show-details="true"/>
                <table:data-pilot-member table:name="1587" table:display="true" table:show-details="true"/>
                <table:data-pilot-member table:name="1592" table:display="true" table:show-details="true"/>
                <table:data-pilot-member table:name="1594" table:display="true" table:show-details="true"/>
                <table:data-pilot-member table:name="1597" table:display="true" table:show-details="true"/>
                <table:data-pilot-member table:name="1605" table:display="true" table:show-details="true"/>
                <table:data-pilot-member table:name="1612" table:display="true" table:show-details="true"/>
                <table:data-pilot-member table:name="1616" table:display="true" table:show-details="true"/>
                <table:data-pilot-member table:name="1623" table:display="true" table:show-details="true"/>
                <table:data-pilot-member table:name="1624" table:display="true" table:show-details="true"/>
                <table:data-pilot-member table:name="1625" table:display="true" table:show-details="true"/>
                <table:data-pilot-member table:name="1631" table:display="true" table:show-details="true"/>
                <table:data-pilot-member table:name="1632" table:display="true" table:show-details="true"/>
                <table:data-pilot-member table:name="1639" table:display="true" table:show-details="true"/>
                <table:data-pilot-member table:name="1641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49" table:display="true" table:show-details="true"/>
                <table:data-pilot-member table:name="1653" table:display="true" table:show-details="true"/>
                <table:data-pilot-member table:name="1659" table:display="true" table:show-details="true"/>
                <table:data-pilot-member table:name="1664" table:display="true" table:show-details="true"/>
                <table:data-pilot-member table:name="1666" table:display="true" table:show-details="true"/>
                <table:data-pilot-member table:name="1669" table:display="true" table:show-details="true"/>
                <table:data-pilot-member table:name="1677" table:display="true" table:show-details="true"/>
                <table:data-pilot-member table:name="1679" table:display="true" table:show-details="true"/>
                <table:data-pilot-member table:name="1683" table:display="true" table:show-details="true"/>
                <table:data-pilot-member table:name="1686" table:display="true" table:show-details="true"/>
                <table:data-pilot-member table:name="1688" table:display="true" table:show-details="true"/>
                <table:data-pilot-member table:name="1690" table:display="true" table:show-details="true"/>
                <table:data-pilot-member table:name="1696" table:display="true" table:show-details="true"/>
                <table:data-pilot-member table:name="1699" table:display="true" table:show-details="true"/>
                <table:data-pilot-member table:name="1704" table:display="true" table:show-details="true"/>
                <table:data-pilot-member table:name="1707" table:display="true" table:show-details="true"/>
                <table:data-pilot-member table:name="1720" table:display="true" table:show-details="true"/>
                <table:data-pilot-member table:name="1723" table:display="true" table:show-details="true"/>
                <table:data-pilot-member table:name="1727" table:display="true" table:show-details="true"/>
                <table:data-pilot-member table:name="1734" table:display="true" table:show-details="true"/>
                <table:data-pilot-member table:name="1739" table:display="true" table:show-details="true"/>
                <table:data-pilot-member table:name="1744" table:display="true" table:show-details="true"/>
                <table:data-pilot-member table:name="1752" table:display="true" table:show-details="true"/>
                <table:data-pilot-member table:name="1757" table:display="true" table:show-details="true"/>
                <table:data-pilot-member table:name="1767" table:display="true" table:show-details="true"/>
                <table:data-pilot-member table:name="1771" table:display="true" table:show-details="true"/>
                <table:data-pilot-member table:name="1777" table:display="true" table:show-details="true"/>
                <table:data-pilot-member table:name="1782" table:display="true" table:show-details="true"/>
                <table:data-pilot-member table:name="1786" table:display="true" table:show-details="true"/>
                <table:data-pilot-member table:name="1788" table:display="true" table:show-details="true"/>
                <table:data-pilot-member table:name="1804" table:display="true" table:show-details="true"/>
                <table:data-pilot-member table:name="1819" table:display="true" table:show-details="true"/>
                <table:data-pilot-member table:name="1873" table:display="true" table:show-details="true"/>
                <table:data-pilot-member table:name="1876" table:display="true" table:show-details="true"/>
                <table:data-pilot-member table:name="1956" table:display="true" table:show-details="true"/>
                <table:data-pilot-member table:name="1961" table:display="true" table:show-details="true"/>
                <table:data-pilot-member table:name="1966" table:display="true" table:show-details="true"/>
                <table:data-pilot-member table:name="1979" table:display="true" table:show-details="true"/>
                <table:data-pilot-member table:name="1986" table:display="true" table:show-details="true"/>
                <table:data-pilot-member table:name="2053" table:display="true" table:show-details="true"/>
                <table:data-pilot-member table:name="2111" table:display="true" table:show-details="true"/>
                <table:data-pilot-member table:name="2137" table:display="true" table:show-details="true"/>
                <table:data-pilot-member table:name="2150" table:display="true" table:show-details="true"/>
                <table:data-pilot-member table:name="2164" table:display="true" table:show-details="true"/>
                <table:data-pilot-member table:name="2208" table:display="true" table:show-details="true"/>
                <table:data-pilot-member table:name="2209" table:display="true" table:show-details="true"/>
                <table:data-pilot-member table:name="2227" table:display="true" table:show-details="true"/>
                <table:data-pilot-member table:name="2231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56" table:display="true" table:show-details="true"/>
                <table:data-pilot-member table:name="2265" table:display="true" table:show-details="true"/>
                <table:data-pilot-member table:name="2302" table:display="true" table:show-details="true"/>
                <table:data-pilot-member table:name="2307" table:display="true" table:show-details="true"/>
                <table:data-pilot-member table:name="2309" table:display="true" table:show-details="true"/>
                <table:data-pilot-member table:name="2318" table:display="true" table:show-details="true"/>
                <table:data-pilot-member table:name="2327" table:display="true" table:show-details="true"/>
                <table:data-pilot-member table:name="2337" table:display="true" table:show-details="true"/>
                <table:data-pilot-member table:name="2340" table:display="true" table:show-details="true"/>
                <table:data-pilot-member table:name="2341" table:display="true" table:show-details="true"/>
                <table:data-pilot-member table:name="2362" table:display="true" table:show-details="true"/>
                <table:data-pilot-member table:name="2371" table:display="true" table:show-details="true"/>
                <table:data-pilot-member table:name="2375" table:display="true" table:show-details="true"/>
                <table:data-pilot-member table:name="2387" table:display="true" table:show-details="true"/>
                <table:data-pilot-member table:name="2392" table:display="true" table:show-details="true"/>
                <table:data-pilot-member table:name="2403" table:display="true" table:show-details="true"/>
                <table:data-pilot-member table:name="2405" table:display="true" table:show-details="true"/>
                <table:data-pilot-member table:name="2406" table:display="true" table:show-details="true"/>
                <table:data-pilot-member table:name="2410" table:display="true" table:show-details="true"/>
                <table:data-pilot-member table:name="2421" table:display="true" table:show-details="true"/>
                <table:data-pilot-member table:name="2425" table:display="true" table:show-details="true"/>
                <table:data-pilot-member table:name="2427" table:display="true" table:show-details="true"/>
                <table:data-pilot-member table:name="2428" table:display="true" table:show-details="true"/>
                <table:data-pilot-member table:name="2432" table:display="true" table:show-details="true"/>
                <table:data-pilot-member table:name="2438" table:display="true" table:show-details="true"/>
                <table:data-pilot-member table:name="2439" table:display="true" table:show-details="true"/>
                <table:data-pilot-member table:name="2443" table:display="true" table:show-details="true"/>
                <table:data-pilot-member table:name="2447" table:display="true" table:show-details="true"/>
                <table:data-pilot-member table:name="2451" table:display="true" table:show-details="true"/>
                <table:data-pilot-member table:name="2461" table:display="true" table:show-details="true"/>
                <table:data-pilot-member table:name="2463" table:display="true" table:show-details="true"/>
                <table:data-pilot-member table:name="2468" table:display="true" table:show-details="true"/>
                <table:data-pilot-member table:name="2471" table:display="true" table:show-details="true"/>
                <table:data-pilot-member table:name="2474" table:display="true" table:show-details="true"/>
                <table:data-pilot-member table:name="2476" table:display="true" table:show-details="true"/>
                <table:data-pilot-member table:name="2478" table:display="true" table:show-details="true"/>
                <table:data-pilot-member table:name="2490" table:display="true" table:show-details="true"/>
                <table:data-pilot-member table:name="2502" table:display="true" table:show-details="true"/>
                <table:data-pilot-member table:name="2508" table:display="true" table:show-details="true"/>
                <table:data-pilot-member table:name="2518" table:display="true" table:show-details="true"/>
                <table:data-pilot-member table:name="2527" table:display="true" table:show-details="true"/>
                <table:data-pilot-member table:name="2529" table:display="true" table:show-details="true"/>
                <table:data-pilot-member table:name="2530" table:display="true" table:show-details="true"/>
                <table:data-pilot-member table:name="2538" table:display="true" table:show-details="true"/>
                <table:data-pilot-member table:name="2541" table:display="true" table:show-details="true"/>
                <table:data-pilot-member table:name="2545" table:display="true" table:show-details="true"/>
                <table:data-pilot-member table:name="2546" table:display="true" table:show-details="true"/>
                <table:data-pilot-member table:name="2551" table:display="true" table:show-details="true"/>
                <table:data-pilot-member table:name="2554" table:display="true" table:show-details="true"/>
                <table:data-pilot-member table:name="2557" table:display="true" table:show-details="true"/>
                <table:data-pilot-member table:name="2558" table:display="true" table:show-details="true"/>
                <table:data-pilot-member table:name="2563" table:display="true" table:show-details="true"/>
                <table:data-pilot-member table:name="2565" table:display="true" table:show-details="true"/>
                <table:data-pilot-member table:name="2573" table:display="true" table:show-details="true"/>
                <table:data-pilot-member table:name="2574" table:display="true" table:show-details="true"/>
                <table:data-pilot-member table:name="2577" table:display="true" table:show-details="true"/>
                <table:data-pilot-member table:name="2585" table:display="true" table:show-details="true"/>
                <table:data-pilot-member table:name="2605" table:display="true" table:show-details="true"/>
                <table:data-pilot-member table:name="2608" table:display="true" table:show-details="true"/>
                <table:data-pilot-member table:name="2610" table:display="true" table:show-details="true"/>
                <table:data-pilot-member table:name="2614" table:display="true" table:show-details="true"/>
                <table:data-pilot-member table:name="2620" table:display="true" table:show-details="true"/>
                <table:data-pilot-member table:name="2632" table:display="true" table:show-details="true"/>
                <table:data-pilot-member table:name="2635" table:display="true" table:show-details="true"/>
                <table:data-pilot-member table:name="2640" table:display="true" table:show-details="true"/>
                <table:data-pilot-member table:name="2646" table:display="true" table:show-details="true"/>
                <table:data-pilot-member table:name="2652" table:display="true" table:show-details="true"/>
                <table:data-pilot-member table:name="2656" table:display="true" table:show-details="true"/>
                <table:data-pilot-member table:name="2659" table:display="true" table:show-details="true"/>
                <table:data-pilot-member table:name="2661" table:display="true" table:show-details="true"/>
                <table:data-pilot-member table:name="2671" table:display="true" table:show-details="true"/>
                <table:data-pilot-member table:name="2731" table:display="true" table:show-details="true"/>
                <table:data-pilot-member table:name="2734" table:display="true" table:show-details="true"/>
                <table:data-pilot-member table:name="2736" table:display="true" table:show-details="true"/>
                <table:data-pilot-member table:name="2745" table:display="true" table:show-details="true"/>
                <table:data-pilot-member table:name="2773" table:display="true" table:show-details="true"/>
                <table:data-pilot-member table:name="2778" table:display="true" table:show-details="true"/>
                <table:data-pilot-member table:name="2785" table:display="true" table:show-details="true"/>
                <table:data-pilot-member table:name="2791" table:display="true" table:show-details="true"/>
                <table:data-pilot-member table:name="2831" table:display="true" table:show-details="true"/>
                <table:data-pilot-member table:name="2834" table:display="true" table:show-details="true"/>
                <table:data-pilot-member table:name="2858" table:display="true" table:show-details="true"/>
                <table:data-pilot-member table:name="2863" table:display="true" table:show-details="true"/>
                <table:data-pilot-member table:name="2919" table:display="true" table:show-details="true"/>
                <table:data-pilot-member table:name="2944" table:display="true" table:show-details="true"/>
                <table:data-pilot-member table:name="2960" table:display="true" table:show-details="true"/>
                <table:data-pilot-member table:name="2970" table:display="true" table:show-details="true"/>
                <table:data-pilot-member table:name="2989" table:display="true" table:show-details="true"/>
                <table:data-pilot-member table:name="2998" table:display="true" table:show-details="true"/>
                <table:data-pilot-member table:name="3003" table:display="true" table:show-details="true"/>
                <table:data-pilot-member table:name="3026" table:display="true" table:show-details="true"/>
                <table:data-pilot-member table:name="3029" table:display="true" table:show-details="true"/>
                <table:data-pilot-member table:name="3033" table:display="true" table:show-details="true"/>
                <table:data-pilot-member table:name="3041" table:display="true" table:show-details="true"/>
                <table:data-pilot-member table:name="3073" table:display="true" table:show-details="true"/>
                <table:data-pilot-member table:name="3074" table:display="true" table:show-details="true"/>
                <table:data-pilot-member table:name="3118" table:display="true" table:show-details="true"/>
                <table:data-pilot-member table:name="3126" table:display="true" table:show-details="true"/>
                <table:data-pilot-member table:name="3130" table:display="true" table:show-details="true"/>
                <table:data-pilot-member table:name="3133" table:display="true" table:show-details="true"/>
                <table:data-pilot-member table:name="3142" table:display="true" table:show-details="true"/>
                <table:data-pilot-member table:name="3143" table:display="true" table:show-details="true"/>
                <table:data-pilot-member table:name="3173" table:display="true" table:show-details="true"/>
                <table:data-pilot-member table:name="3200" table:display="true" table:show-details="true"/>
                <table:data-pilot-member table:name="3206" table:display="true" table:show-details="true"/>
                <table:data-pilot-member table:name="3221" table:display="true" table:show-details="true"/>
                <table:data-pilot-member table:name="3237" table:display="true" table:show-details="true"/>
                <table:data-pilot-member table:name="3243" table:display="true" table:show-details="true"/>
                <table:data-pilot-member table:name="3250" table:display="true" table:show-details="true"/>
                <table:data-pilot-member table:name="3253" table:display="true" table:show-details="true"/>
                <table:data-pilot-member table:name="3255" table:display="true" table:show-details="true"/>
                <table:data-pilot-member table:name="3259" table:display="true" table:show-details="true"/>
                <table:data-pilot-member table:name="3269" table:display="true" table:show-details="true"/>
                <table:data-pilot-member table:name="3270" table:display="true" table:show-details="true"/>
                <table:data-pilot-member table:name="3271" table:display="true" table:show-details="true"/>
                <table:data-pilot-member table:name="3272" table:display="true" table:show-details="true"/>
                <table:data-pilot-member table:name="3275" table:display="true" table:show-details="true"/>
                <table:data-pilot-member table:name="3291" table:display="true" table:show-details="true"/>
                <table:data-pilot-member table:name="3294" table:display="true" table:show-details="true"/>
                <table:data-pilot-member table:name="3300" table:display="true" table:show-details="true"/>
                <table:data-pilot-member table:name="3301" table:display="true" table:show-details="true"/>
                <table:data-pilot-member table:name="3306" table:display="true" table:show-details="true"/>
                <table:data-pilot-member table:name="3309" table:display="true" table:show-details="true"/>
                <table:data-pilot-member table:name="3315" table:display="true" table:show-details="true"/>
                <table:data-pilot-member table:name="3332" table:display="true" table:show-details="true"/>
                <table:data-pilot-member table:name="3335" table:display="true" table:show-details="true"/>
                <table:data-pilot-member table:name="3348" table:display="true" table:show-details="true"/>
                <table:data-pilot-member table:name="3351" table:display="true" table:show-details="true"/>
                <table:data-pilot-member table:name="3355" table:display="true" table:show-details="true"/>
                <table:data-pilot-member table:name="3365" table:display="true" table:show-details="true"/>
                <table:data-pilot-member table:name="3367" table:display="true" table:show-details="true"/>
                <table:data-pilot-member table:name="3378" table:display="true" table:show-details="true"/>
                <table:data-pilot-member table:name="3383" table:display="true" table:show-details="true"/>
                <table:data-pilot-member table:name="3391" table:display="true" table:show-details="true"/>
                <table:data-pilot-member table:name="3402" table:display="true" table:show-details="true"/>
                <table:data-pilot-member table:name="3404" table:display="true" table:show-details="true"/>
                <table:data-pilot-member table:name="3405" table:display="true" table:show-details="true"/>
                <table:data-pilot-member table:name="3406" table:display="true" table:show-details="true"/>
                <table:data-pilot-member table:name="3408" table:display="true" table:show-details="true"/>
                <table:data-pilot-member table:name="3423" table:display="true" table:show-details="true"/>
                <table:data-pilot-member table:name="3429" table:display="true" table:show-details="true"/>
                <table:data-pilot-member table:name="3431" table:display="true" table:show-details="true"/>
                <table:data-pilot-member table:name="3435" table:display="true" table:show-details="true"/>
                <table:data-pilot-member table:name="3438" table:display="true" table:show-details="true"/>
                <table:data-pilot-member table:name="3458" table:display="true" table:show-details="true"/>
                <table:data-pilot-member table:name="3463" table:display="true" table:show-details="true"/>
                <table:data-pilot-member table:name="3464" table:display="true" table:show-details="true"/>
                <table:data-pilot-member table:name="3469" table:display="true" table:show-details="true"/>
                <table:data-pilot-member table:name="3473" table:display="true" table:show-details="true"/>
                <table:data-pilot-member table:name="3476" table:display="true" table:show-details="true"/>
                <table:data-pilot-member table:name="3487" table:display="true" table:show-details="true"/>
                <table:data-pilot-member table:name="3488" table:display="true" table:show-details="true"/>
                <table:data-pilot-member table:name="3497" table:display="true" table:show-details="true"/>
                <table:data-pilot-member table:name="3501" table:display="true" table:show-details="true"/>
                <table:data-pilot-member table:name="3511" table:display="true" table:show-details="true"/>
                <table:data-pilot-member table:name="3516" table:display="true" table:show-details="true"/>
                <table:data-pilot-member table:name="3521" table:display="true" table:show-details="true"/>
                <table:data-pilot-member table:name="3532" table:display="true" table:show-details="true"/>
                <table:data-pilot-member table:name="3534" table:display="true" table:show-details="true"/>
                <table:data-pilot-member table:name="3547" table:display="true" table:show-details="true"/>
                <table:data-pilot-member table:name="3554" table:display="true" table:show-details="true"/>
                <table:data-pilot-member table:name="3557" table:display="true" table:show-details="true"/>
                <table:data-pilot-member table:name="3563" table:display="true" table:show-details="true"/>
                <table:data-pilot-member table:name="3567" table:display="true" table:show-details="true"/>
                <table:data-pilot-member table:name="3568" table:display="true" table:show-details="true"/>
                <table:data-pilot-member table:name="3575" table:display="true" table:show-details="true"/>
                <table:data-pilot-member table:name="3590" table:display="true" table:show-details="true"/>
                <table:data-pilot-member table:name="3591" table:display="true" table:show-details="true"/>
                <table:data-pilot-member table:name="3598" table:display="true" table:show-details="true"/>
                <table:data-pilot-member table:name="3603" table:display="true" table:show-details="true"/>
                <table:data-pilot-member table:name="3631" table:display="true" table:show-details="true"/>
                <table:data-pilot-member table:name="3638" table:display="true" table:show-details="true"/>
                <table:data-pilot-member table:name="3650" table:display="true" table:show-details="true"/>
                <table:data-pilot-member table:name="3661" table:display="true" table:show-details="true"/>
                <table:data-pilot-member table:name="3686" table:display="true" table:show-details="true"/>
                <table:data-pilot-member table:name="3691" table:display="true" table:show-details="true"/>
                <table:data-pilot-member table:name="3708" table:display="true" table:show-details="true"/>
                <table:data-pilot-member table:name="3714" table:display="true" table:show-details="true"/>
                <table:data-pilot-member table:name="3718" table:display="true" table:show-details="true"/>
                <table:data-pilot-member table:name="3733" table:display="true" table:show-details="true"/>
                <table:data-pilot-member table:name="3741" table:display="true" table:show-details="true"/>
                <table:data-pilot-member table:name="3745" table:display="true" table:show-details="true"/>
                <table:data-pilot-member table:name="3765" table:display="true" table:show-details="true"/>
                <table:data-pilot-member table:name="3787" table:display="true" table:show-details="true"/>
                <table:data-pilot-member table:name="3800" table:display="true" table:show-details="true"/>
                <table:data-pilot-member table:name="3804" table:display="true" table:show-details="true"/>
                <table:data-pilot-member table:name="3813" table:display="true" table:show-details="true"/>
                <table:data-pilot-member table:name="3816" table:display="true" table:show-details="true"/>
                <table:data-pilot-member table:name="3833" table:display="true" table:show-details="true"/>
                <table:data-pilot-member table:name="3873" table:display="true" table:show-details="true"/>
                <table:data-pilot-member table:name="3917" table:display="true" table:show-details="true"/>
                <table:data-pilot-member table:name="3933" table:display="true" table:show-details="true"/>
                <table:data-pilot-member table:name="3945" table:display="true" table:show-details="true"/>
                <table:data-pilot-member table:name="3948" table:display="true" table:show-details="true"/>
                <table:data-pilot-member table:name="3965" table:display="true" table:show-details="true"/>
                <table:data-pilot-member table:name="3969" table:display="true" table:show-details="true"/>
                <table:data-pilot-member table:name="4010" table:display="true" table:show-details="true"/>
                <table:data-pilot-member table:name="4017" table:display="true" table:show-details="true"/>
                <table:data-pilot-member table:name="4019" table:display="true" table:show-details="true"/>
                <table:data-pilot-member table:name="4031" table:display="true" table:show-details="true"/>
                <table:data-pilot-member table:name="4049" table:display="true" table:show-details="true"/>
                <table:data-pilot-member table:name="4054" table:display="true" table:show-details="true"/>
                <table:data-pilot-member table:name="4064" table:display="true" table:show-details="true"/>
                <table:data-pilot-member table:name="4067" table:display="true" table:show-details="true"/>
                <table:data-pilot-member table:name="4077" table:display="true" table:show-details="true"/>
                <table:data-pilot-member table:name="4078" table:display="true" table:show-details="true"/>
                <table:data-pilot-member table:name="4093" table:display="true" table:show-details="true"/>
                <table:data-pilot-member table:name="4106" table:display="true" table:show-details="true"/>
                <table:data-pilot-member table:name="4123" table:display="true" table:show-details="true"/>
                <table:data-pilot-member table:name="4143" table:display="true" table:show-details="true"/>
                <table:data-pilot-member table:name="4147" table:display="true" table:show-details="true"/>
                <table:data-pilot-member table:name="4152" table:display="true" table:show-details="true"/>
                <table:data-pilot-member table:name="4170" table:display="true" table:show-details="true"/>
                <table:data-pilot-member table:name="4171" table:display="true" table:show-details="true"/>
                <table:data-pilot-member table:name="4206" table:display="true" table:show-details="true"/>
                <table:data-pilot-member table:name="4207" table:display="true" table:show-details="true"/>
                <table:data-pilot-member table:name="4222" table:display="true" table:show-details="true"/>
                <table:data-pilot-member table:name="4239" table:display="true" table:show-details="true"/>
                <table:data-pilot-member table:name="4255" table:display="true" table:show-details="true"/>
                <table:data-pilot-member table:name="4262" table:display="true" table:show-details="true"/>
                <table:data-pilot-member table:name="4273" table:display="true" table:show-details="true"/>
                <table:data-pilot-member table:name="4289" table:display="true" table:show-details="true"/>
                <table:data-pilot-member table:name="4301" table:display="true" table:show-details="true"/>
                <table:data-pilot-member table:name="4309" table:display="true" table:show-details="true"/>
                <table:data-pilot-member table:name="4316" table:display="true" table:show-details="true"/>
                <table:data-pilot-member table:name="4326" table:display="true" table:show-details="true"/>
                <table:data-pilot-member table:name="4336" table:display="true" table:show-details="true"/>
                <table:data-pilot-member table:name="4343" table:display="true" table:show-details="true"/>
                <table:data-pilot-member table:name="4349" table:display="true" table:show-details="true"/>
                <table:data-pilot-member table:name="4351" table:display="true" table:show-details="true"/>
                <table:data-pilot-member table:name="4355" table:display="true" table:show-details="true"/>
                <table:data-pilot-member table:name="4357" table:display="true" table:show-details="true"/>
                <table:data-pilot-member table:name="4363" table:display="true" table:show-details="true"/>
                <table:data-pilot-member table:name="4375" table:display="true" table:show-details="true"/>
                <table:data-pilot-member table:name="4385" table:display="true" table:show-details="true"/>
                <table:data-pilot-member table:name="4393" table:display="true" table:show-details="true"/>
                <table:data-pilot-member table:name="4406" table:display="true" table:show-details="true"/>
                <table:data-pilot-member table:name="4407" table:display="true" table:show-details="true"/>
                <table:data-pilot-member table:name="4408" table:display="true" table:show-details="true"/>
                <table:data-pilot-member table:name="4416" table:display="true" table:show-details="true"/>
                <table:data-pilot-member table:name="4425" table:display="true" table:show-details="true"/>
                <table:data-pilot-member table:name="4433" table:display="true" table:show-details="true"/>
                <table:data-pilot-member table:name="4436" table:display="true" table:show-details="true"/>
                <table:data-pilot-member table:name="4444" table:display="true" table:show-details="true"/>
                <table:data-pilot-member table:name="4451" table:display="true" table:show-details="true"/>
                <table:data-pilot-member table:name="4455" table:display="true" table:show-details="true"/>
                <table:data-pilot-member table:name="4458" table:display="true" table:show-details="true"/>
                <table:data-pilot-member table:name="4463" table:display="true" table:show-details="true"/>
                <table:data-pilot-member table:name="4477" table:display="true" table:show-details="true"/>
                <table:data-pilot-member table:name="4491" table:display="true" table:show-details="true"/>
                <table:data-pilot-member table:name="4498" table:display="true" table:show-details="true"/>
                <table:data-pilot-member table:name="4512" table:display="true" table:show-details="true"/>
                <table:data-pilot-member table:name="4517" table:display="true" table:show-details="true"/>
                <table:data-pilot-member table:name="4520" table:display="true" table:show-details="true"/>
                <table:data-pilot-member table:name="4521" table:display="true" table:show-details="true"/>
                <table:data-pilot-member table:name="4522" table:display="true" table:show-details="true"/>
                <table:data-pilot-member table:name="4535" table:display="true" table:show-details="true"/>
                <table:data-pilot-member table:name="4537" table:display="true" table:show-details="true"/>
                <table:data-pilot-member table:name="4551" table:display="true" table:show-details="true"/>
                <table:data-pilot-member table:name="4578" table:display="true" table:show-details="true"/>
                <table:data-pilot-member table:name="4579" table:display="true" table:show-details="true"/>
                <table:data-pilot-member table:name="4580" table:display="true" table:show-details="true"/>
                <table:data-pilot-member table:name="4585" table:display="true" table:show-details="true"/>
                <table:data-pilot-member table:name="4587" table:display="true" table:show-details="true"/>
                <table:data-pilot-member table:name="4602" table:display="true" table:show-details="true"/>
                <table:data-pilot-member table:name="4624" table:display="true" table:show-details="true"/>
                <table:data-pilot-member table:name="4651" table:display="true" table:show-details="true"/>
                <table:data-pilot-member table:name="4653" table:display="true" table:show-details="true"/>
                <table:data-pilot-member table:name="4675" table:display="true" table:show-details="true"/>
                <table:data-pilot-member table:name="4686" table:display="true" table:show-details="true"/>
                <table:data-pilot-member table:name="4693" table:display="true" table:show-details="true"/>
                <table:data-pilot-member table:name="4697" table:display="true" table:show-details="true"/>
                <table:data-pilot-member table:name="4705" table:display="true" table:show-details="true"/>
                <table:data-pilot-member table:name="4713" table:display="true" table:show-details="true"/>
                <table:data-pilot-member table:name="4724" table:display="true" table:show-details="true"/>
                <table:data-pilot-member table:name="4726" table:display="true" table:show-details="true"/>
                <table:data-pilot-member table:name="4727" table:display="true" table:show-details="true"/>
                <table:data-pilot-member table:name="4735" table:display="true" table:show-details="true"/>
                <table:data-pilot-member table:name="4736" table:display="true" table:show-details="true"/>
                <table:data-pilot-member table:name="4743" table:display="true" table:show-details="true"/>
                <table:data-pilot-member table:name="4749" table:display="true" table:show-details="true"/>
                <table:data-pilot-member table:name="4751" table:display="true" table:show-details="true"/>
                <table:data-pilot-member table:name="4772" table:display="true" table:show-details="true"/>
                <table:data-pilot-member table:name="4775" table:display="true" table:show-details="true"/>
                <table:data-pilot-member table:name="4794" table:display="true" table:show-details="true"/>
                <table:data-pilot-member table:name="4795" table:display="true" table:show-details="true"/>
                <table:data-pilot-member table:name="4805" table:display="true" table:show-details="true"/>
                <table:data-pilot-member table:name="4833" table:display="true" table:show-details="true"/>
                <table:data-pilot-member table:name="4839" table:display="true" table:show-details="true"/>
                <table:data-pilot-member table:name="4883" table:display="true" table:show-details="true"/>
                <table:data-pilot-member table:name="4897" table:display="true" table:show-details="true"/>
                <table:data-pilot-member table:name="4902" table:display="true" table:show-details="true"/>
                <table:data-pilot-member table:name="4917" table:display="true" table:show-details="true"/>
                <table:data-pilot-member table:name="4924" table:display="true" table:show-details="true"/>
                <table:data-pilot-member table:name="4925" table:display="true" table:show-details="true"/>
                <table:data-pilot-member table:name="4941" table:display="true" table:show-details="true"/>
                <table:data-pilot-member table:name="4964" table:display="true" table:show-details="true"/>
                <table:data-pilot-member table:name="4976" table:display="true" table:show-details="true"/>
                <table:data-pilot-member table:name="4985" table:display="true" table:show-details="true"/>
                <table:data-pilot-member table:name="5014" table:display="true" table:show-details="true"/>
                <table:data-pilot-member table:name="5016" table:display="true" table:show-details="true"/>
                <table:data-pilot-member table:name="5023" table:display="true" table:show-details="true"/>
                <table:data-pilot-member table:name="5028" table:display="true" table:show-details="true"/>
                <table:data-pilot-member table:name="5052" table:display="true" table:show-details="true"/>
                <table:data-pilot-member table:name="5057" table:display="true" table:show-details="true"/>
                <table:data-pilot-member table:name="5077" table:display="true" table:show-details="true"/>
                <table:data-pilot-member table:name="5087" table:display="true" table:show-details="true"/>
                <table:data-pilot-member table:name="5089" table:display="true" table:show-details="true"/>
                <table:data-pilot-member table:name="5114" table:display="true" table:show-details="true"/>
                <table:data-pilot-member table:name="5129" table:display="true" table:show-details="true"/>
                <table:data-pilot-member table:name="5134" table:display="true" table:show-details="true"/>
                <table:data-pilot-member table:name="5143" table:display="true" table:show-details="true"/>
                <table:data-pilot-member table:name="5160" table:display="true" table:show-details="true"/>
                <table:data-pilot-member table:name="5168" table:display="true" table:show-details="true"/>
                <table:data-pilot-member table:name="5171" table:display="true" table:show-details="true"/>
                <table:data-pilot-member table:name="5173" table:display="true" table:show-details="true"/>
                <table:data-pilot-member table:name="5178" table:display="true" table:show-details="true"/>
                <table:data-pilot-member table:name="5186" table:display="true" table:show-details="true"/>
                <table:data-pilot-member table:name="5192" table:display="true" table:show-details="true"/>
                <table:data-pilot-member table:name="5193" table:display="true" table:show-details="true"/>
                <table:data-pilot-member table:name="5196" table:display="true" table:show-details="true"/>
                <table:data-pilot-member table:name="5197" table:display="true" table:show-details="true"/>
                <table:data-pilot-member table:name="5225" table:display="true" table:show-details="true"/>
                <table:data-pilot-member table:name="5229" table:display="true" table:show-details="true"/>
                <table:data-pilot-member table:name="5231" table:display="true" table:show-details="true"/>
                <table:data-pilot-member table:name="5232" table:display="true" table:show-details="true"/>
                <table:data-pilot-member table:name="5254" table:display="true" table:show-details="true"/>
                <table:data-pilot-member table:name="5263" table:display="true" table:show-details="true"/>
                <table:data-pilot-member table:name="5266" table:display="true" table:show-details="true"/>
                <table:data-pilot-member table:name="5267" table:display="true" table:show-details="true"/>
                <table:data-pilot-member table:name="5271" table:display="true" table:show-details="true"/>
                <table:data-pilot-member table:name="5274" table:display="true" table:show-details="true"/>
                <table:data-pilot-member table:name="5282" table:display="true" table:show-details="true"/>
                <table:data-pilot-member table:name="5283" table:display="true" table:show-details="true"/>
                <table:data-pilot-member table:name="5284" table:display="true" table:show-details="true"/>
                <table:data-pilot-member table:name="5288" table:display="true" table:show-details="true"/>
                <table:data-pilot-member table:name="5297" table:display="true" table:show-details="true"/>
                <table:data-pilot-member table:name="5300" table:display="true" table:show-details="true"/>
                <table:data-pilot-member table:name="5313" table:display="true" table:show-details="true"/>
                <table:data-pilot-member table:name="5316" table:display="true" table:show-details="true"/>
                <table:data-pilot-member table:name="5317" table:display="true" table:show-details="true"/>
                <table:data-pilot-member table:name="5324" table:display="true" table:show-details="true"/>
                <table:data-pilot-member table:name="5329" table:display="true" table:show-details="true"/>
                <table:data-pilot-member table:name="5343" table:display="true" table:show-details="true"/>
                <table:data-pilot-member table:name="5347" table:display="true" table:show-details="true"/>
                <table:data-pilot-member table:name="5360" table:display="true" table:show-details="true"/>
                <table:data-pilot-member table:name="5361" table:display="true" table:show-details="true"/>
                <table:data-pilot-member table:name="5391" table:display="true" table:show-details="true"/>
                <table:data-pilot-member table:name="5395" table:display="true" table:show-details="true"/>
                <table:data-pilot-member table:name="5398" table:display="true" table:show-details="true"/>
                <table:data-pilot-member table:name="5401" table:display="true" table:show-details="true"/>
                <table:data-pilot-member table:name="5428" table:display="true" table:show-details="true"/>
                <table:data-pilot-member table:name="5431" table:display="true" table:show-details="true"/>
                <table:data-pilot-member table:name="5433" table:display="true" table:show-details="true"/>
                <table:data-pilot-member table:name="5435" table:display="true" table:show-details="true"/>
                <table:data-pilot-member table:name="5437" table:display="true" table:show-details="true"/>
                <table:data-pilot-member table:name="5438" table:display="true" table:show-details="true"/>
                <table:data-pilot-member table:name="5464" table:display="true" table:show-details="true"/>
                <table:data-pilot-member table:name="5481" table:display="true" table:show-details="true"/>
                <table:data-pilot-member table:name="5484" table:display="true" table:show-details="true"/>
                <table:data-pilot-member table:name="5486" table:display="true" table:show-details="true"/>
                <table:data-pilot-member table:name="5487" table:display="true" table:show-details="true"/>
                <table:data-pilot-member table:name="5493" table:display="true" table:show-details="true"/>
                <table:data-pilot-member table:name="5500" table:display="true" table:show-details="true"/>
                <table:data-pilot-member table:name="5509" table:display="true" table:show-details="true"/>
                <table:data-pilot-member table:name="5513" table:display="true" table:show-details="true"/>
                <table:data-pilot-member table:name="5526" table:display="true" table:show-details="true"/>
                <table:data-pilot-member table:name="5527" table:display="true" table:show-details="true"/>
                <table:data-pilot-member table:name="5531" table:display="true" table:show-details="true"/>
                <table:data-pilot-member table:name="5532" table:display="true" table:show-details="true"/>
                <table:data-pilot-member table:name="5588" table:display="true" table:show-details="true"/>
                <table:data-pilot-member table:name="5589" table:display="true" table:show-details="true"/>
                <table:data-pilot-member table:name="5595" table:display="true" table:show-details="true"/>
                <table:data-pilot-member table:name="5608" table:display="true" table:show-details="true"/>
                <table:data-pilot-member table:name="5612" table:display="true" table:show-details="true"/>
                <table:data-pilot-member table:name="5613" table:display="true" table:show-details="true"/>
                <table:data-pilot-member table:name="5615" table:display="true" table:show-details="true"/>
                <table:data-pilot-member table:name="5618" table:display="true" table:show-details="true"/>
                <table:data-pilot-member table:name="5623" table:display="true" table:show-details="true"/>
                <table:data-pilot-member table:name="5648" table:display="true" table:show-details="true"/>
                <table:data-pilot-member table:name="5672" table:display="true" table:show-details="true"/>
                <table:data-pilot-member table:name="5690" table:display="true" table:show-details="true"/>
                <table:data-pilot-member table:name="5721" table:display="true" table:show-details="true"/>
                <table:data-pilot-member table:name="5759" table:display="true" table:show-details="true"/>
                <table:data-pilot-member table:name="5770" table:display="true" table:show-details="true"/>
                <table:data-pilot-member table:name="5775" table:display="true" table:show-details="true"/>
                <table:data-pilot-member table:name="5783" table:display="true" table:show-details="true"/>
                <table:data-pilot-member table:name="5788" table:display="true" table:show-details="true"/>
                <table:data-pilot-member table:name="5789" table:display="true" table:show-details="true"/>
                <table:data-pilot-member table:name="5790" table:display="true" table:show-details="true"/>
                <table:data-pilot-member table:name="5793" table:display="true" table:show-details="true"/>
                <table:data-pilot-member table:name="5813" table:display="true" table:show-details="true"/>
                <table:data-pilot-member table:name="5820" table:display="true" table:show-details="true"/>
                <table:data-pilot-member table:name="5823" table:display="true" table:show-details="true"/>
                <table:data-pilot-member table:name="5825" table:display="true" table:show-details="true"/>
                <table:data-pilot-member table:name="5833" table:display="true" table:show-details="true"/>
                <table:data-pilot-member table:name="5845" table:display="true" table:show-details="true"/>
                <table:data-pilot-member table:name="5848" table:display="true" table:show-details="true"/>
                <table:data-pilot-member table:name="5851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91" table:display="true" table:show-details="true"/>
                <table:data-pilot-member table:name="5902" table:display="true" table:show-details="true"/>
                <table:data-pilot-member table:name="5915" table:display="true" table:show-details="true"/>
                <table:data-pilot-member table:name="5922" table:display="true" table:show-details="true"/>
                <table:data-pilot-member table:name="5933" table:display="true" table:show-details="true"/>
                <table:data-pilot-member table:name="5946" table:display="true" table:show-details="true"/>
                <table:data-pilot-member table:name="5967" table:display="true" table:show-details="true"/>
                <table:data-pilot-member table:name="5979" table:display="true" table:show-details="true"/>
                <table:data-pilot-member table:name="5984" table:display="true" table:show-details="true"/>
                <table:data-pilot-member table:name="5990" table:display="true" table:show-details="true"/>
                <table:data-pilot-member table:name="5993" table:display="true" table:show-details="true"/>
                <table:data-pilot-member table:name="5997" table:display="true" table:show-details="true"/>
                <table:data-pilot-member table:name="6002" table:display="true" table:show-details="true"/>
                <table:data-pilot-member table:name="6011" table:display="true" table:show-details="true"/>
                <table:data-pilot-member table:name="6025" table:display="true" table:show-details="true"/>
                <table:data-pilot-member table:name="6028" table:display="true" table:show-details="true"/>
                <table:data-pilot-member table:name="6038" table:display="true" table:show-details="true"/>
                <table:data-pilot-member table:name="6056" table:display="true" table:show-details="true"/>
                <table:data-pilot-member table:name="6058" table:display="true" table:show-details="true"/>
                <table:data-pilot-member table:name="6067" table:display="true" table:show-details="true"/>
                <table:data-pilot-member table:name="6084" table:display="true" table:show-details="true"/>
                <table:data-pilot-member table:name="6117" table:display="true" table:show-details="true"/>
                <table:data-pilot-member table:name="6120" table:display="true" table:show-details="true"/>
                <table:data-pilot-member table:name="6121" table:display="true" table:show-details="true"/>
                <table:data-pilot-member table:name="6124" table:display="true" table:show-details="true"/>
                <table:data-pilot-member table:name="6127" table:display="true" table:show-details="true"/>
                <table:data-pilot-member table:name="6155" table:display="true" table:show-details="true"/>
                <table:data-pilot-member table:name="6158" table:display="true" table:show-details="true"/>
                <table:data-pilot-member table:name="6174" table:display="true" table:show-details="true"/>
                <table:data-pilot-member table:name="6182" table:display="true" table:show-details="true"/>
                <table:data-pilot-member table:name="6190" table:display="true" table:show-details="true"/>
                <table:data-pilot-member table:name="6192" table:display="true" table:show-details="true"/>
                <table:data-pilot-member table:name="6196" table:display="true" table:show-details="true"/>
                <table:data-pilot-member table:name="6208" table:display="true" table:show-details="true"/>
                <table:data-pilot-member table:name="6218" table:display="true" table:show-details="true"/>
                <table:data-pilot-member table:name="6238" table:display="true" table:show-details="true"/>
                <table:data-pilot-member table:name="6242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5" table:display="true" table:show-details="true"/>
                <table:data-pilot-member table:name="6282" table:display="true" table:show-details="true"/>
                <table:data-pilot-member table:name="6298" table:display="true" table:show-details="true"/>
                <table:data-pilot-member table:name="6302" table:display="true" table:show-details="true"/>
                <table:data-pilot-member table:name="6330" table:display="true" table:show-details="true"/>
                <table:data-pilot-member table:name="6341" table:display="true" table:show-details="true"/>
                <table:data-pilot-member table:name="6351" table:display="true" table:show-details="true"/>
                <table:data-pilot-member table:name="6353" table:display="true" table:show-details="true"/>
                <table:data-pilot-member table:name="6356" table:display="true" table:show-details="true"/>
                <table:data-pilot-member table:name="6369" table:display="true" table:show-details="true"/>
                <table:data-pilot-member table:name="6411" table:display="true" table:show-details="true"/>
                <table:data-pilot-member table:name="6415" table:display="true" table:show-details="true"/>
                <table:data-pilot-member table:name="6432" table:display="true" table:show-details="true"/>
                <table:data-pilot-member table:name="6435" table:display="true" table:show-details="true"/>
                <table:data-pilot-member table:name="6443" table:display="true" table:show-details="true"/>
                <table:data-pilot-member table:name="6446" table:display="true" table:show-details="true"/>
                <table:data-pilot-member table:name="6451" table:display="true" table:show-details="true"/>
                <table:data-pilot-member table:name="6456" table:display="true" table:show-details="true"/>
                <table:data-pilot-member table:name="6458" table:display="true" table:show-details="true"/>
                <table:data-pilot-member table:name="6468" table:display="true" table:show-details="true"/>
                <table:data-pilot-member table:name="6473" table:display="true" table:show-details="true"/>
                <table:data-pilot-member table:name="6474" table:display="true" table:show-details="true"/>
                <table:data-pilot-member table:name="6490" table:display="true" table:show-details="true"/>
                <table:data-pilot-member table:name="6492" table:display="true" table:show-details="true"/>
                <table:data-pilot-member table:name="6503" table:display="true" table:show-details="true"/>
                <table:data-pilot-member table:name="6506" table:display="true" table:show-details="true"/>
                <table:data-pilot-member table:name="6510" table:display="true" table:show-details="true"/>
                <table:data-pilot-member table:name="6522" table:display="true" table:show-details="true"/>
                <table:data-pilot-member table:name="6531" table:display="true" table:show-details="true"/>
                <table:data-pilot-member table:name="6533" table:display="true" table:show-details="true"/>
                <table:data-pilot-member table:name="6549" table:display="true" table:show-details="true"/>
                <table:data-pilot-member table:name="6552" table:display="true" table:show-details="true"/>
                <table:data-pilot-member table:name="6556" table:display="true" table:show-details="true"/>
                <table:data-pilot-member table:name="6558" table:display="true" table:show-details="true"/>
                <table:data-pilot-member table:name="6575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9" table:display="true" table:show-details="true"/>
                <table:data-pilot-member table:name="6595" table:display="true" table:show-details="true"/>
                <table:data-pilot-member table:name="6603" table:display="true" table:show-details="true"/>
                <table:data-pilot-member table:name="6614" table:display="true" table:show-details="true"/>
                <table:data-pilot-member table:name="6615" table:display="true" table:show-details="true"/>
                <table:data-pilot-member table:name="6642" table:display="true" table:show-details="true"/>
                <table:data-pilot-member table:name="6645" table:display="true" table:show-details="true"/>
                <table:data-pilot-member table:name="6670" table:display="true" table:show-details="true"/>
                <table:data-pilot-member table:name="6672" table:display="true" table:show-details="true"/>
                <table:data-pilot-member table:name="6688" table:display="true" table:show-details="true"/>
                <table:data-pilot-member table:name="6700" table:display="true" table:show-details="true"/>
                <table:data-pilot-member table:name="6707" table:display="true" table:show-details="true"/>
                <table:data-pilot-member table:name="6727" table:display="true" table:show-details="true"/>
                <table:data-pilot-member table:name="6728" table:display="true" table:show-details="true"/>
                <table:data-pilot-member table:name="6738" table:display="true" table:show-details="true"/>
                <table:data-pilot-member table:name="6759" table:display="true" table:show-details="true"/>
                <table:data-pilot-member table:name="6777" table:display="true" table:show-details="true"/>
                <table:data-pilot-member table:name="6790" table:display="true" table:show-details="true"/>
                <table:data-pilot-member table:name="6798" table:display="true" table:show-details="true"/>
                <table:data-pilot-member table:name="6803" table:display="true" table:show-details="true"/>
                <table:data-pilot-member table:name="6808" table:display="true" table:show-details="true"/>
                <table:data-pilot-member table:name="6809" table:display="true" table:show-details="true"/>
                <table:data-pilot-member table:name="6817" table:display="true" table:show-details="true"/>
                <table:data-pilot-member table:name="6824" table:display="true" table:show-details="true"/>
                <table:data-pilot-member table:name="6827" table:display="true" table:show-details="true"/>
                <table:data-pilot-member table:name="6830" table:display="true" table:show-details="true"/>
                <table:data-pilot-member table:name="6835" table:display="true" table:show-details="true"/>
                <table:data-pilot-member table:name="6836" table:display="true" table:show-details="true"/>
                <table:data-pilot-member table:name="6839" table:display="true" table:show-details="true"/>
                <table:data-pilot-member table:name="6856" table:display="true" table:show-details="true"/>
                <table:data-pilot-member table:name="6869" table:display="true" table:show-details="true"/>
                <table:data-pilot-member table:name="6876" table:display="true" table:show-details="true"/>
                <table:data-pilot-member table:name="6878" table:display="true" table:show-details="true"/>
                <table:data-pilot-member table:name="6881" table:display="true" table:show-details="true"/>
                <table:data-pilot-member table:name="6887" table:display="true" table:show-details="true"/>
                <table:data-pilot-member table:name="6917" table:display="true" table:show-details="true"/>
                <table:data-pilot-member table:name="6921" table:display="true" table:show-details="true"/>
                <table:data-pilot-member table:name="6928" table:display="true" table:show-details="true"/>
                <table:data-pilot-member table:name="6930" table:display="true" table:show-details="true"/>
                <table:data-pilot-member table:name="6969" table:display="true" table:show-details="true"/>
                <table:data-pilot-member table:name="6971" table:display="true" table:show-details="true"/>
                <table:data-pilot-member table:name="6973" table:display="true" table:show-details="true"/>
                <table:data-pilot-member table:name="6980" table:display="true" table:show-details="true"/>
                <table:data-pilot-member table:name="6991" table:display="true" table:show-details="true"/>
                <table:data-pilot-member table:name="6998" table:display="true" table:show-details="true"/>
                <table:data-pilot-member table:name="7005" table:display="true" table:show-details="true"/>
                <table:data-pilot-member table:name="7017" table:display="true" table:show-details="true"/>
                <table:data-pilot-member table:name="7029" table:display="true" table:show-details="true"/>
                <table:data-pilot-member table:name="7063" table:display="true" table:show-details="true"/>
                <table:data-pilot-member table:name="7070" table:display="true" table:show-details="true"/>
                <table:data-pilot-member table:name="7078" table:display="true" table:show-details="true"/>
                <table:data-pilot-member table:name="7097" table:display="true" table:show-details="true"/>
                <table:data-pilot-member table:name="7102" table:display="true" table:show-details="true"/>
                <table:data-pilot-member table:name="7105" table:display="true" table:show-details="true"/>
                <table:data-pilot-member table:name="7114" table:display="true" table:show-details="true"/>
                <table:data-pilot-member table:name="7117" table:display="true" table:show-details="true"/>
                <table:data-pilot-member table:name="7122" table:display="true" table:show-details="true"/>
                <table:data-pilot-member table:name="7136" table:display="true" table:show-details="true"/>
                <table:data-pilot-member table:name="7152" table:display="true" table:show-details="true"/>
                <table:data-pilot-member table:name="7156" table:display="true" table:show-details="true"/>
                <table:data-pilot-member table:name="7169" table:display="true" table:show-details="true"/>
                <table:data-pilot-member table:name="7183" table:display="true" table:show-details="true"/>
                <table:data-pilot-member table:name="7185" table:display="true" table:show-details="true"/>
                <table:data-pilot-member table:name="7187" table:display="true" table:show-details="true"/>
                <table:data-pilot-member table:name="7190" table:display="true" table:show-details="true"/>
                <table:data-pilot-member table:name="7193" table:display="true" table:show-details="true"/>
                <table:data-pilot-member table:name="7197" table:display="true" table:show-details="true"/>
                <table:data-pilot-member table:name="7227" table:display="true" table:show-details="true"/>
                <table:data-pilot-member table:name="7230" table:display="true" table:show-details="true"/>
                <table:data-pilot-member table:name="7249" table:display="true" table:show-details="true"/>
                <table:data-pilot-member table:name="7258" table:display="true" table:show-details="true"/>
                <table:data-pilot-member table:name="7270" table:display="true" table:show-details="true"/>
                <table:data-pilot-member table:name="7271" table:display="true" table:show-details="true"/>
                <table:data-pilot-member table:name="7274" table:display="true" table:show-details="true"/>
                <table:data-pilot-member table:name="7279" table:display="true" table:show-details="true"/>
                <table:data-pilot-member table:name="7284" table:display="true" table:show-details="true"/>
                <table:data-pilot-member table:name="7302" table:display="true" table:show-details="true"/>
                <table:data-pilot-member table:name="7315" table:display="true" table:show-details="true"/>
                <table:data-pilot-member table:name="7329" table:display="true" table:show-details="true"/>
                <table:data-pilot-member table:name="7360" table:display="true" table:show-details="true"/>
                <table:data-pilot-member table:name="7363" table:display="true" table:show-details="true"/>
                <table:data-pilot-member table:name="7372" table:display="true" table:show-details="true"/>
                <table:data-pilot-member table:name="7373" table:display="true" table:show-details="true"/>
                <table:data-pilot-member table:name="7376" table:display="true" table:show-details="true"/>
                <table:data-pilot-member table:name="7389" table:display="true" table:show-details="true"/>
                <table:data-pilot-member table:name="7405" table:display="true" table:show-details="true"/>
                <table:data-pilot-member table:name="7409" table:display="true" table:show-details="true"/>
                <table:data-pilot-member table:name="7418" table:display="true" table:show-details="true"/>
                <table:data-pilot-member table:name="7423" table:display="true" table:show-details="true"/>
                <table:data-pilot-member table:name="7429" table:display="true" table:show-details="true"/>
                <table:data-pilot-member table:name="7464" table:display="true" table:show-details="true"/>
                <table:data-pilot-member table:name="7475" table:display="true" table:show-details="true"/>
                <table:data-pilot-member table:name="7480" table:display="true" table:show-details="true"/>
                <table:data-pilot-member table:name="7483" table:display="true" table:show-details="true"/>
                <table:data-pilot-member table:name="7497" table:display="true" table:show-details="true"/>
                <table:data-pilot-member table:name="7498" table:display="true" table:show-details="true"/>
                <table:data-pilot-member table:name="7521" table:display="true" table:show-details="true"/>
                <table:data-pilot-member table:name="7532" table:display="true" table:show-details="true"/>
                <table:data-pilot-member table:name="7540" table:display="true" table:show-details="true"/>
                <table:data-pilot-member table:name="7542" table:display="true" table:show-details="true"/>
                <table:data-pilot-member table:name="7564" table:display="true" table:show-details="true"/>
                <table:data-pilot-member table:name="7572" table:display="true" table:show-details="true"/>
                <table:data-pilot-member table:name="7602" table:display="true" table:show-details="true"/>
                <table:data-pilot-member table:name="7610" table:display="true" table:show-details="true"/>
                <table:data-pilot-member table:name="7612" table:display="true" table:show-details="true"/>
                <table:data-pilot-member table:name="7624" table:display="true" table:show-details="true"/>
                <table:data-pilot-member table:name="7626" table:display="true" table:show-details="true"/>
                <table:data-pilot-member table:name="7627" table:display="true" table:show-details="true"/>
                <table:data-pilot-member table:name="7630" table:display="true" table:show-details="true"/>
                <table:data-pilot-member table:name="7646" table:display="true" table:show-details="true"/>
                <table:data-pilot-member table:name="7654" table:display="true" table:show-details="true"/>
                <table:data-pilot-member table:name="7697" table:display="true" table:show-details="true"/>
                <table:data-pilot-member table:name="7698" table:display="true" table:show-details="true"/>
                <table:data-pilot-member table:name="7724" table:display="true" table:show-details="true"/>
                <table:data-pilot-member table:name="7731" table:display="true" table:show-details="true"/>
                <table:data-pilot-member table:name="7741" table:display="true" table:show-details="true"/>
                <table:data-pilot-member table:name="7745" table:display="true" table:show-details="true"/>
                <table:data-pilot-member table:name="7752" table:display="true" table:show-details="true"/>
                <table:data-pilot-member table:name="7764" table:display="true" table:show-details="true"/>
                <table:data-pilot-member table:name="7767" table:display="true" table:show-details="true"/>
                <table:data-pilot-member table:name="7793" table:display="true" table:show-details="true"/>
                <table:data-pilot-member table:name="7797" table:display="true" table:show-details="true"/>
                <table:data-pilot-member table:name="7814" table:display="true" table:show-details="true"/>
                <table:data-pilot-member table:name="7816" table:display="true" table:show-details="true"/>
                <table:data-pilot-member table:name="7820" table:display="true" table:show-details="true"/>
                <table:data-pilot-member table:name="7847" table:display="true" table:show-details="true"/>
                <table:data-pilot-member table:name="7848" table:display="true" table:show-details="true"/>
                <table:data-pilot-member table:name="7850" table:display="true" table:show-details="true"/>
                <table:data-pilot-member table:name="7873" table:display="true" table:show-details="true"/>
                <table:data-pilot-member table:name="7883" table:display="true" table:show-details="true"/>
                <table:data-pilot-member table:name="7890" table:display="true" table:show-details="true"/>
                <table:data-pilot-member table:name="7896" table:display="true" table:show-details="true"/>
                <table:data-pilot-member table:name="7919" table:display="true" table:show-details="true"/>
                <table:data-pilot-member table:name="7926" table:display="true" table:show-details="true"/>
                <table:data-pilot-member table:name="7942" table:display="true" table:show-details="true"/>
                <table:data-pilot-member table:name="7950" table:display="true" table:show-details="true"/>
                <table:data-pilot-member table:name="7954" table:display="true" table:show-details="true"/>
                <table:data-pilot-member table:name="7977" table:display="true" table:show-details="true"/>
                <table:data-pilot-member table:name="7983" table:display="true" table:show-details="true"/>
                <table:data-pilot-member table:name="7988" table:display="true" table:show-details="true"/>
                <table:data-pilot-member table:name="7999" table:display="true" table:show-details="true"/>
                <table:data-pilot-member table:name="8008" table:display="true" table:show-details="true"/>
                <table:data-pilot-member table:name="8047" table:display="true" table:show-details="true"/>
                <table:data-pilot-member table:name="8060" table:display="true" table:show-details="true"/>
                <table:data-pilot-member table:name="8085" table:display="true" table:show-details="true"/>
                <table:data-pilot-member table:name="8094" table:display="true" table:show-details="true"/>
                <table:data-pilot-member table:name="8099" table:display="true" table:show-details="true"/>
                <table:data-pilot-member table:name="8102" table:display="true" table:show-details="true"/>
                <table:data-pilot-member table:name="8105" table:display="true" table:show-details="true"/>
                <table:data-pilot-member table:name="8128" table:display="true" table:show-details="true"/>
                <table:data-pilot-member table:name="8131" table:display="true" table:show-details="true"/>
                <table:data-pilot-member table:name="8138" table:display="true" table:show-details="true"/>
                <table:data-pilot-member table:name="8144" table:display="true" table:show-details="true"/>
                <table:data-pilot-member table:name="8197" table:display="true" table:show-details="true"/>
                <table:data-pilot-member table:name="8202" table:display="true" table:show-details="true"/>
                <table:data-pilot-member table:name="8222" table:display="true" table:show-details="true"/>
                <table:data-pilot-member table:name="8223" table:display="true" table:show-details="true"/>
                <table:data-pilot-member table:name="8226" table:display="true" table:show-details="true"/>
                <table:data-pilot-member table:name="8227" table:display="true" table:show-details="true"/>
                <table:data-pilot-member table:name="8238" table:display="true" table:show-details="true"/>
                <table:data-pilot-member table:name="8241" table:display="true" table:show-details="true"/>
                <table:data-pilot-member table:name="8245" table:display="true" table:show-details="true"/>
                <table:data-pilot-member table:name="8247" table:display="true" table:show-details="true"/>
                <table:data-pilot-member table:name="8255" table:display="true" table:show-details="true"/>
                <table:data-pilot-member table:name="8259" table:display="true" table:show-details="true"/>
                <table:data-pilot-member table:name="8260" table:display="true" table:show-details="true"/>
                <table:data-pilot-member table:name="8261" table:display="true" table:show-details="true"/>
                <table:data-pilot-member table:name="8270" table:display="true" table:show-details="true"/>
                <table:data-pilot-member table:name="8287" table:display="true" table:show-details="true"/>
                <table:data-pilot-member table:name="8304" table:display="true" table:show-details="true"/>
                <table:data-pilot-member table:name="8316" table:display="true" table:show-details="true"/>
                <table:data-pilot-member table:name="8326" table:display="true" table:show-details="true"/>
                <table:data-pilot-member table:name="8329" table:display="true" table:show-details="true"/>
                <table:data-pilot-member table:name="8333" table:display="true" table:show-details="true"/>
                <table:data-pilot-member table:name="8334" table:display="true" table:show-details="true"/>
                <table:data-pilot-member table:name="8336" table:display="true" table:show-details="true"/>
                <table:data-pilot-member table:name="8352" table:display="true" table:show-details="true"/>
                <table:data-pilot-member table:name="8356" table:display="true" table:show-details="true"/>
                <table:data-pilot-member table:name="8360" table:display="true" table:show-details="true"/>
                <table:data-pilot-member table:name="8362" table:display="true" table:show-details="true"/>
                <table:data-pilot-member table:name="8366" table:display="true" table:show-details="true"/>
                <table:data-pilot-member table:name="8375" table:display="true" table:show-details="true"/>
                <table:data-pilot-member table:name="8389" table:display="true" table:show-details="true"/>
                <table:data-pilot-member table:name="8406" table:display="true" table:show-details="true"/>
                <table:data-pilot-member table:name="8409" table:display="true" table:show-details="true"/>
                <table:data-pilot-member table:name="8414" table:display="true" table:show-details="true"/>
                <table:data-pilot-member table:name="8428" table:display="true" table:show-details="true"/>
                <table:data-pilot-member table:name="8429" table:display="true" table:show-details="true"/>
                <table:data-pilot-member table:name="8447" table:display="true" table:show-details="true"/>
                <table:data-pilot-member table:name="8462" table:display="true" table:show-details="true"/>
                <table:data-pilot-member table:name="8465" table:display="true" table:show-details="true"/>
                <table:data-pilot-member table:name="8467" table:display="true" table:show-details="true"/>
                <table:data-pilot-member table:name="8490" table:display="true" table:show-details="true"/>
                <table:data-pilot-member table:name="8492" table:display="true" table:show-details="true"/>
                <table:data-pilot-member table:name="8507" table:display="true" table:show-details="true"/>
                <table:data-pilot-member table:name="8514" table:display="true" table:show-details="true"/>
                <table:data-pilot-member table:name="8515" table:display="true" table:show-details="true"/>
                <table:data-pilot-member table:name="8516" table:display="true" table:show-details="true"/>
                <table:data-pilot-member table:name="8524" table:display="true" table:show-details="true"/>
                <table:data-pilot-member table:name="8554" table:display="true" table:show-details="true"/>
                <table:data-pilot-member table:name="8562" table:display="true" table:show-details="true"/>
                <table:data-pilot-member table:name="8570" table:display="true" table:show-details="true"/>
                <table:data-pilot-member table:name="8573" table:display="true" table:show-details="true"/>
                <table:data-pilot-member table:name="8594" table:display="true" table:show-details="true"/>
                <table:data-pilot-member table:name="8609" table:display="true" table:show-details="true"/>
                <table:data-pilot-member table:name="8634" table:display="true" table:show-details="true"/>
                <table:data-pilot-member table:name="8636" table:display="true" table:show-details="true"/>
                <table:data-pilot-member table:name="8655" table:display="true" table:show-details="true"/>
                <table:data-pilot-member table:name="8675" table:display="true" table:show-details="true"/>
                <table:data-pilot-member table:name="8680" table:display="true" table:show-details="true"/>
                <table:data-pilot-member table:name="8689" table:display="true" table:show-details="true"/>
                <table:data-pilot-member table:name="8691" table:display="true" table:show-details="true"/>
                <table:data-pilot-member table:name="8701" table:display="true" table:show-details="true"/>
                <table:data-pilot-member table:name="8707" table:display="true" table:show-details="true"/>
                <table:data-pilot-member table:name="8710" table:display="true" table:show-details="true"/>
                <table:data-pilot-member table:name="8716" table:display="true" table:show-details="true"/>
                <table:data-pilot-member table:name="8720" table:display="true" table:show-details="true"/>
                <table:data-pilot-member table:name="8729" table:display="true" table:show-details="true"/>
                <table:data-pilot-member table:name="8732" table:display="true" table:show-details="true"/>
                <table:data-pilot-member table:name="8735" table:display="true" table:show-details="true"/>
                <table:data-pilot-member table:name="8738" table:display="true" table:show-details="true"/>
                <table:data-pilot-member table:name="8739" table:display="true" table:show-details="true"/>
                <table:data-pilot-member table:name="8742" table:display="true" table:show-details="true"/>
                <table:data-pilot-member table:name="8748" table:display="true" table:show-details="true"/>
                <table:data-pilot-member table:name="8749" table:display="true" table:show-details="true"/>
                <table:data-pilot-member table:name="8766" table:display="true" table:show-details="true"/>
                <table:data-pilot-member table:name="8770" table:display="true" table:show-details="true"/>
                <table:data-pilot-member table:name="8775" table:display="true" table:show-details="true"/>
                <table:data-pilot-member table:name="8789" table:display="true" table:show-details="true"/>
                <table:data-pilot-member table:name="8790" table:display="true" table:show-details="true"/>
                <table:data-pilot-member table:name="8791" table:display="true" table:show-details="true"/>
                <table:data-pilot-member table:name="8792" table:display="true" table:show-details="true"/>
                <table:data-pilot-member table:name="8799" table:display="true" table:show-details="true"/>
                <table:data-pilot-member table:name="8815" table:display="true" table:show-details="true"/>
                <table:data-pilot-member table:name="8833" table:display="true" table:show-details="true"/>
                <table:data-pilot-member table:name="8835" table:display="true" table:show-details="true"/>
                <table:data-pilot-member table:name="8837" table:display="true" table:show-details="true"/>
                <table:data-pilot-member table:name="8843" table:display="true" table:show-details="true"/>
                <table:data-pilot-member table:name="8852" table:display="true" table:show-details="true"/>
                <table:data-pilot-member table:name="8857" table:display="true" table:show-details="true"/>
                <table:data-pilot-member table:name="8860" table:display="true" table:show-details="true"/>
                <table:data-pilot-member table:name="8863" table:display="true" table:show-details="true"/>
                <table:data-pilot-member table:name="8864" table:display="true" table:show-details="true"/>
                <table:data-pilot-member table:name="8865" table:display="true" table:show-details="true"/>
                <table:data-pilot-member table:name="8877" table:display="true" table:show-details="true"/>
                <table:data-pilot-member table:name="8883" table:display="true" table:show-details="true"/>
                <table:data-pilot-member table:name="8900" table:display="true" table:show-details="true"/>
                <table:data-pilot-member table:name="8909" table:display="true" table:show-details="true"/>
                <table:data-pilot-member table:name="8922" table:display="true" table:show-details="true"/>
                <table:data-pilot-member table:name="8923" table:display="true" table:show-details="true"/>
                <table:data-pilot-member table:name="8940" table:display="true" table:show-details="true"/>
                <table:data-pilot-member table:name="8948" table:display="true" table:show-details="true"/>
                <table:data-pilot-member table:name="8950" table:display="true" table:show-details="true"/>
                <table:data-pilot-member table:name="8962" table:display="true" table:show-details="true"/>
                <table:data-pilot-member table:name="8973" table:display="true" table:show-details="true"/>
                <table:data-pilot-member table:name="8987" table:display="true" table:show-details="true"/>
                <table:data-pilot-member table:name="9009" table:display="true" table:show-details="true"/>
                <table:data-pilot-member table:name="9020" table:display="true" table:show-details="true"/>
                <table:data-pilot-member table:name="9049" table:display="true" table:show-details="true"/>
                <table:data-pilot-member table:name="9069" table:display="true" table:show-details="true"/>
                <table:data-pilot-member table:name="9073" table:display="true" table:show-details="true"/>
                <table:data-pilot-member table:name="9093" table:display="true" table:show-details="true"/>
                <table:data-pilot-member table:name="9094" table:display="true" table:show-details="true"/>
                <table:data-pilot-member table:name="9096" table:display="true" table:show-details="true"/>
                <table:data-pilot-member table:name="9102" table:display="true" table:show-details="true"/>
                <table:data-pilot-member table:name="9116" table:display="true" table:show-details="true"/>
                <table:data-pilot-member table:name="9124" table:display="true" table:show-details="true"/>
                <table:data-pilot-member table:name="9125" table:display="true" table:show-details="true"/>
                <table:data-pilot-member table:name="9129" table:display="true" table:show-details="true"/>
                <table:data-pilot-member table:name="9148" table:display="true" table:show-details="true"/>
                <table:data-pilot-member table:name="9150" table:display="true" table:show-details="true"/>
                <table:data-pilot-member table:name="9161" table:display="true" table:show-details="true"/>
                <table:data-pilot-member table:name="9191" table:display="true" table:show-details="true"/>
                <table:data-pilot-member table:name="9199" table:display="true" table:show-details="true"/>
                <table:data-pilot-member table:name="9200" table:display="true" table:show-details="true"/>
                <table:data-pilot-member table:name="9203" table:display="true" table:show-details="true"/>
                <table:data-pilot-member table:name="9207" table:display="true" table:show-details="true"/>
                <table:data-pilot-member table:name="9211" table:display="true" table:show-details="true"/>
                <table:data-pilot-member table:name="9218" table:display="true" table:show-details="true"/>
                <table:data-pilot-member table:name="9223" table:display="true" table:show-details="true"/>
                <table:data-pilot-member table:name="9233" table:display="true" table:show-details="true"/>
                <table:data-pilot-member table:name="9242" table:display="true" table:show-details="true"/>
                <table:data-pilot-member table:name="9245" table:display="true" table:show-details="true"/>
                <table:data-pilot-member table:name="9249" table:display="true" table:show-details="true"/>
                <table:data-pilot-member table:name="9265" table:display="true" table:show-details="true"/>
                <table:data-pilot-member table:name="9269" table:display="true" table:show-details="true"/>
                <table:data-pilot-member table:name="9281" table:display="true" table:show-details="true"/>
                <table:data-pilot-member table:name="9285" table:display="true" table:show-details="true"/>
                <table:data-pilot-member table:name="9287" table:display="true" table:show-details="true"/>
                <table:data-pilot-member table:name="9295" table:display="true" table:show-details="true"/>
                <table:data-pilot-member table:name="9303" table:display="true" table:show-details="true"/>
                <table:data-pilot-member table:name="9304" table:display="true" table:show-details="true"/>
                <table:data-pilot-member table:name="9322" table:display="true" table:show-details="true"/>
                <table:data-pilot-member table:name="9327" table:display="true" table:show-details="true"/>
                <table:data-pilot-member table:name="9332" table:display="true" table:show-details="true"/>
                <table:data-pilot-member table:name="9347" table:display="true" table:show-details="true"/>
                <table:data-pilot-member table:name="9349" table:display="true" table:show-details="true"/>
                <table:data-pilot-member table:name="9353" table:display="true" table:show-details="true"/>
                <table:data-pilot-member table:name="9355" table:display="true" table:show-details="true"/>
                <table:data-pilot-member table:name="9362" table:display="true" table:show-details="true"/>
                <table:data-pilot-member table:name="9364" table:display="true" table:show-details="true"/>
                <table:data-pilot-member table:name="9379" table:display="true" table:show-details="true"/>
                <table:data-pilot-member table:name="9390" table:display="true" table:show-details="true"/>
                <table:data-pilot-member table:name="9394" table:display="true" table:show-details="true"/>
                <table:data-pilot-member table:name="9407" table:display="true" table:show-details="true"/>
                <table:data-pilot-member table:name="9427" table:display="true" table:show-details="true"/>
                <table:data-pilot-member table:name="9434" table:display="true" table:show-details="true"/>
                <table:data-pilot-member table:name="9439" table:display="true" table:show-details="true"/>
                <table:data-pilot-member table:name="9449" table:display="true" table:show-details="true"/>
                <table:data-pilot-member table:name="9461" table:display="true" table:show-details="true"/>
                <table:data-pilot-member table:name="9464" table:display="true" table:show-details="true"/>
                <table:data-pilot-member table:name="9474" table:display="true" table:show-details="true"/>
                <table:data-pilot-member table:name="9505" table:display="true" table:show-details="true"/>
                <table:data-pilot-member table:name="9529" table:display="true" table:show-details="true"/>
                <table:data-pilot-member table:name="9539" table:display="true" table:show-details="true"/>
                <table:data-pilot-member table:name="9543" table:display="true" table:show-details="true"/>
                <table:data-pilot-member table:name="9554" table:display="true" table:show-details="true"/>
                <table:data-pilot-member table:name="9568" table:display="true" table:show-details="true"/>
                <table:data-pilot-member table:name="9573" table:display="true" table:show-details="true"/>
                <table:data-pilot-member table:name="9575" table:display="true" table:show-details="true"/>
                <table:data-pilot-member table:name="9582" table:display="true" table:show-details="true"/>
                <table:data-pilot-member table:name="9597" table:display="true" table:show-details="true"/>
                <table:data-pilot-member table:name="9614" table:display="true" table:show-details="true"/>
                <table:data-pilot-member table:name="9624" table:display="true" table:show-details="true"/>
                <table:data-pilot-member table:name="9635" table:display="true" table:show-details="true"/>
                <table:data-pilot-member table:name="9640" table:display="true" table:show-details="true"/>
                <table:data-pilot-member table:name="9647" table:display="true" table:show-details="true"/>
                <table:data-pilot-member table:name="9677" table:display="true" table:show-details="true"/>
                <table:data-pilot-member table:name="9683" table:display="true" table:show-details="true"/>
                <table:data-pilot-member table:name="9691" table:display="true" table:show-details="true"/>
                <table:data-pilot-member table:name="9697" table:display="true" table:show-details="true"/>
                <table:data-pilot-member table:name="9698" table:display="true" table:show-details="true"/>
                <table:data-pilot-member table:name="9714" table:display="true" table:show-details="true"/>
                <table:data-pilot-member table:name="9716" table:display="true" table:show-details="true"/>
                <table:data-pilot-member table:name="9718" table:display="true" table:show-details="true"/>
                <table:data-pilot-member table:name="9738" table:display="true" table:show-details="true"/>
                <table:data-pilot-member table:name="9788" table:display="true" table:show-details="true"/>
                <table:data-pilot-member table:name="9791" table:display="true" table:show-details="true"/>
                <table:data-pilot-member table:name="9804" table:display="true" table:show-details="true"/>
                <table:data-pilot-member table:name="9806" table:display="true" table:show-details="true"/>
                <table:data-pilot-member table:name="9809" table:display="true" table:show-details="true"/>
                <table:data-pilot-member table:name="9810" table:display="true" table:show-details="true"/>
                <table:data-pilot-member table:name="9813" table:display="true" table:show-details="true"/>
                <table:data-pilot-member table:name="9843" table:display="true" table:show-details="true"/>
                <table:data-pilot-member table:name="9845" table:display="true" table:show-details="true"/>
                <table:data-pilot-member table:name="9846" table:display="true" table:show-details="true"/>
                <table:data-pilot-member table:name="9857" table:display="true" table:show-details="true"/>
                <table:data-pilot-member table:name="9868" table:display="true" table:show-details="true"/>
                <table:data-pilot-member table:name="9877" table:display="true" table:show-details="true"/>
                <table:data-pilot-member table:name="9883" table:display="true" table:show-details="true"/>
                <table:data-pilot-member table:name="9921" table:display="true" table:show-details="true"/>
                <table:data-pilot-member table:name="9923" table:display="true" table:show-details="true"/>
                <table:data-pilot-member table:name="9926" table:display="true" table:show-details="true"/>
                <table:data-pilot-member table:name="9947" table:display="true" table:show-details="true"/>
                <table:data-pilot-member table:name="9948" table:display="true" table:show-details="true"/>
                <table:data-pilot-member table:name="9951" table:display="true" table:show-details="true"/>
                <table:data-pilot-member table:name="9954" table:display="true" table:show-details="true"/>
                <table:data-pilot-member table:name="9970" table:display="true" table:show-details="true"/>
                <table:data-pilot-member table:name="9996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9" table:display="true" table:show-details="true"/>
                <table:data-pilot-member table:name="10020" table:display="true" table:show-details="true"/>
                <table:data-pilot-member table:name="10022" table:display="true" table:show-details="true"/>
                <table:data-pilot-member table:name="10024" table:display="true" table:show-details="true"/>
                <table:data-pilot-member table:name="10038" table:display="true" table:show-details="true"/>
                <table:data-pilot-member table:name="10051" table:display="true" table:show-details="true"/>
                <table:data-pilot-member table:name="10057" table:display="true" table:show-details="true"/>
                <table:data-pilot-member table:name="10095" table:display="true" table:show-details="true"/>
                <table:data-pilot-member table:name="10099" table:display="true" table:show-details="true"/>
                <table:data-pilot-member table:name="10127" table:display="true" table:show-details="true"/>
                <table:data-pilot-member table:name="10137" table:display="true" table:show-details="true"/>
                <table:data-pilot-member table:name="10141" table:display="true" table:show-details="true"/>
                <table:data-pilot-member table:name="10149" table:display="true" table:show-details="true"/>
                <table:data-pilot-member table:name="10153" table:display="true" table:show-details="true"/>
                <table:data-pilot-member table:name="10183" table:display="true" table:show-details="true"/>
                <table:data-pilot-member table:name="10192" table:display="true" table:show-details="true"/>
                <table:data-pilot-member table:name="10230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60" table:display="true" table:show-details="true"/>
                <table:data-pilot-member table:name="10282" table:display="true" table:show-details="true"/>
                <table:data-pilot-member table:name="10306" table:display="true" table:show-details="true"/>
                <table:data-pilot-member table:name="10308" table:display="true" table:show-details="true"/>
                <table:data-pilot-member table:name="10313" table:display="true" table:show-details="true"/>
                <table:data-pilot-member table:name="10319" table:display="true" table:show-details="true"/>
                <table:data-pilot-member table:name="10336" table:display="true" table:show-details="true"/>
                <table:data-pilot-member table:name="10340" table:display="true" table:show-details="true"/>
                <table:data-pilot-member table:name="10341" table:display="true" table:show-details="true"/>
                <table:data-pilot-member table:name="10360" table:display="true" table:show-details="true"/>
                <table:data-pilot-member table:name="10371" table:display="true" table:show-details="true"/>
                <table:data-pilot-member table:name="10375" table:display="true" table:show-details="true"/>
                <table:data-pilot-member table:name="10384" table:display="true" table:show-details="true"/>
                <table:data-pilot-member table:name="10387" table:display="true" table:show-details="true"/>
                <table:data-pilot-member table:name="10391" table:display="true" table:show-details="true"/>
                <table:data-pilot-member table:name="10397" table:display="true" table:show-details="true"/>
                <table:data-pilot-member table:name="10399" table:display="true" table:show-details="true"/>
                <table:data-pilot-member table:name="10423" table:display="true" table:show-details="true"/>
                <table:data-pilot-member table:name="10431" table:display="true" table:show-details="true"/>
                <table:data-pilot-member table:name="10447" table:display="true" table:show-details="true"/>
                <table:data-pilot-member table:name="10463" table:display="true" table:show-details="true"/>
                <table:data-pilot-member table:name="10470" table:display="true" table:show-details="true"/>
                <table:data-pilot-member table:name="10476" table:display="true" table:show-details="true"/>
                <table:data-pilot-member table:name="10477" table:display="true" table:show-details="true"/>
                <table:data-pilot-member table:name="10484" table:display="true" table:show-details="true"/>
                <table:data-pilot-member table:name="10491" table:display="true" table:show-details="true"/>
                <table:data-pilot-member table:name="10506" table:display="true" table:show-details="true"/>
                <table:data-pilot-member table:name="10507" table:display="true" table:show-details="true"/>
                <table:data-pilot-member table:name="10512" table:display="true" table:show-details="true"/>
                <table:data-pilot-member table:name="10521" table:display="true" table:show-details="true"/>
                <table:data-pilot-member table:name="10531" table:display="true" table:show-details="true"/>
                <table:data-pilot-member table:name="10535" table:display="true" table:show-details="true"/>
                <table:data-pilot-member table:name="10544" table:display="true" table:show-details="true"/>
                <table:data-pilot-member table:name="10564" table:display="true" table:show-details="true"/>
                <table:data-pilot-member table:name="10580" table:display="true" table:show-details="true"/>
                <table:data-pilot-member table:name="10596" table:display="true" table:show-details="true"/>
                <table:data-pilot-member table:name="10626" table:display="true" table:show-details="true"/>
                <table:data-pilot-member table:name="10635" table:display="true" table:show-details="true"/>
                <table:data-pilot-member table:name="10646" table:display="true" table:show-details="true"/>
                <table:data-pilot-member table:name="10650" table:display="true" table:show-details="true"/>
                <table:data-pilot-member table:name="10651" table:display="true" table:show-details="true"/>
                <table:data-pilot-member table:name="10660" table:display="true" table:show-details="true"/>
                <table:data-pilot-member table:name="10691" table:display="true" table:show-details="true"/>
                <table:data-pilot-member table:name="10699" table:display="true" table:show-details="true"/>
                <table:data-pilot-member table:name="10704" table:display="true" table:show-details="true"/>
                <table:data-pilot-member table:name="10706" table:display="true" table:show-details="true"/>
                <table:data-pilot-member table:name="10721" table:display="true" table:show-details="true"/>
                <table:data-pilot-member table:name="10740" table:display="true" table:show-details="true"/>
                <table:data-pilot-member table:name="10763" table:display="true" table:show-details="true"/>
                <table:data-pilot-member table:name="10765" table:display="true" table:show-details="true"/>
                <table:data-pilot-member table:name="10788" table:display="true" table:show-details="true"/>
                <table:data-pilot-member table:name="10791" table:display="true" table:show-details="true"/>
                <table:data-pilot-member table:name="10792" table:display="true" table:show-details="true"/>
                <table:data-pilot-member table:name="10810" table:display="true" table:show-details="true"/>
                <table:data-pilot-member table:name="10840" table:display="true" table:show-details="true"/>
                <table:data-pilot-member table:name="10845" table:display="true" table:show-details="true"/>
                <table:data-pilot-member table:name="10854" table:display="true" table:show-details="true"/>
                <table:data-pilot-member table:name="10862" table:display="true" table:show-details="true"/>
                <table:data-pilot-member table:name="10898" table:display="true" table:show-details="true"/>
                <table:data-pilot-member table:name="10908" table:display="true" table:show-details="true"/>
                <table:data-pilot-member table:name="10925" table:display="true" table:show-details="true"/>
                <table:data-pilot-member table:name="10930" table:display="true" table:show-details="true"/>
                <table:data-pilot-member table:name="10932" table:display="true" table:show-details="true"/>
                <table:data-pilot-member table:name="10942" table:display="true" table:show-details="true"/>
                <table:data-pilot-member table:name="10958" table:display="true" table:show-details="true"/>
                <table:data-pilot-member table:name="10960" table:display="true" table:show-details="true"/>
                <table:data-pilot-member table:name="10978" table:display="true" table:show-details="true"/>
                <table:data-pilot-member table:name="10987" table:display="true" table:show-details="true"/>
                <table:data-pilot-member table:name="10990" table:display="true" table:show-details="true"/>
                <table:data-pilot-member table:name="11000" table:display="true" table:show-details="true"/>
                <table:data-pilot-member table:name="11008" table:display="true" table:show-details="true"/>
                <table:data-pilot-member table:name="11015" table:display="true" table:show-details="true"/>
                <table:data-pilot-member table:name="11069" table:display="true" table:show-details="true"/>
                <table:data-pilot-member table:name="11073" table:display="true" table:show-details="true"/>
                <table:data-pilot-member table:name="11077" table:display="true" table:show-details="true"/>
                <table:data-pilot-member table:name="11101" table:display="true" table:show-details="true"/>
                <table:data-pilot-member table:name="11103" table:display="true" table:show-details="true"/>
                <table:data-pilot-member table:name="11117" table:display="true" table:show-details="true"/>
                <table:data-pilot-member table:name="11125" table:display="true" table:show-details="true"/>
                <table:data-pilot-member table:name="11132" table:display="true" table:show-details="true"/>
                <table:data-pilot-member table:name="11134" table:display="true" table:show-details="true"/>
                <table:data-pilot-member table:name="11155" table:display="true" table:show-details="true"/>
                <table:data-pilot-member table:name="11172" table:display="true" table:show-details="true"/>
                <table:data-pilot-member table:name="11192" table:display="true" table:show-details="true"/>
                <table:data-pilot-member table:name="11203" table:display="true" table:show-details="true"/>
                <table:data-pilot-member table:name="11205" table:display="true" table:show-details="true"/>
                <table:data-pilot-member table:name="11208" table:display="true" table:show-details="true"/>
                <table:data-pilot-member table:name="11215" table:display="true" table:show-details="true"/>
                <table:data-pilot-member table:name="11255" table:display="true" table:show-details="true"/>
                <table:data-pilot-member table:name="11268" table:display="true" table:show-details="true"/>
                <table:data-pilot-member table:name="11272" table:display="true" table:show-details="true"/>
                <table:data-pilot-member table:name="11275" table:display="true" table:show-details="true"/>
                <table:data-pilot-member table:name="11277" table:display="true" table:show-details="true"/>
                <table:data-pilot-member table:name="11278" table:display="true" table:show-details="true"/>
                <table:data-pilot-member table:name="11314" table:display="true" table:show-details="true"/>
                <table:data-pilot-member table:name="11330" table:display="true" table:show-details="true"/>
                <table:data-pilot-member table:name="11333" table:display="true" table:show-details="true"/>
                <table:data-pilot-member table:name="11338" table:display="true" table:show-details="true"/>
                <table:data-pilot-member table:name="11351" table:display="true" table:show-details="true"/>
                <table:data-pilot-member table:name="11361" table:display="true" table:show-details="true"/>
                <table:data-pilot-member table:name="11365" table:display="true" table:show-details="true"/>
                <table:data-pilot-member table:name="11371" table:display="true" table:show-details="true"/>
                <table:data-pilot-member table:name="11384" table:display="true" table:show-details="true"/>
                <table:data-pilot-member table:name="11387" table:display="true" table:show-details="true"/>
                <table:data-pilot-member table:name="11391" table:display="true" table:show-details="true"/>
                <table:data-pilot-member table:name="11393" table:display="true" table:show-details="true"/>
                <table:data-pilot-member table:name="11401" table:display="true" table:show-details="true"/>
                <table:data-pilot-member table:name="11402" table:display="true" table:show-details="true"/>
                <table:data-pilot-member table:name="11404" table:display="true" table:show-details="true"/>
                <table:data-pilot-member table:name="11420" table:display="true" table:show-details="true"/>
                <table:data-pilot-member table:name="11429" table:display="true" table:show-details="true"/>
                <table:data-pilot-member table:name="11433" table:display="true" table:show-details="true"/>
                <table:data-pilot-member table:name="11436" table:display="true" table:show-details="true"/>
                <table:data-pilot-member table:name="11438" table:display="true" table:show-details="true"/>
                <table:data-pilot-member table:name="11447" table:display="true" table:show-details="true"/>
                <table:data-pilot-member table:name="11451" table:display="true" table:show-details="true"/>
                <table:data-pilot-member table:name="11453" table:display="true" table:show-details="true"/>
                <table:data-pilot-member table:name="11454" table:display="true" table:show-details="true"/>
                <table:data-pilot-member table:name="11458" table:display="true" table:show-details="true"/>
                <table:data-pilot-member table:name="11471" table:display="true" table:show-details="true"/>
                <table:data-pilot-member table:name="11475" table:display="true" table:show-details="true"/>
                <table:data-pilot-member table:name="11479" table:display="true" table:show-details="true"/>
                <table:data-pilot-member table:name="11495" table:display="true" table:show-details="true"/>
                <table:data-pilot-member table:name="11526" table:display="true" table:show-details="true"/>
                <table:data-pilot-member table:name="11529" table:display="true" table:show-details="true"/>
                <table:data-pilot-member table:name="11535" table:display="true" table:show-details="true"/>
                <table:data-pilot-member table:name="11551" table:display="true" table:show-details="true"/>
                <table:data-pilot-member table:name="11554" table:display="true" table:show-details="true"/>
                <table:data-pilot-member table:name="11558" table:display="true" table:show-details="true"/>
                <table:data-pilot-member table:name="11560" table:display="true" table:show-details="true"/>
                <table:data-pilot-member table:name="11563" table:display="true" table:show-details="true"/>
                <table:data-pilot-member table:name="11574" table:display="true" table:show-details="true"/>
                <table:data-pilot-member table:name="11576" table:display="true" table:show-details="true"/>
                <table:data-pilot-member table:name="11577" table:display="true" table:show-details="true"/>
                <table:data-pilot-member table:name="11588" table:display="true" table:show-details="true"/>
                <table:data-pilot-member table:name="11604" table:display="true" table:show-details="true"/>
                <table:data-pilot-member table:name="11606" table:display="true" table:show-details="true"/>
                <table:data-pilot-member table:name="11610" table:display="true" table:show-details="true"/>
                <table:data-pilot-member table:name="11617" table:display="true" table:show-details="true"/>
                <table:data-pilot-member table:name="11626" table:display="true" table:show-details="true"/>
                <table:data-pilot-member table:name="11637" table:display="true" table:show-details="true"/>
                <table:data-pilot-member table:name="11658" table:display="true" table:show-details="true"/>
                <table:data-pilot-member table:name="11668" table:display="true" table:show-details="true"/>
                <table:data-pilot-member table:name="11708" table:display="true" table:show-details="true"/>
                <table:data-pilot-member table:name="11730" table:display="true" table:show-details="true"/>
                <table:data-pilot-member table:name="11746" table:display="true" table:show-details="true"/>
                <table:data-pilot-member table:name="11751" table:display="true" table:show-details="true"/>
                <table:data-pilot-member table:name="11755" table:display="true" table:show-details="true"/>
                <table:data-pilot-member table:name="11756" table:display="true" table:show-details="true"/>
                <table:data-pilot-member table:name="11770" table:display="true" table:show-details="true"/>
                <table:data-pilot-member table:name="11773" table:display="true" table:show-details="true"/>
                <table:data-pilot-member table:name="11776" table:display="true" table:show-details="true"/>
                <table:data-pilot-member table:name="11780" table:display="true" table:show-details="true"/>
                <table:data-pilot-member table:name="11810" table:display="true" table:show-details="true"/>
                <table:data-pilot-member table:name="11819" table:display="true" table:show-details="true"/>
                <table:data-pilot-member table:name="11821" table:display="true" table:show-details="true"/>
                <table:data-pilot-member table:name="11836" table:display="true" table:show-details="true"/>
                <table:data-pilot-member table:name="11839" table:display="true" table:show-details="true"/>
                <table:data-pilot-member table:name="11850" table:display="true" table:show-details="true"/>
                <table:data-pilot-member table:name="11862" table:display="true" table:show-details="true"/>
                <table:data-pilot-member table:name="11875" table:display="true" table:show-details="true"/>
                <table:data-pilot-member table:name="11900" table:display="true" table:show-details="true"/>
                <table:data-pilot-member table:name="11930" table:display="true" table:show-details="true"/>
                <table:data-pilot-member table:name="11936" table:display="true" table:show-details="true"/>
                <table:data-pilot-member table:name="11953" table:display="true" table:show-details="true"/>
                <table:data-pilot-member table:name="11956" table:display="true" table:show-details="true"/>
                <table:data-pilot-member table:name="11963" table:display="true" table:show-details="true"/>
                <table:data-pilot-member table:name="11993" table:display="true" table:show-details="true"/>
                <table:data-pilot-member table:name="11997" table:display="true" table:show-details="true"/>
                <table:data-pilot-member table:name="12003" table:display="true" table:show-details="true"/>
                <table:data-pilot-member table:name="12018" table:display="true" table:show-details="true"/>
                <table:data-pilot-member table:name="12059" table:display="true" table:show-details="true"/>
                <table:data-pilot-member table:name="12077" table:display="true" table:show-details="true"/>
                <table:data-pilot-member table:name="12097" table:display="true" table:show-details="true"/>
                <table:data-pilot-member table:name="12106" table:display="true" table:show-details="true"/>
                <table:data-pilot-member table:name="12132" table:display="true" table:show-details="true"/>
                <table:data-pilot-member table:name="12138" table:display="true" table:show-details="true"/>
                <table:data-pilot-member table:name="12150" table:display="true" table:show-details="true"/>
                <table:data-pilot-member table:name="12186" table:display="true" table:show-details="true"/>
                <table:data-pilot-member table:name="12187" table:display="true" table:show-details="true"/>
                <table:data-pilot-member table:name="12204" table:display="true" table:show-details="true"/>
                <table:data-pilot-member table:name="12215" table:display="true" table:show-details="true"/>
                <table:data-pilot-member table:name="12244" table:display="true" table:show-details="true"/>
                <table:data-pilot-member table:name="12247" table:display="true" table:show-details="true"/>
                <table:data-pilot-member table:name="12250" table:display="true" table:show-details="true"/>
                <table:data-pilot-member table:name="12263" table:display="true" table:show-details="true"/>
                <table:data-pilot-member table:name="12270" table:display="true" table:show-details="true"/>
                <table:data-pilot-member table:name="12286" table:display="true" table:show-details="true"/>
                <table:data-pilot-member table:name="12292" table:display="true" table:show-details="true"/>
                <table:data-pilot-member table:name="12295" table:display="true" table:show-details="true"/>
                <table:data-pilot-member table:name="12307" table:display="true" table:show-details="true"/>
                <table:data-pilot-member table:name="12318" table:display="true" table:show-details="true"/>
                <table:data-pilot-member table:name="12322" table:display="true" table:show-details="true"/>
                <table:data-pilot-member table:name="12325" table:display="true" table:show-details="true"/>
                <table:data-pilot-member table:name="12336" table:display="true" table:show-details="true"/>
                <table:data-pilot-member table:name="12339" table:display="true" table:show-details="true"/>
                <table:data-pilot-member table:name="12341" table:display="true" table:show-details="true"/>
                <table:data-pilot-member table:name="12348" table:display="true" table:show-details="true"/>
                <table:data-pilot-member table:name="12352" table:display="true" table:show-details="true"/>
                <table:data-pilot-member table:name="12353" table:display="true" table:show-details="true"/>
                <table:data-pilot-member table:name="12357" table:display="true" table:show-details="true"/>
                <table:data-pilot-member table:name="12363" table:display="true" table:show-details="true"/>
                <table:data-pilot-member table:name="12365" table:display="true" table:show-details="true"/>
                <table:data-pilot-member table:name="12371" table:display="true" table:show-details="true"/>
                <table:data-pilot-member table:name="12392" table:display="true" table:show-details="true"/>
                <table:data-pilot-member table:name="12396" table:display="true" table:show-details="true"/>
                <table:data-pilot-member table:name="12399" table:display="true" table:show-details="true"/>
                <table:data-pilot-member table:name="12420" table:display="true" table:show-details="true"/>
                <table:data-pilot-member table:name="12422" table:display="true" table:show-details="true"/>
                <table:data-pilot-member table:name="12457" table:display="true" table:show-details="true"/>
                <table:data-pilot-member table:name="12474" table:display="true" table:show-details="true"/>
                <table:data-pilot-member table:name="12488" table:display="true" table:show-details="true"/>
                <table:data-pilot-member table:name="12498" table:display="true" table:show-details="true"/>
                <table:data-pilot-member table:name="12500" table:display="true" table:show-details="true"/>
                <table:data-pilot-member table:name="12504" table:display="true" table:show-details="true"/>
                <table:data-pilot-member table:name="12507" table:display="true" table:show-details="true"/>
                <table:data-pilot-member table:name="12515" table:display="true" table:show-details="true"/>
                <table:data-pilot-member table:name="12517" table:display="true" table:show-details="true"/>
                <table:data-pilot-member table:name="12535" table:display="true" table:show-details="true"/>
                <table:data-pilot-member table:name="12556" table:display="true" table:show-details="true"/>
                <table:data-pilot-member table:name="12564" table:display="true" table:show-details="true"/>
                <table:data-pilot-member table:name="12565" table:display="true" table:show-details="true"/>
                <table:data-pilot-member table:name="12575" table:display="true" table:show-details="true"/>
                <table:data-pilot-member table:name="12585" table:display="true" table:show-details="true"/>
                <table:data-pilot-member table:name="12593" table:display="true" table:show-details="true"/>
                <table:data-pilot-member table:name="12601" table:display="true" table:show-details="true"/>
                <table:data-pilot-member table:name="12609" table:display="true" table:show-details="true"/>
                <table:data-pilot-member table:name="12647" table:display="true" table:show-details="true"/>
                <table:data-pilot-member table:name="12650" table:display="true" table:show-details="true"/>
                <table:data-pilot-member table:name="12668" table:display="true" table:show-details="true"/>
                <table:data-pilot-member table:name="12678" table:display="true" table:show-details="true"/>
                <table:data-pilot-member table:name="12686" table:display="true" table:show-details="true"/>
                <table:data-pilot-member table:name="12693" table:display="true" table:show-details="true"/>
                <table:data-pilot-member table:name="12695" table:display="true" table:show-details="true"/>
                <table:data-pilot-member table:name="12697" table:display="true" table:show-details="true"/>
                <table:data-pilot-member table:name="12707" table:display="true" table:show-details="true"/>
                <table:data-pilot-member table:name="12720" table:display="true" table:show-details="true"/>
                <table:data-pilot-member table:name="12722" table:display="true" table:show-details="true"/>
                <table:data-pilot-member table:name="12727" table:display="true" table:show-details="true"/>
                <table:data-pilot-member table:name="12729" table:display="true" table:show-details="true"/>
                <table:data-pilot-member table:name="12744" table:display="true" table:show-details="true"/>
                <table:data-pilot-member table:name="12757" table:display="true" table:show-details="true"/>
                <table:data-pilot-member table:name="12762" table:display="true" table:show-details="true"/>
                <table:data-pilot-member table:name="12772" table:display="true" table:show-details="true"/>
                <table:data-pilot-member table:name="12773" table:display="true" table:show-details="true"/>
                <table:data-pilot-member table:name="12779" table:display="true" table:show-details="true"/>
                <table:data-pilot-member table:name="12786" table:display="true" table:show-details="true"/>
                <table:data-pilot-member table:name="12795" table:display="true" table:show-details="true"/>
                <table:data-pilot-member table:name="12815" table:display="true" table:show-details="true"/>
                <table:data-pilot-member table:name="12816" table:display="true" table:show-details="true"/>
                <table:data-pilot-member table:name="12826" table:display="true" table:show-details="true"/>
                <table:data-pilot-member table:name="12842" table:display="true" table:show-details="true"/>
                <table:data-pilot-member table:name="12843" table:display="true" table:show-details="true"/>
                <table:data-pilot-member table:name="12847" table:display="true" table:show-details="true"/>
                <table:data-pilot-member table:name="12848" table:display="true" table:show-details="true"/>
                <table:data-pilot-member table:name="12862" table:display="true" table:show-details="true"/>
                <table:data-pilot-member table:name="12866" table:display="true" table:show-details="true"/>
                <table:data-pilot-member table:name="12869" table:display="true" table:show-details="true"/>
                <table:data-pilot-member table:name="12894" table:display="true" table:show-details="true"/>
                <table:data-pilot-member table:name="12913" table:display="true" table:show-details="true"/>
                <table:data-pilot-member table:name="12922" table:display="true" table:show-details="true"/>
                <table:data-pilot-member table:name="12931" table:display="true" table:show-details="true"/>
                <table:data-pilot-member table:name="12937" table:display="true" table:show-details="true"/>
                <table:data-pilot-member table:name="12938" table:display="true" table:show-details="true"/>
                <table:data-pilot-member table:name="12943" table:display="true" table:show-details="true"/>
                <table:data-pilot-member table:name="12955" table:display="true" table:show-details="true"/>
                <table:data-pilot-member table:name="12960" table:display="true" table:show-details="true"/>
                <table:data-pilot-member table:name="12967" table:display="true" table:show-details="true"/>
                <table:data-pilot-member table:name="12973" table:display="true" table:show-details="true"/>
                <table:data-pilot-member table:name="12978" table:display="true" table:show-details="true"/>
                <table:data-pilot-member table:name="12985" table:display="true" table:show-details="true"/>
                <table:data-pilot-member table:name="12987" table:display="true" table:show-details="true"/>
                <table:data-pilot-member table:name="12995" table:display="true" table:show-details="true"/>
                <table:data-pilot-member table:name="13020" table:display="true" table:show-details="true"/>
                <table:data-pilot-member table:name="13040" table:display="true" table:show-details="true"/>
                <table:data-pilot-member table:name="13051" table:display="true" table:show-details="true"/>
                <table:data-pilot-member table:name="13056" table:display="true" table:show-details="true"/>
                <table:data-pilot-member table:name="13063" table:display="true" table:show-details="true"/>
                <table:data-pilot-member table:name="13068" table:display="true" table:show-details="true"/>
                <table:data-pilot-member table:name="13075" table:display="true" table:show-details="true"/>
                <table:data-pilot-member table:name="13088" table:display="true" table:show-details="true"/>
                <table:data-pilot-member table:name="13095" table:display="true" table:show-details="true"/>
                <table:data-pilot-member table:name="13104" table:display="true" table:show-details="true"/>
                <table:data-pilot-member table:name="13113" table:display="true" table:show-details="true"/>
                <table:data-pilot-member table:name="13120" table:display="true" table:show-details="true"/>
                <table:data-pilot-member table:name="13137" table:display="true" table:show-details="true"/>
                <table:data-pilot-member table:name="13141" table:display="true" table:show-details="true"/>
                <table:data-pilot-member table:name="13145" table:display="true" table:show-details="true"/>
                <table:data-pilot-member table:name="13151" table:display="true" table:show-details="true"/>
                <table:data-pilot-member table:name="13153" table:display="true" table:show-details="true"/>
                <table:data-pilot-member table:name="13157" table:display="true" table:show-details="true"/>
                <table:data-pilot-member table:name="13188" table:display="true" table:show-details="true"/>
                <table:data-pilot-member table:name="13190" table:display="true" table:show-details="true"/>
                <table:data-pilot-member table:name="13204" table:display="true" table:show-details="true"/>
                <table:data-pilot-member table:name="13205" table:display="true" table:show-details="true"/>
                <table:data-pilot-member table:name="13229" table:display="true" table:show-details="true"/>
                <table:data-pilot-member table:name="13239" table:display="true" table:show-details="true"/>
                <table:data-pilot-member table:name="13243" table:display="true" table:show-details="true"/>
                <table:data-pilot-member table:name="13283" table:display="true" table:show-details="true"/>
                <table:data-pilot-member table:name="13284" table:display="true" table:show-details="true"/>
                <table:data-pilot-member table:name="13285" table:display="true" table:show-details="true"/>
                <table:data-pilot-member table:name="13311" table:display="true" table:show-details="true"/>
                <table:data-pilot-member table:name="13317" table:display="true" table:show-details="true"/>
                <table:data-pilot-member table:name="13328" table:display="true" table:show-details="true"/>
                <table:data-pilot-member table:name="13341" table:display="true" table:show-details="true"/>
                <table:data-pilot-member table:name="13344" table:display="true" table:show-details="true"/>
                <table:data-pilot-member table:name="13347" table:display="true" table:show-details="true"/>
                <table:data-pilot-member table:name="13357" table:display="true" table:show-details="true"/>
                <table:data-pilot-member table:name="13366" table:display="true" table:show-details="true"/>
                <table:data-pilot-member table:name="13387" table:display="true" table:show-details="true"/>
                <table:data-pilot-member table:name="13395" table:display="true" table:show-details="true"/>
                <table:data-pilot-member table:name="13396" table:display="true" table:show-details="true"/>
                <table:data-pilot-member table:name="13411" table:display="true" table:show-details="true"/>
                <table:data-pilot-member table:name="13434" table:display="true" table:show-details="true"/>
                <table:data-pilot-member table:name="13444" table:display="true" table:show-details="true"/>
                <table:data-pilot-member table:name="13473" table:display="true" table:show-details="true"/>
                <table:data-pilot-member table:name="13475" table:display="true" table:show-details="true"/>
                <table:data-pilot-member table:name="13485" table:display="true" table:show-details="true"/>
                <table:data-pilot-member table:name="13489" table:display="true" table:show-details="true"/>
                <table:data-pilot-member table:name="13504" table:display="true" table:show-details="true"/>
                <table:data-pilot-member table:name="13505" table:display="true" table:show-details="true"/>
                <table:data-pilot-member table:name="13507" table:display="true" table:show-details="true"/>
                <table:data-pilot-member table:name="13511" table:display="true" table:show-details="true"/>
                <table:data-pilot-member table:name="13513" table:display="true" table:show-details="true"/>
                <table:data-pilot-member table:name="13518" table:display="true" table:show-details="true"/>
                <table:data-pilot-member table:name="13522" table:display="true" table:show-details="true"/>
                <table:data-pilot-member table:name="13532" table:display="true" table:show-details="true"/>
                <table:data-pilot-member table:name="13535" table:display="true" table:show-details="true"/>
                <table:data-pilot-member table:name="13537" table:display="true" table:show-details="true"/>
                <table:data-pilot-member table:name="13544" table:display="true" table:show-details="true"/>
                <table:data-pilot-member table:name="13545" table:display="true" table:show-details="true"/>
                <table:data-pilot-member table:name="13556" table:display="true" table:show-details="true"/>
                <table:data-pilot-member table:name="13570" table:display="true" table:show-details="true"/>
                <table:data-pilot-member table:name="13571" table:display="true" table:show-details="true"/>
                <table:data-pilot-member table:name="13599" table:display="true" table:show-details="true"/>
                <table:data-pilot-member table:name="13606" table:display="true" table:show-details="true"/>
                <table:data-pilot-member table:name="13609" table:display="true" table:show-details="true"/>
                <table:data-pilot-member table:name="13616" table:display="true" table:show-details="true"/>
                <table:data-pilot-member table:name="13634" table:display="true" table:show-details="true"/>
                <table:data-pilot-member table:name="13655" table:display="true" table:show-details="true"/>
                <table:data-pilot-member table:name="13656" table:display="true" table:show-details="true"/>
                <table:data-pilot-member table:name="13670" table:display="true" table:show-details="true"/>
                <table:data-pilot-member table:name="13671" table:display="true" table:show-details="true"/>
                <table:data-pilot-member table:name="13694" table:display="true" table:show-details="true"/>
                <table:data-pilot-member table:name="13714" table:display="true" table:show-details="true"/>
                <table:data-pilot-member table:name="13720" table:display="true" table:show-details="true"/>
                <table:data-pilot-member table:name="13730" table:display="true" table:show-details="true"/>
                <table:data-pilot-member table:name="13731" table:display="true" table:show-details="true"/>
                <table:data-pilot-member table:name="13745" table:display="true" table:show-details="true"/>
                <table:data-pilot-member table:name="13746" table:display="true" table:show-details="true"/>
                <table:data-pilot-member table:name="13748" table:display="true" table:show-details="true"/>
                <table:data-pilot-member table:name="13753" table:display="true" table:show-details="true"/>
                <table:data-pilot-member table:name="13761" table:display="true" table:show-details="true"/>
                <table:data-pilot-member table:name="13763" table:display="true" table:show-details="true"/>
                <table:data-pilot-member table:name="13767" table:display="true" table:show-details="true"/>
                <table:data-pilot-member table:name="13772" table:display="true" table:show-details="true"/>
                <table:data-pilot-member table:name="13775" table:display="true" table:show-details="true"/>
                <table:data-pilot-member table:name="13778" table:display="true" table:show-details="true"/>
                <table:data-pilot-member table:name="13787" table:display="true" table:show-details="true"/>
                <table:data-pilot-member table:name="13808" table:display="true" table:show-details="true"/>
                <table:data-pilot-member table:name="13809" table:display="true" table:show-details="true"/>
                <table:data-pilot-member table:name="13817" table:display="true" table:show-details="true"/>
                <table:data-pilot-member table:name="13828" table:display="true" table:show-details="true"/>
                <table:data-pilot-member table:name="13831" table:display="true" table:show-details="true"/>
                <table:data-pilot-member table:name="13839" table:display="true" table:show-details="true"/>
                <table:data-pilot-member table:name="13875" table:display="true" table:show-details="true"/>
                <table:data-pilot-member table:name="13910" table:display="true" table:show-details="true"/>
                <table:data-pilot-member table:name="13920" table:display="true" table:show-details="true"/>
                <table:data-pilot-member table:name="13921" table:display="true" table:show-details="true"/>
                <table:data-pilot-member table:name="13923" table:display="true" table:show-details="true"/>
                <table:data-pilot-member table:name="13986" table:display="true" table:show-details="true"/>
                <table:data-pilot-member table:name="13997" table:display="true" table:show-details="true"/>
                <table:data-pilot-member table:name="14000" table:display="true" table:show-details="true"/>
                <table:data-pilot-member table:name="14014" table:display="true" table:show-details="true"/>
                <table:data-pilot-member table:name="14026" table:display="true" table:show-details="true"/>
                <table:data-pilot-member table:name="14035" table:display="true" table:show-details="true"/>
                <table:data-pilot-member table:name="14037" table:display="true" table:show-details="true"/>
                <table:data-pilot-member table:name="14039" table:display="true" table:show-details="true"/>
                <table:data-pilot-member table:name="14050" table:display="true" table:show-details="true"/>
                <table:data-pilot-member table:name="14059" table:display="true" table:show-details="true"/>
                <table:data-pilot-member table:name="14060" table:display="true" table:show-details="true"/>
                <table:data-pilot-member table:name="14065" table:display="true" table:show-details="true"/>
                <table:data-pilot-member table:name="14070" table:display="true" table:show-details="true"/>
                <table:data-pilot-member table:name="14106" table:display="true" table:show-details="true"/>
                <table:data-pilot-member table:name="14110" table:display="true" table:show-details="true"/>
                <table:data-pilot-member table:name="14122" table:display="true" table:show-details="true"/>
                <table:data-pilot-member table:name="14125" table:display="true" table:show-details="true"/>
                <table:data-pilot-member table:name="14129" table:display="true" table:show-details="true"/>
                <table:data-pilot-member table:name="14134" table:display="true" table:show-details="true"/>
                <table:data-pilot-member table:name="14135" table:display="true" table:show-details="true"/>
                <table:data-pilot-member table:name="14143" table:display="true" table:show-details="true"/>
                <table:data-pilot-member table:name="14159" table:display="true" table:show-details="true"/>
                <table:data-pilot-member table:name="14160" table:display="true" table:show-details="true"/>
                <table:data-pilot-member table:name="14206" table:display="true" table:show-details="true"/>
                <table:data-pilot-member table:name="14211" table:display="true" table:show-details="true"/>
                <table:data-pilot-member table:name="14213" table:display="true" table:show-details="true"/>
                <table:data-pilot-member table:name="14215" table:display="true" table:show-details="true"/>
                <table:data-pilot-member table:name="14223" table:display="true" table:show-details="true"/>
                <table:data-pilot-member table:name="14227" table:display="true" table:show-details="true"/>
                <table:data-pilot-member table:name="14236" table:display="true" table:show-details="true"/>
                <table:data-pilot-member table:name="14252" table:display="true" table:show-details="true"/>
                <table:data-pilot-member table:name="14254" table:display="true" table:show-details="true"/>
                <table:data-pilot-member table:name="14261" table:display="true" table:show-details="true"/>
                <table:data-pilot-member table:name="14267" table:display="true" table:show-details="true"/>
                <table:data-pilot-member table:name="14268" table:display="true" table:show-details="true"/>
                <table:data-pilot-member table:name="14269" table:display="true" table:show-details="true"/>
                <table:data-pilot-member table:name="14273" table:display="true" table:show-details="true"/>
                <table:data-pilot-member table:name="14275" table:display="true" table:show-details="true"/>
                <table:data-pilot-member table:name="14282" table:display="true" table:show-details="true"/>
                <table:data-pilot-member table:name="14283" table:display="true" table:show-details="true"/>
                <table:data-pilot-member table:name="14293" table:display="true" table:show-details="true"/>
                <table:data-pilot-member table:name="14295" table:display="true" table:show-details="true"/>
                <table:data-pilot-member table:name="14310" table:display="true" table:show-details="true"/>
                <table:data-pilot-member table:name="14316" table:display="true" table:show-details="true"/>
                <table:data-pilot-member table:name="14328" table:display="true" table:show-details="true"/>
                <table:data-pilot-member table:name="14342" table:display="true" table:show-details="true"/>
                <table:data-pilot-member table:name="14348" table:display="true" table:show-details="true"/>
                <table:data-pilot-member table:name="14355" table:display="true" table:show-details="true"/>
                <table:data-pilot-member table:name="14357" table:display="true" table:show-details="true"/>
                <table:data-pilot-member table:name="14361" table:display="true" table:show-details="true"/>
                <table:data-pilot-member table:name="14374" table:display="true" table:show-details="true"/>
                <table:data-pilot-member table:name="14375" table:display="true" table:show-details="true"/>
                <table:data-pilot-member table:name="14392" table:display="true" table:show-details="true"/>
                <table:data-pilot-member table:name="14395" table:display="true" table:show-details="true"/>
                <table:data-pilot-member table:name="14402" table:display="true" table:show-details="true"/>
                <table:data-pilot-member table:name="14403" table:display="true" table:show-details="true"/>
                <table:data-pilot-member table:name="14420" table:display="true" table:show-details="true"/>
                <table:data-pilot-member table:name="14429" table:display="true" table:show-details="true"/>
                <table:data-pilot-member table:name="14450" table:display="true" table:show-details="true"/>
                <table:data-pilot-member table:name="14452" table:display="true" table:show-details="true"/>
                <table:data-pilot-member table:name="14456" table:display="true" table:show-details="true"/>
                <table:data-pilot-member table:name="14463" table:display="true" table:show-details="true"/>
                <table:data-pilot-member table:name="14468" table:display="true" table:show-details="true"/>
                <table:data-pilot-member table:name="14469" table:display="true" table:show-details="true"/>
                <table:data-pilot-member table:name="14472" table:display="true" table:show-details="true"/>
                <table:data-pilot-member table:name="14476" table:display="true" table:show-details="true"/>
                <table:data-pilot-member table:name="14480" table:display="true" table:show-details="true"/>
                <table:data-pilot-member table:name="14485" table:display="true" table:show-details="true"/>
                <table:data-pilot-member table:name="14492" table:display="true" table:show-details="true"/>
                <table:data-pilot-member table:name="14493" table:display="true" table:show-details="true"/>
                <table:data-pilot-member table:name="14499" table:display="true" table:show-details="true"/>
                <table:data-pilot-member table:name="14504" table:display="true" table:show-details="true"/>
                <table:data-pilot-member table:name="14523" table:display="true" table:show-details="true"/>
                <table:data-pilot-member table:name="14539" table:display="true" table:show-details="true"/>
                <table:data-pilot-member table:name="14542" table:display="true" table:show-details="true"/>
                <table:data-pilot-member table:name="14549" table:display="true" table:show-details="true"/>
                <table:data-pilot-member table:name="14570" table:display="true" table:show-details="true"/>
                <table:data-pilot-member table:name="14582" table:display="true" table:show-details="true"/>
                <table:data-pilot-member table:name="14586" table:display="true" table:show-details="true"/>
                <table:data-pilot-member table:name="14589" table:display="true" table:show-details="true"/>
                <table:data-pilot-member table:name="14593" table:display="true" table:show-details="true"/>
                <table:data-pilot-member table:name="14596" table:display="true" table:show-details="true"/>
                <table:data-pilot-member table:name="14605" table:display="true" table:show-details="true"/>
                <table:data-pilot-member table:name="14619" table:display="true" table:show-details="true"/>
                <table:data-pilot-member table:name="14623" table:display="true" table:show-details="true"/>
                <table:data-pilot-member table:name="14628" table:display="true" table:show-details="true"/>
                <table:data-pilot-member table:name="14629" table:display="true" table:show-details="true"/>
                <table:data-pilot-member table:name="14640" table:display="true" table:show-details="true"/>
                <table:data-pilot-member table:name="14643" table:display="true" table:show-details="true"/>
                <table:data-pilot-member table:name="14648" table:display="true" table:show-details="true"/>
                <table:data-pilot-member table:name="14663" table:display="true" table:show-details="true"/>
                <table:data-pilot-member table:name="14672" table:display="true" table:show-details="true"/>
                <table:data-pilot-member table:name="14738" table:display="true" table:show-details="true"/>
                <table:data-pilot-member table:name="14739" table:display="true" table:show-details="true"/>
                <table:data-pilot-member table:name="14747" table:display="true" table:show-details="true"/>
                <table:data-pilot-member table:name="14748" table:display="true" table:show-details="true"/>
                <table:data-pilot-member table:name="14769" table:display="true" table:show-details="true"/>
                <table:data-pilot-member table:name="14806" table:display="true" table:show-details="true"/>
                <table:data-pilot-member table:name="14811" table:display="true" table:show-details="true"/>
                <table:data-pilot-member table:name="14813" table:display="true" table:show-details="true"/>
                <table:data-pilot-member table:name="14822" table:display="true" table:show-details="true"/>
                <table:data-pilot-member table:name="14825" table:display="true" table:show-details="true"/>
                <table:data-pilot-member table:name="14842" table:display="true" table:show-details="true"/>
                <table:data-pilot-member table:name="14846" table:display="true" table:show-details="true"/>
                <table:data-pilot-member table:name="14850" table:display="true" table:show-details="true"/>
                <table:data-pilot-member table:name="14857" table:display="true" table:show-details="true"/>
                <table:data-pilot-member table:name="14858" table:display="true" table:show-details="true"/>
                <table:data-pilot-member table:name="14865" table:display="true" table:show-details="true"/>
                <table:data-pilot-member table:name="14874" table:display="true" table:show-details="true"/>
                <table:data-pilot-member table:name="14883" table:display="true" table:show-details="true"/>
                <table:data-pilot-member table:name="14928" table:display="true" table:show-details="true"/>
                <table:data-pilot-member table:name="14936" table:display="true" table:show-details="true"/>
                <table:data-pilot-member table:name="14944" table:display="true" table:show-details="true"/>
                <table:data-pilot-member table:name="14953" table:display="true" table:show-details="true"/>
                <table:data-pilot-member table:name="14956" table:display="true" table:show-details="true"/>
                <table:data-pilot-member table:name="14975" table:display="true" table:show-details="true"/>
                <table:data-pilot-member table:name="14989" table:display="true" table:show-details="true"/>
                <table:data-pilot-member table:name="14991" table:display="true" table:show-details="true"/>
                <table:data-pilot-member table:name="15004" table:display="true" table:show-details="true"/>
                <table:data-pilot-member table:name="15006" table:display="true" table:show-details="true"/>
                <table:data-pilot-member table:name="15015" table:display="true" table:show-details="true"/>
                <table:data-pilot-member table:name="15037" table:display="true" table:show-details="true"/>
                <table:data-pilot-member table:name="15044" table:display="true" table:show-details="true"/>
                <table:data-pilot-member table:name="15047" table:display="true" table:show-details="true"/>
                <table:data-pilot-member table:name="15059" table:display="true" table:show-details="true"/>
                <table:data-pilot-member table:name="15063" table:display="true" table:show-details="true"/>
                <table:data-pilot-member table:name="15086" table:display="true" table:show-details="true"/>
                <table:data-pilot-member table:name="15088" table:display="true" table:show-details="true"/>
                <table:data-pilot-member table:name="15093" table:display="true" table:show-details="true"/>
                <table:data-pilot-member table:name="15110" table:display="true" table:show-details="true"/>
                <table:data-pilot-member table:name="15112" table:display="true" table:show-details="true"/>
                <table:data-pilot-member table:name="15113" table:display="true" table:show-details="true"/>
                <table:data-pilot-member table:name="15139" table:display="true" table:show-details="true"/>
                <table:data-pilot-member table:name="15153" table:display="true" table:show-details="true"/>
                <table:data-pilot-member table:name="15166" table:display="true" table:show-details="true"/>
                <table:data-pilot-member table:name="15193" table:display="true" table:show-details="true"/>
                <table:data-pilot-member table:name="15206" table:display="true" table:show-details="true"/>
                <table:data-pilot-member table:name="15214" table:display="true" table:show-details="true"/>
                <table:data-pilot-member table:name="15221" table:display="true" table:show-details="true"/>
                <table:data-pilot-member table:name="15223" table:display="true" table:show-details="true"/>
                <table:data-pilot-member table:name="15227" table:display="true" table:show-details="true"/>
                <table:data-pilot-member table:name="15234" table:display="true" table:show-details="true"/>
                <table:data-pilot-member table:name="15242" table:display="true" table:show-details="true"/>
                <table:data-pilot-member table:name="15263" table:display="true" table:show-details="true"/>
                <table:data-pilot-member table:name="15266" table:display="true" table:show-details="true"/>
                <table:data-pilot-member table:name="15298" table:display="true" table:show-details="true"/>
                <table:data-pilot-member table:name="15300" table:display="true" table:show-details="true"/>
                <table:data-pilot-member table:name="15304" table:display="true" table:show-details="true"/>
                <table:data-pilot-member table:name="15331" table:display="true" table:show-details="true"/>
                <table:data-pilot-member table:name="15332" table:display="true" table:show-details="true"/>
                <table:data-pilot-member table:name="15333" table:display="true" table:show-details="true"/>
                <table:data-pilot-member table:name="15365" table:display="true" table:show-details="true"/>
                <table:data-pilot-member table:name="15371" table:display="true" table:show-details="true"/>
                <table:data-pilot-member table:name="15374" table:display="true" table:show-details="true"/>
                <table:data-pilot-member table:name="15379" table:display="true" table:show-details="true"/>
                <table:data-pilot-member table:name="15381" table:display="true" table:show-details="true"/>
                <table:data-pilot-member table:name="15385" table:display="true" table:show-details="true"/>
                <table:data-pilot-member table:name="15392" table:display="true" table:show-details="true"/>
                <table:data-pilot-member table:name="15396" table:display="true" table:show-details="true"/>
                <table:data-pilot-member table:name="15408" table:display="true" table:show-details="true"/>
                <table:data-pilot-member table:name="15446" table:display="true" table:show-details="true"/>
                <table:data-pilot-member table:name="15452" table:display="true" table:show-details="true"/>
                <table:data-pilot-member table:name="15456" table:display="true" table:show-details="true"/>
                <table:data-pilot-member table:name="15462" table:display="true" table:show-details="true"/>
                <table:data-pilot-member table:name="15474" table:display="true" table:show-details="true"/>
                <table:data-pilot-member table:name="15496" table:display="true" table:show-details="true"/>
                <table:data-pilot-member table:name="15498" table:display="true" table:show-details="true"/>
                <table:data-pilot-member table:name="15499" table:display="true" table:show-details="true"/>
                <table:data-pilot-member table:name="15525" table:display="true" table:show-details="true"/>
                <table:data-pilot-member table:name="15529" table:display="true" table:show-details="true"/>
                <table:data-pilot-member table:name="15536" table:display="true" table:show-details="true"/>
                <table:data-pilot-member table:name="15540" table:display="true" table:show-details="true"/>
                <table:data-pilot-member table:name="15546" table:display="true" table:show-details="true"/>
                <table:data-pilot-member table:name="15547" table:display="true" table:show-details="true"/>
                <table:data-pilot-member table:name="15551" table:display="true" table:show-details="true"/>
                <table:data-pilot-member table:name="15559" table:display="true" table:show-details="true"/>
                <table:data-pilot-member table:name="15579" table:display="true" table:show-details="true"/>
                <table:data-pilot-member table:name="15581" table:display="true" table:show-details="true"/>
                <table:data-pilot-member table:name="15585" table:display="true" table:show-details="true"/>
                <table:data-pilot-member table:name="15602" table:display="true" table:show-details="true"/>
                <table:data-pilot-member table:name="15613" table:display="true" table:show-details="true"/>
                <table:data-pilot-member table:name="15615" table:display="true" table:show-details="true"/>
                <table:data-pilot-member table:name="15630" table:display="true" table:show-details="true"/>
                <table:data-pilot-member table:name="15631" table:display="true" table:show-details="true"/>
                <table:data-pilot-member table:name="15632" table:display="true" table:show-details="true"/>
                <table:data-pilot-member table:name="15647" table:display="true" table:show-details="true"/>
                <table:data-pilot-member table:name="15654" table:display="true" table:show-details="true"/>
                <table:data-pilot-member table:name="15666" table:display="true" table:show-details="true"/>
                <table:data-pilot-member table:name="15668" table:display="true" table:show-details="true"/>
                <table:data-pilot-member table:name="15678" table:display="true" table:show-details="true"/>
                <table:data-pilot-member table:name="15681" table:display="true" table:show-details="true"/>
                <table:data-pilot-member table:name="15684" table:display="true" table:show-details="true"/>
                <table:data-pilot-member table:name="15709" table:display="true" table:show-details="true"/>
                <table:data-pilot-member table:name="15721" table:display="true" table:show-details="true"/>
                <table:data-pilot-member table:name="15732" table:display="true" table:show-details="true"/>
                <table:data-pilot-member table:name="15740" table:display="true" table:show-details="true"/>
                <table:data-pilot-member table:name="15753" table:display="true" table:show-details="true"/>
                <table:data-pilot-member table:name="15756" table:display="true" table:show-details="true"/>
                <table:data-pilot-member table:name="15770" table:display="true" table:show-details="true"/>
                <table:data-pilot-member table:name="15776" table:display="true" table:show-details="true"/>
                <table:data-pilot-member table:name="15780" table:display="true" table:show-details="true"/>
                <table:data-pilot-member table:name="15781" table:display="true" table:show-details="true"/>
                <table:data-pilot-member table:name="15784" table:display="true" table:show-details="true"/>
                <table:data-pilot-member table:name="15788" table:display="true" table:show-details="true"/>
                <table:data-pilot-member table:name="15797" table:display="true" table:show-details="true"/>
                <table:data-pilot-member table:name="15824" table:display="true" table:show-details="true"/>
                <table:data-pilot-member table:name="15837" table:display="true" table:show-details="true"/>
                <table:data-pilot-member table:name="15844" table:display="true" table:show-details="true"/>
                <table:data-pilot-member table:name="15857" table:display="true" table:show-details="true"/>
                <table:data-pilot-member table:name="15872" table:display="true" table:show-details="true"/>
                <table:data-pilot-member table:name="15873" table:display="true" table:show-details="true"/>
                <table:data-pilot-member table:name="15876" table:display="true" table:show-details="true"/>
                <table:data-pilot-member table:name="15886" table:display="true" table:show-details="true"/>
                <table:data-pilot-member table:name="15887" table:display="true" table:show-details="true"/>
                <table:data-pilot-member table:name="15903" table:display="true" table:show-details="true"/>
                <table:data-pilot-member table:name="15908" table:display="true" table:show-details="true"/>
                <table:data-pilot-member table:name="15919" table:display="true" table:show-details="true"/>
                <table:data-pilot-member table:name="15932" table:display="true" table:show-details="true"/>
                <table:data-pilot-member table:name="15946" table:display="true" table:show-details="true"/>
                <table:data-pilot-member table:name="15949" table:display="true" table:show-details="true"/>
                <table:data-pilot-member table:name="15952" table:display="true" table:show-details="true"/>
                <table:data-pilot-member table:name="15953" table:display="true" table:show-details="true"/>
                <table:data-pilot-member table:name="15976" table:display="true" table:show-details="true"/>
                <table:data-pilot-member table:name="15978" table:display="true" table:show-details="true"/>
                <table:data-pilot-member table:name="15985" table:display="true" table:show-details="true"/>
                <table:data-pilot-member table:name="16002" table:display="true" table:show-details="true"/>
                <table:data-pilot-member table:name="16003" table:display="true" table:show-details="true"/>
                <table:data-pilot-member table:name="16005" table:display="true" table:show-details="true"/>
                <table:data-pilot-member table:name="16006" table:display="true" table:show-details="true"/>
                <table:data-pilot-member table:name="16014" table:display="true" table:show-details="true"/>
                <table:data-pilot-member table:name="16034" table:display="true" table:show-details="true"/>
                <table:data-pilot-member table:name="16051" table:display="true" table:show-details="true"/>
                <table:data-pilot-member table:name="16056" table:display="true" table:show-details="true"/>
                <table:data-pilot-member table:name="16058" table:display="true" table:show-details="true"/>
                <table:data-pilot-member table:name="16076" table:display="true" table:show-details="true"/>
                <table:data-pilot-member table:name="16080" table:display="true" table:show-details="true"/>
                <table:data-pilot-member table:name="16081" table:display="true" table:show-details="true"/>
                <table:data-pilot-member table:name="16088" table:display="true" table:show-details="true"/>
                <table:data-pilot-member table:name="16092" table:display="true" table:show-details="true"/>
                <table:data-pilot-member table:name="16093" table:display="true" table:show-details="true"/>
                <table:data-pilot-member table:name="16106" table:display="true" table:show-details="true"/>
                <table:data-pilot-member table:name="16119" table:display="true" table:show-details="true"/>
                <table:data-pilot-member table:name="16132" table:display="true" table:show-details="true"/>
                <table:data-pilot-member table:name="16144" table:display="true" table:show-details="true"/>
                <table:data-pilot-member table:name="16163" table:display="true" table:show-details="true"/>
                <table:data-pilot-member table:name="16190" table:display="true" table:show-details="true"/>
                <table:data-pilot-member table:name="16224" table:display="true" table:show-details="true"/>
                <table:data-pilot-member table:name="16247" table:display="true" table:show-details="true"/>
                <table:data-pilot-member table:name="16251" table:display="true" table:show-details="true"/>
                <table:data-pilot-member table:name="16260" table:display="true" table:show-details="true"/>
                <table:data-pilot-member table:name="16266" table:display="true" table:show-details="true"/>
                <table:data-pilot-member table:name="16284" table:display="true" table:show-details="true"/>
                <table:data-pilot-member table:name="16298" table:display="true" table:show-details="true"/>
                <table:data-pilot-member table:name="16300" table:display="true" table:show-details="true"/>
                <table:data-pilot-member table:name="16314" table:display="true" table:show-details="true"/>
                <table:data-pilot-member table:name="16325" table:display="true" table:show-details="true"/>
                <table:data-pilot-member table:name="16337" table:display="true" table:show-details="true"/>
                <table:data-pilot-member table:name="16367" table:display="true" table:show-details="true"/>
                <table:data-pilot-member table:name="16375" table:display="true" table:show-details="true"/>
                <table:data-pilot-member table:name="16383" table:display="true" table:show-details="true"/>
                <table:data-pilot-member table:name="16391" table:display="true" table:show-details="true"/>
                <table:data-pilot-member table:name="16413" table:display="true" table:show-details="true"/>
                <table:data-pilot-member table:name="16426" table:display="true" table:show-details="true"/>
                <table:data-pilot-member table:name="16427" table:display="true" table:show-details="true"/>
                <table:data-pilot-member table:name="16436" table:display="true" table:show-details="true"/>
                <table:data-pilot-member table:name="16441" table:display="true" table:show-details="true"/>
                <table:data-pilot-member table:name="16472" table:display="true" table:show-details="true"/>
                <table:data-pilot-member table:name="16486" table:display="true" table:show-details="true"/>
                <table:data-pilot-member table:name="16514" table:display="true" table:show-details="true"/>
                <table:data-pilot-member table:name="16519" table:display="true" table:show-details="true"/>
                <table:data-pilot-member table:name="16520" table:display="true" table:show-details="true"/>
                <table:data-pilot-member table:name="16527" table:display="true" table:show-details="true"/>
                <table:data-pilot-member table:name="16567" table:display="true" table:show-details="true"/>
                <table:data-pilot-member table:name="16584" table:display="true" table:show-details="true"/>
                <table:data-pilot-member table:name="16593" table:display="true" table:show-details="true"/>
                <table:data-pilot-member table:name="16594" table:display="true" table:show-details="true"/>
                <table:data-pilot-member table:name="16600" table:display="true" table:show-details="true"/>
                <table:data-pilot-member table:name="16623" table:display="true" table:show-details="true"/>
                <table:data-pilot-member table:name="16632" table:display="true" table:show-details="true"/>
                <table:data-pilot-member table:name="16640" table:display="true" table:show-details="true"/>
                <table:data-pilot-member table:name="16642" table:display="true" table:show-details="true"/>
                <table:data-pilot-member table:name="16648" table:display="true" table:show-details="true"/>
                <table:data-pilot-member table:name="16654" table:display="true" table:show-details="true"/>
                <table:data-pilot-member table:name="16662" table:display="true" table:show-details="true"/>
                <table:data-pilot-member table:name="16666" table:display="true" table:show-details="true"/>
                <table:data-pilot-member table:name="16676" table:display="true" table:show-details="true"/>
                <table:data-pilot-member table:name="16700" table:display="true" table:show-details="true"/>
                <table:data-pilot-member table:name="16717" table:display="true" table:show-details="true"/>
                <table:data-pilot-member table:name="16718" table:display="true" table:show-details="true"/>
                <table:data-pilot-member table:name="16723" table:display="true" table:show-details="true"/>
                <table:data-pilot-member table:name="16748" table:display="true" table:show-details="true"/>
                <table:data-pilot-member table:name="16755" table:display="true" table:show-details="true"/>
                <table:data-pilot-member table:name="16757" table:display="true" table:show-details="true"/>
                <table:data-pilot-member table:name="16761" table:display="true" table:show-details="true"/>
                <table:data-pilot-member table:name="16771" table:display="true" table:show-details="true"/>
                <table:data-pilot-member table:name="16775" table:display="true" table:show-details="true"/>
                <table:data-pilot-member table:name="16778" table:display="true" table:show-details="true"/>
                <table:data-pilot-member table:name="16779" table:display="true" table:show-details="true"/>
                <table:data-pilot-member table:name="16792" table:display="true" table:show-details="true"/>
                <table:data-pilot-member table:name="16795" table:display="true" table:show-details="true"/>
                <table:data-pilot-member table:name="16804" table:display="true" table:show-details="true"/>
                <table:data-pilot-member table:name="16831" table:display="true" table:show-details="true"/>
                <table:data-pilot-member table:name="16832" table:display="true" table:show-details="true"/>
                <table:data-pilot-member table:name="16845" table:display="true" table:show-details="true"/>
                <table:data-pilot-member table:name="16860" table:display="true" table:show-details="true"/>
                <table:data-pilot-member table:name="16862" table:display="true" table:show-details="true"/>
                <table:data-pilot-member table:name="16863" table:display="true" table:show-details="true"/>
                <table:data-pilot-member table:name="16884" table:display="true" table:show-details="true"/>
                <table:data-pilot-member table:name="16889" table:display="true" table:show-details="true"/>
                <table:data-pilot-member table:name="16914" table:display="true" table:show-details="true"/>
                <table:data-pilot-member table:name="16916" table:display="true" table:show-details="true"/>
                <table:data-pilot-member table:name="16934" table:display="true" table:show-details="true"/>
                <table:data-pilot-member table:name="16936" table:display="true" table:show-details="true"/>
                <table:data-pilot-member table:name="16944" table:display="true" table:show-details="true"/>
                <table:data-pilot-member table:name="16954" table:display="true" table:show-details="true"/>
                <table:data-pilot-member table:name="16979" table:display="true" table:show-details="true"/>
                <table:data-pilot-member table:name="16992" table:display="true" table:show-details="true"/>
                <table:data-pilot-member table:name="16998" table:display="true" table:show-details="true"/>
                <table:data-pilot-member table:name="17018" table:display="true" table:show-details="true"/>
                <table:data-pilot-member table:name="17027" table:display="true" table:show-details="true"/>
                <table:data-pilot-member table:name="17028" table:display="true" table:show-details="true"/>
                <table:data-pilot-member table:name="17054" table:display="true" table:show-details="true"/>
                <table:data-pilot-member table:name="17062" table:display="true" table:show-details="true"/>
                <table:data-pilot-member table:name="17078" table:display="true" table:show-details="true"/>
                <table:data-pilot-member table:name="17089" table:display="true" table:show-details="true"/>
                <table:data-pilot-member table:name="17092" table:display="true" table:show-details="true"/>
                <table:data-pilot-member table:name="17095" table:display="true" table:show-details="true"/>
                <table:data-pilot-member table:name="17117" table:display="true" table:show-details="true"/>
                <table:data-pilot-member table:name="17120" table:display="true" table:show-details="true"/>
                <table:data-pilot-member table:name="17129" table:display="true" table:show-details="true"/>
                <table:data-pilot-member table:name="17145" table:display="true" table:show-details="true"/>
                <table:data-pilot-member table:name="17155" table:display="true" table:show-details="true"/>
                <table:data-pilot-member table:name="17173" table:display="true" table:show-details="true"/>
                <table:data-pilot-member table:name="17176" table:display="true" table:show-details="true"/>
                <table:data-pilot-member table:name="17178" table:display="true" table:show-details="true"/>
                <table:data-pilot-member table:name="17182" table:display="true" table:show-details="true"/>
                <table:data-pilot-member table:name="17190" table:display="true" table:show-details="true"/>
                <table:data-pilot-member table:name="17236" table:display="true" table:show-details="true"/>
                <table:data-pilot-member table:name="17248" table:display="true" table:show-details="true"/>
                <table:data-pilot-member table:name="17266" table:display="true" table:show-details="true"/>
                <table:data-pilot-member table:name="17273" table:display="true" table:show-details="true"/>
                <table:data-pilot-member table:name="17275" table:display="true" table:show-details="true"/>
                <table:data-pilot-member table:name="17282" table:display="true" table:show-details="true"/>
                <table:data-pilot-member table:name="17284" table:display="true" table:show-details="true"/>
                <table:data-pilot-member table:name="17304" table:display="true" table:show-details="true"/>
                <table:data-pilot-member table:name="17311" table:display="true" table:show-details="true"/>
                <table:data-pilot-member table:name="17373" table:display="true" table:show-details="true"/>
                <table:data-pilot-member table:name="17386" table:display="true" table:show-details="true"/>
                <table:data-pilot-member table:name="17392" table:display="true" table:show-details="true"/>
                <table:data-pilot-member table:name="17424" table:display="true" table:show-details="true"/>
                <table:data-pilot-member table:name="17439" table:display="true" table:show-details="true"/>
                <table:data-pilot-member table:name="17450" table:display="true" table:show-details="true"/>
                <table:data-pilot-member table:name="17507" table:display="true" table:show-details="true"/>
                <table:data-pilot-member table:name="17508" table:display="true" table:show-details="true"/>
                <table:data-pilot-member table:name="17510" table:display="true" table:show-details="true"/>
                <table:data-pilot-member table:name="17513" table:display="true" table:show-details="true"/>
                <table:data-pilot-member table:name="17518" table:display="true" table:show-details="true"/>
                <table:data-pilot-member table:name="17527" table:display="true" table:show-details="true"/>
                <table:data-pilot-member table:name="17536" table:display="true" table:show-details="true"/>
                <table:data-pilot-member table:name="17540" table:display="true" table:show-details="true"/>
                <table:data-pilot-member table:name="17576" table:display="true" table:show-details="true"/>
                <table:data-pilot-member table:name="17577" table:display="true" table:show-details="true"/>
                <table:data-pilot-member table:name="17590" table:display="true" table:show-details="true"/>
                <table:data-pilot-member table:name="17595" table:display="true" table:show-details="true"/>
                <table:data-pilot-member table:name="17596" table:display="true" table:show-details="true"/>
                <table:data-pilot-member table:name="17601" table:display="true" table:show-details="true"/>
                <table:data-pilot-member table:name="17603" table:display="true" table:show-details="true"/>
                <table:data-pilot-member table:name="17605" table:display="true" table:show-details="true"/>
                <table:data-pilot-member table:name="17609" table:display="true" table:show-details="true"/>
                <table:data-pilot-member table:name="17621" table:display="true" table:show-details="true"/>
                <table:data-pilot-member table:name="17633" table:display="true" table:show-details="true"/>
                <table:data-pilot-member table:name="17651" table:display="true" table:show-details="true"/>
                <table:data-pilot-member table:name="17653" table:display="true" table:show-details="true"/>
                <table:data-pilot-member table:name="17694" table:display="true" table:show-details="true"/>
                <table:data-pilot-member table:name="17700" table:display="true" table:show-details="true"/>
                <table:data-pilot-member table:name="17713" table:display="true" table:show-details="true"/>
                <table:data-pilot-member table:name="17716" table:display="true" table:show-details="true"/>
                <table:data-pilot-member table:name="17734" table:display="true" table:show-details="true"/>
                <table:data-pilot-member table:name="17737" table:display="true" table:show-details="true"/>
                <table:data-pilot-member table:name="17740" table:display="true" table:show-details="true"/>
                <table:data-pilot-member table:name="17745" table:display="true" table:show-details="true"/>
                <table:data-pilot-member table:name="17755" table:display="true" table:show-details="true"/>
                <table:data-pilot-member table:name="17758" table:display="true" table:show-details="true"/>
                <table:data-pilot-member table:name="17774" table:display="true" table:show-details="true"/>
                <table:data-pilot-member table:name="17775" table:display="true" table:show-details="true"/>
                <table:data-pilot-member table:name="17776" table:display="true" table:show-details="true"/>
                <table:data-pilot-member table:name="17779" table:display="true" table:show-details="true"/>
                <table:data-pilot-member table:name="17786" table:display="true" table:show-details="true"/>
                <table:data-pilot-member table:name="17790" table:display="true" table:show-details="true"/>
                <table:data-pilot-member table:name="17793" table:display="true" table:show-details="true"/>
                <table:data-pilot-member table:name="17817" table:display="true" table:show-details="true"/>
                <table:data-pilot-member table:name="17825" table:display="true" table:show-details="true"/>
                <table:data-pilot-member table:name="17826" table:display="true" table:show-details="true"/>
                <table:data-pilot-member table:name="17827" table:display="true" table:show-details="true"/>
                <table:data-pilot-member table:name="17857" table:display="true" table:show-details="true"/>
                <table:data-pilot-member table:name="17861" table:display="true" table:show-details="true"/>
                <table:data-pilot-member table:name="17862" table:display="true" table:show-details="true"/>
                <table:data-pilot-member table:name="17870" table:display="true" table:show-details="true"/>
                <table:data-pilot-member table:name="17892" table:display="true" table:show-details="true"/>
                <table:data-pilot-member table:name="17894" table:display="true" table:show-details="true"/>
                <table:data-pilot-member table:name="17919" table:display="true" table:show-details="true"/>
                <table:data-pilot-member table:name="17927" table:display="true" table:show-details="true"/>
                <table:data-pilot-member table:name="17930" table:display="true" table:show-details="true"/>
                <table:data-pilot-member table:name="17936" table:display="true" table:show-details="true"/>
                <table:data-pilot-member table:name="17947" table:display="true" table:show-details="true"/>
                <table:data-pilot-member table:name="17958" table:display="true" table:show-details="true"/>
                <table:data-pilot-member table:name="17966" table:display="true" table:show-details="true"/>
                <table:data-pilot-member table:name="17972" table:display="true" table:show-details="true"/>
                <table:data-pilot-member table:name="17989" table:display="true" table:show-details="true"/>
                <table:data-pilot-member table:name="17995" table:display="true" table:show-details="true"/>
                <table:data-pilot-member table:name="18009" table:display="true" table:show-details="true"/>
                <table:data-pilot-member table:name="18013" table:display="true" table:show-details="true"/>
                <table:data-pilot-member table:name="18026" table:display="true" table:show-details="true"/>
                <table:data-pilot-member table:name="18053" table:display="true" table:show-details="true"/>
                <table:data-pilot-member table:name="18089" table:display="true" table:show-details="true"/>
                <table:data-pilot-member table:name="18092" table:display="true" table:show-details="true"/>
                <table:data-pilot-member table:name="18118" table:display="true" table:show-details="true"/>
                <table:data-pilot-member table:name="18122" table:display="true" table:show-details="true"/>
                <table:data-pilot-member table:name="18141" table:display="true" table:show-details="true"/>
                <table:data-pilot-member table:name="18148" table:display="true" table:show-details="true"/>
                <table:data-pilot-member table:name="18171" table:display="true" table:show-details="true"/>
                <table:data-pilot-member table:name="18176" table:display="true" table:show-details="true"/>
                <table:data-pilot-member table:name="18180" table:display="true" table:show-details="true"/>
                <table:data-pilot-member table:name="18187" table:display="true" table:show-details="true"/>
                <table:data-pilot-member table:name="18213" table:display="true" table:show-details="true"/>
                <table:data-pilot-member table:name="18219" table:display="true" table:show-details="true"/>
                <table:data-pilot-member table:name="18224" table:display="true" table:show-details="true"/>
                <table:data-pilot-member table:name="18227" table:display="true" table:show-details="true"/>
                <table:data-pilot-member table:name="18238" table:display="true" table:show-details="true"/>
                <table:data-pilot-member table:name="18269" table:display="true" table:show-details="true"/>
                <table:data-pilot-member table:name="18287" table:display="true" table:show-details="true"/>
                <table:data-pilot-member table:name="18302" table:display="true" table:show-details="true"/>
                <table:data-pilot-member table:name="18312" table:display="true" table:show-details="true"/>
                <table:data-pilot-member table:name="18318" table:display="true" table:show-details="true"/>
                <table:data-pilot-member table:name="18333" table:display="true" table:show-details="true"/>
                <table:data-pilot-member table:name="18335" table:display="true" table:show-details="true"/>
                <table:data-pilot-member table:name="18346" table:display="true" table:show-details="true"/>
                <table:data-pilot-member table:name="18364" table:display="true" table:show-details="true"/>
                <table:data-pilot-member table:name="18373" table:display="true" table:show-details="true"/>
                <table:data-pilot-member table:name="18383" table:display="true" table:show-details="true"/>
                <table:data-pilot-member table:name="18389" table:display="true" table:show-details="true"/>
                <table:data-pilot-member table:name="18394" table:display="true" table:show-details="true"/>
                <table:data-pilot-member table:name="18396" table:display="true" table:show-details="true"/>
                <table:data-pilot-member table:name="18408" table:display="true" table:show-details="true"/>
                <table:data-pilot-member table:name="18423" table:display="true" table:show-details="true"/>
                <table:data-pilot-member table:name="18430" table:display="true" table:show-details="true"/>
                <table:data-pilot-member table:name="18431" table:display="true" table:show-details="true"/>
                <table:data-pilot-member table:name="18432" table:display="true" table:show-details="true"/>
                <table:data-pilot-member table:name="18437" table:display="true" table:show-details="true"/>
                <table:data-pilot-member table:name="18442" table:display="true" table:show-details="true"/>
                <table:data-pilot-member table:name="18443" table:display="true" table:show-details="true"/>
                <table:data-pilot-member table:name="18444" table:display="true" table:show-details="true"/>
                <table:data-pilot-member table:name="18446" table:display="true" table:show-details="true"/>
                <table:data-pilot-member table:name="18447" table:display="true" table:show-details="true"/>
                <table:data-pilot-member table:name="18460" table:display="true" table:show-details="true"/>
                <table:data-pilot-member table:name="18461" table:display="true" table:show-details="true"/>
                <table:data-pilot-member table:name="18465" table:display="true" table:show-details="true"/>
                <table:data-pilot-member table:name="18476" table:display="true" table:show-details="true"/>
                <table:data-pilot-member table:name="18490" table:display="true" table:show-details="true"/>
                <table:data-pilot-member table:name="18492" table:display="true" table:show-details="true"/>
                <table:data-pilot-member table:name="18513" table:display="true" table:show-details="true"/>
                <table:data-pilot-member table:name="18515" table:display="true" table:show-details="true"/>
                <table:data-pilot-member table:name="18517" table:display="true" table:show-details="true"/>
                <table:data-pilot-member table:name="18520" table:display="true" table:show-details="true"/>
                <table:data-pilot-member table:name="18524" table:display="true" table:show-details="true"/>
                <table:data-pilot-member table:name="18532" table:display="true" table:show-details="true"/>
                <table:data-pilot-member table:name="18533" table:display="true" table:show-details="true"/>
                <table:data-pilot-member table:name="18537" table:display="true" table:show-details="true"/>
                <table:data-pilot-member table:name="18541" table:display="true" table:show-details="true"/>
                <table:data-pilot-member table:name="18553" table:display="true" table:show-details="true"/>
                <table:data-pilot-member table:name="18556" table:display="true" table:show-details="true"/>
                <table:data-pilot-member table:name="18562" table:display="true" table:show-details="true"/>
                <table:data-pilot-member table:name="18569" table:display="true" table:show-details="true"/>
                <table:data-pilot-member table:name="18582" table:display="true" table:show-details="true"/>
                <table:data-pilot-member table:name="18589" table:display="true" table:show-details="true"/>
                <table:data-pilot-member table:name="18593" table:display="true" table:show-details="true"/>
                <table:data-pilot-member table:name="18596" table:display="true" table:show-details="true"/>
                <table:data-pilot-member table:name="18597" table:display="true" table:show-details="true"/>
                <table:data-pilot-member table:name="18609" table:display="true" table:show-details="true"/>
                <table:data-pilot-member table:name="18629" table:display="true" table:show-details="true"/>
                <table:data-pilot-member table:name="18630" table:display="true" table:show-details="true"/>
                <table:data-pilot-member table:name="18634" table:display="true" table:show-details="true"/>
                <table:data-pilot-member table:name="18635" table:display="true" table:show-details="true"/>
                <table:data-pilot-member table:name="18655" table:display="true" table:show-details="true"/>
                <table:data-pilot-member table:name="18672" table:display="true" table:show-details="true"/>
                <table:data-pilot-member table:name="18683" table:display="true" table:show-details="true"/>
                <table:data-pilot-member table:name="18688" table:display="true" table:show-details="true"/>
                <table:data-pilot-member table:name="18692" table:display="true" table:show-details="true"/>
                <table:data-pilot-member table:name="18694" table:display="true" table:show-details="true"/>
                <table:data-pilot-member table:name="18721" table:display="true" table:show-details="true"/>
                <table:data-pilot-member table:name="18724" table:display="true" table:show-details="true"/>
                <table:data-pilot-member table:name="18725" table:display="true" table:show-details="true"/>
                <table:data-pilot-member table:name="18727" table:display="true" table:show-details="true"/>
                <table:data-pilot-member table:name="18732" table:display="true" table:show-details="true"/>
                <table:data-pilot-member table:name="18733" table:display="true" table:show-details="true"/>
                <table:data-pilot-member table:name="18734" table:display="true" table:show-details="true"/>
                <table:data-pilot-member table:name="18735" table:display="true" table:show-details="true"/>
                <table:data-pilot-member table:name="18741" table:display="true" table:show-details="true"/>
                <table:data-pilot-member table:name="18764" table:display="true" table:show-details="true"/>
                <table:data-pilot-member table:name="18769" table:display="true" table:show-details="true"/>
                <table:data-pilot-member table:name="18770" table:display="true" table:show-details="true"/>
                <table:data-pilot-member table:name="18784" table:display="true" table:show-details="true"/>
                <table:data-pilot-member table:name="18794" table:display="true" table:show-details="true"/>
                <table:data-pilot-member table:name="18796" table:display="true" table:show-details="true"/>
                <table:data-pilot-member table:name="18801" table:display="true" table:show-details="true"/>
                <table:data-pilot-member table:name="18825" table:display="true" table:show-details="true"/>
                <table:data-pilot-member table:name="18853" table:display="true" table:show-details="true"/>
                <table:data-pilot-member table:name="18856" table:display="true" table:show-details="true"/>
                <table:data-pilot-member table:name="18878" table:display="true" table:show-details="true"/>
                <table:data-pilot-member table:name="18896" table:display="true" table:show-details="true"/>
                <table:data-pilot-member table:name="18906" table:display="true" table:show-details="true"/>
                <table:data-pilot-member table:name="18907" table:display="true" table:show-details="true"/>
                <table:data-pilot-member table:name="18922" table:display="true" table:show-details="true"/>
                <table:data-pilot-member table:name="18930" table:display="true" table:show-details="true"/>
                <table:data-pilot-member table:name="18952" table:display="true" table:show-details="true"/>
                <table:data-pilot-member table:name="18966" table:display="true" table:show-details="true"/>
                <table:data-pilot-member table:name="18969" table:display="true" table:show-details="true"/>
                <table:data-pilot-member table:name="18971" table:display="true" table:show-details="true"/>
                <table:data-pilot-member table:name="18974" table:display="true" table:show-details="true"/>
                <table:data-pilot-member table:name="19001" table:display="true" table:show-details="true"/>
                <table:data-pilot-member table:name="19004" table:display="true" table:show-details="true"/>
                <table:data-pilot-member table:name="19012" table:display="true" table:show-details="true"/>
                <table:data-pilot-member table:name="19018" table:display="true" table:show-details="true"/>
                <table:data-pilot-member table:name="19033" table:display="true" table:show-details="true"/>
                <table:data-pilot-member table:name="19034" table:display="true" table:show-details="true"/>
                <table:data-pilot-member table:name="19039" table:display="true" table:show-details="true"/>
                <table:data-pilot-member table:name="19051" table:display="true" table:show-details="true"/>
                <table:data-pilot-member table:name="19068" table:display="true" table:show-details="true"/>
                <table:data-pilot-member table:name="19072" table:display="true" table:show-details="true"/>
                <table:data-pilot-member table:name="19077" table:display="true" table:show-details="true"/>
                <table:data-pilot-member table:name="19087" table:display="true" table:show-details="true"/>
                <table:data-pilot-member table:name="19096" table:display="true" table:show-details="true"/>
                <table:data-pilot-member table:name="19100" table:display="true" table:show-details="true"/>
                <table:data-pilot-member table:name="19101" table:display="true" table:show-details="true"/>
                <table:data-pilot-member table:name="19140" table:display="true" table:show-details="true"/>
                <table:data-pilot-member table:name="19166" table:display="true" table:show-details="true"/>
                <table:data-pilot-member table:name="19197" table:display="true" table:show-details="true"/>
                <table:data-pilot-member table:name="19198" table:display="true" table:show-details="true"/>
                <table:data-pilot-member table:name="19210" table:display="true" table:show-details="true"/>
                <table:data-pilot-member table:name="19223" table:display="true" table:show-details="true"/>
                <table:data-pilot-member table:name="19236" table:display="true" table:show-details="true"/>
                <table:data-pilot-member table:name="19243" table:display="true" table:show-details="true"/>
                <table:data-pilot-member table:name="19260" table:display="true" table:show-details="true"/>
                <table:data-pilot-member table:name="19261" table:display="true" table:show-details="true"/>
                <table:data-pilot-member table:name="19262" table:display="true" table:show-details="true"/>
                <table:data-pilot-member table:name="19267" table:display="true" table:show-details="true"/>
                <table:data-pilot-member table:name="19270" table:display="true" table:show-details="true"/>
                <table:data-pilot-member table:name="19274" table:display="true" table:show-details="true"/>
                <table:data-pilot-member table:name="19311" table:display="true" table:show-details="true"/>
                <table:data-pilot-member table:name="19368" table:display="true" table:show-details="true"/>
                <table:data-pilot-member table:name="19376" table:display="true" table:show-details="true"/>
                <table:data-pilot-member table:name="19386" table:display="true" table:show-details="true"/>
                <table:data-pilot-member table:name="19403" table:display="true" table:show-details="true"/>
                <table:data-pilot-member table:name="19415" table:display="true" table:show-details="true"/>
                <table:data-pilot-member table:name="19419" table:display="true" table:show-details="true"/>
                <table:data-pilot-member table:name="19450" table:display="true" table:show-details="true"/>
                <table:data-pilot-member table:name="19485" table:display="true" table:show-details="true"/>
                <table:data-pilot-member table:name="19492" table:display="true" table:show-details="true"/>
                <table:data-pilot-member table:name="19497" table:display="true" table:show-details="true"/>
                <table:data-pilot-member table:name="19498" table:display="true" table:show-details="true"/>
                <table:data-pilot-member table:name="19500" table:display="true" table:show-details="true"/>
                <table:data-pilot-member table:name="19517" table:display="true" table:show-details="true"/>
                <table:data-pilot-member table:name="19521" table:display="true" table:show-details="true"/>
                <table:data-pilot-member table:name="19522" table:display="true" table:show-details="true"/>
                <table:data-pilot-member table:name="19526" table:display="true" table:show-details="true"/>
                <table:data-pilot-member table:name="19530" table:display="true" table:show-details="true"/>
                <table:data-pilot-member table:name="19535" table:display="true" table:show-details="true"/>
                <table:data-pilot-member table:name="19538" table:display="true" table:show-details="true"/>
                <table:data-pilot-member table:name="19541" table:display="true" table:show-details="true"/>
                <table:data-pilot-member table:name="19560" table:display="true" table:show-details="true"/>
                <table:data-pilot-member table:name="19574" table:display="true" table:show-details="true"/>
                <table:data-pilot-member table:name="19594" table:display="true" table:show-details="true"/>
                <table:data-pilot-member table:name="19600" table:display="true" table:show-details="true"/>
                <table:data-pilot-member table:name="19615" table:display="true" table:show-details="true"/>
                <table:data-pilot-member table:name="19648" table:display="true" table:show-details="true"/>
                <table:data-pilot-member table:name="19659" table:display="true" table:show-details="true"/>
                <table:data-pilot-member table:name="19673" table:display="true" table:show-details="true"/>
                <table:data-pilot-member table:name="19683" table:display="true" table:show-details="true"/>
                <table:data-pilot-member table:name="19685" table:display="true" table:show-details="true"/>
                <table:data-pilot-member table:name="19688" table:display="true" table:show-details="true"/>
                <table:data-pilot-member table:name="19689" table:display="true" table:show-details="true"/>
                <table:data-pilot-member table:name="19724" table:display="true" table:show-details="true"/>
                <table:data-pilot-member table:name="19728" table:display="true" table:show-details="true"/>
                <table:data-pilot-member table:name="19730" table:display="true" table:show-details="true"/>
                <table:data-pilot-member table:name="19738" table:display="true" table:show-details="true"/>
                <table:data-pilot-member table:name="19752" table:display="true" table:show-details="true"/>
                <table:data-pilot-member table:name="19754" table:display="true" table:show-details="true"/>
                <table:data-pilot-member table:name="19755" table:display="true" table:show-details="true"/>
                <table:data-pilot-member table:name="19761" table:display="true" table:show-details="true"/>
                <table:data-pilot-member table:name="19768" table:display="true" table:show-details="true"/>
                <table:data-pilot-member table:name="19777" table:display="true" table:show-details="true"/>
                <table:data-pilot-member table:name="19796" table:display="true" table:show-details="true"/>
                <table:data-pilot-member table:name="19813" table:display="true" table:show-details="true"/>
                <table:data-pilot-member table:name="19817" table:display="true" table:show-details="true"/>
                <table:data-pilot-member table:name="19842" table:display="true" table:show-details="true"/>
                <table:data-pilot-member table:name="19845" table:display="true" table:show-details="true"/>
                <table:data-pilot-member table:name="19848" table:display="true" table:show-details="true"/>
                <table:data-pilot-member table:name="19855" table:display="true" table:show-details="true"/>
                <table:data-pilot-member table:name="19863" table:display="true" table:show-details="true"/>
                <table:data-pilot-member table:name="19869" table:display="true" table:show-details="true"/>
                <table:data-pilot-member table:name="19872" table:display="true" table:show-details="true"/>
                <table:data-pilot-member table:name="19879" table:display="true" table:show-details="true"/>
                <table:data-pilot-member table:name="19883" table:display="true" table:show-details="true"/>
                <table:data-pilot-member table:name="19884" table:display="true" table:show-details="true"/>
                <table:data-pilot-member table:name="19890" table:display="true" table:show-details="true"/>
                <table:data-pilot-member table:name="19897" table:display="true" table:show-details="true"/>
                <table:data-pilot-member table:name="19903" table:display="true" table:show-details="true"/>
                <table:data-pilot-member table:name="19907" table:display="true" table:show-details="true"/>
                <table:data-pilot-member table:name="19908" table:display="true" table:show-details="true"/>
                <table:data-pilot-member table:name="19912" table:display="true" table:show-details="true"/>
                <table:data-pilot-member table:name="19913" table:display="true" table:show-details="true"/>
                <table:data-pilot-member table:name="19916" table:display="true" table:show-details="true"/>
                <table:data-pilot-member table:name="19918" table:display="true" table:show-details="true"/>
                <table:data-pilot-member table:name="19939" table:display="true" table:show-details="true"/>
                <table:data-pilot-member table:name="19961" table:display="true" table:show-details="true"/>
                <table:data-pilot-member table:name="19963" table:display="true" table:show-details="true"/>
                <table:data-pilot-member table:name="19964" table:display="true" table:show-details="true"/>
                <table:data-pilot-member table:name="19969" table:display="true" table:show-details="true"/>
                <table:data-pilot-member table:name="19974" table:display="true" table:show-details="true"/>
                <table:data-pilot-member table:name="19983" table:display="true" table:show-details="true"/>
                <table:data-pilot-member table:name="19984" table:display="true" table:show-details="true"/>
                <table:data-pilot-member table:name="19989" table:display="true" table:show-details="true"/>
                <table:data-pilot-member table:name="20000" table:display="true" table:show-details="true"/>
                <table:data-pilot-member table:name="20055" table:display="true" table:show-details="true"/>
                <table:data-pilot-member table:name="20066" table:display="true" table:show-details="true"/>
                <table:data-pilot-member table:name="20068" table:display="true" table:show-details="true"/>
                <table:data-pilot-member table:name="20077" table:display="true" table:show-details="true"/>
                <table:data-pilot-member table:name="20080" table:display="true" table:show-details="true"/>
                <table:data-pilot-member table:name="20081" table:display="true" table:show-details="true"/>
                <table:data-pilot-member table:name="20089" table:display="true" table:show-details="true"/>
                <table:data-pilot-member table:name="20093" table:display="true" table:show-details="true"/>
                <table:data-pilot-member table:name="20095" table:display="true" table:show-details="true"/>
                <table:data-pilot-member table:name="20101" table:display="true" table:show-details="true"/>
                <table:data-pilot-member table:name="20109" table:display="true" table:show-details="true"/>
                <table:data-pilot-member table:name="20111" table:display="true" table:show-details="true"/>
                <table:data-pilot-member table:name="20117" table:display="true" table:show-details="true"/>
                <table:data-pilot-member table:name="20128" table:display="true" table:show-details="true"/>
                <table:data-pilot-member table:name="20134" table:display="true" table:show-details="true"/>
                <table:data-pilot-member table:name="20174" table:display="true" table:show-details="true"/>
                <table:data-pilot-member table:name="20183" table:display="true" table:show-details="true"/>
                <table:data-pilot-member table:name="20191" table:display="true" table:show-details="true"/>
                <table:data-pilot-member table:name="20213" table:display="true" table:show-details="true"/>
                <table:data-pilot-member table:name="20233" table:display="true" table:show-details="true"/>
                <table:data-pilot-member table:name="20239" table:display="true" table:show-details="true"/>
                <table:data-pilot-member table:name="20260" table:display="true" table:show-details="true"/>
                <table:data-pilot-member table:name="20269" table:display="true" table:show-details="true"/>
                <table:data-pilot-member table:name="20270" table:display="true" table:show-details="true"/>
                <table:data-pilot-member table:name="20282" table:display="true" table:show-details="true"/>
                <table:data-pilot-member table:name="20288" table:display="true" table:show-details="true"/>
                <table:data-pilot-member table:name="20292" table:display="true" table:show-details="true"/>
                <table:data-pilot-member table:name="20295" table:display="true" table:show-details="true"/>
                <table:data-pilot-member table:name="20296" table:display="true" table:show-details="true"/>
                <table:data-pilot-member table:name="20310" table:display="true" table:show-details="true"/>
                <table:data-pilot-member table:name="20328" table:display="true" table:show-details="true"/>
                <table:data-pilot-member table:name="20362" table:display="true" table:show-details="true"/>
                <table:data-pilot-member table:name="20378" table:display="true" table:show-details="true"/>
                <table:data-pilot-member table:name="20386" table:display="true" table:show-details="true"/>
                <table:data-pilot-member table:name="20389" table:display="true" table:show-details="true"/>
                <table:data-pilot-member table:name="20401" table:display="true" table:show-details="true"/>
                <table:data-pilot-member table:name="20407" table:display="true" table:show-details="true"/>
                <table:data-pilot-member table:name="20409" table:display="true" table:show-details="true"/>
                <table:data-pilot-member table:name="20412" table:display="true" table:show-details="true"/>
                <table:data-pilot-member table:name="20424" table:display="true" table:show-details="true"/>
                <table:data-pilot-member table:name="20426" table:display="true" table:show-details="true"/>
                <table:data-pilot-member table:name="20433" table:display="true" table:show-details="true"/>
                <table:data-pilot-member table:name="20444" table:display="true" table:show-details="true"/>
                <table:data-pilot-member table:name="20478" table:display="true" table:show-details="true"/>
                <table:data-pilot-member table:name="20505" table:display="true" table:show-details="true"/>
                <table:data-pilot-member table:name="20528" table:display="true" table:show-details="true"/>
                <table:data-pilot-member table:name="20530" table:display="true" table:show-details="true"/>
                <table:data-pilot-member table:name="20531" table:display="true" table:show-details="true"/>
                <table:data-pilot-member table:name="20535" table:display="true" table:show-details="true"/>
                <table:data-pilot-member table:name="20550" table:display="true" table:show-details="true"/>
                <table:data-pilot-member table:name="20552" table:display="true" table:show-details="true"/>
                <table:data-pilot-member table:name="20569" table:display="true" table:show-details="true"/>
                <table:data-pilot-member table:name="20575" table:display="true" table:show-details="true"/>
                <table:data-pilot-member table:name="20594" table:display="true" table:show-details="true"/>
                <table:data-pilot-member table:name="20595" table:display="true" table:show-details="true"/>
                <table:data-pilot-member table:name="20599" table:display="true" table:show-details="true"/>
                <table:data-pilot-member table:name="20617" table:display="true" table:show-details="true"/>
                <table:data-pilot-member table:name="20635" table:display="true" table:show-details="true"/>
                <table:data-pilot-member table:name="20644" table:display="true" table:show-details="true"/>
                <table:data-pilot-member table:name="20655" table:display="true" table:show-details="true"/>
                <table:data-pilot-member table:name="20656" table:display="true" table:show-details="true"/>
                <table:data-pilot-member table:name="20664" table:display="true" table:show-details="true"/>
                <table:data-pilot-member table:name="20702" table:display="true" table:show-details="true"/>
                <table:data-pilot-member table:name="20703" table:display="true" table:show-details="true"/>
                <table:data-pilot-member table:name="20705" table:display="true" table:show-details="true"/>
                <table:data-pilot-member table:name="20717" table:display="true" table:show-details="true"/>
                <table:data-pilot-member table:name="20720" table:display="true" table:show-details="true"/>
                <table:data-pilot-member table:name="20723" table:display="true" table:show-details="true"/>
                <table:data-pilot-member table:name="20759" table:display="true" table:show-details="true"/>
                <table:data-pilot-member table:name="20761" table:display="true" table:show-details="true"/>
                <table:data-pilot-member table:name="20762" table:display="true" table:show-details="true"/>
                <table:data-pilot-member table:name="20768" table:display="true" table:show-details="true"/>
                <table:data-pilot-member table:name="20769" table:display="true" table:show-details="true"/>
                <table:data-pilot-member table:name="20773" table:display="true" table:show-details="true"/>
                <table:data-pilot-member table:name="20775" table:display="true" table:show-details="true"/>
                <table:data-pilot-member table:name="20779" table:display="true" table:show-details="true"/>
                <table:data-pilot-member table:name="20781" table:display="true" table:show-details="true"/>
                <table:data-pilot-member table:name="20786" table:display="true" table:show-details="true"/>
                <table:data-pilot-member table:name="20789" table:display="true" table:show-details="true"/>
                <table:data-pilot-member table:name="20790" table:display="true" table:show-details="true"/>
                <table:data-pilot-member table:name="20809" table:display="true" table:show-details="true"/>
                <table:data-pilot-member table:name="20820" table:display="true" table:show-details="true"/>
                <table:data-pilot-member table:name="20831" table:display="true" table:show-details="true"/>
                <table:data-pilot-member table:name="20833" table:display="true" table:show-details="true"/>
                <table:data-pilot-member table:name="20845" table:display="true" table:show-details="true"/>
                <table:data-pilot-member table:name="20870" table:display="true" table:show-details="true"/>
                <table:data-pilot-member table:name="20877" table:display="true" table:show-details="true"/>
                <table:data-pilot-member table:name="20879" table:display="true" table:show-details="true"/>
                <table:data-pilot-member table:name="20922" table:display="true" table:show-details="true"/>
                <table:data-pilot-member table:name="20936" table:display="true" table:show-details="true"/>
                <table:data-pilot-member table:name="20939" table:display="true" table:show-details="true"/>
                <table:data-pilot-member table:name="20941" table:display="true" table:show-details="true"/>
                <table:data-pilot-member table:name="20944" table:display="true" table:show-details="true"/>
                <table:data-pilot-member table:name="20947" table:display="true" table:show-details="true"/>
                <table:data-pilot-member table:name="20948" table:display="true" table:show-details="true"/>
                <table:data-pilot-member table:name="20949" table:display="true" table:show-details="true"/>
                <table:data-pilot-member table:name="20980" table:display="true" table:show-details="true"/>
                <table:data-pilot-member table:name="20984" table:display="true" table:show-details="true"/>
                <table:data-pilot-member table:name="20990" table:display="true" table:show-details="true"/>
                <table:data-pilot-member table:name="21014" table:display="true" table:show-details="true"/>
                <table:data-pilot-member table:name="21015" table:display="true" table:show-details="true"/>
                <table:data-pilot-member table:name="21030" table:display="true" table:show-details="true"/>
                <table:data-pilot-member table:name="21037" table:display="true" table:show-details="true"/>
                <table:data-pilot-member table:name="21060" table:display="true" table:show-details="true"/>
                <table:data-pilot-member table:name="21083" table:display="true" table:show-details="true"/>
                <table:data-pilot-member table:name="21086" table:display="true" table:show-details="true"/>
                <table:data-pilot-member table:name="21091" table:display="true" table:show-details="true"/>
                <table:data-pilot-member table:name="21095" table:display="true" table:show-details="true"/>
                <table:data-pilot-member table:name="21102" table:display="true" table:show-details="true"/>
                <table:data-pilot-member table:name="21113" table:display="true" table:show-details="true"/>
                <table:data-pilot-member table:name="21124" table:display="true" table:show-details="true"/>
                <table:data-pilot-member table:name="21133" table:display="true" table:show-details="true"/>
                <table:data-pilot-member table:name="21134" table:display="true" table:show-details="true"/>
                <table:data-pilot-member table:name="21150" table:display="true" table:show-details="true"/>
                <table:data-pilot-member table:name="21167" table:display="true" table:show-details="true"/>
                <table:data-pilot-member table:name="21168" table:display="true" table:show-details="true"/>
                <table:data-pilot-member table:name="21176" table:display="true" table:show-details="true"/>
                <table:data-pilot-member table:name="21192" table:display="true" table:show-details="true"/>
                <table:data-pilot-member table:name="21219" table:display="true" table:show-details="true"/>
                <table:data-pilot-member table:name="21230" table:display="true" table:show-details="true"/>
                <table:data-pilot-member table:name="21231" table:display="true" table:show-details="true"/>
                <table:data-pilot-member table:name="21233" table:display="true" table:show-details="true"/>
                <table:data-pilot-member table:name="21255" table:display="true" table:show-details="true"/>
                <table:data-pilot-member table:name="21256" table:display="true" table:show-details="true"/>
                <table:data-pilot-member table:name="21262" table:display="true" table:show-details="true"/>
                <table:data-pilot-member table:name="21268" table:display="true" table:show-details="true"/>
                <table:data-pilot-member table:name="21314" table:display="true" table:show-details="true"/>
                <table:data-pilot-member table:name="21315" table:display="true" table:show-details="true"/>
                <table:data-pilot-member table:name="21321" table:display="true" table:show-details="true"/>
                <table:data-pilot-member table:name="21329" table:display="true" table:show-details="true"/>
                <table:data-pilot-member table:name="21330" table:display="true" table:show-details="true"/>
                <table:data-pilot-member table:name="21342" table:display="true" table:show-details="true"/>
                <table:data-pilot-member table:name="21345" table:display="true" table:show-details="true"/>
                <table:data-pilot-member table:name="21346" table:display="true" table:show-details="true"/>
                <table:data-pilot-member table:name="21347" table:display="true" table:show-details="true"/>
                <table:data-pilot-member table:name="21349" table:display="true" table:show-details="true"/>
                <table:data-pilot-member table:name="21371" table:display="true" table:show-details="true"/>
                <table:data-pilot-member table:name="21379" table:display="true" table:show-details="true"/>
                <table:data-pilot-member table:name="21380" table:display="true" table:show-details="true"/>
                <table:data-pilot-member table:name="21389" table:display="true" table:show-details="true"/>
                <table:data-pilot-member table:name="21400" table:display="true" table:show-details="true"/>
                <table:data-pilot-member table:name="21406" table:display="true" table:show-details="true"/>
                <table:data-pilot-member table:name="21417" table:display="true" table:show-details="true"/>
                <table:data-pilot-member table:name="21431" table:display="true" table:show-details="true"/>
                <table:data-pilot-member table:name="21438" table:display="true" table:show-details="true"/>
                <table:data-pilot-member table:name="21465" table:display="true" table:show-details="true"/>
                <table:data-pilot-member table:name="21475" table:display="true" table:show-details="true"/>
                <table:data-pilot-member table:name="21501" table:display="true" table:show-details="true"/>
                <table:data-pilot-member table:name="21503" table:display="true" table:show-details="true"/>
                <table:data-pilot-member table:name="21533" table:display="true" table:show-details="true"/>
                <table:data-pilot-member table:name="21534" table:display="true" table:show-details="true"/>
                <table:data-pilot-member table:name="21542" table:display="true" table:show-details="true"/>
                <table:data-pilot-member table:name="21543" table:display="true" table:show-details="true"/>
                <table:data-pilot-member table:name="21577" table:display="true" table:show-details="true"/>
                <table:data-pilot-member table:name="21579" table:display="true" table:show-details="true"/>
                <table:data-pilot-member table:name="21640" table:display="true" table:show-details="true"/>
                <table:data-pilot-member table:name="21641" table:display="true" table:show-details="true"/>
                <table:data-pilot-member table:name="21649" table:display="true" table:show-details="true"/>
                <table:data-pilot-member table:name="21657" table:display="true" table:show-details="true"/>
                <table:data-pilot-member table:name="21658" table:display="true" table:show-details="true"/>
                <table:data-pilot-member table:name="21661" table:display="true" table:show-details="true"/>
                <table:data-pilot-member table:name="21666" table:display="true" table:show-details="true"/>
                <table:data-pilot-member table:name="21687" table:display="true" table:show-details="true"/>
                <table:data-pilot-member table:name="21702" table:display="true" table:show-details="true"/>
                <table:data-pilot-member table:name="21705" table:display="true" table:show-details="true"/>
                <table:data-pilot-member table:name="21708" table:display="true" table:show-details="true"/>
                <table:data-pilot-member table:name="21732" table:display="true" table:show-details="true"/>
                <table:data-pilot-member table:name="21737" table:display="true" table:show-details="true"/>
                <table:data-pilot-member table:name="21747" table:display="true" table:show-details="true"/>
                <table:data-pilot-member table:name="21790" table:display="true" table:show-details="true"/>
                <table:data-pilot-member table:name="21827" table:display="true" table:show-details="true"/>
                <table:data-pilot-member table:name="21837" table:display="true" table:show-details="true"/>
                <table:data-pilot-member table:name="21844" table:display="true" table:show-details="true"/>
                <table:data-pilot-member table:name="21847" table:display="true" table:show-details="true"/>
                <table:data-pilot-member table:name="21852" table:display="true" table:show-details="true"/>
                <table:data-pilot-member table:name="21867" table:display="true" table:show-details="true"/>
                <table:data-pilot-member table:name="21869" table:display="true" table:show-details="true"/>
                <table:data-pilot-member table:name="21872" table:display="true" table:show-details="true"/>
                <table:data-pilot-member table:name="21878" table:display="true" table:show-details="true"/>
                <table:data-pilot-member table:name="21887" table:display="true" table:show-details="true"/>
                <table:data-pilot-member table:name="21891" table:display="true" table:show-details="true"/>
                <table:data-pilot-member table:name="21900" table:display="true" table:show-details="true"/>
                <table:data-pilot-member table:name="21906" table:display="true" table:show-details="true"/>
                <table:data-pilot-member table:name="21909" table:display="true" table:show-details="true"/>
                <table:data-pilot-member table:name="21918" table:display="true" table:show-details="true"/>
                <table:data-pilot-member table:name="21922" table:display="true" table:show-details="true"/>
                <table:data-pilot-member table:name="21926" table:display="true" table:show-details="true"/>
                <table:data-pilot-member table:name="21928" table:display="true" table:show-details="true"/>
                <table:data-pilot-member table:name="21930" table:display="true" table:show-details="true"/>
                <table:data-pilot-member table:name="21934" table:display="true" table:show-details="true"/>
                <table:data-pilot-member table:name="21973" table:display="true" table:show-details="true"/>
                <table:data-pilot-member table:name="21984" table:display="true" table:show-details="true"/>
                <table:data-pilot-member table:name="21987" table:display="true" table:show-details="true"/>
                <table:data-pilot-member table:name="21988" table:display="true" table:show-details="true"/>
                <table:data-pilot-member table:name="21989" table:display="true" table:show-details="true"/>
                <table:data-pilot-member table:name="22003" table:display="true" table:show-details="true"/>
                <table:data-pilot-member table:name="22013" table:display="true" table:show-details="true"/>
                <table:data-pilot-member table:name="22030" table:display="true" table:show-details="true"/>
                <table:data-pilot-member table:name="22034" table:display="true" table:show-details="true"/>
                <table:data-pilot-member table:name="22038" table:display="true" table:show-details="true"/>
                <table:data-pilot-member table:name="22053" table:display="true" table:show-details="true"/>
                <table:data-pilot-member table:name="22056" table:display="true" table:show-details="true"/>
                <table:data-pilot-member table:name="22062" table:display="true" table:show-details="true"/>
                <table:data-pilot-member table:name="22065" table:display="true" table:show-details="true"/>
                <table:data-pilot-member table:name="22071" table:display="true" table:show-details="true"/>
                <table:data-pilot-member table:name="22077" table:display="true" table:show-details="true"/>
                <table:data-pilot-member table:name="22080" table:display="true" table:show-details="true"/>
                <table:data-pilot-member table:name="22082" table:display="true" table:show-details="true"/>
                <table:data-pilot-member table:name="22110" table:display="true" table:show-details="true"/>
                <table:data-pilot-member table:name="22120" table:display="true" table:show-details="true"/>
                <table:data-pilot-member table:name="22122" table:display="true" table:show-details="true"/>
                <table:data-pilot-member table:name="22143" table:display="true" table:show-details="true"/>
                <table:data-pilot-member table:name="22156" table:display="true" table:show-details="true"/>
                <table:data-pilot-member table:name="22171" table:display="true" table:show-details="true"/>
                <table:data-pilot-member table:name="22172" table:display="true" table:show-details="true"/>
                <table:data-pilot-member table:name="22176" table:display="true" table:show-details="true"/>
                <table:data-pilot-member table:name="22177" table:display="true" table:show-details="true"/>
                <table:data-pilot-member table:name="22199" table:display="true" table:show-details="true"/>
                <table:data-pilot-member table:name="22204" table:display="true" table:show-details="true"/>
                <table:data-pilot-member table:name="22260" table:display="true" table:show-details="true"/>
                <table:data-pilot-member table:name="22266" table:display="true" table:show-details="true"/>
                <table:data-pilot-member table:name="22285" table:display="true" table:show-details="true"/>
                <table:data-pilot-member table:name="22310" table:display="true" table:show-details="true"/>
                <table:data-pilot-member table:name="22312" table:display="true" table:show-details="true"/>
                <table:data-pilot-member table:name="22328" table:display="true" table:show-details="true"/>
                <table:data-pilot-member table:name="22332" table:display="true" table:show-details="true"/>
                <table:data-pilot-member table:name="22336" table:display="true" table:show-details="true"/>
                <table:data-pilot-member table:name="22337" table:display="true" table:show-details="true"/>
                <table:data-pilot-member table:name="22347" table:display="true" table:show-details="true"/>
                <table:data-pilot-member table:name="22361" table:display="true" table:show-details="true"/>
                <table:data-pilot-member table:name="22370" table:display="true" table:show-details="true"/>
                <table:data-pilot-member table:name="22386" table:display="true" table:show-details="true"/>
                <table:data-pilot-member table:name="22407" table:display="true" table:show-details="true"/>
                <table:data-pilot-member table:name="22412" table:display="true" table:show-details="true"/>
                <table:data-pilot-member table:name="22419" table:display="true" table:show-details="true"/>
                <table:data-pilot-member table:name="22422" table:display="true" table:show-details="true"/>
                <table:data-pilot-member table:name="22424" table:display="true" table:show-details="true"/>
                <table:data-pilot-member table:name="22441" table:display="true" table:show-details="true"/>
                <table:data-pilot-member table:name="22449" table:display="true" table:show-details="true"/>
                <table:data-pilot-member table:name="22469" table:display="true" table:show-details="true"/>
                <table:data-pilot-member table:name="22471" table:display="true" table:show-details="true"/>
                <table:data-pilot-member table:name="22531" table:display="true" table:show-details="true"/>
                <table:data-pilot-member table:name="22542" table:display="true" table:show-details="true"/>
                <table:data-pilot-member table:name="22549" table:display="true" table:show-details="true"/>
                <table:data-pilot-member table:name="22550" table:display="true" table:show-details="true"/>
                <table:data-pilot-member table:name="22582" table:display="true" table:show-details="true"/>
                <table:data-pilot-member table:name="22591" table:display="true" table:show-details="true"/>
                <table:data-pilot-member table:name="22605" table:display="true" table:show-details="true"/>
                <table:data-pilot-member table:name="22620" table:display="true" table:show-details="true"/>
                <table:data-pilot-member table:name="22636" table:display="true" table:show-details="true"/>
                <table:data-pilot-member table:name="22657" table:display="true" table:show-details="true"/>
                <table:data-pilot-member table:name="22682" table:display="true" table:show-details="true"/>
                <table:data-pilot-member table:name="22695" table:display="true" table:show-details="true"/>
                <table:data-pilot-member table:name="22701" table:display="true" table:show-details="true"/>
                <table:data-pilot-member table:name="22703" table:display="true" table:show-details="true"/>
                <table:data-pilot-member table:name="22705" table:display="true" table:show-details="true"/>
                <table:data-pilot-member table:name="22713" table:display="true" table:show-details="true"/>
                <table:data-pilot-member table:name="22718" table:display="true" table:show-details="true"/>
                <table:data-pilot-member table:name="22734" table:display="true" table:show-details="true"/>
                <table:data-pilot-member table:name="22748" table:display="true" table:show-details="true"/>
                <table:data-pilot-member table:name="22752" table:display="true" table:show-details="true"/>
                <table:data-pilot-member table:name="22755" table:display="true" table:show-details="true"/>
                <table:data-pilot-member table:name="22758" table:display="true" table:show-details="true"/>
                <table:data-pilot-member table:name="22765" table:display="true" table:show-details="true"/>
                <table:data-pilot-member table:name="22771" table:display="true" table:show-details="true"/>
                <table:data-pilot-member table:name="22784" table:display="true" table:show-details="true"/>
                <table:data-pilot-member table:name="22798" table:display="true" table:show-details="true"/>
                <table:data-pilot-member table:name="22805" table:display="true" table:show-details="true"/>
                <table:data-pilot-member table:name="22842" table:display="true" table:show-details="true"/>
                <table:data-pilot-member table:name="22846" table:display="true" table:show-details="true"/>
                <table:data-pilot-member table:name="22851" table:display="true" table:show-details="true"/>
                <table:data-pilot-member table:name="22853" table:display="true" table:show-details="true"/>
                <table:data-pilot-member table:name="22854" table:display="true" table:show-details="true"/>
                <table:data-pilot-member table:name="22864" table:display="true" table:show-details="true"/>
                <table:data-pilot-member table:name="22875" table:display="true" table:show-details="true"/>
                <table:data-pilot-member table:name="22886" table:display="true" table:show-details="true"/>
                <table:data-pilot-member table:name="22887" table:display="true" table:show-details="true"/>
                <table:data-pilot-member table:name="22899" table:display="true" table:show-details="true"/>
                <table:data-pilot-member table:name="22915" table:display="true" table:show-details="true"/>
                <table:data-pilot-member table:name="22922" table:display="true" table:show-details="true"/>
                <table:data-pilot-member table:name="22928" table:display="true" table:show-details="true"/>
                <table:data-pilot-member table:name="22944" table:display="true" table:show-details="true"/>
                <table:data-pilot-member table:name="22947" table:display="true" table:show-details="true"/>
                <table:data-pilot-member table:name="22952" table:display="true" table:show-details="true"/>
                <table:data-pilot-member table:name="22957" table:display="true" table:show-details="true"/>
                <table:data-pilot-member table:name="22960" table:display="true" table:show-details="true"/>
                <table:data-pilot-member table:name="22977" table:display="true" table:show-details="true"/>
                <table:data-pilot-member table:name="22980" table:display="true" table:show-details="true"/>
                <table:data-pilot-member table:name="22999" table:display="true" table:show-details="true"/>
                <table:data-pilot-member table:name="23007" table:display="true" table:show-details="true"/>
                <table:data-pilot-member table:name="23021" table:display="true" table:show-details="true"/>
                <table:data-pilot-member table:name="23030" table:display="true" table:show-details="true"/>
                <table:data-pilot-member table:name="23031" table:display="true" table:show-details="true"/>
                <table:data-pilot-member table:name="23040" table:display="true" table:show-details="true"/>
                <table:data-pilot-member table:name="23065" table:display="true" table:show-details="true"/>
                <table:data-pilot-member table:name="23067" table:display="true" table:show-details="true"/>
                <table:data-pilot-member table:name="23081" table:display="true" table:show-details="true"/>
                <table:data-pilot-member table:name="23092" table:display="true" table:show-details="true"/>
                <table:data-pilot-member table:name="23096" table:display="true" table:show-details="true"/>
                <table:data-pilot-member table:name="23132" table:display="true" table:show-details="true"/>
                <table:data-pilot-member table:name="23140" table:display="true" table:show-details="true"/>
                <table:data-pilot-member table:name="23144" table:display="true" table:show-details="true"/>
                <table:data-pilot-member table:name="23161" table:display="true" table:show-details="true"/>
                <table:data-pilot-member table:name="23168" table:display="true" table:show-details="true"/>
                <table:data-pilot-member table:name="23180" table:display="true" table:show-details="true"/>
                <table:data-pilot-member table:name="23183" table:display="true" table:show-details="true"/>
                <table:data-pilot-member table:name="23194" table:display="true" table:show-details="true"/>
                <table:data-pilot-member table:name="23198" table:display="true" table:show-details="true"/>
                <table:data-pilot-member table:name="23202" table:display="true" table:show-details="true"/>
                <table:data-pilot-member table:name="23206" table:display="true" table:show-details="true"/>
                <table:data-pilot-member table:name="23226" table:display="true" table:show-details="true"/>
                <table:data-pilot-member table:name="23234" table:display="true" table:show-details="true"/>
                <table:data-pilot-member table:name="23239" table:display="true" table:show-details="true"/>
                <table:data-pilot-member table:name="23246" table:display="true" table:show-details="true"/>
                <table:data-pilot-member table:name="23247" table:display="true" table:show-details="true"/>
                <table:data-pilot-member table:name="23259" table:display="true" table:show-details="true"/>
                <table:data-pilot-member table:name="23285" table:display="true" table:show-details="true"/>
                <table:data-pilot-member table:name="23289" table:display="true" table:show-details="true"/>
                <table:data-pilot-member table:name="23301" table:display="true" table:show-details="true"/>
                <table:data-pilot-member table:name="23316" table:display="true" table:show-details="true"/>
                <table:data-pilot-member table:name="23322" table:display="true" table:show-details="true"/>
                <table:data-pilot-member table:name="23332" table:display="true" table:show-details="true"/>
                <table:data-pilot-member table:name="23338" table:display="true" table:show-details="true"/>
                <table:data-pilot-member table:name="23349" table:display="true" table:show-details="true"/>
                <table:data-pilot-member table:name="23365" table:display="true" table:show-details="true"/>
                <table:data-pilot-member table:name="23379" table:display="true" table:show-details="true"/>
                <table:data-pilot-member table:name="23390" table:display="true" table:show-details="true"/>
                <table:data-pilot-member table:name="23397" table:display="true" table:show-details="true"/>
                <table:data-pilot-member table:name="23400" table:display="true" table:show-details="true"/>
                <table:data-pilot-member table:name="23406" table:display="true" table:show-details="true"/>
                <table:data-pilot-member table:name="23425" table:display="true" table:show-details="true"/>
                <table:data-pilot-member table:name="23427" table:display="true" table:show-details="true"/>
                <table:data-pilot-member table:name="23434" table:display="true" table:show-details="true"/>
                <table:data-pilot-member table:name="23439" table:display="true" table:show-details="true"/>
                <table:data-pilot-member table:name="23442" table:display="true" table:show-details="true"/>
                <table:data-pilot-member table:name="23451" table:display="true" table:show-details="true"/>
                <table:data-pilot-member table:name="23452" table:display="true" table:show-details="true"/>
                <table:data-pilot-member table:name="23453" table:display="true" table:show-details="true"/>
                <table:data-pilot-member table:name="23456" table:display="true" table:show-details="true"/>
                <table:data-pilot-member table:name="23477" table:display="true" table:show-details="true"/>
                <table:data-pilot-member table:name="23481" table:display="true" table:show-details="true"/>
                <table:data-pilot-member table:name="23483" table:display="true" table:show-details="true"/>
                <table:data-pilot-member table:name="23486" table:display="true" table:show-details="true"/>
                <table:data-pilot-member table:name="23508" table:display="true" table:show-details="true"/>
                <table:data-pilot-member table:name="23521" table:display="true" table:show-details="true"/>
                <table:data-pilot-member table:name="23539" table:display="true" table:show-details="true"/>
                <table:data-pilot-member table:name="23549" table:display="true" table:show-details="true"/>
                <table:data-pilot-member table:name="23567" table:display="true" table:show-details="true"/>
                <table:data-pilot-member table:name="23569" table:display="true" table:show-details="true"/>
                <table:data-pilot-member table:name="23578" table:display="true" table:show-details="true"/>
                <table:data-pilot-member table:name="23585" table:display="true" table:show-details="true"/>
                <table:data-pilot-member table:name="23600" table:display="true" table:show-details="true"/>
                <table:data-pilot-member table:name="23603" table:display="true" table:show-details="true"/>
                <table:data-pilot-member table:name="23610" table:display="true" table:show-details="true"/>
                <table:data-pilot-member table:name="23613" table:display="true" table:show-details="true"/>
                <table:data-pilot-member table:name="23634" table:display="true" table:show-details="true"/>
                <table:data-pilot-member table:name="23645" table:display="true" table:show-details="true"/>
                <table:data-pilot-member table:name="23673" table:display="true" table:show-details="true"/>
                <table:data-pilot-member table:name="23705" table:display="true" table:show-details="true"/>
                <table:data-pilot-member table:name="23708" table:display="true" table:show-details="true"/>
                <table:data-pilot-member table:name="23718" table:display="true" table:show-details="true"/>
                <table:data-pilot-member table:name="23750" table:display="true" table:show-details="true"/>
                <table:data-pilot-member table:name="23756" table:display="true" table:show-details="true"/>
                <table:data-pilot-member table:name="23765" table:display="true" table:show-details="true"/>
                <table:data-pilot-member table:name="23772" table:display="true" table:show-details="true"/>
                <table:data-pilot-member table:name="23793" table:display="true" table:show-details="true"/>
                <table:data-pilot-member table:name="23797" table:display="true" table:show-details="true"/>
                <table:data-pilot-member table:name="23825" table:display="true" table:show-details="true"/>
                <table:data-pilot-member table:name="23829" table:display="true" table:show-details="true"/>
                <table:data-pilot-member table:name="23839" table:display="true" table:show-details="true"/>
                <table:data-pilot-member table:name="23847" table:display="true" table:show-details="true"/>
                <table:data-pilot-member table:name="23861" table:display="true" table:show-details="true"/>
                <table:data-pilot-member table:name="23863" table:display="true" table:show-details="true"/>
                <table:data-pilot-member table:name="23869" table:display="true" table:show-details="true"/>
                <table:data-pilot-member table:name="23872" table:display="true" table:show-details="true"/>
                <table:data-pilot-member table:name="23902" table:display="true" table:show-details="true"/>
                <table:data-pilot-member table:name="23934" table:display="true" table:show-details="true"/>
                <table:data-pilot-member table:name="23940" table:display="true" table:show-details="true"/>
                <table:data-pilot-member table:name="23984" table:display="true" table:show-details="true"/>
                <table:data-pilot-member table:name="24013" table:display="true" table:show-details="true"/>
                <table:data-pilot-member table:name="24017" table:display="true" table:show-details="true"/>
                <table:data-pilot-member table:name="24043" table:display="true" table:show-details="true"/>
                <table:data-pilot-member table:name="24046" table:display="true" table:show-details="true"/>
                <table:data-pilot-member table:name="24052" table:display="true" table:show-details="true"/>
                <table:data-pilot-member table:name="24074" table:display="true" table:show-details="true"/>
                <table:data-pilot-member table:name="24076" table:display="true" table:show-details="true"/>
                <table:data-pilot-member table:name="24098" table:display="true" table:show-details="true"/>
                <table:data-pilot-member table:name="24103" table:display="true" table:show-details="true"/>
                <table:data-pilot-member table:name="24106" table:display="true" table:show-details="true"/>
                <table:data-pilot-member table:name="24119" table:display="true" table:show-details="true"/>
                <table:data-pilot-member table:name="24143" table:display="true" table:show-details="true"/>
                <table:data-pilot-member table:name="24178" table:display="true" table:show-details="true"/>
                <table:data-pilot-member table:name="24180" table:display="true" table:show-details="true"/>
                <table:data-pilot-member table:name="24212" table:display="true" table:show-details="true"/>
                <table:data-pilot-member table:name="24226" table:display="true" table:show-details="true"/>
                <table:data-pilot-member table:name="24230" table:display="true" table:show-details="true"/>
                <table:data-pilot-member table:name="24235" table:display="true" table:show-details="true"/>
                <table:data-pilot-member table:name="24236" table:display="true" table:show-details="true"/>
                <table:data-pilot-member table:name="24245" table:display="true" table:show-details="true"/>
                <table:data-pilot-member table:name="24254" table:display="true" table:show-details="true"/>
                <table:data-pilot-member table:name="24290" table:display="true" table:show-details="true"/>
                <table:data-pilot-member table:name="24297" table:display="true" table:show-details="true"/>
                <table:data-pilot-member table:name="24298" table:display="true" table:show-details="true"/>
                <table:data-pilot-member table:name="24322" table:display="true" table:show-details="true"/>
                <table:data-pilot-member table:name="24323" table:display="true" table:show-details="true"/>
                <table:data-pilot-member table:name="24327" table:display="true" table:show-details="true"/>
                <table:data-pilot-member table:name="24345" table:display="true" table:show-details="true"/>
                <table:data-pilot-member table:name="24346" table:display="true" table:show-details="true"/>
                <table:data-pilot-member table:name="24360" table:display="true" table:show-details="true"/>
                <table:data-pilot-member table:name="24361" table:display="true" table:show-details="true"/>
                <table:data-pilot-member table:name="24362" table:display="true" table:show-details="true"/>
                <table:data-pilot-member table:name="24367" table:display="true" table:show-details="true"/>
                <table:data-pilot-member table:name="24375" table:display="true" table:show-details="true"/>
                <table:data-pilot-member table:name="24376" table:display="true" table:show-details="true"/>
                <table:data-pilot-member table:name="24388" table:display="true" table:show-details="true"/>
                <table:data-pilot-member table:name="24403" table:display="true" table:show-details="true"/>
                <table:data-pilot-member table:name="24413" table:display="true" table:show-details="true"/>
                <table:data-pilot-member table:name="24417" table:display="true" table:show-details="true"/>
                <table:data-pilot-member table:name="24447" table:display="true" table:show-details="true"/>
                <table:data-pilot-member table:name="24475" table:display="true" table:show-details="true"/>
                <table:data-pilot-member table:name="24480" table:display="true" table:show-details="true"/>
                <table:data-pilot-member table:name="24490" table:display="true" table:show-details="true"/>
                <table:data-pilot-member table:name="24500" table:display="true" table:show-details="true"/>
                <table:data-pilot-member table:name="24505" table:display="true" table:show-details="true"/>
                <table:data-pilot-member table:name="24508" table:display="true" table:show-details="true"/>
                <table:data-pilot-member table:name="24524" table:display="true" table:show-details="true"/>
                <table:data-pilot-member table:name="24528" table:display="true" table:show-details="true"/>
                <table:data-pilot-member table:name="24537" table:display="true" table:show-details="true"/>
                <table:data-pilot-member table:name="24540" table:display="true" table:show-details="true"/>
                <table:data-pilot-member table:name="24557" table:display="true" table:show-details="true"/>
                <table:data-pilot-member table:name="24558" table:display="true" table:show-details="true"/>
                <table:data-pilot-member table:name="24571" table:display="true" table:show-details="true"/>
                <table:data-pilot-member table:name="24572" table:display="true" table:show-details="true"/>
                <table:data-pilot-member table:name="24584" table:display="true" table:show-details="true"/>
                <table:data-pilot-member table:name="24593" table:display="true" table:show-details="true"/>
                <table:data-pilot-member table:name="24603" table:display="true" table:show-details="true"/>
                <table:data-pilot-member table:name="24617" table:display="true" table:show-details="true"/>
                <table:data-pilot-member table:name="24621" table:display="true" table:show-details="true"/>
                <table:data-pilot-member table:name="24639" table:display="true" table:show-details="true"/>
                <table:data-pilot-member table:name="24647" table:display="true" table:show-details="true"/>
                <table:data-pilot-member table:name="24649" table:display="true" table:show-details="true"/>
                <table:data-pilot-member table:name="24654" table:display="true" table:show-details="true"/>
                <table:data-pilot-member table:name="24660" table:display="true" table:show-details="true"/>
                <table:data-pilot-member table:name="24662" table:display="true" table:show-details="true"/>
                <table:data-pilot-member table:name="24665" table:display="true" table:show-details="true"/>
                <table:data-pilot-member table:name="24676" table:display="true" table:show-details="true"/>
                <table:data-pilot-member table:name="24677" table:display="true" table:show-details="true"/>
                <table:data-pilot-member table:name="24678" table:display="true" table:show-details="true"/>
                <table:data-pilot-member table:name="24679" table:display="true" table:show-details="true"/>
                <table:data-pilot-member table:name="24703" table:display="true" table:show-details="true"/>
                <table:data-pilot-member table:name="24716" table:display="true" table:show-details="true"/>
                <table:data-pilot-member table:name="24720" table:display="true" table:show-details="true"/>
                <table:data-pilot-member table:name="24747" table:display="true" table:show-details="true"/>
                <table:data-pilot-member table:name="24749" table:display="true" table:show-details="true"/>
                <table:data-pilot-member table:name="24752" table:display="true" table:show-details="true"/>
                <table:data-pilot-member table:name="24758" table:display="true" table:show-details="true"/>
                <table:data-pilot-member table:name="24764" table:display="true" table:show-details="true"/>
                <table:data-pilot-member table:name="24768" table:display="true" table:show-details="true"/>
                <table:data-pilot-member table:name="24769" table:display="true" table:show-details="true"/>
                <table:data-pilot-member table:name="24773" table:display="true" table:show-details="true"/>
                <table:data-pilot-member table:name="24799" table:display="true" table:show-details="true"/>
                <table:data-pilot-member table:name="24800" table:display="true" table:show-details="true"/>
                <table:data-pilot-member table:name="24803" table:display="true" table:show-details="true"/>
                <table:data-pilot-member table:name="24836" table:display="true" table:show-details="true"/>
                <table:data-pilot-member table:name="24840" table:display="true" table:show-details="true"/>
                <table:data-pilot-member table:name="24848" table:display="true" table:show-details="true"/>
                <table:data-pilot-member table:name="24864" table:display="true" table:show-details="true"/>
                <table:data-pilot-member table:name="24870" table:display="true" table:show-details="true"/>
                <table:data-pilot-member table:name="24872" table:display="true" table:show-details="true"/>
                <table:data-pilot-member table:name="24880" table:display="true" table:show-details="true"/>
                <table:data-pilot-member table:name="24889" table:display="true" table:show-details="true"/>
                <table:data-pilot-member table:name="24893" table:display="true" table:show-details="true"/>
                <table:data-pilot-member table:name="24896" table:display="true" table:show-details="true"/>
                <table:data-pilot-member table:name="24897" table:display="true" table:show-details="true"/>
                <table:data-pilot-member table:name="24898" table:display="true" table:show-details="true"/>
                <table:data-pilot-member table:name="24902" table:display="true" table:show-details="true"/>
                <table:data-pilot-member table:name="24905" table:display="true" table:show-details="true"/>
                <table:data-pilot-member table:name="24936" table:display="true" table:show-details="true"/>
                <table:data-pilot-member table:name="24937" table:display="true" table:show-details="true"/>
                <table:data-pilot-member table:name="24944" table:display="true" table:show-details="true"/>
                <table:data-pilot-member table:name="24969" table:display="true" table:show-details="true"/>
                <table:data-pilot-member table:name="24974" table:display="true" table:show-details="true"/>
                <table:data-pilot-member table:name="24988" table:display="true" table:show-details="true"/>
                <table:data-pilot-member table:name="24991" table:display="true" table:show-details="true"/>
                <table:data-pilot-member table:name="24997" table:display="true" table:show-details="true"/>
                <table:data-pilot-member table:name="24998" table:display="true" table:show-details="true"/>
                <table:data-pilot-member table:name="25010" table:display="true" table:show-details="true"/>
                <table:data-pilot-member table:name="25023" table:display="true" table:show-details="true"/>
                <table:data-pilot-member table:name="25037" table:display="true" table:show-details="true"/>
                <table:data-pilot-member table:name="25040" table:display="true" table:show-details="true"/>
                <table:data-pilot-member table:name="25046" table:display="true" table:show-details="true"/>
                <table:data-pilot-member table:name="25088" table:display="true" table:show-details="true"/>
                <table:data-pilot-member table:name="25100" table:display="true" table:show-details="true"/>
                <table:data-pilot-member table:name="25106" table:display="true" table:show-details="true"/>
                <table:data-pilot-member table:name="25126" table:display="true" table:show-details="true"/>
                <table:data-pilot-member table:name="25133" table:display="true" table:show-details="true"/>
                <table:data-pilot-member table:name="25142" table:display="true" table:show-details="true"/>
                <table:data-pilot-member table:name="25150" table:display="true" table:show-details="true"/>
                <table:data-pilot-member table:name="25156" table:display="true" table:show-details="true"/>
                <table:data-pilot-member table:name="25160" table:display="true" table:show-details="true"/>
                <table:data-pilot-member table:name="25172" table:display="true" table:show-details="true"/>
                <table:data-pilot-member table:name="25174" table:display="true" table:show-details="true"/>
                <table:data-pilot-member table:name="25182" table:display="true" table:show-details="true"/>
                <table:data-pilot-member table:name="25208" table:display="true" table:show-details="true"/>
                <table:data-pilot-member table:name="25213" table:display="true" table:show-details="true"/>
                <table:data-pilot-member table:name="25219" table:display="true" table:show-details="true"/>
                <table:data-pilot-member table:name="25247" table:display="true" table:show-details="true"/>
                <table:data-pilot-member table:name="25252" table:display="true" table:show-details="true"/>
                <table:data-pilot-member table:name="25259" table:display="true" table:show-details="true"/>
                <table:data-pilot-member table:name="25266" table:display="true" table:show-details="true"/>
                <table:data-pilot-member table:name="25269" table:display="true" table:show-details="true"/>
                <table:data-pilot-member table:name="25304" table:display="true" table:show-details="true"/>
                <table:data-pilot-member table:name="25317" table:display="true" table:show-details="true"/>
                <table:data-pilot-member table:name="25329" table:display="true" table:show-details="true"/>
                <table:data-pilot-member table:name="25371" table:display="true" table:show-details="true"/>
                <table:data-pilot-member table:name="25390" table:display="true" table:show-details="true"/>
                <table:data-pilot-member table:name="25395" table:display="true" table:show-details="true"/>
                <table:data-pilot-member table:name="25405" table:display="true" table:show-details="true"/>
                <table:data-pilot-member table:name="25426" table:display="true" table:show-details="true"/>
                <table:data-pilot-member table:name="25427" table:display="true" table:show-details="true"/>
                <table:data-pilot-member table:name="25430" table:display="true" table:show-details="true"/>
                <table:data-pilot-member table:name="25462" table:display="true" table:show-details="true"/>
                <table:data-pilot-member table:name="25463" table:display="true" table:show-details="true"/>
                <table:data-pilot-member table:name="25479" table:display="true" table:show-details="true"/>
                <table:data-pilot-member table:name="25493" table:display="true" table:show-details="true"/>
                <table:data-pilot-member table:name="25502" table:display="true" table:show-details="true"/>
                <table:data-pilot-member table:name="25505" table:display="true" table:show-details="true"/>
                <table:data-pilot-member table:name="25522" table:display="true" table:show-details="true"/>
                <table:data-pilot-member table:name="25527" table:display="true" table:show-details="true"/>
                <table:data-pilot-member table:name="25553" table:display="true" table:show-details="true"/>
                <table:data-pilot-member table:name="25558" table:display="true" table:show-details="true"/>
                <table:data-pilot-member table:name="25560" table:display="true" table:show-details="true"/>
                <table:data-pilot-member table:name="25561" table:display="true" table:show-details="true"/>
                <table:data-pilot-member table:name="25577" table:display="true" table:show-details="true"/>
                <table:data-pilot-member table:name="25624" table:display="true" table:show-details="true"/>
                <table:data-pilot-member table:name="25642" table:display="true" table:show-details="true"/>
                <table:data-pilot-member table:name="25655" table:display="true" table:show-details="true"/>
                <table:data-pilot-member table:name="25659" table:display="true" table:show-details="true"/>
                <table:data-pilot-member table:name="25675" table:display="true" table:show-details="true"/>
                <table:data-pilot-member table:name="25676" table:display="true" table:show-details="true"/>
                <table:data-pilot-member table:name="25693" table:display="true" table:show-details="true"/>
                <table:data-pilot-member table:name="25707" table:display="true" table:show-details="true"/>
                <table:data-pilot-member table:name="25729" table:display="true" table:show-details="true"/>
                <table:data-pilot-member table:name="25730" table:display="true" table:show-details="true"/>
                <table:data-pilot-member table:name="25732" table:display="true" table:show-details="true"/>
                <table:data-pilot-member table:name="25738" table:display="true" table:show-details="true"/>
                <table:data-pilot-member table:name="25740" table:display="true" table:show-details="true"/>
                <table:data-pilot-member table:name="25743" table:display="true" table:show-details="true"/>
                <table:data-pilot-member table:name="25752" table:display="true" table:show-details="true"/>
                <table:data-pilot-member table:name="25754" table:display="true" table:show-details="true"/>
                <table:data-pilot-member table:name="25771" table:display="true" table:show-details="true"/>
                <table:data-pilot-member table:name="25785" table:display="true" table:show-details="true"/>
                <table:data-pilot-member table:name="25791" table:display="true" table:show-details="true"/>
                <table:data-pilot-member table:name="25818" table:display="true" table:show-details="true"/>
                <table:data-pilot-member table:name="25836" table:display="true" table:show-details="true"/>
                <table:data-pilot-member table:name="25837" table:display="true" table:show-details="true"/>
                <table:data-pilot-member table:name="25858" table:display="true" table:show-details="true"/>
                <table:data-pilot-member table:name="25864" table:display="true" table:show-details="true"/>
                <table:data-pilot-member table:name="25882" table:display="true" table:show-details="true"/>
                <table:data-pilot-member table:name="25894" table:display="true" table:show-details="true"/>
                <table:data-pilot-member table:name="25897" table:display="true" table:show-details="true"/>
                <table:data-pilot-member table:name="25898" table:display="true" table:show-details="true"/>
                <table:data-pilot-member table:name="25901" table:display="true" table:show-details="true"/>
                <table:data-pilot-member table:name="25906" table:display="true" table:show-details="true"/>
                <table:data-pilot-member table:name="25921" table:display="true" table:show-details="true"/>
                <table:data-pilot-member table:name="25929" table:display="true" table:show-details="true"/>
                <table:data-pilot-member table:name="25940" table:display="true" table:show-details="true"/>
                <table:data-pilot-member table:name="25951" table:display="true" table:show-details="true"/>
                <table:data-pilot-member table:name="25971" table:display="true" table:show-details="true"/>
                <table:data-pilot-member table:name="25976" table:display="true" table:show-details="true"/>
                <table:data-pilot-member table:name="26001" table:display="true" table:show-details="true"/>
                <table:data-pilot-member table:name="26006" table:display="true" table:show-details="true"/>
                <table:data-pilot-member table:name="26018" table:display="true" table:show-details="true"/>
                <table:data-pilot-member table:name="26031" table:display="true" table:show-details="true"/>
                <table:data-pilot-member table:name="26042" table:display="true" table:show-details="true"/>
                <table:data-pilot-member table:name="26043" table:display="true" table:show-details="true"/>
                <table:data-pilot-member table:name="26051" table:display="true" table:show-details="true"/>
                <table:data-pilot-member table:name="26061" table:display="true" table:show-details="true"/>
                <table:data-pilot-member table:name="26070" table:display="true" table:show-details="true"/>
                <table:data-pilot-member table:name="26074" table:display="true" table:show-details="true"/>
                <table:data-pilot-member table:name="26082" table:display="true" table:show-details="true"/>
                <table:data-pilot-member table:name="26102" table:display="true" table:show-details="true"/>
                <table:data-pilot-member table:name="26106" table:display="true" table:show-details="true"/>
                <table:data-pilot-member table:name="26114" table:display="true" table:show-details="true"/>
                <table:data-pilot-member table:name="26115" table:display="true" table:show-details="true"/>
                <table:data-pilot-member table:name="26119" table:display="true" table:show-details="true"/>
                <table:data-pilot-member table:name="26137" table:display="true" table:show-details="true"/>
                <table:data-pilot-member table:name="26157" table:display="true" table:show-details="true"/>
                <table:data-pilot-member table:name="26186" table:display="true" table:show-details="true"/>
                <table:data-pilot-member table:name="26189" table:display="true" table:show-details="true"/>
                <table:data-pilot-member table:name="26194" table:display="true" table:show-details="true"/>
                <table:data-pilot-member table:name="26196" table:display="true" table:show-details="true"/>
                <table:data-pilot-member table:name="26197" table:display="true" table:show-details="true"/>
                <table:data-pilot-member table:name="26214" table:display="true" table:show-details="true"/>
                <table:data-pilot-member table:name="26219" table:display="true" table:show-details="true"/>
                <table:data-pilot-member table:name="26227" table:display="true" table:show-details="true"/>
                <table:data-pilot-member table:name="26230" table:display="true" table:show-details="true"/>
                <table:data-pilot-member table:name="26235" table:display="true" table:show-details="true"/>
                <table:data-pilot-member table:name="26254" table:display="true" table:show-details="true"/>
                <table:data-pilot-member table:name="26259" table:display="true" table:show-details="true"/>
                <table:data-pilot-member table:name="26269" table:display="true" table:show-details="true"/>
                <table:data-pilot-member table:name="26272" table:display="true" table:show-details="true"/>
                <table:data-pilot-member table:name="26312" table:display="true" table:show-details="true"/>
                <table:data-pilot-member table:name="26329" table:display="true" table:show-details="true"/>
                <table:data-pilot-member table:name="26332" table:display="true" table:show-details="true"/>
                <table:data-pilot-member table:name="26341" table:display="true" table:show-details="true"/>
                <table:data-pilot-member table:name="26360" table:display="true" table:show-details="true"/>
                <table:data-pilot-member table:name="26373" table:display="true" table:show-details="true"/>
                <table:data-pilot-member table:name="26374" table:display="true" table:show-details="true"/>
                <table:data-pilot-member table:name="26377" table:display="true" table:show-details="true"/>
                <table:data-pilot-member table:name="26405" table:display="true" table:show-details="true"/>
                <table:data-pilot-member table:name="26424" table:display="true" table:show-details="true"/>
                <table:data-pilot-member table:name="26439" table:display="true" table:show-details="true"/>
                <table:data-pilot-member table:name="26449" table:display="true" table:show-details="true"/>
                <table:data-pilot-member table:name="26452" table:display="true" table:show-details="true"/>
                <table:data-pilot-member table:name="26455" table:display="true" table:show-details="true"/>
                <table:data-pilot-member table:name="26472" table:display="true" table:show-details="true"/>
                <table:data-pilot-member table:name="26479" table:display="true" table:show-details="true"/>
                <table:data-pilot-member table:name="26482" table:display="true" table:show-details="true"/>
                <table:data-pilot-member table:name="26514" table:display="true" table:show-details="true"/>
                <table:data-pilot-member table:name="26517" table:display="true" table:show-details="true"/>
                <table:data-pilot-member table:name="26530" table:display="true" table:show-details="true"/>
                <table:data-pilot-member table:name="26543" table:display="true" table:show-details="true"/>
                <table:data-pilot-member table:name="26577" table:display="true" table:show-details="true"/>
                <table:data-pilot-member table:name="26589" table:display="true" table:show-details="true"/>
                <table:data-pilot-member table:name="26615" table:display="true" table:show-details="true"/>
                <table:data-pilot-member table:name="26618" table:display="true" table:show-details="true"/>
                <table:data-pilot-member table:name="26624" table:display="true" table:show-details="true"/>
                <table:data-pilot-member table:name="26631" table:display="true" table:show-details="true"/>
                <table:data-pilot-member table:name="26632" table:display="true" table:show-details="true"/>
                <table:data-pilot-member table:name="26634" table:display="true" table:show-details="true"/>
                <table:data-pilot-member table:name="26649" table:display="true" table:show-details="true"/>
                <table:data-pilot-member table:name="26650" table:display="true" table:show-details="true"/>
                <table:data-pilot-member table:name="26667" table:display="true" table:show-details="true"/>
                <table:data-pilot-member table:name="26687" table:display="true" table:show-details="true"/>
                <table:data-pilot-member table:name="26698" table:display="true" table:show-details="true"/>
                <table:data-pilot-member table:name="26700" table:display="true" table:show-details="true"/>
                <table:data-pilot-member table:name="26719" table:display="true" table:show-details="true"/>
                <table:data-pilot-member table:name="26723" table:display="true" table:show-details="true"/>
                <table:data-pilot-member table:name="26726" table:display="true" table:show-details="true"/>
                <table:data-pilot-member table:name="26730" table:display="true" table:show-details="true"/>
                <table:data-pilot-member table:name="26741" table:display="true" table:show-details="true"/>
                <table:data-pilot-member table:name="26747" table:display="true" table:show-details="true"/>
                <table:data-pilot-member table:name="26751" table:display="true" table:show-details="true"/>
                <table:data-pilot-member table:name="26752" table:display="true" table:show-details="true"/>
                <table:data-pilot-member table:name="26757" table:display="true" table:show-details="true"/>
                <table:data-pilot-member table:name="26762" table:display="true" table:show-details="true"/>
                <table:data-pilot-member table:name="26780" table:display="true" table:show-details="true"/>
                <table:data-pilot-member table:name="26799" table:display="true" table:show-details="true"/>
                <table:data-pilot-member table:name="26802" table:display="true" table:show-details="true"/>
                <table:data-pilot-member table:name="26823" table:display="true" table:show-details="true"/>
                <table:data-pilot-member table:name="26826" table:display="true" table:show-details="true"/>
                <table:data-pilot-member table:name="26836" table:display="true" table:show-details="true"/>
                <table:data-pilot-member table:name="26844" table:display="true" table:show-details="true"/>
                <table:data-pilot-member table:name="26850" table:display="true" table:show-details="true"/>
                <table:data-pilot-member table:name="26859" table:display="true" table:show-details="true"/>
                <table:data-pilot-member table:name="26907" table:display="true" table:show-details="true"/>
                <table:data-pilot-member table:name="26910" table:display="true" table:show-details="true"/>
                <table:data-pilot-member table:name="26911" table:display="true" table:show-details="true"/>
                <table:data-pilot-member table:name="26913" table:display="true" table:show-details="true"/>
                <table:data-pilot-member table:name="26929" table:display="true" table:show-details="true"/>
                <table:data-pilot-member table:name="26938" table:display="true" table:show-details="true"/>
                <table:data-pilot-member table:name="26944" table:display="true" table:show-details="true"/>
                <table:data-pilot-member table:name="26960" table:display="true" table:show-details="true"/>
                <table:data-pilot-member table:name="26961" table:display="true" table:show-details="true"/>
                <table:data-pilot-member table:name="26999" table:display="true" table:show-details="true"/>
                <table:data-pilot-member table:name="27002" table:display="true" table:show-details="true"/>
                <table:data-pilot-member table:name="27005" table:display="true" table:show-details="true"/>
                <table:data-pilot-member table:name="27007" table:display="true" table:show-details="true"/>
                <table:data-pilot-member table:name="27019" table:display="true" table:show-details="true"/>
                <table:data-pilot-member table:name="27068" table:display="true" table:show-details="true"/>
                <table:data-pilot-member table:name="27080" table:display="true" table:show-details="true"/>
                <table:data-pilot-member table:name="27086" table:display="true" table:show-details="true"/>
                <table:data-pilot-member table:name="27098" table:display="true" table:show-details="true"/>
                <table:data-pilot-member table:name="27100" table:display="true" table:show-details="true"/>
                <table:data-pilot-member table:name="27107" table:display="true" table:show-details="true"/>
                <table:data-pilot-member table:name="27109" table:display="true" table:show-details="true"/>
                <table:data-pilot-member table:name="27117" table:display="true" table:show-details="true"/>
                <table:data-pilot-member table:name="27132" table:display="true" table:show-details="true"/>
                <table:data-pilot-member table:name="27139" table:display="true" table:show-details="true"/>
                <table:data-pilot-member table:name="27146" table:display="true" table:show-details="true"/>
                <table:data-pilot-member table:name="27160" table:display="true" table:show-details="true"/>
                <table:data-pilot-member table:name="27167" table:display="true" table:show-details="true"/>
                <table:data-pilot-member table:name="27170" table:display="true" table:show-details="true"/>
                <table:data-pilot-member table:name="27201" table:display="true" table:show-details="true"/>
                <table:data-pilot-member table:name="27206" table:display="true" table:show-details="true"/>
                <table:data-pilot-member table:name="27211" table:display="true" table:show-details="true"/>
                <table:data-pilot-member table:name="27221" table:display="true" table:show-details="true"/>
                <table:data-pilot-member table:name="27238" table:display="true" table:show-details="true"/>
                <table:data-pilot-member table:name="27242" table:display="true" table:show-details="true"/>
                <table:data-pilot-member table:name="27246" table:display="true" table:show-details="true"/>
                <table:data-pilot-member table:name="27251" table:display="true" table:show-details="true"/>
                <table:data-pilot-member table:name="27258" table:display="true" table:show-details="true"/>
                <table:data-pilot-member table:name="27264" table:display="true" table:show-details="true"/>
                <table:data-pilot-member table:name="27266" table:display="true" table:show-details="true"/>
                <table:data-pilot-member table:name="27280" table:display="true" table:show-details="true"/>
                <table:data-pilot-member table:name="27285" table:display="true" table:show-details="true"/>
                <table:data-pilot-member table:name="27303" table:display="true" table:show-details="true"/>
                <table:data-pilot-member table:name="27305" table:display="true" table:show-details="true"/>
                <table:data-pilot-member table:name="27306" table:display="true" table:show-details="true"/>
                <table:data-pilot-member table:name="27317" table:display="true" table:show-details="true"/>
                <table:data-pilot-member table:name="27318" table:display="true" table:show-details="true"/>
                <table:data-pilot-member table:name="27324" table:display="true" table:show-details="true"/>
                <table:data-pilot-member table:name="27325" table:display="true" table:show-details="true"/>
                <table:data-pilot-member table:name="27335" table:display="true" table:show-details="true"/>
                <table:data-pilot-member table:name="27347" table:display="true" table:show-details="true"/>
                <table:data-pilot-member table:name="27360" table:display="true" table:show-details="true"/>
                <table:data-pilot-member table:name="27365" table:display="true" table:show-details="true"/>
                <table:data-pilot-member table:name="27372" table:display="true" table:show-details="true"/>
                <table:data-pilot-member table:name="27375" table:display="true" table:show-details="true"/>
                <table:data-pilot-member table:name="27377" table:display="true" table:show-details="true"/>
                <table:data-pilot-member table:name="27380" table:display="true" table:show-details="true"/>
                <table:data-pilot-member table:name="27410" table:display="true" table:show-details="true"/>
                <table:data-pilot-member table:name="27416" table:display="true" table:show-details="true"/>
                <table:data-pilot-member table:name="27439" table:display="true" table:show-details="true"/>
                <table:data-pilot-member table:name="27470" table:display="true" table:show-details="true"/>
                <table:data-pilot-member table:name="27500" table:display="true" table:show-details="true"/>
                <table:data-pilot-member table:name="27512" table:display="true" table:show-details="true"/>
                <table:data-pilot-member table:name="27524" table:display="true" table:show-details="true"/>
                <table:data-pilot-member table:name="27537" table:display="true" table:show-details="true"/>
                <table:data-pilot-member table:name="27549" table:display="true" table:show-details="true"/>
                <table:data-pilot-member table:name="27577" table:display="true" table:show-details="true"/>
                <table:data-pilot-member table:name="27578" table:display="true" table:show-details="true"/>
                <table:data-pilot-member table:name="27596" table:display="true" table:show-details="true"/>
                <table:data-pilot-member table:name="27603" table:display="true" table:show-details="true"/>
                <table:data-pilot-member table:name="27615" table:display="true" table:show-details="true"/>
                <table:data-pilot-member table:name="27627" table:display="true" table:show-details="true"/>
                <table:data-pilot-member table:name="27630" table:display="true" table:show-details="true"/>
                <table:data-pilot-member table:name="27633" table:display="true" table:show-details="true"/>
                <table:data-pilot-member table:name="27647" table:display="true" table:show-details="true"/>
                <table:data-pilot-member table:name="27651" table:display="true" table:show-details="true"/>
                <table:data-pilot-member table:name="27653" table:display="true" table:show-details="true"/>
                <table:data-pilot-member table:name="27674" table:display="true" table:show-details="true"/>
                <table:data-pilot-member table:name="27681" table:display="true" table:show-details="true"/>
                <table:data-pilot-member table:name="27685" table:display="true" table:show-details="true"/>
                <table:data-pilot-member table:name="27687" table:display="true" table:show-details="true"/>
                <table:data-pilot-member table:name="27700" table:display="true" table:show-details="true"/>
                <table:data-pilot-member table:name="27707" table:display="true" table:show-details="true"/>
                <table:data-pilot-member table:name="27708" table:display="true" table:show-details="true"/>
                <table:data-pilot-member table:name="27714" table:display="true" table:show-details="true"/>
                <table:data-pilot-member table:name="27716" table:display="true" table:show-details="true"/>
                <table:data-pilot-member table:name="27728" table:display="true" table:show-details="true"/>
                <table:data-pilot-member table:name="27738" table:display="true" table:show-details="true"/>
                <table:data-pilot-member table:name="27753" table:display="true" table:show-details="true"/>
                <table:data-pilot-member table:name="27776" table:display="true" table:show-details="true"/>
                <table:data-pilot-member table:name="27778" table:display="true" table:show-details="true"/>
                <table:data-pilot-member table:name="27805" table:display="true" table:show-details="true"/>
                <table:data-pilot-member table:name="27814" table:display="true" table:show-details="true"/>
                <table:data-pilot-member table:name="27820" table:display="true" table:show-details="true"/>
                <table:data-pilot-member table:name="27830" table:display="true" table:show-details="true"/>
                <table:data-pilot-member table:name="27846" table:display="true" table:show-details="true"/>
                <table:data-pilot-member table:name="27857" table:display="true" table:show-details="true"/>
                <table:data-pilot-member table:name="27893" table:display="true" table:show-details="true"/>
                <table:data-pilot-member table:name="27895" table:display="true" table:show-details="true"/>
                <table:data-pilot-member table:name="27900" table:display="true" table:show-details="true"/>
                <table:data-pilot-member table:name="27904" table:display="true" table:show-details="true"/>
                <table:data-pilot-member table:name="27908" table:display="true" table:show-details="true"/>
                <table:data-pilot-member table:name="27917" table:display="true" table:show-details="true"/>
                <table:data-pilot-member table:name="27925" table:display="true" table:show-details="true"/>
                <table:data-pilot-member table:name="27937" table:display="true" table:show-details="true"/>
                <table:data-pilot-member table:name="27941" table:display="true" table:show-details="true"/>
                <table:data-pilot-member table:name="27947" table:display="true" table:show-details="true"/>
                <table:data-pilot-member table:name="27948" table:display="true" table:show-details="true"/>
                <table:data-pilot-member table:name="27961" table:display="true" table:show-details="true"/>
                <table:data-pilot-member table:name="27972" table:display="true" table:show-details="true"/>
                <table:data-pilot-member table:name="27974" table:display="true" table:show-details="true"/>
                <table:data-pilot-member table:name="27976" table:display="true" table:show-details="true"/>
                <table:data-pilot-member table:name="27978" table:display="true" table:show-details="true"/>
                <table:data-pilot-member table:name="27988" table:display="true" table:show-details="true"/>
                <table:data-pilot-member table:name="27990" table:display="true" table:show-details="true"/>
                <table:data-pilot-member table:name="28001" table:display="true" table:show-details="true"/>
                <table:data-pilot-member table:name="28010" table:display="true" table:show-details="true"/>
                <table:data-pilot-member table:name="28013" table:display="true" table:show-details="true"/>
                <table:data-pilot-member table:name="28017" table:display="true" table:show-details="true"/>
                <table:data-pilot-member table:name="28018" table:display="true" table:show-details="true"/>
                <table:data-pilot-member table:name="28020" table:display="true" table:show-details="true"/>
                <table:data-pilot-member table:name="28022" table:display="true" table:show-details="true"/>
                <table:data-pilot-member table:name="28045" table:display="true" table:show-details="true"/>
                <table:data-pilot-member table:name="28046" table:display="true" table:show-details="true"/>
                <table:data-pilot-member table:name="28049" table:display="true" table:show-details="true"/>
                <table:data-pilot-member table:name="28052" table:display="true" table:show-details="true"/>
                <table:data-pilot-member table:name="28055" table:display="true" table:show-details="true"/>
                <table:data-pilot-member table:name="28065" table:display="true" table:show-details="true"/>
                <table:data-pilot-member table:name="28115" table:display="true" table:show-details="true"/>
                <table:data-pilot-member table:name="28124" table:display="true" table:show-details="true"/>
                <table:data-pilot-member table:name="28128" table:display="true" table:show-details="true"/>
                <table:data-pilot-member table:name="28134" table:display="true" table:show-details="true"/>
                <table:data-pilot-member table:name="28150" table:display="true" table:show-details="true"/>
                <table:data-pilot-member table:name="28152" table:display="true" table:show-details="true"/>
                <table:data-pilot-member table:name="28171" table:display="true" table:show-details="true"/>
                <table:data-pilot-member table:name="28174" table:display="true" table:show-details="true"/>
                <table:data-pilot-member table:name="28177" table:display="true" table:show-details="true"/>
                <table:data-pilot-member table:name="28189" table:display="true" table:show-details="true"/>
                <table:data-pilot-member table:name="28194" table:display="true" table:show-details="true"/>
                <table:data-pilot-member table:name="28213" table:display="true" table:show-details="true"/>
                <table:data-pilot-member table:name="28216" table:display="true" table:show-details="true"/>
                <table:data-pilot-member table:name="28218" table:display="true" table:show-details="true"/>
                <table:data-pilot-member table:name="28228" table:display="true" table:show-details="true"/>
                <table:data-pilot-member table:name="28232" table:display="true" table:show-details="true"/>
                <table:data-pilot-member table:name="28244" table:display="true" table:show-details="true"/>
                <table:data-pilot-member table:name="28257" table:display="true" table:show-details="true"/>
                <table:data-pilot-member table:name="28268" table:display="true" table:show-details="true"/>
                <table:data-pilot-member table:name="28290" table:display="true" table:show-details="true"/>
                <table:data-pilot-member table:name="28296" table:display="true" table:show-details="true"/>
                <table:data-pilot-member table:name="28299" table:display="true" table:show-details="true"/>
                <table:data-pilot-member table:name="28308" table:display="true" table:show-details="true"/>
                <table:data-pilot-member table:name="28313" table:display="true" table:show-details="true"/>
                <table:data-pilot-member table:name="28322" table:display="true" table:show-details="true"/>
                <table:data-pilot-member table:name="28335" table:display="true" table:show-details="true"/>
                <table:data-pilot-member table:name="28343" table:display="true" table:show-details="true"/>
                <table:data-pilot-member table:name="28344" table:display="true" table:show-details="true"/>
                <table:data-pilot-member table:name="28364" table:display="true" table:show-details="true"/>
                <table:data-pilot-member table:name="28371" table:display="true" table:show-details="true"/>
                <table:data-pilot-member table:name="28402" table:display="true" table:show-details="true"/>
                <table:data-pilot-member table:name="28407" table:display="true" table:show-details="true"/>
                <table:data-pilot-member table:name="28418" table:display="true" table:show-details="true"/>
                <table:data-pilot-member table:name="28425" table:display="true" table:show-details="true"/>
                <table:data-pilot-member table:name="28427" table:display="true" table:show-details="true"/>
                <table:data-pilot-member table:name="28431" table:display="true" table:show-details="true"/>
                <table:data-pilot-member table:name="28432" table:display="true" table:show-details="true"/>
                <table:data-pilot-member table:name="28436" table:display="true" table:show-details="true"/>
                <table:data-pilot-member table:name="28441" table:display="true" table:show-details="true"/>
                <table:data-pilot-member table:name="28443" table:display="true" table:show-details="true"/>
                <table:data-pilot-member table:name="28444" table:display="true" table:show-details="true"/>
                <table:data-pilot-member table:name="28465" table:display="true" table:show-details="true"/>
                <table:data-pilot-member table:name="28468" table:display="true" table:show-details="true"/>
                <table:data-pilot-member table:name="28482" table:display="true" table:show-details="true"/>
                <table:data-pilot-member table:name="28490" table:display="true" table:show-details="true"/>
                <table:data-pilot-member table:name="28495" table:display="true" table:show-details="true"/>
                <table:data-pilot-member table:name="28510" table:display="true" table:show-details="true"/>
                <table:data-pilot-member table:name="28515" table:display="true" table:show-details="true"/>
                <table:data-pilot-member table:name="28532" table:display="true" table:show-details="true"/>
                <table:data-pilot-member table:name="28542" table:display="true" table:show-details="true"/>
                <table:data-pilot-member table:name="28573" table:display="true" table:show-details="true"/>
                <table:data-pilot-member table:name="28584" table:display="true" table:show-details="true"/>
                <table:data-pilot-member table:name="28594" table:display="true" table:show-details="true"/>
                <table:data-pilot-member table:name="28595" table:display="true" table:show-details="true"/>
                <table:data-pilot-member table:name="28603" table:display="true" table:show-details="true"/>
                <table:data-pilot-member table:name="28608" table:display="true" table:show-details="true"/>
                <table:data-pilot-member table:name="28609" table:display="true" table:show-details="true"/>
                <table:data-pilot-member table:name="28611" table:display="true" table:show-details="true"/>
                <table:data-pilot-member table:name="28641" table:display="true" table:show-details="true"/>
                <table:data-pilot-member table:name="28644" table:display="true" table:show-details="true"/>
                <table:data-pilot-member table:name="28646" table:display="true" table:show-details="true"/>
                <table:data-pilot-member table:name="28654" table:display="true" table:show-details="true"/>
                <table:data-pilot-member table:name="28670" table:display="true" table:show-details="true"/>
                <table:data-pilot-member table:name="28696" table:display="true" table:show-details="true"/>
                <table:data-pilot-member table:name="28703" table:display="true" table:show-details="true"/>
                <table:data-pilot-member table:name="28704" table:display="true" table:show-details="true"/>
                <table:data-pilot-member table:name="28706" table:display="true" table:show-details="true"/>
                <table:data-pilot-member table:name="28718" table:display="true" table:show-details="true"/>
                <table:data-pilot-member table:name="28733" table:display="true" table:show-details="true"/>
                <table:data-pilot-member table:name="28764" table:display="true" table:show-details="true"/>
                <table:data-pilot-member table:name="28774" table:display="true" table:show-details="true"/>
                <table:data-pilot-member table:name="28796" table:display="true" table:show-details="true"/>
                <table:data-pilot-member table:name="28803" table:display="true" table:show-details="true"/>
                <table:data-pilot-member table:name="28804" table:display="true" table:show-details="true"/>
                <table:data-pilot-member table:name="28809" table:display="true" table:show-details="true"/>
                <table:data-pilot-member table:name="28835" table:display="true" table:show-details="true"/>
                <table:data-pilot-member table:name="28865" table:display="true" table:show-details="true"/>
                <table:data-pilot-member table:name="28868" table:display="true" table:show-details="true"/>
                <table:data-pilot-member table:name="28880" table:display="true" table:show-details="true"/>
                <table:data-pilot-member table:name="28881" table:display="true" table:show-details="true"/>
                <table:data-pilot-member table:name="28888" table:display="true" table:show-details="true"/>
                <table:data-pilot-member table:name="28891" table:display="true" table:show-details="true"/>
                <table:data-pilot-member table:name="28893" table:display="true" table:show-details="true"/>
                <table:data-pilot-member table:name="28916" table:display="true" table:show-details="true"/>
                <table:data-pilot-member table:name="28921" table:display="true" table:show-details="true"/>
                <table:data-pilot-member table:name="28928" table:display="true" table:show-details="true"/>
                <table:data-pilot-member table:name="28930" table:display="true" table:show-details="true"/>
                <table:data-pilot-member table:name="28942" table:display="true" table:show-details="true"/>
                <table:data-pilot-member table:name="28948" table:display="true" table:show-details="true"/>
                <table:data-pilot-member table:name="28954" table:display="true" table:show-details="true"/>
                <table:data-pilot-member table:name="28972" table:display="true" table:show-details="true"/>
                <table:data-pilot-member table:name="28984" table:display="true" table:show-details="true"/>
                <table:data-pilot-member table:name="28993" table:display="true" table:show-details="true"/>
                <table:data-pilot-member table:name="29005" table:display="true" table:show-details="true"/>
                <table:data-pilot-member table:name="29012" table:display="true" table:show-details="true"/>
                <table:data-pilot-member table:name="29019" table:display="true" table:show-details="true"/>
                <table:data-pilot-member table:name="29027" table:display="true" table:show-details="true"/>
                <table:data-pilot-member table:name="29036" table:display="true" table:show-details="true"/>
                <table:data-pilot-member table:name="29052" table:display="true" table:show-details="true"/>
                <table:data-pilot-member table:name="29062" table:display="true" table:show-details="true"/>
                <table:data-pilot-member table:name="29068" table:display="true" table:show-details="true"/>
                <table:data-pilot-member table:name="29086" table:display="true" table:show-details="true"/>
                <table:data-pilot-member table:name="29087" table:display="true" table:show-details="true"/>
                <table:data-pilot-member table:name="29098" table:display="true" table:show-details="true"/>
                <table:data-pilot-member table:name="29108" table:display="true" table:show-details="true"/>
                <table:data-pilot-member table:name="29111" table:display="true" table:show-details="true"/>
                <table:data-pilot-member table:name="29113" table:display="true" table:show-details="true"/>
                <table:data-pilot-member table:name="29118" table:display="true" table:show-details="true"/>
                <table:data-pilot-member table:name="29127" table:display="true" table:show-details="true"/>
                <table:data-pilot-member table:name="29128" table:display="true" table:show-details="true"/>
                <table:data-pilot-member table:name="29156" table:display="true" table:show-details="true"/>
                <table:data-pilot-member table:name="29163" table:display="true" table:show-details="true"/>
                <table:data-pilot-member table:name="29169" table:display="true" table:show-details="true"/>
                <table:data-pilot-member table:name="29177" table:display="true" table:show-details="true"/>
                <table:data-pilot-member table:name="29178" table:display="true" table:show-details="true"/>
                <table:data-pilot-member table:name="29213" table:display="true" table:show-details="true"/>
                <table:data-pilot-member table:name="29219" table:display="true" table:show-details="true"/>
                <table:data-pilot-member table:name="29222" table:display="true" table:show-details="true"/>
                <table:data-pilot-member table:name="29256" table:display="true" table:show-details="true"/>
                <table:data-pilot-member table:name="29271" table:display="true" table:show-details="true"/>
                <table:data-pilot-member table:name="29279" table:display="true" table:show-details="true"/>
                <table:data-pilot-member table:name="29285" table:display="true" table:show-details="true"/>
                <table:data-pilot-member table:name="29291" table:display="true" table:show-details="true"/>
                <table:data-pilot-member table:name="29316" table:display="true" table:show-details="true"/>
                <table:data-pilot-member table:name="29341" table:display="true" table:show-details="true"/>
                <table:data-pilot-member table:name="29342" table:display="true" table:show-details="true"/>
                <table:data-pilot-member table:name="29344" table:display="true" table:show-details="true"/>
                <table:data-pilot-member table:name="29356" table:display="true" table:show-details="true"/>
                <table:data-pilot-member table:name="29358" table:display="true" table:show-details="true"/>
                <table:data-pilot-member table:name="29381" table:display="true" table:show-details="true"/>
                <table:data-pilot-member table:name="29384" table:display="true" table:show-details="true"/>
                <table:data-pilot-member table:name="29389" table:display="true" table:show-details="true"/>
                <table:data-pilot-member table:name="29409" table:display="true" table:show-details="true"/>
                <table:data-pilot-member table:name="29410" table:display="true" table:show-details="true"/>
                <table:data-pilot-member table:name="29416" table:display="true" table:show-details="true"/>
                <table:data-pilot-member table:name="29450" table:display="true" table:show-details="true"/>
                <table:data-pilot-member table:name="29465" table:display="true" table:show-details="true"/>
                <table:data-pilot-member table:name="29473" table:display="true" table:show-details="true"/>
                <table:data-pilot-member table:name="29478" table:display="true" table:show-details="true"/>
                <table:data-pilot-member table:name="29491" table:display="true" table:show-details="true"/>
                <table:data-pilot-member table:name="29508" table:display="true" table:show-details="true"/>
                <table:data-pilot-member table:name="29517" table:display="true" table:show-details="true"/>
                <table:data-pilot-member table:name="29523" table:display="true" table:show-details="true"/>
                <table:data-pilot-member table:name="29524" table:display="true" table:show-details="true"/>
                <table:data-pilot-member table:name="29525" table:display="true" table:show-details="true"/>
                <table:data-pilot-member table:name="29529" table:display="true" table:show-details="true"/>
                <table:data-pilot-member table:name="29535" table:display="true" table:show-details="true"/>
                <table:data-pilot-member table:name="29543" table:display="true" table:show-details="true"/>
                <table:data-pilot-member table:name="29549" table:display="true" table:show-details="true"/>
                <table:data-pilot-member table:name="29564" table:display="true" table:show-details="true"/>
                <table:data-pilot-member table:name="29568" table:display="true" table:show-details="true"/>
                <table:data-pilot-member table:name="29570" table:display="true" table:show-details="true"/>
                <table:data-pilot-member table:name="29573" table:display="true" table:show-details="true"/>
                <table:data-pilot-member table:name="29590" table:display="true" table:show-details="true"/>
                <table:data-pilot-member table:name="29592" table:display="true" table:show-details="true"/>
                <table:data-pilot-member table:name="29606" table:display="true" table:show-details="true"/>
                <table:data-pilot-member table:name="29615" table:display="true" table:show-details="true"/>
                <table:data-pilot-member table:name="29622" table:display="true" table:show-details="true"/>
                <table:data-pilot-member table:name="29624" table:display="true" table:show-details="true"/>
                <table:data-pilot-member table:name="29633" table:display="true" table:show-details="true"/>
                <table:data-pilot-member table:name="29635" table:display="true" table:show-details="true"/>
                <table:data-pilot-member table:name="29665" table:display="true" table:show-details="true"/>
                <table:data-pilot-member table:name="29689" table:display="true" table:show-details="true"/>
                <table:data-pilot-member table:name="29709" table:display="true" table:show-details="true"/>
                <table:data-pilot-member table:name="29714" table:display="true" table:show-details="true"/>
                <table:data-pilot-member table:name="29733" table:display="true" table:show-details="true"/>
                <table:data-pilot-member table:name="29736" table:display="true" table:show-details="true"/>
                <table:data-pilot-member table:name="29750" table:display="true" table:show-details="true"/>
                <table:data-pilot-member table:name="29756" table:display="true" table:show-details="true"/>
                <table:data-pilot-member table:name="29773" table:display="true" table:show-details="true"/>
                <table:data-pilot-member table:name="29787" table:display="true" table:show-details="true"/>
                <table:data-pilot-member table:name="29809" table:display="true" table:show-details="true"/>
                <table:data-pilot-member table:name="29814" table:display="true" table:show-details="true"/>
                <table:data-pilot-member table:name="29815" table:display="true" table:show-details="true"/>
                <table:data-pilot-member table:name="29824" table:display="true" table:show-details="true"/>
                <table:data-pilot-member table:name="29835" table:display="true" table:show-details="true"/>
                <table:data-pilot-member table:name="29845" table:display="true" table:show-details="true"/>
                <table:data-pilot-member table:name="29871" table:display="true" table:show-details="true"/>
                <table:data-pilot-member table:name="29875" table:display="true" table:show-details="true"/>
                <table:data-pilot-member table:name="29888" table:display="true" table:show-details="true"/>
                <table:data-pilot-member table:name="29890" table:display="true" table:show-details="true"/>
                <table:data-pilot-member table:name="29902" table:display="true" table:show-details="true"/>
                <table:data-pilot-member table:name="29933" table:display="true" table:show-details="true"/>
                <table:data-pilot-member table:name="29978" table:display="true" table:show-details="true"/>
                <table:data-pilot-member table:name="29979" table:display="true" table:show-details="true"/>
                <table:data-pilot-member table:name="29980" table:display="true" table:show-details="true"/>
                <table:data-pilot-member table:name="29993" table:display="true" table:show-details="true"/>
                <table:data-pilot-member table:name="29996" table:display="true" table:show-details="true"/>
                <table:data-pilot-member table:name="29997" table:display="true" table:show-details="true"/>
                <table:data-pilot-member table:name="30011" table:display="true" table:show-details="true"/>
                <table:data-pilot-member table:name="30033" table:display="true" table:show-details="true"/>
                <table:data-pilot-member table:name="30049" table:display="true" table:show-details="true"/>
                <table:data-pilot-member table:name="30060" table:display="true" table:show-details="true"/>
                <table:data-pilot-member table:name="30068" table:display="true" table:show-details="true"/>
                <table:data-pilot-member table:name="30074" table:display="true" table:show-details="true"/>
                <table:data-pilot-member table:name="30105" table:display="true" table:show-details="true"/>
                <table:data-pilot-member table:name="30134" table:display="true" table:show-details="true"/>
                <table:data-pilot-member table:name="30135" table:display="true" table:show-details="true"/>
                <table:data-pilot-member table:name="30164" table:display="true" table:show-details="true"/>
                <table:data-pilot-member table:name="30170" table:display="true" table:show-details="true"/>
                <table:data-pilot-member table:name="30172" table:display="true" table:show-details="true"/>
                <table:data-pilot-member table:name="30185" table:display="true" table:show-details="true"/>
                <table:data-pilot-member table:name="30191" table:display="true" table:show-details="true"/>
                <table:data-pilot-member table:name="30197" table:display="true" table:show-details="true"/>
                <table:data-pilot-member table:name="30209" table:display="true" table:show-details="true"/>
                <table:data-pilot-member table:name="30210" table:display="true" table:show-details="true"/>
                <table:data-pilot-member table:name="30212" table:display="true" table:show-details="true"/>
                <table:data-pilot-member table:name="30220" table:display="true" table:show-details="true"/>
                <table:data-pilot-member table:name="30251" table:display="true" table:show-details="true"/>
                <table:data-pilot-member table:name="30253" table:display="true" table:show-details="true"/>
                <table:data-pilot-member table:name="30273" table:display="true" table:show-details="true"/>
                <table:data-pilot-member table:name="30286" table:display="true" table:show-details="true"/>
                <table:data-pilot-member table:name="30302" table:display="true" table:show-details="true"/>
                <table:data-pilot-member table:name="30303" table:display="true" table:show-details="true"/>
                <table:data-pilot-member table:name="30307" table:display="true" table:show-details="true"/>
                <table:data-pilot-member table:name="30309" table:display="true" table:show-details="true"/>
                <table:data-pilot-member table:name="30310" table:display="true" table:show-details="true"/>
                <table:data-pilot-member table:name="30330" table:display="true" table:show-details="true"/>
                <table:data-pilot-member table:name="30341" table:display="true" table:show-details="true"/>
                <table:data-pilot-member table:name="30342" table:display="true" table:show-details="true"/>
                <table:data-pilot-member table:name="30343" table:display="true" table:show-details="true"/>
                <table:data-pilot-member table:name="30344" table:display="true" table:show-details="true"/>
                <table:data-pilot-member table:name="30352" table:display="true" table:show-details="true"/>
                <table:data-pilot-member table:name="30369" table:display="true" table:show-details="true"/>
                <table:data-pilot-member table:name="30370" table:display="true" table:show-details="true"/>
                <table:data-pilot-member table:name="30383" table:display="true" table:show-details="true"/>
                <table:data-pilot-member table:name="30385" table:display="true" table:show-details="true"/>
                <table:data-pilot-member table:name="30403" table:display="true" table:show-details="true"/>
                <table:data-pilot-member table:name="30405" table:display="true" table:show-details="true"/>
                <table:data-pilot-member table:name="30407" table:display="true" table:show-details="true"/>
                <table:data-pilot-member table:name="30411" table:display="true" table:show-details="true"/>
                <table:data-pilot-member table:name="30414" table:display="true" table:show-details="true"/>
                <table:data-pilot-member table:name="30421" table:display="true" table:show-details="true"/>
                <table:data-pilot-member table:name="30428" table:display="true" table:show-details="true"/>
                <table:data-pilot-member table:name="30443" table:display="true" table:show-details="true"/>
                <table:data-pilot-member table:name="30458" table:display="true" table:show-details="true"/>
                <table:data-pilot-member table:name="30467" table:display="true" table:show-details="true"/>
                <table:data-pilot-member table:name="30510" table:display="true" table:show-details="true"/>
                <table:data-pilot-member table:name="30519" table:display="true" table:show-details="true"/>
                <table:data-pilot-member table:name="30530" table:display="true" table:show-details="true"/>
                <table:data-pilot-member table:name="30564" table:display="true" table:show-details="true"/>
                <table:data-pilot-member table:name="30567" table:display="true" table:show-details="true"/>
                <table:data-pilot-member table:name="30569" table:display="true" table:show-details="true"/>
                <table:data-pilot-member table:name="30598" table:display="true" table:show-details="true"/>
                <table:data-pilot-member table:name="30600" table:display="true" table:show-details="true"/>
                <table:data-pilot-member table:name="30602" table:display="true" table:show-details="true"/>
                <table:data-pilot-member table:name="30605" table:display="true" table:show-details="true"/>
                <table:data-pilot-member table:name="30614" table:display="true" table:show-details="true"/>
                <table:data-pilot-member table:name="30623" table:display="true" table:show-details="true"/>
                <table:data-pilot-member table:name="30655" table:display="true" table:show-details="true"/>
                <table:data-pilot-member table:name="30706" table:display="true" table:show-details="true"/>
                <table:data-pilot-member table:name="30710" table:display="true" table:show-details="true"/>
                <table:data-pilot-member table:name="30714" table:display="true" table:show-details="true"/>
                <table:data-pilot-member table:name="30746" table:display="true" table:show-details="true"/>
                <table:data-pilot-member table:name="30750" table:display="true" table:show-details="true"/>
                <table:data-pilot-member table:name="30751" table:display="true" table:show-details="true"/>
                <table:data-pilot-member table:name="30755" table:display="true" table:show-details="true"/>
                <table:data-pilot-member table:name="30762" table:display="true" table:show-details="true"/>
                <table:data-pilot-member table:name="30770" table:display="true" table:show-details="true"/>
                <table:data-pilot-member table:name="30806" table:display="true" table:show-details="true"/>
                <table:data-pilot-member table:name="30818" table:display="true" table:show-details="true"/>
                <table:data-pilot-member table:name="30821" table:display="true" table:show-details="true"/>
                <table:data-pilot-member table:name="30829" table:display="true" table:show-details="true"/>
                <table:data-pilot-member table:name="30836" table:display="true" table:show-details="true"/>
                <table:data-pilot-member table:name="30861" table:display="true" table:show-details="true"/>
                <table:data-pilot-member table:name="30894" table:display="true" table:show-details="true"/>
                <table:data-pilot-member table:name="30897" table:display="true" table:show-details="true"/>
                <table:data-pilot-member table:name="30903" table:display="true" table:show-details="true"/>
                <table:data-pilot-member table:name="30908" table:display="true" table:show-details="true"/>
                <table:data-pilot-member table:name="30913" table:display="true" table:show-details="true"/>
                <table:data-pilot-member table:name="30934" table:display="true" table:show-details="true"/>
                <table:data-pilot-member table:name="30945" table:display="true" table:show-details="true"/>
                <table:data-pilot-member table:name="30971" table:display="true" table:show-details="true"/>
                <table:data-pilot-member table:name="30980" table:display="true" table:show-details="true"/>
                <table:data-pilot-member table:name="31008" table:display="true" table:show-details="true"/>
                <table:data-pilot-member table:name="31010" table:display="true" table:show-details="true"/>
                <table:data-pilot-member table:name="31027" table:display="true" table:show-details="true"/>
                <table:data-pilot-member table:name="31033" table:display="true" table:show-details="true"/>
                <table:data-pilot-member table:name="31037" table:display="true" table:show-details="true"/>
                <table:data-pilot-member table:name="31039" table:display="true" table:show-details="true"/>
                <table:data-pilot-member table:name="31058" table:display="true" table:show-details="true"/>
                <table:data-pilot-member table:name="31074" table:display="true" table:show-details="true"/>
                <table:data-pilot-member table:name="31091" table:display="true" table:show-details="true"/>
                <table:data-pilot-member table:name="31093" table:display="true" table:show-details="true"/>
                <table:data-pilot-member table:name="31094" table:display="true" table:show-details="true"/>
                <table:data-pilot-member table:name="31111" table:display="true" table:show-details="true"/>
                <table:data-pilot-member table:name="31134" table:display="true" table:show-details="true"/>
                <table:data-pilot-member table:name="31154" table:display="true" table:show-details="true"/>
                <table:data-pilot-member table:name="31181" table:display="true" table:show-details="true"/>
                <table:data-pilot-member table:name="31183" table:display="true" table:show-details="true"/>
                <table:data-pilot-member table:name="31209" table:display="true" table:show-details="true"/>
                <table:data-pilot-member table:name="31222" table:display="true" table:show-details="true"/>
                <table:data-pilot-member table:name="31237" table:display="true" table:show-details="true"/>
                <table:data-pilot-member table:name="31243" table:display="true" table:show-details="true"/>
                <table:data-pilot-member table:name="31255" table:display="true" table:show-details="true"/>
                <table:data-pilot-member table:name="31259" table:display="true" table:show-details="true"/>
                <table:data-pilot-member table:name="31265" table:display="true" table:show-details="true"/>
                <table:data-pilot-member table:name="31267" table:display="true" table:show-details="true"/>
                <table:data-pilot-member table:name="31283" table:display="true" table:show-details="true"/>
                <table:data-pilot-member table:name="31288" table:display="true" table:show-details="true"/>
                <table:data-pilot-member table:name="31312" table:display="true" table:show-details="true"/>
                <table:data-pilot-member table:name="31321" table:display="true" table:show-details="true"/>
                <table:data-pilot-member table:name="31329" table:display="true" table:show-details="true"/>
                <table:data-pilot-member table:name="31332" table:display="true" table:show-details="true"/>
                <table:data-pilot-member table:name="31343" table:display="true" table:show-details="true"/>
                <table:data-pilot-member table:name="31348" table:display="true" table:show-details="true"/>
                <table:data-pilot-member table:name="31355" table:display="true" table:show-details="true"/>
                <table:data-pilot-member table:name="31378" table:display="true" table:show-details="true"/>
                <table:data-pilot-member table:name="31380" table:display="true" table:show-details="true"/>
                <table:data-pilot-member table:name="31381" table:display="true" table:show-details="true"/>
                <table:data-pilot-member table:name="31389" table:display="true" table:show-details="true"/>
                <table:data-pilot-member table:name="31392" table:display="true" table:show-details="true"/>
                <table:data-pilot-member table:name="31414" table:display="true" table:show-details="true"/>
                <table:data-pilot-member table:name="31416" table:display="true" table:show-details="true"/>
                <table:data-pilot-member table:name="31420" table:display="true" table:show-details="true"/>
                <table:data-pilot-member table:name="31431" table:display="true" table:show-details="true"/>
                <table:data-pilot-member table:name="31462" table:display="true" table:show-details="true"/>
                <table:data-pilot-member table:name="31471" table:display="true" table:show-details="true"/>
                <table:data-pilot-member table:name="31474" table:display="true" table:show-details="true"/>
                <table:data-pilot-member table:name="31475" table:display="true" table:show-details="true"/>
                <table:data-pilot-member table:name="31478" table:display="true" table:show-details="true"/>
                <table:data-pilot-member table:name="31485" table:display="true" table:show-details="true"/>
                <table:data-pilot-member table:name="31498" table:display="true" table:show-details="true"/>
                <table:data-pilot-member table:name="31499" table:display="true" table:show-details="true"/>
                <table:data-pilot-member table:name="31500" table:display="true" table:show-details="true"/>
                <table:data-pilot-member table:name="31515" table:display="true" table:show-details="true"/>
                <table:data-pilot-member table:name="31519" table:display="true" table:show-details="true"/>
                <table:data-pilot-member table:name="31526" table:display="true" table:show-details="true"/>
                <table:data-pilot-member table:name="31533" table:display="true" table:show-details="true"/>
                <table:data-pilot-member table:name="31538" table:display="true" table:show-details="true"/>
                <table:data-pilot-member table:name="31541" table:display="true" table:show-details="true"/>
                <table:data-pilot-member table:name="31562" table:display="true" table:show-details="true"/>
                <table:data-pilot-member table:name="31570" table:display="true" table:show-details="true"/>
                <table:data-pilot-member table:name="31601" table:display="true" table:show-details="true"/>
                <table:data-pilot-member table:name="31615" table:display="true" table:show-details="true"/>
                <table:data-pilot-member table:name="31624" table:display="true" table:show-details="true"/>
                <table:data-pilot-member table:name="31625" table:display="true" table:show-details="true"/>
                <table:data-pilot-member table:name="31631" table:display="true" table:show-details="true"/>
                <table:data-pilot-member table:name="31632" table:display="true" table:show-details="true"/>
                <table:data-pilot-member table:name="31638" table:display="true" table:show-details="true"/>
                <table:data-pilot-member table:name="31653" table:display="true" table:show-details="true"/>
                <table:data-pilot-member table:name="31656" table:display="true" table:show-details="true"/>
                <table:data-pilot-member table:name="31660" table:display="true" table:show-details="true"/>
                <table:data-pilot-member table:name="31663" table:display="true" table:show-details="true"/>
                <table:data-pilot-member table:name="31668" table:display="true" table:show-details="true"/>
                <table:data-pilot-member table:name="31669" table:display="true" table:show-details="true"/>
                <table:data-pilot-member table:name="31675" table:display="true" table:show-details="true"/>
                <table:data-pilot-member table:name="31687" table:display="true" table:show-details="true"/>
                <table:data-pilot-member table:name="31690" table:display="true" table:show-details="true"/>
                <table:data-pilot-member table:name="31696" table:display="true" table:show-details="true"/>
                <table:data-pilot-member table:name="31700" table:display="true" table:show-details="true"/>
                <table:data-pilot-member table:name="31751" table:display="true" table:show-details="true"/>
                <table:data-pilot-member table:name="31759" table:display="true" table:show-details="true"/>
                <table:data-pilot-member table:name="31770" table:display="true" table:show-details="true"/>
                <table:data-pilot-member table:name="31783" table:display="true" table:show-details="true"/>
                <table:data-pilot-member table:name="31805" table:display="true" table:show-details="true"/>
                <table:data-pilot-member table:name="31825" table:display="true" table:show-details="true"/>
                <table:data-pilot-member table:name="31829" table:display="true" table:show-details="true"/>
                <table:data-pilot-member table:name="31856" table:display="true" table:show-details="true"/>
                <table:data-pilot-member table:name="31858" table:display="true" table:show-details="true"/>
                <table:data-pilot-member table:name="31860" table:display="true" table:show-details="true"/>
                <table:data-pilot-member table:name="31865" table:display="true" table:show-details="true"/>
                <table:data-pilot-member table:name="31882" table:display="true" table:show-details="true"/>
                <table:data-pilot-member table:name="31919" table:display="true" table:show-details="true"/>
                <table:data-pilot-member table:name="31920" table:display="true" table:show-details="true"/>
                <table:data-pilot-member table:name="31930" table:display="true" table:show-details="true"/>
                <table:data-pilot-member table:name="31953" table:display="true" table:show-details="true"/>
                <table:data-pilot-member table:name="31965" table:display="true" table:show-details="true"/>
                <table:data-pilot-member table:name="31969" table:display="true" table:show-details="true"/>
                <table:data-pilot-member table:name="31980" table:display="true" table:show-details="true"/>
                <table:data-pilot-member table:name="32015" table:display="true" table:show-details="true"/>
                <table:data-pilot-member table:name="32024" table:display="true" table:show-details="true"/>
                <table:data-pilot-member table:name="32026" table:display="true" table:show-details="true"/>
                <table:data-pilot-member table:name="32037" table:display="true" table:show-details="true"/>
                <table:data-pilot-member table:name="32039" table:display="true" table:show-details="true"/>
                <table:data-pilot-member table:name="32043" table:display="true" table:show-details="true"/>
                <table:data-pilot-member table:name="32063" table:display="true" table:show-details="true"/>
                <table:data-pilot-member table:name="32074" table:display="true" table:show-details="true"/>
                <table:data-pilot-member table:name="32084" table:display="true" table:show-details="true"/>
                <table:data-pilot-member table:name="32101" table:display="true" table:show-details="true"/>
                <table:data-pilot-member table:name="32112" table:display="true" table:show-details="true"/>
                <table:data-pilot-member table:name="32128" table:display="true" table:show-details="true"/>
                <table:data-pilot-member table:name="32146" table:display="true" table:show-details="true"/>
                <table:data-pilot-member table:name="32174" table:display="true" table:show-details="true"/>
                <table:data-pilot-member table:name="32175" table:display="true" table:show-details="true"/>
                <table:data-pilot-member table:name="32176" table:display="true" table:show-details="true"/>
                <table:data-pilot-member table:name="32189" table:display="true" table:show-details="true"/>
                <table:data-pilot-member table:name="32207" table:display="true" table:show-details="true"/>
                <table:data-pilot-member table:name="32221" table:display="true" table:show-details="true"/>
                <table:data-pilot-member table:name="32234" table:display="true" table:show-details="true"/>
                <table:data-pilot-member table:name="32249" table:display="true" table:show-details="true"/>
                <table:data-pilot-member table:name="32254" table:display="true" table:show-details="true"/>
                <table:data-pilot-member table:name="32257" table:display="true" table:show-details="true"/>
                <table:data-pilot-member table:name="32258" table:display="true" table:show-details="true"/>
                <table:data-pilot-member table:name="32261" table:display="true" table:show-details="true"/>
                <table:data-pilot-member table:name="32268" table:display="true" table:show-details="true"/>
                <table:data-pilot-member table:name="32275" table:display="true" table:show-details="true"/>
                <table:data-pilot-member table:name="32286" table:display="true" table:show-details="true"/>
                <table:data-pilot-member table:name="32287" table:display="true" table:show-details="true"/>
                <table:data-pilot-member table:name="32288" table:display="true" table:show-details="true"/>
                <table:data-pilot-member table:name="32290" table:display="true" table:show-details="true"/>
                <table:data-pilot-member table:name="32291" table:display="true" table:show-details="true"/>
                <table:data-pilot-member table:name="32297" table:display="true" table:show-details="true"/>
                <table:data-pilot-member table:name="32298" table:display="true" table:show-details="true"/>
                <table:data-pilot-member table:name="32300" table:display="true" table:show-details="true"/>
                <table:data-pilot-member table:name="32310" table:display="true" table:show-details="true"/>
                <table:data-pilot-member table:name="32312" table:display="true" table:show-details="true"/>
                <table:data-pilot-member table:name="32320" table:display="true" table:show-details="true"/>
                <table:data-pilot-member table:name="32329" table:display="true" table:show-details="true"/>
                <table:data-pilot-member table:name="32330" table:display="true" table:show-details="true"/>
                <table:data-pilot-member table:name="32332" table:display="true" table:show-details="true"/>
                <table:data-pilot-member table:name="32339" table:display="true" table:show-details="true"/>
                <table:data-pilot-member table:name="32344" table:display="true" table:show-details="true"/>
                <table:data-pilot-member table:name="32354" table:display="true" table:show-details="true"/>
                <table:data-pilot-member table:name="32364" table:display="true" table:show-details="true"/>
                <table:data-pilot-member table:name="32366" table:display="true" table:show-details="true"/>
                <table:data-pilot-member table:name="32371" table:display="true" table:show-details="true"/>
                <table:data-pilot-member table:name="32374" table:display="true" table:show-details="true"/>
                <table:data-pilot-member table:name="32380" table:display="true" table:show-details="true"/>
                <table:data-pilot-member table:name="32390" table:display="true" table:show-details="true"/>
                <table:data-pilot-member table:name="32391" table:display="true" table:show-details="true"/>
                <table:data-pilot-member table:name="32393" table:display="true" table:show-details="true"/>
                <table:data-pilot-member table:name="32401" table:display="true" table:show-details="true"/>
                <table:data-pilot-member table:name="32417" table:display="true" table:show-details="true"/>
                <table:data-pilot-member table:name="32444" table:display="true" table:show-details="true"/>
                <table:data-pilot-member table:name="32446" table:display="true" table:show-details="true"/>
                <table:data-pilot-member table:name="32449" table:display="true" table:show-details="true"/>
                <table:data-pilot-member table:name="32454" table:display="true" table:show-details="true"/>
                <table:data-pilot-member table:name="32456" table:display="true" table:show-details="true"/>
                <table:data-pilot-member table:name="32476" table:display="true" table:show-details="true"/>
                <table:data-pilot-member table:name="32480" table:display="true" table:show-details="true"/>
                <table:data-pilot-member table:name="32482" table:display="true" table:show-details="true"/>
                <table:data-pilot-member table:name="32488" table:display="true" table:show-details="true"/>
                <table:data-pilot-member table:name="32498" table:display="true" table:show-details="true"/>
                <table:data-pilot-member table:name="32514" table:display="true" table:show-details="true"/>
                <table:data-pilot-member table:name="32518" table:display="true" table:show-details="true"/>
                <table:data-pilot-member table:name="32537" table:display="true" table:show-details="true"/>
                <table:data-pilot-member table:name="32544" table:display="true" table:show-details="true"/>
                <table:data-pilot-member table:name="32560" table:display="true" table:show-details="true"/>
                <table:data-pilot-member table:name="32568" table:display="true" table:show-details="true"/>
                <table:data-pilot-member table:name="32611" table:display="true" table:show-details="true"/>
                <table:data-pilot-member table:name="32614" table:display="true" table:show-details="true"/>
                <table:data-pilot-member table:name="32633" table:display="true" table:show-details="true"/>
                <table:data-pilot-member table:name="32635" table:display="true" table:show-details="true"/>
                <table:data-pilot-member table:name="32644" table:display="true" table:show-details="true"/>
                <table:data-pilot-member table:name="32668" table:display="true" table:show-details="true"/>
                <table:data-pilot-member table:name="32669" table:display="true" table:show-details="true"/>
                <table:data-pilot-member table:name="32672" table:display="true" table:show-details="true"/>
                <table:data-pilot-member table:name="32673" table:display="true" table:show-details="true"/>
                <table:data-pilot-member table:name="32702" table:display="true" table:show-details="true"/>
                <table:data-pilot-member table:name="32747" table:display="true" table:show-details="true"/>
                <table:data-pilot-member table:name="32788" table:display="true" table:show-details="true"/>
                <table:data-pilot-member table:name="32789" table:display="true" table:show-details="true"/>
                <table:data-pilot-member table:name="32799" table:display="true" table:show-details="true"/>
                <table:data-pilot-member table:name="32800" table:display="true" table:show-details="true"/>
                <table:data-pilot-member table:name="32821" table:display="true" table:show-details="true"/>
                <table:data-pilot-member table:name="32827" table:display="true" table:show-details="true"/>
                <table:data-pilot-member table:name="32835" table:display="true" table:show-details="true"/>
                <table:data-pilot-member table:name="32836" table:display="true" table:show-details="true"/>
                <table:data-pilot-member table:name="32840" table:display="true" table:show-details="true"/>
                <table:data-pilot-member table:name="32844" table:display="true" table:show-details="true"/>
                <table:data-pilot-member table:name="32848" table:display="true" table:show-details="true"/>
                <table:data-pilot-member table:name="32863" table:display="true" table:show-details="true"/>
                <table:data-pilot-member table:name="32888" table:display="true" table:show-details="true"/>
                <table:data-pilot-member table:name="32901" table:display="true" table:show-details="true"/>
                <table:data-pilot-member table:name="32906" table:display="true" table:show-details="true"/>
                <table:data-pilot-member table:name="32914" table:display="true" table:show-details="true"/>
                <table:data-pilot-member table:name="32919" table:display="true" table:show-details="true"/>
                <table:data-pilot-member table:name="32931" table:display="true" table:show-details="true"/>
                <table:data-pilot-member table:name="32936" table:display="true" table:show-details="true"/>
                <table:data-pilot-member table:name="32937" table:display="true" table:show-details="true"/>
                <table:data-pilot-member table:name="32944" table:display="true" table:show-details="true"/>
                <table:data-pilot-member table:name="32947" table:display="true" table:show-details="true"/>
                <table:data-pilot-member table:name="32970" table:display="true" table:show-details="true"/>
                <table:data-pilot-member table:name="32975" table:display="true" table:show-details="true"/>
                <table:data-pilot-member table:name="32983" table:display="true" table:show-details="true"/>
                <table:data-pilot-member table:name="32992" table:display="true" table:show-details="true"/>
                <table:data-pilot-member table:name="33014" table:display="true" table:show-details="true"/>
                <table:data-pilot-member table:name="33020" table:display="true" table:show-details="true"/>
                <table:data-pilot-member table:name="33027" table:display="true" table:show-details="true"/>
                <table:data-pilot-member table:name="33038" table:display="true" table:show-details="true"/>
                <table:data-pilot-member table:name="33046" table:display="true" table:show-details="true"/>
                <table:data-pilot-member table:name="33080" table:display="true" table:show-details="true"/>
                <table:data-pilot-member table:name="33082" table:display="true" table:show-details="true"/>
                <table:data-pilot-member table:name="33110" table:display="true" table:show-details="true"/>
                <table:data-pilot-member table:name="33121" table:display="true" table:show-details="true"/>
                <table:data-pilot-member table:name="33129" table:display="true" table:show-details="true"/>
                <table:data-pilot-member table:name="33141" table:display="true" table:show-details="true"/>
                <table:data-pilot-member table:name="33146" table:display="true" table:show-details="true"/>
                <table:data-pilot-member table:name="33148" table:display="true" table:show-details="true"/>
                <table:data-pilot-member table:name="33154" table:display="true" table:show-details="true"/>
                <table:data-pilot-member table:name="33167" table:display="true" table:show-details="true"/>
                <table:data-pilot-member table:name="33208" table:display="true" table:show-details="true"/>
                <table:data-pilot-member table:name="33212" table:display="true" table:show-details="true"/>
                <table:data-pilot-member table:name="33215" table:display="true" table:show-details="true"/>
                <table:data-pilot-member table:name="33221" table:display="true" table:show-details="true"/>
                <table:data-pilot-member table:name="33223" table:display="true" table:show-details="true"/>
                <table:data-pilot-member table:name="33224" table:display="true" table:show-details="true"/>
                <table:data-pilot-member table:name="33234" table:display="true" table:show-details="true"/>
                <table:data-pilot-member table:name="33242" table:display="true" table:show-details="true"/>
                <table:data-pilot-member table:name="33265" table:display="true" table:show-details="true"/>
                <table:data-pilot-member table:name="33274" table:display="true" table:show-details="true"/>
                <table:data-pilot-member table:name="33277" table:display="true" table:show-details="true"/>
                <table:data-pilot-member table:name="33284" table:display="true" table:show-details="true"/>
                <table:data-pilot-member table:name="33310" table:display="true" table:show-details="true"/>
                <table:data-pilot-member table:name="33334" table:display="true" table:show-details="true"/>
                <table:data-pilot-member table:name="33339" table:display="true" table:show-details="true"/>
                <table:data-pilot-member table:name="33346" table:display="true" table:show-details="true"/>
                <table:data-pilot-member table:name="33351" table:display="true" table:show-details="true"/>
                <table:data-pilot-member table:name="33365" table:display="true" table:show-details="true"/>
                <table:data-pilot-member table:name="33377" table:display="true" table:show-details="true"/>
                <table:data-pilot-member table:name="33403" table:display="true" table:show-details="true"/>
                <table:data-pilot-member table:name="33407" table:display="true" table:show-details="true"/>
                <table:data-pilot-member table:name="33416" table:display="true" table:show-details="true"/>
                <table:data-pilot-member table:name="33420" table:display="true" table:show-details="true"/>
                <table:data-pilot-member table:name="33427" table:display="true" table:show-details="true"/>
                <table:data-pilot-member table:name="33429" table:display="true" table:show-details="true"/>
                <table:data-pilot-member table:name="33432" table:display="true" table:show-details="true"/>
                <table:data-pilot-member table:name="33437" table:display="true" table:show-details="true"/>
                <table:data-pilot-member table:name="33440" table:display="true" table:show-details="true"/>
                <table:data-pilot-member table:name="33451" table:display="true" table:show-details="true"/>
                <table:data-pilot-member table:name="33459" table:display="true" table:show-details="true"/>
                <table:data-pilot-member table:name="33491" table:display="true" table:show-details="true"/>
                <table:data-pilot-member table:name="33493" table:display="true" table:show-details="true"/>
                <table:data-pilot-member table:name="33502" table:display="true" table:show-details="true"/>
                <table:data-pilot-member table:name="33503" table:display="true" table:show-details="true"/>
                <table:data-pilot-member table:name="33504" table:display="true" table:show-details="true"/>
                <table:data-pilot-member table:name="33508" table:display="true" table:show-details="true"/>
                <table:data-pilot-member table:name="33510" table:display="true" table:show-details="true"/>
                <table:data-pilot-member table:name="33513" table:display="true" table:show-details="true"/>
                <table:data-pilot-member table:name="33524" table:display="true" table:show-details="true"/>
                <table:data-pilot-member table:name="33537" table:display="true" table:show-details="true"/>
                <table:data-pilot-member table:name="33550" table:display="true" table:show-details="true"/>
                <table:data-pilot-member table:name="33560" table:display="true" table:show-details="true"/>
                <table:data-pilot-member table:name="33564" table:display="true" table:show-details="true"/>
                <table:data-pilot-member table:name="33565" table:display="true" table:show-details="true"/>
                <table:data-pilot-member table:name="33575" table:display="true" table:show-details="true"/>
                <table:data-pilot-member table:name="33593" table:display="true" table:show-details="true"/>
                <table:data-pilot-member table:name="33599" table:display="true" table:show-details="true"/>
                <table:data-pilot-member table:name="33632" table:display="true" table:show-details="true"/>
                <table:data-pilot-member table:name="33639" table:display="true" table:show-details="true"/>
                <table:data-pilot-member table:name="33645" table:display="true" table:show-details="true"/>
                <table:data-pilot-member table:name="33647" table:display="true" table:show-details="true"/>
                <table:data-pilot-member table:name="33648" table:display="true" table:show-details="true"/>
                <table:data-pilot-member table:name="33649" table:display="true" table:show-details="true"/>
                <table:data-pilot-member table:name="33651" table:display="true" table:show-details="true"/>
                <table:data-pilot-member table:name="33675" table:display="true" table:show-details="true"/>
                <table:data-pilot-member table:name="33685" table:display="true" table:show-details="true"/>
                <table:data-pilot-member table:name="33687" table:display="true" table:show-details="true"/>
                <table:data-pilot-member table:name="33692" table:display="true" table:show-details="true"/>
                <table:data-pilot-member table:name="33696" table:display="true" table:show-details="true"/>
                <table:data-pilot-member table:name="33714" table:display="true" table:show-details="true"/>
                <table:data-pilot-member table:name="33716" table:display="true" table:show-details="true"/>
                <table:data-pilot-member table:name="33730" table:display="true" table:show-details="true"/>
                <table:data-pilot-member table:name="33731" table:display="true" table:show-details="true"/>
                <table:data-pilot-member table:name="33732" table:display="true" table:show-details="true"/>
                <table:data-pilot-member table:name="33733" table:display="true" table:show-details="true"/>
                <table:data-pilot-member table:name="33735" table:display="true" table:show-details="true"/>
                <table:data-pilot-member table:name="33757" table:display="true" table:show-details="true"/>
                <table:data-pilot-member table:name="33765" table:display="true" table:show-details="true"/>
                <table:data-pilot-member table:name="33786" table:display="true" table:show-details="true"/>
                <table:data-pilot-member table:name="33801" table:display="true" table:show-details="true"/>
                <table:data-pilot-member table:name="33803" table:display="true" table:show-details="true"/>
                <table:data-pilot-member table:name="33807" table:display="true" table:show-details="true"/>
                <table:data-pilot-member table:name="33818" table:display="true" table:show-details="true"/>
                <table:data-pilot-member table:name="33820" table:display="true" table:show-details="true"/>
                <table:data-pilot-member table:name="33822" table:display="true" table:show-details="true"/>
                <table:data-pilot-member table:name="33823" table:display="true" table:show-details="true"/>
                <table:data-pilot-member table:name="33840" table:display="true" table:show-details="true"/>
                <table:data-pilot-member table:name="33843" table:display="true" table:show-details="true"/>
                <table:data-pilot-member table:name="33871" table:display="true" table:show-details="true"/>
                <table:data-pilot-member table:name="33894" table:display="true" table:show-details="true"/>
                <table:data-pilot-member table:name="33895" table:display="true" table:show-details="true"/>
                <table:data-pilot-member table:name="33908" table:display="true" table:show-details="true"/>
                <table:data-pilot-member table:name="33912" table:display="true" table:show-details="true"/>
                <table:data-pilot-member table:name="33918" table:display="true" table:show-details="true"/>
                <table:data-pilot-member table:name="33928" table:display="true" table:show-details="true"/>
                <table:data-pilot-member table:name="33933" table:display="true" table:show-details="true"/>
                <table:data-pilot-member table:name="33937" table:display="true" table:show-details="true"/>
                <table:data-pilot-member table:name="33940" table:display="true" table:show-details="true"/>
                <table:data-pilot-member table:name="33943" table:display="true" table:show-details="true"/>
                <table:data-pilot-member table:name="33977" table:display="true" table:show-details="true"/>
                <table:data-pilot-member table:name="33979" table:display="true" table:show-details="true"/>
                <table:data-pilot-member table:name="33994" table:display="true" table:show-details="true"/>
                <table:data-pilot-member table:name="33998" table:display="true" table:show-details="true"/>
                <table:data-pilot-member table:name="34004" table:display="true" table:show-details="true"/>
                <table:data-pilot-member table:name="34006" table:display="true" table:show-details="true"/>
                <table:data-pilot-member table:name="34031" table:display="true" table:show-details="true"/>
                <table:data-pilot-member table:name="34033" table:display="true" table:show-details="true"/>
                <table:data-pilot-member table:name="34035" table:display="true" table:show-details="true"/>
                <table:data-pilot-member table:name="34052" table:display="true" table:show-details="true"/>
                <table:data-pilot-member table:name="34053" table:display="true" table:show-details="true"/>
                <table:data-pilot-member table:name="34110" table:display="true" table:show-details="true"/>
                <table:data-pilot-member table:name="34123" table:display="true" table:show-details="true"/>
                <table:data-pilot-member table:name="34129" table:display="true" table:show-details="true"/>
                <table:data-pilot-member table:name="34134" table:display="true" table:show-details="true"/>
                <table:data-pilot-member table:name="34140" table:display="true" table:show-details="true"/>
                <table:data-pilot-member table:name="34143" table:display="true" table:show-details="true"/>
                <table:data-pilot-member table:name="34158" table:display="true" table:show-details="true"/>
                <table:data-pilot-member table:name="34162" table:display="true" table:show-details="true"/>
                <table:data-pilot-member table:name="34168" table:display="true" table:show-details="true"/>
                <table:data-pilot-member table:name="34179" table:display="true" table:show-details="true"/>
                <table:data-pilot-member table:name="34199" table:display="true" table:show-details="true"/>
                <table:data-pilot-member table:name="34203" table:display="true" table:show-details="true"/>
                <table:data-pilot-member table:name="34210" table:display="true" table:show-details="true"/>
                <table:data-pilot-member table:name="34224" table:display="true" table:show-details="true"/>
                <table:data-pilot-member table:name="34225" table:display="true" table:show-details="true"/>
                <table:data-pilot-member table:name="34229" table:display="true" table:show-details="true"/>
                <table:data-pilot-member table:name="34231" table:display="true" table:show-details="true"/>
                <table:data-pilot-member table:name="34233" table:display="true" table:show-details="true"/>
                <table:data-pilot-member table:name="34242" table:display="true" table:show-details="true"/>
                <table:data-pilot-member table:name="34254" table:display="true" table:show-details="true"/>
                <table:data-pilot-member table:name="34263" table:display="true" table:show-details="true"/>
                <table:data-pilot-member table:name="34266" table:display="true" table:show-details="true"/>
                <table:data-pilot-member table:name="34267" table:display="true" table:show-details="true"/>
                <table:data-pilot-member table:name="34270" table:display="true" table:show-details="true"/>
                <table:data-pilot-member table:name="34302" table:display="true" table:show-details="true"/>
                <table:data-pilot-member table:name="34306" table:display="true" table:show-details="true"/>
                <table:data-pilot-member table:name="34317" table:display="true" table:show-details="true"/>
                <table:data-pilot-member table:name="34323" table:display="true" table:show-details="true"/>
                <table:data-pilot-member table:name="34333" table:display="true" table:show-details="true"/>
                <table:data-pilot-member table:name="34340" table:display="true" table:show-details="true"/>
                <table:data-pilot-member table:name="34343" table:display="true" table:show-details="true"/>
                <table:data-pilot-member table:name="34366" table:display="true" table:show-details="true"/>
                <table:data-pilot-member table:name="34375" table:display="true" table:show-details="true"/>
                <table:data-pilot-member table:name="34388" table:display="true" table:show-details="true"/>
                <table:data-pilot-member table:name="34433" table:display="true" table:show-details="true"/>
                <table:data-pilot-member table:name="34439" table:display="true" table:show-details="true"/>
                <table:data-pilot-member table:name="34454" table:display="true" table:show-details="true"/>
                <table:data-pilot-member table:name="34465" table:display="true" table:show-details="true"/>
                <table:data-pilot-member table:name="34467" table:display="true" table:show-details="true"/>
                <table:data-pilot-member table:name="34469" table:display="true" table:show-details="true"/>
                <table:data-pilot-member table:name="34476" table:display="true" table:show-details="true"/>
                <table:data-pilot-member table:name="34483" table:display="true" table:show-details="true"/>
                <table:data-pilot-member table:name="34518" table:display="true" table:show-details="true"/>
                <table:data-pilot-member table:name="34530" table:display="true" table:show-details="true"/>
                <table:data-pilot-member table:name="34541" table:display="true" table:show-details="true"/>
                <table:data-pilot-member table:name="34569" table:display="true" table:show-details="true"/>
                <table:data-pilot-member table:name="34585" table:display="true" table:show-details="true"/>
                <table:data-pilot-member table:name="34606" table:display="true" table:show-details="true"/>
                <table:data-pilot-member table:name="34607" table:display="true" table:show-details="true"/>
                <table:data-pilot-member table:name="34622" table:display="true" table:show-details="true"/>
                <table:data-pilot-member table:name="34626" table:display="true" table:show-details="true"/>
                <table:data-pilot-member table:name="34630" table:display="true" table:show-details="true"/>
                <table:data-pilot-member table:name="34631" table:display="true" table:show-details="true"/>
                <table:data-pilot-member table:name="34649" table:display="true" table:show-details="true"/>
                <table:data-pilot-member table:name="34669" table:display="true" table:show-details="true"/>
                <table:data-pilot-member table:name="34676" table:display="true" table:show-details="true"/>
                <table:data-pilot-member table:name="34679" table:display="true" table:show-details="true"/>
                <table:data-pilot-member table:name="34683" table:display="true" table:show-details="true"/>
                <table:data-pilot-member table:name="34689" table:display="true" table:show-details="true"/>
                <table:data-pilot-member table:name="34691" table:display="true" table:show-details="true"/>
                <table:data-pilot-member table:name="34697" table:display="true" table:show-details="true"/>
                <table:data-pilot-member table:name="34725" table:display="true" table:show-details="true"/>
                <table:data-pilot-member table:name="34730" table:display="true" table:show-details="true"/>
                <table:data-pilot-member table:name="34745" table:display="true" table:show-details="true"/>
                <table:data-pilot-member table:name="34754" table:display="true" table:show-details="true"/>
                <table:data-pilot-member table:name="34757" table:display="true" table:show-details="true"/>
                <table:data-pilot-member table:name="34763" table:display="true" table:show-details="true"/>
                <table:data-pilot-member table:name="34781" table:display="true" table:show-details="true"/>
                <table:data-pilot-member table:name="34790" table:display="true" table:show-details="true"/>
                <table:data-pilot-member table:name="34800" table:display="true" table:show-details="true"/>
                <table:data-pilot-member table:name="34810" table:display="true" table:show-details="true"/>
                <table:data-pilot-member table:name="34823" table:display="true" table:show-details="true"/>
                <table:data-pilot-member table:name="34830" table:display="true" table:show-details="true"/>
                <table:data-pilot-member table:name="34836" table:display="true" table:show-details="true"/>
                <table:data-pilot-member table:name="34859" table:display="true" table:show-details="true"/>
                <table:data-pilot-member table:name="34867" table:display="true" table:show-details="true"/>
                <table:data-pilot-member table:name="34870" table:display="true" table:show-details="true"/>
                <table:data-pilot-member table:name="34896" table:display="true" table:show-details="true"/>
                <table:data-pilot-member table:name="34899" table:display="true" table:show-details="true"/>
                <table:data-pilot-member table:name="34904" table:display="true" table:show-details="true"/>
                <table:data-pilot-member table:name="34906" table:display="true" table:show-details="true"/>
                <table:data-pilot-member table:name="34908" table:display="true" table:show-details="true"/>
                <table:data-pilot-member table:name="34914" table:display="true" table:show-details="true"/>
                <table:data-pilot-member table:name="34936" table:display="true" table:show-details="true"/>
                <table:data-pilot-member table:name="34939" table:display="true" table:show-details="true"/>
                <table:data-pilot-member table:name="34945" table:display="true" table:show-details="true"/>
                <table:data-pilot-member table:name="34947" table:display="true" table:show-details="true"/>
                <table:data-pilot-member table:name="34949" table:display="true" table:show-details="true"/>
                <table:data-pilot-member table:name="34956" table:display="true" table:show-details="true"/>
                <table:data-pilot-member table:name="34963" table:display="true" table:show-details="true"/>
                <table:data-pilot-member table:name="34969" table:display="true" table:show-details="true"/>
                <table:data-pilot-member table:name="34978" table:display="true" table:show-details="true"/>
                <table:data-pilot-member table:name="34983" table:display="true" table:show-details="true"/>
                <table:data-pilot-member table:name="34987" table:display="true" table:show-details="true"/>
                <table:data-pilot-member table:name="35006" table:display="true" table:show-details="true"/>
                <table:data-pilot-member table:name="35013" table:display="true" table:show-details="true"/>
                <table:data-pilot-member table:name="35018" table:display="true" table:show-details="true"/>
                <table:data-pilot-member table:name="35046" table:display="true" table:show-details="true"/>
                <table:data-pilot-member table:name="35047" table:display="true" table:show-details="true"/>
                <table:data-pilot-member table:name="35051" table:display="true" table:show-details="true"/>
                <table:data-pilot-member table:name="35059" table:display="true" table:show-details="true"/>
                <table:data-pilot-member table:name="35064" table:display="true" table:show-details="true"/>
                <table:data-pilot-member table:name="35072" table:display="true" table:show-details="true"/>
                <table:data-pilot-member table:name="35083" table:display="true" table:show-details="true"/>
                <table:data-pilot-member table:name="35099" table:display="true" table:show-details="true"/>
                <table:data-pilot-member table:name="35114" table:display="true" table:show-details="true"/>
                <table:data-pilot-member table:name="35120" table:display="true" table:show-details="true"/>
                <table:data-pilot-member table:name="35142" table:display="true" table:show-details="true"/>
                <table:data-pilot-member table:name="35146" table:display="true" table:show-details="true"/>
                <table:data-pilot-member table:name="35178" table:display="true" table:show-details="true"/>
                <table:data-pilot-member table:name="35183" table:display="true" table:show-details="true"/>
                <table:data-pilot-member table:name="35213" table:display="true" table:show-details="true"/>
                <table:data-pilot-member table:name="35215" table:display="true" table:show-details="true"/>
                <table:data-pilot-member table:name="35221" table:display="true" table:show-details="true"/>
                <table:data-pilot-member table:name="35222" table:display="true" table:show-details="true"/>
                <table:data-pilot-member table:name="35229" table:display="true" table:show-details="true"/>
                <table:data-pilot-member table:name="35239" table:display="true" table:show-details="true"/>
                <table:data-pilot-member table:name="35247" table:display="true" table:show-details="true"/>
                <table:data-pilot-member table:name="35248" table:display="true" table:show-details="true"/>
                <table:data-pilot-member table:name="35260" table:display="true" table:show-details="true"/>
                <table:data-pilot-member table:name="35264" table:display="true" table:show-details="true"/>
                <table:data-pilot-member table:name="35269" table:display="true" table:show-details="true"/>
                <table:data-pilot-member table:name="35273" table:display="true" table:show-details="true"/>
                <table:data-pilot-member table:name="35279" table:display="true" table:show-details="true"/>
                <table:data-pilot-member table:name="35291" table:display="true" table:show-details="true"/>
                <table:data-pilot-member table:name="35314" table:display="true" table:show-details="true"/>
                <table:data-pilot-member table:name="35322" table:display="true" table:show-details="true"/>
                <table:data-pilot-member table:name="35331" table:display="true" table:show-details="true"/>
                <table:data-pilot-member table:name="35345" table:display="true" table:show-details="true"/>
                <table:data-pilot-member table:name="35359" table:display="true" table:show-details="true"/>
                <table:data-pilot-member table:name="35365" table:display="true" table:show-details="true"/>
                <table:data-pilot-member table:name="35366" table:display="true" table:show-details="true"/>
                <table:data-pilot-member table:name="35377" table:display="true" table:show-details="true"/>
                <table:data-pilot-member table:name="35378" table:display="true" table:show-details="true"/>
                <table:data-pilot-member table:name="35380" table:display="true" table:show-details="true"/>
                <table:data-pilot-member table:name="35399" table:display="true" table:show-details="true"/>
                <table:data-pilot-member table:name="35401" table:display="true" table:show-details="true"/>
                <table:data-pilot-member table:name="35437" table:display="true" table:show-details="true"/>
                <table:data-pilot-member table:name="35439" table:display="true" table:show-details="true"/>
                <table:data-pilot-member table:name="35444" table:display="true" table:show-details="true"/>
                <table:data-pilot-member table:name="35452" table:display="true" table:show-details="true"/>
                <table:data-pilot-member table:name="35464" table:display="true" table:show-details="true"/>
                <table:data-pilot-member table:name="35467" table:display="true" table:show-details="true"/>
                <table:data-pilot-member table:name="35473" table:display="true" table:show-details="true"/>
                <table:data-pilot-member table:name="35476" table:display="true" table:show-details="true"/>
                <table:data-pilot-member table:name="35477" table:display="true" table:show-details="true"/>
                <table:data-pilot-member table:name="35489" table:display="true" table:show-details="true"/>
                <table:data-pilot-member table:name="35508" table:display="true" table:show-details="true"/>
                <table:data-pilot-member table:name="35533" table:display="true" table:show-details="true"/>
                <table:data-pilot-member table:name="35534" table:display="true" table:show-details="true"/>
                <table:data-pilot-member table:name="35539" table:display="true" table:show-details="true"/>
                <table:data-pilot-member table:name="35548" table:display="true" table:show-details="true"/>
                <table:data-pilot-member table:name="35550" table:display="true" table:show-details="true"/>
                <table:data-pilot-member table:name="35555" table:display="true" table:show-details="true"/>
                <table:data-pilot-member table:name="35567" table:display="true" table:show-details="true"/>
                <table:data-pilot-member table:name="35577" table:display="true" table:show-details="true"/>
                <table:data-pilot-member table:name="35611" table:display="true" table:show-details="true"/>
                <table:data-pilot-member table:name="35612" table:display="true" table:show-details="true"/>
                <table:data-pilot-member table:name="35626" table:display="true" table:show-details="true"/>
                <table:data-pilot-member table:name="35641" table:display="true" table:show-details="true"/>
                <table:data-pilot-member table:name="35645" table:display="true" table:show-details="true"/>
                <table:data-pilot-member table:name="35648" table:display="true" table:show-details="true"/>
                <table:data-pilot-member table:name="35656" table:display="true" table:show-details="true"/>
                <table:data-pilot-member table:name="35660" table:display="true" table:show-details="true"/>
                <table:data-pilot-member table:name="35700" table:display="true" table:show-details="true"/>
                <table:data-pilot-member table:name="35702" table:display="true" table:show-details="true"/>
                <table:data-pilot-member table:name="35708" table:display="true" table:show-details="true"/>
                <table:data-pilot-member table:name="35713" table:display="true" table:show-details="true"/>
                <table:data-pilot-member table:name="35716" table:display="true" table:show-details="true"/>
                <table:data-pilot-member table:name="35723" table:display="true" table:show-details="true"/>
                <table:data-pilot-member table:name="35761" table:display="true" table:show-details="true"/>
                <table:data-pilot-member table:name="35771" table:display="true" table:show-details="true"/>
                <table:data-pilot-member table:name="35781" table:display="true" table:show-details="true"/>
                <table:data-pilot-member table:name="35796" table:display="true" table:show-details="true"/>
                <table:data-pilot-member table:name="35799" table:display="true" table:show-details="true"/>
                <table:data-pilot-member table:name="35800" table:display="true" table:show-details="true"/>
                <table:data-pilot-member table:name="35801" table:display="true" table:show-details="true"/>
                <table:data-pilot-member table:name="35806" table:display="true" table:show-details="true"/>
                <table:data-pilot-member table:name="35819" table:display="true" table:show-details="true"/>
                <table:data-pilot-member table:name="35832" table:display="true" table:show-details="true"/>
                <table:data-pilot-member table:name="35833" table:display="true" table:show-details="true"/>
                <table:data-pilot-member table:name="35840" table:display="true" table:show-details="true"/>
                <table:data-pilot-member table:name="35842" table:display="true" table:show-details="true"/>
                <table:data-pilot-member table:name="35866" table:display="true" table:show-details="true"/>
                <table:data-pilot-member table:name="35877" table:display="true" table:show-details="true"/>
                <table:data-pilot-member table:name="35883" table:display="true" table:show-details="true"/>
                <table:data-pilot-member table:name="35901" table:display="true" table:show-details="true"/>
                <table:data-pilot-member table:name="35917" table:display="true" table:show-details="true"/>
                <table:data-pilot-member table:name="35919" table:display="true" table:show-details="true"/>
                <table:data-pilot-member table:name="35924" table:display="true" table:show-details="true"/>
                <table:data-pilot-member table:name="35930" table:display="true" table:show-details="true"/>
                <table:data-pilot-member table:name="35939" table:display="true" table:show-details="true"/>
                <table:data-pilot-member table:name="35955" table:display="true" table:show-details="true"/>
                <table:data-pilot-member table:name="35962" table:display="true" table:show-details="true"/>
                <table:data-pilot-member table:name="35963" table:display="true" table:show-details="true"/>
                <table:data-pilot-member table:name="35976" table:display="true" table:show-details="true"/>
                <table:data-pilot-member table:name="35978" table:display="true" table:show-details="true"/>
                <table:data-pilot-member table:name="35991" table:display="true" table:show-details="true"/>
                <table:data-pilot-member table:name="36009" table:display="true" table:show-details="true"/>
                <table:data-pilot-member table:name="36011" table:display="true" table:show-details="true"/>
                <table:data-pilot-member table:name="36012" table:display="true" table:show-details="true"/>
                <table:data-pilot-member table:name="36016" table:display="true" table:show-details="true"/>
                <table:data-pilot-member table:name="36032" table:display="true" table:show-details="true"/>
                <table:data-pilot-member table:name="36059" table:display="true" table:show-details="true"/>
                <table:data-pilot-member table:name="36083" table:display="true" table:show-details="true"/>
                <table:data-pilot-member table:name="36122" table:display="true" table:show-details="true"/>
                <table:data-pilot-member table:name="36147" table:display="true" table:show-details="true"/>
                <table:data-pilot-member table:name="36152" table:display="true" table:show-details="true"/>
                <table:data-pilot-member table:name="36162" table:display="true" table:show-details="true"/>
                <table:data-pilot-member table:name="36167" table:display="true" table:show-details="true"/>
                <table:data-pilot-member table:name="36169" table:display="true" table:show-details="true"/>
                <table:data-pilot-member table:name="36171" table:display="true" table:show-details="true"/>
                <table:data-pilot-member table:name="36221" table:display="true" table:show-details="true"/>
                <table:data-pilot-member table:name="36225" table:display="true" table:show-details="true"/>
                <table:data-pilot-member table:name="36238" table:display="true" table:show-details="true"/>
                <table:data-pilot-member table:name="36252" table:display="true" table:show-details="true"/>
                <table:data-pilot-member table:name="36274" table:display="true" table:show-details="true"/>
                <table:data-pilot-member table:name="36277" table:display="true" table:show-details="true"/>
                <table:data-pilot-member table:name="36278" table:display="true" table:show-details="true"/>
                <table:data-pilot-member table:name="36279" table:display="true" table:show-details="true"/>
                <table:data-pilot-member table:name="36280" table:display="true" table:show-details="true"/>
                <table:data-pilot-member table:name="36286" table:display="true" table:show-details="true"/>
                <table:data-pilot-member table:name="36293" table:display="true" table:show-details="true"/>
                <table:data-pilot-member table:name="36302" table:display="true" table:show-details="true"/>
                <table:data-pilot-member table:name="36319" table:display="true" table:show-details="true"/>
                <table:data-pilot-member table:name="36327" table:display="true" table:show-details="true"/>
                <table:data-pilot-member table:name="36330" table:display="true" table:show-details="true"/>
                <table:data-pilot-member table:name="36340" table:display="true" table:show-details="true"/>
                <table:data-pilot-member table:name="36351" table:display="true" table:show-details="true"/>
                <table:data-pilot-member table:name="36392" table:display="true" table:show-details="true"/>
                <table:data-pilot-member table:name="36397" table:display="true" table:show-details="true"/>
                <table:data-pilot-member table:name="36403" table:display="true" table:show-details="true"/>
                <table:data-pilot-member table:name="36407" table:display="true" table:show-details="true"/>
                <table:data-pilot-member table:name="36436" table:display="true" table:show-details="true"/>
                <table:data-pilot-member table:name="36437" table:display="true" table:show-details="true"/>
                <table:data-pilot-member table:name="36446" table:display="true" table:show-details="true"/>
                <table:data-pilot-member table:name="36448" table:display="true" table:show-details="true"/>
                <table:data-pilot-member table:name="36449" table:display="true" table:show-details="true"/>
                <table:data-pilot-member table:name="36454" table:display="true" table:show-details="true"/>
                <table:data-pilot-member table:name="36473" table:display="true" table:show-details="true"/>
                <table:data-pilot-member table:name="36475" table:display="true" table:show-details="true"/>
                <table:data-pilot-member table:name="36491" table:display="true" table:show-details="true"/>
                <table:data-pilot-member table:name="36503" table:display="true" table:show-details="true"/>
                <table:data-pilot-member table:name="36505" table:display="true" table:show-details="true"/>
                <table:data-pilot-member table:name="36512" table:display="true" table:show-details="true"/>
                <table:data-pilot-member table:name="36529" table:display="true" table:show-details="true"/>
                <table:data-pilot-member table:name="36531" table:display="true" table:show-details="true"/>
                <table:data-pilot-member table:name="36547" table:display="true" table:show-details="true"/>
                <table:data-pilot-member table:name="36553" table:display="true" table:show-details="true"/>
                <table:data-pilot-member table:name="36554" table:display="true" table:show-details="true"/>
                <table:data-pilot-member table:name="36564" table:display="true" table:show-details="true"/>
                <table:data-pilot-member table:name="36565" table:display="true" table:show-details="true"/>
                <table:data-pilot-member table:name="36570" table:display="true" table:show-details="true"/>
                <table:data-pilot-member table:name="36609" table:display="true" table:show-details="true"/>
                <table:data-pilot-member table:name="36611" table:display="true" table:show-details="true"/>
                <table:data-pilot-member table:name="36640" table:display="true" table:show-details="true"/>
                <table:data-pilot-member table:name="36650" table:display="true" table:show-details="true"/>
                <table:data-pilot-member table:name="36652" table:display="true" table:show-details="true"/>
                <table:data-pilot-member table:name="36663" table:display="true" table:show-details="true"/>
                <table:data-pilot-member table:name="36664" table:display="true" table:show-details="true"/>
                <table:data-pilot-member table:name="36675" table:display="true" table:show-details="true"/>
                <table:data-pilot-member table:name="36681" table:display="true" table:show-details="true"/>
                <table:data-pilot-member table:name="36702" table:display="true" table:show-details="true"/>
                <table:data-pilot-member table:name="36722" table:display="true" table:show-details="true"/>
                <table:data-pilot-member table:name="36727" table:display="true" table:show-details="true"/>
                <table:data-pilot-member table:name="36735" table:display="true" table:show-details="true"/>
                <table:data-pilot-member table:name="36742" table:display="true" table:show-details="true"/>
                <table:data-pilot-member table:name="36773" table:display="true" table:show-details="true"/>
                <table:data-pilot-member table:name="36802" table:display="true" table:show-details="true"/>
                <table:data-pilot-member table:name="36809" table:display="true" table:show-details="true"/>
                <table:data-pilot-member table:name="36817" table:display="true" table:show-details="true"/>
                <table:data-pilot-member table:name="36838" table:display="true" table:show-details="true"/>
                <table:data-pilot-member table:name="36844" table:display="true" table:show-details="true"/>
                <table:data-pilot-member table:name="36851" table:display="true" table:show-details="true"/>
                <table:data-pilot-member table:name="36865" table:display="true" table:show-details="true"/>
                <table:data-pilot-member table:name="36872" table:display="true" table:show-details="true"/>
                <table:data-pilot-member table:name="36934" table:display="true" table:show-details="true"/>
                <table:data-pilot-member table:name="36936" table:display="true" table:show-details="true"/>
                <table:data-pilot-member table:name="36937" table:display="true" table:show-details="true"/>
                <table:data-pilot-member table:name="36964" table:display="true" table:show-details="true"/>
                <table:data-pilot-member table:name="36993" table:display="true" table:show-details="true"/>
                <table:data-pilot-member table:name="37002" table:display="true" table:show-details="true"/>
                <table:data-pilot-member table:name="37011" table:display="true" table:show-details="true"/>
                <table:data-pilot-member table:name="37038" table:display="true" table:show-details="true"/>
                <table:data-pilot-member table:name="37049" table:display="true" table:show-details="true"/>
                <table:data-pilot-member table:name="37057" table:display="true" table:show-details="true"/>
                <table:data-pilot-member table:name="37060" table:display="true" table:show-details="true"/>
                <table:data-pilot-member table:name="37095" table:display="true" table:show-details="true"/>
                <table:data-pilot-member table:name="37151" table:display="true" table:show-details="true"/>
                <table:data-pilot-member table:name="37167" table:display="true" table:show-details="true"/>
                <table:data-pilot-member table:name="37173" table:display="true" table:show-details="true"/>
                <table:data-pilot-member table:name="37190" table:display="true" table:show-details="true"/>
                <table:data-pilot-member table:name="37193" table:display="true" table:show-details="true"/>
                <table:data-pilot-member table:name="37208" table:display="true" table:show-details="true"/>
                <table:data-pilot-member table:name="37213" table:display="true" table:show-details="true"/>
                <table:data-pilot-member table:name="37223" table:display="true" table:show-details="true"/>
                <table:data-pilot-member table:name="37229" table:display="true" table:show-details="true"/>
                <table:data-pilot-member table:name="37234" table:display="true" table:show-details="true"/>
                <table:data-pilot-member table:name="37246" table:display="true" table:show-details="true"/>
                <table:data-pilot-member table:name="37262" table:display="true" table:show-details="true"/>
                <table:data-pilot-member table:name="37274" table:display="true" table:show-details="true"/>
                <table:data-pilot-member table:name="37276" table:display="true" table:show-details="true"/>
                <table:data-pilot-member table:name="37282" table:display="true" table:show-details="true"/>
                <table:data-pilot-member table:name="37301" table:display="true" table:show-details="true"/>
                <table:data-pilot-member table:name="37325" table:display="true" table:show-details="true"/>
                <table:data-pilot-member table:name="37359" table:display="true" table:show-details="true"/>
                <table:data-pilot-member table:name="37360" table:display="true" table:show-details="true"/>
                <table:data-pilot-member table:name="37371" table:display="true" table:show-details="true"/>
                <table:data-pilot-member table:name="37399" table:display="true" table:show-details="true"/>
                <table:data-pilot-member table:name="37400" table:display="true" table:show-details="true"/>
                <table:data-pilot-member table:name="37402" table:display="true" table:show-details="true"/>
                <table:data-pilot-member table:name="37415" table:display="true" table:show-details="true"/>
                <table:data-pilot-member table:name="37418" table:display="true" table:show-details="true"/>
                <table:data-pilot-member table:name="37440" table:display="true" table:show-details="true"/>
                <table:data-pilot-member table:name="37441" table:display="true" table:show-details="true"/>
                <table:data-pilot-member table:name="37452" table:display="true" table:show-details="true"/>
                <table:data-pilot-member table:name="37453" table:display="true" table:show-details="true"/>
                <table:data-pilot-member table:name="37488" table:display="true" table:show-details="true"/>
                <table:data-pilot-member table:name="37490" table:display="true" table:show-details="true"/>
                <table:data-pilot-member table:name="37494" table:display="true" table:show-details="true"/>
                <table:data-pilot-member table:name="37504" table:display="true" table:show-details="true"/>
                <table:data-pilot-member table:name="37507" table:display="true" table:show-details="true"/>
                <table:data-pilot-member table:name="37511" table:display="true" table:show-details="true"/>
                <table:data-pilot-member table:name="37520" table:display="true" table:show-details="true"/>
                <table:data-pilot-member table:name="37522" table:display="true" table:show-details="true"/>
                <table:data-pilot-member table:name="37523" table:display="true" table:show-details="true"/>
                <table:data-pilot-member table:name="37524" table:display="true" table:show-details="true"/>
                <table:data-pilot-member table:name="37526" table:display="true" table:show-details="true"/>
                <table:data-pilot-member table:name="37539" table:display="true" table:show-details="true"/>
                <table:data-pilot-member table:name="37563" table:display="true" table:show-details="true"/>
                <table:data-pilot-member table:name="37580" table:display="true" table:show-details="true"/>
                <table:data-pilot-member table:name="37632" table:display="true" table:show-details="true"/>
                <table:data-pilot-member table:name="37641" table:display="true" table:show-details="true"/>
                <table:data-pilot-member table:name="37645" table:display="true" table:show-details="true"/>
                <table:data-pilot-member table:name="37649" table:display="true" table:show-details="true"/>
                <table:data-pilot-member table:name="37651" table:display="true" table:show-details="true"/>
                <table:data-pilot-member table:name="37652" table:display="true" table:show-details="true"/>
                <table:data-pilot-member table:name="37672" table:display="true" table:show-details="true"/>
                <table:data-pilot-member table:name="37674" table:display="true" table:show-details="true"/>
                <table:data-pilot-member table:name="37683" table:display="true" table:show-details="true"/>
                <table:data-pilot-member table:name="37688" table:display="true" table:show-details="true"/>
                <table:data-pilot-member table:name="37700" table:display="true" table:show-details="true"/>
                <table:data-pilot-member table:name="37702" table:display="true" table:show-details="true"/>
                <table:data-pilot-member table:name="37728" table:display="true" table:show-details="true"/>
                <table:data-pilot-member table:name="37740" table:display="true" table:show-details="true"/>
                <table:data-pilot-member table:name="37745" table:display="true" table:show-details="true"/>
                <table:data-pilot-member table:name="37748" table:display="true" table:show-details="true"/>
                <table:data-pilot-member table:name="37755" table:display="true" table:show-details="true"/>
                <table:data-pilot-member table:name="37771" table:display="true" table:show-details="true"/>
                <table:data-pilot-member table:name="37774" table:display="true" table:show-details="true"/>
                <table:data-pilot-member table:name="37793" table:display="true" table:show-details="true"/>
                <table:data-pilot-member table:name="37797" table:display="true" table:show-details="true"/>
                <table:data-pilot-member table:name="37802" table:display="true" table:show-details="true"/>
                <table:data-pilot-member table:name="37819" table:display="true" table:show-details="true"/>
                <table:data-pilot-member table:name="37827" table:display="true" table:show-details="true"/>
                <table:data-pilot-member table:name="37829" table:display="true" table:show-details="true"/>
                <table:data-pilot-member table:name="37840" table:display="true" table:show-details="true"/>
                <table:data-pilot-member table:name="37847" table:display="true" table:show-details="true"/>
                <table:data-pilot-member table:name="37869" table:display="true" table:show-details="true"/>
                <table:data-pilot-member table:name="37875" table:display="true" table:show-details="true"/>
                <table:data-pilot-member table:name="37882" table:display="true" table:show-details="true"/>
                <table:data-pilot-member table:name="37894" table:display="true" table:show-details="true"/>
                <table:data-pilot-member table:name="37924" table:display="true" table:show-details="true"/>
                <table:data-pilot-member table:name="37935" table:display="true" table:show-details="true"/>
                <table:data-pilot-member table:name="37936" table:display="true" table:show-details="true"/>
                <table:data-pilot-member table:name="37972" table:display="true" table:show-details="true"/>
                <table:data-pilot-member table:name="37991" table:display="true" table:show-details="true"/>
                <table:data-pilot-member table:name="37994" table:display="true" table:show-details="true"/>
                <table:data-pilot-member table:name="38005" table:display="true" table:show-details="true"/>
                <table:data-pilot-member table:name="38006" table:display="true" table:show-details="true"/>
                <table:data-pilot-member table:name="38008" table:display="true" table:show-details="true"/>
                <table:data-pilot-member table:name="38036" table:display="true" table:show-details="true"/>
                <table:data-pilot-member table:name="38037" table:display="true" table:show-details="true"/>
                <table:data-pilot-member table:name="38056" table:display="true" table:show-details="true"/>
                <table:data-pilot-member table:name="38059" table:display="true" table:show-details="true"/>
                <table:data-pilot-member table:name="38062" table:display="true" table:show-details="true"/>
                <table:data-pilot-member table:name="38079" table:display="true" table:show-details="true"/>
                <table:data-pilot-member table:name="38085" table:display="true" table:show-details="true"/>
                <table:data-pilot-member table:name="38120" table:display="true" table:show-details="true"/>
                <table:data-pilot-member table:name="38161" table:display="true" table:show-details="true"/>
                <table:data-pilot-member table:name="38162" table:display="true" table:show-details="true"/>
                <table:data-pilot-member table:name="38186" table:display="true" table:show-details="true"/>
                <table:data-pilot-member table:name="38190" table:display="true" table:show-details="true"/>
                <table:data-pilot-member table:name="38212" table:display="true" table:show-details="true"/>
                <table:data-pilot-member table:name="38242" table:display="true" table:show-details="true"/>
                <table:data-pilot-member table:name="38259" table:display="true" table:show-details="true"/>
                <table:data-pilot-member table:name="38266" table:display="true" table:show-details="true"/>
                <table:data-pilot-member table:name="38269" table:display="true" table:show-details="true"/>
                <table:data-pilot-member table:name="38308" table:display="true" table:show-details="true"/>
                <table:data-pilot-member table:name="38311" table:display="true" table:show-details="true"/>
                <table:data-pilot-member table:name="38312" table:display="true" table:show-details="true"/>
                <table:data-pilot-member table:name="38328" table:display="true" table:show-details="true"/>
                <table:data-pilot-member table:name="38329" table:display="true" table:show-details="true"/>
                <table:data-pilot-member table:name="38333" table:display="true" table:show-details="true"/>
                <table:data-pilot-member table:name="38346" table:display="true" table:show-details="true"/>
                <table:data-pilot-member table:name="38363" table:display="true" table:show-details="true"/>
                <table:data-pilot-member table:name="38383" table:display="true" table:show-details="true"/>
                <table:data-pilot-member table:name="38386" table:display="true" table:show-details="true"/>
                <table:data-pilot-member table:name="38387" table:display="true" table:show-details="true"/>
                <table:data-pilot-member table:name="38390" table:display="true" table:show-details="true"/>
                <table:data-pilot-member table:name="38405" table:display="true" table:show-details="true"/>
                <table:data-pilot-member table:name="38406" table:display="true" table:show-details="true"/>
                <table:data-pilot-member table:name="38407" table:display="true" table:show-details="true"/>
                <table:data-pilot-member table:name="38409" table:display="true" table:show-details="true"/>
                <table:data-pilot-member table:name="38437" table:display="true" table:show-details="true"/>
                <table:data-pilot-member table:name="38440" table:display="true" table:show-details="true"/>
                <table:data-pilot-member table:name="38456" table:display="true" table:show-details="true"/>
                <table:data-pilot-member table:name="38461" table:display="true" table:show-details="true"/>
                <table:data-pilot-member table:name="38480" table:display="true" table:show-details="true"/>
                <table:data-pilot-member table:name="38490" table:display="true" table:show-details="true"/>
                <table:data-pilot-member table:name="38492" table:display="true" table:show-details="true"/>
                <table:data-pilot-member table:name="38513" table:display="true" table:show-details="true"/>
                <table:data-pilot-member table:name="38520" table:display="true" table:show-details="true"/>
                <table:data-pilot-member table:name="38521" table:display="true" table:show-details="true"/>
                <table:data-pilot-member table:name="38542" table:display="true" table:show-details="true"/>
                <table:data-pilot-member table:name="38549" table:display="true" table:show-details="true"/>
                <table:data-pilot-member table:name="38554" table:display="true" table:show-details="true"/>
                <table:data-pilot-member table:name="38563" table:display="true" table:show-details="true"/>
                <table:data-pilot-member table:name="38572" table:display="true" table:show-details="true"/>
                <table:data-pilot-member table:name="38588" table:display="true" table:show-details="true"/>
                <table:data-pilot-member table:name="38596" table:display="true" table:show-details="true"/>
                <table:data-pilot-member table:name="38605" table:display="true" table:show-details="true"/>
                <table:data-pilot-member table:name="38607" table:display="true" table:show-details="true"/>
                <table:data-pilot-member table:name="38611" table:display="true" table:show-details="true"/>
                <table:data-pilot-member table:name="38623" table:display="true" table:show-details="true"/>
                <table:data-pilot-member table:name="38638" table:display="true" table:show-details="true"/>
                <table:data-pilot-member table:name="38661" table:display="true" table:show-details="true"/>
                <table:data-pilot-member table:name="38678" table:display="true" table:show-details="true"/>
                <table:data-pilot-member table:name="38683" table:display="true" table:show-details="true"/>
                <table:data-pilot-member table:name="38685" table:display="true" table:show-details="true"/>
                <table:data-pilot-member table:name="38689" table:display="true" table:show-details="true"/>
                <table:data-pilot-member table:name="38691" table:display="true" table:show-details="true"/>
                <table:data-pilot-member table:name="38695" table:display="true" table:show-details="true"/>
                <table:data-pilot-member table:name="38711" table:display="true" table:show-details="true"/>
                <table:data-pilot-member table:name="38714" table:display="true" table:show-details="true"/>
                <table:data-pilot-member table:name="38723" table:display="true" table:show-details="true"/>
                <table:data-pilot-member table:name="38732" table:display="true" table:show-details="true"/>
                <table:data-pilot-member table:name="38750" table:display="true" table:show-details="true"/>
                <table:data-pilot-member table:name="38751" table:display="true" table:show-details="true"/>
                <table:data-pilot-member table:name="38758" table:display="true" table:show-details="true"/>
                <table:data-pilot-member table:name="38762" table:display="true" table:show-details="true"/>
                <table:data-pilot-member table:name="38770" table:display="true" table:show-details="true"/>
                <table:data-pilot-member table:name="38782" table:display="true" table:show-details="true"/>
                <table:data-pilot-member table:name="38789" table:display="true" table:show-details="true"/>
                <table:data-pilot-member table:name="38790" table:display="true" table:show-details="true"/>
                <table:data-pilot-member table:name="38792" table:display="true" table:show-details="true"/>
                <table:data-pilot-member table:name="38794" table:display="true" table:show-details="true"/>
                <table:data-pilot-member table:name="38816" table:display="true" table:show-details="true"/>
                <table:data-pilot-member table:name="38825" table:display="true" table:show-details="true"/>
                <table:data-pilot-member table:name="38846" table:display="true" table:show-details="true"/>
                <table:data-pilot-member table:name="38855" table:display="true" table:show-details="true"/>
                <table:data-pilot-member table:name="38856" table:display="true" table:show-details="true"/>
                <table:data-pilot-member table:name="38864" table:display="true" table:show-details="true"/>
                <table:data-pilot-member table:name="38866" table:display="true" table:show-details="true"/>
                <table:data-pilot-member table:name="38868" table:display="true" table:show-details="true"/>
                <table:data-pilot-member table:name="38889" table:display="true" table:show-details="true"/>
                <table:data-pilot-member table:name="38898" table:display="true" table:show-details="true"/>
                <table:data-pilot-member table:name="38902" table:display="true" table:show-details="true"/>
                <table:data-pilot-member table:name="38914" table:display="true" table:show-details="true"/>
                <table:data-pilot-member table:name="38916" table:display="true" table:show-details="true"/>
                <table:data-pilot-member table:name="38928" table:display="true" table:show-details="true"/>
                <table:data-pilot-member table:name="38936" table:display="true" table:show-details="true"/>
                <table:data-pilot-member table:name="38943" table:display="true" table:show-details="true"/>
                <table:data-pilot-member table:name="38963" table:display="true" table:show-details="true"/>
                <table:data-pilot-member table:name="38966" table:display="true" table:show-details="true"/>
                <table:data-pilot-member table:name="38967" table:display="true" table:show-details="true"/>
                <table:data-pilot-member table:name="38976" table:display="true" table:show-details="true"/>
                <table:data-pilot-member table:name="39004" table:display="true" table:show-details="true"/>
                <table:data-pilot-member table:name="39006" table:display="true" table:show-details="true"/>
                <table:data-pilot-member table:name="39022" table:display="true" table:show-details="true"/>
                <table:data-pilot-member table:name="39030" table:display="true" table:show-details="true"/>
                <table:data-pilot-member table:name="39049" table:display="true" table:show-details="true"/>
                <table:data-pilot-member table:name="39056" table:display="true" table:show-details="true"/>
                <table:data-pilot-member table:name="39068" table:display="true" table:show-details="true"/>
                <table:data-pilot-member table:name="39070" table:display="true" table:show-details="true"/>
                <table:data-pilot-member table:name="39074" table:display="true" table:show-details="true"/>
                <table:data-pilot-member table:name="39079" table:display="true" table:show-details="true"/>
                <table:data-pilot-member table:name="39083" table:display="true" table:show-details="true"/>
                <table:data-pilot-member table:name="39102" table:display="true" table:show-details="true"/>
                <table:data-pilot-member table:name="39104" table:display="true" table:show-details="true"/>
                <table:data-pilot-member table:name="39106" table:display="true" table:show-details="true"/>
                <table:data-pilot-member table:name="39107" table:display="true" table:show-details="true"/>
                <table:data-pilot-member table:name="39120" table:display="true" table:show-details="true"/>
                <table:data-pilot-member table:name="39122" table:display="true" table:show-details="true"/>
                <table:data-pilot-member table:name="39158" table:display="true" table:show-details="true"/>
                <table:data-pilot-member table:name="39170" table:display="true" table:show-details="true"/>
                <table:data-pilot-member table:name="39189" table:display="true" table:show-details="true"/>
                <table:data-pilot-member table:name="39206" table:display="true" table:show-details="true"/>
                <table:data-pilot-member table:name="39209" table:display="true" table:show-details="true"/>
                <table:data-pilot-member table:name="39211" table:display="true" table:show-details="true"/>
                <table:data-pilot-member table:name="39228" table:display="true" table:show-details="true"/>
                <table:data-pilot-member table:name="39238" table:display="true" table:show-details="true"/>
                <table:data-pilot-member table:name="39239" table:display="true" table:show-details="true"/>
                <table:data-pilot-member table:name="39264" table:display="true" table:show-details="true"/>
                <table:data-pilot-member table:name="39290" table:display="true" table:show-details="true"/>
                <table:data-pilot-member table:name="39311" table:display="true" table:show-details="true"/>
                <table:data-pilot-member table:name="39312" table:display="true" table:show-details="true"/>
                <table:data-pilot-member table:name="39319" table:display="true" table:show-details="true"/>
                <table:data-pilot-member table:name="39322" table:display="true" table:show-details="true"/>
                <table:data-pilot-member table:name="39341" table:display="true" table:show-details="true"/>
                <table:data-pilot-member table:name="39350" table:display="true" table:show-details="true"/>
                <table:data-pilot-member table:name="39359" table:display="true" table:show-details="true"/>
                <table:data-pilot-member table:name="39372" table:display="true" table:show-details="true"/>
                <table:data-pilot-member table:name="39410" table:display="true" table:show-details="true"/>
                <table:data-pilot-member table:name="39418" table:display="true" table:show-details="true"/>
                <table:data-pilot-member table:name="39435" table:display="true" table:show-details="true"/>
                <table:data-pilot-member table:name="39478" table:display="true" table:show-details="true"/>
                <table:data-pilot-member table:name="39499" table:display="true" table:show-details="true"/>
                <table:data-pilot-member table:name="39562" table:display="true" table:show-details="true"/>
                <table:data-pilot-member table:name="39584" table:display="true" table:show-details="true"/>
                <table:data-pilot-member table:name="39587" table:display="true" table:show-details="true"/>
                <table:data-pilot-member table:name="39588" table:display="true" table:show-details="true"/>
                <table:data-pilot-member table:name="39631" table:display="true" table:show-details="true"/>
                <table:data-pilot-member table:name="39632" table:display="true" table:show-details="true"/>
                <table:data-pilot-member table:name="39633" table:display="true" table:show-details="true"/>
                <table:data-pilot-member table:name="39636" table:display="true" table:show-details="true"/>
                <table:data-pilot-member table:name="39664" table:display="true" table:show-details="true"/>
                <table:data-pilot-member table:name="39672" table:display="true" table:show-details="true"/>
                <table:data-pilot-member table:name="39673" table:display="true" table:show-details="true"/>
                <table:data-pilot-member table:name="39685" table:display="true" table:show-details="true"/>
                <table:data-pilot-member table:name="39686" table:display="true" table:show-details="true"/>
                <table:data-pilot-member table:name="39689" table:display="true" table:show-details="true"/>
                <table:data-pilot-member table:name="39691" table:display="true" table:show-details="true"/>
                <table:data-pilot-member table:name="39692" table:display="true" table:show-details="true"/>
                <table:data-pilot-member table:name="39694" table:display="true" table:show-details="true"/>
                <table:data-pilot-member table:name="39736" table:display="true" table:show-details="true"/>
                <table:data-pilot-member table:name="39737" table:display="true" table:show-details="true"/>
                <table:data-pilot-member table:name="39744" table:display="true" table:show-details="true"/>
                <table:data-pilot-member table:name="39774" table:display="true" table:show-details="true"/>
                <table:data-pilot-member table:name="39788" table:display="true" table:show-details="true"/>
                <table:data-pilot-member table:name="39806" table:display="true" table:show-details="true"/>
                <table:data-pilot-member table:name="39818" table:display="true" table:show-details="true"/>
                <table:data-pilot-member table:name="39830" table:display="true" table:show-details="true"/>
                <table:data-pilot-member table:name="39839" table:display="true" table:show-details="true"/>
                <table:data-pilot-member table:name="39877" table:display="true" table:show-details="true"/>
                <table:data-pilot-member table:name="39883" table:display="true" table:show-details="true"/>
                <table:data-pilot-member table:name="39890" table:display="true" table:show-details="true"/>
                <table:data-pilot-member table:name="39900" table:display="true" table:show-details="true"/>
                <table:data-pilot-member table:name="39931" table:display="true" table:show-details="true"/>
                <table:data-pilot-member table:name="39936" table:display="true" table:show-details="true"/>
                <table:data-pilot-member table:name="39937" table:display="true" table:show-details="true"/>
                <table:data-pilot-member table:name="39939" table:display="true" table:show-details="true"/>
                <table:data-pilot-member table:name="39940" table:display="true" table:show-details="true"/>
                <table:data-pilot-member table:name="39945" table:display="true" table:show-details="true"/>
                <table:data-pilot-member table:name="39965" table:display="true" table:show-details="true"/>
                <table:data-pilot-member table:name="39983" table:display="true" table:show-details="true"/>
                <table:data-pilot-member table:name="39985" table:display="true" table:show-details="true"/>
                <table:data-pilot-member table:name="39999" table:display="true" table:show-details="true"/>
                <table:data-pilot-member table:name="40002" table:display="true" table:show-details="true"/>
                <table:data-pilot-member table:name="40008" table:display="true" table:show-details="true"/>
                <table:data-pilot-member table:name="40024" table:display="true" table:show-details="true"/>
                <table:data-pilot-member table:name="40047" table:display="true" table:show-details="true"/>
                <table:data-pilot-member table:name="40048" table:display="true" table:show-details="true"/>
                <table:data-pilot-member table:name="40058" table:display="true" table:show-details="true"/>
                <table:data-pilot-member table:name="40061" table:display="true" table:show-details="true"/>
                <table:data-pilot-member table:name="40085" table:display="true" table:show-details="true"/>
                <table:data-pilot-member table:name="40099" table:display="true" table:show-details="true"/>
                <table:data-pilot-member table:name="40107" table:display="true" table:show-details="true"/>
                <table:data-pilot-member table:name="40111" table:display="true" table:show-details="true"/>
                <table:data-pilot-member table:name="40114" table:display="true" table:show-details="true"/>
                <table:data-pilot-member table:name="40115" table:display="true" table:show-details="true"/>
                <table:data-pilot-member table:name="40120" table:display="true" table:show-details="true"/>
                <table:data-pilot-member table:name="40121" table:display="true" table:show-details="true"/>
                <table:data-pilot-member table:name="40125" table:display="true" table:show-details="true"/>
                <table:data-pilot-member table:name="40127" table:display="true" table:show-details="true"/>
                <table:data-pilot-member table:name="40131" table:display="true" table:show-details="true"/>
                <table:data-pilot-member table:name="40135" table:display="true" table:show-details="true"/>
                <table:data-pilot-member table:name="40137" table:display="true" table:show-details="true"/>
                <table:data-pilot-member table:name="40140" table:display="true" table:show-details="true"/>
                <table:data-pilot-member table:name="40143" table:display="true" table:show-details="true"/>
                <table:data-pilot-member table:name="40171" table:display="true" table:show-details="true"/>
                <table:data-pilot-member table:name="40173" table:display="true" table:show-details="true"/>
                <table:data-pilot-member table:name="40176" table:display="true" table:show-details="true"/>
                <table:data-pilot-member table:name="40185" table:display="true" table:show-details="true"/>
                <table:data-pilot-member table:name="40201" table:display="true" table:show-details="true"/>
                <table:data-pilot-member table:name="40202" table:display="true" table:show-details="true"/>
                <table:data-pilot-member table:name="40203" table:display="true" table:show-details="true"/>
                <table:data-pilot-member table:name="40212" table:display="true" table:show-details="true"/>
                <table:data-pilot-member table:name="40217" table:display="true" table:show-details="true"/>
                <table:data-pilot-member table:name="40233" table:display="true" table:show-details="true"/>
                <table:data-pilot-member table:name="40234" table:display="true" table:show-details="true"/>
                <table:data-pilot-member table:name="40240" table:display="true" table:show-details="true"/>
                <table:data-pilot-member table:name="40241" table:display="true" table:show-details="true"/>
                <table:data-pilot-member table:name="40242" table:display="true" table:show-details="true"/>
                <table:data-pilot-member table:name="40252" table:display="true" table:show-details="true"/>
                <table:data-pilot-member table:name="40255" table:display="true" table:show-details="true"/>
                <table:data-pilot-member table:name="40256" table:display="true" table:show-details="true"/>
                <table:data-pilot-member table:name="40266" table:display="true" table:show-details="true"/>
                <table:data-pilot-member table:name="40270" table:display="true" table:show-details="true"/>
                <table:data-pilot-member table:name="40273" table:display="true" table:show-details="true"/>
                <table:data-pilot-member table:name="40278" table:display="true" table:show-details="true"/>
                <table:data-pilot-member table:name="40279" table:display="true" table:show-details="true"/>
                <table:data-pilot-member table:name="40281" table:display="true" table:show-details="true"/>
                <table:data-pilot-member table:name="40287" table:display="true" table:show-details="true"/>
                <table:data-pilot-member table:name="40292" table:display="true" table:show-details="true"/>
                <table:data-pilot-member table:name="40304" table:display="true" table:show-details="true"/>
                <table:data-pilot-member table:name="40305" table:display="true" table:show-details="true"/>
                <table:data-pilot-member table:name="40313" table:display="true" table:show-details="true"/>
                <table:data-pilot-member table:name="40317" table:display="true" table:show-details="true"/>
                <table:data-pilot-member table:name="40336" table:display="true" table:show-details="true"/>
                <table:data-pilot-member table:name="40365" table:display="true" table:show-details="true"/>
                <table:data-pilot-member table:name="40373" table:display="true" table:show-details="true"/>
                <table:data-pilot-member table:name="40381" table:display="true" table:show-details="true"/>
                <table:data-pilot-member table:name="40389" table:display="true" table:show-details="true"/>
                <table:data-pilot-member table:name="40391" table:display="true" table:show-details="true"/>
                <table:data-pilot-member table:name="40397" table:display="true" table:show-details="true"/>
                <table:data-pilot-member table:name="40401" table:display="true" table:show-details="true"/>
                <table:data-pilot-member table:name="40409" table:display="true" table:show-details="true"/>
                <table:data-pilot-member table:name="40430" table:display="true" table:show-details="true"/>
                <table:data-pilot-member table:name="40439" table:display="true" table:show-details="true"/>
                <table:data-pilot-member table:name="40442" table:display="true" table:show-details="true"/>
                <table:data-pilot-member table:name="40480" table:display="true" table:show-details="true"/>
                <table:data-pilot-member table:name="40482" table:display="true" table:show-details="true"/>
                <table:data-pilot-member table:name="40483" table:display="true" table:show-details="true"/>
                <table:data-pilot-member table:name="40524" table:display="true" table:show-details="true"/>
                <table:data-pilot-member table:name="40527" table:display="true" table:show-details="true"/>
                <table:data-pilot-member table:name="40542" table:display="true" table:show-details="true"/>
                <table:data-pilot-member table:name="40545" table:display="true" table:show-details="true"/>
                <table:data-pilot-member table:name="40554" table:display="true" table:show-details="true"/>
                <table:data-pilot-member table:name="40563" table:display="true" table:show-details="true"/>
                <table:data-pilot-member table:name="40565" table:display="true" table:show-details="true"/>
                <table:data-pilot-member table:name="40598" table:display="true" table:show-details="true"/>
                <table:data-pilot-member table:name="40616" table:display="true" table:show-details="true"/>
                <table:data-pilot-member table:name="40626" table:display="true" table:show-details="true"/>
                <table:data-pilot-member table:name="40627" table:display="true" table:show-details="true"/>
                <table:data-pilot-member table:name="40628" table:display="true" table:show-details="true"/>
                <table:data-pilot-member table:name="40631" table:display="true" table:show-details="true"/>
                <table:data-pilot-member table:name="40661" table:display="true" table:show-details="true"/>
                <table:data-pilot-member table:name="40662" table:display="true" table:show-details="true"/>
                <table:data-pilot-member table:name="40673" table:display="true" table:show-details="true"/>
                <table:data-pilot-member table:name="40712" table:display="true" table:show-details="true"/>
                <table:data-pilot-member table:name="40729" table:display="true" table:show-details="true"/>
                <table:data-pilot-member table:name="40774" table:display="true" table:show-details="true"/>
                <table:data-pilot-member table:name="40775" table:display="true" table:show-details="true"/>
                <table:data-pilot-member table:name="40782" table:display="true" table:show-details="true"/>
                <table:data-pilot-member table:name="40785" table:display="true" table:show-details="true"/>
                <table:data-pilot-member table:name="40788" table:display="true" table:show-details="true"/>
                <table:data-pilot-member table:name="40801" table:display="true" table:show-details="true"/>
                <table:data-pilot-member table:name="40809" table:display="true" table:show-details="true"/>
                <table:data-pilot-member table:name="40822" table:display="true" table:show-details="true"/>
                <table:data-pilot-member table:name="40826" table:display="true" table:show-details="true"/>
                <table:data-pilot-member table:name="40845" table:display="true" table:show-details="true"/>
                <table:data-pilot-member table:name="40861" table:display="true" table:show-details="true"/>
                <table:data-pilot-member table:name="40874" table:display="true" table:show-details="true"/>
                <table:data-pilot-member table:name="40876" table:display="true" table:show-details="true"/>
                <table:data-pilot-member table:name="40886" table:display="true" table:show-details="true"/>
                <table:data-pilot-member table:name="40891" table:display="true" table:show-details="true"/>
                <table:data-pilot-member table:name="40909" table:display="true" table:show-details="true"/>
                <table:data-pilot-member table:name="40915" table:display="true" table:show-details="true"/>
                <table:data-pilot-member table:name="40920" table:display="true" table:show-details="true"/>
                <table:data-pilot-member table:name="40941" table:display="true" table:show-details="true"/>
                <table:data-pilot-member table:name="40966" table:display="true" table:show-details="true"/>
                <table:data-pilot-member table:name="40970" table:display="true" table:show-details="true"/>
                <table:data-pilot-member table:name="40971" table:display="true" table:show-details="true"/>
                <table:data-pilot-member table:name="40980" table:display="true" table:show-details="true"/>
                <table:data-pilot-member table:name="40992" table:display="true" table:show-details="true"/>
                <table:data-pilot-member table:name="41002" table:display="true" table:show-details="true"/>
                <table:data-pilot-member table:name="41003" table:display="true" table:show-details="true"/>
                <table:data-pilot-member table:name="41025" table:display="true" table:show-details="true"/>
                <table:data-pilot-member table:name="41035" table:display="true" table:show-details="true"/>
                <table:data-pilot-member table:name="41039" table:display="true" table:show-details="true"/>
                <table:data-pilot-member table:name="41051" table:display="true" table:show-details="true"/>
                <table:data-pilot-member table:name="41069" table:display="true" table:show-details="true"/>
                <table:data-pilot-member table:name="41075" table:display="true" table:show-details="true"/>
                <table:data-pilot-member table:name="41094" table:display="true" table:show-details="true"/>
                <table:data-pilot-member table:name="41098" table:display="true" table:show-details="true"/>
                <table:data-pilot-member table:name="41101" table:display="true" table:show-details="true"/>
                <table:data-pilot-member table:name="41108" table:display="true" table:show-details="true"/>
                <table:data-pilot-member table:name="41135" table:display="true" table:show-details="true"/>
                <table:data-pilot-member table:name="41148" table:display="true" table:show-details="true"/>
                <table:data-pilot-member table:name="41150" table:display="true" table:show-details="true"/>
                <table:data-pilot-member table:name="41159" table:display="true" table:show-details="true"/>
                <table:data-pilot-member table:name="41163" table:display="true" table:show-details="true"/>
                <table:data-pilot-member table:name="41165" table:display="true" table:show-details="true"/>
                <table:data-pilot-member table:name="41174" table:display="true" table:show-details="true"/>
                <table:data-pilot-member table:name="41185" table:display="true" table:show-details="true"/>
                <table:data-pilot-member table:name="41186" table:display="true" table:show-details="true"/>
                <table:data-pilot-member table:name="41199" table:display="true" table:show-details="true"/>
                <table:data-pilot-member table:name="41220" table:display="true" table:show-details="true"/>
                <table:data-pilot-member table:name="41225" table:display="true" table:show-details="true"/>
                <table:data-pilot-member table:name="41236" table:display="true" table:show-details="true"/>
                <table:data-pilot-member table:name="41252" table:display="true" table:show-details="true"/>
                <table:data-pilot-member table:name="41259" table:display="true" table:show-details="true"/>
                <table:data-pilot-member table:name="41267" table:display="true" table:show-details="true"/>
                <table:data-pilot-member table:name="41280" table:display="true" table:show-details="true"/>
                <table:data-pilot-member table:name="41293" table:display="true" table:show-details="true"/>
                <table:data-pilot-member table:name="41294" table:display="true" table:show-details="true"/>
                <table:data-pilot-member table:name="41295" table:display="true" table:show-details="true"/>
                <table:data-pilot-member table:name="41309" table:display="true" table:show-details="true"/>
                <table:data-pilot-member table:name="41316" table:display="true" table:show-details="true"/>
                <table:data-pilot-member table:name="41321" table:display="true" table:show-details="true"/>
                <table:data-pilot-member table:name="41332" table:display="true" table:show-details="true"/>
                <table:data-pilot-member table:name="41343" table:display="true" table:show-details="true"/>
                <table:data-pilot-member table:name="41348" table:display="true" table:show-details="true"/>
                <table:data-pilot-member table:name="41375" table:display="true" table:show-details="true"/>
                <table:data-pilot-member table:name="41377" table:display="true" table:show-details="true"/>
                <table:data-pilot-member table:name="41409" table:display="true" table:show-details="true"/>
                <table:data-pilot-member table:name="41418" table:display="true" table:show-details="true"/>
                <table:data-pilot-member table:name="41425" table:display="true" table:show-details="true"/>
                <table:data-pilot-member table:name="41437" table:display="true" table:show-details="true"/>
                <table:data-pilot-member table:name="41445" table:display="true" table:show-details="true"/>
                <table:data-pilot-member table:name="41453" table:display="true" table:show-details="true"/>
                <table:data-pilot-member table:name="41459" table:display="true" table:show-details="true"/>
                <table:data-pilot-member table:name="41474" table:display="true" table:show-details="true"/>
                <table:data-pilot-member table:name="41483" table:display="true" table:show-details="true"/>
                <table:data-pilot-member table:name="41499" table:display="true" table:show-details="true"/>
                <table:data-pilot-member table:name="41512" table:display="true" table:show-details="true"/>
                <table:data-pilot-member table:name="41529" table:display="true" table:show-details="true"/>
                <table:data-pilot-member table:name="41537" table:display="true" table:show-details="true"/>
                <table:data-pilot-member table:name="41556" table:display="true" table:show-details="true"/>
                <table:data-pilot-member table:name="41557" table:display="true" table:show-details="true"/>
                <table:data-pilot-member table:name="41563" table:display="true" table:show-details="true"/>
                <table:data-pilot-member table:name="41580" table:display="true" table:show-details="true"/>
                <table:data-pilot-member table:name="41594" table:display="true" table:show-details="true"/>
                <table:data-pilot-member table:name="41597" table:display="true" table:show-details="true"/>
                <table:data-pilot-member table:name="41604" table:display="true" table:show-details="true"/>
                <table:data-pilot-member table:name="41605" table:display="true" table:show-details="true"/>
                <table:data-pilot-member table:name="41617" table:display="true" table:show-details="true"/>
                <table:data-pilot-member table:name="41618" table:display="true" table:show-details="true"/>
                <table:data-pilot-member table:name="41622" table:display="true" table:show-details="true"/>
                <table:data-pilot-member table:name="41623" table:display="true" table:show-details="true"/>
                <table:data-pilot-member table:name="41626" table:display="true" table:show-details="true"/>
                <table:data-pilot-member table:name="41637" table:display="true" table:show-details="true"/>
                <table:data-pilot-member table:name="41638" table:display="true" table:show-details="true"/>
                <table:data-pilot-member table:name="41656" table:display="true" table:show-details="true"/>
                <table:data-pilot-member table:name="41663" table:display="true" table:show-details="true"/>
                <table:data-pilot-member table:name="41679" table:display="true" table:show-details="true"/>
                <table:data-pilot-member table:name="41697" table:display="true" table:show-details="true"/>
                <table:data-pilot-member table:name="41711" table:display="true" table:show-details="true"/>
                <table:data-pilot-member table:name="41713" table:display="true" table:show-details="true"/>
                <table:data-pilot-member table:name="41736" table:display="true" table:show-details="true"/>
                <table:data-pilot-member table:name="41753" table:display="true" table:show-details="true"/>
                <table:data-pilot-member table:name="41754" table:display="true" table:show-details="true"/>
                <table:data-pilot-member table:name="41759" table:display="true" table:show-details="true"/>
                <table:data-pilot-member table:name="41768" table:display="true" table:show-details="true"/>
                <table:data-pilot-member table:name="41783" table:display="true" table:show-details="true"/>
                <table:data-pilot-member table:name="41785" table:display="true" table:show-details="true"/>
                <table:data-pilot-member table:name="41796" table:display="true" table:show-details="true"/>
                <table:data-pilot-member table:name="41805" table:display="true" table:show-details="true"/>
                <table:data-pilot-member table:name="41826" table:display="true" table:show-details="true"/>
                <table:data-pilot-member table:name="41834" table:display="true" table:show-details="true"/>
                <table:data-pilot-member table:name="41843" table:display="true" table:show-details="true"/>
                <table:data-pilot-member table:name="41846" table:display="true" table:show-details="true"/>
                <table:data-pilot-member table:name="41852" table:display="true" table:show-details="true"/>
                <table:data-pilot-member table:name="41886" table:display="true" table:show-details="true"/>
                <table:data-pilot-member table:name="41888" table:display="true" table:show-details="true"/>
                <table:data-pilot-member table:name="41892" table:display="true" table:show-details="true"/>
                <table:data-pilot-member table:name="41894" table:display="true" table:show-details="true"/>
                <table:data-pilot-member table:name="41913" table:display="true" table:show-details="true"/>
                <table:data-pilot-member table:name="41921" table:display="true" table:show-details="true"/>
                <table:data-pilot-member table:name="41932" table:display="true" table:show-details="true"/>
                <table:data-pilot-member table:name="41951" table:display="true" table:show-details="true"/>
                <table:data-pilot-member table:name="41963" table:display="true" table:show-details="true"/>
                <table:data-pilot-member table:name="41975" table:display="true" table:show-details="true"/>
                <table:data-pilot-member table:name="42006" table:display="true" table:show-details="true"/>
                <table:data-pilot-member table:name="42017" table:display="true" table:show-details="true"/>
                <table:data-pilot-member table:name="42018" table:display="true" table:show-details="true"/>
                <table:data-pilot-member table:name="42031" table:display="true" table:show-details="true"/>
                <table:data-pilot-member table:name="42041" table:display="true" table:show-details="true"/>
                <table:data-pilot-member table:name="42058" table:display="true" table:show-details="true"/>
                <table:data-pilot-member table:name="42076" table:display="true" table:show-details="true"/>
                <table:data-pilot-member table:name="42078" table:display="true" table:show-details="true"/>
                <table:data-pilot-member table:name="42083" table:display="true" table:show-details="true"/>
                <table:data-pilot-member table:name="42087" table:display="true" table:show-details="true"/>
                <table:data-pilot-member table:name="42092" table:display="true" table:show-details="true"/>
                <table:data-pilot-member table:name="42094" table:display="true" table:show-details="true"/>
                <table:data-pilot-member table:name="42096" table:display="true" table:show-details="true"/>
                <table:data-pilot-member table:name="42104" table:display="true" table:show-details="true"/>
                <table:data-pilot-member table:name="42113" table:display="true" table:show-details="true"/>
                <table:data-pilot-member table:name="42117" table:display="true" table:show-details="true"/>
                <table:data-pilot-member table:name="42130" table:display="true" table:show-details="true"/>
                <table:data-pilot-member table:name="42131" table:display="true" table:show-details="true"/>
                <table:data-pilot-member table:name="42141" table:display="true" table:show-details="true"/>
                <table:data-pilot-member table:name="42150" table:display="true" table:show-details="true"/>
                <table:data-pilot-member table:name="42190" table:display="true" table:show-details="true"/>
                <table:data-pilot-member table:name="42193" table:display="true" table:show-details="true"/>
                <table:data-pilot-member table:name="42195" table:display="true" table:show-details="true"/>
                <table:data-pilot-member table:name="42206" table:display="true" table:show-details="true"/>
                <table:data-pilot-member table:name="42209" table:display="true" table:show-details="true"/>
                <table:data-pilot-member table:name="42227" table:display="true" table:show-details="true"/>
                <table:data-pilot-member table:name="42243" table:display="true" table:show-details="true"/>
                <table:data-pilot-member table:name="42247" table:display="true" table:show-details="true"/>
                <table:data-pilot-member table:name="42262" table:display="true" table:show-details="true"/>
                <table:data-pilot-member table:name="42263" table:display="true" table:show-details="true"/>
                <table:data-pilot-member table:name="42277" table:display="true" table:show-details="true"/>
                <table:data-pilot-member table:name="42305" table:display="true" table:show-details="true"/>
                <table:data-pilot-member table:name="42313" table:display="true" table:show-details="true"/>
                <table:data-pilot-member table:name="42321" table:display="true" table:show-details="true"/>
                <table:data-pilot-member table:name="42330" table:display="true" table:show-details="true"/>
                <table:data-pilot-member table:name="42331" table:display="true" table:show-details="true"/>
                <table:data-pilot-member table:name="42361" table:display="true" table:show-details="true"/>
                <table:data-pilot-member table:name="42372" table:display="true" table:show-details="true"/>
                <table:data-pilot-member table:name="42380" table:display="true" table:show-details="true"/>
                <table:data-pilot-member table:name="42401" table:display="true" table:show-details="true"/>
                <table:data-pilot-member table:name="42403" table:display="true" table:show-details="true"/>
                <table:data-pilot-member table:name="42405" table:display="true" table:show-details="true"/>
                <table:data-pilot-member table:name="42426" table:display="true" table:show-details="true"/>
                <table:data-pilot-member table:name="42434" table:display="true" table:show-details="true"/>
                <table:data-pilot-member table:name="42443" table:display="true" table:show-details="true"/>
                <table:data-pilot-member table:name="42444" table:display="true" table:show-details="true"/>
                <table:data-pilot-member table:name="42446" table:display="true" table:show-details="true"/>
                <table:data-pilot-member table:name="42447" table:display="true" table:show-details="true"/>
                <table:data-pilot-member table:name="42454" table:display="true" table:show-details="true"/>
                <table:data-pilot-member table:name="42458" table:display="true" table:show-details="true"/>
                <table:data-pilot-member table:name="42462" table:display="true" table:show-details="true"/>
                <table:data-pilot-member table:name="42464" table:display="true" table:show-details="true"/>
                <table:data-pilot-member table:name="42468" table:display="true" table:show-details="true"/>
                <table:data-pilot-member table:name="42475" table:display="true" table:show-details="true"/>
                <table:data-pilot-member table:name="42479" table:display="true" table:show-details="true"/>
                <table:data-pilot-member table:name="42486" table:display="true" table:show-details="true"/>
                <table:data-pilot-member table:name="42500" table:display="true" table:show-details="true"/>
                <table:data-pilot-member table:name="42504" table:display="true" table:show-details="true"/>
                <table:data-pilot-member table:name="42519" table:display="true" table:show-details="true"/>
                <table:data-pilot-member table:name="42552" table:display="true" table:show-details="true"/>
                <table:data-pilot-member table:name="42566" table:display="true" table:show-details="true"/>
                <table:data-pilot-member table:name="42568" table:display="true" table:show-details="true"/>
                <table:data-pilot-member table:name="42572" table:display="true" table:show-details="true"/>
                <table:data-pilot-member table:name="42588" table:display="true" table:show-details="true"/>
                <table:data-pilot-member table:name="42590" table:display="true" table:show-details="true"/>
                <table:data-pilot-member table:name="42593" table:display="true" table:show-details="true"/>
                <table:data-pilot-member table:name="42618" table:display="true" table:show-details="true"/>
                <table:data-pilot-member table:name="42627" table:display="true" table:show-details="true"/>
                <table:data-pilot-member table:name="42631" table:display="true" table:show-details="true"/>
                <table:data-pilot-member table:name="42634" table:display="true" table:show-details="true"/>
                <table:data-pilot-member table:name="42642" table:display="true" table:show-details="true"/>
                <table:data-pilot-member table:name="42672" table:display="true" table:show-details="true"/>
                <table:data-pilot-member table:name="42682" table:display="true" table:show-details="true"/>
                <table:data-pilot-member table:name="42699" table:display="true" table:show-details="true"/>
                <table:data-pilot-member table:name="42700" table:display="true" table:show-details="true"/>
                <table:data-pilot-member table:name="42710" table:display="true" table:show-details="true"/>
                <table:data-pilot-member table:name="42732" table:display="true" table:show-details="true"/>
                <table:data-pilot-member table:name="42741" table:display="true" table:show-details="true"/>
                <table:data-pilot-member table:name="42743" table:display="true" table:show-details="true"/>
                <table:data-pilot-member table:name="42754" table:display="true" table:show-details="true"/>
                <table:data-pilot-member table:name="42763" table:display="true" table:show-details="true"/>
                <table:data-pilot-member table:name="42769" table:display="true" table:show-details="true"/>
                <table:data-pilot-member table:name="42778" table:display="true" table:show-details="true"/>
                <table:data-pilot-member table:name="42780" table:display="true" table:show-details="true"/>
                <table:data-pilot-member table:name="42786" table:display="true" table:show-details="true"/>
                <table:data-pilot-member table:name="42796" table:display="true" table:show-details="true"/>
                <table:data-pilot-member table:name="42800" table:display="true" table:show-details="true"/>
                <table:data-pilot-member table:name="42801" table:display="true" table:show-details="true"/>
                <table:data-pilot-member table:name="42802" table:display="true" table:show-details="true"/>
                <table:data-pilot-member table:name="42804" table:display="true" table:show-details="true"/>
                <table:data-pilot-member table:name="42812" table:display="true" table:show-details="true"/>
                <table:data-pilot-member table:name="42813" table:display="true" table:show-details="true"/>
                <table:data-pilot-member table:name="42824" table:display="true" table:show-details="true"/>
                <table:data-pilot-member table:name="42834" table:display="true" table:show-details="true"/>
                <table:data-pilot-member table:name="42837" table:display="true" table:show-details="true"/>
                <table:data-pilot-member table:name="42838" table:display="true" table:show-details="true"/>
                <table:data-pilot-member table:name="42841" table:display="true" table:show-details="true"/>
                <table:data-pilot-member table:name="42849" table:display="true" table:show-details="true"/>
                <table:data-pilot-member table:name="42852" table:display="true" table:show-details="true"/>
                <table:data-pilot-member table:name="42853" table:display="true" table:show-details="true"/>
                <table:data-pilot-member table:name="42858" table:display="true" table:show-details="true"/>
                <table:data-pilot-member table:name="42860" table:display="true" table:show-details="true"/>
                <table:data-pilot-member table:name="42863" table:display="true" table:show-details="true"/>
                <table:data-pilot-member table:name="42867" table:display="true" table:show-details="true"/>
                <table:data-pilot-member table:name="42874" table:display="true" table:show-details="true"/>
                <table:data-pilot-member table:name="42889" table:display="true" table:show-details="true"/>
                <table:data-pilot-member table:name="42902" table:display="true" table:show-details="true"/>
                <table:data-pilot-member table:name="42912" table:display="true" table:show-details="true"/>
                <table:data-pilot-member table:name="42919" table:display="true" table:show-details="true"/>
                <table:data-pilot-member table:name="42920" table:display="true" table:show-details="true"/>
                <table:data-pilot-member table:name="42931" table:display="true" table:show-details="true"/>
                <table:data-pilot-member table:name="42936" table:display="true" table:show-details="true"/>
                <table:data-pilot-member table:name="42937" table:display="true" table:show-details="true"/>
                <table:data-pilot-member table:name="42945" table:display="true" table:show-details="true"/>
                <table:data-pilot-member table:name="42947" table:display="true" table:show-details="true"/>
                <table:data-pilot-member table:name="42957" table:display="true" table:show-details="true"/>
                <table:data-pilot-member table:name="42971" table:display="true" table:show-details="true"/>
                <table:data-pilot-member table:name="42978" table:display="true" table:show-details="true"/>
                <table:data-pilot-member table:name="42981" table:display="true" table:show-details="true"/>
                <table:data-pilot-member table:name="42998" table:display="true" table:show-details="true"/>
                <table:data-pilot-member table:name="43003" table:display="true" table:show-details="true"/>
                <table:data-pilot-member table:name="43028" table:display="true" table:show-details="true"/>
                <table:data-pilot-member table:name="43029" table:display="true" table:show-details="true"/>
                <table:data-pilot-member table:name="43035" table:display="true" table:show-details="true"/>
                <table:data-pilot-member table:name="43042" table:display="true" table:show-details="true"/>
                <table:data-pilot-member table:name="43046" table:display="true" table:show-details="true"/>
                <table:data-pilot-member table:name="43068" table:display="true" table:show-details="true"/>
                <table:data-pilot-member table:name="43093" table:display="true" table:show-details="true"/>
                <table:data-pilot-member table:name="43099" table:display="true" table:show-details="true"/>
                <table:data-pilot-member table:name="43102" table:display="true" table:show-details="true"/>
                <table:data-pilot-member table:name="43110" table:display="true" table:show-details="true"/>
                <table:data-pilot-member table:name="43113" table:display="true" table:show-details="true"/>
                <table:data-pilot-member table:name="43119" table:display="true" table:show-details="true"/>
                <table:data-pilot-member table:name="43131" table:display="true" table:show-details="true"/>
                <table:data-pilot-member table:name="43140" table:display="true" table:show-details="true"/>
                <table:data-pilot-member table:name="43144" table:display="true" table:show-details="true"/>
                <table:data-pilot-member table:name="43149" table:display="true" table:show-details="true"/>
                <table:data-pilot-member table:name="43151" table:display="true" table:show-details="true"/>
                <table:data-pilot-member table:name="43164" table:display="true" table:show-details="true"/>
                <table:data-pilot-member table:name="43166" table:display="true" table:show-details="true"/>
                <table:data-pilot-member table:name="43167" table:display="true" table:show-details="true"/>
                <table:data-pilot-member table:name="43170" table:display="true" table:show-details="true"/>
                <table:data-pilot-member table:name="43171" table:display="true" table:show-details="true"/>
                <table:data-pilot-member table:name="43172" table:display="true" table:show-details="true"/>
                <table:data-pilot-member table:name="43178" table:display="true" table:show-details="true"/>
                <table:data-pilot-member table:name="43195" table:display="true" table:show-details="true"/>
                <table:data-pilot-member table:name="43198" table:display="true" table:show-details="true"/>
                <table:data-pilot-member table:name="43203" table:display="true" table:show-details="true"/>
                <table:data-pilot-member table:name="43251" table:display="true" table:show-details="true"/>
                <table:data-pilot-member table:name="43263" table:display="true" table:show-details="true"/>
                <table:data-pilot-member table:name="43264" table:display="true" table:show-details="true"/>
                <table:data-pilot-member table:name="43272" table:display="true" table:show-details="true"/>
                <table:data-pilot-member table:name="43287" table:display="true" table:show-details="true"/>
                <table:data-pilot-member table:name="43299" table:display="true" table:show-details="true"/>
                <table:data-pilot-member table:name="43308" table:display="true" table:show-details="true"/>
                <table:data-pilot-member table:name="43309" table:display="true" table:show-details="true"/>
                <table:data-pilot-member table:name="43313" table:display="true" table:show-details="true"/>
                <table:data-pilot-member table:name="43325" table:display="true" table:show-details="true"/>
                <table:data-pilot-member table:name="43327" table:display="true" table:show-details="true"/>
                <table:data-pilot-member table:name="43386" table:display="true" table:show-details="true"/>
                <table:data-pilot-member table:name="43401" table:display="true" table:show-details="true"/>
                <table:data-pilot-member table:name="43438" table:display="true" table:show-details="true"/>
                <table:data-pilot-member table:name="43444" table:display="true" table:show-details="true"/>
                <table:data-pilot-member table:name="43451" table:display="true" table:show-details="true"/>
                <table:data-pilot-member table:name="43460" table:display="true" table:show-details="true"/>
                <table:data-pilot-member table:name="43467" table:display="true" table:show-details="true"/>
                <table:data-pilot-member table:name="43496" table:display="true" table:show-details="true"/>
                <table:data-pilot-member table:name="43503" table:display="true" table:show-details="true"/>
                <table:data-pilot-member table:name="43505" table:display="true" table:show-details="true"/>
                <table:data-pilot-member table:name="43507" table:display="true" table:show-details="true"/>
                <table:data-pilot-member table:name="43516" table:display="true" table:show-details="true"/>
                <table:data-pilot-member table:name="43519" table:display="true" table:show-details="true"/>
                <table:data-pilot-member table:name="43571" table:display="true" table:show-details="true"/>
                <table:data-pilot-member table:name="43585" table:display="true" table:show-details="true"/>
                <table:data-pilot-member table:name="43637" table:display="true" table:show-details="true"/>
                <table:data-pilot-member table:name="43640" table:display="true" table:show-details="true"/>
                <table:data-pilot-member table:name="43669" table:display="true" table:show-details="true"/>
                <table:data-pilot-member table:name="43671" table:display="true" table:show-details="true"/>
                <table:data-pilot-member table:name="43687" table:display="true" table:show-details="true"/>
                <table:data-pilot-member table:name="43689" table:display="true" table:show-details="true"/>
                <table:data-pilot-member table:name="43723" table:display="true" table:show-details="true"/>
                <table:data-pilot-member table:name="43744" table:display="true" table:show-details="true"/>
                <table:data-pilot-member table:name="43753" table:display="true" table:show-details="true"/>
                <table:data-pilot-member table:name="43764" table:display="true" table:show-details="true"/>
                <table:data-pilot-member table:name="43768" table:display="true" table:show-details="true"/>
                <table:data-pilot-member table:name="43772" table:display="true" table:show-details="true"/>
                <table:data-pilot-member table:name="43789" table:display="true" table:show-details="true"/>
                <table:data-pilot-member table:name="43815" table:display="true" table:show-details="true"/>
                <table:data-pilot-member table:name="43816" table:display="true" table:show-details="true"/>
                <table:data-pilot-member table:name="43822" table:display="true" table:show-details="true"/>
                <table:data-pilot-member table:name="43834" table:display="true" table:show-details="true"/>
                <table:data-pilot-member table:name="43837" table:display="true" table:show-details="true"/>
                <table:data-pilot-member table:name="43857" table:display="true" table:show-details="true"/>
                <table:data-pilot-member table:name="43858" table:display="true" table:show-details="true"/>
                <table:data-pilot-member table:name="43882" table:display="true" table:show-details="true"/>
                <table:data-pilot-member table:name="43885" table:display="true" table:show-details="true"/>
                <table:data-pilot-member table:name="43913" table:display="true" table:show-details="true"/>
                <table:data-pilot-member table:name="43931" table:display="true" table:show-details="true"/>
                <table:data-pilot-member table:name="43958" table:display="true" table:show-details="true"/>
                <table:data-pilot-member table:name="43968" table:display="true" table:show-details="true"/>
                <table:data-pilot-member table:name="43970" table:display="true" table:show-details="true"/>
                <table:data-pilot-member table:name="43972" table:display="true" table:show-details="true"/>
                <table:data-pilot-member table:name="43978" table:display="true" table:show-details="true"/>
                <table:data-pilot-member table:name="43986" table:display="true" table:show-details="true"/>
                <table:data-pilot-member table:name="44009" table:display="true" table:show-details="true"/>
                <table:data-pilot-member table:name="44028" table:display="true" table:show-details="true"/>
                <table:data-pilot-member table:name="44032" table:display="true" table:show-details="true"/>
                <table:data-pilot-member table:name="44046" table:display="true" table:show-details="true"/>
                <table:data-pilot-member table:name="44081" table:display="true" table:show-details="true"/>
                <table:data-pilot-member table:name="44082" table:display="true" table:show-details="true"/>
                <table:data-pilot-member table:name="44085" table:display="true" table:show-details="true"/>
                <table:data-pilot-member table:name="44093" table:display="true" table:show-details="true"/>
                <table:data-pilot-member table:name="44096" table:display="true" table:show-details="true"/>
                <table:data-pilot-member table:name="44100" table:display="true" table:show-details="true"/>
                <table:data-pilot-member table:name="44101" table:display="true" table:show-details="true"/>
                <table:data-pilot-member table:name="44145" table:display="true" table:show-details="true"/>
                <table:data-pilot-member table:name="44156" table:display="true" table:show-details="true"/>
                <table:data-pilot-member table:name="44162" table:display="true" table:show-details="true"/>
                <table:data-pilot-member table:name="44168" table:display="true" table:show-details="true"/>
                <table:data-pilot-member table:name="44174" table:display="true" table:show-details="true"/>
                <table:data-pilot-member table:name="44193" table:display="true" table:show-details="true"/>
                <table:data-pilot-member table:name="44202" table:display="true" table:show-details="true"/>
                <table:data-pilot-member table:name="44221" table:display="true" table:show-details="true"/>
                <table:data-pilot-member table:name="44222" table:display="true" table:show-details="true"/>
                <table:data-pilot-member table:name="44226" table:display="true" table:show-details="true"/>
                <table:data-pilot-member table:name="44228" table:display="true" table:show-details="true"/>
                <table:data-pilot-member table:name="44230" table:display="true" table:show-details="true"/>
                <table:data-pilot-member table:name="44240" table:display="true" table:show-details="true"/>
                <table:data-pilot-member table:name="44251" table:display="true" table:show-details="true"/>
                <table:data-pilot-member table:name="44253" table:display="true" table:show-details="true"/>
                <table:data-pilot-member table:name="44255" table:display="true" table:show-details="true"/>
                <table:data-pilot-member table:name="44256" table:display="true" table:show-details="true"/>
                <table:data-pilot-member table:name="44293" table:display="true" table:show-details="true"/>
                <table:data-pilot-member table:name="44294" table:display="true" table:show-details="true"/>
                <table:data-pilot-member table:name="44304" table:display="true" table:show-details="true"/>
                <table:data-pilot-member table:name="44319" table:display="true" table:show-details="true"/>
                <table:data-pilot-member table:name="44324" table:display="true" table:show-details="true"/>
                <table:data-pilot-member table:name="44326" table:display="true" table:show-details="true"/>
                <table:data-pilot-member table:name="44335" table:display="true" table:show-details="true"/>
                <table:data-pilot-member table:name="44345" table:display="true" table:show-details="true"/>
                <table:data-pilot-member table:name="44376" table:display="true" table:show-details="true"/>
                <table:data-pilot-member table:name="44380" table:display="true" table:show-details="true"/>
                <table:data-pilot-member table:name="44385" table:display="true" table:show-details="true"/>
                <table:data-pilot-member table:name="44412" table:display="true" table:show-details="true"/>
                <table:data-pilot-member table:name="44438" table:display="true" table:show-details="true"/>
                <table:data-pilot-member table:name="44452" table:display="true" table:show-details="true"/>
                <table:data-pilot-member table:name="44457" table:display="true" table:show-details="true"/>
                <table:data-pilot-member table:name="44462" table:display="true" table:show-details="true"/>
                <table:data-pilot-member table:name="44469" table:display="true" table:show-details="true"/>
                <table:data-pilot-member table:name="44506" table:display="true" table:show-details="true"/>
                <table:data-pilot-member table:name="44512" table:display="true" table:show-details="true"/>
                <table:data-pilot-member table:name="44528" table:display="true" table:show-details="true"/>
                <table:data-pilot-member table:name="44540" table:display="true" table:show-details="true"/>
                <table:data-pilot-member table:name="44541" table:display="true" table:show-details="true"/>
                <table:data-pilot-member table:name="44549" table:display="true" table:show-details="true"/>
                <table:data-pilot-member table:name="44556" table:display="true" table:show-details="true"/>
                <table:data-pilot-member table:name="44560" table:display="true" table:show-details="true"/>
                <table:data-pilot-member table:name="44563" table:display="true" table:show-details="true"/>
                <table:data-pilot-member table:name="44573" table:display="true" table:show-details="true"/>
                <table:data-pilot-member table:name="44582" table:display="true" table:show-details="true"/>
                <table:data-pilot-member table:name="44583" table:display="true" table:show-details="true"/>
                <table:data-pilot-member table:name="44585" table:display="true" table:show-details="true"/>
                <table:data-pilot-member table:name="44590" table:display="true" table:show-details="true"/>
                <table:data-pilot-member table:name="44596" table:display="true" table:show-details="true"/>
                <table:data-pilot-member table:name="44601" table:display="true" table:show-details="true"/>
                <table:data-pilot-member table:name="44605" table:display="true" table:show-details="true"/>
                <table:data-pilot-member table:name="44613" table:display="true" table:show-details="true"/>
                <table:data-pilot-member table:name="44626" table:display="true" table:show-details="true"/>
                <table:data-pilot-member table:name="44673" table:display="true" table:show-details="true"/>
                <table:data-pilot-member table:name="44676" table:display="true" table:show-details="true"/>
                <table:data-pilot-member table:name="44683" table:display="true" table:show-details="true"/>
                <table:data-pilot-member table:name="44699" table:display="true" table:show-details="true"/>
                <table:data-pilot-member table:name="44705" table:display="true" table:show-details="true"/>
                <table:data-pilot-member table:name="44728" table:display="true" table:show-details="true"/>
                <table:data-pilot-member table:name="44734" table:display="true" table:show-details="true"/>
                <table:data-pilot-member table:name="44777" table:display="true" table:show-details="true"/>
                <table:data-pilot-member table:name="44780" table:display="true" table:show-details="true"/>
                <table:data-pilot-member table:name="44789" table:display="true" table:show-details="true"/>
                <table:data-pilot-member table:name="44790" table:display="true" table:show-details="true"/>
                <table:data-pilot-member table:name="44800" table:display="true" table:show-details="true"/>
                <table:data-pilot-member table:name="44809" table:display="true" table:show-details="true"/>
                <table:data-pilot-member table:name="44815" table:display="true" table:show-details="true"/>
                <table:data-pilot-member table:name="44818" table:display="true" table:show-details="true"/>
                <table:data-pilot-member table:name="44823" table:display="true" table:show-details="true"/>
                <table:data-pilot-member table:name="44825" table:display="true" table:show-details="true"/>
                <table:data-pilot-member table:name="44833" table:display="true" table:show-details="true"/>
                <table:data-pilot-member table:name="44861" table:display="true" table:show-details="true"/>
                <table:data-pilot-member table:name="44892" table:display="true" table:show-details="true"/>
                <table:data-pilot-member table:name="44893" table:display="true" table:show-details="true"/>
                <table:data-pilot-member table:name="44910" table:display="true" table:show-details="true"/>
                <table:data-pilot-member table:name="44913" table:display="true" table:show-details="true"/>
                <table:data-pilot-member table:name="44925" table:display="true" table:show-details="true"/>
                <table:data-pilot-member table:name="44926" table:display="true" table:show-details="true"/>
                <table:data-pilot-member table:name="44949" table:display="true" table:show-details="true"/>
                <table:data-pilot-member table:name="44961" table:display="true" table:show-details="true"/>
                <table:data-pilot-member table:name="44970" table:display="true" table:show-details="true"/>
                <table:data-pilot-member table:name="44979" table:display="true" table:show-details="true"/>
                <table:data-pilot-member table:name="44989" table:display="true" table:show-details="true"/>
                <table:data-pilot-member table:name="44990" table:display="true" table:show-details="true"/>
                <table:data-pilot-member table:name="44993" table:display="true" table:show-details="true"/>
                <table:data-pilot-member table:name="44994" table:display="true" table:show-details="true"/>
                <table:data-pilot-member table:name="45011" table:display="true" table:show-details="true"/>
                <table:data-pilot-member table:name="45015" table:display="true" table:show-details="true"/>
                <table:data-pilot-member table:name="45051" table:display="true" table:show-details="true"/>
                <table:data-pilot-member table:name="45053" table:display="true" table:show-details="true"/>
                <table:data-pilot-member table:name="45059" table:display="true" table:show-details="true"/>
                <table:data-pilot-member table:name="45067" table:display="true" table:show-details="true"/>
                <table:data-pilot-member table:name="45070" table:display="true" table:show-details="true"/>
                <table:data-pilot-member table:name="45088" table:display="true" table:show-details="true"/>
                <table:data-pilot-member table:name="45090" table:display="true" table:show-details="true"/>
                <table:data-pilot-member table:name="45093" table:display="true" table:show-details="true"/>
                <table:data-pilot-member table:name="45107" table:display="true" table:show-details="true"/>
                <table:data-pilot-member table:name="45119" table:display="true" table:show-details="true"/>
                <table:data-pilot-member table:name="45126" table:display="true" table:show-details="true"/>
                <table:data-pilot-member table:name="45141" table:display="true" table:show-details="true"/>
                <table:data-pilot-member table:name="45144" table:display="true" table:show-details="true"/>
                <table:data-pilot-member table:name="45156" table:display="true" table:show-details="true"/>
                <table:data-pilot-member table:name="45158" table:display="true" table:show-details="true"/>
                <table:data-pilot-member table:name="45161" table:display="true" table:show-details="true"/>
                <table:data-pilot-member table:name="45177" table:display="true" table:show-details="true"/>
                <table:data-pilot-member table:name="45192" table:display="true" table:show-details="true"/>
                <table:data-pilot-member table:name="45250" table:display="true" table:show-details="true"/>
                <table:data-pilot-member table:name="45258" table:display="true" table:show-details="true"/>
                <table:data-pilot-member table:name="45263" table:display="true" table:show-details="true"/>
                <table:data-pilot-member table:name="45296" table:display="true" table:show-details="true"/>
                <table:data-pilot-member table:name="45299" table:display="true" table:show-details="true"/>
                <table:data-pilot-member table:name="45304" table:display="true" table:show-details="true"/>
                <table:data-pilot-member table:name="45326" table:display="true" table:show-details="true"/>
                <table:data-pilot-member table:name="45327" table:display="true" table:show-details="true"/>
                <table:data-pilot-member table:name="45339" table:display="true" table:show-details="true"/>
                <table:data-pilot-member table:name="45348" table:display="true" table:show-details="true"/>
                <table:data-pilot-member table:name="45384" table:display="true" table:show-details="true"/>
                <table:data-pilot-member table:name="45400" table:display="true" table:show-details="true"/>
                <table:data-pilot-member table:name="45402" table:display="true" table:show-details="true"/>
                <table:data-pilot-member table:name="45454" table:display="true" table:show-details="true"/>
                <table:data-pilot-member table:name="45455" table:display="true" table:show-details="true"/>
                <table:data-pilot-member table:name="45478" table:display="true" table:show-details="true"/>
                <table:data-pilot-member table:name="45500" table:display="true" table:show-details="true"/>
                <table:data-pilot-member table:name="45505" table:display="true" table:show-details="true"/>
                <table:data-pilot-member table:name="45512" table:display="true" table:show-details="true"/>
                <table:data-pilot-member table:name="45520" table:display="true" table:show-details="true"/>
                <table:data-pilot-member table:name="45524" table:display="true" table:show-details="true"/>
                <table:data-pilot-member table:name="45545" table:display="true" table:show-details="true"/>
                <table:data-pilot-member table:name="45547" table:display="true" table:show-details="true"/>
                <table:data-pilot-member table:name="45563" table:display="true" table:show-details="true"/>
                <table:data-pilot-member table:name="45568" table:display="true" table:show-details="true"/>
                <table:data-pilot-member table:name="45592" table:display="true" table:show-details="true"/>
                <table:data-pilot-member table:name="45600" table:display="true" table:show-details="true"/>
                <table:data-pilot-member table:name="45624" table:display="true" table:show-details="true"/>
                <table:data-pilot-member table:name="45659" table:display="true" table:show-details="true"/>
                <table:data-pilot-member table:name="45662" table:display="true" table:show-details="true"/>
                <table:data-pilot-member table:name="45678" table:display="true" table:show-details="true"/>
                <table:data-pilot-member table:name="45688" table:display="true" table:show-details="true"/>
                <table:data-pilot-member table:name="45721" table:display="true" table:show-details="true"/>
                <table:data-pilot-member table:name="45724" table:display="true" table:show-details="true"/>
                <table:data-pilot-member table:name="45732" table:display="true" table:show-details="true"/>
                <table:data-pilot-member table:name="45746" table:display="true" table:show-details="true"/>
                <table:data-pilot-member table:name="45747" table:display="true" table:show-details="true"/>
                <table:data-pilot-member table:name="45758" table:display="true" table:show-details="true"/>
                <table:data-pilot-member table:name="45783" table:display="true" table:show-details="true"/>
                <table:data-pilot-member table:name="45797" table:display="true" table:show-details="true"/>
                <table:data-pilot-member table:name="45811" table:display="true" table:show-details="true"/>
                <table:data-pilot-member table:name="45814" table:display="true" table:show-details="true"/>
                <table:data-pilot-member table:name="45832" table:display="true" table:show-details="true"/>
                <table:data-pilot-member table:name="45836" table:display="true" table:show-details="true"/>
                <table:data-pilot-member table:name="45843" table:display="true" table:show-details="true"/>
                <table:data-pilot-member table:name="45867" table:display="true" table:show-details="true"/>
                <table:data-pilot-member table:name="45872" table:display="true" table:show-details="true"/>
                <table:data-pilot-member table:name="45880" table:display="true" table:show-details="true"/>
                <table:data-pilot-member table:name="45889" table:display="true" table:show-details="true"/>
                <table:data-pilot-member table:name="45897" table:display="true" table:show-details="true"/>
                <table:data-pilot-member table:name="45899" table:display="true" table:show-details="true"/>
                <table:data-pilot-member table:name="45911" table:display="true" table:show-details="true"/>
                <table:data-pilot-member table:name="45914" table:display="true" table:show-details="true"/>
                <table:data-pilot-member table:name="45927" table:display="true" table:show-details="true"/>
                <table:data-pilot-member table:name="45931" table:display="true" table:show-details="true"/>
                <table:data-pilot-member table:name="45940" table:display="true" table:show-details="true"/>
                <table:data-pilot-member table:name="45944" table:display="true" table:show-details="true"/>
                <table:data-pilot-member table:name="45951" table:display="true" table:show-details="true"/>
                <table:data-pilot-member table:name="45962" table:display="true" table:show-details="true"/>
                <table:data-pilot-member table:name="45963" table:display="true" table:show-details="true"/>
                <table:data-pilot-member table:name="45969" table:display="true" table:show-details="true"/>
                <table:data-pilot-member table:name="45971" table:display="true" table:show-details="true"/>
                <table:data-pilot-member table:name="45977" table:display="true" table:show-details="true"/>
                <table:data-pilot-member table:name="45984" table:display="true" table:show-details="true"/>
                <table:data-pilot-member table:name="46004" table:display="true" table:show-details="true"/>
                <table:data-pilot-member table:name="46023" table:display="true" table:show-details="true"/>
                <table:data-pilot-member table:name="46040" table:display="true" table:show-details="true"/>
                <table:data-pilot-member table:name="46048" table:display="true" table:show-details="true"/>
                <table:data-pilot-member table:name="46059" table:display="true" table:show-details="true"/>
                <table:data-pilot-member table:name="46061" table:display="true" table:show-details="true"/>
                <table:data-pilot-member table:name="46066" table:display="true" table:show-details="true"/>
                <table:data-pilot-member table:name="46070" table:display="true" table:show-details="true"/>
                <table:data-pilot-member table:name="46072" table:display="true" table:show-details="true"/>
                <table:data-pilot-member table:name="46073" table:display="true" table:show-details="true"/>
                <table:data-pilot-member table:name="46088" table:display="true" table:show-details="true"/>
                <table:data-pilot-member table:name="46091" table:display="true" table:show-details="true"/>
                <table:data-pilot-member table:name="46092" table:display="true" table:show-details="true"/>
                <table:data-pilot-member table:name="46095" table:display="true" table:show-details="true"/>
                <table:data-pilot-member table:name="46099" table:display="true" table:show-details="true"/>
                <table:data-pilot-member table:name="46111" table:display="true" table:show-details="true"/>
                <table:data-pilot-member table:name="46116" table:display="true" table:show-details="true"/>
                <table:data-pilot-member table:name="46127" table:display="true" table:show-details="true"/>
                <table:data-pilot-member table:name="46129" table:display="true" table:show-details="true"/>
                <table:data-pilot-member table:name="46131" table:display="true" table:show-details="true"/>
                <table:data-pilot-member table:name="46136" table:display="true" table:show-details="true"/>
                <table:data-pilot-member table:name="46139" table:display="true" table:show-details="true"/>
                <table:data-pilot-member table:name="46146" table:display="true" table:show-details="true"/>
                <table:data-pilot-member table:name="46191" table:display="true" table:show-details="true"/>
                <table:data-pilot-member table:name="46221" table:display="true" table:show-details="true"/>
                <table:data-pilot-member table:name="46233" table:display="true" table:show-details="true"/>
                <table:data-pilot-member table:name="46234" table:display="true" table:show-details="true"/>
                <table:data-pilot-member table:name="46235" table:display="true" table:show-details="true"/>
                <table:data-pilot-member table:name="46284" table:display="true" table:show-details="true"/>
                <table:data-pilot-member table:name="46297" table:display="true" table:show-details="true"/>
                <table:data-pilot-member table:name="46314" table:display="true" table:show-details="true"/>
                <table:data-pilot-member table:name="46316" table:display="true" table:show-details="true"/>
                <table:data-pilot-member table:name="46322" table:display="true" table:show-details="true"/>
                <table:data-pilot-member table:name="46340" table:display="true" table:show-details="true"/>
                <table:data-pilot-member table:name="46346" table:display="true" table:show-details="true"/>
                <table:data-pilot-member table:name="46353" table:display="true" table:show-details="true"/>
                <table:data-pilot-member table:name="46355" table:display="true" table:show-details="true"/>
                <table:data-pilot-member table:name="46359" table:display="true" table:show-details="true"/>
                <table:data-pilot-member table:name="46367" table:display="true" table:show-details="true"/>
                <table:data-pilot-member table:name="46391" table:display="true" table:show-details="true"/>
                <table:data-pilot-member table:name="46419" table:display="true" table:show-details="true"/>
                <table:data-pilot-member table:name="46441" table:display="true" table:show-details="true"/>
                <table:data-pilot-member table:name="46452" table:display="true" table:show-details="true"/>
                <table:data-pilot-member table:name="46474" table:display="true" table:show-details="true"/>
                <table:data-pilot-member table:name="46475" table:display="true" table:show-details="true"/>
                <table:data-pilot-member table:name="46477" table:display="true" table:show-details="true"/>
                <table:data-pilot-member table:name="46483" table:display="true" table:show-details="true"/>
                <table:data-pilot-member table:name="46485" table:display="true" table:show-details="true"/>
                <table:data-pilot-member table:name="46489" table:display="true" table:show-details="true"/>
                <table:data-pilot-member table:name="46492" table:display="true" table:show-details="true"/>
                <table:data-pilot-member table:name="46494" table:display="true" table:show-details="true"/>
                <table:data-pilot-member table:name="46503" table:display="true" table:show-details="true"/>
                <table:data-pilot-member table:name="46504" table:display="true" table:show-details="true"/>
                <table:data-pilot-member table:name="46527" table:display="true" table:show-details="true"/>
                <table:data-pilot-member table:name="46532" table:display="true" table:show-details="true"/>
                <table:data-pilot-member table:name="46536" table:display="true" table:show-details="true"/>
                <table:data-pilot-member table:name="46537" table:display="true" table:show-details="true"/>
                <table:data-pilot-member table:name="46542" table:display="true" table:show-details="true"/>
                <table:data-pilot-member table:name="46545" table:display="true" table:show-details="true"/>
                <table:data-pilot-member table:name="46570" table:display="true" table:show-details="true"/>
                <table:data-pilot-member table:name="46578" table:display="true" table:show-details="true"/>
                <table:data-pilot-member table:name="46596" table:display="true" table:show-details="true"/>
                <table:data-pilot-member table:name="46602" table:display="true" table:show-details="true"/>
                <table:data-pilot-member table:name="46613" table:display="true" table:show-details="true"/>
                <table:data-pilot-member table:name="46616" table:display="true" table:show-details="true"/>
                <table:data-pilot-member table:name="46626" table:display="true" table:show-details="true"/>
                <table:data-pilot-member table:name="46643" table:display="true" table:show-details="true"/>
                <table:data-pilot-member table:name="46644" table:display="true" table:show-details="true"/>
                <table:data-pilot-member table:name="46660" table:display="true" table:show-details="true"/>
                <table:data-pilot-member table:name="46662" table:display="true" table:show-details="true"/>
                <table:data-pilot-member table:name="46669" table:display="true" table:show-details="true"/>
                <table:data-pilot-member table:name="46680" table:display="true" table:show-details="true"/>
                <table:data-pilot-member table:name="46705" table:display="true" table:show-details="true"/>
                <table:data-pilot-member table:name="46710" table:display="true" table:show-details="true"/>
                <table:data-pilot-member table:name="46711" table:display="true" table:show-details="true"/>
                <table:data-pilot-member table:name="46716" table:display="true" table:show-details="true"/>
                <table:data-pilot-member table:name="46721" table:display="true" table:show-details="true"/>
                <table:data-pilot-member table:name="46728" table:display="true" table:show-details="true"/>
                <table:data-pilot-member table:name="46733" table:display="true" table:show-details="true"/>
                <table:data-pilot-member table:name="46746" table:display="true" table:show-details="true"/>
                <table:data-pilot-member table:name="46767" table:display="true" table:show-details="true"/>
                <table:data-pilot-member table:name="46776" table:display="true" table:show-details="true"/>
                <table:data-pilot-member table:name="46784" table:display="true" table:show-details="true"/>
                <table:data-pilot-member table:name="46789" table:display="true" table:show-details="true"/>
                <table:data-pilot-member table:name="46790" table:display="true" table:show-details="true"/>
                <table:data-pilot-member table:name="46838" table:display="true" table:show-details="true"/>
                <table:data-pilot-member table:name="46842" table:display="true" table:show-details="true"/>
                <table:data-pilot-member table:name="46844" table:display="true" table:show-details="true"/>
                <table:data-pilot-member table:name="46857" table:display="true" table:show-details="true"/>
                <table:data-pilot-member table:name="46865" table:display="true" table:show-details="true"/>
                <table:data-pilot-member table:name="46868" table:display="true" table:show-details="true"/>
                <table:data-pilot-member table:name="46873" table:display="true" table:show-details="true"/>
                <table:data-pilot-member table:name="46923" table:display="true" table:show-details="true"/>
                <table:data-pilot-member table:name="46935" table:display="true" table:show-details="true"/>
                <table:data-pilot-member table:name="46941" table:display="true" table:show-details="true"/>
                <table:data-pilot-member table:name="46952" table:display="true" table:show-details="true"/>
                <table:data-pilot-member table:name="46958" table:display="true" table:show-details="true"/>
                <table:data-pilot-member table:name="46970" table:display="true" table:show-details="true"/>
                <table:data-pilot-member table:name="46986" table:display="true" table:show-details="true"/>
                <table:data-pilot-member table:name="47008" table:display="true" table:show-details="true"/>
                <table:data-pilot-member table:name="47009" table:display="true" table:show-details="true"/>
                <table:data-pilot-member table:name="47025" table:display="true" table:show-details="true"/>
                <table:data-pilot-member table:name="47042" table:display="true" table:show-details="true"/>
                <table:data-pilot-member table:name="47062" table:display="true" table:show-details="true"/>
                <table:data-pilot-member table:name="47073" table:display="true" table:show-details="true"/>
                <table:data-pilot-member table:name="47089" table:display="true" table:show-details="true"/>
                <table:data-pilot-member table:name="47092" table:display="true" table:show-details="true"/>
                <table:data-pilot-member table:name="47116" table:display="true" table:show-details="true"/>
                <table:data-pilot-member table:name="47124" table:display="true" table:show-details="true"/>
                <table:data-pilot-member table:name="47130" table:display="true" table:show-details="true"/>
                <table:data-pilot-member table:name="47131" table:display="true" table:show-details="true"/>
                <table:data-pilot-member table:name="47157" table:display="true" table:show-details="true"/>
                <table:data-pilot-member table:name="47165" table:display="true" table:show-details="true"/>
                <table:data-pilot-member table:name="47168" table:display="true" table:show-details="true"/>
                <table:data-pilot-member table:name="47170" table:display="true" table:show-details="true"/>
                <table:data-pilot-member table:name="47172" table:display="true" table:show-details="true"/>
                <table:data-pilot-member table:name="47200" table:display="true" table:show-details="true"/>
                <table:data-pilot-member table:name="47222" table:display="true" table:show-details="true"/>
                <table:data-pilot-member table:name="47223" table:display="true" table:show-details="true"/>
                <table:data-pilot-member table:name="47228" table:display="true" table:show-details="true"/>
                <table:data-pilot-member table:name="47242" table:display="true" table:show-details="true"/>
                <table:data-pilot-member table:name="47259" table:display="true" table:show-details="true"/>
                <table:data-pilot-member table:name="47276" table:display="true" table:show-details="true"/>
                <table:data-pilot-member table:name="47283" table:display="true" table:show-details="true"/>
                <table:data-pilot-member table:name="47295" table:display="true" table:show-details="true"/>
                <table:data-pilot-member table:name="47297" table:display="true" table:show-details="true"/>
                <table:data-pilot-member table:name="47298" table:display="true" table:show-details="true"/>
                <table:data-pilot-member table:name="47303" table:display="true" table:show-details="true"/>
                <table:data-pilot-member table:name="47307" table:display="true" table:show-details="true"/>
                <table:data-pilot-member table:name="47309" table:display="true" table:show-details="true"/>
                <table:data-pilot-member table:name="47318" table:display="true" table:show-details="true"/>
                <table:data-pilot-member table:name="47348" table:display="true" table:show-details="true"/>
                <table:data-pilot-member table:name="47350" table:display="true" table:show-details="true"/>
                <table:data-pilot-member table:name="47360" table:display="true" table:show-details="true"/>
                <table:data-pilot-member table:name="47366" table:display="true" table:show-details="true"/>
                <table:data-pilot-member table:name="47374" table:display="true" table:show-details="true"/>
                <table:data-pilot-member table:name="47386" table:display="true" table:show-details="true"/>
                <table:data-pilot-member table:name="47401" table:display="true" table:show-details="true"/>
                <table:data-pilot-member table:name="47410" table:display="true" table:show-details="true"/>
                <table:data-pilot-member table:name="47412" table:display="true" table:show-details="true"/>
                <table:data-pilot-member table:name="47430" table:display="true" table:show-details="true"/>
                <table:data-pilot-member table:name="47442" table:display="true" table:show-details="true"/>
                <table:data-pilot-member table:name="47443" table:display="true" table:show-details="true"/>
                <table:data-pilot-member table:name="47447" table:display="true" table:show-details="true"/>
                <table:data-pilot-member table:name="47450" table:display="true" table:show-details="true"/>
                <table:data-pilot-member table:name="47463" table:display="true" table:show-details="true"/>
                <table:data-pilot-member table:name="47468" table:display="true" table:show-details="true"/>
                <table:data-pilot-member table:name="47473" table:display="true" table:show-details="true"/>
                <table:data-pilot-member table:name="47477" table:display="true" table:show-details="true"/>
                <table:data-pilot-member table:name="47485" table:display="true" table:show-details="true"/>
                <table:data-pilot-member table:name="47490" table:display="true" table:show-details="true"/>
                <table:data-pilot-member table:name="47506" table:display="true" table:show-details="true"/>
                <table:data-pilot-member table:name="47507" table:display="true" table:show-details="true"/>
                <table:data-pilot-member table:name="47535" table:display="true" table:show-details="true"/>
                <table:data-pilot-member table:name="47565" table:display="true" table:show-details="true"/>
                <table:data-pilot-member table:name="47566" table:display="true" table:show-details="true"/>
                <table:data-pilot-member table:name="47573" table:display="true" table:show-details="true"/>
                <table:data-pilot-member table:name="47575" table:display="true" table:show-details="true"/>
                <table:data-pilot-member table:name="47581" table:display="true" table:show-details="true"/>
                <table:data-pilot-member table:name="47604" table:display="true" table:show-details="true"/>
                <table:data-pilot-member table:name="47625" table:display="true" table:show-details="true"/>
                <table:data-pilot-member table:name="47641" table:display="true" table:show-details="true"/>
                <table:data-pilot-member table:name="47652" table:display="true" table:show-details="true"/>
                <table:data-pilot-member table:name="47666" table:display="true" table:show-details="true"/>
                <table:data-pilot-member table:name="47668" table:display="true" table:show-details="true"/>
                <table:data-pilot-member table:name="47677" table:display="true" table:show-details="true"/>
                <table:data-pilot-member table:name="47678" table:display="true" table:show-details="true"/>
                <table:data-pilot-member table:name="47684" table:display="true" table:show-details="true"/>
                <table:data-pilot-member table:name="47686" table:display="true" table:show-details="true"/>
                <table:data-pilot-member table:name="47710" table:display="true" table:show-details="true"/>
                <table:data-pilot-member table:name="47711" table:display="true" table:show-details="true"/>
                <table:data-pilot-member table:name="47719" table:display="true" table:show-details="true"/>
                <table:data-pilot-member table:name="47722" table:display="true" table:show-details="true"/>
                <table:data-pilot-member table:name="47729" table:display="true" table:show-details="true"/>
                <table:data-pilot-member table:name="47744" table:display="true" table:show-details="true"/>
                <table:data-pilot-member table:name="47758" table:display="true" table:show-details="true"/>
                <table:data-pilot-member table:name="47774" table:display="true" table:show-details="true"/>
                <table:data-pilot-member table:name="47775" table:display="true" table:show-details="true"/>
                <table:data-pilot-member table:name="47796" table:display="true" table:show-details="true"/>
                <table:data-pilot-member table:name="47800" table:display="true" table:show-details="true"/>
                <table:data-pilot-member table:name="47824" table:display="true" table:show-details="true"/>
                <table:data-pilot-member table:name="47826" table:display="true" table:show-details="true"/>
                <table:data-pilot-member table:name="47827" table:display="true" table:show-details="true"/>
                <table:data-pilot-member table:name="47829" table:display="true" table:show-details="true"/>
                <table:data-pilot-member table:name="47861" table:display="true" table:show-details="true"/>
                <table:data-pilot-member table:name="47865" table:display="true" table:show-details="true"/>
                <table:data-pilot-member table:name="47868" table:display="true" table:show-details="true"/>
                <table:data-pilot-member table:name="47885" table:display="true" table:show-details="true"/>
                <table:data-pilot-member table:name="47890" table:display="true" table:show-details="true"/>
                <table:data-pilot-member table:name="47904" table:display="true" table:show-details="true"/>
                <table:data-pilot-member table:name="47908" table:display="true" table:show-details="true"/>
                <table:data-pilot-member table:name="47913" table:display="true" table:show-details="true"/>
                <table:data-pilot-member table:name="47935" table:display="true" table:show-details="true"/>
                <table:data-pilot-member table:name="47938" table:display="true" table:show-details="true"/>
                <table:data-pilot-member table:name="47949" table:display="true" table:show-details="true"/>
                <table:data-pilot-member table:name="47955" table:display="true" table:show-details="true"/>
                <table:data-pilot-member table:name="47957" table:display="true" table:show-details="true"/>
                <table:data-pilot-member table:name="47977" table:display="true" table:show-details="true"/>
                <table:data-pilot-member table:name="48003" table:display="true" table:show-details="true"/>
                <table:data-pilot-member table:name="48030" table:display="true" table:show-details="true"/>
                <table:data-pilot-member table:name="48039" table:display="true" table:show-details="true"/>
                <table:data-pilot-member table:name="48059" table:display="true" table:show-details="true"/>
                <table:data-pilot-member table:name="48067" table:display="true" table:show-details="true"/>
                <table:data-pilot-member table:name="48076" table:display="true" table:show-details="true"/>
                <table:data-pilot-member table:name="48098" table:display="true" table:show-details="true"/>
                <table:data-pilot-member table:name="48134" table:display="true" table:show-details="true"/>
                <table:data-pilot-member table:name="48144" table:display="true" table:show-details="true"/>
                <table:data-pilot-member table:name="48152" table:display="true" table:show-details="true"/>
                <table:data-pilot-member table:name="48164" table:display="true" table:show-details="true"/>
                <table:data-pilot-member table:name="48174" table:display="true" table:show-details="true"/>
                <table:data-pilot-member table:name="48185" table:display="true" table:show-details="true"/>
                <table:data-pilot-member table:name="48188" table:display="true" table:show-details="true"/>
                <table:data-pilot-member table:name="48203" table:display="true" table:show-details="true"/>
                <table:data-pilot-member table:name="48207" table:display="true" table:show-details="true"/>
                <table:data-pilot-member table:name="48208" table:display="true" table:show-details="true"/>
                <table:data-pilot-member table:name="48211" table:display="true" table:show-details="true"/>
                <table:data-pilot-member table:name="48249" table:display="true" table:show-details="true"/>
                <table:data-pilot-member table:name="48257" table:display="true" table:show-details="true"/>
                <table:data-pilot-member table:name="48269" table:display="true" table:show-details="true"/>
                <table:data-pilot-member table:name="48303" table:display="true" table:show-details="true"/>
                <table:data-pilot-member table:name="48305" table:display="true" table:show-details="true"/>
                <table:data-pilot-member table:name="48308" table:display="true" table:show-details="true"/>
                <table:data-pilot-member table:name="48343" table:display="true" table:show-details="true"/>
                <table:data-pilot-member table:name="48355" table:display="true" table:show-details="true"/>
                <table:data-pilot-member table:name="48357" table:display="true" table:show-details="true"/>
                <table:data-pilot-member table:name="48361" table:display="true" table:show-details="true"/>
                <table:data-pilot-member table:name="48363" table:display="true" table:show-details="true"/>
                <table:data-pilot-member table:name="48370" table:display="true" table:show-details="true"/>
                <table:data-pilot-member table:name="48402" table:display="true" table:show-details="true"/>
                <table:data-pilot-member table:name="48407" table:display="true" table:show-details="true"/>
                <table:data-pilot-member table:name="48409" table:display="true" table:show-details="true"/>
                <table:data-pilot-member table:name="48418" table:display="true" table:show-details="true"/>
                <table:data-pilot-member table:name="48420" table:display="true" table:show-details="true"/>
                <table:data-pilot-member table:name="48447" table:display="true" table:show-details="true"/>
                <table:data-pilot-member table:name="48449" table:display="true" table:show-details="true"/>
                <table:data-pilot-member table:name="48465" table:display="true" table:show-details="true"/>
                <table:data-pilot-member table:name="48471" table:display="true" table:show-details="true"/>
                <table:data-pilot-member table:name="48479" table:display="true" table:show-details="true"/>
                <table:data-pilot-member table:name="48482" table:display="true" table:show-details="true"/>
                <table:data-pilot-member table:name="48498" table:display="true" table:show-details="true"/>
                <table:data-pilot-member table:name="48500" table:display="true" table:show-details="true"/>
                <table:data-pilot-member table:name="48503" table:display="true" table:show-details="true"/>
                <table:data-pilot-member table:name="48504" table:display="true" table:show-details="true"/>
                <table:data-pilot-member table:name="48508" table:display="true" table:show-details="true"/>
                <table:data-pilot-member table:name="48516" table:display="true" table:show-details="true"/>
                <table:data-pilot-member table:name="48533" table:display="true" table:show-details="true"/>
                <table:data-pilot-member table:name="48540" table:display="true" table:show-details="true"/>
                <table:data-pilot-member table:name="48552" table:display="true" table:show-details="true"/>
                <table:data-pilot-member table:name="48561" table:display="true" table:show-details="true"/>
                <table:data-pilot-member table:name="48582" table:display="true" table:show-details="true"/>
                <table:data-pilot-member table:name="48585" table:display="true" table:show-details="true"/>
                <table:data-pilot-member table:name="48599" table:display="true" table:show-details="true"/>
                <table:data-pilot-member table:name="48602" table:display="true" table:show-details="true"/>
                <table:data-pilot-member table:name="48635" table:display="true" table:show-details="true"/>
                <table:data-pilot-member table:name="48642" table:display="true" table:show-details="true"/>
                <table:data-pilot-member table:name="48646" table:display="true" table:show-details="true"/>
                <table:data-pilot-member table:name="48656" table:display="true" table:show-details="true"/>
                <table:data-pilot-member table:name="48658" table:display="true" table:show-details="true"/>
                <table:data-pilot-member table:name="48659" table:display="true" table:show-details="true"/>
                <table:data-pilot-member table:name="48663" table:display="true" table:show-details="true"/>
                <table:data-pilot-member table:name="48672" table:display="true" table:show-details="true"/>
                <table:data-pilot-member table:name="48686" table:display="true" table:show-details="true"/>
                <table:data-pilot-member table:name="48693" table:display="true" table:show-details="true"/>
                <table:data-pilot-member table:name="48706" table:display="true" table:show-details="true"/>
                <table:data-pilot-member table:name="48707" table:display="true" table:show-details="true"/>
                <table:data-pilot-member table:name="48717" table:display="true" table:show-details="true"/>
                <table:data-pilot-member table:name="48725" table:display="true" table:show-details="true"/>
                <table:data-pilot-member table:name="48729" table:display="true" table:show-details="true"/>
                <table:data-pilot-member table:name="48736" table:display="true" table:show-details="true"/>
                <table:data-pilot-member table:name="48739" table:display="true" table:show-details="true"/>
                <table:data-pilot-member table:name="48769" table:display="true" table:show-details="true"/>
                <table:data-pilot-member table:name="48775" table:display="true" table:show-details="true"/>
                <table:data-pilot-member table:name="48796" table:display="true" table:show-details="true"/>
                <table:data-pilot-member table:name="48825" table:display="true" table:show-details="true"/>
                <table:data-pilot-member table:name="48832" table:display="true" table:show-details="true"/>
                <table:data-pilot-member table:name="48834" table:display="true" table:show-details="true"/>
                <table:data-pilot-member table:name="48838" table:display="true" table:show-details="true"/>
                <table:data-pilot-member table:name="48845" table:display="true" table:show-details="true"/>
                <table:data-pilot-member table:name="48872" table:display="true" table:show-details="true"/>
                <table:data-pilot-member table:name="48881" table:display="true" table:show-details="true"/>
                <table:data-pilot-member table:name="48884" table:display="true" table:show-details="true"/>
                <table:data-pilot-member table:name="48894" table:display="true" table:show-details="true"/>
                <table:data-pilot-member table:name="48895" table:display="true" table:show-details="true"/>
                <table:data-pilot-member table:name="48899" table:display="true" table:show-details="true"/>
                <table:data-pilot-member table:name="48912" table:display="true" table:show-details="true"/>
                <table:data-pilot-member table:name="48923" table:display="true" table:show-details="true"/>
                <table:data-pilot-member table:name="48956" table:display="true" table:show-details="true"/>
                <table:data-pilot-member table:name="48983" table:display="true" table:show-details="true"/>
                <table:data-pilot-member table:name="49013" table:display="true" table:show-details="true"/>
                <table:data-pilot-member table:name="49035" table:display="true" table:show-details="true"/>
                <table:data-pilot-member table:name="49039" table:display="true" table:show-details="true"/>
                <table:data-pilot-member table:name="49057" table:display="true" table:show-details="true"/>
                <table:data-pilot-member table:name="49066" table:display="true" table:show-details="true"/>
                <table:data-pilot-member table:name="49077" table:display="true" table:show-details="true"/>
                <table:data-pilot-member table:name="49081" table:display="true" table:show-details="true"/>
                <table:data-pilot-member table:name="49083" table:display="true" table:show-details="true"/>
                <table:data-pilot-member table:name="49089" table:display="true" table:show-details="true"/>
                <table:data-pilot-member table:name="49110" table:display="true" table:show-details="true"/>
                <table:data-pilot-member table:name="49114" table:display="true" table:show-details="true"/>
                <table:data-pilot-member table:name="49118" table:display="true" table:show-details="true"/>
                <table:data-pilot-member table:name="49133" table:display="true" table:show-details="true"/>
                <table:data-pilot-member table:name="49162" table:display="true" table:show-details="true"/>
                <table:data-pilot-member table:name="49184" table:display="true" table:show-details="true"/>
                <table:data-pilot-member table:name="49201" table:display="true" table:show-details="true"/>
                <table:data-pilot-member table:name="49233" table:display="true" table:show-details="true"/>
                <table:data-pilot-member table:name="49240" table:display="true" table:show-details="true"/>
                <table:data-pilot-member table:name="49244" table:display="true" table:show-details="true"/>
                <table:data-pilot-member table:name="49249" table:display="true" table:show-details="true"/>
                <table:data-pilot-member table:name="49272" table:display="true" table:show-details="true"/>
                <table:data-pilot-member table:name="49287" table:display="true" table:show-details="true"/>
                <table:data-pilot-member table:name="49300" table:display="true" table:show-details="true"/>
                <table:data-pilot-member table:name="49304" table:display="true" table:show-details="true"/>
                <table:data-pilot-member table:name="49310" table:display="true" table:show-details="true"/>
                <table:data-pilot-member table:name="49314" table:display="true" table:show-details="true"/>
                <table:data-pilot-member table:name="49326" table:display="true" table:show-details="true"/>
                <table:data-pilot-member table:name="49345" table:display="true" table:show-details="true"/>
                <table:data-pilot-member table:name="49348" table:display="true" table:show-details="true"/>
                <table:data-pilot-member table:name="49352" table:display="true" table:show-details="true"/>
                <table:data-pilot-member table:name="49355" table:display="true" table:show-details="true"/>
                <table:data-pilot-member table:name="49357" table:display="true" table:show-details="true"/>
                <table:data-pilot-member table:name="49359" table:display="true" table:show-details="true"/>
                <table:data-pilot-member table:name="49399" table:display="true" table:show-details="true"/>
                <table:data-pilot-member table:name="49415" table:display="true" table:show-details="true"/>
                <table:data-pilot-member table:name="49431" table:display="true" table:show-details="true"/>
                <table:data-pilot-member table:name="49454" table:display="true" table:show-details="true"/>
                <table:data-pilot-member table:name="49458" table:display="true" table:show-details="true"/>
                <table:data-pilot-member table:name="49464" table:display="true" table:show-details="true"/>
                <table:data-pilot-member table:name="49473" table:display="true" table:show-details="true"/>
                <table:data-pilot-member table:name="49483" table:display="true" table:show-details="true"/>
                <table:data-pilot-member table:name="49485" table:display="true" table:show-details="true"/>
                <table:data-pilot-member table:name="49501" table:display="true" table:show-details="true"/>
                <table:data-pilot-member table:name="49506" table:display="true" table:show-details="true"/>
                <table:data-pilot-member table:name="49509" table:display="true" table:show-details="true"/>
                <table:data-pilot-member table:name="49510" table:display="true" table:show-details="true"/>
                <table:data-pilot-member table:name="49520" table:display="true" table:show-details="true"/>
                <table:data-pilot-member table:name="49524" table:display="true" table:show-details="true"/>
                <table:data-pilot-member table:name="49528" table:display="true" table:show-details="true"/>
                <table:data-pilot-member table:name="49530" table:display="true" table:show-details="true"/>
                <table:data-pilot-member table:name="49534" table:display="true" table:show-details="true"/>
                <table:data-pilot-member table:name="49552" table:display="true" table:show-details="true"/>
                <table:data-pilot-member table:name="49554" table:display="true" table:show-details="true"/>
                <table:data-pilot-member table:name="49560" table:display="true" table:show-details="true"/>
                <table:data-pilot-member table:name="49565" table:display="true" table:show-details="true"/>
                <table:data-pilot-member table:name="49568" table:display="true" table:show-details="true"/>
                <table:data-pilot-member table:name="49573" table:display="true" table:show-details="true"/>
                <table:data-pilot-member table:name="49583" table:display="true" table:show-details="true"/>
                <table:data-pilot-member table:name="49592" table:display="true" table:show-details="true"/>
                <table:data-pilot-member table:name="49594" table:display="true" table:show-details="true"/>
                <table:data-pilot-member table:name="49604" table:display="true" table:show-details="true"/>
                <table:data-pilot-member table:name="49605" table:display="true" table:show-details="true"/>
                <table:data-pilot-member table:name="49633" table:display="true" table:show-details="true"/>
                <table:data-pilot-member table:name="49649" table:display="true" table:show-details="true"/>
                <table:data-pilot-member table:name="49656" table:display="true" table:show-details="true"/>
                <table:data-pilot-member table:name="49659" table:display="true" table:show-details="true"/>
                <table:data-pilot-member table:name="49675" table:display="true" table:show-details="true"/>
                <table:data-pilot-member table:name="49677" table:display="true" table:show-details="true"/>
                <table:data-pilot-member table:name="49684" table:display="true" table:show-details="true"/>
                <table:data-pilot-member table:name="49686" table:display="true" table:show-details="true"/>
                <table:data-pilot-member table:name="49710" table:display="true" table:show-details="true"/>
                <table:data-pilot-member table:name="49722" table:display="true" table:show-details="true"/>
                <table:data-pilot-member table:name="49728" table:display="true" table:show-details="true"/>
                <table:data-pilot-member table:name="49730" table:display="true" table:show-details="true"/>
                <table:data-pilot-member table:name="49735" table:display="true" table:show-details="true"/>
                <table:data-pilot-member table:name="49749" table:display="true" table:show-details="true"/>
                <table:data-pilot-member table:name="49761" table:display="true" table:show-details="true"/>
                <table:data-pilot-member table:name="49764" table:display="true" table:show-details="true"/>
                <table:data-pilot-member table:name="49765" table:display="true" table:show-details="true"/>
                <table:data-pilot-member table:name="49776" table:display="true" table:show-details="true"/>
                <table:data-pilot-member table:name="49783" table:display="true" table:show-details="true"/>
                <table:data-pilot-member table:name="49786" table:display="true" table:show-details="true"/>
                <table:data-pilot-member table:name="49801" table:display="true" table:show-details="true"/>
                <table:data-pilot-member table:name="49804" table:display="true" table:show-details="true"/>
                <table:data-pilot-member table:name="49829" table:display="true" table:show-details="true"/>
                <table:data-pilot-member table:name="49844" table:display="true" table:show-details="true"/>
                <table:data-pilot-member table:name="49849" table:display="true" table:show-details="true"/>
                <table:data-pilot-member table:name="49888" table:display="true" table:show-details="true"/>
                <table:data-pilot-member table:name="49890" table:display="true" table:show-details="true"/>
                <table:data-pilot-member table:name="49912" table:display="true" table:show-details="true"/>
                <table:data-pilot-member table:name="49914" table:display="true" table:show-details="true"/>
                <table:data-pilot-member table:name="49923" table:display="true" table:show-details="true"/>
                <table:data-pilot-member table:name="49929" table:display="true" table:show-details="true"/>
                <table:data-pilot-member table:name="49939" table:display="true" table:show-details="true"/>
                <table:data-pilot-member table:name="49949" table:display="true" table:show-details="true"/>
                <table:data-pilot-member table:name="49950" table:display="true" table:show-details="true"/>
                <table:data-pilot-member table:name="49968" table:display="true" table:show-details="true"/>
                <table:data-pilot-member table:name="49977" table:display="true" table:show-details="true"/>
                <table:data-pilot-member table:name="49979" table:display="true" table:show-details="true"/>
                <table:data-pilot-member table:name="49988" table:display="true" table:show-details="true"/>
                <table:data-pilot-member table:name="49991" table:display="true" table:show-details="true"/>
                <table:data-pilot-member table:name="50032" table:display="true" table:show-details="true"/>
                <table:data-pilot-member table:name="50037" table:display="true" table:show-details="true"/>
                <table:data-pilot-member table:name="50046" table:display="true" table:show-details="true"/>
                <table:data-pilot-member table:name="50050" table:display="true" table:show-details="true"/>
                <table:data-pilot-member table:name="50085" table:display="true" table:show-details="true"/>
                <table:data-pilot-member table:name="50114" table:display="true" table:show-details="true"/>
                <table:data-pilot-member table:name="50132" table:display="true" table:show-details="true"/>
                <table:data-pilot-member table:name="50135" table:display="true" table:show-details="true"/>
                <table:data-pilot-member table:name="50137" table:display="true" table:show-details="true"/>
                <table:data-pilot-member table:name="50149" table:display="true" table:show-details="true"/>
                <table:data-pilot-member table:name="50152" table:display="true" table:show-details="true"/>
                <table:data-pilot-member table:name="50162" table:display="true" table:show-details="true"/>
                <table:data-pilot-member table:name="50178" table:display="true" table:show-details="true"/>
                <table:data-pilot-member table:name="50181" table:display="true" table:show-details="true"/>
                <table:data-pilot-member table:name="50184" table:display="true" table:show-details="true"/>
                <table:data-pilot-member table:name="50187" table:display="true" table:show-details="true"/>
                <table:data-pilot-member table:name="50198" table:display="true" table:show-details="true"/>
                <table:data-pilot-member table:name="50220" table:display="true" table:show-details="true"/>
                <table:data-pilot-member table:name="50222" table:display="true" table:show-details="true"/>
                <table:data-pilot-member table:name="50226" table:display="true" table:show-details="true"/>
                <table:data-pilot-member table:name="50241" table:display="true" table:show-details="true"/>
                <table:data-pilot-member table:name="50265" table:display="true" table:show-details="true"/>
                <table:data-pilot-member table:name="50269" table:display="true" table:show-details="true"/>
                <table:data-pilot-member table:name="50277" table:display="true" table:show-details="true"/>
                <table:data-pilot-member table:name="50278" table:display="true" table:show-details="true"/>
                <table:data-pilot-member table:name="50285" table:display="true" table:show-details="true"/>
                <table:data-pilot-member table:name="50286" table:display="true" table:show-details="true"/>
                <table:data-pilot-member table:name="50290" table:display="true" table:show-details="true"/>
                <table:data-pilot-member table:name="50307" table:display="true" table:show-details="true"/>
                <table:data-pilot-member table:name="50313" table:display="true" table:show-details="true"/>
                <table:data-pilot-member table:name="50319" table:display="true" table:show-details="true"/>
                <table:data-pilot-member table:name="50323" table:display="true" table:show-details="true"/>
                <table:data-pilot-member table:name="50325" table:display="true" table:show-details="true"/>
                <table:data-pilot-member table:name="50331" table:display="true" table:show-details="true"/>
                <table:data-pilot-member table:name="50338" table:display="true" table:show-details="true"/>
                <table:data-pilot-member table:name="50345" table:display="true" table:show-details="true"/>
                <table:data-pilot-member table:name="50346" table:display="true" table:show-details="true"/>
                <table:data-pilot-member table:name="50348" table:display="true" table:show-details="true"/>
                <table:data-pilot-member table:name="50350" table:display="true" table:show-details="true"/>
                <table:data-pilot-member table:name="50361" table:display="true" table:show-details="true"/>
                <table:data-pilot-member table:name="50367" table:display="true" table:show-details="true"/>
                <table:data-pilot-member table:name="50399" table:display="true" table:show-details="true"/>
                <table:data-pilot-member table:name="50401" table:display="true" table:show-details="true"/>
                <table:data-pilot-member table:name="50431" table:display="true" table:show-details="true"/>
                <table:data-pilot-member table:name="50432" table:display="true" table:show-details="true"/>
                <table:data-pilot-member table:name="50442" table:display="true" table:show-details="true"/>
                <table:data-pilot-member table:name="50450" table:display="true" table:show-details="true"/>
                <table:data-pilot-member table:name="50453" table:display="true" table:show-details="true"/>
                <table:data-pilot-member table:name="50454" table:display="true" table:show-details="true"/>
                <table:data-pilot-member table:name="50458" table:display="true" table:show-details="true"/>
                <table:data-pilot-member table:name="50467" table:display="true" table:show-details="true"/>
                <table:data-pilot-member table:name="50478" table:display="true" table:show-details="true"/>
                <table:data-pilot-member table:name="50483" table:display="true" table:show-details="true"/>
                <table:data-pilot-member table:name="50508" table:display="true" table:show-details="true"/>
                <table:data-pilot-member table:name="50519" table:display="true" table:show-details="true"/>
                <table:data-pilot-member table:name="50526" table:display="true" table:show-details="true"/>
                <table:data-pilot-member table:name="50546" table:display="true" table:show-details="true"/>
                <table:data-pilot-member table:name="50556" table:display="true" table:show-details="true"/>
                <table:data-pilot-member table:name="50566" table:display="true" table:show-details="true"/>
                <table:data-pilot-member table:name="50567" table:display="true" table:show-details="true"/>
                <table:data-pilot-member table:name="50597" table:display="true" table:show-details="true"/>
                <table:data-pilot-member table:name="50604" table:display="true" table:show-details="true"/>
                <table:data-pilot-member table:name="50605" table:display="true" table:show-details="true"/>
                <table:data-pilot-member table:name="50609" table:display="true" table:show-details="true"/>
                <table:data-pilot-member table:name="50613" table:display="true" table:show-details="true"/>
                <table:data-pilot-member table:name="50644" table:display="true" table:show-details="true"/>
                <table:data-pilot-member table:name="50724" table:display="true" table:show-details="true"/>
                <table:data-pilot-member table:name="50745" table:display="true" table:show-details="true"/>
                <table:data-pilot-member table:name="50756" table:display="true" table:show-details="true"/>
                <table:data-pilot-member table:name="50782" table:display="true" table:show-details="true"/>
                <table:data-pilot-member table:name="50783" table:display="true" table:show-details="true"/>
                <table:data-pilot-member table:name="50788" table:display="true" table:show-details="true"/>
                <table:data-pilot-member table:name="50796" table:display="true" table:show-details="true"/>
                <table:data-pilot-member table:name="50805" table:display="true" table:show-details="true"/>
                <table:data-pilot-member table:name="50806" table:display="true" table:show-details="true"/>
                <table:data-pilot-member table:name="50810" table:display="true" table:show-details="true"/>
                <table:data-pilot-member table:name="50829" table:display="true" table:show-details="true"/>
                <table:data-pilot-member table:name="50858" table:display="true" table:show-details="true"/>
                <table:data-pilot-member table:name="50873" table:display="true" table:show-details="true"/>
                <table:data-pilot-member table:name="50895" table:display="true" table:show-details="true"/>
                <table:data-pilot-member table:name="50897" table:display="true" table:show-details="true"/>
                <table:data-pilot-member table:name="50917" table:display="true" table:show-details="true"/>
                <table:data-pilot-member table:name="50932" table:display="true" table:show-details="true"/>
                <table:data-pilot-member table:name="50934" table:display="true" table:show-details="true"/>
                <table:data-pilot-member table:name="50935" table:display="true" table:show-details="true"/>
                <table:data-pilot-member table:name="50949" table:display="true" table:show-details="true"/>
                <table:data-pilot-member table:name="50957" table:display="true" table:show-details="true"/>
                <table:data-pilot-member table:name="50958" table:display="true" table:show-details="true"/>
                <table:data-pilot-member table:name="50963" table:display="true" table:show-details="true"/>
                <table:data-pilot-member table:name="50991" table:display="true" table:show-details="true"/>
                <table:data-pilot-member table:name="50994" table:display="true" table:show-details="true"/>
                <table:data-pilot-member table:name="51014" table:display="true" table:show-details="true"/>
                <table:data-pilot-member table:name="51030" table:display="true" table:show-details="true"/>
                <table:data-pilot-member table:name="51038" table:display="true" table:show-details="true"/>
                <table:data-pilot-member table:name="51043" table:display="true" table:show-details="true"/>
                <table:data-pilot-member table:name="51064" table:display="true" table:show-details="true"/>
                <table:data-pilot-member table:name="51077" table:display="true" table:show-details="true"/>
                <table:data-pilot-member table:name="51080" table:display="true" table:show-details="true"/>
                <table:data-pilot-member table:name="51093" table:display="true" table:show-details="true"/>
                <table:data-pilot-member table:name="51097" table:display="true" table:show-details="true"/>
                <table:data-pilot-member table:name="51122" table:display="true" table:show-details="true"/>
                <table:data-pilot-member table:name="51154" table:display="true" table:show-details="true"/>
                <table:data-pilot-member table:name="51161" table:display="true" table:show-details="true"/>
                <table:data-pilot-member table:name="51168" table:display="true" table:show-details="true"/>
                <table:data-pilot-member table:name="51195" table:display="true" table:show-details="true"/>
                <table:data-pilot-member table:name="51201" table:display="true" table:show-details="true"/>
                <table:data-pilot-member table:name="51231" table:display="true" table:show-details="true"/>
                <table:data-pilot-member table:name="51236" table:display="true" table:show-details="true"/>
                <table:data-pilot-member table:name="51237" table:display="true" table:show-details="true"/>
                <table:data-pilot-member table:name="51239" table:display="true" table:show-details="true"/>
                <table:data-pilot-member table:name="51282" table:display="true" table:show-details="true"/>
                <table:data-pilot-member table:name="51292" table:display="true" table:show-details="true"/>
                <table:data-pilot-member table:name="51306" table:display="true" table:show-details="true"/>
                <table:data-pilot-member table:name="51313" table:display="true" table:show-details="true"/>
                <table:data-pilot-member table:name="51320" table:display="true" table:show-details="true"/>
                <table:data-pilot-member table:name="51323" table:display="true" table:show-details="true"/>
                <table:data-pilot-member table:name="51334" table:display="true" table:show-details="true"/>
                <table:data-pilot-member table:name="51340" table:display="true" table:show-details="true"/>
                <table:data-pilot-member table:name="51347" table:display="true" table:show-details="true"/>
                <table:data-pilot-member table:name="51349" table:display="true" table:show-details="true"/>
                <table:data-pilot-member table:name="51356" table:display="true" table:show-details="true"/>
                <table:data-pilot-member table:name="51360" table:display="true" table:show-details="true"/>
                <table:data-pilot-member table:name="51368" table:display="true" table:show-details="true"/>
                <table:data-pilot-member table:name="51370" table:display="true" table:show-details="true"/>
                <table:data-pilot-member table:name="51377" table:display="true" table:show-details="true"/>
                <table:data-pilot-member table:name="51399" table:display="true" table:show-details="true"/>
                <table:data-pilot-member table:name="51431" table:display="true" table:show-details="true"/>
                <table:data-pilot-member table:name="51432" table:display="true" table:show-details="true"/>
                <table:data-pilot-member table:name="51438" table:display="true" table:show-details="true"/>
                <table:data-pilot-member table:name="51454" table:display="true" table:show-details="true"/>
                <table:data-pilot-member table:name="51464" table:display="true" table:show-details="true"/>
                <table:data-pilot-member table:name="51476" table:display="true" table:show-details="true"/>
                <table:data-pilot-member table:name="51497" table:display="true" table:show-details="true"/>
                <table:data-pilot-member table:name="51499" table:display="true" table:show-details="true"/>
                <table:data-pilot-member table:name="51504" table:display="true" table:show-details="true"/>
                <table:data-pilot-member table:name="51511" table:display="true" table:show-details="true"/>
                <table:data-pilot-member table:name="51520" table:display="true" table:show-details="true"/>
                <table:data-pilot-member table:name="51523" table:display="true" table:show-details="true"/>
                <table:data-pilot-member table:name="51524" table:display="true" table:show-details="true"/>
                <table:data-pilot-member table:name="51564" table:display="true" table:show-details="true"/>
                <table:data-pilot-member table:name="51571" table:display="true" table:show-details="true"/>
                <table:data-pilot-member table:name="51595" table:display="true" table:show-details="true"/>
                <table:data-pilot-member table:name="51602" table:display="true" table:show-details="true"/>
                <table:data-pilot-member table:name="51614" table:display="true" table:show-details="true"/>
                <table:data-pilot-member table:name="51616" table:display="true" table:show-details="true"/>
                <table:data-pilot-member table:name="51622" table:display="true" table:show-details="true"/>
                <table:data-pilot-member table:name="51629" table:display="true" table:show-details="true"/>
                <table:data-pilot-member table:name="51653" table:display="true" table:show-details="true"/>
                <table:data-pilot-member table:name="51690" table:display="true" table:show-details="true"/>
                <table:data-pilot-member table:name="51710" table:display="true" table:show-details="true"/>
                <table:data-pilot-member table:name="51711" table:display="true" table:show-details="true"/>
                <table:data-pilot-member table:name="51737" table:display="true" table:show-details="true"/>
                <table:data-pilot-member table:name="51743" table:display="true" table:show-details="true"/>
                <table:data-pilot-member table:name="51746" table:display="true" table:show-details="true"/>
                <table:data-pilot-member table:name="51748" table:display="true" table:show-details="true"/>
                <table:data-pilot-member table:name="51765" table:display="true" table:show-details="true"/>
                <table:data-pilot-member table:name="51782" table:display="true" table:show-details="true"/>
                <table:data-pilot-member table:name="51785" table:display="true" table:show-details="true"/>
                <table:data-pilot-member table:name="51831" table:display="true" table:show-details="true"/>
                <table:data-pilot-member table:name="51834" table:display="true" table:show-details="true"/>
                <table:data-pilot-member table:name="51848" table:display="true" table:show-details="true"/>
                <table:data-pilot-member table:name="51849" table:display="true" table:show-details="true"/>
                <table:data-pilot-member table:name="51870" table:display="true" table:show-details="true"/>
                <table:data-pilot-member table:name="51871" table:display="true" table:show-details="true"/>
                <table:data-pilot-member table:name="51875" table:display="true" table:show-details="true"/>
                <table:data-pilot-member table:name="51885" table:display="true" table:show-details="true"/>
                <table:data-pilot-member table:name="51889" table:display="true" table:show-details="true"/>
                <table:data-pilot-member table:name="51895" table:display="true" table:show-details="true"/>
                <table:data-pilot-member table:name="51911" table:display="true" table:show-details="true"/>
                <table:data-pilot-member table:name="51938" table:display="true" table:show-details="true"/>
                <table:data-pilot-member table:name="51948" table:display="true" table:show-details="true"/>
                <table:data-pilot-member table:name="51960" table:display="true" table:show-details="true"/>
                <table:data-pilot-member table:name="51961" table:display="true" table:show-details="true"/>
                <table:data-pilot-member table:name="51977" table:display="true" table:show-details="true"/>
                <table:data-pilot-member table:name="51980" table:display="true" table:show-details="true"/>
                <table:data-pilot-member table:name="51990" table:display="true" table:show-details="true"/>
                <table:data-pilot-member table:name="52004" table:display="true" table:show-details="true"/>
                <table:data-pilot-member table:name="52023" table:display="true" table:show-details="true"/>
                <table:data-pilot-member table:name="52042" table:display="true" table:show-details="true"/>
                <table:data-pilot-member table:name="52046" table:display="true" table:show-details="true"/>
                <table:data-pilot-member table:name="52049" table:display="true" table:show-details="true"/>
                <table:data-pilot-member table:name="52059" table:display="true" table:show-details="true"/>
                <table:data-pilot-member table:name="52061" table:display="true" table:show-details="true"/>
                <table:data-pilot-member table:name="52064" table:display="true" table:show-details="true"/>
                <table:data-pilot-member table:name="52080" table:display="true" table:show-details="true"/>
                <table:data-pilot-member table:name="52082" table:display="true" table:show-details="true"/>
                <table:data-pilot-member table:name="52084" table:display="true" table:show-details="true"/>
                <table:data-pilot-member table:name="52086" table:display="true" table:show-details="true"/>
                <table:data-pilot-member table:name="52092" table:display="true" table:show-details="true"/>
                <table:data-pilot-member table:name="52093" table:display="true" table:show-details="true"/>
                <table:data-pilot-member table:name="52102" table:display="true" table:show-details="true"/>
                <table:data-pilot-member table:name="52126" table:display="true" table:show-details="true"/>
                <table:data-pilot-member table:name="52128" table:display="true" table:show-details="true"/>
                <table:data-pilot-member table:name="52143" table:display="true" table:show-details="true"/>
                <table:data-pilot-member table:name="52152" table:display="true" table:show-details="true"/>
                <table:data-pilot-member table:name="52174" table:display="true" table:show-details="true"/>
                <table:data-pilot-member table:name="52198" table:display="true" table:show-details="true"/>
                <table:data-pilot-member table:name="52202" table:display="true" table:show-details="true"/>
                <table:data-pilot-member table:name="52204" table:display="true" table:show-details="true"/>
                <table:data-pilot-member table:name="52205" table:display="true" table:show-details="true"/>
                <table:data-pilot-member table:name="52226" table:display="true" table:show-details="true"/>
                <table:data-pilot-member table:name="52241" table:display="true" table:show-details="true"/>
                <table:data-pilot-member table:name="52256" table:display="true" table:show-details="true"/>
                <table:data-pilot-member table:name="52273" table:display="true" table:show-details="true"/>
                <table:data-pilot-member table:name="52291" table:display="true" table:show-details="true"/>
                <table:data-pilot-member table:name="52295" table:display="true" table:show-details="true"/>
                <table:data-pilot-member table:name="52306" table:display="true" table:show-details="true"/>
                <table:data-pilot-member table:name="52320" table:display="true" table:show-details="true"/>
                <table:data-pilot-member table:name="52327" table:display="true" table:show-details="true"/>
                <table:data-pilot-member table:name="52333" table:display="true" table:show-details="true"/>
                <table:data-pilot-member table:name="52335" table:display="true" table:show-details="true"/>
                <table:data-pilot-member table:name="52354" table:display="true" table:show-details="true"/>
                <table:data-pilot-member table:name="52362" table:display="true" table:show-details="true"/>
                <table:data-pilot-member table:name="52364" table:display="true" table:show-details="true"/>
                <table:data-pilot-member table:name="52376" table:display="true" table:show-details="true"/>
                <table:data-pilot-member table:name="52377" table:display="true" table:show-details="true"/>
                <table:data-pilot-member table:name="52381" table:display="true" table:show-details="true"/>
                <table:data-pilot-member table:name="52384" table:display="true" table:show-details="true"/>
                <table:data-pilot-member table:name="52386" table:display="true" table:show-details="true"/>
                <table:data-pilot-member table:name="52392" table:display="true" table:show-details="true"/>
                <table:data-pilot-member table:name="52397" table:display="true" table:show-details="true"/>
                <table:data-pilot-member table:name="52416" table:display="true" table:show-details="true"/>
                <table:data-pilot-member table:name="52438" table:display="true" table:show-details="true"/>
                <table:data-pilot-member table:name="52440" table:display="true" table:show-details="true"/>
                <table:data-pilot-member table:name="52459" table:display="true" table:show-details="true"/>
                <table:data-pilot-member table:name="52484" table:display="true" table:show-details="true"/>
                <table:data-pilot-member table:name="52485" table:display="true" table:show-details="true"/>
                <table:data-pilot-member table:name="52495" table:display="true" table:show-details="true"/>
                <table:data-pilot-member table:name="52500" table:display="true" table:show-details="true"/>
                <table:data-pilot-member table:name="52514" table:display="true" table:show-details="true"/>
                <table:data-pilot-member table:name="52521" table:display="true" table:show-details="true"/>
                <table:data-pilot-member table:name="52525" table:display="true" table:show-details="true"/>
                <table:data-pilot-member table:name="52526" table:display="true" table:show-details="true"/>
                <table:data-pilot-member table:name="52537" table:display="true" table:show-details="true"/>
                <table:data-pilot-member table:name="52540" table:display="true" table:show-details="true"/>
                <table:data-pilot-member table:name="52541" table:display="true" table:show-details="true"/>
                <table:data-pilot-member table:name="52549" table:display="true" table:show-details="true"/>
                <table:data-pilot-member table:name="52564" table:display="true" table:show-details="true"/>
                <table:data-pilot-member table:name="52578" table:display="true" table:show-details="true"/>
                <table:data-pilot-member table:name="52596" table:display="true" table:show-details="true"/>
                <table:data-pilot-member table:name="52597" table:display="true" table:show-details="true"/>
                <table:data-pilot-member table:name="52608" table:display="true" table:show-details="true"/>
                <table:data-pilot-member table:name="52613" table:display="true" table:show-details="true"/>
                <table:data-pilot-member table:name="52617" table:display="true" table:show-details="true"/>
                <table:data-pilot-member table:name="52624" table:display="true" table:show-details="true"/>
                <table:data-pilot-member table:name="52634" table:display="true" table:show-details="true"/>
                <table:data-pilot-member table:name="52635" table:display="true" table:show-details="true"/>
                <table:data-pilot-member table:name="52637" table:display="true" table:show-details="true"/>
                <table:data-pilot-member table:name="52641" table:display="true" table:show-details="true"/>
                <table:data-pilot-member table:name="52671" table:display="true" table:show-details="true"/>
                <table:data-pilot-member table:name="52689" table:display="true" table:show-details="true"/>
                <table:data-pilot-member table:name="52692" table:display="true" table:show-details="true"/>
                <table:data-pilot-member table:name="52696" table:display="true" table:show-details="true"/>
                <table:data-pilot-member table:name="52717" table:display="true" table:show-details="true"/>
                <table:data-pilot-member table:name="52722" table:display="true" table:show-details="true"/>
                <table:data-pilot-member table:name="52724" table:display="true" table:show-details="true"/>
                <table:data-pilot-member table:name="52734" table:display="true" table:show-details="true"/>
                <table:data-pilot-member table:name="52793" table:display="true" table:show-details="true"/>
                <table:data-pilot-member table:name="52796" table:display="true" table:show-details="true"/>
                <table:data-pilot-member table:name="52801" table:display="true" table:show-details="true"/>
                <table:data-pilot-member table:name="52802" table:display="true" table:show-details="true"/>
                <table:data-pilot-member table:name="52804" table:display="true" table:show-details="true"/>
                <table:data-pilot-member table:name="52808" table:display="true" table:show-details="true"/>
                <table:data-pilot-member table:name="52816" table:display="true" table:show-details="true"/>
                <table:data-pilot-member table:name="52828" table:display="true" table:show-details="true"/>
                <table:data-pilot-member table:name="52849" table:display="true" table:show-details="true"/>
                <table:data-pilot-member table:name="52863" table:display="true" table:show-details="true"/>
                <table:data-pilot-member table:name="52866" table:display="true" table:show-details="true"/>
                <table:data-pilot-member table:name="52880" table:display="true" table:show-details="true"/>
                <table:data-pilot-member table:name="52893" table:display="true" table:show-details="true"/>
                <table:data-pilot-member table:name="52904" table:display="true" table:show-details="true"/>
                <table:data-pilot-member table:name="52921" table:display="true" table:show-details="true"/>
                <table:data-pilot-member table:name="52939" table:display="true" table:show-details="true"/>
                <table:data-pilot-member table:name="52945" table:display="true" table:show-details="true"/>
                <table:data-pilot-member table:name="52967" table:display="true" table:show-details="true"/>
                <table:data-pilot-member table:name="52981" table:display="true" table:show-details="true"/>
                <table:data-pilot-member table:name="52991" table:display="true" table:show-details="true"/>
                <table:data-pilot-member table:name="52994" table:display="true" table:show-details="true"/>
                <table:data-pilot-member table:name="53067" table:display="true" table:show-details="true"/>
                <table:data-pilot-member table:name="53069" table:display="true" table:show-details="true"/>
                <table:data-pilot-member table:name="53074" table:display="true" table:show-details="true"/>
                <table:data-pilot-member table:name="53082" table:display="true" table:show-details="true"/>
                <table:data-pilot-member table:name="53090" table:display="true" table:show-details="true"/>
                <table:data-pilot-member table:name="53111" table:display="true" table:show-details="true"/>
                <table:data-pilot-member table:name="53116" table:display="true" table:show-details="true"/>
                <table:data-pilot-member table:name="53130" table:display="true" table:show-details="true"/>
                <table:data-pilot-member table:name="53135" table:display="true" table:show-details="true"/>
                <table:data-pilot-member table:name="53145" table:display="true" table:show-details="true"/>
                <table:data-pilot-member table:name="53147" table:display="true" table:show-details="true"/>
                <table:data-pilot-member table:name="53164" table:display="true" table:show-details="true"/>
                <table:data-pilot-member table:name="53165" table:display="true" table:show-details="true"/>
                <table:data-pilot-member table:name="53166" table:display="true" table:show-details="true"/>
                <table:data-pilot-member table:name="53168" table:display="true" table:show-details="true"/>
                <table:data-pilot-member table:name="53213" table:display="true" table:show-details="true"/>
                <table:data-pilot-member table:name="53215" table:display="true" table:show-details="true"/>
                <table:data-pilot-member table:name="53227" table:display="true" table:show-details="true"/>
                <table:data-pilot-member table:name="53249" table:display="true" table:show-details="true"/>
                <table:data-pilot-member table:name="53263" table:display="true" table:show-details="true"/>
                <table:data-pilot-member table:name="53282" table:display="true" table:show-details="true"/>
                <table:data-pilot-member table:name="53293" table:display="true" table:show-details="true"/>
                <table:data-pilot-member table:name="53297" table:display="true" table:show-details="true"/>
                <table:data-pilot-member table:name="53308" table:display="true" table:show-details="true"/>
                <table:data-pilot-member table:name="53312" table:display="true" table:show-details="true"/>
                <table:data-pilot-member table:name="53314" table:display="true" table:show-details="true"/>
                <table:data-pilot-member table:name="53335" table:display="true" table:show-details="true"/>
                <table:data-pilot-member table:name="53363" table:display="true" table:show-details="true"/>
                <table:data-pilot-member table:name="53374" table:display="true" table:show-details="true"/>
                <table:data-pilot-member table:name="53404" table:display="true" table:show-details="true"/>
                <table:data-pilot-member table:name="53406" table:display="true" table:show-details="true"/>
                <table:data-pilot-member table:name="53426" table:display="true" table:show-details="true"/>
                <table:data-pilot-member table:name="53429" table:display="true" table:show-details="true"/>
                <table:data-pilot-member table:name="53430" table:display="true" table:show-details="true"/>
                <table:data-pilot-member table:name="53480" table:display="true" table:show-details="true"/>
                <table:data-pilot-member table:name="53490" table:display="true" table:show-details="true"/>
                <table:data-pilot-member table:name="53499" table:display="true" table:show-details="true"/>
                <table:data-pilot-member table:name="53500" table:display="true" table:show-details="true"/>
                <table:data-pilot-member table:name="53530" table:display="true" table:show-details="true"/>
                <table:data-pilot-member table:name="53534" table:display="true" table:show-details="true"/>
                <table:data-pilot-member table:name="53559" table:display="true" table:show-details="true"/>
                <table:data-pilot-member table:name="53564" table:display="true" table:show-details="true"/>
                <table:data-pilot-member table:name="53566" table:display="true" table:show-details="true"/>
                <table:data-pilot-member table:name="53569" table:display="true" table:show-details="true"/>
                <table:data-pilot-member table:name="53584" table:display="true" table:show-details="true"/>
                <table:data-pilot-member table:name="53587" table:display="true" table:show-details="true"/>
                <table:data-pilot-member table:name="53595" table:display="true" table:show-details="true"/>
                <table:data-pilot-member table:name="53599" table:display="true" table:show-details="true"/>
                <table:data-pilot-member table:name="53604" table:display="true" table:show-details="true"/>
                <table:data-pilot-member table:name="53613" table:display="true" table:show-details="true"/>
                <table:data-pilot-member table:name="53617" table:display="true" table:show-details="true"/>
                <table:data-pilot-member table:name="53634" table:display="true" table:show-details="true"/>
                <table:data-pilot-member table:name="53636" table:display="true" table:show-details="true"/>
                <table:data-pilot-member table:name="53657" table:display="true" table:show-details="true"/>
                <table:data-pilot-member table:name="53669" table:display="true" table:show-details="true"/>
                <table:data-pilot-member table:name="53695" table:display="true" table:show-details="true"/>
                <table:data-pilot-member table:name="53700" table:display="true" table:show-details="true"/>
                <table:data-pilot-member table:name="53707" table:display="true" table:show-details="true"/>
                <table:data-pilot-member table:name="53710" table:display="true" table:show-details="true"/>
                <table:data-pilot-member table:name="53715" table:display="true" table:show-details="true"/>
                <table:data-pilot-member table:name="53758" table:display="true" table:show-details="true"/>
                <table:data-pilot-member table:name="53778" table:display="true" table:show-details="true"/>
                <table:data-pilot-member table:name="53782" table:display="true" table:show-details="true"/>
                <table:data-pilot-member table:name="53785" table:display="true" table:show-details="true"/>
                <table:data-pilot-member table:name="53787" table:display="true" table:show-details="true"/>
                <table:data-pilot-member table:name="53798" table:display="true" table:show-details="true"/>
                <table:data-pilot-member table:name="53800" table:display="true" table:show-details="true"/>
                <table:data-pilot-member table:name="53803" table:display="true" table:show-details="true"/>
                <table:data-pilot-member table:name="53824" table:display="true" table:show-details="true"/>
                <table:data-pilot-member table:name="53866" table:display="true" table:show-details="true"/>
                <table:data-pilot-member table:name="53872" table:display="true" table:show-details="true"/>
                <table:data-pilot-member table:name="53900" table:display="true" table:show-details="true"/>
                <table:data-pilot-member table:name="53903" table:display="true" table:show-details="true"/>
                <table:data-pilot-member table:name="53906" table:display="true" table:show-details="true"/>
                <table:data-pilot-member table:name="53908" table:display="true" table:show-details="true"/>
                <table:data-pilot-member table:name="53927" table:display="true" table:show-details="true"/>
                <table:data-pilot-member table:name="53930" table:display="true" table:show-details="true"/>
                <table:data-pilot-member table:name="53937" table:display="true" table:show-details="true"/>
                <table:data-pilot-member table:name="53942" table:display="true" table:show-details="true"/>
                <table:data-pilot-member table:name="53948" table:display="true" table:show-details="true"/>
                <table:data-pilot-member table:name="53964" table:display="true" table:show-details="true"/>
                <table:data-pilot-member table:name="53965" table:display="true" table:show-details="true"/>
                <table:data-pilot-member table:name="53966" table:display="true" table:show-details="true"/>
                <table:data-pilot-member table:name="53978" table:display="true" table:show-details="true"/>
                <table:data-pilot-member table:name="53983" table:display="true" table:show-details="true"/>
                <table:data-pilot-member table:name="54001" table:display="true" table:show-details="true"/>
                <table:data-pilot-member table:name="54022" table:display="true" table:show-details="true"/>
                <table:data-pilot-member table:name="54025" table:display="true" table:show-details="true"/>
                <table:data-pilot-member table:name="54026" table:display="true" table:show-details="true"/>
                <table:data-pilot-member table:name="54028" table:display="true" table:show-details="true"/>
                <table:data-pilot-member table:name="54029" table:display="true" table:show-details="true"/>
                <table:data-pilot-member table:name="54033" table:display="true" table:show-details="true"/>
                <table:data-pilot-member table:name="54037" table:display="true" table:show-details="true"/>
                <table:data-pilot-member table:name="54050" table:display="true" table:show-details="true"/>
                <table:data-pilot-member table:name="54055" table:display="true" table:show-details="true"/>
                <table:data-pilot-member table:name="54064" table:display="true" table:show-details="true"/>
                <table:data-pilot-member table:name="54070" table:display="true" table:show-details="true"/>
                <table:data-pilot-member table:name="54118" table:display="true" table:show-details="true"/>
                <table:data-pilot-member table:name="54135" table:display="true" table:show-details="true"/>
                <table:data-pilot-member table:name="54143" table:display="true" table:show-details="true"/>
                <table:data-pilot-member table:name="54148" table:display="true" table:show-details="true"/>
                <table:data-pilot-member table:name="54152" table:display="true" table:show-details="true"/>
                <table:data-pilot-member table:name="54165" table:display="true" table:show-details="true"/>
                <table:data-pilot-member table:name="54172" table:display="true" table:show-details="true"/>
                <table:data-pilot-member table:name="54211" table:display="true" table:show-details="true"/>
                <table:data-pilot-member table:name="54231" table:display="true" table:show-details="true"/>
                <table:data-pilot-member table:name="54236" table:display="true" table:show-details="true"/>
                <table:data-pilot-member table:name="54237" table:display="true" table:show-details="true"/>
                <table:data-pilot-member table:name="54245" table:display="true" table:show-details="true"/>
                <table:data-pilot-member table:name="54251" table:display="true" table:show-details="true"/>
                <table:data-pilot-member table:name="54263" table:display="true" table:show-details="true"/>
                <table:data-pilot-member table:name="54264" table:display="true" table:show-details="true"/>
                <table:data-pilot-member table:name="54266" table:display="true" table:show-details="true"/>
                <table:data-pilot-member table:name="54270" table:display="true" table:show-details="true"/>
                <table:data-pilot-member table:name="54272" table:display="true" table:show-details="true"/>
                <table:data-pilot-member table:name="54276" table:display="true" table:show-details="true"/>
                <table:data-pilot-member table:name="54284" table:display="true" table:show-details="true"/>
                <table:data-pilot-member table:name="54296" table:display="true" table:show-details="true"/>
                <table:data-pilot-member table:name="54305" table:display="true" table:show-details="true"/>
                <table:data-pilot-member table:name="54367" table:display="true" table:show-details="true"/>
                <table:data-pilot-member table:name="54369" table:display="true" table:show-details="true"/>
                <table:data-pilot-member table:name="54400" table:display="true" table:show-details="true"/>
                <table:data-pilot-member table:name="54404" table:display="true" table:show-details="true"/>
                <table:data-pilot-member table:name="54411" table:display="true" table:show-details="true"/>
                <table:data-pilot-member table:name="54445" table:display="true" table:show-details="true"/>
                <table:data-pilot-member table:name="54470" table:display="true" table:show-details="true"/>
                <table:data-pilot-member table:name="54533" table:display="true" table:show-details="true"/>
                <table:data-pilot-member table:name="54544" table:display="true" table:show-details="true"/>
                <table:data-pilot-member table:name="54560" table:display="true" table:show-details="true"/>
                <table:data-pilot-member table:name="54578" table:display="true" table:show-details="true"/>
                <table:data-pilot-member table:name="54581" table:display="true" table:show-details="true"/>
                <table:data-pilot-member table:name="54597" table:display="true" table:show-details="true"/>
                <table:data-pilot-member table:name="54602" table:display="true" table:show-details="true"/>
                <table:data-pilot-member table:name="54615" table:display="true" table:show-details="true"/>
                <table:data-pilot-member table:name="54617" table:display="true" table:show-details="true"/>
                <table:data-pilot-member table:name="54623" table:display="true" table:show-details="true"/>
                <table:data-pilot-member table:name="54625" table:display="true" table:show-details="true"/>
                <table:data-pilot-member table:name="54670" table:display="true" table:show-details="true"/>
                <table:data-pilot-member table:name="54677" table:display="true" table:show-details="true"/>
                <table:data-pilot-member table:name="54679" table:display="true" table:show-details="true"/>
                <table:data-pilot-member table:name="54688" table:display="true" table:show-details="true"/>
                <table:data-pilot-member table:name="54704" table:display="true" table:show-details="true"/>
                <table:data-pilot-member table:name="54706" table:display="true" table:show-details="true"/>
                <table:data-pilot-member table:name="54742" table:display="true" table:show-details="true"/>
                <table:data-pilot-member table:name="54758" table:display="true" table:show-details="true"/>
                <table:data-pilot-member table:name="54767" table:display="true" table:show-details="true"/>
                <table:data-pilot-member table:name="54769" table:display="true" table:show-details="true"/>
                <table:data-pilot-member table:name="54771" table:display="true" table:show-details="true"/>
                <table:data-pilot-member table:name="54776" table:display="true" table:show-details="true"/>
                <table:data-pilot-member table:name="54783" table:display="true" table:show-details="true"/>
                <table:data-pilot-member table:name="54784" table:display="true" table:show-details="true"/>
                <table:data-pilot-member table:name="54786" table:display="true" table:show-details="true"/>
                <table:data-pilot-member table:name="54795" table:display="true" table:show-details="true"/>
                <table:data-pilot-member table:name="54796" table:display="true" table:show-details="true"/>
                <table:data-pilot-member table:name="54807" table:display="true" table:show-details="true"/>
                <table:data-pilot-member table:name="54816" table:display="true" table:show-details="true"/>
                <table:data-pilot-member table:name="54824" table:display="true" table:show-details="true"/>
                <table:data-pilot-member table:name="54832" table:display="true" table:show-details="true"/>
                <table:data-pilot-member table:name="54836" table:display="true" table:show-details="true"/>
                <table:data-pilot-member table:name="54837" table:display="true" table:show-details="true"/>
                <table:data-pilot-member table:name="54841" table:display="true" table:show-details="true"/>
                <table:data-pilot-member table:name="54842" table:display="true" table:show-details="true"/>
                <table:data-pilot-member table:name="54843" table:display="true" table:show-details="true"/>
                <table:data-pilot-member table:name="54857" table:display="true" table:show-details="true"/>
                <table:data-pilot-member table:name="54858" table:display="true" table:show-details="true"/>
                <table:data-pilot-member table:name="54872" table:display="true" table:show-details="true"/>
                <table:data-pilot-member table:name="54874" table:display="true" table:show-details="true"/>
                <table:data-pilot-member table:name="54890" table:display="true" table:show-details="true"/>
                <table:data-pilot-member table:name="54892" table:display="true" table:show-details="true"/>
                <table:data-pilot-member table:name="54896" table:display="true" table:show-details="true"/>
                <table:data-pilot-member table:name="54908" table:display="true" table:show-details="true"/>
                <table:data-pilot-member table:name="54925" table:display="true" table:show-details="true"/>
                <table:data-pilot-member table:name="54928" table:display="true" table:show-details="true"/>
                <table:data-pilot-member table:name="54930" table:display="true" table:show-details="true"/>
                <table:data-pilot-member table:name="54962" table:display="true" table:show-details="true"/>
                <table:data-pilot-member table:name="54967" table:display="true" table:show-details="true"/>
                <table:data-pilot-member table:name="54983" table:display="true" table:show-details="true"/>
                <table:data-pilot-member table:name="54984" table:display="true" table:show-details="true"/>
                <table:data-pilot-member table:name="54986" table:display="true" table:show-details="true"/>
                <table:data-pilot-member table:name="54995" table:display="true" table:show-details="true"/>
                <table:data-pilot-member table:name="55009" table:display="true" table:show-details="true"/>
                <table:data-pilot-member table:name="55027" table:display="true" table:show-details="true"/>
                <table:data-pilot-member table:name="55029" table:display="true" table:show-details="true"/>
                <table:data-pilot-member table:name="55038" table:display="true" table:show-details="true"/>
                <table:data-pilot-member table:name="55051" table:display="true" table:show-details="true"/>
                <table:data-pilot-member table:name="55055" table:display="true" table:show-details="true"/>
                <table:data-pilot-member table:name="55061" table:display="true" table:show-details="true"/>
                <table:data-pilot-member table:name="55081" table:display="true" table:show-details="true"/>
                <table:data-pilot-member table:name="55086" table:display="true" table:show-details="true"/>
                <table:data-pilot-member table:name="55102" table:display="true" table:show-details="true"/>
                <table:data-pilot-member table:name="55103" table:display="true" table:show-details="true"/>
                <table:data-pilot-member table:name="55112" table:display="true" table:show-details="true"/>
                <table:data-pilot-member table:name="55123" table:display="true" table:show-details="true"/>
                <table:data-pilot-member table:name="55149" table:display="true" table:show-details="true"/>
                <table:data-pilot-member table:name="55154" table:display="true" table:show-details="true"/>
                <table:data-pilot-member table:name="55182" table:display="true" table:show-details="true"/>
                <table:data-pilot-member table:name="55193" table:display="true" table:show-details="true"/>
                <table:data-pilot-member table:name="55194" table:display="true" table:show-details="true"/>
                <table:data-pilot-member table:name="55196" table:display="true" table:show-details="true"/>
                <table:data-pilot-member table:name="55213" table:display="true" table:show-details="true"/>
                <table:data-pilot-member table:name="55229" table:display="true" table:show-details="true"/>
                <table:data-pilot-member table:name="55243" table:display="true" table:show-details="true"/>
                <table:data-pilot-member table:name="55264" table:display="true" table:show-details="true"/>
                <table:data-pilot-member table:name="55265" table:display="true" table:show-details="true"/>
                <table:data-pilot-member table:name="55266" table:display="true" table:show-details="true"/>
                <table:data-pilot-member table:name="55318" table:display="true" table:show-details="true"/>
                <table:data-pilot-member table:name="55322" table:display="true" table:show-details="true"/>
                <table:data-pilot-member table:name="55324" table:display="true" table:show-details="true"/>
                <table:data-pilot-member table:name="55325" table:display="true" table:show-details="true"/>
                <table:data-pilot-member table:name="55333" table:display="true" table:show-details="true"/>
                <table:data-pilot-member table:name="55341" table:display="true" table:show-details="true"/>
                <table:data-pilot-member table:name="55360" table:display="true" table:show-details="true"/>
                <table:data-pilot-member table:name="55369" table:display="true" table:show-details="true"/>
                <table:data-pilot-member table:name="55370" table:display="true" table:show-details="true"/>
                <table:data-pilot-member table:name="55391" table:display="true" table:show-details="true"/>
                <table:data-pilot-member table:name="55402" table:display="true" table:show-details="true"/>
                <table:data-pilot-member table:name="55409" table:display="true" table:show-details="true"/>
                <table:data-pilot-member table:name="55417" table:display="true" table:show-details="true"/>
                <table:data-pilot-member table:name="55418" table:display="true" table:show-details="true"/>
                <table:data-pilot-member table:name="55428" table:display="true" table:show-details="true"/>
                <table:data-pilot-member table:name="55436" table:display="true" table:show-details="true"/>
                <table:data-pilot-member table:name="55446" table:display="true" table:show-details="true"/>
                <table:data-pilot-member table:name="55450" table:display="true" table:show-details="true"/>
                <table:data-pilot-member table:name="55452" table:display="true" table:show-details="true"/>
                <table:data-pilot-member table:name="55461" table:display="true" table:show-details="true"/>
                <table:data-pilot-member table:name="55469" table:display="true" table:show-details="true"/>
                <table:data-pilot-member table:name="55476" table:display="true" table:show-details="true"/>
                <table:data-pilot-member table:name="55479" table:display="true" table:show-details="true"/>
                <table:data-pilot-member table:name="55487" table:display="true" table:show-details="true"/>
                <table:data-pilot-member table:name="55495" table:display="true" table:show-details="true"/>
                <table:data-pilot-member table:name="55498" table:display="true" table:show-details="true"/>
                <table:data-pilot-member table:name="55502" table:display="true" table:show-details="true"/>
                <table:data-pilot-member table:name="55508" table:display="true" table:show-details="true"/>
                <table:data-pilot-member table:name="55521" table:display="true" table:show-details="true"/>
                <table:data-pilot-member table:name="55529" table:display="true" table:show-details="true"/>
                <table:data-pilot-member table:name="55538" table:display="true" table:show-details="true"/>
                <table:data-pilot-member table:name="55551" table:display="true" table:show-details="true"/>
                <table:data-pilot-member table:name="55569" table:display="true" table:show-details="true"/>
                <table:data-pilot-member table:name="55582" table:display="true" table:show-details="true"/>
                <table:data-pilot-member table:name="55584" table:display="true" table:show-details="true"/>
                <table:data-pilot-member table:name="55586" table:display="true" table:show-details="true"/>
                <table:data-pilot-member table:name="55589" table:display="true" table:show-details="true"/>
                <table:data-pilot-member table:name="55592" table:display="true" table:show-details="true"/>
                <table:data-pilot-member table:name="55606" table:display="true" table:show-details="true"/>
                <table:data-pilot-member table:name="55609" table:display="true" table:show-details="true"/>
                <table:data-pilot-member table:name="55623" table:display="true" table:show-details="true"/>
                <table:data-pilot-member table:name="55639" table:display="true" table:show-details="true"/>
                <table:data-pilot-member table:name="55644" table:display="true" table:show-details="true"/>
                <table:data-pilot-member table:name="55699" table:display="true" table:show-details="true"/>
                <table:data-pilot-member table:name="55700" table:display="true" table:show-details="true"/>
                <table:data-pilot-member table:name="55725" table:display="true" table:show-details="true"/>
                <table:data-pilot-member table:name="55742" table:display="true" table:show-details="true"/>
                <table:data-pilot-member table:name="55744" table:display="true" table:show-details="true"/>
                <table:data-pilot-member table:name="55762" table:display="true" table:show-details="true"/>
                <table:data-pilot-member table:name="55780" table:display="true" table:show-details="true"/>
                <table:data-pilot-member table:name="55789" table:display="true" table:show-details="true"/>
                <table:data-pilot-member table:name="55799" table:display="true" table:show-details="true"/>
                <table:data-pilot-member table:name="55807" table:display="true" table:show-details="true"/>
                <table:data-pilot-member table:name="55810" table:display="true" table:show-details="true"/>
                <table:data-pilot-member table:name="55816" table:display="true" table:show-details="true"/>
                <table:data-pilot-member table:name="55824" table:display="true" table:show-details="true"/>
                <table:data-pilot-member table:name="55840" table:display="true" table:show-details="true"/>
                <table:data-pilot-member table:name="55857" table:display="true" table:show-details="true"/>
                <table:data-pilot-member table:name="55860" table:display="true" table:show-details="true"/>
                <table:data-pilot-member table:name="55862" table:display="true" table:show-details="true"/>
                <table:data-pilot-member table:name="55879" table:display="true" table:show-details="true"/>
                <table:data-pilot-member table:name="55885" table:display="true" table:show-details="true"/>
                <table:data-pilot-member table:name="55892" table:display="true" table:show-details="true"/>
                <table:data-pilot-member table:name="55901" table:display="true" table:show-details="true"/>
                <table:data-pilot-member table:name="55917" table:display="true" table:show-details="true"/>
                <table:data-pilot-member table:name="55937" table:display="true" table:show-details="true"/>
                <table:data-pilot-member table:name="55947" table:display="true" table:show-details="true"/>
                <table:data-pilot-member table:name="55950" table:display="true" table:show-details="true"/>
                <table:data-pilot-member table:name="55958" table:display="true" table:show-details="true"/>
                <table:data-pilot-member table:name="55959" table:display="true" table:show-details="true"/>
                <table:data-pilot-member table:name="55976" table:display="true" table:show-details="true"/>
                <table:data-pilot-member table:name="55979" table:display="true" table:show-details="true"/>
                <table:data-pilot-member table:name="55984" table:display="true" table:show-details="true"/>
                <table:data-pilot-member table:name="55991" table:display="true" table:show-details="true"/>
                <table:data-pilot-member table:name="56025" table:display="true" table:show-details="true"/>
                <table:data-pilot-member table:name="56052" table:display="true" table:show-details="true"/>
                <table:data-pilot-member table:name="56062" table:display="true" table:show-details="true"/>
                <table:data-pilot-member table:name="56085" table:display="true" table:show-details="true"/>
                <table:data-pilot-member table:name="56091" table:display="true" table:show-details="true"/>
                <table:data-pilot-member table:name="56135" table:display="true" table:show-details="true"/>
                <table:data-pilot-member table:name="56137" table:display="true" table:show-details="true"/>
                <table:data-pilot-member table:name="56144" table:display="true" table:show-details="true"/>
                <table:data-pilot-member table:name="56156" table:display="true" table:show-details="true"/>
                <table:data-pilot-member table:name="56164" table:display="true" table:show-details="true"/>
                <table:data-pilot-member table:name="56169" table:display="true" table:show-details="true"/>
                <table:data-pilot-member table:name="56184" table:display="true" table:show-details="true"/>
                <table:data-pilot-member table:name="56190" table:display="true" table:show-details="true"/>
                <table:data-pilot-member table:name="56209" table:display="true" table:show-details="true"/>
                <table:data-pilot-member table:name="56211" table:display="true" table:show-details="true"/>
                <table:data-pilot-member table:name="56227" table:display="true" table:show-details="true"/>
                <table:data-pilot-member table:name="56229" table:display="true" table:show-details="true"/>
                <table:data-pilot-member table:name="56236" table:display="true" table:show-details="true"/>
                <table:data-pilot-member table:name="56259" table:display="true" table:show-details="true"/>
                <table:data-pilot-member table:name="56270" table:display="true" table:show-details="true"/>
                <table:data-pilot-member table:name="56275" table:display="true" table:show-details="true"/>
                <table:data-pilot-member table:name="56276" table:display="true" table:show-details="true"/>
                <table:data-pilot-member table:name="56277" table:display="true" table:show-details="true"/>
                <table:data-pilot-member table:name="56279" table:display="true" table:show-details="true"/>
                <table:data-pilot-member table:name="56299" table:display="true" table:show-details="true"/>
                <table:data-pilot-member table:name="56309" table:display="true" table:show-details="true"/>
                <table:data-pilot-member table:name="56313" table:display="true" table:show-details="true"/>
                <table:data-pilot-member table:name="56346" table:display="true" table:show-details="true"/>
                <table:data-pilot-member table:name="56358" table:display="true" table:show-details="true"/>
                <table:data-pilot-member table:name="56366" table:display="true" table:show-details="true"/>
                <table:data-pilot-member table:name="56394" table:display="true" table:show-details="true"/>
                <table:data-pilot-member table:name="56398" table:display="true" table:show-details="true"/>
                <table:data-pilot-member table:name="56421" table:display="true" table:show-details="true"/>
                <table:data-pilot-member table:name="56436" table:display="true" table:show-details="true"/>
                <table:data-pilot-member table:name="56467" table:display="true" table:show-details="true"/>
                <table:data-pilot-member table:name="56473" table:display="true" table:show-details="true"/>
                <table:data-pilot-member table:name="56479" table:display="true" table:show-details="true"/>
                <table:data-pilot-member table:name="56481" table:display="true" table:show-details="true"/>
                <table:data-pilot-member table:name="56495" table:display="true" table:show-details="true"/>
                <table:data-pilot-member table:name="56496" table:display="true" table:show-details="true"/>
                <table:data-pilot-member table:name="56501" table:display="true" table:show-details="true"/>
                <table:data-pilot-member table:name="56537" table:display="true" table:show-details="true"/>
                <table:data-pilot-member table:name="56546" table:display="true" table:show-details="true"/>
                <table:data-pilot-member table:name="56552" table:display="true" table:show-details="true"/>
                <table:data-pilot-member table:name="56562" table:display="true" table:show-details="true"/>
                <table:data-pilot-member table:name="56564" table:display="true" table:show-details="true"/>
                <table:data-pilot-member table:name="56584" table:display="true" table:show-details="true"/>
                <table:data-pilot-member table:name="56612" table:display="true" table:show-details="true"/>
                <table:data-pilot-member table:name="56623" table:display="true" table:show-details="true"/>
                <table:data-pilot-member table:name="56627" table:display="true" table:show-details="true"/>
                <table:data-pilot-member table:name="56636" table:display="true" table:show-details="true"/>
                <table:data-pilot-member table:name="56641" table:display="true" table:show-details="true"/>
                <table:data-pilot-member table:name="56661" table:display="true" table:show-details="true"/>
                <table:data-pilot-member table:name="56700" table:display="true" table:show-details="true"/>
                <table:data-pilot-member table:name="56719" table:display="true" table:show-details="true"/>
                <table:data-pilot-member table:name="56725" table:display="true" table:show-details="true"/>
                <table:data-pilot-member table:name="56729" table:display="true" table:show-details="true"/>
                <table:data-pilot-member table:name="56733" table:display="true" table:show-details="true"/>
                <table:data-pilot-member table:name="56737" table:display="true" table:show-details="true"/>
                <table:data-pilot-member table:name="56751" table:display="true" table:show-details="true"/>
                <table:data-pilot-member table:name="56757" table:display="true" table:show-details="true"/>
                <table:data-pilot-member table:name="56761" table:display="true" table:show-details="true"/>
                <table:data-pilot-member table:name="56764" table:display="true" table:show-details="true"/>
                <table:data-pilot-member table:name="56766" table:display="true" table:show-details="true"/>
                <table:data-pilot-member table:name="56771" table:display="true" table:show-details="true"/>
                <table:data-pilot-member table:name="56802" table:display="true" table:show-details="true"/>
                <table:data-pilot-member table:name="56814" table:display="true" table:show-details="true"/>
                <table:data-pilot-member table:name="56815" table:display="true" table:show-details="true"/>
                <table:data-pilot-member table:name="56822" table:display="true" table:show-details="true"/>
                <table:data-pilot-member table:name="56836" table:display="true" table:show-details="true"/>
                <table:data-pilot-member table:name="56840" table:display="true" table:show-details="true"/>
                <table:data-pilot-member table:name="56841" table:display="true" table:show-details="true"/>
                <table:data-pilot-member table:name="56850" table:display="true" table:show-details="true"/>
                <table:data-pilot-member table:name="56865" table:display="true" table:show-details="true"/>
                <table:data-pilot-member table:name="56873" table:display="true" table:show-details="true"/>
                <table:data-pilot-member table:name="56875" table:display="true" table:show-details="true"/>
                <table:data-pilot-member table:name="56893" table:display="true" table:show-details="true"/>
                <table:data-pilot-member table:name="56907" table:display="true" table:show-details="true"/>
                <table:data-pilot-member table:name="56911" table:display="true" table:show-details="true"/>
                <table:data-pilot-member table:name="56914" table:display="true" table:show-details="true"/>
                <table:data-pilot-member table:name="56918" table:display="true" table:show-details="true"/>
                <table:data-pilot-member table:name="56925" table:display="true" table:show-details="true"/>
                <table:data-pilot-member table:name="56929" table:display="true" table:show-details="true"/>
                <table:data-pilot-member table:name="56935" table:display="true" table:show-details="true"/>
                <table:data-pilot-member table:name="56936" table:display="true" table:show-details="true"/>
                <table:data-pilot-member table:name="56944" table:display="true" table:show-details="true"/>
                <table:data-pilot-member table:name="56945" table:display="true" table:show-details="true"/>
                <table:data-pilot-member table:name="56951" table:display="true" table:show-details="true"/>
                <table:data-pilot-member table:name="56953" table:display="true" table:show-details="true"/>
                <table:data-pilot-member table:name="56959" table:display="true" table:show-details="true"/>
                <table:data-pilot-member table:name="56964" table:display="true" table:show-details="true"/>
                <table:data-pilot-member table:name="56967" table:display="true" table:show-details="true"/>
                <table:data-pilot-member table:name="56977" table:display="true" table:show-details="true"/>
                <table:data-pilot-member table:name="56978" table:display="true" table:show-details="true"/>
                <table:data-pilot-member table:name="56987" table:display="true" table:show-details="true"/>
                <table:data-pilot-member table:name="56995" table:display="true" table:show-details="true"/>
                <table:data-pilot-member table:name="57023" table:display="true" table:show-details="true"/>
                <table:data-pilot-member table:name="57024" table:display="true" table:show-details="true"/>
                <table:data-pilot-member table:name="57026" table:display="true" table:show-details="true"/>
                <table:data-pilot-member table:name="57051" table:display="true" table:show-details="true"/>
                <table:data-pilot-member table:name="57055" table:display="true" table:show-details="true"/>
                <table:data-pilot-member table:name="57066" table:display="true" table:show-details="true"/>
                <table:data-pilot-member table:name="57068" table:display="true" table:show-details="true"/>
                <table:data-pilot-member table:name="57079" table:display="true" table:show-details="true"/>
                <table:data-pilot-member table:name="57085" table:display="true" table:show-details="true"/>
                <table:data-pilot-member table:name="57122" table:display="true" table:show-details="true"/>
                <table:data-pilot-member table:name="57123" table:display="true" table:show-details="true"/>
                <table:data-pilot-member table:name="57127" table:display="true" table:show-details="true"/>
                <table:data-pilot-member table:name="57128" table:display="true" table:show-details="true"/>
                <table:data-pilot-member table:name="57132" table:display="true" table:show-details="true"/>
                <table:data-pilot-member table:name="57152" table:display="true" table:show-details="true"/>
                <table:data-pilot-member table:name="57159" table:display="true" table:show-details="true"/>
                <table:data-pilot-member table:name="57172" table:display="true" table:show-details="true"/>
                <table:data-pilot-member table:name="57180" table:display="true" table:show-details="true"/>
                <table:data-pilot-member table:name="57185" table:display="true" table:show-details="true"/>
                <table:data-pilot-member table:name="57200" table:display="true" table:show-details="true"/>
                <table:data-pilot-member table:name="57207" table:display="true" table:show-details="true"/>
                <table:data-pilot-member table:name="57251" table:display="true" table:show-details="true"/>
                <table:data-pilot-member table:name="57258" table:display="true" table:show-details="true"/>
                <table:data-pilot-member table:name="57263" table:display="true" table:show-details="true"/>
                <table:data-pilot-member table:name="57269" table:display="true" table:show-details="true"/>
                <table:data-pilot-member table:name="57271" table:display="true" table:show-details="true"/>
                <table:data-pilot-member table:name="57277" table:display="true" table:show-details="true"/>
                <table:data-pilot-member table:name="57285" table:display="true" table:show-details="true"/>
                <table:data-pilot-member table:name="57292" table:display="true" table:show-details="true"/>
                <table:data-pilot-member table:name="57298" table:display="true" table:show-details="true"/>
                <table:data-pilot-member table:name="57305" table:display="true" table:show-details="true"/>
                <table:data-pilot-member table:name="57317" table:display="true" table:show-details="true"/>
                <table:data-pilot-member table:name="57331" table:display="true" table:show-details="true"/>
                <table:data-pilot-member table:name="57344" table:display="true" table:show-details="true"/>
                <table:data-pilot-member table:name="57377" table:display="true" table:show-details="true"/>
                <table:data-pilot-member table:name="57378" table:display="true" table:show-details="true"/>
                <table:data-pilot-member table:name="57379" table:display="true" table:show-details="true"/>
                <table:data-pilot-member table:name="57394" table:display="true" table:show-details="true"/>
                <table:data-pilot-member table:name="57399" table:display="true" table:show-details="true"/>
                <table:data-pilot-member table:name="57421" table:display="true" table:show-details="true"/>
                <table:data-pilot-member table:name="57425" table:display="true" table:show-details="true"/>
                <table:data-pilot-member table:name="57427" table:display="true" table:show-details="true"/>
                <table:data-pilot-member table:name="57433" table:display="true" table:show-details="true"/>
                <table:data-pilot-member table:name="57437" table:display="true" table:show-details="true"/>
                <table:data-pilot-member table:name="57441" table:display="true" table:show-details="true"/>
                <table:data-pilot-member table:name="57453" table:display="true" table:show-details="true"/>
                <table:data-pilot-member table:name="57455" table:display="true" table:show-details="true"/>
                <table:data-pilot-member table:name="57482" table:display="true" table:show-details="true"/>
                <table:data-pilot-member table:name="57483" table:display="true" table:show-details="true"/>
                <table:data-pilot-member table:name="57484" table:display="true" table:show-details="true"/>
                <table:data-pilot-member table:name="57485" table:display="true" table:show-details="true"/>
                <table:data-pilot-member table:name="57493" table:display="true" table:show-details="true"/>
                <table:data-pilot-member table:name="57533" table:display="true" table:show-details="true"/>
                <table:data-pilot-member table:name="57539" table:display="true" table:show-details="true"/>
                <table:data-pilot-member table:name="57543" table:display="true" table:show-details="true"/>
                <table:data-pilot-member table:name="57544" table:display="true" table:show-details="true"/>
                <table:data-pilot-member table:name="57547" table:display="true" table:show-details="true"/>
                <table:data-pilot-member table:name="57561" table:display="true" table:show-details="true"/>
                <table:data-pilot-member table:name="57573" table:display="true" table:show-details="true"/>
                <table:data-pilot-member table:name="57593" table:display="true" table:show-details="true"/>
                <table:data-pilot-member table:name="57601" table:display="true" table:show-details="true"/>
                <table:data-pilot-member table:name="57604" table:display="true" table:show-details="true"/>
                <table:data-pilot-member table:name="57608" table:display="true" table:show-details="true"/>
                <table:data-pilot-member table:name="57621" table:display="true" table:show-details="true"/>
                <table:data-pilot-member table:name="57623" table:display="true" table:show-details="true"/>
                <table:data-pilot-member table:name="57648" table:display="true" table:show-details="true"/>
                <table:data-pilot-member table:name="57658" table:display="true" table:show-details="true"/>
                <table:data-pilot-member table:name="57666" table:display="true" table:show-details="true"/>
                <table:data-pilot-member table:name="57688" table:display="true" table:show-details="true"/>
                <table:data-pilot-member table:name="57724" table:display="true" table:show-details="true"/>
                <table:data-pilot-member table:name="57734" table:display="true" table:show-details="true"/>
                <table:data-pilot-member table:name="57735" table:display="true" table:show-details="true"/>
                <table:data-pilot-member table:name="57743" table:display="true" table:show-details="true"/>
                <table:data-pilot-member table:name="57749" table:display="true" table:show-details="true"/>
                <table:data-pilot-member table:name="57755" table:display="true" table:show-details="true"/>
                <table:data-pilot-member table:name="57761" table:display="true" table:show-details="true"/>
                <table:data-pilot-member table:name="57765" table:display="true" table:show-details="true"/>
                <table:data-pilot-member table:name="57780" table:display="true" table:show-details="true"/>
                <table:data-pilot-member table:name="57802" table:display="true" table:show-details="true"/>
                <table:data-pilot-member table:name="57826" table:display="true" table:show-details="true"/>
                <table:data-pilot-member table:name="57837" table:display="true" table:show-details="true"/>
                <table:data-pilot-member table:name="57838" table:display="true" table:show-details="true"/>
                <table:data-pilot-member table:name="57851" table:display="true" table:show-details="true"/>
                <table:data-pilot-member table:name="57860" table:display="true" table:show-details="true"/>
                <table:data-pilot-member table:name="57862" table:display="true" table:show-details="true"/>
                <table:data-pilot-member table:name="57913" table:display="true" table:show-details="true"/>
                <table:data-pilot-member table:name="57914" table:display="true" table:show-details="true"/>
                <table:data-pilot-member table:name="57940" table:display="true" table:show-details="true"/>
                <table:data-pilot-member table:name="57944" table:display="true" table:show-details="true"/>
                <table:data-pilot-member table:name="57963" table:display="true" table:show-details="true"/>
                <table:data-pilot-member table:name="57987" table:display="true" table:show-details="true"/>
                <table:data-pilot-member table:name="57990" table:display="true" table:show-details="true"/>
                <table:data-pilot-member table:name="57991" table:display="true" table:show-details="true"/>
                <table:data-pilot-member table:name="57996" table:display="true" table:show-details="true"/>
                <table:data-pilot-member table:name="58034" table:display="true" table:show-details="true"/>
                <table:data-pilot-member table:name="58041" table:display="true" table:show-details="true"/>
                <table:data-pilot-member table:name="58046" table:display="true" table:show-details="true"/>
                <table:data-pilot-member table:name="58049" table:display="true" table:show-details="true"/>
                <table:data-pilot-member table:name="58059" table:display="true" table:show-details="true"/>
                <table:data-pilot-member table:name="58061" table:display="true" table:show-details="true"/>
                <table:data-pilot-member table:name="58067" table:display="true" table:show-details="true"/>
                <table:data-pilot-member table:name="58072" table:display="true" table:show-details="true"/>
                <table:data-pilot-member table:name="58082" table:display="true" table:show-details="true"/>
                <table:data-pilot-member table:name="58089" table:display="true" table:show-details="true"/>
                <table:data-pilot-member table:name="58109" table:display="true" table:show-details="true"/>
                <table:data-pilot-member table:name="58117" table:display="true" table:show-details="true"/>
                <table:data-pilot-member table:name="58119" table:display="true" table:show-details="true"/>
                <table:data-pilot-member table:name="58138" table:display="true" table:show-details="true"/>
                <table:data-pilot-member table:name="58140" table:display="true" table:show-details="true"/>
                <table:data-pilot-member table:name="58146" table:display="true" table:show-details="true"/>
                <table:data-pilot-member table:name="58157" table:display="true" table:show-details="true"/>
                <table:data-pilot-member table:name="58171" table:display="true" table:show-details="true"/>
                <table:data-pilot-member table:name="58179" table:display="true" table:show-details="true"/>
                <table:data-pilot-member table:name="58185" table:display="true" table:show-details="true"/>
                <table:data-pilot-member table:name="58194" table:display="true" table:show-details="true"/>
                <table:data-pilot-member table:name="58252" table:display="true" table:show-details="true"/>
                <table:data-pilot-member table:name="58267" table:display="true" table:show-details="true"/>
                <table:data-pilot-member table:name="58274" table:display="true" table:show-details="true"/>
                <table:data-pilot-member table:name="58308" table:display="true" table:show-details="true"/>
                <table:data-pilot-member table:name="58309" table:display="true" table:show-details="true"/>
                <table:data-pilot-member table:name="58317" table:display="true" table:show-details="true"/>
                <table:data-pilot-member table:name="58337" table:display="true" table:show-details="true"/>
                <table:data-pilot-member table:name="58349" table:display="true" table:show-details="true"/>
                <table:data-pilot-member table:name="58361" table:display="true" table:show-details="true"/>
                <table:data-pilot-member table:name="58372" table:display="true" table:show-details="true"/>
                <table:data-pilot-member table:name="58375" table:display="true" table:show-details="true"/>
                <table:data-pilot-member table:name="58381" table:display="true" table:show-details="true"/>
                <table:data-pilot-member table:name="58388" table:display="true" table:show-details="true"/>
                <table:data-pilot-member table:name="58389" table:display="true" table:show-details="true"/>
                <table:data-pilot-member table:name="58395" table:display="true" table:show-details="true"/>
                <table:data-pilot-member table:name="58398" table:display="true" table:show-details="true"/>
                <table:data-pilot-member table:name="58407" table:display="true" table:show-details="true"/>
                <table:data-pilot-member table:name="58420" table:display="true" table:show-details="true"/>
                <table:data-pilot-member table:name="58427" table:display="true" table:show-details="true"/>
                <table:data-pilot-member table:name="58445" table:display="true" table:show-details="true"/>
                <table:data-pilot-member table:name="58449" table:display="true" table:show-details="true"/>
                <table:data-pilot-member table:name="58473" table:display="true" table:show-details="true"/>
                <table:data-pilot-member table:name="58499" table:display="true" table:show-details="true"/>
                <table:data-pilot-member table:name="58501" table:display="true" table:show-details="true"/>
                <table:data-pilot-member table:name="58505" table:display="true" table:show-details="true"/>
                <table:data-pilot-member table:name="58506" table:display="true" table:show-details="true"/>
                <table:data-pilot-member table:name="58527" table:display="true" table:show-details="true"/>
                <table:data-pilot-member table:name="58531" table:display="true" table:show-details="true"/>
                <table:data-pilot-member table:name="58534" table:display="true" table:show-details="true"/>
                <table:data-pilot-member table:name="58536" table:display="true" table:show-details="true"/>
                <table:data-pilot-member table:name="58546" table:display="true" table:show-details="true"/>
                <table:data-pilot-member table:name="58548" table:display="true" table:show-details="true"/>
                <table:data-pilot-member table:name="58567" table:display="true" table:show-details="true"/>
                <table:data-pilot-member table:name="58568" table:display="true" table:show-details="true"/>
                <table:data-pilot-member table:name="58572" table:display="true" table:show-details="true"/>
                <table:data-pilot-member table:name="58578" table:display="true" table:show-details="true"/>
                <table:data-pilot-member table:name="58582" table:display="true" table:show-details="true"/>
                <table:data-pilot-member table:name="58585" table:display="true" table:show-details="true"/>
                <table:data-pilot-member table:name="58587" table:display="true" table:show-details="true"/>
                <table:data-pilot-member table:name="58600" table:display="true" table:show-details="true"/>
                <table:data-pilot-member table:name="58601" table:display="true" table:show-details="true"/>
                <table:data-pilot-member table:name="58607" table:display="true" table:show-details="true"/>
                <table:data-pilot-member table:name="58609" table:display="true" table:show-details="true"/>
                <table:data-pilot-member table:name="58614" table:display="true" table:show-details="true"/>
                <table:data-pilot-member table:name="58615" table:display="true" table:show-details="true"/>
                <table:data-pilot-member table:name="58620" table:display="true" table:show-details="true"/>
                <table:data-pilot-member table:name="58640" table:display="true" table:show-details="true"/>
                <table:data-pilot-member table:name="58666" table:display="true" table:show-details="true"/>
                <table:data-pilot-member table:name="58672" table:display="true" table:show-details="true"/>
                <table:data-pilot-member table:name="58680" table:display="true" table:show-details="true"/>
                <table:data-pilot-member table:name="58696" table:display="true" table:show-details="true"/>
                <table:data-pilot-member table:name="58702" table:display="true" table:show-details="true"/>
                <table:data-pilot-member table:name="58708" table:display="true" table:show-details="true"/>
                <table:data-pilot-member table:name="58709" table:display="true" table:show-details="true"/>
                <table:data-pilot-member table:name="58740" table:display="true" table:show-details="true"/>
                <table:data-pilot-member table:name="58795" table:display="true" table:show-details="true"/>
                <table:data-pilot-member table:name="58798" table:display="true" table:show-details="true"/>
                <table:data-pilot-member table:name="58799" table:display="true" table:show-details="true"/>
                <table:data-pilot-member table:name="58801" table:display="true" table:show-details="true"/>
                <table:data-pilot-member table:name="58807" table:display="true" table:show-details="true"/>
                <table:data-pilot-member table:name="58811" table:display="true" table:show-details="true"/>
                <table:data-pilot-member table:name="58825" table:display="true" table:show-details="true"/>
                <table:data-pilot-member table:name="58860" table:display="true" table:show-details="true"/>
                <table:data-pilot-member table:name="58865" table:display="true" table:show-details="true"/>
                <table:data-pilot-member table:name="58868" table:display="true" table:show-details="true"/>
                <table:data-pilot-member table:name="58873" table:display="true" table:show-details="true"/>
                <table:data-pilot-member table:name="58874" table:display="true" table:show-details="true"/>
                <table:data-pilot-member table:name="58899" table:display="true" table:show-details="true"/>
                <table:data-pilot-member table:name="58939" table:display="true" table:show-details="true"/>
                <table:data-pilot-member table:name="58946" table:display="true" table:show-details="true"/>
                <table:data-pilot-member table:name="58966" table:display="true" table:show-details="true"/>
                <table:data-pilot-member table:name="58974" table:display="true" table:show-details="true"/>
                <table:data-pilot-member table:name="58977" table:display="true" table:show-details="true"/>
                <table:data-pilot-member table:name="58984" table:display="true" table:show-details="true"/>
                <table:data-pilot-member table:name="59000" table:display="true" table:show-details="true"/>
                <table:data-pilot-member table:name="59002" table:display="true" table:show-details="true"/>
                <table:data-pilot-member table:name="59005" table:display="true" table:show-details="true"/>
                <table:data-pilot-member table:name="59011" table:display="true" table:show-details="true"/>
                <table:data-pilot-member table:name="59013" table:display="true" table:show-details="true"/>
                <table:data-pilot-member table:name="59026" table:display="true" table:show-details="true"/>
                <table:data-pilot-member table:name="59057" table:display="true" table:show-details="true"/>
                <table:data-pilot-member table:name="59060" table:display="true" table:show-details="true"/>
                <table:data-pilot-member table:name="59065" table:display="true" table:show-details="true"/>
                <table:data-pilot-member table:name="59067" table:display="true" table:show-details="true"/>
                <table:data-pilot-member table:name="59068" table:display="true" table:show-details="true"/>
                <table:data-pilot-member table:name="59073" table:display="true" table:show-details="true"/>
                <table:data-pilot-member table:name="59094" table:display="true" table:show-details="true"/>
                <table:data-pilot-member table:name="59111" table:display="true" table:show-details="true"/>
                <table:data-pilot-member table:name="59113" table:display="true" table:show-details="true"/>
                <table:data-pilot-member table:name="59117" table:display="true" table:show-details="true"/>
                <table:data-pilot-member table:name="59118" table:display="true" table:show-details="true"/>
                <table:data-pilot-member table:name="59139" table:display="true" table:show-details="true"/>
                <table:data-pilot-member table:name="59151" table:display="true" table:show-details="true"/>
                <table:data-pilot-member table:name="59166" table:display="true" table:show-details="true"/>
                <table:data-pilot-member table:name="59211" table:display="true" table:show-details="true"/>
                <table:data-pilot-member table:name="59219" table:display="true" table:show-details="true"/>
                <table:data-pilot-member table:name="59244" table:display="true" table:show-details="true"/>
                <table:data-pilot-member table:name="59246" table:display="true" table:show-details="true"/>
                <table:data-pilot-member table:name="59253" table:display="true" table:show-details="true"/>
                <table:data-pilot-member table:name="59273" table:display="true" table:show-details="true"/>
                <table:data-pilot-member table:name="59278" table:display="true" table:show-details="true"/>
                <table:data-pilot-member table:name="59294" table:display="true" table:show-details="true"/>
                <table:data-pilot-member table:name="59318" table:display="true" table:show-details="true"/>
                <table:data-pilot-member table:name="59319" table:display="true" table:show-details="true"/>
                <table:data-pilot-member table:name="59328" table:display="true" table:show-details="true"/>
                <table:data-pilot-member table:name="59331" table:display="true" table:show-details="true"/>
                <table:data-pilot-member table:name="59334" table:display="true" table:show-details="true"/>
                <table:data-pilot-member table:name="59335" table:display="true" table:show-details="true"/>
                <table:data-pilot-member table:name="59339" table:display="true" table:show-details="true"/>
                <table:data-pilot-member table:name="59343" table:display="true" table:show-details="true"/>
                <table:data-pilot-member table:name="59368" table:display="true" table:show-details="true"/>
                <table:data-pilot-member table:name="59386" table:display="true" table:show-details="true"/>
                <table:data-pilot-member table:name="59394" table:display="true" table:show-details="true"/>
                <table:data-pilot-member table:name="59396" table:display="true" table:show-details="true"/>
                <table:data-pilot-member table:name="59401" table:display="true" table:show-details="true"/>
                <table:data-pilot-member table:name="59405" table:display="true" table:show-details="true"/>
                <table:data-pilot-member table:name="59417" table:display="true" table:show-details="true"/>
                <table:data-pilot-member table:name="59424" table:display="true" table:show-details="true"/>
                <table:data-pilot-member table:name="59430" table:display="true" table:show-details="true"/>
                <table:data-pilot-member table:name="59436" table:display="true" table:show-details="true"/>
                <table:data-pilot-member table:name="59454" table:display="true" table:show-details="true"/>
                <table:data-pilot-member table:name="59462" table:display="true" table:show-details="true"/>
                <table:data-pilot-member table:name="59464" table:display="true" table:show-details="true"/>
                <table:data-pilot-member table:name="59479" table:display="true" table:show-details="true"/>
                <table:data-pilot-member table:name="59480" table:display="true" table:show-details="true"/>
                <table:data-pilot-member table:name="59481" table:display="true" table:show-details="true"/>
                <table:data-pilot-member table:name="59498" table:display="true" table:show-details="true"/>
                <table:data-pilot-member table:name="59508" table:display="true" table:show-details="true"/>
                <table:data-pilot-member table:name="59512" table:display="true" table:show-details="true"/>
                <table:data-pilot-member table:name="59527" table:display="true" table:show-details="true"/>
                <table:data-pilot-member table:name="59549" table:display="true" table:show-details="true"/>
                <table:data-pilot-member table:name="59551" table:display="true" table:show-details="true"/>
                <table:data-pilot-member table:name="59552" table:display="true" table:show-details="true"/>
                <table:data-pilot-member table:name="59557" table:display="true" table:show-details="true"/>
                <table:data-pilot-member table:name="59562" table:display="true" table:show-details="true"/>
                <table:data-pilot-member table:name="59599" table:display="true" table:show-details="true"/>
                <table:data-pilot-member table:name="59617" table:display="true" table:show-details="true"/>
                <table:data-pilot-member table:name="59636" table:display="true" table:show-details="true"/>
                <table:data-pilot-member table:name="59638" table:display="true" table:show-details="true"/>
                <table:data-pilot-member table:name="59642" table:display="true" table:show-details="true"/>
                <table:data-pilot-member table:name="59650" table:display="true" table:show-details="true"/>
                <table:data-pilot-member table:name="59654" table:display="true" table:show-details="true"/>
                <table:data-pilot-member table:name="59666" table:display="true" table:show-details="true"/>
                <table:data-pilot-member table:name="59676" table:display="true" table:show-details="true"/>
                <table:data-pilot-member table:name="59709" table:display="true" table:show-details="true"/>
                <table:data-pilot-member table:name="59725" table:display="true" table:show-details="true"/>
                <table:data-pilot-member table:name="59748" table:display="true" table:show-details="true"/>
                <table:data-pilot-member table:name="59767" table:display="true" table:show-details="true"/>
                <table:data-pilot-member table:name="59784" table:display="true" table:show-details="true"/>
                <table:data-pilot-member table:name="59785" table:display="true" table:show-details="true"/>
                <table:data-pilot-member table:name="59794" table:display="true" table:show-details="true"/>
                <table:data-pilot-member table:name="59799" table:display="true" table:show-details="true"/>
                <table:data-pilot-member table:name="59806" table:display="true" table:show-details="true"/>
                <table:data-pilot-member table:name="59808" table:display="true" table:show-details="true"/>
                <table:data-pilot-member table:name="59825" table:display="true" table:show-details="true"/>
                <table:data-pilot-member table:name="59838" table:display="true" table:show-details="true"/>
                <table:data-pilot-member table:name="59858" table:display="true" table:show-details="true"/>
                <table:data-pilot-member table:name="59863" table:display="true" table:show-details="true"/>
                <table:data-pilot-member table:name="59866" table:display="true" table:show-details="true"/>
                <table:data-pilot-member table:name="59872" table:display="true" table:show-details="true"/>
                <table:data-pilot-member table:name="59878" table:display="true" table:show-details="true"/>
                <table:data-pilot-member table:name="59895" table:display="true" table:show-details="true"/>
                <table:data-pilot-member table:name="59910" table:display="true" table:show-details="true"/>
                <table:data-pilot-member table:name="59915" table:display="true" table:show-details="true"/>
                <table:data-pilot-member table:name="59916" table:display="true" table:show-details="true"/>
                <table:data-pilot-member table:name="59919" table:display="true" table:show-details="true"/>
                <table:data-pilot-member table:name="59932" table:display="true" table:show-details="true"/>
                <table:data-pilot-member table:name="59936" table:display="true" table:show-details="true"/>
                <table:data-pilot-member table:name="59942" table:display="true" table:show-details="true"/>
                <table:data-pilot-member table:name="59943" table:display="true" table:show-details="true"/>
                <table:data-pilot-member table:name="59963" table:display="true" table:show-details="true"/>
                <table:data-pilot-member table:name="59969" table:display="true" table:show-details="true"/>
                <table:data-pilot-member table:name="59973" table:display="true" table:show-details="true"/>
                <table:data-pilot-member table:name="59976" table:display="true" table:show-details="true"/>
                <table:data-pilot-member table:name="59985" table:display="true" table:show-details="true"/>
                <table:data-pilot-member table:name="60023" table:display="true" table:show-details="true"/>
                <table:data-pilot-member table:name="60028" table:display="true" table:show-details="true"/>
                <table:data-pilot-member table:name="60033" table:display="true" table:show-details="true"/>
                <table:data-pilot-member table:name="60040" table:display="true" table:show-details="true"/>
                <table:data-pilot-member table:name="60042" table:display="true" table:show-details="true"/>
                <table:data-pilot-member table:name="60048" table:display="true" table:show-details="true"/>
                <table:data-pilot-member table:name="60070" table:display="true" table:show-details="true"/>
                <table:data-pilot-member table:name="60073" table:display="true" table:show-details="true"/>
                <table:data-pilot-member table:name="60092" table:display="true" table:show-details="true"/>
                <table:data-pilot-member table:name="60093" table:display="true" table:show-details="true"/>
                <table:data-pilot-member table:name="60119" table:display="true" table:show-details="true"/>
                <table:data-pilot-member table:name="60132" table:display="true" table:show-details="true"/>
                <table:data-pilot-member table:name="60144" table:display="true" table:show-details="true"/>
                <table:data-pilot-member table:name="60147" table:display="true" table:show-details="true"/>
                <table:data-pilot-member table:name="60160" table:display="true" table:show-details="true"/>
                <table:data-pilot-member table:name="60180" table:display="true" table:show-details="true"/>
                <table:data-pilot-member table:name="60184" table:display="true" table:show-details="true"/>
                <table:data-pilot-member table:name="60198" table:display="true" table:show-details="true"/>
                <table:data-pilot-member table:name="60200" table:display="true" table:show-details="true"/>
                <table:data-pilot-member table:name="60205" table:display="true" table:show-details="true"/>
                <table:data-pilot-member table:name="60218" table:display="true" table:show-details="true"/>
                <table:data-pilot-member table:name="60243" table:display="true" table:show-details="true"/>
                <table:data-pilot-member table:name="60244" table:display="true" table:show-details="true"/>
                <table:data-pilot-member table:name="60245" table:display="true" table:show-details="true"/>
                <table:data-pilot-member table:name="60260" table:display="true" table:show-details="true"/>
                <table:data-pilot-member table:name="60271" table:display="true" table:show-details="true"/>
                <table:data-pilot-member table:name="60275" table:display="true" table:show-details="true"/>
                <table:data-pilot-member table:name="60284" table:display="true" table:show-details="true"/>
                <table:data-pilot-member table:name="60295" table:display="true" table:show-details="true"/>
                <table:data-pilot-member table:name="60298" table:display="true" table:show-details="true"/>
                <table:data-pilot-member table:name="60305" table:display="true" table:show-details="true"/>
                <table:data-pilot-member table:name="60313" table:display="true" table:show-details="true"/>
                <table:data-pilot-member table:name="60352" table:display="true" table:show-details="true"/>
                <table:data-pilot-member table:name="60359" table:display="true" table:show-details="true"/>
                <table:data-pilot-member table:name="60372" table:display="true" table:show-details="true"/>
                <table:data-pilot-member table:name="60376" table:display="true" table:show-details="true"/>
                <table:data-pilot-member table:name="60378" table:display="true" table:show-details="true"/>
                <table:data-pilot-member table:name="60397" table:display="true" table:show-details="true"/>
                <table:data-pilot-member table:name="60415" table:display="true" table:show-details="true"/>
                <table:data-pilot-member table:name="60418" table:display="true" table:show-details="true"/>
                <table:data-pilot-member table:name="60442" table:display="true" table:show-details="true"/>
                <table:data-pilot-member table:name="60457" table:display="true" table:show-details="true"/>
                <table:data-pilot-member table:name="60461" table:display="true" table:show-details="true"/>
                <table:data-pilot-member table:name="60475" table:display="true" table:show-details="true"/>
                <table:data-pilot-member table:name="60477" table:display="true" table:show-details="true"/>
                <table:data-pilot-member table:name="60489" table:display="true" table:show-details="true"/>
                <table:data-pilot-member table:name="60511" table:display="true" table:show-details="true"/>
                <table:data-pilot-member table:name="60512" table:display="true" table:show-details="true"/>
                <table:data-pilot-member table:name="60514" table:display="true" table:show-details="true"/>
                <table:data-pilot-member table:name="60522" table:display="true" table:show-details="true"/>
                <table:data-pilot-member table:name="60527" table:display="true" table:show-details="true"/>
                <table:data-pilot-member table:name="60537" table:display="true" table:show-details="true"/>
                <table:data-pilot-member table:name="60542" table:display="true" table:show-details="true"/>
                <table:data-pilot-member table:name="60544" table:display="true" table:show-details="true"/>
                <table:data-pilot-member table:name="60553" table:display="true" table:show-details="true"/>
                <table:data-pilot-member table:name="60556" table:display="true" table:show-details="true"/>
                <table:data-pilot-member table:name="60565" table:display="true" table:show-details="true"/>
                <table:data-pilot-member table:name="60571" table:display="true" table:show-details="true"/>
                <table:data-pilot-member table:name="60573" table:display="true" table:show-details="true"/>
                <table:data-pilot-member table:name="60576" table:display="true" table:show-details="true"/>
                <table:data-pilot-member table:name="60577" table:display="true" table:show-details="true"/>
                <table:data-pilot-member table:name="60580" table:display="true" table:show-details="true"/>
                <table:data-pilot-member table:name="60581" table:display="true" table:show-details="true"/>
                <table:data-pilot-member table:name="60585" table:display="true" table:show-details="true"/>
                <table:data-pilot-member table:name="60593" table:display="true" table:show-details="true"/>
                <table:data-pilot-member table:name="60594" table:display="true" table:show-details="true"/>
                <table:data-pilot-member table:name="60595" table:display="true" table:show-details="true"/>
                <table:data-pilot-member table:name="60612" table:display="true" table:show-details="true"/>
                <table:data-pilot-member table:name="60625" table:display="true" table:show-details="true"/>
                <table:data-pilot-member table:name="60668" table:display="true" table:show-details="true"/>
                <table:data-pilot-member table:name="60681" table:display="true" table:show-details="true"/>
                <table:data-pilot-member table:name="60688" table:display="true" table:show-details="true"/>
                <table:data-pilot-member table:name="60701" table:display="true" table:show-details="true"/>
                <table:data-pilot-member table:name="60710" table:display="true" table:show-details="true"/>
                <table:data-pilot-member table:name="60736" table:display="true" table:show-details="true"/>
                <table:data-pilot-member table:name="60740" table:display="true" table:show-details="true"/>
                <table:data-pilot-member table:name="60755" table:display="true" table:show-details="true"/>
                <table:data-pilot-member table:name="60760" table:display="true" table:show-details="true"/>
                <table:data-pilot-member table:name="60768" table:display="true" table:show-details="true"/>
                <table:data-pilot-member table:name="60773" table:display="true" table:show-details="true"/>
                <table:data-pilot-member table:name="60787" table:display="true" table:show-details="true"/>
                <table:data-pilot-member table:name="60794" table:display="true" table:show-details="true"/>
                <table:data-pilot-member table:name="60796" table:display="true" table:show-details="true"/>
                <table:data-pilot-member table:name="60805" table:display="true" table:show-details="true"/>
                <table:data-pilot-member table:name="60824" table:display="true" table:show-details="true"/>
                <table:data-pilot-member table:name="60831" table:display="true" table:show-details="true"/>
                <table:data-pilot-member table:name="60832" table:display="true" table:show-details="true"/>
                <table:data-pilot-member table:name="60843" table:display="true" table:show-details="true"/>
                <table:data-pilot-member table:name="60854" table:display="true" table:show-details="true"/>
                <table:data-pilot-member table:name="60877" table:display="true" table:show-details="true"/>
                <table:data-pilot-member table:name="60903" table:display="true" table:show-details="true"/>
                <table:data-pilot-member table:name="60921" table:display="true" table:show-details="true"/>
                <table:data-pilot-member table:name="60924" table:display="true" table:show-details="true"/>
                <table:data-pilot-member table:name="60927" table:display="true" table:show-details="true"/>
                <table:data-pilot-member table:name="60928" table:display="true" table:show-details="true"/>
                <table:data-pilot-member table:name="60934" table:display="true" table:show-details="true"/>
                <table:data-pilot-member table:name="60945" table:display="true" table:show-details="true"/>
                <table:data-pilot-member table:name="60953" table:display="true" table:show-details="true"/>
                <table:data-pilot-member table:name="60971" table:display="true" table:show-details="true"/>
                <table:data-pilot-member table:name="60977" table:display="true" table:show-details="true"/>
                <table:data-pilot-member table:name="60979" table:display="true" table:show-details="true"/>
                <table:data-pilot-member table:name="60991" table:display="true" table:show-details="true"/>
                <table:data-pilot-member table:name="60994" table:display="true" table:show-details="true"/>
                <table:data-pilot-member table:name="60997" table:display="true" table:show-details="true"/>
                <table:data-pilot-member table:name="60999" table:display="true" table:show-details="true"/>
                <table:data-pilot-member table:name="61023" table:display="true" table:show-details="true"/>
                <table:data-pilot-member table:name="61033" table:display="true" table:show-details="true"/>
                <table:data-pilot-member table:name="61040" table:display="true" table:show-details="true"/>
                <table:data-pilot-member table:name="61076" table:display="true" table:show-details="true"/>
                <table:data-pilot-member table:name="61097" table:display="true" table:show-details="true"/>
                <table:data-pilot-member table:name="61099" table:display="true" table:show-details="true"/>
                <table:data-pilot-member table:name="61124" table:display="true" table:show-details="true"/>
                <table:data-pilot-member table:name="61129" table:display="true" table:show-details="true"/>
                <table:data-pilot-member table:name="61136" table:display="true" table:show-details="true"/>
                <table:data-pilot-member table:name="61157" table:display="true" table:show-details="true"/>
                <table:data-pilot-member table:name="61177" table:display="true" table:show-details="true"/>
                <table:data-pilot-member table:name="61188" table:display="true" table:show-details="true"/>
                <table:data-pilot-member table:name="61194" table:display="true" table:show-details="true"/>
                <table:data-pilot-member table:name="61206" table:display="true" table:show-details="true"/>
                <table:data-pilot-member table:name="61208" table:display="true" table:show-details="true"/>
                <table:data-pilot-member table:name="61214" table:display="true" table:show-details="true"/>
                <table:data-pilot-member table:name="61234" table:display="true" table:show-details="true"/>
                <table:data-pilot-member table:name="61236" table:display="true" table:show-details="true"/>
                <table:data-pilot-member table:name="61241" table:display="true" table:show-details="true"/>
                <table:data-pilot-member table:name="61245" table:display="true" table:show-details="true"/>
                <table:data-pilot-member table:name="61249" table:display="true" table:show-details="true"/>
                <table:data-pilot-member table:name="61253" table:display="true" table:show-details="true"/>
                <table:data-pilot-member table:name="61254" table:display="true" table:show-details="true"/>
                <table:data-pilot-member table:name="61258" table:display="true" table:show-details="true"/>
                <table:data-pilot-member table:name="61262" table:display="true" table:show-details="true"/>
                <table:data-pilot-member table:name="61264" table:display="true" table:show-details="true"/>
                <table:data-pilot-member table:name="61295" table:display="true" table:show-details="true"/>
                <table:data-pilot-member table:name="61299" table:display="true" table:show-details="true"/>
                <table:data-pilot-member table:name="61305" table:display="true" table:show-details="true"/>
                <table:data-pilot-member table:name="61309" table:display="true" table:show-details="true"/>
                <table:data-pilot-member table:name="61315" table:display="true" table:show-details="true"/>
                <table:data-pilot-member table:name="61322" table:display="true" table:show-details="true"/>
                <table:data-pilot-member table:name="61333" table:display="true" table:show-details="true"/>
                <table:data-pilot-member table:name="61343" table:display="true" table:show-details="true"/>
                <table:data-pilot-member table:name="61366" table:display="true" table:show-details="true"/>
                <table:data-pilot-member table:name="61383" table:display="true" table:show-details="true"/>
                <table:data-pilot-member table:name="61387" table:display="true" table:show-details="true"/>
                <table:data-pilot-member table:name="61401" table:display="true" table:show-details="true"/>
                <table:data-pilot-member table:name="61424" table:display="true" table:show-details="true"/>
                <table:data-pilot-member table:name="61446" table:display="true" table:show-details="true"/>
                <table:data-pilot-member table:name="61481" table:display="true" table:show-details="true"/>
                <table:data-pilot-member table:name="61488" table:display="true" table:show-details="true"/>
                <table:data-pilot-member table:name="61504" table:display="true" table:show-details="true"/>
                <table:data-pilot-member table:name="61520" table:display="true" table:show-details="true"/>
                <table:data-pilot-member table:name="61530" table:display="true" table:show-details="true"/>
                <table:data-pilot-member table:name="61549" table:display="true" table:show-details="true"/>
                <table:data-pilot-member table:name="61550" table:display="true" table:show-details="true"/>
                <table:data-pilot-member table:name="61587" table:display="true" table:show-details="true"/>
                <table:data-pilot-member table:name="61592" table:display="true" table:show-details="true"/>
                <table:data-pilot-member table:name="61597" table:display="true" table:show-details="true"/>
                <table:data-pilot-member table:name="61598" table:display="true" table:show-details="true"/>
                <table:data-pilot-member table:name="61616" table:display="true" table:show-details="true"/>
                <table:data-pilot-member table:name="61634" table:display="true" table:show-details="true"/>
                <table:data-pilot-member table:name="61641" table:display="true" table:show-details="true"/>
                <table:data-pilot-member table:name="61643" table:display="true" table:show-details="true"/>
                <table:data-pilot-member table:name="61652" table:display="true" table:show-details="true"/>
                <table:data-pilot-member table:name="61656" table:display="true" table:show-details="true"/>
                <table:data-pilot-member table:name="61659" table:display="true" table:show-details="true"/>
                <table:data-pilot-member table:name="61663" table:display="true" table:show-details="true"/>
                <table:data-pilot-member table:name="61685" table:display="true" table:show-details="true"/>
                <table:data-pilot-member table:name="61690" table:display="true" table:show-details="true"/>
                <table:data-pilot-member table:name="61691" table:display="true" table:show-details="true"/>
                <table:data-pilot-member table:name="61708" table:display="true" table:show-details="true"/>
                <table:data-pilot-member table:name="61720" table:display="true" table:show-details="true"/>
                <table:data-pilot-member table:name="61770" table:display="true" table:show-details="true"/>
                <table:data-pilot-member table:name="61784" table:display="true" table:show-details="true"/>
                <table:data-pilot-member table:name="61787" table:display="true" table:show-details="true"/>
                <table:data-pilot-member table:name="61807" table:display="true" table:show-details="true"/>
                <table:data-pilot-member table:name="61808" table:display="true" table:show-details="true"/>
                <table:data-pilot-member table:name="61814" table:display="true" table:show-details="true"/>
                <table:data-pilot-member table:name="61819" table:display="true" table:show-details="true"/>
                <table:data-pilot-member table:name="61830" table:display="true" table:show-details="true"/>
                <table:data-pilot-member table:name="61832" table:display="true" table:show-details="true"/>
                <table:data-pilot-member table:name="61834" table:display="true" table:show-details="true"/>
                <table:data-pilot-member table:name="61870" table:display="true" table:show-details="true"/>
                <table:data-pilot-member table:name="61873" table:display="true" table:show-details="true"/>
                <table:data-pilot-member table:name="61879" table:display="true" table:show-details="true"/>
                <table:data-pilot-member table:name="61906" table:display="true" table:show-details="true"/>
                <table:data-pilot-member table:name="61918" table:display="true" table:show-details="true"/>
                <table:data-pilot-member table:name="61928" table:display="true" table:show-details="true"/>
                <table:data-pilot-member table:name="61965" table:display="true" table:show-details="true"/>
                <table:data-pilot-member table:name="61968" table:display="true" table:show-details="true"/>
                <table:data-pilot-member table:name="61974" table:display="true" table:show-details="true"/>
                <table:data-pilot-member table:name="61986" table:display="true" table:show-details="true"/>
                <table:data-pilot-member table:name="61989" table:display="true" table:show-details="true"/>
                <table:data-pilot-member table:name="61990" table:display="true" table:show-details="true"/>
                <table:data-pilot-member table:name="61993" table:display="true" table:show-details="true"/>
                <table:data-pilot-member table:name="61995" table:display="true" table:show-details="true"/>
                <table:data-pilot-member table:name="62004" table:display="true" table:show-details="true"/>
                <table:data-pilot-member table:name="62011" table:display="true" table:show-details="true"/>
                <table:data-pilot-member table:name="62018" table:display="true" table:show-details="true"/>
                <table:data-pilot-member table:name="62019" table:display="true" table:show-details="true"/>
                <table:data-pilot-member table:name="62023" table:display="true" table:show-details="true"/>
                <table:data-pilot-member table:name="62024" table:display="true" table:show-details="true"/>
                <table:data-pilot-member table:name="62050" table:display="true" table:show-details="true"/>
                <table:data-pilot-member table:name="62053" table:display="true" table:show-details="true"/>
                <table:data-pilot-member table:name="62069" table:display="true" table:show-details="true"/>
                <table:data-pilot-member table:name="62072" table:display="true" table:show-details="true"/>
                <table:data-pilot-member table:name="62079" table:display="true" table:show-details="true"/>
                <table:data-pilot-member table:name="62080" table:display="true" table:show-details="true"/>
                <table:data-pilot-member table:name="62094" table:display="true" table:show-details="true"/>
                <table:data-pilot-member table:name="62111" table:display="true" table:show-details="true"/>
                <table:data-pilot-member table:name="62122" table:display="true" table:show-details="true"/>
                <table:data-pilot-member table:name="62132" table:display="true" table:show-details="true"/>
                <table:data-pilot-member table:name="62141" table:display="true" table:show-details="true"/>
                <table:data-pilot-member table:name="62142" table:display="true" table:show-details="true"/>
                <table:data-pilot-member table:name="62170" table:display="true" table:show-details="true"/>
                <table:data-pilot-member table:name="62171" table:display="true" table:show-details="true"/>
                <table:data-pilot-member table:name="62175" table:display="true" table:show-details="true"/>
                <table:data-pilot-member table:name="62179" table:display="true" table:show-details="true"/>
                <table:data-pilot-member table:name="62182" table:display="true" table:show-details="true"/>
                <table:data-pilot-member table:name="62227" table:display="true" table:show-details="true"/>
                <table:data-pilot-member table:name="62257" table:display="true" table:show-details="true"/>
                <table:data-pilot-member table:name="62265" table:display="true" table:show-details="true"/>
                <table:data-pilot-member table:name="62285" table:display="true" table:show-details="true"/>
                <table:data-pilot-member table:name="62288" table:display="true" table:show-details="true"/>
                <table:data-pilot-member table:name="62295" table:display="true" table:show-details="true"/>
                <table:data-pilot-member table:name="62297" table:display="true" table:show-details="true"/>
                <table:data-pilot-member table:name="62308" table:display="true" table:show-details="true"/>
                <table:data-pilot-member table:name="62313" table:display="true" table:show-details="true"/>
                <table:data-pilot-member table:name="62321" table:display="true" table:show-details="true"/>
                <table:data-pilot-member table:name="62324" table:display="true" table:show-details="true"/>
                <table:data-pilot-member table:name="62330" table:display="true" table:show-details="true"/>
                <table:data-pilot-member table:name="62331" table:display="true" table:show-details="true"/>
                <table:data-pilot-member table:name="62343" table:display="true" table:show-details="true"/>
                <table:data-pilot-member table:name="62358" table:display="true" table:show-details="true"/>
                <table:data-pilot-member table:name="62372" table:display="true" table:show-details="true"/>
                <table:data-pilot-member table:name="62380" table:display="true" table:show-details="true"/>
                <table:data-pilot-member table:name="62412" table:display="true" table:show-details="true"/>
                <table:data-pilot-member table:name="62419" table:display="true" table:show-details="true"/>
                <table:data-pilot-member table:name="62428" table:display="true" table:show-details="true"/>
                <table:data-pilot-member table:name="62433" table:display="true" table:show-details="true"/>
                <table:data-pilot-member table:name="62442" table:display="true" table:show-details="true"/>
                <table:data-pilot-member table:name="62446" table:display="true" table:show-details="true"/>
                <table:data-pilot-member table:name="62455" table:display="true" table:show-details="true"/>
                <table:data-pilot-member table:name="62464" table:display="true" table:show-details="true"/>
                <table:data-pilot-member table:name="62471" table:display="true" table:show-details="true"/>
                <table:data-pilot-member table:name="62480" table:display="true" table:show-details="true"/>
                <table:data-pilot-member table:name="62485" table:display="true" table:show-details="true"/>
                <table:data-pilot-member table:name="62490" table:display="true" table:show-details="true"/>
                <table:data-pilot-member table:name="62502" table:display="true" table:show-details="true"/>
                <table:data-pilot-member table:name="62504" table:display="true" table:show-details="true"/>
                <table:data-pilot-member table:name="62505" table:display="true" table:show-details="true"/>
                <table:data-pilot-member table:name="62512" table:display="true" table:show-details="true"/>
                <table:data-pilot-member table:name="62518" table:display="true" table:show-details="true"/>
                <table:data-pilot-member table:name="62520" table:display="true" table:show-details="true"/>
                <table:data-pilot-member table:name="62543" table:display="true" table:show-details="true"/>
                <table:data-pilot-member table:name="62548" table:display="true" table:show-details="true"/>
                <table:data-pilot-member table:name="62550" table:display="true" table:show-details="true"/>
                <table:data-pilot-member table:name="62558" table:display="true" table:show-details="true"/>
                <table:data-pilot-member table:name="62562" table:display="true" table:show-details="true"/>
                <table:data-pilot-member table:name="62574" table:display="true" table:show-details="true"/>
                <table:data-pilot-member table:name="62576" table:display="true" table:show-details="true"/>
                <table:data-pilot-member table:name="62578" table:display="true" table:show-details="true"/>
                <table:data-pilot-member table:name="62589" table:display="true" table:show-details="true"/>
                <table:data-pilot-member table:name="62616" table:display="true" table:show-details="true"/>
                <table:data-pilot-member table:name="62623" table:display="true" table:show-details="true"/>
                <table:data-pilot-member table:name="62627" table:display="true" table:show-details="true"/>
                <table:data-pilot-member table:name="62629" table:display="true" table:show-details="true"/>
                <table:data-pilot-member table:name="62641" table:display="true" table:show-details="true"/>
                <table:data-pilot-member table:name="62645" table:display="true" table:show-details="true"/>
                <table:data-pilot-member table:name="62652" table:display="true" table:show-details="true"/>
                <table:data-pilot-member table:name="62657" table:display="true" table:show-details="true"/>
                <table:data-pilot-member table:name="62665" table:display="true" table:show-details="true"/>
                <table:data-pilot-member table:name="62681" table:display="true" table:show-details="true"/>
                <table:data-pilot-member table:name="62684" table:display="true" table:show-details="true"/>
                <table:data-pilot-member table:name="62686" table:display="true" table:show-details="true"/>
                <table:data-pilot-member table:name="62713" table:display="true" table:show-details="true"/>
                <table:data-pilot-member table:name="62727" table:display="true" table:show-details="true"/>
                <table:data-pilot-member table:name="62730" table:display="true" table:show-details="true"/>
                <table:data-pilot-member table:name="62736" table:display="true" table:show-details="true"/>
                <table:data-pilot-member table:name="62739" table:display="true" table:show-details="true"/>
                <table:data-pilot-member table:name="62745" table:display="true" table:show-details="true"/>
                <table:data-pilot-member table:name="62753" table:display="true" table:show-details="true"/>
                <table:data-pilot-member table:name="62759" table:display="true" table:show-details="true"/>
                <table:data-pilot-member table:name="62771" table:display="true" table:show-details="true"/>
                <table:data-pilot-member table:name="62777" table:display="true" table:show-details="true"/>
                <table:data-pilot-member table:name="62778" table:display="true" table:show-details="true"/>
                <table:data-pilot-member table:name="62780" table:display="true" table:show-details="true"/>
                <table:data-pilot-member table:name="62783" table:display="true" table:show-details="true"/>
                <table:data-pilot-member table:name="62808" table:display="true" table:show-details="true"/>
                <table:data-pilot-member table:name="62833" table:display="true" table:show-details="true"/>
                <table:data-pilot-member table:name="62840" table:display="true" table:show-details="true"/>
                <table:data-pilot-member table:name="62862" table:display="true" table:show-details="true"/>
                <table:data-pilot-member table:name="62892" table:display="true" table:show-details="true"/>
                <table:data-pilot-member table:name="62897" table:display="true" table:show-details="true"/>
                <table:data-pilot-member table:name="62916" table:display="true" table:show-details="true"/>
                <table:data-pilot-member table:name="62937" table:display="true" table:show-details="true"/>
                <table:data-pilot-member table:name="62938" table:display="true" table:show-details="true"/>
                <table:data-pilot-member table:name="62942" table:display="true" table:show-details="true"/>
                <table:data-pilot-member table:name="62943" table:display="true" table:show-details="true"/>
                <table:data-pilot-member table:name="62948" table:display="true" table:show-details="true"/>
                <table:data-pilot-member table:name="62951" table:display="true" table:show-details="true"/>
                <table:data-pilot-member table:name="62966" table:display="true" table:show-details="true"/>
                <table:data-pilot-member table:name="62977" table:display="true" table:show-details="true"/>
                <table:data-pilot-member table:name="62981" table:display="true" table:show-details="true"/>
                <table:data-pilot-member table:name="62987" table:display="true" table:show-details="true"/>
                <table:data-pilot-member table:name="62994" table:display="true" table:show-details="true"/>
                <table:data-pilot-member table:name="63008" table:display="true" table:show-details="true"/>
                <table:data-pilot-member table:name="63025" table:display="true" table:show-details="true"/>
                <table:data-pilot-member table:name="63041" table:display="true" table:show-details="true"/>
                <table:data-pilot-member table:name="63045" table:display="true" table:show-details="true"/>
                <table:data-pilot-member table:name="63067" table:display="true" table:show-details="true"/>
                <table:data-pilot-member table:name="63068" table:display="true" table:show-details="true"/>
                <table:data-pilot-member table:name="63080" table:display="true" table:show-details="true"/>
                <table:data-pilot-member table:name="63098" table:display="true" table:show-details="true"/>
                <table:data-pilot-member table:name="63110" table:display="true" table:show-details="true"/>
                <table:data-pilot-member table:name="63113" table:display="true" table:show-details="true"/>
                <table:data-pilot-member table:name="63123" table:display="true" table:show-details="true"/>
                <table:data-pilot-member table:name="63127" table:display="true" table:show-details="true"/>
                <table:data-pilot-member table:name="63133" table:display="true" table:show-details="true"/>
                <table:data-pilot-member table:name="63142" table:display="true" table:show-details="true"/>
                <table:data-pilot-member table:name="63171" table:display="true" table:show-details="true"/>
                <table:data-pilot-member table:name="63190" table:display="true" table:show-details="true"/>
                <table:data-pilot-member table:name="63193" table:display="true" table:show-details="true"/>
                <table:data-pilot-member table:name="63194" table:display="true" table:show-details="true"/>
                <table:data-pilot-member table:name="63196" table:display="true" table:show-details="true"/>
                <table:data-pilot-member table:name="63208" table:display="true" table:show-details="true"/>
                <table:data-pilot-member table:name="63217" table:display="true" table:show-details="true"/>
                <table:data-pilot-member table:name="63219" table:display="true" table:show-details="true"/>
                <table:data-pilot-member table:name="63220" table:display="true" table:show-details="true"/>
                <table:data-pilot-member table:name="63237" table:display="true" table:show-details="true"/>
                <table:data-pilot-member table:name="63240" table:display="true" table:show-details="true"/>
                <table:data-pilot-member table:name="63255" table:display="true" table:show-details="true"/>
                <table:data-pilot-member table:name="63261" table:display="true" table:show-details="true"/>
                <table:data-pilot-member table:name="63292" table:display="true" table:show-details="true"/>
                <table:data-pilot-member table:name="63299" table:display="true" table:show-details="true"/>
                <table:data-pilot-member table:name="63306" table:display="true" table:show-details="true"/>
                <table:data-pilot-member table:name="63307" table:display="true" table:show-details="true"/>
                <table:data-pilot-member table:name="63323" table:display="true" table:show-details="true"/>
                <table:data-pilot-member table:name="63329" table:display="true" table:show-details="true"/>
                <table:data-pilot-member table:name="63344" table:display="true" table:show-details="true"/>
                <table:data-pilot-member table:name="63358" table:display="true" table:show-details="true"/>
                <table:data-pilot-member table:name="63390" table:display="true" table:show-details="true"/>
                <table:data-pilot-member table:name="63392" table:display="true" table:show-details="true"/>
                <table:data-pilot-member table:name="63393" table:display="true" table:show-details="true"/>
                <table:data-pilot-member table:name="63394" table:display="true" table:show-details="true"/>
                <table:data-pilot-member table:name="63408" table:display="true" table:show-details="true"/>
                <table:data-pilot-member table:name="63410" table:display="true" table:show-details="true"/>
                <table:data-pilot-member table:name="63416" table:display="true" table:show-details="true"/>
                <table:data-pilot-member table:name="63425" table:display="true" table:show-details="true"/>
                <table:data-pilot-member table:name="63427" table:display="true" table:show-details="true"/>
                <table:data-pilot-member table:name="63473" table:display="true" table:show-details="true"/>
                <table:data-pilot-member table:name="63475" table:display="true" table:show-details="true"/>
                <table:data-pilot-member table:name="63520" table:display="true" table:show-details="true"/>
                <table:data-pilot-member table:name="63531" table:display="true" table:show-details="true"/>
                <table:data-pilot-member table:name="63546" table:display="true" table:show-details="true"/>
                <table:data-pilot-member table:name="63563" table:display="true" table:show-details="true"/>
                <table:data-pilot-member table:name="63564" table:display="true" table:show-details="true"/>
                <table:data-pilot-member table:name="63568" table:display="true" table:show-details="true"/>
                <table:data-pilot-member table:name="63574" table:display="true" table:show-details="true"/>
                <table:data-pilot-member table:name="63586" table:display="true" table:show-details="true"/>
                <table:data-pilot-member table:name="63595" table:display="true" table:show-details="true"/>
                <table:data-pilot-member table:name="63632" table:display="true" table:show-details="true"/>
                <table:data-pilot-member table:name="63633" table:display="true" table:show-details="true"/>
                <table:data-pilot-member table:name="63636" table:display="true" table:show-details="true"/>
                <table:data-pilot-member table:name="63638" table:display="true" table:show-details="true"/>
                <table:data-pilot-member table:name="63644" table:display="true" table:show-details="true"/>
                <table:data-pilot-member table:name="63649" table:display="true" table:show-details="true"/>
                <table:data-pilot-member table:name="63661" table:display="true" table:show-details="true"/>
                <table:data-pilot-member table:name="63663" table:display="true" table:show-details="true"/>
                <table:data-pilot-member table:name="63666" table:display="true" table:show-details="true"/>
                <table:data-pilot-member table:name="63671" table:display="true" table:show-details="true"/>
                <table:data-pilot-member table:name="63678" table:display="true" table:show-details="true"/>
                <table:data-pilot-member table:name="63714" table:display="true" table:show-details="true"/>
                <table:data-pilot-member table:name="63757" table:display="true" table:show-details="true"/>
                <table:data-pilot-member table:name="63765" table:display="true" table:show-details="true"/>
                <table:data-pilot-member table:name="63774" table:display="true" table:show-details="true"/>
                <table:data-pilot-member table:name="63778" table:display="true" table:show-details="true"/>
                <table:data-pilot-member table:name="63793" table:display="true" table:show-details="true"/>
                <table:data-pilot-member table:name="63799" table:display="true" table:show-details="true"/>
                <table:data-pilot-member table:name="63800" table:display="true" table:show-details="true"/>
                <table:data-pilot-member table:name="63821" table:display="true" table:show-details="true"/>
                <table:data-pilot-member table:name="63829" table:display="true" table:show-details="true"/>
                <table:data-pilot-member table:name="63830" table:display="true" table:show-details="true"/>
                <table:data-pilot-member table:name="63863" table:display="true" table:show-details="true"/>
                <table:data-pilot-member table:name="63868" table:display="true" table:show-details="true"/>
                <table:data-pilot-member table:name="63876" table:display="true" table:show-details="true"/>
                <table:data-pilot-member table:name="63880" table:display="true" table:show-details="true"/>
                <table:data-pilot-member table:name="63892" table:display="true" table:show-details="true"/>
                <table:data-pilot-member table:name="63897" table:display="true" table:show-details="true"/>
                <table:data-pilot-member table:name="63916" table:display="true" table:show-details="true"/>
                <table:data-pilot-member table:name="63926" table:display="true" table:show-details="true"/>
                <table:data-pilot-member table:name="63930" table:display="true" table:show-details="true"/>
                <table:data-pilot-member table:name="63976" table:display="true" table:show-details="true"/>
                <table:data-pilot-member table:name="63995" table:display="true" table:show-details="true"/>
                <table:data-pilot-member table:name="64008" table:display="true" table:show-details="true"/>
                <table:data-pilot-member table:name="64014" table:display="true" table:show-details="true"/>
                <table:data-pilot-member table:name="64016" table:display="true" table:show-details="true"/>
                <table:data-pilot-member table:name="64028" table:display="true" table:show-details="true"/>
                <table:data-pilot-member table:name="64031" table:display="true" table:show-details="true"/>
                <table:data-pilot-member table:name="64033" table:display="true" table:show-details="true"/>
                <table:data-pilot-member table:name="64037" table:display="true" table:show-details="true"/>
                <table:data-pilot-member table:name="64048" table:display="true" table:show-details="true"/>
                <table:data-pilot-member table:name="64049" table:display="true" table:show-details="true"/>
                <table:data-pilot-member table:name="64067" table:display="true" table:show-details="true"/>
                <table:data-pilot-member table:name="64073" table:display="true" table:show-details="true"/>
                <table:data-pilot-member table:name="64099" table:display="true" table:show-details="true"/>
                <table:data-pilot-member table:name="64121" table:display="true" table:show-details="true"/>
                <table:data-pilot-member table:name="64124" table:display="true" table:show-details="true"/>
                <table:data-pilot-member table:name="64132" table:display="true" table:show-details="true"/>
                <table:data-pilot-member table:name="64153" table:display="true" table:show-details="true"/>
                <table:data-pilot-member table:name="64167" table:display="true" table:show-details="true"/>
                <table:data-pilot-member table:name="64178" table:display="true" table:show-details="true"/>
                <table:data-pilot-member table:name="64183" table:display="true" table:show-details="true"/>
                <table:data-pilot-member table:name="64189" table:display="true" table:show-details="true"/>
                <table:data-pilot-member table:name="64191" table:display="true" table:show-details="true"/>
                <table:data-pilot-member table:name="64196" table:display="true" table:show-details="true"/>
                <table:data-pilot-member table:name="64205" table:display="true" table:show-details="true"/>
                <table:data-pilot-member table:name="64208" table:display="true" table:show-details="true"/>
                <table:data-pilot-member table:name="64222" table:display="true" table:show-details="true"/>
                <table:data-pilot-member table:name="64225" table:display="true" table:show-details="true"/>
                <table:data-pilot-member table:name="64228" table:display="true" table:show-details="true"/>
                <table:data-pilot-member table:name="64262" table:display="true" table:show-details="true"/>
                <table:data-pilot-member table:name="64265" table:display="true" table:show-details="true"/>
                <table:data-pilot-member table:name="64277" table:display="true" table:show-details="true"/>
                <table:data-pilot-member table:name="64313" table:display="true" table:show-details="true"/>
                <table:data-pilot-member table:name="64335" table:display="true" table:show-details="true"/>
                <table:data-pilot-member table:name="64343" table:display="true" table:show-details="true"/>
                <table:data-pilot-member table:name="64347" table:display="true" table:show-details="true"/>
                <table:data-pilot-member table:name="64349" table:display="true" table:show-details="true"/>
                <table:data-pilot-member table:name="64361" table:display="true" table:show-details="true"/>
                <table:data-pilot-member table:name="64377" table:display="true" table:show-details="true"/>
                <table:data-pilot-member table:name="64381" table:display="true" table:show-details="true"/>
                <table:data-pilot-member table:name="64384" table:display="true" table:show-details="true"/>
                <table:data-pilot-member table:name="64386" table:display="true" table:show-details="true"/>
                <table:data-pilot-member table:name="64389" table:display="true" table:show-details="true"/>
                <table:data-pilot-member table:name="64424" table:display="true" table:show-details="true"/>
                <table:data-pilot-member table:name="64425" table:display="true" table:show-details="true"/>
                <table:data-pilot-member table:name="64445" table:display="true" table:show-details="true"/>
                <table:data-pilot-member table:name="64447" table:display="true" table:show-details="true"/>
                <table:data-pilot-member table:name="64448" table:display="true" table:show-details="true"/>
                <table:data-pilot-member table:name="64462" table:display="true" table:show-details="true"/>
                <table:data-pilot-member table:name="64465" table:display="true" table:show-details="true"/>
                <table:data-pilot-member table:name="64466" table:display="true" table:show-details="true"/>
                <table:data-pilot-member table:name="64468" table:display="true" table:show-details="true"/>
                <table:data-pilot-member table:name="64470" table:display="true" table:show-details="true"/>
                <table:data-pilot-member table:name="64475" table:display="true" table:show-details="true"/>
                <table:data-pilot-member table:name="64489" table:display="true" table:show-details="true"/>
                <table:data-pilot-member table:name="64493" table:display="true" table:show-details="true"/>
                <table:data-pilot-member table:name="64496" table:display="true" table:show-details="true"/>
                <table:data-pilot-member table:name="64503" table:display="true" table:show-details="true"/>
                <table:data-pilot-member table:name="64510" table:display="true" table:show-details="true"/>
                <table:data-pilot-member table:name="64513" table:display="true" table:show-details="true"/>
                <table:data-pilot-member table:name="64535" table:display="true" table:show-details="true"/>
                <table:data-pilot-member table:name="64563" table:display="true" table:show-details="true"/>
                <table:data-pilot-member table:name="64579" table:display="true" table:show-details="true"/>
                <table:data-pilot-member table:name="64600" table:display="true" table:show-details="true"/>
                <table:data-pilot-member table:name="64607" table:display="true" table:show-details="true"/>
                <table:data-pilot-member table:name="64613" table:display="true" table:show-details="true"/>
                <table:data-pilot-member table:name="64628" table:display="true" table:show-details="true"/>
                <table:data-pilot-member table:name="64644" table:display="true" table:show-details="true"/>
                <table:data-pilot-member table:name="64667" table:display="true" table:show-details="true"/>
                <table:data-pilot-member table:name="64673" table:display="true" table:show-details="true"/>
                <table:data-pilot-member table:name="64674" table:display="true" table:show-details="true"/>
                <table:data-pilot-member table:name="64680" table:display="true" table:show-details="true"/>
                <table:data-pilot-member table:name="64687" table:display="true" table:show-details="true"/>
                <table:data-pilot-member table:name="64689" table:display="true" table:show-details="true"/>
                <table:data-pilot-member table:name="64694" table:display="true" table:show-details="true"/>
                <table:data-pilot-member table:name="64696" table:display="true" table:show-details="true"/>
                <table:data-pilot-member table:name="64702" table:display="true" table:show-details="true"/>
                <table:data-pilot-member table:name="64729" table:display="true" table:show-details="true"/>
                <table:data-pilot-member table:name="64746" table:display="true" table:show-details="true"/>
                <table:data-pilot-member table:name="64801" table:display="true" table:show-details="true"/>
                <table:data-pilot-member table:name="64805" table:display="true" table:show-details="true"/>
                <table:data-pilot-member table:name="64843" table:display="true" table:show-details="true"/>
                <table:data-pilot-member table:name="64861" table:display="true" table:show-details="true"/>
                <table:data-pilot-member table:name="64869" table:display="true" table:show-details="true"/>
                <table:data-pilot-member table:name="64880" table:display="true" table:show-details="true"/>
                <table:data-pilot-member table:name="64883" table:display="true" table:show-details="true"/>
                <table:data-pilot-member table:name="64900" table:display="true" table:show-details="true"/>
                <table:data-pilot-member table:name="64901" table:display="true" table:show-details="true"/>
                <table:data-pilot-member table:name="64920" table:display="true" table:show-details="true"/>
                <table:data-pilot-member table:name="64930" table:display="true" table:show-details="true"/>
                <table:data-pilot-member table:name="64949" table:display="true" table:show-details="true"/>
                <table:data-pilot-member table:name="64953" table:display="true" table:show-details="true"/>
                <table:data-pilot-member table:name="64969" table:display="true" table:show-details="true"/>
                <table:data-pilot-member table:name="64984" table:display="true" table:show-details="true"/>
                <table:data-pilot-member table:name="64996" table:display="true" table:show-details="true"/>
                <table:data-pilot-member table:name="65014" table:display="true" table:show-details="true"/>
                <table:data-pilot-member table:name="65016" table:display="true" table:show-details="true"/>
                <table:data-pilot-member table:name="65018" table:display="true" table:show-details="true"/>
                <table:data-pilot-member table:name="65019" table:display="true" table:show-details="true"/>
                <table:data-pilot-member table:name="65026" table:display="true" table:show-details="true"/>
                <table:data-pilot-member table:name="65052" table:display="true" table:show-details="true"/>
                <table:data-pilot-member table:name="65061" table:display="true" table:show-details="true"/>
                <table:data-pilot-member table:name="65107" table:display="true" table:show-details="true"/>
                <table:data-pilot-member table:name="65113" table:display="true" table:show-details="true"/>
                <table:data-pilot-member table:name="65122" table:display="true" table:show-details="true"/>
                <table:data-pilot-member table:name="65130" table:display="true" table:show-details="true"/>
                <table:data-pilot-member table:name="65132" table:display="true" table:show-details="true"/>
                <table:data-pilot-member table:name="65147" table:display="true" table:show-details="true"/>
                <table:data-pilot-member table:name="65148" table:display="true" table:show-details="true"/>
                <table:data-pilot-member table:name="65160" table:display="true" table:show-details="true"/>
                <table:data-pilot-member table:name="65165" table:display="true" table:show-details="true"/>
                <table:data-pilot-member table:name="65170" table:display="true" table:show-details="true"/>
                <table:data-pilot-member table:name="65196" table:display="true" table:show-details="true"/>
                <table:data-pilot-member table:name="65210" table:display="true" table:show-details="true"/>
                <table:data-pilot-member table:name="65228" table:display="true" table:show-details="true"/>
                <table:data-pilot-member table:name="65238" table:display="true" table:show-details="true"/>
                <table:data-pilot-member table:name="65241" table:display="true" table:show-details="true"/>
                <table:data-pilot-member table:name="65245" table:display="true" table:show-details="true"/>
                <table:data-pilot-member table:name="65270" table:display="true" table:show-details="true"/>
                <table:data-pilot-member table:name="65271" table:display="true" table:show-details="true"/>
                <table:data-pilot-member table:name="65298" table:display="true" table:show-details="true"/>
                <table:data-pilot-member table:name="65304" table:display="true" table:show-details="true"/>
                <table:data-pilot-member table:name="65308" table:display="true" table:show-details="true"/>
                <table:data-pilot-member table:name="65317" table:display="true" table:show-details="true"/>
                <table:data-pilot-member table:name="65328" table:display="true" table:show-details="true"/>
                <table:data-pilot-member table:name="65329" table:display="true" table:show-details="true"/>
                <table:data-pilot-member table:name="65339" table:display="true" table:show-details="true"/>
                <table:data-pilot-member table:name="65340" table:display="true" table:show-details="true"/>
                <table:data-pilot-member table:name="65343" table:display="true" table:show-details="true"/>
                <table:data-pilot-member table:name="65348" table:display="true" table:show-details="true"/>
                <table:data-pilot-member table:name="65370" table:display="true" table:show-details="true"/>
                <table:data-pilot-member table:name="65380" table:display="true" table:show-details="true"/>
                <table:data-pilot-member table:name="65406" table:display="true" table:show-details="true"/>
                <table:data-pilot-member table:name="65423" table:display="true" table:show-details="true"/>
                <table:data-pilot-member table:name="65425" table:display="true" table:show-details="true"/>
                <table:data-pilot-member table:name="65427" table:display="true" table:show-details="true"/>
                <table:data-pilot-member table:name="65428" table:display="true" table:show-details="true"/>
                <table:data-pilot-member table:name="65438" table:display="true" table:show-details="true"/>
                <table:data-pilot-member table:name="65439" table:display="true" table:show-details="true"/>
                <table:data-pilot-member table:name="65440" table:display="true" table:show-details="true"/>
                <table:data-pilot-member table:name="65455" table:display="true" table:show-details="true"/>
                <table:data-pilot-member table:name="65459" table:display="true" table:show-details="true"/>
                <table:data-pilot-member table:name="65464" table:display="true" table:show-details="true"/>
                <table:data-pilot-member table:name="65526" table:display="true" table:show-details="true"/>
                <table:data-pilot-member table:name="65532" table:display="true" table:show-details="true"/>
                <table:data-pilot-member table:name="65566" table:display="true" table:show-details="true"/>
                <table:data-pilot-member table:name="65577" table:display="true" table:show-details="true"/>
                <table:data-pilot-member table:name="65594" table:display="true" table:show-details="true"/>
                <table:data-pilot-member table:name="65595" table:display="true" table:show-details="true"/>
                <table:data-pilot-member table:name="65639" table:display="true" table:show-details="true"/>
                <table:data-pilot-member table:name="65646" table:display="true" table:show-details="true"/>
                <table:data-pilot-member table:name="65650" table:display="true" table:show-details="true"/>
                <table:data-pilot-member table:name="65662" table:display="true" table:show-details="true"/>
                <table:data-pilot-member table:name="65687" table:display="true" table:show-details="true"/>
                <table:data-pilot-member table:name="65707" table:display="true" table:show-details="true"/>
                <table:data-pilot-member table:name="65718" table:display="true" table:show-details="true"/>
                <table:data-pilot-member table:name="65719" table:display="true" table:show-details="true"/>
                <table:data-pilot-member table:name="65729" table:display="true" table:show-details="true"/>
                <table:data-pilot-member table:name="65742" table:display="true" table:show-details="true"/>
                <table:data-pilot-member table:name="65748" table:display="true" table:show-details="true"/>
                <table:data-pilot-member table:name="65753" table:display="true" table:show-details="true"/>
                <table:data-pilot-member table:name="65757" table:display="true" table:show-details="true"/>
                <table:data-pilot-member table:name="65762" table:display="true" table:show-details="true"/>
                <table:data-pilot-member table:name="65768" table:display="true" table:show-details="true"/>
                <table:data-pilot-member table:name="65784" table:display="true" table:show-details="true"/>
                <table:data-pilot-member table:name="65787" table:display="true" table:show-details="true"/>
                <table:data-pilot-member table:name="65792" table:display="true" table:show-details="true"/>
                <table:data-pilot-member table:name="65810" table:display="true" table:show-details="true"/>
                <table:data-pilot-member table:name="65817" table:display="true" table:show-details="true"/>
                <table:data-pilot-member table:name="65830" table:display="true" table:show-details="true"/>
                <table:data-pilot-member table:name="65837" table:display="true" table:show-details="true"/>
                <table:data-pilot-member table:name="65848" table:display="true" table:show-details="true"/>
                <table:data-pilot-member table:name="65852" table:display="true" table:show-details="true"/>
                <table:data-pilot-member table:name="65854" table:display="true" table:show-details="true"/>
                <table:data-pilot-member table:name="65860" table:display="true" table:show-details="true"/>
                <table:data-pilot-member table:name="65866" table:display="true" table:show-details="true"/>
                <table:data-pilot-member table:name="65870" table:display="true" table:show-details="true"/>
                <table:data-pilot-member table:name="65890" table:display="true" table:show-details="true"/>
                <table:data-pilot-member table:name="65893" table:display="true" table:show-details="true"/>
                <table:data-pilot-member table:name="65902" table:display="true" table:show-details="true"/>
                <table:data-pilot-member table:name="65916" table:display="true" table:show-details="true"/>
                <table:data-pilot-member table:name="65923" table:display="true" table:show-details="true"/>
                <table:data-pilot-member table:name="65938" table:display="true" table:show-details="true"/>
                <table:data-pilot-member table:name="65948" table:display="true" table:show-details="true"/>
                <table:data-pilot-member table:name="65952" table:display="true" table:show-details="true"/>
                <table:data-pilot-member table:name="65955" table:display="true" table:show-details="true"/>
                <table:data-pilot-member table:name="65969" table:display="true" table:show-details="true"/>
                <table:data-pilot-member table:name="65976" table:display="true" table:show-details="true"/>
                <table:data-pilot-member table:name="65980" table:display="true" table:show-details="true"/>
                <table:data-pilot-member table:name="65991" table:display="true" table:show-details="true"/>
                <table:data-pilot-member table:name="65998" table:display="true" table:show-details="true"/>
                <table:data-pilot-member table:name="66001" table:display="true" table:show-details="true"/>
                <table:data-pilot-member table:name="66037" table:display="true" table:show-details="true"/>
                <table:data-pilot-member table:name="66050" table:display="true" table:show-details="true"/>
                <table:data-pilot-member table:name="66071" table:display="true" table:show-details="true"/>
                <table:data-pilot-member table:name="66113" table:display="true" table:show-details="true"/>
                <table:data-pilot-member table:name="66117" table:display="true" table:show-details="true"/>
                <table:data-pilot-member table:name="66118" table:display="true" table:show-details="true"/>
                <table:data-pilot-member table:name="66132" table:display="true" table:show-details="true"/>
                <table:data-pilot-member table:name="66149" table:display="true" table:show-details="true"/>
                <table:data-pilot-member table:name="66159" table:display="true" table:show-details="true"/>
                <table:data-pilot-member table:name="66160" table:display="true" table:show-details="true"/>
                <table:data-pilot-member table:name="66200" table:display="true" table:show-details="true"/>
                <table:data-pilot-member table:name="66216" table:display="true" table:show-details="true"/>
                <table:data-pilot-member table:name="66226" table:display="true" table:show-details="true"/>
                <table:data-pilot-member table:name="66253" table:display="true" table:show-details="true"/>
                <table:data-pilot-member table:name="66255" table:display="true" table:show-details="true"/>
                <table:data-pilot-member table:name="66269" table:display="true" table:show-details="true"/>
                <table:data-pilot-member table:name="66273" table:display="true" table:show-details="true"/>
                <table:data-pilot-member table:name="66277" table:display="true" table:show-details="true"/>
                <table:data-pilot-member table:name="66279" table:display="true" table:show-details="true"/>
                <table:data-pilot-member table:name="66290" table:display="true" table:show-details="true"/>
                <table:data-pilot-member table:name="66291" table:display="true" table:show-details="true"/>
                <table:data-pilot-member table:name="66300" table:display="true" table:show-details="true"/>
                <table:data-pilot-member table:name="66303" table:display="true" table:show-details="true"/>
                <table:data-pilot-member table:name="66322" table:display="true" table:show-details="true"/>
                <table:data-pilot-member table:name="66324" table:display="true" table:show-details="true"/>
                <table:data-pilot-member table:name="66327" table:display="true" table:show-details="true"/>
                <table:data-pilot-member table:name="66338" table:display="true" table:show-details="true"/>
                <table:data-pilot-member table:name="66340" table:display="true" table:show-details="true"/>
                <table:data-pilot-member table:name="66365" table:display="true" table:show-details="true"/>
                <table:data-pilot-member table:name="66385" table:display="true" table:show-details="true"/>
                <table:data-pilot-member table:name="66387" table:display="true" table:show-details="true"/>
                <table:data-pilot-member table:name="66396" table:display="true" table:show-details="true"/>
                <table:data-pilot-member table:name="66403" table:display="true" table:show-details="true"/>
                <table:data-pilot-member table:name="66436" table:display="true" table:show-details="true"/>
                <table:data-pilot-member table:name="66441" table:display="true" table:show-details="true"/>
                <table:data-pilot-member table:name="66443" table:display="true" table:show-details="true"/>
                <table:data-pilot-member table:name="66445" table:display="true" table:show-details="true"/>
                <table:data-pilot-member table:name="66449" table:display="true" table:show-details="true"/>
                <table:data-pilot-member table:name="66450" table:display="true" table:show-details="true"/>
                <table:data-pilot-member table:name="66463" table:display="true" table:show-details="true"/>
                <table:data-pilot-member table:name="66469" table:display="true" table:show-details="true"/>
                <table:data-pilot-member table:name="66495" table:display="true" table:show-details="true"/>
                <table:data-pilot-member table:name="66496" table:display="true" table:show-details="true"/>
                <table:data-pilot-member table:name="66504" table:display="true" table:show-details="true"/>
                <table:data-pilot-member table:name="66505" table:display="true" table:show-details="true"/>
                <table:data-pilot-member table:name="66517" table:display="true" table:show-details="true"/>
                <table:data-pilot-member table:name="66520" table:display="true" table:show-details="true"/>
                <table:data-pilot-member table:name="66522" table:display="true" table:show-details="true"/>
                <table:data-pilot-member table:name="66539" table:display="true" table:show-details="true"/>
                <table:data-pilot-member table:name="66548" table:display="true" table:show-details="true"/>
                <table:data-pilot-member table:name="66557" table:display="true" table:show-details="true"/>
                <table:data-pilot-member table:name="66565" table:display="true" table:show-details="true"/>
                <table:data-pilot-member table:name="66586" table:display="true" table:show-details="true"/>
                <table:data-pilot-member table:name="66600" table:display="true" table:show-details="true"/>
                <table:data-pilot-member table:name="66601" table:display="true" table:show-details="true"/>
                <table:data-pilot-member table:name="66612" table:display="true" table:show-details="true"/>
                <table:data-pilot-member table:name="66622" table:display="true" table:show-details="true"/>
                <table:data-pilot-member table:name="66668" table:display="true" table:show-details="true"/>
                <table:data-pilot-member table:name="66669" table:display="true" table:show-details="true"/>
                <table:data-pilot-member table:name="66676" table:display="true" table:show-details="true"/>
                <table:data-pilot-member table:name="66682" table:display="true" table:show-details="true"/>
                <table:data-pilot-member table:name="66683" table:display="true" table:show-details="true"/>
                <table:data-pilot-member table:name="66697" table:display="true" table:show-details="true"/>
                <table:data-pilot-member table:name="66716" table:display="true" table:show-details="true"/>
                <table:data-pilot-member table:name="66717" table:display="true" table:show-details="true"/>
                <table:data-pilot-member table:name="66723" table:display="true" table:show-details="true"/>
                <table:data-pilot-member table:name="66763" table:display="true" table:show-details="true"/>
                <table:data-pilot-member table:name="66765" table:display="true" table:show-details="true"/>
                <table:data-pilot-member table:name="66788" table:display="true" table:show-details="true"/>
                <table:data-pilot-member table:name="66811" table:display="true" table:show-details="true"/>
                <table:data-pilot-member table:name="66813" table:display="true" table:show-details="true"/>
                <table:data-pilot-member table:name="66816" table:display="true" table:show-details="true"/>
                <table:data-pilot-member table:name="66822" table:display="true" table:show-details="true"/>
                <table:data-pilot-member table:name="66837" table:display="true" table:show-details="true"/>
                <table:data-pilot-member table:name="66846" table:display="true" table:show-details="true"/>
                <table:data-pilot-member table:name="66847" table:display="true" table:show-details="true"/>
                <table:data-pilot-member table:name="66864" table:display="true" table:show-details="true"/>
                <table:data-pilot-member table:name="66870" table:display="true" table:show-details="true"/>
                <table:data-pilot-member table:name="66874" table:display="true" table:show-details="true"/>
                <table:data-pilot-member table:name="66893" table:display="true" table:show-details="true"/>
                <table:data-pilot-member table:name="66934" table:display="true" table:show-details="true"/>
                <table:data-pilot-member table:name="66969" table:display="true" table:show-details="true"/>
                <table:data-pilot-member table:name="66970" table:display="true" table:show-details="true"/>
                <table:data-pilot-member table:name="66983" table:display="true" table:show-details="true"/>
                <table:data-pilot-member table:name="66993" table:display="true" table:show-details="true"/>
                <table:data-pilot-member table:name="67000" table:display="true" table:show-details="true"/>
                <table:data-pilot-member table:name="67001" table:display="true" table:show-details="true"/>
                <table:data-pilot-member table:name="67006" table:display="true" table:show-details="true"/>
                <table:data-pilot-member table:name="67018" table:display="true" table:show-details="true"/>
                <table:data-pilot-member table:name="67022" table:display="true" table:show-details="true"/>
                <table:data-pilot-member table:name="67026" table:display="true" table:show-details="true"/>
                <table:data-pilot-member table:name="67053" table:display="true" table:show-details="true"/>
                <table:data-pilot-member table:name="67055" table:display="true" table:show-details="true"/>
                <table:data-pilot-member table:name="67065" table:display="true" table:show-details="true"/>
                <table:data-pilot-member table:name="67068" table:display="true" table:show-details="true"/>
                <table:data-pilot-member table:name="67071" table:display="true" table:show-details="true"/>
                <table:data-pilot-member table:name="67076" table:display="true" table:show-details="true"/>
                <table:data-pilot-member table:name="67083" table:display="true" table:show-details="true"/>
                <table:data-pilot-member table:name="67090" table:display="true" table:show-details="true"/>
                <table:data-pilot-member table:name="67098" table:display="true" table:show-details="true"/>
                <table:data-pilot-member table:name="67102" table:display="true" table:show-details="true"/>
                <table:data-pilot-member table:name="67112" table:display="true" table:show-details="true"/>
                <table:data-pilot-member table:name="67114" table:display="true" table:show-details="true"/>
                <table:data-pilot-member table:name="67120" table:display="true" table:show-details="true"/>
                <table:data-pilot-member table:name="67128" table:display="true" table:show-details="true"/>
                <table:data-pilot-member table:name="67137" table:display="true" table:show-details="true"/>
                <table:data-pilot-member table:name="67154" table:display="true" table:show-details="true"/>
                <table:data-pilot-member table:name="67158" table:display="true" table:show-details="true"/>
                <table:data-pilot-member table:name="67177" table:display="true" table:show-details="true"/>
                <table:data-pilot-member table:name="67208" table:display="true" table:show-details="true"/>
                <table:data-pilot-member table:name="67209" table:display="true" table:show-details="true"/>
                <table:data-pilot-member table:name="67216" table:display="true" table:show-details="true"/>
                <table:data-pilot-member table:name="67226" table:display="true" table:show-details="true"/>
                <table:data-pilot-member table:name="67242" table:display="true" table:show-details="true"/>
                <table:data-pilot-member table:name="67268" table:display="true" table:show-details="true"/>
                <table:data-pilot-member table:name="67269" table:display="true" table:show-details="true"/>
                <table:data-pilot-member table:name="67270" table:display="true" table:show-details="true"/>
                <table:data-pilot-member table:name="67276" table:display="true" table:show-details="true"/>
                <table:data-pilot-member table:name="67294" table:display="true" table:show-details="true"/>
                <table:data-pilot-member table:name="67303" table:display="true" table:show-details="true"/>
                <table:data-pilot-member table:name="67313" table:display="true" table:show-details="true"/>
                <table:data-pilot-member table:name="67323" table:display="true" table:show-details="true"/>
                <table:data-pilot-member table:name="67325" table:display="true" table:show-details="true"/>
                <table:data-pilot-member table:name="67327" table:display="true" table:show-details="true"/>
                <table:data-pilot-member table:name="67340" table:display="true" table:show-details="true"/>
                <table:data-pilot-member table:name="67358" table:display="true" table:show-details="true"/>
                <table:data-pilot-member table:name="67391" table:display="true" table:show-details="true"/>
                <table:data-pilot-member table:name="67397" table:display="true" table:show-details="true"/>
                <table:data-pilot-member table:name="67404" table:display="true" table:show-details="true"/>
                <table:data-pilot-member table:name="67408" table:display="true" table:show-details="true"/>
                <table:data-pilot-member table:name="67433" table:display="true" table:show-details="true"/>
                <table:data-pilot-member table:name="67448" table:display="true" table:show-details="true"/>
                <table:data-pilot-member table:name="67464" table:display="true" table:show-details="true"/>
                <table:data-pilot-member table:name="67466" table:display="true" table:show-details="true"/>
                <table:data-pilot-member table:name="67470" table:display="true" table:show-details="true"/>
                <table:data-pilot-member table:name="67479" table:display="true" table:show-details="true"/>
                <table:data-pilot-member table:name="67481" table:display="true" table:show-details="true"/>
                <table:data-pilot-member table:name="67484" table:display="true" table:show-details="true"/>
                <table:data-pilot-member table:name="67489" table:display="true" table:show-details="true"/>
                <table:data-pilot-member table:name="67490" table:display="true" table:show-details="true"/>
                <table:data-pilot-member table:name="67497" table:display="true" table:show-details="true"/>
                <table:data-pilot-member table:name="67500" table:display="true" table:show-details="true"/>
                <table:data-pilot-member table:name="67518" table:display="true" table:show-details="true"/>
                <table:data-pilot-member table:name="67529" table:display="true" table:show-details="true"/>
                <table:data-pilot-member table:name="67530" table:display="true" table:show-details="true"/>
                <table:data-pilot-member table:name="67536" table:display="true" table:show-details="true"/>
                <table:data-pilot-member table:name="67543" table:display="true" table:show-details="true"/>
                <table:data-pilot-member table:name="67546" table:display="true" table:show-details="true"/>
                <table:data-pilot-member table:name="67568" table:display="true" table:show-details="true"/>
                <table:data-pilot-member table:name="67569" table:display="true" table:show-details="true"/>
                <table:data-pilot-member table:name="67580" table:display="true" table:show-details="true"/>
                <table:data-pilot-member table:name="67581" table:display="true" table:show-details="true"/>
                <table:data-pilot-member table:name="67582" table:display="true" table:show-details="true"/>
                <table:data-pilot-member table:name="67586" table:display="true" table:show-details="true"/>
                <table:data-pilot-member table:name="67587" table:display="true" table:show-details="true"/>
                <table:data-pilot-member table:name="67601" table:display="true" table:show-details="true"/>
                <table:data-pilot-member table:name="67612" table:display="true" table:show-details="true"/>
                <table:data-pilot-member table:name="67614" table:display="true" table:show-details="true"/>
                <table:data-pilot-member table:name="67616" table:display="true" table:show-details="true"/>
                <table:data-pilot-member table:name="67632" table:display="true" table:show-details="true"/>
                <table:data-pilot-member table:name="67643" table:display="true" table:show-details="true"/>
                <table:data-pilot-member table:name="67656" table:display="true" table:show-details="true"/>
                <table:data-pilot-member table:name="67702" table:display="true" table:show-details="true"/>
                <table:data-pilot-member table:name="67707" table:display="true" table:show-details="true"/>
                <table:data-pilot-member table:name="67708" table:display="true" table:show-details="true"/>
                <table:data-pilot-member table:name="67721" table:display="true" table:show-details="true"/>
                <table:data-pilot-member table:name="67735" table:display="true" table:show-details="true"/>
                <table:data-pilot-member table:name="67740" table:display="true" table:show-details="true"/>
                <table:data-pilot-member table:name="67752" table:display="true" table:show-details="true"/>
                <table:data-pilot-member table:name="67761" table:display="true" table:show-details="true"/>
                <table:data-pilot-member table:name="67771" table:display="true" table:show-details="true"/>
                <table:data-pilot-member table:name="67774" table:display="true" table:show-details="true"/>
                <table:data-pilot-member table:name="67787" table:display="true" table:show-details="true"/>
                <table:data-pilot-member table:name="67793" table:display="true" table:show-details="true"/>
                <table:data-pilot-member table:name="67797" table:display="true" table:show-details="true"/>
                <table:data-pilot-member table:name="67815" table:display="true" table:show-details="true"/>
                <table:data-pilot-member table:name="67846" table:display="true" table:show-details="true"/>
                <table:data-pilot-member table:name="67847" table:display="true" table:show-details="true"/>
                <table:data-pilot-member table:name="67857" table:display="true" table:show-details="true"/>
                <table:data-pilot-member table:name="67878" table:display="true" table:show-details="true"/>
                <table:data-pilot-member table:name="67886" table:display="true" table:show-details="true"/>
                <table:data-pilot-member table:name="67892" table:display="true" table:show-details="true"/>
                <table:data-pilot-member table:name="67897" table:display="true" table:show-details="true"/>
                <table:data-pilot-member table:name="67899" table:display="true" table:show-details="true"/>
                <table:data-pilot-member table:name="67914" table:display="true" table:show-details="true"/>
                <table:data-pilot-member table:name="67915" table:display="true" table:show-details="true"/>
                <table:data-pilot-member table:name="67919" table:display="true" table:show-details="true"/>
                <table:data-pilot-member table:name="67934" table:display="true" table:show-details="true"/>
                <table:data-pilot-member table:name="67942" table:display="true" table:show-details="true"/>
                <table:data-pilot-member table:name="67944" table:display="true" table:show-details="true"/>
                <table:data-pilot-member table:name="67949" table:display="true" table:show-details="true"/>
                <table:data-pilot-member table:name="67950" table:display="true" table:show-details="true"/>
                <table:data-pilot-member table:name="67981" table:display="true" table:show-details="true"/>
                <table:data-pilot-member table:name="67985" table:display="true" table:show-details="true"/>
                <table:data-pilot-member table:name="68011" table:display="true" table:show-details="true"/>
                <table:data-pilot-member table:name="68025" table:display="true" table:show-details="true"/>
                <table:data-pilot-member table:name="68027" table:display="true" table:show-details="true"/>
                <table:data-pilot-member table:name="68044" table:display="true" table:show-details="true"/>
                <table:data-pilot-member table:name="68053" table:display="true" table:show-details="true"/>
                <table:data-pilot-member table:name="68071" table:display="true" table:show-details="true"/>
                <table:data-pilot-member table:name="68076" table:display="true" table:show-details="true"/>
                <table:data-pilot-member table:name="68095" table:display="true" table:show-details="true"/>
                <table:data-pilot-member table:name="68133" table:display="true" table:show-details="true"/>
                <table:data-pilot-member table:name="68146" table:display="true" table:show-details="true"/>
                <table:data-pilot-member table:name="68155" table:display="true" table:show-details="true"/>
                <table:data-pilot-member table:name="68169" table:display="true" table:show-details="true"/>
                <table:data-pilot-member table:name="68185" table:display="true" table:show-details="true"/>
                <table:data-pilot-member table:name="68189" table:display="true" table:show-details="true"/>
                <table:data-pilot-member table:name="68193" table:display="true" table:show-details="true"/>
                <table:data-pilot-member table:name="68195" table:display="true" table:show-details="true"/>
                <table:data-pilot-member table:name="68203" table:display="true" table:show-details="true"/>
                <table:data-pilot-member table:name="68225" table:display="true" table:show-details="true"/>
                <table:data-pilot-member table:name="68242" table:display="true" table:show-details="true"/>
                <table:data-pilot-member table:name="68243" table:display="true" table:show-details="true"/>
                <table:data-pilot-member table:name="68272" table:display="true" table:show-details="true"/>
                <table:data-pilot-member table:name="68285" table:display="true" table:show-details="true"/>
                <table:data-pilot-member table:name="68323" table:display="true" table:show-details="true"/>
                <table:data-pilot-member table:name="68330" table:display="true" table:show-details="true"/>
                <table:data-pilot-member table:name="68332" table:display="true" table:show-details="true"/>
                <table:data-pilot-member table:name="68356" table:display="true" table:show-details="true"/>
                <table:data-pilot-member table:name="68367" table:display="true" table:show-details="true"/>
                <table:data-pilot-member table:name="68406" table:display="true" table:show-details="true"/>
                <table:data-pilot-member table:name="68409" table:display="true" table:show-details="true"/>
                <table:data-pilot-member table:name="68426" table:display="true" table:show-details="true"/>
                <table:data-pilot-member table:name="68433" table:display="true" table:show-details="true"/>
                <table:data-pilot-member table:name="68456" table:display="true" table:show-details="true"/>
                <table:data-pilot-member table:name="68460" table:display="true" table:show-details="true"/>
                <table:data-pilot-member table:name="68467" table:display="true" table:show-details="true"/>
                <table:data-pilot-member table:name="68477" table:display="true" table:show-details="true"/>
                <table:data-pilot-member table:name="68482" table:display="true" table:show-details="true"/>
                <table:data-pilot-member table:name="68497" table:display="true" table:show-details="true"/>
                <table:data-pilot-member table:name="68560" table:display="true" table:show-details="true"/>
                <table:data-pilot-member table:name="68563" table:display="true" table:show-details="true"/>
                <table:data-pilot-member table:name="68564" table:display="true" table:show-details="true"/>
                <table:data-pilot-member table:name="68569" table:display="true" table:show-details="true"/>
                <table:data-pilot-member table:name="68580" table:display="true" table:show-details="true"/>
                <table:data-pilot-member table:name="68583" table:display="true" table:show-details="true"/>
                <table:data-pilot-member table:name="68584" table:display="true" table:show-details="true"/>
                <table:data-pilot-member table:name="68611" table:display="true" table:show-details="true"/>
                <table:data-pilot-member table:name="68633" table:display="true" table:show-details="true"/>
                <table:data-pilot-member table:name="68635" table:display="true" table:show-details="true"/>
                <table:data-pilot-member table:name="68637" table:display="true" table:show-details="true"/>
                <table:data-pilot-member table:name="68639" table:display="true" table:show-details="true"/>
                <table:data-pilot-member table:name="68651" table:display="true" table:show-details="true"/>
                <table:data-pilot-member table:name="68657" table:display="true" table:show-details="true"/>
                <table:data-pilot-member table:name="68670" table:display="true" table:show-details="true"/>
                <table:data-pilot-member table:name="68672" table:display="true" table:show-details="true"/>
                <table:data-pilot-member table:name="68712" table:display="true" table:show-details="true"/>
                <table:data-pilot-member table:name="68724" table:display="true" table:show-details="true"/>
                <table:data-pilot-member table:name="68734" table:display="true" table:show-details="true"/>
                <table:data-pilot-member table:name="68736" table:display="true" table:show-details="true"/>
                <table:data-pilot-member table:name="68761" table:display="true" table:show-details="true"/>
                <table:data-pilot-member table:name="68768" table:display="true" table:show-details="true"/>
                <table:data-pilot-member table:name="68774" table:display="true" table:show-details="true"/>
                <table:data-pilot-member table:name="68788" table:display="true" table:show-details="true"/>
                <table:data-pilot-member table:name="68789" table:display="true" table:show-details="true"/>
                <table:data-pilot-member table:name="68794" table:display="true" table:show-details="true"/>
                <table:data-pilot-member table:name="68802" table:display="true" table:show-details="true"/>
                <table:data-pilot-member table:name="68817" table:display="true" table:show-details="true"/>
                <table:data-pilot-member table:name="68827" table:display="true" table:show-details="true"/>
                <table:data-pilot-member table:name="68830" table:display="true" table:show-details="true"/>
                <table:data-pilot-member table:name="68844" table:display="true" table:show-details="true"/>
                <table:data-pilot-member table:name="68867" table:display="true" table:show-details="true"/>
                <table:data-pilot-member table:name="68871" table:display="true" table:show-details="true"/>
                <table:data-pilot-member table:name="68905" table:display="true" table:show-details="true"/>
                <table:data-pilot-member table:name="68908" table:display="true" table:show-details="true"/>
                <table:data-pilot-member table:name="68909" table:display="true" table:show-details="true"/>
                <table:data-pilot-member table:name="68945" table:display="true" table:show-details="true"/>
                <table:data-pilot-member table:name="68948" table:display="true" table:show-details="true"/>
                <table:data-pilot-member table:name="68962" table:display="true" table:show-details="true"/>
                <table:data-pilot-member table:name="68965" table:display="true" table:show-details="true"/>
                <table:data-pilot-member table:name="68969" table:display="true" table:show-details="true"/>
                <table:data-pilot-member table:name="69015" table:display="true" table:show-details="true"/>
                <table:data-pilot-member table:name="69022" table:display="true" table:show-details="true"/>
                <table:data-pilot-member table:name="69039" table:display="true" table:show-details="true"/>
                <table:data-pilot-member table:name="69062" table:display="true" table:show-details="true"/>
                <table:data-pilot-member table:name="69069" table:display="true" table:show-details="true"/>
                <table:data-pilot-member table:name="69094" table:display="true" table:show-details="true"/>
                <table:data-pilot-member table:name="69100" table:display="true" table:show-details="true"/>
                <table:data-pilot-member table:name="69154" table:display="true" table:show-details="true"/>
                <table:data-pilot-member table:name="69160" table:display="true" table:show-details="true"/>
                <table:data-pilot-member table:name="69200" table:display="true" table:show-details="true"/>
                <table:data-pilot-member table:name="69201" table:display="true" table:show-details="true"/>
                <table:data-pilot-member table:name="69227" table:display="true" table:show-details="true"/>
                <table:data-pilot-member table:name="69234" table:display="true" table:show-details="true"/>
                <table:data-pilot-member table:name="69239" table:display="true" table:show-details="true"/>
                <table:data-pilot-member table:name="69241" table:display="true" table:show-details="true"/>
                <table:data-pilot-member table:name="69245" table:display="true" table:show-details="true"/>
                <table:data-pilot-member table:name="69264" table:display="true" table:show-details="true"/>
                <table:data-pilot-member table:name="69276" table:display="true" table:show-details="true"/>
                <table:data-pilot-member table:name="69284" table:display="true" table:show-details="true"/>
                <table:data-pilot-member table:name="69301" table:display="true" table:show-details="true"/>
                <table:data-pilot-member table:name="69312" table:display="true" table:show-details="true"/>
                <table:data-pilot-member table:name="69321" table:display="true" table:show-details="true"/>
                <table:data-pilot-member table:name="69323" table:display="true" table:show-details="true"/>
                <table:data-pilot-member table:name="69351" table:display="true" table:show-details="true"/>
                <table:data-pilot-member table:name="69406" table:display="true" table:show-details="true"/>
                <table:data-pilot-member table:name="69415" table:display="true" table:show-details="true"/>
                <table:data-pilot-member table:name="69429" table:display="true" table:show-details="true"/>
                <table:data-pilot-member table:name="69434" table:display="true" table:show-details="true"/>
                <table:data-pilot-member table:name="69435" table:display="true" table:show-details="true"/>
                <table:data-pilot-member table:name="69437" table:display="true" table:show-details="true"/>
                <table:data-pilot-member table:name="69458" table:display="true" table:show-details="true"/>
                <table:data-pilot-member table:name="69460" table:display="true" table:show-details="true"/>
                <table:data-pilot-member table:name="69465" table:display="true" table:show-details="true"/>
                <table:data-pilot-member table:name="69471" table:display="true" table:show-details="true"/>
                <table:data-pilot-member table:name="69486" table:display="true" table:show-details="true"/>
                <table:data-pilot-member table:name="69497" table:display="true" table:show-details="true"/>
                <table:data-pilot-member table:name="69510" table:display="true" table:show-details="true"/>
                <table:data-pilot-member table:name="69515" table:display="true" table:show-details="true"/>
                <table:data-pilot-member table:name="69518" table:display="true" table:show-details="true"/>
                <table:data-pilot-member table:name="69527" table:display="true" table:show-details="true"/>
                <table:data-pilot-member table:name="69531" table:display="true" table:show-details="true"/>
                <table:data-pilot-member table:name="69544" table:display="true" table:show-details="true"/>
                <table:data-pilot-member table:name="69582" table:display="true" table:show-details="true"/>
                <table:data-pilot-member table:name="69587" table:display="true" table:show-details="true"/>
                <table:data-pilot-member table:name="69594" table:display="true" table:show-details="true"/>
                <table:data-pilot-member table:name="69595" table:display="true" table:show-details="true"/>
                <table:data-pilot-member table:name="69614" table:display="true" table:show-details="true"/>
                <table:data-pilot-member table:name="69615" table:display="true" table:show-details="true"/>
                <table:data-pilot-member table:name="69620" table:display="true" table:show-details="true"/>
                <table:data-pilot-member table:name="69623" table:display="true" table:show-details="true"/>
                <table:data-pilot-member table:name="69633" table:display="true" table:show-details="true"/>
                <table:data-pilot-member table:name="69636" table:display="true" table:show-details="true"/>
                <table:data-pilot-member table:name="69637" table:display="true" table:show-details="true"/>
                <table:data-pilot-member table:name="69656" table:display="true" table:show-details="true"/>
                <table:data-pilot-member table:name="69662" table:display="true" table:show-details="true"/>
                <table:data-pilot-member table:name="69669" table:display="true" table:show-details="true"/>
                <table:data-pilot-member table:name="69686" table:display="true" table:show-details="true"/>
                <table:data-pilot-member table:name="69687" table:display="true" table:show-details="true"/>
                <table:data-pilot-member table:name="69693" table:display="true" table:show-details="true"/>
                <table:data-pilot-member table:name="69696" table:display="true" table:show-details="true"/>
                <table:data-pilot-member table:name="69698" table:display="true" table:show-details="true"/>
                <table:data-pilot-member table:name="69699" table:display="true" table:show-details="true"/>
                <table:data-pilot-member table:name="69701" table:display="true" table:show-details="true"/>
                <table:data-pilot-member table:name="69717" table:display="true" table:show-details="true"/>
                <table:data-pilot-member table:name="69724" table:display="true" table:show-details="true"/>
                <table:data-pilot-member table:name="69739" table:display="true" table:show-details="true"/>
                <table:data-pilot-member table:name="69743" table:display="true" table:show-details="true"/>
                <table:data-pilot-member table:name="69760" table:display="true" table:show-details="true"/>
                <table:data-pilot-member table:name="69761" table:display="true" table:show-details="true"/>
                <table:data-pilot-member table:name="69769" table:display="true" table:show-details="true"/>
                <table:data-pilot-member table:name="69773" table:display="true" table:show-details="true"/>
                <table:data-pilot-member table:name="69777" table:display="true" table:show-details="true"/>
                <table:data-pilot-member table:name="69787" table:display="true" table:show-details="true"/>
                <table:data-pilot-member table:name="69825" table:display="true" table:show-details="true"/>
                <table:data-pilot-member table:name="69842" table:display="true" table:show-details="true"/>
                <table:data-pilot-member table:name="69875" table:display="true" table:show-details="true"/>
                <table:data-pilot-member table:name="69898" table:display="true" table:show-details="true"/>
                <table:data-pilot-member table:name="69935" table:display="true" table:show-details="true"/>
                <table:data-pilot-member table:name="69936" table:display="true" table:show-details="true"/>
                <table:data-pilot-member table:name="69948" table:display="true" table:show-details="true"/>
                <table:data-pilot-member table:name="69954" table:display="true" table:show-details="true"/>
                <table:data-pilot-member table:name="69958" table:display="true" table:show-details="true"/>
                <table:data-pilot-member table:name="69965" table:display="true" table:show-details="true"/>
                <table:data-pilot-member table:name="69970" table:display="true" table:show-details="true"/>
                <table:data-pilot-member table:name="69971" table:display="true" table:show-details="true"/>
                <table:data-pilot-member table:name="69978" table:display="true" table:show-details="true"/>
                <table:data-pilot-member table:name="69984" table:display="true" table:show-details="true"/>
                <table:data-pilot-member table:name="69986" table:display="true" table:show-details="true"/>
                <table:data-pilot-member table:name="70004" table:display="true" table:show-details="true"/>
                <table:data-pilot-member table:name="70025" table:display="true" table:show-details="true"/>
                <table:data-pilot-member table:name="70029" table:display="true" table:show-details="true"/>
                <table:data-pilot-member table:name="70036" table:display="true" table:show-details="true"/>
                <table:data-pilot-member table:name="70049" table:display="true" table:show-details="true"/>
                <table:data-pilot-member table:name="70054" table:display="true" table:show-details="true"/>
                <table:data-pilot-member table:name="70074" table:display="true" table:show-details="true"/>
                <table:data-pilot-member table:name="70078" table:display="true" table:show-details="true"/>
                <table:data-pilot-member table:name="70080" table:display="true" table:show-details="true"/>
                <table:data-pilot-member table:name="70090" table:display="true" table:show-details="true"/>
                <table:data-pilot-member table:name="70111" table:display="true" table:show-details="true"/>
                <table:data-pilot-member table:name="70115" table:display="true" table:show-details="true"/>
                <table:data-pilot-member table:name="70122" table:display="true" table:show-details="true"/>
                <table:data-pilot-member table:name="70144" table:display="true" table:show-details="true"/>
                <table:data-pilot-member table:name="70145" table:display="true" table:show-details="true"/>
                <table:data-pilot-member table:name="70150" table:display="true" table:show-details="true"/>
                <table:data-pilot-member table:name="70154" table:display="true" table:show-details="true"/>
                <table:data-pilot-member table:name="70203" table:display="true" table:show-details="true"/>
                <table:data-pilot-member table:name="70211" table:display="true" table:show-details="true"/>
                <table:data-pilot-member table:name="70214" table:display="true" table:show-details="true"/>
                <table:data-pilot-member table:name="70216" table:display="true" table:show-details="true"/>
                <table:data-pilot-member table:name="70219" table:display="true" table:show-details="true"/>
                <table:data-pilot-member table:name="70226" table:display="true" table:show-details="true"/>
                <table:data-pilot-member table:name="70230" table:display="true" table:show-details="true"/>
                <table:data-pilot-member table:name="70232" table:display="true" table:show-details="true"/>
                <table:data-pilot-member table:name="70252" table:display="true" table:show-details="true"/>
                <table:data-pilot-member table:name="70261" table:display="true" table:show-details="true"/>
                <table:data-pilot-member table:name="70262" table:display="true" table:show-details="true"/>
                <table:data-pilot-member table:name="70270" table:display="true" table:show-details="true"/>
                <table:data-pilot-member table:name="70286" table:display="true" table:show-details="true"/>
                <table:data-pilot-member table:name="70288" table:display="true" table:show-details="true"/>
                <table:data-pilot-member table:name="70303" table:display="true" table:show-details="true"/>
                <table:data-pilot-member table:name="70317" table:display="true" table:show-details="true"/>
                <table:data-pilot-member table:name="70319" table:display="true" table:show-details="true"/>
                <table:data-pilot-member table:name="70329" table:display="true" table:show-details="true"/>
                <table:data-pilot-member table:name="70343" table:display="true" table:show-details="true"/>
                <table:data-pilot-member table:name="70357" table:display="true" table:show-details="true"/>
                <table:data-pilot-member table:name="70358" table:display="true" table:show-details="true"/>
                <table:data-pilot-member table:name="70363" table:display="true" table:show-details="true"/>
                <table:data-pilot-member table:name="70390" table:display="true" table:show-details="true"/>
                <table:data-pilot-member table:name="70400" table:display="true" table:show-details="true"/>
                <table:data-pilot-member table:name="70421" table:display="true" table:show-details="true"/>
                <table:data-pilot-member table:name="70433" table:display="true" table:show-details="true"/>
                <table:data-pilot-member table:name="70436" table:display="true" table:show-details="true"/>
                <table:data-pilot-member table:name="70437" table:display="true" table:show-details="true"/>
                <table:data-pilot-member table:name="70440" table:display="true" table:show-details="true"/>
                <table:data-pilot-member table:name="70441" table:display="true" table:show-details="true"/>
                <table:data-pilot-member table:name="70490" table:display="true" table:show-details="true"/>
                <table:data-pilot-member table:name="70497" table:display="true" table:show-details="true"/>
                <table:data-pilot-member table:name="70501" table:display="true" table:show-details="true"/>
                <table:data-pilot-member table:name="70505" table:display="true" table:show-details="true"/>
                <table:data-pilot-member table:name="70513" table:display="true" table:show-details="true"/>
                <table:data-pilot-member table:name="70519" table:display="true" table:show-details="true"/>
                <table:data-pilot-member table:name="70527" table:display="true" table:show-details="true"/>
                <table:data-pilot-member table:name="70556" table:display="true" table:show-details="true"/>
                <table:data-pilot-member table:name="70568" table:display="true" table:show-details="true"/>
                <table:data-pilot-member table:name="70574" table:display="true" table:show-details="true"/>
                <table:data-pilot-member table:name="70578" table:display="true" table:show-details="true"/>
                <table:data-pilot-member table:name="70581" table:display="true" table:show-details="true"/>
                <table:data-pilot-member table:name="70582" table:display="true" table:show-details="true"/>
                <table:data-pilot-member table:name="70589" table:display="true" table:show-details="true"/>
                <table:data-pilot-member table:name="70611" table:display="true" table:show-details="true"/>
                <table:data-pilot-member table:name="70616" table:display="true" table:show-details="true"/>
                <table:data-pilot-member table:name="70632" table:display="true" table:show-details="true"/>
                <table:data-pilot-member table:name="70644" table:display="true" table:show-details="true"/>
                <table:data-pilot-member table:name="70648" table:display="true" table:show-details="true"/>
                <table:data-pilot-member table:name="70650" table:display="true" table:show-details="true"/>
                <table:data-pilot-member table:name="70656" table:display="true" table:show-details="true"/>
                <table:data-pilot-member table:name="70657" table:display="true" table:show-details="true"/>
                <table:data-pilot-member table:name="70668" table:display="true" table:show-details="true"/>
                <table:data-pilot-member table:name="70684" table:display="true" table:show-details="true"/>
                <table:data-pilot-member table:name="70701" table:display="true" table:show-details="true"/>
                <table:data-pilot-member table:name="70722" table:display="true" table:show-details="true"/>
                <table:data-pilot-member table:name="70735" table:display="true" table:show-details="true"/>
                <table:data-pilot-member table:name="70739" table:display="true" table:show-details="true"/>
                <table:data-pilot-member table:name="70759" table:display="true" table:show-details="true"/>
                <table:data-pilot-member table:name="70764" table:display="true" table:show-details="true"/>
                <table:data-pilot-member table:name="70766" table:display="true" table:show-details="true"/>
                <table:data-pilot-member table:name="70784" table:display="true" table:show-details="true"/>
                <table:data-pilot-member table:name="70800" table:display="true" table:show-details="true"/>
                <table:data-pilot-member table:name="70803" table:display="true" table:show-details="true"/>
                <table:data-pilot-member table:name="70817" table:display="true" table:show-details="true"/>
                <table:data-pilot-member table:name="70819" table:display="true" table:show-details="true"/>
                <table:data-pilot-member table:name="70822" table:display="true" table:show-details="true"/>
                <table:data-pilot-member table:name="70833" table:display="true" table:show-details="true"/>
                <table:data-pilot-member table:name="70836" table:display="true" table:show-details="true"/>
                <table:data-pilot-member table:name="70837" table:display="true" table:show-details="true"/>
                <table:data-pilot-member table:name="70843" table:display="true" table:show-details="true"/>
                <table:data-pilot-member table:name="70885" table:display="true" table:show-details="true"/>
                <table:data-pilot-member table:name="70906" table:display="true" table:show-details="true"/>
                <table:data-pilot-member table:name="70913" table:display="true" table:show-details="true"/>
                <table:data-pilot-member table:name="70920" table:display="true" table:show-details="true"/>
                <table:data-pilot-member table:name="70941" table:display="true" table:show-details="true"/>
                <table:data-pilot-member table:name="70945" table:display="true" table:show-details="true"/>
                <table:data-pilot-member table:name="70974" table:display="true" table:show-details="true"/>
                <table:data-pilot-member table:name="70986" table:display="true" table:show-details="true"/>
                <table:data-pilot-member table:name="71010" table:display="true" table:show-details="true"/>
                <table:data-pilot-member table:name="71028" table:display="true" table:show-details="true"/>
                <table:data-pilot-member table:name="71037" table:display="true" table:show-details="true"/>
                <table:data-pilot-member table:name="71039" table:display="true" table:show-details="true"/>
                <table:data-pilot-member table:name="71060" table:display="true" table:show-details="true"/>
                <table:data-pilot-member table:name="71073" table:display="true" table:show-details="true"/>
                <table:data-pilot-member table:name="71083" table:display="true" table:show-details="true"/>
                <table:data-pilot-member table:name="71086" table:display="true" table:show-details="true"/>
                <table:data-pilot-member table:name="71091" table:display="true" table:show-details="true"/>
                <table:data-pilot-member table:name="71109" table:display="true" table:show-details="true"/>
                <table:data-pilot-member table:name="71115" table:display="true" table:show-details="true"/>
                <table:data-pilot-member table:name="71125" table:display="true" table:show-details="true"/>
                <table:data-pilot-member table:name="71147" table:display="true" table:show-details="true"/>
                <table:data-pilot-member table:name="71149" table:display="true" table:show-details="true"/>
                <table:data-pilot-member table:name="71151" table:display="true" table:show-details="true"/>
                <table:data-pilot-member table:name="71163" table:display="true" table:show-details="true"/>
                <table:data-pilot-member table:name="71168" table:display="true" table:show-details="true"/>
                <table:data-pilot-member table:name="71173" table:display="true" table:show-details="true"/>
                <table:data-pilot-member table:name="71176" table:display="true" table:show-details="true"/>
                <table:data-pilot-member table:name="71198" table:display="true" table:show-details="true"/>
                <table:data-pilot-member table:name="71204" table:display="true" table:show-details="true"/>
                <table:data-pilot-member table:name="71205" table:display="true" table:show-details="true"/>
                <table:data-pilot-member table:name="71207" table:display="true" table:show-details="true"/>
                <table:data-pilot-member table:name="71221" table:display="true" table:show-details="true"/>
                <table:data-pilot-member table:name="71225" table:display="true" table:show-details="true"/>
                <table:data-pilot-member table:name="71228" table:display="true" table:show-details="true"/>
                <table:data-pilot-member table:name="71237" table:display="true" table:show-details="true"/>
                <table:data-pilot-member table:name="71239" table:display="true" table:show-details="true"/>
                <table:data-pilot-member table:name="71242" table:display="true" table:show-details="true"/>
                <table:data-pilot-member table:name="71243" table:display="true" table:show-details="true"/>
                <table:data-pilot-member table:name="71244" table:display="true" table:show-details="true"/>
                <table:data-pilot-member table:name="71261" table:display="true" table:show-details="true"/>
                <table:data-pilot-member table:name="71268" table:display="true" table:show-details="true"/>
                <table:data-pilot-member table:name="71272" table:display="true" table:show-details="true"/>
                <table:data-pilot-member table:name="71279" table:display="true" table:show-details="true"/>
                <table:data-pilot-member table:name="71314" table:display="true" table:show-details="true"/>
                <table:data-pilot-member table:name="71319" table:display="true" table:show-details="true"/>
                <table:data-pilot-member table:name="71321" table:display="true" table:show-details="true"/>
                <table:data-pilot-member table:name="71323" table:display="true" table:show-details="true"/>
                <table:data-pilot-member table:name="71341" table:display="true" table:show-details="true"/>
                <table:data-pilot-member table:name="71351" table:display="true" table:show-details="true"/>
                <table:data-pilot-member table:name="71355" table:display="true" table:show-details="true"/>
                <table:data-pilot-member table:name="71357" table:display="true" table:show-details="true"/>
                <table:data-pilot-member table:name="71360" table:display="true" table:show-details="true"/>
                <table:data-pilot-member table:name="71371" table:display="true" table:show-details="true"/>
                <table:data-pilot-member table:name="71395" table:display="true" table:show-details="true"/>
                <table:data-pilot-member table:name="71409" table:display="true" table:show-details="true"/>
                <table:data-pilot-member table:name="71442" table:display="true" table:show-details="true"/>
                <table:data-pilot-member table:name="71458" table:display="true" table:show-details="true"/>
                <table:data-pilot-member table:name="71463" table:display="true" table:show-details="true"/>
                <table:data-pilot-member table:name="71465" table:display="true" table:show-details="true"/>
                <table:data-pilot-member table:name="71484" table:display="true" table:show-details="true"/>
                <table:data-pilot-member table:name="71493" table:display="true" table:show-details="true"/>
                <table:data-pilot-member table:name="71512" table:display="true" table:show-details="true"/>
                <table:data-pilot-member table:name="71514" table:display="true" table:show-details="true"/>
                <table:data-pilot-member table:name="71529" table:display="true" table:show-details="true"/>
                <table:data-pilot-member table:name="71532" table:display="true" table:show-details="true"/>
                <table:data-pilot-member table:name="71536" table:display="true" table:show-details="true"/>
                <table:data-pilot-member table:name="71550" table:display="true" table:show-details="true"/>
                <table:data-pilot-member table:name="71551" table:display="true" table:show-details="true"/>
                <table:data-pilot-member table:name="71555" table:display="true" table:show-details="true"/>
                <table:data-pilot-member table:name="71559" table:display="true" table:show-details="true"/>
                <table:data-pilot-member table:name="71587" table:display="true" table:show-details="true"/>
                <table:data-pilot-member table:name="71590" table:display="true" table:show-details="true"/>
                <table:data-pilot-member table:name="71593" table:display="true" table:show-details="true"/>
                <table:data-pilot-member table:name="71629" table:display="true" table:show-details="true"/>
                <table:data-pilot-member table:name="71636" table:display="true" table:show-details="true"/>
                <table:data-pilot-member table:name="71640" table:display="true" table:show-details="true"/>
                <table:data-pilot-member table:name="71648" table:display="true" table:show-details="true"/>
                <table:data-pilot-member table:name="71651" table:display="true" table:show-details="true"/>
                <table:data-pilot-member table:name="71677" table:display="true" table:show-details="true"/>
                <table:data-pilot-member table:name="71683" table:display="true" table:show-details="true"/>
                <table:data-pilot-member table:name="71685" table:display="true" table:show-details="true"/>
                <table:data-pilot-member table:name="71693" table:display="true" table:show-details="true"/>
                <table:data-pilot-member table:name="71694" table:display="true" table:show-details="true"/>
                <table:data-pilot-member table:name="71705" table:display="true" table:show-details="true"/>
                <table:data-pilot-member table:name="71739" table:display="true" table:show-details="true"/>
                <table:data-pilot-member table:name="71751" table:display="true" table:show-details="true"/>
                <table:data-pilot-member table:name="71763" table:display="true" table:show-details="true"/>
                <table:data-pilot-member table:name="71774" table:display="true" table:show-details="true"/>
                <table:data-pilot-member table:name="71827" table:display="true" table:show-details="true"/>
                <table:data-pilot-member table:name="71832" table:display="true" table:show-details="true"/>
                <table:data-pilot-member table:name="71840" table:display="true" table:show-details="true"/>
                <table:data-pilot-member table:name="71850" table:display="true" table:show-details="true"/>
                <table:data-pilot-member table:name="71857" table:display="true" table:show-details="true"/>
                <table:data-pilot-member table:name="71858" table:display="true" table:show-details="true"/>
                <table:data-pilot-member table:name="71862" table:display="true" table:show-details="true"/>
                <table:data-pilot-member table:name="71869" table:display="true" table:show-details="true"/>
                <table:data-pilot-member table:name="71875" table:display="true" table:show-details="true"/>
                <table:data-pilot-member table:name="71917" table:display="true" table:show-details="true"/>
                <table:data-pilot-member table:name="71928" table:display="true" table:show-details="true"/>
                <table:data-pilot-member table:name="71938" table:display="true" table:show-details="true"/>
                <table:data-pilot-member table:name="71940" table:display="true" table:show-details="true"/>
                <table:data-pilot-member table:name="71946" table:display="true" table:show-details="true"/>
                <table:data-pilot-member table:name="71948" table:display="true" table:show-details="true"/>
                <table:data-pilot-member table:name="71962" table:display="true" table:show-details="true"/>
                <table:data-pilot-member table:name="71963" table:display="true" table:show-details="true"/>
                <table:data-pilot-member table:name="71965" table:display="true" table:show-details="true"/>
                <table:data-pilot-member table:name="71997" table:display="true" table:show-details="true"/>
                <table:data-pilot-member table:name="71998" table:display="true" table:show-details="true"/>
                <table:data-pilot-member table:name="72014" table:display="true" table:show-details="true"/>
                <table:data-pilot-member table:name="72032" table:display="true" table:show-details="true"/>
                <table:data-pilot-member table:name="72040" table:display="true" table:show-details="true"/>
                <table:data-pilot-member table:name="72050" table:display="true" table:show-details="true"/>
                <table:data-pilot-member table:name="72059" table:display="true" table:show-details="true"/>
                <table:data-pilot-member table:name="72070" table:display="true" table:show-details="true"/>
                <table:data-pilot-member table:name="72071" table:display="true" table:show-details="true"/>
                <table:data-pilot-member table:name="72084" table:display="true" table:show-details="true"/>
                <table:data-pilot-member table:name="72086" table:display="true" table:show-details="true"/>
                <table:data-pilot-member table:name="72127" table:display="true" table:show-details="true"/>
                <table:data-pilot-member table:name="72129" table:display="true" table:show-details="true"/>
                <table:data-pilot-member table:name="72132" table:display="true" table:show-details="true"/>
                <table:data-pilot-member table:name="72169" table:display="true" table:show-details="true"/>
                <table:data-pilot-member table:name="72179" table:display="true" table:show-details="true"/>
                <table:data-pilot-member table:name="72182" table:display="true" table:show-details="true"/>
                <table:data-pilot-member table:name="72214" table:display="true" table:show-details="true"/>
                <table:data-pilot-member table:name="72215" table:display="true" table:show-details="true"/>
                <table:data-pilot-member table:name="72216" table:display="true" table:show-details="true"/>
                <table:data-pilot-member table:name="72226" table:display="true" table:show-details="true"/>
                <table:data-pilot-member table:name="72228" table:display="true" table:show-details="true"/>
                <table:data-pilot-member table:name="72234" table:display="true" table:show-details="true"/>
                <table:data-pilot-member table:name="72249" table:display="true" table:show-details="true"/>
                <table:data-pilot-member table:name="72251" table:display="true" table:show-details="true"/>
                <table:data-pilot-member table:name="72256" table:display="true" table:show-details="true"/>
                <table:data-pilot-member table:name="72258" table:display="true" table:show-details="true"/>
                <table:data-pilot-member table:name="72294" table:display="true" table:show-details="true"/>
                <table:data-pilot-member table:name="72316" table:display="true" table:show-details="true"/>
                <table:data-pilot-member table:name="72319" table:display="true" table:show-details="true"/>
                <table:data-pilot-member table:name="72330" table:display="true" table:show-details="true"/>
                <table:data-pilot-member table:name="72334" table:display="true" table:show-details="true"/>
                <table:data-pilot-member table:name="72338" table:display="true" table:show-details="true"/>
                <table:data-pilot-member table:name="72341" table:display="true" table:show-details="true"/>
                <table:data-pilot-member table:name="72347" table:display="true" table:show-details="true"/>
                <table:data-pilot-member table:name="72348" table:display="true" table:show-details="true"/>
                <table:data-pilot-member table:name="72352" table:display="true" table:show-details="true"/>
                <table:data-pilot-member table:name="72360" table:display="true" table:show-details="true"/>
                <table:data-pilot-member table:name="72361" table:display="true" table:show-details="true"/>
                <table:data-pilot-member table:name="72365" table:display="true" table:show-details="true"/>
                <table:data-pilot-member table:name="72370" table:display="true" table:show-details="true"/>
                <table:data-pilot-member table:name="72377" table:display="true" table:show-details="true"/>
                <table:data-pilot-member table:name="72381" table:display="true" table:show-details="true"/>
                <table:data-pilot-member table:name="72382" table:display="true" table:show-details="true"/>
                <table:data-pilot-member table:name="72390" table:display="true" table:show-details="true"/>
                <table:data-pilot-member table:name="72392" table:display="true" table:show-details="true"/>
                <table:data-pilot-member table:name="72397" table:display="true" table:show-details="true"/>
                <table:data-pilot-member table:name="72399" table:display="true" table:show-details="true"/>
                <table:data-pilot-member table:name="72401" table:display="true" table:show-details="true"/>
                <table:data-pilot-member table:name="72404" table:display="true" table:show-details="true"/>
                <table:data-pilot-member table:name="72410" table:display="true" table:show-details="true"/>
                <table:data-pilot-member table:name="72422" table:display="true" table:show-details="true"/>
                <table:data-pilot-member table:name="72430" table:display="true" table:show-details="true"/>
                <table:data-pilot-member table:name="72433" table:display="true" table:show-details="true"/>
                <table:data-pilot-member table:name="72437" table:display="true" table:show-details="true"/>
                <table:data-pilot-member table:name="72454" table:display="true" table:show-details="true"/>
                <table:data-pilot-member table:name="72460" table:display="true" table:show-details="true"/>
                <table:data-pilot-member table:name="72463" table:display="true" table:show-details="true"/>
                <table:data-pilot-member table:name="72464" table:display="true" table:show-details="true"/>
                <table:data-pilot-member table:name="72470" table:display="true" table:show-details="true"/>
                <table:data-pilot-member table:name="72471" table:display="true" table:show-details="true"/>
                <table:data-pilot-member table:name="72475" table:display="true" table:show-details="true"/>
                <table:data-pilot-member table:name="72510" table:display="true" table:show-details="true"/>
                <table:data-pilot-member table:name="72513" table:display="true" table:show-details="true"/>
                <table:data-pilot-member table:name="72518" table:display="true" table:show-details="true"/>
                <table:data-pilot-member table:name="72526" table:display="true" table:show-details="true"/>
                <table:data-pilot-member table:name="72531" table:display="true" table:show-details="true"/>
                <table:data-pilot-member table:name="72534" table:display="true" table:show-details="true"/>
                <table:data-pilot-member table:name="72536" table:display="true" table:show-details="true"/>
                <table:data-pilot-member table:name="72538" table:display="true" table:show-details="true"/>
                <table:data-pilot-member table:name="72561" table:display="true" table:show-details="true"/>
                <table:data-pilot-member table:name="72583" table:display="true" table:show-details="true"/>
                <table:data-pilot-member table:name="72586" table:display="true" table:show-details="true"/>
                <table:data-pilot-member table:name="72589" table:display="true" table:show-details="true"/>
                <table:data-pilot-member table:name="72591" table:display="true" table:show-details="true"/>
                <table:data-pilot-member table:name="72614" table:display="true" table:show-details="true"/>
                <table:data-pilot-member table:name="72618" table:display="true" table:show-details="true"/>
                <table:data-pilot-member table:name="72659" table:display="true" table:show-details="true"/>
                <table:data-pilot-member table:name="72660" table:display="true" table:show-details="true"/>
                <table:data-pilot-member table:name="72662" table:display="true" table:show-details="true"/>
                <table:data-pilot-member table:name="72663" table:display="true" table:show-details="true"/>
                <table:data-pilot-member table:name="72686" table:display="true" table:show-details="true"/>
                <table:data-pilot-member table:name="72696" table:display="true" table:show-details="true"/>
                <table:data-pilot-member table:name="72706" table:display="true" table:show-details="true"/>
                <table:data-pilot-member table:name="72708" table:display="true" table:show-details="true"/>
                <table:data-pilot-member table:name="72711" table:display="true" table:show-details="true"/>
                <table:data-pilot-member table:name="72714" table:display="true" table:show-details="true"/>
                <table:data-pilot-member table:name="72717" table:display="true" table:show-details="true"/>
                <table:data-pilot-member table:name="72728" table:display="true" table:show-details="true"/>
                <table:data-pilot-member table:name="72742" table:display="true" table:show-details="true"/>
                <table:data-pilot-member table:name="72756" table:display="true" table:show-details="true"/>
                <table:data-pilot-member table:name="72766" table:display="true" table:show-details="true"/>
                <table:data-pilot-member table:name="72785" table:display="true" table:show-details="true"/>
                <table:data-pilot-member table:name="72788" table:display="true" table:show-details="true"/>
                <table:data-pilot-member table:name="72789" table:display="true" table:show-details="true"/>
                <table:data-pilot-member table:name="72792" table:display="true" table:show-details="true"/>
                <table:data-pilot-member table:name="72793" table:display="true" table:show-details="true"/>
                <table:data-pilot-member table:name="72794" table:display="true" table:show-details="true"/>
                <table:data-pilot-member table:name="72797" table:display="true" table:show-details="true"/>
                <table:data-pilot-member table:name="72809" table:display="true" table:show-details="true"/>
                <table:data-pilot-member table:name="72837" table:display="true" table:show-details="true"/>
                <table:data-pilot-member table:name="72846" table:display="true" table:show-details="true"/>
                <table:data-pilot-member table:name="72856" table:display="true" table:show-details="true"/>
                <table:data-pilot-member table:name="72871" table:display="true" table:show-details="true"/>
                <table:data-pilot-member table:name="72876" table:display="true" table:show-details="true"/>
                <table:data-pilot-member table:name="72885" table:display="true" table:show-details="true"/>
                <table:data-pilot-member table:name="72898" table:display="true" table:show-details="true"/>
                <table:data-pilot-member table:name="72901" table:display="true" table:show-details="true"/>
                <table:data-pilot-member table:name="72911" table:display="true" table:show-details="true"/>
                <table:data-pilot-member table:name="72919" table:display="true" table:show-details="true"/>
                <table:data-pilot-member table:name="72930" table:display="true" table:show-details="true"/>
                <table:data-pilot-member table:name="72932" table:display="true" table:show-details="true"/>
                <table:data-pilot-member table:name="72948" table:display="true" table:show-details="true"/>
                <table:data-pilot-member table:name="72954" table:display="true" table:show-details="true"/>
                <table:data-pilot-member table:name="72965" table:display="true" table:show-details="true"/>
                <table:data-pilot-member table:name="72972" table:display="true" table:show-details="true"/>
                <table:data-pilot-member table:name="72982" table:display="true" table:show-details="true"/>
                <table:data-pilot-member table:name="72987" table:display="true" table:show-details="true"/>
                <table:data-pilot-member table:name="72988" table:display="true" table:show-details="true"/>
                <table:data-pilot-member table:name="72990" table:display="true" table:show-details="true"/>
                <table:data-pilot-member table:name="72997" table:display="true" table:show-details="true"/>
                <table:data-pilot-member table:name="72998" table:display="true" table:show-details="true"/>
                <table:data-pilot-member table:name="73009" table:display="true" table:show-details="true"/>
                <table:data-pilot-member table:name="73025" table:display="true" table:show-details="true"/>
                <table:data-pilot-member table:name="73038" table:display="true" table:show-details="true"/>
                <table:data-pilot-member table:name="73062" table:display="true" table:show-details="true"/>
                <table:data-pilot-member table:name="73073" table:display="true" table:show-details="true"/>
                <table:data-pilot-member table:name="73093" table:display="true" table:show-details="true"/>
                <table:data-pilot-member table:name="73117" table:display="true" table:show-details="true"/>
                <table:data-pilot-member table:name="73132" table:display="true" table:show-details="true"/>
                <table:data-pilot-member table:name="73135" table:display="true" table:show-details="true"/>
                <table:data-pilot-member table:name="73138" table:display="true" table:show-details="true"/>
                <table:data-pilot-member table:name="73182" table:display="true" table:show-details="true"/>
                <table:data-pilot-member table:name="73185" table:display="true" table:show-details="true"/>
                <table:data-pilot-member table:name="73192" table:display="true" table:show-details="true"/>
                <table:data-pilot-member table:name="73196" table:display="true" table:show-details="true"/>
                <table:data-pilot-member table:name="73197" table:display="true" table:show-details="true"/>
                <table:data-pilot-member table:name="73207" table:display="true" table:show-details="true"/>
                <table:data-pilot-member table:name="73213" table:display="true" table:show-details="true"/>
                <table:data-pilot-member table:name="73218" table:display="true" table:show-details="true"/>
                <table:data-pilot-member table:name="73228" table:display="true" table:show-details="true"/>
                <table:data-pilot-member table:name="73231" table:display="true" table:show-details="true"/>
                <table:data-pilot-member table:name="73235" table:display="true" table:show-details="true"/>
                <table:data-pilot-member table:name="73248" table:display="true" table:show-details="true"/>
                <table:data-pilot-member table:name="73259" table:display="true" table:show-details="true"/>
                <table:data-pilot-member table:name="73286" table:display="true" table:show-details="true"/>
                <table:data-pilot-member table:name="73290" table:display="true" table:show-details="true"/>
                <table:data-pilot-member table:name="73299" table:display="true" table:show-details="true"/>
                <table:data-pilot-member table:name="73301" table:display="true" table:show-details="true"/>
                <table:data-pilot-member table:name="73318" table:display="true" table:show-details="true"/>
                <table:data-pilot-member table:name="73322" table:display="true" table:show-details="true"/>
                <table:data-pilot-member table:name="73336" table:display="true" table:show-details="true"/>
                <table:data-pilot-member table:name="73342" table:display="true" table:show-details="true"/>
                <table:data-pilot-member table:name="73344" table:display="true" table:show-details="true"/>
                <table:data-pilot-member table:name="73351" table:display="true" table:show-details="true"/>
                <table:data-pilot-member table:name="73359" table:display="true" table:show-details="true"/>
                <table:data-pilot-member table:name="73364" table:display="true" table:show-details="true"/>
                <table:data-pilot-member table:name="73377" table:display="true" table:show-details="true"/>
                <table:data-pilot-member table:name="73381" table:display="true" table:show-details="true"/>
                <table:data-pilot-member table:name="73405" table:display="true" table:show-details="true"/>
                <table:data-pilot-member table:name="73414" table:display="true" table:show-details="true"/>
                <table:data-pilot-member table:name="73441" table:display="true" table:show-details="true"/>
                <table:data-pilot-member table:name="73445" table:display="true" table:show-details="true"/>
                <table:data-pilot-member table:name="73446" table:display="true" table:show-details="true"/>
                <table:data-pilot-member table:name="73459" table:display="true" table:show-details="true"/>
                <table:data-pilot-member table:name="73467" table:display="true" table:show-details="true"/>
                <table:data-pilot-member table:name="73490" table:display="true" table:show-details="true"/>
                <table:data-pilot-member table:name="73503" table:display="true" table:show-details="true"/>
                <table:data-pilot-member table:name="73516" table:display="true" table:show-details="true"/>
                <table:data-pilot-member table:name="73520" table:display="true" table:show-details="true"/>
                <table:data-pilot-member table:name="73522" table:display="true" table:show-details="true"/>
                <table:data-pilot-member table:name="73529" table:display="true" table:show-details="true"/>
                <table:data-pilot-member table:name="73553" table:display="true" table:show-details="true"/>
                <table:data-pilot-member table:name="73562" table:display="true" table:show-details="true"/>
                <table:data-pilot-member table:name="73564" table:display="true" table:show-details="true"/>
                <table:data-pilot-member table:name="73565" table:display="true" table:show-details="true"/>
                <table:data-pilot-member table:name="73569" table:display="true" table:show-details="true"/>
                <table:data-pilot-member table:name="73574" table:display="true" table:show-details="true"/>
                <table:data-pilot-member table:name="73575" table:display="true" table:show-details="true"/>
                <table:data-pilot-member table:name="73577" table:display="true" table:show-details="true"/>
                <table:data-pilot-member table:name="73586" table:display="true" table:show-details="true"/>
                <table:data-pilot-member table:name="73588" table:display="true" table:show-details="true"/>
                <table:data-pilot-member table:name="73595" table:display="true" table:show-details="true"/>
                <table:data-pilot-member table:name="73607" table:display="true" table:show-details="true"/>
                <table:data-pilot-member table:name="73615" table:display="true" table:show-details="true"/>
                <table:data-pilot-member table:name="73624" table:display="true" table:show-details="true"/>
                <table:data-pilot-member table:name="73627" table:display="true" table:show-details="true"/>
                <table:data-pilot-member table:name="73638" table:display="true" table:show-details="true"/>
                <table:data-pilot-member table:name="73639" table:display="true" table:show-details="true"/>
                <table:data-pilot-member table:name="73640" table:display="true" table:show-details="true"/>
                <table:data-pilot-member table:name="73645" table:display="true" table:show-details="true"/>
                <table:data-pilot-member table:name="73646" table:display="true" table:show-details="true"/>
                <table:data-pilot-member table:name="73656" table:display="true" table:show-details="true"/>
                <table:data-pilot-member table:name="73661" table:display="true" table:show-details="true"/>
                <table:data-pilot-member table:name="73685" table:display="true" table:show-details="true"/>
                <table:data-pilot-member table:name="73686" table:display="true" table:show-details="true"/>
                <table:data-pilot-member table:name="73690" table:display="true" table:show-details="true"/>
                <table:data-pilot-member table:name="73695" table:display="true" table:show-details="true"/>
                <table:data-pilot-member table:name="73698" table:display="true" table:show-details="true"/>
                <table:data-pilot-member table:name="73721" table:display="true" table:show-details="true"/>
                <table:data-pilot-member table:name="73722" table:display="true" table:show-details="true"/>
                <table:data-pilot-member table:name="73752" table:display="true" table:show-details="true"/>
                <table:data-pilot-member table:name="73764" table:display="true" table:show-details="true"/>
                <table:data-pilot-member table:name="73787" table:display="true" table:show-details="true"/>
                <table:data-pilot-member table:name="73789" table:display="true" table:show-details="true"/>
                <table:data-pilot-member table:name="73793" table:display="true" table:show-details="true"/>
                <table:data-pilot-member table:name="73799" table:display="true" table:show-details="true"/>
                <table:data-pilot-member table:name="73807" table:display="true" table:show-details="true"/>
                <table:data-pilot-member table:name="73828" table:display="true" table:show-details="true"/>
                <table:data-pilot-member table:name="73842" table:display="true" table:show-details="true"/>
                <table:data-pilot-member table:name="73847" table:display="true" table:show-details="true"/>
                <table:data-pilot-member table:name="73856" table:display="true" table:show-details="true"/>
                <table:data-pilot-member table:name="73883" table:display="true" table:show-details="true"/>
                <table:data-pilot-member table:name="73886" table:display="true" table:show-details="true"/>
                <table:data-pilot-member table:name="73909" table:display="true" table:show-details="true"/>
                <table:data-pilot-member table:name="73913" table:display="true" table:show-details="true"/>
                <table:data-pilot-member table:name="73920" table:display="true" table:show-details="true"/>
                <table:data-pilot-member table:name="73923" table:display="true" table:show-details="true"/>
                <table:data-pilot-member table:name="73948" table:display="true" table:show-details="true"/>
                <table:data-pilot-member table:name="73970" table:display="true" table:show-details="true"/>
                <table:data-pilot-member table:name="73971" table:display="true" table:show-details="true"/>
                <table:data-pilot-member table:name="73973" table:display="true" table:show-details="true"/>
                <table:data-pilot-member table:name="73991" table:display="true" table:show-details="true"/>
                <table:data-pilot-member table:name="73994" table:display="true" table:show-details="true"/>
                <table:data-pilot-member table:name="74001" table:display="true" table:show-details="true"/>
                <table:data-pilot-member table:name="74011" table:display="true" table:show-details="true"/>
                <table:data-pilot-member table:name="74012" table:display="true" table:show-details="true"/>
                <table:data-pilot-member table:name="74017" table:display="true" table:show-details="true"/>
                <table:data-pilot-member table:name="74029" table:display="true" table:show-details="true"/>
                <table:data-pilot-member table:name="74033" table:display="true" table:show-details="true"/>
                <table:data-pilot-member table:name="74044" table:display="true" table:show-details="true"/>
                <table:data-pilot-member table:name="74064" table:display="true" table:show-details="true"/>
                <table:data-pilot-member table:name="74065" table:display="true" table:show-details="true"/>
                <table:data-pilot-member table:name="74108" table:display="true" table:show-details="true"/>
                <table:data-pilot-member table:name="74113" table:display="true" table:show-details="true"/>
                <table:data-pilot-member table:name="74127" table:display="true" table:show-details="true"/>
                <table:data-pilot-member table:name="74144" table:display="true" table:show-details="true"/>
                <table:data-pilot-member table:name="74151" table:display="true" table:show-details="true"/>
                <table:data-pilot-member table:name="74153" table:display="true" table:show-details="true"/>
                <table:data-pilot-member table:name="74156" table:display="true" table:show-details="true"/>
                <table:data-pilot-member table:name="74163" table:display="true" table:show-details="true"/>
                <table:data-pilot-member table:name="74164" table:display="true" table:show-details="true"/>
                <table:data-pilot-member table:name="74175" table:display="true" table:show-details="true"/>
                <table:data-pilot-member table:name="74176" table:display="true" table:show-details="true"/>
                <table:data-pilot-member table:name="74179" table:display="true" table:show-details="true"/>
                <table:data-pilot-member table:name="74186" table:display="true" table:show-details="true"/>
                <table:data-pilot-member table:name="74201" table:display="true" table:show-details="true"/>
                <table:data-pilot-member table:name="74211" table:display="true" table:show-details="true"/>
                <table:data-pilot-member table:name="74265" table:display="true" table:show-details="true"/>
                <table:data-pilot-member table:name="74274" table:display="true" table:show-details="true"/>
                <table:data-pilot-member table:name="74306" table:display="true" table:show-details="true"/>
                <table:data-pilot-member table:name="74309" table:display="true" table:show-details="true"/>
                <table:data-pilot-member table:name="74318" table:display="true" table:show-details="true"/>
                <table:data-pilot-member table:name="74365" table:display="true" table:show-details="true"/>
                <table:data-pilot-member table:name="74368" table:display="true" table:show-details="true"/>
                <table:data-pilot-member table:name="74376" table:display="true" table:show-details="true"/>
                <table:data-pilot-member table:name="74396" table:display="true" table:show-details="true"/>
                <table:data-pilot-member table:name="74399" table:display="true" table:show-details="true"/>
                <table:data-pilot-member table:name="74407" table:display="true" table:show-details="true"/>
                <table:data-pilot-member table:name="74437" table:display="true" table:show-details="true"/>
                <table:data-pilot-member table:name="74441" table:display="true" table:show-details="true"/>
                <table:data-pilot-member table:name="74451" table:display="true" table:show-details="true"/>
                <table:data-pilot-member table:name="74466" table:display="true" table:show-details="true"/>
                <table:data-pilot-member table:name="74512" table:display="true" table:show-details="true"/>
                <table:data-pilot-member table:name="74520" table:display="true" table:show-details="true"/>
                <table:data-pilot-member table:name="74525" table:display="true" table:show-details="true"/>
                <table:data-pilot-member table:name="74554" table:display="true" table:show-details="true"/>
                <table:data-pilot-member table:name="74555" table:display="true" table:show-details="true"/>
                <table:data-pilot-member table:name="74588" table:display="true" table:show-details="true"/>
                <table:data-pilot-member table:name="74597" table:display="true" table:show-details="true"/>
                <table:data-pilot-member table:name="74607" table:display="true" table:show-details="true"/>
                <table:data-pilot-member table:name="74621" table:display="true" table:show-details="true"/>
                <table:data-pilot-member table:name="74627" table:display="true" table:show-details="true"/>
                <table:data-pilot-member table:name="74634" table:display="true" table:show-details="true"/>
                <table:data-pilot-member table:name="74640" table:display="true" table:show-details="true"/>
                <table:data-pilot-member table:name="74656" table:display="true" table:show-details="true"/>
                <table:data-pilot-member table:name="74664" table:display="true" table:show-details="true"/>
                <table:data-pilot-member table:name="74679" table:display="true" table:show-details="true"/>
                <table:data-pilot-member table:name="74683" table:display="true" table:show-details="true"/>
                <table:data-pilot-member table:name="74686" table:display="true" table:show-details="true"/>
                <table:data-pilot-member table:name="74695" table:display="true" table:show-details="true"/>
                <table:data-pilot-member table:name="74712" table:display="true" table:show-details="true"/>
                <table:data-pilot-member table:name="74715" table:display="true" table:show-details="true"/>
                <table:data-pilot-member table:name="74719" table:display="true" table:show-details="true"/>
                <table:data-pilot-member table:name="74745" table:display="true" table:show-details="true"/>
                <table:data-pilot-member table:name="74762" table:display="true" table:show-details="true"/>
                <table:data-pilot-member table:name="74764" table:display="true" table:show-details="true"/>
                <table:data-pilot-member table:name="74768" table:display="true" table:show-details="true"/>
                <table:data-pilot-member table:name="74773" table:display="true" table:show-details="true"/>
                <table:data-pilot-member table:name="74791" table:display="true" table:show-details="true"/>
                <table:data-pilot-member table:name="74796" table:display="true" table:show-details="true"/>
                <table:data-pilot-member table:name="74797" table:display="true" table:show-details="true"/>
                <table:data-pilot-member table:name="74809" table:display="true" table:show-details="true"/>
                <table:data-pilot-member table:name="74820" table:display="true" table:show-details="true"/>
                <table:data-pilot-member table:name="74821" table:display="true" table:show-details="true"/>
                <table:data-pilot-member table:name="74827" table:display="true" table:show-details="true"/>
                <table:data-pilot-member table:name="74832" table:display="true" table:show-details="true"/>
                <table:data-pilot-member table:name="74837" table:display="true" table:show-details="true"/>
                <table:data-pilot-member table:name="74844" table:display="true" table:show-details="true"/>
                <table:data-pilot-member table:name="74850" table:display="true" table:show-details="true"/>
                <table:data-pilot-member table:name="74871" table:display="true" table:show-details="true"/>
                <table:data-pilot-member table:name="74874" table:display="true" table:show-details="true"/>
                <table:data-pilot-member table:name="74875" table:display="true" table:show-details="true"/>
                <table:data-pilot-member table:name="74881" table:display="true" table:show-details="true"/>
                <table:data-pilot-member table:name="74902" table:display="true" table:show-details="true"/>
                <table:data-pilot-member table:name="74921" table:display="true" table:show-details="true"/>
                <table:data-pilot-member table:name="74927" table:display="true" table:show-details="true"/>
                <table:data-pilot-member table:name="74935" table:display="true" table:show-details="true"/>
                <table:data-pilot-member table:name="74967" table:display="true" table:show-details="true"/>
                <table:data-pilot-member table:name="74972" table:display="true" table:show-details="true"/>
                <table:data-pilot-member table:name="74988" table:display="true" table:show-details="true"/>
                <table:data-pilot-member table:name="75028" table:display="true" table:show-details="true"/>
                <table:data-pilot-member table:name="75039" table:display="true" table:show-details="true"/>
                <table:data-pilot-member table:name="75042" table:display="true" table:show-details="true"/>
                <table:data-pilot-member table:name="75065" table:display="true" table:show-details="true"/>
                <table:data-pilot-member table:name="75073" table:display="true" table:show-details="true"/>
                <table:data-pilot-member table:name="75085" table:display="true" table:show-details="true"/>
                <table:data-pilot-member table:name="75091" table:display="true" table:show-details="true"/>
                <table:data-pilot-member table:name="75095" table:display="true" table:show-details="true"/>
                <table:data-pilot-member table:name="75098" table:display="true" table:show-details="true"/>
                <table:data-pilot-member table:name="75111" table:display="true" table:show-details="true"/>
                <table:data-pilot-member table:name="75125" table:display="true" table:show-details="true"/>
                <table:data-pilot-member table:name="75144" table:display="true" table:show-details="true"/>
                <table:data-pilot-member table:name="75147" table:display="true" table:show-details="true"/>
                <table:data-pilot-member table:name="75152" table:display="true" table:show-details="true"/>
                <table:data-pilot-member table:name="75156" table:display="true" table:show-details="true"/>
                <table:data-pilot-member table:name="75163" table:display="true" table:show-details="true"/>
                <table:data-pilot-member table:name="75164" table:display="true" table:show-details="true"/>
                <table:data-pilot-member table:name="75195" table:display="true" table:show-details="true"/>
                <table:data-pilot-member table:name="75202" table:display="true" table:show-details="true"/>
                <table:data-pilot-member table:name="75239" table:display="true" table:show-details="true"/>
                <table:data-pilot-member table:name="75248" table:display="true" table:show-details="true"/>
                <table:data-pilot-member table:name="75264" table:display="true" table:show-details="true"/>
                <table:data-pilot-member table:name="75268" table:display="true" table:show-details="true"/>
                <table:data-pilot-member table:name="75289" table:display="true" table:show-details="true"/>
                <table:data-pilot-member table:name="75302" table:display="true" table:show-details="true"/>
                <table:data-pilot-member table:name="75312" table:display="true" table:show-details="true"/>
                <table:data-pilot-member table:name="75313" table:display="true" table:show-details="true"/>
                <table:data-pilot-member table:name="75314" table:display="true" table:show-details="true"/>
                <table:data-pilot-member table:name="75322" table:display="true" table:show-details="true"/>
                <table:data-pilot-member table:name="75347" table:display="true" table:show-details="true"/>
                <table:data-pilot-member table:name="75350" table:display="true" table:show-details="true"/>
                <table:data-pilot-member table:name="75379" table:display="true" table:show-details="true"/>
                <table:data-pilot-member table:name="75404" table:display="true" table:show-details="true"/>
                <table:data-pilot-member table:name="75410" table:display="true" table:show-details="true"/>
                <table:data-pilot-member table:name="75416" table:display="true" table:show-details="true"/>
                <table:data-pilot-member table:name="75422" table:display="true" table:show-details="true"/>
                <table:data-pilot-member table:name="75440" table:display="true" table:show-details="true"/>
                <table:data-pilot-member table:name="75443" table:display="true" table:show-details="true"/>
                <table:data-pilot-member table:name="75449" table:display="true" table:show-details="true"/>
                <table:data-pilot-member table:name="75465" table:display="true" table:show-details="true"/>
                <table:data-pilot-member table:name="75470" table:display="true" table:show-details="true"/>
                <table:data-pilot-member table:name="75503" table:display="true" table:show-details="true"/>
                <table:data-pilot-member table:name="75523" table:display="true" table:show-details="true"/>
                <table:data-pilot-member table:name="75539" table:display="true" table:show-details="true"/>
                <table:data-pilot-member table:name="75560" table:display="true" table:show-details="true"/>
                <table:data-pilot-member table:name="75570" table:display="true" table:show-details="true"/>
                <table:data-pilot-member table:name="75575" table:display="true" table:show-details="true"/>
                <table:data-pilot-member table:name="75582" table:display="true" table:show-details="true"/>
                <table:data-pilot-member table:name="75589" table:display="true" table:show-details="true"/>
                <table:data-pilot-member table:name="75606" table:display="true" table:show-details="true"/>
                <table:data-pilot-member table:name="75608" table:display="true" table:show-details="true"/>
                <table:data-pilot-member table:name="75615" table:display="true" table:show-details="true"/>
                <table:data-pilot-member table:name="75620" table:display="true" table:show-details="true"/>
                <table:data-pilot-member table:name="75622" table:display="true" table:show-details="true"/>
                <table:data-pilot-member table:name="75666" table:display="true" table:show-details="true"/>
                <table:data-pilot-member table:name="75679" table:display="true" table:show-details="true"/>
                <table:data-pilot-member table:name="75693" table:display="true" table:show-details="true"/>
                <table:data-pilot-member table:name="75694" table:display="true" table:show-details="true"/>
                <table:data-pilot-member table:name="75698" table:display="true" table:show-details="true"/>
                <table:data-pilot-member table:name="75706" table:display="true" table:show-details="true"/>
                <table:data-pilot-member table:name="75712" table:display="true" table:show-details="true"/>
                <table:data-pilot-member table:name="75723" table:display="true" table:show-details="true"/>
                <table:data-pilot-member table:name="75726" table:display="true" table:show-details="true"/>
                <table:data-pilot-member table:name="75730" table:display="true" table:show-details="true"/>
                <table:data-pilot-member table:name="75737" table:display="true" table:show-details="true"/>
                <table:data-pilot-member table:name="75741" table:display="true" table:show-details="true"/>
                <table:data-pilot-member table:name="75743" table:display="true" table:show-details="true"/>
                <table:data-pilot-member table:name="75758" table:display="true" table:show-details="true"/>
                <table:data-pilot-member table:name="75762" table:display="true" table:show-details="true"/>
                <table:data-pilot-member table:name="75763" table:display="true" table:show-details="true"/>
                <table:data-pilot-member table:name="75765" table:display="true" table:show-details="true"/>
                <table:data-pilot-member table:name="75767" table:display="true" table:show-details="true"/>
                <table:data-pilot-member table:name="75777" table:display="true" table:show-details="true"/>
                <table:data-pilot-member table:name="75780" table:display="true" table:show-details="true"/>
                <table:data-pilot-member table:name="75799" table:display="true" table:show-details="true"/>
                <table:data-pilot-member table:name="75800" table:display="true" table:show-details="true"/>
                <table:data-pilot-member table:name="75813" table:display="true" table:show-details="true"/>
                <table:data-pilot-member table:name="75818" table:display="true" table:show-details="true"/>
                <table:data-pilot-member table:name="75820" table:display="true" table:show-details="true"/>
                <table:data-pilot-member table:name="75821" table:display="true" table:show-details="true"/>
                <table:data-pilot-member table:name="75822" table:display="true" table:show-details="true"/>
                <table:data-pilot-member table:name="75829" table:display="true" table:show-details="true"/>
                <table:data-pilot-member table:name="75831" table:display="true" table:show-details="true"/>
                <table:data-pilot-member table:name="75854" table:display="true" table:show-details="true"/>
                <table:data-pilot-member table:name="75886" table:display="true" table:show-details="true"/>
                <table:data-pilot-member table:name="75901" table:display="true" table:show-details="true"/>
                <table:data-pilot-member table:name="75905" table:display="true" table:show-details="true"/>
                <table:data-pilot-member table:name="75946" table:display="true" table:show-details="true"/>
                <table:data-pilot-member table:name="75978" table:display="true" table:show-details="true"/>
                <table:data-pilot-member table:name="75983" table:display="true" table:show-details="true"/>
                <table:data-pilot-member table:name="75995" table:display="true" table:show-details="true"/>
                <table:data-pilot-member table:name="75999" table:display="true" table:show-details="true"/>
                <table:data-pilot-member table:name="76006" table:display="true" table:show-details="true"/>
                <table:data-pilot-member table:name="76009" table:display="true" table:show-details="true"/>
                <table:data-pilot-member table:name="76013" table:display="true" table:show-details="true"/>
                <table:data-pilot-member table:name="76018" table:display="true" table:show-details="true"/>
                <table:data-pilot-member table:name="76020" table:display="true" table:show-details="true"/>
                <table:data-pilot-member table:name="76039" table:display="true" table:show-details="true"/>
                <table:data-pilot-member table:name="76042" table:display="true" table:show-details="true"/>
                <table:data-pilot-member table:name="76064" table:display="true" table:show-details="true"/>
                <table:data-pilot-member table:name="76066" table:display="true" table:show-details="true"/>
                <table:data-pilot-member table:name="76078" table:display="true" table:show-details="true"/>
                <table:data-pilot-member table:name="76087" table:display="true" table:show-details="true"/>
                <table:data-pilot-member table:name="76106" table:display="true" table:show-details="true"/>
                <table:data-pilot-member table:name="76110" table:display="true" table:show-details="true"/>
                <table:data-pilot-member table:name="76119" table:display="true" table:show-details="true"/>
                <table:data-pilot-member table:name="76125" table:display="true" table:show-details="true"/>
                <table:data-pilot-member table:name="76129" table:display="true" table:show-details="true"/>
                <table:data-pilot-member table:name="76133" table:display="true" table:show-details="true"/>
                <table:data-pilot-member table:name="76134" table:display="true" table:show-details="true"/>
                <table:data-pilot-member table:name="76145" table:display="true" table:show-details="true"/>
                <table:data-pilot-member table:name="76147" table:display="true" table:show-details="true"/>
                <table:data-pilot-member table:name="76157" table:display="true" table:show-details="true"/>
                <table:data-pilot-member table:name="76165" table:display="true" table:show-details="true"/>
                <table:data-pilot-member table:name="76166" table:display="true" table:show-details="true"/>
                <table:data-pilot-member table:name="76173" table:display="true" table:show-details="true"/>
                <table:data-pilot-member table:name="76177" table:display="true" table:show-details="true"/>
                <table:data-pilot-member table:name="76184" table:display="true" table:show-details="true"/>
                <table:data-pilot-member table:name="76192" table:display="true" table:show-details="true"/>
                <table:data-pilot-member table:name="76203" table:display="true" table:show-details="true"/>
                <table:data-pilot-member table:name="76205" table:display="true" table:show-details="true"/>
                <table:data-pilot-member table:name="76209" table:display="true" table:show-details="true"/>
                <table:data-pilot-member table:name="76218" table:display="true" table:show-details="true"/>
                <table:data-pilot-member table:name="76239" table:display="true" table:show-details="true"/>
                <table:data-pilot-member table:name="76252" table:display="true" table:show-details="true"/>
                <table:data-pilot-member table:name="76279" table:display="true" table:show-details="true"/>
                <table:data-pilot-member table:name="76284" table:display="true" table:show-details="true"/>
                <table:data-pilot-member table:name="76286" table:display="true" table:show-details="true"/>
                <table:data-pilot-member table:name="76288" table:display="true" table:show-details="true"/>
                <table:data-pilot-member table:name="76299" table:display="true" table:show-details="true"/>
                <table:data-pilot-member table:name="76313" table:display="true" table:show-details="true"/>
                <table:data-pilot-member table:name="76332" table:display="true" table:show-details="true"/>
                <table:data-pilot-member table:name="76359" table:display="true" table:show-details="true"/>
                <table:data-pilot-member table:name="76366" table:display="true" table:show-details="true"/>
                <table:data-pilot-member table:name="76382" table:display="true" table:show-details="true"/>
                <table:data-pilot-member table:name="76386" table:display="true" table:show-details="true"/>
                <table:data-pilot-member table:name="76387" table:display="true" table:show-details="true"/>
                <table:data-pilot-member table:name="76389" table:display="true" table:show-details="true"/>
                <table:data-pilot-member table:name="76406" table:display="true" table:show-details="true"/>
                <table:data-pilot-member table:name="76407" table:display="true" table:show-details="true"/>
                <table:data-pilot-member table:name="76415" table:display="true" table:show-details="true"/>
                <table:data-pilot-member table:name="76421" table:display="true" table:show-details="true"/>
                <table:data-pilot-member table:name="76427" table:display="true" table:show-details="true"/>
                <table:data-pilot-member table:name="76429" table:display="true" table:show-details="true"/>
                <table:data-pilot-member table:name="76442" table:display="true" table:show-details="true"/>
                <table:data-pilot-member table:name="76446" table:display="true" table:show-details="true"/>
                <table:data-pilot-member table:name="76448" table:display="true" table:show-details="true"/>
                <table:data-pilot-member table:name="76449" table:display="true" table:show-details="true"/>
                <table:data-pilot-member table:name="76454" table:display="true" table:show-details="true"/>
                <table:data-pilot-member table:name="76457" table:display="true" table:show-details="true"/>
                <table:data-pilot-member table:name="76483" table:display="true" table:show-details="true"/>
                <table:data-pilot-member table:name="76484" table:display="true" table:show-details="true"/>
                <table:data-pilot-member table:name="76488" table:display="true" table:show-details="true"/>
                <table:data-pilot-member table:name="76513" table:display="true" table:show-details="true"/>
                <table:data-pilot-member table:name="76521" table:display="true" table:show-details="true"/>
                <table:data-pilot-member table:name="76535" table:display="true" table:show-details="true"/>
                <table:data-pilot-member table:name="76537" table:display="true" table:show-details="true"/>
                <table:data-pilot-member table:name="76546" table:display="true" table:show-details="true"/>
                <table:data-pilot-member table:name="76547" table:display="true" table:show-details="true"/>
                <table:data-pilot-member table:name="76557" table:display="true" table:show-details="true"/>
                <table:data-pilot-member table:name="76559" table:display="true" table:show-details="true"/>
                <table:data-pilot-member table:name="76567" table:display="true" table:show-details="true"/>
                <table:data-pilot-member table:name="76571" table:display="true" table:show-details="true"/>
                <table:data-pilot-member table:name="76580" table:display="true" table:show-details="true"/>
                <table:data-pilot-member table:name="76584" table:display="true" table:show-details="true"/>
                <table:data-pilot-member table:name="76586" table:display="true" table:show-details="true"/>
                <table:data-pilot-member table:name="76592" table:display="true" table:show-details="true"/>
                <table:data-pilot-member table:name="76600" table:display="true" table:show-details="true"/>
                <table:data-pilot-member table:name="76602" table:display="true" table:show-details="true"/>
                <table:data-pilot-member table:name="76626" table:display="true" table:show-details="true"/>
                <table:data-pilot-member table:name="76629" table:display="true" table:show-details="true"/>
                <table:data-pilot-member table:name="76630" table:display="true" table:show-details="true"/>
                <table:data-pilot-member table:name="76644" table:display="true" table:show-details="true"/>
                <table:data-pilot-member table:name="76651" table:display="true" table:show-details="true"/>
                <table:data-pilot-member table:name="76666" table:display="true" table:show-details="true"/>
                <table:data-pilot-member table:name="76669" table:display="true" table:show-details="true"/>
                <table:data-pilot-member table:name="76679" table:display="true" table:show-details="true"/>
                <table:data-pilot-member table:name="76683" table:display="true" table:show-details="true"/>
                <table:data-pilot-member table:name="76688" table:display="true" table:show-details="true"/>
                <table:data-pilot-member table:name="76695" table:display="true" table:show-details="true"/>
                <table:data-pilot-member table:name="76699" table:display="true" table:show-details="true"/>
                <table:data-pilot-member table:name="76706" table:display="true" table:show-details="true"/>
                <table:data-pilot-member table:name="76708" table:display="true" table:show-details="true"/>
                <table:data-pilot-member table:name="76713" table:display="true" table:show-details="true"/>
                <table:data-pilot-member table:name="76716" table:display="true" table:show-details="true"/>
                <table:data-pilot-member table:name="76732" table:display="true" table:show-details="true"/>
                <table:data-pilot-member table:name="76740" table:display="true" table:show-details="true"/>
                <table:data-pilot-member table:name="76745" table:display="true" table:show-details="true"/>
                <table:data-pilot-member table:name="76750" table:display="true" table:show-details="true"/>
                <table:data-pilot-member table:name="76757" table:display="true" table:show-details="true"/>
                <table:data-pilot-member table:name="76763" table:display="true" table:show-details="true"/>
                <table:data-pilot-member table:name="76778" table:display="true" table:show-details="true"/>
                <table:data-pilot-member table:name="76798" table:display="true" table:show-details="true"/>
                <table:data-pilot-member table:name="76815" table:display="true" table:show-details="true"/>
                <table:data-pilot-member table:name="76824" table:display="true" table:show-details="true"/>
                <table:data-pilot-member table:name="76834" table:display="true" table:show-details="true"/>
                <table:data-pilot-member table:name="76868" table:display="true" table:show-details="true"/>
                <table:data-pilot-member table:name="76883" table:display="true" table:show-details="true"/>
                <table:data-pilot-member table:name="76895" table:display="true" table:show-details="true"/>
                <table:data-pilot-member table:name="76917" table:display="true" table:show-details="true"/>
                <table:data-pilot-member table:name="76931" table:display="true" table:show-details="true"/>
                <table:data-pilot-member table:name="76941" table:display="true" table:show-details="true"/>
                <table:data-pilot-member table:name="76963" table:display="true" table:show-details="true"/>
                <table:data-pilot-member table:name="76970" table:display="true" table:show-details="true"/>
                <table:data-pilot-member table:name="76971" table:display="true" table:show-details="true"/>
                <table:data-pilot-member table:name="76982" table:display="true" table:show-details="true"/>
                <table:data-pilot-member table:name="77006" table:display="true" table:show-details="true"/>
                <table:data-pilot-member table:name="77011" table:display="true" table:show-details="true"/>
                <table:data-pilot-member table:name="77012" table:display="true" table:show-details="true"/>
                <table:data-pilot-member table:name="77016" table:display="true" table:show-details="true"/>
                <table:data-pilot-member table:name="77019" table:display="true" table:show-details="true"/>
                <table:data-pilot-member table:name="77041" table:display="true" table:show-details="true"/>
                <table:data-pilot-member table:name="77045" table:display="true" table:show-details="true"/>
                <table:data-pilot-member table:name="77072" table:display="true" table:show-details="true"/>
                <table:data-pilot-member table:name="77073" table:display="true" table:show-details="true"/>
                <table:data-pilot-member table:name="77075" table:display="true" table:show-details="true"/>
                <table:data-pilot-member table:name="77077" table:display="true" table:show-details="true"/>
                <table:data-pilot-member table:name="77082" table:display="true" table:show-details="true"/>
                <table:data-pilot-member table:name="77092" table:display="true" table:show-details="true"/>
                <table:data-pilot-member table:name="77110" table:display="true" table:show-details="true"/>
                <table:data-pilot-member table:name="77111" table:display="true" table:show-details="true"/>
                <table:data-pilot-member table:name="77113" table:display="true" table:show-details="true"/>
                <table:data-pilot-member table:name="77116" table:display="true" table:show-details="true"/>
                <table:data-pilot-member table:name="77129" table:display="true" table:show-details="true"/>
                <table:data-pilot-member table:name="77134" table:display="true" table:show-details="true"/>
                <table:data-pilot-member table:name="77152" table:display="true" table:show-details="true"/>
                <table:data-pilot-member table:name="77157" table:display="true" table:show-details="true"/>
                <table:data-pilot-member table:name="77162" table:display="true" table:show-details="true"/>
                <table:data-pilot-member table:name="77169" table:display="true" table:show-details="true"/>
                <table:data-pilot-member table:name="77170" table:display="true" table:show-details="true"/>
                <table:data-pilot-member table:name="77171" table:display="true" table:show-details="true"/>
                <table:data-pilot-member table:name="77174" table:display="true" table:show-details="true"/>
                <table:data-pilot-member table:name="77188" table:display="true" table:show-details="true"/>
                <table:data-pilot-member table:name="77231" table:display="true" table:show-details="true"/>
                <table:data-pilot-member table:name="77242" table:display="true" table:show-details="true"/>
                <table:data-pilot-member table:name="77246" table:display="true" table:show-details="true"/>
                <table:data-pilot-member table:name="77257" table:display="true" table:show-details="true"/>
                <table:data-pilot-member table:name="77269" table:display="true" table:show-details="true"/>
                <table:data-pilot-member table:name="77283" table:display="true" table:show-details="true"/>
                <table:data-pilot-member table:name="77288" table:display="true" table:show-details="true"/>
                <table:data-pilot-member table:name="77302" table:display="true" table:show-details="true"/>
                <table:data-pilot-member table:name="77303" table:display="true" table:show-details="true"/>
                <table:data-pilot-member table:name="77308" table:display="true" table:show-details="true"/>
                <table:data-pilot-member table:name="77345" table:display="true" table:show-details="true"/>
                <table:data-pilot-member table:name="77362" table:display="true" table:show-details="true"/>
                <table:data-pilot-member table:name="77368" table:display="true" table:show-details="true"/>
                <table:data-pilot-member table:name="77371" table:display="true" table:show-details="true"/>
                <table:data-pilot-member table:name="77383" table:display="true" table:show-details="true"/>
                <table:data-pilot-member table:name="77384" table:display="true" table:show-details="true"/>
                <table:data-pilot-member table:name="77391" table:display="true" table:show-details="true"/>
                <table:data-pilot-member table:name="77394" table:display="true" table:show-details="true"/>
                <table:data-pilot-member table:name="77429" table:display="true" table:show-details="true"/>
                <table:data-pilot-member table:name="77443" table:display="true" table:show-details="true"/>
                <table:data-pilot-member table:name="77447" table:display="true" table:show-details="true"/>
                <table:data-pilot-member table:name="77455" table:display="true" table:show-details="true"/>
                <table:data-pilot-member table:name="77458" table:display="true" table:show-details="true"/>
                <table:data-pilot-member table:name="77463" table:display="true" table:show-details="true"/>
                <table:data-pilot-member table:name="77475" table:display="true" table:show-details="true"/>
                <table:data-pilot-member table:name="77483" table:display="true" table:show-details="true"/>
                <table:data-pilot-member table:name="77491" table:display="true" table:show-details="true"/>
                <table:data-pilot-member table:name="77498" table:display="true" table:show-details="true"/>
                <table:data-pilot-member table:name="77521" table:display="true" table:show-details="true"/>
                <table:data-pilot-member table:name="77523" table:display="true" table:show-details="true"/>
                <table:data-pilot-member table:name="77524" table:display="true" table:show-details="true"/>
                <table:data-pilot-member table:name="77548" table:display="true" table:show-details="true"/>
                <table:data-pilot-member table:name="77552" table:display="true" table:show-details="true"/>
                <table:data-pilot-member table:name="77556" table:display="true" table:show-details="true"/>
                <table:data-pilot-member table:name="77584" table:display="true" table:show-details="true"/>
                <table:data-pilot-member table:name="77598" table:display="true" table:show-details="true"/>
                <table:data-pilot-member table:name="77606" table:display="true" table:show-details="true"/>
                <table:data-pilot-member table:name="77613" table:display="true" table:show-details="true"/>
                <table:data-pilot-member table:name="77616" table:display="true" table:show-details="true"/>
                <table:data-pilot-member table:name="77633" table:display="true" table:show-details="true"/>
                <table:data-pilot-member table:name="77647" table:display="true" table:show-details="true"/>
                <table:data-pilot-member table:name="77665" table:display="true" table:show-details="true"/>
                <table:data-pilot-member table:name="77694" table:display="true" table:show-details="true"/>
                <table:data-pilot-member table:name="77716" table:display="true" table:show-details="true"/>
                <table:data-pilot-member table:name="77725" table:display="true" table:show-details="true"/>
                <table:data-pilot-member table:name="77786" table:display="true" table:show-details="true"/>
                <table:data-pilot-member table:name="77788" table:display="true" table:show-details="true"/>
                <table:data-pilot-member table:name="77799" table:display="true" table:show-details="true"/>
                <table:data-pilot-member table:name="77804" table:display="true" table:show-details="true"/>
                <table:data-pilot-member table:name="77819" table:display="true" table:show-details="true"/>
                <table:data-pilot-member table:name="77821" table:display="true" table:show-details="true"/>
                <table:data-pilot-member table:name="77823" table:display="true" table:show-details="true"/>
                <table:data-pilot-member table:name="77827" table:display="true" table:show-details="true"/>
                <table:data-pilot-member table:name="77836" table:display="true" table:show-details="true"/>
                <table:data-pilot-member table:name="77837" table:display="true" table:show-details="true"/>
                <table:data-pilot-member table:name="77865" table:display="true" table:show-details="true"/>
                <table:data-pilot-member table:name="77891" table:display="true" table:show-details="true"/>
                <table:data-pilot-member table:name="77895" table:display="true" table:show-details="true"/>
                <table:data-pilot-member table:name="77900" table:display="true" table:show-details="true"/>
                <table:data-pilot-member table:name="77921" table:display="true" table:show-details="true"/>
                <table:data-pilot-member table:name="77929" table:display="true" table:show-details="true"/>
                <table:data-pilot-member table:name="77943" table:display="true" table:show-details="true"/>
                <table:data-pilot-member table:name="77945" table:display="true" table:show-details="true"/>
                <table:data-pilot-member table:name="77964" table:display="true" table:show-details="true"/>
                <table:data-pilot-member table:name="77971" table:display="true" table:show-details="true"/>
                <table:data-pilot-member table:name="77975" table:display="true" table:show-details="true"/>
                <table:data-pilot-member table:name="78023" table:display="true" table:show-details="true"/>
                <table:data-pilot-member table:name="78035" table:display="true" table:show-details="true"/>
                <table:data-pilot-member table:name="78043" table:display="true" table:show-details="true"/>
                <table:data-pilot-member table:name="78047" table:display="true" table:show-details="true"/>
                <table:data-pilot-member table:name="78061" table:display="true" table:show-details="true"/>
                <table:data-pilot-member table:name="78077" table:display="true" table:show-details="true"/>
                <table:data-pilot-member table:name="78079" table:display="true" table:show-details="true"/>
                <table:data-pilot-member table:name="78080" table:display="true" table:show-details="true"/>
                <table:data-pilot-member table:name="78125" table:display="true" table:show-details="true"/>
                <table:data-pilot-member table:name="78128" table:display="true" table:show-details="true"/>
                <table:data-pilot-member table:name="78147" table:display="true" table:show-details="true"/>
                <table:data-pilot-member table:name="78148" table:display="true" table:show-details="true"/>
                <table:data-pilot-member table:name="78160" table:display="true" table:show-details="true"/>
                <table:data-pilot-member table:name="78176" table:display="true" table:show-details="true"/>
                <table:data-pilot-member table:name="78178" table:display="true" table:show-details="true"/>
                <table:data-pilot-member table:name="78182" table:display="true" table:show-details="true"/>
                <table:data-pilot-member table:name="78206" table:display="true" table:show-details="true"/>
                <table:data-pilot-member table:name="78212" table:display="true" table:show-details="true"/>
                <table:data-pilot-member table:name="78248" table:display="true" table:show-details="true"/>
                <table:data-pilot-member table:name="78261" table:display="true" table:show-details="true"/>
                <table:data-pilot-member table:name="78262" table:display="true" table:show-details="true"/>
                <table:data-pilot-member table:name="78326" table:display="true" table:show-details="true"/>
                <table:data-pilot-member table:name="78348" table:display="true" table:show-details="true"/>
                <table:data-pilot-member table:name="78357" table:display="true" table:show-details="true"/>
                <table:data-pilot-member table:name="78364" table:display="true" table:show-details="true"/>
                <table:data-pilot-member table:name="78372" table:display="true" table:show-details="true"/>
                <table:data-pilot-member table:name="78379" table:display="true" table:show-details="true"/>
                <table:data-pilot-member table:name="78380" table:display="true" table:show-details="true"/>
                <table:data-pilot-member table:name="78420" table:display="true" table:show-details="true"/>
                <table:data-pilot-member table:name="78426" table:display="true" table:show-details="true"/>
                <table:data-pilot-member table:name="78430" table:display="true" table:show-details="true"/>
                <table:data-pilot-member table:name="78445" table:display="true" table:show-details="true"/>
                <table:data-pilot-member table:name="78446" table:display="true" table:show-details="true"/>
                <table:data-pilot-member table:name="78452" table:display="true" table:show-details="true"/>
                <table:data-pilot-member table:name="78481" table:display="true" table:show-details="true"/>
                <table:data-pilot-member table:name="78493" table:display="true" table:show-details="true"/>
                <table:data-pilot-member table:name="78494" table:display="true" table:show-details="true"/>
                <table:data-pilot-member table:name="78505" table:display="true" table:show-details="true"/>
                <table:data-pilot-member table:name="78517" table:display="true" table:show-details="true"/>
                <table:data-pilot-member table:name="78558" table:display="true" table:show-details="true"/>
                <table:data-pilot-member table:name="78566" table:display="true" table:show-details="true"/>
                <table:data-pilot-member table:name="78574" table:display="true" table:show-details="true"/>
                <table:data-pilot-member table:name="78577" table:display="true" table:show-details="true"/>
                <table:data-pilot-member table:name="78580" table:display="true" table:show-details="true"/>
                <table:data-pilot-member table:name="78599" table:display="true" table:show-details="true"/>
                <table:data-pilot-member table:name="78604" table:display="true" table:show-details="true"/>
                <table:data-pilot-member table:name="78615" table:display="true" table:show-details="true"/>
                <table:data-pilot-member table:name="78634" table:display="true" table:show-details="true"/>
                <table:data-pilot-member table:name="78663" table:display="true" table:show-details="true"/>
                <table:data-pilot-member table:name="78670" table:display="true" table:show-details="true"/>
                <table:data-pilot-member table:name="78689" table:display="true" table:show-details="true"/>
                <table:data-pilot-member table:name="78693" table:display="true" table:show-details="true"/>
                <table:data-pilot-member table:name="78698" table:display="true" table:show-details="true"/>
                <table:data-pilot-member table:name="78715" table:display="true" table:show-details="true"/>
                <table:data-pilot-member table:name="78731" table:display="true" table:show-details="true"/>
                <table:data-pilot-member table:name="78736" table:display="true" table:show-details="true"/>
                <table:data-pilot-member table:name="78738" table:display="true" table:show-details="true"/>
                <table:data-pilot-member table:name="78746" table:display="true" table:show-details="true"/>
                <table:data-pilot-member table:name="78768" table:display="true" table:show-details="true"/>
                <table:data-pilot-member table:name="78777" table:display="true" table:show-details="true"/>
                <table:data-pilot-member table:name="78787" table:display="true" table:show-details="true"/>
                <table:data-pilot-member table:name="78789" table:display="true" table:show-details="true"/>
                <table:data-pilot-member table:name="78790" table:display="true" table:show-details="true"/>
                <table:data-pilot-member table:name="78792" table:display="true" table:show-details="true"/>
                <table:data-pilot-member table:name="78802" table:display="true" table:show-details="true"/>
                <table:data-pilot-member table:name="78813" table:display="true" table:show-details="true"/>
                <table:data-pilot-member table:name="78824" table:display="true" table:show-details="true"/>
                <table:data-pilot-member table:name="78828" table:display="true" table:show-details="true"/>
                <table:data-pilot-member table:name="78831" table:display="true" table:show-details="true"/>
                <table:data-pilot-member table:name="78881" table:display="true" table:show-details="true"/>
                <table:data-pilot-member table:name="78898" table:display="true" table:show-details="true"/>
                <table:data-pilot-member table:name="78911" table:display="true" table:show-details="true"/>
                <table:data-pilot-member table:name="78912" table:display="true" table:show-details="true"/>
                <table:data-pilot-member table:name="78914" table:display="true" table:show-details="true"/>
                <table:data-pilot-member table:name="78933" table:display="true" table:show-details="true"/>
                <table:data-pilot-member table:name="78955" table:display="true" table:show-details="true"/>
                <table:data-pilot-member table:name="78972" table:display="true" table:show-details="true"/>
                <table:data-pilot-member table:name="79026" table:display="true" table:show-details="true"/>
                <table:data-pilot-member table:name="79029" table:display="true" table:show-details="true"/>
                <table:data-pilot-member table:name="79043" table:display="true" table:show-details="true"/>
                <table:data-pilot-member table:name="79053" table:display="true" table:show-details="true"/>
                <table:data-pilot-member table:name="79059" table:display="true" table:show-details="true"/>
                <table:data-pilot-member table:name="79061" table:display="true" table:show-details="true"/>
                <table:data-pilot-member table:name="79071" table:display="true" table:show-details="true"/>
                <table:data-pilot-member table:name="79084" table:display="true" table:show-details="true"/>
                <table:data-pilot-member table:name="79092" table:display="true" table:show-details="true"/>
                <table:data-pilot-member table:name="79101" table:display="true" table:show-details="true"/>
                <table:data-pilot-member table:name="79112" table:display="true" table:show-details="true"/>
                <table:data-pilot-member table:name="79116" table:display="true" table:show-details="true"/>
                <table:data-pilot-member table:name="79125" table:display="true" table:show-details="true"/>
                <table:data-pilot-member table:name="79134" table:display="true" table:show-details="true"/>
                <table:data-pilot-member table:name="79156" table:display="true" table:show-details="true"/>
                <table:data-pilot-member table:name="79166" table:display="true" table:show-details="true"/>
                <table:data-pilot-member table:name="79170" table:display="true" table:show-details="true"/>
                <table:data-pilot-member table:name="79175" table:display="true" table:show-details="true"/>
                <table:data-pilot-member table:name="79186" table:display="true" table:show-details="true"/>
                <table:data-pilot-member table:name="79187" table:display="true" table:show-details="true"/>
                <table:data-pilot-member table:name="79196" table:display="true" table:show-details="true"/>
                <table:data-pilot-member table:name="79205" table:display="true" table:show-details="true"/>
                <table:data-pilot-member table:name="79225" table:display="true" table:show-details="true"/>
                <table:data-pilot-member table:name="79231" table:display="true" table:show-details="true"/>
                <table:data-pilot-member table:name="79239" table:display="true" table:show-details="true"/>
                <table:data-pilot-member table:name="79243" table:display="true" table:show-details="true"/>
                <table:data-pilot-member table:name="79257" table:display="true" table:show-details="true"/>
                <table:data-pilot-member table:name="79262" table:display="true" table:show-details="true"/>
                <table:data-pilot-member table:name="79266" table:display="true" table:show-details="true"/>
                <table:data-pilot-member table:name="79269" table:display="true" table:show-details="true"/>
                <table:data-pilot-member table:name="79293" table:display="true" table:show-details="true"/>
                <table:data-pilot-member table:name="79297" table:display="true" table:show-details="true"/>
                <table:data-pilot-member table:name="79299" table:display="true" table:show-details="true"/>
                <table:data-pilot-member table:name="79319" table:display="true" table:show-details="true"/>
                <table:data-pilot-member table:name="79332" table:display="true" table:show-details="true"/>
                <table:data-pilot-member table:name="79348" table:display="true" table:show-details="true"/>
                <table:data-pilot-member table:name="79353" table:display="true" table:show-details="true"/>
                <table:data-pilot-member table:name="79359" table:display="true" table:show-details="true"/>
                <table:data-pilot-member table:name="79380" table:display="true" table:show-details="true"/>
                <table:data-pilot-member table:name="79381" table:display="true" table:show-details="true"/>
                <table:data-pilot-member table:name="79384" table:display="true" table:show-details="true"/>
                <table:data-pilot-member table:name="79390" table:display="true" table:show-details="true"/>
                <table:data-pilot-member table:name="79397" table:display="true" table:show-details="true"/>
                <table:data-pilot-member table:name="79399" table:display="true" table:show-details="true"/>
                <table:data-pilot-member table:name="79438" table:display="true" table:show-details="true"/>
                <table:data-pilot-member table:name="79443" table:display="true" table:show-details="true"/>
                <table:data-pilot-member table:name="79454" table:display="true" table:show-details="true"/>
                <table:data-pilot-member table:name="79458" table:display="true" table:show-details="true"/>
                <table:data-pilot-member table:name="79459" table:display="true" table:show-details="true"/>
                <table:data-pilot-member table:name="79467" table:display="true" table:show-details="true"/>
                <table:data-pilot-member table:name="79530" table:display="true" table:show-details="true"/>
                <table:data-pilot-member table:name="79542" table:display="true" table:show-details="true"/>
                <table:data-pilot-member table:name="79546" table:display="true" table:show-details="true"/>
                <table:data-pilot-member table:name="79549" table:display="true" table:show-details="true"/>
                <table:data-pilot-member table:name="79557" table:display="true" table:show-details="true"/>
                <table:data-pilot-member table:name="79558" table:display="true" table:show-details="true"/>
                <table:data-pilot-member table:name="79561" table:display="true" table:show-details="true"/>
                <table:data-pilot-member table:name="79564" table:display="true" table:show-details="true"/>
                <table:data-pilot-member table:name="79566" table:display="true" table:show-details="true"/>
                <table:data-pilot-member table:name="79590" table:display="true" table:show-details="true"/>
                <table:data-pilot-member table:name="79600" table:display="true" table:show-details="true"/>
                <table:data-pilot-member table:name="79616" table:display="true" table:show-details="true"/>
                <table:data-pilot-member table:name="79623" table:display="true" table:show-details="true"/>
                <table:data-pilot-member table:name="79629" table:display="true" table:show-details="true"/>
                <table:data-pilot-member table:name="79657" table:display="true" table:show-details="true"/>
                <table:data-pilot-member table:name="79658" table:display="true" table:show-details="true"/>
                <table:data-pilot-member table:name="79674" table:display="true" table:show-details="true"/>
                <table:data-pilot-member table:name="79686" table:display="true" table:show-details="true"/>
                <table:data-pilot-member table:name="79705" table:display="true" table:show-details="true"/>
                <table:data-pilot-member table:name="79717" table:display="true" table:show-details="true"/>
                <table:data-pilot-member table:name="79741" table:display="true" table:show-details="true"/>
                <table:data-pilot-member table:name="79753" table:display="true" table:show-details="true"/>
                <table:data-pilot-member table:name="79757" table:display="true" table:show-details="true"/>
                <table:data-pilot-member table:name="79759" table:display="true" table:show-details="true"/>
                <table:data-pilot-member table:name="79785" table:display="true" table:show-details="true"/>
                <table:data-pilot-member table:name="79822" table:display="true" table:show-details="true"/>
                <table:data-pilot-member table:name="79830" table:display="true" table:show-details="true"/>
                <table:data-pilot-member table:name="79834" table:display="true" table:show-details="true"/>
                <table:data-pilot-member table:name="79839" table:display="true" table:show-details="true"/>
                <table:data-pilot-member table:name="79843" table:display="true" table:show-details="true"/>
                <table:data-pilot-member table:name="79847" table:display="true" table:show-details="true"/>
                <table:data-pilot-member table:name="79858" table:display="true" table:show-details="true"/>
                <table:data-pilot-member table:name="79868" table:display="true" table:show-details="true"/>
                <table:data-pilot-member table:name="79873" table:display="true" table:show-details="true"/>
                <table:data-pilot-member table:name="79915" table:display="true" table:show-details="true"/>
                <table:data-pilot-member table:name="79960" table:display="true" table:show-details="true"/>
                <table:data-pilot-member table:name="79971" table:display="true" table:show-details="true"/>
                <table:data-pilot-member table:name="79980" table:display="true" table:show-details="true"/>
                <table:data-pilot-member table:name="79991" table:display="true" table:show-details="true"/>
                <table:data-pilot-member table:name="79999" table:display="true" table:show-details="true"/>
                <table:data-pilot-member table:name="80005" table:display="true" table:show-details="true"/>
                <table:data-pilot-member table:name="80009" table:display="true" table:show-details="true"/>
                <table:data-pilot-member table:name="80014" table:display="true" table:show-details="true"/>
                <table:data-pilot-member table:name="80021" table:display="true" table:show-details="true"/>
                <table:data-pilot-member table:name="80022" table:display="true" table:show-details="true"/>
                <table:data-pilot-member table:name="80026" table:display="true" table:show-details="true"/>
                <table:data-pilot-member table:name="80030" table:display="true" table:show-details="true"/>
                <table:data-pilot-member table:name="80076" table:display="true" table:show-details="true"/>
                <table:data-pilot-member table:name="80079" table:display="true" table:show-details="true"/>
                <table:data-pilot-member table:name="80082" table:display="true" table:show-details="true"/>
                <table:data-pilot-member table:name="80085" table:display="true" table:show-details="true"/>
                <table:data-pilot-member table:name="80086" table:display="true" table:show-details="true"/>
                <table:data-pilot-member table:name="80091" table:display="true" table:show-details="true"/>
                <table:data-pilot-member table:name="80108" table:display="true" table:show-details="true"/>
                <table:data-pilot-member table:name="80113" table:display="true" table:show-details="true"/>
                <table:data-pilot-member table:name="80120" table:display="true" table:show-details="true"/>
                <table:data-pilot-member table:name="80121" table:display="true" table:show-details="true"/>
                <table:data-pilot-member table:name="80124" table:display="true" table:show-details="true"/>
                <table:data-pilot-member table:name="80128" table:display="true" table:show-details="true"/>
                <table:data-pilot-member table:name="80145" table:display="true" table:show-details="true"/>
                <table:data-pilot-member table:name="80154" table:display="true" table:show-details="true"/>
                <table:data-pilot-member table:name="80156" table:display="true" table:show-details="true"/>
                <table:data-pilot-member table:name="80173" table:display="true" table:show-details="true"/>
                <table:data-pilot-member table:name="80199" table:display="true" table:show-details="true"/>
                <table:data-pilot-member table:name="80211" table:display="true" table:show-details="true"/>
                <table:data-pilot-member table:name="80217" table:display="true" table:show-details="true"/>
                <table:data-pilot-member table:name="80220" table:display="true" table:show-details="true"/>
                <table:data-pilot-member table:name="80231" table:display="true" table:show-details="true"/>
                <table:data-pilot-member table:name="80232" table:display="true" table:show-details="true"/>
                <table:data-pilot-member table:name="80247" table:display="true" table:show-details="true"/>
                <table:data-pilot-member table:name="80249" table:display="true" table:show-details="true"/>
                <table:data-pilot-member table:name="80254" table:display="true" table:show-details="true"/>
                <table:data-pilot-member table:name="80303" table:display="true" table:show-details="true"/>
                <table:data-pilot-member table:name="80310" table:display="true" table:show-details="true"/>
                <table:data-pilot-member table:name="80313" table:display="true" table:show-details="true"/>
                <table:data-pilot-member table:name="80339" table:display="true" table:show-details="true"/>
                <table:data-pilot-member table:name="80344" table:display="true" table:show-details="true"/>
                <table:data-pilot-member table:name="80355" table:display="true" table:show-details="true"/>
                <table:data-pilot-member table:name="80374" table:display="true" table:show-details="true"/>
                <table:data-pilot-member table:name="80382" table:display="true" table:show-details="true"/>
                <table:data-pilot-member table:name="80385" table:display="true" table:show-details="true"/>
                <table:data-pilot-member table:name="80391" table:display="true" table:show-details="true"/>
                <table:data-pilot-member table:name="80402" table:display="true" table:show-details="true"/>
                <table:data-pilot-member table:name="80432" table:display="true" table:show-details="true"/>
                <table:data-pilot-member table:name="80433" table:display="true" table:show-details="true"/>
                <table:data-pilot-member table:name="80434" table:display="true" table:show-details="true"/>
                <table:data-pilot-member table:name="80449" table:display="true" table:show-details="true"/>
                <table:data-pilot-member table:name="80456" table:display="true" table:show-details="true"/>
                <table:data-pilot-member table:name="80466" table:display="true" table:show-details="true"/>
                <table:data-pilot-member table:name="80508" table:display="true" table:show-details="true"/>
                <table:data-pilot-member table:name="80523" table:display="true" table:show-details="true"/>
                <table:data-pilot-member table:name="80526" table:display="true" table:show-details="true"/>
                <table:data-pilot-member table:name="80540" table:display="true" table:show-details="true"/>
                <table:data-pilot-member table:name="80546" table:display="true" table:show-details="true"/>
                <table:data-pilot-member table:name="80555" table:display="true" table:show-details="true"/>
                <table:data-pilot-member table:name="80558" table:display="true" table:show-details="true"/>
                <table:data-pilot-member table:name="80559" table:display="true" table:show-details="true"/>
                <table:data-pilot-member table:name="80576" table:display="true" table:show-details="true"/>
                <table:data-pilot-member table:name="80577" table:display="true" table:show-details="true"/>
                <table:data-pilot-member table:name="80580" table:display="true" table:show-details="true"/>
                <table:data-pilot-member table:name="80587" table:display="true" table:show-details="true"/>
                <table:data-pilot-member table:name="80589" table:display="true" table:show-details="true"/>
                <table:data-pilot-member table:name="80590" table:display="true" table:show-details="true"/>
                <table:data-pilot-member table:name="80599" table:display="true" table:show-details="true"/>
                <table:data-pilot-member table:name="80610" table:display="true" table:show-details="true"/>
                <table:data-pilot-member table:name="80621" table:display="true" table:show-details="true"/>
                <table:data-pilot-member table:name="80627" table:display="true" table:show-details="true"/>
                <table:data-pilot-member table:name="80632" table:display="true" table:show-details="true"/>
                <table:data-pilot-member table:name="80640" table:display="true" table:show-details="true"/>
                <table:data-pilot-member table:name="80652" table:display="true" table:show-details="true"/>
                <table:data-pilot-member table:name="80656" table:display="true" table:show-details="true"/>
                <table:data-pilot-member table:name="80663" table:display="true" table:show-details="true"/>
                <table:data-pilot-member table:name="80672" table:display="true" table:show-details="true"/>
                <table:data-pilot-member table:name="80693" table:display="true" table:show-details="true"/>
                <table:data-pilot-member table:name="80713" table:display="true" table:show-details="true"/>
                <table:data-pilot-member table:name="80715" table:display="true" table:show-details="true"/>
                <table:data-pilot-member table:name="80718" table:display="true" table:show-details="true"/>
                <table:data-pilot-member table:name="80730" table:display="true" table:show-details="true"/>
                <table:data-pilot-member table:name="80756" table:display="true" table:show-details="true"/>
                <table:data-pilot-member table:name="80757" table:display="true" table:show-details="true"/>
                <table:data-pilot-member table:name="80827" table:display="true" table:show-details="true"/>
                <table:data-pilot-member table:name="80839" table:display="true" table:show-details="true"/>
                <table:data-pilot-member table:name="80842" table:display="true" table:show-details="true"/>
                <table:data-pilot-member table:name="80843" table:display="true" table:show-details="true"/>
                <table:data-pilot-member table:name="80851" table:display="true" table:show-details="true"/>
                <table:data-pilot-member table:name="80877" table:display="true" table:show-details="true"/>
                <table:data-pilot-member table:name="80884" table:display="true" table:show-details="true"/>
                <table:data-pilot-member table:name="80898" table:display="true" table:show-details="true"/>
                <table:data-pilot-member table:name="80901" table:display="true" table:show-details="true"/>
                <table:data-pilot-member table:name="80912" table:display="true" table:show-details="true"/>
                <table:data-pilot-member table:name="80914" table:display="true" table:show-details="true"/>
                <table:data-pilot-member table:name="80920" table:display="true" table:show-details="true"/>
                <table:data-pilot-member table:name="80925" table:display="true" table:show-details="true"/>
                <table:data-pilot-member table:name="80949" table:display="true" table:show-details="true"/>
                <table:data-pilot-member table:name="80950" table:display="true" table:show-details="true"/>
                <table:data-pilot-member table:name="80961" table:display="true" table:show-details="true"/>
                <table:data-pilot-member table:name="80970" table:display="true" table:show-details="true"/>
                <table:data-pilot-member table:name="80972" table:display="true" table:show-details="true"/>
                <table:data-pilot-member table:name="80978" table:display="true" table:show-details="true"/>
                <table:data-pilot-member table:name="80995" table:display="true" table:show-details="true"/>
                <table:data-pilot-member table:name="80998" table:display="true" table:show-details="true"/>
                <table:data-pilot-member table:name="81008" table:display="true" table:show-details="true"/>
                <table:data-pilot-member table:name="81017" table:display="true" table:show-details="true"/>
                <table:data-pilot-member table:name="81028" table:display="true" table:show-details="true"/>
                <table:data-pilot-member table:name="81065" table:display="true" table:show-details="true"/>
                <table:data-pilot-member table:name="81079" table:display="true" table:show-details="true"/>
                <table:data-pilot-member table:name="81093" table:display="true" table:show-details="true"/>
                <table:data-pilot-member table:name="81103" table:display="true" table:show-details="true"/>
                <table:data-pilot-member table:name="81111" table:display="true" table:show-details="true"/>
                <table:data-pilot-member table:name="81153" table:display="true" table:show-details="true"/>
                <table:data-pilot-member table:name="81157" table:display="true" table:show-details="true"/>
                <table:data-pilot-member table:name="81162" table:display="true" table:show-details="true"/>
                <table:data-pilot-member table:name="81173" table:display="true" table:show-details="true"/>
                <table:data-pilot-member table:name="81180" table:display="true" table:show-details="true"/>
                <table:data-pilot-member table:name="81185" table:display="true" table:show-details="true"/>
                <table:data-pilot-member table:name="81189" table:display="true" table:show-details="true"/>
                <table:data-pilot-member table:name="81198" table:display="true" table:show-details="true"/>
                <table:data-pilot-member table:name="81200" table:display="true" table:show-details="true"/>
                <table:data-pilot-member table:name="81203" table:display="true" table:show-details="true"/>
                <table:data-pilot-member table:name="81206" table:display="true" table:show-details="true"/>
                <table:data-pilot-member table:name="81213" table:display="true" table:show-details="true"/>
                <table:data-pilot-member table:name="81219" table:display="true" table:show-details="true"/>
                <table:data-pilot-member table:name="81224" table:display="true" table:show-details="true"/>
                <table:data-pilot-member table:name="81239" table:display="true" table:show-details="true"/>
                <table:data-pilot-member table:name="81246" table:display="true" table:show-details="true"/>
                <table:data-pilot-member table:name="81255" table:display="true" table:show-details="true"/>
                <table:data-pilot-member table:name="81262" table:display="true" table:show-details="true"/>
                <table:data-pilot-member table:name="81272" table:display="true" table:show-details="true"/>
                <table:data-pilot-member table:name="81275" table:display="true" table:show-details="true"/>
                <table:data-pilot-member table:name="81281" table:display="true" table:show-details="true"/>
                <table:data-pilot-member table:name="81307" table:display="true" table:show-details="true"/>
                <table:data-pilot-member table:name="81312" table:display="true" table:show-details="true"/>
                <table:data-pilot-member table:name="81323" table:display="true" table:show-details="true"/>
                <table:data-pilot-member table:name="81372" table:display="true" table:show-details="true"/>
                <table:data-pilot-member table:name="81379" table:display="true" table:show-details="true"/>
                <table:data-pilot-member table:name="81388" table:display="true" table:show-details="true"/>
                <table:data-pilot-member table:name="81391" table:display="true" table:show-details="true"/>
                <table:data-pilot-member table:name="81395" table:display="true" table:show-details="true"/>
                <table:data-pilot-member table:name="81402" table:display="true" table:show-details="true"/>
                <table:data-pilot-member table:name="81405" table:display="true" table:show-details="true"/>
                <table:data-pilot-member table:name="81408" table:display="true" table:show-details="true"/>
                <table:data-pilot-member table:name="81423" table:display="true" table:show-details="true"/>
                <table:data-pilot-member table:name="81442" table:display="true" table:show-details="true"/>
                <table:data-pilot-member table:name="81457" table:display="true" table:show-details="true"/>
                <table:data-pilot-member table:name="81464" table:display="true" table:show-details="true"/>
                <table:data-pilot-member table:name="81466" table:display="true" table:show-details="true"/>
                <table:data-pilot-member table:name="81484" table:display="true" table:show-details="true"/>
                <table:data-pilot-member table:name="81520" table:display="true" table:show-details="true"/>
                <table:data-pilot-member table:name="81524" table:display="true" table:show-details="true"/>
                <table:data-pilot-member table:name="81528" table:display="true" table:show-details="true"/>
                <table:data-pilot-member table:name="81539" table:display="true" table:show-details="true"/>
                <table:data-pilot-member table:name="81543" table:display="true" table:show-details="true"/>
                <table:data-pilot-member table:name="81597" table:display="true" table:show-details="true"/>
                <table:data-pilot-member table:name="81601" table:display="true" table:show-details="true"/>
                <table:data-pilot-member table:name="81615" table:display="true" table:show-details="true"/>
                <table:data-pilot-member table:name="81641" table:display="true" table:show-details="true"/>
                <table:data-pilot-member table:name="81643" table:display="true" table:show-details="true"/>
                <table:data-pilot-member table:name="81655" table:display="true" table:show-details="true"/>
                <table:data-pilot-member table:name="81665" table:display="true" table:show-details="true"/>
                <table:data-pilot-member table:name="81669" table:display="true" table:show-details="true"/>
                <table:data-pilot-member table:name="81677" table:display="true" table:show-details="true"/>
                <table:data-pilot-member table:name="81691" table:display="true" table:show-details="true"/>
                <table:data-pilot-member table:name="81693" table:display="true" table:show-details="true"/>
                <table:data-pilot-member table:name="81718" table:display="true" table:show-details="true"/>
                <table:data-pilot-member table:name="81741" table:display="true" table:show-details="true"/>
                <table:data-pilot-member table:name="81770" table:display="true" table:show-details="true"/>
                <table:data-pilot-member table:name="81773" table:display="true" table:show-details="true"/>
                <table:data-pilot-member table:name="81801" table:display="true" table:show-details="true"/>
                <table:data-pilot-member table:name="81808" table:display="true" table:show-details="true"/>
                <table:data-pilot-member table:name="81815" table:display="true" table:show-details="true"/>
                <table:data-pilot-member table:name="81828" table:display="true" table:show-details="true"/>
                <table:data-pilot-member table:name="81837" table:display="true" table:show-details="true"/>
                <table:data-pilot-member table:name="81882" table:display="true" table:show-details="true"/>
                <table:data-pilot-member table:name="81888" table:display="true" table:show-details="true"/>
                <table:data-pilot-member table:name="81892" table:display="true" table:show-details="true"/>
                <table:data-pilot-member table:name="81901" table:display="true" table:show-details="true"/>
                <table:data-pilot-member table:name="81911" table:display="true" table:show-details="true"/>
                <table:data-pilot-member table:name="81947" table:display="true" table:show-details="true"/>
                <table:data-pilot-member table:name="81962" table:display="true" table:show-details="true"/>
                <table:data-pilot-member table:name="81966" table:display="true" table:show-details="true"/>
                <table:data-pilot-member table:name="81978" table:display="true" table:show-details="true"/>
                <table:data-pilot-member table:name="81980" table:display="true" table:show-details="true"/>
                <table:data-pilot-member table:name="81984" table:display="true" table:show-details="true"/>
                <table:data-pilot-member table:name="81991" table:display="true" table:show-details="true"/>
                <table:data-pilot-member table:name="82005" table:display="true" table:show-details="true"/>
                <table:data-pilot-member table:name="82024" table:display="true" table:show-details="true"/>
                <table:data-pilot-member table:name="82029" table:display="true" table:show-details="true"/>
                <table:data-pilot-member table:name="82060" table:display="true" table:show-details="true"/>
                <table:data-pilot-member table:name="82069" table:display="true" table:show-details="true"/>
                <table:data-pilot-member table:name="82075" table:display="true" table:show-details="true"/>
                <table:data-pilot-member table:name="82079" table:display="true" table:show-details="true"/>
                <table:data-pilot-member table:name="82089" table:display="true" table:show-details="true"/>
                <table:data-pilot-member table:name="82091" table:display="true" table:show-details="true"/>
                <table:data-pilot-member table:name="82093" table:display="true" table:show-details="true"/>
                <table:data-pilot-member table:name="82094" table:display="true" table:show-details="true"/>
                <table:data-pilot-member table:name="82125" table:display="true" table:show-details="true"/>
                <table:data-pilot-member table:name="82138" table:display="true" table:show-details="true"/>
                <table:data-pilot-member table:name="82143" table:display="true" table:show-details="true"/>
                <table:data-pilot-member table:name="82151" table:display="true" table:show-details="true"/>
                <table:data-pilot-member table:name="82162" table:display="true" table:show-details="true"/>
                <table:data-pilot-member table:name="82167" table:display="true" table:show-details="true"/>
                <table:data-pilot-member table:name="82168" table:display="true" table:show-details="true"/>
                <table:data-pilot-member table:name="82222" table:display="true" table:show-details="true"/>
                <table:data-pilot-member table:name="82224" table:display="true" table:show-details="true"/>
                <table:data-pilot-member table:name="82258" table:display="true" table:show-details="true"/>
                <table:data-pilot-member table:name="82268" table:display="true" table:show-details="true"/>
                <table:data-pilot-member table:name="82307" table:display="true" table:show-details="true"/>
                <table:data-pilot-member table:name="82311" table:display="true" table:show-details="true"/>
                <table:data-pilot-member table:name="82317" table:display="true" table:show-details="true"/>
                <table:data-pilot-member table:name="82326" table:display="true" table:show-details="true"/>
                <table:data-pilot-member table:name="82352" table:display="true" table:show-details="true"/>
                <table:data-pilot-member table:name="82379" table:display="true" table:show-details="true"/>
                <table:data-pilot-member table:name="82382" table:display="true" table:show-details="true"/>
                <table:data-pilot-member table:name="82383" table:display="true" table:show-details="true"/>
                <table:data-pilot-member table:name="82390" table:display="true" table:show-details="true"/>
                <table:data-pilot-member table:name="82395" table:display="true" table:show-details="true"/>
                <table:data-pilot-member table:name="82404" table:display="true" table:show-details="true"/>
                <table:data-pilot-member table:name="82415" table:display="true" table:show-details="true"/>
                <table:data-pilot-member table:name="82416" table:display="true" table:show-details="true"/>
                <table:data-pilot-member table:name="82420" table:display="true" table:show-details="true"/>
                <table:data-pilot-member table:name="82428" table:display="true" table:show-details="true"/>
                <table:data-pilot-member table:name="82444" table:display="true" table:show-details="true"/>
                <table:data-pilot-member table:name="82485" table:display="true" table:show-details="true"/>
                <table:data-pilot-member table:name="82487" table:display="true" table:show-details="true"/>
                <table:data-pilot-member table:name="82529" table:display="true" table:show-details="true"/>
                <table:data-pilot-member table:name="82540" table:display="true" table:show-details="true"/>
                <table:data-pilot-member table:name="82567" table:display="true" table:show-details="true"/>
                <table:data-pilot-member table:name="82580" table:display="true" table:show-details="true"/>
                <table:data-pilot-member table:name="82589" table:display="true" table:show-details="true"/>
                <table:data-pilot-member table:name="82604" table:display="true" table:show-details="true"/>
                <table:data-pilot-member table:name="82607" table:display="true" table:show-details="true"/>
                <table:data-pilot-member table:name="82614" table:display="true" table:show-details="true"/>
                <table:data-pilot-member table:name="82634" table:display="true" table:show-details="true"/>
                <table:data-pilot-member table:name="82641" table:display="true" table:show-details="true"/>
                <table:data-pilot-member table:name="82648" table:display="true" table:show-details="true"/>
                <table:data-pilot-member table:name="82653" table:display="true" table:show-details="true"/>
                <table:data-pilot-member table:name="82660" table:display="true" table:show-details="true"/>
                <table:data-pilot-member table:name="82672" table:display="true" table:show-details="true"/>
                <table:data-pilot-member table:name="82698" table:display="true" table:show-details="true"/>
                <table:data-pilot-member table:name="82702" table:display="true" table:show-details="true"/>
                <table:data-pilot-member table:name="82706" table:display="true" table:show-details="true"/>
                <table:data-pilot-member table:name="82716" table:display="true" table:show-details="true"/>
                <table:data-pilot-member table:name="82721" table:display="true" table:show-details="true"/>
                <table:data-pilot-member table:name="82722" table:display="true" table:show-details="true"/>
                <table:data-pilot-member table:name="82741" table:display="true" table:show-details="true"/>
                <table:data-pilot-member table:name="82746" table:display="true" table:show-details="true"/>
                <table:data-pilot-member table:name="82748" table:display="true" table:show-details="true"/>
                <table:data-pilot-member table:name="82761" table:display="true" table:show-details="true"/>
                <table:data-pilot-member table:name="82792" table:display="true" table:show-details="true"/>
                <table:data-pilot-member table:name="82808" table:display="true" table:show-details="true"/>
                <table:data-pilot-member table:name="82818" table:display="true" table:show-details="true"/>
                <table:data-pilot-member table:name="82835" table:display="true" table:show-details="true"/>
                <table:data-pilot-member table:name="82865" table:display="true" table:show-details="true"/>
                <table:data-pilot-member table:name="82870" table:display="true" table:show-details="true"/>
                <table:data-pilot-member table:name="82874" table:display="true" table:show-details="true"/>
                <table:data-pilot-member table:name="82876" table:display="true" table:show-details="true"/>
                <table:data-pilot-member table:name="82877" table:display="true" table:show-details="true"/>
                <table:data-pilot-member table:name="82898" table:display="true" table:show-details="true"/>
                <table:data-pilot-member table:name="82903" table:display="true" table:show-details="true"/>
                <table:data-pilot-member table:name="82919" table:display="true" table:show-details="true"/>
                <table:data-pilot-member table:name="82924" table:display="true" table:show-details="true"/>
                <table:data-pilot-member table:name="82970" table:display="true" table:show-details="true"/>
                <table:data-pilot-member table:name="82982" table:display="true" table:show-details="true"/>
                <table:data-pilot-member table:name="82986" table:display="true" table:show-details="true"/>
                <table:data-pilot-member table:name="82990" table:display="true" table:show-details="true"/>
                <table:data-pilot-member table:name="82995" table:display="true" table:show-details="true"/>
                <table:data-pilot-member table:name="82996" table:display="true" table:show-details="true"/>
                <table:data-pilot-member table:name="83013" table:display="true" table:show-details="true"/>
                <table:data-pilot-member table:name="83029" table:display="true" table:show-details="true"/>
                <table:data-pilot-member table:name="83035" table:display="true" table:show-details="true"/>
                <table:data-pilot-member table:name="83061" table:display="true" table:show-details="true"/>
                <table:data-pilot-member table:name="83076" table:display="true" table:show-details="true"/>
                <table:data-pilot-member table:name="83077" table:display="true" table:show-details="true"/>
                <table:data-pilot-member table:name="83079" table:display="true" table:show-details="true"/>
                <table:data-pilot-member table:name="83088" table:display="true" table:show-details="true"/>
                <table:data-pilot-member table:name="83105" table:display="true" table:show-details="true"/>
                <table:data-pilot-member table:name="83112" table:display="true" table:show-details="true"/>
                <table:data-pilot-member table:name="83135" table:display="true" table:show-details="true"/>
                <table:data-pilot-member table:name="83137" table:display="true" table:show-details="true"/>
                <table:data-pilot-member table:name="83138" table:display="true" table:show-details="true"/>
                <table:data-pilot-member table:name="83187" table:display="true" table:show-details="true"/>
                <table:data-pilot-member table:name="83197" table:display="true" table:show-details="true"/>
                <table:data-pilot-member table:name="83226" table:display="true" table:show-details="true"/>
                <table:data-pilot-member table:name="83234" table:display="true" table:show-details="true"/>
                <table:data-pilot-member table:name="83247" table:display="true" table:show-details="true"/>
                <table:data-pilot-member table:name="83256" table:display="true" table:show-details="true"/>
                <table:data-pilot-member table:name="83262" table:display="true" table:show-details="true"/>
                <table:data-pilot-member table:name="83270" table:display="true" table:show-details="true"/>
                <table:data-pilot-member table:name="83272" table:display="true" table:show-details="true"/>
                <table:data-pilot-member table:name="83294" table:display="true" table:show-details="true"/>
                <table:data-pilot-member table:name="83301" table:display="true" table:show-details="true"/>
                <table:data-pilot-member table:name="83307" table:display="true" table:show-details="true"/>
                <table:data-pilot-member table:name="83308" table:display="true" table:show-details="true"/>
                <table:data-pilot-member table:name="83315" table:display="true" table:show-details="true"/>
                <table:data-pilot-member table:name="83338" table:display="true" table:show-details="true"/>
                <table:data-pilot-member table:name="83351" table:display="true" table:show-details="true"/>
                <table:data-pilot-member table:name="83357" table:display="true" table:show-details="true"/>
                <table:data-pilot-member table:name="83358" table:display="true" table:show-details="true"/>
                <table:data-pilot-member table:name="83361" table:display="true" table:show-details="true"/>
                <table:data-pilot-member table:name="83381" table:display="true" table:show-details="true"/>
                <table:data-pilot-member table:name="83388" table:display="true" table:show-details="true"/>
                <table:data-pilot-member table:name="83389" table:display="true" table:show-details="true"/>
                <table:data-pilot-member table:name="83399" table:display="true" table:show-details="true"/>
                <table:data-pilot-member table:name="83403" table:display="true" table:show-details="true"/>
                <table:data-pilot-member table:name="83415" table:display="true" table:show-details="true"/>
                <table:data-pilot-member table:name="83425" table:display="true" table:show-details="true"/>
                <table:data-pilot-member table:name="83444" table:display="true" table:show-details="true"/>
                <table:data-pilot-member table:name="83451" table:display="true" table:show-details="true"/>
                <table:data-pilot-member table:name="83460" table:display="true" table:show-details="true"/>
                <table:data-pilot-member table:name="83463" table:display="true" table:show-details="true"/>
                <table:data-pilot-member table:name="83478" table:display="true" table:show-details="true"/>
                <table:data-pilot-member table:name="83491" table:display="true" table:show-details="true"/>
                <table:data-pilot-member table:name="83506" table:display="true" table:show-details="true"/>
                <table:data-pilot-member table:name="83516" table:display="true" table:show-details="true"/>
                <table:data-pilot-member table:name="83521" table:display="true" table:show-details="true"/>
                <table:data-pilot-member table:name="83571" table:display="true" table:show-details="true"/>
                <table:data-pilot-member table:name="83588" table:display="true" table:show-details="true"/>
                <table:data-pilot-member table:name="83597" table:display="true" table:show-details="true"/>
                <table:data-pilot-member table:name="83623" table:display="true" table:show-details="true"/>
                <table:data-pilot-member table:name="83628" table:display="true" table:show-details="true"/>
                <table:data-pilot-member table:name="83634" table:display="true" table:show-details="true"/>
                <table:data-pilot-member table:name="83662" table:display="true" table:show-details="true"/>
                <table:data-pilot-member table:name="83672" table:display="true" table:show-details="true"/>
                <table:data-pilot-member table:name="83676" table:display="true" table:show-details="true"/>
                <table:data-pilot-member table:name="83686" table:display="true" table:show-details="true"/>
                <table:data-pilot-member table:name="83703" table:display="true" table:show-details="true"/>
                <table:data-pilot-member table:name="83714" table:display="true" table:show-details="true"/>
                <table:data-pilot-member table:name="83716" table:display="true" table:show-details="true"/>
                <table:data-pilot-member table:name="83728" table:display="true" table:show-details="true"/>
                <table:data-pilot-member table:name="83730" table:display="true" table:show-details="true"/>
                <table:data-pilot-member table:name="83744" table:display="true" table:show-details="true"/>
                <table:data-pilot-member table:name="83746" table:display="true" table:show-details="true"/>
                <table:data-pilot-member table:name="83753" table:display="true" table:show-details="true"/>
                <table:data-pilot-member table:name="83756" table:display="true" table:show-details="true"/>
                <table:data-pilot-member table:name="83767" table:display="true" table:show-details="true"/>
                <table:data-pilot-member table:name="83777" table:display="true" table:show-details="true"/>
                <table:data-pilot-member table:name="83780" table:display="true" table:show-details="true"/>
                <table:data-pilot-member table:name="83786" table:display="true" table:show-details="true"/>
                <table:data-pilot-member table:name="83790" table:display="true" table:show-details="true"/>
                <table:data-pilot-member table:name="83815" table:display="true" table:show-details="true"/>
                <table:data-pilot-member table:name="83820" table:display="true" table:show-details="true"/>
                <table:data-pilot-member table:name="83824" table:display="true" table:show-details="true"/>
                <table:data-pilot-member table:name="83832" table:display="true" table:show-details="true"/>
                <table:data-pilot-member table:name="83843" table:display="true" table:show-details="true"/>
                <table:data-pilot-member table:name="83847" table:display="true" table:show-details="true"/>
                <table:data-pilot-member table:name="83871" table:display="true" table:show-details="true"/>
                <table:data-pilot-member table:name="83891" table:display="true" table:show-details="true"/>
                <table:data-pilot-member table:name="83892" table:display="true" table:show-details="true"/>
                <table:data-pilot-member table:name="83896" table:display="true" table:show-details="true"/>
                <table:data-pilot-member table:name="83904" table:display="true" table:show-details="true"/>
                <table:data-pilot-member table:name="83905" table:display="true" table:show-details="true"/>
                <table:data-pilot-member table:name="83907" table:display="true" table:show-details="true"/>
                <table:data-pilot-member table:name="83908" table:display="true" table:show-details="true"/>
                <table:data-pilot-member table:name="83909" table:display="true" table:show-details="true"/>
                <table:data-pilot-member table:name="83911" table:display="true" table:show-details="true"/>
                <table:data-pilot-member table:name="83913" table:display="true" table:show-details="true"/>
                <table:data-pilot-member table:name="83914" table:display="true" table:show-details="true"/>
                <table:data-pilot-member table:name="83917" table:display="true" table:show-details="true"/>
                <table:data-pilot-member table:name="83924" table:display="true" table:show-details="true"/>
                <table:data-pilot-member table:name="83935" table:display="true" table:show-details="true"/>
                <table:data-pilot-member table:name="83954" table:display="true" table:show-details="true"/>
                <table:data-pilot-member table:name="83968" table:display="true" table:show-details="true"/>
                <table:data-pilot-member table:name="83972" table:display="true" table:show-details="true"/>
                <table:data-pilot-member table:name="83986" table:display="true" table:show-details="true"/>
                <table:data-pilot-member table:name="84008" table:display="true" table:show-details="true"/>
                <table:data-pilot-member table:name="84010" table:display="true" table:show-details="true"/>
                <table:data-pilot-member table:name="84013" table:display="true" table:show-details="true"/>
                <table:data-pilot-member table:name="84030" table:display="true" table:show-details="true"/>
                <table:data-pilot-member table:name="84041" table:display="true" table:show-details="true"/>
                <table:data-pilot-member table:name="84051" table:display="true" table:show-details="true"/>
                <table:data-pilot-member table:name="84060" table:display="true" table:show-details="true"/>
                <table:data-pilot-member table:name="84075" table:display="true" table:show-details="true"/>
                <table:data-pilot-member table:name="84113" table:display="true" table:show-details="true"/>
                <table:data-pilot-member table:name="84117" table:display="true" table:show-details="true"/>
                <table:data-pilot-member table:name="84124" table:display="true" table:show-details="true"/>
                <table:data-pilot-member table:name="84130" table:display="true" table:show-details="true"/>
                <table:data-pilot-member table:name="84134" table:display="true" table:show-details="true"/>
                <table:data-pilot-member table:name="84136" table:display="true" table:show-details="true"/>
                <table:data-pilot-member table:name="84140" table:display="true" table:show-details="true"/>
                <table:data-pilot-member table:name="84147" table:display="true" table:show-details="true"/>
                <table:data-pilot-member table:name="84176" table:display="true" table:show-details="true"/>
                <table:data-pilot-member table:name="84184" table:display="true" table:show-details="true"/>
                <table:data-pilot-member table:name="84187" table:display="true" table:show-details="true"/>
                <table:data-pilot-member table:name="84198" table:display="true" table:show-details="true"/>
                <table:data-pilot-member table:name="84203" table:display="true" table:show-details="true"/>
                <table:data-pilot-member table:name="84214" table:display="true" table:show-details="true"/>
                <table:data-pilot-member table:name="84219" table:display="true" table:show-details="true"/>
                <table:data-pilot-member table:name="84220" table:display="true" table:show-details="true"/>
                <table:data-pilot-member table:name="84221" table:display="true" table:show-details="true"/>
                <table:data-pilot-member table:name="84247" table:display="true" table:show-details="true"/>
                <table:data-pilot-member table:name="84251" table:display="true" table:show-details="true"/>
                <table:data-pilot-member table:name="84266" table:display="true" table:show-details="true"/>
                <table:data-pilot-member table:name="84268" table:display="true" table:show-details="true"/>
                <table:data-pilot-member table:name="84270" table:display="true" table:show-details="true"/>
                <table:data-pilot-member table:name="84284" table:display="true" table:show-details="true"/>
                <table:data-pilot-member table:name="84295" table:display="true" table:show-details="true"/>
                <table:data-pilot-member table:name="84306" table:display="true" table:show-details="true"/>
                <table:data-pilot-member table:name="84379" table:display="true" table:show-details="true"/>
                <table:data-pilot-member table:name="84390" table:display="true" table:show-details="true"/>
                <table:data-pilot-member table:name="84402" table:display="true" table:show-details="true"/>
                <table:data-pilot-member table:name="84405" table:display="true" table:show-details="true"/>
                <table:data-pilot-member table:name="84406" table:display="true" table:show-details="true"/>
                <table:data-pilot-member table:name="84408" table:display="true" table:show-details="true"/>
                <table:data-pilot-member table:name="84413" table:display="true" table:show-details="true"/>
                <table:data-pilot-member table:name="84414" table:display="true" table:show-details="true"/>
                <table:data-pilot-member table:name="84419" table:display="true" table:show-details="true"/>
                <table:data-pilot-member table:name="84421" table:display="true" table:show-details="true"/>
                <table:data-pilot-member table:name="84424" table:display="true" table:show-details="true"/>
                <table:data-pilot-member table:name="84428" table:display="true" table:show-details="true"/>
                <table:data-pilot-member table:name="84465" table:display="true" table:show-details="true"/>
                <table:data-pilot-member table:name="84473" table:display="true" table:show-details="true"/>
                <table:data-pilot-member table:name="84478" table:display="true" table:show-details="true"/>
                <table:data-pilot-member table:name="84491" table:display="true" table:show-details="true"/>
                <table:data-pilot-member table:name="84493" table:display="true" table:show-details="true"/>
                <table:data-pilot-member table:name="84509" table:display="true" table:show-details="true"/>
                <table:data-pilot-member table:name="84525" table:display="true" table:show-details="true"/>
                <table:data-pilot-member table:name="84537" table:display="true" table:show-details="true"/>
                <table:data-pilot-member table:name="84543" table:display="true" table:show-details="true"/>
                <table:data-pilot-member table:name="84557" table:display="true" table:show-details="true"/>
                <table:data-pilot-member table:name="84561" table:display="true" table:show-details="true"/>
                <table:data-pilot-member table:name="84563" table:display="true" table:show-details="true"/>
                <table:data-pilot-member table:name="84578" table:display="true" table:show-details="true"/>
                <table:data-pilot-member table:name="84591" table:display="true" table:show-details="true"/>
                <table:data-pilot-member table:name="84600" table:display="true" table:show-details="true"/>
                <table:data-pilot-member table:name="84608" table:display="true" table:show-details="true"/>
                <table:data-pilot-member table:name="84624" table:display="true" table:show-details="true"/>
                <table:data-pilot-member table:name="84626" table:display="true" table:show-details="true"/>
                <table:data-pilot-member table:name="84635" table:display="true" table:show-details="true"/>
                <table:data-pilot-member table:name="84647" table:display="true" table:show-details="true"/>
                <table:data-pilot-member table:name="84648" table:display="true" table:show-details="true"/>
                <table:data-pilot-member table:name="84655" table:display="true" table:show-details="true"/>
                <table:data-pilot-member table:name="84675" table:display="true" table:show-details="true"/>
                <table:data-pilot-member table:name="84685" table:display="true" table:show-details="true"/>
                <table:data-pilot-member table:name="84700" table:display="true" table:show-details="true"/>
                <table:data-pilot-member table:name="84711" table:display="true" table:show-details="true"/>
                <table:data-pilot-member table:name="84720" table:display="true" table:show-details="true"/>
                <table:data-pilot-member table:name="84733" table:display="true" table:show-details="true"/>
                <table:data-pilot-member table:name="84757" table:display="true" table:show-details="true"/>
                <table:data-pilot-member table:name="84767" table:display="true" table:show-details="true"/>
                <table:data-pilot-member table:name="84779" table:display="true" table:show-details="true"/>
                <table:data-pilot-member table:name="84786" table:display="true" table:show-details="true"/>
                <table:data-pilot-member table:name="84815" table:display="true" table:show-details="true"/>
                <table:data-pilot-member table:name="84822" table:display="true" table:show-details="true"/>
                <table:data-pilot-member table:name="84830" table:display="true" table:show-details="true"/>
                <table:data-pilot-member table:name="84860" table:display="true" table:show-details="true"/>
                <table:data-pilot-member table:name="84877" table:display="true" table:show-details="true"/>
                <table:data-pilot-member table:name="84916" table:display="true" table:show-details="true"/>
                <table:data-pilot-member table:name="84922" table:display="true" table:show-details="true"/>
                <table:data-pilot-member table:name="84940" table:display="true" table:show-details="true"/>
                <table:data-pilot-member table:name="84956" table:display="true" table:show-details="true"/>
                <table:data-pilot-member table:name="84962" table:display="true" table:show-details="true"/>
                <table:data-pilot-member table:name="84967" table:display="true" table:show-details="true"/>
                <table:data-pilot-member table:name="84979" table:display="true" table:show-details="true"/>
                <table:data-pilot-member table:name="84986" table:display="true" table:show-details="true"/>
                <table:data-pilot-member table:name="84994" table:display="true" table:show-details="true"/>
                <table:data-pilot-member table:name="85024" table:display="true" table:show-details="true"/>
                <table:data-pilot-member table:name="85034" table:display="true" table:show-details="true"/>
                <table:data-pilot-member table:name="85046" table:display="true" table:show-details="true"/>
                <table:data-pilot-member table:name="85067" table:display="true" table:show-details="true"/>
                <table:data-pilot-member table:name="85070" table:display="true" table:show-details="true"/>
                <table:data-pilot-member table:name="85079" table:display="true" table:show-details="true"/>
                <table:data-pilot-member table:name="85081" table:display="true" table:show-details="true"/>
                <table:data-pilot-member table:name="85082" table:display="true" table:show-details="true"/>
                <table:data-pilot-member table:name="85106" table:display="true" table:show-details="true"/>
                <table:data-pilot-member table:name="85113" table:display="true" table:show-details="true"/>
                <table:data-pilot-member table:name="85150" table:display="true" table:show-details="true"/>
                <table:data-pilot-member table:name="85152" table:display="true" table:show-details="true"/>
                <table:data-pilot-member table:name="85153" table:display="true" table:show-details="true"/>
                <table:data-pilot-member table:name="85155" table:display="true" table:show-details="true"/>
                <table:data-pilot-member table:name="85168" table:display="true" table:show-details="true"/>
                <table:data-pilot-member table:name="85170" table:display="true" table:show-details="true"/>
                <table:data-pilot-member table:name="85185" table:display="true" table:show-details="true"/>
                <table:data-pilot-member table:name="85198" table:display="true" table:show-details="true"/>
                <table:data-pilot-member table:name="85212" table:display="true" table:show-details="true"/>
                <table:data-pilot-member table:name="85220" table:display="true" table:show-details="true"/>
                <table:data-pilot-member table:name="85222" table:display="true" table:show-details="true"/>
                <table:data-pilot-member table:name="85229" table:display="true" table:show-details="true"/>
                <table:data-pilot-member table:name="85231" table:display="true" table:show-details="true"/>
                <table:data-pilot-member table:name="85241" table:display="true" table:show-details="true"/>
                <table:data-pilot-member table:name="85263" table:display="true" table:show-details="true"/>
                <table:data-pilot-member table:name="85266" table:display="true" table:show-details="true"/>
                <table:data-pilot-member table:name="85273" table:display="true" table:show-details="true"/>
                <table:data-pilot-member table:name="85280" table:display="true" table:show-details="true"/>
                <table:data-pilot-member table:name="85289" table:display="true" table:show-details="true"/>
                <table:data-pilot-member table:name="85299" table:display="true" table:show-details="true"/>
                <table:data-pilot-member table:name="85323" table:display="true" table:show-details="true"/>
                <table:data-pilot-member table:name="85336" table:display="true" table:show-details="true"/>
                <table:data-pilot-member table:name="85337" table:display="true" table:show-details="true"/>
                <table:data-pilot-member table:name="85348" table:display="true" table:show-details="true"/>
                <table:data-pilot-member table:name="85365" table:display="true" table:show-details="true"/>
                <table:data-pilot-member table:name="85378" table:display="true" table:show-details="true"/>
                <table:data-pilot-member table:name="85430" table:display="true" table:show-details="true"/>
                <table:data-pilot-member table:name="85433" table:display="true" table:show-details="true"/>
                <table:data-pilot-member table:name="85489" table:display="true" table:show-details="true"/>
                <table:data-pilot-member table:name="85506" table:display="true" table:show-details="true"/>
                <table:data-pilot-member table:name="85528" table:display="true" table:show-details="true"/>
                <table:data-pilot-member table:name="85537" table:display="true" table:show-details="true"/>
                <table:data-pilot-member table:name="85550" table:display="true" table:show-details="true"/>
                <table:data-pilot-member table:name="85554" table:display="true" table:show-details="true"/>
                <table:data-pilot-member table:name="85562" table:display="true" table:show-details="true"/>
                <table:data-pilot-member table:name="85568" table:display="true" table:show-details="true"/>
                <table:data-pilot-member table:name="85595" table:display="true" table:show-details="true"/>
                <table:data-pilot-member table:name="85605" table:display="true" table:show-details="true"/>
                <table:data-pilot-member table:name="85610" table:display="true" table:show-details="true"/>
                <table:data-pilot-member table:name="85617" table:display="true" table:show-details="true"/>
                <table:data-pilot-member table:name="85622" table:display="true" table:show-details="true"/>
                <table:data-pilot-member table:name="85627" table:display="true" table:show-details="true"/>
                <table:data-pilot-member table:name="85648" table:display="true" table:show-details="true"/>
                <table:data-pilot-member table:name="85659" table:display="true" table:show-details="true"/>
                <table:data-pilot-member table:name="85660" table:display="true" table:show-details="true"/>
                <table:data-pilot-member table:name="85667" table:display="true" table:show-details="true"/>
                <table:data-pilot-member table:name="85717" table:display="true" table:show-details="true"/>
                <table:data-pilot-member table:name="85721" table:display="true" table:show-details="true"/>
                <table:data-pilot-member table:name="85727" table:display="true" table:show-details="true"/>
                <table:data-pilot-member table:name="85734" table:display="true" table:show-details="true"/>
                <table:data-pilot-member table:name="85735" table:display="true" table:show-details="true"/>
                <table:data-pilot-member table:name="85736" table:display="true" table:show-details="true"/>
                <table:data-pilot-member table:name="85740" table:display="true" table:show-details="true"/>
                <table:data-pilot-member table:name="85745" table:display="true" table:show-details="true"/>
                <table:data-pilot-member table:name="85754" table:display="true" table:show-details="true"/>
                <table:data-pilot-member table:name="85756" table:display="true" table:show-details="true"/>
                <table:data-pilot-member table:name="85766" table:display="true" table:show-details="true"/>
                <table:data-pilot-member table:name="85784" table:display="true" table:show-details="true"/>
                <table:data-pilot-member table:name="85787" table:display="true" table:show-details="true"/>
                <table:data-pilot-member table:name="85792" table:display="true" table:show-details="true"/>
                <table:data-pilot-member table:name="85802" table:display="true" table:show-details="true"/>
                <table:data-pilot-member table:name="85817" table:display="true" table:show-details="true"/>
                <table:data-pilot-member table:name="85820" table:display="true" table:show-details="true"/>
                <table:data-pilot-member table:name="85826" table:display="true" table:show-details="true"/>
                <table:data-pilot-member table:name="85855" table:display="true" table:show-details="true"/>
                <table:data-pilot-member table:name="85860" table:display="true" table:show-details="true"/>
                <table:data-pilot-member table:name="85871" table:display="true" table:show-details="true"/>
                <table:data-pilot-member table:name="85874" table:display="true" table:show-details="true"/>
                <table:data-pilot-member table:name="85883" table:display="true" table:show-details="true"/>
                <table:data-pilot-member table:name="85889" table:display="true" table:show-details="true"/>
                <table:data-pilot-member table:name="85891" table:display="true" table:show-details="true"/>
                <table:data-pilot-member table:name="85915" table:display="true" table:show-details="true"/>
                <table:data-pilot-member table:name="85924" table:display="true" table:show-details="true"/>
                <table:data-pilot-member table:name="85933" table:display="true" table:show-details="true"/>
                <table:data-pilot-member table:name="85959" table:display="true" table:show-details="true"/>
                <table:data-pilot-member table:name="85961" table:display="true" table:show-details="true"/>
                <table:data-pilot-member table:name="85971" table:display="true" table:show-details="true"/>
                <table:data-pilot-member table:name="85980" table:display="true" table:show-details="true"/>
                <table:data-pilot-member table:name="85984" table:display="true" table:show-details="true"/>
                <table:data-pilot-member table:name="85991" table:display="true" table:show-details="true"/>
                <table:data-pilot-member table:name="85992" table:display="true" table:show-details="true"/>
                <table:data-pilot-member table:name="85995" table:display="true" table:show-details="true"/>
                <table:data-pilot-member table:name="85998" table:display="true" table:show-details="true"/>
                <table:data-pilot-member table:name="86006" table:display="true" table:show-details="true"/>
                <table:data-pilot-member table:name="86019" table:display="true" table:show-details="true"/>
                <table:data-pilot-member table:name="86021" table:display="true" table:show-details="true"/>
                <table:data-pilot-member table:name="86042" table:display="true" table:show-details="true"/>
                <table:data-pilot-member table:name="86055" table:display="true" table:show-details="true"/>
                <table:data-pilot-member table:name="86065" table:display="true" table:show-details="true"/>
                <table:data-pilot-member table:name="86087" table:display="true" table:show-details="true"/>
                <table:data-pilot-member table:name="86095" table:display="true" table:show-details="true"/>
                <table:data-pilot-member table:name="86110" table:display="true" table:show-details="true"/>
                <table:data-pilot-member table:name="86117" table:display="true" table:show-details="true"/>
                <table:data-pilot-member table:name="86138" table:display="true" table:show-details="true"/>
                <table:data-pilot-member table:name="86157" table:display="true" table:show-details="true"/>
                <table:data-pilot-member table:name="86175" table:display="true" table:show-details="true"/>
                <table:data-pilot-member table:name="86188" table:display="true" table:show-details="true"/>
                <table:data-pilot-member table:name="86196" table:display="true" table:show-details="true"/>
                <table:data-pilot-member table:name="86235" table:display="true" table:show-details="true"/>
                <table:data-pilot-member table:name="86249" table:display="true" table:show-details="true"/>
                <table:data-pilot-member table:name="86250" table:display="true" table:show-details="true"/>
                <table:data-pilot-member table:name="86256" table:display="true" table:show-details="true"/>
                <table:data-pilot-member table:name="86280" table:display="true" table:show-details="true"/>
                <table:data-pilot-member table:name="86281" table:display="true" table:show-details="true"/>
                <table:data-pilot-member table:name="86288" table:display="true" table:show-details="true"/>
                <table:data-pilot-member table:name="86291" table:display="true" table:show-details="true"/>
                <table:data-pilot-member table:name="86296" table:display="true" table:show-details="true"/>
                <table:data-pilot-member table:name="86309" table:display="true" table:show-details="true"/>
                <table:data-pilot-member table:name="86310" table:display="true" table:show-details="true"/>
                <table:data-pilot-member table:name="86316" table:display="true" table:show-details="true"/>
                <table:data-pilot-member table:name="86321" table:display="true" table:show-details="true"/>
                <table:data-pilot-member table:name="86330" table:display="true" table:show-details="true"/>
                <table:data-pilot-member table:name="86346" table:display="true" table:show-details="true"/>
                <table:data-pilot-member table:name="86352" table:display="true" table:show-details="true"/>
                <table:data-pilot-member table:name="86368" table:display="true" table:show-details="true"/>
                <table:data-pilot-member table:name="86370" table:display="true" table:show-details="true"/>
                <table:data-pilot-member table:name="86379" table:display="true" table:show-details="true"/>
                <table:data-pilot-member table:name="86381" table:display="true" table:show-details="true"/>
                <table:data-pilot-member table:name="86384" table:display="true" table:show-details="true"/>
                <table:data-pilot-member table:name="86419" table:display="true" table:show-details="true"/>
                <table:data-pilot-member table:name="86423" table:display="true" table:show-details="true"/>
                <table:data-pilot-member table:name="86444" table:display="true" table:show-details="true"/>
                <table:data-pilot-member table:name="86464" table:display="true" table:show-details="true"/>
                <table:data-pilot-member table:name="86466" table:display="true" table:show-details="true"/>
                <table:data-pilot-member table:name="86480" table:display="true" table:show-details="true"/>
                <table:data-pilot-member table:name="86491" table:display="true" table:show-details="true"/>
                <table:data-pilot-member table:name="86514" table:display="true" table:show-details="true"/>
                <table:data-pilot-member table:name="86528" table:display="true" table:show-details="true"/>
                <table:data-pilot-member table:name="86542" table:display="true" table:show-details="true"/>
                <table:data-pilot-member table:name="86560" table:display="true" table:show-details="true"/>
                <table:data-pilot-member table:name="86563" table:display="true" table:show-details="true"/>
                <table:data-pilot-member table:name="86586" table:display="true" table:show-details="true"/>
                <table:data-pilot-member table:name="86598" table:display="true" table:show-details="true"/>
                <table:data-pilot-member table:name="86599" table:display="true" table:show-details="true"/>
                <table:data-pilot-member table:name="86625" table:display="true" table:show-details="true"/>
                <table:data-pilot-member table:name="86640" table:display="true" table:show-details="true"/>
                <table:data-pilot-member table:name="86643" table:display="true" table:show-details="true"/>
                <table:data-pilot-member table:name="86644" table:display="true" table:show-details="true"/>
                <table:data-pilot-member table:name="86645" table:display="true" table:show-details="true"/>
                <table:data-pilot-member table:name="86653" table:display="true" table:show-details="true"/>
                <table:data-pilot-member table:name="86672" table:display="true" table:show-details="true"/>
                <table:data-pilot-member table:name="86687" table:display="true" table:show-details="true"/>
                <table:data-pilot-member table:name="86696" table:display="true" table:show-details="true"/>
                <table:data-pilot-member table:name="86697" table:display="true" table:show-details="true"/>
                <table:data-pilot-member table:name="86701" table:display="true" table:show-details="true"/>
                <table:data-pilot-member table:name="86721" table:display="true" table:show-details="true"/>
                <table:data-pilot-member table:name="86722" table:display="true" table:show-details="true"/>
                <table:data-pilot-member table:name="86733" table:display="true" table:show-details="true"/>
                <table:data-pilot-member table:name="86742" table:display="true" table:show-details="true"/>
                <table:data-pilot-member table:name="86767" table:display="true" table:show-details="true"/>
                <table:data-pilot-member table:name="86779" table:display="true" table:show-details="true"/>
                <table:data-pilot-member table:name="86786" table:display="true" table:show-details="true"/>
                <table:data-pilot-member table:name="86798" table:display="true" table:show-details="true"/>
                <table:data-pilot-member table:name="86800" table:display="true" table:show-details="true"/>
                <table:data-pilot-member table:name="86814" table:display="true" table:show-details="true"/>
                <table:data-pilot-member table:name="86825" table:display="true" table:show-details="true"/>
                <table:data-pilot-member table:name="86826" table:display="true" table:show-details="true"/>
                <table:data-pilot-member table:name="86827" table:display="true" table:show-details="true"/>
                <table:data-pilot-member table:name="86838" table:display="true" table:show-details="true"/>
                <table:data-pilot-member table:name="86851" table:display="true" table:show-details="true"/>
                <table:data-pilot-member table:name="86863" table:display="true" table:show-details="true"/>
                <table:data-pilot-member table:name="86889" table:display="true" table:show-details="true"/>
                <table:data-pilot-member table:name="86920" table:display="true" table:show-details="true"/>
                <table:data-pilot-member table:name="86929" table:display="true" table:show-details="true"/>
                <table:data-pilot-member table:name="86958" table:display="true" table:show-details="true"/>
                <table:data-pilot-member table:name="86964" table:display="true" table:show-details="true"/>
                <table:data-pilot-member table:name="86982" table:display="true" table:show-details="true"/>
                <table:data-pilot-member table:name="86989" table:display="true" table:show-details="true"/>
                <table:data-pilot-member table:name="87006" table:display="true" table:show-details="true"/>
                <table:data-pilot-member table:name="87017" table:display="true" table:show-details="true"/>
                <table:data-pilot-member table:name="87021" table:display="true" table:show-details="true"/>
                <table:data-pilot-member table:name="87026" table:display="true" table:show-details="true"/>
                <table:data-pilot-member table:name="87046" table:display="true" table:show-details="true"/>
                <table:data-pilot-member table:name="87051" table:display="true" table:show-details="true"/>
                <table:data-pilot-member table:name="87071" table:display="true" table:show-details="true"/>
                <table:data-pilot-member table:name="87081" table:display="true" table:show-details="true"/>
                <table:data-pilot-member table:name="87092" table:display="true" table:show-details="true"/>
                <table:data-pilot-member table:name="87096" table:display="true" table:show-details="true"/>
                <table:data-pilot-member table:name="87115" table:display="true" table:show-details="true"/>
                <table:data-pilot-member table:name="87119" table:display="true" table:show-details="true"/>
                <table:data-pilot-member table:name="87137" table:display="true" table:show-details="true"/>
                <table:data-pilot-member table:name="87138" table:display="true" table:show-details="true"/>
                <table:data-pilot-member table:name="87153" table:display="true" table:show-details="true"/>
                <table:data-pilot-member table:name="87163" table:display="true" table:show-details="true"/>
                <table:data-pilot-member table:name="87181" table:display="true" table:show-details="true"/>
                <table:data-pilot-member table:name="87197" table:display="true" table:show-details="true"/>
                <table:data-pilot-member table:name="87243" table:display="true" table:show-details="true"/>
                <table:data-pilot-member table:name="87246" table:display="true" table:show-details="true"/>
                <table:data-pilot-member table:name="87250" table:display="true" table:show-details="true"/>
                <table:data-pilot-member table:name="87255" table:display="true" table:show-details="true"/>
                <table:data-pilot-member table:name="87258" table:display="true" table:show-details="true"/>
                <table:data-pilot-member table:name="87263" table:display="true" table:show-details="true"/>
                <table:data-pilot-member table:name="87298" table:display="true" table:show-details="true"/>
                <table:data-pilot-member table:name="87302" table:display="true" table:show-details="true"/>
                <table:data-pilot-member table:name="87314" table:display="true" table:show-details="true"/>
                <table:data-pilot-member table:name="87317" table:display="true" table:show-details="true"/>
                <table:data-pilot-member table:name="87318" table:display="true" table:show-details="true"/>
                <table:data-pilot-member table:name="87330" table:display="true" table:show-details="true"/>
                <table:data-pilot-member table:name="87335" table:display="true" table:show-details="true"/>
                <table:data-pilot-member table:name="87345" table:display="true" table:show-details="true"/>
                <table:data-pilot-member table:name="87347" table:display="true" table:show-details="true"/>
                <table:data-pilot-member table:name="87354" table:display="true" table:show-details="true"/>
                <table:data-pilot-member table:name="87358" table:display="true" table:show-details="true"/>
                <table:data-pilot-member table:name="87359" table:display="true" table:show-details="true"/>
                <table:data-pilot-member table:name="87373" table:display="true" table:show-details="true"/>
                <table:data-pilot-member table:name="87381" table:display="true" table:show-details="true"/>
                <table:data-pilot-member table:name="87385" table:display="true" table:show-details="true"/>
                <table:data-pilot-member table:name="87387" table:display="true" table:show-details="true"/>
                <table:data-pilot-member table:name="87390" table:display="true" table:show-details="true"/>
                <table:data-pilot-member table:name="87417" table:display="true" table:show-details="true"/>
                <table:data-pilot-member table:name="87434" table:display="true" table:show-details="true"/>
                <table:data-pilot-member table:name="87437" table:display="true" table:show-details="true"/>
                <table:data-pilot-member table:name="87443" table:display="true" table:show-details="true"/>
                <table:data-pilot-member table:name="87504" table:display="true" table:show-details="true"/>
                <table:data-pilot-member table:name="87506" table:display="true" table:show-details="true"/>
                <table:data-pilot-member table:name="87525" table:display="true" table:show-details="true"/>
                <table:data-pilot-member table:name="87526" table:display="true" table:show-details="true"/>
                <table:data-pilot-member table:name="87534" table:display="true" table:show-details="true"/>
                <table:data-pilot-member table:name="87536" table:display="true" table:show-details="true"/>
                <table:data-pilot-member table:name="87543" table:display="true" table:show-details="true"/>
                <table:data-pilot-member table:name="87548" table:display="true" table:show-details="true"/>
                <table:data-pilot-member table:name="87551" table:display="true" table:show-details="true"/>
                <table:data-pilot-member table:name="87572" table:display="true" table:show-details="true"/>
                <table:data-pilot-member table:name="87573" table:display="true" table:show-details="true"/>
                <table:data-pilot-member table:name="87598" table:display="true" table:show-details="true"/>
                <table:data-pilot-member table:name="87599" table:display="true" table:show-details="true"/>
                <table:data-pilot-member table:name="87616" table:display="true" table:show-details="true"/>
                <table:data-pilot-member table:name="87619" table:display="true" table:show-details="true"/>
                <table:data-pilot-member table:name="87631" table:display="true" table:show-details="true"/>
                <table:data-pilot-member table:name="87649" table:display="true" table:show-details="true"/>
                <table:data-pilot-member table:name="87666" table:display="true" table:show-details="true"/>
                <table:data-pilot-member table:name="87668" table:display="true" table:show-details="true"/>
                <table:data-pilot-member table:name="87689" table:display="true" table:show-details="true"/>
                <table:data-pilot-member table:name="87696" table:display="true" table:show-details="true"/>
                <table:data-pilot-member table:name="87699" table:display="true" table:show-details="true"/>
                <table:data-pilot-member table:name="87713" table:display="true" table:show-details="true"/>
                <table:data-pilot-member table:name="87755" table:display="true" table:show-details="true"/>
                <table:data-pilot-member table:name="87782" table:display="true" table:show-details="true"/>
                <table:data-pilot-member table:name="87786" table:display="true" table:show-details="true"/>
                <table:data-pilot-member table:name="87787" table:display="true" table:show-details="true"/>
                <table:data-pilot-member table:name="87788" table:display="true" table:show-details="true"/>
                <table:data-pilot-member table:name="87790" table:display="true" table:show-details="true"/>
                <table:data-pilot-member table:name="87805" table:display="true" table:show-details="true"/>
                <table:data-pilot-member table:name="87823" table:display="true" table:show-details="true"/>
                <table:data-pilot-member table:name="87833" table:display="true" table:show-details="true"/>
                <table:data-pilot-member table:name="87834" table:display="true" table:show-details="true"/>
                <table:data-pilot-member table:name="87841" table:display="true" table:show-details="true"/>
                <table:data-pilot-member table:name="87845" table:display="true" table:show-details="true"/>
                <table:data-pilot-member table:name="87864" table:display="true" table:show-details="true"/>
                <table:data-pilot-member table:name="87889" table:display="true" table:show-details="true"/>
                <table:data-pilot-member table:name="87890" table:display="true" table:show-details="true"/>
                <table:data-pilot-member table:name="87897" table:display="true" table:show-details="true"/>
                <table:data-pilot-member table:name="87910" table:display="true" table:show-details="true"/>
                <table:data-pilot-member table:name="87914" table:display="true" table:show-details="true"/>
                <table:data-pilot-member table:name="87916" table:display="true" table:show-details="true"/>
                <table:data-pilot-member table:name="87925" table:display="true" table:show-details="true"/>
                <table:data-pilot-member table:name="87966" table:display="true" table:show-details="true"/>
                <table:data-pilot-member table:name="87975" table:display="true" table:show-details="true"/>
                <table:data-pilot-member table:name="87976" table:display="true" table:show-details="true"/>
                <table:data-pilot-member table:name="87977" table:display="true" table:show-details="true"/>
                <table:data-pilot-member table:name="87981" table:display="true" table:show-details="true"/>
                <table:data-pilot-member table:name="87984" table:display="true" table:show-details="true"/>
                <table:data-pilot-member table:name="88006" table:display="true" table:show-details="true"/>
                <table:data-pilot-member table:name="88009" table:display="true" table:show-details="true"/>
                <table:data-pilot-member table:name="88020" table:display="true" table:show-details="true"/>
                <table:data-pilot-member table:name="88041" table:display="true" table:show-details="true"/>
                <table:data-pilot-member table:name="88051" table:display="true" table:show-details="true"/>
                <table:data-pilot-member table:name="88064" table:display="true" table:show-details="true"/>
                <table:data-pilot-member table:name="88072" table:display="true" table:show-details="true"/>
                <table:data-pilot-member table:name="88076" table:display="true" table:show-details="true"/>
                <table:data-pilot-member table:name="88078" table:display="true" table:show-details="true"/>
                <table:data-pilot-member table:name="88084" table:display="true" table:show-details="true"/>
                <table:data-pilot-member table:name="88085" table:display="true" table:show-details="true"/>
                <table:data-pilot-member table:name="88100" table:display="true" table:show-details="true"/>
                <table:data-pilot-member table:name="88118" table:display="true" table:show-details="true"/>
                <table:data-pilot-member table:name="88140" table:display="true" table:show-details="true"/>
                <table:data-pilot-member table:name="88159" table:display="true" table:show-details="true"/>
                <table:data-pilot-member table:name="88167" table:display="true" table:show-details="true"/>
                <table:data-pilot-member table:name="88177" table:display="true" table:show-details="true"/>
                <table:data-pilot-member table:name="88185" table:display="true" table:show-details="true"/>
                <table:data-pilot-member table:name="88196" table:display="true" table:show-details="true"/>
                <table:data-pilot-member table:name="88197" table:display="true" table:show-details="true"/>
                <table:data-pilot-member table:name="88203" table:display="true" table:show-details="true"/>
                <table:data-pilot-member table:name="88205" table:display="true" table:show-details="true"/>
                <table:data-pilot-member table:name="88215" table:display="true" table:show-details="true"/>
                <table:data-pilot-member table:name="88222" table:display="true" table:show-details="true"/>
                <table:data-pilot-member table:name="88235" table:display="true" table:show-details="true"/>
                <table:data-pilot-member table:name="88246" table:display="true" table:show-details="true"/>
                <table:data-pilot-member table:name="88248" table:display="true" table:show-details="true"/>
                <table:data-pilot-member table:name="88253" table:display="true" table:show-details="true"/>
                <table:data-pilot-member table:name="88255" table:display="true" table:show-details="true"/>
                <table:data-pilot-member table:name="88265" table:display="true" table:show-details="true"/>
                <table:data-pilot-member table:name="88269" table:display="true" table:show-details="true"/>
                <table:data-pilot-member table:name="88270" table:display="true" table:show-details="true"/>
                <table:data-pilot-member table:name="88271" table:display="true" table:show-details="true"/>
                <table:data-pilot-member table:name="88284" table:display="true" table:show-details="true"/>
                <table:data-pilot-member table:name="88288" table:display="true" table:show-details="true"/>
                <table:data-pilot-member table:name="88302" table:display="true" table:show-details="true"/>
                <table:data-pilot-member table:name="88309" table:display="true" table:show-details="true"/>
                <table:data-pilot-member table:name="88310" table:display="true" table:show-details="true"/>
                <table:data-pilot-member table:name="88327" table:display="true" table:show-details="true"/>
                <table:data-pilot-member table:name="88380" table:display="true" table:show-details="true"/>
                <table:data-pilot-member table:name="88400" table:display="true" table:show-details="true"/>
                <table:data-pilot-member table:name="88401" table:display="true" table:show-details="true"/>
                <table:data-pilot-member table:name="88402" table:display="true" table:show-details="true"/>
                <table:data-pilot-member table:name="88405" table:display="true" table:show-details="true"/>
                <table:data-pilot-member table:name="88455" table:display="true" table:show-details="true"/>
                <table:data-pilot-member table:name="88485" table:display="true" table:show-details="true"/>
                <table:data-pilot-member table:name="88496" table:display="true" table:show-details="true"/>
                <table:data-pilot-member table:name="88497" table:display="true" table:show-details="true"/>
                <table:data-pilot-member table:name="88503" table:display="true" table:show-details="true"/>
                <table:data-pilot-member table:name="88519" table:display="true" table:show-details="true"/>
                <table:data-pilot-member table:name="88521" table:display="true" table:show-details="true"/>
                <table:data-pilot-member table:name="88534" table:display="true" table:show-details="true"/>
                <table:data-pilot-member table:name="88548" table:display="true" table:show-details="true"/>
                <table:data-pilot-member table:name="88563" table:display="true" table:show-details="true"/>
                <table:data-pilot-member table:name="88567" table:display="true" table:show-details="true"/>
                <table:data-pilot-member table:name="88593" table:display="true" table:show-details="true"/>
                <table:data-pilot-member table:name="88603" table:display="true" table:show-details="true"/>
                <table:data-pilot-member table:name="88605" table:display="true" table:show-details="true"/>
                <table:data-pilot-member table:name="88626" table:display="true" table:show-details="true"/>
                <table:data-pilot-member table:name="88637" table:display="true" table:show-details="true"/>
                <table:data-pilot-member table:name="88671" table:display="true" table:show-details="true"/>
                <table:data-pilot-member table:name="88708" table:display="true" table:show-details="true"/>
                <table:data-pilot-member table:name="88711" table:display="true" table:show-details="true"/>
                <table:data-pilot-member table:name="88720" table:display="true" table:show-details="true"/>
                <table:data-pilot-member table:name="88755" table:display="true" table:show-details="true"/>
                <table:data-pilot-member table:name="88758" table:display="true" table:show-details="true"/>
                <table:data-pilot-member table:name="88775" table:display="true" table:show-details="true"/>
                <table:data-pilot-member table:name="88776" table:display="true" table:show-details="true"/>
                <table:data-pilot-member table:name="88785" table:display="true" table:show-details="true"/>
                <table:data-pilot-member table:name="88797" table:display="true" table:show-details="true"/>
                <table:data-pilot-member table:name="88798" table:display="true" table:show-details="true"/>
                <table:data-pilot-member table:name="88804" table:display="true" table:show-details="true"/>
                <table:data-pilot-member table:name="88807" table:display="true" table:show-details="true"/>
                <table:data-pilot-member table:name="88821" table:display="true" table:show-details="true"/>
                <table:data-pilot-member table:name="88827" table:display="true" table:show-details="true"/>
                <table:data-pilot-member table:name="88832" table:display="true" table:show-details="true"/>
                <table:data-pilot-member table:name="88845" table:display="true" table:show-details="true"/>
                <table:data-pilot-member table:name="88848" table:display="true" table:show-details="true"/>
                <table:data-pilot-member table:name="88857" table:display="true" table:show-details="true"/>
                <table:data-pilot-member table:name="88866" table:display="true" table:show-details="true"/>
                <table:data-pilot-member table:name="88867" table:display="true" table:show-details="true"/>
                <table:data-pilot-member table:name="88873" table:display="true" table:show-details="true"/>
                <table:data-pilot-member table:name="88876" table:display="true" table:show-details="true"/>
                <table:data-pilot-member table:name="88879" table:display="true" table:show-details="true"/>
                <table:data-pilot-member table:name="88881" table:display="true" table:show-details="true"/>
                <table:data-pilot-member table:name="88902" table:display="true" table:show-details="true"/>
                <table:data-pilot-member table:name="88914" table:display="true" table:show-details="true"/>
                <table:data-pilot-member table:name="88921" table:display="true" table:show-details="true"/>
                <table:data-pilot-member table:name="88922" table:display="true" table:show-details="true"/>
                <table:data-pilot-member table:name="88930" table:display="true" table:show-details="true"/>
                <table:data-pilot-member table:name="88932" table:display="true" table:show-details="true"/>
                <table:data-pilot-member table:name="88934" table:display="true" table:show-details="true"/>
                <table:data-pilot-member table:name="88945" table:display="true" table:show-details="true"/>
                <table:data-pilot-member table:name="88954" table:display="true" table:show-details="true"/>
                <table:data-pilot-member table:name="88966" table:display="true" table:show-details="true"/>
                <table:data-pilot-member table:name="88973" table:display="true" table:show-details="true"/>
                <table:data-pilot-member table:name="88990" table:display="true" table:show-details="true"/>
                <table:data-pilot-member table:name="89094" table:display="true" table:show-details="true"/>
                <table:data-pilot-member table:name="89098" table:display="true" table:show-details="true"/>
                <table:data-pilot-member table:name="89115" table:display="true" table:show-details="true"/>
                <table:data-pilot-member table:name="89128" table:display="true" table:show-details="true"/>
                <table:data-pilot-member table:name="89134" table:display="true" table:show-details="true"/>
                <table:data-pilot-member table:name="89151" table:display="true" table:show-details="true"/>
                <table:data-pilot-member table:name="89158" table:display="true" table:show-details="true"/>
                <table:data-pilot-member table:name="89169" table:display="true" table:show-details="true"/>
                <table:data-pilot-member table:name="89174" table:display="true" table:show-details="true"/>
                <table:data-pilot-member table:name="89187" table:display="true" table:show-details="true"/>
                <table:data-pilot-member table:name="89188" table:display="true" table:show-details="true"/>
                <table:data-pilot-member table:name="89198" table:display="true" table:show-details="true"/>
                <table:data-pilot-member table:name="89199" table:display="true" table:show-details="true"/>
                <table:data-pilot-member table:name="89216" table:display="true" table:show-details="true"/>
                <table:data-pilot-member table:name="89223" table:display="true" table:show-details="true"/>
                <table:data-pilot-member table:name="89226" table:display="true" table:show-details="true"/>
                <table:data-pilot-member table:name="89230" table:display="true" table:show-details="true"/>
                <table:data-pilot-member table:name="89232" table:display="true" table:show-details="true"/>
                <table:data-pilot-member table:name="89265" table:display="true" table:show-details="true"/>
                <table:data-pilot-member table:name="89269" table:display="true" table:show-details="true"/>
                <table:data-pilot-member table:name="89279" table:display="true" table:show-details="true"/>
                <table:data-pilot-member table:name="89309" table:display="true" table:show-details="true"/>
                <table:data-pilot-member table:name="89311" table:display="true" table:show-details="true"/>
                <table:data-pilot-member table:name="89314" table:display="true" table:show-details="true"/>
                <table:data-pilot-member table:name="89344" table:display="true" table:show-details="true"/>
                <table:data-pilot-member table:name="89350" table:display="true" table:show-details="true"/>
                <table:data-pilot-member table:name="89359" table:display="true" table:show-details="true"/>
                <table:data-pilot-member table:name="89366" table:display="true" table:show-details="true"/>
                <table:data-pilot-member table:name="89368" table:display="true" table:show-details="true"/>
                <table:data-pilot-member table:name="89373" table:display="true" table:show-details="true"/>
                <table:data-pilot-member table:name="89382" table:display="true" table:show-details="true"/>
                <table:data-pilot-member table:name="89383" table:display="true" table:show-details="true"/>
                <table:data-pilot-member table:name="89396" table:display="true" table:show-details="true"/>
                <table:data-pilot-member table:name="89398" table:display="true" table:show-details="true"/>
                <table:data-pilot-member table:name="89402" table:display="true" table:show-details="true"/>
                <table:data-pilot-member table:name="89443" table:display="true" table:show-details="true"/>
                <table:data-pilot-member table:name="89467" table:display="true" table:show-details="true"/>
                <table:data-pilot-member table:name="89470" table:display="true" table:show-details="true"/>
                <table:data-pilot-member table:name="89473" table:display="true" table:show-details="true"/>
                <table:data-pilot-member table:name="89485" table:display="true" table:show-details="true"/>
                <table:data-pilot-member table:name="89491" table:display="true" table:show-details="true"/>
                <table:data-pilot-member table:name="89498" table:display="true" table:show-details="true"/>
                <table:data-pilot-member table:name="89506" table:display="true" table:show-details="true"/>
                <table:data-pilot-member table:name="89512" table:display="true" table:show-details="true"/>
                <table:data-pilot-member table:name="89514" table:display="true" table:show-details="true"/>
                <table:data-pilot-member table:name="89524" table:display="true" table:show-details="true"/>
                <table:data-pilot-member table:name="89539" table:display="true" table:show-details="true"/>
                <table:data-pilot-member table:name="89563" table:display="true" table:show-details="true"/>
                <table:data-pilot-member table:name="89588" table:display="true" table:show-details="true"/>
                <table:data-pilot-member table:name="89595" table:display="true" table:show-details="true"/>
                <table:data-pilot-member table:name="89607" table:display="true" table:show-details="true"/>
                <table:data-pilot-member table:name="89615" table:display="true" table:show-details="true"/>
                <table:data-pilot-member table:name="89623" table:display="true" table:show-details="true"/>
                <table:data-pilot-member table:name="89629" table:display="true" table:show-details="true"/>
                <table:data-pilot-member table:name="89636" table:display="true" table:show-details="true"/>
                <table:data-pilot-member table:name="89668" table:display="true" table:show-details="true"/>
                <table:data-pilot-member table:name="89669" table:display="true" table:show-details="true"/>
                <table:data-pilot-member table:name="89672" table:display="true" table:show-details="true"/>
                <table:data-pilot-member table:name="89677" table:display="true" table:show-details="true"/>
                <table:data-pilot-member table:name="89687" table:display="true" table:show-details="true"/>
                <table:data-pilot-member table:name="89703" table:display="true" table:show-details="true"/>
                <table:data-pilot-member table:name="89714" table:display="true" table:show-details="true"/>
                <table:data-pilot-member table:name="89718" table:display="true" table:show-details="true"/>
                <table:data-pilot-member table:name="89726" table:display="true" table:show-details="true"/>
                <table:data-pilot-member table:name="89731" table:display="true" table:show-details="true"/>
                <table:data-pilot-member table:name="89738" table:display="true" table:show-details="true"/>
                <table:data-pilot-member table:name="89742" table:display="true" table:show-details="true"/>
                <table:data-pilot-member table:name="89764" table:display="true" table:show-details="true"/>
                <table:data-pilot-member table:name="89774" table:display="true" table:show-details="true"/>
                <table:data-pilot-member table:name="89779" table:display="true" table:show-details="true"/>
                <table:data-pilot-member table:name="89782" table:display="true" table:show-details="true"/>
                <table:data-pilot-member table:name="89786" table:display="true" table:show-details="true"/>
                <table:data-pilot-member table:name="89794" table:display="true" table:show-details="true"/>
                <table:data-pilot-member table:name="89795" table:display="true" table:show-details="true"/>
                <table:data-pilot-member table:name="89798" table:display="true" table:show-details="true"/>
                <table:data-pilot-member table:name="89806" table:display="true" table:show-details="true"/>
                <table:data-pilot-member table:name="89839" table:display="true" table:show-details="true"/>
                <table:data-pilot-member table:name="89852" table:display="true" table:show-details="true"/>
                <table:data-pilot-member table:name="89863" table:display="true" table:show-details="true"/>
                <table:data-pilot-member table:name="89886" table:display="true" table:show-details="true"/>
                <table:data-pilot-member table:name="89910" table:display="true" table:show-details="true"/>
                <table:data-pilot-member table:name="89911" table:display="true" table:show-details="true"/>
                <table:data-pilot-member table:name="89912" table:display="true" table:show-details="true"/>
                <table:data-pilot-member table:name="89920" table:display="true" table:show-details="true"/>
                <table:data-pilot-member table:name="89924" table:display="true" table:show-details="true"/>
                <table:data-pilot-member table:name="89941" table:display="true" table:show-details="true"/>
                <table:data-pilot-member table:name="89951" table:display="true" table:show-details="true"/>
                <table:data-pilot-member table:name="89956" table:display="true" table:show-details="true"/>
                <table:data-pilot-member table:name="89957" table:display="true" table:show-details="true"/>
                <table:data-pilot-member table:name="89978" table:display="true" table:show-details="true"/>
                <table:data-pilot-member table:name="89995" table:display="true" table:show-details="true"/>
                <table:data-pilot-member table:name="89997" table:display="true" table:show-details="true"/>
                <table:data-pilot-member table:name="89999" table:display="true" table:show-details="true"/>
                <table:data-pilot-member table:name="90028" table:display="true" table:show-details="true"/>
                <table:data-pilot-member table:name="90029" table:display="true" table:show-details="true"/>
                <table:data-pilot-member table:name="90033" table:display="true" table:show-details="true"/>
                <table:data-pilot-member table:name="90048" table:display="true" table:show-details="true"/>
                <table:data-pilot-member table:name="90054" table:display="true" table:show-details="true"/>
                <table:data-pilot-member table:name="90062" table:display="true" table:show-details="true"/>
                <table:data-pilot-member table:name="90083" table:display="true" table:show-details="true"/>
                <table:data-pilot-member table:name="90087" table:display="true" table:show-details="true"/>
                <table:data-pilot-member table:name="90099" table:display="true" table:show-details="true"/>
                <table:data-pilot-member table:name="90127" table:display="true" table:show-details="true"/>
                <table:data-pilot-member table:name="90131" table:display="true" table:show-details="true"/>
                <table:data-pilot-member table:name="90137" table:display="true" table:show-details="true"/>
                <table:data-pilot-member table:name="90159" table:display="true" table:show-details="true"/>
                <table:data-pilot-member table:name="90181" table:display="true" table:show-details="true"/>
                <table:data-pilot-member table:name="90184" table:display="true" table:show-details="true"/>
                <table:data-pilot-member table:name="90199" table:display="true" table:show-details="true"/>
                <table:data-pilot-member table:name="90202" table:display="true" table:show-details="true"/>
                <table:data-pilot-member table:name="90208" table:display="true" table:show-details="true"/>
                <table:data-pilot-member table:name="90210" table:display="true" table:show-details="true"/>
                <table:data-pilot-member table:name="90237" table:display="true" table:show-details="true"/>
                <table:data-pilot-member table:name="90247" table:display="true" table:show-details="true"/>
                <table:data-pilot-member table:name="90253" table:display="true" table:show-details="true"/>
                <table:data-pilot-member table:name="90271" table:display="true" table:show-details="true"/>
                <table:data-pilot-member table:name="90283" table:display="true" table:show-details="true"/>
                <table:data-pilot-member table:name="90301" table:display="true" table:show-details="true"/>
                <table:data-pilot-member table:name="90310" table:display="true" table:show-details="true"/>
                <table:data-pilot-member table:name="90312" table:display="true" table:show-details="true"/>
                <table:data-pilot-member table:name="90313" table:display="true" table:show-details="true"/>
                <table:data-pilot-member table:name="90316" table:display="true" table:show-details="true"/>
                <table:data-pilot-member table:name="90319" table:display="true" table:show-details="true"/>
                <table:data-pilot-member table:name="90342" table:display="true" table:show-details="true"/>
                <table:data-pilot-member table:name="90344" table:display="true" table:show-details="true"/>
                <table:data-pilot-member table:name="90348" table:display="true" table:show-details="true"/>
                <table:data-pilot-member table:name="90367" table:display="true" table:show-details="true"/>
                <table:data-pilot-member table:name="90385" table:display="true" table:show-details="true"/>
                <table:data-pilot-member table:name="90389" table:display="true" table:show-details="true"/>
                <table:data-pilot-member table:name="90395" table:display="true" table:show-details="true"/>
                <table:data-pilot-member table:name="90402" table:display="true" table:show-details="true"/>
                <table:data-pilot-member table:name="90413" table:display="true" table:show-details="true"/>
                <table:data-pilot-member table:name="90422" table:display="true" table:show-details="true"/>
                <table:data-pilot-member table:name="90435" table:display="true" table:show-details="true"/>
                <table:data-pilot-member table:name="90447" table:display="true" table:show-details="true"/>
                <table:data-pilot-member table:name="90458" table:display="true" table:show-details="true"/>
                <table:data-pilot-member table:name="90459" table:display="true" table:show-details="true"/>
                <table:data-pilot-member table:name="90460" table:display="true" table:show-details="true"/>
                <table:data-pilot-member table:name="90462" table:display="true" table:show-details="true"/>
                <table:data-pilot-member table:name="90463" table:display="true" table:show-details="true"/>
                <table:data-pilot-member table:name="90464" table:display="true" table:show-details="true"/>
                <table:data-pilot-member table:name="90468" table:display="true" table:show-details="true"/>
                <table:data-pilot-member table:name="90480" table:display="true" table:show-details="true"/>
                <table:data-pilot-member table:name="90487" table:display="true" table:show-details="true"/>
                <table:data-pilot-member table:name="90502" table:display="true" table:show-details="true"/>
                <table:data-pilot-member table:name="90505" table:display="true" table:show-details="true"/>
                <table:data-pilot-member table:name="90506" table:display="true" table:show-details="true"/>
                <table:data-pilot-member table:name="90507" table:display="true" table:show-details="true"/>
                <table:data-pilot-member table:name="90508" table:display="true" table:show-details="true"/>
                <table:data-pilot-member table:name="90520" table:display="true" table:show-details="true"/>
                <table:data-pilot-member table:name="90536" table:display="true" table:show-details="true"/>
                <table:data-pilot-member table:name="90558" table:display="true" table:show-details="true"/>
                <table:data-pilot-member table:name="90562" table:display="true" table:show-details="true"/>
                <table:data-pilot-member table:name="90565" table:display="true" table:show-details="true"/>
                <table:data-pilot-member table:name="90568" table:display="true" table:show-details="true"/>
                <table:data-pilot-member table:name="90582" table:display="true" table:show-details="true"/>
                <table:data-pilot-member table:name="90592" table:display="true" table:show-details="true"/>
                <table:data-pilot-member table:name="90594" table:display="true" table:show-details="true"/>
                <table:data-pilot-member table:name="90604" table:display="true" table:show-details="true"/>
                <table:data-pilot-member table:name="90639" table:display="true" table:show-details="true"/>
                <table:data-pilot-member table:name="90658" table:display="true" table:show-details="true"/>
                <table:data-pilot-member table:name="90662" table:display="true" table:show-details="true"/>
                <table:data-pilot-member table:name="90665" table:display="true" table:show-details="true"/>
                <table:data-pilot-member table:name="90671" table:display="true" table:show-details="true"/>
                <table:data-pilot-member table:name="90672" table:display="true" table:show-details="true"/>
                <table:data-pilot-member table:name="90687" table:display="true" table:show-details="true"/>
                <table:data-pilot-member table:name="90715" table:display="true" table:show-details="true"/>
                <table:data-pilot-member table:name="90718" table:display="true" table:show-details="true"/>
                <table:data-pilot-member table:name="90719" table:display="true" table:show-details="true"/>
                <table:data-pilot-member table:name="90720" table:display="true" table:show-details="true"/>
                <table:data-pilot-member table:name="90745" table:display="true" table:show-details="true"/>
                <table:data-pilot-member table:name="90751" table:display="true" table:show-details="true"/>
                <table:data-pilot-member table:name="90793" table:display="true" table:show-details="true"/>
                <table:data-pilot-member table:name="90840" table:display="true" table:show-details="true"/>
                <table:data-pilot-member table:name="90846" table:display="true" table:show-details="true"/>
                <table:data-pilot-member table:name="90848" table:display="true" table:show-details="true"/>
                <table:data-pilot-member table:name="90865" table:display="true" table:show-details="true"/>
                <table:data-pilot-member table:name="90868" table:display="true" table:show-details="true"/>
                <table:data-pilot-member table:name="90869" table:display="true" table:show-details="true"/>
                <table:data-pilot-member table:name="90871" table:display="true" table:show-details="true"/>
                <table:data-pilot-member table:name="90874" table:display="true" table:show-details="true"/>
                <table:data-pilot-member table:name="90882" table:display="true" table:show-details="true"/>
                <table:data-pilot-member table:name="90886" table:display="true" table:show-details="true"/>
                <table:data-pilot-member table:name="90895" table:display="true" table:show-details="true"/>
                <table:data-pilot-member table:name="90906" table:display="true" table:show-details="true"/>
                <table:data-pilot-member table:name="90911" table:display="true" table:show-details="true"/>
                <table:data-pilot-member table:name="90917" table:display="true" table:show-details="true"/>
                <table:data-pilot-member table:name="90922" table:display="true" table:show-details="true"/>
                <table:data-pilot-member table:name="90923" table:display="true" table:show-details="true"/>
                <table:data-pilot-member table:name="90924" table:display="true" table:show-details="true"/>
                <table:data-pilot-member table:name="90947" table:display="true" table:show-details="true"/>
                <table:data-pilot-member table:name="90958" table:display="true" table:show-details="true"/>
                <table:data-pilot-member table:name="90959" table:display="true" table:show-details="true"/>
                <table:data-pilot-member table:name="90966" table:display="true" table:show-details="true"/>
                <table:data-pilot-member table:name="90988" table:display="true" table:show-details="true"/>
                <table:data-pilot-member table:name="91022" table:display="true" table:show-details="true"/>
                <table:data-pilot-member table:name="91025" table:display="true" table:show-details="true"/>
                <table:data-pilot-member table:name="91030" table:display="true" table:show-details="true"/>
                <table:data-pilot-member table:name="91045" table:display="true" table:show-details="true"/>
                <table:data-pilot-member table:name="91050" table:display="true" table:show-details="true"/>
                <table:data-pilot-member table:name="91080" table:display="true" table:show-details="true"/>
                <table:data-pilot-member table:name="91087" table:display="true" table:show-details="true"/>
                <table:data-pilot-member table:name="91121" table:display="true" table:show-details="true"/>
                <table:data-pilot-member table:name="91126" table:display="true" table:show-details="true"/>
                <table:data-pilot-member table:name="91137" table:display="true" table:show-details="true"/>
                <table:data-pilot-member table:name="91149" table:display="true" table:show-details="true"/>
                <table:data-pilot-member table:name="91161" table:display="true" table:show-details="true"/>
                <table:data-pilot-member table:name="91165" table:display="true" table:show-details="true"/>
                <table:data-pilot-member table:name="91170" table:display="true" table:show-details="true"/>
                <table:data-pilot-member table:name="91183" table:display="true" table:show-details="true"/>
                <table:data-pilot-member table:name="91199" table:display="true" table:show-details="true"/>
                <table:data-pilot-member table:name="91220" table:display="true" table:show-details="true"/>
                <table:data-pilot-member table:name="91237" table:display="true" table:show-details="true"/>
                <table:data-pilot-member table:name="91261" table:display="true" table:show-details="true"/>
                <table:data-pilot-member table:name="91271" table:display="true" table:show-details="true"/>
                <table:data-pilot-member table:name="91277" table:display="true" table:show-details="true"/>
                <table:data-pilot-member table:name="91306" table:display="true" table:show-details="true"/>
                <table:data-pilot-member table:name="91369" table:display="true" table:show-details="true"/>
                <table:data-pilot-member table:name="91380" table:display="true" table:show-details="true"/>
                <table:data-pilot-member table:name="91382" table:display="true" table:show-details="true"/>
                <table:data-pilot-member table:name="91391" table:display="true" table:show-details="true"/>
                <table:data-pilot-member table:name="91423" table:display="true" table:show-details="true"/>
                <table:data-pilot-member table:name="91435" table:display="true" table:show-details="true"/>
                <table:data-pilot-member table:name="91443" table:display="true" table:show-details="true"/>
                <table:data-pilot-member table:name="91471" table:display="true" table:show-details="true"/>
                <table:data-pilot-member table:name="91495" table:display="true" table:show-details="true"/>
                <table:data-pilot-member table:name="91504" table:display="true" table:show-details="true"/>
                <table:data-pilot-member table:name="91515" table:display="true" table:show-details="true"/>
                <table:data-pilot-member table:name="91516" table:display="true" table:show-details="true"/>
                <table:data-pilot-member table:name="91532" table:display="true" table:show-details="true"/>
                <table:data-pilot-member table:name="91546" table:display="true" table:show-details="true"/>
                <table:data-pilot-member table:name="91552" table:display="true" table:show-details="true"/>
                <table:data-pilot-member table:name="91564" table:display="true" table:show-details="true"/>
                <table:data-pilot-member table:name="91569" table:display="true" table:show-details="true"/>
                <table:data-pilot-member table:name="91590" table:display="true" table:show-details="true"/>
                <table:data-pilot-member table:name="91592" table:display="true" table:show-details="true"/>
                <table:data-pilot-member table:name="91603" table:display="true" table:show-details="true"/>
                <table:data-pilot-member table:name="91618" table:display="true" table:show-details="true"/>
                <table:data-pilot-member table:name="91627" table:display="true" table:show-details="true"/>
                <table:data-pilot-member table:name="91631" table:display="true" table:show-details="true"/>
                <table:data-pilot-member table:name="91638" table:display="true" table:show-details="true"/>
                <table:data-pilot-member table:name="91665" table:display="true" table:show-details="true"/>
                <table:data-pilot-member table:name="91666" table:display="true" table:show-details="true"/>
                <table:data-pilot-member table:name="91670" table:display="true" table:show-details="true"/>
                <table:data-pilot-member table:name="91671" table:display="true" table:show-details="true"/>
                <table:data-pilot-member table:name="91686" table:display="true" table:show-details="true"/>
                <table:data-pilot-member table:name="91692" table:display="true" table:show-details="true"/>
                <table:data-pilot-member table:name="91693" table:display="true" table:show-details="true"/>
                <table:data-pilot-member table:name="91699" table:display="true" table:show-details="true"/>
                <table:data-pilot-member table:name="91700" table:display="true" table:show-details="true"/>
                <table:data-pilot-member table:name="91708" table:display="true" table:show-details="true"/>
                <table:data-pilot-member table:name="91716" table:display="true" table:show-details="true"/>
                <table:data-pilot-member table:name="91720" table:display="true" table:show-details="true"/>
                <table:data-pilot-member table:name="91768" table:display="true" table:show-details="true"/>
                <table:data-pilot-member table:name="91777" table:display="true" table:show-details="true"/>
                <table:data-pilot-member table:name="91789" table:display="true" table:show-details="true"/>
                <table:data-pilot-member table:name="91797" table:display="true" table:show-details="true"/>
                <table:data-pilot-member table:name="91799" table:display="true" table:show-details="true"/>
                <table:data-pilot-member table:name="91818" table:display="true" table:show-details="true"/>
                <table:data-pilot-member table:name="91829" table:display="true" table:show-details="true"/>
                <table:data-pilot-member table:name="91841" table:display="true" table:show-details="true"/>
                <table:data-pilot-member table:name="91856" table:display="true" table:show-details="true"/>
                <table:data-pilot-member table:name="91861" table:display="true" table:show-details="true"/>
                <table:data-pilot-member table:name="91873" table:display="true" table:show-details="true"/>
                <table:data-pilot-member table:name="91877" table:display="true" table:show-details="true"/>
                <table:data-pilot-member table:name="91885" table:display="true" table:show-details="true"/>
                <table:data-pilot-member table:name="91902" table:display="true" table:show-details="true"/>
                <table:data-pilot-member table:name="91910" table:display="true" table:show-details="true"/>
                <table:data-pilot-member table:name="91912" table:display="true" table:show-details="true"/>
                <table:data-pilot-member table:name="91923" table:display="true" table:show-details="true"/>
                <table:data-pilot-member table:name="91924" table:display="true" table:show-details="true"/>
                <table:data-pilot-member table:name="91934" table:display="true" table:show-details="true"/>
                <table:data-pilot-member table:name="91936" table:display="true" table:show-details="true"/>
                <table:data-pilot-member table:name="91950" table:display="true" table:show-details="true"/>
                <table:data-pilot-member table:name="91970" table:display="true" table:show-details="true"/>
                <table:data-pilot-member table:name="91994" table:display="true" table:show-details="true"/>
                <table:data-pilot-member table:name="92006" table:display="true" table:show-details="true"/>
                <table:data-pilot-member table:name="92007" table:display="true" table:show-details="true"/>
                <table:data-pilot-member table:name="92012" table:display="true" table:show-details="true"/>
                <table:data-pilot-member table:name="92017" table:display="true" table:show-details="true"/>
                <table:data-pilot-member table:name="92024" table:display="true" table:show-details="true"/>
                <table:data-pilot-member table:name="92054" table:display="true" table:show-details="true"/>
                <table:data-pilot-member table:name="92060" table:display="true" table:show-details="true"/>
                <table:data-pilot-member table:name="92071" table:display="true" table:show-details="true"/>
                <table:data-pilot-member table:name="92088" table:display="true" table:show-details="true"/>
                <table:data-pilot-member table:name="92089" table:display="true" table:show-details="true"/>
                <table:data-pilot-member table:name="92114" table:display="true" table:show-details="true"/>
                <table:data-pilot-member table:name="92122" table:display="true" table:show-details="true"/>
                <table:data-pilot-member table:name="92148" table:display="true" table:show-details="true"/>
                <table:data-pilot-member table:name="92153" table:display="true" table:show-details="true"/>
                <table:data-pilot-member table:name="92158" table:display="true" table:show-details="true"/>
                <table:data-pilot-member table:name="92166" table:display="true" table:show-details="true"/>
                <table:data-pilot-member table:name="92177" table:display="true" table:show-details="true"/>
                <table:data-pilot-member table:name="92188" table:display="true" table:show-details="true"/>
                <table:data-pilot-member table:name="92215" table:display="true" table:show-details="true"/>
                <table:data-pilot-member table:name="92218" table:display="true" table:show-details="true"/>
                <table:data-pilot-member table:name="92242" table:display="true" table:show-details="true"/>
                <table:data-pilot-member table:name="92247" table:display="true" table:show-details="true"/>
                <table:data-pilot-member table:name="92275" table:display="true" table:show-details="true"/>
                <table:data-pilot-member table:name="92278" table:display="true" table:show-details="true"/>
                <table:data-pilot-member table:name="92282" table:display="true" table:show-details="true"/>
                <table:data-pilot-member table:name="92314" table:display="true" table:show-details="true"/>
                <table:data-pilot-member table:name="92317" table:display="true" table:show-details="true"/>
                <table:data-pilot-member table:name="92327" table:display="true" table:show-details="true"/>
                <table:data-pilot-member table:name="92382" table:display="true" table:show-details="true"/>
                <table:data-pilot-member table:name="92389" table:display="true" table:show-details="true"/>
                <table:data-pilot-member table:name="92391" table:display="true" table:show-details="true"/>
                <table:data-pilot-member table:name="92397" table:display="true" table:show-details="true"/>
                <table:data-pilot-member table:name="92407" table:display="true" table:show-details="true"/>
                <table:data-pilot-member table:name="92412" table:display="true" table:show-details="true"/>
                <table:data-pilot-member table:name="92421" table:display="true" table:show-details="true"/>
                <table:data-pilot-member table:name="92431" table:display="true" table:show-details="true"/>
                <table:data-pilot-member table:name="92432" table:display="true" table:show-details="true"/>
                <table:data-pilot-member table:name="92434" table:display="true" table:show-details="true"/>
                <table:data-pilot-member table:name="92440" table:display="true" table:show-details="true"/>
                <table:data-pilot-member table:name="92469" table:display="true" table:show-details="true"/>
                <table:data-pilot-member table:name="92475" table:display="true" table:show-details="true"/>
                <table:data-pilot-member table:name="92477" table:display="true" table:show-details="true"/>
                <table:data-pilot-member table:name="92490" table:display="true" table:show-details="true"/>
                <table:data-pilot-member table:name="92501" table:display="true" table:show-details="true"/>
                <table:data-pilot-member table:name="92513" table:display="true" table:show-details="true"/>
                <table:data-pilot-member table:name="92535" table:display="true" table:show-details="true"/>
                <table:data-pilot-member table:name="92536" table:display="true" table:show-details="true"/>
                <table:data-pilot-member table:name="92547" table:display="true" table:show-details="true"/>
                <table:data-pilot-member table:name="92548" table:display="true" table:show-details="true"/>
                <table:data-pilot-member table:name="92550" table:display="true" table:show-details="true"/>
                <table:data-pilot-member table:name="92557" table:display="true" table:show-details="true"/>
                <table:data-pilot-member table:name="92560" table:display="true" table:show-details="true"/>
                <table:data-pilot-member table:name="92564" table:display="true" table:show-details="true"/>
                <table:data-pilot-member table:name="92581" table:display="true" table:show-details="true"/>
                <table:data-pilot-member table:name="92582" table:display="true" table:show-details="true"/>
                <table:data-pilot-member table:name="92600" table:display="true" table:show-details="true"/>
                <table:data-pilot-member table:name="92623" table:display="true" table:show-details="true"/>
                <table:data-pilot-member table:name="92630" table:display="true" table:show-details="true"/>
                <table:data-pilot-member table:name="92643" table:display="true" table:show-details="true"/>
                <table:data-pilot-member table:name="92653" table:display="true" table:show-details="true"/>
                <table:data-pilot-member table:name="92666" table:display="true" table:show-details="true"/>
                <table:data-pilot-member table:name="92676" table:display="true" table:show-details="true"/>
                <table:data-pilot-member table:name="92678" table:display="true" table:show-details="true"/>
                <table:data-pilot-member table:name="92689" table:display="true" table:show-details="true"/>
                <table:data-pilot-member table:name="92698" table:display="true" table:show-details="true"/>
                <table:data-pilot-member table:name="92700" table:display="true" table:show-details="true"/>
                <table:data-pilot-member table:name="92717" table:display="true" table:show-details="true"/>
                <table:data-pilot-member table:name="92724" table:display="true" table:show-details="true"/>
                <table:data-pilot-member table:name="92736" table:display="true" table:show-details="true"/>
                <table:data-pilot-member table:name="92747" table:display="true" table:show-details="true"/>
                <table:data-pilot-member table:name="92776" table:display="true" table:show-details="true"/>
                <table:data-pilot-member table:name="92792" table:display="true" table:show-details="true"/>
                <table:data-pilot-member table:name="92799" table:display="true" table:show-details="true"/>
                <table:data-pilot-member table:name="92846" table:display="true" table:show-details="true"/>
                <table:data-pilot-member table:name="92851" table:display="true" table:show-details="true"/>
                <table:data-pilot-member table:name="92878" table:display="true" table:show-details="true"/>
                <table:data-pilot-member table:name="92884" table:display="true" table:show-details="true"/>
                <table:data-pilot-member table:name="92901" table:display="true" table:show-details="true"/>
                <table:data-pilot-member table:name="92914" table:display="true" table:show-details="true"/>
                <table:data-pilot-member table:name="92929" table:display="true" table:show-details="true"/>
                <table:data-pilot-member table:name="92943" table:display="true" table:show-details="true"/>
                <table:data-pilot-member table:name="92944" table:display="true" table:show-details="true"/>
                <table:data-pilot-member table:name="92945" table:display="true" table:show-details="true"/>
                <table:data-pilot-member table:name="92954" table:display="true" table:show-details="true"/>
                <table:data-pilot-member table:name="92958" table:display="true" table:show-details="true"/>
                <table:data-pilot-member table:name="92969" table:display="true" table:show-details="true"/>
                <table:data-pilot-member table:name="92971" table:display="true" table:show-details="true"/>
                <table:data-pilot-member table:name="92976" table:display="true" table:show-details="true"/>
                <table:data-pilot-member table:name="92977" table:display="true" table:show-details="true"/>
                <table:data-pilot-member table:name="92989" table:display="true" table:show-details="true"/>
                <table:data-pilot-member table:name="92999" table:display="true" table:show-details="true"/>
                <table:data-pilot-member table:name="93006" table:display="true" table:show-details="true"/>
                <table:data-pilot-member table:name="93010" table:display="true" table:show-details="true"/>
                <table:data-pilot-member table:name="93059" table:display="true" table:show-details="true"/>
                <table:data-pilot-member table:name="93083" table:display="true" table:show-details="true"/>
                <table:data-pilot-member table:name="93102" table:display="true" table:show-details="true"/>
                <table:data-pilot-member table:name="93109" table:display="true" table:show-details="true"/>
                <table:data-pilot-member table:name="93124" table:display="true" table:show-details="true"/>
                <table:data-pilot-member table:name="93149" table:display="true" table:show-details="true"/>
                <table:data-pilot-member table:name="93150" table:display="true" table:show-details="true"/>
                <table:data-pilot-member table:name="93157" table:display="true" table:show-details="true"/>
                <table:data-pilot-member table:name="93161" table:display="true" table:show-details="true"/>
                <table:data-pilot-member table:name="93178" table:display="true" table:show-details="true"/>
                <table:data-pilot-member table:name="93204" table:display="true" table:show-details="true"/>
                <table:data-pilot-member table:name="93224" table:display="true" table:show-details="true"/>
                <table:data-pilot-member table:name="93244" table:display="true" table:show-details="true"/>
                <table:data-pilot-member table:name="93258" table:display="true" table:show-details="true"/>
                <table:data-pilot-member table:name="93275" table:display="true" table:show-details="true"/>
                <table:data-pilot-member table:name="93279" table:display="true" table:show-details="true"/>
                <table:data-pilot-member table:name="93280" table:display="true" table:show-details="true"/>
                <table:data-pilot-member table:name="93283" table:display="true" table:show-details="true"/>
                <table:data-pilot-member table:name="93294" table:display="true" table:show-details="true"/>
                <table:data-pilot-member table:name="93295" table:display="true" table:show-details="true"/>
                <table:data-pilot-member table:name="93313" table:display="true" table:show-details="true"/>
                <table:data-pilot-member table:name="93316" table:display="true" table:show-details="true"/>
                <table:data-pilot-member table:name="93318" table:display="true" table:show-details="true"/>
                <table:data-pilot-member table:name="93331" table:display="true" table:show-details="true"/>
                <table:data-pilot-member table:name="93341" table:display="true" table:show-details="true"/>
                <table:data-pilot-member table:name="93366" table:display="true" table:show-details="true"/>
                <table:data-pilot-member table:name="93380" table:display="true" table:show-details="true"/>
                <table:data-pilot-member table:name="93396" table:display="true" table:show-details="true"/>
                <table:data-pilot-member table:name="93401" table:display="true" table:show-details="true"/>
                <table:data-pilot-member table:name="93421" table:display="true" table:show-details="true"/>
                <table:data-pilot-member table:name="93443" table:display="true" table:show-details="true"/>
                <table:data-pilot-member table:name="93448" table:display="true" table:show-details="true"/>
                <table:data-pilot-member table:name="93456" table:display="true" table:show-details="true"/>
                <table:data-pilot-member table:name="93470" table:display="true" table:show-details="true"/>
                <table:data-pilot-member table:name="93473" table:display="true" table:show-details="true"/>
                <table:data-pilot-member table:name="93478" table:display="true" table:show-details="true"/>
                <table:data-pilot-member table:name="93482" table:display="true" table:show-details="true"/>
                <table:data-pilot-member table:name="93503" table:display="true" table:show-details="true"/>
                <table:data-pilot-member table:name="93504" table:display="true" table:show-details="true"/>
                <table:data-pilot-member table:name="93518" table:display="true" table:show-details="true"/>
                <table:data-pilot-member table:name="93530" table:display="true" table:show-details="true"/>
                <table:data-pilot-member table:name="93537" table:display="true" table:show-details="true"/>
                <table:data-pilot-member table:name="93539" table:display="true" table:show-details="true"/>
                <table:data-pilot-member table:name="93541" table:display="true" table:show-details="true"/>
                <table:data-pilot-member table:name="93589" table:display="true" table:show-details="true"/>
                <table:data-pilot-member table:name="93602" table:display="true" table:show-details="true"/>
                <table:data-pilot-member table:name="93610" table:display="true" table:show-details="true"/>
                <table:data-pilot-member table:name="93613" table:display="true" table:show-details="true"/>
                <table:data-pilot-member table:name="93625" table:display="true" table:show-details="true"/>
                <table:data-pilot-member table:name="93627" table:display="true" table:show-details="true"/>
                <table:data-pilot-member table:name="93645" table:display="true" table:show-details="true"/>
                <table:data-pilot-member table:name="93654" table:display="true" table:show-details="true"/>
                <table:data-pilot-member table:name="93676" table:display="true" table:show-details="true"/>
                <table:data-pilot-member table:name="93683" table:display="true" table:show-details="true"/>
                <table:data-pilot-member table:name="93704" table:display="true" table:show-details="true"/>
                <table:data-pilot-member table:name="93729" table:display="true" table:show-details="true"/>
                <table:data-pilot-member table:name="93738" table:display="true" table:show-details="true"/>
                <table:data-pilot-member table:name="93759" table:display="true" table:show-details="true"/>
                <table:data-pilot-member table:name="93761" table:display="true" table:show-details="true"/>
                <table:data-pilot-member table:name="93763" table:display="true" table:show-details="true"/>
                <table:data-pilot-member table:name="93770" table:display="true" table:show-details="true"/>
                <table:data-pilot-member table:name="93775" table:display="true" table:show-details="true"/>
                <table:data-pilot-member table:name="93781" table:display="true" table:show-details="true"/>
                <table:data-pilot-member table:name="93786" table:display="true" table:show-details="true"/>
                <table:data-pilot-member table:name="93805" table:display="true" table:show-details="true"/>
                <table:data-pilot-member table:name="93808" table:display="true" table:show-details="true"/>
                <table:data-pilot-member table:name="93809" table:display="true" table:show-details="true"/>
                <table:data-pilot-member table:name="93861" table:display="true" table:show-details="true"/>
                <table:data-pilot-member table:name="93862" table:display="true" table:show-details="true"/>
                <table:data-pilot-member table:name="93887" table:display="true" table:show-details="true"/>
                <table:data-pilot-member table:name="93900" table:display="true" table:show-details="true"/>
                <table:data-pilot-member table:name="93927" table:display="true" table:show-details="true"/>
                <table:data-pilot-member table:name="93932" table:display="true" table:show-details="true"/>
                <table:data-pilot-member table:name="93933" table:display="true" table:show-details="true"/>
                <table:data-pilot-member table:name="93935" table:display="true" table:show-details="true"/>
                <table:data-pilot-member table:name="93944" table:display="true" table:show-details="true"/>
                <table:data-pilot-member table:name="93966" table:display="true" table:show-details="true"/>
                <table:data-pilot-member table:name="93970" table:display="true" table:show-details="true"/>
                <table:data-pilot-member table:name="94008" table:display="true" table:show-details="true"/>
                <table:data-pilot-member table:name="94020" table:display="true" table:show-details="true"/>
                <table:data-pilot-member table:name="94023" table:display="true" table:show-details="true"/>
                <table:data-pilot-member table:name="94057" table:display="true" table:show-details="true"/>
                <table:data-pilot-member table:name="94058" table:display="true" table:show-details="true"/>
                <table:data-pilot-member table:name="94080" table:display="true" table:show-details="true"/>
                <table:data-pilot-member table:name="94082" table:display="true" table:show-details="true"/>
                <table:data-pilot-member table:name="94098" table:display="true" table:show-details="true"/>
                <table:data-pilot-member table:name="94108" table:display="true" table:show-details="true"/>
                <table:data-pilot-member table:name="94124" table:display="true" table:show-details="true"/>
                <table:data-pilot-member table:name="94136" table:display="true" table:show-details="true"/>
                <table:data-pilot-member table:name="94144" table:display="true" table:show-details="true"/>
                <table:data-pilot-member table:name="94153" table:display="true" table:show-details="true"/>
                <table:data-pilot-member table:name="94161" table:display="true" table:show-details="true"/>
                <table:data-pilot-member table:name="94187" table:display="true" table:show-details="true"/>
                <table:data-pilot-member table:name="94189" table:display="true" table:show-details="true"/>
                <table:data-pilot-member table:name="94191" table:display="true" table:show-details="true"/>
                <table:data-pilot-member table:name="94193" table:display="true" table:show-details="true"/>
                <table:data-pilot-member table:name="94194" table:display="true" table:show-details="true"/>
                <table:data-pilot-member table:name="94202" table:display="true" table:show-details="true"/>
                <table:data-pilot-member table:name="94210" table:display="true" table:show-details="true"/>
                <table:data-pilot-member table:name="94231" table:display="true" table:show-details="true"/>
                <table:data-pilot-member table:name="94237" table:display="true" table:show-details="true"/>
                <table:data-pilot-member table:name="94260" table:display="true" table:show-details="true"/>
                <table:data-pilot-member table:name="94279" table:display="true" table:show-details="true"/>
                <table:data-pilot-member table:name="94289" table:display="true" table:show-details="true"/>
                <table:data-pilot-member table:name="94323" table:display="true" table:show-details="true"/>
                <table:data-pilot-member table:name="94335" table:display="true" table:show-details="true"/>
                <table:data-pilot-member table:name="94371" table:display="true" table:show-details="true"/>
                <table:data-pilot-member table:name="94386" table:display="true" table:show-details="true"/>
                <table:data-pilot-member table:name="94395" table:display="true" table:show-details="true"/>
                <table:data-pilot-member table:name="94396" table:display="true" table:show-details="true"/>
                <table:data-pilot-member table:name="94405" table:display="true" table:show-details="true"/>
                <table:data-pilot-member table:name="94448" table:display="true" table:show-details="true"/>
                <table:data-pilot-member table:name="94475" table:display="true" table:show-details="true"/>
                <table:data-pilot-member table:name="94483" table:display="true" table:show-details="true"/>
                <table:data-pilot-member table:name="94491" table:display="true" table:show-details="true"/>
                <table:data-pilot-member table:name="94495" table:display="true" table:show-details="true"/>
                <table:data-pilot-member table:name="94515" table:display="true" table:show-details="true"/>
                <table:data-pilot-member table:name="94539" table:display="true" table:show-details="true"/>
                <table:data-pilot-member table:name="94550" table:display="true" table:show-details="true"/>
                <table:data-pilot-member table:name="94569" table:display="true" table:show-details="true"/>
                <table:data-pilot-member table:name="94572" table:display="true" table:show-details="true"/>
                <table:data-pilot-member table:name="94578" table:display="true" table:show-details="true"/>
                <table:data-pilot-member table:name="94585" table:display="true" table:show-details="true"/>
                <table:data-pilot-member table:name="94587" table:display="true" table:show-details="true"/>
                <table:data-pilot-member table:name="94595" table:display="true" table:show-details="true"/>
                <table:data-pilot-member table:name="94601" table:display="true" table:show-details="true"/>
                <table:data-pilot-member table:name="94604" table:display="true" table:show-details="true"/>
                <table:data-pilot-member table:name="94631" table:display="true" table:show-details="true"/>
                <table:data-pilot-member table:name="94669" table:display="true" table:show-details="true"/>
                <table:data-pilot-member table:name="94686" table:display="true" table:show-details="true"/>
                <table:data-pilot-member table:name="94745" table:display="true" table:show-details="true"/>
                <table:data-pilot-member table:name="94755" table:display="true" table:show-details="true"/>
                <table:data-pilot-member table:name="94774" table:display="true" table:show-details="true"/>
                <table:data-pilot-member table:name="94783" table:display="true" table:show-details="true"/>
                <table:data-pilot-member table:name="94794" table:display="true" table:show-details="true"/>
                <table:data-pilot-member table:name="94841" table:display="true" table:show-details="true"/>
                <table:data-pilot-member table:name="94846" table:display="true" table:show-details="true"/>
                <table:data-pilot-member table:name="94848" table:display="true" table:show-details="true"/>
                <table:data-pilot-member table:name="94855" table:display="true" table:show-details="true"/>
                <table:data-pilot-member table:name="94875" table:display="true" table:show-details="true"/>
                <table:data-pilot-member table:name="94898" table:display="true" table:show-details="true"/>
                <table:data-pilot-member table:name="94900" table:display="true" table:show-details="true"/>
                <table:data-pilot-member table:name="94913" table:display="true" table:show-details="true"/>
                <table:data-pilot-member table:name="94917" table:display="true" table:show-details="true"/>
                <table:data-pilot-member table:name="94925" table:display="true" table:show-details="true"/>
                <table:data-pilot-member table:name="94996" table:display="true" table:show-details="true"/>
                <table:data-pilot-member table:name="95005" table:display="true" table:show-details="true"/>
                <table:data-pilot-member table:name="95014" table:display="true" table:show-details="true"/>
                <table:data-pilot-member table:name="95045" table:display="true" table:show-details="true"/>
                <table:data-pilot-member table:name="95058" table:display="true" table:show-details="true"/>
                <table:data-pilot-member table:name="95068" table:display="true" table:show-details="true"/>
                <table:data-pilot-member table:name="95073" table:display="true" table:show-details="true"/>
                <table:data-pilot-member table:name="95076" table:display="true" table:show-details="true"/>
                <table:data-pilot-member table:name="95083" table:display="true" table:show-details="true"/>
                <table:data-pilot-member table:name="95093" table:display="true" table:show-details="true"/>
                <table:data-pilot-member table:name="95098" table:display="true" table:show-details="true"/>
                <table:data-pilot-member table:name="95110" table:display="true" table:show-details="true"/>
                <table:data-pilot-member table:name="95123" table:display="true" table:show-details="true"/>
                <table:data-pilot-member table:name="95149" table:display="true" table:show-details="true"/>
                <table:data-pilot-member table:name="95160" table:display="true" table:show-details="true"/>
                <table:data-pilot-member table:name="95162" table:display="true" table:show-details="true"/>
                <table:data-pilot-member table:name="95167" table:display="true" table:show-details="true"/>
                <table:data-pilot-member table:name="95188" table:display="true" table:show-details="true"/>
                <table:data-pilot-member table:name="95205" table:display="true" table:show-details="true"/>
                <table:data-pilot-member table:name="95207" table:display="true" table:show-details="true"/>
                <table:data-pilot-member table:name="95209" table:display="true" table:show-details="true"/>
                <table:data-pilot-member table:name="95233" table:display="true" table:show-details="true"/>
                <table:data-pilot-member table:name="95246" table:display="true" table:show-details="true"/>
                <table:data-pilot-member table:name="95289" table:display="true" table:show-details="true"/>
                <table:data-pilot-member table:name="95298" table:display="true" table:show-details="true"/>
                <table:data-pilot-member table:name="95302" table:display="true" table:show-details="true"/>
                <table:data-pilot-member table:name="95355" table:display="true" table:show-details="true"/>
                <table:data-pilot-member table:name="95366" table:display="true" table:show-details="true"/>
                <table:data-pilot-member table:name="95374" table:display="true" table:show-details="true"/>
                <table:data-pilot-member table:name="95399" table:display="true" table:show-details="true"/>
                <table:data-pilot-member table:name="95411" table:display="true" table:show-details="true"/>
                <table:data-pilot-member table:name="95420" table:display="true" table:show-details="true"/>
                <table:data-pilot-member table:name="95435" table:display="true" table:show-details="true"/>
                <table:data-pilot-member table:name="95442" table:display="true" table:show-details="true"/>
                <table:data-pilot-member table:name="95461" table:display="true" table:show-details="true"/>
                <table:data-pilot-member table:name="95466" table:display="true" table:show-details="true"/>
                <table:data-pilot-member table:name="95467" table:display="true" table:show-details="true"/>
                <table:data-pilot-member table:name="95475" table:display="true" table:show-details="true"/>
                <table:data-pilot-member table:name="95478" table:display="true" table:show-details="true"/>
                <table:data-pilot-member table:name="95511" table:display="true" table:show-details="true"/>
                <table:data-pilot-member table:name="95521" table:display="true" table:show-details="true"/>
                <table:data-pilot-member table:name="95527" table:display="true" table:show-details="true"/>
                <table:data-pilot-member table:name="95531" table:display="true" table:show-details="true"/>
                <table:data-pilot-member table:name="95539" table:display="true" table:show-details="true"/>
                <table:data-pilot-member table:name="95585" table:display="true" table:show-details="true"/>
                <table:data-pilot-member table:name="95586" table:display="true" table:show-details="true"/>
                <table:data-pilot-member table:name="95588" table:display="true" table:show-details="true"/>
                <table:data-pilot-member table:name="95596" table:display="true" table:show-details="true"/>
                <table:data-pilot-member table:name="95597" table:display="true" table:show-details="true"/>
                <table:data-pilot-member table:name="95599" table:display="true" table:show-details="true"/>
                <table:data-pilot-member table:name="95614" table:display="true" table:show-details="true"/>
                <table:data-pilot-member table:name="95621" table:display="true" table:show-details="true"/>
                <table:data-pilot-member table:name="95645" table:display="true" table:show-details="true"/>
                <table:data-pilot-member table:name="95675" table:display="true" table:show-details="true"/>
                <table:data-pilot-member table:name="95703" table:display="true" table:show-details="true"/>
                <table:data-pilot-member table:name="95714" table:display="true" table:show-details="true"/>
                <table:data-pilot-member table:name="95774" table:display="true" table:show-details="true"/>
                <table:data-pilot-member table:name="95775" table:display="true" table:show-details="true"/>
                <table:data-pilot-member table:name="95791" table:display="true" table:show-details="true"/>
                <table:data-pilot-member table:name="95841" table:display="true" table:show-details="true"/>
                <table:data-pilot-member table:name="95860" table:display="true" table:show-details="true"/>
                <table:data-pilot-member table:name="95878" table:display="true" table:show-details="true"/>
                <table:data-pilot-member table:name="95879" table:display="true" table:show-details="true"/>
                <table:data-pilot-member table:name="95882" table:display="true" table:show-details="true"/>
                <table:data-pilot-member table:name="95895" table:display="true" table:show-details="true"/>
                <table:data-pilot-member table:name="95896" table:display="true" table:show-details="true"/>
                <table:data-pilot-member table:name="95902" table:display="true" table:show-details="true"/>
                <table:data-pilot-member table:name="95904" table:display="true" table:show-details="true"/>
                <table:data-pilot-member table:name="95906" table:display="true" table:show-details="true"/>
                <table:data-pilot-member table:name="95923" table:display="true" table:show-details="true"/>
                <table:data-pilot-member table:name="95926" table:display="true" table:show-details="true"/>
                <table:data-pilot-member table:name="95933" table:display="true" table:show-details="true"/>
                <table:data-pilot-member table:name="95951" table:display="true" table:show-details="true"/>
                <table:data-pilot-member table:name="95972" table:display="true" table:show-details="true"/>
                <table:data-pilot-member table:name="95999" table:display="true" table:show-details="true"/>
                <table:data-pilot-member table:name="96081" table:display="true" table:show-details="true"/>
                <table:data-pilot-member table:name="96084" table:display="true" table:show-details="true"/>
                <table:data-pilot-member table:name="96145" table:display="true" table:show-details="true"/>
                <table:data-pilot-member table:name="96188" table:display="true" table:show-details="true"/>
                <table:data-pilot-member table:name="96254" table:display="true" table:show-details="true"/>
                <table:data-pilot-member table:name="96312" table:display="true" table:show-details="true"/>
                <table:data-pilot-member table:name="96344" table:display="true" table:show-details="true"/>
                <table:data-pilot-member table:name="96354" table:display="true" table:show-details="true"/>
                <table:data-pilot-member table:name="96365" table:display="true" table:show-details="true"/>
                <table:data-pilot-member table:name="96375" table:display="true" table:show-details="true"/>
                <table:data-pilot-member table:name="96379" table:display="true" table:show-details="true"/>
                <table:data-pilot-member table:name="96388" table:display="true" table:show-details="true"/>
                <table:data-pilot-member table:name="96399" table:display="true" table:show-details="true"/>
                <table:data-pilot-member table:name="96413" table:display="true" table:show-details="true"/>
                <table:data-pilot-member table:name="96448" table:display="true" table:show-details="true"/>
                <table:data-pilot-member table:name="96460" table:display="true" table:show-details="true"/>
                <table:data-pilot-member table:name="96465" table:display="true" table:show-details="true"/>
                <table:data-pilot-member table:name="96480" table:display="true" table:show-details="true"/>
                <table:data-pilot-member table:name="96486" table:display="true" table:show-details="true"/>
                <table:data-pilot-member table:name="96489" table:display="true" table:show-details="true"/>
                <table:data-pilot-member table:name="96492" table:display="true" table:show-details="true"/>
                <table:data-pilot-member table:name="96499" table:display="true" table:show-details="true"/>
                <table:data-pilot-member table:name="96513" table:display="true" table:show-details="true"/>
                <table:data-pilot-member table:name="96523" table:display="true" table:show-details="true"/>
                <table:data-pilot-member table:name="96536" table:display="true" table:show-details="true"/>
                <table:data-pilot-member table:name="96561" table:display="true" table:show-details="true"/>
                <table:data-pilot-member table:name="96573" table:display="true" table:show-details="true"/>
                <table:data-pilot-member table:name="96599" table:display="true" table:show-details="true"/>
                <table:data-pilot-member table:name="96610" table:display="true" table:show-details="true"/>
                <table:data-pilot-member table:name="96668" table:display="true" table:show-details="true"/>
                <table:data-pilot-member table:name="96672" table:display="true" table:show-details="true"/>
                <table:data-pilot-member table:name="96679" table:display="true" table:show-details="true"/>
                <table:data-pilot-member table:name="96691" table:display="true" table:show-details="true"/>
                <table:data-pilot-member table:name="96694" table:display="true" table:show-details="true"/>
                <table:data-pilot-member table:name="96695" table:display="true" table:show-details="true"/>
                <table:data-pilot-member table:name="96701" table:display="true" table:show-details="true"/>
                <table:data-pilot-member table:name="96732" table:display="true" table:show-details="true"/>
                <table:data-pilot-member table:name="96733" table:display="true" table:show-details="true"/>
                <table:data-pilot-member table:name="96740" table:display="true" table:show-details="true"/>
                <table:data-pilot-member table:name="96752" table:display="true" table:show-details="true"/>
                <table:data-pilot-member table:name="96753" table:display="true" table:show-details="true"/>
                <table:data-pilot-member table:name="96772" table:display="true" table:show-details="true"/>
                <table:data-pilot-member table:name="96797" table:display="true" table:show-details="true"/>
                <table:data-pilot-member table:name="96808" table:display="true" table:show-details="true"/>
                <table:data-pilot-member table:name="96812" table:display="true" table:show-details="true"/>
                <table:data-pilot-member table:name="96817" table:display="true" table:show-details="true"/>
                <table:data-pilot-member table:name="96862" table:display="true" table:show-details="true"/>
                <table:data-pilot-member table:name="96883" table:display="true" table:show-details="true"/>
                <table:data-pilot-member table:name="96889" table:display="true" table:show-details="true"/>
                <table:data-pilot-member table:name="96914" table:display="true" table:show-details="true"/>
                <table:data-pilot-member table:name="96936" table:display="true" table:show-details="true"/>
                <table:data-pilot-member table:name="96951" table:display="true" table:show-details="true"/>
                <table:data-pilot-member table:name="96958" table:display="true" table:show-details="true"/>
                <table:data-pilot-member table:name="96978" table:display="true" table:show-details="true"/>
                <table:data-pilot-member table:name="96982" table:display="true" table:show-details="true"/>
                <table:data-pilot-member table:name="97001" table:display="true" table:show-details="true"/>
                <table:data-pilot-member table:name="97018" table:display="true" table:show-details="true"/>
                <table:data-pilot-member table:name="97043" table:display="true" table:show-details="true"/>
                <table:data-pilot-member table:name="97050" table:display="true" table:show-details="true"/>
                <table:data-pilot-member table:name="97065" table:display="true" table:show-details="true"/>
                <table:data-pilot-member table:name="97085" table:display="true" table:show-details="true"/>
                <table:data-pilot-member table:name="97108" table:display="true" table:show-details="true"/>
                <table:data-pilot-member table:name="97116" table:display="true" table:show-details="true"/>
                <table:data-pilot-member table:name="97123" table:display="true" table:show-details="true"/>
                <table:data-pilot-member table:name="97141" table:display="true" table:show-details="true"/>
                <table:data-pilot-member table:name="97185" table:display="true" table:show-details="true"/>
                <table:data-pilot-member table:name="97199" table:display="true" table:show-details="true"/>
                <table:data-pilot-member table:name="97214" table:display="true" table:show-details="true"/>
                <table:data-pilot-member table:name="97235" table:display="true" table:show-details="true"/>
                <table:data-pilot-member table:name="97256" table:display="true" table:show-details="true"/>
                <table:data-pilot-member table:name="97258" table:display="true" table:show-details="true"/>
                <table:data-pilot-member table:name="97259" table:display="true" table:show-details="true"/>
                <table:data-pilot-member table:name="97266" table:display="true" table:show-details="true"/>
                <table:data-pilot-member table:name="97331" table:display="true" table:show-details="true"/>
                <table:data-pilot-member table:name="97340" table:display="true" table:show-details="true"/>
                <table:data-pilot-member table:name="97342" table:display="true" table:show-details="true"/>
                <table:data-pilot-member table:name="97343" table:display="true" table:show-details="true"/>
                <table:data-pilot-member table:name="97372" table:display="true" table:show-details="true"/>
                <table:data-pilot-member table:name="97394" table:display="true" table:show-details="true"/>
                <table:data-pilot-member table:name="97407" table:display="true" table:show-details="true"/>
                <table:data-pilot-member table:name="97412" table:display="true" table:show-details="true"/>
                <table:data-pilot-member table:name="97424" table:display="true" table:show-details="true"/>
                <table:data-pilot-member table:name="97430" table:display="true" table:show-details="true"/>
                <table:data-pilot-member table:name="97441" table:display="true" table:show-details="true"/>
                <table:data-pilot-member table:name="97520" table:display="true" table:show-details="true"/>
                <table:data-pilot-member table:name="97531" table:display="true" table:show-details="true"/>
                <table:data-pilot-member table:name="97532" table:display="true" table:show-details="true"/>
                <table:data-pilot-member table:name="97560" table:display="true" table:show-details="true"/>
                <table:data-pilot-member table:name="97628" table:display="true" table:show-details="true"/>
                <table:data-pilot-member table:name="97645" table:display="true" table:show-details="true"/>
                <table:data-pilot-member table:name="97680" table:display="true" table:show-details="true"/>
                <table:data-pilot-member table:name="97783" table:display="true" table:show-details="true"/>
                <table:data-pilot-member table:name="97826" table:display="true" table:show-details="true"/>
                <table:data-pilot-member table:name="97831" table:display="true" table:show-details="true"/>
                <table:data-pilot-member table:name="97832" table:display="true" table:show-details="true"/>
                <table:data-pilot-member table:name="97836" table:display="true" table:show-details="true"/>
                <table:data-pilot-member table:name="97872" table:display="true" table:show-details="true"/>
                <table:data-pilot-member table:name="97875" table:display="true" table:show-details="true"/>
                <table:data-pilot-member table:name="97879" table:display="true" table:show-details="true"/>
                <table:data-pilot-member table:name="97904" table:display="true" table:show-details="true"/>
                <table:data-pilot-member table:name="97941" table:display="true" table:show-details="true"/>
                <table:data-pilot-member table:name="97942" table:display="true" table:show-details="true"/>
                <table:data-pilot-member table:name="97949" table:display="true" table:show-details="true"/>
                <table:data-pilot-member table:name="97955" table:display="true" table:show-details="true"/>
                <table:data-pilot-member table:name="97960" table:display="true" table:show-details="true"/>
                <table:data-pilot-member table:name="97963" table:display="true" table:show-details="true"/>
                <table:data-pilot-member table:name="97965" table:display="true" table:show-details="true"/>
                <table:data-pilot-member table:name="98014" table:display="true" table:show-details="true"/>
                <table:data-pilot-member table:name="98067" table:display="true" table:show-details="true"/>
                <table:data-pilot-member table:name="98071" table:display="true" table:show-details="true"/>
                <table:data-pilot-member table:name="98079" table:display="true" table:show-details="true"/>
                <table:data-pilot-member table:name="98090" table:display="true" table:show-details="true"/>
                <table:data-pilot-member table:name="98149" table:display="true" table:show-details="true"/>
                <table:data-pilot-member table:name="98198" table:display="true" table:show-details="true"/>
                <table:data-pilot-member table:name="98203" table:display="true" table:show-details="true"/>
                <table:data-pilot-member table:name="98221" table:display="true" table:show-details="true"/>
                <table:data-pilot-member table:name="98223" table:display="true" table:show-details="true"/>
                <table:data-pilot-member table:name="98229" table:display="true" table:show-details="true"/>
                <table:data-pilot-member table:name="98257" table:display="true" table:show-details="true"/>
                <table:data-pilot-member table:name="98293" table:display="true" table:show-details="true"/>
                <table:data-pilot-member table:name="98299" table:display="true" table:show-details="true"/>
                <table:data-pilot-member table:name="98357" table:display="true" table:show-details="true"/>
                <table:data-pilot-member table:name="98358" table:display="true" table:show-details="true"/>
                <table:data-pilot-member table:name="98361" table:display="true" table:show-details="true"/>
                <table:data-pilot-member table:name="98362" table:display="true" table:show-details="true"/>
                <table:data-pilot-member table:name="98380" table:display="true" table:show-details="true"/>
                <table:data-pilot-member table:name="98395" table:display="true" table:show-details="true"/>
                <table:data-pilot-member table:name="98412" table:display="true" table:show-details="true"/>
                <table:data-pilot-member table:name="98476" table:display="true" table:show-details="true"/>
                <table:data-pilot-member table:name="98479" table:display="true" table:show-details="true"/>
                <table:data-pilot-member table:name="98547" table:display="true" table:show-details="true"/>
                <table:data-pilot-member table:name="98559" table:display="true" table:show-details="true"/>
                <table:data-pilot-member table:name="98601" table:display="true" table:show-details="true"/>
                <table:data-pilot-member table:name="98663" table:display="true" table:show-details="true"/>
                <table:data-pilot-member table:name="98727" table:display="true" table:show-details="true"/>
                <table:data-pilot-member table:name="98759" table:display="true" table:show-details="true"/>
                <table:data-pilot-member table:name="98793" table:display="true" table:show-details="true"/>
                <table:data-pilot-member table:name="98802" table:display="true" table:show-details="true"/>
                <table:data-pilot-member table:name="98810" table:display="true" table:show-details="true"/>
                <table:data-pilot-member table:name="98844" table:display="true" table:show-details="true"/>
                <table:data-pilot-member table:name="98890" table:display="true" table:show-details="true"/>
                <table:data-pilot-member table:name="98915" table:display="true" table:show-details="true"/>
                <table:data-pilot-member table:name="98927" table:display="true" table:show-details="true"/>
                <table:data-pilot-member table:name="98931" table:display="true" table:show-details="true"/>
                <table:data-pilot-member table:name="98937" table:display="true" table:show-details="true"/>
                <table:data-pilot-member table:name="98960" table:display="true" table:show-details="true"/>
                <table:data-pilot-member table:name="98967" table:display="true" table:show-details="true"/>
                <table:data-pilot-member table:name="98980" table:display="true" table:show-details="true"/>
                <table:data-pilot-member table:name="98989" table:display="true" table:show-details="true"/>
                <table:data-pilot-member table:name="99001" table:display="true" table:show-details="true"/>
                <table:data-pilot-member table:name="99025" table:display="true" table:show-details="true"/>
                <table:data-pilot-member table:name="99038" table:display="true" table:show-details="true"/>
                <table:data-pilot-member table:name="99058" table:display="true" table:show-details="true"/>
                <table:data-pilot-member table:name="99094" table:display="true" table:show-details="true"/>
                <table:data-pilot-member table:name="99117" table:display="true" table:show-details="true"/>
                <table:data-pilot-member table:name="99118" table:display="true" table:show-details="true"/>
                <table:data-pilot-member table:name="99192" table:display="true" table:show-details="true"/>
                <table:data-pilot-member table:name="99198" table:display="true" table:show-details="true"/>
                <table:data-pilot-member table:name="99199" table:display="true" table:show-details="true"/>
                <table:data-pilot-member table:name="99206" table:display="true" table:show-details="true"/>
                <table:data-pilot-member table:name="99275" table:display="true" table:show-details="true"/>
                <table:data-pilot-member table:name="99341" table:display="true" table:show-details="true"/>
                <table:data-pilot-member table:name="99444" table:display="true" table:show-details="true"/>
                <table:data-pilot-member table:name="99451" table:display="true" table:show-details="true"/>
                <table:data-pilot-member table:name="99515" table:display="true" table:show-details="true"/>
                <table:data-pilot-member table:name="99586" table:display="true" table:show-details="true"/>
                <table:data-pilot-member table:name="99604" table:display="true" table:show-details="true"/>
                <table:data-pilot-member table:name="99610" table:display="true" table:show-details="true"/>
                <table:data-pilot-member table:name="99613" table:display="true" table:show-details="true"/>
                <table:data-pilot-member table:name="99644" table:display="true" table:show-details="true"/>
                <table:data-pilot-member table:name="99660" table:display="true" table:show-details="true"/>
                <table:data-pilot-member table:name="99661" table:display="true" table:show-details="true"/>
                <table:data-pilot-member table:name="99666" table:display="true" table:show-details="true"/>
                <table:data-pilot-member table:name="99769" table:display="true" table:show-details="true"/>
                <table:data-pilot-member table:name="99797" table:display="true" table:show-details="true"/>
                <table:data-pilot-member table:name="99805" table:display="true" table:show-details="true"/>
                <table:data-pilot-member table:name="99878" table:display="true" table:show-details="true"/>
                <table:data-pilot-member table:name="99923" table:display="true" table:show-details="true"/>
                <table:data-pilot-member table:name="99963" table:display="true" table:show-details="true"/>
                <table:data-pilot-member table:name="99980" table:display="true" table:show-details="true"/>
                <table:data-pilot-member table:name="99990" table:display="true" table:show-details="true"/>
                <table:data-pilot-member table:name="100028" table:display="true" table:show-details="true"/>
                <table:data-pilot-member table:name="100036" table:display="true" table:show-details="true"/>
                <table:data-pilot-member table:name="100056" table:display="true" table:show-details="true"/>
                <table:data-pilot-member table:name="100086" table:display="true" table:show-details="true"/>
                <table:data-pilot-member table:name="100098" table:display="true" table:show-details="true"/>
                <table:data-pilot-member table:name="100103" table:display="true" table:show-details="true"/>
                <table:data-pilot-member table:name="100116" table:display="true" table:show-details="true"/>
                <table:data-pilot-member table:name="100117" table:display="true" table:show-details="true"/>
                <table:data-pilot-member table:name="100143" table:display="true" table:show-details="true"/>
                <table:data-pilot-member table:name="100173" table:display="true" table:show-details="true"/>
                <table:data-pilot-member table:name="100178" table:display="true" table:show-details="true"/>
                <table:data-pilot-member table:name="100190" table:display="true" table:show-details="true"/>
                <table:data-pilot-member table:name="100214" table:display="true" table:show-details="true"/>
                <table:data-pilot-member table:name="100246" table:display="true" table:show-details="true"/>
                <table:data-pilot-member table:name="100264" table:display="true" table:show-details="true"/>
                <table:data-pilot-member table:name="100284" table:display="true" table:show-details="true"/>
                <table:data-pilot-member table:name="100309" table:display="true" table:show-details="true"/>
                <table:data-pilot-member table:name="100313" table:display="true" table:show-details="true"/>
                <table:data-pilot-member table:name="100462" table:display="true" table:show-details="true"/>
                <table:data-pilot-member table:name="100502" table:display="true" table:show-details="true"/>
                <table:data-pilot-member table:name="100507" table:display="true" table:show-details="true"/>
                <table:data-pilot-member table:name="100526" table:display="true" table:show-details="true"/>
                <table:data-pilot-member table:name="100536" table:display="true" table:show-details="true"/>
                <table:data-pilot-member table:name="100571" table:display="true" table:show-details="true"/>
                <table:data-pilot-member table:name="100574" table:display="true" table:show-details="true"/>
                <table:data-pilot-member table:name="100610" table:display="true" table:show-details="true"/>
                <table:data-pilot-member table:name="100614" table:display="true" table:show-details="true"/>
                <table:data-pilot-member table:name="100629" table:display="true" table:show-details="true"/>
                <table:data-pilot-member table:name="100634" table:display="true" table:show-details="true"/>
                <table:data-pilot-member table:name="100670" table:display="true" table:show-details="true"/>
                <table:data-pilot-member table:name="100689" table:display="true" table:show-details="true"/>
                <table:data-pilot-member table:name="100738" table:display="true" table:show-details="true"/>
                <table:data-pilot-member table:name="100765" table:display="true" table:show-details="true"/>
                <table:data-pilot-member table:name="100776" table:display="true" table:show-details="true"/>
                <table:data-pilot-member table:name="100779" table:display="true" table:show-details="true"/>
                <table:data-pilot-member table:name="100821" table:display="true" table:show-details="true"/>
                <table:data-pilot-member table:name="100887" table:display="true" table:show-details="true"/>
                <table:data-pilot-member table:name="100891" table:display="true" table:show-details="true"/>
                <table:data-pilot-member table:name="100917" table:display="true" table:show-details="true"/>
                <table:data-pilot-member table:name="100933" table:display="true" table:show-details="true"/>
                <table:data-pilot-member table:name="100947" table:display="true" table:show-details="true"/>
                <table:data-pilot-member table:name="100964" table:display="true" table:show-details="true"/>
                <table:data-pilot-member table:name="100971" table:display="true" table:show-details="true"/>
                <table:data-pilot-member table:name="101037" table:display="true" table:show-details="true"/>
                <table:data-pilot-member table:name="101053" table:display="true" table:show-details="true"/>
                <table:data-pilot-member table:name="101055" table:display="true" table:show-details="true"/>
                <table:data-pilot-member table:name="101075" table:display="true" table:show-details="true"/>
                <table:data-pilot-member table:name="101102" table:display="true" table:show-details="true"/>
                <table:data-pilot-member table:name="101131" table:display="true" table:show-details="true"/>
                <table:data-pilot-member table:name="101172" table:display="true" table:show-details="true"/>
                <table:data-pilot-member table:name="101176" table:display="true" table:show-details="true"/>
                <table:data-pilot-member table:name="101210" table:display="true" table:show-details="true"/>
                <table:data-pilot-member table:name="101226" table:display="true" table:show-details="true"/>
                <table:data-pilot-member table:name="101264" table:display="true" table:show-details="true"/>
                <table:data-pilot-member table:name="101308" table:display="true" table:show-details="true"/>
                <table:data-pilot-member table:name="101336" table:display="true" table:show-details="true"/>
                <table:data-pilot-member table:name="101354" table:display="true" table:show-details="true"/>
                <table:data-pilot-member table:name="101456" table:display="true" table:show-details="true"/>
                <table:data-pilot-member table:name="101528" table:display="true" table:show-details="true"/>
                <table:data-pilot-member table:name="101542" table:display="true" table:show-details="true"/>
                <table:data-pilot-member table:name="101647" table:display="true" table:show-details="true"/>
                <table:data-pilot-member table:name="101692" table:display="true" table:show-details="true"/>
                <table:data-pilot-member table:name="101700" table:display="true" table:show-details="true"/>
                <table:data-pilot-member table:name="101759" table:display="true" table:show-details="true"/>
                <table:data-pilot-member table:name="101774" table:display="true" table:show-details="true"/>
                <table:data-pilot-member table:name="101780" table:display="true" table:show-details="true"/>
                <table:data-pilot-member table:name="101895" table:display="true" table:show-details="true"/>
                <table:data-pilot-member table:name="101901" table:display="true" table:show-details="true"/>
                <table:data-pilot-member table:name="101927" table:display="true" table:show-details="true"/>
                <table:data-pilot-member table:name="101942" table:display="true" table:show-details="true"/>
                <table:data-pilot-member table:name="101952" table:display="true" table:show-details="true"/>
                <table:data-pilot-member table:name="102069" table:display="true" table:show-details="true"/>
                <table:data-pilot-member table:name="102267" table:display="true" table:show-details="true"/>
                <table:data-pilot-member table:name="102295" table:display="true" table:show-details="true"/>
                <table:data-pilot-member table:name="102318" table:display="true" table:show-details="true"/>
                <table:data-pilot-member table:name="102330" table:display="true" table:show-details="true"/>
                <table:data-pilot-member table:name="102345" table:display="true" table:show-details="true"/>
                <table:data-pilot-member table:name="102452" table:display="true" table:show-details="true"/>
                <table:data-pilot-member table:name="102463" table:display="true" table:show-details="true"/>
                <table:data-pilot-member table:name="102468" table:display="true" table:show-details="true"/>
                <table:data-pilot-member table:name="102480" table:display="true" table:show-details="true"/>
                <table:data-pilot-member table:name="102644" table:display="true" table:show-details="true"/>
                <table:data-pilot-member table:name="102733" table:display="true" table:show-details="true"/>
                <table:data-pilot-member table:name="102743" table:display="true" table:show-details="true"/>
                <table:data-pilot-member table:name="102747" table:display="true" table:show-details="true"/>
                <table:data-pilot-member table:name="102836" table:display="true" table:show-details="true"/>
                <table:data-pilot-member table:name="102844" table:display="true" table:show-details="true"/>
                <table:data-pilot-member table:name="102915" table:display="true" table:show-details="true"/>
                <table:data-pilot-member table:name="102917" table:display="true" table:show-details="true"/>
                <table:data-pilot-member table:name="102947" table:display="true" table:show-details="true"/>
                <table:data-pilot-member table:name="103009" table:display="true" table:show-details="true"/>
                <table:data-pilot-member table:name="103086" table:display="true" table:show-details="true"/>
                <table:data-pilot-member table:name="103154" table:display="true" table:show-details="true"/>
                <table:data-pilot-member table:name="103155" table:display="true" table:show-details="true"/>
                <table:data-pilot-member table:name="103278" table:display="true" table:show-details="true"/>
                <table:data-pilot-member table:name="103516" table:display="true" table:show-details="true"/>
                <table:data-pilot-member table:name="103517" table:display="true" table:show-details="true"/>
                <table:data-pilot-member table:name="103539" table:display="true" table:show-details="true"/>
                <table:data-pilot-member table:name="103651" table:display="true" table:show-details="true"/>
                <table:data-pilot-member table:name="103734" table:display="true" table:show-details="true"/>
                <table:data-pilot-member table:name="103945" table:display="true" table:show-details="true"/>
                <table:data-pilot-member table:name="104059" table:display="true" table:show-details="true"/>
                <table:data-pilot-member table:name="104161" table:display="true" table:show-details="true"/>
                <table:data-pilot-member table:name="104179" table:display="true" table:show-details="true"/>
                <table:data-pilot-member table:name="104217" table:display="true" table:show-details="true"/>
                <table:data-pilot-member table:name="104734" table:display="true" table:show-details="true"/>
                <table:data-pilot-member table:name="104757" table:display="true" table:show-details="true"/>
                <table:data-pilot-member table:name="104868" table:display="true" table:show-details="true"/>
                <table:data-pilot-member table:name="104901" table:display="true" table:show-details="true"/>
                <table:data-pilot-member table:name="105097" table:display="true" table:show-details="true"/>
                <table:data-pilot-member table:name="105127" table:display="true" table:show-details="true"/>
                <table:data-pilot-member table:name="105191" table:display="true" table:show-details="true"/>
                <table:data-pilot-member table:name="105307" table:display="true" table:show-details="true"/>
                <table:data-pilot-member table:name="105670" table:display="true" table:show-details="true"/>
                <table:data-pilot-member table:name="106204" table:display="true" table:show-details="true"/>
                <table:data-pilot-member table:name="106233" table:display="true" table:show-details="true"/>
                <table:data-pilot-member table:name="106785" table:display="true" table:show-details="true"/>
                <table:data-pilot-member table:name="107166" table:display="true" table:show-details="true"/>
                <table:data-pilot-member table:name="107540" table:display="true" table:show-details="true"/>
                <table:data-pilot-member table:name="107542" table:display="true" table:show-details="true"/>
                <table:data-pilot-member table:name="108256" table:display="true" table:show-details="true"/>
                <table:data-pilot-member table:name="1086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as" tableooo:display-name="Średnia – czas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0,011" table:display="true" table:show-details="true"/>
                <table:data-pilot-member table:name="0,012" table:display="true" table:show-details="true"/>
                <table:data-pilot-member table:name="0,013" table:display="true" table:show-details="true"/>
                <table:data-pilot-member table:name="0,014" table:display="true" table:show-details="true"/>
                <table:data-pilot-member table:name="0,015" table:display="true" table:show-details="true"/>
                <table:data-pilot-member table:name="0,016" table:display="true" table:show-details="true"/>
                <table:data-pilot-member table:name="0,017" table:display="true" table:show-details="true"/>
                <table:data-pilot-member table:name="0,018" table:display="true" table:show-details="true"/>
                <table:data-pilot-member table:name="0,019" table:display="true" table:show-details="true"/>
                <table:data-pilot-member table:name="0,02" table:display="true" table:show-details="true"/>
                <table:data-pilot-member table:name="0,021" table:display="true" table:show-details="true"/>
                <table:data-pilot-member table:name="0,022" table:display="true" table:show-details="true"/>
                <table:data-pilot-member table:name="0,023" table:display="true" table:show-details="true"/>
                <table:data-pilot-member table:name="0,024" table:display="true" table:show-details="true"/>
                <table:data-pilot-member table:name="0,025" table:display="true" table:show-details="true"/>
                <table:data-pilot-member table:name="0,026" table:display="true" table:show-details="true"/>
                <table:data-pilot-member table:name="0,027" table:display="true" table:show-details="true"/>
                <table:data-pilot-member table:name="0,028" table:display="true" table:show-details="true"/>
                <table:data-pilot-member table:name="0,029" table:display="true" table:show-details="true"/>
                <table:data-pilot-member table:name="0,03" table:display="true" table:show-details="true"/>
                <table:data-pilot-member table:name="0,031" table:display="true" table:show-details="true"/>
                <table:data-pilot-member table:name="0,032" table:display="true" table:show-details="true"/>
                <table:data-pilot-member table:name="0,033" table:display="true" table:show-details="true"/>
                <table:data-pilot-member table:name="0,034" table:display="true" table:show-details="true"/>
                <table:data-pilot-member table:name="0,035" table:display="true" table:show-details="true"/>
                <table:data-pilot-member table:name="0,036" table:display="true" table:show-details="true"/>
                <table:data-pilot-member table:name="0,037" table:display="true" table:show-details="true"/>
                <table:data-pilot-member table:name="0,038" table:display="true" table:show-details="true"/>
                <table:data-pilot-member table:name="0,039" table:display="true" table:show-details="true"/>
                <table:data-pilot-member table:name="0,04" table:display="true" table:show-details="true"/>
                <table:data-pilot-member table:name="0,041" table:display="true" table:show-details="true"/>
                <table:data-pilot-member table:name="0,042" table:display="true" table:show-details="true"/>
                <table:data-pilot-member table:name="0,043" table:display="true" table:show-details="true"/>
                <table:data-pilot-member table:name="0,044" table:display="true" table:show-details="true"/>
                <table:data-pilot-member table:name="0,045" table:display="true" table:show-details="true"/>
                <table:data-pilot-member table:name="0,046" table:display="true" table:show-details="true"/>
                <table:data-pilot-member table:name="0,047" table:display="true" table:show-details="true"/>
                <table:data-pilot-member table:name="0,048" table:display="true" table:show-details="true"/>
                <table:data-pilot-member table:name="0,049" table:display="true" table:show-details="true"/>
                <table:data-pilot-member table:name="0,05" table:display="true" table:show-details="true"/>
                <table:data-pilot-member table:name="0,051" table:display="true" table:show-details="true"/>
                <table:data-pilot-member table:name="0,052" table:display="true" table:show-details="true"/>
                <table:data-pilot-member table:name="0,053" table:display="true" table:show-details="true"/>
                <table:data-pilot-member table:name="0,054" table:display="true" table:show-details="true"/>
                <table:data-pilot-member table:name="0,055" table:display="true" table:show-details="true"/>
                <table:data-pilot-member table:name="0,056" table:display="true" table:show-details="true"/>
                <table:data-pilot-member table:name="0,057" table:display="true" table:show-details="true"/>
                <table:data-pilot-member table:name="0,058" table:display="true" table:show-details="true"/>
                <table:data-pilot-member table:name="0,059" table:display="true" table:show-details="true"/>
                <table:data-pilot-member table:name="0,06" table:display="true" table:show-details="true"/>
                <table:data-pilot-member table:name="0,061" table:display="true" table:show-details="true"/>
                <table:data-pilot-member table:name="0,063" table:display="true" table:show-details="true"/>
                <table:data-pilot-member table:name="0,064" table:display="true" table:show-details="true"/>
                <table:data-pilot-member table:name="0,065" table:display="true" table:show-details="true"/>
                <table:data-pilot-member table:name="0,066" table:display="true" table:show-details="true"/>
                <table:data-pilot-member table:name="0,067" table:display="true" table:show-details="true"/>
                <table:data-pilot-member table:name="0,068" table:display="true" table:show-details="true"/>
                <table:data-pilot-member table:name="0,069" table:display="true" table:show-details="true"/>
                <table:data-pilot-member table:name="0,07" table:display="true" table:show-details="true"/>
                <table:data-pilot-member table:name="0,071" table:display="true" table:show-details="true"/>
                <table:data-pilot-member table:name="0,072" table:display="true" table:show-details="true"/>
                <table:data-pilot-member table:name="0,073" table:display="true" table:show-details="true"/>
                <table:data-pilot-member table:name="0,074" table:display="true" table:show-details="true"/>
                <table:data-pilot-member table:name="0,075" table:display="true" table:show-details="true"/>
                <table:data-pilot-member table:name="0,076" table:display="true" table:show-details="true"/>
                <table:data-pilot-member table:name="0,077" table:display="true" table:show-details="true"/>
                <table:data-pilot-member table:name="0,078" table:display="true" table:show-details="true"/>
                <table:data-pilot-member table:name="0,079" table:display="true" table:show-details="true"/>
                <table:data-pilot-member table:name="0,08" table:display="true" table:show-details="true"/>
                <table:data-pilot-member table:name="0,081" table:display="true" table:show-details="true"/>
                <table:data-pilot-member table:name="0,082" table:display="true" table:show-details="true"/>
                <table:data-pilot-member table:name="0,083" table:display="true" table:show-details="true"/>
                <table:data-pilot-member table:name="0,084" table:display="true" table:show-details="true"/>
                <table:data-pilot-member table:name="0,085" table:display="true" table:show-details="true"/>
                <table:data-pilot-member table:name="0,086" table:display="true" table:show-details="true"/>
                <table:data-pilot-member table:name="0,087" table:display="true" table:show-details="true"/>
                <table:data-pilot-member table:name="0,088" table:display="true" table:show-details="true"/>
                <table:data-pilot-member table:name="0,089" table:display="true" table:show-details="true"/>
                <table:data-pilot-member table:name="0,09" table:display="true" table:show-details="true"/>
                <table:data-pilot-member table:name="0,091" table:display="true" table:show-details="true"/>
                <table:data-pilot-member table:name="0,092" table:display="true" table:show-details="true"/>
                <table:data-pilot-member table:name="0,093" table:display="true" table:show-details="true"/>
                <table:data-pilot-member table:name="0,094" table:display="true" table:show-details="true"/>
                <table:data-pilot-member table:name="0,095" table:display="true" table:show-details="true"/>
                <table:data-pilot-member table:name="0,096" table:display="true" table:show-details="true"/>
                <table:data-pilot-member table:name="0,097" table:display="true" table:show-details="true"/>
                <table:data-pilot-member table:name="0,098" table:display="true" table:show-details="true"/>
                <table:data-pilot-member table:name="0,099" table:display="true" table:show-details="true"/>
                <table:data-pilot-member table:name="0,1" table:display="true" table:show-details="true"/>
                <table:data-pilot-member table:name="0,101" table:display="true" table:show-details="true"/>
                <table:data-pilot-member table:name="0,102" table:display="true" table:show-details="true"/>
                <table:data-pilot-member table:name="0,103" table:display="true" table:show-details="true"/>
                <table:data-pilot-member table:name="0,104" table:display="true" table:show-details="true"/>
                <table:data-pilot-member table:name="0,105" table:display="true" table:show-details="true"/>
                <table:data-pilot-member table:name="0,106" table:display="true" table:show-details="true"/>
                <table:data-pilot-member table:name="0,107" table:display="true" table:show-details="true"/>
                <table:data-pilot-member table:name="0,108" table:display="true" table:show-details="true"/>
                <table:data-pilot-member table:name="0,109" table:display="true" table:show-details="true"/>
                <table:data-pilot-member table:name="0,11" table:display="true" table:show-details="true"/>
                <table:data-pilot-member table:name="0,111" table:display="true" table:show-details="true"/>
                <table:data-pilot-member table:name="0,112" table:display="true" table:show-details="true"/>
                <table:data-pilot-member table:name="0,113" table:display="true" table:show-details="true"/>
                <table:data-pilot-member table:name="0,114" table:display="true" table:show-details="true"/>
                <table:data-pilot-member table:name="0,115" table:display="true" table:show-details="true"/>
                <table:data-pilot-member table:name="0,116" table:display="true" table:show-details="true"/>
                <table:data-pilot-member table:name="0,117" table:display="true" table:show-details="true"/>
                <table:data-pilot-member table:name="0,118" table:display="true" table:show-details="true"/>
                <table:data-pilot-member table:name="0,119" table:display="true" table:show-details="true"/>
                <table:data-pilot-member table:name="0,12" table:display="true" table:show-details="true"/>
                <table:data-pilot-member table:name="0,121" table:display="true" table:show-details="true"/>
                <table:data-pilot-member table:name="0,122" table:display="true" table:show-details="true"/>
                <table:data-pilot-member table:name="0,123" table:display="true" table:show-details="true"/>
                <table:data-pilot-member table:name="0,124" table:display="true" table:show-details="true"/>
                <table:data-pilot-member table:name="0,125" table:display="true" table:show-details="true"/>
                <table:data-pilot-member table:name="0,126" table:display="true" table:show-details="true"/>
                <table:data-pilot-member table:name="0,127" table:display="true" table:show-details="true"/>
                <table:data-pilot-member table:name="0,128" table:display="true" table:show-details="true"/>
                <table:data-pilot-member table:name="0,129" table:display="true" table:show-details="true"/>
                <table:data-pilot-member table:name="0,13" table:display="true" table:show-details="true"/>
                <table:data-pilot-member table:name="0,131" table:display="true" table:show-details="true"/>
                <table:data-pilot-member table:name="0,132" table:display="true" table:show-details="true"/>
                <table:data-pilot-member table:name="0,133" table:display="true" table:show-details="true"/>
                <table:data-pilot-member table:name="0,134" table:display="true" table:show-details="true"/>
                <table:data-pilot-member table:name="0,135" table:display="true" table:show-details="true"/>
                <table:data-pilot-member table:name="0,136" table:display="true" table:show-details="true"/>
                <table:data-pilot-member table:name="0,137" table:display="true" table:show-details="true"/>
                <table:data-pilot-member table:name="0,138" table:display="true" table:show-details="true"/>
                <table:data-pilot-member table:name="0,139" table:display="true" table:show-details="true"/>
                <table:data-pilot-member table:name="0,14" table:display="true" table:show-details="true"/>
                <table:data-pilot-member table:name="0,141" table:display="true" table:show-details="true"/>
                <table:data-pilot-member table:name="0,142" table:display="true" table:show-details="true"/>
                <table:data-pilot-member table:name="0,143" table:display="true" table:show-details="true"/>
                <table:data-pilot-member table:name="0,144" table:display="true" table:show-details="true"/>
                <table:data-pilot-member table:name="0,145" table:display="true" table:show-details="true"/>
                <table:data-pilot-member table:name="0,146" table:display="true" table:show-details="true"/>
                <table:data-pilot-member table:name="0,147" table:display="true" table:show-details="true"/>
                <table:data-pilot-member table:name="0,148" table:display="true" table:show-details="true"/>
                <table:data-pilot-member table:name="0,149" table:display="true" table:show-details="true"/>
                <table:data-pilot-member table:name="0,15" table:display="true" table:show-details="true"/>
                <table:data-pilot-member table:name="0,151" table:display="true" table:show-details="true"/>
                <table:data-pilot-member table:name="0,152" table:display="true" table:show-details="true"/>
                <table:data-pilot-member table:name="0,153" table:display="true" table:show-details="true"/>
                <table:data-pilot-member table:name="0,154" table:display="true" table:show-details="true"/>
                <table:data-pilot-member table:name="0,155" table:display="true" table:show-details="true"/>
                <table:data-pilot-member table:name="0,156" table:display="true" table:show-details="true"/>
                <table:data-pilot-member table:name="0,157" table:display="true" table:show-details="true"/>
                <table:data-pilot-member table:name="0,158" table:display="true" table:show-details="true"/>
                <table:data-pilot-member table:name="0,159" table:display="true" table:show-details="true"/>
                <table:data-pilot-member table:name="0,16" table:display="true" table:show-details="true"/>
                <table:data-pilot-member table:name="0,161" table:display="true" table:show-details="true"/>
                <table:data-pilot-member table:name="0,162" table:display="true" table:show-details="true"/>
                <table:data-pilot-member table:name="0,163" table:display="true" table:show-details="true"/>
                <table:data-pilot-member table:name="0,164" table:display="true" table:show-details="true"/>
                <table:data-pilot-member table:name="0,165" table:display="true" table:show-details="true"/>
                <table:data-pilot-member table:name="0,166" table:display="true" table:show-details="true"/>
                <table:data-pilot-member table:name="0,167" table:display="true" table:show-details="true"/>
                <table:data-pilot-member table:name="0,168" table:display="true" table:show-details="true"/>
                <table:data-pilot-member table:name="0,169" table:display="true" table:show-details="true"/>
                <table:data-pilot-member table:name="0,17" table:display="true" table:show-details="true"/>
                <table:data-pilot-member table:name="0,171" table:display="true" table:show-details="true"/>
                <table:data-pilot-member table:name="0,172" table:display="true" table:show-details="true"/>
                <table:data-pilot-member table:name="0,173" table:display="true" table:show-details="true"/>
                <table:data-pilot-member table:name="0,174" table:display="true" table:show-details="true"/>
                <table:data-pilot-member table:name="0,175" table:display="true" table:show-details="true"/>
                <table:data-pilot-member table:name="0,176" table:display="true" table:show-details="true"/>
                <table:data-pilot-member table:name="0,177" table:display="true" table:show-details="true"/>
                <table:data-pilot-member table:name="0,178" table:display="true" table:show-details="true"/>
                <table:data-pilot-member table:name="0,179" table:display="true" table:show-details="true"/>
                <table:data-pilot-member table:name="0,18" table:display="true" table:show-details="true"/>
                <table:data-pilot-member table:name="0,181" table:display="true" table:show-details="true"/>
                <table:data-pilot-member table:name="0,182" table:display="true" table:show-details="true"/>
                <table:data-pilot-member table:name="0,183" table:display="true" table:show-details="true"/>
                <table:data-pilot-member table:name="0,184" table:display="true" table:show-details="true"/>
                <table:data-pilot-member table:name="0,185" table:display="true" table:show-details="true"/>
                <table:data-pilot-member table:name="0,186" table:display="true" table:show-details="true"/>
                <table:data-pilot-member table:name="0,187" table:display="true" table:show-details="true"/>
                <table:data-pilot-member table:name="0,188" table:display="true" table:show-details="true"/>
                <table:data-pilot-member table:name="0,189" table:display="true" table:show-details="true"/>
                <table:data-pilot-member table:name="0,19" table:display="true" table:show-details="true"/>
                <table:data-pilot-member table:name="0,191" table:display="true" table:show-details="true"/>
                <table:data-pilot-member table:name="0,192" table:display="true" table:show-details="true"/>
                <table:data-pilot-member table:name="0,193" table:display="true" table:show-details="true"/>
                <table:data-pilot-member table:name="0,194" table:display="true" table:show-details="true"/>
                <table:data-pilot-member table:name="0,195" table:display="true" table:show-details="true"/>
                <table:data-pilot-member table:name="0,196" table:display="true" table:show-details="true"/>
                <table:data-pilot-member table:name="0,197" table:display="true" table:show-details="true"/>
                <table:data-pilot-member table:name="0,198" table:display="true" table:show-details="true"/>
                <table:data-pilot-member table:name="0,199" table:display="true" table:show-details="true"/>
                <table:data-pilot-member table:name="0,2" table:display="true" table:show-details="true"/>
                <table:data-pilot-member table:name="0,201" table:display="true" table:show-details="true"/>
                <table:data-pilot-member table:name="0,202" table:display="true" table:show-details="true"/>
                <table:data-pilot-member table:name="0,203" table:display="true" table:show-details="true"/>
                <table:data-pilot-member table:name="0,204" table:display="true" table:show-details="true"/>
                <table:data-pilot-member table:name="0,205" table:display="true" table:show-details="true"/>
                <table:data-pilot-member table:name="0,206" table:display="true" table:show-details="true"/>
                <table:data-pilot-member table:name="0,207" table:display="true" table:show-details="true"/>
                <table:data-pilot-member table:name="0,208" table:display="true" table:show-details="true"/>
                <table:data-pilot-member table:name="0,209" table:display="true" table:show-details="true"/>
                <table:data-pilot-member table:name="0,21" table:display="true" table:show-details="true"/>
                <table:data-pilot-member table:name="0,211" table:display="true" table:show-details="true"/>
                <table:data-pilot-member table:name="0,212" table:display="true" table:show-details="true"/>
                <table:data-pilot-member table:name="0,213" table:display="true" table:show-details="true"/>
                <table:data-pilot-member table:name="0,214" table:display="true" table:show-details="true"/>
                <table:data-pilot-member table:name="0,215" table:display="true" table:show-details="true"/>
                <table:data-pilot-member table:name="0,216" table:display="true" table:show-details="true"/>
                <table:data-pilot-member table:name="0,217" table:display="true" table:show-details="true"/>
                <table:data-pilot-member table:name="0,218" table:display="true" table:show-details="true"/>
                <table:data-pilot-member table:name="0,219" table:display="true" table:show-details="true"/>
                <table:data-pilot-member table:name="0,22" table:display="true" table:show-details="true"/>
                <table:data-pilot-member table:name="0,221" table:display="true" table:show-details="true"/>
                <table:data-pilot-member table:name="0,222" table:display="true" table:show-details="true"/>
                <table:data-pilot-member table:name="0,223" table:display="true" table:show-details="true"/>
                <table:data-pilot-member table:name="0,224" table:display="true" table:show-details="true"/>
                <table:data-pilot-member table:name="0,225" table:display="true" table:show-details="true"/>
                <table:data-pilot-member table:name="0,226" table:display="true" table:show-details="true"/>
                <table:data-pilot-member table:name="0,227" table:display="true" table:show-details="true"/>
                <table:data-pilot-member table:name="0,228" table:display="true" table:show-details="true"/>
                <table:data-pilot-member table:name="0,229" table:display="true" table:show-details="true"/>
                <table:data-pilot-member table:name="0,23" table:display="true" table:show-details="true"/>
                <table:data-pilot-member table:name="0,231" table:display="true" table:show-details="true"/>
                <table:data-pilot-member table:name="0,232" table:display="true" table:show-details="true"/>
                <table:data-pilot-member table:name="0,233" table:display="true" table:show-details="true"/>
                <table:data-pilot-member table:name="0,234" table:display="true" table:show-details="true"/>
                <table:data-pilot-member table:name="0,235" table:display="true" table:show-details="true"/>
                <table:data-pilot-member table:name="0,236" table:display="true" table:show-details="true"/>
                <table:data-pilot-member table:name="0,237" table:display="true" table:show-details="true"/>
                <table:data-pilot-member table:name="0,238" table:display="true" table:show-details="true"/>
                <table:data-pilot-member table:name="0,239" table:display="true" table:show-details="true"/>
                <table:data-pilot-member table:name="0,24" table:display="true" table:show-details="true"/>
                <table:data-pilot-member table:name="0,241" table:display="true" table:show-details="true"/>
                <table:data-pilot-member table:name="0,242" table:display="true" table:show-details="true"/>
                <table:data-pilot-member table:name="0,243" table:display="true" table:show-details="true"/>
                <table:data-pilot-member table:name="0,244" table:display="true" table:show-details="true"/>
                <table:data-pilot-member table:name="0,245" table:display="true" table:show-details="true"/>
                <table:data-pilot-member table:name="0,246" table:display="true" table:show-details="true"/>
                <table:data-pilot-member table:name="0,247" table:display="true" table:show-details="true"/>
                <table:data-pilot-member table:name="0,248" table:display="true" table:show-details="true"/>
                <table:data-pilot-member table:name="0,249" table:display="true" table:show-details="true"/>
                <table:data-pilot-member table:name="0,25" table:display="true" table:show-details="true"/>
                <table:data-pilot-member table:name="0,251" table:display="true" table:show-details="true"/>
                <table:data-pilot-member table:name="0,252" table:display="true" table:show-details="true"/>
                <table:data-pilot-member table:name="0,253" table:display="true" table:show-details="true"/>
                <table:data-pilot-member table:name="0,254" table:display="true" table:show-details="true"/>
                <table:data-pilot-member table:name="0,255" table:display="true" table:show-details="true"/>
                <table:data-pilot-member table:name="0,256" table:display="true" table:show-details="true"/>
                <table:data-pilot-member table:name="0,257" table:display="true" table:show-details="true"/>
                <table:data-pilot-member table:name="0,258" table:display="true" table:show-details="true"/>
                <table:data-pilot-member table:name="0,259" table:display="true" table:show-details="true"/>
                <table:data-pilot-member table:name="0,26" table:display="true" table:show-details="true"/>
                <table:data-pilot-member table:name="0,261" table:display="true" table:show-details="true"/>
                <table:data-pilot-member table:name="0,262" table:display="true" table:show-details="true"/>
                <table:data-pilot-member table:name="0,263" table:display="true" table:show-details="true"/>
                <table:data-pilot-member table:name="0,264" table:display="true" table:show-details="true"/>
                <table:data-pilot-member table:name="0,265" table:display="true" table:show-details="true"/>
                <table:data-pilot-member table:name="0,266" table:display="true" table:show-details="true"/>
                <table:data-pilot-member table:name="0,267" table:display="true" table:show-details="true"/>
                <table:data-pilot-member table:name="0,268" table:display="true" table:show-details="true"/>
                <table:data-pilot-member table:name="0,269" table:display="true" table:show-details="true"/>
                <table:data-pilot-member table:name="0,27" table:display="true" table:show-details="true"/>
                <table:data-pilot-member table:name="0,271" table:display="true" table:show-details="true"/>
                <table:data-pilot-member table:name="0,272" table:display="true" table:show-details="true"/>
                <table:data-pilot-member table:name="0,273" table:display="true" table:show-details="true"/>
                <table:data-pilot-member table:name="0,274" table:display="true" table:show-details="true"/>
                <table:data-pilot-member table:name="0,275" table:display="true" table:show-details="true"/>
                <table:data-pilot-member table:name="0,276" table:display="true" table:show-details="true"/>
                <table:data-pilot-member table:name="0,277" table:display="true" table:show-details="true"/>
                <table:data-pilot-member table:name="0,278" table:display="true" table:show-details="true"/>
                <table:data-pilot-member table:name="0,279" table:display="true" table:show-details="true"/>
                <table:data-pilot-member table:name="0,28" table:display="true" table:show-details="true"/>
                <table:data-pilot-member table:name="0,281" table:display="true" table:show-details="true"/>
                <table:data-pilot-member table:name="0,282" table:display="true" table:show-details="true"/>
                <table:data-pilot-member table:name="0,283" table:display="true" table:show-details="true"/>
                <table:data-pilot-member table:name="0,284" table:display="true" table:show-details="true"/>
                <table:data-pilot-member table:name="0,285" table:display="true" table:show-details="true"/>
                <table:data-pilot-member table:name="0,286" table:display="true" table:show-details="true"/>
                <table:data-pilot-member table:name="0,287" table:display="true" table:show-details="true"/>
                <table:data-pilot-member table:name="0,288" table:display="true" table:show-details="true"/>
                <table:data-pilot-member table:name="0,289" table:display="true" table:show-details="true"/>
                <table:data-pilot-member table:name="0,29" table:display="true" table:show-details="true"/>
                <table:data-pilot-member table:name="0,291" table:display="true" table:show-details="true"/>
                <table:data-pilot-member table:name="0,292" table:display="true" table:show-details="true"/>
                <table:data-pilot-member table:name="0,293" table:display="true" table:show-details="true"/>
                <table:data-pilot-member table:name="0,294" table:display="true" table:show-details="true"/>
                <table:data-pilot-member table:name="0,295" table:display="true" table:show-details="true"/>
                <table:data-pilot-member table:name="0,296" table:display="true" table:show-details="true"/>
                <table:data-pilot-member table:name="0,297" table:display="true" table:show-details="true"/>
                <table:data-pilot-member table:name="0,298" table:display="true" table:show-details="true"/>
                <table:data-pilot-member table:name="0,299" table:display="true" table:show-details="true"/>
                <table:data-pilot-member table:name="0,3" table:display="true" table:show-details="true"/>
                <table:data-pilot-member table:name="0,301" table:display="true" table:show-details="true"/>
                <table:data-pilot-member table:name="0,302" table:display="true" table:show-details="true"/>
                <table:data-pilot-member table:name="0,303" table:display="true" table:show-details="true"/>
                <table:data-pilot-member table:name="0,304" table:display="true" table:show-details="true"/>
                <table:data-pilot-member table:name="0,305" table:display="true" table:show-details="true"/>
                <table:data-pilot-member table:name="0,306" table:display="true" table:show-details="true"/>
                <table:data-pilot-member table:name="0,307" table:display="true" table:show-details="true"/>
                <table:data-pilot-member table:name="0,308" table:display="true" table:show-details="true"/>
                <table:data-pilot-member table:name="0,309" table:display="true" table:show-details="true"/>
                <table:data-pilot-member table:name="0,31" table:display="true" table:show-details="true"/>
                <table:data-pilot-member table:name="0,311" table:display="true" table:show-details="true"/>
                <table:data-pilot-member table:name="0,312" table:display="true" table:show-details="true"/>
                <table:data-pilot-member table:name="0,313" table:display="true" table:show-details="true"/>
                <table:data-pilot-member table:name="0,314" table:display="true" table:show-details="true"/>
                <table:data-pilot-member table:name="0,315" table:display="true" table:show-details="true"/>
                <table:data-pilot-member table:name="0,316" table:display="true" table:show-details="true"/>
                <table:data-pilot-member table:name="0,317" table:display="true" table:show-details="true"/>
                <table:data-pilot-member table:name="0,318" table:display="true" table:show-details="true"/>
                <table:data-pilot-member table:name="0,319" table:display="true" table:show-details="true"/>
                <table:data-pilot-member table:name="0,32" table:display="true" table:show-details="true"/>
                <table:data-pilot-member table:name="0,321" table:display="true" table:show-details="true"/>
                <table:data-pilot-member table:name="0,322" table:display="true" table:show-details="true"/>
                <table:data-pilot-member table:name="0,323" table:display="true" table:show-details="true"/>
                <table:data-pilot-member table:name="0,324" table:display="true" table:show-details="true"/>
                <table:data-pilot-member table:name="0,325" table:display="true" table:show-details="true"/>
                <table:data-pilot-member table:name="0,326" table:display="true" table:show-details="true"/>
                <table:data-pilot-member table:name="0,327" table:display="true" table:show-details="true"/>
                <table:data-pilot-member table:name="0,328" table:display="true" table:show-details="true"/>
                <table:data-pilot-member table:name="0,329" table:display="true" table:show-details="true"/>
                <table:data-pilot-member table:name="0,33" table:display="true" table:show-details="true"/>
                <table:data-pilot-member table:name="0,331" table:display="true" table:show-details="true"/>
                <table:data-pilot-member table:name="0,332" table:display="true" table:show-details="true"/>
                <table:data-pilot-member table:name="0,333" table:display="true" table:show-details="true"/>
                <table:data-pilot-member table:name="0,334" table:display="true" table:show-details="true"/>
                <table:data-pilot-member table:name="0,335" table:display="true" table:show-details="true"/>
                <table:data-pilot-member table:name="0,336" table:display="true" table:show-details="true"/>
                <table:data-pilot-member table:name="0,337" table:display="true" table:show-details="true"/>
                <table:data-pilot-member table:name="0,338" table:display="true" table:show-details="true"/>
                <table:data-pilot-member table:name="0,339" table:display="true" table:show-details="true"/>
                <table:data-pilot-member table:name="0,34" table:display="true" table:show-details="true"/>
                <table:data-pilot-member table:name="0,341" table:display="true" table:show-details="true"/>
                <table:data-pilot-member table:name="0,342" table:display="true" table:show-details="true"/>
                <table:data-pilot-member table:name="0,343" table:display="true" table:show-details="true"/>
                <table:data-pilot-member table:name="0,344" table:display="true" table:show-details="true"/>
                <table:data-pilot-member table:name="0,345" table:display="true" table:show-details="true"/>
                <table:data-pilot-member table:name="0,346" table:display="true" table:show-details="true"/>
                <table:data-pilot-member table:name="0,347" table:display="true" table:show-details="true"/>
                <table:data-pilot-member table:name="0,348" table:display="true" table:show-details="true"/>
                <table:data-pilot-member table:name="0,349" table:display="true" table:show-details="true"/>
                <table:data-pilot-member table:name="0,35" table:display="true" table:show-details="true"/>
                <table:data-pilot-member table:name="0,351" table:display="true" table:show-details="true"/>
                <table:data-pilot-member table:name="0,352" table:display="true" table:show-details="true"/>
                <table:data-pilot-member table:name="0,353" table:display="true" table:show-details="true"/>
                <table:data-pilot-member table:name="0,354" table:display="true" table:show-details="true"/>
                <table:data-pilot-member table:name="0,355" table:display="true" table:show-details="true"/>
                <table:data-pilot-member table:name="0,356" table:display="true" table:show-details="true"/>
                <table:data-pilot-member table:name="0,357" table:display="true" table:show-details="true"/>
                <table:data-pilot-member table:name="0,358" table:display="true" table:show-details="true"/>
                <table:data-pilot-member table:name="0,359" table:display="true" table:show-details="true"/>
                <table:data-pilot-member table:name="0,36" table:display="true" table:show-details="true"/>
                <table:data-pilot-member table:name="0,361" table:display="true" table:show-details="true"/>
                <table:data-pilot-member table:name="0,362" table:display="true" table:show-details="true"/>
                <table:data-pilot-member table:name="0,363" table:display="true" table:show-details="true"/>
                <table:data-pilot-member table:name="0,364" table:display="true" table:show-details="true"/>
                <table:data-pilot-member table:name="0,365" table:display="true" table:show-details="true"/>
                <table:data-pilot-member table:name="0,366" table:display="true" table:show-details="true"/>
                <table:data-pilot-member table:name="0,367" table:display="true" table:show-details="true"/>
                <table:data-pilot-member table:name="0,368" table:display="true" table:show-details="true"/>
                <table:data-pilot-member table:name="0,369" table:display="true" table:show-details="true"/>
                <table:data-pilot-member table:name="0,37" table:display="true" table:show-details="true"/>
                <table:data-pilot-member table:name="0,371" table:display="true" table:show-details="true"/>
                <table:data-pilot-member table:name="0,372" table:display="true" table:show-details="true"/>
                <table:data-pilot-member table:name="0,373" table:display="true" table:show-details="true"/>
                <table:data-pilot-member table:name="0,374" table:display="true" table:show-details="true"/>
                <table:data-pilot-member table:name="0,375" table:display="true" table:show-details="true"/>
                <table:data-pilot-member table:name="0,376" table:display="true" table:show-details="true"/>
                <table:data-pilot-member table:name="0,377" table:display="true" table:show-details="true"/>
                <table:data-pilot-member table:name="0,378" table:display="true" table:show-details="true"/>
                <table:data-pilot-member table:name="0,379" table:display="true" table:show-details="true"/>
                <table:data-pilot-member table:name="0,38" table:display="true" table:show-details="true"/>
                <table:data-pilot-member table:name="0,381" table:display="true" table:show-details="true"/>
                <table:data-pilot-member table:name="0,382" table:display="true" table:show-details="true"/>
                <table:data-pilot-member table:name="0,383" table:display="true" table:show-details="true"/>
                <table:data-pilot-member table:name="0,384" table:display="true" table:show-details="true"/>
                <table:data-pilot-member table:name="0,385" table:display="true" table:show-details="true"/>
                <table:data-pilot-member table:name="0,386" table:display="true" table:show-details="true"/>
                <table:data-pilot-member table:name="0,387" table:display="true" table:show-details="true"/>
                <table:data-pilot-member table:name="0,388" table:display="true" table:show-details="true"/>
                <table:data-pilot-member table:name="0,389" table:display="true" table:show-details="true"/>
                <table:data-pilot-member table:name="0,39" table:display="true" table:show-details="true"/>
                <table:data-pilot-member table:name="0,391" table:display="true" table:show-details="true"/>
                <table:data-pilot-member table:name="0,392" table:display="true" table:show-details="true"/>
                <table:data-pilot-member table:name="0,393" table:display="true" table:show-details="true"/>
                <table:data-pilot-member table:name="0,394" table:display="true" table:show-details="true"/>
                <table:data-pilot-member table:name="0,395" table:display="true" table:show-details="true"/>
                <table:data-pilot-member table:name="0,396" table:display="true" table:show-details="true"/>
                <table:data-pilot-member table:name="0,397" table:display="true" table:show-details="true"/>
                <table:data-pilot-member table:name="0,398" table:display="true" table:show-details="true"/>
                <table:data-pilot-member table:name="0,399" table:display="true" table:show-details="true"/>
                <table:data-pilot-member table:name="0,4" table:display="true" table:show-details="true"/>
                <table:data-pilot-member table:name="0,401" table:display="true" table:show-details="true"/>
                <table:data-pilot-member table:name="0,402" table:display="true" table:show-details="true"/>
                <table:data-pilot-member table:name="0,403" table:display="true" table:show-details="true"/>
                <table:data-pilot-member table:name="0,404" table:display="true" table:show-details="true"/>
                <table:data-pilot-member table:name="0,405" table:display="true" table:show-details="true"/>
                <table:data-pilot-member table:name="0,406" table:display="true" table:show-details="true"/>
                <table:data-pilot-member table:name="0,407" table:display="true" table:show-details="true"/>
                <table:data-pilot-member table:name="0,408" table:display="true" table:show-details="true"/>
                <table:data-pilot-member table:name="0,409" table:display="true" table:show-details="true"/>
                <table:data-pilot-member table:name="0,41" table:display="true" table:show-details="true"/>
                <table:data-pilot-member table:name="0,411" table:display="true" table:show-details="true"/>
                <table:data-pilot-member table:name="0,412" table:display="true" table:show-details="true"/>
                <table:data-pilot-member table:name="0,413" table:display="true" table:show-details="true"/>
                <table:data-pilot-member table:name="0,414" table:display="true" table:show-details="true"/>
                <table:data-pilot-member table:name="0,415" table:display="true" table:show-details="true"/>
                <table:data-pilot-member table:name="0,416" table:display="true" table:show-details="true"/>
                <table:data-pilot-member table:name="0,417" table:display="true" table:show-details="true"/>
                <table:data-pilot-member table:name="0,418" table:display="true" table:show-details="true"/>
                <table:data-pilot-member table:name="0,419" table:display="true" table:show-details="true"/>
                <table:data-pilot-member table:name="0,42" table:display="true" table:show-details="true"/>
                <table:data-pilot-member table:name="0,421" table:display="true" table:show-details="true"/>
                <table:data-pilot-member table:name="0,422" table:display="true" table:show-details="true"/>
                <table:data-pilot-member table:name="0,423" table:display="true" table:show-details="true"/>
                <table:data-pilot-member table:name="0,424" table:display="true" table:show-details="true"/>
                <table:data-pilot-member table:name="0,425" table:display="true" table:show-details="true"/>
                <table:data-pilot-member table:name="0,426" table:display="true" table:show-details="true"/>
                <table:data-pilot-member table:name="0,427" table:display="true" table:show-details="true"/>
                <table:data-pilot-member table:name="0,428" table:display="true" table:show-details="true"/>
                <table:data-pilot-member table:name="0,429" table:display="true" table:show-details="true"/>
                <table:data-pilot-member table:name="0,43" table:display="true" table:show-details="true"/>
                <table:data-pilot-member table:name="0,431" table:display="true" table:show-details="true"/>
                <table:data-pilot-member table:name="0,432" table:display="true" table:show-details="true"/>
                <table:data-pilot-member table:name="0,433" table:display="true" table:show-details="true"/>
                <table:data-pilot-member table:name="0,434" table:display="true" table:show-details="true"/>
                <table:data-pilot-member table:name="0,435" table:display="true" table:show-details="true"/>
                <table:data-pilot-member table:name="0,436" table:display="true" table:show-details="true"/>
                <table:data-pilot-member table:name="0,437" table:display="true" table:show-details="true"/>
                <table:data-pilot-member table:name="0,438" table:display="true" table:show-details="true"/>
                <table:data-pilot-member table:name="0,439" table:display="true" table:show-details="true"/>
                <table:data-pilot-member table:name="0,44" table:display="true" table:show-details="true"/>
                <table:data-pilot-member table:name="0,441" table:display="true" table:show-details="true"/>
                <table:data-pilot-member table:name="0,442" table:display="true" table:show-details="true"/>
                <table:data-pilot-member table:name="0,443" table:display="true" table:show-details="true"/>
                <table:data-pilot-member table:name="0,444" table:display="true" table:show-details="true"/>
                <table:data-pilot-member table:name="0,445" table:display="true" table:show-details="true"/>
                <table:data-pilot-member table:name="0,446" table:display="true" table:show-details="true"/>
                <table:data-pilot-member table:name="0,447" table:display="true" table:show-details="true"/>
                <table:data-pilot-member table:name="0,448" table:display="true" table:show-details="true"/>
                <table:data-pilot-member table:name="0,449" table:display="true" table:show-details="true"/>
                <table:data-pilot-member table:name="0,45" table:display="true" table:show-details="true"/>
                <table:data-pilot-member table:name="0,451" table:display="true" table:show-details="true"/>
                <table:data-pilot-member table:name="0,452" table:display="true" table:show-details="true"/>
                <table:data-pilot-member table:name="0,453" table:display="true" table:show-details="true"/>
                <table:data-pilot-member table:name="0,454" table:display="true" table:show-details="true"/>
                <table:data-pilot-member table:name="0,455" table:display="true" table:show-details="true"/>
                <table:data-pilot-member table:name="0,456" table:display="true" table:show-details="true"/>
                <table:data-pilot-member table:name="0,457" table:display="true" table:show-details="true"/>
                <table:data-pilot-member table:name="0,458" table:display="true" table:show-details="true"/>
                <table:data-pilot-member table:name="0,459" table:display="true" table:show-details="true"/>
                <table:data-pilot-member table:name="0,46" table:display="true" table:show-details="true"/>
                <table:data-pilot-member table:name="0,461" table:display="true" table:show-details="true"/>
                <table:data-pilot-member table:name="0,462" table:display="true" table:show-details="true"/>
                <table:data-pilot-member table:name="0,463" table:display="true" table:show-details="true"/>
                <table:data-pilot-member table:name="0,464" table:display="true" table:show-details="true"/>
                <table:data-pilot-member table:name="0,465" table:display="true" table:show-details="true"/>
                <table:data-pilot-member table:name="0,466" table:display="true" table:show-details="true"/>
                <table:data-pilot-member table:name="0,467" table:display="true" table:show-details="true"/>
                <table:data-pilot-member table:name="0,468" table:display="true" table:show-details="true"/>
                <table:data-pilot-member table:name="0,469" table:display="true" table:show-details="true"/>
                <table:data-pilot-member table:name="0,47" table:display="true" table:show-details="true"/>
                <table:data-pilot-member table:name="0,471" table:display="true" table:show-details="true"/>
                <table:data-pilot-member table:name="0,472" table:display="true" table:show-details="true"/>
                <table:data-pilot-member table:name="0,473" table:display="true" table:show-details="true"/>
                <table:data-pilot-member table:name="0,474" table:display="true" table:show-details="true"/>
                <table:data-pilot-member table:name="0,475" table:display="true" table:show-details="true"/>
                <table:data-pilot-member table:name="0,476" table:display="true" table:show-details="true"/>
                <table:data-pilot-member table:name="0,477" table:display="true" table:show-details="true"/>
                <table:data-pilot-member table:name="0,478" table:display="true" table:show-details="true"/>
                <table:data-pilot-member table:name="0,479" table:display="true" table:show-details="true"/>
                <table:data-pilot-member table:name="0,48" table:display="true" table:show-details="true"/>
                <table:data-pilot-member table:name="0,481" table:display="true" table:show-details="true"/>
                <table:data-pilot-member table:name="0,482" table:display="true" table:show-details="true"/>
                <table:data-pilot-member table:name="0,483" table:display="true" table:show-details="true"/>
                <table:data-pilot-member table:name="0,484" table:display="true" table:show-details="true"/>
                <table:data-pilot-member table:name="0,485" table:display="true" table:show-details="true"/>
                <table:data-pilot-member table:name="0,486" table:display="true" table:show-details="true"/>
                <table:data-pilot-member table:name="0,487" table:display="true" table:show-details="true"/>
                <table:data-pilot-member table:name="0,488" table:display="true" table:show-details="true"/>
                <table:data-pilot-member table:name="0,489" table:display="true" table:show-details="true"/>
                <table:data-pilot-member table:name="0,49" table:display="true" table:show-details="true"/>
                <table:data-pilot-member table:name="0,491" table:display="true" table:show-details="true"/>
                <table:data-pilot-member table:name="0,492" table:display="true" table:show-details="true"/>
                <table:data-pilot-member table:name="0,493" table:display="true" table:show-details="true"/>
                <table:data-pilot-member table:name="0,494" table:display="true" table:show-details="true"/>
                <table:data-pilot-member table:name="0,495" table:display="true" table:show-details="true"/>
                <table:data-pilot-member table:name="0,496" table:display="true" table:show-details="true"/>
                <table:data-pilot-member table:name="0,497" table:display="true" table:show-details="true"/>
                <table:data-pilot-member table:name="0,498" table:display="true" table:show-details="true"/>
                <table:data-pilot-member table:name="0,499" table:display="true" table:show-details="true"/>
                <table:data-pilot-member table:name="0,5" table:display="true" table:show-details="true"/>
                <table:data-pilot-member table:name="0,501" table:display="true" table:show-details="true"/>
                <table:data-pilot-member table:name="0,502" table:display="true" table:show-details="true"/>
                <table:data-pilot-member table:name="0,503" table:display="true" table:show-details="true"/>
                <table:data-pilot-member table:name="0,504" table:display="true" table:show-details="true"/>
                <table:data-pilot-member table:name="0,505" table:display="true" table:show-details="true"/>
                <table:data-pilot-member table:name="0,506" table:display="true" table:show-details="true"/>
                <table:data-pilot-member table:name="0,507" table:display="true" table:show-details="true"/>
                <table:data-pilot-member table:name="0,508" table:display="true" table:show-details="true"/>
                <table:data-pilot-member table:name="0,509" table:display="true" table:show-details="true"/>
                <table:data-pilot-member table:name="0,51" table:display="true" table:show-details="true"/>
                <table:data-pilot-member table:name="0,511" table:display="true" table:show-details="true"/>
                <table:data-pilot-member table:name="0,512" table:display="true" table:show-details="true"/>
                <table:data-pilot-member table:name="0,513" table:display="true" table:show-details="true"/>
                <table:data-pilot-member table:name="0,514" table:display="true" table:show-details="true"/>
                <table:data-pilot-member table:name="0,515" table:display="true" table:show-details="true"/>
                <table:data-pilot-member table:name="0,516" table:display="true" table:show-details="true"/>
                <table:data-pilot-member table:name="0,517" table:display="true" table:show-details="true"/>
                <table:data-pilot-member table:name="0,518" table:display="true" table:show-details="true"/>
                <table:data-pilot-member table:name="0,519" table:display="true" table:show-details="true"/>
                <table:data-pilot-member table:name="0,52" table:display="true" table:show-details="true"/>
                <table:data-pilot-member table:name="0,521" table:display="true" table:show-details="true"/>
                <table:data-pilot-member table:name="0,522" table:display="true" table:show-details="true"/>
                <table:data-pilot-member table:name="0,523" table:display="true" table:show-details="true"/>
                <table:data-pilot-member table:name="0,524" table:display="true" table:show-details="true"/>
                <table:data-pilot-member table:name="0,525" table:display="true" table:show-details="true"/>
                <table:data-pilot-member table:name="0,526" table:display="true" table:show-details="true"/>
                <table:data-pilot-member table:name="0,527" table:display="true" table:show-details="true"/>
                <table:data-pilot-member table:name="0,528" table:display="true" table:show-details="true"/>
                <table:data-pilot-member table:name="0,529" table:display="true" table:show-details="true"/>
                <table:data-pilot-member table:name="0,53" table:display="true" table:show-details="true"/>
                <table:data-pilot-member table:name="0,531" table:display="true" table:show-details="true"/>
                <table:data-pilot-member table:name="0,532" table:display="true" table:show-details="true"/>
                <table:data-pilot-member table:name="0,533" table:display="true" table:show-details="true"/>
                <table:data-pilot-member table:name="0,534" table:display="true" table:show-details="true"/>
                <table:data-pilot-member table:name="0,535" table:display="true" table:show-details="true"/>
                <table:data-pilot-member table:name="0,536" table:display="true" table:show-details="true"/>
                <table:data-pilot-member table:name="0,537" table:display="true" table:show-details="true"/>
                <table:data-pilot-member table:name="0,538" table:display="true" table:show-details="true"/>
                <table:data-pilot-member table:name="0,539" table:display="true" table:show-details="true"/>
                <table:data-pilot-member table:name="0,54" table:display="true" table:show-details="true"/>
                <table:data-pilot-member table:name="0,541" table:display="true" table:show-details="true"/>
                <table:data-pilot-member table:name="0,542" table:display="true" table:show-details="true"/>
                <table:data-pilot-member table:name="0,543" table:display="true" table:show-details="true"/>
                <table:data-pilot-member table:name="0,544" table:display="true" table:show-details="true"/>
                <table:data-pilot-member table:name="0,545" table:display="true" table:show-details="true"/>
                <table:data-pilot-member table:name="0,546" table:display="true" table:show-details="true"/>
                <table:data-pilot-member table:name="0,547" table:display="true" table:show-details="true"/>
                <table:data-pilot-member table:name="0,548" table:display="true" table:show-details="true"/>
                <table:data-pilot-member table:name="0,549" table:display="true" table:show-details="true"/>
                <table:data-pilot-member table:name="0,55" table:display="true" table:show-details="true"/>
                <table:data-pilot-member table:name="0,551" table:display="true" table:show-details="true"/>
                <table:data-pilot-member table:name="0,552" table:display="true" table:show-details="true"/>
                <table:data-pilot-member table:name="0,553" table:display="true" table:show-details="true"/>
                <table:data-pilot-member table:name="0,554" table:display="true" table:show-details="true"/>
                <table:data-pilot-member table:name="0,555" table:display="true" table:show-details="true"/>
                <table:data-pilot-member table:name="0,556" table:display="true" table:show-details="true"/>
                <table:data-pilot-member table:name="0,557" table:display="true" table:show-details="true"/>
                <table:data-pilot-member table:name="0,558" table:display="true" table:show-details="true"/>
                <table:data-pilot-member table:name="0,559" table:display="true" table:show-details="true"/>
                <table:data-pilot-member table:name="0,56" table:display="true" table:show-details="true"/>
                <table:data-pilot-member table:name="0,561" table:display="true" table:show-details="true"/>
                <table:data-pilot-member table:name="0,562" table:display="true" table:show-details="true"/>
                <table:data-pilot-member table:name="0,563" table:display="true" table:show-details="true"/>
                <table:data-pilot-member table:name="0,564" table:display="true" table:show-details="true"/>
                <table:data-pilot-member table:name="0,565" table:display="true" table:show-details="true"/>
                <table:data-pilot-member table:name="0,566" table:display="true" table:show-details="true"/>
                <table:data-pilot-member table:name="0,567" table:display="true" table:show-details="true"/>
                <table:data-pilot-member table:name="0,568" table:display="true" table:show-details="true"/>
                <table:data-pilot-member table:name="0,569" table:display="true" table:show-details="true"/>
                <table:data-pilot-member table:name="0,57" table:display="true" table:show-details="true"/>
                <table:data-pilot-member table:name="0,571" table:display="true" table:show-details="true"/>
                <table:data-pilot-member table:name="0,572" table:display="true" table:show-details="true"/>
                <table:data-pilot-member table:name="0,573" table:display="true" table:show-details="true"/>
                <table:data-pilot-member table:name="0,574" table:display="true" table:show-details="true"/>
                <table:data-pilot-member table:name="0,575" table:display="true" table:show-details="true"/>
                <table:data-pilot-member table:name="0,576" table:display="true" table:show-details="true"/>
                <table:data-pilot-member table:name="0,577" table:display="true" table:show-details="true"/>
                <table:data-pilot-member table:name="0,578" table:display="true" table:show-details="true"/>
                <table:data-pilot-member table:name="0,579" table:display="true" table:show-details="true"/>
                <table:data-pilot-member table:name="0,58" table:display="true" table:show-details="true"/>
                <table:data-pilot-member table:name="0,581" table:display="true" table:show-details="true"/>
                <table:data-pilot-member table:name="0,582" table:display="true" table:show-details="true"/>
                <table:data-pilot-member table:name="0,583" table:display="true" table:show-details="true"/>
                <table:data-pilot-member table:name="0,584" table:display="true" table:show-details="true"/>
                <table:data-pilot-member table:name="0,585" table:display="true" table:show-details="true"/>
                <table:data-pilot-member table:name="0,586" table:display="true" table:show-details="true"/>
                <table:data-pilot-member table:name="0,587" table:display="true" table:show-details="true"/>
                <table:data-pilot-member table:name="0,588" table:display="true" table:show-details="true"/>
                <table:data-pilot-member table:name="0,589" table:display="true" table:show-details="true"/>
                <table:data-pilot-member table:name="0,59" table:display="true" table:show-details="true"/>
                <table:data-pilot-member table:name="0,591" table:display="true" table:show-details="true"/>
                <table:data-pilot-member table:name="0,592" table:display="true" table:show-details="true"/>
                <table:data-pilot-member table:name="0,593" table:display="true" table:show-details="true"/>
                <table:data-pilot-member table:name="0,594" table:display="true" table:show-details="true"/>
                <table:data-pilot-member table:name="0,595" table:display="true" table:show-details="true"/>
                <table:data-pilot-member table:name="0,596" table:display="true" table:show-details="true"/>
                <table:data-pilot-member table:name="0,597" table:display="true" table:show-details="true"/>
                <table:data-pilot-member table:name="0,598" table:display="true" table:show-details="true"/>
                <table:data-pilot-member table:name="0,599" table:display="true" table:show-details="true"/>
                <table:data-pilot-member table:name="0,6" table:display="true" table:show-details="true"/>
                <table:data-pilot-member table:name="0,601" table:display="true" table:show-details="true"/>
                <table:data-pilot-member table:name="0,602" table:display="true" table:show-details="true"/>
                <table:data-pilot-member table:name="0,603" table:display="true" table:show-details="true"/>
                <table:data-pilot-member table:name="0,604" table:display="true" table:show-details="true"/>
                <table:data-pilot-member table:name="0,605" table:display="true" table:show-details="true"/>
                <table:data-pilot-member table:name="0,606" table:display="true" table:show-details="true"/>
                <table:data-pilot-member table:name="0,607" table:display="true" table:show-details="true"/>
                <table:data-pilot-member table:name="0,608" table:display="true" table:show-details="true"/>
                <table:data-pilot-member table:name="0,609" table:display="true" table:show-details="true"/>
                <table:data-pilot-member table:name="0,61" table:display="true" table:show-details="true"/>
                <table:data-pilot-member table:name="0,611" table:display="true" table:show-details="true"/>
                <table:data-pilot-member table:name="0,612" table:display="true" table:show-details="true"/>
                <table:data-pilot-member table:name="0,613" table:display="true" table:show-details="true"/>
                <table:data-pilot-member table:name="0,614" table:display="true" table:show-details="true"/>
                <table:data-pilot-member table:name="0,615" table:display="true" table:show-details="true"/>
                <table:data-pilot-member table:name="0,616" table:display="true" table:show-details="true"/>
                <table:data-pilot-member table:name="0,617" table:display="true" table:show-details="true"/>
                <table:data-pilot-member table:name="0,618" table:display="true" table:show-details="true"/>
                <table:data-pilot-member table:name="0,619" table:display="true" table:show-details="true"/>
                <table:data-pilot-member table:name="0,62" table:display="true" table:show-details="true"/>
                <table:data-pilot-member table:name="0,621" table:display="true" table:show-details="true"/>
                <table:data-pilot-member table:name="0,622" table:display="true" table:show-details="true"/>
                <table:data-pilot-member table:name="0,623" table:display="true" table:show-details="true"/>
                <table:data-pilot-member table:name="0,624" table:display="true" table:show-details="true"/>
                <table:data-pilot-member table:name="0,625" table:display="true" table:show-details="true"/>
                <table:data-pilot-member table:name="0,626" table:display="true" table:show-details="true"/>
                <table:data-pilot-member table:name="0,627" table:display="true" table:show-details="true"/>
                <table:data-pilot-member table:name="0,628" table:display="true" table:show-details="true"/>
                <table:data-pilot-member table:name="0,629" table:display="true" table:show-details="true"/>
                <table:data-pilot-member table:name="0,63" table:display="true" table:show-details="true"/>
                <table:data-pilot-member table:name="0,631" table:display="true" table:show-details="true"/>
                <table:data-pilot-member table:name="0,632" table:display="true" table:show-details="true"/>
                <table:data-pilot-member table:name="0,633" table:display="true" table:show-details="true"/>
                <table:data-pilot-member table:name="0,634" table:display="true" table:show-details="true"/>
                <table:data-pilot-member table:name="0,635" table:display="true" table:show-details="true"/>
                <table:data-pilot-member table:name="0,636" table:display="true" table:show-details="true"/>
                <table:data-pilot-member table:name="0,637" table:display="true" table:show-details="true"/>
                <table:data-pilot-member table:name="0,638" table:display="true" table:show-details="true"/>
                <table:data-pilot-member table:name="0,639" table:display="true" table:show-details="true"/>
                <table:data-pilot-member table:name="0,64" table:display="true" table:show-details="true"/>
                <table:data-pilot-member table:name="0,641" table:display="true" table:show-details="true"/>
                <table:data-pilot-member table:name="0,642" table:display="true" table:show-details="true"/>
                <table:data-pilot-member table:name="0,643" table:display="true" table:show-details="true"/>
                <table:data-pilot-member table:name="0,644" table:display="true" table:show-details="true"/>
                <table:data-pilot-member table:name="0,645" table:display="true" table:show-details="true"/>
                <table:data-pilot-member table:name="0,646" table:display="true" table:show-details="true"/>
                <table:data-pilot-member table:name="0,647" table:display="true" table:show-details="true"/>
                <table:data-pilot-member table:name="0,648" table:display="true" table:show-details="true"/>
                <table:data-pilot-member table:name="0,649" table:display="true" table:show-details="true"/>
                <table:data-pilot-member table:name="0,65" table:display="true" table:show-details="true"/>
                <table:data-pilot-member table:name="0,651" table:display="true" table:show-details="true"/>
                <table:data-pilot-member table:name="0,652" table:display="true" table:show-details="true"/>
                <table:data-pilot-member table:name="0,653" table:display="true" table:show-details="true"/>
                <table:data-pilot-member table:name="0,654" table:display="true" table:show-details="true"/>
                <table:data-pilot-member table:name="0,655" table:display="true" table:show-details="true"/>
                <table:data-pilot-member table:name="0,656" table:display="true" table:show-details="true"/>
                <table:data-pilot-member table:name="0,657" table:display="true" table:show-details="true"/>
                <table:data-pilot-member table:name="0,658" table:display="true" table:show-details="true"/>
                <table:data-pilot-member table:name="0,659" table:display="true" table:show-details="true"/>
                <table:data-pilot-member table:name="0,66" table:display="true" table:show-details="true"/>
                <table:data-pilot-member table:name="0,661" table:display="true" table:show-details="true"/>
                <table:data-pilot-member table:name="0,662" table:display="true" table:show-details="true"/>
                <table:data-pilot-member table:name="0,663" table:display="true" table:show-details="true"/>
                <table:data-pilot-member table:name="0,664" table:display="true" table:show-details="true"/>
                <table:data-pilot-member table:name="0,665" table:display="true" table:show-details="true"/>
                <table:data-pilot-member table:name="0,666" table:display="true" table:show-details="true"/>
                <table:data-pilot-member table:name="0,667" table:display="true" table:show-details="true"/>
                <table:data-pilot-member table:name="0,668" table:display="true" table:show-details="true"/>
                <table:data-pilot-member table:name="0,669" table:display="true" table:show-details="true"/>
                <table:data-pilot-member table:name="0,67" table:display="true" table:show-details="true"/>
                <table:data-pilot-member table:name="0,671" table:display="true" table:show-details="true"/>
                <table:data-pilot-member table:name="0,672" table:display="true" table:show-details="true"/>
                <table:data-pilot-member table:name="0,673" table:display="true" table:show-details="true"/>
                <table:data-pilot-member table:name="0,674" table:display="true" table:show-details="true"/>
                <table:data-pilot-member table:name="0,675" table:display="true" table:show-details="true"/>
                <table:data-pilot-member table:name="0,676" table:display="true" table:show-details="true"/>
                <table:data-pilot-member table:name="0,677" table:display="true" table:show-details="true"/>
                <table:data-pilot-member table:name="0,678" table:display="true" table:show-details="true"/>
                <table:data-pilot-member table:name="0,679" table:display="true" table:show-details="true"/>
                <table:data-pilot-member table:name="0,68" table:display="true" table:show-details="true"/>
                <table:data-pilot-member table:name="0,681" table:display="true" table:show-details="true"/>
                <table:data-pilot-member table:name="0,682" table:display="true" table:show-details="true"/>
                <table:data-pilot-member table:name="0,683" table:display="true" table:show-details="true"/>
                <table:data-pilot-member table:name="0,684" table:display="true" table:show-details="true"/>
                <table:data-pilot-member table:name="0,685" table:display="true" table:show-details="true"/>
                <table:data-pilot-member table:name="0,686" table:display="true" table:show-details="true"/>
                <table:data-pilot-member table:name="0,687" table:display="true" table:show-details="true"/>
                <table:data-pilot-member table:name="0,688" table:display="true" table:show-details="true"/>
                <table:data-pilot-member table:name="0,689" table:display="true" table:show-details="true"/>
                <table:data-pilot-member table:name="0,69" table:display="true" table:show-details="true"/>
                <table:data-pilot-member table:name="0,691" table:display="true" table:show-details="true"/>
                <table:data-pilot-member table:name="0,692" table:display="true" table:show-details="true"/>
                <table:data-pilot-member table:name="0,693" table:display="true" table:show-details="true"/>
                <table:data-pilot-member table:name="0,694" table:display="true" table:show-details="true"/>
                <table:data-pilot-member table:name="0,695" table:display="true" table:show-details="true"/>
                <table:data-pilot-member table:name="0,696" table:display="true" table:show-details="true"/>
                <table:data-pilot-member table:name="0,697" table:display="true" table:show-details="true"/>
                <table:data-pilot-member table:name="0,698" table:display="true" table:show-details="true"/>
                <table:data-pilot-member table:name="0,699" table:display="true" table:show-details="true"/>
                <table:data-pilot-member table:name="0,7" table:display="true" table:show-details="true"/>
                <table:data-pilot-member table:name="0,701" table:display="true" table:show-details="true"/>
                <table:data-pilot-member table:name="0,702" table:display="true" table:show-details="true"/>
                <table:data-pilot-member table:name="0,703" table:display="true" table:show-details="true"/>
                <table:data-pilot-member table:name="0,704" table:display="true" table:show-details="true"/>
                <table:data-pilot-member table:name="0,705" table:display="true" table:show-details="true"/>
                <table:data-pilot-member table:name="0,706" table:display="true" table:show-details="true"/>
                <table:data-pilot-member table:name="0,707" table:display="true" table:show-details="true"/>
                <table:data-pilot-member table:name="0,708" table:display="true" table:show-details="true"/>
                <table:data-pilot-member table:name="0,709" table:display="true" table:show-details="true"/>
                <table:data-pilot-member table:name="0,71" table:display="true" table:show-details="true"/>
                <table:data-pilot-member table:name="0,711" table:display="true" table:show-details="true"/>
                <table:data-pilot-member table:name="0,712" table:display="true" table:show-details="true"/>
                <table:data-pilot-member table:name="0,713" table:display="true" table:show-details="true"/>
                <table:data-pilot-member table:name="0,714" table:display="true" table:show-details="true"/>
                <table:data-pilot-member table:name="0,715" table:display="true" table:show-details="true"/>
                <table:data-pilot-member table:name="0,716" table:display="true" table:show-details="true"/>
                <table:data-pilot-member table:name="0,717" table:display="true" table:show-details="true"/>
                <table:data-pilot-member table:name="0,718" table:display="true" table:show-details="true"/>
                <table:data-pilot-member table:name="0,719" table:display="true" table:show-details="true"/>
                <table:data-pilot-member table:name="0,72" table:display="true" table:show-details="true"/>
                <table:data-pilot-member table:name="0,721" table:display="true" table:show-details="true"/>
                <table:data-pilot-member table:name="0,722" table:display="true" table:show-details="true"/>
                <table:data-pilot-member table:name="0,723" table:display="true" table:show-details="true"/>
                <table:data-pilot-member table:name="0,724" table:display="true" table:show-details="true"/>
                <table:data-pilot-member table:name="0,725" table:display="true" table:show-details="true"/>
                <table:data-pilot-member table:name="0,726" table:display="true" table:show-details="true"/>
                <table:data-pilot-member table:name="0,727" table:display="true" table:show-details="true"/>
                <table:data-pilot-member table:name="0,728" table:display="true" table:show-details="true"/>
                <table:data-pilot-member table:name="0,729" table:display="true" table:show-details="true"/>
                <table:data-pilot-member table:name="0,73" table:display="true" table:show-details="true"/>
                <table:data-pilot-member table:name="0,731" table:display="true" table:show-details="true"/>
                <table:data-pilot-member table:name="0,732" table:display="true" table:show-details="true"/>
                <table:data-pilot-member table:name="0,733" table:display="true" table:show-details="true"/>
                <table:data-pilot-member table:name="0,734" table:display="true" table:show-details="true"/>
                <table:data-pilot-member table:name="0,735" table:display="true" table:show-details="true"/>
                <table:data-pilot-member table:name="0,736" table:display="true" table:show-details="true"/>
                <table:data-pilot-member table:name="0,737" table:display="true" table:show-details="true"/>
                <table:data-pilot-member table:name="0,738" table:display="true" table:show-details="true"/>
                <table:data-pilot-member table:name="0,739" table:display="true" table:show-details="true"/>
                <table:data-pilot-member table:name="0,74" table:display="true" table:show-details="true"/>
                <table:data-pilot-member table:name="0,741" table:display="true" table:show-details="true"/>
                <table:data-pilot-member table:name="0,742" table:display="true" table:show-details="true"/>
                <table:data-pilot-member table:name="0,743" table:display="true" table:show-details="true"/>
                <table:data-pilot-member table:name="0,744" table:display="true" table:show-details="true"/>
                <table:data-pilot-member table:name="0,745" table:display="true" table:show-details="true"/>
                <table:data-pilot-member table:name="0,746" table:display="true" table:show-details="true"/>
                <table:data-pilot-member table:name="0,747" table:display="true" table:show-details="true"/>
                <table:data-pilot-member table:name="0,748" table:display="true" table:show-details="true"/>
                <table:data-pilot-member table:name="0,749" table:display="true" table:show-details="true"/>
                <table:data-pilot-member table:name="0,75" table:display="true" table:show-details="true"/>
                <table:data-pilot-member table:name="0,751" table:display="true" table:show-details="true"/>
                <table:data-pilot-member table:name="0,752" table:display="true" table:show-details="true"/>
                <table:data-pilot-member table:name="0,753" table:display="true" table:show-details="true"/>
                <table:data-pilot-member table:name="0,754" table:display="true" table:show-details="true"/>
                <table:data-pilot-member table:name="0,755" table:display="true" table:show-details="true"/>
                <table:data-pilot-member table:name="0,756" table:display="true" table:show-details="true"/>
                <table:data-pilot-member table:name="0,757" table:display="true" table:show-details="true"/>
                <table:data-pilot-member table:name="0,758" table:display="true" table:show-details="true"/>
                <table:data-pilot-member table:name="0,759" table:display="true" table:show-details="true"/>
                <table:data-pilot-member table:name="0,76" table:display="true" table:show-details="true"/>
                <table:data-pilot-member table:name="0,761" table:display="true" table:show-details="true"/>
                <table:data-pilot-member table:name="0,762" table:display="true" table:show-details="true"/>
                <table:data-pilot-member table:name="0,763" table:display="true" table:show-details="true"/>
                <table:data-pilot-member table:name="0,764" table:display="true" table:show-details="true"/>
                <table:data-pilot-member table:name="0,765" table:display="true" table:show-details="true"/>
                <table:data-pilot-member table:name="0,766" table:display="true" table:show-details="true"/>
                <table:data-pilot-member table:name="0,767" table:display="true" table:show-details="true"/>
                <table:data-pilot-member table:name="0,768" table:display="true" table:show-details="true"/>
                <table:data-pilot-member table:name="0,769" table:display="true" table:show-details="true"/>
                <table:data-pilot-member table:name="0,77" table:display="true" table:show-details="true"/>
                <table:data-pilot-member table:name="0,771" table:display="true" table:show-details="true"/>
                <table:data-pilot-member table:name="0,772" table:display="true" table:show-details="true"/>
                <table:data-pilot-member table:name="0,773" table:display="true" table:show-details="true"/>
                <table:data-pilot-member table:name="0,774" table:display="true" table:show-details="true"/>
                <table:data-pilot-member table:name="0,775" table:display="true" table:show-details="true"/>
                <table:data-pilot-member table:name="0,776" table:display="true" table:show-details="true"/>
                <table:data-pilot-member table:name="0,777" table:display="true" table:show-details="true"/>
                <table:data-pilot-member table:name="0,778" table:display="true" table:show-details="true"/>
                <table:data-pilot-member table:name="0,779" table:display="true" table:show-details="true"/>
                <table:data-pilot-member table:name="0,78" table:display="true" table:show-details="true"/>
                <table:data-pilot-member table:name="0,781" table:display="true" table:show-details="true"/>
                <table:data-pilot-member table:name="0,782" table:display="true" table:show-details="true"/>
                <table:data-pilot-member table:name="0,783" table:display="true" table:show-details="true"/>
                <table:data-pilot-member table:name="0,784" table:display="true" table:show-details="true"/>
                <table:data-pilot-member table:name="0,785" table:display="true" table:show-details="true"/>
                <table:data-pilot-member table:name="0,786" table:display="true" table:show-details="true"/>
                <table:data-pilot-member table:name="0,787" table:display="true" table:show-details="true"/>
                <table:data-pilot-member table:name="0,788" table:display="true" table:show-details="true"/>
                <table:data-pilot-member table:name="0,789" table:display="true" table:show-details="true"/>
                <table:data-pilot-member table:name="0,79" table:display="true" table:show-details="true"/>
                <table:data-pilot-member table:name="0,791" table:display="true" table:show-details="true"/>
                <table:data-pilot-member table:name="0,792" table:display="true" table:show-details="true"/>
                <table:data-pilot-member table:name="0,793" table:display="true" table:show-details="true"/>
                <table:data-pilot-member table:name="0,794" table:display="true" table:show-details="true"/>
                <table:data-pilot-member table:name="0,795" table:display="true" table:show-details="true"/>
                <table:data-pilot-member table:name="0,796" table:display="true" table:show-details="true"/>
                <table:data-pilot-member table:name="0,797" table:display="true" table:show-details="true"/>
                <table:data-pilot-member table:name="0,798" table:display="true" table:show-details="true"/>
                <table:data-pilot-member table:name="0,799" table:display="true" table:show-details="true"/>
                <table:data-pilot-member table:name="0,8" table:display="true" table:show-details="true"/>
                <table:data-pilot-member table:name="0,801" table:display="true" table:show-details="true"/>
                <table:data-pilot-member table:name="0,802" table:display="true" table:show-details="true"/>
                <table:data-pilot-member table:name="0,803" table:display="true" table:show-details="true"/>
                <table:data-pilot-member table:name="0,804" table:display="true" table:show-details="true"/>
                <table:data-pilot-member table:name="0,805" table:display="true" table:show-details="true"/>
                <table:data-pilot-member table:name="0,806" table:display="true" table:show-details="true"/>
                <table:data-pilot-member table:name="0,807" table:display="true" table:show-details="true"/>
                <table:data-pilot-member table:name="0,808" table:display="true" table:show-details="true"/>
                <table:data-pilot-member table:name="0,809" table:display="true" table:show-details="true"/>
                <table:data-pilot-member table:name="0,81" table:display="true" table:show-details="true"/>
                <table:data-pilot-member table:name="0,811" table:display="true" table:show-details="true"/>
                <table:data-pilot-member table:name="0,812" table:display="true" table:show-details="true"/>
                <table:data-pilot-member table:name="0,813" table:display="true" table:show-details="true"/>
                <table:data-pilot-member table:name="0,814" table:display="true" table:show-details="true"/>
                <table:data-pilot-member table:name="0,815" table:display="true" table:show-details="true"/>
                <table:data-pilot-member table:name="0,816" table:display="true" table:show-details="true"/>
                <table:data-pilot-member table:name="0,817" table:display="true" table:show-details="true"/>
                <table:data-pilot-member table:name="0,818" table:display="true" table:show-details="true"/>
                <table:data-pilot-member table:name="0,819" table:display="true" table:show-details="true"/>
                <table:data-pilot-member table:name="0,82" table:display="true" table:show-details="true"/>
                <table:data-pilot-member table:name="0,821" table:display="true" table:show-details="true"/>
                <table:data-pilot-member table:name="0,822" table:display="true" table:show-details="true"/>
                <table:data-pilot-member table:name="0,823" table:display="true" table:show-details="true"/>
                <table:data-pilot-member table:name="0,824" table:display="true" table:show-details="true"/>
                <table:data-pilot-member table:name="0,825" table:display="true" table:show-details="true"/>
                <table:data-pilot-member table:name="0,826" table:display="true" table:show-details="true"/>
                <table:data-pilot-member table:name="0,827" table:display="true" table:show-details="true"/>
                <table:data-pilot-member table:name="0,828" table:display="true" table:show-details="true"/>
                <table:data-pilot-member table:name="0,829" table:display="true" table:show-details="true"/>
                <table:data-pilot-member table:name="0,83" table:display="true" table:show-details="true"/>
                <table:data-pilot-member table:name="0,831" table:display="true" table:show-details="true"/>
                <table:data-pilot-member table:name="0,832" table:display="true" table:show-details="true"/>
                <table:data-pilot-member table:name="0,833" table:display="true" table:show-details="true"/>
                <table:data-pilot-member table:name="0,834" table:display="true" table:show-details="true"/>
                <table:data-pilot-member table:name="0,835" table:display="true" table:show-details="true"/>
                <table:data-pilot-member table:name="0,836" table:display="true" table:show-details="true"/>
                <table:data-pilot-member table:name="0,837" table:display="true" table:show-details="true"/>
                <table:data-pilot-member table:name="0,838" table:display="true" table:show-details="true"/>
                <table:data-pilot-member table:name="0,839" table:display="true" table:show-details="true"/>
                <table:data-pilot-member table:name="0,84" table:display="true" table:show-details="true"/>
                <table:data-pilot-member table:name="0,841" table:display="true" table:show-details="true"/>
                <table:data-pilot-member table:name="0,842" table:display="true" table:show-details="true"/>
                <table:data-pilot-member table:name="0,843" table:display="true" table:show-details="true"/>
                <table:data-pilot-member table:name="0,844" table:display="true" table:show-details="true"/>
                <table:data-pilot-member table:name="0,845" table:display="true" table:show-details="true"/>
                <table:data-pilot-member table:name="0,846" table:display="true" table:show-details="true"/>
                <table:data-pilot-member table:name="0,847" table:display="true" table:show-details="true"/>
                <table:data-pilot-member table:name="0,848" table:display="true" table:show-details="true"/>
                <table:data-pilot-member table:name="0,849" table:display="true" table:show-details="true"/>
                <table:data-pilot-member table:name="0,85" table:display="true" table:show-details="true"/>
                <table:data-pilot-member table:name="0,851" table:display="true" table:show-details="true"/>
                <table:data-pilot-member table:name="0,852" table:display="true" table:show-details="true"/>
                <table:data-pilot-member table:name="0,853" table:display="true" table:show-details="true"/>
                <table:data-pilot-member table:name="0,854" table:display="true" table:show-details="true"/>
                <table:data-pilot-member table:name="0,855" table:display="true" table:show-details="true"/>
                <table:data-pilot-member table:name="0,856" table:display="true" table:show-details="true"/>
                <table:data-pilot-member table:name="0,857" table:display="true" table:show-details="true"/>
                <table:data-pilot-member table:name="0,858" table:display="true" table:show-details="true"/>
                <table:data-pilot-member table:name="0,859" table:display="true" table:show-details="true"/>
                <table:data-pilot-member table:name="0,86" table:display="true" table:show-details="true"/>
                <table:data-pilot-member table:name="0,861" table:display="true" table:show-details="true"/>
                <table:data-pilot-member table:name="0,862" table:display="true" table:show-details="true"/>
                <table:data-pilot-member table:name="0,863" table:display="true" table:show-details="true"/>
                <table:data-pilot-member table:name="0,864" table:display="true" table:show-details="true"/>
                <table:data-pilot-member table:name="0,865" table:display="true" table:show-details="true"/>
                <table:data-pilot-member table:name="0,866" table:display="true" table:show-details="true"/>
                <table:data-pilot-member table:name="0,867" table:display="true" table:show-details="true"/>
                <table:data-pilot-member table:name="0,868" table:display="true" table:show-details="true"/>
                <table:data-pilot-member table:name="0,869" table:display="true" table:show-details="true"/>
                <table:data-pilot-member table:name="0,87" table:display="true" table:show-details="true"/>
                <table:data-pilot-member table:name="0,871" table:display="true" table:show-details="true"/>
                <table:data-pilot-member table:name="0,872" table:display="true" table:show-details="true"/>
                <table:data-pilot-member table:name="0,873" table:display="true" table:show-details="true"/>
                <table:data-pilot-member table:name="0,874" table:display="true" table:show-details="true"/>
                <table:data-pilot-member table:name="0,875" table:display="true" table:show-details="true"/>
                <table:data-pilot-member table:name="0,876" table:display="true" table:show-details="true"/>
                <table:data-pilot-member table:name="0,877" table:display="true" table:show-details="true"/>
                <table:data-pilot-member table:name="0,878" table:display="true" table:show-details="true"/>
                <table:data-pilot-member table:name="0,879" table:display="true" table:show-details="true"/>
                <table:data-pilot-member table:name="0,88" table:display="true" table:show-details="true"/>
                <table:data-pilot-member table:name="0,881" table:display="true" table:show-details="true"/>
                <table:data-pilot-member table:name="0,882" table:display="true" table:show-details="true"/>
                <table:data-pilot-member table:name="0,883" table:display="true" table:show-details="true"/>
                <table:data-pilot-member table:name="0,884" table:display="true" table:show-details="true"/>
                <table:data-pilot-member table:name="0,885" table:display="true" table:show-details="true"/>
                <table:data-pilot-member table:name="0,886" table:display="true" table:show-details="true"/>
                <table:data-pilot-member table:name="0,887" table:display="true" table:show-details="true"/>
                <table:data-pilot-member table:name="0,888" table:display="true" table:show-details="true"/>
                <table:data-pilot-member table:name="0,889" table:display="true" table:show-details="true"/>
                <table:data-pilot-member table:name="0,89" table:display="true" table:show-details="true"/>
                <table:data-pilot-member table:name="0,891" table:display="true" table:show-details="true"/>
                <table:data-pilot-member table:name="0,892" table:display="true" table:show-details="true"/>
                <table:data-pilot-member table:name="0,893" table:display="true" table:show-details="true"/>
                <table:data-pilot-member table:name="0,894" table:display="true" table:show-details="true"/>
                <table:data-pilot-member table:name="0,895" table:display="true" table:show-details="true"/>
                <table:data-pilot-member table:name="0,896" table:display="true" table:show-details="true"/>
                <table:data-pilot-member table:name="0,897" table:display="true" table:show-details="true"/>
                <table:data-pilot-member table:name="0,898" table:display="true" table:show-details="true"/>
                <table:data-pilot-member table:name="0,899" table:display="true" table:show-details="true"/>
                <table:data-pilot-member table:name="0,9" table:display="true" table:show-details="true"/>
                <table:data-pilot-member table:name="0,901" table:display="true" table:show-details="true"/>
                <table:data-pilot-member table:name="0,902" table:display="true" table:show-details="true"/>
                <table:data-pilot-member table:name="0,903" table:display="true" table:show-details="true"/>
                <table:data-pilot-member table:name="0,904" table:display="true" table:show-details="true"/>
                <table:data-pilot-member table:name="0,905" table:display="true" table:show-details="true"/>
                <table:data-pilot-member table:name="0,906" table:display="true" table:show-details="true"/>
                <table:data-pilot-member table:name="0,907" table:display="true" table:show-details="true"/>
                <table:data-pilot-member table:name="0,908" table:display="true" table:show-details="true"/>
                <table:data-pilot-member table:name="0,909" table:display="true" table:show-details="true"/>
                <table:data-pilot-member table:name="0,91" table:display="true" table:show-details="true"/>
                <table:data-pilot-member table:name="0,911" table:display="true" table:show-details="true"/>
                <table:data-pilot-member table:name="0,912" table:display="true" table:show-details="true"/>
                <table:data-pilot-member table:name="0,913" table:display="true" table:show-details="true"/>
                <table:data-pilot-member table:name="0,914" table:display="true" table:show-details="true"/>
                <table:data-pilot-member table:name="0,915" table:display="true" table:show-details="true"/>
                <table:data-pilot-member table:name="0,916" table:display="true" table:show-details="true"/>
                <table:data-pilot-member table:name="0,917" table:display="true" table:show-details="true"/>
                <table:data-pilot-member table:name="0,918" table:display="true" table:show-details="true"/>
                <table:data-pilot-member table:name="0,919" table:display="true" table:show-details="true"/>
                <table:data-pilot-member table:name="0,92" table:display="true" table:show-details="true"/>
                <table:data-pilot-member table:name="0,921" table:display="true" table:show-details="true"/>
                <table:data-pilot-member table:name="0,922" table:display="true" table:show-details="true"/>
                <table:data-pilot-member table:name="0,923" table:display="true" table:show-details="true"/>
                <table:data-pilot-member table:name="0,924" table:display="true" table:show-details="true"/>
                <table:data-pilot-member table:name="0,925" table:display="true" table:show-details="true"/>
                <table:data-pilot-member table:name="0,926" table:display="true" table:show-details="true"/>
                <table:data-pilot-member table:name="0,927" table:display="true" table:show-details="true"/>
                <table:data-pilot-member table:name="0,928" table:display="true" table:show-details="true"/>
                <table:data-pilot-member table:name="0,929" table:display="true" table:show-details="true"/>
                <table:data-pilot-member table:name="0,93" table:display="true" table:show-details="true"/>
                <table:data-pilot-member table:name="0,931" table:display="true" table:show-details="true"/>
                <table:data-pilot-member table:name="0,932" table:display="true" table:show-details="true"/>
                <table:data-pilot-member table:name="0,933" table:display="true" table:show-details="true"/>
                <table:data-pilot-member table:name="0,934" table:display="true" table:show-details="true"/>
                <table:data-pilot-member table:name="0,935" table:display="true" table:show-details="true"/>
                <table:data-pilot-member table:name="0,936" table:display="true" table:show-details="true"/>
                <table:data-pilot-member table:name="0,937" table:display="true" table:show-details="true"/>
                <table:data-pilot-member table:name="0,938" table:display="true" table:show-details="true"/>
                <table:data-pilot-member table:name="0,939" table:display="true" table:show-details="true"/>
                <table:data-pilot-member table:name="0,94" table:display="true" table:show-details="true"/>
                <table:data-pilot-member table:name="0,941" table:display="true" table:show-details="true"/>
                <table:data-pilot-member table:name="0,942" table:display="true" table:show-details="true"/>
                <table:data-pilot-member table:name="0,943" table:display="true" table:show-details="true"/>
                <table:data-pilot-member table:name="0,944" table:display="true" table:show-details="true"/>
                <table:data-pilot-member table:name="0,945" table:display="true" table:show-details="true"/>
                <table:data-pilot-member table:name="0,946" table:display="true" table:show-details="true"/>
                <table:data-pilot-member table:name="0,947" table:display="true" table:show-details="true"/>
                <table:data-pilot-member table:name="0,948" table:display="true" table:show-details="true"/>
                <table:data-pilot-member table:name="0,949" table:display="true" table:show-details="true"/>
                <table:data-pilot-member table:name="0,95" table:display="true" table:show-details="true"/>
                <table:data-pilot-member table:name="0,951" table:display="true" table:show-details="true"/>
                <table:data-pilot-member table:name="0,952" table:display="true" table:show-details="true"/>
                <table:data-pilot-member table:name="0,953" table:display="true" table:show-details="true"/>
                <table:data-pilot-member table:name="0,954" table:display="true" table:show-details="true"/>
                <table:data-pilot-member table:name="0,955" table:display="true" table:show-details="true"/>
                <table:data-pilot-member table:name="0,956" table:display="true" table:show-details="true"/>
                <table:data-pilot-member table:name="0,957" table:display="true" table:show-details="true"/>
                <table:data-pilot-member table:name="0,958" table:display="true" table:show-details="true"/>
                <table:data-pilot-member table:name="0,959" table:display="true" table:show-details="true"/>
                <table:data-pilot-member table:name="0,96" table:display="true" table:show-details="true"/>
                <table:data-pilot-member table:name="0,961" table:display="true" table:show-details="true"/>
                <table:data-pilot-member table:name="0,962" table:display="true" table:show-details="true"/>
                <table:data-pilot-member table:name="0,963" table:display="true" table:show-details="true"/>
                <table:data-pilot-member table:name="0,964" table:display="true" table:show-details="true"/>
                <table:data-pilot-member table:name="0,965" table:display="true" table:show-details="true"/>
                <table:data-pilot-member table:name="0,966" table:display="true" table:show-details="true"/>
                <table:data-pilot-member table:name="0,967" table:display="true" table:show-details="true"/>
                <table:data-pilot-member table:name="0,968" table:display="true" table:show-details="true"/>
                <table:data-pilot-member table:name="0,969" table:display="true" table:show-details="true"/>
                <table:data-pilot-member table:name="0,97" table:display="true" table:show-details="true"/>
                <table:data-pilot-member table:name="0,971" table:display="true" table:show-details="true"/>
                <table:data-pilot-member table:name="0,972" table:display="true" table:show-details="true"/>
                <table:data-pilot-member table:name="0,973" table:display="true" table:show-details="true"/>
                <table:data-pilot-member table:name="0,974" table:display="true" table:show-details="true"/>
                <table:data-pilot-member table:name="0,975" table:display="true" table:show-details="true"/>
                <table:data-pilot-member table:name="0,976" table:display="true" table:show-details="true"/>
                <table:data-pilot-member table:name="0,977" table:display="true" table:show-details="true"/>
                <table:data-pilot-member table:name="0,978" table:display="true" table:show-details="true"/>
                <table:data-pilot-member table:name="0,979" table:display="true" table:show-details="true"/>
                <table:data-pilot-member table:name="0,98" table:display="true" table:show-details="true"/>
                <table:data-pilot-member table:name="0,981" table:display="true" table:show-details="true"/>
                <table:data-pilot-member table:name="0,982" table:display="true" table:show-details="true"/>
                <table:data-pilot-member table:name="0,983" table:display="true" table:show-details="true"/>
                <table:data-pilot-member table:name="0,984" table:display="true" table:show-details="true"/>
                <table:data-pilot-member table:name="0,985" table:display="true" table:show-details="true"/>
                <table:data-pilot-member table:name="0,986" table:display="true" table:show-details="true"/>
                <table:data-pilot-member table:name="0,987" table:display="true" table:show-details="true"/>
                <table:data-pilot-member table:name="0,988" table:display="true" table:show-details="true"/>
                <table:data-pilot-member table:name="0,989" table:display="true" table:show-details="true"/>
                <table:data-pilot-member table:name="0,99" table:display="true" table:show-details="true"/>
                <table:data-pilot-member table:name="0,991" table:display="true" table:show-details="true"/>
                <table:data-pilot-member table:name="0,992" table:display="true" table:show-details="true"/>
                <table:data-pilot-member table:name="0,993" table:display="true" table:show-details="true"/>
                <table:data-pilot-member table:name="0,994" table:display="true" table:show-details="true"/>
                <table:data-pilot-member table:name="0,995" table:display="true" table:show-details="true"/>
                <table:data-pilot-member table:name="0,996" table:display="true" table:show-details="true"/>
                <table:data-pilot-member table:name="0,997" table:display="true" table:show-details="true"/>
                <table:data-pilot-member table:name="0,998" table:display="true" table:show-details="true"/>
                <table:data-pilot-member table:name="0,999" table:display="true" table:show-details="true"/>
                <table:data-pilot-member table:name="1" table:display="true" table:show-details="true"/>
                <table:data-pilot-member table:name="1,001" table:display="true" table:show-details="true"/>
                <table:data-pilot-member table:name="1,002" table:display="true" table:show-details="true"/>
                <table:data-pilot-member table:name="1,003" table:display="true" table:show-details="true"/>
                <table:data-pilot-member table:name="1,004" table:display="true" table:show-details="true"/>
                <table:data-pilot-member table:name="1,005" table:display="true" table:show-details="true"/>
                <table:data-pilot-member table:name="1,006" table:display="true" table:show-details="true"/>
                <table:data-pilot-member table:name="1,007" table:display="true" table:show-details="true"/>
                <table:data-pilot-member table:name="1,008" table:display="true" table:show-details="true"/>
                <table:data-pilot-member table:name="1,009" table:display="true" table:show-details="true"/>
                <table:data-pilot-member table:name="1,01" table:display="true" table:show-details="true"/>
                <table:data-pilot-member table:name="1,011" table:display="true" table:show-details="true"/>
                <table:data-pilot-member table:name="1,012" table:display="true" table:show-details="true"/>
                <table:data-pilot-member table:name="1,013" table:display="true" table:show-details="true"/>
                <table:data-pilot-member table:name="1,014" table:display="true" table:show-details="true"/>
                <table:data-pilot-member table:name="1,015" table:display="true" table:show-details="true"/>
                <table:data-pilot-member table:name="1,016" table:display="true" table:show-details="true"/>
                <table:data-pilot-member table:name="1,017" table:display="true" table:show-details="true"/>
                <table:data-pilot-member table:name="1,018" table:display="true" table:show-details="true"/>
                <table:data-pilot-member table:name="1,019" table:display="true" table:show-details="true"/>
                <table:data-pilot-member table:name="1,02" table:display="true" table:show-details="true"/>
                <table:data-pilot-member table:name="1,021" table:display="true" table:show-details="true"/>
                <table:data-pilot-member table:name="1,022" table:display="true" table:show-details="true"/>
                <table:data-pilot-member table:name="1,023" table:display="true" table:show-details="true"/>
                <table:data-pilot-member table:name="1,024" table:display="true" table:show-details="true"/>
                <table:data-pilot-member table:name="1,025" table:display="true" table:show-details="true"/>
                <table:data-pilot-member table:name="1,026" table:display="true" table:show-details="true"/>
                <table:data-pilot-member table:name="1,027" table:display="true" table:show-details="true"/>
                <table:data-pilot-member table:name="1,028" table:display="true" table:show-details="true"/>
                <table:data-pilot-member table:name="1,029" table:display="true" table:show-details="true"/>
                <table:data-pilot-member table:name="1,03" table:display="true" table:show-details="true"/>
                <table:data-pilot-member table:name="1,031" table:display="true" table:show-details="true"/>
                <table:data-pilot-member table:name="1,032" table:display="true" table:show-details="true"/>
                <table:data-pilot-member table:name="1,033" table:display="true" table:show-details="true"/>
                <table:data-pilot-member table:name="1,034" table:display="true" table:show-details="true"/>
                <table:data-pilot-member table:name="1,035" table:display="true" table:show-details="true"/>
                <table:data-pilot-member table:name="1,036" table:display="true" table:show-details="true"/>
                <table:data-pilot-member table:name="1,037" table:display="true" table:show-details="true"/>
                <table:data-pilot-member table:name="1,038" table:display="true" table:show-details="true"/>
                <table:data-pilot-member table:name="1,039" table:display="true" table:show-details="true"/>
                <table:data-pilot-member table:name="1,04" table:display="true" table:show-details="true"/>
                <table:data-pilot-member table:name="1,041" table:display="true" table:show-details="true"/>
                <table:data-pilot-member table:name="1,042" table:display="true" table:show-details="true"/>
                <table:data-pilot-member table:name="1,043" table:display="true" table:show-details="true"/>
                <table:data-pilot-member table:name="1,044" table:display="true" table:show-details="true"/>
                <table:data-pilot-member table:name="1,045" table:display="true" table:show-details="true"/>
                <table:data-pilot-member table:name="1,046" table:display="true" table:show-details="true"/>
                <table:data-pilot-member table:name="1,047" table:display="true" table:show-details="true"/>
                <table:data-pilot-member table:name="1,048" table:display="true" table:show-details="true"/>
                <table:data-pilot-member table:name="1,049" table:display="true" table:show-details="true"/>
                <table:data-pilot-member table:name="1,05" table:display="true" table:show-details="true"/>
                <table:data-pilot-member table:name="1,051" table:display="true" table:show-details="true"/>
                <table:data-pilot-member table:name="1,052" table:display="true" table:show-details="true"/>
                <table:data-pilot-member table:name="1,053" table:display="true" table:show-details="true"/>
                <table:data-pilot-member table:name="1,054" table:display="true" table:show-details="true"/>
                <table:data-pilot-member table:name="1,055" table:display="true" table:show-details="true"/>
                <table:data-pilot-member table:name="1,056" table:display="true" table:show-details="true"/>
                <table:data-pilot-member table:name="1,057" table:display="true" table:show-details="true"/>
                <table:data-pilot-member table:name="1,058" table:display="true" table:show-details="true"/>
                <table:data-pilot-member table:name="1,059" table:display="true" table:show-details="true"/>
                <table:data-pilot-member table:name="1,06" table:display="true" table:show-details="true"/>
                <table:data-pilot-member table:name="1,061" table:display="true" table:show-details="true"/>
                <table:data-pilot-member table:name="1,062" table:display="true" table:show-details="true"/>
                <table:data-pilot-member table:name="1,063" table:display="true" table:show-details="true"/>
                <table:data-pilot-member table:name="1,064" table:display="true" table:show-details="true"/>
                <table:data-pilot-member table:name="1,065" table:display="true" table:show-details="true"/>
                <table:data-pilot-member table:name="1,066" table:display="true" table:show-details="true"/>
                <table:data-pilot-member table:name="1,067" table:display="true" table:show-details="true"/>
                <table:data-pilot-member table:name="1,068" table:display="true" table:show-details="true"/>
                <table:data-pilot-member table:name="1,069" table:display="true" table:show-details="true"/>
                <table:data-pilot-member table:name="1,07" table:display="true" table:show-details="true"/>
                <table:data-pilot-member table:name="1,071" table:display="true" table:show-details="true"/>
                <table:data-pilot-member table:name="1,072" table:display="true" table:show-details="true"/>
                <table:data-pilot-member table:name="1,073" table:display="true" table:show-details="true"/>
                <table:data-pilot-member table:name="1,074" table:display="true" table:show-details="true"/>
                <table:data-pilot-member table:name="1,075" table:display="true" table:show-details="true"/>
                <table:data-pilot-member table:name="1,076" table:display="true" table:show-details="true"/>
                <table:data-pilot-member table:name="1,077" table:display="true" table:show-details="true"/>
                <table:data-pilot-member table:name="1,078" table:display="true" table:show-details="true"/>
                <table:data-pilot-member table:name="1,079" table:display="true" table:show-details="true"/>
                <table:data-pilot-member table:name="1,08" table:display="true" table:show-details="true"/>
                <table:data-pilot-member table:name="1,081" table:display="true" table:show-details="true"/>
                <table:data-pilot-member table:name="1,082" table:display="true" table:show-details="true"/>
                <table:data-pilot-member table:name="1,083" table:display="true" table:show-details="true"/>
                <table:data-pilot-member table:name="1,084" table:display="true" table:show-details="true"/>
                <table:data-pilot-member table:name="1,085" table:display="true" table:show-details="true"/>
                <table:data-pilot-member table:name="1,086" table:display="true" table:show-details="true"/>
                <table:data-pilot-member table:name="1,087" table:display="true" table:show-details="true"/>
                <table:data-pilot-member table:name="1,088" table:display="true" table:show-details="true"/>
                <table:data-pilot-member table:name="1,089" table:display="true" table:show-details="true"/>
                <table:data-pilot-member table:name="1,09" table:display="true" table:show-details="true"/>
                <table:data-pilot-member table:name="1,091" table:display="true" table:show-details="true"/>
                <table:data-pilot-member table:name="1,092" table:display="true" table:show-details="true"/>
                <table:data-pilot-member table:name="1,093" table:display="true" table:show-details="true"/>
                <table:data-pilot-member table:name="1,094" table:display="true" table:show-details="true"/>
                <table:data-pilot-member table:name="1,095" table:display="true" table:show-details="true"/>
                <table:data-pilot-member table:name="1,096" table:display="true" table:show-details="true"/>
                <table:data-pilot-member table:name="1,097" table:display="true" table:show-details="true"/>
                <table:data-pilot-member table:name="1,098" table:display="true" table:show-details="true"/>
                <table:data-pilot-member table:name="1,099" table:display="true" table:show-details="true"/>
                <table:data-pilot-member table:name="1,1" table:display="true" table:show-details="true"/>
                <table:data-pilot-member table:name="1,101" table:display="true" table:show-details="true"/>
                <table:data-pilot-member table:name="1,102" table:display="true" table:show-details="true"/>
                <table:data-pilot-member table:name="1,103" table:display="true" table:show-details="true"/>
                <table:data-pilot-member table:name="1,104" table:display="true" table:show-details="true"/>
                <table:data-pilot-member table:name="1,105" table:display="true" table:show-details="true"/>
                <table:data-pilot-member table:name="1,106" table:display="true" table:show-details="true"/>
                <table:data-pilot-member table:name="1,107" table:display="true" table:show-details="true"/>
                <table:data-pilot-member table:name="1,108" table:display="true" table:show-details="true"/>
                <table:data-pilot-member table:name="1,109" table:display="true" table:show-details="true"/>
                <table:data-pilot-member table:name="1,11" table:display="true" table:show-details="true"/>
                <table:data-pilot-member table:name="1,111" table:display="true" table:show-details="true"/>
                <table:data-pilot-member table:name="1,112" table:display="true" table:show-details="true"/>
                <table:data-pilot-member table:name="1,113" table:display="true" table:show-details="true"/>
                <table:data-pilot-member table:name="1,114" table:display="true" table:show-details="true"/>
                <table:data-pilot-member table:name="1,115" table:display="true" table:show-details="true"/>
                <table:data-pilot-member table:name="1,116" table:display="true" table:show-details="true"/>
                <table:data-pilot-member table:name="1,117" table:display="true" table:show-details="true"/>
                <table:data-pilot-member table:name="1,118" table:display="true" table:show-details="true"/>
                <table:data-pilot-member table:name="1,119" table:display="true" table:show-details="true"/>
                <table:data-pilot-member table:name="1,12" table:display="true" table:show-details="true"/>
                <table:data-pilot-member table:name="1,121" table:display="true" table:show-details="true"/>
                <table:data-pilot-member table:name="1,122" table:display="true" table:show-details="true"/>
                <table:data-pilot-member table:name="1,123" table:display="true" table:show-details="true"/>
                <table:data-pilot-member table:name="1,124" table:display="true" table:show-details="true"/>
                <table:data-pilot-member table:name="1,125" table:display="true" table:show-details="true"/>
                <table:data-pilot-member table:name="1,126" table:display="true" table:show-details="true"/>
                <table:data-pilot-member table:name="1,127" table:display="true" table:show-details="true"/>
                <table:data-pilot-member table:name="1,128" table:display="true" table:show-details="true"/>
                <table:data-pilot-member table:name="1,129" table:display="true" table:show-details="true"/>
                <table:data-pilot-member table:name="1,13" table:display="true" table:show-details="true"/>
                <table:data-pilot-member table:name="1,131" table:display="true" table:show-details="true"/>
                <table:data-pilot-member table:name="1,132" table:display="true" table:show-details="true"/>
                <table:data-pilot-member table:name="1,133" table:display="true" table:show-details="true"/>
                <table:data-pilot-member table:name="1,134" table:display="true" table:show-details="true"/>
                <table:data-pilot-member table:name="1,135" table:display="true" table:show-details="true"/>
                <table:data-pilot-member table:name="1,136" table:display="true" table:show-details="true"/>
                <table:data-pilot-member table:name="1,137" table:display="true" table:show-details="true"/>
                <table:data-pilot-member table:name="1,138" table:display="true" table:show-details="true"/>
                <table:data-pilot-member table:name="1,139" table:display="true" table:show-details="true"/>
                <table:data-pilot-member table:name="1,14" table:display="true" table:show-details="true"/>
                <table:data-pilot-member table:name="1,141" table:display="true" table:show-details="true"/>
                <table:data-pilot-member table:name="1,142" table:display="true" table:show-details="true"/>
                <table:data-pilot-member table:name="1,143" table:display="true" table:show-details="true"/>
                <table:data-pilot-member table:name="1,144" table:display="true" table:show-details="true"/>
                <table:data-pilot-member table:name="1,145" table:display="true" table:show-details="true"/>
                <table:data-pilot-member table:name="1,146" table:display="true" table:show-details="true"/>
                <table:data-pilot-member table:name="1,147" table:display="true" table:show-details="true"/>
                <table:data-pilot-member table:name="1,148" table:display="true" table:show-details="true"/>
                <table:data-pilot-member table:name="1,149" table:display="true" table:show-details="true"/>
                <table:data-pilot-member table:name="1,15" table:display="true" table:show-details="true"/>
                <table:data-pilot-member table:name="1,151" table:display="true" table:show-details="true"/>
                <table:data-pilot-member table:name="1,152" table:display="true" table:show-details="true"/>
                <table:data-pilot-member table:name="1,153" table:display="true" table:show-details="true"/>
                <table:data-pilot-member table:name="1,154" table:display="true" table:show-details="true"/>
                <table:data-pilot-member table:name="1,155" table:display="true" table:show-details="true"/>
                <table:data-pilot-member table:name="1,156" table:display="true" table:show-details="true"/>
                <table:data-pilot-member table:name="1,157" table:display="true" table:show-details="true"/>
                <table:data-pilot-member table:name="1,158" table:display="true" table:show-details="true"/>
                <table:data-pilot-member table:name="1,159" table:display="true" table:show-details="true"/>
                <table:data-pilot-member table:name="1,16" table:display="true" table:show-details="true"/>
                <table:data-pilot-member table:name="1,161" table:display="true" table:show-details="true"/>
                <table:data-pilot-member table:name="1,162" table:display="true" table:show-details="true"/>
                <table:data-pilot-member table:name="1,163" table:display="true" table:show-details="true"/>
                <table:data-pilot-member table:name="1,164" table:display="true" table:show-details="true"/>
                <table:data-pilot-member table:name="1,165" table:display="true" table:show-details="true"/>
                <table:data-pilot-member table:name="1,166" table:display="true" table:show-details="true"/>
                <table:data-pilot-member table:name="1,167" table:display="true" table:show-details="true"/>
                <table:data-pilot-member table:name="1,168" table:display="true" table:show-details="true"/>
                <table:data-pilot-member table:name="1,169" table:display="true" table:show-details="true"/>
                <table:data-pilot-member table:name="1,17" table:display="true" table:show-details="true"/>
                <table:data-pilot-member table:name="1,171" table:display="true" table:show-details="true"/>
                <table:data-pilot-member table:name="1,172" table:display="true" table:show-details="true"/>
                <table:data-pilot-member table:name="1,173" table:display="true" table:show-details="true"/>
                <table:data-pilot-member table:name="1,174" table:display="true" table:show-details="true"/>
                <table:data-pilot-member table:name="1,175" table:display="true" table:show-details="true"/>
                <table:data-pilot-member table:name="1,176" table:display="true" table:show-details="true"/>
                <table:data-pilot-member table:name="1,177" table:display="true" table:show-details="true"/>
                <table:data-pilot-member table:name="1,178" table:display="true" table:show-details="true"/>
                <table:data-pilot-member table:name="1,179" table:display="true" table:show-details="true"/>
                <table:data-pilot-member table:name="1,18" table:display="true" table:show-details="true"/>
                <table:data-pilot-member table:name="1,181" table:display="true" table:show-details="true"/>
                <table:data-pilot-member table:name="1,182" table:display="true" table:show-details="true"/>
                <table:data-pilot-member table:name="1,183" table:display="true" table:show-details="true"/>
                <table:data-pilot-member table:name="1,184" table:display="true" table:show-details="true"/>
                <table:data-pilot-member table:name="1,185" table:display="true" table:show-details="true"/>
                <table:data-pilot-member table:name="1,186" table:display="true" table:show-details="true"/>
                <table:data-pilot-member table:name="1,187" table:display="true" table:show-details="true"/>
                <table:data-pilot-member table:name="1,188" table:display="true" table:show-details="true"/>
                <table:data-pilot-member table:name="1,189" table:display="true" table:show-details="true"/>
                <table:data-pilot-member table:name="1,19" table:display="true" table:show-details="true"/>
                <table:data-pilot-member table:name="1,191" table:display="true" table:show-details="true"/>
                <table:data-pilot-member table:name="1,192" table:display="true" table:show-details="true"/>
                <table:data-pilot-member table:name="1,193" table:display="true" table:show-details="true"/>
                <table:data-pilot-member table:name="1,194" table:display="true" table:show-details="true"/>
                <table:data-pilot-member table:name="1,195" table:display="true" table:show-details="true"/>
                <table:data-pilot-member table:name="1,196" table:display="true" table:show-details="true"/>
                <table:data-pilot-member table:name="1,197" table:display="true" table:show-details="true"/>
                <table:data-pilot-member table:name="1,198" table:display="true" table:show-details="true"/>
                <table:data-pilot-member table:name="1,199" table:display="true" table:show-details="true"/>
                <table:data-pilot-member table:name="1,2" table:display="true" table:show-details="true"/>
                <table:data-pilot-member table:name="1,201" table:display="true" table:show-details="true"/>
                <table:data-pilot-member table:name="1,202" table:display="true" table:show-details="true"/>
                <table:data-pilot-member table:name="1,203" table:display="true" table:show-details="true"/>
                <table:data-pilot-member table:name="1,204" table:display="true" table:show-details="true"/>
                <table:data-pilot-member table:name="1,205" table:display="true" table:show-details="true"/>
                <table:data-pilot-member table:name="1,206" table:display="true" table:show-details="true"/>
                <table:data-pilot-member table:name="1,207" table:display="true" table:show-details="true"/>
                <table:data-pilot-member table:name="1,208" table:display="true" table:show-details="true"/>
                <table:data-pilot-member table:name="1,209" table:display="true" table:show-details="true"/>
                <table:data-pilot-member table:name="1,21" table:display="true" table:show-details="true"/>
                <table:data-pilot-member table:name="1,211" table:display="true" table:show-details="true"/>
                <table:data-pilot-member table:name="1,212" table:display="true" table:show-details="true"/>
                <table:data-pilot-member table:name="1,213" table:display="true" table:show-details="true"/>
                <table:data-pilot-member table:name="1,214" table:display="true" table:show-details="true"/>
                <table:data-pilot-member table:name="1,215" table:display="true" table:show-details="true"/>
                <table:data-pilot-member table:name="1,216" table:display="true" table:show-details="true"/>
                <table:data-pilot-member table:name="1,217" table:display="true" table:show-details="true"/>
                <table:data-pilot-member table:name="1,218" table:display="true" table:show-details="true"/>
                <table:data-pilot-member table:name="1,219" table:display="true" table:show-details="true"/>
                <table:data-pilot-member table:name="1,22" table:display="true" table:show-details="true"/>
                <table:data-pilot-member table:name="1,221" table:display="true" table:show-details="true"/>
                <table:data-pilot-member table:name="1,222" table:display="true" table:show-details="true"/>
                <table:data-pilot-member table:name="1,223" table:display="true" table:show-details="true"/>
                <table:data-pilot-member table:name="1,224" table:display="true" table:show-details="true"/>
                <table:data-pilot-member table:name="1,225" table:display="true" table:show-details="true"/>
                <table:data-pilot-member table:name="1,226" table:display="true" table:show-details="true"/>
                <table:data-pilot-member table:name="1,227" table:display="true" table:show-details="true"/>
                <table:data-pilot-member table:name="1,228" table:display="true" table:show-details="true"/>
                <table:data-pilot-member table:name="1,229" table:display="true" table:show-details="true"/>
                <table:data-pilot-member table:name="1,23" table:display="true" table:show-details="true"/>
                <table:data-pilot-member table:name="1,231" table:display="true" table:show-details="true"/>
                <table:data-pilot-member table:name="1,232" table:display="true" table:show-details="true"/>
                <table:data-pilot-member table:name="1,233" table:display="true" table:show-details="true"/>
                <table:data-pilot-member table:name="1,234" table:display="true" table:show-details="true"/>
                <table:data-pilot-member table:name="1,235" table:display="true" table:show-details="true"/>
                <table:data-pilot-member table:name="1,236" table:display="true" table:show-details="true"/>
                <table:data-pilot-member table:name="1,237" table:display="true" table:show-details="true"/>
                <table:data-pilot-member table:name="1,238" table:display="true" table:show-details="true"/>
                <table:data-pilot-member table:name="1,239" table:display="true" table:show-details="true"/>
                <table:data-pilot-member table:name="1,24" table:display="true" table:show-details="true"/>
                <table:data-pilot-member table:name="1,241" table:display="true" table:show-details="true"/>
                <table:data-pilot-member table:name="1,242" table:display="true" table:show-details="true"/>
                <table:data-pilot-member table:name="1,243" table:display="true" table:show-details="true"/>
                <table:data-pilot-member table:name="1,244" table:display="true" table:show-details="true"/>
                <table:data-pilot-member table:name="1,245" table:display="true" table:show-details="true"/>
                <table:data-pilot-member table:name="1,246" table:display="true" table:show-details="true"/>
                <table:data-pilot-member table:name="1,247" table:display="true" table:show-details="true"/>
                <table:data-pilot-member table:name="1,248" table:display="true" table:show-details="true"/>
                <table:data-pilot-member table:name="1,249" table:display="true" table:show-details="true"/>
                <table:data-pilot-member table:name="1,25" table:display="true" table:show-details="true"/>
                <table:data-pilot-member table:name="1,251" table:display="true" table:show-details="true"/>
                <table:data-pilot-member table:name="1,252" table:display="true" table:show-details="true"/>
                <table:data-pilot-member table:name="1,253" table:display="true" table:show-details="true"/>
                <table:data-pilot-member table:name="1,254" table:display="true" table:show-details="true"/>
                <table:data-pilot-member table:name="1,255" table:display="true" table:show-details="true"/>
                <table:data-pilot-member table:name="1,256" table:display="true" table:show-details="true"/>
                <table:data-pilot-member table:name="1,257" table:display="true" table:show-details="true"/>
                <table:data-pilot-member table:name="1,258" table:display="true" table:show-details="true"/>
                <table:data-pilot-member table:name="1,259" table:display="true" table:show-details="true"/>
                <table:data-pilot-member table:name="1,26" table:display="true" table:show-details="true"/>
                <table:data-pilot-member table:name="1,261" table:display="true" table:show-details="true"/>
                <table:data-pilot-member table:name="1,262" table:display="true" table:show-details="true"/>
                <table:data-pilot-member table:name="1,263" table:display="true" table:show-details="true"/>
                <table:data-pilot-member table:name="1,264" table:display="true" table:show-details="true"/>
                <table:data-pilot-member table:name="1,265" table:display="true" table:show-details="true"/>
                <table:data-pilot-member table:name="1,267" table:display="true" table:show-details="true"/>
                <table:data-pilot-member table:name="1,268" table:display="true" table:show-details="true"/>
                <table:data-pilot-member table:name="1,269" table:display="true" table:show-details="true"/>
                <table:data-pilot-member table:name="1,27" table:display="true" table:show-details="true"/>
                <table:data-pilot-member table:name="1,271" table:display="true" table:show-details="true"/>
                <table:data-pilot-member table:name="1,272" table:display="true" table:show-details="true"/>
                <table:data-pilot-member table:name="1,273" table:display="true" table:show-details="true"/>
                <table:data-pilot-member table:name="1,274" table:display="true" table:show-details="true"/>
                <table:data-pilot-member table:name="1,275" table:display="true" table:show-details="true"/>
                <table:data-pilot-member table:name="1,276" table:display="true" table:show-details="true"/>
                <table:data-pilot-member table:name="1,277" table:display="true" table:show-details="true"/>
                <table:data-pilot-member table:name="1,278" table:display="true" table:show-details="true"/>
                <table:data-pilot-member table:name="1,279" table:display="true" table:show-details="true"/>
                <table:data-pilot-member table:name="1,28" table:display="true" table:show-details="true"/>
                <table:data-pilot-member table:name="1,281" table:display="true" table:show-details="true"/>
                <table:data-pilot-member table:name="1,282" table:display="true" table:show-details="true"/>
                <table:data-pilot-member table:name="1,283" table:display="true" table:show-details="true"/>
                <table:data-pilot-member table:name="1,284" table:display="true" table:show-details="true"/>
                <table:data-pilot-member table:name="1,285" table:display="true" table:show-details="true"/>
                <table:data-pilot-member table:name="1,286" table:display="true" table:show-details="true"/>
                <table:data-pilot-member table:name="1,287" table:display="true" table:show-details="true"/>
                <table:data-pilot-member table:name="1,288" table:display="true" table:show-details="true"/>
                <table:data-pilot-member table:name="1,289" table:display="true" table:show-details="true"/>
                <table:data-pilot-member table:name="1,29" table:display="true" table:show-details="true"/>
                <table:data-pilot-member table:name="1,291" table:display="true" table:show-details="true"/>
                <table:data-pilot-member table:name="1,292" table:display="true" table:show-details="true"/>
                <table:data-pilot-member table:name="1,293" table:display="true" table:show-details="true"/>
                <table:data-pilot-member table:name="1,294" table:display="true" table:show-details="true"/>
                <table:data-pilot-member table:name="1,295" table:display="true" table:show-details="true"/>
                <table:data-pilot-member table:name="1,296" table:display="true" table:show-details="true"/>
                <table:data-pilot-member table:name="1,297" table:display="true" table:show-details="true"/>
                <table:data-pilot-member table:name="1,298" table:display="true" table:show-details="true"/>
                <table:data-pilot-member table:name="1,299" table:display="true" table:show-details="true"/>
                <table:data-pilot-member table:name="1,301" table:display="true" table:show-details="true"/>
                <table:data-pilot-member table:name="1,302" table:display="true" table:show-details="true"/>
                <table:data-pilot-member table:name="1,303" table:display="true" table:show-details="true"/>
                <table:data-pilot-member table:name="1,304" table:display="true" table:show-details="true"/>
                <table:data-pilot-member table:name="1,305" table:display="true" table:show-details="true"/>
                <table:data-pilot-member table:name="1,306" table:display="true" table:show-details="true"/>
                <table:data-pilot-member table:name="1,307" table:display="true" table:show-details="true"/>
                <table:data-pilot-member table:name="1,308" table:display="true" table:show-details="true"/>
                <table:data-pilot-member table:name="1,309" table:display="true" table:show-details="true"/>
                <table:data-pilot-member table:name="1,31" table:display="true" table:show-details="true"/>
                <table:data-pilot-member table:name="1,311" table:display="true" table:show-details="true"/>
                <table:data-pilot-member table:name="1,312" table:display="true" table:show-details="true"/>
                <table:data-pilot-member table:name="1,313" table:display="true" table:show-details="true"/>
                <table:data-pilot-member table:name="1,314" table:display="true" table:show-details="true"/>
                <table:data-pilot-member table:name="1,315" table:display="true" table:show-details="true"/>
                <table:data-pilot-member table:name="1,316" table:display="true" table:show-details="true"/>
                <table:data-pilot-member table:name="1,317" table:display="true" table:show-details="true"/>
                <table:data-pilot-member table:name="1,318" table:display="true" table:show-details="true"/>
                <table:data-pilot-member table:name="1,319" table:display="true" table:show-details="true"/>
                <table:data-pilot-member table:name="1,32" table:display="true" table:show-details="true"/>
                <table:data-pilot-member table:name="1,321" table:display="true" table:show-details="true"/>
                <table:data-pilot-member table:name="1,322" table:display="true" table:show-details="true"/>
                <table:data-pilot-member table:name="1,325" table:display="true" table:show-details="true"/>
                <table:data-pilot-member table:name="1,328" table:display="true" table:show-details="true"/>
                <table:data-pilot-member table:name="1,329" table:display="true" table:show-details="true"/>
                <table:data-pilot-member table:name="1,331" table:display="true" table:show-details="true"/>
                <table:data-pilot-member table:name="1,332" table:display="true" table:show-details="true"/>
                <table:data-pilot-member table:name="1,333" table:display="true" table:show-details="true"/>
                <table:data-pilot-member table:name="1,334" table:display="true" table:show-details="true"/>
                <table:data-pilot-member table:name="1,335" table:display="true" table:show-details="true"/>
                <table:data-pilot-member table:name="1,336" table:display="true" table:show-details="true"/>
                <table:data-pilot-member table:name="1,337" table:display="true" table:show-details="true"/>
                <table:data-pilot-member table:name="1,338" table:display="true" table:show-details="true"/>
                <table:data-pilot-member table:name="1,339" table:display="true" table:show-details="true"/>
                <table:data-pilot-member table:name="1,34" table:display="true" table:show-details="true"/>
                <table:data-pilot-member table:name="1,341" table:display="true" table:show-details="true"/>
                <table:data-pilot-member table:name="1,342" table:display="true" table:show-details="true"/>
                <table:data-pilot-member table:name="1,343" table:display="true" table:show-details="true"/>
                <table:data-pilot-member table:name="1,345" table:display="true" table:show-details="true"/>
                <table:data-pilot-member table:name="1,346" table:display="true" table:show-details="true"/>
                <table:data-pilot-member table:name="1,347" table:display="true" table:show-details="true"/>
                <table:data-pilot-member table:name="1,348" table:display="true" table:show-details="true"/>
                <table:data-pilot-member table:name="1,349" table:display="true" table:show-details="true"/>
                <table:data-pilot-member table:name="1,351" table:display="true" table:show-details="true"/>
                <table:data-pilot-member table:name="1,353" table:display="true" table:show-details="true"/>
                <table:data-pilot-member table:name="1,354" table:display="true" table:show-details="true"/>
                <table:data-pilot-member table:name="1,356" table:display="true" table:show-details="true"/>
                <table:data-pilot-member table:name="1,358" table:display="true" table:show-details="true"/>
                <table:data-pilot-member table:name="1,359" table:display="true" table:show-details="true"/>
                <table:data-pilot-member table:name="1,36" table:display="true" table:show-details="true"/>
                <table:data-pilot-member table:name="1,361" table:display="true" table:show-details="true"/>
                <table:data-pilot-member table:name="1,362" table:display="true" table:show-details="true"/>
                <table:data-pilot-member table:name="1,364" table:display="true" table:show-details="true"/>
                <table:data-pilot-member table:name="1,366" table:display="true" table:show-details="true"/>
                <table:data-pilot-member table:name="1,367" table:display="true" table:show-details="true"/>
                <table:data-pilot-member table:name="1,368" table:display="true" table:show-details="true"/>
                <table:data-pilot-member table:name="1,369" table:display="true" table:show-details="true"/>
                <table:data-pilot-member table:name="1,37" table:display="true" table:show-details="true"/>
                <table:data-pilot-member table:name="1,371" table:display="true" table:show-details="true"/>
                <table:data-pilot-member table:name="1,372" table:display="true" table:show-details="true"/>
                <table:data-pilot-member table:name="1,373" table:display="true" table:show-details="true"/>
                <table:data-pilot-member table:name="1,374" table:display="true" table:show-details="true"/>
                <table:data-pilot-member table:name="1,375" table:display="true" table:show-details="true"/>
                <table:data-pilot-member table:name="1,376" table:display="true" table:show-details="true"/>
                <table:data-pilot-member table:name="1,377" table:display="true" table:show-details="true"/>
                <table:data-pilot-member table:name="1,38" table:display="true" table:show-details="true"/>
                <table:data-pilot-member table:name="1,381" table:display="true" table:show-details="true"/>
                <table:data-pilot-member table:name="1,382" table:display="true" table:show-details="true"/>
                <table:data-pilot-member table:name="1,383" table:display="true" table:show-details="true"/>
                <table:data-pilot-member table:name="1,384" table:display="true" table:show-details="true"/>
                <table:data-pilot-member table:name="1,385" table:display="true" table:show-details="true"/>
                <table:data-pilot-member table:name="1,386" table:display="true" table:show-details="true"/>
                <table:data-pilot-member table:name="1,387" table:display="true" table:show-details="true"/>
                <table:data-pilot-member table:name="1,388" table:display="true" table:show-details="true"/>
                <table:data-pilot-member table:name="1,389" table:display="true" table:show-details="true"/>
                <table:data-pilot-member table:name="1,39" table:display="true" table:show-details="true"/>
                <table:data-pilot-member table:name="1,391" table:display="true" table:show-details="true"/>
                <table:data-pilot-member table:name="1,392" table:display="true" table:show-details="true"/>
                <table:data-pilot-member table:name="1,393" table:display="true" table:show-details="true"/>
                <table:data-pilot-member table:name="1,394" table:display="true" table:show-details="true"/>
                <table:data-pilot-member table:name="1,395" table:display="true" table:show-details="true"/>
                <table:data-pilot-member table:name="1,396" table:display="true" table:show-details="true"/>
                <table:data-pilot-member table:name="1,397" table:display="true" table:show-details="true"/>
                <table:data-pilot-member table:name="1,398" table:display="true" table:show-details="true"/>
                <table:data-pilot-member table:name="1,401" table:display="true" table:show-details="true"/>
                <table:data-pilot-member table:name="1,402" table:display="true" table:show-details="true"/>
                <table:data-pilot-member table:name="1,404" table:display="true" table:show-details="true"/>
                <table:data-pilot-member table:name="1,405" table:display="true" table:show-details="true"/>
                <table:data-pilot-member table:name="1,407" table:display="true" table:show-details="true"/>
                <table:data-pilot-member table:name="1,408" table:display="true" table:show-details="true"/>
                <table:data-pilot-member table:name="1,409" table:display="true" table:show-details="true"/>
                <table:data-pilot-member table:name="1,411" table:display="true" table:show-details="true"/>
                <table:data-pilot-member table:name="1,412" table:display="true" table:show-details="true"/>
                <table:data-pilot-member table:name="1,413" table:display="true" table:show-details="true"/>
                <table:data-pilot-member table:name="1,414" table:display="true" table:show-details="true"/>
                <table:data-pilot-member table:name="1,416" table:display="true" table:show-details="true"/>
                <table:data-pilot-member table:name="1,42" table:display="true" table:show-details="true"/>
                <table:data-pilot-member table:name="1,421" table:display="true" table:show-details="true"/>
                <table:data-pilot-member table:name="1,424" table:display="true" table:show-details="true"/>
                <table:data-pilot-member table:name="1,427" table:display="true" table:show-details="true"/>
                <table:data-pilot-member table:name="1,428" table:display="true" table:show-details="true"/>
                <table:data-pilot-member table:name="1,429" table:display="true" table:show-details="true"/>
                <table:data-pilot-member table:name="1,431" table:display="true" table:show-details="true"/>
                <table:data-pilot-member table:name="1,432" table:display="true" table:show-details="true"/>
                <table:data-pilot-member table:name="1,434" table:display="true" table:show-details="true"/>
                <table:data-pilot-member table:name="1,436" table:display="true" table:show-details="true"/>
                <table:data-pilot-member table:name="1,437" table:display="true" table:show-details="true"/>
                <table:data-pilot-member table:name="1,438" table:display="true" table:show-details="true"/>
                <table:data-pilot-member table:name="1,439" table:display="true" table:show-details="true"/>
                <table:data-pilot-member table:name="1,446" table:display="true" table:show-details="true"/>
                <table:data-pilot-member table:name="1,448" table:display="true" table:show-details="true"/>
                <table:data-pilot-member table:name="1,45" table:display="true" table:show-details="true"/>
                <table:data-pilot-member table:name="1,452" table:display="true" table:show-details="true"/>
                <table:data-pilot-member table:name="1,454" table:display="true" table:show-details="true"/>
                <table:data-pilot-member table:name="1,457" table:display="true" table:show-details="true"/>
                <table:data-pilot-member table:name="1,462" table:display="true" table:show-details="true"/>
                <table:data-pilot-member table:name="1,464" table:display="true" table:show-details="true"/>
                <table:data-pilot-member table:name="1,465" table:display="true" table:show-details="true"/>
                <table:data-pilot-member table:name="1,469" table:display="true" table:show-details="true"/>
                <table:data-pilot-member table:name="1,471" table:display="true" table:show-details="true"/>
                <table:data-pilot-member table:name="1,472" table:display="true" table:show-details="true"/>
                <table:data-pilot-member table:name="1,473" table:display="true" table:show-details="true"/>
                <table:data-pilot-member table:name="1,475" table:display="true" table:show-details="true"/>
                <table:data-pilot-member table:name="1,477" table:display="true" table:show-details="true"/>
                <table:data-pilot-member table:name="1,478" table:display="true" table:show-details="true"/>
                <table:data-pilot-member table:name="1,479" table:display="true" table:show-details="true"/>
                <table:data-pilot-member table:name="1,48" table:display="true" table:show-details="true"/>
                <table:data-pilot-member table:name="1,481" table:display="true" table:show-details="true"/>
                <table:data-pilot-member table:name="1,482" table:display="true" table:show-details="true"/>
                <table:data-pilot-member table:name="1,483" table:display="true" table:show-details="true"/>
                <table:data-pilot-member table:name="1,484" table:display="true" table:show-details="true"/>
                <table:data-pilot-member table:name="1,485" table:display="true" table:show-details="true"/>
                <table:data-pilot-member table:name="1,486" table:display="true" table:show-details="true"/>
                <table:data-pilot-member table:name="1,487" table:display="true" table:show-details="true"/>
                <table:data-pilot-member table:name="1,49" table:display="true" table:show-details="true"/>
                <table:data-pilot-member table:name="1,495" table:display="true" table:show-details="true"/>
                <table:data-pilot-member table:name="1,496" table:display="true" table:show-details="true"/>
                <table:data-pilot-member table:name="1,501" table:display="true" table:show-details="true"/>
                <table:data-pilot-member table:name="1,502" table:display="true" table:show-details="true"/>
                <table:data-pilot-member table:name="1,503" table:display="true" table:show-details="true"/>
                <table:data-pilot-member table:name="1,504" table:display="true" table:show-details="true"/>
                <table:data-pilot-member table:name="1,508" table:display="true" table:show-details="true"/>
                <table:data-pilot-member table:name="1,511" table:display="true" table:show-details="true"/>
                <table:data-pilot-member table:name="1,512" table:display="true" table:show-details="true"/>
                <table:data-pilot-member table:name="1,515" table:display="true" table:show-details="true"/>
                <table:data-pilot-member table:name="1,516" table:display="true" table:show-details="true"/>
                <table:data-pilot-member table:name="1,518" table:display="true" table:show-details="true"/>
                <table:data-pilot-member table:name="1,521" table:display="true" table:show-details="true"/>
                <table:data-pilot-member table:name="1,523" table:display="true" table:show-details="true"/>
                <table:data-pilot-member table:name="1,525" table:display="true" table:show-details="true"/>
                <table:data-pilot-member table:name="1,526" table:display="true" table:show-details="true"/>
                <table:data-pilot-member table:name="1,528" table:display="true" table:show-details="true"/>
                <table:data-pilot-member table:name="1,53" table:display="true" table:show-details="true"/>
                <table:data-pilot-member table:name="1,532" table:display="true" table:show-details="true"/>
                <table:data-pilot-member table:name="1,54" table:display="true" table:show-details="true"/>
                <table:data-pilot-member table:name="1,541" table:display="true" table:show-details="true"/>
                <table:data-pilot-member table:name="1,546" table:display="true" table:show-details="true"/>
                <table:data-pilot-member table:name="1,548" table:display="true" table:show-details="true"/>
                <table:data-pilot-member table:name="1,55" table:display="true" table:show-details="true"/>
                <table:data-pilot-member table:name="1,552" table:display="true" table:show-details="true"/>
                <table:data-pilot-member table:name="1,553" table:display="true" table:show-details="true"/>
                <table:data-pilot-member table:name="1,554" table:display="true" table:show-details="true"/>
                <table:data-pilot-member table:name="1,555" table:display="true" table:show-details="true"/>
                <table:data-pilot-member table:name="1,558" table:display="true" table:show-details="true"/>
                <table:data-pilot-member table:name="1,561" table:display="true" table:show-details="true"/>
                <table:data-pilot-member table:name="1,569" table:display="true" table:show-details="true"/>
                <table:data-pilot-member table:name="1,576" table:display="true" table:show-details="true"/>
                <table:data-pilot-member table:name="1,581" table:display="true" table:show-details="true"/>
                <table:data-pilot-member table:name="1,588" table:display="true" table:show-details="true"/>
                <table:data-pilot-member table:name="1,59" table:display="true" table:show-details="true"/>
                <table:data-pilot-member table:name="1,596" table:display="true" table:show-details="true"/>
                <table:data-pilot-member table:name="1,599" table:display="true" table:show-details="true"/>
                <table:data-pilot-member table:name="1,603" table:display="true" table:show-details="true"/>
                <table:data-pilot-member table:name="1,606" table:display="true" table:show-details="true"/>
                <table:data-pilot-member table:name="1,612" table:display="true" table:show-details="true"/>
                <table:data-pilot-member table:name="1,615" table:display="true" table:show-details="true"/>
                <table:data-pilot-member table:name="1,617" table:display="true" table:show-details="true"/>
                <table:data-pilot-member table:name="1,618" table:display="true" table:show-details="true"/>
                <table:data-pilot-member table:name="1,63" table:display="true" table:show-details="true"/>
                <table:data-pilot-member table:name="1,634" table:display="true" table:show-details="true"/>
                <table:data-pilot-member table:name="1,639" table:display="true" table:show-details="true"/>
                <table:data-pilot-member table:name="1,641" table:display="true" table:show-details="true"/>
                <table:data-pilot-member table:name="1,642" table:display="true" table:show-details="true"/>
                <table:data-pilot-member table:name="1,644" table:display="true" table:show-details="true"/>
                <table:data-pilot-member table:name="1,645" table:display="true" table:show-details="true"/>
                <table:data-pilot-member table:name="1,646" table:display="true" table:show-details="true"/>
                <table:data-pilot-member table:name="1,647" table:display="true" table:show-details="true"/>
                <table:data-pilot-member table:name="1,649" table:display="true" table:show-details="true"/>
                <table:data-pilot-member table:name="1,65" table:display="true" table:show-details="true"/>
                <table:data-pilot-member table:name="1,661" table:display="true" table:show-details="true"/>
                <table:data-pilot-member table:name="1,663" table:display="true" table:show-details="true"/>
                <table:data-pilot-member table:name="1,668" table:display="true" table:show-details="true"/>
                <table:data-pilot-member table:name="1,67" table:display="true" table:show-details="true"/>
                <table:data-pilot-member table:name="1,674" table:display="true" table:show-details="true"/>
                <table:data-pilot-member table:name="1,676" table:display="true" table:show-details="true"/>
                <table:data-pilot-member table:name="1,678" table:display="true" table:show-details="true"/>
                <table:data-pilot-member table:name="1,684" table:display="true" table:show-details="true"/>
                <table:data-pilot-member table:name="1,7" table:display="true" table:show-details="true"/>
                <table:data-pilot-member table:name="1,713" table:display="true" table:show-details="true"/>
                <table:data-pilot-member table:name="1,715" table:display="true" table:show-details="true"/>
                <table:data-pilot-member table:name="1,72" table:display="true" table:show-details="true"/>
                <table:data-pilot-member table:name="1,722" table:display="true" table:show-details="true"/>
                <table:data-pilot-member table:name="1,723" table:display="true" table:show-details="true"/>
                <table:data-pilot-member table:name="1,733" table:display="true" table:show-details="true"/>
                <table:data-pilot-member table:name="1,738" table:display="true" table:show-details="true"/>
                <table:data-pilot-member table:name="1,739" table:display="true" table:show-details="true"/>
                <table:data-pilot-member table:name="1,756" table:display="true" table:show-details="true"/>
                <table:data-pilot-member table:name="1,778" table:display="true" table:show-details="true"/>
                <table:data-pilot-member table:name="1,784" table:display="true" table:show-details="true"/>
                <table:data-pilot-member table:name="1,79" table:display="true" table:show-details="true"/>
                <table:data-pilot-member table:name="1,803" table:display="true" table:show-details="true"/>
                <table:data-pilot-member table:name="1,807" table:display="true" table:show-details="true"/>
                <table:data-pilot-member table:name="1,81" table:display="true" table:show-details="true"/>
                <table:data-pilot-member table:name="1,813" table:display="true" table:show-details="true"/>
                <table:data-pilot-member table:name="1,837" table:display="true" table:show-details="true"/>
                <table:data-pilot-member table:name="1,862" table:display="true" table:show-details="true"/>
                <table:data-pilot-member table:name="1,929" table:display="true" table:show-details="true"/>
                <table:data-pilot-member table:name="1,9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13:56.95491102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19:56.620737595</dc:date>
    <meta:editing-duration>PT12M7S</meta:editing-duration>
    <meta:editing-cycles>3</meta:editing-cycles>
    <meta:generator>LibreOffice/6.4.7.2$Linux_X86_64 LibreOffice_project/40$Build-2</meta:generator>
    <meta:document-statistic meta:table-count="1" meta:cell-count="16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5cm" svg:height="12.258cm" xlink:href=".." xlink:type="simple" chart:class="chart:line" chart:style-name="ch1">
        <chart:title svg:x="6.68cm" svg:y="0.381cm" chart:style-name="ch2">
          <text:p>Przestawienia - maksyalny element</text:p>
        </chart:title>
        <chart:legend chart:legend-position="end" svg:x="13.532cm" svg:y="5.083cm" style:legend-expansion="high" chart:style-name="ch3"/>
        <chart:plot-area chart:style-name="ch4" table:cell-range-address="'Tabela przestawna_select_max_k3_1'.A2:'Tabela przestawna_select_max_k3_1'.B102 'Tabela przestawna_select_max_k3_1'.G2:'Tabela przestawna_select_max_k3_1'.G102 'Tabela przestawna_select_max_k3_1'.L2:'Tabela przestawna_select_max_k3_1'.L102 'Tabela przestawna_select_max_k3_1'.Q2:'Tabela przestawna_select_max_k3_1'.Q102" chart:data-source-has-labels="both" svg:x="0.411cm" svg:y="1.405cm" svg:width="12.71cm" svg:height="10.608cm">
          <chartooo:coordinate-region svg:x="1.588cm" svg:y="1.405cm" svg:width="11.533cm" svg:height="9.355cm"/>
          <chart:axis chart:dimension="x" chart:name="primary-x" chart:style-name="ch5" chartooo:axis-type="auto">
            <chartooo:date-scale/>
            <chart:categories table:cell-range-address="'Tabela przestawna_select_max_k3_1'.A3:'Tabela przestawna_select_max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ax_k3_1'.B3:'Tabela przestawna_select_max_k3_1'.B102" chart:label-cell-address="'Tabela przestawna_select_max_k3_1'.B2:'Tabela przestawna_select_max_k3_1'.B2" chart:class="chart:line">
            <chart:data-point chart:repeated="100"/>
          </chart:series>
          <chart:series chart:style-name="ch8" chart:values-cell-range-address="'Tabela przestawna_select_max_k3_1'.G3:'Tabela przestawna_select_max_k3_1'.G102" chart:label-cell-address="'Tabela przestawna_select_max_k3_1'.G2:'Tabela przestawna_select_max_k3_1'.G2" chart:class="chart:line">
            <chart:data-point chart:repeated="100"/>
          </chart:series>
          <chart:series chart:style-name="ch9" chart:values-cell-range-address="'Tabela przestawna_select_max_k3_1'.L3:'Tabela przestawna_select_max_k3_1'.L102" chart:label-cell-address="'Tabela przestawna_select_max_k3_1'.L2:'Tabela przestawna_select_max_k3_1'.L2" chart:class="chart:line">
            <chart:data-point chart:repeated="100"/>
          </chart:series>
          <chart:series chart:style-name="ch10" chart:values-cell-range-address="'Tabela przestawna_select_max_k3_1'.Q3:'Tabela przestawna_select_max_k3_1'.Q102" chart:label-cell-address="'Tabela przestawna_select_max_k3_1'.Q2:'Tabela przestawna_select_max_k3_1'.Q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rzestawienia-3-elementy</text:p>
                <draw:g>
                  <svg:desc>'Tabela przestawna_select_max_k3_1'.B2:'Tabela przestawna_select_max_k3_1'.B2</svg:desc>
                </draw:g>
              </table:table-cell>
              <table:table-cell office:value-type="string">
                <text:p>Średnia - przestawienia-5-elementów</text:p>
                <draw:g>
                  <svg:desc>'Tabela przestawna_select_max_k3_1'.G2:'Tabela przestawna_select_max_k3_1'.G2</svg:desc>
                </draw:g>
              </table:table-cell>
              <table:table-cell office:value-type="string">
                <text:p>Średnia - przestawienia-7-elementów</text:p>
                <draw:g>
                  <svg:desc>'Tabela przestawna_select_max_k3_1'.L2:'Tabela przestawna_select_max_k3_1'.L2</svg:desc>
                </draw:g>
              </table:table-cell>
              <table:table-cell office:value-type="string">
                <text:p>Średnia – przestawienia-9-elementów</text:p>
                <draw:g>
                  <svg:desc>'Tabela przestawna_select_max_k3_1'.Q2:'Tabela przestawna_select_max_k3_1'.Q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ax_k3_1'.A3:'Tabela przestawna_select_max_k3_1'.A102</svg:desc>
                </draw:g>
              </table:table-cell>
              <table:table-cell office:value-type="float" office:value="654.242424242424">
                <text:p>654.242424242424</text:p>
                <draw:g>
                  <svg:desc>'Tabela przestawna_select_max_k3_1'.B3:'Tabela przestawna_select_max_k3_1'.B102</svg:desc>
                </draw:g>
              </table:table-cell>
              <table:table-cell office:value-type="float" office:value="627.181818181818">
                <text:p>627.181818181818</text:p>
                <draw:g>
                  <svg:desc>'Tabela przestawna_select_max_k3_1'.G3:'Tabela przestawna_select_max_k3_1'.G102</svg:desc>
                </draw:g>
              </table:table-cell>
              <table:table-cell office:value-type="float" office:value="696.616161616162">
                <text:p>696.616161616162</text:p>
                <draw:g>
                  <svg:desc>'Tabela przestawna_select_max_k3_1'.L3:'Tabela przestawna_select_max_k3_1'.L102</svg:desc>
                </draw:g>
              </table:table-cell>
              <table:table-cell office:value-type="float" office:value="755.151515151515">
                <text:p>755.151515151515</text:p>
                <draw:g>
                  <svg:desc>'Tabela przestawna_select_max_k3_1'.Q3:'Tabela przestawna_select_max_k3_1'.Q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66.53">
                <text:p>1366.53</text:p>
              </table:table-cell>
              <table:table-cell office:value-type="float" office:value="1306.44">
                <text:p>1306.44</text:p>
              </table:table-cell>
              <table:table-cell office:value-type="float" office:value="1404.67">
                <text:p>1404.67</text:p>
              </table:table-cell>
              <table:table-cell office:value-type="float" office:value="1534.48">
                <text:p>1534.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10.08">
                <text:p>2110.08</text:p>
              </table:table-cell>
              <table:table-cell office:value-type="float" office:value="1978.11">
                <text:p>1978.11</text:p>
              </table:table-cell>
              <table:table-cell office:value-type="float" office:value="2137.47">
                <text:p>2137.47</text:p>
              </table:table-cell>
              <table:table-cell office:value-type="float" office:value="2322.01">
                <text:p>2322.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77.65">
                <text:p>2877.65</text:p>
              </table:table-cell>
              <table:table-cell office:value-type="float" office:value="2660.71">
                <text:p>2660.71</text:p>
              </table:table-cell>
              <table:table-cell office:value-type="float" office:value="2850.92">
                <text:p>2850.92</text:p>
              </table:table-cell>
              <table:table-cell office:value-type="float" office:value="3122.51">
                <text:p>3122.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43.02">
                <text:p>3643.02</text:p>
              </table:table-cell>
              <table:table-cell office:value-type="float" office:value="3343.55">
                <text:p>3343.55</text:p>
              </table:table-cell>
              <table:table-cell office:value-type="float" office:value="3567.24">
                <text:p>3567.24</text:p>
              </table:table-cell>
              <table:table-cell office:value-type="float" office:value="3938.28">
                <text:p>3938.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432.36">
                <text:p>4432.36</text:p>
              </table:table-cell>
              <table:table-cell office:value-type="float" office:value="4031.17">
                <text:p>4031.17</text:p>
              </table:table-cell>
              <table:table-cell office:value-type="float" office:value="4292.96">
                <text:p>4292.96</text:p>
              </table:table-cell>
              <table:table-cell office:value-type="float" office:value="4739.7">
                <text:p>4739.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230.04">
                <text:p>5230.04</text:p>
              </table:table-cell>
              <table:table-cell office:value-type="float" office:value="4742.31">
                <text:p>4742.31</text:p>
              </table:table-cell>
              <table:table-cell office:value-type="float" office:value="5058.18">
                <text:p>5058.18</text:p>
              </table:table-cell>
              <table:table-cell office:value-type="float" office:value="5560.7">
                <text:p>5560.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010.5">
                <text:p>6010.5</text:p>
              </table:table-cell>
              <table:table-cell office:value-type="float" office:value="5414">
                <text:p>5414</text:p>
              </table:table-cell>
              <table:table-cell office:value-type="float" office:value="5823.93">
                <text:p>5823.93</text:p>
              </table:table-cell>
              <table:table-cell office:value-type="float" office:value="6360.14">
                <text:p>6360.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770.49">
                <text:p>6770.49</text:p>
              </table:table-cell>
              <table:table-cell office:value-type="float" office:value="6052.05">
                <text:p>6052.05</text:p>
              </table:table-cell>
              <table:table-cell office:value-type="float" office:value="6579.58">
                <text:p>6579.58</text:p>
              </table:table-cell>
              <table:table-cell office:value-type="float" office:value="7130.28">
                <text:p>7130.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76.39">
                <text:p>7576.39</text:p>
              </table:table-cell>
              <table:table-cell office:value-type="float" office:value="6788.59">
                <text:p>6788.59</text:p>
              </table:table-cell>
              <table:table-cell office:value-type="float" office:value="7298.54">
                <text:p>7298.54</text:p>
              </table:table-cell>
              <table:table-cell office:value-type="float" office:value="7956.22">
                <text:p>7956.2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249.45">
                <text:p>8249.45</text:p>
              </table:table-cell>
              <table:table-cell office:value-type="float" office:value="7524.08">
                <text:p>7524.08</text:p>
              </table:table-cell>
              <table:table-cell office:value-type="float" office:value="7993.58">
                <text:p>7993.58</text:p>
              </table:table-cell>
              <table:table-cell office:value-type="float" office:value="8748.83">
                <text:p>8748.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096.41584158416">
                <text:p>9096.41584158416</text:p>
              </table:table-cell>
              <table:table-cell office:value-type="float" office:value="8183.85148514852">
                <text:p>8183.85148514852</text:p>
              </table:table-cell>
              <table:table-cell office:value-type="float" office:value="8713.18811881188">
                <text:p>8713.18811881188</text:p>
              </table:table-cell>
              <table:table-cell office:value-type="float" office:value="9609.53465346535">
                <text:p>9609.534653465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021.65">
                <text:p>10021.65</text:p>
              </table:table-cell>
              <table:table-cell office:value-type="float" office:value="8915.84">
                <text:p>8915.84</text:p>
              </table:table-cell>
              <table:table-cell office:value-type="float" office:value="9497.63">
                <text:p>9497.63</text:p>
              </table:table-cell>
              <table:table-cell office:value-type="float" office:value="10417.8">
                <text:p>10417.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720.64">
                <text:p>10720.64</text:p>
              </table:table-cell>
              <table:table-cell office:value-type="float" office:value="9620.41">
                <text:p>9620.41</text:p>
              </table:table-cell>
              <table:table-cell office:value-type="float" office:value="10193.54">
                <text:p>10193.54</text:p>
              </table:table-cell>
              <table:table-cell office:value-type="float" office:value="11178.65">
                <text:p>11178.6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622.34">
                <text:p>11622.34</text:p>
              </table:table-cell>
              <table:table-cell office:value-type="float" office:value="10305.92">
                <text:p>10305.92</text:p>
              </table:table-cell>
              <table:table-cell office:value-type="float" office:value="11051.05">
                <text:p>11051.05</text:p>
              </table:table-cell>
              <table:table-cell office:value-type="float" office:value="12055.38">
                <text:p>12055.3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352.97">
                <text:p>12352.97</text:p>
              </table:table-cell>
              <table:table-cell office:value-type="float" office:value="10910.72">
                <text:p>10910.72</text:p>
              </table:table-cell>
              <table:table-cell office:value-type="float" office:value="11745.59">
                <text:p>11745.59</text:p>
              </table:table-cell>
              <table:table-cell office:value-type="float" office:value="12832.94">
                <text:p>12832.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184.13">
                <text:p>13184.13</text:p>
              </table:table-cell>
              <table:table-cell office:value-type="float" office:value="11760.59">
                <text:p>11760.59</text:p>
              </table:table-cell>
              <table:table-cell office:value-type="float" office:value="12514.27">
                <text:p>12514.27</text:p>
              </table:table-cell>
              <table:table-cell office:value-type="float" office:value="13617.63">
                <text:p>13617.6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872.43">
                <text:p>13872.43</text:p>
              </table:table-cell>
              <table:table-cell office:value-type="float" office:value="12474.47">
                <text:p>12474.47</text:p>
              </table:table-cell>
              <table:table-cell office:value-type="float" office:value="13232.38">
                <text:p>13232.38</text:p>
              </table:table-cell>
              <table:table-cell office:value-type="float" office:value="14465.2">
                <text:p>14465.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723.85">
                <text:p>14723.85</text:p>
              </table:table-cell>
              <table:table-cell office:value-type="float" office:value="13256.3">
                <text:p>13256.3</text:p>
              </table:table-cell>
              <table:table-cell office:value-type="float" office:value="13976.35">
                <text:p>13976.35</text:p>
              </table:table-cell>
              <table:table-cell office:value-type="float" office:value="15254.25">
                <text:p>15254.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613.9">
                <text:p>15613.9</text:p>
              </table:table-cell>
              <table:table-cell office:value-type="float" office:value="13867.11">
                <text:p>13867.11</text:p>
              </table:table-cell>
              <table:table-cell office:value-type="float" office:value="14738.55">
                <text:p>14738.55</text:p>
              </table:table-cell>
              <table:table-cell office:value-type="float" office:value="16134.46">
                <text:p>16134.4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526.35">
                <text:p>16526.35</text:p>
              </table:table-cell>
              <table:table-cell office:value-type="float" office:value="14646.55">
                <text:p>14646.55</text:p>
              </table:table-cell>
              <table:table-cell office:value-type="float" office:value="15462.55">
                <text:p>15462.55</text:p>
              </table:table-cell>
              <table:table-cell office:value-type="float" office:value="17060.46">
                <text:p>17060.4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395.02">
                <text:p>17395.02</text:p>
              </table:table-cell>
              <table:table-cell office:value-type="float" office:value="15359.66">
                <text:p>15359.66</text:p>
              </table:table-cell>
              <table:table-cell office:value-type="float" office:value="16213.86">
                <text:p>16213.86</text:p>
              </table:table-cell>
              <table:table-cell office:value-type="float" office:value="17820.91">
                <text:p>17820.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919.7">
                <text:p>17919.7</text:p>
              </table:table-cell>
              <table:table-cell office:value-type="float" office:value="16017.98">
                <text:p>16017.98</text:p>
              </table:table-cell>
              <table:table-cell office:value-type="float" office:value="17009.97">
                <text:p>17009.97</text:p>
              </table:table-cell>
              <table:table-cell office:value-type="float" office:value="18509.05">
                <text:p>18509.0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96.84">
                <text:p>18796.84</text:p>
              </table:table-cell>
              <table:table-cell office:value-type="float" office:value="16673.08">
                <text:p>16673.08</text:p>
              </table:table-cell>
              <table:table-cell office:value-type="float" office:value="17660.45">
                <text:p>17660.45</text:p>
              </table:table-cell>
              <table:table-cell office:value-type="float" office:value="19331.86">
                <text:p>19331.8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667.24">
                <text:p>19667.24</text:p>
              </table:table-cell>
              <table:table-cell office:value-type="float" office:value="17366.59">
                <text:p>17366.59</text:p>
              </table:table-cell>
              <table:table-cell office:value-type="float" office:value="18544.57">
                <text:p>18544.57</text:p>
              </table:table-cell>
              <table:table-cell office:value-type="float" office:value="20070.2">
                <text:p>20070.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503.46">
                <text:p>20503.46</text:p>
              </table:table-cell>
              <table:table-cell office:value-type="float" office:value="18136.88">
                <text:p>18136.88</text:p>
              </table:table-cell>
              <table:table-cell office:value-type="float" office:value="19260.55">
                <text:p>19260.55</text:p>
              </table:table-cell>
              <table:table-cell office:value-type="float" office:value="21106.29">
                <text:p>21106.2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243.21">
                <text:p>21243.21</text:p>
              </table:table-cell>
              <table:table-cell office:value-type="float" office:value="18857.84">
                <text:p>18857.84</text:p>
              </table:table-cell>
              <table:table-cell office:value-type="float" office:value="20028.83">
                <text:p>20028.83</text:p>
              </table:table-cell>
              <table:table-cell office:value-type="float" office:value="21772.23">
                <text:p>21772.2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356.44">
                <text:p>22356.44</text:p>
              </table:table-cell>
              <table:table-cell office:value-type="float" office:value="19556.33">
                <text:p>19556.33</text:p>
              </table:table-cell>
              <table:table-cell office:value-type="float" office:value="20704.68">
                <text:p>20704.68</text:p>
              </table:table-cell>
              <table:table-cell office:value-type="float" office:value="22623.01">
                <text:p>22623.0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086.88">
                <text:p>23086.88</text:p>
              </table:table-cell>
              <table:table-cell office:value-type="float" office:value="20298.26">
                <text:p>20298.26</text:p>
              </table:table-cell>
              <table:table-cell office:value-type="float" office:value="21587.09">
                <text:p>21587.09</text:p>
              </table:table-cell>
              <table:table-cell office:value-type="float" office:value="23442.27">
                <text:p>23442.2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982.19">
                <text:p>23982.19</text:p>
              </table:table-cell>
              <table:table-cell office:value-type="float" office:value="21108.92">
                <text:p>21108.92</text:p>
              </table:table-cell>
              <table:table-cell office:value-type="float" office:value="22196.64">
                <text:p>22196.64</text:p>
              </table:table-cell>
              <table:table-cell office:value-type="float" office:value="24167.22">
                <text:p>24167.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799.34">
                <text:p>24799.34</text:p>
              </table:table-cell>
              <table:table-cell office:value-type="float" office:value="21780.58">
                <text:p>21780.58</text:p>
              </table:table-cell>
              <table:table-cell office:value-type="float" office:value="22976.7">
                <text:p>22976.7</text:p>
              </table:table-cell>
              <table:table-cell office:value-type="float" office:value="25113.93">
                <text:p>25113.9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536.24">
                <text:p>25536.24</text:p>
              </table:table-cell>
              <table:table-cell office:value-type="float" office:value="22528.72">
                <text:p>22528.72</text:p>
              </table:table-cell>
              <table:table-cell office:value-type="float" office:value="23835.96">
                <text:p>23835.96</text:p>
              </table:table-cell>
              <table:table-cell office:value-type="float" office:value="25791.04">
                <text:p>25791.0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6280.53">
                <text:p>26280.53</text:p>
              </table:table-cell>
              <table:table-cell office:value-type="float" office:value="23064.29">
                <text:p>23064.29</text:p>
              </table:table-cell>
              <table:table-cell office:value-type="float" office:value="24497.59">
                <text:p>24497.59</text:p>
              </table:table-cell>
              <table:table-cell office:value-type="float" office:value="26818.35">
                <text:p>26818.3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7068.27">
                <text:p>27068.27</text:p>
              </table:table-cell>
              <table:table-cell office:value-type="float" office:value="23885.78">
                <text:p>23885.78</text:p>
              </table:table-cell>
              <table:table-cell office:value-type="float" office:value="25170.23">
                <text:p>25170.23</text:p>
              </table:table-cell>
              <table:table-cell office:value-type="float" office:value="27514.13">
                <text:p>27514.1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8017.04">
                <text:p>28017.04</text:p>
              </table:table-cell>
              <table:table-cell office:value-type="float" office:value="24574.89">
                <text:p>24574.89</text:p>
              </table:table-cell>
              <table:table-cell office:value-type="float" office:value="26088.63">
                <text:p>26088.63</text:p>
              </table:table-cell>
              <table:table-cell office:value-type="float" office:value="28388.87">
                <text:p>28388.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9060.46">
                <text:p>29060.46</text:p>
              </table:table-cell>
              <table:table-cell office:value-type="float" office:value="25180.02">
                <text:p>25180.02</text:p>
              </table:table-cell>
              <table:table-cell office:value-type="float" office:value="26849.74">
                <text:p>26849.74</text:p>
              </table:table-cell>
              <table:table-cell office:value-type="float" office:value="29199.13">
                <text:p>29199.1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9617.67">
                <text:p>29617.67</text:p>
              </table:table-cell>
              <table:table-cell office:value-type="float" office:value="26134.56">
                <text:p>26134.56</text:p>
              </table:table-cell>
              <table:table-cell office:value-type="float" office:value="27572.18">
                <text:p>27572.18</text:p>
              </table:table-cell>
              <table:table-cell office:value-type="float" office:value="30064.87">
                <text:p>30064.8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0434.07">
                <text:p>30434.07</text:p>
              </table:table-cell>
              <table:table-cell office:value-type="float" office:value="26756.19">
                <text:p>26756.19</text:p>
              </table:table-cell>
              <table:table-cell office:value-type="float" office:value="28239.81">
                <text:p>28239.81</text:p>
              </table:table-cell>
              <table:table-cell office:value-type="float" office:value="30789.08">
                <text:p>30789.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1489.98">
                <text:p>31489.98</text:p>
              </table:table-cell>
              <table:table-cell office:value-type="float" office:value="27299.93">
                <text:p>27299.93</text:p>
              </table:table-cell>
              <table:table-cell office:value-type="float" office:value="29051.97">
                <text:p>29051.97</text:p>
              </table:table-cell>
              <table:table-cell office:value-type="float" office:value="31565.02">
                <text:p>31565.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222.2">
                <text:p>32222.2</text:p>
              </table:table-cell>
              <table:table-cell office:value-type="float" office:value="28194.95">
                <text:p>28194.95</text:p>
              </table:table-cell>
              <table:table-cell office:value-type="float" office:value="29757.67">
                <text:p>29757.67</text:p>
              </table:table-cell>
              <table:table-cell office:value-type="float" office:value="32421.82">
                <text:p>32421.8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3186.62">
                <text:p>33186.62</text:p>
              </table:table-cell>
              <table:table-cell office:value-type="float" office:value="28842.12">
                <text:p>28842.12</text:p>
              </table:table-cell>
              <table:table-cell office:value-type="float" office:value="30540.04">
                <text:p>30540.04</text:p>
              </table:table-cell>
              <table:table-cell office:value-type="float" office:value="33438.24">
                <text:p>33438.2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033.64">
                <text:p>34033.64</text:p>
              </table:table-cell>
              <table:table-cell office:value-type="float" office:value="29551.66">
                <text:p>29551.66</text:p>
              </table:table-cell>
              <table:table-cell office:value-type="float" office:value="31361.19">
                <text:p>31361.19</text:p>
              </table:table-cell>
              <table:table-cell office:value-type="float" office:value="34120.58">
                <text:p>34120.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897.59">
                <text:p>34897.59</text:p>
              </table:table-cell>
              <table:table-cell office:value-type="float" office:value="30297.69">
                <text:p>30297.69</text:p>
              </table:table-cell>
              <table:table-cell office:value-type="float" office:value="31969.23">
                <text:p>31969.23</text:p>
              </table:table-cell>
              <table:table-cell office:value-type="float" office:value="34949.41">
                <text:p>34949.4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565.64">
                <text:p>35565.64</text:p>
              </table:table-cell>
              <table:table-cell office:value-type="float" office:value="31180.28">
                <text:p>31180.28</text:p>
              </table:table-cell>
              <table:table-cell office:value-type="float" office:value="32703.27">
                <text:p>32703.27</text:p>
              </table:table-cell>
              <table:table-cell office:value-type="float" office:value="35957.8">
                <text:p>35957.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481.88">
                <text:p>36481.88</text:p>
              </table:table-cell>
              <table:table-cell office:value-type="float" office:value="31768.38">
                <text:p>31768.38</text:p>
              </table:table-cell>
              <table:table-cell office:value-type="float" office:value="33644.45">
                <text:p>33644.45</text:p>
              </table:table-cell>
              <table:table-cell office:value-type="float" office:value="36543.65">
                <text:p>36543.6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7120.43">
                <text:p>37120.43</text:p>
              </table:table-cell>
              <table:table-cell office:value-type="float" office:value="32526.78">
                <text:p>32526.78</text:p>
              </table:table-cell>
              <table:table-cell office:value-type="float" office:value="34236.88">
                <text:p>34236.88</text:p>
              </table:table-cell>
              <table:table-cell office:value-type="float" office:value="37409.83">
                <text:p>37409.8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8352.93">
                <text:p>38352.93</text:p>
              </table:table-cell>
              <table:table-cell office:value-type="float" office:value="33251.07">
                <text:p>33251.07</text:p>
              </table:table-cell>
              <table:table-cell office:value-type="float" office:value="34974.97">
                <text:p>34974.97</text:p>
              </table:table-cell>
              <table:table-cell office:value-type="float" office:value="38264.87">
                <text:p>38264.8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9004.93">
                <text:p>39004.93</text:p>
              </table:table-cell>
              <table:table-cell office:value-type="float" office:value="34023.78">
                <text:p>34023.78</text:p>
              </table:table-cell>
              <table:table-cell office:value-type="float" office:value="35783.6">
                <text:p>35783.6</text:p>
              </table:table-cell>
              <table:table-cell office:value-type="float" office:value="38871.33">
                <text:p>38871.3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927.52">
                <text:p>39927.52</text:p>
              </table:table-cell>
              <table:table-cell office:value-type="float" office:value="34647.99">
                <text:p>34647.99</text:p>
              </table:table-cell>
              <table:table-cell office:value-type="float" office:value="36325.88">
                <text:p>36325.88</text:p>
              </table:table-cell>
              <table:table-cell office:value-type="float" office:value="39919.51">
                <text:p>39919.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695.65">
                <text:p>40695.65</text:p>
              </table:table-cell>
              <table:table-cell office:value-type="float" office:value="35283.77">
                <text:p>35283.77</text:p>
              </table:table-cell>
              <table:table-cell office:value-type="float" office:value="37610.94">
                <text:p>37610.94</text:p>
              </table:table-cell>
              <table:table-cell office:value-type="float" office:value="40591.08">
                <text:p>40591.0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1608.51">
                <text:p>41608.51</text:p>
              </table:table-cell>
              <table:table-cell office:value-type="float" office:value="36161.54">
                <text:p>36161.54</text:p>
              </table:table-cell>
              <table:table-cell office:value-type="float" office:value="38222.62">
                <text:p>38222.62</text:p>
              </table:table-cell>
              <table:table-cell office:value-type="float" office:value="41462.64">
                <text:p>41462.6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2586.7">
                <text:p>42586.7</text:p>
              </table:table-cell>
              <table:table-cell office:value-type="float" office:value="36773.8">
                <text:p>36773.8</text:p>
              </table:table-cell>
              <table:table-cell office:value-type="float" office:value="38718.71">
                <text:p>38718.71</text:p>
              </table:table-cell>
              <table:table-cell office:value-type="float" office:value="42409.72">
                <text:p>42409.7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3086.26">
                <text:p>43086.26</text:p>
              </table:table-cell>
              <table:table-cell office:value-type="float" office:value="37399.28">
                <text:p>37399.28</text:p>
              </table:table-cell>
              <table:table-cell office:value-type="float" office:value="39589.05">
                <text:p>39589.05</text:p>
              </table:table-cell>
              <table:table-cell office:value-type="float" office:value="42947.72">
                <text:p>42947.7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3922.57">
                <text:p>43922.57</text:p>
              </table:table-cell>
              <table:table-cell office:value-type="float" office:value="38376.97">
                <text:p>38376.97</text:p>
              </table:table-cell>
              <table:table-cell office:value-type="float" office:value="40219.72">
                <text:p>40219.72</text:p>
              </table:table-cell>
              <table:table-cell office:value-type="float" office:value="43945.61">
                <text:p>43945.6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4899.77">
                <text:p>44899.77</text:p>
              </table:table-cell>
              <table:table-cell office:value-type="float" office:value="38685.6">
                <text:p>38685.6</text:p>
              </table:table-cell>
              <table:table-cell office:value-type="float" office:value="40878.38">
                <text:p>40878.38</text:p>
              </table:table-cell>
              <table:table-cell office:value-type="float" office:value="44938.55">
                <text:p>44938.5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5980.59">
                <text:p>45980.59</text:p>
              </table:table-cell>
              <table:table-cell office:value-type="float" office:value="39622.75">
                <text:p>39622.75</text:p>
              </table:table-cell>
              <table:table-cell office:value-type="float" office:value="42087.1">
                <text:p>42087.1</text:p>
              </table:table-cell>
              <table:table-cell office:value-type="float" office:value="45665.24">
                <text:p>45665.2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6790.85">
                <text:p>46790.85</text:p>
              </table:table-cell>
              <table:table-cell office:value-type="float" office:value="40388.34">
                <text:p>40388.34</text:p>
              </table:table-cell>
              <table:table-cell office:value-type="float" office:value="42628.03">
                <text:p>42628.03</text:p>
              </table:table-cell>
              <table:table-cell office:value-type="float" office:value="46304.68">
                <text:p>46304.6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7403.4">
                <text:p>47403.4</text:p>
              </table:table-cell>
              <table:table-cell office:value-type="float" office:value="41185.17">
                <text:p>41185.17</text:p>
              </table:table-cell>
              <table:table-cell office:value-type="float" office:value="43268.64">
                <text:p>43268.64</text:p>
              </table:table-cell>
              <table:table-cell office:value-type="float" office:value="47457.54">
                <text:p>47457.5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8182.57">
                <text:p>48182.57</text:p>
              </table:table-cell>
              <table:table-cell office:value-type="float" office:value="41806.28">
                <text:p>41806.28</text:p>
              </table:table-cell>
              <table:table-cell office:value-type="float" office:value="44064.98">
                <text:p>44064.98</text:p>
              </table:table-cell>
              <table:table-cell office:value-type="float" office:value="47978.95">
                <text:p>47978.9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8954.19">
                <text:p>48954.19</text:p>
              </table:table-cell>
              <table:table-cell office:value-type="float" office:value="42607.21">
                <text:p>42607.21</text:p>
              </table:table-cell>
              <table:table-cell office:value-type="float" office:value="44994.95">
                <text:p>44994.95</text:p>
              </table:table-cell>
              <table:table-cell office:value-type="float" office:value="49014.5">
                <text:p>49014.5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9780.89">
                <text:p>49780.89</text:p>
              </table:table-cell>
              <table:table-cell office:value-type="float" office:value="43189.41">
                <text:p>43189.41</text:p>
              </table:table-cell>
              <table:table-cell office:value-type="float" office:value="45655.71">
                <text:p>45655.71</text:p>
              </table:table-cell>
              <table:table-cell office:value-type="float" office:value="49648.06">
                <text:p>49648.0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0804.99">
                <text:p>50804.99</text:p>
              </table:table-cell>
              <table:table-cell office:value-type="float" office:value="43821.56">
                <text:p>43821.56</text:p>
              </table:table-cell>
              <table:table-cell office:value-type="float" office:value="46579.48">
                <text:p>46579.48</text:p>
              </table:table-cell>
              <table:table-cell office:value-type="float" office:value="50463.75">
                <text:p>50463.7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1721.1">
                <text:p>51721.1</text:p>
              </table:table-cell>
              <table:table-cell office:value-type="float" office:value="44714.2">
                <text:p>44714.2</text:p>
              </table:table-cell>
              <table:table-cell office:value-type="float" office:value="47137.24">
                <text:p>47137.24</text:p>
              </table:table-cell>
              <table:table-cell office:value-type="float" office:value="51362.59">
                <text:p>51362.5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2338.63">
                <text:p>52338.63</text:p>
              </table:table-cell>
              <table:table-cell office:value-type="float" office:value="45474.74">
                <text:p>45474.74</text:p>
              </table:table-cell>
              <table:table-cell office:value-type="float" office:value="47783.64">
                <text:p>47783.64</text:p>
              </table:table-cell>
              <table:table-cell office:value-type="float" office:value="52180.54">
                <text:p>52180.5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3532.88">
                <text:p>53532.88</text:p>
              </table:table-cell>
              <table:table-cell office:value-type="float" office:value="45912.69">
                <text:p>45912.69</text:p>
              </table:table-cell>
              <table:table-cell office:value-type="float" office:value="48809.07">
                <text:p>48809.07</text:p>
              </table:table-cell>
              <table:table-cell office:value-type="float" office:value="53091.51">
                <text:p>53091.5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4323.2">
                <text:p>54323.2</text:p>
              </table:table-cell>
              <table:table-cell office:value-type="float" office:value="46787.11">
                <text:p>46787.11</text:p>
              </table:table-cell>
              <table:table-cell office:value-type="float" office:value="49420.98">
                <text:p>49420.98</text:p>
              </table:table-cell>
              <table:table-cell office:value-type="float" office:value="53764.25">
                <text:p>53764.2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4772.27">
                <text:p>54772.27</text:p>
              </table:table-cell>
              <table:table-cell office:value-type="float" office:value="47433.46">
                <text:p>47433.46</text:p>
              </table:table-cell>
              <table:table-cell office:value-type="float" office:value="50273.92">
                <text:p>50273.92</text:p>
              </table:table-cell>
              <table:table-cell office:value-type="float" office:value="54622.75">
                <text:p>54622.7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6001.4">
                <text:p>56001.4</text:p>
              </table:table-cell>
              <table:table-cell office:value-type="float" office:value="48395.56">
                <text:p>48395.56</text:p>
              </table:table-cell>
              <table:table-cell office:value-type="float" office:value="50977.81">
                <text:p>50977.81</text:p>
              </table:table-cell>
              <table:table-cell office:value-type="float" office:value="55315.05">
                <text:p>55315.0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6781.52">
                <text:p>56781.52</text:p>
              </table:table-cell>
              <table:table-cell office:value-type="float" office:value="49170.14">
                <text:p>49170.14</text:p>
              </table:table-cell>
              <table:table-cell office:value-type="float" office:value="51762.2">
                <text:p>51762.2</text:p>
              </table:table-cell>
              <table:table-cell office:value-type="float" office:value="56222.29">
                <text:p>56222.2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8003.41">
                <text:p>58003.41</text:p>
              </table:table-cell>
              <table:table-cell office:value-type="float" office:value="49876.56">
                <text:p>49876.56</text:p>
              </table:table-cell>
              <table:table-cell office:value-type="float" office:value="52297.24">
                <text:p>52297.24</text:p>
              </table:table-cell>
              <table:table-cell office:value-type="float" office:value="57131.12">
                <text:p>57131.1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8870.45">
                <text:p>58870.45</text:p>
              </table:table-cell>
              <table:table-cell office:value-type="float" office:value="50402.23">
                <text:p>50402.23</text:p>
              </table:table-cell>
              <table:table-cell office:value-type="float" office:value="53399.3">
                <text:p>53399.3</text:p>
              </table:table-cell>
              <table:table-cell office:value-type="float" office:value="58063.9">
                <text:p>58063.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9625.34">
                <text:p>59625.34</text:p>
              </table:table-cell>
              <table:table-cell office:value-type="float" office:value="51108.46">
                <text:p>51108.46</text:p>
              </table:table-cell>
              <table:table-cell office:value-type="float" office:value="53924.53">
                <text:p>53924.53</text:p>
              </table:table-cell>
              <table:table-cell office:value-type="float" office:value="58727.31">
                <text:p>58727.3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0166.53">
                <text:p>60166.53</text:p>
              </table:table-cell>
              <table:table-cell office:value-type="float" office:value="52221.69">
                <text:p>52221.69</text:p>
              </table:table-cell>
              <table:table-cell office:value-type="float" office:value="54856.8">
                <text:p>54856.8</text:p>
              </table:table-cell>
              <table:table-cell office:value-type="float" office:value="59858.1">
                <text:p>59858.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1186.2">
                <text:p>61186.2</text:p>
              </table:table-cell>
              <table:table-cell office:value-type="float" office:value="52741.71">
                <text:p>52741.71</text:p>
              </table:table-cell>
              <table:table-cell office:value-type="float" office:value="55360.4">
                <text:p>55360.4</text:p>
              </table:table-cell>
              <table:table-cell office:value-type="float" office:value="60746.4">
                <text:p>60746.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1829.22">
                <text:p>61829.22</text:p>
              </table:table-cell>
              <table:table-cell office:value-type="float" office:value="53223.15">
                <text:p>53223.15</text:p>
              </table:table-cell>
              <table:table-cell office:value-type="float" office:value="56094.36">
                <text:p>56094.36</text:p>
              </table:table-cell>
              <table:table-cell office:value-type="float" office:value="61303.34">
                <text:p>61303.3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2715.33">
                <text:p>62715.33</text:p>
              </table:table-cell>
              <table:table-cell office:value-type="float" office:value="54167.23">
                <text:p>54167.23</text:p>
              </table:table-cell>
              <table:table-cell office:value-type="float" office:value="56874.63">
                <text:p>56874.63</text:p>
              </table:table-cell>
              <table:table-cell office:value-type="float" office:value="61915.31">
                <text:p>61915.3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3817.64">
                <text:p>63817.64</text:p>
              </table:table-cell>
              <table:table-cell office:value-type="float" office:value="55012.14">
                <text:p>55012.14</text:p>
              </table:table-cell>
              <table:table-cell office:value-type="float" office:value="57796.98">
                <text:p>57796.98</text:p>
              </table:table-cell>
              <table:table-cell office:value-type="float" office:value="62902.4">
                <text:p>62902.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4491.16">
                <text:p>64491.16</text:p>
              </table:table-cell>
              <table:table-cell office:value-type="float" office:value="55383.59">
                <text:p>55383.59</text:p>
              </table:table-cell>
              <table:table-cell office:value-type="float" office:value="58497.93">
                <text:p>58497.93</text:p>
              </table:table-cell>
              <table:table-cell office:value-type="float" office:value="63659.96">
                <text:p>63659.9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5432.51">
                <text:p>65432.51</text:p>
              </table:table-cell>
              <table:table-cell office:value-type="float" office:value="56261.06">
                <text:p>56261.06</text:p>
              </table:table-cell>
              <table:table-cell office:value-type="float" office:value="59169.66">
                <text:p>59169.66</text:p>
              </table:table-cell>
              <table:table-cell office:value-type="float" office:value="64691.34">
                <text:p>64691.3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5929.45">
                <text:p>65929.45</text:p>
              </table:table-cell>
              <table:table-cell office:value-type="float" office:value="56491.15">
                <text:p>56491.15</text:p>
              </table:table-cell>
              <table:table-cell office:value-type="float" office:value="60153.3">
                <text:p>60153.3</text:p>
              </table:table-cell>
              <table:table-cell office:value-type="float" office:value="65021.86">
                <text:p>65021.8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6831.81">
                <text:p>66831.81</text:p>
              </table:table-cell>
              <table:table-cell office:value-type="float" office:value="57329.83">
                <text:p>57329.83</text:p>
              </table:table-cell>
              <table:table-cell office:value-type="float" office:value="60842.78">
                <text:p>60842.78</text:p>
              </table:table-cell>
              <table:table-cell office:value-type="float" office:value="66363.18">
                <text:p>66363.1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7617.66">
                <text:p>67617.66</text:p>
              </table:table-cell>
              <table:table-cell office:value-type="float" office:value="58310.11">
                <text:p>58310.11</text:p>
              </table:table-cell>
              <table:table-cell office:value-type="float" office:value="61532.33">
                <text:p>61532.33</text:p>
              </table:table-cell>
              <table:table-cell office:value-type="float" office:value="66936.27">
                <text:p>66936.2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8985.89">
                <text:p>68985.89</text:p>
              </table:table-cell>
              <table:table-cell office:value-type="float" office:value="59042.9">
                <text:p>59042.9</text:p>
              </table:table-cell>
              <table:table-cell office:value-type="float" office:value="62261.86">
                <text:p>62261.86</text:p>
              </table:table-cell>
              <table:table-cell office:value-type="float" office:value="67922.01">
                <text:p>67922.0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9717.11">
                <text:p>69717.11</text:p>
              </table:table-cell>
              <table:table-cell office:value-type="float" office:value="59700.28">
                <text:p>59700.28</text:p>
              </table:table-cell>
              <table:table-cell office:value-type="float" office:value="62902.07">
                <text:p>62902.07</text:p>
              </table:table-cell>
              <table:table-cell office:value-type="float" office:value="68656.88">
                <text:p>68656.8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0943.01">
                <text:p>70943.01</text:p>
              </table:table-cell>
              <table:table-cell office:value-type="float" office:value="60229.55">
                <text:p>60229.55</text:p>
              </table:table-cell>
              <table:table-cell office:value-type="float" office:value="63568.02">
                <text:p>63568.02</text:p>
              </table:table-cell>
              <table:table-cell office:value-type="float" office:value="69298.75">
                <text:p>69298.7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71704.58">
                <text:p>71704.58</text:p>
              </table:table-cell>
              <table:table-cell office:value-type="float" office:value="61435.01">
                <text:p>61435.01</text:p>
              </table:table-cell>
              <table:table-cell office:value-type="float" office:value="64469.94">
                <text:p>64469.94</text:p>
              </table:table-cell>
              <table:table-cell office:value-type="float" office:value="70571.19">
                <text:p>70571.1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72053.67">
                <text:p>72053.67</text:p>
              </table:table-cell>
              <table:table-cell office:value-type="float" office:value="62043.77">
                <text:p>62043.77</text:p>
              </table:table-cell>
              <table:table-cell office:value-type="float" office:value="65398.61">
                <text:p>65398.61</text:p>
              </table:table-cell>
              <table:table-cell office:value-type="float" office:value="71234.35">
                <text:p>71234.3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3041.05">
                <text:p>73041.05</text:p>
              </table:table-cell>
              <table:table-cell office:value-type="float" office:value="62520.18">
                <text:p>62520.18</text:p>
              </table:table-cell>
              <table:table-cell office:value-type="float" office:value="66157.02">
                <text:p>66157.02</text:p>
              </table:table-cell>
              <table:table-cell office:value-type="float" office:value="71880.91">
                <text:p>71880.9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3692.52">
                <text:p>73692.52</text:p>
              </table:table-cell>
              <table:table-cell office:value-type="float" office:value="63610.3">
                <text:p>63610.3</text:p>
              </table:table-cell>
              <table:table-cell office:value-type="float" office:value="66535.61">
                <text:p>66535.61</text:p>
              </table:table-cell>
              <table:table-cell office:value-type="float" office:value="72390.96">
                <text:p>72390.9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4662.66">
                <text:p>74662.66</text:p>
              </table:table-cell>
              <table:table-cell office:value-type="float" office:value="64022.47">
                <text:p>64022.47</text:p>
              </table:table-cell>
              <table:table-cell office:value-type="float" office:value="67516.37">
                <text:p>67516.37</text:p>
              </table:table-cell>
              <table:table-cell office:value-type="float" office:value="73274.46">
                <text:p>73274.4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75858.61">
                <text:p>75858.61</text:p>
              </table:table-cell>
              <table:table-cell office:value-type="float" office:value="64919.79">
                <text:p>64919.79</text:p>
              </table:table-cell>
              <table:table-cell office:value-type="float" office:value="68329.01">
                <text:p>68329.01</text:p>
              </table:table-cell>
              <table:table-cell office:value-type="float" office:value="74205.49">
                <text:p>74205.4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6326.01">
                <text:p>76326.01</text:p>
              </table:table-cell>
              <table:table-cell office:value-type="float" office:value="65637.36">
                <text:p>65637.36</text:p>
              </table:table-cell>
              <table:table-cell office:value-type="float" office:value="68706.65">
                <text:p>68706.65</text:p>
              </table:table-cell>
              <table:table-cell office:value-type="float" office:value="75009.96">
                <text:p>75009.9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7512.28">
                <text:p>77512.28</text:p>
              </table:table-cell>
              <table:table-cell office:value-type="float" office:value="66400.64">
                <text:p>66400.64</text:p>
              </table:table-cell>
              <table:table-cell office:value-type="float" office:value="69992.29">
                <text:p>69992.29</text:p>
              </table:table-cell>
              <table:table-cell office:value-type="float" office:value="75842.46">
                <text:p>75842.4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8495.04">
                <text:p>78495.04</text:p>
              </table:table-cell>
              <table:table-cell office:value-type="float" office:value="67199.09">
                <text:p>67199.09</text:p>
              </table:table-cell>
              <table:table-cell office:value-type="float" office:value="70706.17">
                <text:p>70706.17</text:p>
              </table:table-cell>
              <table:table-cell office:value-type="float" office:value="76968.07">
                <text:p>76968.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9142.24">
                <text:p>79142.24</text:p>
              </table:table-cell>
              <table:table-cell office:value-type="float" office:value="67654.64">
                <text:p>67654.64</text:p>
              </table:table-cell>
              <table:table-cell office:value-type="float" office:value="71178.9">
                <text:p>71178.9</text:p>
              </table:table-cell>
              <table:table-cell office:value-type="float" office:value="78224.86">
                <text:p>78224.8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80134.42">
                <text:p>80134.42</text:p>
              </table:table-cell>
              <table:table-cell office:value-type="float" office:value="68565.63">
                <text:p>68565.63</text:p>
              </table:table-cell>
              <table:table-cell office:value-type="float" office:value="72217.97">
                <text:p>72217.97</text:p>
              </table:table-cell>
              <table:table-cell office:value-type="float" office:value="78339.58">
                <text:p>78339.5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80434.26">
                <text:p>80434.26</text:p>
              </table:table-cell>
              <table:table-cell office:value-type="float" office:value="69145.55">
                <text:p>69145.55</text:p>
              </table:table-cell>
              <table:table-cell office:value-type="float" office:value="73185.77">
                <text:p>73185.77</text:p>
              </table:table-cell>
              <table:table-cell office:value-type="float" office:value="79181.15">
                <text:p>79181.1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82234.69">
                <text:p>82234.69</text:p>
              </table:table-cell>
              <table:table-cell office:value-type="float" office:value="70292.57">
                <text:p>70292.57</text:p>
              </table:table-cell>
              <table:table-cell office:value-type="float" office:value="73199.67">
                <text:p>73199.67</text:p>
              </table:table-cell>
              <table:table-cell office:value-type="float" office:value="80047.72">
                <text:p>80047.7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2653.18">
                <text:p>82653.18</text:p>
              </table:table-cell>
              <table:table-cell office:value-type="float" office:value="70614.23">
                <text:p>70614.23</text:p>
              </table:table-cell>
              <table:table-cell office:value-type="float" office:value="74465.14">
                <text:p>74465.14</text:p>
              </table:table-cell>
              <table:table-cell office:value-type="float" office:value="81167.8">
                <text:p>81167.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3119.49">
                <text:p>83119.49</text:p>
              </table:table-cell>
              <table:table-cell office:value-type="float" office:value="71552.07">
                <text:p>71552.07</text:p>
              </table:table-cell>
              <table:table-cell office:value-type="float" office:value="75032.5">
                <text:p>75032.5</text:p>
              </table:table-cell>
              <table:table-cell office:value-type="float" office:value="82028.56">
                <text:p>82028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48cm" svg:height="13.289cm" xlink:href=".." xlink:type="simple" chart:class="chart:line" chart:style-name="ch1">
        <chart:title svg:x="6.825cm" svg:y="0.401cm" chart:style-name="ch2">
          <text:p>Porównania - maksymalny element</text:p>
        </chart:title>
        <chart:legend chart:legend-position="end" svg:x="14.086cm" svg:y="5.598cm" style:legend-expansion="high" chart:style-name="ch3"/>
        <chart:plot-area chart:style-name="ch4" table:cell-range-address="'Tabela przestawna_select_max_k3_1'.A2:'Tabela przestawna_select_max_k3_1'.A102 'Tabela przestawna_select_max_k3_1'.C2:'Tabela przestawna_select_max_k3_1'.C102 'Tabela przestawna_select_max_k3_1'.H2:'Tabela przestawna_select_max_k3_1'.H102 'Tabela przestawna_select_max_k3_1'.M2:'Tabela przestawna_select_max_k3_1'.M102 'Tabela przestawna_select_max_k3_1'.R2:'Tabela przestawna_select_max_k3_1'.R102" chart:data-source-has-labels="both" svg:x="0.414cm" svg:y="1.445cm" svg:width="13.258cm" svg:height="11.579cm">
          <chartooo:coordinate-region svg:x="1.776cm" svg:y="1.445cm" svg:width="11.896cm" svg:height="10.326cm"/>
          <chart:axis chart:dimension="x" chart:name="primary-x" chart:style-name="ch5" chartooo:axis-type="auto">
            <chartooo:date-scale/>
            <chart:categories table:cell-range-address="'Tabela przestawna_select_max_k3_1'.A3:'Tabela przestawna_select_max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ax_k3_1'.C3:'Tabela przestawna_select_max_k3_1'.C102" chart:label-cell-address="'Tabela przestawna_select_max_k3_1'.C2:'Tabela przestawna_select_max_k3_1'.C2" chart:class="chart:line">
            <chart:data-point chart:repeated="100"/>
          </chart:series>
          <chart:series chart:style-name="ch8" chart:values-cell-range-address="'Tabela przestawna_select_max_k3_1'.H3:'Tabela przestawna_select_max_k3_1'.H102" chart:label-cell-address="'Tabela przestawna_select_max_k3_1'.H2:'Tabela przestawna_select_max_k3_1'.H2" chart:class="chart:line">
            <chart:data-point chart:repeated="100"/>
          </chart:series>
          <chart:series chart:style-name="ch9" chart:values-cell-range-address="'Tabela przestawna_select_max_k3_1'.M3:'Tabela przestawna_select_max_k3_1'.M102" chart:label-cell-address="'Tabela przestawna_select_max_k3_1'.M2:'Tabela przestawna_select_max_k3_1'.M2" chart:class="chart:line">
            <chart:data-point chart:repeated="100"/>
          </chart:series>
          <chart:series chart:style-name="ch10" chart:values-cell-range-address="'Tabela przestawna_select_max_k3_1'.R3:'Tabela przestawna_select_max_k3_1'.R102" chart:label-cell-address="'Tabela przestawna_select_max_k3_1'.R2:'Tabela przestawna_select_max_k3_1'.R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-3-elementy</text:p>
                <draw:g>
                  <svg:desc>'Tabela przestawna_select_max_k3_1'.C2:'Tabela przestawna_select_max_k3_1'.C2</svg:desc>
                </draw:g>
              </table:table-cell>
              <table:table-cell office:value-type="string">
                <text:p>Średnia – porównania-5-elementów</text:p>
                <draw:g>
                  <svg:desc>'Tabela przestawna_select_max_k3_1'.H2:'Tabela przestawna_select_max_k3_1'.H2</svg:desc>
                </draw:g>
              </table:table-cell>
              <table:table-cell office:value-type="string">
                <text:p>Średnia – porównania-7-elementów</text:p>
                <draw:g>
                  <svg:desc>'Tabela przestawna_select_max_k3_1'.M2:'Tabela przestawna_select_max_k3_1'.M2</svg:desc>
                </draw:g>
              </table:table-cell>
              <table:table-cell office:value-type="string">
                <text:p>Średnia – porównania-9-elementów</text:p>
                <draw:g>
                  <svg:desc>'Tabela przestawna_select_max_k3_1'.R2:'Tabela przestawna_select_max_k3_1'.R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ax_k3_1'.A3:'Tabela przestawna_select_max_k3_1'.A102</svg:desc>
                </draw:g>
              </table:table-cell>
              <table:table-cell office:value-type="float" office:value="751.949494949495">
                <text:p>751.949494949495</text:p>
                <draw:g>
                  <svg:desc>'Tabela przestawna_select_max_k3_1'.C3:'Tabela przestawna_select_max_k3_1'.C102</svg:desc>
                </draw:g>
              </table:table-cell>
              <table:table-cell office:value-type="float" office:value="670.717171717172">
                <text:p>670.717171717172</text:p>
                <draw:g>
                  <svg:desc>'Tabela przestawna_select_max_k3_1'.H3:'Tabela przestawna_select_max_k3_1'.H102</svg:desc>
                </draw:g>
              </table:table-cell>
              <table:table-cell office:value-type="float" office:value="731.666666666667">
                <text:p>731.666666666667</text:p>
                <draw:g>
                  <svg:desc>'Tabela przestawna_select_max_k3_1'.M3:'Tabela przestawna_select_max_k3_1'.M102</svg:desc>
                </draw:g>
              </table:table-cell>
              <table:table-cell office:value-type="float" office:value="781.151515151515">
                <text:p>781.151515151515</text:p>
                <draw:g>
                  <svg:desc>'Tabela przestawna_select_max_k3_1'.R3:'Tabela przestawna_select_max_k3_1'.R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83.18">
                <text:p>1583.18</text:p>
              </table:table-cell>
              <table:table-cell office:value-type="float" office:value="1389.75">
                <text:p>1389.75</text:p>
              </table:table-cell>
              <table:table-cell office:value-type="float" office:value="1456.2">
                <text:p>1456.2</text:p>
              </table:table-cell>
              <table:table-cell office:value-type="float" office:value="1577.83">
                <text:p>1577.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35.14">
                <text:p>2435.14</text:p>
              </table:table-cell>
              <table:table-cell office:value-type="float" office:value="2135.38">
                <text:p>2135.38</text:p>
              </table:table-cell>
              <table:table-cell office:value-type="float" office:value="2217.42">
                <text:p>2217.42</text:p>
              </table:table-cell>
              <table:table-cell office:value-type="float" office:value="2380.31">
                <text:p>2380.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24.5">
                <text:p>3324.5</text:p>
              </table:table-cell>
              <table:table-cell office:value-type="float" office:value="2842.45">
                <text:p>2842.45</text:p>
              </table:table-cell>
              <table:table-cell office:value-type="float" office:value="2941.09">
                <text:p>2941.09</text:p>
              </table:table-cell>
              <table:table-cell office:value-type="float" office:value="3200.95">
                <text:p>3200.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41.41">
                <text:p>4241.41</text:p>
              </table:table-cell>
              <table:table-cell office:value-type="float" office:value="3566.71">
                <text:p>3566.71</text:p>
              </table:table-cell>
              <table:table-cell office:value-type="float" office:value="3711.13">
                <text:p>3711.13</text:p>
              </table:table-cell>
              <table:table-cell office:value-type="float" office:value="4035.34">
                <text:p>4035.3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176.52">
                <text:p>5176.52</text:p>
              </table:table-cell>
              <table:table-cell office:value-type="float" office:value="4327.65">
                <text:p>4327.65</text:p>
              </table:table-cell>
              <table:table-cell office:value-type="float" office:value="4439.84">
                <text:p>4439.84</text:p>
              </table:table-cell>
              <table:table-cell office:value-type="float" office:value="4868.56">
                <text:p>4868.5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076.67">
                <text:p>6076.67</text:p>
              </table:table-cell>
              <table:table-cell office:value-type="float" office:value="5102.2">
                <text:p>5102.2</text:p>
              </table:table-cell>
              <table:table-cell office:value-type="float" office:value="5263.5">
                <text:p>5263.5</text:p>
              </table:table-cell>
              <table:table-cell office:value-type="float" office:value="5721.81">
                <text:p>5721.8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946.07">
                <text:p>6946.07</text:p>
              </table:table-cell>
              <table:table-cell office:value-type="float" office:value="5765.8">
                <text:p>5765.8</text:p>
              </table:table-cell>
              <table:table-cell office:value-type="float" office:value="6094.35">
                <text:p>6094.35</text:p>
              </table:table-cell>
              <table:table-cell office:value-type="float" office:value="6504.61">
                <text:p>6504.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933">
                <text:p>7933</text:p>
              </table:table-cell>
              <table:table-cell office:value-type="float" office:value="6477.01">
                <text:p>6477.01</text:p>
              </table:table-cell>
              <table:table-cell office:value-type="float" office:value="6874.57">
                <text:p>6874.57</text:p>
              </table:table-cell>
              <table:table-cell office:value-type="float" office:value="7287.2">
                <text:p>7287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90.03">
                <text:p>8790.03</text:p>
              </table:table-cell>
              <table:table-cell office:value-type="float" office:value="7279.22">
                <text:p>7279.22</text:p>
              </table:table-cell>
              <table:table-cell office:value-type="float" office:value="7621.22">
                <text:p>7621.22</text:p>
              </table:table-cell>
              <table:table-cell office:value-type="float" office:value="8058.53">
                <text:p>8058.5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596.39">
                <text:p>9596.39</text:p>
              </table:table-cell>
              <table:table-cell office:value-type="float" office:value="8097.21">
                <text:p>8097.21</text:p>
              </table:table-cell>
              <table:table-cell office:value-type="float" office:value="8260.43">
                <text:p>8260.43</text:p>
              </table:table-cell>
              <table:table-cell office:value-type="float" office:value="8935.86">
                <text:p>8935.8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640.0495049505">
                <text:p>10640.0495049505</text:p>
              </table:table-cell>
              <table:table-cell office:value-type="float" office:value="8794.29702970297">
                <text:p>8794.29702970297</text:p>
              </table:table-cell>
              <table:table-cell office:value-type="float" office:value="8993.38613861386">
                <text:p>8993.38613861386</text:p>
              </table:table-cell>
              <table:table-cell office:value-type="float" office:value="9773.26732673267">
                <text:p>9773.267326732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849.95">
                <text:p>11849.95</text:p>
              </table:table-cell>
              <table:table-cell office:value-type="float" office:value="9497.76">
                <text:p>9497.76</text:p>
              </table:table-cell>
              <table:table-cell office:value-type="float" office:value="9779.95">
                <text:p>9779.95</text:p>
              </table:table-cell>
              <table:table-cell office:value-type="float" office:value="10643.5">
                <text:p>10643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541.94">
                <text:p>12541.94</text:p>
              </table:table-cell>
              <table:table-cell office:value-type="float" office:value="10313.56">
                <text:p>10313.56</text:p>
              </table:table-cell>
              <table:table-cell office:value-type="float" office:value="10489.53">
                <text:p>10489.53</text:p>
              </table:table-cell>
              <table:table-cell office:value-type="float" office:value="11457.14">
                <text:p>11457.1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585.98">
                <text:p>13585.98</text:p>
              </table:table-cell>
              <table:table-cell office:value-type="float" office:value="11061.33">
                <text:p>11061.33</text:p>
              </table:table-cell>
              <table:table-cell office:value-type="float" office:value="11497.6">
                <text:p>11497.6</text:p>
              </table:table-cell>
              <table:table-cell office:value-type="float" office:value="12198.42">
                <text:p>12198.4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365.02">
                <text:p>14365.02</text:p>
              </table:table-cell>
              <table:table-cell office:value-type="float" office:value="11641.92">
                <text:p>11641.92</text:p>
              </table:table-cell>
              <table:table-cell office:value-type="float" office:value="12065.68">
                <text:p>12065.68</text:p>
              </table:table-cell>
              <table:table-cell office:value-type="float" office:value="13142.21">
                <text:p>13142.2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5481.6">
                <text:p>15481.6</text:p>
              </table:table-cell>
              <table:table-cell office:value-type="float" office:value="12465.9">
                <text:p>12465.9</text:p>
              </table:table-cell>
              <table:table-cell office:value-type="float" office:value="12983.26">
                <text:p>12983.26</text:p>
              </table:table-cell>
              <table:table-cell office:value-type="float" office:value="13922.44">
                <text:p>13922.4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065.17">
                <text:p>16065.17</text:p>
              </table:table-cell>
              <table:table-cell office:value-type="float" office:value="13348.9">
                <text:p>13348.9</text:p>
              </table:table-cell>
              <table:table-cell office:value-type="float" office:value="13686.82">
                <text:p>13686.82</text:p>
              </table:table-cell>
              <table:table-cell office:value-type="float" office:value="14718.53">
                <text:p>14718.5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7232.11">
                <text:p>17232.11</text:p>
              </table:table-cell>
              <table:table-cell office:value-type="float" office:value="14274.43">
                <text:p>14274.43</text:p>
              </table:table-cell>
              <table:table-cell office:value-type="float" office:value="14388.77">
                <text:p>14388.77</text:p>
              </table:table-cell>
              <table:table-cell office:value-type="float" office:value="15580.16">
                <text:p>15580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63.73">
                <text:p>18263.73</text:p>
              </table:table-cell>
              <table:table-cell office:value-type="float" office:value="14709.8">
                <text:p>14709.8</text:p>
              </table:table-cell>
              <table:table-cell office:value-type="float" office:value="15294.35">
                <text:p>15294.35</text:p>
              </table:table-cell>
              <table:table-cell office:value-type="float" office:value="16339.43">
                <text:p>16339.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375.6">
                <text:p>19375.6</text:p>
              </table:table-cell>
              <table:table-cell office:value-type="float" office:value="15722.36">
                <text:p>15722.36</text:p>
              </table:table-cell>
              <table:table-cell office:value-type="float" office:value="16038.33">
                <text:p>16038.33</text:p>
              </table:table-cell>
              <table:table-cell office:value-type="float" office:value="17440.38">
                <text:p>17440.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199.22">
                <text:p>20199.22</text:p>
              </table:table-cell>
              <table:table-cell office:value-type="float" office:value="16398.9">
                <text:p>16398.9</text:p>
              </table:table-cell>
              <table:table-cell office:value-type="float" office:value="16778.09">
                <text:p>16778.09</text:p>
              </table:table-cell>
              <table:table-cell office:value-type="float" office:value="18151.53">
                <text:p>18151.5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1030.85">
                <text:p>21030.85</text:p>
              </table:table-cell>
              <table:table-cell office:value-type="float" office:value="17180.85">
                <text:p>17180.85</text:p>
              </table:table-cell>
              <table:table-cell office:value-type="float" office:value="17520.2">
                <text:p>17520.2</text:p>
              </table:table-cell>
              <table:table-cell office:value-type="float" office:value="18751.28">
                <text:p>18751.2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2080.4">
                <text:p>22080.4</text:p>
              </table:table-cell>
              <table:table-cell office:value-type="float" office:value="17695.57">
                <text:p>17695.57</text:p>
              </table:table-cell>
              <table:table-cell office:value-type="float" office:value="18214.61">
                <text:p>18214.61</text:p>
              </table:table-cell>
              <table:table-cell office:value-type="float" office:value="19553.69">
                <text:p>19553.6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007.12">
                <text:p>23007.12</text:p>
              </table:table-cell>
              <table:table-cell office:value-type="float" office:value="18448.21">
                <text:p>18448.21</text:p>
              </table:table-cell>
              <table:table-cell office:value-type="float" office:value="19333.93">
                <text:p>19333.93</text:p>
              </table:table-cell>
              <table:table-cell office:value-type="float" office:value="20326.96">
                <text:p>20326.9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4052.32">
                <text:p>24052.32</text:p>
              </table:table-cell>
              <table:table-cell office:value-type="float" office:value="19484.31">
                <text:p>19484.31</text:p>
              </table:table-cell>
              <table:table-cell office:value-type="float" office:value="20000.57">
                <text:p>20000.57</text:p>
              </table:table-cell>
              <table:table-cell office:value-type="float" office:value="21682.28">
                <text:p>21682.2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4835.17">
                <text:p>24835.17</text:p>
              </table:table-cell>
              <table:table-cell office:value-type="float" office:value="20269.82">
                <text:p>20269.82</text:p>
              </table:table-cell>
              <table:table-cell office:value-type="float" office:value="20819.72">
                <text:p>20819.72</text:p>
              </table:table-cell>
              <table:table-cell office:value-type="float" office:value="22160.59">
                <text:p>22160.5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6042.15">
                <text:p>26042.15</text:p>
              </table:table-cell>
              <table:table-cell office:value-type="float" office:value="20959.71">
                <text:p>20959.71</text:p>
              </table:table-cell>
              <table:table-cell office:value-type="float" office:value="21427.66">
                <text:p>21427.66</text:p>
              </table:table-cell>
              <table:table-cell office:value-type="float" office:value="23066.13">
                <text:p>23066.1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7051.64">
                <text:p>27051.64</text:p>
              </table:table-cell>
              <table:table-cell office:value-type="float" office:value="21686.73">
                <text:p>21686.73</text:p>
              </table:table-cell>
              <table:table-cell office:value-type="float" office:value="22241.07">
                <text:p>22241.07</text:p>
              </table:table-cell>
              <table:table-cell office:value-type="float" office:value="23788.2">
                <text:p>23788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190.97">
                <text:p>28190.97</text:p>
              </table:table-cell>
              <table:table-cell office:value-type="float" office:value="22601.41">
                <text:p>22601.41</text:p>
              </table:table-cell>
              <table:table-cell office:value-type="float" office:value="23013.21">
                <text:p>23013.21</text:p>
              </table:table-cell>
              <table:table-cell office:value-type="float" office:value="24549.69">
                <text:p>24549.6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9028.86">
                <text:p>29028.86</text:p>
              </table:table-cell>
              <table:table-cell office:value-type="float" office:value="23122.58">
                <text:p>23122.58</text:p>
              </table:table-cell>
              <table:table-cell office:value-type="float" office:value="23680.78">
                <text:p>23680.78</text:p>
              </table:table-cell>
              <table:table-cell office:value-type="float" office:value="25578.5">
                <text:p>25578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833.3">
                <text:p>29833.3</text:p>
              </table:table-cell>
              <table:table-cell office:value-type="float" office:value="24055.49">
                <text:p>24055.49</text:p>
              </table:table-cell>
              <table:table-cell office:value-type="float" office:value="24573.19">
                <text:p>24573.19</text:p>
              </table:table-cell>
              <table:table-cell office:value-type="float" office:value="26187.28">
                <text:p>26187.2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0769.39">
                <text:p>30769.39</text:p>
              </table:table-cell>
              <table:table-cell office:value-type="float" office:value="24701.25">
                <text:p>24701.25</text:p>
              </table:table-cell>
              <table:table-cell office:value-type="float" office:value="25481.51">
                <text:p>25481.51</text:p>
              </table:table-cell>
              <table:table-cell office:value-type="float" office:value="27216.48">
                <text:p>27216.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1634.81">
                <text:p>31634.81</text:p>
              </table:table-cell>
              <table:table-cell office:value-type="float" office:value="25537.01">
                <text:p>25537.01</text:p>
              </table:table-cell>
              <table:table-cell office:value-type="float" office:value="26046.01">
                <text:p>26046.01</text:p>
              </table:table-cell>
              <table:table-cell office:value-type="float" office:value="27986.8">
                <text:p>27986.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2752.67">
                <text:p>32752.67</text:p>
              </table:table-cell>
              <table:table-cell office:value-type="float" office:value="26210.17">
                <text:p>26210.17</text:p>
              </table:table-cell>
              <table:table-cell office:value-type="float" office:value="26890.43">
                <text:p>26890.43</text:p>
              </table:table-cell>
              <table:table-cell office:value-type="float" office:value="28861.89">
                <text:p>28861.8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319.89">
                <text:p>34319.89</text:p>
              </table:table-cell>
              <table:table-cell office:value-type="float" office:value="26874.7">
                <text:p>26874.7</text:p>
              </table:table-cell>
              <table:table-cell office:value-type="float" office:value="27651.22">
                <text:p>27651.22</text:p>
              </table:table-cell>
              <table:table-cell office:value-type="float" office:value="29825.28">
                <text:p>29825.2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4487.53">
                <text:p>34487.53</text:p>
              </table:table-cell>
              <table:table-cell office:value-type="float" office:value="27907.82">
                <text:p>27907.82</text:p>
              </table:table-cell>
              <table:table-cell office:value-type="float" office:value="28506.21">
                <text:p>28506.21</text:p>
              </table:table-cell>
              <table:table-cell office:value-type="float" office:value="30523.95">
                <text:p>30523.9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623.49">
                <text:p>35623.49</text:p>
              </table:table-cell>
              <table:table-cell office:value-type="float" office:value="28581.26">
                <text:p>28581.26</text:p>
              </table:table-cell>
              <table:table-cell office:value-type="float" office:value="29081.74">
                <text:p>29081.74</text:p>
              </table:table-cell>
              <table:table-cell office:value-type="float" office:value="31259.9">
                <text:p>31259.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6995.95">
                <text:p>36995.95</text:p>
              </table:table-cell>
              <table:table-cell office:value-type="float" office:value="29094.22">
                <text:p>29094.22</text:p>
              </table:table-cell>
              <table:table-cell office:value-type="float" office:value="29840.22">
                <text:p>29840.22</text:p>
              </table:table-cell>
              <table:table-cell office:value-type="float" office:value="32228.98">
                <text:p>32228.9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927.93">
                <text:p>37927.93</text:p>
              </table:table-cell>
              <table:table-cell office:value-type="float" office:value="30031.35">
                <text:p>30031.35</text:p>
              </table:table-cell>
              <table:table-cell office:value-type="float" office:value="30724.07">
                <text:p>30724.07</text:p>
              </table:table-cell>
              <table:table-cell office:value-type="float" office:value="32942">
                <text:p>329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8575.8">
                <text:p>38575.8</text:p>
              </table:table-cell>
              <table:table-cell office:value-type="float" office:value="30623.33">
                <text:p>30623.33</text:p>
              </table:table-cell>
              <table:table-cell office:value-type="float" office:value="31480.87">
                <text:p>31480.87</text:p>
              </table:table-cell>
              <table:table-cell office:value-type="float" office:value="34230.68">
                <text:p>34230.6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9778.99">
                <text:p>39778.99</text:p>
              </table:table-cell>
              <table:table-cell office:value-type="float" office:value="31808.52">
                <text:p>31808.52</text:p>
              </table:table-cell>
              <table:table-cell office:value-type="float" office:value="32420.54">
                <text:p>32420.54</text:p>
              </table:table-cell>
              <table:table-cell office:value-type="float" office:value="34804.6">
                <text:p>34804.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0800.7">
                <text:p>40800.7</text:p>
              </table:table-cell>
              <table:table-cell office:value-type="float" office:value="32376.45">
                <text:p>32376.45</text:p>
              </table:table-cell>
              <table:table-cell office:value-type="float" office:value="33099.62">
                <text:p>33099.62</text:p>
              </table:table-cell>
              <table:table-cell office:value-type="float" office:value="35461.36">
                <text:p>35461.3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1562.08">
                <text:p>41562.08</text:p>
              </table:table-cell>
              <table:table-cell office:value-type="float" office:value="33224.42">
                <text:p>33224.42</text:p>
              </table:table-cell>
              <table:table-cell office:value-type="float" office:value="33685.56">
                <text:p>33685.56</text:p>
              </table:table-cell>
              <table:table-cell office:value-type="float" office:value="36824.29">
                <text:p>36824.2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2600.1">
                <text:p>42600.1</text:p>
              </table:table-cell>
              <table:table-cell office:value-type="float" office:value="33946.25">
                <text:p>33946.25</text:p>
              </table:table-cell>
              <table:table-cell office:value-type="float" office:value="34811.12">
                <text:p>34811.12</text:p>
              </table:table-cell>
              <table:table-cell office:value-type="float" office:value="37534.9">
                <text:p>37534.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3492.99">
                <text:p>43492.99</text:p>
              </table:table-cell>
              <table:table-cell office:value-type="float" office:value="34454.28">
                <text:p>34454.28</text:p>
              </table:table-cell>
              <table:table-cell office:value-type="float" office:value="35290.17">
                <text:p>35290.17</text:p>
              </table:table-cell>
              <table:table-cell office:value-type="float" office:value="38031.24">
                <text:p>38031.2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4935.12">
                <text:p>44935.12</text:p>
              </table:table-cell>
              <table:table-cell office:value-type="float" office:value="35781.12">
                <text:p>35781.12</text:p>
              </table:table-cell>
              <table:table-cell office:value-type="float" office:value="36117.55">
                <text:p>36117.55</text:p>
              </table:table-cell>
              <table:table-cell office:value-type="float" office:value="38959.06">
                <text:p>38959.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5626.89">
                <text:p>45626.89</text:p>
              </table:table-cell>
              <table:table-cell office:value-type="float" office:value="35894.8">
                <text:p>35894.8</text:p>
              </table:table-cell>
              <table:table-cell office:value-type="float" office:value="37112.59">
                <text:p>37112.59</text:p>
              </table:table-cell>
              <table:table-cell office:value-type="float" office:value="39497.18">
                <text:p>39497.1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6753.91">
                <text:p>46753.91</text:p>
              </table:table-cell>
              <table:table-cell office:value-type="float" office:value="37105.7">
                <text:p>37105.7</text:p>
              </table:table-cell>
              <table:table-cell office:value-type="float" office:value="37654.28">
                <text:p>37654.28</text:p>
              </table:table-cell>
              <table:table-cell office:value-type="float" office:value="40271.56">
                <text:p>40271.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7649.08">
                <text:p>47649.08</text:p>
              </table:table-cell>
              <table:table-cell office:value-type="float" office:value="37554.82">
                <text:p>37554.82</text:p>
              </table:table-cell>
              <table:table-cell office:value-type="float" office:value="38701.01">
                <text:p>38701.01</text:p>
              </table:table-cell>
              <table:table-cell office:value-type="float" office:value="40989.51">
                <text:p>40989.5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9047.33">
                <text:p>49047.33</text:p>
              </table:table-cell>
              <table:table-cell office:value-type="float" office:value="38509.4">
                <text:p>38509.4</text:p>
              </table:table-cell>
              <table:table-cell office:value-type="float" office:value="38955.48">
                <text:p>38955.48</text:p>
              </table:table-cell>
              <table:table-cell office:value-type="float" office:value="42130.48">
                <text:p>42130.4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0049.92">
                <text:p>50049.92</text:p>
              </table:table-cell>
              <table:table-cell office:value-type="float" office:value="39091.52">
                <text:p>39091.52</text:p>
              </table:table-cell>
              <table:table-cell office:value-type="float" office:value="40007.83">
                <text:p>40007.83</text:p>
              </table:table-cell>
              <table:table-cell office:value-type="float" office:value="42851.58">
                <text:p>42851.5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0309.19">
                <text:p>50309.19</text:p>
              </table:table-cell>
              <table:table-cell office:value-type="float" office:value="39980.07">
                <text:p>39980.07</text:p>
              </table:table-cell>
              <table:table-cell office:value-type="float" office:value="40700.62">
                <text:p>40700.62</text:p>
              </table:table-cell>
              <table:table-cell office:value-type="float" office:value="43649.89">
                <text:p>43649.8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1517.06">
                <text:p>51517.06</text:p>
              </table:table-cell>
              <table:table-cell office:value-type="float" office:value="40902.58">
                <text:p>40902.58</text:p>
              </table:table-cell>
              <table:table-cell office:value-type="float" office:value="41481.99">
                <text:p>41481.99</text:p>
              </table:table-cell>
              <table:table-cell office:value-type="float" office:value="44631.24">
                <text:p>44631.2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2441.45">
                <text:p>52441.45</text:p>
              </table:table-cell>
              <table:table-cell office:value-type="float" office:value="41752.73">
                <text:p>41752.73</text:p>
              </table:table-cell>
              <table:table-cell office:value-type="float" office:value="42419.94">
                <text:p>42419.94</text:p>
              </table:table-cell>
              <table:table-cell office:value-type="float" office:value="45991.94">
                <text:p>45991.9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4138.56">
                <text:p>54138.56</text:p>
              </table:table-cell>
              <table:table-cell office:value-type="float" office:value="42387.28">
                <text:p>42387.28</text:p>
              </table:table-cell>
              <table:table-cell office:value-type="float" office:value="43452.05">
                <text:p>43452.05</text:p>
              </table:table-cell>
              <table:table-cell office:value-type="float" office:value="46440.89">
                <text:p>46440.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4791.37">
                <text:p>54791.37</text:p>
              </table:table-cell>
              <table:table-cell office:value-type="float" office:value="42948.09">
                <text:p>42948.09</text:p>
              </table:table-cell>
              <table:table-cell office:value-type="float" office:value="44108.58">
                <text:p>44108.58</text:p>
              </table:table-cell>
              <table:table-cell office:value-type="float" office:value="46915.82">
                <text:p>46915.8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5926.89">
                <text:p>55926.89</text:p>
              </table:table-cell>
              <table:table-cell office:value-type="float" office:value="43894.6">
                <text:p>43894.6</text:p>
              </table:table-cell>
              <table:table-cell office:value-type="float" office:value="44347.73">
                <text:p>44347.73</text:p>
              </table:table-cell>
              <table:table-cell office:value-type="float" office:value="48150.58">
                <text:p>48150.5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6854.54">
                <text:p>56854.54</text:p>
              </table:table-cell>
              <table:table-cell office:value-type="float" office:value="44599.51">
                <text:p>44599.51</text:p>
              </table:table-cell>
              <table:table-cell office:value-type="float" office:value="45524.05">
                <text:p>45524.05</text:p>
              </table:table-cell>
              <table:table-cell office:value-type="float" office:value="49055.88">
                <text:p>49055.8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7057.63">
                <text:p>57057.63</text:p>
              </table:table-cell>
              <table:table-cell office:value-type="float" office:value="45624.3">
                <text:p>45624.3</text:p>
              </table:table-cell>
              <table:table-cell office:value-type="float" office:value="46903.33">
                <text:p>46903.33</text:p>
              </table:table-cell>
              <table:table-cell office:value-type="float" office:value="49862.44">
                <text:p>49862.4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8223.34">
                <text:p>58223.34</text:p>
              </table:table-cell>
              <table:table-cell office:value-type="float" office:value="45837.5">
                <text:p>45837.5</text:p>
              </table:table-cell>
              <table:table-cell office:value-type="float" office:value="46883.85">
                <text:p>46883.85</text:p>
              </table:table-cell>
              <table:table-cell office:value-type="float" office:value="50316.51">
                <text:p>50316.5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9612.36">
                <text:p>59612.36</text:p>
              </table:table-cell>
              <table:table-cell office:value-type="float" office:value="46410.95">
                <text:p>46410.95</text:p>
              </table:table-cell>
              <table:table-cell office:value-type="float" office:value="48114.12">
                <text:p>48114.12</text:p>
              </table:table-cell>
              <table:table-cell office:value-type="float" office:value="51195.05">
                <text:p>51195.0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0628.8">
                <text:p>60628.8</text:p>
              </table:table-cell>
              <table:table-cell office:value-type="float" office:value="47431.94">
                <text:p>47431.94</text:p>
              </table:table-cell>
              <table:table-cell office:value-type="float" office:value="48560.87">
                <text:p>48560.87</text:p>
              </table:table-cell>
              <table:table-cell office:value-type="float" office:value="52204.74">
                <text:p>52204.7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1265.94">
                <text:p>61265.94</text:p>
              </table:table-cell>
              <table:table-cell office:value-type="float" office:value="48385.14">
                <text:p>48385.14</text:p>
              </table:table-cell>
              <table:table-cell office:value-type="float" office:value="49505.46">
                <text:p>49505.46</text:p>
              </table:table-cell>
              <table:table-cell office:value-type="float" office:value="53452.95">
                <text:p>53452.9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3015.8">
                <text:p>63015.8</text:p>
              </table:table-cell>
              <table:table-cell office:value-type="float" office:value="49032.72">
                <text:p>49032.72</text:p>
              </table:table-cell>
              <table:table-cell office:value-type="float" office:value="50140.78">
                <text:p>50140.78</text:p>
              </table:table-cell>
              <table:table-cell office:value-type="float" office:value="53973.94">
                <text:p>53973.9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3415.52">
                <text:p>63415.52</text:p>
              </table:table-cell>
              <table:table-cell office:value-type="float" office:value="49799.38">
                <text:p>49799.38</text:p>
              </table:table-cell>
              <table:table-cell office:value-type="float" office:value="50954.93">
                <text:p>50954.93</text:p>
              </table:table-cell>
              <table:table-cell office:value-type="float" office:value="54426.24">
                <text:p>54426.2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4062.58">
                <text:p>64062.58</text:p>
              </table:table-cell>
              <table:table-cell office:value-type="float" office:value="50466.56">
                <text:p>50466.56</text:p>
              </table:table-cell>
              <table:table-cell office:value-type="float" office:value="52008.5">
                <text:p>52008.5</text:p>
              </table:table-cell>
              <table:table-cell office:value-type="float" office:value="55595.86">
                <text:p>55595.8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5523.28">
                <text:p>65523.28</text:p>
              </table:table-cell>
              <table:table-cell office:value-type="float" office:value="51455.65">
                <text:p>51455.65</text:p>
              </table:table-cell>
              <table:table-cell office:value-type="float" office:value="52264.77">
                <text:p>52264.77</text:p>
              </table:table-cell>
              <table:table-cell office:value-type="float" office:value="56656.37">
                <text:p>56656.3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6606.36">
                <text:p>66606.36</text:p>
              </table:table-cell>
              <table:table-cell office:value-type="float" office:value="52607.81">
                <text:p>52607.81</text:p>
              </table:table-cell>
              <table:table-cell office:value-type="float" office:value="53930.82">
                <text:p>53930.82</text:p>
              </table:table-cell>
              <table:table-cell office:value-type="float" office:value="57306.52">
                <text:p>57306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7782.27">
                <text:p>67782.27</text:p>
              </table:table-cell>
              <table:table-cell office:value-type="float" office:value="53255.36">
                <text:p>53255.36</text:p>
              </table:table-cell>
              <table:table-cell office:value-type="float" office:value="54382.24">
                <text:p>54382.24</text:p>
              </table:table-cell>
              <table:table-cell office:value-type="float" office:value="58005.45">
                <text:p>58005.4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9210.71">
                <text:p>69210.71</text:p>
              </table:table-cell>
              <table:table-cell office:value-type="float" office:value="54101.67">
                <text:p>54101.67</text:p>
              </table:table-cell>
              <table:table-cell office:value-type="float" office:value="55020.23">
                <text:p>55020.23</text:p>
              </table:table-cell>
              <table:table-cell office:value-type="float" office:value="59059.83">
                <text:p>59059.8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0052.59">
                <text:p>70052.59</text:p>
              </table:table-cell>
              <table:table-cell office:value-type="float" office:value="54387.6">
                <text:p>54387.6</text:p>
              </table:table-cell>
              <table:table-cell office:value-type="float" office:value="55476.42">
                <text:p>55476.42</text:p>
              </table:table-cell>
              <table:table-cell office:value-type="float" office:value="60004.77">
                <text:p>60004.7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1004.76">
                <text:p>71004.76</text:p>
              </table:table-cell>
              <table:table-cell office:value-type="float" office:value="55296.74">
                <text:p>55296.74</text:p>
              </table:table-cell>
              <table:table-cell office:value-type="float" office:value="56629.49">
                <text:p>56629.49</text:p>
              </table:table-cell>
              <table:table-cell office:value-type="float" office:value="61152.96">
                <text:p>61152.9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1986.59">
                <text:p>71986.59</text:p>
              </table:table-cell>
              <table:table-cell office:value-type="float" office:value="55886.89">
                <text:p>55886.89</text:p>
              </table:table-cell>
              <table:table-cell office:value-type="float" office:value="57012.75">
                <text:p>57012.75</text:p>
              </table:table-cell>
              <table:table-cell office:value-type="float" office:value="61466.06">
                <text:p>61466.0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2788.59">
                <text:p>72788.59</text:p>
              </table:table-cell>
              <table:table-cell office:value-type="float" office:value="56669.26">
                <text:p>56669.26</text:p>
              </table:table-cell>
              <table:table-cell office:value-type="float" office:value="57981.93">
                <text:p>57981.93</text:p>
              </table:table-cell>
              <table:table-cell office:value-type="float" office:value="62462.31">
                <text:p>62462.3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3530.45">
                <text:p>73530.45</text:p>
              </table:table-cell>
              <table:table-cell office:value-type="float" office:value="58017.85">
                <text:p>58017.85</text:p>
              </table:table-cell>
              <table:table-cell office:value-type="float" office:value="58594.12">
                <text:p>58594.12</text:p>
              </table:table-cell>
              <table:table-cell office:value-type="float" office:value="62551.54">
                <text:p>62551.54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5111.86">
                <text:p>75111.86</text:p>
              </table:table-cell>
              <table:table-cell office:value-type="float" office:value="58419.26">
                <text:p>58419.26</text:p>
              </table:table-cell>
              <table:table-cell office:value-type="float" office:value="59567.89">
                <text:p>59567.89</text:p>
              </table:table-cell>
              <table:table-cell office:value-type="float" office:value="64152.91">
                <text:p>64152.9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5766.3">
                <text:p>75766.3</text:p>
              </table:table-cell>
              <table:table-cell office:value-type="float" office:value="58872.16">
                <text:p>58872.16</text:p>
              </table:table-cell>
              <table:table-cell office:value-type="float" office:value="60118.16">
                <text:p>60118.16</text:p>
              </table:table-cell>
              <table:table-cell office:value-type="float" office:value="64902.03">
                <text:p>64902.0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6353.48">
                <text:p>76353.48</text:p>
              </table:table-cell>
              <table:table-cell office:value-type="float" office:value="59828.85">
                <text:p>59828.85</text:p>
              </table:table-cell>
              <table:table-cell office:value-type="float" office:value="61454.59">
                <text:p>61454.59</text:p>
              </table:table-cell>
              <table:table-cell office:value-type="float" office:value="65287.39">
                <text:p>65287.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7138.03">
                <text:p>77138.03</text:p>
              </table:table-cell>
              <table:table-cell office:value-type="float" office:value="60063.38">
                <text:p>60063.38</text:p>
              </table:table-cell>
              <table:table-cell office:value-type="float" office:value="61881.24">
                <text:p>61881.24</text:p>
              </table:table-cell>
              <table:table-cell office:value-type="float" office:value="65575.55">
                <text:p>65575.5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7733.26">
                <text:p>77733.26</text:p>
              </table:table-cell>
              <table:table-cell office:value-type="float" office:value="61019.9">
                <text:p>61019.9</text:p>
              </table:table-cell>
              <table:table-cell office:value-type="float" office:value="62601.21">
                <text:p>62601.21</text:p>
              </table:table-cell>
              <table:table-cell office:value-type="float" office:value="67416.12">
                <text:p>67416.1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9523.5">
                <text:p>79523.5</text:p>
              </table:table-cell>
              <table:table-cell office:value-type="float" office:value="62150.82">
                <text:p>62150.82</text:p>
              </table:table-cell>
              <table:table-cell office:value-type="float" office:value="63721.39">
                <text:p>63721.39</text:p>
              </table:table-cell>
              <table:table-cell office:value-type="float" office:value="68176.13">
                <text:p>68176.1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1313.79">
                <text:p>81313.79</text:p>
              </table:table-cell>
              <table:table-cell office:value-type="float" office:value="63065.46">
                <text:p>63065.46</text:p>
              </table:table-cell>
              <table:table-cell office:value-type="float" office:value="64636.43">
                <text:p>64636.43</text:p>
              </table:table-cell>
              <table:table-cell office:value-type="float" office:value="69371.81">
                <text:p>69371.8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2325.22">
                <text:p>82325.22</text:p>
              </table:table-cell>
              <table:table-cell office:value-type="float" office:value="63976.76">
                <text:p>63976.76</text:p>
              </table:table-cell>
              <table:table-cell office:value-type="float" office:value="64694.31">
                <text:p>64694.31</text:p>
              </table:table-cell>
              <table:table-cell office:value-type="float" office:value="70403.28">
                <text:p>70403.2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3040.55">
                <text:p>83040.55</text:p>
              </table:table-cell>
              <table:table-cell office:value-type="float" office:value="64654.87">
                <text:p>64654.87</text:p>
              </table:table-cell>
              <table:table-cell office:value-type="float" office:value="65828.13">
                <text:p>65828.13</text:p>
              </table:table-cell>
              <table:table-cell office:value-type="float" office:value="69900.4">
                <text:p>69900.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3625.7">
                <text:p>83625.7</text:p>
              </table:table-cell>
              <table:table-cell office:value-type="float" office:value="65904.11">
                <text:p>65904.11</text:p>
              </table:table-cell>
              <table:table-cell office:value-type="float" office:value="66153.15">
                <text:p>66153.15</text:p>
              </table:table-cell>
              <table:table-cell office:value-type="float" office:value="72082.41">
                <text:p>72082.4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4958.66">
                <text:p>84958.66</text:p>
              </table:table-cell>
              <table:table-cell office:value-type="float" office:value="65986.43">
                <text:p>65986.43</text:p>
              </table:table-cell>
              <table:table-cell office:value-type="float" office:value="67179.43">
                <text:p>67179.43</text:p>
              </table:table-cell>
              <table:table-cell office:value-type="float" office:value="72195.21">
                <text:p>72195.2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5857.45">
                <text:p>85857.45</text:p>
              </table:table-cell>
              <table:table-cell office:value-type="float" office:value="66558.74">
                <text:p>66558.74</text:p>
              </table:table-cell>
              <table:table-cell office:value-type="float" office:value="68401.89">
                <text:p>68401.89</text:p>
              </table:table-cell>
              <table:table-cell office:value-type="float" office:value="72886.14">
                <text:p>72886.1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6166.44">
                <text:p>86166.44</text:p>
              </table:table-cell>
              <table:table-cell office:value-type="float" office:value="67667.65">
                <text:p>67667.65</text:p>
              </table:table-cell>
              <table:table-cell office:value-type="float" office:value="68881.9">
                <text:p>68881.9</text:p>
              </table:table-cell>
              <table:table-cell office:value-type="float" office:value="73370.2">
                <text:p>73370.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7920.79">
                <text:p>87920.79</text:p>
              </table:table-cell>
              <table:table-cell office:value-type="float" office:value="67426.62">
                <text:p>67426.62</text:p>
              </table:table-cell>
              <table:table-cell office:value-type="float" office:value="69531.23">
                <text:p>69531.23</text:p>
              </table:table-cell>
              <table:table-cell office:value-type="float" office:value="74497.25">
                <text:p>74497.2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88629.39">
                <text:p>88629.39</text:p>
              </table:table-cell>
              <table:table-cell office:value-type="float" office:value="69330.75">
                <text:p>69330.75</text:p>
              </table:table-cell>
              <table:table-cell office:value-type="float" office:value="70731.13">
                <text:p>70731.13</text:p>
              </table:table-cell>
              <table:table-cell office:value-type="float" office:value="75735.73">
                <text:p>75735.7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89720.29">
                <text:p>89720.29</text:p>
              </table:table-cell>
              <table:table-cell office:value-type="float" office:value="70351.3">
                <text:p>70351.3</text:p>
              </table:table-cell>
              <table:table-cell office:value-type="float" office:value="70716.75">
                <text:p>70716.75</text:p>
              </table:table-cell>
              <table:table-cell office:value-type="float" office:value="76596.6">
                <text:p>76596.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0847.9">
                <text:p>90847.9</text:p>
              </table:table-cell>
              <table:table-cell office:value-type="float" office:value="70667.22">
                <text:p>70667.22</text:p>
              </table:table-cell>
              <table:table-cell office:value-type="float" office:value="72058.6">
                <text:p>72058.6</text:p>
              </table:table-cell>
              <table:table-cell office:value-type="float" office:value="77158.8">
                <text:p>77158.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1663.54">
                <text:p>91663.54</text:p>
              </table:table-cell>
              <table:table-cell office:value-type="float" office:value="71947.67">
                <text:p>71947.67</text:p>
              </table:table-cell>
              <table:table-cell office:value-type="float" office:value="72782.55">
                <text:p>72782.55</text:p>
              </table:table-cell>
              <table:table-cell office:value-type="float" office:value="78032.58">
                <text:p>78032.5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2684.92">
                <text:p>92684.92</text:p>
              </table:table-cell>
              <table:table-cell office:value-type="float" office:value="71434.06">
                <text:p>71434.06</text:p>
              </table:table-cell>
              <table:table-cell office:value-type="float" office:value="73149.77">
                <text:p>73149.77</text:p>
              </table:table-cell>
              <table:table-cell office:value-type="float" office:value="79691.72">
                <text:p>79691.7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3712.53">
                <text:p>93712.53</text:p>
              </table:table-cell>
              <table:table-cell office:value-type="float" office:value="72732.61">
                <text:p>72732.61</text:p>
              </table:table-cell>
              <table:table-cell office:value-type="float" office:value="74198.41">
                <text:p>74198.41</text:p>
              </table:table-cell>
              <table:table-cell office:value-type="float" office:value="79236.23">
                <text:p>79236.2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4537.55">
                <text:p>94537.55</text:p>
              </table:table-cell>
              <table:table-cell office:value-type="float" office:value="73672.06">
                <text:p>73672.06</text:p>
              </table:table-cell>
              <table:table-cell office:value-type="float" office:value="75511.14">
                <text:p>75511.14</text:p>
              </table:table-cell>
              <table:table-cell office:value-type="float" office:value="80464.33">
                <text:p>80464.3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6177.59">
                <text:p>96177.59</text:p>
              </table:table-cell>
              <table:table-cell office:value-type="float" office:value="74988.55">
                <text:p>74988.55</text:p>
              </table:table-cell>
              <table:table-cell office:value-type="float" office:value="75401.52">
                <text:p>75401.52</text:p>
              </table:table-cell>
              <table:table-cell office:value-type="float" office:value="80948.98">
                <text:p>80948.9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7640.14">
                <text:p>97640.14</text:p>
              </table:table-cell>
              <table:table-cell office:value-type="float" office:value="74673.33">
                <text:p>74673.33</text:p>
              </table:table-cell>
              <table:table-cell office:value-type="float" office:value="76965.33">
                <text:p>76965.33</text:p>
              </table:table-cell>
              <table:table-cell office:value-type="float" office:value="82643.69">
                <text:p>82643.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7770.88">
                <text:p>97770.88</text:p>
              </table:table-cell>
              <table:table-cell office:value-type="float" office:value="76157.63">
                <text:p>76157.63</text:p>
              </table:table-cell>
              <table:table-cell office:value-type="float" office:value="77676.55">
                <text:p>77676.55</text:p>
              </table:table-cell>
              <table:table-cell office:value-type="float" office:value="83457.11">
                <text:p>8345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2.386cm" xlink:href=".." xlink:type="simple" chart:class="chart:line" chart:style-name="ch1">
        <chart:title svg:x="7.246cm" svg:y="0.383cm" chart:style-name="ch2">
          <text:p>Czas - maksymalny element</text:p>
        </chart:title>
        <chart:legend chart:legend-position="end" svg:x="14.638cm" svg:y="5.147cm" style:legend-expansion="high" chart:style-name="ch3"/>
        <chart:plot-area chart:style-name="ch4" table:cell-range-address="'Tabela przestawna_select_max_k3_1'.A2:'Tabela przestawna_select_max_k3_1'.A102 'Tabela przestawna_select_max_k3_1'.D2:'Tabela przestawna_select_max_k3_1'.D102 'Tabela przestawna_select_max_k3_1'.I2:'Tabela przestawna_select_max_k3_1'.I102 'Tabela przestawna_select_max_k3_1'.N2:'Tabela przestawna_select_max_k3_1'.N102 'Tabela przestawna_select_max_k3_1'.S2:'Tabela przestawna_select_max_k3_1'.S102" chart:data-source-has-labels="both" svg:x="0.406cm" svg:y="1.409cm" svg:width="13.826cm" svg:height="10.73cm">
          <chartooo:coordinate-region svg:x="1.133cm" svg:y="1.409cm" svg:width="13.099cm" svg:height="9.477cm"/>
          <chart:axis chart:dimension="x" chart:name="primary-x" chart:style-name="ch5" chartooo:axis-type="auto">
            <chartooo:date-scale/>
            <chart:categories table:cell-range-address="'Tabela przestawna_select_max_k3_1'.A3:'Tabela przestawna_select_max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ax_k3_1'.D3:'Tabela przestawna_select_max_k3_1'.D102" chart:label-cell-address="'Tabela przestawna_select_max_k3_1'.D2:'Tabela przestawna_select_max_k3_1'.D2" chart:class="chart:line">
            <chart:data-point chart:repeated="100"/>
          </chart:series>
          <chart:series chart:style-name="ch8" chart:values-cell-range-address="'Tabela przestawna_select_max_k3_1'.I3:'Tabela przestawna_select_max_k3_1'.I102" chart:label-cell-address="'Tabela przestawna_select_max_k3_1'.I2:'Tabela przestawna_select_max_k3_1'.I2" chart:class="chart:line">
            <chart:data-point chart:repeated="100"/>
          </chart:series>
          <chart:series chart:style-name="ch9" chart:values-cell-range-address="'Tabela przestawna_select_max_k3_1'.N3:'Tabela przestawna_select_max_k3_1'.N102" chart:label-cell-address="'Tabela przestawna_select_max_k3_1'.N2:'Tabela przestawna_select_max_k3_1'.N2" chart:class="chart:line">
            <chart:data-point chart:repeated="100"/>
          </chart:series>
          <chart:series chart:style-name="ch10" chart:values-cell-range-address="'Tabela przestawna_select_max_k3_1'.S3:'Tabela przestawna_select_max_k3_1'.S102" chart:label-cell-address="'Tabela przestawna_select_max_k3_1'.S2:'Tabela przestawna_select_max_k3_1'.S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czas-3-elementy</text:p>
                <draw:g>
                  <svg:desc>'Tabela przestawna_select_max_k3_1'.D2:'Tabela przestawna_select_max_k3_1'.D2</svg:desc>
                </draw:g>
              </table:table-cell>
              <table:table-cell office:value-type="string">
                <text:p>Średnia – czas-5-elementów</text:p>
                <draw:g>
                  <svg:desc>'Tabela przestawna_select_max_k3_1'.I2:'Tabela przestawna_select_max_k3_1'.I2</svg:desc>
                </draw:g>
              </table:table-cell>
              <table:table-cell office:value-type="string">
                <text:p>Średnia – czas-7-elementów</text:p>
                <draw:g>
                  <svg:desc>'Tabela przestawna_select_max_k3_1'.N2:'Tabela przestawna_select_max_k3_1'.N2</svg:desc>
                </draw:g>
              </table:table-cell>
              <table:table-cell office:value-type="string">
                <text:p>Średnia – czas-9-elementów</text:p>
                <draw:g>
                  <svg:desc>'Tabela przestawna_select_max_k3_1'.S2:'Tabela przestawna_select_max_k3_1'.S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ax_k3_1'.A3:'Tabela przestawna_select_max_k3_1'.A102</svg:desc>
                </draw:g>
              </table:table-cell>
              <table:table-cell office:value-type="float" office:value="0.0153131313131313">
                <text:p>0.0153131313131313</text:p>
                <draw:g>
                  <svg:desc>'Tabela przestawna_select_max_k3_1'.D3:'Tabela przestawna_select_max_k3_1'.D102</svg:desc>
                </draw:g>
              </table:table-cell>
              <table:table-cell office:value-type="float" office:value="0.0124040404040404">
                <text:p>0.0124040404040404</text:p>
                <draw:g>
                  <svg:desc>'Tabela przestawna_select_max_k3_1'.I3:'Tabela przestawna_select_max_k3_1'.I102</svg:desc>
                </draw:g>
              </table:table-cell>
              <table:table-cell office:value-type="float" office:value="0.0116868686868687">
                <text:p>0.0116868686868687</text:p>
                <draw:g>
                  <svg:desc>'Tabela przestawna_select_max_k3_1'.N3:'Tabela przestawna_select_max_k3_1'.N102</svg:desc>
                </draw:g>
              </table:table-cell>
              <table:table-cell office:value-type="float" office:value="0.011040404040404">
                <text:p>0.011040404040404</text:p>
                <draw:g>
                  <svg:desc>'Tabela przestawna_select_max_k3_1'.S3:'Tabela przestawna_select_max_k3_1'.S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85">
                <text:p>0.0285</text:p>
              </table:table-cell>
              <table:table-cell office:value-type="float" office:value="0.02144">
                <text:p>0.02144</text:p>
              </table:table-cell>
              <table:table-cell office:value-type="float" office:value="0.02067">
                <text:p>0.02067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081">
                <text:p>0.04081</text:p>
              </table:table-cell>
              <table:table-cell office:value-type="float" office:value="0.03167">
                <text:p>0.03167</text:p>
              </table:table-cell>
              <table:table-cell office:value-type="float" office:value="0.03022">
                <text:p>0.03022</text:p>
              </table:table-cell>
              <table:table-cell office:value-type="float" office:value="0.02822">
                <text:p>0.02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513">
                <text:p>0.05513</text:p>
              </table:table-cell>
              <table:table-cell office:value-type="float" office:value="0.04074">
                <text:p>0.04074</text:p>
              </table:table-cell>
              <table:table-cell office:value-type="float" office:value="0.03804">
                <text:p>0.03804</text:p>
              </table:table-cell>
              <table:table-cell office:value-type="float" office:value="0.03711">
                <text:p>0.037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101">
                <text:p>0.08101</text:p>
              </table:table-cell>
              <table:table-cell office:value-type="float" office:value="0.05823">
                <text:p>0.05823</text:p>
              </table:table-cell>
              <table:table-cell office:value-type="float" office:value="0.05472">
                <text:p>0.05472</text:p>
              </table:table-cell>
              <table:table-cell office:value-type="float" office:value="0.05226">
                <text:p>0.052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7829">
                <text:p>0.07829</text:p>
              </table:table-cell>
              <table:table-cell office:value-type="float" office:value="0.05727">
                <text:p>0.05727</text:p>
              </table:table-cell>
              <table:table-cell office:value-type="float" office:value="0.05242">
                <text:p>0.05242</text:p>
              </table:table-cell>
              <table:table-cell office:value-type="float" office:value="0.05088">
                <text:p>0.050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9112">
                <text:p>0.09112</text:p>
              </table:table-cell>
              <table:table-cell office:value-type="float" office:value="0.06548">
                <text:p>0.06548</text:p>
              </table:table-cell>
              <table:table-cell office:value-type="float" office:value="0.06257">
                <text:p>0.06257</text:p>
              </table:table-cell>
              <table:table-cell office:value-type="float" office:value="0.05922">
                <text:p>0.059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559">
                <text:p>0.10559</text:p>
              </table:table-cell>
              <table:table-cell office:value-type="float" office:value="0.07331">
                <text:p>0.07331</text:p>
              </table:table-cell>
              <table:table-cell office:value-type="float" office:value="0.07026">
                <text:p>0.07026</text:p>
              </table:table-cell>
              <table:table-cell office:value-type="float" office:value="0.06848">
                <text:p>0.068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2169">
                <text:p>0.12169</text:p>
              </table:table-cell>
              <table:table-cell office:value-type="float" office:value="0.08405">
                <text:p>0.08405</text:p>
              </table:table-cell>
              <table:table-cell office:value-type="float" office:value="0.08175">
                <text:p>0.08175</text:p>
              </table:table-cell>
              <table:table-cell office:value-type="float" office:value="0.07631">
                <text:p>0.076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052">
                <text:p>0.13052</text:p>
              </table:table-cell>
              <table:table-cell office:value-type="float" office:value="0.0909">
                <text:p>0.0909</text:p>
              </table:table-cell>
              <table:table-cell office:value-type="float" office:value="0.08612">
                <text:p>0.08612</text:p>
              </table:table-cell>
              <table:table-cell office:value-type="float" office:value="0.08287">
                <text:p>0.0828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4257">
                <text:p>0.14257</text:p>
              </table:table-cell>
              <table:table-cell office:value-type="float" office:value="0.10125">
                <text:p>0.10125</text:p>
              </table:table-cell>
              <table:table-cell office:value-type="float" office:value="0.09237">
                <text:p>0.09237</text:p>
              </table:table-cell>
              <table:table-cell office:value-type="float" office:value="0.0896500000000001">
                <text:p>0.0896500000000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60079207920792">
                <text:p>0.160079207920792</text:p>
              </table:table-cell>
              <table:table-cell office:value-type="float" office:value="0.108950495049505">
                <text:p>0.108950495049505</text:p>
              </table:table-cell>
              <table:table-cell office:value-type="float" office:value="0.103514851485149">
                <text:p>0.103514851485149</text:p>
              </table:table-cell>
              <table:table-cell office:value-type="float" office:value="0.0986336633663366">
                <text:p>0.098633663366336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7457">
                <text:p>0.17457</text:p>
              </table:table-cell>
              <table:table-cell office:value-type="float" office:value="0.12089">
                <text:p>0.12089</text:p>
              </table:table-cell>
              <table:table-cell office:value-type="float" office:value="0.11217">
                <text:p>0.11217</text:p>
              </table:table-cell>
              <table:table-cell office:value-type="float" office:value="0.10851">
                <text:p>0.1085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8269">
                <text:p>0.18269</text:p>
              </table:table-cell>
              <table:table-cell office:value-type="float" office:value="0.12623">
                <text:p>0.12623</text:p>
              </table:table-cell>
              <table:table-cell office:value-type="float" office:value="0.11667">
                <text:p>0.11667</text:p>
              </table:table-cell>
              <table:table-cell office:value-type="float" office:value="0.11444">
                <text:p>0.1144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9368">
                <text:p>0.19368</text:p>
              </table:table-cell>
              <table:table-cell office:value-type="float" office:value="0.13174">
                <text:p>0.13174</text:p>
              </table:table-cell>
              <table:table-cell office:value-type="float" office:value="0.12509">
                <text:p>0.12509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076">
                <text:p>0.2076</text:p>
              </table:table-cell>
              <table:table-cell office:value-type="float" office:value="0.14225">
                <text:p>0.14225</text:p>
              </table:table-cell>
              <table:table-cell office:value-type="float" office:value="0.13338">
                <text:p>0.1333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3523">
                <text:p>0.23523</text:p>
              </table:table-cell>
              <table:table-cell office:value-type="float" office:value="0.15797">
                <text:p>0.15797</text:p>
              </table:table-cell>
              <table:table-cell office:value-type="float" office:value="0.14956">
                <text:p>0.14956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2571">
                <text:p>0.22571</text:p>
              </table:table-cell>
              <table:table-cell office:value-type="float" office:value="0.15603">
                <text:p>0.15603</text:p>
              </table:table-cell>
              <table:table-cell office:value-type="float" office:value="0.14679">
                <text:p>0.14679</text:p>
              </table:table-cell>
              <table:table-cell office:value-type="float" office:value="0.14321">
                <text:p>0.1432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24089">
                <text:p>0.24089</text:p>
              </table:table-cell>
              <table:table-cell office:value-type="float" office:value="0.16722">
                <text:p>0.16722</text:p>
              </table:table-cell>
              <table:table-cell office:value-type="float" office:value="0.15459">
                <text:p>0.15459</text:p>
              </table:table-cell>
              <table:table-cell office:value-type="float" office:value="0.14838">
                <text:p>0.148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5479">
                <text:p>0.25479</text:p>
              </table:table-cell>
              <table:table-cell office:value-type="float" office:value="0.17302">
                <text:p>0.17302</text:p>
              </table:table-cell>
              <table:table-cell office:value-type="float" office:value="0.16215">
                <text:p>0.16215</text:p>
              </table:table-cell>
              <table:table-cell office:value-type="float" office:value="0.15905">
                <text:p>0.1590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0153">
                <text:p>0.30153</text:p>
              </table:table-cell>
              <table:table-cell office:value-type="float" office:value="0.20918">
                <text:p>0.20918</text:p>
              </table:table-cell>
              <table:table-cell office:value-type="float" office:value="0.19424">
                <text:p>0.19424</text:p>
              </table:table-cell>
              <table:table-cell office:value-type="float" office:value="0.18578">
                <text:p>0.1857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8468">
                <text:p>0.28468</text:p>
              </table:table-cell>
              <table:table-cell office:value-type="float" office:value="0.19008">
                <text:p>0.19008</text:p>
              </table:table-cell>
              <table:table-cell office:value-type="float" office:value="0.17946">
                <text:p>0.17946</text:p>
              </table:table-cell>
              <table:table-cell office:value-type="float" office:value="0.16998">
                <text:p>0.1699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8985">
                <text:p>0.28985</text:p>
              </table:table-cell>
              <table:table-cell office:value-type="float" office:value="0.19604">
                <text:p>0.19604</text:p>
              </table:table-cell>
              <table:table-cell office:value-type="float" office:value="0.18303">
                <text:p>0.18303</text:p>
              </table:table-cell>
              <table:table-cell office:value-type="float" office:value="0.17696">
                <text:p>0.1769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30077">
                <text:p>0.30077</text:p>
              </table:table-cell>
              <table:table-cell office:value-type="float" office:value="0.20326">
                <text:p>0.20326</text:p>
              </table:table-cell>
              <table:table-cell office:value-type="float" office:value="0.19255">
                <text:p>0.19255</text:p>
              </table:table-cell>
              <table:table-cell office:value-type="float" office:value="0.18961">
                <text:p>0.1896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31933">
                <text:p>0.31933</text:p>
              </table:table-cell>
              <table:table-cell office:value-type="float" office:value="0.21291">
                <text:p>0.21291</text:p>
              </table:table-cell>
              <table:table-cell office:value-type="float" office:value="0.20017">
                <text:p>0.20017</text:p>
              </table:table-cell>
              <table:table-cell office:value-type="float" office:value="0.19284">
                <text:p>0.1928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33065">
                <text:p>0.33065</text:p>
              </table:table-cell>
              <table:table-cell office:value-type="float" office:value="0.22086">
                <text:p>0.22086</text:p>
              </table:table-cell>
              <table:table-cell office:value-type="float" office:value="0.20709">
                <text:p>0.20709</text:p>
              </table:table-cell>
              <table:table-cell office:value-type="float" office:value="0.19946">
                <text:p>0.1994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34063">
                <text:p>0.34063</text:p>
              </table:table-cell>
              <table:table-cell office:value-type="float" office:value="0.23244">
                <text:p>0.23244</text:p>
              </table:table-cell>
              <table:table-cell office:value-type="float" office:value="0.21368">
                <text:p>0.21368</text:p>
              </table:table-cell>
              <table:table-cell office:value-type="float" office:value="0.20912">
                <text:p>0.2091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35805">
                <text:p>0.35805</text:p>
              </table:table-cell>
              <table:table-cell office:value-type="float" office:value="0.23988">
                <text:p>0.23988</text:p>
              </table:table-cell>
              <table:table-cell office:value-type="float" office:value="0.2267">
                <text:p>0.2267</text:p>
              </table:table-cell>
              <table:table-cell office:value-type="float" office:value="0.21466">
                <text:p>0.214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37082">
                <text:p>0.37082</text:p>
              </table:table-cell>
              <table:table-cell office:value-type="float" office:value="0.25142">
                <text:p>0.25142</text:p>
              </table:table-cell>
              <table:table-cell office:value-type="float" office:value="0.2353">
                <text:p>0.2353</text:p>
              </table:table-cell>
              <table:table-cell office:value-type="float" office:value="0.22479">
                <text:p>0.224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691">
                <text:p>0.37691</text:p>
              </table:table-cell>
              <table:table-cell office:value-type="float" office:value="0.254">
                <text:p>0.254</text:p>
              </table:table-cell>
              <table:table-cell office:value-type="float" office:value="0.23285">
                <text:p>0.23285</text:p>
              </table:table-cell>
              <table:table-cell office:value-type="float" office:value="0.22964">
                <text:p>0.2296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39347">
                <text:p>0.39347</text:p>
              </table:table-cell>
              <table:table-cell office:value-type="float" office:value="0.27098">
                <text:p>0.27098</text:p>
              </table:table-cell>
              <table:table-cell office:value-type="float" office:value="0.24676">
                <text:p>0.24676</text:p>
              </table:table-cell>
              <table:table-cell office:value-type="float" office:value="0.24022">
                <text:p>0.2402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4041">
                <text:p>0.4041</text:p>
              </table:table-cell>
              <table:table-cell office:value-type="float" office:value="0.27288">
                <text:p>0.27288</text:p>
              </table:table-cell>
              <table:table-cell office:value-type="float" office:value="0.26237">
                <text:p>0.26237</text:p>
              </table:table-cell>
              <table:table-cell office:value-type="float" office:value="0.24516">
                <text:p>0.2451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4113">
                <text:p>0.4113</text:p>
              </table:table-cell>
              <table:table-cell office:value-type="float" office:value="0.28208">
                <text:p>0.28208</text:p>
              </table:table-cell>
              <table:table-cell office:value-type="float" office:value="0.25919">
                <text:p>0.25919</text:p>
              </table:table-cell>
              <table:table-cell office:value-type="float" office:value="0.24723">
                <text:p>0.2472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42079">
                <text:p>0.42079</text:p>
              </table:table-cell>
              <table:table-cell office:value-type="float" office:value="0.28883">
                <text:p>0.28883</text:p>
              </table:table-cell>
              <table:table-cell office:value-type="float" office:value="0.27182">
                <text:p>0.27182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43757">
                <text:p>0.43757</text:p>
              </table:table-cell>
              <table:table-cell office:value-type="float" office:value="0.29704">
                <text:p>0.29704</text:p>
              </table:table-cell>
              <table:table-cell office:value-type="float" office:value="0.27377">
                <text:p>0.27377</text:p>
              </table:table-cell>
              <table:table-cell office:value-type="float" office:value="0.26832">
                <text:p>0.2683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45981">
                <text:p>0.45981</text:p>
              </table:table-cell>
              <table:table-cell office:value-type="float" office:value="0.30312">
                <text:p>0.30312</text:p>
              </table:table-cell>
              <table:table-cell office:value-type="float" office:value="0.28977">
                <text:p>0.28977</text:p>
              </table:table-cell>
              <table:table-cell office:value-type="float" office:value="0.27825">
                <text:p>0.2782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46002">
                <text:p>0.46002</text:p>
              </table:table-cell>
              <table:table-cell office:value-type="float" office:value="0.30873">
                <text:p>0.30873</text:p>
              </table:table-cell>
              <table:table-cell office:value-type="float" office:value="0.28933">
                <text:p>0.28933</text:p>
              </table:table-cell>
              <table:table-cell office:value-type="float" office:value="0.28224">
                <text:p>0.282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7574">
                <text:p>0.47574</text:p>
              </table:table-cell>
              <table:table-cell office:value-type="float" office:value="0.32871">
                <text:p>0.32871</text:p>
              </table:table-cell>
              <table:table-cell office:value-type="float" office:value="0.30196">
                <text:p>0.30196</text:p>
              </table:table-cell>
              <table:table-cell office:value-type="float" office:value="0.28997">
                <text:p>0.2899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50089">
                <text:p>0.50089</text:p>
              </table:table-cell>
              <table:table-cell office:value-type="float" office:value="0.32618">
                <text:p>0.32618</text:p>
              </table:table-cell>
              <table:table-cell office:value-type="float" office:value="0.30539">
                <text:p>0.30539</text:p>
              </table:table-cell>
              <table:table-cell office:value-type="float" office:value="0.29703">
                <text:p>0.297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111">
                <text:p>0.5111</text:p>
              </table:table-cell>
              <table:table-cell office:value-type="float" office:value="0.34099">
                <text:p>0.34099</text:p>
              </table:table-cell>
              <table:table-cell office:value-type="float" office:value="0.31797">
                <text:p>0.31797</text:p>
              </table:table-cell>
              <table:table-cell office:value-type="float" office:value="0.30535">
                <text:p>0.3053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3182">
                <text:p>0.53182</text:p>
              </table:table-cell>
              <table:table-cell office:value-type="float" office:value="0.35318">
                <text:p>0.35318</text:p>
              </table:table-cell>
              <table:table-cell office:value-type="float" office:value="0.33232">
                <text:p>0.33232</text:p>
              </table:table-cell>
              <table:table-cell office:value-type="float" office:value="0.32306">
                <text:p>0.3230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55215">
                <text:p>0.55215</text:p>
              </table:table-cell>
              <table:table-cell office:value-type="float" office:value="0.36663">
                <text:p>0.36663</text:p>
              </table:table-cell>
              <table:table-cell office:value-type="float" office:value="0.34144">
                <text:p>0.34144</text:p>
              </table:table-cell>
              <table:table-cell office:value-type="float" office:value="0.33161">
                <text:p>0.3316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55589">
                <text:p>0.55589</text:p>
              </table:table-cell>
              <table:table-cell office:value-type="float" office:value="0.36542">
                <text:p>0.36542</text:p>
              </table:table-cell>
              <table:table-cell office:value-type="float" office:value="0.33724">
                <text:p>0.33724</text:p>
              </table:table-cell>
              <table:table-cell office:value-type="float" office:value="0.33314">
                <text:p>0.3331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59033">
                <text:p>0.59033</text:p>
              </table:table-cell>
              <table:table-cell office:value-type="float" office:value="0.38284">
                <text:p>0.38284</text:p>
              </table:table-cell>
              <table:table-cell office:value-type="float" office:value="0.35708">
                <text:p>0.35708</text:p>
              </table:table-cell>
              <table:table-cell office:value-type="float" office:value="0.35205">
                <text:p>0.3520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59259">
                <text:p>0.59259</text:p>
              </table:table-cell>
              <table:table-cell office:value-type="float" office:value="0.39098">
                <text:p>0.39098</text:p>
              </table:table-cell>
              <table:table-cell office:value-type="float" office:value="0.36105">
                <text:p>0.36105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59458">
                <text:p>0.59458</text:p>
              </table:table-cell>
              <table:table-cell office:value-type="float" office:value="0.3862">
                <text:p>0.3862</text:p>
              </table:table-cell>
              <table:table-cell office:value-type="float" office:value="0.36432">
                <text:p>0.36432</text:p>
              </table:table-cell>
              <table:table-cell office:value-type="float" office:value="0.34884">
                <text:p>0.3488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59979">
                <text:p>0.59979</text:p>
              </table:table-cell>
              <table:table-cell office:value-type="float" office:value="0.40041">
                <text:p>0.40041</text:p>
              </table:table-cell>
              <table:table-cell office:value-type="float" office:value="0.36866">
                <text:p>0.36866</text:p>
              </table:table-cell>
              <table:table-cell office:value-type="float" office:value="0.35428">
                <text:p>0.3542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61793">
                <text:p>0.61793</text:p>
              </table:table-cell>
              <table:table-cell office:value-type="float" office:value="0.40443">
                <text:p>0.40443</text:p>
              </table:table-cell>
              <table:table-cell office:value-type="float" office:value="0.38149">
                <text:p>0.38149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63384">
                <text:p>0.63384</text:p>
              </table:table-cell>
              <table:table-cell office:value-type="float" office:value="0.42736">
                <text:p>0.42736</text:p>
              </table:table-cell>
              <table:table-cell office:value-type="float" office:value="0.38597">
                <text:p>0.38597</text:p>
              </table:table-cell>
              <table:table-cell office:value-type="float" office:value="0.37909">
                <text:p>0.379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366">
                <text:p>0.6366</text:p>
              </table:table-cell>
              <table:table-cell office:value-type="float" office:value="0.42289">
                <text:p>0.42289</text:p>
              </table:table-cell>
              <table:table-cell office:value-type="float" office:value="0.39221">
                <text:p>0.39221</text:p>
              </table:table-cell>
              <table:table-cell office:value-type="float" office:value="0.37327">
                <text:p>0.3732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66071">
                <text:p>0.66071</text:p>
              </table:table-cell>
              <table:table-cell office:value-type="float" office:value="0.42884">
                <text:p>0.42884</text:p>
              </table:table-cell>
              <table:table-cell office:value-type="float" office:value="0.39705">
                <text:p>0.39705</text:p>
              </table:table-cell>
              <table:table-cell office:value-type="float" office:value="0.38867">
                <text:p>0.3886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66584">
                <text:p>0.66584</text:p>
              </table:table-cell>
              <table:table-cell office:value-type="float" office:value="0.43621">
                <text:p>0.43621</text:p>
              </table:table-cell>
              <table:table-cell office:value-type="float" office:value="0.39872">
                <text:p>0.39872</text:p>
              </table:table-cell>
              <table:table-cell office:value-type="float" office:value="0.39826">
                <text:p>0.3982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67568">
                <text:p>0.67568</text:p>
              </table:table-cell>
              <table:table-cell office:value-type="float" office:value="0.44091">
                <text:p>0.44091</text:p>
              </table:table-cell>
              <table:table-cell office:value-type="float" office:value="0.41706">
                <text:p>0.41706</text:p>
              </table:table-cell>
              <table:table-cell office:value-type="float" office:value="0.39918">
                <text:p>0.3991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6906">
                <text:p>0.6906</text:p>
              </table:table-cell>
              <table:table-cell office:value-type="float" office:value="0.4463">
                <text:p>0.4463</text:p>
              </table:table-cell>
              <table:table-cell office:value-type="float" office:value="0.42131">
                <text:p>0.42131</text:p>
              </table:table-cell>
              <table:table-cell office:value-type="float" office:value="0.40525">
                <text:p>0.4052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68313">
                <text:p>0.68313</text:p>
              </table:table-cell>
              <table:table-cell office:value-type="float" office:value="0.46221">
                <text:p>0.46221</text:p>
              </table:table-cell>
              <table:table-cell office:value-type="float" office:value="0.42274">
                <text:p>0.42274</text:p>
              </table:table-cell>
              <table:table-cell office:value-type="float" office:value="0.40887">
                <text:p>0.4088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72602">
                <text:p>0.72602</text:p>
              </table:table-cell>
              <table:table-cell office:value-type="float" office:value="0.46718">
                <text:p>0.46718</text:p>
              </table:table-cell>
              <table:table-cell office:value-type="float" office:value="0.43685">
                <text:p>0.43685</text:p>
              </table:table-cell>
              <table:table-cell office:value-type="float" office:value="0.42298">
                <text:p>0.4229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71462">
                <text:p>0.71462</text:p>
              </table:table-cell>
              <table:table-cell office:value-type="float" office:value="0.47152">
                <text:p>0.47152</text:p>
              </table:table-cell>
              <table:table-cell office:value-type="float" office:value="0.4429">
                <text:p>0.4429</text:p>
              </table:table-cell>
              <table:table-cell office:value-type="float" office:value="0.4221">
                <text:p>0.422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74521">
                <text:p>0.74521</text:p>
              </table:table-cell>
              <table:table-cell office:value-type="float" office:value="0.4943">
                <text:p>0.4943</text:p>
              </table:table-cell>
              <table:table-cell office:value-type="float" office:value="0.45148">
                <text:p>0.45148</text:p>
              </table:table-cell>
              <table:table-cell office:value-type="float" office:value="0.44082">
                <text:p>0.4408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75975">
                <text:p>0.75975</text:p>
              </table:table-cell>
              <table:table-cell office:value-type="float" office:value="0.49314">
                <text:p>0.49314</text:p>
              </table:table-cell>
              <table:table-cell office:value-type="float" office:value="0.45913">
                <text:p>0.45913</text:p>
              </table:table-cell>
              <table:table-cell office:value-type="float" office:value="0.44642">
                <text:p>0.446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77791">
                <text:p>0.77791</text:p>
              </table:table-cell>
              <table:table-cell office:value-type="float" office:value="0.51257">
                <text:p>0.51257</text:p>
              </table:table-cell>
              <table:table-cell office:value-type="float" office:value="0.48214">
                <text:p>0.48214</text:p>
              </table:table-cell>
              <table:table-cell office:value-type="float" office:value="0.46312">
                <text:p>0.4631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7841">
                <text:p>0.7841</text:p>
              </table:table-cell>
              <table:table-cell office:value-type="float" office:value="0.51456">
                <text:p>0.51456</text:p>
              </table:table-cell>
              <table:table-cell office:value-type="float" office:value="0.47801">
                <text:p>0.47801</text:p>
              </table:table-cell>
              <table:table-cell office:value-type="float" office:value="0.46304">
                <text:p>0.4630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782950000000001">
                <text:p>0.782950000000001</text:p>
              </table:table-cell>
              <table:table-cell office:value-type="float" office:value="0.52034">
                <text:p>0.52034</text:p>
              </table:table-cell>
              <table:table-cell office:value-type="float" office:value="0.48555">
                <text:p>0.48555</text:p>
              </table:table-cell>
              <table:table-cell office:value-type="float" office:value="0.46077">
                <text:p>0.4607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80072">
                <text:p>0.80072</text:p>
              </table:table-cell>
              <table:table-cell office:value-type="float" office:value="0.52969">
                <text:p>0.52969</text:p>
              </table:table-cell>
              <table:table-cell office:value-type="float" office:value="0.48539">
                <text:p>0.48539</text:p>
              </table:table-cell>
              <table:table-cell office:value-type="float" office:value="0.46919">
                <text:p>0.469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81096">
                <text:p>0.81096</text:p>
              </table:table-cell>
              <table:table-cell office:value-type="float" office:value="0.54335">
                <text:p>0.54335</text:p>
              </table:table-cell>
              <table:table-cell office:value-type="float" office:value="0.49571">
                <text:p>0.49571</text:p>
              </table:table-cell>
              <table:table-cell office:value-type="float" office:value="0.48816">
                <text:p>0.4881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82005">
                <text:p>0.82005</text:p>
              </table:table-cell>
              <table:table-cell office:value-type="float" office:value="0.52791">
                <text:p>0.52791</text:p>
              </table:table-cell>
              <table:table-cell office:value-type="float" office:value="0.49913">
                <text:p>0.49913</text:p>
              </table:table-cell>
              <table:table-cell office:value-type="float" office:value="0.48236">
                <text:p>0.4823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84983">
                <text:p>0.84983</text:p>
              </table:table-cell>
              <table:table-cell office:value-type="float" office:value="0.55473">
                <text:p>0.55473</text:p>
              </table:table-cell>
              <table:table-cell office:value-type="float" office:value="0.50526">
                <text:p>0.50526</text:p>
              </table:table-cell>
              <table:table-cell office:value-type="float" office:value="0.49355">
                <text:p>0.4935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90724">
                <text:p>0.90724</text:p>
              </table:table-cell>
              <table:table-cell office:value-type="float" office:value="0.57615">
                <text:p>0.57615</text:p>
              </table:table-cell>
              <table:table-cell office:value-type="float" office:value="0.54762">
                <text:p>0.54762</text:p>
              </table:table-cell>
              <table:table-cell office:value-type="float" office:value="0.53077">
                <text:p>0.5307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92963">
                <text:p>0.92963</text:p>
              </table:table-cell>
              <table:table-cell office:value-type="float" office:value="0.61751">
                <text:p>0.61751</text:p>
              </table:table-cell>
              <table:table-cell office:value-type="float" office:value="0.57725">
                <text:p>0.57725</text:p>
              </table:table-cell>
              <table:table-cell office:value-type="float" office:value="0.56487">
                <text:p>0.5648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98037">
                <text:p>0.98037</text:p>
              </table:table-cell>
              <table:table-cell office:value-type="float" office:value="0.64053">
                <text:p>0.64053</text:p>
              </table:table-cell>
              <table:table-cell office:value-type="float" office:value="0.60438">
                <text:p>0.60438</text:p>
              </table:table-cell>
              <table:table-cell office:value-type="float" office:value="0.58301">
                <text:p>0.583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8463">
                <text:p>0.98463</text:p>
              </table:table-cell>
              <table:table-cell office:value-type="float" office:value="0.63209">
                <text:p>0.63209</text:p>
              </table:table-cell>
              <table:table-cell office:value-type="float" office:value="0.58542">
                <text:p>0.58542</text:p>
              </table:table-cell>
              <table:table-cell office:value-type="float" office:value="0.58107">
                <text:p>0.5810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.01354">
                <text:p>1.01354</text:p>
              </table:table-cell>
              <table:table-cell office:value-type="float" office:value="0.64475">
                <text:p>0.64475</text:p>
              </table:table-cell>
              <table:table-cell office:value-type="float" office:value="0.61612">
                <text:p>0.61612</text:p>
              </table:table-cell>
              <table:table-cell office:value-type="float" office:value="0.59251">
                <text:p>0.5925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94082">
                <text:p>0.94082</text:p>
              </table:table-cell>
              <table:table-cell office:value-type="float" office:value="0.59978">
                <text:p>0.59978</text:p>
              </table:table-cell>
              <table:table-cell office:value-type="float" office:value="0.56734">
                <text:p>0.56734</text:p>
              </table:table-cell>
              <table:table-cell office:value-type="float" office:value="0.54736">
                <text:p>0.547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.00354">
                <text:p>1.00354</text:p>
              </table:table-cell>
              <table:table-cell office:value-type="float" office:value="0.65555">
                <text:p>0.65555</text:p>
              </table:table-cell>
              <table:table-cell office:value-type="float" office:value="0.6176">
                <text:p>0.6176</text:p>
              </table:table-cell>
              <table:table-cell office:value-type="float" office:value="0.59635">
                <text:p>0.5963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96809">
                <text:p>0.96809</text:p>
              </table:table-cell>
              <table:table-cell office:value-type="float" office:value="0.62682">
                <text:p>0.62682</text:p>
              </table:table-cell>
              <table:table-cell office:value-type="float" office:value="0.59891">
                <text:p>0.59891</text:p>
              </table:table-cell>
              <table:table-cell office:value-type="float" office:value="0.57912">
                <text:p>0.5791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02858">
                <text:p>1.02858</text:p>
              </table:table-cell>
              <table:table-cell office:value-type="float" office:value="0.68148">
                <text:p>0.68148</text:p>
              </table:table-cell>
              <table:table-cell office:value-type="float" office:value="0.62976">
                <text:p>0.62976</text:p>
              </table:table-cell>
              <table:table-cell office:value-type="float" office:value="0.60548">
                <text:p>0.6054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8573">
                <text:p>0.98573</text:p>
              </table:table-cell>
              <table:table-cell office:value-type="float" office:value="0.6475">
                <text:p>0.6475</text:p>
              </table:table-cell>
              <table:table-cell office:value-type="float" office:value="0.59128">
                <text:p>0.59128</text:p>
              </table:table-cell>
              <table:table-cell office:value-type="float" office:value="0.57659">
                <text:p>0.5765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99369">
                <text:p>0.99369</text:p>
              </table:table-cell>
              <table:table-cell office:value-type="float" office:value="0.64582">
                <text:p>0.64582</text:p>
              </table:table-cell>
              <table:table-cell office:value-type="float" office:value="0.59765">
                <text:p>0.59765</text:p>
              </table:table-cell>
              <table:table-cell office:value-type="float" office:value="0.57811">
                <text:p>0.5781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99921">
                <text:p>0.99921</text:p>
              </table:table-cell>
              <table:table-cell office:value-type="float" office:value="0.63163">
                <text:p>0.63163</text:p>
              </table:table-cell>
              <table:table-cell office:value-type="float" office:value="0.5976">
                <text:p>0.5976</text:p>
              </table:table-cell>
              <table:table-cell office:value-type="float" office:value="0.58966">
                <text:p>0.5896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01733">
                <text:p>1.01733</text:p>
              </table:table-cell>
              <table:table-cell office:value-type="float" office:value="0.66346">
                <text:p>0.66346</text:p>
              </table:table-cell>
              <table:table-cell office:value-type="float" office:value="0.62557">
                <text:p>0.62557</text:p>
              </table:table-cell>
              <table:table-cell office:value-type="float" office:value="0.59411">
                <text:p>0.5941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3041">
                <text:p>1.03041</text:p>
              </table:table-cell>
              <table:table-cell office:value-type="float" office:value="0.6682">
                <text:p>0.6682</text:p>
              </table:table-cell>
              <table:table-cell office:value-type="float" office:value="0.63679">
                <text:p>0.63679</text:p>
              </table:table-cell>
              <table:table-cell office:value-type="float" office:value="0.60132">
                <text:p>0.6013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04654">
                <text:p>1.04654</text:p>
              </table:table-cell>
              <table:table-cell office:value-type="float" office:value="0.66019">
                <text:p>0.66019</text:p>
              </table:table-cell>
              <table:table-cell office:value-type="float" office:value="0.63286">
                <text:p>0.63286</text:p>
              </table:table-cell>
              <table:table-cell office:value-type="float" office:value="0.60752">
                <text:p>0.6075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04353">
                <text:p>1.04353</text:p>
              </table:table-cell>
              <table:table-cell office:value-type="float" office:value="0.66796">
                <text:p>0.66796</text:p>
              </table:table-cell>
              <table:table-cell office:value-type="float" office:value="0.65423">
                <text:p>0.65423</text:p>
              </table:table-cell>
              <table:table-cell office:value-type="float" office:value="0.60916">
                <text:p>0.6091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09224">
                <text:p>1.09224</text:p>
              </table:table-cell>
              <table:table-cell office:value-type="float" office:value="0.69149">
                <text:p>0.69149</text:p>
              </table:table-cell>
              <table:table-cell office:value-type="float" office:value="0.67648">
                <text:p>0.67648</text:p>
              </table:table-cell>
              <table:table-cell office:value-type="float" office:value="0.65117">
                <text:p>0.6511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18581">
                <text:p>1.18581</text:p>
              </table:table-cell>
              <table:table-cell office:value-type="float" office:value="0.77389">
                <text:p>0.77389</text:p>
              </table:table-cell>
              <table:table-cell office:value-type="float" office:value="0.71541">
                <text:p>0.71541</text:p>
              </table:table-cell>
              <table:table-cell office:value-type="float" office:value="0.69997">
                <text:p>0.699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09799">
                <text:p>1.09799</text:p>
              </table:table-cell>
              <table:table-cell office:value-type="float" office:value="0.71744">
                <text:p>0.71744</text:p>
              </table:table-cell>
              <table:table-cell office:value-type="float" office:value="0.66934">
                <text:p>0.66934</text:p>
              </table:table-cell>
              <table:table-cell office:value-type="float" office:value="0.64132">
                <text:p>0.6413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19927">
                <text:p>1.19927</text:p>
              </table:table-cell>
              <table:table-cell office:value-type="float" office:value="0.77791">
                <text:p>0.77791</text:p>
              </table:table-cell>
              <table:table-cell office:value-type="float" office:value="0.71175">
                <text:p>0.71175</text:p>
              </table:table-cell>
              <table:table-cell office:value-type="float" office:value="0.69293">
                <text:p>0.6929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.13043">
                <text:p>1.13043</text:p>
              </table:table-cell>
              <table:table-cell office:value-type="float" office:value="0.74212">
                <text:p>0.74212</text:p>
              </table:table-cell>
              <table:table-cell office:value-type="float" office:value="0.68812">
                <text:p>0.68812</text:p>
              </table:table-cell>
              <table:table-cell office:value-type="float" office:value="0.65634">
                <text:p>0.6563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.13698">
                <text:p>1.13698</text:p>
              </table:table-cell>
              <table:table-cell office:value-type="float" office:value="0.74117">
                <text:p>0.74117</text:p>
              </table:table-cell>
              <table:table-cell office:value-type="float" office:value="0.69225">
                <text:p>0.69225</text:p>
              </table:table-cell>
              <table:table-cell office:value-type="float" office:value="0.66862">
                <text:p>0.6686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16485">
                <text:p>1.16485</text:p>
              </table:table-cell>
              <table:table-cell office:value-type="float" office:value="0.75707">
                <text:p>0.75707</text:p>
              </table:table-cell>
              <table:table-cell office:value-type="float" office:value="0.71396">
                <text:p>0.71396</text:p>
              </table:table-cell>
              <table:table-cell office:value-type="float" office:value="0.68529">
                <text:p>0.6852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19966">
                <text:p>1.19966</text:p>
              </table:table-cell>
              <table:table-cell office:value-type="float" office:value="0.78925">
                <text:p>0.78925</text:p>
              </table:table-cell>
              <table:table-cell office:value-type="float" office:value="0.740149999999999">
                <text:p>0.740149999999999</text:p>
              </table:table-cell>
              <table:table-cell office:value-type="float" office:value="0.70784">
                <text:p>0.7078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.14796">
                <text:p>1.14796</text:p>
              </table:table-cell>
              <table:table-cell office:value-type="float" office:value="0.74553">
                <text:p>0.74553</text:p>
              </table:table-cell>
              <table:table-cell office:value-type="float" office:value="0.69701">
                <text:p>0.69701</text:p>
              </table:table-cell>
              <table:table-cell office:value-type="float" office:value="0.67087">
                <text:p>0.6708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.14355">
                <text:p>1.14355</text:p>
              </table:table-cell>
              <table:table-cell office:value-type="float" office:value="0.75246">
                <text:p>0.75246</text:p>
              </table:table-cell>
              <table:table-cell office:value-type="float" office:value="0.69051">
                <text:p>0.69051</text:p>
              </table:table-cell>
              <table:table-cell office:value-type="float" office:value="0.67135">
                <text:p>0.6713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27437">
                <text:p>1.27437</text:p>
              </table:table-cell>
              <table:table-cell office:value-type="float" office:value="0.8331">
                <text:p>0.8331</text:p>
              </table:table-cell>
              <table:table-cell office:value-type="float" office:value="0.76432">
                <text:p>0.76432</text:p>
              </table:table-cell>
              <table:table-cell office:value-type="float" office:value="0.74424">
                <text:p>0.7442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22651">
                <text:p>1.22651</text:p>
              </table:table-cell>
              <table:table-cell office:value-type="float" office:value="0.80554">
                <text:p>0.80554</text:p>
              </table:table-cell>
              <table:table-cell office:value-type="float" office:value="0.75638">
                <text:p>0.75638</text:p>
              </table:table-cell>
              <table:table-cell office:value-type="float" office:value="0.72834">
                <text:p>0.7283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20938">
                <text:p>1.20938</text:p>
              </table:table-cell>
              <table:table-cell office:value-type="float" office:value="0.78003">
                <text:p>0.78003</text:p>
              </table:table-cell>
              <table:table-cell office:value-type="float" office:value="0.729009999999999">
                <text:p>0.729009999999999</text:p>
              </table:table-cell>
              <table:table-cell office:value-type="float" office:value="0.71145">
                <text:p>0.7114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21096">
                <text:p>1.21096</text:p>
              </table:table-cell>
              <table:table-cell office:value-type="float" office:value="0.79773">
                <text:p>0.79773</text:p>
              </table:table-cell>
              <table:table-cell office:value-type="float" office:value="0.73125">
                <text:p>0.73125</text:p>
              </table:table-cell>
              <table:table-cell office:value-type="float" office:value="0.724660000000001">
                <text:p>0.72466000000000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.21816">
                <text:p>1.21816</text:p>
              </table:table-cell>
              <table:table-cell office:value-type="float" office:value="0.79989">
                <text:p>0.79989</text:p>
              </table:table-cell>
              <table:table-cell office:value-type="float" office:value="0.74592">
                <text:p>0.74592</text:p>
              </table:table-cell>
              <table:table-cell office:value-type="float" office:value="0.71779">
                <text:p>0.71779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29753">
                <text:p>1.29753</text:p>
              </table:table-cell>
              <table:table-cell office:value-type="float" office:value="0.84177">
                <text:p>0.84177</text:p>
              </table:table-cell>
              <table:table-cell office:value-type="float" office:value="0.77248">
                <text:p>0.77248</text:p>
              </table:table-cell>
              <table:table-cell office:value-type="float" office:value="0.74872">
                <text:p>0.7487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25404">
                <text:p>1.25404</text:p>
              </table:table-cell>
              <table:table-cell office:value-type="float" office:value="0.81591">
                <text:p>0.81591</text:p>
              </table:table-cell>
              <table:table-cell office:value-type="float" office:value="0.76828">
                <text:p>0.76828</text:p>
              </table:table-cell>
              <table:table-cell office:value-type="float" office:value="0.73442">
                <text:p>0.734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8522">
                <text:p>1.28522</text:p>
              </table:table-cell>
              <table:table-cell office:value-type="float" office:value="0.84388">
                <text:p>0.84388</text:p>
              </table:table-cell>
              <table:table-cell office:value-type="float" office:value="0.79379">
                <text:p>0.79379</text:p>
              </table:table-cell>
              <table:table-cell office:value-type="float" office:value="0.74828">
                <text:p>0.74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